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 table:number-rows-repeated="37">
          <table:table-cell table:number-columns-repeated="5"/>
        </table:table-row>
        <table:table-row table:style-name="ro1">
          <table:table-cell office:value-type="float" office:value="16156188" calcext:value-type="float">
            <text:p>16156188</text:p>
          </table:table-cell>
          <table:table-cell office:value-type="float" office:value="8552562" calcext:value-type="float">
            <text:p>8552562</text:p>
          </table:table-cell>
          <table:table-cell table:number-columns-repeated="3"/>
        </table:table-row>
        <table:table-row table:style-name="ro1">
          <table:table-cell office:value-type="float" office:value="66167615" calcext:value-type="float">
            <text:p>66167615</text:p>
          </table:table-cell>
          <table:table-cell office:value-type="float" office:value="8577018" calcext:value-type="float">
            <text:p>8577018</text:p>
          </table:table-cell>
          <table:table-cell table:number-columns-repeated="3"/>
        </table:table-row>
        <table:table-row table:style-name="ro1">
          <table:table-cell office:value-type="float" office:value="54803757" calcext:value-type="float">
            <text:p>54803757</text:p>
          </table:table-cell>
          <table:table-cell office:value-type="float" office:value="8528678" calcext:value-type="float">
            <text:p>8528678</text:p>
          </table:table-cell>
          <table:table-cell table:number-columns-repeated="3"/>
        </table:table-row>
        <table:table-row table:style-name="ro1">
          <table:table-cell office:value-type="float" office:value="37898008" calcext:value-type="float">
            <text:p>37898008</text:p>
          </table:table-cell>
          <table:table-cell office:value-type="float" office:value="8937908" calcext:value-type="float">
            <text:p>8937908</text:p>
          </table:table-cell>
          <table:table-cell table:number-columns-repeated="3"/>
        </table:table-row>
        <table:table-row table:style-name="ro1">
          <table:table-cell office:value-type="float" office:value="39209544" calcext:value-type="float">
            <text:p>39209544</text:p>
          </table:table-cell>
          <table:table-cell office:value-type="float" office:value="9974505" calcext:value-type="float">
            <text:p>9974505</text:p>
          </table:table-cell>
          <table:table-cell table:number-columns-repeated="3"/>
        </table:table-row>
        <table:table-row table:style-name="ro1">
          <table:table-cell office:value-type="float" office:value="64545405" calcext:value-type="float">
            <text:p>64545405</text:p>
          </table:table-cell>
          <table:table-cell office:value-type="float" office:value="6821802" calcext:value-type="float">
            <text:p>6821802</text:p>
          </table:table-cell>
          <table:table-cell table:number-columns-repeated="3"/>
        </table:table-row>
        <table:table-row table:style-name="ro1">
          <table:table-cell office:value-type="float" office:value="42483753" calcext:value-type="float">
            <text:p>42483753</text:p>
          </table:table-cell>
          <table:table-cell office:value-type="float" office:value="13883450" calcext:value-type="float">
            <text:p>13883450</text:p>
          </table:table-cell>
          <table:table-cell table:number-columns-repeated="3"/>
        </table:table-row>
        <table:table-row table:style-name="ro1">
          <table:table-cell office:value-type="float" office:value="68342687" calcext:value-type="float">
            <text:p>68342687</text:p>
          </table:table-cell>
          <table:table-cell office:value-type="float" office:value="9997472" calcext:value-type="float">
            <text:p>9997472</text:p>
          </table:table-cell>
          <table:table-cell table:number-columns-repeated="3"/>
        </table:table-row>
        <table:table-row table:style-name="ro1">
          <table:table-cell office:value-type="float" office:value="64775513" calcext:value-type="float">
            <text:p>64775513</text:p>
          </table:table-cell>
          <table:table-cell office:value-type="float" office:value="7813867" calcext:value-type="float">
            <text:p>7813867</text:p>
          </table:table-cell>
          <table:table-cell table:number-columns-repeated="3"/>
        </table:table-row>
        <table:table-row table:style-name="ro1">
          <table:table-cell office:value-type="float" office:value="67306805" calcext:value-type="float">
            <text:p>67306805</text:p>
          </table:table-cell>
          <table:table-cell office:value-type="float" office:value="9600629" calcext:value-type="float">
            <text:p>9600629</text:p>
          </table:table-cell>
          <table:table-cell table:number-columns-repeated="3"/>
        </table:table-row>
        <table:table-row table:style-name="ro1">
          <table:table-cell office:value-type="float" office:value="65290555" calcext:value-type="float">
            <text:p>65290555</text:p>
          </table:table-cell>
          <table:table-cell office:value-type="float" office:value="6880874" calcext:value-type="float">
            <text:p>6880874</text:p>
          </table:table-cell>
          <table:table-cell table:number-columns-repeated="3"/>
        </table:table-row>
        <table:table-row table:style-name="ro1">
          <table:table-cell office:value-type="float" office:value="65203018" calcext:value-type="float">
            <text:p>65203018</text:p>
          </table:table-cell>
          <table:table-cell office:value-type="float" office:value="9496675" calcext:value-type="float">
            <text:p>9496675</text:p>
          </table:table-cell>
          <table:table-cell table:number-columns-repeated="3"/>
        </table:table-row>
        <table:table-row table:style-name="ro1">
          <table:table-cell office:value-type="float" office:value="89200132" calcext:value-type="float">
            <text:p>89200132</text:p>
          </table:table-cell>
          <table:table-cell office:value-type="float" office:value="8525822" calcext:value-type="float">
            <text:p>8525822</text:p>
          </table:table-cell>
          <table:table-cell table:number-columns-repeated="3"/>
        </table:table-row>
        <table:table-row table:style-name="ro1">
          <table:table-cell office:value-type="float" office:value="66998871" calcext:value-type="float">
            <text:p>66998871</text:p>
          </table:table-cell>
          <table:table-cell office:value-type="float" office:value="10761414" calcext:value-type="float">
            <text:p>10761414</text:p>
          </table:table-cell>
          <table:table-cell table:number-columns-repeated="3"/>
        </table:table-row>
        <table:table-row table:style-name="ro1">
          <table:table-cell office:value-type="float" office:value="17362455" calcext:value-type="float">
            <text:p>17362455</text:p>
          </table:table-cell>
          <table:table-cell office:value-type="float" office:value="7489065" calcext:value-type="float">
            <text:p>7489065</text:p>
          </table:table-cell>
          <table:table-cell table:number-columns-repeated="3"/>
        </table:table-row>
        <table:table-row table:style-name="ro1">
          <table:table-cell office:value-type="float" office:value="38565907" calcext:value-type="float">
            <text:p>38565907</text:p>
          </table:table-cell>
          <table:table-cell office:value-type="float" office:value="8238909" calcext:value-type="float">
            <text:p>8238909</text:p>
          </table:table-cell>
          <table:table-cell table:number-columns-repeated="3"/>
        </table:table-row>
        <table:table-row table:style-name="ro1">
          <table:table-cell office:value-type="float" office:value="37836239" calcext:value-type="float">
            <text:p>37836239</text:p>
          </table:table-cell>
          <table:table-cell office:value-type="float" office:value="8676440" calcext:value-type="float">
            <text:p>8676440</text:p>
          </table:table-cell>
          <table:table-cell table:number-columns-repeated="3"/>
        </table:table-row>
        <table:table-row table:style-name="ro1">
          <table:table-cell office:value-type="float" office:value="66375840" calcext:value-type="float">
            <text:p>66375840</text:p>
          </table:table-cell>
          <table:table-cell office:value-type="float" office:value="7526038" calcext:value-type="float">
            <text:p>7526038</text:p>
          </table:table-cell>
          <table:table-cell table:number-columns-repeated="3"/>
        </table:table-row>
        <table:table-row table:style-name="ro1">
          <table:table-cell office:value-type="float" office:value="38615039" calcext:value-type="float">
            <text:p>38615039</text:p>
          </table:table-cell>
          <table:table-cell office:value-type="float" office:value="6788680" calcext:value-type="float">
            <text:p>6788680</text:p>
          </table:table-cell>
          <table:table-cell table:number-columns-repeated="3"/>
        </table:table-row>
        <table:table-row table:style-name="ro1">
          <table:table-cell office:value-type="float" office:value="16048676" calcext:value-type="float">
            <text:p>16048676</text:p>
          </table:table-cell>
          <table:table-cell office:value-type="float" office:value="8124322" calcext:value-type="float">
            <text:p>8124322</text:p>
          </table:table-cell>
          <table:table-cell table:number-columns-repeated="3"/>
        </table:table-row>
        <table:table-row table:style-name="ro1">
          <table:table-cell office:value-type="float" office:value="38165582" calcext:value-type="float">
            <text:p>38165582</text:p>
          </table:table-cell>
          <table:table-cell office:value-type="float" office:value="7912216" calcext:value-type="float">
            <text:p>7912216</text:p>
          </table:table-cell>
          <table:table-cell table:number-columns-repeated="3"/>
        </table:table-row>
        <table:table-row table:style-name="ro1">
          <table:table-cell office:value-type="float" office:value="66043484" calcext:value-type="float">
            <text:p>66043484</text:p>
          </table:table-cell>
          <table:table-cell office:value-type="float" office:value="6876829" calcext:value-type="float">
            <text:p>6876829</text:p>
          </table:table-cell>
          <table:table-cell table:number-columns-repeated="3"/>
        </table:table-row>
        <table:table-row table:style-name="ro1">
          <table:table-cell office:value-type="float" office:value="40537744" calcext:value-type="float">
            <text:p>40537744</text:p>
          </table:table-cell>
          <table:table-cell office:value-type="float" office:value="8332710" calcext:value-type="float">
            <text:p>8332710</text:p>
          </table:table-cell>
          <table:table-cell table:number-columns-repeated="3"/>
        </table:table-row>
        <table:table-row table:style-name="ro1">
          <table:table-cell office:value-type="float" office:value="68629425" calcext:value-type="float">
            <text:p>68629425</text:p>
          </table:table-cell>
          <table:table-cell office:value-type="float" office:value="15480568" calcext:value-type="float">
            <text:p>15480568</text:p>
          </table:table-cell>
          <table:table-cell table:number-columns-repeated="3"/>
        </table:table-row>
        <table:table-row table:style-name="ro1">
          <table:table-cell office:value-type="float" office:value="71497703" calcext:value-type="float">
            <text:p>71497703</text:p>
          </table:table-cell>
          <table:table-cell office:value-type="float" office:value="15530057" calcext:value-type="float">
            <text:p>15530057</text:p>
          </table:table-cell>
          <table:table-cell table:number-columns-repeated="3"/>
        </table:table-row>
        <table:table-row table:style-name="ro1">
          <table:table-cell office:value-type="float" office:value="68668207" calcext:value-type="float">
            <text:p>68668207</text:p>
          </table:table-cell>
          <table:table-cell office:value-type="float" office:value="18092260" calcext:value-type="float">
            <text:p>18092260</text:p>
          </table:table-cell>
          <table:table-cell table:number-columns-repeated="3"/>
        </table:table-row>
        <table:table-row table:style-name="ro1">
          <table:table-cell office:value-type="float" office:value="66937488" calcext:value-type="float">
            <text:p>66937488</text:p>
          </table:table-cell>
          <table:table-cell office:value-type="float" office:value="38380478" calcext:value-type="float">
            <text:p>38380478</text:p>
          </table:table-cell>
          <table:table-cell table:number-columns-repeated="3"/>
        </table:table-row>
        <table:table-row table:style-name="ro1">
          <table:table-cell office:value-type="float" office:value="68472356" calcext:value-type="float">
            <text:p>68472356</text:p>
          </table:table-cell>
          <table:table-cell office:value-type="float" office:value="14861632" calcext:value-type="float">
            <text:p>14861632</text:p>
          </table:table-cell>
          <table:table-cell table:number-columns-repeated="3"/>
        </table:table-row>
        <table:table-row table:style-name="ro1">
          <table:table-cell office:value-type="float" office:value="69512584" calcext:value-type="float">
            <text:p>69512584</text:p>
          </table:table-cell>
          <table:table-cell office:value-type="float" office:value="15845159" calcext:value-type="float">
            <text:p>15845159</text:p>
          </table:table-cell>
          <table:table-cell table:number-columns-repeated="3"/>
        </table:table-row>
        <table:table-row table:style-name="ro1">
          <table:table-cell office:value-type="float" office:value="44637913" calcext:value-type="float">
            <text:p>44637913</text:p>
          </table:table-cell>
          <table:table-cell office:value-type="float" office:value="16151706" calcext:value-type="float">
            <text:p>16151706</text:p>
          </table:table-cell>
          <table:table-cell table:number-columns-repeated="3"/>
        </table:table-row>
        <table:table-row table:style-name="ro1">
          <table:table-cell office:value-type="float" office:value="69990367" calcext:value-type="float">
            <text:p>69990367</text:p>
          </table:table-cell>
          <table:table-cell office:value-type="float" office:value="16185250" calcext:value-type="float">
            <text:p>16185250</text:p>
          </table:table-cell>
          <table:table-cell table:number-columns-repeated="3"/>
        </table:table-row>
        <table:table-row table:style-name="ro1">
          <table:table-cell office:value-type="float" office:value="69901979" calcext:value-type="float">
            <text:p>69901979</text:p>
          </table:table-cell>
          <table:table-cell office:value-type="float" office:value="15920141" calcext:value-type="float">
            <text:p>15920141</text:p>
          </table:table-cell>
          <table:table-cell table:number-columns-repeated="3"/>
        </table:table-row>
        <table:table-row table:style-name="ro1">
          <table:table-cell office:value-type="float" office:value="40629682" calcext:value-type="float">
            <text:p>40629682</text:p>
          </table:table-cell>
          <table:table-cell office:value-type="float" office:value="10146849" calcext:value-type="float">
            <text:p>10146849</text:p>
          </table:table-cell>
          <table:table-cell table:number-columns-repeated="3"/>
        </table:table-row>
        <table:table-row table:style-name="ro1">
          <table:table-cell office:value-type="float" office:value="18659551" calcext:value-type="float">
            <text:p>18659551</text:p>
          </table:table-cell>
          <table:table-cell office:value-type="float" office:value="9038219" calcext:value-type="float">
            <text:p>9038219</text:p>
          </table:table-cell>
          <table:table-cell table:number-columns-repeated="3"/>
        </table:table-row>
        <table:table-row table:style-name="ro1">
          <table:table-cell office:value-type="float" office:value="70868268" calcext:value-type="float">
            <text:p>70868268</text:p>
          </table:table-cell>
          <table:table-cell office:value-type="float" office:value="15478477" calcext:value-type="float">
            <text:p>15478477</text:p>
          </table:table-cell>
          <table:table-cell table:number-columns-repeated="3"/>
        </table:table-row>
        <table:table-row table:style-name="ro1">
          <table:table-cell office:value-type="float" office:value="68985662" calcext:value-type="float">
            <text:p>68985662</text:p>
          </table:table-cell>
          <table:table-cell office:value-type="float" office:value="15593495" calcext:value-type="float">
            <text:p>15593495</text:p>
          </table:table-cell>
          <table:table-cell table:number-columns-repeated="3"/>
        </table:table-row>
        <table:table-row table:style-name="ro1">
          <table:table-cell office:value-type="float" office:value="70659110" calcext:value-type="float">
            <text:p>70659110</text:p>
          </table:table-cell>
          <table:table-cell office:value-type="float" office:value="17937405" calcext:value-type="float">
            <text:p>17937405</text:p>
          </table:table-cell>
          <table:table-cell table:number-columns-repeated="3"/>
        </table:table-row>
        <table:table-row table:style-name="ro1">
          <table:table-cell office:value-type="float" office:value="40879880" calcext:value-type="float">
            <text:p>40879880</text:p>
          </table:table-cell>
          <table:table-cell office:value-type="float" office:value="12165280" calcext:value-type="float">
            <text:p>12165280</text:p>
          </table:table-cell>
          <table:table-cell table:number-columns-repeated="3"/>
        </table:table-row>
        <table:table-row table:style-name="ro1">
          <table:table-cell office:value-type="float" office:value="72478751" calcext:value-type="float">
            <text:p>72478751</text:p>
          </table:table-cell>
          <table:table-cell office:value-type="float" office:value="30608689" calcext:value-type="float">
            <text:p>30608689</text:p>
          </table:table-cell>
          <table:table-cell table:number-columns-repeated="3"/>
        </table:table-row>
        <table:table-row table:style-name="ro1">
          <table:table-cell office:value-type="float" office:value="19780821" calcext:value-type="float">
            <text:p>19780821</text:p>
          </table:table-cell>
          <table:table-cell office:value-type="float" office:value="7691949" calcext:value-type="float">
            <text:p>7691949</text:p>
          </table:table-cell>
          <table:table-cell table:number-columns-repeated="3"/>
        </table:table-row>
        <table:table-row table:style-name="ro1">
          <table:table-cell office:value-type="float" office:value="69088074" calcext:value-type="float">
            <text:p>69088074</text:p>
          </table:table-cell>
          <table:table-cell office:value-type="float" office:value="13765840" calcext:value-type="float">
            <text:p>13765840</text:p>
          </table:table-cell>
          <table:table-cell table:number-columns-repeated="3"/>
        </table:table-row>
        <table:table-row table:style-name="ro1">
          <table:table-cell office:value-type="float" office:value="41299529" calcext:value-type="float">
            <text:p>41299529</text:p>
          </table:table-cell>
          <table:table-cell office:value-type="float" office:value="12590866" calcext:value-type="float">
            <text:p>12590866</text:p>
          </table:table-cell>
          <table:table-cell table:number-columns-repeated="3"/>
        </table:table-row>
        <table:table-row table:style-name="ro1">
          <table:table-cell office:value-type="float" office:value="39471141" calcext:value-type="float">
            <text:p>39471141</text:p>
          </table:table-cell>
          <table:table-cell office:value-type="float" office:value="11600490" calcext:value-type="float">
            <text:p>11600490</text:p>
          </table:table-cell>
          <table:table-cell table:number-columns-repeated="3"/>
        </table:table-row>
        <table:table-row table:style-name="ro1">
          <table:table-cell office:value-type="float" office:value="69143609" calcext:value-type="float">
            <text:p>69143609</text:p>
          </table:table-cell>
          <table:table-cell office:value-type="float" office:value="14702146" calcext:value-type="float">
            <text:p>14702146</text:p>
          </table:table-cell>
          <table:table-cell table:number-columns-repeated="3"/>
        </table:table-row>
        <table:table-row table:style-name="ro1">
          <table:table-cell office:value-type="float" office:value="18191539" calcext:value-type="float">
            <text:p>18191539</text:p>
          </table:table-cell>
          <table:table-cell office:value-type="float" office:value="8573488" calcext:value-type="float">
            <text:p>8573488</text:p>
          </table:table-cell>
          <table:table-cell table:number-columns-repeated="3"/>
        </table:table-row>
        <table:table-row table:style-name="ro1">
          <table:table-cell office:value-type="float" office:value="19889471" calcext:value-type="float">
            <text:p>19889471</text:p>
          </table:table-cell>
          <table:table-cell office:value-type="float" office:value="8222106" calcext:value-type="float">
            <text:p>8222106</text:p>
          </table:table-cell>
          <table:table-cell table:number-columns-repeated="3"/>
        </table:table-row>
        <table:table-row table:style-name="ro1">
          <table:table-cell office:value-type="float" office:value="68988200" calcext:value-type="float">
            <text:p>68988200</text:p>
          </table:table-cell>
          <table:table-cell office:value-type="float" office:value="16211409" calcext:value-type="float">
            <text:p>16211409</text:p>
          </table:table-cell>
          <table:table-cell table:number-columns-repeated="3"/>
        </table:table-row>
        <table:table-row table:style-name="ro1">
          <table:table-cell office:value-type="float" office:value="19880579" calcext:value-type="float">
            <text:p>19880579</text:p>
          </table:table-cell>
          <table:table-cell office:value-type="float" office:value="9048410" calcext:value-type="float">
            <text:p>9048410</text:p>
          </table:table-cell>
          <table:table-cell table:number-columns-repeated="3"/>
        </table:table-row>
        <table:table-row table:style-name="ro1">
          <table:table-cell office:value-type="float" office:value="18894744" calcext:value-type="float">
            <text:p>18894744</text:p>
          </table:table-cell>
          <table:table-cell office:value-type="float" office:value="8072427" calcext:value-type="float">
            <text:p>8072427</text:p>
          </table:table-cell>
          <table:table-cell table:number-columns-repeated="3"/>
        </table:table-row>
        <table:table-row table:style-name="ro1">
          <table:table-cell office:value-type="float" office:value="18839969" calcext:value-type="float">
            <text:p>18839969</text:p>
          </table:table-cell>
          <table:table-cell office:value-type="float" office:value="7696699" calcext:value-type="float">
            <text:p>7696699</text:p>
          </table:table-cell>
          <table:table-cell table:number-columns-repeated="3"/>
        </table:table-row>
        <table:table-row table:style-name="ro1">
          <table:table-cell office:value-type="float" office:value="18672693" calcext:value-type="float">
            <text:p>18672693</text:p>
          </table:table-cell>
          <table:table-cell office:value-type="float" office:value="8097236" calcext:value-type="float">
            <text:p>8097236</text:p>
          </table:table-cell>
          <table:table-cell table:number-columns-repeated="3"/>
        </table:table-row>
        <table:table-row table:style-name="ro1">
          <table:table-cell office:value-type="float" office:value="40612003" calcext:value-type="float">
            <text:p>40612003</text:p>
          </table:table-cell>
          <table:table-cell office:value-type="float" office:value="8835772" calcext:value-type="float">
            <text:p>8835772</text:p>
          </table:table-cell>
          <table:table-cell table:number-columns-repeated="3"/>
        </table:table-row>
        <table:table-row table:style-name="ro1">
          <table:table-cell office:value-type="float" office:value="16742393" calcext:value-type="float">
            <text:p>16742393</text:p>
          </table:table-cell>
          <table:table-cell office:value-type="float" office:value="6972668" calcext:value-type="float">
            <text:p>6972668</text:p>
          </table:table-cell>
          <table:table-cell table:number-columns-repeated="3"/>
        </table:table-row>
        <table:table-row table:style-name="ro1">
          <table:table-cell office:value-type="float" office:value="66716986" calcext:value-type="float">
            <text:p>66716986</text:p>
          </table:table-cell>
          <table:table-cell office:value-type="float" office:value="9546830" calcext:value-type="float">
            <text:p>9546830</text:p>
          </table:table-cell>
          <table:table-cell table:number-columns-repeated="3"/>
        </table:table-row>
        <table:table-row table:style-name="ro1">
          <table:table-cell office:value-type="float" office:value="46016094" calcext:value-type="float">
            <text:p>46016094</text:p>
          </table:table-cell>
          <table:table-cell office:value-type="float" office:value="8954642" calcext:value-type="float">
            <text:p>8954642</text:p>
          </table:table-cell>
          <table:table-cell table:number-columns-repeated="3"/>
        </table:table-row>
        <table:table-row table:style-name="ro1">
          <table:table-cell office:value-type="float" office:value="22143426" calcext:value-type="float">
            <text:p>22143426</text:p>
          </table:table-cell>
          <table:table-cell office:value-type="float" office:value="8654654" calcext:value-type="float">
            <text:p>8654654</text:p>
          </table:table-cell>
          <table:table-cell table:number-columns-repeated="3"/>
        </table:table-row>
        <table:table-row table:style-name="ro1">
          <table:table-cell office:value-type="float" office:value="62750026" calcext:value-type="float">
            <text:p>62750026</text:p>
          </table:table-cell>
          <table:table-cell office:value-type="float" office:value="7550407" calcext:value-type="float">
            <text:p>7550407</text:p>
          </table:table-cell>
          <table:table-cell table:number-columns-repeated="3"/>
        </table:table-row>
        <table:table-row table:style-name="ro1">
          <table:table-cell office:value-type="float" office:value="62281667" calcext:value-type="float">
            <text:p>62281667</text:p>
          </table:table-cell>
          <table:table-cell office:value-type="float" office:value="6070709" calcext:value-type="float">
            <text:p>6070709</text:p>
          </table:table-cell>
          <table:table-cell table:number-columns-repeated="3"/>
        </table:table-row>
        <table:table-row table:style-name="ro1">
          <table:table-cell office:value-type="float" office:value="66186889" calcext:value-type="float">
            <text:p>66186889</text:p>
          </table:table-cell>
          <table:table-cell office:value-type="float" office:value="11307592" calcext:value-type="float">
            <text:p>11307592</text:p>
          </table:table-cell>
          <table:table-cell table:number-columns-repeated="3"/>
        </table:table-row>
        <table:table-row table:style-name="ro1">
          <table:table-cell office:value-type="float" office:value="18658985" calcext:value-type="float">
            <text:p>18658985</text:p>
          </table:table-cell>
          <table:table-cell office:value-type="float" office:value="6842978" calcext:value-type="float">
            <text:p>6842978</text:p>
          </table:table-cell>
          <table:table-cell table:number-columns-repeated="3"/>
        </table:table-row>
        <table:table-row table:style-name="ro1">
          <table:table-cell office:value-type="float" office:value="36240977" calcext:value-type="float">
            <text:p>36240977</text:p>
          </table:table-cell>
          <table:table-cell office:value-type="float" office:value="6411285" calcext:value-type="float">
            <text:p>6411285</text:p>
          </table:table-cell>
          <table:table-cell table:number-columns-repeated="3"/>
        </table:table-row>
        <table:table-row table:style-name="ro1">
          <table:table-cell office:value-type="float" office:value="62431236" calcext:value-type="float">
            <text:p>62431236</text:p>
          </table:table-cell>
          <table:table-cell office:value-type="float" office:value="6780138" calcext:value-type="float">
            <text:p>6780138</text:p>
          </table:table-cell>
          <table:table-cell table:number-columns-repeated="3"/>
        </table:table-row>
        <table:table-row table:style-name="ro1">
          <table:table-cell office:value-type="float" office:value="62216456" calcext:value-type="float">
            <text:p>62216456</text:p>
          </table:table-cell>
          <table:table-cell office:value-type="float" office:value="7479902" calcext:value-type="float">
            <text:p>7479902</text:p>
          </table:table-cell>
          <table:table-cell table:number-columns-repeated="3"/>
        </table:table-row>
        <table:table-row table:style-name="ro1">
          <table:table-cell office:value-type="float" office:value="63031770" calcext:value-type="float">
            <text:p>63031770</text:p>
          </table:table-cell>
          <table:table-cell office:value-type="float" office:value="7541002" calcext:value-type="float">
            <text:p>7541002</text:p>
          </table:table-cell>
          <table:table-cell table:number-columns-repeated="3"/>
        </table:table-row>
        <table:table-row table:style-name="ro1">
          <table:table-cell office:value-type="float" office:value="36236846" calcext:value-type="float">
            <text:p>36236846</text:p>
          </table:table-cell>
          <table:table-cell office:value-type="float" office:value="6155420" calcext:value-type="float">
            <text:p>6155420</text:p>
          </table:table-cell>
          <table:table-cell table:number-columns-repeated="3"/>
        </table:table-row>
        <table:table-row table:style-name="ro1">
          <table:table-cell office:value-type="float" office:value="38202917" calcext:value-type="float">
            <text:p>38202917</text:p>
          </table:table-cell>
          <table:table-cell office:value-type="float" office:value="7194903" calcext:value-type="float">
            <text:p>7194903</text:p>
          </table:table-cell>
          <table:table-cell table:number-columns-repeated="3"/>
        </table:table-row>
        <table:table-row table:style-name="ro1">
          <table:table-cell office:value-type="float" office:value="67119900" calcext:value-type="float">
            <text:p>67119900</text:p>
          </table:table-cell>
          <table:table-cell office:value-type="float" office:value="10472207" calcext:value-type="float">
            <text:p>10472207</text:p>
          </table:table-cell>
          <table:table-cell table:number-columns-repeated="3"/>
        </table:table-row>
        <table:table-row table:style-name="ro1">
          <table:table-cell office:value-type="float" office:value="67387199" calcext:value-type="float">
            <text:p>67387199</text:p>
          </table:table-cell>
          <table:table-cell office:value-type="float" office:value="10978671" calcext:value-type="float">
            <text:p>10978671</text:p>
          </table:table-cell>
          <table:table-cell table:number-columns-repeated="3"/>
        </table:table-row>
        <table:table-row table:style-name="ro1">
          <table:table-cell office:value-type="float" office:value="17176587" calcext:value-type="float">
            <text:p>17176587</text:p>
          </table:table-cell>
          <table:table-cell office:value-type="float" office:value="7881790" calcext:value-type="float">
            <text:p>7881790</text:p>
          </table:table-cell>
          <table:table-cell table:number-columns-repeated="3"/>
        </table:table-row>
        <table:table-row table:style-name="ro1">
          <table:table-cell office:value-type="float" office:value="16537054" calcext:value-type="float">
            <text:p>16537054</text:p>
          </table:table-cell>
          <table:table-cell office:value-type="float" office:value="7845091" calcext:value-type="float">
            <text:p>7845091</text:p>
          </table:table-cell>
          <table:table-cell table:number-columns-repeated="3"/>
        </table:table-row>
        <table:table-row table:style-name="ro1">
          <table:table-cell office:value-type="float" office:value="36403405" calcext:value-type="float">
            <text:p>36403405</text:p>
          </table:table-cell>
          <table:table-cell office:value-type="float" office:value="6191993" calcext:value-type="float">
            <text:p>6191993</text:p>
          </table:table-cell>
          <table:table-cell table:number-columns-repeated="3"/>
        </table:table-row>
        <table:table-row table:style-name="ro1">
          <table:table-cell office:value-type="float" office:value="37146697" calcext:value-type="float">
            <text:p>37146697</text:p>
          </table:table-cell>
          <table:table-cell office:value-type="float" office:value="8095776" calcext:value-type="float">
            <text:p>8095776</text:p>
          </table:table-cell>
          <table:table-cell table:number-columns-repeated="3"/>
        </table:table-row>
        <table:table-row table:style-name="ro1">
          <table:table-cell office:value-type="float" office:value="61426424" calcext:value-type="float">
            <text:p>61426424</text:p>
          </table:table-cell>
          <table:table-cell office:value-type="float" office:value="7408447" calcext:value-type="float">
            <text:p>7408447</text:p>
          </table:table-cell>
          <table:table-cell table:number-columns-repeated="3"/>
        </table:table-row>
        <table:table-row table:style-name="ro1">
          <table:table-cell office:value-type="float" office:value="63600078" calcext:value-type="float">
            <text:p>63600078</text:p>
          </table:table-cell>
          <table:table-cell office:value-type="float" office:value="7651032" calcext:value-type="float">
            <text:p>7651032</text:p>
          </table:table-cell>
          <table:table-cell table:number-columns-repeated="3"/>
        </table:table-row>
        <table:table-row table:style-name="ro1">
          <table:table-cell office:value-type="float" office:value="35753993" calcext:value-type="float">
            <text:p>35753993</text:p>
          </table:table-cell>
          <table:table-cell office:value-type="float" office:value="6286393" calcext:value-type="float">
            <text:p>6286393</text:p>
          </table:table-cell>
          <table:table-cell table:number-columns-repeated="3"/>
        </table:table-row>
        <table:table-row table:style-name="ro1">
          <table:table-cell office:value-type="float" office:value="62223587" calcext:value-type="float">
            <text:p>62223587</text:p>
          </table:table-cell>
          <table:table-cell office:value-type="float" office:value="6102909" calcext:value-type="float">
            <text:p>6102909</text:p>
          </table:table-cell>
          <table:table-cell table:number-columns-repeated="3"/>
        </table:table-row>
        <table:table-row table:style-name="ro1">
          <table:table-cell office:value-type="float" office:value="14119587" calcext:value-type="float">
            <text:p>14119587</text:p>
          </table:table-cell>
          <table:table-cell office:value-type="float" office:value="5905282" calcext:value-type="float">
            <text:p>5905282</text:p>
          </table:table-cell>
          <table:table-cell table:number-columns-repeated="3"/>
        </table:table-row>
        <table:table-row table:style-name="ro1">
          <table:table-cell office:value-type="float" office:value="61632516" calcext:value-type="float">
            <text:p>61632516</text:p>
          </table:table-cell>
          <table:table-cell office:value-type="float" office:value="7428864" calcext:value-type="float">
            <text:p>7428864</text:p>
          </table:table-cell>
          <table:table-cell table:number-columns-repeated="3"/>
        </table:table-row>
        <table:table-row table:style-name="ro1">
          <table:table-cell office:value-type="float" office:value="36434030" calcext:value-type="float">
            <text:p>36434030</text:p>
          </table:table-cell>
          <table:table-cell office:value-type="float" office:value="6401201" calcext:value-type="float">
            <text:p>6401201</text:p>
          </table:table-cell>
          <table:table-cell table:number-columns-repeated="3"/>
        </table:table-row>
        <table:table-row table:style-name="ro1">
          <table:table-cell office:value-type="float" office:value="62781062" calcext:value-type="float">
            <text:p>62781062</text:p>
          </table:table-cell>
          <table:table-cell office:value-type="float" office:value="7533313" calcext:value-type="float">
            <text:p>7533313</text:p>
          </table:table-cell>
          <table:table-cell table:number-columns-repeated="3"/>
        </table:table-row>
        <table:table-row table:style-name="ro1">
          <table:table-cell office:value-type="float" office:value="61867926" calcext:value-type="float">
            <text:p>61867926</text:p>
          </table:table-cell>
          <table:table-cell office:value-type="float" office:value="5980435" calcext:value-type="float">
            <text:p>5980435</text:p>
          </table:table-cell>
          <table:table-cell table:number-columns-repeated="3"/>
        </table:table-row>
        <table:table-row table:style-name="ro1">
          <table:table-cell office:value-type="float" office:value="47068808" calcext:value-type="float">
            <text:p>47068808</text:p>
          </table:table-cell>
          <table:table-cell office:value-type="float" office:value="8736983" calcext:value-type="float">
            <text:p>8736983</text:p>
          </table:table-cell>
          <table:table-cell table:number-columns-repeated="3"/>
        </table:table-row>
        <table:table-row table:style-name="ro1">
          <table:table-cell office:value-type="float" office:value="36275242" calcext:value-type="float">
            <text:p>36275242</text:p>
          </table:table-cell>
          <table:table-cell office:value-type="float" office:value="6509423" calcext:value-type="float">
            <text:p>6509423</text:p>
          </table:table-cell>
          <table:table-cell table:number-columns-repeated="3"/>
        </table:table-row>
        <table:table-row table:style-name="ro1">
          <table:table-cell office:value-type="float" office:value="36533946" calcext:value-type="float">
            <text:p>36533946</text:p>
          </table:table-cell>
          <table:table-cell office:value-type="float" office:value="8498643" calcext:value-type="float">
            <text:p>8498643</text:p>
          </table:table-cell>
          <table:table-cell table:number-columns-repeated="3"/>
        </table:table-row>
        <table:table-row table:style-name="ro1">
          <table:table-cell office:value-type="float" office:value="14234797" calcext:value-type="float">
            <text:p>14234797</text:p>
          </table:table-cell>
          <table:table-cell office:value-type="float" office:value="6942784" calcext:value-type="float">
            <text:p>6942784</text:p>
          </table:table-cell>
          <table:table-cell table:number-columns-repeated="3"/>
        </table:table-row>
        <table:table-row table:style-name="ro1">
          <table:table-cell office:value-type="float" office:value="36293136" calcext:value-type="float">
            <text:p>36293136</text:p>
          </table:table-cell>
          <table:table-cell office:value-type="float" office:value="6467219" calcext:value-type="float">
            <text:p>6467219</text:p>
          </table:table-cell>
          <table:table-cell table:number-columns-repeated="3"/>
        </table:table-row>
        <table:table-row table:style-name="ro1">
          <table:table-cell office:value-type="float" office:value="35664895" calcext:value-type="float">
            <text:p>35664895</text:p>
          </table:table-cell>
          <table:table-cell office:value-type="float" office:value="6194253" calcext:value-type="float">
            <text:p>6194253</text:p>
          </table:table-cell>
          <table:table-cell table:number-columns-repeated="3"/>
        </table:table-row>
        <table:table-row table:style-name="ro1">
          <table:table-cell office:value-type="float" office:value="36360168" calcext:value-type="float">
            <text:p>36360168</text:p>
          </table:table-cell>
          <table:table-cell office:value-type="float" office:value="6049744" calcext:value-type="float">
            <text:p>6049744</text:p>
          </table:table-cell>
          <table:table-cell table:number-columns-repeated="3"/>
        </table:table-row>
        <table:table-row table:style-name="ro1">
          <table:table-cell office:value-type="float" office:value="62703427" calcext:value-type="float">
            <text:p>62703427</text:p>
          </table:table-cell>
          <table:table-cell office:value-type="float" office:value="7494488" calcext:value-type="float">
            <text:p>7494488</text:p>
          </table:table-cell>
          <table:table-cell table:number-columns-repeated="3"/>
        </table:table-row>
        <table:table-row table:style-name="ro1">
          <table:table-cell office:value-type="float" office:value="37512131" calcext:value-type="float">
            <text:p>37512131</text:p>
          </table:table-cell>
          <table:table-cell office:value-type="float" office:value="7971382" calcext:value-type="float">
            <text:p>7971382</text:p>
          </table:table-cell>
          <table:table-cell table:number-columns-repeated="3"/>
        </table:table-row>
        <table:table-row table:style-name="ro1">
          <table:table-cell office:value-type="float" office:value="36341128" calcext:value-type="float">
            <text:p>36341128</text:p>
          </table:table-cell>
          <table:table-cell office:value-type="float" office:value="6450601" calcext:value-type="float">
            <text:p>6450601</text:p>
          </table:table-cell>
          <table:table-cell table:number-columns-repeated="3"/>
        </table:table-row>
        <table:table-row table:style-name="ro1">
          <table:table-cell office:value-type="float" office:value="36729953" calcext:value-type="float">
            <text:p>36729953</text:p>
          </table:table-cell>
          <table:table-cell office:value-type="float" office:value="8139731" calcext:value-type="float">
            <text:p>8139731</text:p>
          </table:table-cell>
          <table:table-cell table:number-columns-repeated="3"/>
        </table:table-row>
        <table:table-row table:style-name="ro1">
          <table:table-cell office:value-type="float" office:value="61127597" calcext:value-type="float">
            <text:p>61127597</text:p>
          </table:table-cell>
          <table:table-cell office:value-type="float" office:value="7339863" calcext:value-type="float">
            <text:p>7339863</text:p>
          </table:table-cell>
          <table:table-cell table:number-columns-repeated="3"/>
        </table:table-row>
        <table:table-row table:style-name="ro1">
          <table:table-cell office:value-type="float" office:value="75436188" calcext:value-type="float">
            <text:p>75436188</text:p>
          </table:table-cell>
          <table:table-cell office:value-type="float" office:value="7358744" calcext:value-type="float">
            <text:p>7358744</text:p>
          </table:table-cell>
          <table:table-cell table:number-columns-repeated="3"/>
        </table:table-row>
        <table:table-row table:style-name="ro1">
          <table:table-cell office:value-type="float" office:value="36511806" calcext:value-type="float">
            <text:p>36511806</text:p>
          </table:table-cell>
          <table:table-cell office:value-type="float" office:value="7049058" calcext:value-type="float">
            <text:p>7049058</text:p>
          </table:table-cell>
          <table:table-cell table:number-columns-repeated="3"/>
        </table:table-row>
        <table:table-row table:style-name="ro1">
          <table:table-cell office:value-type="float" office:value="36871865" calcext:value-type="float">
            <text:p>36871865</text:p>
          </table:table-cell>
          <table:table-cell office:value-type="float" office:value="7387586" calcext:value-type="float">
            <text:p>7387586</text:p>
          </table:table-cell>
          <table:table-cell table:number-columns-repeated="3"/>
        </table:table-row>
        <table:table-row table:style-name="ro1">
          <table:table-cell office:value-type="float" office:value="41704753" calcext:value-type="float">
            <text:p>41704753</text:p>
          </table:table-cell>
          <table:table-cell office:value-type="float" office:value="11294258" calcext:value-type="float">
            <text:p>11294258</text:p>
          </table:table-cell>
          <table:table-cell table:number-columns-repeated="3"/>
        </table:table-row>
        <table:table-row table:style-name="ro1">
          <table:table-cell office:value-type="float" office:value="62603911" calcext:value-type="float">
            <text:p>62603911</text:p>
          </table:table-cell>
          <table:table-cell office:value-type="float" office:value="6003864" calcext:value-type="float">
            <text:p>6003864</text:p>
          </table:table-cell>
          <table:table-cell table:number-columns-repeated="3"/>
        </table:table-row>
        <table:table-row table:style-name="ro1">
          <table:table-cell office:value-type="float" office:value="14295449" calcext:value-type="float">
            <text:p>14295449</text:p>
          </table:table-cell>
          <table:table-cell office:value-type="float" office:value="7105644" calcext:value-type="float">
            <text:p>7105644</text:p>
          </table:table-cell>
          <table:table-cell table:number-columns-repeated="3"/>
        </table:table-row>
        <table:table-row table:style-name="ro1">
          <table:table-cell office:value-type="float" office:value="36408341" calcext:value-type="float">
            <text:p>36408341</text:p>
          </table:table-cell>
          <table:table-cell office:value-type="float" office:value="6755616" calcext:value-type="float">
            <text:p>6755616</text:p>
          </table:table-cell>
          <table:table-cell table:number-columns-repeated="3"/>
        </table:table-row>
        <table:table-row table:style-name="ro1">
          <table:table-cell office:value-type="float" office:value="62695239" calcext:value-type="float">
            <text:p>62695239</text:p>
          </table:table-cell>
          <table:table-cell office:value-type="float" office:value="7460436" calcext:value-type="float">
            <text:p>7460436</text:p>
          </table:table-cell>
          <table:table-cell table:number-columns-repeated="3"/>
        </table:table-row>
        <table:table-row table:style-name="ro1">
          <table:table-cell office:value-type="float" office:value="36073843" calcext:value-type="float">
            <text:p>36073843</text:p>
          </table:table-cell>
          <table:table-cell office:value-type="float" office:value="6284163" calcext:value-type="float">
            <text:p>6284163</text:p>
          </table:table-cell>
          <table:table-cell table:number-columns-repeated="3"/>
        </table:table-row>
        <table:table-row table:style-name="ro1">
          <table:table-cell office:value-type="float" office:value="35943294" calcext:value-type="float">
            <text:p>35943294</text:p>
          </table:table-cell>
          <table:table-cell office:value-type="float" office:value="7412911" calcext:value-type="float">
            <text:p>7412911</text:p>
          </table:table-cell>
          <table:table-cell table:number-columns-repeated="3"/>
        </table:table-row>
        <table:table-row table:style-name="ro1">
          <table:table-cell office:value-type="float" office:value="37045909" calcext:value-type="float">
            <text:p>37045909</text:p>
          </table:table-cell>
          <table:table-cell office:value-type="float" office:value="8180879" calcext:value-type="float">
            <text:p>8180879</text:p>
          </table:table-cell>
          <table:table-cell table:number-columns-repeated="3"/>
        </table:table-row>
        <table:table-row table:style-name="ro1">
          <table:table-cell office:value-type="float" office:value="62842251" calcext:value-type="float">
            <text:p>62842251</text:p>
          </table:table-cell>
          <table:table-cell office:value-type="float" office:value="7578936" calcext:value-type="float">
            <text:p>7578936</text:p>
          </table:table-cell>
          <table:table-cell table:number-columns-repeated="3"/>
        </table:table-row>
        <table:table-row table:style-name="ro1">
          <table:table-cell office:value-type="float" office:value="36858231" calcext:value-type="float">
            <text:p>36858231</text:p>
          </table:table-cell>
          <table:table-cell office:value-type="float" office:value="7817346" calcext:value-type="float">
            <text:p>7817346</text:p>
          </table:table-cell>
          <table:table-cell table:number-columns-repeated="3"/>
        </table:table-row>
        <table:table-row table:style-name="ro1">
          <table:table-cell office:value-type="float" office:value="15555693" calcext:value-type="float">
            <text:p>15555693</text:p>
          </table:table-cell>
          <table:table-cell office:value-type="float" office:value="6512987" calcext:value-type="float">
            <text:p>6512987</text:p>
          </table:table-cell>
          <table:table-cell table:number-columns-repeated="3"/>
        </table:table-row>
        <table:table-row table:style-name="ro1">
          <table:table-cell office:value-type="float" office:value="14219858" calcext:value-type="float">
            <text:p>14219858</text:p>
          </table:table-cell>
          <table:table-cell office:value-type="float" office:value="7241080" calcext:value-type="float">
            <text:p>7241080</text:p>
          </table:table-cell>
          <table:table-cell table:number-columns-repeated="3"/>
        </table:table-row>
        <table:table-row table:style-name="ro1">
          <table:table-cell office:value-type="float" office:value="35757782" calcext:value-type="float">
            <text:p>35757782</text:p>
          </table:table-cell>
          <table:table-cell office:value-type="float" office:value="5913137" calcext:value-type="float">
            <text:p>5913137</text:p>
          </table:table-cell>
          <table:table-cell table:number-columns-repeated="3"/>
        </table:table-row>
        <table:table-row table:style-name="ro1">
          <table:table-cell office:value-type="float" office:value="36423310" calcext:value-type="float">
            <text:p>36423310</text:p>
          </table:table-cell>
          <table:table-cell office:value-type="float" office:value="8421064" calcext:value-type="float">
            <text:p>8421064</text:p>
          </table:table-cell>
          <table:table-cell table:number-columns-repeated="3"/>
        </table:table-row>
        <table:table-row table:style-name="ro1">
          <table:table-cell office:value-type="float" office:value="36721407" calcext:value-type="float">
            <text:p>36721407</text:p>
          </table:table-cell>
          <table:table-cell office:value-type="float" office:value="6482990" calcext:value-type="float">
            <text:p>6482990</text:p>
          </table:table-cell>
          <table:table-cell table:number-columns-repeated="3"/>
        </table:table-row>
        <table:table-row table:style-name="ro1">
          <table:table-cell office:value-type="float" office:value="19045065" calcext:value-type="float">
            <text:p>19045065</text:p>
          </table:table-cell>
          <table:table-cell office:value-type="float" office:value="9328082" calcext:value-type="float">
            <text:p>9328082</text:p>
          </table:table-cell>
          <table:table-cell table:number-columns-repeated="3"/>
        </table:table-row>
        <table:table-row table:style-name="ro1">
          <table:table-cell office:value-type="float" office:value="62448450" calcext:value-type="float">
            <text:p>62448450</text:p>
          </table:table-cell>
          <table:table-cell office:value-type="float" office:value="7487830" calcext:value-type="float">
            <text:p>7487830</text:p>
          </table:table-cell>
          <table:table-cell table:number-columns-repeated="3"/>
        </table:table-row>
        <table:table-row table:style-name="ro1">
          <table:table-cell office:value-type="float" office:value="36475831" calcext:value-type="float">
            <text:p>36475831</text:p>
          </table:table-cell>
          <table:table-cell office:value-type="float" office:value="6239726" calcext:value-type="float">
            <text:p>6239726</text:p>
          </table:table-cell>
          <table:table-cell table:number-columns-repeated="3"/>
        </table:table-row>
        <table:table-row table:style-name="ro1">
          <table:table-cell office:value-type="float" office:value="35783948" calcext:value-type="float">
            <text:p>35783948</text:p>
          </table:table-cell>
          <table:table-cell office:value-type="float" office:value="6384992" calcext:value-type="float">
            <text:p>6384992</text:p>
          </table:table-cell>
          <table:table-cell table:number-columns-repeated="3"/>
        </table:table-row>
        <table:table-row table:style-name="ro1">
          <table:table-cell office:value-type="float" office:value="14503692" calcext:value-type="float">
            <text:p>14503692</text:p>
          </table:table-cell>
          <table:table-cell office:value-type="float" office:value="6995882" calcext:value-type="float">
            <text:p>6995882</text:p>
          </table:table-cell>
          <table:table-cell table:number-columns-repeated="3"/>
        </table:table-row>
        <table:table-row table:style-name="ro1">
          <table:table-cell office:value-type="float" office:value="62769907" calcext:value-type="float">
            <text:p>62769907</text:p>
          </table:table-cell>
          <table:table-cell office:value-type="float" office:value="6730359" calcext:value-type="float">
            <text:p>6730359</text:p>
          </table:table-cell>
          <table:table-cell table:number-columns-repeated="3"/>
        </table:table-row>
        <table:table-row table:style-name="ro1">
          <table:table-cell office:value-type="float" office:value="61411001" calcext:value-type="float">
            <text:p>61411001</text:p>
          </table:table-cell>
          <table:table-cell office:value-type="float" office:value="5899326" calcext:value-type="float">
            <text:p>5899326</text:p>
          </table:table-cell>
          <table:table-cell table:number-columns-repeated="3"/>
        </table:table-row>
        <table:table-row table:style-name="ro1">
          <table:table-cell office:value-type="float" office:value="14387479" calcext:value-type="float">
            <text:p>14387479</text:p>
          </table:table-cell>
          <table:table-cell office:value-type="float" office:value="7155015" calcext:value-type="float">
            <text:p>7155015</text:p>
          </table:table-cell>
          <table:table-cell table:number-columns-repeated="3"/>
        </table:table-row>
        <table:table-row table:style-name="ro1">
          <table:table-cell office:value-type="float" office:value="49803422" calcext:value-type="float">
            <text:p>49803422</text:p>
          </table:table-cell>
          <table:table-cell office:value-type="float" office:value="6979333" calcext:value-type="float">
            <text:p>6979333</text:p>
          </table:table-cell>
          <table:table-cell table:number-columns-repeated="3"/>
        </table:table-row>
        <table:table-row table:style-name="ro1">
          <table:table-cell office:value-type="float" office:value="35816879" calcext:value-type="float">
            <text:p>35816879</text:p>
          </table:table-cell>
          <table:table-cell office:value-type="float" office:value="6240854" calcext:value-type="float">
            <text:p>6240854</text:p>
          </table:table-cell>
          <table:table-cell table:number-columns-repeated="3"/>
        </table:table-row>
        <table:table-row table:style-name="ro1">
          <table:table-cell office:value-type="float" office:value="36525906" calcext:value-type="float">
            <text:p>36525906</text:p>
          </table:table-cell>
          <table:table-cell office:value-type="float" office:value="6385775" calcext:value-type="float">
            <text:p>6385775</text:p>
          </table:table-cell>
          <table:table-cell table:number-columns-repeated="3"/>
        </table:table-row>
        <table:table-row table:style-name="ro1">
          <table:table-cell office:value-type="float" office:value="14298021" calcext:value-type="float">
            <text:p>14298021</text:p>
          </table:table-cell>
          <table:table-cell office:value-type="float" office:value="7047353" calcext:value-type="float">
            <text:p>7047353</text:p>
          </table:table-cell>
          <table:table-cell table:number-columns-repeated="3"/>
        </table:table-row>
        <table:table-row table:style-name="ro1">
          <table:table-cell office:value-type="float" office:value="14598444" calcext:value-type="float">
            <text:p>14598444</text:p>
          </table:table-cell>
          <table:table-cell office:value-type="float" office:value="7217756" calcext:value-type="float">
            <text:p>7217756</text:p>
          </table:table-cell>
          <table:table-cell table:number-columns-repeated="3"/>
        </table:table-row>
        <table:table-row table:style-name="ro1">
          <table:table-cell office:value-type="float" office:value="14297003" calcext:value-type="float">
            <text:p>14297003</text:p>
          </table:table-cell>
          <table:table-cell office:value-type="float" office:value="7249251" calcext:value-type="float">
            <text:p>7249251</text:p>
          </table:table-cell>
          <table:table-cell table:number-columns-repeated="3"/>
        </table:table-row>
        <table:table-row table:style-name="ro1">
          <table:table-cell office:value-type="float" office:value="36084019" calcext:value-type="float">
            <text:p>36084019</text:p>
          </table:table-cell>
          <table:table-cell office:value-type="float" office:value="8854110" calcext:value-type="float">
            <text:p>8854110</text:p>
          </table:table-cell>
          <table:table-cell table:number-columns-repeated="3"/>
        </table:table-row>
        <table:table-row table:style-name="ro1">
          <table:table-cell office:value-type="float" office:value="37044475" calcext:value-type="float">
            <text:p>37044475</text:p>
          </table:table-cell>
          <table:table-cell office:value-type="float" office:value="7769774" calcext:value-type="float">
            <text:p>7769774</text:p>
          </table:table-cell>
          <table:table-cell table:number-columns-repeated="3"/>
        </table:table-row>
        <table:table-row table:style-name="ro1">
          <table:table-cell office:value-type="float" office:value="62766651" calcext:value-type="float">
            <text:p>62766651</text:p>
          </table:table-cell>
          <table:table-cell office:value-type="float" office:value="10506807" calcext:value-type="float">
            <text:p>10506807</text:p>
          </table:table-cell>
          <table:table-cell table:number-columns-repeated="3"/>
        </table:table-row>
        <table:table-row table:style-name="ro1">
          <table:table-cell office:value-type="float" office:value="63468319" calcext:value-type="float">
            <text:p>63468319</text:p>
          </table:table-cell>
          <table:table-cell office:value-type="float" office:value="6557871" calcext:value-type="float">
            <text:p>6557871</text:p>
          </table:table-cell>
          <table:table-cell table:number-columns-repeated="3"/>
        </table:table-row>
        <table:table-row table:style-name="ro1">
          <table:table-cell office:value-type="float" office:value="62002779" calcext:value-type="float">
            <text:p>62002779</text:p>
          </table:table-cell>
          <table:table-cell office:value-type="float" office:value="5922397" calcext:value-type="float">
            <text:p>5922397</text:p>
          </table:table-cell>
          <table:table-cell table:number-columns-repeated="3"/>
        </table:table-row>
        <table:table-row table:style-name="ro1">
          <table:table-cell office:value-type="float" office:value="36376627" calcext:value-type="float">
            <text:p>36376627</text:p>
          </table:table-cell>
          <table:table-cell office:value-type="float" office:value="7513695" calcext:value-type="float">
            <text:p>7513695</text:p>
          </table:table-cell>
          <table:table-cell table:number-columns-repeated="3"/>
        </table:table-row>
        <table:table-row table:style-name="ro1">
          <table:table-cell office:value-type="float" office:value="63066772" calcext:value-type="float">
            <text:p>63066772</text:p>
          </table:table-cell>
          <table:table-cell office:value-type="float" office:value="7500745" calcext:value-type="float">
            <text:p>7500745</text:p>
          </table:table-cell>
          <table:table-cell table:number-columns-repeated="3"/>
        </table:table-row>
        <table:table-row table:style-name="ro1">
          <table:table-cell office:value-type="float" office:value="36271036" calcext:value-type="float">
            <text:p>36271036</text:p>
          </table:table-cell>
          <table:table-cell office:value-type="float" office:value="7982565" calcext:value-type="float">
            <text:p>7982565</text:p>
          </table:table-cell>
          <table:table-cell table:number-columns-repeated="3"/>
        </table:table-row>
        <table:table-row table:style-name="ro1">
          <table:table-cell office:value-type="float" office:value="63120252" calcext:value-type="float">
            <text:p>63120252</text:p>
          </table:table-cell>
          <table:table-cell office:value-type="float" office:value="7887508" calcext:value-type="float">
            <text:p>7887508</text:p>
          </table:table-cell>
          <table:table-cell table:number-columns-repeated="3"/>
        </table:table-row>
        <table:table-row table:style-name="ro1">
          <table:table-cell office:value-type="float" office:value="35910106" calcext:value-type="float">
            <text:p>35910106</text:p>
          </table:table-cell>
          <table:table-cell office:value-type="float" office:value="6053617" calcext:value-type="float">
            <text:p>6053617</text:p>
          </table:table-cell>
          <table:table-cell table:number-columns-repeated="3"/>
        </table:table-row>
        <table:table-row table:style-name="ro1">
          <table:table-cell office:value-type="float" office:value="36111377" calcext:value-type="float">
            <text:p>36111377</text:p>
          </table:table-cell>
          <table:table-cell office:value-type="float" office:value="6140306" calcext:value-type="float">
            <text:p>6140306</text:p>
          </table:table-cell>
          <table:table-cell table:number-columns-repeated="3"/>
        </table:table-row>
        <table:table-row table:style-name="ro1">
          <table:table-cell office:value-type="float" office:value="63011953" calcext:value-type="float">
            <text:p>63011953</text:p>
          </table:table-cell>
          <table:table-cell office:value-type="float" office:value="7194674" calcext:value-type="float">
            <text:p>7194674</text:p>
          </table:table-cell>
          <table:table-cell table:number-columns-repeated="3"/>
        </table:table-row>
        <table:table-row table:style-name="ro1">
          <table:table-cell office:value-type="float" office:value="62768455" calcext:value-type="float">
            <text:p>62768455</text:p>
          </table:table-cell>
          <table:table-cell office:value-type="float" office:value="5992987" calcext:value-type="float">
            <text:p>5992987</text:p>
          </table:table-cell>
          <table:table-cell table:number-columns-repeated="3"/>
        </table:table-row>
        <table:table-row table:style-name="ro1">
          <table:table-cell office:value-type="float" office:value="63614872" calcext:value-type="float">
            <text:p>63614872</text:p>
          </table:table-cell>
          <table:table-cell office:value-type="float" office:value="7123985" calcext:value-type="float">
            <text:p>7123985</text:p>
          </table:table-cell>
          <table:table-cell table:number-columns-repeated="3"/>
        </table:table-row>
        <table:table-row table:style-name="ro1">
          <table:table-cell office:value-type="float" office:value="36930829" calcext:value-type="float">
            <text:p>36930829</text:p>
          </table:table-cell>
          <table:table-cell office:value-type="float" office:value="7622277" calcext:value-type="float">
            <text:p>7622277</text:p>
          </table:table-cell>
          <table:table-cell table:number-columns-repeated="3"/>
        </table:table-row>
        <table:table-row table:style-name="ro1">
          <table:table-cell office:value-type="float" office:value="36597507" calcext:value-type="float">
            <text:p>36597507</text:p>
          </table:table-cell>
          <table:table-cell office:value-type="float" office:value="8171275" calcext:value-type="float">
            <text:p>8171275</text:p>
          </table:table-cell>
          <table:table-cell table:number-columns-repeated="3"/>
        </table:table-row>
        <table:table-row table:style-name="ro1">
          <table:table-cell office:value-type="float" office:value="35903994" calcext:value-type="float">
            <text:p>35903994</text:p>
          </table:table-cell>
          <table:table-cell office:value-type="float" office:value="5934231" calcext:value-type="float">
            <text:p>5934231</text:p>
          </table:table-cell>
          <table:table-cell table:number-columns-repeated="3"/>
        </table:table-row>
        <table:table-row table:style-name="ro1">
          <table:table-cell office:value-type="float" office:value="15738040" calcext:value-type="float">
            <text:p>15738040</text:p>
          </table:table-cell>
          <table:table-cell office:value-type="float" office:value="7426940" calcext:value-type="float">
            <text:p>7426940</text:p>
          </table:table-cell>
          <table:table-cell table:number-columns-repeated="3"/>
        </table:table-row>
        <table:table-row table:style-name="ro1">
          <table:table-cell office:value-type="float" office:value="36246046" calcext:value-type="float">
            <text:p>36246046</text:p>
          </table:table-cell>
          <table:table-cell office:value-type="float" office:value="6118469" calcext:value-type="float">
            <text:p>6118469</text:p>
          </table:table-cell>
          <table:table-cell table:number-columns-repeated="3"/>
        </table:table-row>
        <table:table-row table:style-name="ro1">
          <table:table-cell office:value-type="float" office:value="61671435" calcext:value-type="float">
            <text:p>61671435</text:p>
          </table:table-cell>
          <table:table-cell office:value-type="float" office:value="7310467" calcext:value-type="float">
            <text:p>7310467</text:p>
          </table:table-cell>
          <table:table-cell table:number-columns-repeated="3"/>
        </table:table-row>
        <table:table-row table:style-name="ro1">
          <table:table-cell office:value-type="float" office:value="37625666" calcext:value-type="float">
            <text:p>37625666</text:p>
          </table:table-cell>
          <table:table-cell office:value-type="float" office:value="6107771" calcext:value-type="float">
            <text:p>6107771</text:p>
          </table:table-cell>
          <table:table-cell table:number-columns-repeated="3"/>
        </table:table-row>
        <table:table-row table:style-name="ro1">
          <table:table-cell office:value-type="float" office:value="36687661" calcext:value-type="float">
            <text:p>36687661</text:p>
          </table:table-cell>
          <table:table-cell office:value-type="float" office:value="7927201" calcext:value-type="float">
            <text:p>7927201</text:p>
          </table:table-cell>
          <table:table-cell table:number-columns-repeated="3"/>
        </table:table-row>
        <table:table-row table:style-name="ro1">
          <table:table-cell office:value-type="float" office:value="14323595" calcext:value-type="float">
            <text:p>14323595</text:p>
          </table:table-cell>
          <table:table-cell office:value-type="float" office:value="5815758" calcext:value-type="float">
            <text:p>5815758</text:p>
          </table:table-cell>
          <table:table-cell table:number-columns-repeated="3"/>
        </table:table-row>
        <table:table-row table:style-name="ro1">
          <table:table-cell office:value-type="float" office:value="36522963" calcext:value-type="float">
            <text:p>36522963</text:p>
          </table:table-cell>
          <table:table-cell office:value-type="float" office:value="6502865" calcext:value-type="float">
            <text:p>6502865</text:p>
          </table:table-cell>
          <table:table-cell table:number-columns-repeated="3"/>
        </table:table-row>
        <table:table-row table:style-name="ro1">
          <table:table-cell office:value-type="float" office:value="62276823" calcext:value-type="float">
            <text:p>62276823</text:p>
          </table:table-cell>
          <table:table-cell office:value-type="float" office:value="5882291" calcext:value-type="float">
            <text:p>5882291</text:p>
          </table:table-cell>
          <table:table-cell table:number-columns-repeated="3"/>
        </table:table-row>
        <table:table-row table:style-name="ro1">
          <table:table-cell office:value-type="float" office:value="62265290" calcext:value-type="float">
            <text:p>62265290</text:p>
          </table:table-cell>
          <table:table-cell office:value-type="float" office:value="6389869" calcext:value-type="float">
            <text:p>6389869</text:p>
          </table:table-cell>
          <table:table-cell table:number-columns-repeated="3"/>
        </table:table-row>
        <table:table-row table:style-name="ro1">
          <table:table-cell office:value-type="float" office:value="36238616" calcext:value-type="float">
            <text:p>36238616</text:p>
          </table:table-cell>
          <table:table-cell office:value-type="float" office:value="8304077" calcext:value-type="float">
            <text:p>8304077</text:p>
          </table:table-cell>
          <table:table-cell table:number-columns-repeated="3"/>
        </table:table-row>
        <table:table-row table:style-name="ro1">
          <table:table-cell office:value-type="float" office:value="36373991" calcext:value-type="float">
            <text:p>36373991</text:p>
          </table:table-cell>
          <table:table-cell office:value-type="float" office:value="6160733" calcext:value-type="float">
            <text:p>6160733</text:p>
          </table:table-cell>
          <table:table-cell table:number-columns-repeated="3"/>
        </table:table-row>
        <table:table-row table:style-name="ro1">
          <table:table-cell office:value-type="float" office:value="36321735" calcext:value-type="float">
            <text:p>36321735</text:p>
          </table:table-cell>
          <table:table-cell office:value-type="float" office:value="6122775" calcext:value-type="float">
            <text:p>6122775</text:p>
          </table:table-cell>
          <table:table-cell table:number-columns-repeated="3"/>
        </table:table-row>
        <table:table-row table:style-name="ro1">
          <table:table-cell office:value-type="float" office:value="62412231" calcext:value-type="float">
            <text:p>62412231</text:p>
          </table:table-cell>
          <table:table-cell office:value-type="float" office:value="7322158" calcext:value-type="float">
            <text:p>7322158</text:p>
          </table:table-cell>
          <table:table-cell table:number-columns-repeated="3"/>
        </table:table-row>
        <table:table-row table:style-name="ro1">
          <table:table-cell office:value-type="float" office:value="61934758" calcext:value-type="float">
            <text:p>61934758</text:p>
          </table:table-cell>
          <table:table-cell office:value-type="float" office:value="7549560" calcext:value-type="float">
            <text:p>7549560</text:p>
          </table:table-cell>
          <table:table-cell table:number-columns-repeated="3"/>
        </table:table-row>
        <table:table-row table:style-name="ro1">
          <table:table-cell office:value-type="float" office:value="62114999" calcext:value-type="float">
            <text:p>62114999</text:p>
          </table:table-cell>
          <table:table-cell office:value-type="float" office:value="5762841" calcext:value-type="float">
            <text:p>5762841</text:p>
          </table:table-cell>
          <table:table-cell table:number-columns-repeated="3"/>
        </table:table-row>
        <table:table-row table:style-name="ro1">
          <table:table-cell office:value-type="float" office:value="37015915" calcext:value-type="float">
            <text:p>37015915</text:p>
          </table:table-cell>
          <table:table-cell office:value-type="float" office:value="6943496" calcext:value-type="float">
            <text:p>6943496</text:p>
          </table:table-cell>
          <table:table-cell table:number-columns-repeated="3"/>
        </table:table-row>
        <table:table-row table:style-name="ro1">
          <table:table-cell office:value-type="float" office:value="36742957" calcext:value-type="float">
            <text:p>36742957</text:p>
          </table:table-cell>
          <table:table-cell office:value-type="float" office:value="6920541" calcext:value-type="float">
            <text:p>6920541</text:p>
          </table:table-cell>
          <table:table-cell table:number-columns-repeated="3"/>
        </table:table-row>
        <table:table-row table:style-name="ro1">
          <table:table-cell office:value-type="float" office:value="36511905" calcext:value-type="float">
            <text:p>36511905</text:p>
          </table:table-cell>
          <table:table-cell office:value-type="float" office:value="8415037" calcext:value-type="float">
            <text:p>8415037</text:p>
          </table:table-cell>
          <table:table-cell table:number-columns-repeated="3"/>
        </table:table-row>
        <table:table-row table:style-name="ro1">
          <table:table-cell office:value-type="float" office:value="62498904" calcext:value-type="float">
            <text:p>62498904</text:p>
          </table:table-cell>
          <table:table-cell office:value-type="float" office:value="6319728" calcext:value-type="float">
            <text:p>6319728</text:p>
          </table:table-cell>
          <table:table-cell table:number-columns-repeated="3"/>
        </table:table-row>
        <table:table-row table:style-name="ro1">
          <table:table-cell office:value-type="float" office:value="62465850" calcext:value-type="float">
            <text:p>62465850</text:p>
          </table:table-cell>
          <table:table-cell office:value-type="float" office:value="5929093" calcext:value-type="float">
            <text:p>5929093</text:p>
          </table:table-cell>
          <table:table-cell table:number-columns-repeated="3"/>
        </table:table-row>
        <table:table-row table:style-name="ro1">
          <table:table-cell office:value-type="float" office:value="62084221" calcext:value-type="float">
            <text:p>62084221</text:p>
          </table:table-cell>
          <table:table-cell office:value-type="float" office:value="6758955" calcext:value-type="float">
            <text:p>6758955</text:p>
          </table:table-cell>
          <table:table-cell table:number-columns-repeated="3"/>
        </table:table-row>
        <table:table-row table:style-name="ro1">
          <table:table-cell office:value-type="float" office:value="40041006" calcext:value-type="float">
            <text:p>40041006</text:p>
          </table:table-cell>
          <table:table-cell office:value-type="float" office:value="5902690" calcext:value-type="float">
            <text:p>5902690</text:p>
          </table:table-cell>
          <table:table-cell table:number-columns-repeated="3"/>
        </table:table-row>
        <table:table-row table:style-name="ro1">
          <table:table-cell office:value-type="float" office:value="61567990" calcext:value-type="float">
            <text:p>61567990</text:p>
          </table:table-cell>
          <table:table-cell office:value-type="float" office:value="7498540" calcext:value-type="float">
            <text:p>7498540</text:p>
          </table:table-cell>
          <table:table-cell table:number-columns-repeated="3"/>
        </table:table-row>
        <table:table-row table:style-name="ro1">
          <table:table-cell office:value-type="float" office:value="62173767" calcext:value-type="float">
            <text:p>62173767</text:p>
          </table:table-cell>
          <table:table-cell office:value-type="float" office:value="7375613" calcext:value-type="float">
            <text:p>7375613</text:p>
          </table:table-cell>
          <table:table-cell table:number-columns-repeated="3"/>
        </table:table-row>
        <table:table-row table:style-name="ro1">
          <table:table-cell office:value-type="float" office:value="63286767" calcext:value-type="float">
            <text:p>63286767</text:p>
          </table:table-cell>
          <table:table-cell office:value-type="float" office:value="7447200" calcext:value-type="float">
            <text:p>7447200</text:p>
          </table:table-cell>
          <table:table-cell table:number-columns-repeated="3"/>
        </table:table-row>
        <table:table-row table:style-name="ro1">
          <table:table-cell office:value-type="float" office:value="36739011" calcext:value-type="float">
            <text:p>36739011</text:p>
          </table:table-cell>
          <table:table-cell office:value-type="float" office:value="6154979" calcext:value-type="float">
            <text:p>6154979</text:p>
          </table:table-cell>
          <table:table-cell table:number-columns-repeated="3"/>
        </table:table-row>
        <table:table-row table:style-name="ro1">
          <table:table-cell office:value-type="float" office:value="36452153" calcext:value-type="float">
            <text:p>36452153</text:p>
          </table:table-cell>
          <table:table-cell office:value-type="float" office:value="6341322" calcext:value-type="float">
            <text:p>6341322</text:p>
          </table:table-cell>
          <table:table-cell table:number-columns-repeated="3"/>
        </table:table-row>
        <table:table-row table:style-name="ro1">
          <table:table-cell office:value-type="float" office:value="37336428" calcext:value-type="float">
            <text:p>37336428</text:p>
          </table:table-cell>
          <table:table-cell office:value-type="float" office:value="7852385" calcext:value-type="float">
            <text:p>7852385</text:p>
          </table:table-cell>
          <table:table-cell table:number-columns-repeated="3"/>
        </table:table-row>
        <table:table-row table:style-name="ro1">
          <table:table-cell office:value-type="float" office:value="35680553" calcext:value-type="float">
            <text:p>35680553</text:p>
          </table:table-cell>
          <table:table-cell office:value-type="float" office:value="6526115" calcext:value-type="float">
            <text:p>6526115</text:p>
          </table:table-cell>
          <table:table-cell table:number-columns-repeated="3"/>
        </table:table-row>
        <table:table-row table:style-name="ro1">
          <table:table-cell office:value-type="float" office:value="37383008" calcext:value-type="float">
            <text:p>37383008</text:p>
          </table:table-cell>
          <table:table-cell office:value-type="float" office:value="6507277" calcext:value-type="float">
            <text:p>6507277</text:p>
          </table:table-cell>
          <table:table-cell table:number-columns-repeated="3"/>
        </table:table-row>
        <table:table-row table:style-name="ro1">
          <table:table-cell office:value-type="float" office:value="35658275" calcext:value-type="float">
            <text:p>35658275</text:p>
          </table:table-cell>
          <table:table-cell office:value-type="float" office:value="6456410" calcext:value-type="float">
            <text:p>6456410</text:p>
          </table:table-cell>
          <table:table-cell table:number-columns-repeated="3"/>
        </table:table-row>
        <table:table-row table:style-name="ro1">
          <table:table-cell office:value-type="float" office:value="14351547" calcext:value-type="float">
            <text:p>14351547</text:p>
          </table:table-cell>
          <table:table-cell office:value-type="float" office:value="7062284" calcext:value-type="float">
            <text:p>7062284</text:p>
          </table:table-cell>
          <table:table-cell table:number-columns-repeated="3"/>
        </table:table-row>
        <table:table-row table:style-name="ro1">
          <table:table-cell office:value-type="float" office:value="62746506" calcext:value-type="float">
            <text:p>62746506</text:p>
          </table:table-cell>
          <table:table-cell office:value-type="float" office:value="6188157" calcext:value-type="float">
            <text:p>6188157</text:p>
          </table:table-cell>
          <table:table-cell table:number-columns-repeated="3"/>
        </table:table-row>
        <table:table-row table:style-name="ro1">
          <table:table-cell office:value-type="float" office:value="36983913" calcext:value-type="float">
            <text:p>36983913</text:p>
          </table:table-cell>
          <table:table-cell office:value-type="float" office:value="8194672" calcext:value-type="float">
            <text:p>8194672</text:p>
          </table:table-cell>
          <table:table-cell table:number-columns-repeated="3"/>
        </table:table-row>
        <table:table-row table:style-name="ro1">
          <table:table-cell office:value-type="float" office:value="61742896" calcext:value-type="float">
            <text:p>61742896</text:p>
          </table:table-cell>
          <table:table-cell office:value-type="float" office:value="7210519" calcext:value-type="float">
            <text:p>7210519</text:p>
          </table:table-cell>
          <table:table-cell table:number-columns-repeated="3"/>
        </table:table-row>
        <table:table-row table:style-name="ro1">
          <table:table-cell office:value-type="float" office:value="61637163" calcext:value-type="float">
            <text:p>61637163</text:p>
          </table:table-cell>
          <table:table-cell office:value-type="float" office:value="5866610" calcext:value-type="float">
            <text:p>5866610</text:p>
          </table:table-cell>
          <table:table-cell table:number-columns-repeated="3"/>
        </table:table-row>
        <table:table-row table:style-name="ro1">
          <table:table-cell office:value-type="float" office:value="61227069" calcext:value-type="float">
            <text:p>61227069</text:p>
          </table:table-cell>
          <table:table-cell office:value-type="float" office:value="5952664" calcext:value-type="float">
            <text:p>5952664</text:p>
          </table:table-cell>
          <table:table-cell table:number-columns-repeated="3"/>
        </table:table-row>
        <table:table-row table:style-name="ro1">
          <table:table-cell office:value-type="float" office:value="35744336" calcext:value-type="float">
            <text:p>35744336</text:p>
          </table:table-cell>
          <table:table-cell office:value-type="float" office:value="6466873" calcext:value-type="float">
            <text:p>6466873</text:p>
          </table:table-cell>
          <table:table-cell table:number-columns-repeated="3"/>
        </table:table-row>
        <table:table-row table:style-name="ro1">
          <table:table-cell office:value-type="float" office:value="62325768" calcext:value-type="float">
            <text:p>62325768</text:p>
          </table:table-cell>
          <table:table-cell office:value-type="float" office:value="7269590" calcext:value-type="float">
            <text:p>7269590</text:p>
          </table:table-cell>
          <table:table-cell table:number-columns-repeated="3"/>
        </table:table-row>
        <table:table-row table:style-name="ro1">
          <table:table-cell office:value-type="float" office:value="62493490" calcext:value-type="float">
            <text:p>62493490</text:p>
          </table:table-cell>
          <table:table-cell office:value-type="float" office:value="7444116" calcext:value-type="float">
            <text:p>7444116</text:p>
          </table:table-cell>
          <table:table-cell table:number-columns-repeated="3"/>
        </table:table-row>
        <table:table-row table:style-name="ro1">
          <table:table-cell office:value-type="float" office:value="36316292" calcext:value-type="float">
            <text:p>36316292</text:p>
          </table:table-cell>
          <table:table-cell office:value-type="float" office:value="6447328" calcext:value-type="float">
            <text:p>6447328</text:p>
          </table:table-cell>
          <table:table-cell table:number-columns-repeated="3"/>
        </table:table-row>
        <table:table-row table:style-name="ro1">
          <table:table-cell office:value-type="float" office:value="35786908" calcext:value-type="float">
            <text:p>35786908</text:p>
          </table:table-cell>
          <table:table-cell office:value-type="float" office:value="5994852" calcext:value-type="float">
            <text:p>5994852</text:p>
          </table:table-cell>
          <table:table-cell table:number-columns-repeated="3"/>
        </table:table-row>
        <table:table-row table:style-name="ro1">
          <table:table-cell office:value-type="float" office:value="36080446" calcext:value-type="float">
            <text:p>36080446</text:p>
          </table:table-cell>
          <table:table-cell office:value-type="float" office:value="6064280" calcext:value-type="float">
            <text:p>6064280</text:p>
          </table:table-cell>
          <table:table-cell table:number-columns-repeated="3"/>
        </table:table-row>
        <table:table-row table:style-name="ro1">
          <table:table-cell office:value-type="float" office:value="44669409" calcext:value-type="float">
            <text:p>44669409</text:p>
          </table:table-cell>
          <table:table-cell office:value-type="float" office:value="10379153" calcext:value-type="float">
            <text:p>10379153</text:p>
          </table:table-cell>
          <table:table-cell table:number-columns-repeated="3"/>
        </table:table-row>
        <table:table-row table:style-name="ro1">
          <table:table-cell office:value-type="float" office:value="62441386" calcext:value-type="float">
            <text:p>62441386</text:p>
          </table:table-cell>
          <table:table-cell office:value-type="float" office:value="7369376" calcext:value-type="float">
            <text:p>7369376</text:p>
          </table:table-cell>
          <table:table-cell table:number-columns-repeated="3"/>
        </table:table-row>
        <table:table-row table:style-name="ro1">
          <table:table-cell office:value-type="float" office:value="36790557" calcext:value-type="float">
            <text:p>36790557</text:p>
          </table:table-cell>
          <table:table-cell office:value-type="float" office:value="7962574" calcext:value-type="float">
            <text:p>7962574</text:p>
          </table:table-cell>
          <table:table-cell table:number-columns-repeated="3"/>
        </table:table-row>
        <table:table-row table:style-name="ro1">
          <table:table-cell office:value-type="float" office:value="36368033" calcext:value-type="float">
            <text:p>36368033</text:p>
          </table:table-cell>
          <table:table-cell office:value-type="float" office:value="6128441" calcext:value-type="float">
            <text:p>6128441</text:p>
          </table:table-cell>
          <table:table-cell table:number-columns-repeated="3"/>
        </table:table-row>
        <table:table-row table:style-name="ro1">
          <table:table-cell office:value-type="float" office:value="37823512" calcext:value-type="float">
            <text:p>37823512</text:p>
          </table:table-cell>
          <table:table-cell office:value-type="float" office:value="7854135" calcext:value-type="float">
            <text:p>7854135</text:p>
          </table:table-cell>
          <table:table-cell table:number-columns-repeated="3"/>
        </table:table-row>
        <table:table-row table:style-name="ro1">
          <table:table-cell office:value-type="float" office:value="36359073" calcext:value-type="float">
            <text:p>36359073</text:p>
          </table:table-cell>
          <table:table-cell office:value-type="float" office:value="6171058" calcext:value-type="float">
            <text:p>6171058</text:p>
          </table:table-cell>
          <table:table-cell table:number-columns-repeated="3"/>
        </table:table-row>
        <table:table-row table:style-name="ro1">
          <table:table-cell office:value-type="float" office:value="36542697" calcext:value-type="float">
            <text:p>36542697</text:p>
          </table:table-cell>
          <table:table-cell office:value-type="float" office:value="6472120" calcext:value-type="float">
            <text:p>6472120</text:p>
          </table:table-cell>
          <table:table-cell table:number-columns-repeated="3"/>
        </table:table-row>
        <table:table-row table:style-name="ro1">
          <table:table-cell office:value-type="float" office:value="36742216" calcext:value-type="float">
            <text:p>36742216</text:p>
          </table:table-cell>
          <table:table-cell office:value-type="float" office:value="7804359" calcext:value-type="float">
            <text:p>7804359</text:p>
          </table:table-cell>
          <table:table-cell table:number-columns-repeated="3"/>
        </table:table-row>
        <table:table-row table:style-name="ro1">
          <table:table-cell office:value-type="float" office:value="14351897" calcext:value-type="float">
            <text:p>14351897</text:p>
          </table:table-cell>
          <table:table-cell office:value-type="float" office:value="5848238" calcext:value-type="float">
            <text:p>5848238</text:p>
          </table:table-cell>
          <table:table-cell table:number-columns-repeated="3"/>
        </table:table-row>
        <table:table-row table:style-name="ro1">
          <table:table-cell office:value-type="float" office:value="36423235" calcext:value-type="float">
            <text:p>36423235</text:p>
          </table:table-cell>
          <table:table-cell office:value-type="float" office:value="6206556" calcext:value-type="float">
            <text:p>6206556</text:p>
          </table:table-cell>
          <table:table-cell table:number-columns-repeated="3"/>
        </table:table-row>
        <table:table-row table:style-name="ro1">
          <table:table-cell office:value-type="float" office:value="15014740" calcext:value-type="float">
            <text:p>15014740</text:p>
          </table:table-cell>
          <table:table-cell office:value-type="float" office:value="7302339" calcext:value-type="float">
            <text:p>7302339</text:p>
          </table:table-cell>
          <table:table-cell table:number-columns-repeated="3"/>
        </table:table-row>
        <table:table-row table:style-name="ro1">
          <table:table-cell office:value-type="float" office:value="62459331" calcext:value-type="float">
            <text:p>62459331</text:p>
          </table:table-cell>
          <table:table-cell office:value-type="float" office:value="7261550" calcext:value-type="float">
            <text:p>7261550</text:p>
          </table:table-cell>
          <table:table-cell table:number-columns-repeated="3"/>
        </table:table-row>
        <table:table-row table:style-name="ro1">
          <table:table-cell office:value-type="float" office:value="36291440" calcext:value-type="float">
            <text:p>36291440</text:p>
          </table:table-cell>
          <table:table-cell office:value-type="float" office:value="6360181" calcext:value-type="float">
            <text:p>6360181</text:p>
          </table:table-cell>
          <table:table-cell table:number-columns-repeated="3"/>
        </table:table-row>
        <table:table-row table:style-name="ro1">
          <table:table-cell office:value-type="float" office:value="61665600" calcext:value-type="float">
            <text:p>61665600</text:p>
          </table:table-cell>
          <table:table-cell office:value-type="float" office:value="5881155" calcext:value-type="float">
            <text:p>5881155</text:p>
          </table:table-cell>
          <table:table-cell table:number-columns-repeated="3"/>
        </table:table-row>
        <table:table-row table:style-name="ro1">
          <table:table-cell office:value-type="float" office:value="36089328" calcext:value-type="float">
            <text:p>36089328</text:p>
          </table:table-cell>
          <table:table-cell office:value-type="float" office:value="6180268" calcext:value-type="float">
            <text:p>6180268</text:p>
          </table:table-cell>
          <table:table-cell table:number-columns-repeated="3"/>
        </table:table-row>
        <table:table-row table:style-name="ro1">
          <table:table-cell office:value-type="float" office:value="37003011" calcext:value-type="float">
            <text:p>37003011</text:p>
          </table:table-cell>
          <table:table-cell office:value-type="float" office:value="8056080" calcext:value-type="float">
            <text:p>8056080</text:p>
          </table:table-cell>
          <table:table-cell table:number-columns-repeated="3"/>
        </table:table-row>
        <table:table-row table:style-name="ro1">
          <table:table-cell office:value-type="float" office:value="38501577" calcext:value-type="float">
            <text:p>38501577</text:p>
          </table:table-cell>
          <table:table-cell office:value-type="float" office:value="11541814" calcext:value-type="float">
            <text:p>11541814</text:p>
          </table:table-cell>
          <table:table-cell table:number-columns-repeated="3"/>
        </table:table-row>
        <table:table-row table:style-name="ro1">
          <table:table-cell office:value-type="float" office:value="18325769" calcext:value-type="float">
            <text:p>18325769</text:p>
          </table:table-cell>
          <table:table-cell office:value-type="float" office:value="10425857" calcext:value-type="float">
            <text:p>10425857</text:p>
          </table:table-cell>
          <table:table-cell table:number-columns-repeated="3"/>
        </table:table-row>
        <table:table-row table:style-name="ro1">
          <table:table-cell office:value-type="float" office:value="62303867" calcext:value-type="float">
            <text:p>62303867</text:p>
          </table:table-cell>
          <table:table-cell office:value-type="float" office:value="7411408" calcext:value-type="float">
            <text:p>7411408</text:p>
          </table:table-cell>
          <table:table-cell table:number-columns-repeated="3"/>
        </table:table-row>
        <table:table-row table:style-name="ro1">
          <table:table-cell office:value-type="float" office:value="36471415" calcext:value-type="float">
            <text:p>36471415</text:p>
          </table:table-cell>
          <table:table-cell office:value-type="float" office:value="6541555" calcext:value-type="float">
            <text:p>6541555</text:p>
          </table:table-cell>
          <table:table-cell table:number-columns-repeated="3"/>
        </table:table-row>
        <table:table-row table:style-name="ro1">
          <table:table-cell office:value-type="float" office:value="65247534" calcext:value-type="float">
            <text:p>65247534</text:p>
          </table:table-cell>
          <table:table-cell office:value-type="float" office:value="7411830" calcext:value-type="float">
            <text:p>7411830</text:p>
          </table:table-cell>
          <table:table-cell table:number-columns-repeated="3"/>
        </table:table-row>
        <table:table-row table:style-name="ro1">
          <table:table-cell office:value-type="float" office:value="63040472" calcext:value-type="float">
            <text:p>63040472</text:p>
          </table:table-cell>
          <table:table-cell office:value-type="float" office:value="7492552" calcext:value-type="float">
            <text:p>7492552</text:p>
          </table:table-cell>
          <table:table-cell table:number-columns-repeated="3"/>
        </table:table-row>
        <table:table-row table:style-name="ro1">
          <table:table-cell office:value-type="float" office:value="14309121" calcext:value-type="float">
            <text:p>14309121</text:p>
          </table:table-cell>
          <table:table-cell office:value-type="float" office:value="7089686" calcext:value-type="float">
            <text:p>7089686</text:p>
          </table:table-cell>
          <table:table-cell table:number-columns-repeated="3"/>
        </table:table-row>
        <table:table-row table:style-name="ro1">
          <table:table-cell office:value-type="float" office:value="62233056" calcext:value-type="float">
            <text:p>62233056</text:p>
          </table:table-cell>
          <table:table-cell office:value-type="float" office:value="7411035" calcext:value-type="float">
            <text:p>7411035</text:p>
          </table:table-cell>
          <table:table-cell table:number-columns-repeated="3"/>
        </table:table-row>
        <table:table-row table:style-name="ro1">
          <table:table-cell office:value-type="float" office:value="62638035" calcext:value-type="float">
            <text:p>62638035</text:p>
          </table:table-cell>
          <table:table-cell office:value-type="float" office:value="5856939" calcext:value-type="float">
            <text:p>5856939</text:p>
          </table:table-cell>
          <table:table-cell table:number-columns-repeated="3"/>
        </table:table-row>
        <table:table-row table:style-name="ro1">
          <table:table-cell office:value-type="float" office:value="62156373" calcext:value-type="float">
            <text:p>62156373</text:p>
          </table:table-cell>
          <table:table-cell office:value-type="float" office:value="7419280" calcext:value-type="float">
            <text:p>7419280</text:p>
          </table:table-cell>
          <table:table-cell table:number-columns-repeated="3"/>
        </table:table-row>
        <table:table-row table:style-name="ro1">
          <table:table-cell office:value-type="float" office:value="36057313" calcext:value-type="float">
            <text:p>36057313</text:p>
          </table:table-cell>
          <table:table-cell office:value-type="float" office:value="8332594" calcext:value-type="float">
            <text:p>8332594</text:p>
          </table:table-cell>
          <table:table-cell table:number-columns-repeated="3"/>
        </table:table-row>
        <table:table-row table:style-name="ro1">
          <table:table-cell office:value-type="float" office:value="61826778" calcext:value-type="float">
            <text:p>61826778</text:p>
          </table:table-cell>
          <table:table-cell office:value-type="float" office:value="7525829" calcext:value-type="float">
            <text:p>7525829</text:p>
          </table:table-cell>
          <table:table-cell table:number-columns-repeated="3"/>
        </table:table-row>
        <table:table-row table:style-name="ro1">
          <table:table-cell office:value-type="float" office:value="35898062" calcext:value-type="float">
            <text:p>35898062</text:p>
          </table:table-cell>
          <table:table-cell office:value-type="float" office:value="5966494" calcext:value-type="float">
            <text:p>5966494</text:p>
          </table:table-cell>
          <table:table-cell table:number-columns-repeated="3"/>
        </table:table-row>
        <table:table-row table:style-name="ro1">
          <table:table-cell office:value-type="float" office:value="61803965" calcext:value-type="float">
            <text:p>61803965</text:p>
          </table:table-cell>
          <table:table-cell office:value-type="float" office:value="7468646" calcext:value-type="float">
            <text:p>7468646</text:p>
          </table:table-cell>
          <table:table-cell table:number-columns-repeated="3"/>
        </table:table-row>
        <table:table-row table:style-name="ro1">
          <table:table-cell office:value-type="float" office:value="61356802" calcext:value-type="float">
            <text:p>61356802</text:p>
          </table:table-cell>
          <table:table-cell office:value-type="float" office:value="7642712" calcext:value-type="float">
            <text:p>7642712</text:p>
          </table:table-cell>
          <table:table-cell table:number-columns-repeated="3"/>
        </table:table-row>
        <table:table-row table:style-name="ro1">
          <table:table-cell office:value-type="float" office:value="66113412" calcext:value-type="float">
            <text:p>66113412</text:p>
          </table:table-cell>
          <table:table-cell office:value-type="float" office:value="5883574" calcext:value-type="float">
            <text:p>5883574</text:p>
          </table:table-cell>
          <table:table-cell table:number-columns-repeated="3"/>
        </table:table-row>
        <table:table-row table:style-name="ro1">
          <table:table-cell office:value-type="float" office:value="36182377" calcext:value-type="float">
            <text:p>36182377</text:p>
          </table:table-cell>
          <table:table-cell office:value-type="float" office:value="6129691" calcext:value-type="float">
            <text:p>6129691</text:p>
          </table:table-cell>
          <table:table-cell table:number-columns-repeated="3"/>
        </table:table-row>
        <table:table-row table:style-name="ro1">
          <table:table-cell office:value-type="float" office:value="14205755" calcext:value-type="float">
            <text:p>14205755</text:p>
          </table:table-cell>
          <table:table-cell office:value-type="float" office:value="7115470" calcext:value-type="float">
            <text:p>7115470</text:p>
          </table:table-cell>
          <table:table-cell table:number-columns-repeated="3"/>
        </table:table-row>
        <table:table-row table:style-name="ro1">
          <table:table-cell office:value-type="float" office:value="56613658" calcext:value-type="float">
            <text:p>56613658</text:p>
          </table:table-cell>
          <table:table-cell office:value-type="float" office:value="13674043" calcext:value-type="float">
            <text:p>13674043</text:p>
          </table:table-cell>
          <table:table-cell table:number-columns-repeated="3"/>
        </table:table-row>
        <table:table-row table:style-name="ro1">
          <table:table-cell office:value-type="float" office:value="35708373" calcext:value-type="float">
            <text:p>35708373</text:p>
          </table:table-cell>
          <table:table-cell office:value-type="float" office:value="6267404" calcext:value-type="float">
            <text:p>6267404</text:p>
          </table:table-cell>
          <table:table-cell table:number-columns-repeated="3"/>
        </table:table-row>
        <table:table-row table:style-name="ro1">
          <table:table-cell office:value-type="float" office:value="61725473" calcext:value-type="float">
            <text:p>61725473</text:p>
          </table:table-cell>
          <table:table-cell office:value-type="float" office:value="7428432" calcext:value-type="float">
            <text:p>7428432</text:p>
          </table:table-cell>
          <table:table-cell table:number-columns-repeated="3"/>
        </table:table-row>
        <table:table-row table:style-name="ro1">
          <table:table-cell office:value-type="float" office:value="61854343" calcext:value-type="float">
            <text:p>61854343</text:p>
          </table:table-cell>
          <table:table-cell office:value-type="float" office:value="6024377" calcext:value-type="float">
            <text:p>6024377</text:p>
          </table:table-cell>
          <table:table-cell table:number-columns-repeated="3"/>
        </table:table-row>
        <table:table-row table:style-name="ro1">
          <table:table-cell office:value-type="float" office:value="37091055" calcext:value-type="float">
            <text:p>37091055</text:p>
          </table:table-cell>
          <table:table-cell office:value-type="float" office:value="7754385" calcext:value-type="float">
            <text:p>7754385</text:p>
          </table:table-cell>
          <table:table-cell table:number-columns-repeated="3"/>
        </table:table-row>
        <table:table-row table:style-name="ro1">
          <table:table-cell office:value-type="float" office:value="36763193" calcext:value-type="float">
            <text:p>36763193</text:p>
          </table:table-cell>
          <table:table-cell office:value-type="float" office:value="7957713" calcext:value-type="float">
            <text:p>7957713</text:p>
          </table:table-cell>
          <table:table-cell table:number-columns-repeated="3"/>
        </table:table-row>
        <table:table-row table:style-name="ro1">
          <table:table-cell office:value-type="float" office:value="14198041" calcext:value-type="float">
            <text:p>14198041</text:p>
          </table:table-cell>
          <table:table-cell office:value-type="float" office:value="7043710" calcext:value-type="float">
            <text:p>7043710</text:p>
          </table:table-cell>
          <table:table-cell table:number-columns-repeated="3"/>
        </table:table-row>
        <table:table-row table:style-name="ro1">
          <table:table-cell office:value-type="float" office:value="36609704" calcext:value-type="float">
            <text:p>36609704</text:p>
          </table:table-cell>
          <table:table-cell office:value-type="float" office:value="8027295" calcext:value-type="float">
            <text:p>8027295</text:p>
          </table:table-cell>
          <table:table-cell table:number-columns-repeated="3"/>
        </table:table-row>
        <table:table-row table:style-name="ro1">
          <table:table-cell office:value-type="float" office:value="37727781" calcext:value-type="float">
            <text:p>37727781</text:p>
          </table:table-cell>
          <table:table-cell office:value-type="float" office:value="6147680" calcext:value-type="float">
            <text:p>6147680</text:p>
          </table:table-cell>
          <table:table-cell table:number-columns-repeated="3"/>
        </table:table-row>
        <table:table-row table:style-name="ro1">
          <table:table-cell office:value-type="float" office:value="61887154" calcext:value-type="float">
            <text:p>61887154</text:p>
          </table:table-cell>
          <table:table-cell office:value-type="float" office:value="7475509" calcext:value-type="float">
            <text:p>7475509</text:p>
          </table:table-cell>
          <table:table-cell table:number-columns-repeated="3"/>
        </table:table-row>
        <table:table-row table:style-name="ro1">
          <table:table-cell office:value-type="float" office:value="62607874" calcext:value-type="float">
            <text:p>62607874</text:p>
          </table:table-cell>
          <table:table-cell office:value-type="float" office:value="7424080" calcext:value-type="float">
            <text:p>7424080</text:p>
          </table:table-cell>
          <table:table-cell table:number-columns-repeated="3"/>
        </table:table-row>
        <table:table-row table:style-name="ro1">
          <table:table-cell office:value-type="float" office:value="14073233" calcext:value-type="float">
            <text:p>14073233</text:p>
          </table:table-cell>
          <table:table-cell office:value-type="float" office:value="6954683" calcext:value-type="float">
            <text:p>6954683</text:p>
          </table:table-cell>
          <table:table-cell table:number-columns-repeated="3"/>
        </table:table-row>
        <table:table-row table:style-name="ro1">
          <table:table-cell office:value-type="float" office:value="64258311" calcext:value-type="float">
            <text:p>64258311</text:p>
          </table:table-cell>
          <table:table-cell office:value-type="float" office:value="7322236" calcext:value-type="float">
            <text:p>7322236</text:p>
          </table:table-cell>
          <table:table-cell table:number-columns-repeated="3"/>
        </table:table-row>
        <table:table-row table:style-name="ro1">
          <table:table-cell office:value-type="float" office:value="36412759" calcext:value-type="float">
            <text:p>36412759</text:p>
          </table:table-cell>
          <table:table-cell office:value-type="float" office:value="7691879" calcext:value-type="float">
            <text:p>7691879</text:p>
          </table:table-cell>
          <table:table-cell table:number-columns-repeated="3"/>
        </table:table-row>
        <table:table-row table:style-name="ro1">
          <table:table-cell office:value-type="float" office:value="36433425" calcext:value-type="float">
            <text:p>36433425</text:p>
          </table:table-cell>
          <table:table-cell office:value-type="float" office:value="6219901" calcext:value-type="float">
            <text:p>6219901</text:p>
          </table:table-cell>
          <table:table-cell table:number-columns-repeated="3"/>
        </table:table-row>
        <table:table-row table:style-name="ro1">
          <table:table-cell office:value-type="float" office:value="35662505" calcext:value-type="float">
            <text:p>35662505</text:p>
          </table:table-cell>
          <table:table-cell office:value-type="float" office:value="6383981" calcext:value-type="float">
            <text:p>6383981</text:p>
          </table:table-cell>
          <table:table-cell table:number-columns-repeated="3"/>
        </table:table-row>
        <table:table-row table:style-name="ro1">
          <table:table-cell office:value-type="float" office:value="35798599" calcext:value-type="float">
            <text:p>35798599</text:p>
          </table:table-cell>
          <table:table-cell office:value-type="float" office:value="5989046" calcext:value-type="float">
            <text:p>5989046</text:p>
          </table:table-cell>
          <table:table-cell table:number-columns-repeated="3"/>
        </table:table-row>
        <table:table-row table:style-name="ro1">
          <table:table-cell office:value-type="float" office:value="61189615" calcext:value-type="float">
            <text:p>61189615</text:p>
          </table:table-cell>
          <table:table-cell office:value-type="float" office:value="7348494" calcext:value-type="float">
            <text:p>7348494</text:p>
          </table:table-cell>
          <table:table-cell table:number-columns-repeated="3"/>
        </table:table-row>
        <table:table-row table:style-name="ro1">
          <table:table-cell office:value-type="float" office:value="14283076" calcext:value-type="float">
            <text:p>14283076</text:p>
          </table:table-cell>
          <table:table-cell office:value-type="float" office:value="7109383" calcext:value-type="float">
            <text:p>7109383</text:p>
          </table:table-cell>
          <table:table-cell table:number-columns-repeated="3"/>
        </table:table-row>
        <table:table-row table:style-name="ro1">
          <table:table-cell office:value-type="float" office:value="36508024" calcext:value-type="float">
            <text:p>36508024</text:p>
          </table:table-cell>
          <table:table-cell office:value-type="float" office:value="7876687" calcext:value-type="float">
            <text:p>7876687</text:p>
          </table:table-cell>
          <table:table-cell table:number-columns-repeated="3"/>
        </table:table-row>
        <table:table-row table:style-name="ro1">
          <table:table-cell office:value-type="float" office:value="35699778" calcext:value-type="float">
            <text:p>35699778</text:p>
          </table:table-cell>
          <table:table-cell office:value-type="float" office:value="6060573" calcext:value-type="float">
            <text:p>6060573</text:p>
          </table:table-cell>
          <table:table-cell table:number-columns-repeated="3"/>
        </table:table-row>
        <table:table-row table:style-name="ro1">
          <table:table-cell office:value-type="float" office:value="63125382" calcext:value-type="float">
            <text:p>63125382</text:p>
          </table:table-cell>
          <table:table-cell office:value-type="float" office:value="7579335" calcext:value-type="float">
            <text:p>7579335</text:p>
          </table:table-cell>
          <table:table-cell table:number-columns-repeated="3"/>
        </table:table-row>
        <table:table-row table:style-name="ro1">
          <table:table-cell office:value-type="float" office:value="14647924" calcext:value-type="float">
            <text:p>14647924</text:p>
          </table:table-cell>
          <table:table-cell office:value-type="float" office:value="6016790" calcext:value-type="float">
            <text:p>6016790</text:p>
          </table:table-cell>
          <table:table-cell table:number-columns-repeated="3"/>
        </table:table-row>
        <table:table-row table:style-name="ro1">
          <table:table-cell office:value-type="float" office:value="36442458" calcext:value-type="float">
            <text:p>36442458</text:p>
          </table:table-cell>
          <table:table-cell office:value-type="float" office:value="6278126" calcext:value-type="float">
            <text:p>6278126</text:p>
          </table:table-cell>
          <table:table-cell table:number-columns-repeated="3"/>
        </table:table-row>
        <table:table-row table:style-name="ro1">
          <table:table-cell office:value-type="float" office:value="36877454" calcext:value-type="float">
            <text:p>36877454</text:p>
          </table:table-cell>
          <table:table-cell office:value-type="float" office:value="7740426" calcext:value-type="float">
            <text:p>7740426</text:p>
          </table:table-cell>
          <table:table-cell table:number-columns-repeated="3"/>
        </table:table-row>
        <table:table-row table:style-name="ro1">
          <table:table-cell office:value-type="float" office:value="36414830" calcext:value-type="float">
            <text:p>36414830</text:p>
          </table:table-cell>
          <table:table-cell office:value-type="float" office:value="6332390" calcext:value-type="float">
            <text:p>6332390</text:p>
          </table:table-cell>
          <table:table-cell table:number-columns-repeated="3"/>
        </table:table-row>
        <table:table-row table:style-name="ro1">
          <table:table-cell office:value-type="float" office:value="37387211" calcext:value-type="float">
            <text:p>37387211</text:p>
          </table:table-cell>
          <table:table-cell office:value-type="float" office:value="7452278" calcext:value-type="float">
            <text:p>7452278</text:p>
          </table:table-cell>
          <table:table-cell table:number-columns-repeated="3"/>
        </table:table-row>
        <table:table-row table:style-name="ro1">
          <table:table-cell office:value-type="float" office:value="73191065" calcext:value-type="float">
            <text:p>73191065</text:p>
          </table:table-cell>
          <table:table-cell office:value-type="float" office:value="8031179" calcext:value-type="float">
            <text:p>8031179</text:p>
          </table:table-cell>
          <table:table-cell table:number-columns-repeated="3"/>
        </table:table-row>
        <table:table-row table:style-name="ro1">
          <table:table-cell office:value-type="float" office:value="37380259" calcext:value-type="float">
            <text:p>37380259</text:p>
          </table:table-cell>
          <table:table-cell office:value-type="float" office:value="6433593" calcext:value-type="float">
            <text:p>6433593</text:p>
          </table:table-cell>
          <table:table-cell table:number-columns-repeated="3"/>
        </table:table-row>
        <table:table-row table:style-name="ro1">
          <table:table-cell office:value-type="float" office:value="14401141" calcext:value-type="float">
            <text:p>14401141</text:p>
          </table:table-cell>
          <table:table-cell office:value-type="float" office:value="7100254" calcext:value-type="float">
            <text:p>7100254</text:p>
          </table:table-cell>
          <table:table-cell table:number-columns-repeated="3"/>
        </table:table-row>
        <table:table-row table:style-name="ro1">
          <table:table-cell office:value-type="float" office:value="62815110" calcext:value-type="float">
            <text:p>62815110</text:p>
          </table:table-cell>
          <table:table-cell office:value-type="float" office:value="7546209" calcext:value-type="float">
            <text:p>7546209</text:p>
          </table:table-cell>
          <table:table-cell table:number-columns-repeated="3"/>
        </table:table-row>
        <table:table-row table:style-name="ro1">
          <table:table-cell office:value-type="float" office:value="38068800" calcext:value-type="float">
            <text:p>38068800</text:p>
          </table:table-cell>
          <table:table-cell office:value-type="float" office:value="6212655" calcext:value-type="float">
            <text:p>6212655</text:p>
          </table:table-cell>
          <table:table-cell table:number-columns-repeated="3"/>
        </table:table-row>
        <table:table-row table:style-name="ro1">
          <table:table-cell office:value-type="float" office:value="62879978" calcext:value-type="float">
            <text:p>62879978</text:p>
          </table:table-cell>
          <table:table-cell office:value-type="float" office:value="5961066" calcext:value-type="float">
            <text:p>5961066</text:p>
          </table:table-cell>
          <table:table-cell table:number-columns-repeated="3"/>
        </table:table-row>
        <table:table-row table:style-name="ro1">
          <table:table-cell office:value-type="float" office:value="14061372" calcext:value-type="float">
            <text:p>14061372</text:p>
          </table:table-cell>
          <table:table-cell office:value-type="float" office:value="7030272" calcext:value-type="float">
            <text:p>7030272</text:p>
          </table:table-cell>
          <table:table-cell table:number-columns-repeated="3"/>
        </table:table-row>
        <table:table-row table:style-name="ro1">
          <table:table-cell office:value-type="float" office:value="36930258" calcext:value-type="float">
            <text:p>36930258</text:p>
          </table:table-cell>
          <table:table-cell office:value-type="float" office:value="7808301" calcext:value-type="float">
            <text:p>7808301</text:p>
          </table:table-cell>
          <table:table-cell table:number-columns-repeated="3"/>
        </table:table-row>
        <table:table-row table:style-name="ro1">
          <table:table-cell office:value-type="float" office:value="36496154" calcext:value-type="float">
            <text:p>36496154</text:p>
          </table:table-cell>
          <table:table-cell office:value-type="float" office:value="6245071" calcext:value-type="float">
            <text:p>6245071</text:p>
          </table:table-cell>
          <table:table-cell table:number-columns-repeated="3"/>
        </table:table-row>
        <table:table-row table:style-name="ro1">
          <table:table-cell office:value-type="float" office:value="36321922" calcext:value-type="float">
            <text:p>36321922</text:p>
          </table:table-cell>
          <table:table-cell office:value-type="float" office:value="8019779" calcext:value-type="float">
            <text:p>8019779</text:p>
          </table:table-cell>
          <table:table-cell table:number-columns-repeated="3"/>
        </table:table-row>
        <table:table-row table:style-name="ro1">
          <table:table-cell office:value-type="float" office:value="62490754" calcext:value-type="float">
            <text:p>62490754</text:p>
          </table:table-cell>
          <table:table-cell office:value-type="float" office:value="7415898" calcext:value-type="float">
            <text:p>7415898</text:p>
          </table:table-cell>
          <table:table-cell table:number-columns-repeated="3"/>
        </table:table-row>
        <table:table-row table:style-name="ro1">
          <table:table-cell office:value-type="float" office:value="62805238" calcext:value-type="float">
            <text:p>62805238</text:p>
          </table:table-cell>
          <table:table-cell office:value-type="float" office:value="7536008" calcext:value-type="float">
            <text:p>7536008</text:p>
          </table:table-cell>
          <table:table-cell table:number-columns-repeated="3"/>
        </table:table-row>
        <table:table-row table:style-name="ro1">
          <table:table-cell office:value-type="float" office:value="14249572" calcext:value-type="float">
            <text:p>14249572</text:p>
          </table:table-cell>
          <table:table-cell office:value-type="float" office:value="6954618" calcext:value-type="float">
            <text:p>6954618</text:p>
          </table:table-cell>
          <table:table-cell table:number-columns-repeated="3"/>
        </table:table-row>
        <table:table-row table:style-name="ro1">
          <table:table-cell office:value-type="float" office:value="15009989" calcext:value-type="float">
            <text:p>15009989</text:p>
          </table:table-cell>
          <table:table-cell office:value-type="float" office:value="7568955" calcext:value-type="float">
            <text:p>7568955</text:p>
          </table:table-cell>
          <table:table-cell table:number-columns-repeated="3"/>
        </table:table-row>
        <table:table-row table:style-name="ro1">
          <table:table-cell office:value-type="float" office:value="36503548" calcext:value-type="float">
            <text:p>36503548</text:p>
          </table:table-cell>
          <table:table-cell office:value-type="float" office:value="6185077" calcext:value-type="float">
            <text:p>6185077</text:p>
          </table:table-cell>
          <table:table-cell table:number-columns-repeated="3"/>
        </table:table-row>
        <table:table-row table:style-name="ro1">
          <table:table-cell office:value-type="float" office:value="66689728" calcext:value-type="float">
            <text:p>66689728</text:p>
          </table:table-cell>
          <table:table-cell office:value-type="float" office:value="7050833" calcext:value-type="float">
            <text:p>7050833</text:p>
          </table:table-cell>
          <table:table-cell table:number-columns-repeated="3"/>
        </table:table-row>
        <table:table-row table:style-name="ro1">
          <table:table-cell office:value-type="float" office:value="63930221" calcext:value-type="float">
            <text:p>63930221</text:p>
          </table:table-cell>
          <table:table-cell office:value-type="float" office:value="7544976" calcext:value-type="float">
            <text:p>7544976</text:p>
          </table:table-cell>
          <table:table-cell table:number-columns-repeated="3"/>
        </table:table-row>
        <table:table-row table:style-name="ro1">
          <table:table-cell office:value-type="float" office:value="14541768" calcext:value-type="float">
            <text:p>14541768</text:p>
          </table:table-cell>
          <table:table-cell office:value-type="float" office:value="7169454" calcext:value-type="float">
            <text:p>7169454</text:p>
          </table:table-cell>
          <table:table-cell table:number-columns-repeated="3"/>
        </table:table-row>
        <table:table-row table:style-name="ro1">
          <table:table-cell office:value-type="float" office:value="62415645" calcext:value-type="float">
            <text:p>62415645</text:p>
          </table:table-cell>
          <table:table-cell office:value-type="float" office:value="6097574" calcext:value-type="float">
            <text:p>6097574</text:p>
          </table:table-cell>
          <table:table-cell table:number-columns-repeated="3"/>
        </table:table-row>
        <table:table-row table:style-name="ro1">
          <table:table-cell office:value-type="float" office:value="63355151" calcext:value-type="float">
            <text:p>63355151</text:p>
          </table:table-cell>
          <table:table-cell office:value-type="float" office:value="6015369" calcext:value-type="float">
            <text:p>6015369</text:p>
          </table:table-cell>
          <table:table-cell table:number-columns-repeated="3"/>
        </table:table-row>
        <table:table-row table:style-name="ro1">
          <table:table-cell office:value-type="float" office:value="36481887" calcext:value-type="float">
            <text:p>36481887</text:p>
          </table:table-cell>
          <table:table-cell office:value-type="float" office:value="6371920" calcext:value-type="float">
            <text:p>6371920</text:p>
          </table:table-cell>
          <table:table-cell table:number-columns-repeated="3"/>
        </table:table-row>
        <table:table-row table:style-name="ro1">
          <table:table-cell office:value-type="float" office:value="62752719" calcext:value-type="float">
            <text:p>62752719</text:p>
          </table:table-cell>
          <table:table-cell office:value-type="float" office:value="7473064" calcext:value-type="float">
            <text:p>7473064</text:p>
          </table:table-cell>
          <table:table-cell table:number-columns-repeated="3"/>
        </table:table-row>
        <table:table-row table:style-name="ro1">
          <table:table-cell office:value-type="float" office:value="36012952" calcext:value-type="float">
            <text:p>36012952</text:p>
          </table:table-cell>
          <table:table-cell office:value-type="float" office:value="6189550" calcext:value-type="float">
            <text:p>6189550</text:p>
          </table:table-cell>
          <table:table-cell table:number-columns-repeated="3"/>
        </table:table-row>
        <table:table-row table:style-name="ro1">
          <table:table-cell office:value-type="float" office:value="61793165" calcext:value-type="float">
            <text:p>61793165</text:p>
          </table:table-cell>
          <table:table-cell office:value-type="float" office:value="5850939" calcext:value-type="float">
            <text:p>5850939</text:p>
          </table:table-cell>
          <table:table-cell table:number-columns-repeated="3"/>
        </table:table-row>
        <table:table-row table:style-name="ro1">
          <table:table-cell office:value-type="float" office:value="63257795" calcext:value-type="float">
            <text:p>63257795</text:p>
          </table:table-cell>
          <table:table-cell office:value-type="float" office:value="5970174" calcext:value-type="float">
            <text:p>5970174</text:p>
          </table:table-cell>
          <table:table-cell table:number-columns-repeated="3"/>
        </table:table-row>
        <table:table-row table:style-name="ro1">
          <table:table-cell office:value-type="float" office:value="36424080" calcext:value-type="float">
            <text:p>36424080</text:p>
          </table:table-cell>
          <table:table-cell office:value-type="float" office:value="8129135" calcext:value-type="float">
            <text:p>8129135</text:p>
          </table:table-cell>
          <table:table-cell table:number-columns-repeated="3"/>
        </table:table-row>
        <table:table-row table:style-name="ro1">
          <table:table-cell office:value-type="float" office:value="36156613" calcext:value-type="float">
            <text:p>36156613</text:p>
          </table:table-cell>
          <table:table-cell office:value-type="float" office:value="6109553" calcext:value-type="float">
            <text:p>6109553</text:p>
          </table:table-cell>
          <table:table-cell table:number-columns-repeated="3"/>
        </table:table-row>
        <table:table-row table:style-name="ro1">
          <table:table-cell office:value-type="float" office:value="36363705" calcext:value-type="float">
            <text:p>36363705</text:p>
          </table:table-cell>
          <table:table-cell office:value-type="float" office:value="6453353" calcext:value-type="float">
            <text:p>6453353</text:p>
          </table:table-cell>
          <table:table-cell table:number-columns-repeated="3"/>
        </table:table-row>
        <table:table-row table:style-name="ro1">
          <table:table-cell office:value-type="float" office:value="66168171" calcext:value-type="float">
            <text:p>66168171</text:p>
          </table:table-cell>
          <table:table-cell office:value-type="float" office:value="7247466" calcext:value-type="float">
            <text:p>7247466</text:p>
          </table:table-cell>
          <table:table-cell table:number-columns-repeated="3"/>
        </table:table-row>
        <table:table-row table:style-name="ro1">
          <table:table-cell office:value-type="float" office:value="62839175" calcext:value-type="float">
            <text:p>62839175</text:p>
          </table:table-cell>
          <table:table-cell office:value-type="float" office:value="11049679" calcext:value-type="float">
            <text:p>11049679</text:p>
          </table:table-cell>
          <table:table-cell table:number-columns-repeated="3"/>
        </table:table-row>
        <table:table-row table:style-name="ro1">
          <table:table-cell office:value-type="float" office:value="63491766" calcext:value-type="float">
            <text:p>63491766</text:p>
          </table:table-cell>
          <table:table-cell office:value-type="float" office:value="7454587" calcext:value-type="float">
            <text:p>7454587</text:p>
          </table:table-cell>
          <table:table-cell table:number-columns-repeated="3"/>
        </table:table-row>
        <table:table-row table:style-name="ro1">
          <table:table-cell office:value-type="float" office:value="36787728" calcext:value-type="float">
            <text:p>36787728</text:p>
          </table:table-cell>
          <table:table-cell office:value-type="float" office:value="8340465" calcext:value-type="float">
            <text:p>8340465</text:p>
          </table:table-cell>
          <table:table-cell table:number-columns-repeated="3"/>
        </table:table-row>
        <table:table-row table:style-name="ro1">
          <table:table-cell office:value-type="float" office:value="63554967" calcext:value-type="float">
            <text:p>63554967</text:p>
          </table:table-cell>
          <table:table-cell office:value-type="float" office:value="5941564" calcext:value-type="float">
            <text:p>5941564</text:p>
          </table:table-cell>
          <table:table-cell table:number-columns-repeated="3"/>
        </table:table-row>
        <table:table-row table:style-name="ro1">
          <table:table-cell office:value-type="float" office:value="36585172" calcext:value-type="float">
            <text:p>36585172</text:p>
          </table:table-cell>
          <table:table-cell office:value-type="float" office:value="6316310" calcext:value-type="float">
            <text:p>6316310</text:p>
          </table:table-cell>
          <table:table-cell table:number-columns-repeated="3"/>
        </table:table-row>
        <table:table-row table:style-name="ro1">
          <table:table-cell office:value-type="float" office:value="36224807" calcext:value-type="float">
            <text:p>36224807</text:p>
          </table:table-cell>
          <table:table-cell office:value-type="float" office:value="6187015" calcext:value-type="float">
            <text:p>6187015</text:p>
          </table:table-cell>
          <table:table-cell table:number-columns-repeated="3"/>
        </table:table-row>
        <table:table-row table:style-name="ro1">
          <table:table-cell office:value-type="float" office:value="62387528" calcext:value-type="float">
            <text:p>62387528</text:p>
          </table:table-cell>
          <table:table-cell office:value-type="float" office:value="7399352" calcext:value-type="float">
            <text:p>7399352</text:p>
          </table:table-cell>
          <table:table-cell table:number-columns-repeated="3"/>
        </table:table-row>
        <table:table-row table:style-name="ro1">
          <table:table-cell office:value-type="float" office:value="62589122" calcext:value-type="float">
            <text:p>62589122</text:p>
          </table:table-cell>
          <table:table-cell office:value-type="float" office:value="7552657" calcext:value-type="float">
            <text:p>7552657</text:p>
          </table:table-cell>
          <table:table-cell table:number-columns-repeated="3"/>
        </table:table-row>
        <table:table-row table:style-name="ro1">
          <table:table-cell office:value-type="float" office:value="35980527" calcext:value-type="float">
            <text:p>35980527</text:p>
          </table:table-cell>
          <table:table-cell office:value-type="float" office:value="6389601" calcext:value-type="float">
            <text:p>6389601</text:p>
          </table:table-cell>
          <table:table-cell table:number-columns-repeated="3"/>
        </table:table-row>
        <table:table-row table:style-name="ro1">
          <table:table-cell office:value-type="float" office:value="14370630" calcext:value-type="float">
            <text:p>14370630</text:p>
          </table:table-cell>
          <table:table-cell office:value-type="float" office:value="5933727" calcext:value-type="float">
            <text:p>5933727</text:p>
          </table:table-cell>
          <table:table-cell table:number-columns-repeated="3"/>
        </table:table-row>
        <table:table-row table:style-name="ro1">
          <table:table-cell office:value-type="float" office:value="61758209" calcext:value-type="float">
            <text:p>61758209</text:p>
          </table:table-cell>
          <table:table-cell office:value-type="float" office:value="7757771" calcext:value-type="float">
            <text:p>7757771</text:p>
          </table:table-cell>
          <table:table-cell table:number-columns-repeated="3"/>
        </table:table-row>
        <table:table-row table:style-name="ro1">
          <table:table-cell office:value-type="float" office:value="63329607" calcext:value-type="float">
            <text:p>63329607</text:p>
          </table:table-cell>
          <table:table-cell office:value-type="float" office:value="7451527" calcext:value-type="float">
            <text:p>7451527</text:p>
          </table:table-cell>
          <table:table-cell table:number-columns-repeated="3"/>
        </table:table-row>
        <table:table-row table:style-name="ro1">
          <table:table-cell office:value-type="float" office:value="36367106" calcext:value-type="float">
            <text:p>36367106</text:p>
          </table:table-cell>
          <table:table-cell office:value-type="float" office:value="6202917" calcext:value-type="float">
            <text:p>6202917</text:p>
          </table:table-cell>
          <table:table-cell table:number-columns-repeated="3"/>
        </table:table-row>
        <table:table-row table:style-name="ro1">
          <table:table-cell office:value-type="float" office:value="63531675" calcext:value-type="float">
            <text:p>63531675</text:p>
          </table:table-cell>
          <table:table-cell office:value-type="float" office:value="7688984" calcext:value-type="float">
            <text:p>7688984</text:p>
          </table:table-cell>
          <table:table-cell table:number-columns-repeated="3"/>
        </table:table-row>
        <table:table-row table:style-name="ro1">
          <table:table-cell office:value-type="float" office:value="14346403" calcext:value-type="float">
            <text:p>14346403</text:p>
          </table:table-cell>
          <table:table-cell office:value-type="float" office:value="7154791" calcext:value-type="float">
            <text:p>7154791</text:p>
          </table:table-cell>
          <table:table-cell table:number-columns-repeated="3"/>
        </table:table-row>
        <table:table-row table:style-name="ro1">
          <table:table-cell office:value-type="float" office:value="62293163" calcext:value-type="float">
            <text:p>62293163</text:p>
          </table:table-cell>
          <table:table-cell office:value-type="float" office:value="7385280" calcext:value-type="float">
            <text:p>7385280</text:p>
          </table:table-cell>
          <table:table-cell table:number-columns-repeated="3"/>
        </table:table-row>
        <table:table-row table:style-name="ro1">
          <table:table-cell office:value-type="float" office:value="64289125" calcext:value-type="float">
            <text:p>64289125</text:p>
          </table:table-cell>
          <table:table-cell office:value-type="float" office:value="5955803" calcext:value-type="float">
            <text:p>5955803</text:p>
          </table:table-cell>
          <table:table-cell table:number-columns-repeated="3"/>
        </table:table-row>
        <table:table-row table:style-name="ro1">
          <table:table-cell office:value-type="float" office:value="35782351" calcext:value-type="float">
            <text:p>35782351</text:p>
          </table:table-cell>
          <table:table-cell office:value-type="float" office:value="6361687" calcext:value-type="float">
            <text:p>6361687</text:p>
          </table:table-cell>
          <table:table-cell table:number-columns-repeated="3"/>
        </table:table-row>
        <table:table-row table:style-name="ro1">
          <table:table-cell office:value-type="float" office:value="61594603" calcext:value-type="float">
            <text:p>61594603</text:p>
          </table:table-cell>
          <table:table-cell office:value-type="float" office:value="7431731" calcext:value-type="float">
            <text:p>7431731</text:p>
          </table:table-cell>
          <table:table-cell table:number-columns-repeated="3"/>
        </table:table-row>
        <table:table-row table:style-name="ro1">
          <table:table-cell office:value-type="float" office:value="64749797" calcext:value-type="float">
            <text:p>64749797</text:p>
          </table:table-cell>
          <table:table-cell office:value-type="float" office:value="8112706" calcext:value-type="float">
            <text:p>8112706</text:p>
          </table:table-cell>
          <table:table-cell table:number-columns-repeated="3"/>
        </table:table-row>
        <table:table-row table:style-name="ro1">
          <table:table-cell office:value-type="float" office:value="36659596" calcext:value-type="float">
            <text:p>36659596</text:p>
          </table:table-cell>
          <table:table-cell office:value-type="float" office:value="6178424" calcext:value-type="float">
            <text:p>6178424</text:p>
          </table:table-cell>
          <table:table-cell table:number-columns-repeated="3"/>
        </table:table-row>
        <table:table-row table:style-name="ro1">
          <table:table-cell office:value-type="float" office:value="14378281" calcext:value-type="float">
            <text:p>14378281</text:p>
          </table:table-cell>
          <table:table-cell office:value-type="float" office:value="7157878" calcext:value-type="float">
            <text:p>7157878</text:p>
          </table:table-cell>
          <table:table-cell table:number-columns-repeated="3"/>
        </table:table-row>
        <table:table-row table:style-name="ro1">
          <table:table-cell office:value-type="float" office:value="36115554" calcext:value-type="float">
            <text:p>36115554</text:p>
          </table:table-cell>
          <table:table-cell office:value-type="float" office:value="6245600" calcext:value-type="float">
            <text:p>6245600</text:p>
          </table:table-cell>
          <table:table-cell table:number-columns-repeated="3"/>
        </table:table-row>
        <table:table-row table:style-name="ro1">
          <table:table-cell office:value-type="float" office:value="62368030" calcext:value-type="float">
            <text:p>62368030</text:p>
          </table:table-cell>
          <table:table-cell office:value-type="float" office:value="7383148" calcext:value-type="float">
            <text:p>7383148</text:p>
          </table:table-cell>
          <table:table-cell table:number-columns-repeated="3"/>
        </table:table-row>
        <table:table-row table:style-name="ro1">
          <table:table-cell office:value-type="float" office:value="36367285" calcext:value-type="float">
            <text:p>36367285</text:p>
          </table:table-cell>
          <table:table-cell office:value-type="float" office:value="6501401" calcext:value-type="float">
            <text:p>6501401</text:p>
          </table:table-cell>
          <table:table-cell table:number-columns-repeated="3"/>
        </table:table-row>
        <table:table-row table:style-name="ro1">
          <table:table-cell office:value-type="float" office:value="36739804" calcext:value-type="float">
            <text:p>36739804</text:p>
          </table:table-cell>
          <table:table-cell office:value-type="float" office:value="8123812" calcext:value-type="float">
            <text:p>8123812</text:p>
          </table:table-cell>
          <table:table-cell table:number-columns-repeated="3"/>
        </table:table-row>
        <table:table-row table:style-name="ro1">
          <table:table-cell office:value-type="float" office:value="36429498" calcext:value-type="float">
            <text:p>36429498</text:p>
          </table:table-cell>
          <table:table-cell office:value-type="float" office:value="5956161" calcext:value-type="float">
            <text:p>5956161</text:p>
          </table:table-cell>
          <table:table-cell table:number-columns-repeated="3"/>
        </table:table-row>
        <table:table-row table:style-name="ro1">
          <table:table-cell office:value-type="float" office:value="36288551" calcext:value-type="float">
            <text:p>36288551</text:p>
          </table:table-cell>
          <table:table-cell office:value-type="float" office:value="6293771" calcext:value-type="float">
            <text:p>6293771</text:p>
          </table:table-cell>
          <table:table-cell table:number-columns-repeated="3"/>
        </table:table-row>
        <table:table-row table:style-name="ro1">
          <table:table-cell office:value-type="float" office:value="15035629" calcext:value-type="float">
            <text:p>15035629</text:p>
          </table:table-cell>
          <table:table-cell office:value-type="float" office:value="7027546" calcext:value-type="float">
            <text:p>7027546</text:p>
          </table:table-cell>
          <table:table-cell table:number-columns-repeated="3"/>
        </table:table-row>
        <table:table-row table:style-name="ro1">
          <table:table-cell office:value-type="float" office:value="62803454" calcext:value-type="float">
            <text:p>62803454</text:p>
          </table:table-cell>
          <table:table-cell office:value-type="float" office:value="5963663" calcext:value-type="float">
            <text:p>5963663</text:p>
          </table:table-cell>
          <table:table-cell table:number-columns-repeated="3"/>
        </table:table-row>
        <table:table-row table:style-name="ro1">
          <table:table-cell office:value-type="float" office:value="36142206" calcext:value-type="float">
            <text:p>36142206</text:p>
          </table:table-cell>
          <table:table-cell office:value-type="float" office:value="9716944" calcext:value-type="float">
            <text:p>9716944</text:p>
          </table:table-cell>
          <table:table-cell table:number-columns-repeated="3"/>
        </table:table-row>
        <table:table-row table:style-name="ro1">
          <table:table-cell office:value-type="float" office:value="37836749" calcext:value-type="float">
            <text:p>37836749</text:p>
          </table:table-cell>
          <table:table-cell office:value-type="float" office:value="8020720" calcext:value-type="float">
            <text:p>8020720</text:p>
          </table:table-cell>
          <table:table-cell table:number-columns-repeated="3"/>
        </table:table-row>
        <table:table-row table:style-name="ro1">
          <table:table-cell office:value-type="float" office:value="36206077" calcext:value-type="float">
            <text:p>36206077</text:p>
          </table:table-cell>
          <table:table-cell office:value-type="float" office:value="6475776" calcext:value-type="float">
            <text:p>6475776</text:p>
          </table:table-cell>
          <table:table-cell table:number-columns-repeated="3"/>
        </table:table-row>
        <table:table-row table:style-name="ro1">
          <table:table-cell office:value-type="float" office:value="36557972" calcext:value-type="float">
            <text:p>36557972</text:p>
          </table:table-cell>
          <table:table-cell office:value-type="float" office:value="6365370" calcext:value-type="float">
            <text:p>6365370</text:p>
          </table:table-cell>
          <table:table-cell table:number-columns-repeated="3"/>
        </table:table-row>
        <table:table-row table:style-name="ro1">
          <table:table-cell office:value-type="float" office:value="36823169" calcext:value-type="float">
            <text:p>36823169</text:p>
          </table:table-cell>
          <table:table-cell office:value-type="float" office:value="7321083" calcext:value-type="float">
            <text:p>7321083</text:p>
          </table:table-cell>
          <table:table-cell table:number-columns-repeated="3"/>
        </table:table-row>
        <table:table-row table:style-name="ro1">
          <table:table-cell office:value-type="float" office:value="62719816" calcext:value-type="float">
            <text:p>62719816</text:p>
          </table:table-cell>
          <table:table-cell office:value-type="float" office:value="6078104" calcext:value-type="float">
            <text:p>6078104</text:p>
          </table:table-cell>
          <table:table-cell table:number-columns-repeated="3"/>
        </table:table-row>
        <table:table-row table:style-name="ro1">
          <table:table-cell office:value-type="float" office:value="36079297" calcext:value-type="float">
            <text:p>36079297</text:p>
          </table:table-cell>
          <table:table-cell office:value-type="float" office:value="6199782" calcext:value-type="float">
            <text:p>6199782</text:p>
          </table:table-cell>
          <table:table-cell table:number-columns-repeated="3"/>
        </table:table-row>
        <table:table-row table:style-name="ro1">
          <table:table-cell office:value-type="float" office:value="14302105" calcext:value-type="float">
            <text:p>14302105</text:p>
          </table:table-cell>
          <table:table-cell office:value-type="float" office:value="5980679" calcext:value-type="float">
            <text:p>5980679</text:p>
          </table:table-cell>
          <table:table-cell table:number-columns-repeated="3"/>
        </table:table-row>
        <table:table-row table:style-name="ro1">
          <table:table-cell office:value-type="float" office:value="36229857" calcext:value-type="float">
            <text:p>36229857</text:p>
          </table:table-cell>
          <table:table-cell office:value-type="float" office:value="6435989" calcext:value-type="float">
            <text:p>6435989</text:p>
          </table:table-cell>
          <table:table-cell table:number-columns-repeated="3"/>
        </table:table-row>
        <table:table-row table:style-name="ro1">
          <table:table-cell office:value-type="float" office:value="14338052" calcext:value-type="float">
            <text:p>14338052</text:p>
          </table:table-cell>
          <table:table-cell office:value-type="float" office:value="7184214" calcext:value-type="float">
            <text:p>7184214</text:p>
          </table:table-cell>
          <table:table-cell table:number-columns-repeated="3"/>
        </table:table-row>
        <table:table-row table:style-name="ro1">
          <table:table-cell office:value-type="float" office:value="62529224" calcext:value-type="float">
            <text:p>62529224</text:p>
          </table:table-cell>
          <table:table-cell office:value-type="float" office:value="7446277" calcext:value-type="float">
            <text:p>7446277</text:p>
          </table:table-cell>
          <table:table-cell table:number-columns-repeated="3"/>
        </table:table-row>
        <table:table-row table:style-name="ro1">
          <table:table-cell office:value-type="float" office:value="36859021" calcext:value-type="float">
            <text:p>36859021</text:p>
          </table:table-cell>
          <table:table-cell office:value-type="float" office:value="6673010" calcext:value-type="float">
            <text:p>6673010</text:p>
          </table:table-cell>
          <table:table-cell table:number-columns-repeated="3"/>
        </table:table-row>
        <table:table-row table:style-name="ro1">
          <table:table-cell office:value-type="float" office:value="62868368" calcext:value-type="float">
            <text:p>62868368</text:p>
          </table:table-cell>
          <table:table-cell office:value-type="float" office:value="8274949" calcext:value-type="float">
            <text:p>8274949</text:p>
          </table:table-cell>
          <table:table-cell table:number-columns-repeated="3"/>
        </table:table-row>
        <table:table-row table:style-name="ro1">
          <table:table-cell office:value-type="float" office:value="62296857" calcext:value-type="float">
            <text:p>62296857</text:p>
          </table:table-cell>
          <table:table-cell office:value-type="float" office:value="7384917" calcext:value-type="float">
            <text:p>7384917</text:p>
          </table:table-cell>
          <table:table-cell table:number-columns-repeated="3"/>
        </table:table-row>
        <table:table-row table:style-name="ro1">
          <table:table-cell office:value-type="float" office:value="62479244" calcext:value-type="float">
            <text:p>62479244</text:p>
          </table:table-cell>
          <table:table-cell office:value-type="float" office:value="7476795" calcext:value-type="float">
            <text:p>7476795</text:p>
          </table:table-cell>
          <table:table-cell table:number-columns-repeated="3"/>
        </table:table-row>
        <table:table-row table:style-name="ro1">
          <table:table-cell office:value-type="float" office:value="14187730" calcext:value-type="float">
            <text:p>14187730</text:p>
          </table:table-cell>
          <table:table-cell office:value-type="float" office:value="6996302" calcext:value-type="float">
            <text:p>6996302</text:p>
          </table:table-cell>
          <table:table-cell table:number-columns-repeated="3"/>
        </table:table-row>
        <table:table-row table:style-name="ro1">
          <table:table-cell office:value-type="float" office:value="66827673" calcext:value-type="float">
            <text:p>66827673</text:p>
          </table:table-cell>
          <table:table-cell office:value-type="float" office:value="6530386" calcext:value-type="float">
            <text:p>6530386</text:p>
          </table:table-cell>
          <table:table-cell table:number-columns-repeated="3"/>
        </table:table-row>
        <table:table-row table:style-name="ro1">
          <table:table-cell office:value-type="float" office:value="35784679" calcext:value-type="float">
            <text:p>35784679</text:p>
          </table:table-cell>
          <table:table-cell office:value-type="float" office:value="6216020" calcext:value-type="float">
            <text:p>6216020</text:p>
          </table:table-cell>
          <table:table-cell table:number-columns-repeated="3"/>
        </table:table-row>
        <table:table-row table:style-name="ro1">
          <table:table-cell office:value-type="float" office:value="61614514" calcext:value-type="float">
            <text:p>61614514</text:p>
          </table:table-cell>
          <table:table-cell office:value-type="float" office:value="7408260" calcext:value-type="float">
            <text:p>7408260</text:p>
          </table:table-cell>
          <table:table-cell table:number-columns-repeated="3"/>
        </table:table-row>
        <table:table-row table:style-name="ro1">
          <table:table-cell office:value-type="float" office:value="14259338" calcext:value-type="float">
            <text:p>14259338</text:p>
          </table:table-cell>
          <table:table-cell office:value-type="float" office:value="6960092" calcext:value-type="float">
            <text:p>6960092</text:p>
          </table:table-cell>
          <table:table-cell table:number-columns-repeated="3"/>
        </table:table-row>
        <table:table-row table:style-name="ro1">
          <table:table-cell office:value-type="float" office:value="37534031" calcext:value-type="float">
            <text:p>37534031</text:p>
          </table:table-cell>
          <table:table-cell office:value-type="float" office:value="6418418" calcext:value-type="float">
            <text:p>6418418</text:p>
          </table:table-cell>
          <table:table-cell table:number-columns-repeated="3"/>
        </table:table-row>
        <table:table-row table:style-name="ro1">
          <table:table-cell office:value-type="float" office:value="61836356" calcext:value-type="float">
            <text:p>61836356</text:p>
          </table:table-cell>
          <table:table-cell office:value-type="float" office:value="7351693" calcext:value-type="float">
            <text:p>7351693</text:p>
          </table:table-cell>
          <table:table-cell table:number-columns-repeated="3"/>
        </table:table-row>
        <table:table-row table:style-name="ro1">
          <table:table-cell office:value-type="float" office:value="36439880" calcext:value-type="float">
            <text:p>36439880</text:p>
          </table:table-cell>
          <table:table-cell office:value-type="float" office:value="6186752" calcext:value-type="float">
            <text:p>6186752</text:p>
          </table:table-cell>
          <table:table-cell table:number-columns-repeated="3"/>
        </table:table-row>
        <table:table-row table:style-name="ro1">
          <table:table-cell office:value-type="float" office:value="14436276" calcext:value-type="float">
            <text:p>14436276</text:p>
          </table:table-cell>
          <table:table-cell office:value-type="float" office:value="6051548" calcext:value-type="float">
            <text:p>6051548</text:p>
          </table:table-cell>
          <table:table-cell table:number-columns-repeated="3"/>
        </table:table-row>
        <table:table-row table:style-name="ro1">
          <table:table-cell office:value-type="float" office:value="14858580" calcext:value-type="float">
            <text:p>14858580</text:p>
          </table:table-cell>
          <table:table-cell office:value-type="float" office:value="7050848" calcext:value-type="float">
            <text:p>7050848</text:p>
          </table:table-cell>
          <table:table-cell table:number-columns-repeated="3"/>
        </table:table-row>
        <table:table-row table:style-name="ro1">
          <table:table-cell office:value-type="float" office:value="62128760" calcext:value-type="float">
            <text:p>62128760</text:p>
          </table:table-cell>
          <table:table-cell office:value-type="float" office:value="7390679" calcext:value-type="float">
            <text:p>7390679</text:p>
          </table:table-cell>
          <table:table-cell table:number-columns-repeated="3"/>
        </table:table-row>
        <table:table-row table:style-name="ro1">
          <table:table-cell office:value-type="float" office:value="36477445" calcext:value-type="float">
            <text:p>36477445</text:p>
          </table:table-cell>
          <table:table-cell office:value-type="float" office:value="6252082" calcext:value-type="float">
            <text:p>6252082</text:p>
          </table:table-cell>
          <table:table-cell table:number-columns-repeated="3"/>
        </table:table-row>
        <table:table-row table:style-name="ro1">
          <table:table-cell office:value-type="float" office:value="36528581" calcext:value-type="float">
            <text:p>36528581</text:p>
          </table:table-cell>
          <table:table-cell office:value-type="float" office:value="8080173" calcext:value-type="float">
            <text:p>8080173</text:p>
          </table:table-cell>
          <table:table-cell table:number-columns-repeated="3"/>
        </table:table-row>
        <table:table-row table:style-name="ro1">
          <table:table-cell office:value-type="float" office:value="14286207" calcext:value-type="float">
            <text:p>14286207</text:p>
          </table:table-cell>
          <table:table-cell office:value-type="float" office:value="7020745" calcext:value-type="float">
            <text:p>7020745</text:p>
          </table:table-cell>
          <table:table-cell table:number-columns-repeated="3"/>
        </table:table-row>
        <table:table-row table:style-name="ro1">
          <table:table-cell office:value-type="float" office:value="37917880" calcext:value-type="float">
            <text:p>37917880</text:p>
          </table:table-cell>
          <table:table-cell office:value-type="float" office:value="6374906" calcext:value-type="float">
            <text:p>6374906</text:p>
          </table:table-cell>
          <table:table-cell table:number-columns-repeated="3"/>
        </table:table-row>
        <table:table-row table:style-name="ro1">
          <table:table-cell office:value-type="float" office:value="61656312" calcext:value-type="float">
            <text:p>61656312</text:p>
          </table:table-cell>
          <table:table-cell office:value-type="float" office:value="7393086" calcext:value-type="float">
            <text:p>7393086</text:p>
          </table:table-cell>
          <table:table-cell table:number-columns-repeated="3"/>
        </table:table-row>
        <table:table-row table:style-name="ro1">
          <table:table-cell office:value-type="float" office:value="15234793" calcext:value-type="float">
            <text:p>15234793</text:p>
          </table:table-cell>
          <table:table-cell office:value-type="float" office:value="10367585" calcext:value-type="float">
            <text:p>10367585</text:p>
          </table:table-cell>
          <table:table-cell table:number-columns-repeated="3"/>
        </table:table-row>
        <table:table-row table:style-name="ro1">
          <table:table-cell office:value-type="float" office:value="62859814" calcext:value-type="float">
            <text:p>62859814</text:p>
          </table:table-cell>
          <table:table-cell office:value-type="float" office:value="5955191" calcext:value-type="float">
            <text:p>5955191</text:p>
          </table:table-cell>
          <table:table-cell table:number-columns-repeated="3"/>
        </table:table-row>
        <table:table-row table:style-name="ro1">
          <table:table-cell office:value-type="float" office:value="14402508" calcext:value-type="float">
            <text:p>14402508</text:p>
          </table:table-cell>
          <table:table-cell office:value-type="float" office:value="7057008" calcext:value-type="float">
            <text:p>7057008</text:p>
          </table:table-cell>
          <table:table-cell table:number-columns-repeated="3"/>
        </table:table-row>
        <table:table-row table:style-name="ro1">
          <table:table-cell office:value-type="float" office:value="63025898" calcext:value-type="float">
            <text:p>63025898</text:p>
          </table:table-cell>
          <table:table-cell office:value-type="float" office:value="7407513" calcext:value-type="float">
            <text:p>7407513</text:p>
          </table:table-cell>
          <table:table-cell table:number-columns-repeated="3"/>
        </table:table-row>
        <table:table-row table:style-name="ro1">
          <table:table-cell office:value-type="float" office:value="37104585" calcext:value-type="float">
            <text:p>37104585</text:p>
          </table:table-cell>
          <table:table-cell office:value-type="float" office:value="6571568" calcext:value-type="float">
            <text:p>6571568</text:p>
          </table:table-cell>
          <table:table-cell table:number-columns-repeated="3"/>
        </table:table-row>
        <table:table-row table:style-name="ro1">
          <table:table-cell office:value-type="float" office:value="36229565" calcext:value-type="float">
            <text:p>36229565</text:p>
          </table:table-cell>
          <table:table-cell office:value-type="float" office:value="6488208" calcext:value-type="float">
            <text:p>6488208</text:p>
          </table:table-cell>
          <table:table-cell table:number-columns-repeated="3"/>
        </table:table-row>
        <table:table-row table:style-name="ro1">
          <table:table-cell office:value-type="float" office:value="62253004" calcext:value-type="float">
            <text:p>62253004</text:p>
          </table:table-cell>
          <table:table-cell office:value-type="float" office:value="5949839" calcext:value-type="float">
            <text:p>5949839</text:p>
          </table:table-cell>
          <table:table-cell table:number-columns-repeated="3"/>
        </table:table-row>
        <table:table-row table:style-name="ro1">
          <table:table-cell office:value-type="float" office:value="61207956" calcext:value-type="float">
            <text:p>61207956</text:p>
          </table:table-cell>
          <table:table-cell office:value-type="float" office:value="6124825" calcext:value-type="float">
            <text:p>6124825</text:p>
          </table:table-cell>
          <table:table-cell table:number-columns-repeated="3"/>
        </table:table-row>
        <table:table-row table:style-name="ro1">
          <table:table-cell office:value-type="float" office:value="36418577" calcext:value-type="float">
            <text:p>36418577</text:p>
          </table:table-cell>
          <table:table-cell office:value-type="float" office:value="6440710" calcext:value-type="float">
            <text:p>6440710</text:p>
          </table:table-cell>
          <table:table-cell table:number-columns-repeated="3"/>
        </table:table-row>
        <table:table-row table:style-name="ro1">
          <table:table-cell office:value-type="float" office:value="36340672" calcext:value-type="float">
            <text:p>36340672</text:p>
          </table:table-cell>
          <table:table-cell office:value-type="float" office:value="6569242" calcext:value-type="float">
            <text:p>6569242</text:p>
          </table:table-cell>
          <table:table-cell table:number-columns-repeated="3"/>
        </table:table-row>
        <table:table-row table:style-name="ro1">
          <table:table-cell office:value-type="float" office:value="62283830" calcext:value-type="float">
            <text:p>62283830</text:p>
          </table:table-cell>
          <table:table-cell office:value-type="float" office:value="7369992" calcext:value-type="float">
            <text:p>7369992</text:p>
          </table:table-cell>
          <table:table-cell table:number-columns-repeated="3"/>
        </table:table-row>
        <table:table-row table:style-name="ro1">
          <table:table-cell office:value-type="float" office:value="36276689" calcext:value-type="float">
            <text:p>36276689</text:p>
          </table:table-cell>
          <table:table-cell office:value-type="float" office:value="8117236" calcext:value-type="float">
            <text:p>8117236</text:p>
          </table:table-cell>
          <table:table-cell table:number-columns-repeated="3"/>
        </table:table-row>
        <table:table-row table:style-name="ro1">
          <table:table-cell office:value-type="float" office:value="61114510" calcext:value-type="float">
            <text:p>61114510</text:p>
          </table:table-cell>
          <table:table-cell office:value-type="float" office:value="7412223" calcext:value-type="float">
            <text:p>7412223</text:p>
          </table:table-cell>
          <table:table-cell table:number-columns-repeated="3"/>
        </table:table-row>
        <table:table-row table:style-name="ro1">
          <table:table-cell office:value-type="float" office:value="62450747" calcext:value-type="float">
            <text:p>62450747</text:p>
          </table:table-cell>
          <table:table-cell office:value-type="float" office:value="5986302" calcext:value-type="float">
            <text:p>5986302</text:p>
          </table:table-cell>
          <table:table-cell table:number-columns-repeated="3"/>
        </table:table-row>
        <table:table-row table:style-name="ro1">
          <table:table-cell office:value-type="float" office:value="36066118" calcext:value-type="float">
            <text:p>36066118</text:p>
          </table:table-cell>
          <table:table-cell office:value-type="float" office:value="8800051" calcext:value-type="float">
            <text:p>8800051</text:p>
          </table:table-cell>
          <table:table-cell table:number-columns-repeated="3"/>
        </table:table-row>
        <table:table-row table:style-name="ro1">
          <table:table-cell office:value-type="float" office:value="14468317" calcext:value-type="float">
            <text:p>14468317</text:p>
          </table:table-cell>
          <table:table-cell office:value-type="float" office:value="7115591" calcext:value-type="float">
            <text:p>7115591</text:p>
          </table:table-cell>
          <table:table-cell table:number-columns-repeated="3"/>
        </table:table-row>
        <table:table-row table:style-name="ro1">
          <table:table-cell office:value-type="float" office:value="36654213" calcext:value-type="float">
            <text:p>36654213</text:p>
          </table:table-cell>
          <table:table-cell office:value-type="float" office:value="7970729" calcext:value-type="float">
            <text:p>7970729</text:p>
          </table:table-cell>
          <table:table-cell table:number-columns-repeated="3"/>
        </table:table-row>
        <table:table-row table:style-name="ro1">
          <table:table-cell office:value-type="float" office:value="35904699" calcext:value-type="float">
            <text:p>35904699</text:p>
          </table:table-cell>
          <table:table-cell office:value-type="float" office:value="8318211" calcext:value-type="float">
            <text:p>8318211</text:p>
          </table:table-cell>
          <table:table-cell table:number-columns-repeated="3"/>
        </table:table-row>
        <table:table-row table:style-name="ro1">
          <table:table-cell office:value-type="float" office:value="36740462" calcext:value-type="float">
            <text:p>36740462</text:p>
          </table:table-cell>
          <table:table-cell office:value-type="float" office:value="8979219" calcext:value-type="float">
            <text:p>8979219</text:p>
          </table:table-cell>
          <table:table-cell table:number-columns-repeated="3"/>
        </table:table-row>
        <table:table-row table:style-name="ro1">
          <table:table-cell office:value-type="float" office:value="35539963" calcext:value-type="float">
            <text:p>35539963</text:p>
          </table:table-cell>
          <table:table-cell office:value-type="float" office:value="6248985" calcext:value-type="float">
            <text:p>6248985</text:p>
          </table:table-cell>
          <table:table-cell table:number-columns-repeated="3"/>
        </table:table-row>
        <table:table-row table:style-name="ro1">
          <table:table-cell office:value-type="float" office:value="60722704" calcext:value-type="float">
            <text:p>60722704</text:p>
          </table:table-cell>
          <table:table-cell office:value-type="float" office:value="7345005" calcext:value-type="float">
            <text:p>7345005</text:p>
          </table:table-cell>
          <table:table-cell table:number-columns-repeated="3"/>
        </table:table-row>
        <table:table-row table:style-name="ro1">
          <table:table-cell office:value-type="float" office:value="35978821" calcext:value-type="float">
            <text:p>35978821</text:p>
          </table:table-cell>
          <table:table-cell office:value-type="float" office:value="6624495" calcext:value-type="float">
            <text:p>6624495</text:p>
          </table:table-cell>
          <table:table-cell table:number-columns-repeated="3"/>
        </table:table-row>
        <table:table-row table:style-name="ro1">
          <table:table-cell office:value-type="float" office:value="36456494" calcext:value-type="float">
            <text:p>36456494</text:p>
          </table:table-cell>
          <table:table-cell office:value-type="float" office:value="6537094" calcext:value-type="float">
            <text:p>6537094</text:p>
          </table:table-cell>
          <table:table-cell table:number-columns-repeated="3"/>
        </table:table-row>
        <table:table-row table:style-name="ro1">
          <table:table-cell office:value-type="float" office:value="61407812" calcext:value-type="float">
            <text:p>61407812</text:p>
          </table:table-cell>
          <table:table-cell office:value-type="float" office:value="7354544" calcext:value-type="float">
            <text:p>7354544</text:p>
          </table:table-cell>
          <table:table-cell table:number-columns-repeated="3"/>
        </table:table-row>
        <table:table-row table:style-name="ro1">
          <table:table-cell office:value-type="float" office:value="62188932" calcext:value-type="float">
            <text:p>62188932</text:p>
          </table:table-cell>
          <table:table-cell office:value-type="float" office:value="7463339" calcext:value-type="float">
            <text:p>7463339</text:p>
          </table:table-cell>
          <table:table-cell table:number-columns-repeated="3"/>
        </table:table-row>
        <table:table-row table:style-name="ro1">
          <table:table-cell office:value-type="float" office:value="36692015" calcext:value-type="float">
            <text:p>36692015</text:p>
          </table:table-cell>
          <table:table-cell office:value-type="float" office:value="6346154" calcext:value-type="float">
            <text:p>6346154</text:p>
          </table:table-cell>
          <table:table-cell table:number-columns-repeated="3"/>
        </table:table-row>
        <table:table-row table:style-name="ro1">
          <table:table-cell office:value-type="float" office:value="37976158" calcext:value-type="float">
            <text:p>37976158</text:p>
          </table:table-cell>
          <table:table-cell office:value-type="float" office:value="6352552" calcext:value-type="float">
            <text:p>6352552</text:p>
          </table:table-cell>
          <table:table-cell table:number-columns-repeated="3"/>
        </table:table-row>
        <table:table-row table:style-name="ro1">
          <table:table-cell office:value-type="float" office:value="35938751" calcext:value-type="float">
            <text:p>35938751</text:p>
          </table:table-cell>
          <table:table-cell office:value-type="float" office:value="5996641" calcext:value-type="float">
            <text:p>5996641</text:p>
          </table:table-cell>
          <table:table-cell table:number-columns-repeated="3"/>
        </table:table-row>
        <table:table-row table:style-name="ro1">
          <table:table-cell office:value-type="float" office:value="36254563" calcext:value-type="float">
            <text:p>36254563</text:p>
          </table:table-cell>
          <table:table-cell office:value-type="float" office:value="6152572" calcext:value-type="float">
            <text:p>6152572</text:p>
          </table:table-cell>
          <table:table-cell table:number-columns-repeated="3"/>
        </table:table-row>
        <table:table-row table:style-name="ro1">
          <table:table-cell office:value-type="float" office:value="74073294" calcext:value-type="float">
            <text:p>74073294</text:p>
          </table:table-cell>
          <table:table-cell office:value-type="float" office:value="6388879" calcext:value-type="float">
            <text:p>6388879</text:p>
          </table:table-cell>
          <table:table-cell table:number-columns-repeated="3"/>
        </table:table-row>
        <table:table-row table:style-name="ro1">
          <table:table-cell office:value-type="float" office:value="62950006" calcext:value-type="float">
            <text:p>62950006</text:p>
          </table:table-cell>
          <table:table-cell office:value-type="float" office:value="7492724" calcext:value-type="float">
            <text:p>7492724</text:p>
          </table:table-cell>
          <table:table-cell table:number-columns-repeated="3"/>
        </table:table-row>
        <table:table-row table:style-name="ro1">
          <table:table-cell office:value-type="float" office:value="14280246" calcext:value-type="float">
            <text:p>14280246</text:p>
          </table:table-cell>
          <table:table-cell office:value-type="float" office:value="6900014" calcext:value-type="float">
            <text:p>6900014</text:p>
          </table:table-cell>
          <table:table-cell table:number-columns-repeated="3"/>
        </table:table-row>
        <table:table-row table:style-name="ro1">
          <table:table-cell office:value-type="float" office:value="35814905" calcext:value-type="float">
            <text:p>35814905</text:p>
          </table:table-cell>
          <table:table-cell office:value-type="float" office:value="7244121" calcext:value-type="float">
            <text:p>7244121</text:p>
          </table:table-cell>
          <table:table-cell table:number-columns-repeated="3"/>
        </table:table-row>
        <table:table-row table:style-name="ro1">
          <table:table-cell office:value-type="float" office:value="36649160" calcext:value-type="float">
            <text:p>36649160</text:p>
          </table:table-cell>
          <table:table-cell office:value-type="float" office:value="8161677" calcext:value-type="float">
            <text:p>8161677</text:p>
          </table:table-cell>
          <table:table-cell table:number-columns-repeated="3"/>
        </table:table-row>
        <table:table-row table:style-name="ro1">
          <table:table-cell office:value-type="float" office:value="14438823" calcext:value-type="float">
            <text:p>14438823</text:p>
          </table:table-cell>
          <table:table-cell office:value-type="float" office:value="6998586" calcext:value-type="float">
            <text:p>6998586</text:p>
          </table:table-cell>
          <table:table-cell table:number-columns-repeated="3"/>
        </table:table-row>
        <table:table-row table:style-name="ro1">
          <table:table-cell office:value-type="float" office:value="62505657" calcext:value-type="float">
            <text:p>62505657</text:p>
          </table:table-cell>
          <table:table-cell office:value-type="float" office:value="7419666" calcext:value-type="float">
            <text:p>7419666</text:p>
          </table:table-cell>
          <table:table-cell table:number-columns-repeated="3"/>
        </table:table-row>
        <table:table-row table:style-name="ro1">
          <table:table-cell office:value-type="float" office:value="36304666" calcext:value-type="float">
            <text:p>36304666</text:p>
          </table:table-cell>
          <table:table-cell office:value-type="float" office:value="5962093" calcext:value-type="float">
            <text:p>5962093</text:p>
          </table:table-cell>
          <table:table-cell table:number-columns-repeated="3"/>
        </table:table-row>
        <table:table-row table:style-name="ro1">
          <table:table-cell office:value-type="float" office:value="14337872" calcext:value-type="float">
            <text:p>14337872</text:p>
          </table:table-cell>
          <table:table-cell office:value-type="float" office:value="7020313" calcext:value-type="float">
            <text:p>7020313</text:p>
          </table:table-cell>
          <table:table-cell table:number-columns-repeated="3"/>
        </table:table-row>
        <table:table-row table:style-name="ro1">
          <table:table-cell office:value-type="float" office:value="64652040" calcext:value-type="float">
            <text:p>64652040</text:p>
          </table:table-cell>
          <table:table-cell office:value-type="float" office:value="7382725" calcext:value-type="float">
            <text:p>7382725</text:p>
          </table:table-cell>
          <table:table-cell table:number-columns-repeated="3"/>
        </table:table-row>
        <table:table-row table:style-name="ro1">
          <table:table-cell office:value-type="float" office:value="36385667" calcext:value-type="float">
            <text:p>36385667</text:p>
          </table:table-cell>
          <table:table-cell office:value-type="float" office:value="6382421" calcext:value-type="float">
            <text:p>6382421</text:p>
          </table:table-cell>
          <table:table-cell table:number-columns-repeated="3"/>
        </table:table-row>
        <table:table-row table:style-name="ro1">
          <table:table-cell office:value-type="float" office:value="35924228" calcext:value-type="float">
            <text:p>35924228</text:p>
          </table:table-cell>
          <table:table-cell office:value-type="float" office:value="6075222" calcext:value-type="float">
            <text:p>6075222</text:p>
          </table:table-cell>
          <table:table-cell table:number-columns-repeated="3"/>
        </table:table-row>
        <table:table-row table:style-name="ro1">
          <table:table-cell office:value-type="float" office:value="36264547" calcext:value-type="float">
            <text:p>36264547</text:p>
          </table:table-cell>
          <table:table-cell office:value-type="float" office:value="6129209" calcext:value-type="float">
            <text:p>6129209</text:p>
          </table:table-cell>
          <table:table-cell table:number-columns-repeated="3"/>
        </table:table-row>
        <table:table-row table:style-name="ro1">
          <table:table-cell office:value-type="float" office:value="36415865" calcext:value-type="float">
            <text:p>36415865</text:p>
          </table:table-cell>
          <table:table-cell office:value-type="float" office:value="6113155" calcext:value-type="float">
            <text:p>6113155</text:p>
          </table:table-cell>
          <table:table-cell table:number-columns-repeated="3"/>
        </table:table-row>
        <table:table-row table:style-name="ro1">
          <table:table-cell office:value-type="float" office:value="36102434" calcext:value-type="float">
            <text:p>36102434</text:p>
          </table:table-cell>
          <table:table-cell office:value-type="float" office:value="7838786" calcext:value-type="float">
            <text:p>7838786</text:p>
          </table:table-cell>
          <table:table-cell table:number-columns-repeated="3"/>
        </table:table-row>
        <table:table-row table:style-name="ro1">
          <table:table-cell office:value-type="float" office:value="16173852" calcext:value-type="float">
            <text:p>16173852</text:p>
          </table:table-cell>
          <table:table-cell office:value-type="float" office:value="7264890" calcext:value-type="float">
            <text:p>7264890</text:p>
          </table:table-cell>
          <table:table-cell table:number-columns-repeated="3"/>
        </table:table-row>
        <table:table-row table:style-name="ro1">
          <table:table-cell office:value-type="float" office:value="36513661" calcext:value-type="float">
            <text:p>36513661</text:p>
          </table:table-cell>
          <table:table-cell office:value-type="float" office:value="8047287" calcext:value-type="float">
            <text:p>8047287</text:p>
          </table:table-cell>
          <table:table-cell table:number-columns-repeated="3"/>
        </table:table-row>
        <table:table-row table:style-name="ro1">
          <table:table-cell office:value-type="float" office:value="14375698" calcext:value-type="float">
            <text:p>14375698</text:p>
          </table:table-cell>
          <table:table-cell office:value-type="float" office:value="5823569" calcext:value-type="float">
            <text:p>5823569</text:p>
          </table:table-cell>
          <table:table-cell table:number-columns-repeated="3"/>
        </table:table-row>
        <table:table-row table:style-name="ro1">
          <table:table-cell office:value-type="float" office:value="14941259" calcext:value-type="float">
            <text:p>14941259</text:p>
          </table:table-cell>
          <table:table-cell office:value-type="float" office:value="7768068" calcext:value-type="float">
            <text:p>7768068</text:p>
          </table:table-cell>
          <table:table-cell table:number-columns-repeated="3"/>
        </table:table-row>
        <table:table-row table:style-name="ro1">
          <table:table-cell office:value-type="float" office:value="15921545" calcext:value-type="float">
            <text:p>15921545</text:p>
          </table:table-cell>
          <table:table-cell office:value-type="float" office:value="7050956" calcext:value-type="float">
            <text:p>7050956</text:p>
          </table:table-cell>
          <table:table-cell table:number-columns-repeated="3"/>
        </table:table-row>
        <table:table-row table:style-name="ro1">
          <table:table-cell office:value-type="float" office:value="14279277" calcext:value-type="float">
            <text:p>14279277</text:p>
          </table:table-cell>
          <table:table-cell office:value-type="float" office:value="7146308" calcext:value-type="float">
            <text:p>7146308</text:p>
          </table:table-cell>
          <table:table-cell table:number-columns-repeated="3"/>
        </table:table-row>
        <table:table-row table:style-name="ro1">
          <table:table-cell office:value-type="float" office:value="36465146" calcext:value-type="float">
            <text:p>36465146</text:p>
          </table:table-cell>
          <table:table-cell office:value-type="float" office:value="6110803" calcext:value-type="float">
            <text:p>6110803</text:p>
          </table:table-cell>
          <table:table-cell table:number-columns-repeated="3"/>
        </table:table-row>
        <table:table-row table:style-name="ro1">
          <table:table-cell office:value-type="float" office:value="35979934" calcext:value-type="float">
            <text:p>35979934</text:p>
          </table:table-cell>
          <table:table-cell office:value-type="float" office:value="6194726" calcext:value-type="float">
            <text:p>6194726</text:p>
          </table:table-cell>
          <table:table-cell table:number-columns-repeated="3"/>
        </table:table-row>
        <table:table-row table:style-name="ro1">
          <table:table-cell office:value-type="float" office:value="37143526" calcext:value-type="float">
            <text:p>37143526</text:p>
          </table:table-cell>
          <table:table-cell office:value-type="float" office:value="7984055" calcext:value-type="float">
            <text:p>7984055</text:p>
          </table:table-cell>
          <table:table-cell table:number-columns-repeated="3"/>
        </table:table-row>
        <table:table-row table:style-name="ro1">
          <table:table-cell office:value-type="float" office:value="61308670" calcext:value-type="float">
            <text:p>61308670</text:p>
          </table:table-cell>
          <table:table-cell office:value-type="float" office:value="7321153" calcext:value-type="float">
            <text:p>7321153</text:p>
          </table:table-cell>
          <table:table-cell table:number-columns-repeated="3"/>
        </table:table-row>
        <table:table-row table:style-name="ro1">
          <table:table-cell office:value-type="float" office:value="61414397" calcext:value-type="float">
            <text:p>61414397</text:p>
          </table:table-cell>
          <table:table-cell office:value-type="float" office:value="5828856" calcext:value-type="float">
            <text:p>5828856</text:p>
          </table:table-cell>
          <table:table-cell table:number-columns-repeated="3"/>
        </table:table-row>
        <table:table-row table:style-name="ro1">
          <table:table-cell office:value-type="float" office:value="36270702" calcext:value-type="float">
            <text:p>36270702</text:p>
          </table:table-cell>
          <table:table-cell office:value-type="float" office:value="6148968" calcext:value-type="float">
            <text:p>6148968</text:p>
          </table:table-cell>
          <table:table-cell table:number-columns-repeated="3"/>
        </table:table-row>
        <table:table-row table:style-name="ro1">
          <table:table-cell office:value-type="float" office:value="36854049" calcext:value-type="float">
            <text:p>36854049</text:p>
          </table:table-cell>
          <table:table-cell office:value-type="float" office:value="8135905" calcext:value-type="float">
            <text:p>8135905</text:p>
          </table:table-cell>
          <table:table-cell table:number-columns-repeated="3"/>
        </table:table-row>
        <table:table-row table:style-name="ro1">
          <table:table-cell office:value-type="float" office:value="35662004" calcext:value-type="float">
            <text:p>35662004</text:p>
          </table:table-cell>
          <table:table-cell office:value-type="float" office:value="6337009" calcext:value-type="float">
            <text:p>6337009</text:p>
          </table:table-cell>
          <table:table-cell table:number-columns-repeated="3"/>
        </table:table-row>
        <table:table-row table:style-name="ro1">
          <table:table-cell office:value-type="float" office:value="35951784" calcext:value-type="float">
            <text:p>35951784</text:p>
          </table:table-cell>
          <table:table-cell office:value-type="float" office:value="6432415" calcext:value-type="float">
            <text:p>6432415</text:p>
          </table:table-cell>
          <table:table-cell table:number-columns-repeated="3"/>
        </table:table-row>
        <table:table-row table:style-name="ro1">
          <table:table-cell office:value-type="float" office:value="35701742" calcext:value-type="float">
            <text:p>35701742</text:p>
          </table:table-cell>
          <table:table-cell office:value-type="float" office:value="6008163" calcext:value-type="float">
            <text:p>6008163</text:p>
          </table:table-cell>
          <table:table-cell table:number-columns-repeated="3"/>
        </table:table-row>
        <table:table-row table:style-name="ro1">
          <table:table-cell office:value-type="float" office:value="45595472" calcext:value-type="float">
            <text:p>45595472</text:p>
          </table:table-cell>
          <table:table-cell office:value-type="float" office:value="9261268" calcext:value-type="float">
            <text:p>9261268</text:p>
          </table:table-cell>
          <table:table-cell table:number-columns-repeated="3"/>
        </table:table-row>
        <table:table-row table:style-name="ro1">
          <table:table-cell office:value-type="float" office:value="37569738" calcext:value-type="float">
            <text:p>37569738</text:p>
          </table:table-cell>
          <table:table-cell office:value-type="float" office:value="7539556" calcext:value-type="float">
            <text:p>7539556</text:p>
          </table:table-cell>
          <table:table-cell table:number-columns-repeated="3"/>
        </table:table-row>
        <table:table-row table:style-name="ro1">
          <table:table-cell office:value-type="float" office:value="37289900" calcext:value-type="float">
            <text:p>37289900</text:p>
          </table:table-cell>
          <table:table-cell office:value-type="float" office:value="6101953" calcext:value-type="float">
            <text:p>6101953</text:p>
          </table:table-cell>
          <table:table-cell table:number-columns-repeated="3"/>
        </table:table-row>
        <table:table-row table:style-name="ro1">
          <table:table-cell office:value-type="float" office:value="14318832" calcext:value-type="float">
            <text:p>14318832</text:p>
          </table:table-cell>
          <table:table-cell office:value-type="float" office:value="7088116" calcext:value-type="float">
            <text:p>7088116</text:p>
          </table:table-cell>
          <table:table-cell table:number-columns-repeated="3"/>
        </table:table-row>
        <table:table-row table:style-name="ro1">
          <table:table-cell office:value-type="float" office:value="15344463" calcext:value-type="float">
            <text:p>15344463</text:p>
          </table:table-cell>
          <table:table-cell office:value-type="float" office:value="6659388" calcext:value-type="float">
            <text:p>6659388</text:p>
          </table:table-cell>
          <table:table-cell table:number-columns-repeated="3"/>
        </table:table-row>
        <table:table-row table:style-name="ro1">
          <table:table-cell office:value-type="float" office:value="36435927" calcext:value-type="float">
            <text:p>36435927</text:p>
          </table:table-cell>
          <table:table-cell office:value-type="float" office:value="8066063" calcext:value-type="float">
            <text:p>8066063</text:p>
          </table:table-cell>
          <table:table-cell table:number-columns-repeated="3"/>
        </table:table-row>
        <table:table-row table:style-name="ro1">
          <table:table-cell office:value-type="float" office:value="36228214" calcext:value-type="float">
            <text:p>36228214</text:p>
          </table:table-cell>
          <table:table-cell office:value-type="float" office:value="8636726" calcext:value-type="float">
            <text:p>8636726</text:p>
          </table:table-cell>
          <table:table-cell table:number-columns-repeated="3"/>
        </table:table-row>
        <table:table-row table:style-name="ro1">
          <table:table-cell office:value-type="float" office:value="36546849" calcext:value-type="float">
            <text:p>36546849</text:p>
          </table:table-cell>
          <table:table-cell office:value-type="float" office:value="6120695" calcext:value-type="float">
            <text:p>6120695</text:p>
          </table:table-cell>
          <table:table-cell table:number-columns-repeated="3"/>
        </table:table-row>
        <table:table-row table:style-name="ro1">
          <table:table-cell office:value-type="float" office:value="35722730" calcext:value-type="float">
            <text:p>35722730</text:p>
          </table:table-cell>
          <table:table-cell office:value-type="float" office:value="6370003" calcext:value-type="float">
            <text:p>6370003</text:p>
          </table:table-cell>
          <table:table-cell table:number-columns-repeated="3"/>
        </table:table-row>
        <table:table-row table:style-name="ro1">
          <table:table-cell office:value-type="float" office:value="36137667" calcext:value-type="float">
            <text:p>36137667</text:p>
          </table:table-cell>
          <table:table-cell office:value-type="float" office:value="6315445" calcext:value-type="float">
            <text:p>6315445</text:p>
          </table:table-cell>
          <table:table-cell table:number-columns-repeated="3"/>
        </table:table-row>
        <table:table-row table:style-name="ro1">
          <table:table-cell office:value-type="float" office:value="62393491" calcext:value-type="float">
            <text:p>62393491</text:p>
          </table:table-cell>
          <table:table-cell office:value-type="float" office:value="5902342" calcext:value-type="float">
            <text:p>5902342</text:p>
          </table:table-cell>
          <table:table-cell table:number-columns-repeated="3"/>
        </table:table-row>
        <table:table-row table:style-name="ro1">
          <table:table-cell office:value-type="float" office:value="16851831" calcext:value-type="float">
            <text:p>16851831</text:p>
          </table:table-cell>
          <table:table-cell office:value-type="float" office:value="6935739" calcext:value-type="float">
            <text:p>6935739</text:p>
          </table:table-cell>
          <table:table-cell table:number-columns-repeated="3"/>
        </table:table-row>
        <table:table-row table:style-name="ro1">
          <table:table-cell office:value-type="float" office:value="36436146" calcext:value-type="float">
            <text:p>36436146</text:p>
          </table:table-cell>
          <table:table-cell office:value-type="float" office:value="7996413" calcext:value-type="float">
            <text:p>7996413</text:p>
          </table:table-cell>
          <table:table-cell table:number-columns-repeated="3"/>
        </table:table-row>
        <table:table-row table:style-name="ro1">
          <table:table-cell office:value-type="float" office:value="36658933" calcext:value-type="float">
            <text:p>36658933</text:p>
          </table:table-cell>
          <table:table-cell office:value-type="float" office:value="6228612" calcext:value-type="float">
            <text:p>6228612</text:p>
          </table:table-cell>
          <table:table-cell table:number-columns-repeated="3"/>
        </table:table-row>
        <table:table-row table:style-name="ro1">
          <table:table-cell office:value-type="float" office:value="37073296" calcext:value-type="float">
            <text:p>37073296</text:p>
          </table:table-cell>
          <table:table-cell office:value-type="float" office:value="6160529" calcext:value-type="float">
            <text:p>6160529</text:p>
          </table:table-cell>
          <table:table-cell table:number-columns-repeated="3"/>
        </table:table-row>
        <table:table-row table:style-name="ro1">
          <table:table-cell office:value-type="float" office:value="36332964" calcext:value-type="float">
            <text:p>36332964</text:p>
          </table:table-cell>
          <table:table-cell office:value-type="float" office:value="6055751" calcext:value-type="float">
            <text:p>6055751</text:p>
          </table:table-cell>
          <table:table-cell table:number-columns-repeated="3"/>
        </table:table-row>
        <table:table-row table:style-name="ro1">
          <table:table-cell office:value-type="float" office:value="72160053" calcext:value-type="float">
            <text:p>72160053</text:p>
          </table:table-cell>
          <table:table-cell office:value-type="float" office:value="6719923" calcext:value-type="float">
            <text:p>6719923</text:p>
          </table:table-cell>
          <table:table-cell table:number-columns-repeated="3"/>
        </table:table-row>
        <table:table-row table:style-name="ro1">
          <table:table-cell office:value-type="float" office:value="36355456" calcext:value-type="float">
            <text:p>36355456</text:p>
          </table:table-cell>
          <table:table-cell office:value-type="float" office:value="6206131" calcext:value-type="float">
            <text:p>6206131</text:p>
          </table:table-cell>
          <table:table-cell table:number-columns-repeated="3"/>
        </table:table-row>
        <table:table-row table:style-name="ro1">
          <table:table-cell office:value-type="float" office:value="35689844" calcext:value-type="float">
            <text:p>35689844</text:p>
          </table:table-cell>
          <table:table-cell office:value-type="float" office:value="6211887" calcext:value-type="float">
            <text:p>6211887</text:p>
          </table:table-cell>
          <table:table-cell table:number-columns-repeated="3"/>
        </table:table-row>
        <table:table-row table:style-name="ro1">
          <table:table-cell office:value-type="float" office:value="36445356" calcext:value-type="float">
            <text:p>36445356</text:p>
          </table:table-cell>
          <table:table-cell office:value-type="float" office:value="8138452" calcext:value-type="float">
            <text:p>8138452</text:p>
          </table:table-cell>
          <table:table-cell table:number-columns-repeated="3"/>
        </table:table-row>
        <table:table-row table:style-name="ro1">
          <table:table-cell office:value-type="float" office:value="62113716" calcext:value-type="float">
            <text:p>62113716</text:p>
          </table:table-cell>
          <table:table-cell office:value-type="float" office:value="7351695" calcext:value-type="float">
            <text:p>7351695</text:p>
          </table:table-cell>
          <table:table-cell table:number-columns-repeated="3"/>
        </table:table-row>
        <table:table-row table:style-name="ro1">
          <table:table-cell office:value-type="float" office:value="62884384" calcext:value-type="float">
            <text:p>62884384</text:p>
          </table:table-cell>
          <table:table-cell office:value-type="float" office:value="6057550" calcext:value-type="float">
            <text:p>6057550</text:p>
          </table:table-cell>
          <table:table-cell table:number-columns-repeated="3"/>
        </table:table-row>
        <table:table-row table:style-name="ro1">
          <table:table-cell office:value-type="float" office:value="61410746" calcext:value-type="float">
            <text:p>61410746</text:p>
          </table:table-cell>
          <table:table-cell office:value-type="float" office:value="7352013" calcext:value-type="float">
            <text:p>7352013</text:p>
          </table:table-cell>
          <table:table-cell table:number-columns-repeated="3"/>
        </table:table-row>
        <table:table-row table:style-name="ro1">
          <table:table-cell office:value-type="float" office:value="61083062" calcext:value-type="float">
            <text:p>61083062</text:p>
          </table:table-cell>
          <table:table-cell office:value-type="float" office:value="5851940" calcext:value-type="float">
            <text:p>5851940</text:p>
          </table:table-cell>
          <table:table-cell table:number-columns-repeated="3"/>
        </table:table-row>
        <table:table-row table:style-name="ro1">
          <table:table-cell office:value-type="float" office:value="14201911" calcext:value-type="float">
            <text:p>14201911</text:p>
          </table:table-cell>
          <table:table-cell office:value-type="float" office:value="7052642" calcext:value-type="float">
            <text:p>7052642</text:p>
          </table:table-cell>
          <table:table-cell table:number-columns-repeated="3"/>
        </table:table-row>
        <table:table-row table:style-name="ro1">
          <table:table-cell office:value-type="float" office:value="14380734" calcext:value-type="float">
            <text:p>14380734</text:p>
          </table:table-cell>
          <table:table-cell office:value-type="float" office:value="7100330" calcext:value-type="float">
            <text:p>7100330</text:p>
          </table:table-cell>
          <table:table-cell table:number-columns-repeated="3"/>
        </table:table-row>
        <table:table-row table:style-name="ro1">
          <table:table-cell office:value-type="float" office:value="36606501" calcext:value-type="float">
            <text:p>36606501</text:p>
          </table:table-cell>
          <table:table-cell office:value-type="float" office:value="6267684" calcext:value-type="float">
            <text:p>6267684</text:p>
          </table:table-cell>
          <table:table-cell table:number-columns-repeated="3"/>
        </table:table-row>
        <table:table-row table:style-name="ro1">
          <table:table-cell office:value-type="float" office:value="36291332" calcext:value-type="float">
            <text:p>36291332</text:p>
          </table:table-cell>
          <table:table-cell office:value-type="float" office:value="5994941" calcext:value-type="float">
            <text:p>5994941</text:p>
          </table:table-cell>
          <table:table-cell table:number-columns-repeated="3"/>
        </table:table-row>
        <table:table-row table:style-name="ro1">
          <table:table-cell office:value-type="float" office:value="61831727" calcext:value-type="float">
            <text:p>61831727</text:p>
          </table:table-cell>
          <table:table-cell office:value-type="float" office:value="5869778" calcext:value-type="float">
            <text:p>5869778</text:p>
          </table:table-cell>
          <table:table-cell table:number-columns-repeated="3"/>
        </table:table-row>
        <table:table-row table:style-name="ro1">
          <table:table-cell office:value-type="float" office:value="61521815" calcext:value-type="float">
            <text:p>61521815</text:p>
          </table:table-cell>
          <table:table-cell office:value-type="float" office:value="7514864" calcext:value-type="float">
            <text:p>7514864</text:p>
          </table:table-cell>
          <table:table-cell table:number-columns-repeated="3"/>
        </table:table-row>
        <table:table-row table:style-name="ro1">
          <table:table-cell office:value-type="float" office:value="17189492" calcext:value-type="float">
            <text:p>17189492</text:p>
          </table:table-cell>
          <table:table-cell office:value-type="float" office:value="8320150" calcext:value-type="float">
            <text:p>8320150</text:p>
          </table:table-cell>
          <table:table-cell table:number-columns-repeated="3"/>
        </table:table-row>
        <table:table-row table:style-name="ro1">
          <table:table-cell office:value-type="float" office:value="62413915" calcext:value-type="float">
            <text:p>62413915</text:p>
          </table:table-cell>
          <table:table-cell office:value-type="float" office:value="7342689" calcext:value-type="float">
            <text:p>7342689</text:p>
          </table:table-cell>
          <table:table-cell table:number-columns-repeated="3"/>
        </table:table-row>
        <table:table-row table:style-name="ro1">
          <table:table-cell office:value-type="float" office:value="61390170" calcext:value-type="float">
            <text:p>61390170</text:p>
          </table:table-cell>
          <table:table-cell office:value-type="float" office:value="7446266" calcext:value-type="float">
            <text:p>7446266</text:p>
          </table:table-cell>
          <table:table-cell table:number-columns-repeated="3"/>
        </table:table-row>
        <table:table-row table:style-name="ro1">
          <table:table-cell office:value-type="float" office:value="13999525" calcext:value-type="float">
            <text:p>13999525</text:p>
          </table:table-cell>
          <table:table-cell office:value-type="float" office:value="6931311" calcext:value-type="float">
            <text:p>6931311</text:p>
          </table:table-cell>
          <table:table-cell table:number-columns-repeated="3"/>
        </table:table-row>
        <table:table-row table:style-name="ro1">
          <table:table-cell office:value-type="float" office:value="65658092" calcext:value-type="float">
            <text:p>65658092</text:p>
          </table:table-cell>
          <table:table-cell office:value-type="float" office:value="8602897" calcext:value-type="float">
            <text:p>8602897</text:p>
          </table:table-cell>
          <table:table-cell table:number-columns-repeated="3"/>
        </table:table-row>
        <table:table-row table:style-name="ro1">
          <table:table-cell office:value-type="float" office:value="36833174" calcext:value-type="float">
            <text:p>36833174</text:p>
          </table:table-cell>
          <table:table-cell office:value-type="float" office:value="7688067" calcext:value-type="float">
            <text:p>7688067</text:p>
          </table:table-cell>
          <table:table-cell table:number-columns-repeated="3"/>
        </table:table-row>
        <table:table-row table:style-name="ro1">
          <table:table-cell office:value-type="float" office:value="36253899" calcext:value-type="float">
            <text:p>36253899</text:p>
          </table:table-cell>
          <table:table-cell office:value-type="float" office:value="6137394" calcext:value-type="float">
            <text:p>6137394</text:p>
          </table:table-cell>
          <table:table-cell table:number-columns-repeated="3"/>
        </table:table-row>
        <table:table-row table:style-name="ro1">
          <table:table-cell office:value-type="float" office:value="61745120" calcext:value-type="float">
            <text:p>61745120</text:p>
          </table:table-cell>
          <table:table-cell office:value-type="float" office:value="7300231" calcext:value-type="float">
            <text:p>7300231</text:p>
          </table:table-cell>
          <table:table-cell table:number-columns-repeated="3"/>
        </table:table-row>
        <table:table-row table:style-name="ro1">
          <table:table-cell office:value-type="float" office:value="36930789" calcext:value-type="float">
            <text:p>36930789</text:p>
          </table:table-cell>
          <table:table-cell office:value-type="float" office:value="6801821" calcext:value-type="float">
            <text:p>6801821</text:p>
          </table:table-cell>
          <table:table-cell table:number-columns-repeated="3"/>
        </table:table-row>
        <table:table-row table:style-name="ro1">
          <table:table-cell office:value-type="float" office:value="61431695" calcext:value-type="float">
            <text:p>61431695</text:p>
          </table:table-cell>
          <table:table-cell office:value-type="float" office:value="7158313" calcext:value-type="float">
            <text:p>7158313</text:p>
          </table:table-cell>
          <table:table-cell table:number-columns-repeated="3"/>
        </table:table-row>
        <table:table-row table:style-name="ro1">
          <table:table-cell office:value-type="float" office:value="36840736" calcext:value-type="float">
            <text:p>36840736</text:p>
          </table:table-cell>
          <table:table-cell office:value-type="float" office:value="7983302" calcext:value-type="float">
            <text:p>7983302</text:p>
          </table:table-cell>
          <table:table-cell table:number-columns-repeated="3"/>
        </table:table-row>
        <table:table-row table:style-name="ro1">
          <table:table-cell office:value-type="float" office:value="61574735" calcext:value-type="float">
            <text:p>61574735</text:p>
          </table:table-cell>
          <table:table-cell office:value-type="float" office:value="7454732" calcext:value-type="float">
            <text:p>7454732</text:p>
          </table:table-cell>
          <table:table-cell table:number-columns-repeated="3"/>
        </table:table-row>
        <table:table-row table:style-name="ro1">
          <table:table-cell office:value-type="float" office:value="63003497" calcext:value-type="float">
            <text:p>63003497</text:p>
          </table:table-cell>
          <table:table-cell office:value-type="float" office:value="7971270" calcext:value-type="float">
            <text:p>7971270</text:p>
          </table:table-cell>
          <table:table-cell table:number-columns-repeated="3"/>
        </table:table-row>
        <table:table-row table:style-name="ro1">
          <table:table-cell office:value-type="float" office:value="42799968" calcext:value-type="float">
            <text:p>42799968</text:p>
          </table:table-cell>
          <table:table-cell office:value-type="float" office:value="7494646" calcext:value-type="float">
            <text:p>7494646</text:p>
          </table:table-cell>
          <table:table-cell table:number-columns-repeated="3"/>
        </table:table-row>
        <table:table-row table:style-name="ro1">
          <table:table-cell office:value-type="float" office:value="36275170" calcext:value-type="float">
            <text:p>36275170</text:p>
          </table:table-cell>
          <table:table-cell office:value-type="float" office:value="6020934" calcext:value-type="float">
            <text:p>6020934</text:p>
          </table:table-cell>
          <table:table-cell table:number-columns-repeated="3"/>
        </table:table-row>
        <table:table-row table:style-name="ro1">
          <table:table-cell office:value-type="float" office:value="63950163" calcext:value-type="float">
            <text:p>63950163</text:p>
          </table:table-cell>
          <table:table-cell office:value-type="float" office:value="7498994" calcext:value-type="float">
            <text:p>7498994</text:p>
          </table:table-cell>
          <table:table-cell table:number-columns-repeated="3"/>
        </table:table-row>
        <table:table-row table:style-name="ro1">
          <table:table-cell office:value-type="float" office:value="14263885" calcext:value-type="float">
            <text:p>14263885</text:p>
          </table:table-cell>
          <table:table-cell office:value-type="float" office:value="7055445" calcext:value-type="float">
            <text:p>7055445</text:p>
          </table:table-cell>
          <table:table-cell table:number-columns-repeated="3"/>
        </table:table-row>
        <table:table-row table:style-name="ro1">
          <table:table-cell office:value-type="float" office:value="62445560" calcext:value-type="float">
            <text:p>62445560</text:p>
          </table:table-cell>
          <table:table-cell office:value-type="float" office:value="5923649" calcext:value-type="float">
            <text:p>5923649</text:p>
          </table:table-cell>
          <table:table-cell table:number-columns-repeated="3"/>
        </table:table-row>
        <table:table-row table:style-name="ro1">
          <table:table-cell office:value-type="float" office:value="15376858" calcext:value-type="float">
            <text:p>15376858</text:p>
          </table:table-cell>
          <table:table-cell office:value-type="float" office:value="6595486" calcext:value-type="float">
            <text:p>6595486</text:p>
          </table:table-cell>
          <table:table-cell table:number-columns-repeated="3"/>
        </table:table-row>
        <table:table-row table:style-name="ro1">
          <table:table-cell office:value-type="float" office:value="36088981" calcext:value-type="float">
            <text:p>36088981</text:p>
          </table:table-cell>
          <table:table-cell office:value-type="float" office:value="6172878" calcext:value-type="float">
            <text:p>6172878</text:p>
          </table:table-cell>
          <table:table-cell table:number-columns-repeated="3"/>
        </table:table-row>
        <table:table-row table:style-name="ro1">
          <table:table-cell office:value-type="float" office:value="36284239" calcext:value-type="float">
            <text:p>36284239</text:p>
          </table:table-cell>
          <table:table-cell office:value-type="float" office:value="6070710" calcext:value-type="float">
            <text:p>6070710</text:p>
          </table:table-cell>
          <table:table-cell table:number-columns-repeated="3"/>
        </table:table-row>
        <table:table-row table:style-name="ro1">
          <table:table-cell office:value-type="float" office:value="61261427" calcext:value-type="float">
            <text:p>61261427</text:p>
          </table:table-cell>
          <table:table-cell office:value-type="float" office:value="7533836" calcext:value-type="float">
            <text:p>7533836</text:p>
          </table:table-cell>
          <table:table-cell table:number-columns-repeated="3"/>
        </table:table-row>
        <table:table-row table:style-name="ro1">
          <table:table-cell office:value-type="float" office:value="61212964" calcext:value-type="float">
            <text:p>61212964</text:p>
          </table:table-cell>
          <table:table-cell office:value-type="float" office:value="5893707" calcext:value-type="float">
            <text:p>5893707</text:p>
          </table:table-cell>
          <table:table-cell table:number-columns-repeated="3"/>
        </table:table-row>
        <table:table-row table:style-name="ro1">
          <table:table-cell office:value-type="float" office:value="61151311" calcext:value-type="float">
            <text:p>61151311</text:p>
          </table:table-cell>
          <table:table-cell office:value-type="float" office:value="7299365" calcext:value-type="float">
            <text:p>7299365</text:p>
          </table:table-cell>
          <table:table-cell table:number-columns-repeated="3"/>
        </table:table-row>
        <table:table-row table:style-name="ro1">
          <table:table-cell office:value-type="float" office:value="63987663" calcext:value-type="float">
            <text:p>63987663</text:p>
          </table:table-cell>
          <table:table-cell office:value-type="float" office:value="7568672" calcext:value-type="float">
            <text:p>7568672</text:p>
          </table:table-cell>
          <table:table-cell table:number-columns-repeated="3"/>
        </table:table-row>
        <table:table-row table:style-name="ro1">
          <table:table-cell office:value-type="float" office:value="14495519" calcext:value-type="float">
            <text:p>14495519</text:p>
          </table:table-cell>
          <table:table-cell office:value-type="float" office:value="7121796" calcext:value-type="float">
            <text:p>7121796</text:p>
          </table:table-cell>
          <table:table-cell table:number-columns-repeated="3"/>
        </table:table-row>
        <table:table-row table:style-name="ro1">
          <table:table-cell office:value-type="float" office:value="36360398" calcext:value-type="float">
            <text:p>36360398</text:p>
          </table:table-cell>
          <table:table-cell office:value-type="float" office:value="6400830" calcext:value-type="float">
            <text:p>6400830</text:p>
          </table:table-cell>
          <table:table-cell table:number-columns-repeated="3"/>
        </table:table-row>
        <table:table-row table:style-name="ro1">
          <table:table-cell office:value-type="float" office:value="35977843" calcext:value-type="float">
            <text:p>35977843</text:p>
          </table:table-cell>
          <table:table-cell office:value-type="float" office:value="6312777" calcext:value-type="float">
            <text:p>6312777</text:p>
          </table:table-cell>
          <table:table-cell table:number-columns-repeated="3"/>
        </table:table-row>
        <table:table-row table:style-name="ro1">
          <table:table-cell office:value-type="float" office:value="62392993" calcext:value-type="float">
            <text:p>62392993</text:p>
          </table:table-cell>
          <table:table-cell office:value-type="float" office:value="7592800" calcext:value-type="float">
            <text:p>7592800</text:p>
          </table:table-cell>
          <table:table-cell table:number-columns-repeated="3"/>
        </table:table-row>
        <table:table-row table:style-name="ro1">
          <table:table-cell office:value-type="float" office:value="74716005" calcext:value-type="float">
            <text:p>74716005</text:p>
          </table:table-cell>
          <table:table-cell office:value-type="float" office:value="7814384" calcext:value-type="float">
            <text:p>7814384</text:p>
          </table:table-cell>
          <table:table-cell table:number-columns-repeated="3"/>
        </table:table-row>
        <table:table-row table:style-name="ro1">
          <table:table-cell office:value-type="float" office:value="62393772" calcext:value-type="float">
            <text:p>62393772</text:p>
          </table:table-cell>
          <table:table-cell office:value-type="float" office:value="7348324" calcext:value-type="float">
            <text:p>7348324</text:p>
          </table:table-cell>
          <table:table-cell table:number-columns-repeated="3"/>
        </table:table-row>
        <table:table-row table:style-name="ro1">
          <table:table-cell office:value-type="float" office:value="36432020" calcext:value-type="float">
            <text:p>36432020</text:p>
          </table:table-cell>
          <table:table-cell office:value-type="float" office:value="8149629" calcext:value-type="float">
            <text:p>8149629</text:p>
          </table:table-cell>
          <table:table-cell table:number-columns-repeated="3"/>
        </table:table-row>
        <table:table-row table:style-name="ro1">
          <table:table-cell office:value-type="float" office:value="36887507" calcext:value-type="float">
            <text:p>36887507</text:p>
          </table:table-cell>
          <table:table-cell office:value-type="float" office:value="7213731" calcext:value-type="float">
            <text:p>7213731</text:p>
          </table:table-cell>
          <table:table-cell table:number-columns-repeated="3"/>
        </table:table-row>
        <table:table-row table:style-name="ro1">
          <table:table-cell office:value-type="float" office:value="61461101" calcext:value-type="float">
            <text:p>61461101</text:p>
          </table:table-cell>
          <table:table-cell office:value-type="float" office:value="7563397" calcext:value-type="float">
            <text:p>7563397</text:p>
          </table:table-cell>
          <table:table-cell table:number-columns-repeated="3"/>
        </table:table-row>
        <table:table-row table:style-name="ro1">
          <table:table-cell office:value-type="float" office:value="36295437" calcext:value-type="float">
            <text:p>36295437</text:p>
          </table:table-cell>
          <table:table-cell office:value-type="float" office:value="6358043" calcext:value-type="float">
            <text:p>6358043</text:p>
          </table:table-cell>
          <table:table-cell table:number-columns-repeated="3"/>
        </table:table-row>
        <table:table-row table:style-name="ro1">
          <table:table-cell office:value-type="float" office:value="61779141" calcext:value-type="float">
            <text:p>61779141</text:p>
          </table:table-cell>
          <table:table-cell office:value-type="float" office:value="5823088" calcext:value-type="float">
            <text:p>5823088</text:p>
          </table:table-cell>
          <table:table-cell table:number-columns-repeated="3"/>
        </table:table-row>
        <table:table-row table:style-name="ro1">
          <table:table-cell office:value-type="float" office:value="62496071" calcext:value-type="float">
            <text:p>62496071</text:p>
          </table:table-cell>
          <table:table-cell office:value-type="float" office:value="7518135" calcext:value-type="float">
            <text:p>7518135</text:p>
          </table:table-cell>
          <table:table-cell table:number-columns-repeated="3"/>
        </table:table-row>
        <table:table-row table:style-name="ro1">
          <table:table-cell office:value-type="float" office:value="35935609" calcext:value-type="float">
            <text:p>35935609</text:p>
          </table:table-cell>
          <table:table-cell office:value-type="float" office:value="6091182" calcext:value-type="float">
            <text:p>6091182</text:p>
          </table:table-cell>
          <table:table-cell table:number-columns-repeated="3"/>
        </table:table-row>
        <table:table-row table:style-name="ro1">
          <table:table-cell office:value-type="float" office:value="62355279" calcext:value-type="float">
            <text:p>62355279</text:p>
          </table:table-cell>
          <table:table-cell office:value-type="float" office:value="7526022" calcext:value-type="float">
            <text:p>7526022</text:p>
          </table:table-cell>
          <table:table-cell table:number-columns-repeated="3"/>
        </table:table-row>
        <table:table-row table:style-name="ro1">
          <table:table-cell office:value-type="float" office:value="36257239" calcext:value-type="float">
            <text:p>36257239</text:p>
          </table:table-cell>
          <table:table-cell office:value-type="float" office:value="8326821" calcext:value-type="float">
            <text:p>8326821</text:p>
          </table:table-cell>
          <table:table-cell table:number-columns-repeated="3"/>
        </table:table-row>
        <table:table-row table:style-name="ro1">
          <table:table-cell office:value-type="float" office:value="36815634" calcext:value-type="float">
            <text:p>36815634</text:p>
          </table:table-cell>
          <table:table-cell office:value-type="float" office:value="6139995" calcext:value-type="float">
            <text:p>6139995</text:p>
          </table:table-cell>
          <table:table-cell table:number-columns-repeated="3"/>
        </table:table-row>
        <table:table-row table:style-name="ro1">
          <table:table-cell office:value-type="float" office:value="36038467" calcext:value-type="float">
            <text:p>36038467</text:p>
          </table:table-cell>
          <table:table-cell office:value-type="float" office:value="7997134" calcext:value-type="float">
            <text:p>7997134</text:p>
          </table:table-cell>
          <table:table-cell table:number-columns-repeated="3"/>
        </table:table-row>
        <table:table-row table:style-name="ro1">
          <table:table-cell office:value-type="float" office:value="35996528" calcext:value-type="float">
            <text:p>35996528</text:p>
          </table:table-cell>
          <table:table-cell office:value-type="float" office:value="8050888" calcext:value-type="float">
            <text:p>8050888</text:p>
          </table:table-cell>
          <table:table-cell table:number-columns-repeated="3"/>
        </table:table-row>
        <table:table-row table:style-name="ro1">
          <table:table-cell office:value-type="float" office:value="41371278" calcext:value-type="float">
            <text:p>41371278</text:p>
          </table:table-cell>
          <table:table-cell office:value-type="float" office:value="14868716" calcext:value-type="float">
            <text:p>14868716</text:p>
          </table:table-cell>
          <table:table-cell table:number-columns-repeated="3"/>
        </table:table-row>
        <table:table-row table:style-name="ro1">
          <table:table-cell office:value-type="float" office:value="36547590" calcext:value-type="float">
            <text:p>36547590</text:p>
          </table:table-cell>
          <table:table-cell office:value-type="float" office:value="7901991" calcext:value-type="float">
            <text:p>7901991</text:p>
          </table:table-cell>
          <table:table-cell table:number-columns-repeated="3"/>
        </table:table-row>
        <table:table-row table:style-name="ro1">
          <table:table-cell office:value-type="float" office:value="62278751" calcext:value-type="float">
            <text:p>62278751</text:p>
          </table:table-cell>
          <table:table-cell office:value-type="float" office:value="7357168" calcext:value-type="float">
            <text:p>7357168</text:p>
          </table:table-cell>
          <table:table-cell table:number-columns-repeated="3"/>
        </table:table-row>
        <table:table-row table:style-name="ro1">
          <table:table-cell office:value-type="float" office:value="37795014" calcext:value-type="float">
            <text:p>37795014</text:p>
          </table:table-cell>
          <table:table-cell office:value-type="float" office:value="8379009" calcext:value-type="float">
            <text:p>8379009</text:p>
          </table:table-cell>
          <table:table-cell table:number-columns-repeated="3"/>
        </table:table-row>
        <table:table-row table:style-name="ro1">
          <table:table-cell office:value-type="float" office:value="62834393" calcext:value-type="float">
            <text:p>62834393</text:p>
          </table:table-cell>
          <table:table-cell office:value-type="float" office:value="6831791" calcext:value-type="float">
            <text:p>6831791</text:p>
          </table:table-cell>
          <table:table-cell table:number-columns-repeated="3"/>
        </table:table-row>
        <table:table-row table:style-name="ro1">
          <table:table-cell office:value-type="float" office:value="64943203" calcext:value-type="float">
            <text:p>64943203</text:p>
          </table:table-cell>
          <table:table-cell office:value-type="float" office:value="8569738" calcext:value-type="float">
            <text:p>8569738</text:p>
          </table:table-cell>
          <table:table-cell table:number-columns-repeated="3"/>
        </table:table-row>
        <table:table-row table:style-name="ro1">
          <table:table-cell office:value-type="float" office:value="72601987" calcext:value-type="float">
            <text:p>72601987</text:p>
          </table:table-cell>
          <table:table-cell office:value-type="float" office:value="12551394" calcext:value-type="float">
            <text:p>12551394</text:p>
          </table:table-cell>
          <table:table-cell table:number-columns-repeated="3"/>
        </table:table-row>
        <table:table-row table:style-name="ro1">
          <table:table-cell office:value-type="float" office:value="67642850" calcext:value-type="float">
            <text:p>67642850</text:p>
          </table:table-cell>
          <table:table-cell office:value-type="float" office:value="6292823" calcext:value-type="float">
            <text:p>6292823</text:p>
          </table:table-cell>
          <table:table-cell table:number-columns-repeated="3"/>
        </table:table-row>
        <table:table-row table:style-name="ro1">
          <table:table-cell office:value-type="float" office:value="36792471" calcext:value-type="float">
            <text:p>36792471</text:p>
          </table:table-cell>
          <table:table-cell office:value-type="float" office:value="6922768" calcext:value-type="float">
            <text:p>6922768</text:p>
          </table:table-cell>
          <table:table-cell table:number-columns-repeated="3"/>
        </table:table-row>
        <table:table-row table:style-name="ro1">
          <table:table-cell office:value-type="float" office:value="64753168" calcext:value-type="float">
            <text:p>64753168</text:p>
          </table:table-cell>
          <table:table-cell office:value-type="float" office:value="6329005" calcext:value-type="float">
            <text:p>6329005</text:p>
          </table:table-cell>
          <table:table-cell table:number-columns-repeated="3"/>
        </table:table-row>
        <table:table-row table:style-name="ro1">
          <table:table-cell office:value-type="float" office:value="17872903" calcext:value-type="float">
            <text:p>17872903</text:p>
          </table:table-cell>
          <table:table-cell office:value-type="float" office:value="7749037" calcext:value-type="float">
            <text:p>7749037</text:p>
          </table:table-cell>
          <table:table-cell table:number-columns-repeated="3"/>
        </table:table-row>
        <table:table-row table:style-name="ro1">
          <table:table-cell office:value-type="float" office:value="14751345" calcext:value-type="float">
            <text:p>14751345</text:p>
          </table:table-cell>
          <table:table-cell office:value-type="float" office:value="7154886" calcext:value-type="float">
            <text:p>7154886</text:p>
          </table:table-cell>
          <table:table-cell table:number-columns-repeated="3"/>
        </table:table-row>
        <table:table-row table:style-name="ro1">
          <table:table-cell office:value-type="float" office:value="38104862" calcext:value-type="float">
            <text:p>38104862</text:p>
          </table:table-cell>
          <table:table-cell office:value-type="float" office:value="7844604" calcext:value-type="float">
            <text:p>7844604</text:p>
          </table:table-cell>
          <table:table-cell table:number-columns-repeated="3"/>
        </table:table-row>
        <table:table-row table:style-name="ro1">
          <table:table-cell office:value-type="float" office:value="37467490" calcext:value-type="float">
            <text:p>37467490</text:p>
          </table:table-cell>
          <table:table-cell office:value-type="float" office:value="6554704" calcext:value-type="float">
            <text:p>6554704</text:p>
          </table:table-cell>
          <table:table-cell table:number-columns-repeated="3"/>
        </table:table-row>
        <table:table-row table:style-name="ro1">
          <table:table-cell office:value-type="float" office:value="62889747" calcext:value-type="float">
            <text:p>62889747</text:p>
          </table:table-cell>
          <table:table-cell office:value-type="float" office:value="6046287" calcext:value-type="float">
            <text:p>6046287</text:p>
          </table:table-cell>
          <table:table-cell table:number-columns-repeated="3"/>
        </table:table-row>
        <table:table-row table:style-name="ro1">
          <table:table-cell office:value-type="float" office:value="15513487" calcext:value-type="float">
            <text:p>15513487</text:p>
          </table:table-cell>
          <table:table-cell office:value-type="float" office:value="7152212" calcext:value-type="float">
            <text:p>7152212</text:p>
          </table:table-cell>
          <table:table-cell table:number-columns-repeated="3"/>
        </table:table-row>
        <table:table-row table:style-name="ro1">
          <table:table-cell office:value-type="float" office:value="38886202" calcext:value-type="float">
            <text:p>38886202</text:p>
          </table:table-cell>
          <table:table-cell office:value-type="float" office:value="6910023" calcext:value-type="float">
            <text:p>6910023</text:p>
          </table:table-cell>
          <table:table-cell table:number-columns-repeated="3"/>
        </table:table-row>
        <table:table-row table:style-name="ro1">
          <table:table-cell office:value-type="float" office:value="36721141" calcext:value-type="float">
            <text:p>36721141</text:p>
          </table:table-cell>
          <table:table-cell office:value-type="float" office:value="6319875" calcext:value-type="float">
            <text:p>6319875</text:p>
          </table:table-cell>
          <table:table-cell table:number-columns-repeated="3"/>
        </table:table-row>
        <table:table-row table:style-name="ro1">
          <table:table-cell office:value-type="float" office:value="62177501" calcext:value-type="float">
            <text:p>62177501</text:p>
          </table:table-cell>
          <table:table-cell office:value-type="float" office:value="8340886" calcext:value-type="float">
            <text:p>8340886</text:p>
          </table:table-cell>
          <table:table-cell table:number-columns-repeated="3"/>
        </table:table-row>
        <table:table-row table:style-name="ro1">
          <table:table-cell office:value-type="float" office:value="37864277" calcext:value-type="float">
            <text:p>37864277</text:p>
          </table:table-cell>
          <table:table-cell office:value-type="float" office:value="7458592" calcext:value-type="float">
            <text:p>7458592</text:p>
          </table:table-cell>
          <table:table-cell table:number-columns-repeated="3"/>
        </table:table-row>
        <table:table-row table:style-name="ro1">
          <table:table-cell office:value-type="float" office:value="80259220" calcext:value-type="float">
            <text:p>80259220</text:p>
          </table:table-cell>
          <table:table-cell office:value-type="float" office:value="7254756" calcext:value-type="float">
            <text:p>7254756</text:p>
          </table:table-cell>
          <table:table-cell table:number-columns-repeated="3"/>
        </table:table-row>
        <table:table-row table:style-name="ro1">
          <table:table-cell office:value-type="float" office:value="39446948" calcext:value-type="float">
            <text:p>39446948</text:p>
          </table:table-cell>
          <table:table-cell office:value-type="float" office:value="12265973" calcext:value-type="float">
            <text:p>12265973</text:p>
          </table:table-cell>
          <table:table-cell table:number-columns-repeated="3"/>
        </table:table-row>
        <table:table-row table:style-name="ro1">
          <table:table-cell office:value-type="float" office:value="67881014" calcext:value-type="float">
            <text:p>67881014</text:p>
          </table:table-cell>
          <table:table-cell office:value-type="float" office:value="8072749" calcext:value-type="float">
            <text:p>8072749</text:p>
          </table:table-cell>
          <table:table-cell table:number-columns-repeated="3"/>
        </table:table-row>
        <table:table-row table:style-name="ro1">
          <table:table-cell office:value-type="float" office:value="16862605" calcext:value-type="float">
            <text:p>16862605</text:p>
          </table:table-cell>
          <table:table-cell office:value-type="float" office:value="7827318" calcext:value-type="float">
            <text:p>7827318</text:p>
          </table:table-cell>
          <table:table-cell table:number-columns-repeated="3"/>
        </table:table-row>
        <table:table-row table:style-name="ro1">
          <table:table-cell office:value-type="float" office:value="68330928" calcext:value-type="float">
            <text:p>68330928</text:p>
          </table:table-cell>
          <table:table-cell office:value-type="float" office:value="10835977" calcext:value-type="float">
            <text:p>10835977</text:p>
          </table:table-cell>
          <table:table-cell table:number-columns-repeated="3"/>
        </table:table-row>
        <table:table-row table:style-name="ro1">
          <table:table-cell office:value-type="float" office:value="39688989" calcext:value-type="float">
            <text:p>39688989</text:p>
          </table:table-cell>
          <table:table-cell office:value-type="float" office:value="9367645" calcext:value-type="float">
            <text:p>9367645</text:p>
          </table:table-cell>
          <table:table-cell table:number-columns-repeated="3"/>
        </table:table-row>
        <table:table-row table:style-name="ro1">
          <table:table-cell office:value-type="float" office:value="68642943" calcext:value-type="float">
            <text:p>68642943</text:p>
          </table:table-cell>
          <table:table-cell office:value-type="float" office:value="14574137" calcext:value-type="float">
            <text:p>14574137</text:p>
          </table:table-cell>
          <table:table-cell table:number-columns-repeated="3"/>
        </table:table-row>
        <table:table-row table:style-name="ro1">
          <table:table-cell office:value-type="float" office:value="40066271" calcext:value-type="float">
            <text:p>40066271</text:p>
          </table:table-cell>
          <table:table-cell office:value-type="float" office:value="11325798" calcext:value-type="float">
            <text:p>11325798</text:p>
          </table:table-cell>
          <table:table-cell table:number-columns-repeated="3"/>
        </table:table-row>
        <table:table-row table:style-name="ro1">
          <table:table-cell office:value-type="float" office:value="22108537" calcext:value-type="float">
            <text:p>22108537</text:p>
          </table:table-cell>
          <table:table-cell office:value-type="float" office:value="7553389" calcext:value-type="float">
            <text:p>7553389</text:p>
          </table:table-cell>
          <table:table-cell table:number-columns-repeated="3"/>
        </table:table-row>
        <table:table-row table:style-name="ro1">
          <table:table-cell office:value-type="float" office:value="40458440" calcext:value-type="float">
            <text:p>40458440</text:p>
          </table:table-cell>
          <table:table-cell office:value-type="float" office:value="9582289" calcext:value-type="float">
            <text:p>9582289</text:p>
          </table:table-cell>
          <table:table-cell table:number-columns-repeated="3"/>
        </table:table-row>
        <table:table-row table:style-name="ro1">
          <table:table-cell office:value-type="float" office:value="75097983" calcext:value-type="float">
            <text:p>75097983</text:p>
          </table:table-cell>
          <table:table-cell office:value-type="float" office:value="6085620" calcext:value-type="float">
            <text:p>6085620</text:p>
          </table:table-cell>
          <table:table-cell table:number-columns-repeated="3"/>
        </table:table-row>
        <table:table-row table:style-name="ro1">
          <table:table-cell office:value-type="float" office:value="37007345" calcext:value-type="float">
            <text:p>37007345</text:p>
          </table:table-cell>
          <table:table-cell office:value-type="float" office:value="8206204" calcext:value-type="float">
            <text:p>8206204</text:p>
          </table:table-cell>
          <table:table-cell table:number-columns-repeated="3"/>
        </table:table-row>
        <table:table-row table:style-name="ro1">
          <table:table-cell office:value-type="float" office:value="73960816" calcext:value-type="float">
            <text:p>73960816</text:p>
          </table:table-cell>
          <table:table-cell office:value-type="float" office:value="8840160" calcext:value-type="float">
            <text:p>8840160</text:p>
          </table:table-cell>
          <table:table-cell table:number-columns-repeated="3"/>
        </table:table-row>
        <table:table-row table:style-name="ro1">
          <table:table-cell office:value-type="float" office:value="18494465" calcext:value-type="float">
            <text:p>18494465</text:p>
          </table:table-cell>
          <table:table-cell office:value-type="float" office:value="8331051" calcext:value-type="float">
            <text:p>8331051</text:p>
          </table:table-cell>
          <table:table-cell table:number-columns-repeated="3"/>
        </table:table-row>
        <table:table-row table:style-name="ro1">
          <table:table-cell office:value-type="float" office:value="49204547" calcext:value-type="float">
            <text:p>49204547</text:p>
          </table:table-cell>
          <table:table-cell office:value-type="float" office:value="14506266" calcext:value-type="float">
            <text:p>14506266</text:p>
          </table:table-cell>
          <table:table-cell table:number-columns-repeated="3"/>
        </table:table-row>
        <table:table-row table:style-name="ro1">
          <table:table-cell office:value-type="float" office:value="21518906" calcext:value-type="float">
            <text:p>21518906</text:p>
          </table:table-cell>
          <table:table-cell office:value-type="float" office:value="11282053" calcext:value-type="float">
            <text:p>11282053</text:p>
          </table:table-cell>
          <table:table-cell table:number-columns-repeated="3"/>
        </table:table-row>
        <table:table-row table:style-name="ro1">
          <table:table-cell office:value-type="float" office:value="70024319" calcext:value-type="float">
            <text:p>70024319</text:p>
          </table:table-cell>
          <table:table-cell office:value-type="float" office:value="9135743" calcext:value-type="float">
            <text:p>9135743</text:p>
          </table:table-cell>
          <table:table-cell table:number-columns-repeated="3"/>
        </table:table-row>
        <table:table-row table:style-name="ro1">
          <table:table-cell office:value-type="float" office:value="64479533" calcext:value-type="float">
            <text:p>64479533</text:p>
          </table:table-cell>
          <table:table-cell office:value-type="float" office:value="7571451" calcext:value-type="float">
            <text:p>7571451</text:p>
          </table:table-cell>
          <table:table-cell table:number-columns-repeated="3"/>
        </table:table-row>
        <table:table-row table:style-name="ro1">
          <table:table-cell office:value-type="float" office:value="15948407" calcext:value-type="float">
            <text:p>15948407</text:p>
          </table:table-cell>
          <table:table-cell office:value-type="float" office:value="7549772" calcext:value-type="float">
            <text:p>7549772</text:p>
          </table:table-cell>
          <table:table-cell table:number-columns-repeated="3"/>
        </table:table-row>
        <table:table-row table:style-name="ro1">
          <table:table-cell office:value-type="float" office:value="63723403" calcext:value-type="float">
            <text:p>63723403</text:p>
          </table:table-cell>
          <table:table-cell office:value-type="float" office:value="6261926" calcext:value-type="float">
            <text:p>6261926</text:p>
          </table:table-cell>
          <table:table-cell table:number-columns-repeated="3"/>
        </table:table-row>
        <table:table-row table:style-name="ro1">
          <table:table-cell office:value-type="float" office:value="37134421" calcext:value-type="float">
            <text:p>37134421</text:p>
          </table:table-cell>
          <table:table-cell office:value-type="float" office:value="7975861" calcext:value-type="float">
            <text:p>7975861</text:p>
          </table:table-cell>
          <table:table-cell table:number-columns-repeated="3"/>
        </table:table-row>
        <table:table-row table:style-name="ro1">
          <table:table-cell office:value-type="float" office:value="62764351" calcext:value-type="float">
            <text:p>62764351</text:p>
          </table:table-cell>
          <table:table-cell office:value-type="float" office:value="6677594" calcext:value-type="float">
            <text:p>6677594</text:p>
          </table:table-cell>
          <table:table-cell table:number-columns-repeated="3"/>
        </table:table-row>
        <table:table-row table:style-name="ro1">
          <table:table-cell office:value-type="float" office:value="63192935" calcext:value-type="float">
            <text:p>63192935</text:p>
          </table:table-cell>
          <table:table-cell office:value-type="float" office:value="7570359" calcext:value-type="float">
            <text:p>7570359</text:p>
          </table:table-cell>
          <table:table-cell table:number-columns-repeated="3"/>
        </table:table-row>
        <table:table-row table:style-name="ro1">
          <table:table-cell office:value-type="float" office:value="63404570" calcext:value-type="float">
            <text:p>63404570</text:p>
          </table:table-cell>
          <table:table-cell office:value-type="float" office:value="6064320" calcext:value-type="float">
            <text:p>6064320</text:p>
          </table:table-cell>
          <table:table-cell table:number-columns-repeated="3"/>
        </table:table-row>
        <table:table-row table:style-name="ro1">
          <table:table-cell office:value-type="float" office:value="36408702" calcext:value-type="float">
            <text:p>36408702</text:p>
          </table:table-cell>
          <table:table-cell office:value-type="float" office:value="8948466" calcext:value-type="float">
            <text:p>8948466</text:p>
          </table:table-cell>
          <table:table-cell table:number-columns-repeated="3"/>
        </table:table-row>
        <table:table-row table:style-name="ro1">
          <table:table-cell office:value-type="float" office:value="36512438" calcext:value-type="float">
            <text:p>36512438</text:p>
          </table:table-cell>
          <table:table-cell office:value-type="float" office:value="6268793" calcext:value-type="float">
            <text:p>6268793</text:p>
          </table:table-cell>
          <table:table-cell table:number-columns-repeated="3"/>
        </table:table-row>
        <table:table-row table:style-name="ro1">
          <table:table-cell office:value-type="float" office:value="36581953" calcext:value-type="float">
            <text:p>36581953</text:p>
          </table:table-cell>
          <table:table-cell office:value-type="float" office:value="7721927" calcext:value-type="float">
            <text:p>7721927</text:p>
          </table:table-cell>
          <table:table-cell table:number-columns-repeated="3"/>
        </table:table-row>
        <table:table-row table:style-name="ro1">
          <table:table-cell office:value-type="float" office:value="36116674" calcext:value-type="float">
            <text:p>36116674</text:p>
          </table:table-cell>
          <table:table-cell office:value-type="float" office:value="6062628" calcext:value-type="float">
            <text:p>6062628</text:p>
          </table:table-cell>
          <table:table-cell table:number-columns-repeated="3"/>
        </table:table-row>
        <table:table-row table:style-name="ro1">
          <table:table-cell office:value-type="float" office:value="62718393" calcext:value-type="float">
            <text:p>62718393</text:p>
          </table:table-cell>
          <table:table-cell office:value-type="float" office:value="7476078" calcext:value-type="float">
            <text:p>7476078</text:p>
          </table:table-cell>
          <table:table-cell table:number-columns-repeated="3"/>
        </table:table-row>
        <table:table-row table:style-name="ro1">
          <table:table-cell office:value-type="float" office:value="14403908" calcext:value-type="float">
            <text:p>14403908</text:p>
          </table:table-cell>
          <table:table-cell office:value-type="float" office:value="7190531" calcext:value-type="float">
            <text:p>7190531</text:p>
          </table:table-cell>
          <table:table-cell table:number-columns-repeated="3"/>
        </table:table-row>
        <table:table-row table:style-name="ro1">
          <table:table-cell office:value-type="float" office:value="61475295" calcext:value-type="float">
            <text:p>61475295</text:p>
          </table:table-cell>
          <table:table-cell office:value-type="float" office:value="7346827" calcext:value-type="float">
            <text:p>7346827</text:p>
          </table:table-cell>
          <table:table-cell table:number-columns-repeated="3"/>
        </table:table-row>
        <table:table-row table:style-name="ro1">
          <table:table-cell office:value-type="float" office:value="35856109" calcext:value-type="float">
            <text:p>35856109</text:p>
          </table:table-cell>
          <table:table-cell office:value-type="float" office:value="6050244" calcext:value-type="float">
            <text:p>6050244</text:p>
          </table:table-cell>
          <table:table-cell table:number-columns-repeated="3"/>
        </table:table-row>
        <table:table-row table:style-name="ro1">
          <table:table-cell office:value-type="float" office:value="35683419" calcext:value-type="float">
            <text:p>35683419</text:p>
          </table:table-cell>
          <table:table-cell office:value-type="float" office:value="7934216" calcext:value-type="float">
            <text:p>7934216</text:p>
          </table:table-cell>
          <table:table-cell table:number-columns-repeated="3"/>
        </table:table-row>
        <table:table-row table:style-name="ro1">
          <table:table-cell office:value-type="float" office:value="61966380" calcext:value-type="float">
            <text:p>61966380</text:p>
          </table:table-cell>
          <table:table-cell office:value-type="float" office:value="5946822" calcext:value-type="float">
            <text:p>5946822</text:p>
          </table:table-cell>
          <table:table-cell table:number-columns-repeated="3"/>
        </table:table-row>
        <table:table-row table:style-name="ro1">
          <table:table-cell office:value-type="float" office:value="36168473" calcext:value-type="float">
            <text:p>36168473</text:p>
          </table:table-cell>
          <table:table-cell office:value-type="float" office:value="6274288" calcext:value-type="float">
            <text:p>6274288</text:p>
          </table:table-cell>
          <table:table-cell table:number-columns-repeated="3"/>
        </table:table-row>
        <table:table-row table:style-name="ro1">
          <table:table-cell office:value-type="float" office:value="36221866" calcext:value-type="float">
            <text:p>36221866</text:p>
          </table:table-cell>
          <table:table-cell office:value-type="float" office:value="6129203" calcext:value-type="float">
            <text:p>6129203</text:p>
          </table:table-cell>
          <table:table-cell table:number-columns-repeated="3"/>
        </table:table-row>
        <table:table-row table:style-name="ro1">
          <table:table-cell office:value-type="float" office:value="35593831" calcext:value-type="float">
            <text:p>35593831</text:p>
          </table:table-cell>
          <table:table-cell office:value-type="float" office:value="6159085" calcext:value-type="float">
            <text:p>6159085</text:p>
          </table:table-cell>
          <table:table-cell table:number-columns-repeated="3"/>
        </table:table-row>
        <table:table-row table:style-name="ro1">
          <table:table-cell office:value-type="float" office:value="36413898" calcext:value-type="float">
            <text:p>36413898</text:p>
          </table:table-cell>
          <table:table-cell office:value-type="float" office:value="6683928" calcext:value-type="float">
            <text:p>6683928</text:p>
          </table:table-cell>
          <table:table-cell table:number-columns-repeated="3"/>
        </table:table-row>
        <table:table-row table:style-name="ro1">
          <table:table-cell office:value-type="float" office:value="36865653" calcext:value-type="float">
            <text:p>36865653</text:p>
          </table:table-cell>
          <table:table-cell office:value-type="float" office:value="7594749" calcext:value-type="float">
            <text:p>7594749</text:p>
          </table:table-cell>
          <table:table-cell table:number-columns-repeated="3"/>
        </table:table-row>
        <table:table-row table:style-name="ro1">
          <table:table-cell office:value-type="float" office:value="61490255" calcext:value-type="float">
            <text:p>61490255</text:p>
          </table:table-cell>
          <table:table-cell office:value-type="float" office:value="7381635" calcext:value-type="float">
            <text:p>7381635</text:p>
          </table:table-cell>
          <table:table-cell table:number-columns-repeated="3"/>
        </table:table-row>
        <table:table-row table:style-name="ro1">
          <table:table-cell office:value-type="float" office:value="54188042" calcext:value-type="float">
            <text:p>54188042</text:p>
          </table:table-cell>
          <table:table-cell office:value-type="float" office:value="9468669" calcext:value-type="float">
            <text:p>9468669</text:p>
          </table:table-cell>
          <table:table-cell table:number-columns-repeated="3"/>
        </table:table-row>
        <table:table-row table:style-name="ro1">
          <table:table-cell office:value-type="float" office:value="36678296" calcext:value-type="float">
            <text:p>36678296</text:p>
          </table:table-cell>
          <table:table-cell office:value-type="float" office:value="6478418" calcext:value-type="float">
            <text:p>6478418</text:p>
          </table:table-cell>
          <table:table-cell table:number-columns-repeated="3"/>
        </table:table-row>
        <table:table-row table:style-name="ro1">
          <table:table-cell office:value-type="float" office:value="36115562" calcext:value-type="float">
            <text:p>36115562</text:p>
          </table:table-cell>
          <table:table-cell office:value-type="float" office:value="6184961" calcext:value-type="float">
            <text:p>6184961</text:p>
          </table:table-cell>
          <table:table-cell table:number-columns-repeated="3"/>
        </table:table-row>
        <table:table-row table:style-name="ro1">
          <table:table-cell office:value-type="float" office:value="36872234" calcext:value-type="float">
            <text:p>36872234</text:p>
          </table:table-cell>
          <table:table-cell office:value-type="float" office:value="6297801" calcext:value-type="float">
            <text:p>6297801</text:p>
          </table:table-cell>
          <table:table-cell table:number-columns-repeated="3"/>
        </table:table-row>
        <table:table-row table:style-name="ro1">
          <table:table-cell office:value-type="float" office:value="36684663" calcext:value-type="float">
            <text:p>36684663</text:p>
          </table:table-cell>
          <table:table-cell office:value-type="float" office:value="6340671" calcext:value-type="float">
            <text:p>6340671</text:p>
          </table:table-cell>
          <table:table-cell table:number-columns-repeated="3"/>
        </table:table-row>
        <table:table-row table:style-name="ro1">
          <table:table-cell office:value-type="float" office:value="61823976" calcext:value-type="float">
            <text:p>61823976</text:p>
          </table:table-cell>
          <table:table-cell office:value-type="float" office:value="7269607" calcext:value-type="float">
            <text:p>7269607</text:p>
          </table:table-cell>
          <table:table-cell table:number-columns-repeated="3"/>
        </table:table-row>
        <table:table-row table:style-name="ro1">
          <table:table-cell office:value-type="float" office:value="36346184" calcext:value-type="float">
            <text:p>36346184</text:p>
          </table:table-cell>
          <table:table-cell office:value-type="float" office:value="6061601" calcext:value-type="float">
            <text:p>6061601</text:p>
          </table:table-cell>
          <table:table-cell table:number-columns-repeated="3"/>
        </table:table-row>
        <table:table-row table:style-name="ro1">
          <table:table-cell office:value-type="float" office:value="36007422" calcext:value-type="float">
            <text:p>36007422</text:p>
          </table:table-cell>
          <table:table-cell office:value-type="float" office:value="6213485" calcext:value-type="float">
            <text:p>6213485</text:p>
          </table:table-cell>
          <table:table-cell table:number-columns-repeated="3"/>
        </table:table-row>
        <table:table-row table:style-name="ro1">
          <table:table-cell office:value-type="float" office:value="14536115" calcext:value-type="float">
            <text:p>14536115</text:p>
          </table:table-cell>
          <table:table-cell office:value-type="float" office:value="7080678" calcext:value-type="float">
            <text:p>7080678</text:p>
          </table:table-cell>
          <table:table-cell table:number-columns-repeated="3"/>
        </table:table-row>
        <table:table-row table:style-name="ro1">
          <table:table-cell office:value-type="float" office:value="36369185" calcext:value-type="float">
            <text:p>36369185</text:p>
          </table:table-cell>
          <table:table-cell office:value-type="float" office:value="8240638" calcext:value-type="float">
            <text:p>8240638</text:p>
          </table:table-cell>
          <table:table-cell table:number-columns-repeated="3"/>
        </table:table-row>
        <table:table-row table:style-name="ro1">
          <table:table-cell office:value-type="float" office:value="36878811" calcext:value-type="float">
            <text:p>36878811</text:p>
          </table:table-cell>
          <table:table-cell office:value-type="float" office:value="8353799" calcext:value-type="float">
            <text:p>8353799</text:p>
          </table:table-cell>
          <table:table-cell table:number-columns-repeated="3"/>
        </table:table-row>
        <table:table-row table:style-name="ro1">
          <table:table-cell office:value-type="float" office:value="61680434" calcext:value-type="float">
            <text:p>61680434</text:p>
          </table:table-cell>
          <table:table-cell office:value-type="float" office:value="5789062" calcext:value-type="float">
            <text:p>5789062</text:p>
          </table:table-cell>
          <table:table-cell table:number-columns-repeated="3"/>
        </table:table-row>
        <table:table-row table:style-name="ro1">
          <table:table-cell office:value-type="float" office:value="36462721" calcext:value-type="float">
            <text:p>36462721</text:p>
          </table:table-cell>
          <table:table-cell office:value-type="float" office:value="6129548" calcext:value-type="float">
            <text:p>6129548</text:p>
          </table:table-cell>
          <table:table-cell table:number-columns-repeated="3"/>
        </table:table-row>
        <table:table-row table:style-name="ro1">
          <table:table-cell office:value-type="float" office:value="62179914" calcext:value-type="float">
            <text:p>62179914</text:p>
          </table:table-cell>
          <table:table-cell office:value-type="float" office:value="7363026" calcext:value-type="float">
            <text:p>7363026</text:p>
          </table:table-cell>
          <table:table-cell table:number-columns-repeated="3"/>
        </table:table-row>
        <table:table-row table:style-name="ro1">
          <table:table-cell office:value-type="float" office:value="36530185" calcext:value-type="float">
            <text:p>36530185</text:p>
          </table:table-cell>
          <table:table-cell office:value-type="float" office:value="8178877" calcext:value-type="float">
            <text:p>8178877</text:p>
          </table:table-cell>
          <table:table-cell table:number-columns-repeated="3"/>
        </table:table-row>
        <table:table-row table:style-name="ro1">
          <table:table-cell office:value-type="float" office:value="60049105" calcext:value-type="float">
            <text:p>60049105</text:p>
          </table:table-cell>
          <table:table-cell office:value-type="float" office:value="8370788" calcext:value-type="float">
            <text:p>8370788</text:p>
          </table:table-cell>
          <table:table-cell table:number-columns-repeated="3"/>
        </table:table-row>
        <table:table-row table:style-name="ro1">
          <table:table-cell office:value-type="float" office:value="14473630" calcext:value-type="float">
            <text:p>14473630</text:p>
          </table:table-cell>
          <table:table-cell office:value-type="float" office:value="7216129" calcext:value-type="float">
            <text:p>7216129</text:p>
          </table:table-cell>
          <table:table-cell table:number-columns-repeated="3"/>
        </table:table-row>
        <table:table-row table:style-name="ro1">
          <table:table-cell office:value-type="float" office:value="36877694" calcext:value-type="float">
            <text:p>36877694</text:p>
          </table:table-cell>
          <table:table-cell office:value-type="float" office:value="7709442" calcext:value-type="float">
            <text:p>7709442</text:p>
          </table:table-cell>
          <table:table-cell table:number-columns-repeated="3"/>
        </table:table-row>
        <table:table-row table:style-name="ro1">
          <table:table-cell office:value-type="float" office:value="63122877" calcext:value-type="float">
            <text:p>63122877</text:p>
          </table:table-cell>
          <table:table-cell office:value-type="float" office:value="5957956" calcext:value-type="float">
            <text:p>5957956</text:p>
          </table:table-cell>
          <table:table-cell table:number-columns-repeated="3"/>
        </table:table-row>
        <table:table-row table:style-name="ro1">
          <table:table-cell office:value-type="float" office:value="15428931" calcext:value-type="float">
            <text:p>15428931</text:p>
          </table:table-cell>
          <table:table-cell office:value-type="float" office:value="6965663" calcext:value-type="float">
            <text:p>6965663</text:p>
          </table:table-cell>
          <table:table-cell table:number-columns-repeated="3"/>
        </table:table-row>
        <table:table-row table:style-name="ro1">
          <table:table-cell office:value-type="float" office:value="62138607" calcext:value-type="float">
            <text:p>62138607</text:p>
          </table:table-cell>
          <table:table-cell office:value-type="float" office:value="7510215" calcext:value-type="float">
            <text:p>7510215</text:p>
          </table:table-cell>
          <table:table-cell table:number-columns-repeated="3"/>
        </table:table-row>
        <table:table-row table:style-name="ro1">
          <table:table-cell office:value-type="float" office:value="36312370" calcext:value-type="float">
            <text:p>36312370</text:p>
          </table:table-cell>
          <table:table-cell office:value-type="float" office:value="6298463" calcext:value-type="float">
            <text:p>6298463</text:p>
          </table:table-cell>
          <table:table-cell table:number-columns-repeated="3"/>
        </table:table-row>
        <table:table-row table:style-name="ro1">
          <table:table-cell office:value-type="float" office:value="35943405" calcext:value-type="float">
            <text:p>35943405</text:p>
          </table:table-cell>
          <table:table-cell office:value-type="float" office:value="6166227" calcext:value-type="float">
            <text:p>6166227</text:p>
          </table:table-cell>
          <table:table-cell table:number-columns-repeated="3"/>
        </table:table-row>
        <table:table-row table:style-name="ro1">
          <table:table-cell office:value-type="float" office:value="35896492" calcext:value-type="float">
            <text:p>35896492</text:p>
          </table:table-cell>
          <table:table-cell office:value-type="float" office:value="6437091" calcext:value-type="float">
            <text:p>6437091</text:p>
          </table:table-cell>
          <table:table-cell table:number-columns-repeated="3"/>
        </table:table-row>
        <table:table-row table:style-name="ro1">
          <table:table-cell office:value-type="float" office:value="61492621" calcext:value-type="float">
            <text:p>61492621</text:p>
          </table:table-cell>
          <table:table-cell office:value-type="float" office:value="7251153" calcext:value-type="float">
            <text:p>7251153</text:p>
          </table:table-cell>
          <table:table-cell table:number-columns-repeated="3"/>
        </table:table-row>
        <table:table-row table:style-name="ro1">
          <table:table-cell office:value-type="float" office:value="61536490" calcext:value-type="float">
            <text:p>61536490</text:p>
          </table:table-cell>
          <table:table-cell office:value-type="float" office:value="7367306" calcext:value-type="float">
            <text:p>7367306</text:p>
          </table:table-cell>
          <table:table-cell table:number-columns-repeated="3"/>
        </table:table-row>
        <table:table-row table:style-name="ro1">
          <table:table-cell office:value-type="float" office:value="35886678" calcext:value-type="float">
            <text:p>35886678</text:p>
          </table:table-cell>
          <table:table-cell office:value-type="float" office:value="6116141" calcext:value-type="float">
            <text:p>6116141</text:p>
          </table:table-cell>
          <table:table-cell table:number-columns-repeated="3"/>
        </table:table-row>
        <table:table-row table:style-name="ro1">
          <table:table-cell office:value-type="float" office:value="36320983" calcext:value-type="float">
            <text:p>36320983</text:p>
          </table:table-cell>
          <table:table-cell office:value-type="float" office:value="6304335" calcext:value-type="float">
            <text:p>6304335</text:p>
          </table:table-cell>
          <table:table-cell table:number-columns-repeated="3"/>
        </table:table-row>
        <table:table-row table:style-name="ro1">
          <table:table-cell office:value-type="float" office:value="37140449" calcext:value-type="float">
            <text:p>37140449</text:p>
          </table:table-cell>
          <table:table-cell office:value-type="float" office:value="8590137" calcext:value-type="float">
            <text:p>8590137</text:p>
          </table:table-cell>
          <table:table-cell table:number-columns-repeated="3"/>
        </table:table-row>
        <table:table-row table:style-name="ro1">
          <table:table-cell office:value-type="float" office:value="14235651" calcext:value-type="float">
            <text:p>14235651</text:p>
          </table:table-cell>
          <table:table-cell office:value-type="float" office:value="6928223" calcext:value-type="float">
            <text:p>6928223</text:p>
          </table:table-cell>
          <table:table-cell table:number-columns-repeated="3"/>
        </table:table-row>
        <table:table-row table:style-name="ro1">
          <table:table-cell office:value-type="float" office:value="14309052" calcext:value-type="float">
            <text:p>14309052</text:p>
          </table:table-cell>
          <table:table-cell office:value-type="float" office:value="6195803" calcext:value-type="float">
            <text:p>6195803</text:p>
          </table:table-cell>
          <table:table-cell table:number-columns-repeated="3"/>
        </table:table-row>
        <table:table-row table:style-name="ro1">
          <table:table-cell office:value-type="float" office:value="37558761" calcext:value-type="float">
            <text:p>37558761</text:p>
          </table:table-cell>
          <table:table-cell office:value-type="float" office:value="7468578" calcext:value-type="float">
            <text:p>7468578</text:p>
          </table:table-cell>
          <table:table-cell table:number-columns-repeated="3"/>
        </table:table-row>
        <table:table-row table:style-name="ro1">
          <table:table-cell office:value-type="float" office:value="35896110" calcext:value-type="float">
            <text:p>35896110</text:p>
          </table:table-cell>
          <table:table-cell office:value-type="float" office:value="6521897" calcext:value-type="float">
            <text:p>6521897</text:p>
          </table:table-cell>
          <table:table-cell table:number-columns-repeated="3"/>
        </table:table-row>
        <table:table-row table:style-name="ro1">
          <table:table-cell office:value-type="float" office:value="14445496" calcext:value-type="float">
            <text:p>14445496</text:p>
          </table:table-cell>
          <table:table-cell office:value-type="float" office:value="6021985" calcext:value-type="float">
            <text:p>6021985</text:p>
          </table:table-cell>
          <table:table-cell table:number-columns-repeated="3"/>
        </table:table-row>
        <table:table-row table:style-name="ro1">
          <table:table-cell office:value-type="float" office:value="35533738" calcext:value-type="float">
            <text:p>35533738</text:p>
          </table:table-cell>
          <table:table-cell office:value-type="float" office:value="6137835" calcext:value-type="float">
            <text:p>6137835</text:p>
          </table:table-cell>
          <table:table-cell table:number-columns-repeated="3"/>
        </table:table-row>
        <table:table-row table:style-name="ro1">
          <table:table-cell office:value-type="float" office:value="63067442" calcext:value-type="float">
            <text:p>63067442</text:p>
          </table:table-cell>
          <table:table-cell office:value-type="float" office:value="7619125" calcext:value-type="float">
            <text:p>7619125</text:p>
          </table:table-cell>
          <table:table-cell table:number-columns-repeated="3"/>
        </table:table-row>
        <table:table-row table:style-name="ro1">
          <table:table-cell office:value-type="float" office:value="36367710" calcext:value-type="float">
            <text:p>36367710</text:p>
          </table:table-cell>
          <table:table-cell office:value-type="float" office:value="8415859" calcext:value-type="float">
            <text:p>8415859</text:p>
          </table:table-cell>
          <table:table-cell table:number-columns-repeated="3"/>
        </table:table-row>
        <table:table-row table:style-name="ro1">
          <table:table-cell office:value-type="float" office:value="35526796" calcext:value-type="float">
            <text:p>35526796</text:p>
          </table:table-cell>
          <table:table-cell office:value-type="float" office:value="6185012" calcext:value-type="float">
            <text:p>6185012</text:p>
          </table:table-cell>
          <table:table-cell table:number-columns-repeated="3"/>
        </table:table-row>
        <table:table-row table:style-name="ro1">
          <table:table-cell office:value-type="float" office:value="61644194" calcext:value-type="float">
            <text:p>61644194</text:p>
          </table:table-cell>
          <table:table-cell office:value-type="float" office:value="7991181" calcext:value-type="float">
            <text:p>7991181</text:p>
          </table:table-cell>
          <table:table-cell table:number-columns-repeated="3"/>
        </table:table-row>
        <table:table-row table:style-name="ro1">
          <table:table-cell office:value-type="float" office:value="36114644" calcext:value-type="float">
            <text:p>36114644</text:p>
          </table:table-cell>
          <table:table-cell office:value-type="float" office:value="6184437" calcext:value-type="float">
            <text:p>6184437</text:p>
          </table:table-cell>
          <table:table-cell table:number-columns-repeated="3"/>
        </table:table-row>
        <table:table-row table:style-name="ro1">
          <table:table-cell office:value-type="float" office:value="36172694" calcext:value-type="float">
            <text:p>36172694</text:p>
          </table:table-cell>
          <table:table-cell office:value-type="float" office:value="7755605" calcext:value-type="float">
            <text:p>7755605</text:p>
          </table:table-cell>
          <table:table-cell table:number-columns-repeated="3"/>
        </table:table-row>
        <table:table-row table:style-name="ro1">
          <table:table-cell office:value-type="float" office:value="35708738" calcext:value-type="float">
            <text:p>35708738</text:p>
          </table:table-cell>
          <table:table-cell office:value-type="float" office:value="6062364" calcext:value-type="float">
            <text:p>6062364</text:p>
          </table:table-cell>
          <table:table-cell table:number-columns-repeated="3"/>
        </table:table-row>
        <table:table-row table:style-name="ro1">
          <table:table-cell office:value-type="float" office:value="35481950" calcext:value-type="float">
            <text:p>35481950</text:p>
          </table:table-cell>
          <table:table-cell office:value-type="float" office:value="6020432" calcext:value-type="float">
            <text:p>6020432</text:p>
          </table:table-cell>
          <table:table-cell table:number-columns-repeated="3"/>
        </table:table-row>
        <table:table-row table:style-name="ro1">
          <table:table-cell office:value-type="float" office:value="62361408" calcext:value-type="float">
            <text:p>62361408</text:p>
          </table:table-cell>
          <table:table-cell office:value-type="float" office:value="5904134" calcext:value-type="float">
            <text:p>5904134</text:p>
          </table:table-cell>
          <table:table-cell table:number-columns-repeated="3"/>
        </table:table-row>
        <table:table-row table:style-name="ro1">
          <table:table-cell office:value-type="float" office:value="61165675" calcext:value-type="float">
            <text:p>61165675</text:p>
          </table:table-cell>
          <table:table-cell office:value-type="float" office:value="7267194" calcext:value-type="float">
            <text:p>7267194</text:p>
          </table:table-cell>
          <table:table-cell table:number-columns-repeated="3"/>
        </table:table-row>
        <table:table-row table:style-name="ro1">
          <table:table-cell office:value-type="float" office:value="60940144" calcext:value-type="float">
            <text:p>60940144</text:p>
          </table:table-cell>
          <table:table-cell office:value-type="float" office:value="14958081" calcext:value-type="float">
            <text:p>14958081</text:p>
          </table:table-cell>
          <table:table-cell table:number-columns-repeated="3"/>
        </table:table-row>
        <table:table-row table:style-name="ro1">
          <table:table-cell office:value-type="float" office:value="36521845" calcext:value-type="float">
            <text:p>36521845</text:p>
          </table:table-cell>
          <table:table-cell office:value-type="float" office:value="6894980" calcext:value-type="float">
            <text:p>6894980</text:p>
          </table:table-cell>
          <table:table-cell table:number-columns-repeated="3"/>
        </table:table-row>
        <table:table-row table:style-name="ro1">
          <table:table-cell office:value-type="float" office:value="61717802" calcext:value-type="float">
            <text:p>61717802</text:p>
          </table:table-cell>
          <table:table-cell office:value-type="float" office:value="7433909" calcext:value-type="float">
            <text:p>7433909</text:p>
          </table:table-cell>
          <table:table-cell table:number-columns-repeated="3"/>
        </table:table-row>
        <table:table-row table:style-name="ro1">
          <table:table-cell office:value-type="float" office:value="35857727" calcext:value-type="float">
            <text:p>35857727</text:p>
          </table:table-cell>
          <table:table-cell office:value-type="float" office:value="6332904" calcext:value-type="float">
            <text:p>6332904</text:p>
          </table:table-cell>
          <table:table-cell table:number-columns-repeated="3"/>
        </table:table-row>
        <table:table-row table:style-name="ro1">
          <table:table-cell office:value-type="float" office:value="39850660" calcext:value-type="float">
            <text:p>39850660</text:p>
          </table:table-cell>
          <table:table-cell office:value-type="float" office:value="8913352" calcext:value-type="float">
            <text:p>8913352</text:p>
          </table:table-cell>
          <table:table-cell table:number-columns-repeated="3"/>
        </table:table-row>
        <table:table-row table:style-name="ro1">
          <table:table-cell office:value-type="float" office:value="38766151" calcext:value-type="float">
            <text:p>38766151</text:p>
          </table:table-cell>
          <table:table-cell office:value-type="float" office:value="8647054" calcext:value-type="float">
            <text:p>8647054</text:p>
          </table:table-cell>
          <table:table-cell table:number-columns-repeated="3"/>
        </table:table-row>
        <table:table-row table:style-name="ro1">
          <table:table-cell office:value-type="float" office:value="37968525" calcext:value-type="float">
            <text:p>37968525</text:p>
          </table:table-cell>
          <table:table-cell office:value-type="float" office:value="7366850" calcext:value-type="float">
            <text:p>7366850</text:p>
          </table:table-cell>
          <table:table-cell table:number-columns-repeated="3"/>
        </table:table-row>
        <table:table-row table:style-name="ro1">
          <table:table-cell office:value-type="float" office:value="38957282" calcext:value-type="float">
            <text:p>38957282</text:p>
          </table:table-cell>
          <table:table-cell office:value-type="float" office:value="7273978" calcext:value-type="float">
            <text:p>7273978</text:p>
          </table:table-cell>
          <table:table-cell table:number-columns-repeated="3"/>
        </table:table-row>
        <table:table-row table:style-name="ro1">
          <table:table-cell office:value-type="float" office:value="65186947" calcext:value-type="float">
            <text:p>65186947</text:p>
          </table:table-cell>
          <table:table-cell office:value-type="float" office:value="7234070" calcext:value-type="float">
            <text:p>7234070</text:p>
          </table:table-cell>
          <table:table-cell table:number-columns-repeated="3"/>
        </table:table-row>
        <table:table-row table:style-name="ro1">
          <table:table-cell office:value-type="float" office:value="38042960" calcext:value-type="float">
            <text:p>38042960</text:p>
          </table:table-cell>
          <table:table-cell office:value-type="float" office:value="7573933" calcext:value-type="float">
            <text:p>7573933</text:p>
          </table:table-cell>
          <table:table-cell table:number-columns-repeated="3"/>
        </table:table-row>
        <table:table-row table:style-name="ro1">
          <table:table-cell office:value-type="float" office:value="15641590" calcext:value-type="float">
            <text:p>15641590</text:p>
          </table:table-cell>
          <table:table-cell office:value-type="float" office:value="7691969" calcext:value-type="float">
            <text:p>7691969</text:p>
          </table:table-cell>
          <table:table-cell table:number-columns-repeated="3"/>
        </table:table-row>
        <table:table-row table:style-name="ro1">
          <table:table-cell office:value-type="float" office:value="38171065" calcext:value-type="float">
            <text:p>38171065</text:p>
          </table:table-cell>
          <table:table-cell office:value-type="float" office:value="7485535" calcext:value-type="float">
            <text:p>7485535</text:p>
          </table:table-cell>
          <table:table-cell table:number-columns-repeated="3"/>
        </table:table-row>
        <table:table-row table:style-name="ro1">
          <table:table-cell office:value-type="float" office:value="39329917" calcext:value-type="float">
            <text:p>39329917</text:p>
          </table:table-cell>
          <table:table-cell office:value-type="float" office:value="9135292" calcext:value-type="float">
            <text:p>9135292</text:p>
          </table:table-cell>
          <table:table-cell table:number-columns-repeated="3"/>
        </table:table-row>
        <table:table-row table:style-name="ro1">
          <table:table-cell office:value-type="float" office:value="38734150" calcext:value-type="float">
            <text:p>38734150</text:p>
          </table:table-cell>
          <table:table-cell office:value-type="float" office:value="7064840" calcext:value-type="float">
            <text:p>7064840</text:p>
          </table:table-cell>
          <table:table-cell table:number-columns-repeated="3"/>
        </table:table-row>
        <table:table-row table:style-name="ro1">
          <table:table-cell office:value-type="float" office:value="38372239" calcext:value-type="float">
            <text:p>38372239</text:p>
          </table:table-cell>
          <table:table-cell office:value-type="float" office:value="8042470" calcext:value-type="float">
            <text:p>8042470</text:p>
          </table:table-cell>
          <table:table-cell table:number-columns-repeated="3"/>
        </table:table-row>
        <table:table-row table:style-name="ro1">
          <table:table-cell office:value-type="float" office:value="64594583" calcext:value-type="float">
            <text:p>64594583</text:p>
          </table:table-cell>
          <table:table-cell office:value-type="float" office:value="7151046" calcext:value-type="float">
            <text:p>7151046</text:p>
          </table:table-cell>
          <table:table-cell table:number-columns-repeated="3"/>
        </table:table-row>
        <table:table-row table:style-name="ro1">
          <table:table-cell office:value-type="float" office:value="16001058" calcext:value-type="float">
            <text:p>16001058</text:p>
          </table:table-cell>
          <table:table-cell office:value-type="float" office:value="7622853" calcext:value-type="float">
            <text:p>7622853</text:p>
          </table:table-cell>
          <table:table-cell table:number-columns-repeated="3"/>
        </table:table-row>
        <table:table-row table:style-name="ro1">
          <table:table-cell office:value-type="float" office:value="64081301" calcext:value-type="float">
            <text:p>64081301</text:p>
          </table:table-cell>
          <table:table-cell office:value-type="float" office:value="6656141" calcext:value-type="float">
            <text:p>6656141</text:p>
          </table:table-cell>
          <table:table-cell table:number-columns-repeated="3"/>
        </table:table-row>
        <table:table-row table:style-name="ro1">
          <table:table-cell office:value-type="float" office:value="15818056" calcext:value-type="float">
            <text:p>15818056</text:p>
          </table:table-cell>
          <table:table-cell office:value-type="float" office:value="7296883" calcext:value-type="float">
            <text:p>7296883</text:p>
          </table:table-cell>
          <table:table-cell table:number-columns-repeated="3"/>
        </table:table-row>
        <table:table-row table:style-name="ro1">
          <table:table-cell office:value-type="float" office:value="15545721" calcext:value-type="float">
            <text:p>15545721</text:p>
          </table:table-cell>
          <table:table-cell office:value-type="float" office:value="7755125" calcext:value-type="float">
            <text:p>7755125</text:p>
          </table:table-cell>
          <table:table-cell table:number-columns-repeated="3"/>
        </table:table-row>
        <table:table-row table:style-name="ro1">
          <table:table-cell office:value-type="float" office:value="16094573" calcext:value-type="float">
            <text:p>16094573</text:p>
          </table:table-cell>
          <table:table-cell office:value-type="float" office:value="7126479" calcext:value-type="float">
            <text:p>7126479</text:p>
          </table:table-cell>
          <table:table-cell table:number-columns-repeated="3"/>
        </table:table-row>
        <table:table-row table:style-name="ro1">
          <table:table-cell office:value-type="float" office:value="38775815" calcext:value-type="float">
            <text:p>38775815</text:p>
          </table:table-cell>
          <table:table-cell office:value-type="float" office:value="7020582" calcext:value-type="float">
            <text:p>7020582</text:p>
          </table:table-cell>
          <table:table-cell table:number-columns-repeated="3"/>
        </table:table-row>
        <table:table-row table:style-name="ro1">
          <table:table-cell office:value-type="float" office:value="39056055" calcext:value-type="float">
            <text:p>39056055</text:p>
          </table:table-cell>
          <table:table-cell office:value-type="float" office:value="7102616" calcext:value-type="float">
            <text:p>7102616</text:p>
          </table:table-cell>
          <table:table-cell table:number-columns-repeated="3"/>
        </table:table-row>
        <table:table-row table:style-name="ro1">
          <table:table-cell office:value-type="float" office:value="65256356" calcext:value-type="float">
            <text:p>65256356</text:p>
          </table:table-cell>
          <table:table-cell office:value-type="float" office:value="7230611" calcext:value-type="float">
            <text:p>7230611</text:p>
          </table:table-cell>
          <table:table-cell table:number-columns-repeated="3"/>
        </table:table-row>
        <table:table-row table:style-name="ro1">
          <table:table-cell office:value-type="float" office:value="38831542" calcext:value-type="float">
            <text:p>38831542</text:p>
          </table:table-cell>
          <table:table-cell office:value-type="float" office:value="8233258" calcext:value-type="float">
            <text:p>8233258</text:p>
          </table:table-cell>
          <table:table-cell table:number-columns-repeated="3"/>
        </table:table-row>
        <table:table-row table:style-name="ro1">
          <table:table-cell office:value-type="float" office:value="38319393" calcext:value-type="float">
            <text:p>38319393</text:p>
          </table:table-cell>
          <table:table-cell office:value-type="float" office:value="7616403" calcext:value-type="float">
            <text:p>7616403</text:p>
          </table:table-cell>
          <table:table-cell table:number-columns-repeated="3"/>
        </table:table-row>
        <table:table-row table:style-name="ro1">
          <table:table-cell office:value-type="float" office:value="65271724" calcext:value-type="float">
            <text:p>65271724</text:p>
          </table:table-cell>
          <table:table-cell office:value-type="float" office:value="8298823" calcext:value-type="float">
            <text:p>8298823</text:p>
          </table:table-cell>
          <table:table-cell table:number-columns-repeated="3"/>
        </table:table-row>
        <table:table-row table:style-name="ro1">
          <table:table-cell office:value-type="float" office:value="64958369" calcext:value-type="float">
            <text:p>64958369</text:p>
          </table:table-cell>
          <table:table-cell office:value-type="float" office:value="6575405" calcext:value-type="float">
            <text:p>6575405</text:p>
          </table:table-cell>
          <table:table-cell table:number-columns-repeated="3"/>
        </table:table-row>
        <table:table-row table:style-name="ro1">
          <table:table-cell office:value-type="float" office:value="64960438" calcext:value-type="float">
            <text:p>64960438</text:p>
          </table:table-cell>
          <table:table-cell office:value-type="float" office:value="6754419" calcext:value-type="float">
            <text:p>6754419</text:p>
          </table:table-cell>
          <table:table-cell table:number-columns-repeated="3"/>
        </table:table-row>
        <table:table-row table:style-name="ro1">
          <table:table-cell office:value-type="float" office:value="16034104" calcext:value-type="float">
            <text:p>16034104</text:p>
          </table:table-cell>
          <table:table-cell office:value-type="float" office:value="6434110" calcext:value-type="float">
            <text:p>6434110</text:p>
          </table:table-cell>
          <table:table-cell table:number-columns-repeated="3"/>
        </table:table-row>
        <table:table-row table:style-name="ro1">
          <table:table-cell office:value-type="float" office:value="15726999" calcext:value-type="float">
            <text:p>15726999</text:p>
          </table:table-cell>
          <table:table-cell office:value-type="float" office:value="7796517" calcext:value-type="float">
            <text:p>7796517</text:p>
          </table:table-cell>
          <table:table-cell table:number-columns-repeated="3"/>
        </table:table-row>
        <table:table-row table:style-name="ro1">
          <table:table-cell office:value-type="float" office:value="38330251" calcext:value-type="float">
            <text:p>38330251</text:p>
          </table:table-cell>
          <table:table-cell office:value-type="float" office:value="6819163" calcext:value-type="float">
            <text:p>6819163</text:p>
          </table:table-cell>
          <table:table-cell table:number-columns-repeated="3"/>
        </table:table-row>
        <table:table-row table:style-name="ro1">
          <table:table-cell office:value-type="float" office:value="86442969" calcext:value-type="float">
            <text:p>86442969</text:p>
          </table:table-cell>
          <table:table-cell office:value-type="float" office:value="7965670" calcext:value-type="float">
            <text:p>7965670</text:p>
          </table:table-cell>
          <table:table-cell table:number-columns-repeated="3"/>
        </table:table-row>
        <table:table-row table:style-name="ro1">
          <table:table-cell office:value-type="float" office:value="66964233" calcext:value-type="float">
            <text:p>66964233</text:p>
          </table:table-cell>
          <table:table-cell office:value-type="float" office:value="7509077" calcext:value-type="float">
            <text:p>7509077</text:p>
          </table:table-cell>
          <table:table-cell table:number-columns-repeated="3"/>
        </table:table-row>
        <table:table-row table:style-name="ro1">
          <table:table-cell office:value-type="float" office:value="38014125" calcext:value-type="float">
            <text:p>38014125</text:p>
          </table:table-cell>
          <table:table-cell office:value-type="float" office:value="7056292" calcext:value-type="float">
            <text:p>7056292</text:p>
          </table:table-cell>
          <table:table-cell table:number-columns-repeated="3"/>
        </table:table-row>
        <table:table-row table:style-name="ro1">
          <table:table-cell office:value-type="float" office:value="37885872" calcext:value-type="float">
            <text:p>37885872</text:p>
          </table:table-cell>
          <table:table-cell office:value-type="float" office:value="8247574" calcext:value-type="float">
            <text:p>8247574</text:p>
          </table:table-cell>
          <table:table-cell table:number-columns-repeated="3"/>
        </table:table-row>
        <table:table-row table:style-name="ro1">
          <table:table-cell office:value-type="float" office:value="43817951" calcext:value-type="float">
            <text:p>43817951</text:p>
          </table:table-cell>
          <table:table-cell office:value-type="float" office:value="9917243" calcext:value-type="float">
            <text:p>9917243</text:p>
          </table:table-cell>
          <table:table-cell table:number-columns-repeated="3"/>
        </table:table-row>
        <table:table-row table:style-name="ro1">
          <table:table-cell office:value-type="float" office:value="43235841" calcext:value-type="float">
            <text:p>43235841</text:p>
          </table:table-cell>
          <table:table-cell office:value-type="float" office:value="10619289" calcext:value-type="float">
            <text:p>10619289</text:p>
          </table:table-cell>
          <table:table-cell table:number-columns-repeated="3"/>
        </table:table-row>
        <table:table-row table:style-name="ro1">
          <table:table-cell office:value-type="float" office:value="65369134" calcext:value-type="float">
            <text:p>65369134</text:p>
          </table:table-cell>
          <table:table-cell office:value-type="float" office:value="7237623" calcext:value-type="float">
            <text:p>7237623</text:p>
          </table:table-cell>
          <table:table-cell table:number-columns-repeated="3"/>
        </table:table-row>
        <table:table-row table:style-name="ro1">
          <table:table-cell office:value-type="float" office:value="37925455" calcext:value-type="float">
            <text:p>37925455</text:p>
          </table:table-cell>
          <table:table-cell office:value-type="float" office:value="7233223" calcext:value-type="float">
            <text:p>7233223</text:p>
          </table:table-cell>
          <table:table-cell table:number-columns-repeated="3"/>
        </table:table-row>
        <table:table-row table:style-name="ro1">
          <table:table-cell office:value-type="float" office:value="65684781" calcext:value-type="float">
            <text:p>65684781</text:p>
          </table:table-cell>
          <table:table-cell office:value-type="float" office:value="6513504" calcext:value-type="float">
            <text:p>6513504</text:p>
          </table:table-cell>
          <table:table-cell table:number-columns-repeated="3"/>
        </table:table-row>
        <table:table-row table:style-name="ro1">
          <table:table-cell office:value-type="float" office:value="63053801" calcext:value-type="float">
            <text:p>63053801</text:p>
          </table:table-cell>
          <table:table-cell office:value-type="float" office:value="6412868" calcext:value-type="float">
            <text:p>6412868</text:p>
          </table:table-cell>
          <table:table-cell table:number-columns-repeated="3"/>
        </table:table-row>
        <table:table-row table:style-name="ro1">
          <table:table-cell office:value-type="float" office:value="18058884" calcext:value-type="float">
            <text:p>18058884</text:p>
          </table:table-cell>
          <table:table-cell office:value-type="float" office:value="10666182" calcext:value-type="float">
            <text:p>10666182</text:p>
          </table:table-cell>
          <table:table-cell table:number-columns-repeated="3"/>
        </table:table-row>
        <table:table-row table:style-name="ro1">
          <table:table-cell office:value-type="float" office:value="37090341" calcext:value-type="float">
            <text:p>37090341</text:p>
          </table:table-cell>
          <table:table-cell office:value-type="float" office:value="7771310" calcext:value-type="float">
            <text:p>7771310</text:p>
          </table:table-cell>
          <table:table-cell table:number-columns-repeated="3"/>
        </table:table-row>
        <table:table-row table:style-name="ro1">
          <table:table-cell office:value-type="float" office:value="14099191" calcext:value-type="float">
            <text:p>14099191</text:p>
          </table:table-cell>
          <table:table-cell office:value-type="float" office:value="7068886" calcext:value-type="float">
            <text:p>7068886</text:p>
          </table:table-cell>
          <table:table-cell table:number-columns-repeated="3"/>
        </table:table-row>
        <table:table-row table:style-name="ro1">
          <table:table-cell office:value-type="float" office:value="61520591" calcext:value-type="float">
            <text:p>61520591</text:p>
          </table:table-cell>
          <table:table-cell office:value-type="float" office:value="7503065" calcext:value-type="float">
            <text:p>7503065</text:p>
          </table:table-cell>
          <table:table-cell table:number-columns-repeated="3"/>
        </table:table-row>
        <table:table-row table:style-name="ro1">
          <table:table-cell office:value-type="float" office:value="61238773" calcext:value-type="float">
            <text:p>61238773</text:p>
          </table:table-cell>
          <table:table-cell office:value-type="float" office:value="5848989" calcext:value-type="float">
            <text:p>5848989</text:p>
          </table:table-cell>
          <table:table-cell table:number-columns-repeated="3"/>
        </table:table-row>
        <table:table-row table:style-name="ro1">
          <table:table-cell office:value-type="float" office:value="58846340" calcext:value-type="float">
            <text:p>58846340</text:p>
          </table:table-cell>
          <table:table-cell office:value-type="float" office:value="7767055" calcext:value-type="float">
            <text:p>7767055</text:p>
          </table:table-cell>
          <table:table-cell table:number-columns-repeated="3"/>
        </table:table-row>
        <table:table-row table:style-name="ro1">
          <table:table-cell office:value-type="float" office:value="60982067" calcext:value-type="float">
            <text:p>60982067</text:p>
          </table:table-cell>
          <table:table-cell office:value-type="float" office:value="5835460" calcext:value-type="float">
            <text:p>5835460</text:p>
          </table:table-cell>
          <table:table-cell table:number-columns-repeated="3"/>
        </table:table-row>
        <table:table-row table:style-name="ro1">
          <table:table-cell office:value-type="float" office:value="14110637" calcext:value-type="float">
            <text:p>14110637</text:p>
          </table:table-cell>
          <table:table-cell office:value-type="float" office:value="5875332" calcext:value-type="float">
            <text:p>5875332</text:p>
          </table:table-cell>
          <table:table-cell table:number-columns-repeated="3"/>
        </table:table-row>
        <table:table-row table:style-name="ro1">
          <table:table-cell office:value-type="float" office:value="36074933" calcext:value-type="float">
            <text:p>36074933</text:p>
          </table:table-cell>
          <table:table-cell office:value-type="float" office:value="6191524" calcext:value-type="float">
            <text:p>6191524</text:p>
          </table:table-cell>
          <table:table-cell table:number-columns-repeated="3"/>
        </table:table-row>
        <table:table-row table:style-name="ro1">
          <table:table-cell office:value-type="float" office:value="36581186" calcext:value-type="float">
            <text:p>36581186</text:p>
          </table:table-cell>
          <table:table-cell office:value-type="float" office:value="6486152" calcext:value-type="float">
            <text:p>6486152</text:p>
          </table:table-cell>
          <table:table-cell table:number-columns-repeated="3"/>
        </table:table-row>
        <table:table-row table:style-name="ro1">
          <table:table-cell office:value-type="float" office:value="36845005" calcext:value-type="float">
            <text:p>36845005</text:p>
          </table:table-cell>
          <table:table-cell office:value-type="float" office:value="7849428" calcext:value-type="float">
            <text:p>7849428</text:p>
          </table:table-cell>
          <table:table-cell table:number-columns-repeated="3"/>
        </table:table-row>
        <table:table-row table:style-name="ro1">
          <table:table-cell office:value-type="float" office:value="35794408" calcext:value-type="float">
            <text:p>35794408</text:p>
          </table:table-cell>
          <table:table-cell office:value-type="float" office:value="6284989" calcext:value-type="float">
            <text:p>6284989</text:p>
          </table:table-cell>
          <table:table-cell table:number-columns-repeated="3"/>
        </table:table-row>
        <table:table-row table:style-name="ro1">
          <table:table-cell office:value-type="float" office:value="36032386" calcext:value-type="float">
            <text:p>36032386</text:p>
          </table:table-cell>
          <table:table-cell office:value-type="float" office:value="6355613" calcext:value-type="float">
            <text:p>6355613</text:p>
          </table:table-cell>
          <table:table-cell table:number-columns-repeated="3"/>
        </table:table-row>
        <table:table-row table:style-name="ro1">
          <table:table-cell office:value-type="float" office:value="61101823" calcext:value-type="float">
            <text:p>61101823</text:p>
          </table:table-cell>
          <table:table-cell office:value-type="float" office:value="7513858" calcext:value-type="float">
            <text:p>7513858</text:p>
          </table:table-cell>
          <table:table-cell table:number-columns-repeated="3"/>
        </table:table-row>
        <table:table-row table:style-name="ro1">
          <table:table-cell office:value-type="float" office:value="47656035" calcext:value-type="float">
            <text:p>47656035</text:p>
          </table:table-cell>
          <table:table-cell office:value-type="float" office:value="5861905" calcext:value-type="float">
            <text:p>5861905</text:p>
          </table:table-cell>
          <table:table-cell table:number-columns-repeated="3"/>
        </table:table-row>
        <table:table-row table:style-name="ro1">
          <table:table-cell office:value-type="float" office:value="36679884" calcext:value-type="float">
            <text:p>36679884</text:p>
          </table:table-cell>
          <table:table-cell office:value-type="float" office:value="8513982" calcext:value-type="float">
            <text:p>8513982</text:p>
          </table:table-cell>
          <table:table-cell table:number-columns-repeated="3"/>
        </table:table-row>
        <table:table-row table:style-name="ro1">
          <table:table-cell office:value-type="float" office:value="14227258" calcext:value-type="float">
            <text:p>14227258</text:p>
          </table:table-cell>
          <table:table-cell office:value-type="float" office:value="7142306" calcext:value-type="float">
            <text:p>7142306</text:p>
          </table:table-cell>
          <table:table-cell table:number-columns-repeated="3"/>
        </table:table-row>
        <table:table-row table:style-name="ro1">
          <table:table-cell office:value-type="float" office:value="37006749" calcext:value-type="float">
            <text:p>37006749</text:p>
          </table:table-cell>
          <table:table-cell office:value-type="float" office:value="8073475" calcext:value-type="float">
            <text:p>8073475</text:p>
          </table:table-cell>
          <table:table-cell table:number-columns-repeated="3"/>
        </table:table-row>
        <table:table-row table:style-name="ro1">
          <table:table-cell office:value-type="float" office:value="36198328" calcext:value-type="float">
            <text:p>36198328</text:p>
          </table:table-cell>
          <table:table-cell office:value-type="float" office:value="6236590" calcext:value-type="float">
            <text:p>6236590</text:p>
          </table:table-cell>
          <table:table-cell table:number-columns-repeated="3"/>
        </table:table-row>
        <table:table-row table:style-name="ro1">
          <table:table-cell office:value-type="float" office:value="18200935" calcext:value-type="float">
            <text:p>18200935</text:p>
          </table:table-cell>
          <table:table-cell office:value-type="float" office:value="8612204" calcext:value-type="float">
            <text:p>8612204</text:p>
          </table:table-cell>
          <table:table-cell table:number-columns-repeated="3"/>
        </table:table-row>
        <table:table-row table:style-name="ro1">
          <table:table-cell office:value-type="float" office:value="36332254" calcext:value-type="float">
            <text:p>36332254</text:p>
          </table:table-cell>
          <table:table-cell office:value-type="float" office:value="6256778" calcext:value-type="float">
            <text:p>6256778</text:p>
          </table:table-cell>
          <table:table-cell table:number-columns-repeated="3"/>
        </table:table-row>
        <table:table-row table:style-name="ro1">
          <table:table-cell office:value-type="float" office:value="62208591" calcext:value-type="float">
            <text:p>62208591</text:p>
          </table:table-cell>
          <table:table-cell office:value-type="float" office:value="5885246" calcext:value-type="float">
            <text:p>5885246</text:p>
          </table:table-cell>
          <table:table-cell table:number-columns-repeated="3"/>
        </table:table-row>
        <table:table-row table:style-name="ro1">
          <table:table-cell office:value-type="float" office:value="36254702" calcext:value-type="float">
            <text:p>36254702</text:p>
          </table:table-cell>
          <table:table-cell office:value-type="float" office:value="6058672" calcext:value-type="float">
            <text:p>6058672</text:p>
          </table:table-cell>
          <table:table-cell table:number-columns-repeated="3"/>
        </table:table-row>
        <table:table-row table:style-name="ro1">
          <table:table-cell office:value-type="float" office:value="36463134" calcext:value-type="float">
            <text:p>36463134</text:p>
          </table:table-cell>
          <table:table-cell office:value-type="float" office:value="6566170" calcext:value-type="float">
            <text:p>6566170</text:p>
          </table:table-cell>
          <table:table-cell table:number-columns-repeated="3"/>
        </table:table-row>
        <table:table-row table:style-name="ro1">
          <table:table-cell office:value-type="float" office:value="14295045" calcext:value-type="float">
            <text:p>14295045</text:p>
          </table:table-cell>
          <table:table-cell office:value-type="float" office:value="7091476" calcext:value-type="float">
            <text:p>7091476</text:p>
          </table:table-cell>
          <table:table-cell table:number-columns-repeated="3"/>
        </table:table-row>
        <table:table-row table:style-name="ro1">
          <table:table-cell office:value-type="float" office:value="35737166" calcext:value-type="float">
            <text:p>35737166</text:p>
          </table:table-cell>
          <table:table-cell office:value-type="float" office:value="6088146" calcext:value-type="float">
            <text:p>6088146</text:p>
          </table:table-cell>
          <table:table-cell table:number-columns-repeated="3"/>
        </table:table-row>
        <table:table-row table:style-name="ro1">
          <table:table-cell office:value-type="float" office:value="36347069" calcext:value-type="float">
            <text:p>36347069</text:p>
          </table:table-cell>
          <table:table-cell office:value-type="float" office:value="7786438" calcext:value-type="float">
            <text:p>7786438</text:p>
          </table:table-cell>
          <table:table-cell table:number-columns-repeated="3"/>
        </table:table-row>
        <table:table-row table:style-name="ro1">
          <table:table-cell office:value-type="float" office:value="62066183" calcext:value-type="float">
            <text:p>62066183</text:p>
          </table:table-cell>
          <table:table-cell office:value-type="float" office:value="7308186" calcext:value-type="float">
            <text:p>7308186</text:p>
          </table:table-cell>
          <table:table-cell table:number-columns-repeated="3"/>
        </table:table-row>
        <table:table-row table:style-name="ro1">
          <table:table-cell office:value-type="float" office:value="61302339" calcext:value-type="float">
            <text:p>61302339</text:p>
          </table:table-cell>
          <table:table-cell office:value-type="float" office:value="7722614" calcext:value-type="float">
            <text:p>7722614</text:p>
          </table:table-cell>
          <table:table-cell table:number-columns-repeated="3"/>
        </table:table-row>
        <table:table-row table:style-name="ro1">
          <table:table-cell office:value-type="float" office:value="35785104" calcext:value-type="float">
            <text:p>35785104</text:p>
          </table:table-cell>
          <table:table-cell office:value-type="float" office:value="6367827" calcext:value-type="float">
            <text:p>6367827</text:p>
          </table:table-cell>
          <table:table-cell table:number-columns-repeated="3"/>
        </table:table-row>
        <table:table-row table:style-name="ro1">
          <table:table-cell office:value-type="float" office:value="36232538" calcext:value-type="float">
            <text:p>36232538</text:p>
          </table:table-cell>
          <table:table-cell office:value-type="float" office:value="7841298" calcext:value-type="float">
            <text:p>7841298</text:p>
          </table:table-cell>
          <table:table-cell table:number-columns-repeated="3"/>
        </table:table-row>
        <table:table-row table:style-name="ro1">
          <table:table-cell office:value-type="float" office:value="14326502" calcext:value-type="float">
            <text:p>14326502</text:p>
          </table:table-cell>
          <table:table-cell office:value-type="float" office:value="6944196" calcext:value-type="float">
            <text:p>6944196</text:p>
          </table:table-cell>
          <table:table-cell table:number-columns-repeated="3"/>
        </table:table-row>
        <table:table-row table:style-name="ro1">
          <table:table-cell office:value-type="float" office:value="35419059" calcext:value-type="float">
            <text:p>35419059</text:p>
          </table:table-cell>
          <table:table-cell office:value-type="float" office:value="6302517" calcext:value-type="float">
            <text:p>6302517</text:p>
          </table:table-cell>
          <table:table-cell table:number-columns-repeated="3"/>
        </table:table-row>
        <table:table-row table:style-name="ro1">
          <table:table-cell office:value-type="float" office:value="61529552" calcext:value-type="float">
            <text:p>61529552</text:p>
          </table:table-cell>
          <table:table-cell office:value-type="float" office:value="5829692" calcext:value-type="float">
            <text:p>5829692</text:p>
          </table:table-cell>
          <table:table-cell table:number-columns-repeated="3"/>
        </table:table-row>
        <table:table-row table:style-name="ro1">
          <table:table-cell office:value-type="float" office:value="37555064" calcext:value-type="float">
            <text:p>37555064</text:p>
          </table:table-cell>
          <table:table-cell office:value-type="float" office:value="9981807" calcext:value-type="float">
            <text:p>9981807</text:p>
          </table:table-cell>
          <table:table-cell table:number-columns-repeated="3"/>
        </table:table-row>
        <table:table-row table:style-name="ro1">
          <table:table-cell office:value-type="float" office:value="14268984" calcext:value-type="float">
            <text:p>14268984</text:p>
          </table:table-cell>
          <table:table-cell office:value-type="float" office:value="6143854" calcext:value-type="float">
            <text:p>6143854</text:p>
          </table:table-cell>
          <table:table-cell table:number-columns-repeated="3"/>
        </table:table-row>
        <table:table-row table:style-name="ro1">
          <table:table-cell office:value-type="float" office:value="14346953" calcext:value-type="float">
            <text:p>14346953</text:p>
          </table:table-cell>
          <table:table-cell office:value-type="float" office:value="7209447" calcext:value-type="float">
            <text:p>7209447</text:p>
          </table:table-cell>
          <table:table-cell table:number-columns-repeated="3"/>
        </table:table-row>
        <table:table-row table:style-name="ro1">
          <table:table-cell office:value-type="float" office:value="62805441" calcext:value-type="float">
            <text:p>62805441</text:p>
          </table:table-cell>
          <table:table-cell office:value-type="float" office:value="7514685" calcext:value-type="float">
            <text:p>7514685</text:p>
          </table:table-cell>
          <table:table-cell table:number-columns-repeated="3"/>
        </table:table-row>
        <table:table-row table:style-name="ro1">
          <table:table-cell office:value-type="float" office:value="60607393" calcext:value-type="float">
            <text:p>60607393</text:p>
          </table:table-cell>
          <table:table-cell office:value-type="float" office:value="7286577" calcext:value-type="float">
            <text:p>7286577</text:p>
          </table:table-cell>
          <table:table-cell table:number-columns-repeated="3"/>
        </table:table-row>
        <table:table-row table:style-name="ro1">
          <table:table-cell office:value-type="float" office:value="61967164" calcext:value-type="float">
            <text:p>61967164</text:p>
          </table:table-cell>
          <table:table-cell office:value-type="float" office:value="7495428" calcext:value-type="float">
            <text:p>7495428</text:p>
          </table:table-cell>
          <table:table-cell table:number-columns-repeated="3"/>
        </table:table-row>
        <table:table-row table:style-name="ro1">
          <table:table-cell office:value-type="float" office:value="62415867" calcext:value-type="float">
            <text:p>62415867</text:p>
          </table:table-cell>
          <table:table-cell office:value-type="float" office:value="6177640" calcext:value-type="float">
            <text:p>6177640</text:p>
          </table:table-cell>
          <table:table-cell table:number-columns-repeated="3"/>
        </table:table-row>
        <table:table-row table:style-name="ro1">
          <table:table-cell office:value-type="float" office:value="36429825" calcext:value-type="float">
            <text:p>36429825</text:p>
          </table:table-cell>
          <table:table-cell office:value-type="float" office:value="8021525" calcext:value-type="float">
            <text:p>8021525</text:p>
          </table:table-cell>
          <table:table-cell table:number-columns-repeated="3"/>
        </table:table-row>
        <table:table-row table:style-name="ro1">
          <table:table-cell office:value-type="float" office:value="36516257" calcext:value-type="float">
            <text:p>36516257</text:p>
          </table:table-cell>
          <table:table-cell office:value-type="float" office:value="7889695" calcext:value-type="float">
            <text:p>7889695</text:p>
          </table:table-cell>
          <table:table-cell table:number-columns-repeated="3"/>
        </table:table-row>
        <table:table-row table:style-name="ro1">
          <table:table-cell office:value-type="float" office:value="36108895" calcext:value-type="float">
            <text:p>36108895</text:p>
          </table:table-cell>
          <table:table-cell office:value-type="float" office:value="6267199" calcext:value-type="float">
            <text:p>6267199</text:p>
          </table:table-cell>
          <table:table-cell table:number-columns-repeated="3"/>
        </table:table-row>
        <table:table-row table:style-name="ro1">
          <table:table-cell office:value-type="float" office:value="62324148" calcext:value-type="float">
            <text:p>62324148</text:p>
          </table:table-cell>
          <table:table-cell office:value-type="float" office:value="8140645" calcext:value-type="float">
            <text:p>8140645</text:p>
          </table:table-cell>
          <table:table-cell table:number-columns-repeated="3"/>
        </table:table-row>
        <table:table-row table:style-name="ro1">
          <table:table-cell office:value-type="float" office:value="62377765" calcext:value-type="float">
            <text:p>62377765</text:p>
          </table:table-cell>
          <table:table-cell office:value-type="float" office:value="7385289" calcext:value-type="float">
            <text:p>7385289</text:p>
          </table:table-cell>
          <table:table-cell table:number-columns-repeated="3"/>
        </table:table-row>
        <table:table-row table:style-name="ro1">
          <table:table-cell office:value-type="float" office:value="35761195" calcext:value-type="float">
            <text:p>35761195</text:p>
          </table:table-cell>
          <table:table-cell office:value-type="float" office:value="8103111" calcext:value-type="float">
            <text:p>8103111</text:p>
          </table:table-cell>
          <table:table-cell table:number-columns-repeated="3"/>
        </table:table-row>
        <table:table-row table:style-name="ro1">
          <table:table-cell office:value-type="float" office:value="36710851" calcext:value-type="float">
            <text:p>36710851</text:p>
          </table:table-cell>
          <table:table-cell office:value-type="float" office:value="6471452" calcext:value-type="float">
            <text:p>6471452</text:p>
          </table:table-cell>
          <table:table-cell table:number-columns-repeated="3"/>
        </table:table-row>
        <table:table-row table:style-name="ro1">
          <table:table-cell office:value-type="float" office:value="36252396" calcext:value-type="float">
            <text:p>36252396</text:p>
          </table:table-cell>
          <table:table-cell office:value-type="float" office:value="6494266" calcext:value-type="float">
            <text:p>6494266</text:p>
          </table:table-cell>
          <table:table-cell table:number-columns-repeated="3"/>
        </table:table-row>
        <table:table-row table:style-name="ro1">
          <table:table-cell office:value-type="float" office:value="63704036" calcext:value-type="float">
            <text:p>63704036</text:p>
          </table:table-cell>
          <table:table-cell office:value-type="float" office:value="6057003" calcext:value-type="float">
            <text:p>6057003</text:p>
          </table:table-cell>
          <table:table-cell table:number-columns-repeated="3"/>
        </table:table-row>
        <table:table-row table:style-name="ro1">
          <table:table-cell office:value-type="float" office:value="36379511" calcext:value-type="float">
            <text:p>36379511</text:p>
          </table:table-cell>
          <table:table-cell office:value-type="float" office:value="6115538" calcext:value-type="float">
            <text:p>6115538</text:p>
          </table:table-cell>
          <table:table-cell table:number-columns-repeated="3"/>
        </table:table-row>
        <table:table-row table:style-name="ro1">
          <table:table-cell office:value-type="float" office:value="36586946" calcext:value-type="float">
            <text:p>36586946</text:p>
          </table:table-cell>
          <table:table-cell office:value-type="float" office:value="6237445" calcext:value-type="float">
            <text:p>6237445</text:p>
          </table:table-cell>
          <table:table-cell table:number-columns-repeated="3"/>
        </table:table-row>
        <table:table-row table:style-name="ro1">
          <table:table-cell office:value-type="float" office:value="36245610" calcext:value-type="float">
            <text:p>36245610</text:p>
          </table:table-cell>
          <table:table-cell office:value-type="float" office:value="8544507" calcext:value-type="float">
            <text:p>8544507</text:p>
          </table:table-cell>
          <table:table-cell table:number-columns-repeated="3"/>
        </table:table-row>
        <table:table-row table:style-name="ro1">
          <table:table-cell office:value-type="float" office:value="68365667" calcext:value-type="float">
            <text:p>68365667</text:p>
          </table:table-cell>
          <table:table-cell office:value-type="float" office:value="11091387" calcext:value-type="float">
            <text:p>11091387</text:p>
          </table:table-cell>
          <table:table-cell table:number-columns-repeated="3"/>
        </table:table-row>
        <table:table-row table:style-name="ro1">
          <table:table-cell office:value-type="float" office:value="15285343" calcext:value-type="float">
            <text:p>15285343</text:p>
          </table:table-cell>
          <table:table-cell office:value-type="float" office:value="6566333" calcext:value-type="float">
            <text:p>6566333</text:p>
          </table:table-cell>
          <table:table-cell table:number-columns-repeated="3"/>
        </table:table-row>
        <table:table-row table:style-name="ro1">
          <table:table-cell office:value-type="float" office:value="64947630" calcext:value-type="float">
            <text:p>64947630</text:p>
          </table:table-cell>
          <table:table-cell office:value-type="float" office:value="6868603" calcext:value-type="float">
            <text:p>6868603</text:p>
          </table:table-cell>
          <table:table-cell table:number-columns-repeated="3"/>
        </table:table-row>
        <table:table-row table:style-name="ro1">
          <table:table-cell office:value-type="float" office:value="36801248" calcext:value-type="float">
            <text:p>36801248</text:p>
          </table:table-cell>
          <table:table-cell office:value-type="float" office:value="6681083" calcext:value-type="float">
            <text:p>6681083</text:p>
          </table:table-cell>
          <table:table-cell table:number-columns-repeated="3"/>
        </table:table-row>
        <table:table-row table:style-name="ro1">
          <table:table-cell office:value-type="float" office:value="61892755" calcext:value-type="float">
            <text:p>61892755</text:p>
          </table:table-cell>
          <table:table-cell office:value-type="float" office:value="7332610" calcext:value-type="float">
            <text:p>7332610</text:p>
          </table:table-cell>
          <table:table-cell table:number-columns-repeated="3"/>
        </table:table-row>
        <table:table-row table:style-name="ro1">
          <table:table-cell office:value-type="float" office:value="60696905" calcext:value-type="float">
            <text:p>60696905</text:p>
          </table:table-cell>
          <table:table-cell office:value-type="float" office:value="7331178" calcext:value-type="float">
            <text:p>7331178</text:p>
          </table:table-cell>
          <table:table-cell table:number-columns-repeated="3"/>
        </table:table-row>
        <table:table-row table:style-name="ro1">
          <table:table-cell office:value-type="float" office:value="14302777" calcext:value-type="float">
            <text:p>14302777</text:p>
          </table:table-cell>
          <table:table-cell office:value-type="float" office:value="6992778" calcext:value-type="float">
            <text:p>6992778</text:p>
          </table:table-cell>
          <table:table-cell table:number-columns-repeated="3"/>
        </table:table-row>
        <table:table-row table:style-name="ro1">
          <table:table-cell office:value-type="float" office:value="14347681" calcext:value-type="float">
            <text:p>14347681</text:p>
          </table:table-cell>
          <table:table-cell office:value-type="float" office:value="5961892" calcext:value-type="float">
            <text:p>5961892</text:p>
          </table:table-cell>
          <table:table-cell table:number-columns-repeated="3"/>
        </table:table-row>
        <table:table-row table:style-name="ro1">
          <table:table-cell office:value-type="float" office:value="36436660" calcext:value-type="float">
            <text:p>36436660</text:p>
          </table:table-cell>
          <table:table-cell office:value-type="float" office:value="6500219" calcext:value-type="float">
            <text:p>6500219</text:p>
          </table:table-cell>
          <table:table-cell table:number-columns-repeated="3"/>
        </table:table-row>
        <table:table-row table:style-name="ro1">
          <table:table-cell office:value-type="float" office:value="62236364" calcext:value-type="float">
            <text:p>62236364</text:p>
          </table:table-cell>
          <table:table-cell office:value-type="float" office:value="5811762" calcext:value-type="float">
            <text:p>5811762</text:p>
          </table:table-cell>
          <table:table-cell table:number-columns-repeated="3"/>
        </table:table-row>
        <table:table-row table:style-name="ro1">
          <table:table-cell office:value-type="float" office:value="14303998" calcext:value-type="float">
            <text:p>14303998</text:p>
          </table:table-cell>
          <table:table-cell office:value-type="float" office:value="7153703" calcext:value-type="float">
            <text:p>7153703</text:p>
          </table:table-cell>
          <table:table-cell table:number-columns-repeated="3"/>
        </table:table-row>
        <table:table-row table:style-name="ro1">
          <table:table-cell office:value-type="float" office:value="72931361" calcext:value-type="float">
            <text:p>72931361</text:p>
          </table:table-cell>
          <table:table-cell office:value-type="float" office:value="6270296" calcext:value-type="float">
            <text:p>6270296</text:p>
          </table:table-cell>
          <table:table-cell table:number-columns-repeated="3"/>
        </table:table-row>
        <table:table-row table:style-name="ro1">
          <table:table-cell office:value-type="float" office:value="62801006" calcext:value-type="float">
            <text:p>62801006</text:p>
          </table:table-cell>
          <table:table-cell office:value-type="float" office:value="5910967" calcext:value-type="float">
            <text:p>5910967</text:p>
          </table:table-cell>
          <table:table-cell table:number-columns-repeated="3"/>
        </table:table-row>
        <table:table-row table:style-name="ro1">
          <table:table-cell office:value-type="float" office:value="61579764" calcext:value-type="float">
            <text:p>61579764</text:p>
          </table:table-cell>
          <table:table-cell office:value-type="float" office:value="7406423" calcext:value-type="float">
            <text:p>7406423</text:p>
          </table:table-cell>
          <table:table-cell table:number-columns-repeated="3"/>
        </table:table-row>
        <table:table-row table:style-name="ro1">
          <table:table-cell office:value-type="float" office:value="61613220" calcext:value-type="float">
            <text:p>61613220</text:p>
          </table:table-cell>
          <table:table-cell office:value-type="float" office:value="7414305" calcext:value-type="float">
            <text:p>7414305</text:p>
          </table:table-cell>
          <table:table-cell table:number-columns-repeated="3"/>
        </table:table-row>
        <table:table-row table:style-name="ro1">
          <table:table-cell office:value-type="float" office:value="36253771" calcext:value-type="float">
            <text:p>36253771</text:p>
          </table:table-cell>
          <table:table-cell office:value-type="float" office:value="7731704" calcext:value-type="float">
            <text:p>7731704</text:p>
          </table:table-cell>
          <table:table-cell table:number-columns-repeated="3"/>
        </table:table-row>
        <table:table-row table:style-name="ro1">
          <table:table-cell office:value-type="float" office:value="61386139" calcext:value-type="float">
            <text:p>61386139</text:p>
          </table:table-cell>
          <table:table-cell office:value-type="float" office:value="7383300" calcext:value-type="float">
            <text:p>7383300</text:p>
          </table:table-cell>
          <table:table-cell table:number-columns-repeated="3"/>
        </table:table-row>
        <table:table-row table:style-name="ro1">
          <table:table-cell office:value-type="float" office:value="61461080" calcext:value-type="float">
            <text:p>61461080</text:p>
          </table:table-cell>
          <table:table-cell office:value-type="float" office:value="7460709" calcext:value-type="float">
            <text:p>7460709</text:p>
          </table:table-cell>
          <table:table-cell table:number-columns-repeated="3"/>
        </table:table-row>
        <table:table-row table:style-name="ro1">
          <table:table-cell office:value-type="float" office:value="61899592" calcext:value-type="float">
            <text:p>61899592</text:p>
          </table:table-cell>
          <table:table-cell office:value-type="float" office:value="7605853" calcext:value-type="float">
            <text:p>7605853</text:p>
          </table:table-cell>
          <table:table-cell table:number-columns-repeated="3"/>
        </table:table-row>
        <table:table-row table:style-name="ro1">
          <table:table-cell office:value-type="float" office:value="62606302" calcext:value-type="float">
            <text:p>62606302</text:p>
          </table:table-cell>
          <table:table-cell office:value-type="float" office:value="7404664" calcext:value-type="float">
            <text:p>7404664</text:p>
          </table:table-cell>
          <table:table-cell table:number-columns-repeated="3"/>
        </table:table-row>
        <table:table-row table:style-name="ro1">
          <table:table-cell office:value-type="float" office:value="19369426" calcext:value-type="float">
            <text:p>19369426</text:p>
          </table:table-cell>
          <table:table-cell office:value-type="float" office:value="8001523" calcext:value-type="float">
            <text:p>8001523</text:p>
          </table:table-cell>
          <table:table-cell table:number-columns-repeated="3"/>
        </table:table-row>
        <table:table-row table:style-name="ro1">
          <table:table-cell office:value-type="float" office:value="38579831" calcext:value-type="float">
            <text:p>38579831</text:p>
          </table:table-cell>
          <table:table-cell office:value-type="float" office:value="9111624" calcext:value-type="float">
            <text:p>9111624</text:p>
          </table:table-cell>
          <table:table-cell table:number-columns-repeated="3"/>
        </table:table-row>
        <table:table-row table:style-name="ro1">
          <table:table-cell office:value-type="float" office:value="64132080" calcext:value-type="float">
            <text:p>64132080</text:p>
          </table:table-cell>
          <table:table-cell office:value-type="float" office:value="7602158" calcext:value-type="float">
            <text:p>7602158</text:p>
          </table:table-cell>
          <table:table-cell table:number-columns-repeated="3"/>
        </table:table-row>
        <table:table-row table:style-name="ro1">
          <table:table-cell office:value-type="float" office:value="61283302" calcext:value-type="float">
            <text:p>61283302</text:p>
          </table:table-cell>
          <table:table-cell office:value-type="float" office:value="7205480" calcext:value-type="float">
            <text:p>7205480</text:p>
          </table:table-cell>
          <table:table-cell table:number-columns-repeated="3"/>
        </table:table-row>
        <table:table-row table:style-name="ro1">
          <table:table-cell office:value-type="float" office:value="36700552" calcext:value-type="float">
            <text:p>36700552</text:p>
          </table:table-cell>
          <table:table-cell office:value-type="float" office:value="6138952" calcext:value-type="float">
            <text:p>6138952</text:p>
          </table:table-cell>
          <table:table-cell table:number-columns-repeated="3"/>
        </table:table-row>
        <table:table-row table:style-name="ro1">
          <table:table-cell office:value-type="float" office:value="48260975" calcext:value-type="float">
            <text:p>48260975</text:p>
          </table:table-cell>
          <table:table-cell office:value-type="float" office:value="11274381" calcext:value-type="float">
            <text:p>11274381</text:p>
          </table:table-cell>
          <table:table-cell table:number-columns-repeated="3"/>
        </table:table-row>
        <table:table-row table:style-name="ro1">
          <table:table-cell office:value-type="float" office:value="62230257" calcext:value-type="float">
            <text:p>62230257</text:p>
          </table:table-cell>
          <table:table-cell office:value-type="float" office:value="7357708" calcext:value-type="float">
            <text:p>7357708</text:p>
          </table:table-cell>
          <table:table-cell table:number-columns-repeated="3"/>
        </table:table-row>
        <table:table-row table:style-name="ro1">
          <table:table-cell office:value-type="float" office:value="61885652" calcext:value-type="float">
            <text:p>61885652</text:p>
          </table:table-cell>
          <table:table-cell office:value-type="float" office:value="5846474" calcext:value-type="float">
            <text:p>5846474</text:p>
          </table:table-cell>
          <table:table-cell table:number-columns-repeated="3"/>
        </table:table-row>
        <table:table-row table:style-name="ro1">
          <table:table-cell office:value-type="float" office:value="35918235" calcext:value-type="float">
            <text:p>35918235</text:p>
          </table:table-cell>
          <table:table-cell office:value-type="float" office:value="8070668" calcext:value-type="float">
            <text:p>8070668</text:p>
          </table:table-cell>
          <table:table-cell table:number-columns-repeated="3"/>
        </table:table-row>
        <table:table-row table:style-name="ro1">
          <table:table-cell office:value-type="float" office:value="16705188" calcext:value-type="float">
            <text:p>16705188</text:p>
          </table:table-cell>
          <table:table-cell office:value-type="float" office:value="9282380" calcext:value-type="float">
            <text:p>9282380</text:p>
          </table:table-cell>
          <table:table-cell table:number-columns-repeated="3"/>
        </table:table-row>
        <table:table-row table:style-name="ro1">
          <table:table-cell office:value-type="float" office:value="41750634" calcext:value-type="float">
            <text:p>41750634</text:p>
          </table:table-cell>
          <table:table-cell office:value-type="float" office:value="9300949" calcext:value-type="float">
            <text:p>9300949</text:p>
          </table:table-cell>
          <table:table-cell table:number-columns-repeated="3"/>
        </table:table-row>
        <table:table-row table:style-name="ro1">
          <table:table-cell office:value-type="float" office:value="16423494" calcext:value-type="float">
            <text:p>16423494</text:p>
          </table:table-cell>
          <table:table-cell office:value-type="float" office:value="7364161" calcext:value-type="float">
            <text:p>7364161</text:p>
          </table:table-cell>
          <table:table-cell table:number-columns-repeated="3"/>
        </table:table-row>
        <table:table-row table:style-name="ro1">
          <table:table-cell office:value-type="float" office:value="62393112" calcext:value-type="float">
            <text:p>62393112</text:p>
          </table:table-cell>
          <table:table-cell office:value-type="float" office:value="7515087" calcext:value-type="float">
            <text:p>7515087</text:p>
          </table:table-cell>
          <table:table-cell table:number-columns-repeated="3"/>
        </table:table-row>
        <table:table-row table:style-name="ro1">
          <table:table-cell office:value-type="float" office:value="38287177" calcext:value-type="float">
            <text:p>38287177</text:p>
          </table:table-cell>
          <table:table-cell office:value-type="float" office:value="7025365" calcext:value-type="float">
            <text:p>7025365</text:p>
          </table:table-cell>
          <table:table-cell table:number-columns-repeated="3"/>
        </table:table-row>
        <table:table-row table:style-name="ro1">
          <table:table-cell office:value-type="float" office:value="14690608" calcext:value-type="float">
            <text:p>14690608</text:p>
          </table:table-cell>
          <table:table-cell office:value-type="float" office:value="7222473" calcext:value-type="float">
            <text:p>7222473</text:p>
          </table:table-cell>
          <table:table-cell table:number-columns-repeated="3"/>
        </table:table-row>
        <table:table-row table:style-name="ro1">
          <table:table-cell office:value-type="float" office:value="36374316" calcext:value-type="float">
            <text:p>36374316</text:p>
          </table:table-cell>
          <table:table-cell office:value-type="float" office:value="5861300" calcext:value-type="float">
            <text:p>5861300</text:p>
          </table:table-cell>
          <table:table-cell table:number-columns-repeated="3"/>
        </table:table-row>
        <table:table-row table:style-name="ro1">
          <table:table-cell office:value-type="float" office:value="38611835" calcext:value-type="float">
            <text:p>38611835</text:p>
          </table:table-cell>
          <table:table-cell office:value-type="float" office:value="7110742" calcext:value-type="float">
            <text:p>7110742</text:p>
          </table:table-cell>
          <table:table-cell table:number-columns-repeated="3"/>
        </table:table-row>
        <table:table-row table:style-name="ro1">
          <table:table-cell office:value-type="float" office:value="36897382" calcext:value-type="float">
            <text:p>36897382</text:p>
          </table:table-cell>
          <table:table-cell office:value-type="float" office:value="8117706" calcext:value-type="float">
            <text:p>8117706</text:p>
          </table:table-cell>
          <table:table-cell table:number-columns-repeated="3"/>
        </table:table-row>
        <table:table-row table:style-name="ro1">
          <table:table-cell office:value-type="float" office:value="36505774" calcext:value-type="float">
            <text:p>36505774</text:p>
          </table:table-cell>
          <table:table-cell office:value-type="float" office:value="6723231" calcext:value-type="float">
            <text:p>6723231</text:p>
          </table:table-cell>
          <table:table-cell table:number-columns-repeated="3"/>
        </table:table-row>
        <table:table-row table:style-name="ro1">
          <table:table-cell office:value-type="float" office:value="36718438" calcext:value-type="float">
            <text:p>36718438</text:p>
          </table:table-cell>
          <table:table-cell office:value-type="float" office:value="6442134" calcext:value-type="float">
            <text:p>6442134</text:p>
          </table:table-cell>
          <table:table-cell table:number-columns-repeated="3"/>
        </table:table-row>
        <table:table-row table:style-name="ro1">
          <table:table-cell office:value-type="float" office:value="36440608" calcext:value-type="float">
            <text:p>36440608</text:p>
          </table:table-cell>
          <table:table-cell office:value-type="float" office:value="7829359" calcext:value-type="float">
            <text:p>7829359</text:p>
          </table:table-cell>
          <table:table-cell table:number-columns-repeated="3"/>
        </table:table-row>
        <table:table-row table:style-name="ro1">
          <table:table-cell office:value-type="float" office:value="66355974" calcext:value-type="float">
            <text:p>66355974</text:p>
          </table:table-cell>
          <table:table-cell office:value-type="float" office:value="6943180" calcext:value-type="float">
            <text:p>6943180</text:p>
          </table:table-cell>
          <table:table-cell table:number-columns-repeated="3"/>
        </table:table-row>
        <table:table-row table:style-name="ro1">
          <table:table-cell office:value-type="float" office:value="63729111" calcext:value-type="float">
            <text:p>63729111</text:p>
          </table:table-cell>
          <table:table-cell office:value-type="float" office:value="8475736" calcext:value-type="float">
            <text:p>8475736</text:p>
          </table:table-cell>
          <table:table-cell table:number-columns-repeated="3"/>
        </table:table-row>
        <table:table-row table:style-name="ro1">
          <table:table-cell office:value-type="float" office:value="36256140" calcext:value-type="float">
            <text:p>36256140</text:p>
          </table:table-cell>
          <table:table-cell office:value-type="float" office:value="6283248" calcext:value-type="float">
            <text:p>6283248</text:p>
          </table:table-cell>
          <table:table-cell table:number-columns-repeated="3"/>
        </table:table-row>
        <table:table-row table:style-name="ro1">
          <table:table-cell office:value-type="float" office:value="35710893" calcext:value-type="float">
            <text:p>35710893</text:p>
          </table:table-cell>
          <table:table-cell office:value-type="float" office:value="6108470" calcext:value-type="float">
            <text:p>6108470</text:p>
          </table:table-cell>
          <table:table-cell table:number-columns-repeated="3"/>
        </table:table-row>
        <table:table-row table:style-name="ro1">
          <table:table-cell office:value-type="float" office:value="44955661" calcext:value-type="float">
            <text:p>44955661</text:p>
          </table:table-cell>
          <table:table-cell office:value-type="float" office:value="9863260" calcext:value-type="float">
            <text:p>9863260</text:p>
          </table:table-cell>
          <table:table-cell table:number-columns-repeated="3"/>
        </table:table-row>
        <table:table-row table:style-name="ro1">
          <table:table-cell office:value-type="float" office:value="61990239" calcext:value-type="float">
            <text:p>61990239</text:p>
          </table:table-cell>
          <table:table-cell office:value-type="float" office:value="7318215" calcext:value-type="float">
            <text:p>7318215</text:p>
          </table:table-cell>
          <table:table-cell table:number-columns-repeated="3"/>
        </table:table-row>
        <table:table-row table:style-name="ro1">
          <table:table-cell office:value-type="float" office:value="62466512" calcext:value-type="float">
            <text:p>62466512</text:p>
          </table:table-cell>
          <table:table-cell office:value-type="float" office:value="7427473" calcext:value-type="float">
            <text:p>7427473</text:p>
          </table:table-cell>
          <table:table-cell table:number-columns-repeated="3"/>
        </table:table-row>
        <table:table-row table:style-name="ro1">
          <table:table-cell office:value-type="float" office:value="35665563" calcext:value-type="float">
            <text:p>35665563</text:p>
          </table:table-cell>
          <table:table-cell office:value-type="float" office:value="5927900" calcext:value-type="float">
            <text:p>5927900</text:p>
          </table:table-cell>
          <table:table-cell table:number-columns-repeated="3"/>
        </table:table-row>
        <table:table-row table:style-name="ro1">
          <table:table-cell office:value-type="float" office:value="36676327" calcext:value-type="float">
            <text:p>36676327</text:p>
          </table:table-cell>
          <table:table-cell office:value-type="float" office:value="8210644" calcext:value-type="float">
            <text:p>8210644</text:p>
          </table:table-cell>
          <table:table-cell table:number-columns-repeated="3"/>
        </table:table-row>
        <table:table-row table:style-name="ro1">
          <table:table-cell office:value-type="float" office:value="35820571" calcext:value-type="float">
            <text:p>35820571</text:p>
          </table:table-cell>
          <table:table-cell office:value-type="float" office:value="6297951" calcext:value-type="float">
            <text:p>6297951</text:p>
          </table:table-cell>
          <table:table-cell table:number-columns-repeated="3"/>
        </table:table-row>
        <table:table-row table:style-name="ro1">
          <table:table-cell office:value-type="float" office:value="36478836" calcext:value-type="float">
            <text:p>36478836</text:p>
          </table:table-cell>
          <table:table-cell office:value-type="float" office:value="7965064" calcext:value-type="float">
            <text:p>7965064</text:p>
          </table:table-cell>
          <table:table-cell table:number-columns-repeated="3"/>
        </table:table-row>
        <table:table-row table:style-name="ro1">
          <table:table-cell office:value-type="float" office:value="37443838" calcext:value-type="float">
            <text:p>37443838</text:p>
          </table:table-cell>
          <table:table-cell office:value-type="float" office:value="10375496" calcext:value-type="float">
            <text:p>10375496</text:p>
          </table:table-cell>
          <table:table-cell table:number-columns-repeated="3"/>
        </table:table-row>
        <table:table-row table:style-name="ro1">
          <table:table-cell office:value-type="float" office:value="14246828" calcext:value-type="float">
            <text:p>14246828</text:p>
          </table:table-cell>
          <table:table-cell office:value-type="float" office:value="6930194" calcext:value-type="float">
            <text:p>6930194</text:p>
          </table:table-cell>
          <table:table-cell table:number-columns-repeated="3"/>
        </table:table-row>
        <table:table-row table:style-name="ro1">
          <table:table-cell office:value-type="float" office:value="63072599" calcext:value-type="float">
            <text:p>63072599</text:p>
          </table:table-cell>
          <table:table-cell office:value-type="float" office:value="6184544" calcext:value-type="float">
            <text:p>6184544</text:p>
          </table:table-cell>
          <table:table-cell table:number-columns-repeated="3"/>
        </table:table-row>
        <table:table-row table:style-name="ro1">
          <table:table-cell office:value-type="float" office:value="14258654" calcext:value-type="float">
            <text:p>14258654</text:p>
          </table:table-cell>
          <table:table-cell office:value-type="float" office:value="6945713" calcext:value-type="float">
            <text:p>6945713</text:p>
          </table:table-cell>
          <table:table-cell table:number-columns-repeated="3"/>
        </table:table-row>
        <table:table-row table:style-name="ro1">
          <table:table-cell office:value-type="float" office:value="68916199" calcext:value-type="float">
            <text:p>68916199</text:p>
          </table:table-cell>
          <table:table-cell office:value-type="float" office:value="7533422" calcext:value-type="float">
            <text:p>7533422</text:p>
          </table:table-cell>
          <table:table-cell table:number-columns-repeated="3"/>
        </table:table-row>
        <table:table-row table:style-name="ro1">
          <table:table-cell office:value-type="float" office:value="63307702" calcext:value-type="float">
            <text:p>63307702</text:p>
          </table:table-cell>
          <table:table-cell office:value-type="float" office:value="6061493" calcext:value-type="float">
            <text:p>6061493</text:p>
          </table:table-cell>
          <table:table-cell table:number-columns-repeated="3"/>
        </table:table-row>
        <table:table-row table:style-name="ro1">
          <table:table-cell office:value-type="float" office:value="63578568" calcext:value-type="float">
            <text:p>63578568</text:p>
          </table:table-cell>
          <table:table-cell office:value-type="float" office:value="6158900" calcext:value-type="float">
            <text:p>6158900</text:p>
          </table:table-cell>
          <table:table-cell table:number-columns-repeated="3"/>
        </table:table-row>
        <table:table-row table:style-name="ro1">
          <table:table-cell office:value-type="float" office:value="64624174" calcext:value-type="float">
            <text:p>64624174</text:p>
          </table:table-cell>
          <table:table-cell office:value-type="float" office:value="7597042" calcext:value-type="float">
            <text:p>7597042</text:p>
          </table:table-cell>
          <table:table-cell table:number-columns-repeated="3"/>
        </table:table-row>
        <table:table-row table:style-name="ro1">
          <table:table-cell office:value-type="float" office:value="62447271" calcext:value-type="float">
            <text:p>62447271</text:p>
          </table:table-cell>
          <table:table-cell office:value-type="float" office:value="7494540" calcext:value-type="float">
            <text:p>7494540</text:p>
          </table:table-cell>
          <table:table-cell table:number-columns-repeated="3"/>
        </table:table-row>
        <table:table-row table:style-name="ro1">
          <table:table-cell office:value-type="float" office:value="36243466" calcext:value-type="float">
            <text:p>36243466</text:p>
          </table:table-cell>
          <table:table-cell office:value-type="float" office:value="6269944" calcext:value-type="float">
            <text:p>6269944</text:p>
          </table:table-cell>
          <table:table-cell table:number-columns-repeated="3"/>
        </table:table-row>
        <table:table-row table:style-name="ro1">
          <table:table-cell office:value-type="float" office:value="36246596" calcext:value-type="float">
            <text:p>36246596</text:p>
          </table:table-cell>
          <table:table-cell office:value-type="float" office:value="6249800" calcext:value-type="float">
            <text:p>6249800</text:p>
          </table:table-cell>
          <table:table-cell table:number-columns-repeated="3"/>
        </table:table-row>
        <table:table-row table:style-name="ro1">
          <table:table-cell office:value-type="float" office:value="67660337" calcext:value-type="float">
            <text:p>67660337</text:p>
          </table:table-cell>
          <table:table-cell office:value-type="float" office:value="7397744" calcext:value-type="float">
            <text:p>7397744</text:p>
          </table:table-cell>
          <table:table-cell table:number-columns-repeated="3"/>
        </table:table-row>
        <table:table-row table:style-name="ro1">
          <table:table-cell office:value-type="float" office:value="36572714" calcext:value-type="float">
            <text:p>36572714</text:p>
          </table:table-cell>
          <table:table-cell office:value-type="float" office:value="6359310" calcext:value-type="float">
            <text:p>6359310</text:p>
          </table:table-cell>
          <table:table-cell table:number-columns-repeated="3"/>
        </table:table-row>
        <table:table-row table:style-name="ro1">
          <table:table-cell office:value-type="float" office:value="40988131" calcext:value-type="float">
            <text:p>40988131</text:p>
          </table:table-cell>
          <table:table-cell office:value-type="float" office:value="7516057" calcext:value-type="float">
            <text:p>7516057</text:p>
          </table:table-cell>
          <table:table-cell table:number-columns-repeated="3"/>
        </table:table-row>
        <table:table-row table:style-name="ro1">
          <table:table-cell office:value-type="float" office:value="36505716" calcext:value-type="float">
            <text:p>36505716</text:p>
          </table:table-cell>
          <table:table-cell office:value-type="float" office:value="6097440" calcext:value-type="float">
            <text:p>6097440</text:p>
          </table:table-cell>
          <table:table-cell table:number-columns-repeated="3"/>
        </table:table-row>
        <table:table-row table:style-name="ro1">
          <table:table-cell office:value-type="float" office:value="53348844" calcext:value-type="float">
            <text:p>53348844</text:p>
          </table:table-cell>
          <table:table-cell office:value-type="float" office:value="11104086" calcext:value-type="float">
            <text:p>11104086</text:p>
          </table:table-cell>
          <table:table-cell table:number-columns-repeated="3"/>
        </table:table-row>
        <table:table-row table:style-name="ro1">
          <table:table-cell office:value-type="float" office:value="36846371" calcext:value-type="float">
            <text:p>36846371</text:p>
          </table:table-cell>
          <table:table-cell office:value-type="float" office:value="6038938" calcext:value-type="float">
            <text:p>6038938</text:p>
          </table:table-cell>
          <table:table-cell table:number-columns-repeated="3"/>
        </table:table-row>
        <table:table-row table:style-name="ro1">
          <table:table-cell office:value-type="float" office:value="36077828" calcext:value-type="float">
            <text:p>36077828</text:p>
          </table:table-cell>
          <table:table-cell office:value-type="float" office:value="6548777" calcext:value-type="float">
            <text:p>6548777</text:p>
          </table:table-cell>
          <table:table-cell table:number-columns-repeated="3"/>
        </table:table-row>
        <table:table-row table:style-name="ro1">
          <table:table-cell office:value-type="float" office:value="70868660" calcext:value-type="float">
            <text:p>70868660</text:p>
          </table:table-cell>
          <table:table-cell office:value-type="float" office:value="10479916" calcext:value-type="float">
            <text:p>10479916</text:p>
          </table:table-cell>
          <table:table-cell table:number-columns-repeated="3"/>
        </table:table-row>
        <table:table-row table:style-name="ro1">
          <table:table-cell office:value-type="float" office:value="36614848" calcext:value-type="float">
            <text:p>36614848</text:p>
          </table:table-cell>
          <table:table-cell office:value-type="float" office:value="6269536" calcext:value-type="float">
            <text:p>6269536</text:p>
          </table:table-cell>
          <table:table-cell table:number-columns-repeated="3"/>
        </table:table-row>
        <table:table-row table:style-name="ro1">
          <table:table-cell office:value-type="float" office:value="36786530" calcext:value-type="float">
            <text:p>36786530</text:p>
          </table:table-cell>
          <table:table-cell office:value-type="float" office:value="7996532" calcext:value-type="float">
            <text:p>7996532</text:p>
          </table:table-cell>
          <table:table-cell table:number-columns-repeated="3"/>
        </table:table-row>
        <table:table-row table:style-name="ro1">
          <table:table-cell office:value-type="float" office:value="36334083" calcext:value-type="float">
            <text:p>36334083</text:p>
          </table:table-cell>
          <table:table-cell office:value-type="float" office:value="7071866" calcext:value-type="float">
            <text:p>7071866</text:p>
          </table:table-cell>
          <table:table-cell table:number-columns-repeated="3"/>
        </table:table-row>
        <table:table-row table:style-name="ro1">
          <table:table-cell office:value-type="float" office:value="14454203" calcext:value-type="float">
            <text:p>14454203</text:p>
          </table:table-cell>
          <table:table-cell office:value-type="float" office:value="7167528" calcext:value-type="float">
            <text:p>7167528</text:p>
          </table:table-cell>
          <table:table-cell table:number-columns-repeated="3"/>
        </table:table-row>
        <table:table-row table:style-name="ro1">
          <table:table-cell office:value-type="float" office:value="39527089" calcext:value-type="float">
            <text:p>39527089</text:p>
          </table:table-cell>
          <table:table-cell office:value-type="float" office:value="6354613" calcext:value-type="float">
            <text:p>6354613</text:p>
          </table:table-cell>
          <table:table-cell table:number-columns-repeated="3"/>
        </table:table-row>
        <table:table-row table:style-name="ro1">
          <table:table-cell office:value-type="float" office:value="62832644" calcext:value-type="float">
            <text:p>62832644</text:p>
          </table:table-cell>
          <table:table-cell office:value-type="float" office:value="7951839" calcext:value-type="float">
            <text:p>7951839</text:p>
          </table:table-cell>
          <table:table-cell table:number-columns-repeated="3"/>
        </table:table-row>
        <table:table-row table:style-name="ro1">
          <table:table-cell office:value-type="float" office:value="62721950" calcext:value-type="float">
            <text:p>62721950</text:p>
          </table:table-cell>
          <table:table-cell office:value-type="float" office:value="7430846" calcext:value-type="float">
            <text:p>7430846</text:p>
          </table:table-cell>
          <table:table-cell table:number-columns-repeated="3"/>
        </table:table-row>
        <table:table-row table:style-name="ro1">
          <table:table-cell office:value-type="float" office:value="36788599" calcext:value-type="float">
            <text:p>36788599</text:p>
          </table:table-cell>
          <table:table-cell office:value-type="float" office:value="6503416" calcext:value-type="float">
            <text:p>6503416</text:p>
          </table:table-cell>
          <table:table-cell table:number-columns-repeated="3"/>
        </table:table-row>
        <table:table-row table:style-name="ro1">
          <table:table-cell office:value-type="float" office:value="62783176" calcext:value-type="float">
            <text:p>62783176</text:p>
          </table:table-cell>
          <table:table-cell office:value-type="float" office:value="5995862" calcext:value-type="float">
            <text:p>5995862</text:p>
          </table:table-cell>
          <table:table-cell table:number-columns-repeated="3"/>
        </table:table-row>
        <table:table-row table:style-name="ro1">
          <table:table-cell office:value-type="float" office:value="36857939" calcext:value-type="float">
            <text:p>36857939</text:p>
          </table:table-cell>
          <table:table-cell office:value-type="float" office:value="6484892" calcext:value-type="float">
            <text:p>6484892</text:p>
          </table:table-cell>
          <table:table-cell table:number-columns-repeated="3"/>
        </table:table-row>
        <table:table-row table:style-name="ro1">
          <table:table-cell office:value-type="float" office:value="36453139" calcext:value-type="float">
            <text:p>36453139</text:p>
          </table:table-cell>
          <table:table-cell office:value-type="float" office:value="6074158" calcext:value-type="float">
            <text:p>6074158</text:p>
          </table:table-cell>
          <table:table-cell table:number-columns-repeated="3"/>
        </table:table-row>
        <table:table-row table:style-name="ro1">
          <table:table-cell office:value-type="float" office:value="36713424" calcext:value-type="float">
            <text:p>36713424</text:p>
          </table:table-cell>
          <table:table-cell office:value-type="float" office:value="6201492" calcext:value-type="float">
            <text:p>6201492</text:p>
          </table:table-cell>
          <table:table-cell table:number-columns-repeated="3"/>
        </table:table-row>
        <table:table-row table:style-name="ro1">
          <table:table-cell office:value-type="float" office:value="36808532" calcext:value-type="float">
            <text:p>36808532</text:p>
          </table:table-cell>
          <table:table-cell office:value-type="float" office:value="6429952" calcext:value-type="float">
            <text:p>6429952</text:p>
          </table:table-cell>
          <table:table-cell table:number-columns-repeated="3"/>
        </table:table-row>
        <table:table-row table:style-name="ro1">
          <table:table-cell office:value-type="float" office:value="62446574" calcext:value-type="float">
            <text:p>62446574</text:p>
          </table:table-cell>
          <table:table-cell office:value-type="float" office:value="7453466" calcext:value-type="float">
            <text:p>7453466</text:p>
          </table:table-cell>
          <table:table-cell table:number-columns-repeated="3"/>
        </table:table-row>
        <table:table-row table:style-name="ro1">
          <table:table-cell office:value-type="float" office:value="36926839" calcext:value-type="float">
            <text:p>36926839</text:p>
          </table:table-cell>
          <table:table-cell office:value-type="float" office:value="7998690" calcext:value-type="float">
            <text:p>7998690</text:p>
          </table:table-cell>
          <table:table-cell table:number-columns-repeated="3"/>
        </table:table-row>
        <table:table-row table:style-name="ro1">
          <table:table-cell office:value-type="float" office:value="36868237" calcext:value-type="float">
            <text:p>36868237</text:p>
          </table:table-cell>
          <table:table-cell office:value-type="float" office:value="6506567" calcext:value-type="float">
            <text:p>6506567</text:p>
          </table:table-cell>
          <table:table-cell table:number-columns-repeated="3"/>
        </table:table-row>
        <table:table-row table:style-name="ro1">
          <table:table-cell office:value-type="float" office:value="36688394" calcext:value-type="float">
            <text:p>36688394</text:p>
          </table:table-cell>
          <table:table-cell office:value-type="float" office:value="6384372" calcext:value-type="float">
            <text:p>6384372</text:p>
          </table:table-cell>
          <table:table-cell table:number-columns-repeated="3"/>
        </table:table-row>
        <table:table-row table:style-name="ro1">
          <table:table-cell office:value-type="float" office:value="37066590" calcext:value-type="float">
            <text:p>37066590</text:p>
          </table:table-cell>
          <table:table-cell office:value-type="float" office:value="6010696" calcext:value-type="float">
            <text:p>6010696</text:p>
          </table:table-cell>
          <table:table-cell table:number-columns-repeated="3"/>
        </table:table-row>
        <table:table-row table:style-name="ro1">
          <table:table-cell office:value-type="float" office:value="63056233" calcext:value-type="float">
            <text:p>63056233</text:p>
          </table:table-cell>
          <table:table-cell office:value-type="float" office:value="7300428" calcext:value-type="float">
            <text:p>7300428</text:p>
          </table:table-cell>
          <table:table-cell table:number-columns-repeated="3"/>
        </table:table-row>
        <table:table-row table:style-name="ro1">
          <table:table-cell office:value-type="float" office:value="14420494" calcext:value-type="float">
            <text:p>14420494</text:p>
          </table:table-cell>
          <table:table-cell office:value-type="float" office:value="7174537" calcext:value-type="float">
            <text:p>7174537</text:p>
          </table:table-cell>
          <table:table-cell table:number-columns-repeated="3"/>
        </table:table-row>
        <table:table-row table:style-name="ro1">
          <table:table-cell office:value-type="float" office:value="14525393" calcext:value-type="float">
            <text:p>14525393</text:p>
          </table:table-cell>
          <table:table-cell office:value-type="float" office:value="7090804" calcext:value-type="float">
            <text:p>7090804</text:p>
          </table:table-cell>
          <table:table-cell table:number-columns-repeated="3"/>
        </table:table-row>
        <table:table-row table:style-name="ro1">
          <table:table-cell office:value-type="float" office:value="62553503" calcext:value-type="float">
            <text:p>62553503</text:p>
          </table:table-cell>
          <table:table-cell office:value-type="float" office:value="5807751" calcext:value-type="float">
            <text:p>5807751</text:p>
          </table:table-cell>
          <table:table-cell table:number-columns-repeated="3"/>
        </table:table-row>
        <table:table-row table:style-name="ro1">
          <table:table-cell office:value-type="float" office:value="14811218" calcext:value-type="float">
            <text:p>14811218</text:p>
          </table:table-cell>
          <table:table-cell office:value-type="float" office:value="7303531" calcext:value-type="float">
            <text:p>7303531</text:p>
          </table:table-cell>
          <table:table-cell table:number-columns-repeated="3"/>
        </table:table-row>
        <table:table-row table:style-name="ro1">
          <table:table-cell office:value-type="float" office:value="62818560" calcext:value-type="float">
            <text:p>62818560</text:p>
          </table:table-cell>
          <table:table-cell office:value-type="float" office:value="8270591" calcext:value-type="float">
            <text:p>8270591</text:p>
          </table:table-cell>
          <table:table-cell table:number-columns-repeated="3"/>
        </table:table-row>
        <table:table-row table:style-name="ro1">
          <table:table-cell office:value-type="float" office:value="35909603" calcext:value-type="float">
            <text:p>35909603</text:p>
          </table:table-cell>
          <table:table-cell office:value-type="float" office:value="6740985" calcext:value-type="float">
            <text:p>6740985</text:p>
          </table:table-cell>
          <table:table-cell table:number-columns-repeated="3"/>
        </table:table-row>
        <table:table-row table:style-name="ro1">
          <table:table-cell office:value-type="float" office:value="36496957" calcext:value-type="float">
            <text:p>36496957</text:p>
          </table:table-cell>
          <table:table-cell office:value-type="float" office:value="6219498" calcext:value-type="float">
            <text:p>6219498</text:p>
          </table:table-cell>
          <table:table-cell table:number-columns-repeated="3"/>
        </table:table-row>
        <table:table-row table:style-name="ro1">
          <table:table-cell office:value-type="float" office:value="37094263" calcext:value-type="float">
            <text:p>37094263</text:p>
          </table:table-cell>
          <table:table-cell office:value-type="float" office:value="6362264" calcext:value-type="float">
            <text:p>6362264</text:p>
          </table:table-cell>
          <table:table-cell table:number-columns-repeated="3"/>
        </table:table-row>
        <table:table-row table:style-name="ro1">
          <table:table-cell office:value-type="float" office:value="36519927" calcext:value-type="float">
            <text:p>36519927</text:p>
          </table:table-cell>
          <table:table-cell office:value-type="float" office:value="6364124" calcext:value-type="float">
            <text:p>6364124</text:p>
          </table:table-cell>
          <table:table-cell table:number-columns-repeated="3"/>
        </table:table-row>
        <table:table-row table:style-name="ro1">
          <table:table-cell office:value-type="float" office:value="36955263" calcext:value-type="float">
            <text:p>36955263</text:p>
          </table:table-cell>
          <table:table-cell office:value-type="float" office:value="8271360" calcext:value-type="float">
            <text:p>8271360</text:p>
          </table:table-cell>
          <table:table-cell table:number-columns-repeated="3"/>
        </table:table-row>
        <table:table-row table:style-name="ro1">
          <table:table-cell office:value-type="float" office:value="36429441" calcext:value-type="float">
            <text:p>36429441</text:p>
          </table:table-cell>
          <table:table-cell office:value-type="float" office:value="6521759" calcext:value-type="float">
            <text:p>6521759</text:p>
          </table:table-cell>
          <table:table-cell table:number-columns-repeated="3"/>
        </table:table-row>
        <table:table-row table:style-name="ro1">
          <table:table-cell office:value-type="float" office:value="63083603" calcext:value-type="float">
            <text:p>63083603</text:p>
          </table:table-cell>
          <table:table-cell office:value-type="float" office:value="7572811" calcext:value-type="float">
            <text:p>7572811</text:p>
          </table:table-cell>
          <table:table-cell table:number-columns-repeated="3"/>
        </table:table-row>
        <table:table-row table:style-name="ro1">
          <table:table-cell office:value-type="float" office:value="70093342" calcext:value-type="float">
            <text:p>70093342</text:p>
          </table:table-cell>
          <table:table-cell office:value-type="float" office:value="10522241" calcext:value-type="float">
            <text:p>10522241</text:p>
          </table:table-cell>
          <table:table-cell table:number-columns-repeated="3"/>
        </table:table-row>
        <table:table-row table:style-name="ro1">
          <table:table-cell office:value-type="float" office:value="14525805" calcext:value-type="float">
            <text:p>14525805</text:p>
          </table:table-cell>
          <table:table-cell office:value-type="float" office:value="6025364" calcext:value-type="float">
            <text:p>6025364</text:p>
          </table:table-cell>
          <table:table-cell table:number-columns-repeated="3"/>
        </table:table-row>
        <table:table-row table:style-name="ro1">
          <table:table-cell office:value-type="float" office:value="14288708" calcext:value-type="float">
            <text:p>14288708</text:p>
          </table:table-cell>
          <table:table-cell office:value-type="float" office:value="7233063" calcext:value-type="float">
            <text:p>7233063</text:p>
          </table:table-cell>
          <table:table-cell table:number-columns-repeated="3"/>
        </table:table-row>
        <table:table-row table:style-name="ro1">
          <table:table-cell office:value-type="float" office:value="36345597" calcext:value-type="float">
            <text:p>36345597</text:p>
          </table:table-cell>
          <table:table-cell office:value-type="float" office:value="8092888" calcext:value-type="float">
            <text:p>8092888</text:p>
          </table:table-cell>
          <table:table-cell table:number-columns-repeated="3"/>
        </table:table-row>
        <table:table-row table:style-name="ro1">
          <table:table-cell office:value-type="float" office:value="36331521" calcext:value-type="float">
            <text:p>36331521</text:p>
          </table:table-cell>
          <table:table-cell office:value-type="float" office:value="8060060" calcext:value-type="float">
            <text:p>8060060</text:p>
          </table:table-cell>
          <table:table-cell table:number-columns-repeated="3"/>
        </table:table-row>
        <table:table-row table:style-name="ro1">
          <table:table-cell office:value-type="float" office:value="14711538" calcext:value-type="float">
            <text:p>14711538</text:p>
          </table:table-cell>
          <table:table-cell office:value-type="float" office:value="6021847" calcext:value-type="float">
            <text:p>6021847</text:p>
          </table:table-cell>
          <table:table-cell table:number-columns-repeated="3"/>
        </table:table-row>
        <table:table-row table:style-name="ro1">
          <table:table-cell office:value-type="float" office:value="62430900" calcext:value-type="float">
            <text:p>62430900</text:p>
          </table:table-cell>
          <table:table-cell office:value-type="float" office:value="7717684" calcext:value-type="float">
            <text:p>7717684</text:p>
          </table:table-cell>
          <table:table-cell table:number-columns-repeated="3"/>
        </table:table-row>
        <table:table-row table:style-name="ro1">
          <table:table-cell office:value-type="float" office:value="14546229" calcext:value-type="float">
            <text:p>14546229</text:p>
          </table:table-cell>
          <table:table-cell office:value-type="float" office:value="7303397" calcext:value-type="float">
            <text:p>7303397</text:p>
          </table:table-cell>
          <table:table-cell table:number-columns-repeated="3"/>
        </table:table-row>
        <table:table-row table:style-name="ro1">
          <table:table-cell office:value-type="float" office:value="36464403" calcext:value-type="float">
            <text:p>36464403</text:p>
          </table:table-cell>
          <table:table-cell office:value-type="float" office:value="6225174" calcext:value-type="float">
            <text:p>6225174</text:p>
          </table:table-cell>
          <table:table-cell table:number-columns-repeated="3"/>
        </table:table-row>
        <table:table-row table:style-name="ro1">
          <table:table-cell office:value-type="float" office:value="36684539" calcext:value-type="float">
            <text:p>36684539</text:p>
          </table:table-cell>
          <table:table-cell office:value-type="float" office:value="6334056" calcext:value-type="float">
            <text:p>6334056</text:p>
          </table:table-cell>
          <table:table-cell table:number-columns-repeated="3"/>
        </table:table-row>
        <table:table-row table:style-name="ro1">
          <table:table-cell office:value-type="float" office:value="36735128" calcext:value-type="float">
            <text:p>36735128</text:p>
          </table:table-cell>
          <table:table-cell office:value-type="float" office:value="8167315" calcext:value-type="float">
            <text:p>8167315</text:p>
          </table:table-cell>
          <table:table-cell table:number-columns-repeated="3"/>
        </table:table-row>
        <table:table-row table:style-name="ro1">
          <table:table-cell office:value-type="float" office:value="63322490" calcext:value-type="float">
            <text:p>63322490</text:p>
          </table:table-cell>
          <table:table-cell office:value-type="float" office:value="6596262" calcext:value-type="float">
            <text:p>6596262</text:p>
          </table:table-cell>
          <table:table-cell table:number-columns-repeated="3"/>
        </table:table-row>
        <table:table-row table:style-name="ro1">
          <table:table-cell office:value-type="float" office:value="62694727" calcext:value-type="float">
            <text:p>62694727</text:p>
          </table:table-cell>
          <table:table-cell office:value-type="float" office:value="5817253" calcext:value-type="float">
            <text:p>5817253</text:p>
          </table:table-cell>
          <table:table-cell table:number-columns-repeated="3"/>
        </table:table-row>
        <table:table-row table:style-name="ro1">
          <table:table-cell office:value-type="float" office:value="62826426" calcext:value-type="float">
            <text:p>62826426</text:p>
          </table:table-cell>
          <table:table-cell office:value-type="float" office:value="7413325" calcext:value-type="float">
            <text:p>7413325</text:p>
          </table:table-cell>
          <table:table-cell table:number-columns-repeated="3"/>
        </table:table-row>
        <table:table-row table:style-name="ro1">
          <table:table-cell office:value-type="float" office:value="61848547" calcext:value-type="float">
            <text:p>61848547</text:p>
          </table:table-cell>
          <table:table-cell office:value-type="float" office:value="6214528" calcext:value-type="float">
            <text:p>6214528</text:p>
          </table:table-cell>
          <table:table-cell table:number-columns-repeated="3"/>
        </table:table-row>
        <table:table-row table:style-name="ro1">
          <table:table-cell office:value-type="float" office:value="36087963" calcext:value-type="float">
            <text:p>36087963</text:p>
          </table:table-cell>
          <table:table-cell office:value-type="float" office:value="8437750" calcext:value-type="float">
            <text:p>8437750</text:p>
          </table:table-cell>
          <table:table-cell table:number-columns-repeated="3"/>
        </table:table-row>
        <table:table-row table:style-name="ro1">
          <table:table-cell office:value-type="float" office:value="56101121" calcext:value-type="float">
            <text:p>56101121</text:p>
          </table:table-cell>
          <table:table-cell office:value-type="float" office:value="8945773" calcext:value-type="float">
            <text:p>8945773</text:p>
          </table:table-cell>
          <table:table-cell table:number-columns-repeated="3"/>
        </table:table-row>
        <table:table-row table:style-name="ro1">
          <table:table-cell office:value-type="float" office:value="36973437" calcext:value-type="float">
            <text:p>36973437</text:p>
          </table:table-cell>
          <table:table-cell office:value-type="float" office:value="7956930" calcext:value-type="float">
            <text:p>7956930</text:p>
          </table:table-cell>
          <table:table-cell table:number-columns-repeated="3"/>
        </table:table-row>
        <table:table-row table:style-name="ro1">
          <table:table-cell office:value-type="float" office:value="36284060" calcext:value-type="float">
            <text:p>36284060</text:p>
          </table:table-cell>
          <table:table-cell office:value-type="float" office:value="6009479" calcext:value-type="float">
            <text:p>6009479</text:p>
          </table:table-cell>
          <table:table-cell table:number-columns-repeated="3"/>
        </table:table-row>
        <table:table-row table:style-name="ro1">
          <table:table-cell office:value-type="float" office:value="62382147" calcext:value-type="float">
            <text:p>62382147</text:p>
          </table:table-cell>
          <table:table-cell office:value-type="float" office:value="5918377" calcext:value-type="float">
            <text:p>5918377</text:p>
          </table:table-cell>
          <table:table-cell table:number-columns-repeated="3"/>
        </table:table-row>
        <table:table-row table:style-name="ro1">
          <table:table-cell office:value-type="float" office:value="68509101" calcext:value-type="float">
            <text:p>68509101</text:p>
          </table:table-cell>
          <table:table-cell office:value-type="float" office:value="7310294" calcext:value-type="float">
            <text:p>7310294</text:p>
          </table:table-cell>
          <table:table-cell table:number-columns-repeated="3"/>
        </table:table-row>
        <table:table-row table:style-name="ro1">
          <table:table-cell office:value-type="float" office:value="14297305" calcext:value-type="float">
            <text:p>14297305</text:p>
          </table:table-cell>
          <table:table-cell office:value-type="float" office:value="7099034" calcext:value-type="float">
            <text:p>7099034</text:p>
          </table:table-cell>
          <table:table-cell table:number-columns-repeated="3"/>
        </table:table-row>
        <table:table-row table:style-name="ro1">
          <table:table-cell office:value-type="float" office:value="62804563" calcext:value-type="float">
            <text:p>62804563</text:p>
          </table:table-cell>
          <table:table-cell office:value-type="float" office:value="6001733" calcext:value-type="float">
            <text:p>6001733</text:p>
          </table:table-cell>
          <table:table-cell table:number-columns-repeated="3"/>
        </table:table-row>
        <table:table-row table:style-name="ro1">
          <table:table-cell office:value-type="float" office:value="36767981" calcext:value-type="float">
            <text:p>36767981</text:p>
          </table:table-cell>
          <table:table-cell office:value-type="float" office:value="8473263" calcext:value-type="float">
            <text:p>8473263</text:p>
          </table:table-cell>
          <table:table-cell table:number-columns-repeated="3"/>
        </table:table-row>
        <table:table-row table:style-name="ro1">
          <table:table-cell office:value-type="float" office:value="63180082" calcext:value-type="float">
            <text:p>63180082</text:p>
          </table:table-cell>
          <table:table-cell office:value-type="float" office:value="7466162" calcext:value-type="float">
            <text:p>7466162</text:p>
          </table:table-cell>
          <table:table-cell table:number-columns-repeated="3"/>
        </table:table-row>
        <table:table-row table:style-name="ro1">
          <table:table-cell office:value-type="float" office:value="36354259" calcext:value-type="float">
            <text:p>36354259</text:p>
          </table:table-cell>
          <table:table-cell office:value-type="float" office:value="6060238" calcext:value-type="float">
            <text:p>6060238</text:p>
          </table:table-cell>
          <table:table-cell table:number-columns-repeated="3"/>
        </table:table-row>
        <table:table-row table:style-name="ro1">
          <table:table-cell office:value-type="float" office:value="62588082" calcext:value-type="float">
            <text:p>62588082</text:p>
          </table:table-cell>
          <table:table-cell office:value-type="float" office:value="7723183" calcext:value-type="float">
            <text:p>7723183</text:p>
          </table:table-cell>
          <table:table-cell table:number-columns-repeated="3"/>
        </table:table-row>
        <table:table-row table:style-name="ro1">
          <table:table-cell office:value-type="float" office:value="63054174" calcext:value-type="float">
            <text:p>63054174</text:p>
          </table:table-cell>
          <table:table-cell office:value-type="float" office:value="7536993" calcext:value-type="float">
            <text:p>7536993</text:p>
          </table:table-cell>
          <table:table-cell table:number-columns-repeated="3"/>
        </table:table-row>
        <table:table-row table:style-name="ro1">
          <table:table-cell office:value-type="float" office:value="62741675" calcext:value-type="float">
            <text:p>62741675</text:p>
          </table:table-cell>
          <table:table-cell office:value-type="float" office:value="5915664" calcext:value-type="float">
            <text:p>5915664</text:p>
          </table:table-cell>
          <table:table-cell table:number-columns-repeated="3"/>
        </table:table-row>
        <table:table-row table:style-name="ro1">
          <table:table-cell office:value-type="float" office:value="35718849" calcext:value-type="float">
            <text:p>35718849</text:p>
          </table:table-cell>
          <table:table-cell office:value-type="float" office:value="6019510" calcext:value-type="float">
            <text:p>6019510</text:p>
          </table:table-cell>
          <table:table-cell table:number-columns-repeated="3"/>
        </table:table-row>
        <table:table-row table:style-name="ro1">
          <table:table-cell office:value-type="float" office:value="61409047" calcext:value-type="float">
            <text:p>61409047</text:p>
          </table:table-cell>
          <table:table-cell office:value-type="float" office:value="7468445" calcext:value-type="float">
            <text:p>7468445</text:p>
          </table:table-cell>
          <table:table-cell table:number-columns-repeated="3"/>
        </table:table-row>
        <table:table-row table:style-name="ro1">
          <table:table-cell office:value-type="float" office:value="65307931" calcext:value-type="float">
            <text:p>65307931</text:p>
          </table:table-cell>
          <table:table-cell office:value-type="float" office:value="6764730" calcext:value-type="float">
            <text:p>6764730</text:p>
          </table:table-cell>
          <table:table-cell table:number-columns-repeated="3"/>
        </table:table-row>
        <table:table-row table:style-name="ro1">
          <table:table-cell office:value-type="float" office:value="36422292" calcext:value-type="float">
            <text:p>36422292</text:p>
          </table:table-cell>
          <table:table-cell office:value-type="float" office:value="7608391" calcext:value-type="float">
            <text:p>7608391</text:p>
          </table:table-cell>
          <table:table-cell table:number-columns-repeated="3"/>
        </table:table-row>
        <table:table-row table:style-name="ro1">
          <table:table-cell office:value-type="float" office:value="35566859" calcext:value-type="float">
            <text:p>35566859</text:p>
          </table:table-cell>
          <table:table-cell office:value-type="float" office:value="6393802" calcext:value-type="float">
            <text:p>6393802</text:p>
          </table:table-cell>
          <table:table-cell table:number-columns-repeated="3"/>
        </table:table-row>
        <table:table-row table:style-name="ro1">
          <table:table-cell office:value-type="float" office:value="14539850" calcext:value-type="float">
            <text:p>14539850</text:p>
          </table:table-cell>
          <table:table-cell office:value-type="float" office:value="7138570" calcext:value-type="float">
            <text:p>7138570</text:p>
          </table:table-cell>
          <table:table-cell table:number-columns-repeated="3"/>
        </table:table-row>
        <table:table-row table:style-name="ro1">
          <table:table-cell office:value-type="float" office:value="15115371" calcext:value-type="float">
            <text:p>15115371</text:p>
          </table:table-cell>
          <table:table-cell office:value-type="float" office:value="7471610" calcext:value-type="float">
            <text:p>7471610</text:p>
          </table:table-cell>
          <table:table-cell table:number-columns-repeated="3"/>
        </table:table-row>
        <table:table-row table:style-name="ro1">
          <table:table-cell office:value-type="float" office:value="62561834" calcext:value-type="float">
            <text:p>62561834</text:p>
          </table:table-cell>
          <table:table-cell office:value-type="float" office:value="6068782" calcext:value-type="float">
            <text:p>6068782</text:p>
          </table:table-cell>
          <table:table-cell table:number-columns-repeated="3"/>
        </table:table-row>
        <table:table-row table:style-name="ro1">
          <table:table-cell office:value-type="float" office:value="35509128" calcext:value-type="float">
            <text:p>35509128</text:p>
          </table:table-cell>
          <table:table-cell office:value-type="float" office:value="6319946" calcext:value-type="float">
            <text:p>6319946</text:p>
          </table:table-cell>
          <table:table-cell table:number-columns-repeated="3"/>
        </table:table-row>
        <table:table-row table:style-name="ro1">
          <table:table-cell office:value-type="float" office:value="36007975" calcext:value-type="float">
            <text:p>36007975</text:p>
          </table:table-cell>
          <table:table-cell office:value-type="float" office:value="6246610" calcext:value-type="float">
            <text:p>6246610</text:p>
          </table:table-cell>
          <table:table-cell table:number-columns-repeated="3"/>
        </table:table-row>
        <table:table-row table:style-name="ro1">
          <table:table-cell office:value-type="float" office:value="36313190" calcext:value-type="float">
            <text:p>36313190</text:p>
          </table:table-cell>
          <table:table-cell office:value-type="float" office:value="8289985" calcext:value-type="float">
            <text:p>8289985</text:p>
          </table:table-cell>
          <table:table-cell table:number-columns-repeated="3"/>
        </table:table-row>
        <table:table-row table:style-name="ro1">
          <table:table-cell office:value-type="float" office:value="62226325" calcext:value-type="float">
            <text:p>62226325</text:p>
          </table:table-cell>
          <table:table-cell office:value-type="float" office:value="7669736" calcext:value-type="float">
            <text:p>7669736</text:p>
          </table:table-cell>
          <table:table-cell table:number-columns-repeated="3"/>
        </table:table-row>
        <table:table-row table:style-name="ro1">
          <table:table-cell office:value-type="float" office:value="36001473" calcext:value-type="float">
            <text:p>36001473</text:p>
          </table:table-cell>
          <table:table-cell office:value-type="float" office:value="7966145" calcext:value-type="float">
            <text:p>7966145</text:p>
          </table:table-cell>
          <table:table-cell table:number-columns-repeated="3"/>
        </table:table-row>
        <table:table-row table:style-name="ro1">
          <table:table-cell office:value-type="float" office:value="61734181" calcext:value-type="float">
            <text:p>61734181</text:p>
          </table:table-cell>
          <table:table-cell office:value-type="float" office:value="8147135" calcext:value-type="float">
            <text:p>8147135</text:p>
          </table:table-cell>
          <table:table-cell table:number-columns-repeated="3"/>
        </table:table-row>
        <table:table-row table:style-name="ro1">
          <table:table-cell office:value-type="float" office:value="14737520" calcext:value-type="float">
            <text:p>14737520</text:p>
          </table:table-cell>
          <table:table-cell office:value-type="float" office:value="6070442" calcext:value-type="float">
            <text:p>6070442</text:p>
          </table:table-cell>
          <table:table-cell table:number-columns-repeated="3"/>
        </table:table-row>
        <table:table-row table:style-name="ro1">
          <table:table-cell office:value-type="float" office:value="63841497" calcext:value-type="float">
            <text:p>63841497</text:p>
          </table:table-cell>
          <table:table-cell office:value-type="float" office:value="6344249" calcext:value-type="float">
            <text:p>6344249</text:p>
          </table:table-cell>
          <table:table-cell table:number-columns-repeated="3"/>
        </table:table-row>
        <table:table-row table:style-name="ro1">
          <table:table-cell office:value-type="float" office:value="61788471" calcext:value-type="float">
            <text:p>61788471</text:p>
          </table:table-cell>
          <table:table-cell office:value-type="float" office:value="6028885" calcext:value-type="float">
            <text:p>6028885</text:p>
          </table:table-cell>
          <table:table-cell table:number-columns-repeated="3"/>
        </table:table-row>
        <table:table-row table:style-name="ro1">
          <table:table-cell office:value-type="float" office:value="48378271" calcext:value-type="float">
            <text:p>48378271</text:p>
          </table:table-cell>
          <table:table-cell office:value-type="float" office:value="7884518" calcext:value-type="float">
            <text:p>7884518</text:p>
          </table:table-cell>
          <table:table-cell table:number-columns-repeated="3"/>
        </table:table-row>
        <table:table-row table:style-name="ro1">
          <table:table-cell office:value-type="float" office:value="69675425" calcext:value-type="float">
            <text:p>69675425</text:p>
          </table:table-cell>
          <table:table-cell office:value-type="float" office:value="8391954" calcext:value-type="float">
            <text:p>8391954</text:p>
          </table:table-cell>
          <table:table-cell table:number-columns-repeated="3"/>
        </table:table-row>
        <table:table-row table:style-name="ro1">
          <table:table-cell office:value-type="float" office:value="14339195" calcext:value-type="float">
            <text:p>14339195</text:p>
          </table:table-cell>
          <table:table-cell office:value-type="float" office:value="7241167" calcext:value-type="float">
            <text:p>7241167</text:p>
          </table:table-cell>
          <table:table-cell table:number-columns-repeated="3"/>
        </table:table-row>
        <table:table-row table:style-name="ro1">
          <table:table-cell office:value-type="float" office:value="35996771" calcext:value-type="float">
            <text:p>35996771</text:p>
          </table:table-cell>
          <table:table-cell office:value-type="float" office:value="8007064" calcext:value-type="float">
            <text:p>8007064</text:p>
          </table:table-cell>
          <table:table-cell table:number-columns-repeated="3"/>
        </table:table-row>
        <table:table-row table:style-name="ro1">
          <table:table-cell office:value-type="float" office:value="63123490" calcext:value-type="float">
            <text:p>63123490</text:p>
          </table:table-cell>
          <table:table-cell office:value-type="float" office:value="7357935" calcext:value-type="float">
            <text:p>7357935</text:p>
          </table:table-cell>
          <table:table-cell table:number-columns-repeated="3"/>
        </table:table-row>
        <table:table-row table:style-name="ro1">
          <table:table-cell office:value-type="float" office:value="36001859" calcext:value-type="float">
            <text:p>36001859</text:p>
          </table:table-cell>
          <table:table-cell office:value-type="float" office:value="8075191" calcext:value-type="float">
            <text:p>8075191</text:p>
          </table:table-cell>
          <table:table-cell table:number-columns-repeated="3"/>
        </table:table-row>
        <table:table-row table:style-name="ro1">
          <table:table-cell office:value-type="float" office:value="36844400" calcext:value-type="float">
            <text:p>36844400</text:p>
          </table:table-cell>
          <table:table-cell office:value-type="float" office:value="6151938" calcext:value-type="float">
            <text:p>6151938</text:p>
          </table:table-cell>
          <table:table-cell table:number-columns-repeated="3"/>
        </table:table-row>
        <table:table-row table:style-name="ro1">
          <table:table-cell office:value-type="float" office:value="62580997" calcext:value-type="float">
            <text:p>62580997</text:p>
          </table:table-cell>
          <table:table-cell office:value-type="float" office:value="7596640" calcext:value-type="float">
            <text:p>7596640</text:p>
          </table:table-cell>
          <table:table-cell table:number-columns-repeated="3"/>
        </table:table-row>
        <table:table-row table:style-name="ro1">
          <table:table-cell office:value-type="float" office:value="62737353" calcext:value-type="float">
            <text:p>62737353</text:p>
          </table:table-cell>
          <table:table-cell office:value-type="float" office:value="6021638" calcext:value-type="float">
            <text:p>6021638</text:p>
          </table:table-cell>
          <table:table-cell table:number-columns-repeated="3"/>
        </table:table-row>
        <table:table-row table:style-name="ro1">
          <table:table-cell office:value-type="float" office:value="36147094" calcext:value-type="float">
            <text:p>36147094</text:p>
          </table:table-cell>
          <table:table-cell office:value-type="float" office:value="6076254" calcext:value-type="float">
            <text:p>6076254</text:p>
          </table:table-cell>
          <table:table-cell table:number-columns-repeated="3"/>
        </table:table-row>
        <table:table-row table:style-name="ro1">
          <table:table-cell office:value-type="float" office:value="14323154" calcext:value-type="float">
            <text:p>14323154</text:p>
          </table:table-cell>
          <table:table-cell office:value-type="float" office:value="6904059" calcext:value-type="float">
            <text:p>6904059</text:p>
          </table:table-cell>
          <table:table-cell table:number-columns-repeated="3"/>
        </table:table-row>
        <table:table-row table:style-name="ro1">
          <table:table-cell office:value-type="float" office:value="37555928" calcext:value-type="float">
            <text:p>37555928</text:p>
          </table:table-cell>
          <table:table-cell office:value-type="float" office:value="7720578" calcext:value-type="float">
            <text:p>7720578</text:p>
          </table:table-cell>
          <table:table-cell table:number-columns-repeated="3"/>
        </table:table-row>
        <table:table-row table:style-name="ro1">
          <table:table-cell office:value-type="float" office:value="36274126" calcext:value-type="float">
            <text:p>36274126</text:p>
          </table:table-cell>
          <table:table-cell office:value-type="float" office:value="6151516" calcext:value-type="float">
            <text:p>6151516</text:p>
          </table:table-cell>
          <table:table-cell table:number-columns-repeated="3"/>
        </table:table-row>
        <table:table-row table:style-name="ro1">
          <table:table-cell office:value-type="float" office:value="37055881" calcext:value-type="float">
            <text:p>37055881</text:p>
          </table:table-cell>
          <table:table-cell office:value-type="float" office:value="7734176" calcext:value-type="float">
            <text:p>7734176</text:p>
          </table:table-cell>
          <table:table-cell table:number-columns-repeated="3"/>
        </table:table-row>
        <table:table-row table:style-name="ro1">
          <table:table-cell office:value-type="float" office:value="63209857" calcext:value-type="float">
            <text:p>63209857</text:p>
          </table:table-cell>
          <table:table-cell office:value-type="float" office:value="7695953" calcext:value-type="float">
            <text:p>7695953</text:p>
          </table:table-cell>
          <table:table-cell table:number-columns-repeated="3"/>
        </table:table-row>
        <table:table-row table:style-name="ro1">
          <table:table-cell office:value-type="float" office:value="14474944" calcext:value-type="float">
            <text:p>14474944</text:p>
          </table:table-cell>
          <table:table-cell office:value-type="float" office:value="7011991" calcext:value-type="float">
            <text:p>7011991</text:p>
          </table:table-cell>
          <table:table-cell table:number-columns-repeated="3"/>
        </table:table-row>
        <table:table-row table:style-name="ro1">
          <table:table-cell office:value-type="float" office:value="36725096" calcext:value-type="float">
            <text:p>36725096</text:p>
          </table:table-cell>
          <table:table-cell office:value-type="float" office:value="6459228" calcext:value-type="float">
            <text:p>6459228</text:p>
          </table:table-cell>
          <table:table-cell table:number-columns-repeated="3"/>
        </table:table-row>
        <table:table-row table:style-name="ro1">
          <table:table-cell office:value-type="float" office:value="14326929" calcext:value-type="float">
            <text:p>14326929</text:p>
          </table:table-cell>
          <table:table-cell office:value-type="float" office:value="6949551" calcext:value-type="float">
            <text:p>6949551</text:p>
          </table:table-cell>
          <table:table-cell table:number-columns-repeated="3"/>
        </table:table-row>
        <table:table-row table:style-name="ro1">
          <table:table-cell office:value-type="float" office:value="62042185" calcext:value-type="float">
            <text:p>62042185</text:p>
          </table:table-cell>
          <table:table-cell office:value-type="float" office:value="5979273" calcext:value-type="float">
            <text:p>5979273</text:p>
          </table:table-cell>
          <table:table-cell table:number-columns-repeated="3"/>
        </table:table-row>
        <table:table-row table:style-name="ro1">
          <table:table-cell office:value-type="float" office:value="35919042" calcext:value-type="float">
            <text:p>35919042</text:p>
          </table:table-cell>
          <table:table-cell office:value-type="float" office:value="6427488" calcext:value-type="float">
            <text:p>6427488</text:p>
          </table:table-cell>
          <table:table-cell table:number-columns-repeated="3"/>
        </table:table-row>
        <table:table-row table:style-name="ro1">
          <table:table-cell office:value-type="float" office:value="14301421" calcext:value-type="float">
            <text:p>14301421</text:p>
          </table:table-cell>
          <table:table-cell office:value-type="float" office:value="7275452" calcext:value-type="float">
            <text:p>7275452</text:p>
          </table:table-cell>
          <table:table-cell table:number-columns-repeated="3"/>
        </table:table-row>
        <table:table-row table:style-name="ro1">
          <table:table-cell office:value-type="float" office:value="62930874" calcext:value-type="float">
            <text:p>62930874</text:p>
          </table:table-cell>
          <table:table-cell office:value-type="float" office:value="7472469" calcext:value-type="float">
            <text:p>7472469</text:p>
          </table:table-cell>
          <table:table-cell table:number-columns-repeated="3"/>
        </table:table-row>
        <table:table-row table:style-name="ro1">
          <table:table-cell office:value-type="float" office:value="61299903" calcext:value-type="float">
            <text:p>61299903</text:p>
          </table:table-cell>
          <table:table-cell office:value-type="float" office:value="5780342" calcext:value-type="float">
            <text:p>5780342</text:p>
          </table:table-cell>
          <table:table-cell table:number-columns-repeated="3"/>
        </table:table-row>
        <table:table-row table:style-name="ro1">
          <table:table-cell office:value-type="float" office:value="36435334" calcext:value-type="float">
            <text:p>36435334</text:p>
          </table:table-cell>
          <table:table-cell office:value-type="float" office:value="6484296" calcext:value-type="float">
            <text:p>6484296</text:p>
          </table:table-cell>
          <table:table-cell table:number-columns-repeated="3"/>
        </table:table-row>
        <table:table-row table:style-name="ro1">
          <table:table-cell office:value-type="float" office:value="36335896" calcext:value-type="float">
            <text:p>36335896</text:p>
          </table:table-cell>
          <table:table-cell office:value-type="float" office:value="6291531" calcext:value-type="float">
            <text:p>6291531</text:p>
          </table:table-cell>
          <table:table-cell table:number-columns-repeated="3"/>
        </table:table-row>
        <table:table-row table:style-name="ro1">
          <table:table-cell office:value-type="float" office:value="36083873" calcext:value-type="float">
            <text:p>36083873</text:p>
          </table:table-cell>
          <table:table-cell office:value-type="float" office:value="6271543" calcext:value-type="float">
            <text:p>6271543</text:p>
          </table:table-cell>
          <table:table-cell table:number-columns-repeated="3"/>
        </table:table-row>
        <table:table-row table:style-name="ro1">
          <table:table-cell office:value-type="float" office:value="36494588" calcext:value-type="float">
            <text:p>36494588</text:p>
          </table:table-cell>
          <table:table-cell office:value-type="float" office:value="8262951" calcext:value-type="float">
            <text:p>8262951</text:p>
          </table:table-cell>
          <table:table-cell table:number-columns-repeated="3"/>
        </table:table-row>
        <table:table-row table:style-name="ro1">
          <table:table-cell office:value-type="float" office:value="63128049" calcext:value-type="float">
            <text:p>63128049</text:p>
          </table:table-cell>
          <table:table-cell office:value-type="float" office:value="6096316" calcext:value-type="float">
            <text:p>6096316</text:p>
          </table:table-cell>
          <table:table-cell table:number-columns-repeated="3"/>
        </table:table-row>
        <table:table-row table:style-name="ro1">
          <table:table-cell office:value-type="float" office:value="37029832" calcext:value-type="float">
            <text:p>37029832</text:p>
          </table:table-cell>
          <table:table-cell office:value-type="float" office:value="8306792" calcext:value-type="float">
            <text:p>8306792</text:p>
          </table:table-cell>
          <table:table-cell table:number-columns-repeated="3"/>
        </table:table-row>
        <table:table-row table:style-name="ro1">
          <table:table-cell office:value-type="float" office:value="36642362" calcext:value-type="float">
            <text:p>36642362</text:p>
          </table:table-cell>
          <table:table-cell office:value-type="float" office:value="6088699" calcext:value-type="float">
            <text:p>6088699</text:p>
          </table:table-cell>
          <table:table-cell table:number-columns-repeated="3"/>
        </table:table-row>
        <table:table-row table:style-name="ro1">
          <table:table-cell office:value-type="float" office:value="36005146" calcext:value-type="float">
            <text:p>36005146</text:p>
          </table:table-cell>
          <table:table-cell office:value-type="float" office:value="5959059" calcext:value-type="float">
            <text:p>5959059</text:p>
          </table:table-cell>
          <table:table-cell table:number-columns-repeated="3"/>
        </table:table-row>
        <table:table-row table:style-name="ro1">
          <table:table-cell office:value-type="float" office:value="14448137" calcext:value-type="float">
            <text:p>14448137</text:p>
          </table:table-cell>
          <table:table-cell office:value-type="float" office:value="6975929" calcext:value-type="float">
            <text:p>6975929</text:p>
          </table:table-cell>
          <table:table-cell table:number-columns-repeated="3"/>
        </table:table-row>
        <table:table-row table:style-name="ro1">
          <table:table-cell office:value-type="float" office:value="53047288" calcext:value-type="float">
            <text:p>53047288</text:p>
          </table:table-cell>
          <table:table-cell office:value-type="float" office:value="6330791" calcext:value-type="float">
            <text:p>6330791</text:p>
          </table:table-cell>
          <table:table-cell table:number-columns-repeated="3"/>
        </table:table-row>
        <table:table-row table:style-name="ro1">
          <table:table-cell office:value-type="float" office:value="36226445" calcext:value-type="float">
            <text:p>36226445</text:p>
          </table:table-cell>
          <table:table-cell office:value-type="float" office:value="6193574" calcext:value-type="float">
            <text:p>6193574</text:p>
          </table:table-cell>
          <table:table-cell table:number-columns-repeated="3"/>
        </table:table-row>
        <table:table-row table:style-name="ro1">
          <table:table-cell office:value-type="float" office:value="61821566" calcext:value-type="float">
            <text:p>61821566</text:p>
          </table:table-cell>
          <table:table-cell office:value-type="float" office:value="5863932" calcext:value-type="float">
            <text:p>5863932</text:p>
          </table:table-cell>
          <table:table-cell table:number-columns-repeated="3"/>
        </table:table-row>
        <table:table-row table:style-name="ro1">
          <table:table-cell office:value-type="float" office:value="36556670" calcext:value-type="float">
            <text:p>36556670</text:p>
          </table:table-cell>
          <table:table-cell office:value-type="float" office:value="6591107" calcext:value-type="float">
            <text:p>6591107</text:p>
          </table:table-cell>
          <table:table-cell table:number-columns-repeated="3"/>
        </table:table-row>
        <table:table-row table:style-name="ro1">
          <table:table-cell office:value-type="float" office:value="61773003" calcext:value-type="float">
            <text:p>61773003</text:p>
          </table:table-cell>
          <table:table-cell office:value-type="float" office:value="7420680" calcext:value-type="float">
            <text:p>7420680</text:p>
          </table:table-cell>
          <table:table-cell table:number-columns-repeated="3"/>
        </table:table-row>
        <table:table-row table:style-name="ro1">
          <table:table-cell office:value-type="float" office:value="14374743" calcext:value-type="float">
            <text:p>14374743</text:p>
          </table:table-cell>
          <table:table-cell office:value-type="float" office:value="7199978" calcext:value-type="float">
            <text:p>7199978</text:p>
          </table:table-cell>
          <table:table-cell table:number-columns-repeated="3"/>
        </table:table-row>
        <table:table-row table:style-name="ro1">
          <table:table-cell office:value-type="float" office:value="61724386" calcext:value-type="float">
            <text:p>61724386</text:p>
          </table:table-cell>
          <table:table-cell office:value-type="float" office:value="7223139" calcext:value-type="float">
            <text:p>7223139</text:p>
          </table:table-cell>
          <table:table-cell table:number-columns-repeated="3"/>
        </table:table-row>
        <table:table-row table:style-name="ro1">
          <table:table-cell office:value-type="float" office:value="63519215" calcext:value-type="float">
            <text:p>63519215</text:p>
          </table:table-cell>
          <table:table-cell office:value-type="float" office:value="7602533" calcext:value-type="float">
            <text:p>7602533</text:p>
          </table:table-cell>
          <table:table-cell table:number-columns-repeated="3"/>
        </table:table-row>
        <table:table-row table:style-name="ro1">
          <table:table-cell office:value-type="float" office:value="96128161" calcext:value-type="float">
            <text:p>96128161</text:p>
          </table:table-cell>
          <table:table-cell office:value-type="float" office:value="9166982" calcext:value-type="float">
            <text:p>9166982</text:p>
          </table:table-cell>
          <table:table-cell table:number-columns-repeated="3"/>
        </table:table-row>
        <table:table-row table:style-name="ro1">
          <table:table-cell office:value-type="float" office:value="14536173" calcext:value-type="float">
            <text:p>14536173</text:p>
          </table:table-cell>
          <table:table-cell office:value-type="float" office:value="6862674" calcext:value-type="float">
            <text:p>6862674</text:p>
          </table:table-cell>
          <table:table-cell table:number-columns-repeated="3"/>
        </table:table-row>
        <table:table-row table:style-name="ro1">
          <table:table-cell office:value-type="float" office:value="36264255" calcext:value-type="float">
            <text:p>36264255</text:p>
          </table:table-cell>
          <table:table-cell office:value-type="float" office:value="6513810" calcext:value-type="float">
            <text:p>6513810</text:p>
          </table:table-cell>
          <table:table-cell table:number-columns-repeated="3"/>
        </table:table-row>
        <table:table-row table:style-name="ro1">
          <table:table-cell office:value-type="float" office:value="15409797" calcext:value-type="float">
            <text:p>15409797</text:p>
          </table:table-cell>
          <table:table-cell office:value-type="float" office:value="8033718" calcext:value-type="float">
            <text:p>8033718</text:p>
          </table:table-cell>
          <table:table-cell table:number-columns-repeated="3"/>
        </table:table-row>
        <table:table-row table:style-name="ro1">
          <table:table-cell office:value-type="float" office:value="36512544" calcext:value-type="float">
            <text:p>36512544</text:p>
          </table:table-cell>
          <table:table-cell office:value-type="float" office:value="6149574" calcext:value-type="float">
            <text:p>6149574</text:p>
          </table:table-cell>
          <table:table-cell table:number-columns-repeated="3"/>
        </table:table-row>
        <table:table-row table:style-name="ro1">
          <table:table-cell office:value-type="float" office:value="38002287" calcext:value-type="float">
            <text:p>38002287</text:p>
          </table:table-cell>
          <table:table-cell office:value-type="float" office:value="6254182" calcext:value-type="float">
            <text:p>6254182</text:p>
          </table:table-cell>
          <table:table-cell table:number-columns-repeated="3"/>
        </table:table-row>
        <table:table-row table:style-name="ro1">
          <table:table-cell office:value-type="float" office:value="14200341" calcext:value-type="float">
            <text:p>14200341</text:p>
          </table:table-cell>
          <table:table-cell office:value-type="float" office:value="6922931" calcext:value-type="float">
            <text:p>6922931</text:p>
          </table:table-cell>
          <table:table-cell table:number-columns-repeated="3"/>
        </table:table-row>
        <table:table-row table:style-name="ro1">
          <table:table-cell office:value-type="float" office:value="44766289" calcext:value-type="float">
            <text:p>44766289</text:p>
          </table:table-cell>
          <table:table-cell office:value-type="float" office:value="8743987" calcext:value-type="float">
            <text:p>8743987</text:p>
          </table:table-cell>
          <table:table-cell table:number-columns-repeated="3"/>
        </table:table-row>
        <table:table-row table:style-name="ro1">
          <table:table-cell office:value-type="float" office:value="36597132" calcext:value-type="float">
            <text:p>36597132</text:p>
          </table:table-cell>
          <table:table-cell office:value-type="float" office:value="7979979" calcext:value-type="float">
            <text:p>7979979</text:p>
          </table:table-cell>
          <table:table-cell table:number-columns-repeated="3"/>
        </table:table-row>
        <table:table-row table:style-name="ro1">
          <table:table-cell office:value-type="float" office:value="36040833" calcext:value-type="float">
            <text:p>36040833</text:p>
          </table:table-cell>
          <table:table-cell office:value-type="float" office:value="6405982" calcext:value-type="float">
            <text:p>6405982</text:p>
          </table:table-cell>
          <table:table-cell table:number-columns-repeated="3"/>
        </table:table-row>
        <table:table-row table:style-name="ro1">
          <table:table-cell office:value-type="float" office:value="61472675" calcext:value-type="float">
            <text:p>61472675</text:p>
          </table:table-cell>
          <table:table-cell office:value-type="float" office:value="7522912" calcext:value-type="float">
            <text:p>7522912</text:p>
          </table:table-cell>
          <table:table-cell table:number-columns-repeated="3"/>
        </table:table-row>
        <table:table-row table:style-name="ro1">
          <table:table-cell office:value-type="float" office:value="62324277" calcext:value-type="float">
            <text:p>62324277</text:p>
          </table:table-cell>
          <table:table-cell office:value-type="float" office:value="7370877" calcext:value-type="float">
            <text:p>7370877</text:p>
          </table:table-cell>
          <table:table-cell table:number-columns-repeated="3"/>
        </table:table-row>
        <table:table-row table:style-name="ro1">
          <table:table-cell office:value-type="float" office:value="36281712" calcext:value-type="float">
            <text:p>36281712</text:p>
          </table:table-cell>
          <table:table-cell office:value-type="float" office:value="7638660" calcext:value-type="float">
            <text:p>7638660</text:p>
          </table:table-cell>
          <table:table-cell table:number-columns-repeated="3"/>
        </table:table-row>
        <table:table-row table:style-name="ro1">
          <table:table-cell office:value-type="float" office:value="61505578" calcext:value-type="float">
            <text:p>61505578</text:p>
          </table:table-cell>
          <table:table-cell office:value-type="float" office:value="7246681" calcext:value-type="float">
            <text:p>7246681</text:p>
          </table:table-cell>
          <table:table-cell table:number-columns-repeated="3"/>
        </table:table-row>
        <table:table-row table:style-name="ro1">
          <table:table-cell office:value-type="float" office:value="61947155" calcext:value-type="float">
            <text:p>61947155</text:p>
          </table:table-cell>
          <table:table-cell office:value-type="float" office:value="7433023" calcext:value-type="float">
            <text:p>7433023</text:p>
          </table:table-cell>
          <table:table-cell table:number-columns-repeated="3"/>
        </table:table-row>
        <table:table-row table:style-name="ro1">
          <table:table-cell office:value-type="float" office:value="36063351" calcext:value-type="float">
            <text:p>36063351</text:p>
          </table:table-cell>
          <table:table-cell office:value-type="float" office:value="6195261" calcext:value-type="float">
            <text:p>6195261</text:p>
          </table:table-cell>
          <table:table-cell table:number-columns-repeated="3"/>
        </table:table-row>
        <table:table-row table:style-name="ro1">
          <table:table-cell office:value-type="float" office:value="63094991" calcext:value-type="float">
            <text:p>63094991</text:p>
          </table:table-cell>
          <table:table-cell office:value-type="float" office:value="7462745" calcext:value-type="float">
            <text:p>7462745</text:p>
          </table:table-cell>
          <table:table-cell table:number-columns-repeated="3"/>
        </table:table-row>
        <table:table-row table:style-name="ro1">
          <table:table-cell office:value-type="float" office:value="36465615" calcext:value-type="float">
            <text:p>36465615</text:p>
          </table:table-cell>
          <table:table-cell office:value-type="float" office:value="8593463" calcext:value-type="float">
            <text:p>8593463</text:p>
          </table:table-cell>
          <table:table-cell table:number-columns-repeated="3"/>
        </table:table-row>
        <table:table-row table:style-name="ro1">
          <table:table-cell office:value-type="float" office:value="36348320" calcext:value-type="float">
            <text:p>36348320</text:p>
          </table:table-cell>
          <table:table-cell office:value-type="float" office:value="6204945" calcext:value-type="float">
            <text:p>6204945</text:p>
          </table:table-cell>
          <table:table-cell table:number-columns-repeated="3"/>
        </table:table-row>
        <table:table-row table:style-name="ro1">
          <table:table-cell office:value-type="float" office:value="35938350" calcext:value-type="float">
            <text:p>35938350</text:p>
          </table:table-cell>
          <table:table-cell office:value-type="float" office:value="6128818" calcext:value-type="float">
            <text:p>6128818</text:p>
          </table:table-cell>
          <table:table-cell table:number-columns-repeated="3"/>
        </table:table-row>
        <table:table-row table:style-name="ro1">
          <table:table-cell office:value-type="float" office:value="36202247" calcext:value-type="float">
            <text:p>36202247</text:p>
          </table:table-cell>
          <table:table-cell office:value-type="float" office:value="6147096" calcext:value-type="float">
            <text:p>6147096</text:p>
          </table:table-cell>
          <table:table-cell table:number-columns-repeated="3"/>
        </table:table-row>
        <table:table-row table:style-name="ro1">
          <table:table-cell office:value-type="float" office:value="77934590" calcext:value-type="float">
            <text:p>77934590</text:p>
          </table:table-cell>
          <table:table-cell office:value-type="float" office:value="6819960" calcext:value-type="float">
            <text:p>6819960</text:p>
          </table:table-cell>
          <table:table-cell table:number-columns-repeated="3"/>
        </table:table-row>
        <table:table-row table:style-name="ro1">
          <table:table-cell office:value-type="float" office:value="35678328" calcext:value-type="float">
            <text:p>35678328</text:p>
          </table:table-cell>
          <table:table-cell office:value-type="float" office:value="6137928" calcext:value-type="float">
            <text:p>6137928</text:p>
          </table:table-cell>
          <table:table-cell table:number-columns-repeated="3"/>
        </table:table-row>
        <table:table-row table:style-name="ro1">
          <table:table-cell office:value-type="float" office:value="63386390" calcext:value-type="float">
            <text:p>63386390</text:p>
          </table:table-cell>
          <table:table-cell office:value-type="float" office:value="6067275" calcext:value-type="float">
            <text:p>6067275</text:p>
          </table:table-cell>
          <table:table-cell table:number-columns-repeated="3"/>
        </table:table-row>
        <table:table-row table:style-name="ro1">
          <table:table-cell office:value-type="float" office:value="64881267" calcext:value-type="float">
            <text:p>64881267</text:p>
          </table:table-cell>
          <table:table-cell office:value-type="float" office:value="5832674" calcext:value-type="float">
            <text:p>5832674</text:p>
          </table:table-cell>
          <table:table-cell table:number-columns-repeated="3"/>
        </table:table-row>
        <table:table-row table:style-name="ro1">
          <table:table-cell office:value-type="float" office:value="36224726" calcext:value-type="float">
            <text:p>36224726</text:p>
          </table:table-cell>
          <table:table-cell office:value-type="float" office:value="7864447" calcext:value-type="float">
            <text:p>7864447</text:p>
          </table:table-cell>
          <table:table-cell table:number-columns-repeated="3"/>
        </table:table-row>
        <table:table-row table:style-name="ro1">
          <table:table-cell office:value-type="float" office:value="61946443" calcext:value-type="float">
            <text:p>61946443</text:p>
          </table:table-cell>
          <table:table-cell office:value-type="float" office:value="5874455" calcext:value-type="float">
            <text:p>5874455</text:p>
          </table:table-cell>
          <table:table-cell table:number-columns-repeated="3"/>
        </table:table-row>
        <table:table-row table:style-name="ro1">
          <table:table-cell office:value-type="float" office:value="61248130" calcext:value-type="float">
            <text:p>61248130</text:p>
          </table:table-cell>
          <table:table-cell office:value-type="float" office:value="8150819" calcext:value-type="float">
            <text:p>8150819</text:p>
          </table:table-cell>
          <table:table-cell table:number-columns-repeated="3"/>
        </table:table-row>
        <table:table-row table:style-name="ro1">
          <table:table-cell office:value-type="float" office:value="36527680" calcext:value-type="float">
            <text:p>36527680</text:p>
          </table:table-cell>
          <table:table-cell office:value-type="float" office:value="7986146" calcext:value-type="float">
            <text:p>7986146</text:p>
          </table:table-cell>
          <table:table-cell table:number-columns-repeated="3"/>
        </table:table-row>
        <table:table-row table:style-name="ro1">
          <table:table-cell office:value-type="float" office:value="14548179" calcext:value-type="float">
            <text:p>14548179</text:p>
          </table:table-cell>
          <table:table-cell office:value-type="float" office:value="7215883" calcext:value-type="float">
            <text:p>7215883</text:p>
          </table:table-cell>
          <table:table-cell table:number-columns-repeated="3"/>
        </table:table-row>
        <table:table-row table:style-name="ro1">
          <table:table-cell office:value-type="float" office:value="36691347" calcext:value-type="float">
            <text:p>36691347</text:p>
          </table:table-cell>
          <table:table-cell office:value-type="float" office:value="8120625" calcext:value-type="float">
            <text:p>8120625</text:p>
          </table:table-cell>
          <table:table-cell table:number-columns-repeated="3"/>
        </table:table-row>
        <table:table-row table:style-name="ro1">
          <table:table-cell office:value-type="float" office:value="14516992" calcext:value-type="float">
            <text:p>14516992</text:p>
          </table:table-cell>
          <table:table-cell office:value-type="float" office:value="7313439" calcext:value-type="float">
            <text:p>7313439</text:p>
          </table:table-cell>
          <table:table-cell table:number-columns-repeated="3"/>
        </table:table-row>
        <table:table-row table:style-name="ro1">
          <table:table-cell office:value-type="float" office:value="68633842" calcext:value-type="float">
            <text:p>68633842</text:p>
          </table:table-cell>
          <table:table-cell office:value-type="float" office:value="7196215" calcext:value-type="float">
            <text:p>7196215</text:p>
          </table:table-cell>
          <table:table-cell table:number-columns-repeated="3"/>
        </table:table-row>
        <table:table-row table:style-name="ro1">
          <table:table-cell office:value-type="float" office:value="62119302" calcext:value-type="float">
            <text:p>62119302</text:p>
          </table:table-cell>
          <table:table-cell office:value-type="float" office:value="7625632" calcext:value-type="float">
            <text:p>7625632</text:p>
          </table:table-cell>
          <table:table-cell table:number-columns-repeated="3"/>
        </table:table-row>
        <table:table-row table:style-name="ro1">
          <table:table-cell office:value-type="float" office:value="61532082" calcext:value-type="float">
            <text:p>61532082</text:p>
          </table:table-cell>
          <table:table-cell office:value-type="float" office:value="7373371" calcext:value-type="float">
            <text:p>7373371</text:p>
          </table:table-cell>
          <table:table-cell table:number-columns-repeated="3"/>
        </table:table-row>
        <table:table-row table:style-name="ro1">
          <table:table-cell office:value-type="float" office:value="48324422" calcext:value-type="float">
            <text:p>48324422</text:p>
          </table:table-cell>
          <table:table-cell office:value-type="float" office:value="16288259" calcext:value-type="float">
            <text:p>16288259</text:p>
          </table:table-cell>
          <table:table-cell table:number-columns-repeated="3"/>
        </table:table-row>
        <table:table-row table:style-name="ro1">
          <table:table-cell office:value-type="float" office:value="36701392" calcext:value-type="float">
            <text:p>36701392</text:p>
          </table:table-cell>
          <table:table-cell office:value-type="float" office:value="6397247" calcext:value-type="float">
            <text:p>6397247</text:p>
          </table:table-cell>
          <table:table-cell table:number-columns-repeated="3"/>
        </table:table-row>
        <table:table-row table:style-name="ro1">
          <table:table-cell office:value-type="float" office:value="61992139" calcext:value-type="float">
            <text:p>61992139</text:p>
          </table:table-cell>
          <table:table-cell office:value-type="float" office:value="7453963" calcext:value-type="float">
            <text:p>7453963</text:p>
          </table:table-cell>
          <table:table-cell table:number-columns-repeated="3"/>
        </table:table-row>
        <table:table-row table:style-name="ro1">
          <table:table-cell office:value-type="float" office:value="36034141" calcext:value-type="float">
            <text:p>36034141</text:p>
          </table:table-cell>
          <table:table-cell office:value-type="float" office:value="7854386" calcext:value-type="float">
            <text:p>7854386</text:p>
          </table:table-cell>
          <table:table-cell table:number-columns-repeated="3"/>
        </table:table-row>
        <table:table-row table:style-name="ro1">
          <table:table-cell office:value-type="float" office:value="37301816" calcext:value-type="float">
            <text:p>37301816</text:p>
          </table:table-cell>
          <table:table-cell office:value-type="float" office:value="6534294" calcext:value-type="float">
            <text:p>6534294</text:p>
          </table:table-cell>
          <table:table-cell table:number-columns-repeated="3"/>
        </table:table-row>
        <table:table-row table:style-name="ro1">
          <table:table-cell office:value-type="float" office:value="36087959" calcext:value-type="float">
            <text:p>36087959</text:p>
          </table:table-cell>
          <table:table-cell office:value-type="float" office:value="6318306" calcext:value-type="float">
            <text:p>6318306</text:p>
          </table:table-cell>
          <table:table-cell table:number-columns-repeated="3"/>
        </table:table-row>
        <table:table-row table:style-name="ro1">
          <table:table-cell office:value-type="float" office:value="15047615" calcext:value-type="float">
            <text:p>15047615</text:p>
          </table:table-cell>
          <table:table-cell office:value-type="float" office:value="7716091" calcext:value-type="float">
            <text:p>7716091</text:p>
          </table:table-cell>
          <table:table-cell table:number-columns-repeated="3"/>
        </table:table-row>
        <table:table-row table:style-name="ro1">
          <table:table-cell office:value-type="float" office:value="35439256" calcext:value-type="float">
            <text:p>35439256</text:p>
          </table:table-cell>
          <table:table-cell office:value-type="float" office:value="5901884" calcext:value-type="float">
            <text:p>5901884</text:p>
          </table:table-cell>
          <table:table-cell table:number-columns-repeated="3"/>
        </table:table-row>
        <table:table-row table:style-name="ro1">
          <table:table-cell office:value-type="float" office:value="61700229" calcext:value-type="float">
            <text:p>61700229</text:p>
          </table:table-cell>
          <table:table-cell office:value-type="float" office:value="7277042" calcext:value-type="float">
            <text:p>7277042</text:p>
          </table:table-cell>
          <table:table-cell table:number-columns-repeated="3"/>
        </table:table-row>
        <table:table-row table:style-name="ro1">
          <table:table-cell office:value-type="float" office:value="62287683" calcext:value-type="float">
            <text:p>62287683</text:p>
          </table:table-cell>
          <table:table-cell office:value-type="float" office:value="5819230" calcext:value-type="float">
            <text:p>5819230</text:p>
          </table:table-cell>
          <table:table-cell table:number-columns-repeated="3"/>
        </table:table-row>
        <table:table-row table:style-name="ro1">
          <table:table-cell office:value-type="float" office:value="40760349" calcext:value-type="float">
            <text:p>40760349</text:p>
          </table:table-cell>
          <table:table-cell office:value-type="float" office:value="7361694" calcext:value-type="float">
            <text:p>7361694</text:p>
          </table:table-cell>
          <table:table-cell table:number-columns-repeated="3"/>
        </table:table-row>
        <table:table-row table:style-name="ro1">
          <table:table-cell office:value-type="float" office:value="37304258" calcext:value-type="float">
            <text:p>37304258</text:p>
          </table:table-cell>
          <table:table-cell office:value-type="float" office:value="7676711" calcext:value-type="float">
            <text:p>7676711</text:p>
          </table:table-cell>
          <table:table-cell table:number-columns-repeated="3"/>
        </table:table-row>
        <table:table-row table:style-name="ro1">
          <table:table-cell office:value-type="float" office:value="14490669" calcext:value-type="float">
            <text:p>14490669</text:p>
          </table:table-cell>
          <table:table-cell office:value-type="float" office:value="7172903" calcext:value-type="float">
            <text:p>7172903</text:p>
          </table:table-cell>
          <table:table-cell table:number-columns-repeated="3"/>
        </table:table-row>
        <table:table-row table:style-name="ro1">
          <table:table-cell office:value-type="float" office:value="14354773" calcext:value-type="float">
            <text:p>14354773</text:p>
          </table:table-cell>
          <table:table-cell office:value-type="float" office:value="7350848" calcext:value-type="float">
            <text:p>7350848</text:p>
          </table:table-cell>
          <table:table-cell table:number-columns-repeated="3"/>
        </table:table-row>
        <table:table-row table:style-name="ro1">
          <table:table-cell office:value-type="float" office:value="62364663" calcext:value-type="float">
            <text:p>62364663</text:p>
          </table:table-cell>
          <table:table-cell office:value-type="float" office:value="7469767" calcext:value-type="float">
            <text:p>7469767</text:p>
          </table:table-cell>
          <table:table-cell table:number-columns-repeated="3"/>
        </table:table-row>
        <table:table-row table:style-name="ro1">
          <table:table-cell office:value-type="float" office:value="38712022" calcext:value-type="float">
            <text:p>38712022</text:p>
          </table:table-cell>
          <table:table-cell office:value-type="float" office:value="10634538" calcext:value-type="float">
            <text:p>10634538</text:p>
          </table:table-cell>
          <table:table-cell table:number-columns-repeated="3"/>
        </table:table-row>
        <table:table-row table:style-name="ro1">
          <table:table-cell office:value-type="float" office:value="62456226" calcext:value-type="float">
            <text:p>62456226</text:p>
          </table:table-cell>
          <table:table-cell office:value-type="float" office:value="7502105" calcext:value-type="float">
            <text:p>7502105</text:p>
          </table:table-cell>
          <table:table-cell table:number-columns-repeated="3"/>
        </table:table-row>
        <table:table-row table:style-name="ro1">
          <table:table-cell office:value-type="float" office:value="35883596" calcext:value-type="float">
            <text:p>35883596</text:p>
          </table:table-cell>
          <table:table-cell office:value-type="float" office:value="7957513" calcext:value-type="float">
            <text:p>7957513</text:p>
          </table:table-cell>
          <table:table-cell table:number-columns-repeated="3"/>
        </table:table-row>
        <table:table-row table:style-name="ro1">
          <table:table-cell office:value-type="float" office:value="36128174" calcext:value-type="float">
            <text:p>36128174</text:p>
          </table:table-cell>
          <table:table-cell office:value-type="float" office:value="6553795" calcext:value-type="float">
            <text:p>6553795</text:p>
          </table:table-cell>
          <table:table-cell table:number-columns-repeated="3"/>
        </table:table-row>
        <table:table-row table:style-name="ro1">
          <table:table-cell office:value-type="float" office:value="36536682" calcext:value-type="float">
            <text:p>36536682</text:p>
          </table:table-cell>
          <table:table-cell office:value-type="float" office:value="7693068" calcext:value-type="float">
            <text:p>7693068</text:p>
          </table:table-cell>
          <table:table-cell table:number-columns-repeated="3"/>
        </table:table-row>
        <table:table-row table:style-name="ro1">
          <table:table-cell office:value-type="float" office:value="36456968" calcext:value-type="float">
            <text:p>36456968</text:p>
          </table:table-cell>
          <table:table-cell office:value-type="float" office:value="8275818" calcext:value-type="float">
            <text:p>8275818</text:p>
          </table:table-cell>
          <table:table-cell table:number-columns-repeated="3"/>
        </table:table-row>
        <table:table-row table:style-name="ro1">
          <table:table-cell office:value-type="float" office:value="36255139" calcext:value-type="float">
            <text:p>36255139</text:p>
          </table:table-cell>
          <table:table-cell office:value-type="float" office:value="7517924" calcext:value-type="float">
            <text:p>7517924</text:p>
          </table:table-cell>
          <table:table-cell table:number-columns-repeated="3"/>
        </table:table-row>
        <table:table-row table:style-name="ro1">
          <table:table-cell office:value-type="float" office:value="61353926" calcext:value-type="float">
            <text:p>61353926</text:p>
          </table:table-cell>
          <table:table-cell office:value-type="float" office:value="7361392" calcext:value-type="float">
            <text:p>7361392</text:p>
          </table:table-cell>
          <table:table-cell table:number-columns-repeated="3"/>
        </table:table-row>
        <table:table-row table:style-name="ro1">
          <table:table-cell office:value-type="float" office:value="14354294" calcext:value-type="float">
            <text:p>14354294</text:p>
          </table:table-cell>
          <table:table-cell office:value-type="float" office:value="7056324" calcext:value-type="float">
            <text:p>7056324</text:p>
          </table:table-cell>
          <table:table-cell table:number-columns-repeated="3"/>
        </table:table-row>
        <table:table-row table:style-name="ro1">
          <table:table-cell office:value-type="float" office:value="35597100" calcext:value-type="float">
            <text:p>35597100</text:p>
          </table:table-cell>
          <table:table-cell office:value-type="float" office:value="8450837" calcext:value-type="float">
            <text:p>8450837</text:p>
          </table:table-cell>
          <table:table-cell table:number-columns-repeated="3"/>
        </table:table-row>
        <table:table-row table:style-name="ro1">
          <table:table-cell office:value-type="float" office:value="35650924" calcext:value-type="float">
            <text:p>35650924</text:p>
          </table:table-cell>
          <table:table-cell office:value-type="float" office:value="6072859" calcext:value-type="float">
            <text:p>6072859</text:p>
          </table:table-cell>
          <table:table-cell table:number-columns-repeated="3"/>
        </table:table-row>
        <table:table-row table:style-name="ro1">
          <table:table-cell office:value-type="float" office:value="36063415" calcext:value-type="float">
            <text:p>36063415</text:p>
          </table:table-cell>
          <table:table-cell office:value-type="float" office:value="8220597" calcext:value-type="float">
            <text:p>8220597</text:p>
          </table:table-cell>
          <table:table-cell table:number-columns-repeated="3"/>
        </table:table-row>
        <table:table-row table:style-name="ro1">
          <table:table-cell office:value-type="float" office:value="61767603" calcext:value-type="float">
            <text:p>61767603</text:p>
          </table:table-cell>
          <table:table-cell office:value-type="float" office:value="7346136" calcext:value-type="float">
            <text:p>7346136</text:p>
          </table:table-cell>
          <table:table-cell table:number-columns-repeated="3"/>
        </table:table-row>
        <table:table-row table:style-name="ro1">
          <table:table-cell office:value-type="float" office:value="14273375" calcext:value-type="float">
            <text:p>14273375</text:p>
          </table:table-cell>
          <table:table-cell office:value-type="float" office:value="7046367" calcext:value-type="float">
            <text:p>7046367</text:p>
          </table:table-cell>
          <table:table-cell table:number-columns-repeated="3"/>
        </table:table-row>
        <table:table-row table:style-name="ro1">
          <table:table-cell office:value-type="float" office:value="62157977" calcext:value-type="float">
            <text:p>62157977</text:p>
          </table:table-cell>
          <table:table-cell office:value-type="float" office:value="7403741" calcext:value-type="float">
            <text:p>7403741</text:p>
          </table:table-cell>
          <table:table-cell table:number-columns-repeated="3"/>
        </table:table-row>
        <table:table-row table:style-name="ro1">
          <table:table-cell office:value-type="float" office:value="39855790" calcext:value-type="float">
            <text:p>39855790</text:p>
          </table:table-cell>
          <table:table-cell office:value-type="float" office:value="7669009" calcext:value-type="float">
            <text:p>7669009</text:p>
          </table:table-cell>
          <table:table-cell table:number-columns-repeated="3"/>
        </table:table-row>
        <table:table-row table:style-name="ro1">
          <table:table-cell office:value-type="float" office:value="35586414" calcext:value-type="float">
            <text:p>35586414</text:p>
          </table:table-cell>
          <table:table-cell office:value-type="float" office:value="6130202" calcext:value-type="float">
            <text:p>6130202</text:p>
          </table:table-cell>
          <table:table-cell table:number-columns-repeated="3"/>
        </table:table-row>
        <table:table-row table:style-name="ro1">
          <table:table-cell office:value-type="float" office:value="14395659" calcext:value-type="float">
            <text:p>14395659</text:p>
          </table:table-cell>
          <table:table-cell office:value-type="float" office:value="6990136" calcext:value-type="float">
            <text:p>6990136</text:p>
          </table:table-cell>
          <table:table-cell table:number-columns-repeated="3"/>
        </table:table-row>
        <table:table-row table:style-name="ro1">
          <table:table-cell office:value-type="float" office:value="14212709" calcext:value-type="float">
            <text:p>14212709</text:p>
          </table:table-cell>
          <table:table-cell office:value-type="float" office:value="6867715" calcext:value-type="float">
            <text:p>6867715</text:p>
          </table:table-cell>
          <table:table-cell table:number-columns-repeated="3"/>
        </table:table-row>
        <table:table-row table:style-name="ro1">
          <table:table-cell office:value-type="float" office:value="16462061" calcext:value-type="float">
            <text:p>16462061</text:p>
          </table:table-cell>
          <table:table-cell office:value-type="float" office:value="9522586" calcext:value-type="float">
            <text:p>9522586</text:p>
          </table:table-cell>
          <table:table-cell table:number-columns-repeated="3"/>
        </table:table-row>
        <table:table-row table:style-name="ro1">
          <table:table-cell office:value-type="float" office:value="62084697" calcext:value-type="float">
            <text:p>62084697</text:p>
          </table:table-cell>
          <table:table-cell office:value-type="float" office:value="7459617" calcext:value-type="float">
            <text:p>7459617</text:p>
          </table:table-cell>
          <table:table-cell table:number-columns-repeated="3"/>
        </table:table-row>
        <table:table-row table:style-name="ro1">
          <table:table-cell office:value-type="float" office:value="62545443" calcext:value-type="float">
            <text:p>62545443</text:p>
          </table:table-cell>
          <table:table-cell office:value-type="float" office:value="5913566" calcext:value-type="float">
            <text:p>5913566</text:p>
          </table:table-cell>
          <table:table-cell table:number-columns-repeated="3"/>
        </table:table-row>
        <table:table-row table:style-name="ro1">
          <table:table-cell office:value-type="float" office:value="36154409" calcext:value-type="float">
            <text:p>36154409</text:p>
          </table:table-cell>
          <table:table-cell office:value-type="float" office:value="6254867" calcext:value-type="float">
            <text:p>6254867</text:p>
          </table:table-cell>
          <table:table-cell table:number-columns-repeated="3"/>
        </table:table-row>
        <table:table-row table:style-name="ro1">
          <table:table-cell office:value-type="float" office:value="62158188" calcext:value-type="float">
            <text:p>62158188</text:p>
          </table:table-cell>
          <table:table-cell office:value-type="float" office:value="6119380" calcext:value-type="float">
            <text:p>6119380</text:p>
          </table:table-cell>
          <table:table-cell table:number-columns-repeated="3"/>
        </table:table-row>
        <table:table-row table:style-name="ro1">
          <table:table-cell office:value-type="float" office:value="36285023" calcext:value-type="float">
            <text:p>36285023</text:p>
          </table:table-cell>
          <table:table-cell office:value-type="float" office:value="6792232" calcext:value-type="float">
            <text:p>6792232</text:p>
          </table:table-cell>
          <table:table-cell table:number-columns-repeated="3"/>
        </table:table-row>
        <table:table-row table:style-name="ro1">
          <table:table-cell office:value-type="float" office:value="35758144" calcext:value-type="float">
            <text:p>35758144</text:p>
          </table:table-cell>
          <table:table-cell office:value-type="float" office:value="6502950" calcext:value-type="float">
            <text:p>6502950</text:p>
          </table:table-cell>
          <table:table-cell table:number-columns-repeated="3"/>
        </table:table-row>
        <table:table-row table:style-name="ro1">
          <table:table-cell office:value-type="float" office:value="36733216" calcext:value-type="float">
            <text:p>36733216</text:p>
          </table:table-cell>
          <table:table-cell office:value-type="float" office:value="6258685" calcext:value-type="float">
            <text:p>6258685</text:p>
          </table:table-cell>
          <table:table-cell table:number-columns-repeated="3"/>
        </table:table-row>
        <table:table-row table:style-name="ro1">
          <table:table-cell office:value-type="float" office:value="14201926" calcext:value-type="float">
            <text:p>14201926</text:p>
          </table:table-cell>
          <table:table-cell office:value-type="float" office:value="5983032" calcext:value-type="float">
            <text:p>5983032</text:p>
          </table:table-cell>
          <table:table-cell table:number-columns-repeated="3"/>
        </table:table-row>
        <table:table-row table:style-name="ro1">
          <table:table-cell office:value-type="float" office:value="37181868" calcext:value-type="float">
            <text:p>37181868</text:p>
          </table:table-cell>
          <table:table-cell office:value-type="float" office:value="6401847" calcext:value-type="float">
            <text:p>6401847</text:p>
          </table:table-cell>
          <table:table-cell table:number-columns-repeated="3"/>
        </table:table-row>
        <table:table-row table:style-name="ro1">
          <table:table-cell office:value-type="float" office:value="62354395" calcext:value-type="float">
            <text:p>62354395</text:p>
          </table:table-cell>
          <table:table-cell office:value-type="float" office:value="7538070" calcext:value-type="float">
            <text:p>7538070</text:p>
          </table:table-cell>
          <table:table-cell table:number-columns-repeated="3"/>
        </table:table-row>
        <table:table-row table:style-name="ro1">
          <table:table-cell office:value-type="float" office:value="35711232" calcext:value-type="float">
            <text:p>35711232</text:p>
          </table:table-cell>
          <table:table-cell office:value-type="float" office:value="6113625" calcext:value-type="float">
            <text:p>6113625</text:p>
          </table:table-cell>
          <table:table-cell table:number-columns-repeated="3"/>
        </table:table-row>
        <table:table-row table:style-name="ro1">
          <table:table-cell office:value-type="float" office:value="14935804" calcext:value-type="float">
            <text:p>14935804</text:p>
          </table:table-cell>
          <table:table-cell office:value-type="float" office:value="6087215" calcext:value-type="float">
            <text:p>6087215</text:p>
          </table:table-cell>
          <table:table-cell table:number-columns-repeated="3"/>
        </table:table-row>
        <table:table-row table:style-name="ro1">
          <table:table-cell office:value-type="float" office:value="62116943" calcext:value-type="float">
            <text:p>62116943</text:p>
          </table:table-cell>
          <table:table-cell office:value-type="float" office:value="7188434" calcext:value-type="float">
            <text:p>7188434</text:p>
          </table:table-cell>
          <table:table-cell table:number-columns-repeated="3"/>
        </table:table-row>
        <table:table-row table:style-name="ro1">
          <table:table-cell office:value-type="float" office:value="40371109" calcext:value-type="float">
            <text:p>40371109</text:p>
          </table:table-cell>
          <table:table-cell office:value-type="float" office:value="6382615" calcext:value-type="float">
            <text:p>6382615</text:p>
          </table:table-cell>
          <table:table-cell table:number-columns-repeated="3"/>
        </table:table-row>
        <table:table-row table:style-name="ro1">
          <table:table-cell office:value-type="float" office:value="62959813" calcext:value-type="float">
            <text:p>62959813</text:p>
          </table:table-cell>
          <table:table-cell office:value-type="float" office:value="6215962" calcext:value-type="float">
            <text:p>6215962</text:p>
          </table:table-cell>
          <table:table-cell table:number-columns-repeated="3"/>
        </table:table-row>
        <table:table-row table:style-name="ro1">
          <table:table-cell office:value-type="float" office:value="35619642" calcext:value-type="float">
            <text:p>35619642</text:p>
          </table:table-cell>
          <table:table-cell office:value-type="float" office:value="6260550" calcext:value-type="float">
            <text:p>6260550</text:p>
          </table:table-cell>
          <table:table-cell table:number-columns-repeated="3"/>
        </table:table-row>
        <table:table-row table:style-name="ro1">
          <table:table-cell office:value-type="float" office:value="36471858" calcext:value-type="float">
            <text:p>36471858</text:p>
          </table:table-cell>
          <table:table-cell office:value-type="float" office:value="6180488" calcext:value-type="float">
            <text:p>6180488</text:p>
          </table:table-cell>
          <table:table-cell table:number-columns-repeated="3"/>
        </table:table-row>
        <table:table-row table:style-name="ro1">
          <table:table-cell office:value-type="float" office:value="62437017" calcext:value-type="float">
            <text:p>62437017</text:p>
          </table:table-cell>
          <table:table-cell office:value-type="float" office:value="7570052" calcext:value-type="float">
            <text:p>7570052</text:p>
          </table:table-cell>
          <table:table-cell table:number-columns-repeated="3"/>
        </table:table-row>
        <table:table-row table:style-name="ro1">
          <table:table-cell office:value-type="float" office:value="14232586" calcext:value-type="float">
            <text:p>14232586</text:p>
          </table:table-cell>
          <table:table-cell office:value-type="float" office:value="7017037" calcext:value-type="float">
            <text:p>7017037</text:p>
          </table:table-cell>
          <table:table-cell table:number-columns-repeated="3"/>
        </table:table-row>
        <table:table-row table:style-name="ro1">
          <table:table-cell office:value-type="float" office:value="36442146" calcext:value-type="float">
            <text:p>36442146</text:p>
          </table:table-cell>
          <table:table-cell office:value-type="float" office:value="8070161" calcext:value-type="float">
            <text:p>8070161</text:p>
          </table:table-cell>
          <table:table-cell table:number-columns-repeated="3"/>
        </table:table-row>
        <table:table-row table:style-name="ro1">
          <table:table-cell office:value-type="float" office:value="14503537" calcext:value-type="float">
            <text:p>14503537</text:p>
          </table:table-cell>
          <table:table-cell office:value-type="float" office:value="7207714" calcext:value-type="float">
            <text:p>7207714</text:p>
          </table:table-cell>
          <table:table-cell table:number-columns-repeated="3"/>
        </table:table-row>
        <table:table-row table:style-name="ro1">
          <table:table-cell office:value-type="float" office:value="62406250" calcext:value-type="float">
            <text:p>62406250</text:p>
          </table:table-cell>
          <table:table-cell office:value-type="float" office:value="5880940" calcext:value-type="float">
            <text:p>5880940</text:p>
          </table:table-cell>
          <table:table-cell table:number-columns-repeated="3"/>
        </table:table-row>
        <table:table-row table:style-name="ro1">
          <table:table-cell office:value-type="float" office:value="38515391" calcext:value-type="float">
            <text:p>38515391</text:p>
          </table:table-cell>
          <table:table-cell office:value-type="float" office:value="7486783" calcext:value-type="float">
            <text:p>7486783</text:p>
          </table:table-cell>
          <table:table-cell table:number-columns-repeated="3"/>
        </table:table-row>
        <table:table-row table:style-name="ro1">
          <table:table-cell office:value-type="float" office:value="36091143" calcext:value-type="float">
            <text:p>36091143</text:p>
          </table:table-cell>
          <table:table-cell office:value-type="float" office:value="6221752" calcext:value-type="float">
            <text:p>6221752</text:p>
          </table:table-cell>
          <table:table-cell table:number-columns-repeated="3"/>
        </table:table-row>
        <table:table-row table:style-name="ro1">
          <table:table-cell office:value-type="float" office:value="37230058" calcext:value-type="float">
            <text:p>37230058</text:p>
          </table:table-cell>
          <table:table-cell office:value-type="float" office:value="6265012" calcext:value-type="float">
            <text:p>6265012</text:p>
          </table:table-cell>
          <table:table-cell table:number-columns-repeated="3"/>
        </table:table-row>
        <table:table-row table:style-name="ro1">
          <table:table-cell office:value-type="float" office:value="14428432" calcext:value-type="float">
            <text:p>14428432</text:p>
          </table:table-cell>
          <table:table-cell office:value-type="float" office:value="7149589" calcext:value-type="float">
            <text:p>7149589</text:p>
          </table:table-cell>
          <table:table-cell table:number-columns-repeated="3"/>
        </table:table-row>
        <table:table-row table:style-name="ro1">
          <table:table-cell office:value-type="float" office:value="71802959" calcext:value-type="float">
            <text:p>71802959</text:p>
          </table:table-cell>
          <table:table-cell office:value-type="float" office:value="8154445" calcext:value-type="float">
            <text:p>8154445</text:p>
          </table:table-cell>
          <table:table-cell table:number-columns-repeated="3"/>
        </table:table-row>
        <table:table-row table:style-name="ro1">
          <table:table-cell office:value-type="float" office:value="14244307" calcext:value-type="float">
            <text:p>14244307</text:p>
          </table:table-cell>
          <table:table-cell office:value-type="float" office:value="6916844" calcext:value-type="float">
            <text:p>6916844</text:p>
          </table:table-cell>
          <table:table-cell table:number-columns-repeated="3"/>
        </table:table-row>
        <table:table-row table:style-name="ro1">
          <table:table-cell office:value-type="float" office:value="61530574" calcext:value-type="float">
            <text:p>61530574</text:p>
          </table:table-cell>
          <table:table-cell office:value-type="float" office:value="7271576" calcext:value-type="float">
            <text:p>7271576</text:p>
          </table:table-cell>
          <table:table-cell table:number-columns-repeated="3"/>
        </table:table-row>
        <table:table-row table:style-name="ro1">
          <table:table-cell office:value-type="float" office:value="35968429" calcext:value-type="float">
            <text:p>35968429</text:p>
          </table:table-cell>
          <table:table-cell office:value-type="float" office:value="7205613" calcext:value-type="float">
            <text:p>7205613</text:p>
          </table:table-cell>
          <table:table-cell table:number-columns-repeated="3"/>
        </table:table-row>
        <table:table-row table:style-name="ro1">
          <table:table-cell office:value-type="float" office:value="14530089" calcext:value-type="float">
            <text:p>14530089</text:p>
          </table:table-cell>
          <table:table-cell office:value-type="float" office:value="7150900" calcext:value-type="float">
            <text:p>7150900</text:p>
          </table:table-cell>
          <table:table-cell table:number-columns-repeated="3"/>
        </table:table-row>
        <table:table-row table:style-name="ro1">
          <table:table-cell office:value-type="float" office:value="61508563" calcext:value-type="float">
            <text:p>61508563</text:p>
          </table:table-cell>
          <table:table-cell office:value-type="float" office:value="7258252" calcext:value-type="float">
            <text:p>7258252</text:p>
          </table:table-cell>
          <table:table-cell table:number-columns-repeated="3"/>
        </table:table-row>
        <table:table-row table:style-name="ro1">
          <table:table-cell office:value-type="float" office:value="35930344" calcext:value-type="float">
            <text:p>35930344</text:p>
          </table:table-cell>
          <table:table-cell office:value-type="float" office:value="6240779" calcext:value-type="float">
            <text:p>6240779</text:p>
          </table:table-cell>
          <table:table-cell table:number-columns-repeated="3"/>
        </table:table-row>
        <table:table-row table:style-name="ro1">
          <table:table-cell office:value-type="float" office:value="63129838" calcext:value-type="float">
            <text:p>63129838</text:p>
          </table:table-cell>
          <table:table-cell office:value-type="float" office:value="7662464" calcext:value-type="float">
            <text:p>7662464</text:p>
          </table:table-cell>
          <table:table-cell table:number-columns-repeated="3"/>
        </table:table-row>
        <table:table-row table:style-name="ro1">
          <table:table-cell office:value-type="float" office:value="61425332" calcext:value-type="float">
            <text:p>61425332</text:p>
          </table:table-cell>
          <table:table-cell office:value-type="float" office:value="5776388" calcext:value-type="float">
            <text:p>5776388</text:p>
          </table:table-cell>
          <table:table-cell table:number-columns-repeated="3"/>
        </table:table-row>
        <table:table-row table:style-name="ro1">
          <table:table-cell office:value-type="float" office:value="36028769" calcext:value-type="float">
            <text:p>36028769</text:p>
          </table:table-cell>
          <table:table-cell office:value-type="float" office:value="6789401" calcext:value-type="float">
            <text:p>6789401</text:p>
          </table:table-cell>
          <table:table-cell table:number-columns-repeated="3"/>
        </table:table-row>
        <table:table-row table:style-name="ro1">
          <table:table-cell office:value-type="float" office:value="36685571" calcext:value-type="float">
            <text:p>36685571</text:p>
          </table:table-cell>
          <table:table-cell office:value-type="float" office:value="6363498" calcext:value-type="float">
            <text:p>6363498</text:p>
          </table:table-cell>
          <table:table-cell table:number-columns-repeated="3"/>
        </table:table-row>
        <table:table-row table:style-name="ro1">
          <table:table-cell office:value-type="float" office:value="57443850" calcext:value-type="float">
            <text:p>57443850</text:p>
          </table:table-cell>
          <table:table-cell office:value-type="float" office:value="12682308" calcext:value-type="float">
            <text:p>12682308</text:p>
          </table:table-cell>
          <table:table-cell table:number-columns-repeated="3"/>
        </table:table-row>
        <table:table-row table:style-name="ro1">
          <table:table-cell office:value-type="float" office:value="36418473" calcext:value-type="float">
            <text:p>36418473</text:p>
          </table:table-cell>
          <table:table-cell office:value-type="float" office:value="6120714" calcext:value-type="float">
            <text:p>6120714</text:p>
          </table:table-cell>
          <table:table-cell table:number-columns-repeated="3"/>
        </table:table-row>
        <table:table-row table:style-name="ro1">
          <table:table-cell office:value-type="float" office:value="14184862" calcext:value-type="float">
            <text:p>14184862</text:p>
          </table:table-cell>
          <table:table-cell office:value-type="float" office:value="6981991" calcext:value-type="float">
            <text:p>6981991</text:p>
          </table:table-cell>
          <table:table-cell table:number-columns-repeated="3"/>
        </table:table-row>
        <table:table-row table:style-name="ro1">
          <table:table-cell office:value-type="float" office:value="36171372" calcext:value-type="float">
            <text:p>36171372</text:p>
          </table:table-cell>
          <table:table-cell office:value-type="float" office:value="9707797" calcext:value-type="float">
            <text:p>9707797</text:p>
          </table:table-cell>
          <table:table-cell table:number-columns-repeated="3"/>
        </table:table-row>
        <table:table-row table:style-name="ro1">
          <table:table-cell office:value-type="float" office:value="63193551" calcext:value-type="float">
            <text:p>63193551</text:p>
          </table:table-cell>
          <table:table-cell office:value-type="float" office:value="7691911" calcext:value-type="float">
            <text:p>7691911</text:p>
          </table:table-cell>
          <table:table-cell table:number-columns-repeated="3"/>
        </table:table-row>
        <table:table-row table:style-name="ro1">
          <table:table-cell office:value-type="float" office:value="14205629" calcext:value-type="float">
            <text:p>14205629</text:p>
          </table:table-cell>
          <table:table-cell office:value-type="float" office:value="6954552" calcext:value-type="float">
            <text:p>6954552</text:p>
          </table:table-cell>
          <table:table-cell table:number-columns-repeated="3"/>
        </table:table-row>
        <table:table-row table:style-name="ro1">
          <table:table-cell office:value-type="float" office:value="14457787" calcext:value-type="float">
            <text:p>14457787</text:p>
          </table:table-cell>
          <table:table-cell office:value-type="float" office:value="7133839" calcext:value-type="float">
            <text:p>7133839</text:p>
          </table:table-cell>
          <table:table-cell table:number-columns-repeated="3"/>
        </table:table-row>
        <table:table-row table:style-name="ro1">
          <table:table-cell office:value-type="float" office:value="38174491" calcext:value-type="float">
            <text:p>38174491</text:p>
          </table:table-cell>
          <table:table-cell office:value-type="float" office:value="7489450" calcext:value-type="float">
            <text:p>7489450</text:p>
          </table:table-cell>
          <table:table-cell table:number-columns-repeated="3"/>
        </table:table-row>
        <table:table-row table:style-name="ro1">
          <table:table-cell office:value-type="float" office:value="14359470" calcext:value-type="float">
            <text:p>14359470</text:p>
          </table:table-cell>
          <table:table-cell office:value-type="float" office:value="7111762" calcext:value-type="float">
            <text:p>7111762</text:p>
          </table:table-cell>
          <table:table-cell table:number-columns-repeated="3"/>
        </table:table-row>
        <table:table-row table:style-name="ro1">
          <table:table-cell office:value-type="float" office:value="14235704" calcext:value-type="float">
            <text:p>14235704</text:p>
          </table:table-cell>
          <table:table-cell office:value-type="float" office:value="7025463" calcext:value-type="float">
            <text:p>7025463</text:p>
          </table:table-cell>
          <table:table-cell table:number-columns-repeated="3"/>
        </table:table-row>
        <table:table-row table:style-name="ro1">
          <table:table-cell office:value-type="float" office:value="36074639" calcext:value-type="float">
            <text:p>36074639</text:p>
          </table:table-cell>
          <table:table-cell office:value-type="float" office:value="6424348" calcext:value-type="float">
            <text:p>6424348</text:p>
          </table:table-cell>
          <table:table-cell table:number-columns-repeated="3"/>
        </table:table-row>
        <table:table-row table:style-name="ro1">
          <table:table-cell office:value-type="float" office:value="63444258" calcext:value-type="float">
            <text:p>63444258</text:p>
          </table:table-cell>
          <table:table-cell office:value-type="float" office:value="6192314" calcext:value-type="float">
            <text:p>6192314</text:p>
          </table:table-cell>
          <table:table-cell table:number-columns-repeated="3"/>
        </table:table-row>
        <table:table-row table:style-name="ro1">
          <table:table-cell office:value-type="float" office:value="37040604" calcext:value-type="float">
            <text:p>37040604</text:p>
          </table:table-cell>
          <table:table-cell office:value-type="float" office:value="7360045" calcext:value-type="float">
            <text:p>7360045</text:p>
          </table:table-cell>
          <table:table-cell table:number-columns-repeated="3"/>
        </table:table-row>
        <table:table-row table:style-name="ro1">
          <table:table-cell office:value-type="float" office:value="36127564" calcext:value-type="float">
            <text:p>36127564</text:p>
          </table:table-cell>
          <table:table-cell office:value-type="float" office:value="6152591" calcext:value-type="float">
            <text:p>6152591</text:p>
          </table:table-cell>
          <table:table-cell table:number-columns-repeated="3"/>
        </table:table-row>
        <table:table-row table:style-name="ro1">
          <table:table-cell office:value-type="float" office:value="36283498" calcext:value-type="float">
            <text:p>36283498</text:p>
          </table:table-cell>
          <table:table-cell office:value-type="float" office:value="6293663" calcext:value-type="float">
            <text:p>6293663</text:p>
          </table:table-cell>
          <table:table-cell table:number-columns-repeated="3"/>
        </table:table-row>
        <table:table-row table:style-name="ro1">
          <table:table-cell office:value-type="float" office:value="36568724" calcext:value-type="float">
            <text:p>36568724</text:p>
          </table:table-cell>
          <table:table-cell office:value-type="float" office:value="8980789" calcext:value-type="float">
            <text:p>8980789</text:p>
          </table:table-cell>
          <table:table-cell table:number-columns-repeated="3"/>
        </table:table-row>
        <table:table-row table:style-name="ro1">
          <table:table-cell office:value-type="float" office:value="62368104" calcext:value-type="float">
            <text:p>62368104</text:p>
          </table:table-cell>
          <table:table-cell office:value-type="float" office:value="5928117" calcext:value-type="float">
            <text:p>5928117</text:p>
          </table:table-cell>
          <table:table-cell table:number-columns-repeated="3"/>
        </table:table-row>
        <table:table-row table:style-name="ro1">
          <table:table-cell office:value-type="float" office:value="36355357" calcext:value-type="float">
            <text:p>36355357</text:p>
          </table:table-cell>
          <table:table-cell office:value-type="float" office:value="6467898" calcext:value-type="float">
            <text:p>6467898</text:p>
          </table:table-cell>
          <table:table-cell table:number-columns-repeated="3"/>
        </table:table-row>
        <table:table-row table:style-name="ro1">
          <table:table-cell office:value-type="float" office:value="35905984" calcext:value-type="float">
            <text:p>35905984</text:p>
          </table:table-cell>
          <table:table-cell office:value-type="float" office:value="6390536" calcext:value-type="float">
            <text:p>6390536</text:p>
          </table:table-cell>
          <table:table-cell table:number-columns-repeated="3"/>
        </table:table-row>
        <table:table-row table:style-name="ro1">
          <table:table-cell office:value-type="float" office:value="37983599" calcext:value-type="float">
            <text:p>37983599</text:p>
          </table:table-cell>
          <table:table-cell office:value-type="float" office:value="8491232" calcext:value-type="float">
            <text:p>8491232</text:p>
          </table:table-cell>
          <table:table-cell table:number-columns-repeated="3"/>
        </table:table-row>
        <table:table-row table:style-name="ro1">
          <table:table-cell office:value-type="float" office:value="62961289" calcext:value-type="float">
            <text:p>62961289</text:p>
          </table:table-cell>
          <table:table-cell office:value-type="float" office:value="5984995" calcext:value-type="float">
            <text:p>5984995</text:p>
          </table:table-cell>
          <table:table-cell table:number-columns-repeated="3"/>
        </table:table-row>
        <table:table-row table:style-name="ro1">
          <table:table-cell office:value-type="float" office:value="35317304" calcext:value-type="float">
            <text:p>35317304</text:p>
          </table:table-cell>
          <table:table-cell office:value-type="float" office:value="6070522" calcext:value-type="float">
            <text:p>6070522</text:p>
          </table:table-cell>
          <table:table-cell table:number-columns-repeated="3"/>
        </table:table-row>
        <table:table-row table:style-name="ro1">
          <table:table-cell office:value-type="float" office:value="36967346" calcext:value-type="float">
            <text:p>36967346</text:p>
          </table:table-cell>
          <table:table-cell office:value-type="float" office:value="6629217" calcext:value-type="float">
            <text:p>6629217</text:p>
          </table:table-cell>
          <table:table-cell table:number-columns-repeated="3"/>
        </table:table-row>
        <table:table-row table:style-name="ro1">
          <table:table-cell office:value-type="float" office:value="60951234" calcext:value-type="float">
            <text:p>60951234</text:p>
          </table:table-cell>
          <table:table-cell office:value-type="float" office:value="7394574" calcext:value-type="float">
            <text:p>7394574</text:p>
          </table:table-cell>
          <table:table-cell table:number-columns-repeated="3"/>
        </table:table-row>
        <table:table-row table:style-name="ro1">
          <table:table-cell office:value-type="float" office:value="63032860" calcext:value-type="float">
            <text:p>63032860</text:p>
          </table:table-cell>
          <table:table-cell office:value-type="float" office:value="5897153" calcext:value-type="float">
            <text:p>5897153</text:p>
          </table:table-cell>
          <table:table-cell table:number-columns-repeated="3"/>
        </table:table-row>
        <table:table-row table:style-name="ro1">
          <table:table-cell office:value-type="float" office:value="14243348" calcext:value-type="float">
            <text:p>14243348</text:p>
          </table:table-cell>
          <table:table-cell office:value-type="float" office:value="7074976" calcext:value-type="float">
            <text:p>7074976</text:p>
          </table:table-cell>
          <table:table-cell table:number-columns-repeated="3"/>
        </table:table-row>
        <table:table-row table:style-name="ro1">
          <table:table-cell office:value-type="float" office:value="36661664" calcext:value-type="float">
            <text:p>36661664</text:p>
          </table:table-cell>
          <table:table-cell office:value-type="float" office:value="7905430" calcext:value-type="float">
            <text:p>7905430</text:p>
          </table:table-cell>
          <table:table-cell table:number-columns-repeated="3"/>
        </table:table-row>
        <table:table-row table:style-name="ro1">
          <table:table-cell office:value-type="float" office:value="62651755" calcext:value-type="float">
            <text:p>62651755</text:p>
          </table:table-cell>
          <table:table-cell office:value-type="float" office:value="5907577" calcext:value-type="float">
            <text:p>5907577</text:p>
          </table:table-cell>
          <table:table-cell table:number-columns-repeated="3"/>
        </table:table-row>
        <table:table-row table:style-name="ro1">
          <table:table-cell office:value-type="float" office:value="14245182" calcext:value-type="float">
            <text:p>14245182</text:p>
          </table:table-cell>
          <table:table-cell office:value-type="float" office:value="7204360" calcext:value-type="float">
            <text:p>7204360</text:p>
          </table:table-cell>
          <table:table-cell table:number-columns-repeated="3"/>
        </table:table-row>
        <table:table-row table:style-name="ro1">
          <table:table-cell office:value-type="float" office:value="62728191" calcext:value-type="float">
            <text:p>62728191</text:p>
          </table:table-cell>
          <table:table-cell office:value-type="float" office:value="7506999" calcext:value-type="float">
            <text:p>7506999</text:p>
          </table:table-cell>
          <table:table-cell table:number-columns-repeated="3"/>
        </table:table-row>
        <table:table-row table:style-name="ro1">
          <table:table-cell office:value-type="float" office:value="67347026" calcext:value-type="float">
            <text:p>67347026</text:p>
          </table:table-cell>
          <table:table-cell office:value-type="float" office:value="5991099" calcext:value-type="float">
            <text:p>5991099</text:p>
          </table:table-cell>
          <table:table-cell table:number-columns-repeated="3"/>
        </table:table-row>
        <table:table-row table:style-name="ro1">
          <table:table-cell office:value-type="float" office:value="62819874" calcext:value-type="float">
            <text:p>62819874</text:p>
          </table:table-cell>
          <table:table-cell office:value-type="float" office:value="5876105" calcext:value-type="float">
            <text:p>5876105</text:p>
          </table:table-cell>
          <table:table-cell table:number-columns-repeated="3"/>
        </table:table-row>
        <table:table-row table:style-name="ro1">
          <table:table-cell office:value-type="float" office:value="62414561" calcext:value-type="float">
            <text:p>62414561</text:p>
          </table:table-cell>
          <table:table-cell office:value-type="float" office:value="7442067" calcext:value-type="float">
            <text:p>7442067</text:p>
          </table:table-cell>
          <table:table-cell table:number-columns-repeated="3"/>
        </table:table-row>
        <table:table-row table:style-name="ro1">
          <table:table-cell office:value-type="float" office:value="77565398" calcext:value-type="float">
            <text:p>77565398</text:p>
          </table:table-cell>
          <table:table-cell office:value-type="float" office:value="5922027" calcext:value-type="float">
            <text:p>5922027</text:p>
          </table:table-cell>
          <table:table-cell table:number-columns-repeated="3"/>
        </table:table-row>
        <table:table-row table:style-name="ro1">
          <table:table-cell office:value-type="float" office:value="35732336" calcext:value-type="float">
            <text:p>35732336</text:p>
          </table:table-cell>
          <table:table-cell office:value-type="float" office:value="6168530" calcext:value-type="float">
            <text:p>6168530</text:p>
          </table:table-cell>
          <table:table-cell table:number-columns-repeated="3"/>
        </table:table-row>
        <table:table-row table:style-name="ro1">
          <table:table-cell office:value-type="float" office:value="36184323" calcext:value-type="float">
            <text:p>36184323</text:p>
          </table:table-cell>
          <table:table-cell office:value-type="float" office:value="6229097" calcext:value-type="float">
            <text:p>6229097</text:p>
          </table:table-cell>
          <table:table-cell table:number-columns-repeated="3"/>
        </table:table-row>
        <table:table-row table:style-name="ro1">
          <table:table-cell office:value-type="float" office:value="36365900" calcext:value-type="float">
            <text:p>36365900</text:p>
          </table:table-cell>
          <table:table-cell office:value-type="float" office:value="6117494" calcext:value-type="float">
            <text:p>6117494</text:p>
          </table:table-cell>
          <table:table-cell table:number-columns-repeated="3"/>
        </table:table-row>
        <table:table-row table:style-name="ro1">
          <table:table-cell office:value-type="float" office:value="61540326" calcext:value-type="float">
            <text:p>61540326</text:p>
          </table:table-cell>
          <table:table-cell office:value-type="float" office:value="7419405" calcext:value-type="float">
            <text:p>7419405</text:p>
          </table:table-cell>
          <table:table-cell table:number-columns-repeated="3"/>
        </table:table-row>
        <table:table-row table:style-name="ro1">
          <table:table-cell office:value-type="float" office:value="61886910" calcext:value-type="float">
            <text:p>61886910</text:p>
          </table:table-cell>
          <table:table-cell office:value-type="float" office:value="7430861" calcext:value-type="float">
            <text:p>7430861</text:p>
          </table:table-cell>
          <table:table-cell table:number-columns-repeated="3"/>
        </table:table-row>
        <table:table-row table:style-name="ro1">
          <table:table-cell office:value-type="float" office:value="62241786" calcext:value-type="float">
            <text:p>62241786</text:p>
          </table:table-cell>
          <table:table-cell office:value-type="float" office:value="7421938" calcext:value-type="float">
            <text:p>7421938</text:p>
          </table:table-cell>
          <table:table-cell table:number-columns-repeated="3"/>
        </table:table-row>
        <table:table-row table:style-name="ro1">
          <table:table-cell office:value-type="float" office:value="36893156" calcext:value-type="float">
            <text:p>36893156</text:p>
          </table:table-cell>
          <table:table-cell office:value-type="float" office:value="6978704" calcext:value-type="float">
            <text:p>6978704</text:p>
          </table:table-cell>
          <table:table-cell table:number-columns-repeated="3"/>
        </table:table-row>
        <table:table-row table:style-name="ro1">
          <table:table-cell office:value-type="float" office:value="62290798" calcext:value-type="float">
            <text:p>62290798</text:p>
          </table:table-cell>
          <table:table-cell office:value-type="float" office:value="7362651" calcext:value-type="float">
            <text:p>7362651</text:p>
          </table:table-cell>
          <table:table-cell table:number-columns-repeated="3"/>
        </table:table-row>
        <table:table-row table:style-name="ro1">
          <table:table-cell office:value-type="float" office:value="61477190" calcext:value-type="float">
            <text:p>61477190</text:p>
          </table:table-cell>
          <table:table-cell office:value-type="float" office:value="7248271" calcext:value-type="float">
            <text:p>7248271</text:p>
          </table:table-cell>
          <table:table-cell table:number-columns-repeated="3"/>
        </table:table-row>
        <table:table-row table:style-name="ro1">
          <table:table-cell office:value-type="float" office:value="61457117" calcext:value-type="float">
            <text:p>61457117</text:p>
          </table:table-cell>
          <table:table-cell office:value-type="float" office:value="7608644" calcext:value-type="float">
            <text:p>7608644</text:p>
          </table:table-cell>
          <table:table-cell table:number-columns-repeated="3"/>
        </table:table-row>
        <table:table-row table:style-name="ro1">
          <table:table-cell office:value-type="float" office:value="37377026" calcext:value-type="float">
            <text:p>37377026</text:p>
          </table:table-cell>
          <table:table-cell office:value-type="float" office:value="7827028" calcext:value-type="float">
            <text:p>7827028</text:p>
          </table:table-cell>
          <table:table-cell table:number-columns-repeated="3"/>
        </table:table-row>
        <table:table-row table:style-name="ro1">
          <table:table-cell office:value-type="float" office:value="38104230" calcext:value-type="float">
            <text:p>38104230</text:p>
          </table:table-cell>
          <table:table-cell office:value-type="float" office:value="8239576" calcext:value-type="float">
            <text:p>8239576</text:p>
          </table:table-cell>
          <table:table-cell table:number-columns-repeated="3"/>
        </table:table-row>
        <table:table-row table:style-name="ro1">
          <table:table-cell office:value-type="float" office:value="36595763" calcext:value-type="float">
            <text:p>36595763</text:p>
          </table:table-cell>
          <table:table-cell office:value-type="float" office:value="6168474" calcext:value-type="float">
            <text:p>6168474</text:p>
          </table:table-cell>
          <table:table-cell table:number-columns-repeated="3"/>
        </table:table-row>
        <table:table-row table:style-name="ro1">
          <table:table-cell office:value-type="float" office:value="36945370" calcext:value-type="float">
            <text:p>36945370</text:p>
          </table:table-cell>
          <table:table-cell office:value-type="float" office:value="8882229" calcext:value-type="float">
            <text:p>8882229</text:p>
          </table:table-cell>
          <table:table-cell table:number-columns-repeated="3"/>
        </table:table-row>
        <table:table-row table:style-name="ro1">
          <table:table-cell office:value-type="float" office:value="57488920" calcext:value-type="float">
            <text:p>57488920</text:p>
          </table:table-cell>
          <table:table-cell office:value-type="float" office:value="10467422" calcext:value-type="float">
            <text:p>10467422</text:p>
          </table:table-cell>
          <table:table-cell table:number-columns-repeated="3"/>
        </table:table-row>
        <table:table-row table:style-name="ro1">
          <table:table-cell office:value-type="float" office:value="63683797" calcext:value-type="float">
            <text:p>63683797</text:p>
          </table:table-cell>
          <table:table-cell office:value-type="float" office:value="6098019" calcext:value-type="float">
            <text:p>6098019</text:p>
          </table:table-cell>
          <table:table-cell table:number-columns-repeated="3"/>
        </table:table-row>
        <table:table-row table:style-name="ro1">
          <table:table-cell office:value-type="float" office:value="36713537" calcext:value-type="float">
            <text:p>36713537</text:p>
          </table:table-cell>
          <table:table-cell office:value-type="float" office:value="6141365" calcext:value-type="float">
            <text:p>6141365</text:p>
          </table:table-cell>
          <table:table-cell table:number-columns-repeated="3"/>
        </table:table-row>
        <table:table-row table:style-name="ro1">
          <table:table-cell office:value-type="float" office:value="63262012" calcext:value-type="float">
            <text:p>63262012</text:p>
          </table:table-cell>
          <table:table-cell office:value-type="float" office:value="6298768" calcext:value-type="float">
            <text:p>6298768</text:p>
          </table:table-cell>
          <table:table-cell table:number-columns-repeated="3"/>
        </table:table-row>
        <table:table-row table:style-name="ro1">
          <table:table-cell office:value-type="float" office:value="62934795" calcext:value-type="float">
            <text:p>62934795</text:p>
          </table:table-cell>
          <table:table-cell office:value-type="float" office:value="7908866" calcext:value-type="float">
            <text:p>7908866</text:p>
          </table:table-cell>
          <table:table-cell table:number-columns-repeated="3"/>
        </table:table-row>
        <table:table-row table:style-name="ro1">
          <table:table-cell office:value-type="float" office:value="37141679" calcext:value-type="float">
            <text:p>37141679</text:p>
          </table:table-cell>
          <table:table-cell office:value-type="float" office:value="8081571" calcext:value-type="float">
            <text:p>8081571</text:p>
          </table:table-cell>
          <table:table-cell table:number-columns-repeated="3"/>
        </table:table-row>
        <table:table-row table:style-name="ro1">
          <table:table-cell office:value-type="float" office:value="36706577" calcext:value-type="float">
            <text:p>36706577</text:p>
          </table:table-cell>
          <table:table-cell office:value-type="float" office:value="6510492" calcext:value-type="float">
            <text:p>6510492</text:p>
          </table:table-cell>
          <table:table-cell table:number-columns-repeated="3"/>
        </table:table-row>
        <table:table-row table:style-name="ro1">
          <table:table-cell office:value-type="float" office:value="37803345" calcext:value-type="float">
            <text:p>37803345</text:p>
          </table:table-cell>
          <table:table-cell office:value-type="float" office:value="8113117" calcext:value-type="float">
            <text:p>8113117</text:p>
          </table:table-cell>
          <table:table-cell table:number-columns-repeated="3"/>
        </table:table-row>
        <table:table-row table:style-name="ro1">
          <table:table-cell office:value-type="float" office:value="62846538" calcext:value-type="float">
            <text:p>62846538</text:p>
          </table:table-cell>
          <table:table-cell office:value-type="float" office:value="8286117" calcext:value-type="float">
            <text:p>8286117</text:p>
          </table:table-cell>
          <table:table-cell table:number-columns-repeated="3"/>
        </table:table-row>
        <table:table-row table:style-name="ro1">
          <table:table-cell office:value-type="float" office:value="37265660" calcext:value-type="float">
            <text:p>37265660</text:p>
          </table:table-cell>
          <table:table-cell office:value-type="float" office:value="7977436" calcext:value-type="float">
            <text:p>7977436</text:p>
          </table:table-cell>
          <table:table-cell table:number-columns-repeated="3"/>
        </table:table-row>
        <table:table-row table:style-name="ro1">
          <table:table-cell office:value-type="float" office:value="36795506" calcext:value-type="float">
            <text:p>36795506</text:p>
          </table:table-cell>
          <table:table-cell office:value-type="float" office:value="6731522" calcext:value-type="float">
            <text:p>6731522</text:p>
          </table:table-cell>
          <table:table-cell table:number-columns-repeated="3"/>
        </table:table-row>
        <table:table-row table:style-name="ro1">
          <table:table-cell office:value-type="float" office:value="36476519" calcext:value-type="float">
            <text:p>36476519</text:p>
          </table:table-cell>
          <table:table-cell office:value-type="float" office:value="7030974" calcext:value-type="float">
            <text:p>7030974</text:p>
          </table:table-cell>
          <table:table-cell table:number-columns-repeated="3"/>
        </table:table-row>
        <table:table-row table:style-name="ro1">
          <table:table-cell office:value-type="float" office:value="36429207" calcext:value-type="float">
            <text:p>36429207</text:p>
          </table:table-cell>
          <table:table-cell office:value-type="float" office:value="6430389" calcext:value-type="float">
            <text:p>6430389</text:p>
          </table:table-cell>
          <table:table-cell table:number-columns-repeated="3"/>
        </table:table-row>
        <table:table-row table:style-name="ro1">
          <table:table-cell office:value-type="float" office:value="14547819" calcext:value-type="float">
            <text:p>14547819</text:p>
          </table:table-cell>
          <table:table-cell office:value-type="float" office:value="6031143" calcext:value-type="float">
            <text:p>6031143</text:p>
          </table:table-cell>
          <table:table-cell table:number-columns-repeated="3"/>
        </table:table-row>
        <table:table-row table:style-name="ro1">
          <table:table-cell office:value-type="float" office:value="14661252" calcext:value-type="float">
            <text:p>14661252</text:p>
          </table:table-cell>
          <table:table-cell office:value-type="float" office:value="7343883" calcext:value-type="float">
            <text:p>7343883</text:p>
          </table:table-cell>
          <table:table-cell table:number-columns-repeated="3"/>
        </table:table-row>
        <table:table-row table:style-name="ro1">
          <table:table-cell office:value-type="float" office:value="63179364" calcext:value-type="float">
            <text:p>63179364</text:p>
          </table:table-cell>
          <table:table-cell office:value-type="float" office:value="6147837" calcext:value-type="float">
            <text:p>6147837</text:p>
          </table:table-cell>
          <table:table-cell table:number-columns-repeated="3"/>
        </table:table-row>
        <table:table-row table:style-name="ro1">
          <table:table-cell office:value-type="float" office:value="37729563" calcext:value-type="float">
            <text:p>37729563</text:p>
          </table:table-cell>
          <table:table-cell office:value-type="float" office:value="6377501" calcext:value-type="float">
            <text:p>6377501</text:p>
          </table:table-cell>
          <table:table-cell table:number-columns-repeated="3"/>
        </table:table-row>
        <table:table-row table:style-name="ro1">
          <table:table-cell office:value-type="float" office:value="36634768" calcext:value-type="float">
            <text:p>36634768</text:p>
          </table:table-cell>
          <table:table-cell office:value-type="float" office:value="6334368" calcext:value-type="float">
            <text:p>6334368</text:p>
          </table:table-cell>
          <table:table-cell table:number-columns-repeated="3"/>
        </table:table-row>
        <table:table-row table:style-name="ro1">
          <table:table-cell office:value-type="float" office:value="63303490" calcext:value-type="float">
            <text:p>63303490</text:p>
          </table:table-cell>
          <table:table-cell office:value-type="float" office:value="5885265" calcext:value-type="float">
            <text:p>5885265</text:p>
          </table:table-cell>
          <table:table-cell table:number-columns-repeated="3"/>
        </table:table-row>
        <table:table-row table:style-name="ro1">
          <table:table-cell office:value-type="float" office:value="63089376" calcext:value-type="float">
            <text:p>63089376</text:p>
          </table:table-cell>
          <table:table-cell office:value-type="float" office:value="6798069" calcext:value-type="float">
            <text:p>6798069</text:p>
          </table:table-cell>
          <table:table-cell table:number-columns-repeated="3"/>
        </table:table-row>
        <table:table-row table:style-name="ro1">
          <table:table-cell office:value-type="float" office:value="62624267" calcext:value-type="float">
            <text:p>62624267</text:p>
          </table:table-cell>
          <table:table-cell office:value-type="float" office:value="7442651" calcext:value-type="float">
            <text:p>7442651</text:p>
          </table:table-cell>
          <table:table-cell table:number-columns-repeated="3"/>
        </table:table-row>
        <table:table-row table:style-name="ro1">
          <table:table-cell office:value-type="float" office:value="65675289" calcext:value-type="float">
            <text:p>65675289</text:p>
          </table:table-cell>
          <table:table-cell office:value-type="float" office:value="7512800" calcext:value-type="float">
            <text:p>7512800</text:p>
          </table:table-cell>
          <table:table-cell table:number-columns-repeated="3"/>
        </table:table-row>
        <table:table-row table:style-name="ro1">
          <table:table-cell office:value-type="float" office:value="14422874" calcext:value-type="float">
            <text:p>14422874</text:p>
          </table:table-cell>
          <table:table-cell office:value-type="float" office:value="7067412" calcext:value-type="float">
            <text:p>7067412</text:p>
          </table:table-cell>
          <table:table-cell table:number-columns-repeated="3"/>
        </table:table-row>
        <table:table-row table:style-name="ro1">
          <table:table-cell office:value-type="float" office:value="36978098" calcext:value-type="float">
            <text:p>36978098</text:p>
          </table:table-cell>
          <table:table-cell office:value-type="float" office:value="6503010" calcext:value-type="float">
            <text:p>6503010</text:p>
          </table:table-cell>
          <table:table-cell table:number-columns-repeated="3"/>
        </table:table-row>
        <table:table-row table:style-name="ro1">
          <table:table-cell office:value-type="float" office:value="14148069" calcext:value-type="float">
            <text:p>14148069</text:p>
          </table:table-cell>
          <table:table-cell office:value-type="float" office:value="7086834" calcext:value-type="float">
            <text:p>7086834</text:p>
          </table:table-cell>
          <table:table-cell table:number-columns-repeated="3"/>
        </table:table-row>
        <table:table-row table:style-name="ro1">
          <table:table-cell office:value-type="float" office:value="36484650" calcext:value-type="float">
            <text:p>36484650</text:p>
          </table:table-cell>
          <table:table-cell office:value-type="float" office:value="7768742" calcext:value-type="float">
            <text:p>7768742</text:p>
          </table:table-cell>
          <table:table-cell table:number-columns-repeated="3"/>
        </table:table-row>
        <table:table-row table:style-name="ro1">
          <table:table-cell office:value-type="float" office:value="61688826" calcext:value-type="float">
            <text:p>61688826</text:p>
          </table:table-cell>
          <table:table-cell office:value-type="float" office:value="7480089" calcext:value-type="float">
            <text:p>7480089</text:p>
          </table:table-cell>
          <table:table-cell table:number-columns-repeated="3"/>
        </table:table-row>
        <table:table-row table:style-name="ro1">
          <table:table-cell office:value-type="float" office:value="16013700" calcext:value-type="float">
            <text:p>16013700</text:p>
          </table:table-cell>
          <table:table-cell office:value-type="float" office:value="7403985" calcext:value-type="float">
            <text:p>7403985</text:p>
          </table:table-cell>
          <table:table-cell table:number-columns-repeated="3"/>
        </table:table-row>
        <table:table-row table:style-name="ro1">
          <table:table-cell office:value-type="float" office:value="36554740" calcext:value-type="float">
            <text:p>36554740</text:p>
          </table:table-cell>
          <table:table-cell office:value-type="float" office:value="6555358" calcext:value-type="float">
            <text:p>6555358</text:p>
          </table:table-cell>
          <table:table-cell table:number-columns-repeated="3"/>
        </table:table-row>
        <table:table-row table:style-name="ro1">
          <table:table-cell office:value-type="float" office:value="36798848" calcext:value-type="float">
            <text:p>36798848</text:p>
          </table:table-cell>
          <table:table-cell office:value-type="float" office:value="7810619" calcext:value-type="float">
            <text:p>7810619</text:p>
          </table:table-cell>
          <table:table-cell table:number-columns-repeated="3"/>
        </table:table-row>
        <table:table-row table:style-name="ro1">
          <table:table-cell office:value-type="float" office:value="36927429" calcext:value-type="float">
            <text:p>36927429</text:p>
          </table:table-cell>
          <table:table-cell office:value-type="float" office:value="7883611" calcext:value-type="float">
            <text:p>7883611</text:p>
          </table:table-cell>
          <table:table-cell table:number-columns-repeated="3"/>
        </table:table-row>
        <table:table-row table:style-name="ro1">
          <table:table-cell office:value-type="float" office:value="15012480" calcext:value-type="float">
            <text:p>15012480</text:p>
          </table:table-cell>
          <table:table-cell office:value-type="float" office:value="6711782" calcext:value-type="float">
            <text:p>6711782</text:p>
          </table:table-cell>
          <table:table-cell table:number-columns-repeated="3"/>
        </table:table-row>
        <table:table-row table:style-name="ro1">
          <table:table-cell office:value-type="float" office:value="36759070" calcext:value-type="float">
            <text:p>36759070</text:p>
          </table:table-cell>
          <table:table-cell office:value-type="float" office:value="8413055" calcext:value-type="float">
            <text:p>8413055</text:p>
          </table:table-cell>
          <table:table-cell table:number-columns-repeated="3"/>
        </table:table-row>
        <table:table-row table:style-name="ro1">
          <table:table-cell office:value-type="float" office:value="36816310" calcext:value-type="float">
            <text:p>36816310</text:p>
          </table:table-cell>
          <table:table-cell office:value-type="float" office:value="6418211" calcext:value-type="float">
            <text:p>6418211</text:p>
          </table:table-cell>
          <table:table-cell table:number-columns-repeated="3"/>
        </table:table-row>
        <table:table-row table:style-name="ro1">
          <table:table-cell office:value-type="float" office:value="62316190" calcext:value-type="float">
            <text:p>62316190</text:p>
          </table:table-cell>
          <table:table-cell office:value-type="float" office:value="5829597" calcext:value-type="float">
            <text:p>5829597</text:p>
          </table:table-cell>
          <table:table-cell table:number-columns-repeated="3"/>
        </table:table-row>
        <table:table-row table:style-name="ro1">
          <table:table-cell office:value-type="float" office:value="36533549" calcext:value-type="float">
            <text:p>36533549</text:p>
          </table:table-cell>
          <table:table-cell office:value-type="float" office:value="6081130" calcext:value-type="float">
            <text:p>6081130</text:p>
          </table:table-cell>
          <table:table-cell table:number-columns-repeated="3"/>
        </table:table-row>
        <table:table-row table:style-name="ro1">
          <table:table-cell office:value-type="float" office:value="14640773" calcext:value-type="float">
            <text:p>14640773</text:p>
          </table:table-cell>
          <table:table-cell office:value-type="float" office:value="7395943" calcext:value-type="float">
            <text:p>7395943</text:p>
          </table:table-cell>
          <table:table-cell table:number-columns-repeated="3"/>
        </table:table-row>
        <table:table-row table:style-name="ro1">
          <table:table-cell office:value-type="float" office:value="14251940" calcext:value-type="float">
            <text:p>14251940</text:p>
          </table:table-cell>
          <table:table-cell office:value-type="float" office:value="7163380" calcext:value-type="float">
            <text:p>7163380</text:p>
          </table:table-cell>
          <table:table-cell table:number-columns-repeated="3"/>
        </table:table-row>
        <table:table-row table:style-name="ro1">
          <table:table-cell office:value-type="float" office:value="14546125" calcext:value-type="float">
            <text:p>14546125</text:p>
          </table:table-cell>
          <table:table-cell office:value-type="float" office:value="6007156" calcext:value-type="float">
            <text:p>6007156</text:p>
          </table:table-cell>
          <table:table-cell table:number-columns-repeated="3"/>
        </table:table-row>
        <table:table-row table:style-name="ro1">
          <table:table-cell office:value-type="float" office:value="14944806" calcext:value-type="float">
            <text:p>14944806</text:p>
          </table:table-cell>
          <table:table-cell office:value-type="float" office:value="7672931" calcext:value-type="float">
            <text:p>7672931</text:p>
          </table:table-cell>
          <table:table-cell table:number-columns-repeated="3"/>
        </table:table-row>
        <table:table-row table:style-name="ro1">
          <table:table-cell office:value-type="float" office:value="14517464" calcext:value-type="float">
            <text:p>14517464</text:p>
          </table:table-cell>
          <table:table-cell office:value-type="float" office:value="6032063" calcext:value-type="float">
            <text:p>6032063</text:p>
          </table:table-cell>
          <table:table-cell table:number-columns-repeated="3"/>
        </table:table-row>
        <table:table-row table:style-name="ro1">
          <table:table-cell office:value-type="float" office:value="37811273" calcext:value-type="float">
            <text:p>37811273</text:p>
          </table:table-cell>
          <table:table-cell office:value-type="float" office:value="8061388" calcext:value-type="float">
            <text:p>8061388</text:p>
          </table:table-cell>
          <table:table-cell table:number-columns-repeated="3"/>
        </table:table-row>
        <table:table-row table:style-name="ro1">
          <table:table-cell office:value-type="float" office:value="15611380" calcext:value-type="float">
            <text:p>15611380</text:p>
          </table:table-cell>
          <table:table-cell office:value-type="float" office:value="7176116" calcext:value-type="float">
            <text:p>7176116</text:p>
          </table:table-cell>
          <table:table-cell table:number-columns-repeated="3"/>
        </table:table-row>
        <table:table-row table:style-name="ro1">
          <table:table-cell office:value-type="float" office:value="37156226" calcext:value-type="float">
            <text:p>37156226</text:p>
          </table:table-cell>
          <table:table-cell office:value-type="float" office:value="6105569" calcext:value-type="float">
            <text:p>6105569</text:p>
          </table:table-cell>
          <table:table-cell table:number-columns-repeated="3"/>
        </table:table-row>
        <table:table-row table:style-name="ro1">
          <table:table-cell office:value-type="float" office:value="63171915" calcext:value-type="float">
            <text:p>63171915</text:p>
          </table:table-cell>
          <table:table-cell office:value-type="float" office:value="7576846" calcext:value-type="float">
            <text:p>7576846</text:p>
          </table:table-cell>
          <table:table-cell table:number-columns-repeated="3"/>
        </table:table-row>
        <table:table-row table:style-name="ro1">
          <table:table-cell office:value-type="float" office:value="14391669" calcext:value-type="float">
            <text:p>14391669</text:p>
          </table:table-cell>
          <table:table-cell office:value-type="float" office:value="7466248" calcext:value-type="float">
            <text:p>7466248</text:p>
          </table:table-cell>
          <table:table-cell table:number-columns-repeated="3"/>
        </table:table-row>
        <table:table-row table:style-name="ro1">
          <table:table-cell office:value-type="float" office:value="63638423" calcext:value-type="float">
            <text:p>63638423</text:p>
          </table:table-cell>
          <table:table-cell office:value-type="float" office:value="6223246" calcext:value-type="float">
            <text:p>6223246</text:p>
          </table:table-cell>
          <table:table-cell table:number-columns-repeated="3"/>
        </table:table-row>
        <table:table-row table:style-name="ro1">
          <table:table-cell office:value-type="float" office:value="63158166" calcext:value-type="float">
            <text:p>63158166</text:p>
          </table:table-cell>
          <table:table-cell office:value-type="float" office:value="7484552" calcext:value-type="float">
            <text:p>7484552</text:p>
          </table:table-cell>
          <table:table-cell table:number-columns-repeated="3"/>
        </table:table-row>
        <table:table-row table:style-name="ro1">
          <table:table-cell office:value-type="float" office:value="38457110" calcext:value-type="float">
            <text:p>38457110</text:p>
          </table:table-cell>
          <table:table-cell office:value-type="float" office:value="8204698" calcext:value-type="float">
            <text:p>8204698</text:p>
          </table:table-cell>
          <table:table-cell table:number-columns-repeated="3"/>
        </table:table-row>
        <table:table-row table:style-name="ro1">
          <table:table-cell office:value-type="float" office:value="37071367" calcext:value-type="float">
            <text:p>37071367</text:p>
          </table:table-cell>
          <table:table-cell office:value-type="float" office:value="8687192" calcext:value-type="float">
            <text:p>8687192</text:p>
          </table:table-cell>
          <table:table-cell table:number-columns-repeated="3"/>
        </table:table-row>
        <table:table-row table:style-name="ro1">
          <table:table-cell office:value-type="float" office:value="37137319" calcext:value-type="float">
            <text:p>37137319</text:p>
          </table:table-cell>
          <table:table-cell office:value-type="float" office:value="8134177" calcext:value-type="float">
            <text:p>8134177</text:p>
          </table:table-cell>
          <table:table-cell table:number-columns-repeated="3"/>
        </table:table-row>
        <table:table-row table:style-name="ro1">
          <table:table-cell office:value-type="float" office:value="37992461" calcext:value-type="float">
            <text:p>37992461</text:p>
          </table:table-cell>
          <table:table-cell office:value-type="float" office:value="8242506" calcext:value-type="float">
            <text:p>8242506</text:p>
          </table:table-cell>
          <table:table-cell table:number-columns-repeated="3"/>
        </table:table-row>
        <table:table-row table:style-name="ro1">
          <table:table-cell office:value-type="float" office:value="37918703" calcext:value-type="float">
            <text:p>37918703</text:p>
          </table:table-cell>
          <table:table-cell office:value-type="float" office:value="6183732" calcext:value-type="float">
            <text:p>6183732</text:p>
          </table:table-cell>
          <table:table-cell table:number-columns-repeated="3"/>
        </table:table-row>
        <table:table-row table:style-name="ro1">
          <table:table-cell office:value-type="float" office:value="62323035" calcext:value-type="float">
            <text:p>62323035</text:p>
          </table:table-cell>
          <table:table-cell office:value-type="float" office:value="7493209" calcext:value-type="float">
            <text:p>7493209</text:p>
          </table:table-cell>
          <table:table-cell table:number-columns-repeated="3"/>
        </table:table-row>
        <table:table-row table:style-name="ro1">
          <table:table-cell office:value-type="float" office:value="36947863" calcext:value-type="float">
            <text:p>36947863</text:p>
          </table:table-cell>
          <table:table-cell office:value-type="float" office:value="6109887" calcext:value-type="float">
            <text:p>6109887</text:p>
          </table:table-cell>
          <table:table-cell table:number-columns-repeated="3"/>
        </table:table-row>
        <table:table-row table:style-name="ro1">
          <table:table-cell office:value-type="float" office:value="62837011" calcext:value-type="float">
            <text:p>62837011</text:p>
          </table:table-cell>
          <table:table-cell office:value-type="float" office:value="7321631" calcext:value-type="float">
            <text:p>7321631</text:p>
          </table:table-cell>
          <table:table-cell table:number-columns-repeated="3"/>
        </table:table-row>
        <table:table-row table:style-name="ro1">
          <table:table-cell office:value-type="float" office:value="37243120" calcext:value-type="float">
            <text:p>37243120</text:p>
          </table:table-cell>
          <table:table-cell office:value-type="float" office:value="8153046" calcext:value-type="float">
            <text:p>8153046</text:p>
          </table:table-cell>
          <table:table-cell table:number-columns-repeated="3"/>
        </table:table-row>
        <table:table-row table:style-name="ro1">
          <table:table-cell office:value-type="float" office:value="37001851" calcext:value-type="float">
            <text:p>37001851</text:p>
          </table:table-cell>
          <table:table-cell office:value-type="float" office:value="6446124" calcext:value-type="float">
            <text:p>6446124</text:p>
          </table:table-cell>
          <table:table-cell table:number-columns-repeated="3"/>
        </table:table-row>
        <table:table-row table:style-name="ro1">
          <table:table-cell office:value-type="float" office:value="36992114" calcext:value-type="float">
            <text:p>36992114</text:p>
          </table:table-cell>
          <table:table-cell office:value-type="float" office:value="8184516" calcext:value-type="float">
            <text:p>8184516</text:p>
          </table:table-cell>
          <table:table-cell table:number-columns-repeated="3"/>
        </table:table-row>
        <table:table-row table:style-name="ro1">
          <table:table-cell office:value-type="float" office:value="36860098" calcext:value-type="float">
            <text:p>36860098</text:p>
          </table:table-cell>
          <table:table-cell office:value-type="float" office:value="7964582" calcext:value-type="float">
            <text:p>7964582</text:p>
          </table:table-cell>
          <table:table-cell table:number-columns-repeated="3"/>
        </table:table-row>
        <table:table-row table:style-name="ro1">
          <table:table-cell office:value-type="float" office:value="62666051" calcext:value-type="float">
            <text:p>62666051</text:p>
          </table:table-cell>
          <table:table-cell office:value-type="float" office:value="7887042" calcext:value-type="float">
            <text:p>7887042</text:p>
          </table:table-cell>
          <table:table-cell table:number-columns-repeated="3"/>
        </table:table-row>
        <table:table-row table:style-name="ro1">
          <table:table-cell office:value-type="float" office:value="62922003" calcext:value-type="float">
            <text:p>62922003</text:p>
          </table:table-cell>
          <table:table-cell office:value-type="float" office:value="7408249" calcext:value-type="float">
            <text:p>7408249</text:p>
          </table:table-cell>
          <table:table-cell table:number-columns-repeated="3"/>
        </table:table-row>
        <table:table-row table:style-name="ro1">
          <table:table-cell office:value-type="float" office:value="36364307" calcext:value-type="float">
            <text:p>36364307</text:p>
          </table:table-cell>
          <table:table-cell office:value-type="float" office:value="6235175" calcext:value-type="float">
            <text:p>6235175</text:p>
          </table:table-cell>
          <table:table-cell table:number-columns-repeated="3"/>
        </table:table-row>
        <table:table-row table:style-name="ro1">
          <table:table-cell office:value-type="float" office:value="36607464" calcext:value-type="float">
            <text:p>36607464</text:p>
          </table:table-cell>
          <table:table-cell office:value-type="float" office:value="6806339" calcext:value-type="float">
            <text:p>6806339</text:p>
          </table:table-cell>
          <table:table-cell table:number-columns-repeated="3"/>
        </table:table-row>
        <table:table-row table:style-name="ro1">
          <table:table-cell office:value-type="float" office:value="14871726" calcext:value-type="float">
            <text:p>14871726</text:p>
          </table:table-cell>
          <table:table-cell office:value-type="float" office:value="7056647" calcext:value-type="float">
            <text:p>7056647</text:p>
          </table:table-cell>
          <table:table-cell table:number-columns-repeated="3"/>
        </table:table-row>
        <table:table-row table:style-name="ro1">
          <table:table-cell office:value-type="float" office:value="62300996" calcext:value-type="float">
            <text:p>62300996</text:p>
          </table:table-cell>
          <table:table-cell office:value-type="float" office:value="7252341" calcext:value-type="float">
            <text:p>7252341</text:p>
          </table:table-cell>
          <table:table-cell table:number-columns-repeated="3"/>
        </table:table-row>
        <table:table-row table:style-name="ro1">
          <table:table-cell office:value-type="float" office:value="36430691" calcext:value-type="float">
            <text:p>36430691</text:p>
          </table:table-cell>
          <table:table-cell office:value-type="float" office:value="6589016" calcext:value-type="float">
            <text:p>6589016</text:p>
          </table:table-cell>
          <table:table-cell table:number-columns-repeated="3"/>
        </table:table-row>
        <table:table-row table:style-name="ro1">
          <table:table-cell office:value-type="float" office:value="63628495" calcext:value-type="float">
            <text:p>63628495</text:p>
          </table:table-cell>
          <table:table-cell office:value-type="float" office:value="6976154" calcext:value-type="float">
            <text:p>6976154</text:p>
          </table:table-cell>
          <table:table-cell table:number-columns-repeated="3"/>
        </table:table-row>
        <table:table-row table:style-name="ro1">
          <table:table-cell office:value-type="float" office:value="35929875" calcext:value-type="float">
            <text:p>35929875</text:p>
          </table:table-cell>
          <table:table-cell office:value-type="float" office:value="6335964" calcext:value-type="float">
            <text:p>6335964</text:p>
          </table:table-cell>
          <table:table-cell table:number-columns-repeated="3"/>
        </table:table-row>
        <table:table-row table:style-name="ro1">
          <table:table-cell office:value-type="float" office:value="14456466" calcext:value-type="float">
            <text:p>14456466</text:p>
          </table:table-cell>
          <table:table-cell office:value-type="float" office:value="6017328" calcext:value-type="float">
            <text:p>6017328</text:p>
          </table:table-cell>
          <table:table-cell table:number-columns-repeated="3"/>
        </table:table-row>
        <table:table-row table:style-name="ro1">
          <table:table-cell office:value-type="float" office:value="36748751" calcext:value-type="float">
            <text:p>36748751</text:p>
          </table:table-cell>
          <table:table-cell office:value-type="float" office:value="6223351" calcext:value-type="float">
            <text:p>6223351</text:p>
          </table:table-cell>
          <table:table-cell table:number-columns-repeated="3"/>
        </table:table-row>
        <table:table-row table:style-name="ro1">
          <table:table-cell office:value-type="float" office:value="35993249" calcext:value-type="float">
            <text:p>35993249</text:p>
          </table:table-cell>
          <table:table-cell office:value-type="float" office:value="6792103" calcext:value-type="float">
            <text:p>6792103</text:p>
          </table:table-cell>
          <table:table-cell table:number-columns-repeated="3"/>
        </table:table-row>
        <table:table-row table:style-name="ro1">
          <table:table-cell office:value-type="float" office:value="35586278" calcext:value-type="float">
            <text:p>35586278</text:p>
          </table:table-cell>
          <table:table-cell office:value-type="float" office:value="6123244" calcext:value-type="float">
            <text:p>6123244</text:p>
          </table:table-cell>
          <table:table-cell table:number-columns-repeated="3"/>
        </table:table-row>
        <table:table-row table:style-name="ro1">
          <table:table-cell office:value-type="float" office:value="36757159" calcext:value-type="float">
            <text:p>36757159</text:p>
          </table:table-cell>
          <table:table-cell office:value-type="float" office:value="8101902" calcext:value-type="float">
            <text:p>8101902</text:p>
          </table:table-cell>
          <table:table-cell table:number-columns-repeated="3"/>
        </table:table-row>
        <table:table-row table:style-name="ro1">
          <table:table-cell office:value-type="float" office:value="36429999" calcext:value-type="float">
            <text:p>36429999</text:p>
          </table:table-cell>
          <table:table-cell office:value-type="float" office:value="6480204" calcext:value-type="float">
            <text:p>6480204</text:p>
          </table:table-cell>
          <table:table-cell table:number-columns-repeated="3"/>
        </table:table-row>
        <table:table-row table:style-name="ro1">
          <table:table-cell office:value-type="float" office:value="64441872" calcext:value-type="float">
            <text:p>64441872</text:p>
          </table:table-cell>
          <table:table-cell office:value-type="float" office:value="7427942" calcext:value-type="float">
            <text:p>7427942</text:p>
          </table:table-cell>
          <table:table-cell table:number-columns-repeated="3"/>
        </table:table-row>
        <table:table-row table:style-name="ro1">
          <table:table-cell office:value-type="float" office:value="66780639" calcext:value-type="float">
            <text:p>66780639</text:p>
          </table:table-cell>
          <table:table-cell office:value-type="float" office:value="5849698" calcext:value-type="float">
            <text:p>5849698</text:p>
          </table:table-cell>
          <table:table-cell table:number-columns-repeated="3"/>
        </table:table-row>
        <table:table-row table:style-name="ro1">
          <table:table-cell office:value-type="float" office:value="36347715" calcext:value-type="float">
            <text:p>36347715</text:p>
          </table:table-cell>
          <table:table-cell office:value-type="float" office:value="6136101" calcext:value-type="float">
            <text:p>6136101</text:p>
          </table:table-cell>
          <table:table-cell table:number-columns-repeated="3"/>
        </table:table-row>
        <table:table-row table:style-name="ro1">
          <table:table-cell office:value-type="float" office:value="14128131" calcext:value-type="float">
            <text:p>14128131</text:p>
          </table:table-cell>
          <table:table-cell office:value-type="float" office:value="8502100" calcext:value-type="float">
            <text:p>8502100</text:p>
          </table:table-cell>
          <table:table-cell table:number-columns-repeated="3"/>
        </table:table-row>
        <table:table-row table:style-name="ro1">
          <table:table-cell office:value-type="float" office:value="37412313" calcext:value-type="float">
            <text:p>37412313</text:p>
          </table:table-cell>
          <table:table-cell office:value-type="float" office:value="6457307" calcext:value-type="float">
            <text:p>6457307</text:p>
          </table:table-cell>
          <table:table-cell table:number-columns-repeated="3"/>
        </table:table-row>
        <table:table-row table:style-name="ro1">
          <table:table-cell office:value-type="float" office:value="36304804" calcext:value-type="float">
            <text:p>36304804</text:p>
          </table:table-cell>
          <table:table-cell office:value-type="float" office:value="6278882" calcext:value-type="float">
            <text:p>6278882</text:p>
          </table:table-cell>
          <table:table-cell table:number-columns-repeated="3"/>
        </table:table-row>
        <table:table-row table:style-name="ro1">
          <table:table-cell office:value-type="float" office:value="63466617" calcext:value-type="float">
            <text:p>63466617</text:p>
          </table:table-cell>
          <table:table-cell office:value-type="float" office:value="7507101" calcext:value-type="float">
            <text:p>7507101</text:p>
          </table:table-cell>
          <table:table-cell table:number-columns-repeated="3"/>
        </table:table-row>
        <table:table-row table:style-name="ro1">
          <table:table-cell office:value-type="float" office:value="39853248" calcext:value-type="float">
            <text:p>39853248</text:p>
          </table:table-cell>
          <table:table-cell office:value-type="float" office:value="6580599" calcext:value-type="float">
            <text:p>6580599</text:p>
          </table:table-cell>
          <table:table-cell table:number-columns-repeated="3"/>
        </table:table-row>
        <table:table-row table:style-name="ro1">
          <table:table-cell office:value-type="float" office:value="36257811" calcext:value-type="float">
            <text:p>36257811</text:p>
          </table:table-cell>
          <table:table-cell office:value-type="float" office:value="7746726" calcext:value-type="float">
            <text:p>7746726</text:p>
          </table:table-cell>
          <table:table-cell table:number-columns-repeated="3"/>
        </table:table-row>
        <table:table-row table:style-name="ro1">
          <table:table-cell office:value-type="float" office:value="36426071" calcext:value-type="float">
            <text:p>36426071</text:p>
          </table:table-cell>
          <table:table-cell office:value-type="float" office:value="6468862" calcext:value-type="float">
            <text:p>6468862</text:p>
          </table:table-cell>
          <table:table-cell table:number-columns-repeated="3"/>
        </table:table-row>
        <table:table-row table:style-name="ro1">
          <table:table-cell office:value-type="float" office:value="61841988" calcext:value-type="float">
            <text:p>61841988</text:p>
          </table:table-cell>
          <table:table-cell office:value-type="float" office:value="8214230" calcext:value-type="float">
            <text:p>8214230</text:p>
          </table:table-cell>
          <table:table-cell table:number-columns-repeated="3"/>
        </table:table-row>
        <table:table-row table:style-name="ro1">
          <table:table-cell office:value-type="float" office:value="62672920" calcext:value-type="float">
            <text:p>62672920</text:p>
          </table:table-cell>
          <table:table-cell office:value-type="float" office:value="7534409" calcext:value-type="float">
            <text:p>7534409</text:p>
          </table:table-cell>
          <table:table-cell table:number-columns-repeated="3"/>
        </table:table-row>
        <table:table-row table:style-name="ro1">
          <table:table-cell office:value-type="float" office:value="61803183" calcext:value-type="float">
            <text:p>61803183</text:p>
          </table:table-cell>
          <table:table-cell office:value-type="float" office:value="7434891" calcext:value-type="float">
            <text:p>7434891</text:p>
          </table:table-cell>
          <table:table-cell table:number-columns-repeated="3"/>
        </table:table-row>
        <table:table-row table:style-name="ro1">
          <table:table-cell office:value-type="float" office:value="68086478" calcext:value-type="float">
            <text:p>68086478</text:p>
          </table:table-cell>
          <table:table-cell office:value-type="float" office:value="7472574" calcext:value-type="float">
            <text:p>7472574</text:p>
          </table:table-cell>
          <table:table-cell table:number-columns-repeated="3"/>
        </table:table-row>
        <table:table-row table:style-name="ro1">
          <table:table-cell office:value-type="float" office:value="37014342" calcext:value-type="float">
            <text:p>37014342</text:p>
          </table:table-cell>
          <table:table-cell office:value-type="float" office:value="6093315" calcext:value-type="float">
            <text:p>6093315</text:p>
          </table:table-cell>
          <table:table-cell table:number-columns-repeated="3"/>
        </table:table-row>
        <table:table-row table:style-name="ro1">
          <table:table-cell office:value-type="float" office:value="36258166" calcext:value-type="float">
            <text:p>36258166</text:p>
          </table:table-cell>
          <table:table-cell office:value-type="float" office:value="7839512" calcext:value-type="float">
            <text:p>7839512</text:p>
          </table:table-cell>
          <table:table-cell table:number-columns-repeated="3"/>
        </table:table-row>
        <table:table-row table:style-name="ro1">
          <table:table-cell office:value-type="float" office:value="61861803" calcext:value-type="float">
            <text:p>61861803</text:p>
          </table:table-cell>
          <table:table-cell office:value-type="float" office:value="6015070" calcext:value-type="float">
            <text:p>6015070</text:p>
          </table:table-cell>
          <table:table-cell table:number-columns-repeated="3"/>
        </table:table-row>
        <table:table-row table:style-name="ro1">
          <table:table-cell office:value-type="float" office:value="61187287" calcext:value-type="float">
            <text:p>61187287</text:p>
          </table:table-cell>
          <table:table-cell office:value-type="float" office:value="7358333" calcext:value-type="float">
            <text:p>7358333</text:p>
          </table:table-cell>
          <table:table-cell table:number-columns-repeated="3"/>
        </table:table-row>
        <table:table-row table:style-name="ro1">
          <table:table-cell office:value-type="float" office:value="63158860" calcext:value-type="float">
            <text:p>63158860</text:p>
          </table:table-cell>
          <table:table-cell office:value-type="float" office:value="6055692" calcext:value-type="float">
            <text:p>6055692</text:p>
          </table:table-cell>
          <table:table-cell table:number-columns-repeated="3"/>
        </table:table-row>
        <table:table-row table:style-name="ro1">
          <table:table-cell office:value-type="float" office:value="37809699" calcext:value-type="float">
            <text:p>37809699</text:p>
          </table:table-cell>
          <table:table-cell office:value-type="float" office:value="8084641" calcext:value-type="float">
            <text:p>8084641</text:p>
          </table:table-cell>
          <table:table-cell table:number-columns-repeated="3"/>
        </table:table-row>
        <table:table-row table:style-name="ro1">
          <table:table-cell office:value-type="float" office:value="37170787" calcext:value-type="float">
            <text:p>37170787</text:p>
          </table:table-cell>
          <table:table-cell office:value-type="float" office:value="8110886" calcext:value-type="float">
            <text:p>8110886</text:p>
          </table:table-cell>
          <table:table-cell table:number-columns-repeated="3"/>
        </table:table-row>
        <table:table-row table:style-name="ro1">
          <table:table-cell office:value-type="float" office:value="62400156" calcext:value-type="float">
            <text:p>62400156</text:p>
          </table:table-cell>
          <table:table-cell office:value-type="float" office:value="7724286" calcext:value-type="float">
            <text:p>7724286</text:p>
          </table:table-cell>
          <table:table-cell table:number-columns-repeated="3"/>
        </table:table-row>
        <table:table-row table:style-name="ro1">
          <table:table-cell office:value-type="float" office:value="63615117" calcext:value-type="float">
            <text:p>63615117</text:p>
          </table:table-cell>
          <table:table-cell office:value-type="float" office:value="6131588" calcext:value-type="float">
            <text:p>6131588</text:p>
          </table:table-cell>
          <table:table-cell table:number-columns-repeated="3"/>
        </table:table-row>
        <table:table-row table:style-name="ro1">
          <table:table-cell office:value-type="float" office:value="36485608" calcext:value-type="float">
            <text:p>36485608</text:p>
          </table:table-cell>
          <table:table-cell office:value-type="float" office:value="6509547" calcext:value-type="float">
            <text:p>6509547</text:p>
          </table:table-cell>
          <table:table-cell table:number-columns-repeated="3"/>
        </table:table-row>
        <table:table-row table:style-name="ro1">
          <table:table-cell office:value-type="float" office:value="36384846" calcext:value-type="float">
            <text:p>36384846</text:p>
          </table:table-cell>
          <table:table-cell office:value-type="float" office:value="6232425" calcext:value-type="float">
            <text:p>6232425</text:p>
          </table:table-cell>
          <table:table-cell table:number-columns-repeated="3"/>
        </table:table-row>
        <table:table-row table:style-name="ro1">
          <table:table-cell office:value-type="float" office:value="37032701" calcext:value-type="float">
            <text:p>37032701</text:p>
          </table:table-cell>
          <table:table-cell office:value-type="float" office:value="6423081" calcext:value-type="float">
            <text:p>6423081</text:p>
          </table:table-cell>
          <table:table-cell table:number-columns-repeated="3"/>
        </table:table-row>
        <table:table-row table:style-name="ro1">
          <table:table-cell office:value-type="float" office:value="62000687" calcext:value-type="float">
            <text:p>62000687</text:p>
          </table:table-cell>
          <table:table-cell office:value-type="float" office:value="6655327" calcext:value-type="float">
            <text:p>6655327</text:p>
          </table:table-cell>
          <table:table-cell table:number-columns-repeated="3"/>
        </table:table-row>
        <table:table-row table:style-name="ro1">
          <table:table-cell office:value-type="float" office:value="36431998" calcext:value-type="float">
            <text:p>36431998</text:p>
          </table:table-cell>
          <table:table-cell office:value-type="float" office:value="6147123" calcext:value-type="float">
            <text:p>6147123</text:p>
          </table:table-cell>
          <table:table-cell table:number-columns-repeated="3"/>
        </table:table-row>
        <table:table-row table:style-name="ro1">
          <table:table-cell office:value-type="float" office:value="36967004" calcext:value-type="float">
            <text:p>36967004</text:p>
          </table:table-cell>
          <table:table-cell office:value-type="float" office:value="6708316" calcext:value-type="float">
            <text:p>6708316</text:p>
          </table:table-cell>
          <table:table-cell table:number-columns-repeated="3"/>
        </table:table-row>
        <table:table-row table:style-name="ro1">
          <table:table-cell office:value-type="float" office:value="38160127" calcext:value-type="float">
            <text:p>38160127</text:p>
          </table:table-cell>
          <table:table-cell office:value-type="float" office:value="7938137" calcext:value-type="float">
            <text:p>7938137</text:p>
          </table:table-cell>
          <table:table-cell table:number-columns-repeated="3"/>
        </table:table-row>
        <table:table-row table:style-name="ro1">
          <table:table-cell office:value-type="float" office:value="36859608" calcext:value-type="float">
            <text:p>36859608</text:p>
          </table:table-cell>
          <table:table-cell office:value-type="float" office:value="8040157" calcext:value-type="float">
            <text:p>8040157</text:p>
          </table:table-cell>
          <table:table-cell table:number-columns-repeated="3"/>
        </table:table-row>
        <table:table-row table:style-name="ro1">
          <table:table-cell office:value-type="float" office:value="14318927" calcext:value-type="float">
            <text:p>14318927</text:p>
          </table:table-cell>
          <table:table-cell office:value-type="float" office:value="7268838" calcext:value-type="float">
            <text:p>7268838</text:p>
          </table:table-cell>
          <table:table-cell table:number-columns-repeated="3"/>
        </table:table-row>
        <table:table-row table:style-name="ro1">
          <table:table-cell office:value-type="float" office:value="36511551" calcext:value-type="float">
            <text:p>36511551</text:p>
          </table:table-cell>
          <table:table-cell office:value-type="float" office:value="8294296" calcext:value-type="float">
            <text:p>8294296</text:p>
          </table:table-cell>
          <table:table-cell table:number-columns-repeated="3"/>
        </table:table-row>
        <table:table-row table:style-name="ro1">
          <table:table-cell office:value-type="float" office:value="50954531" calcext:value-type="float">
            <text:p>50954531</text:p>
          </table:table-cell>
          <table:table-cell office:value-type="float" office:value="11790836" calcext:value-type="float">
            <text:p>11790836</text:p>
          </table:table-cell>
          <table:table-cell table:number-columns-repeated="3"/>
        </table:table-row>
        <table:table-row table:style-name="ro1">
          <table:table-cell office:value-type="float" office:value="36281367" calcext:value-type="float">
            <text:p>36281367</text:p>
          </table:table-cell>
          <table:table-cell office:value-type="float" office:value="6658961" calcext:value-type="float">
            <text:p>6658961</text:p>
          </table:table-cell>
          <table:table-cell table:number-columns-repeated="3"/>
        </table:table-row>
        <table:table-row table:style-name="ro1">
          <table:table-cell office:value-type="float" office:value="15016866" calcext:value-type="float">
            <text:p>15016866</text:p>
          </table:table-cell>
          <table:table-cell office:value-type="float" office:value="6381639" calcext:value-type="float">
            <text:p>6381639</text:p>
          </table:table-cell>
          <table:table-cell table:number-columns-repeated="3"/>
        </table:table-row>
        <table:table-row table:style-name="ro1">
          <table:table-cell office:value-type="float" office:value="36535557" calcext:value-type="float">
            <text:p>36535557</text:p>
          </table:table-cell>
          <table:table-cell office:value-type="float" office:value="6465969" calcext:value-type="float">
            <text:p>6465969</text:p>
          </table:table-cell>
          <table:table-cell table:number-columns-repeated="3"/>
        </table:table-row>
        <table:table-row table:style-name="ro1">
          <table:table-cell office:value-type="float" office:value="37510175" calcext:value-type="float">
            <text:p>37510175</text:p>
          </table:table-cell>
          <table:table-cell office:value-type="float" office:value="7918990" calcext:value-type="float">
            <text:p>7918990</text:p>
          </table:table-cell>
          <table:table-cell table:number-columns-repeated="3"/>
        </table:table-row>
        <table:table-row table:style-name="ro1">
          <table:table-cell office:value-type="float" office:value="36950063" calcext:value-type="float">
            <text:p>36950063</text:p>
          </table:table-cell>
          <table:table-cell office:value-type="float" office:value="8184394" calcext:value-type="float">
            <text:p>8184394</text:p>
          </table:table-cell>
          <table:table-cell table:number-columns-repeated="3"/>
        </table:table-row>
        <table:table-row table:style-name="ro1">
          <table:table-cell office:value-type="float" office:value="36858313" calcext:value-type="float">
            <text:p>36858313</text:p>
          </table:table-cell>
          <table:table-cell office:value-type="float" office:value="8185823" calcext:value-type="float">
            <text:p>8185823</text:p>
          </table:table-cell>
          <table:table-cell table:number-columns-repeated="3"/>
        </table:table-row>
        <table:table-row table:style-name="ro1">
          <table:table-cell office:value-type="float" office:value="36467552" calcext:value-type="float">
            <text:p>36467552</text:p>
          </table:table-cell>
          <table:table-cell office:value-type="float" office:value="6347616" calcext:value-type="float">
            <text:p>6347616</text:p>
          </table:table-cell>
          <table:table-cell table:number-columns-repeated="3"/>
        </table:table-row>
        <table:table-row table:style-name="ro1">
          <table:table-cell office:value-type="float" office:value="37341221" calcext:value-type="float">
            <text:p>37341221</text:p>
          </table:table-cell>
          <table:table-cell office:value-type="float" office:value="6185909" calcext:value-type="float">
            <text:p>6185909</text:p>
          </table:table-cell>
          <table:table-cell table:number-columns-repeated="3"/>
        </table:table-row>
        <table:table-row table:style-name="ro1">
          <table:table-cell office:value-type="float" office:value="14580530" calcext:value-type="float">
            <text:p>14580530</text:p>
          </table:table-cell>
          <table:table-cell office:value-type="float" office:value="7114160" calcext:value-type="float">
            <text:p>7114160</text:p>
          </table:table-cell>
          <table:table-cell table:number-columns-repeated="3"/>
        </table:table-row>
        <table:table-row table:style-name="ro1">
          <table:table-cell office:value-type="float" office:value="63113129" calcext:value-type="float">
            <text:p>63113129</text:p>
          </table:table-cell>
          <table:table-cell office:value-type="float" office:value="8045147" calcext:value-type="float">
            <text:p>8045147</text:p>
          </table:table-cell>
          <table:table-cell table:number-columns-repeated="3"/>
        </table:table-row>
        <table:table-row table:style-name="ro1">
          <table:table-cell office:value-type="float" office:value="63589059" calcext:value-type="float">
            <text:p>63589059</text:p>
          </table:table-cell>
          <table:table-cell office:value-type="float" office:value="7450165" calcext:value-type="float">
            <text:p>7450165</text:p>
          </table:table-cell>
          <table:table-cell table:number-columns-repeated="3"/>
        </table:table-row>
        <table:table-row table:style-name="ro1">
          <table:table-cell office:value-type="float" office:value="37132844" calcext:value-type="float">
            <text:p>37132844</text:p>
          </table:table-cell>
          <table:table-cell office:value-type="float" office:value="6786123" calcext:value-type="float">
            <text:p>6786123</text:p>
          </table:table-cell>
          <table:table-cell table:number-columns-repeated="3"/>
        </table:table-row>
        <table:table-row table:style-name="ro1">
          <table:table-cell office:value-type="float" office:value="14573710" calcext:value-type="float">
            <text:p>14573710</text:p>
          </table:table-cell>
          <table:table-cell office:value-type="float" office:value="7150699" calcext:value-type="float">
            <text:p>7150699</text:p>
          </table:table-cell>
          <table:table-cell table:number-columns-repeated="3"/>
        </table:table-row>
        <table:table-row table:style-name="ro1">
          <table:table-cell office:value-type="float" office:value="62632762" calcext:value-type="float">
            <text:p>62632762</text:p>
          </table:table-cell>
          <table:table-cell office:value-type="float" office:value="5926338" calcext:value-type="float">
            <text:p>5926338</text:p>
          </table:table-cell>
          <table:table-cell table:number-columns-repeated="3"/>
        </table:table-row>
        <table:table-row table:style-name="ro1">
          <table:table-cell office:value-type="float" office:value="62845471" calcext:value-type="float">
            <text:p>62845471</text:p>
          </table:table-cell>
          <table:table-cell office:value-type="float" office:value="7526789" calcext:value-type="float">
            <text:p>7526789</text:p>
          </table:table-cell>
          <table:table-cell table:number-columns-repeated="3"/>
        </table:table-row>
        <table:table-row table:style-name="ro1">
          <table:table-cell office:value-type="float" office:value="101958506" calcext:value-type="float">
            <text:p>101958506</text:p>
          </table:table-cell>
          <table:table-cell office:value-type="float" office:value="7563614" calcext:value-type="float">
            <text:p>7563614</text:p>
          </table:table-cell>
          <table:table-cell table:number-columns-repeated="3"/>
        </table:table-row>
        <table:table-row table:style-name="ro1">
          <table:table-cell office:value-type="float" office:value="62749196" calcext:value-type="float">
            <text:p>62749196</text:p>
          </table:table-cell>
          <table:table-cell office:value-type="float" office:value="7462353" calcext:value-type="float">
            <text:p>7462353</text:p>
          </table:table-cell>
          <table:table-cell table:number-columns-repeated="3"/>
        </table:table-row>
        <table:table-row table:style-name="ro1">
          <table:table-cell office:value-type="float" office:value="36831324" calcext:value-type="float">
            <text:p>36831324</text:p>
          </table:table-cell>
          <table:table-cell office:value-type="float" office:value="6668395" calcext:value-type="float">
            <text:p>6668395</text:p>
          </table:table-cell>
          <table:table-cell table:number-columns-repeated="3"/>
        </table:table-row>
        <table:table-row table:style-name="ro1">
          <table:table-cell office:value-type="float" office:value="37057592" calcext:value-type="float">
            <text:p>37057592</text:p>
          </table:table-cell>
          <table:table-cell office:value-type="float" office:value="8024293" calcext:value-type="float">
            <text:p>8024293</text:p>
          </table:table-cell>
          <table:table-cell table:number-columns-repeated="3"/>
        </table:table-row>
        <table:table-row table:style-name="ro1">
          <table:table-cell office:value-type="float" office:value="36557885" calcext:value-type="float">
            <text:p>36557885</text:p>
          </table:table-cell>
          <table:table-cell office:value-type="float" office:value="8183399" calcext:value-type="float">
            <text:p>8183399</text:p>
          </table:table-cell>
          <table:table-cell table:number-columns-repeated="3"/>
        </table:table-row>
        <table:table-row table:style-name="ro1">
          <table:table-cell office:value-type="float" office:value="36132209" calcext:value-type="float">
            <text:p>36132209</text:p>
          </table:table-cell>
          <table:table-cell office:value-type="float" office:value="6254272" calcext:value-type="float">
            <text:p>6254272</text:p>
          </table:table-cell>
          <table:table-cell table:number-columns-repeated="3"/>
        </table:table-row>
        <table:table-row table:style-name="ro1">
          <table:table-cell office:value-type="float" office:value="36299927" calcext:value-type="float">
            <text:p>36299927</text:p>
          </table:table-cell>
          <table:table-cell office:value-type="float" office:value="6814926" calcext:value-type="float">
            <text:p>6814926</text:p>
          </table:table-cell>
          <table:table-cell table:number-columns-repeated="3"/>
        </table:table-row>
        <table:table-row table:style-name="ro1">
          <table:table-cell office:value-type="float" office:value="14460415" calcext:value-type="float">
            <text:p>14460415</text:p>
          </table:table-cell>
          <table:table-cell office:value-type="float" office:value="7172995" calcext:value-type="float">
            <text:p>7172995</text:p>
          </table:table-cell>
          <table:table-cell table:number-columns-repeated="3"/>
        </table:table-row>
        <table:table-row table:style-name="ro1">
          <table:table-cell office:value-type="float" office:value="37559685" calcext:value-type="float">
            <text:p>37559685</text:p>
          </table:table-cell>
          <table:table-cell office:value-type="float" office:value="7001838" calcext:value-type="float">
            <text:p>7001838</text:p>
          </table:table-cell>
          <table:table-cell table:number-columns-repeated="3"/>
        </table:table-row>
        <table:table-row table:style-name="ro1">
          <table:table-cell office:value-type="float" office:value="36895585" calcext:value-type="float">
            <text:p>36895585</text:p>
          </table:table-cell>
          <table:table-cell office:value-type="float" office:value="8063532" calcext:value-type="float">
            <text:p>8063532</text:p>
          </table:table-cell>
          <table:table-cell table:number-columns-repeated="3"/>
        </table:table-row>
        <table:table-row table:style-name="ro1">
          <table:table-cell office:value-type="float" office:value="36253233" calcext:value-type="float">
            <text:p>36253233</text:p>
          </table:table-cell>
          <table:table-cell office:value-type="float" office:value="6516999" calcext:value-type="float">
            <text:p>6516999</text:p>
          </table:table-cell>
          <table:table-cell table:number-columns-repeated="3"/>
        </table:table-row>
        <table:table-row table:style-name="ro1">
          <table:table-cell office:value-type="float" office:value="36836745" calcext:value-type="float">
            <text:p>36836745</text:p>
          </table:table-cell>
          <table:table-cell office:value-type="float" office:value="6426686" calcext:value-type="float">
            <text:p>6426686</text:p>
          </table:table-cell>
          <table:table-cell table:number-columns-repeated="3"/>
        </table:table-row>
        <table:table-row table:style-name="ro1">
          <table:table-cell office:value-type="float" office:value="64036105" calcext:value-type="float">
            <text:p>64036105</text:p>
          </table:table-cell>
          <table:table-cell office:value-type="float" office:value="6060089" calcext:value-type="float">
            <text:p>6060089</text:p>
          </table:table-cell>
          <table:table-cell table:number-columns-repeated="3"/>
        </table:table-row>
        <table:table-row table:style-name="ro1">
          <table:table-cell office:value-type="float" office:value="37044687" calcext:value-type="float">
            <text:p>37044687</text:p>
          </table:table-cell>
          <table:table-cell office:value-type="float" office:value="8153653" calcext:value-type="float">
            <text:p>8153653</text:p>
          </table:table-cell>
          <table:table-cell table:number-columns-repeated="3"/>
        </table:table-row>
        <table:table-row table:style-name="ro1">
          <table:table-cell office:value-type="float" office:value="36648629" calcext:value-type="float">
            <text:p>36648629</text:p>
          </table:table-cell>
          <table:table-cell office:value-type="float" office:value="6550216" calcext:value-type="float">
            <text:p>6550216</text:p>
          </table:table-cell>
          <table:table-cell table:number-columns-repeated="3"/>
        </table:table-row>
        <table:table-row table:style-name="ro1">
          <table:table-cell office:value-type="float" office:value="36881808" calcext:value-type="float">
            <text:p>36881808</text:p>
          </table:table-cell>
          <table:table-cell office:value-type="float" office:value="6283158" calcext:value-type="float">
            <text:p>6283158</text:p>
          </table:table-cell>
          <table:table-cell table:number-columns-repeated="3"/>
        </table:table-row>
        <table:table-row table:style-name="ro1">
          <table:table-cell office:value-type="float" office:value="65700215" calcext:value-type="float">
            <text:p>65700215</text:p>
          </table:table-cell>
          <table:table-cell office:value-type="float" office:value="7279905" calcext:value-type="float">
            <text:p>7279905</text:p>
          </table:table-cell>
          <table:table-cell table:number-columns-repeated="3"/>
        </table:table-row>
        <table:table-row table:style-name="ro1">
          <table:table-cell office:value-type="float" office:value="36453437" calcext:value-type="float">
            <text:p>36453437</text:p>
          </table:table-cell>
          <table:table-cell office:value-type="float" office:value="7931741" calcext:value-type="float">
            <text:p>7931741</text:p>
          </table:table-cell>
          <table:table-cell table:number-columns-repeated="3"/>
        </table:table-row>
        <table:table-row table:style-name="ro1">
          <table:table-cell office:value-type="float" office:value="35981325" calcext:value-type="float">
            <text:p>35981325</text:p>
          </table:table-cell>
          <table:table-cell office:value-type="float" office:value="6135378" calcext:value-type="float">
            <text:p>6135378</text:p>
          </table:table-cell>
          <table:table-cell table:number-columns-repeated="3"/>
        </table:table-row>
        <table:table-row table:style-name="ro1">
          <table:table-cell office:value-type="float" office:value="63213048" calcext:value-type="float">
            <text:p>63213048</text:p>
          </table:table-cell>
          <table:table-cell office:value-type="float" office:value="6076717" calcext:value-type="float">
            <text:p>6076717</text:p>
          </table:table-cell>
          <table:table-cell table:number-columns-repeated="3"/>
        </table:table-row>
        <table:table-row table:style-name="ro1">
          <table:table-cell office:value-type="float" office:value="36242689" calcext:value-type="float">
            <text:p>36242689</text:p>
          </table:table-cell>
          <table:table-cell office:value-type="float" office:value="6115359" calcext:value-type="float">
            <text:p>6115359</text:p>
          </table:table-cell>
          <table:table-cell table:number-columns-repeated="3"/>
        </table:table-row>
        <table:table-row table:style-name="ro1">
          <table:table-cell office:value-type="float" office:value="36120333" calcext:value-type="float">
            <text:p>36120333</text:p>
          </table:table-cell>
          <table:table-cell office:value-type="float" office:value="6110671" calcext:value-type="float">
            <text:p>6110671</text:p>
          </table:table-cell>
          <table:table-cell table:number-columns-repeated="3"/>
        </table:table-row>
        <table:table-row table:style-name="ro1">
          <table:table-cell office:value-type="float" office:value="36102317" calcext:value-type="float">
            <text:p>36102317</text:p>
          </table:table-cell>
          <table:table-cell office:value-type="float" office:value="6347828" calcext:value-type="float">
            <text:p>6347828</text:p>
          </table:table-cell>
          <table:table-cell table:number-columns-repeated="3"/>
        </table:table-row>
        <table:table-row table:style-name="ro1">
          <table:table-cell office:value-type="float" office:value="37038116" calcext:value-type="float">
            <text:p>37038116</text:p>
          </table:table-cell>
          <table:table-cell office:value-type="float" office:value="6811333" calcext:value-type="float">
            <text:p>6811333</text:p>
          </table:table-cell>
          <table:table-cell table:number-columns-repeated="3"/>
        </table:table-row>
        <table:table-row table:style-name="ro1">
          <table:table-cell office:value-type="float" office:value="14187071" calcext:value-type="float">
            <text:p>14187071</text:p>
          </table:table-cell>
          <table:table-cell office:value-type="float" office:value="7141638" calcext:value-type="float">
            <text:p>7141638</text:p>
          </table:table-cell>
          <table:table-cell table:number-columns-repeated="3"/>
        </table:table-row>
        <table:table-row table:style-name="ro1">
          <table:table-cell office:value-type="float" office:value="36470171" calcext:value-type="float">
            <text:p>36470171</text:p>
          </table:table-cell>
          <table:table-cell office:value-type="float" office:value="6450134" calcext:value-type="float">
            <text:p>6450134</text:p>
          </table:table-cell>
          <table:table-cell table:number-columns-repeated="3"/>
        </table:table-row>
        <table:table-row table:style-name="ro1">
          <table:table-cell office:value-type="float" office:value="62964916" calcext:value-type="float">
            <text:p>62964916</text:p>
          </table:table-cell>
          <table:table-cell office:value-type="float" office:value="6048931" calcext:value-type="float">
            <text:p>6048931</text:p>
          </table:table-cell>
          <table:table-cell table:number-columns-repeated="3"/>
        </table:table-row>
        <table:table-row table:style-name="ro1">
          <table:table-cell office:value-type="float" office:value="63202606" calcext:value-type="float">
            <text:p>63202606</text:p>
          </table:table-cell>
          <table:table-cell office:value-type="float" office:value="5918575" calcext:value-type="float">
            <text:p>5918575</text:p>
          </table:table-cell>
          <table:table-cell table:number-columns-repeated="3"/>
        </table:table-row>
        <table:table-row table:style-name="ro1">
          <table:table-cell office:value-type="float" office:value="36724819" calcext:value-type="float">
            <text:p>36724819</text:p>
          </table:table-cell>
          <table:table-cell office:value-type="float" office:value="8167125" calcext:value-type="float">
            <text:p>8167125</text:p>
          </table:table-cell>
          <table:table-cell table:number-columns-repeated="3"/>
        </table:table-row>
        <table:table-row table:style-name="ro1">
          <table:table-cell office:value-type="float" office:value="36257908" calcext:value-type="float">
            <text:p>36257908</text:p>
          </table:table-cell>
          <table:table-cell office:value-type="float" office:value="6595573" calcext:value-type="float">
            <text:p>6595573</text:p>
          </table:table-cell>
          <table:table-cell table:number-columns-repeated="3"/>
        </table:table-row>
        <table:table-row table:style-name="ro1">
          <table:table-cell office:value-type="float" office:value="36749239" calcext:value-type="float">
            <text:p>36749239</text:p>
          </table:table-cell>
          <table:table-cell office:value-type="float" office:value="6429596" calcext:value-type="float">
            <text:p>6429596</text:p>
          </table:table-cell>
          <table:table-cell table:number-columns-repeated="3"/>
        </table:table-row>
        <table:table-row table:style-name="ro1">
          <table:table-cell office:value-type="float" office:value="17118830" calcext:value-type="float">
            <text:p>17118830</text:p>
          </table:table-cell>
          <table:table-cell office:value-type="float" office:value="11688650" calcext:value-type="float">
            <text:p>11688650</text:p>
          </table:table-cell>
          <table:table-cell table:number-columns-repeated="3"/>
        </table:table-row>
        <table:table-row table:style-name="ro1">
          <table:table-cell office:value-type="float" office:value="36848250" calcext:value-type="float">
            <text:p>36848250</text:p>
          </table:table-cell>
          <table:table-cell office:value-type="float" office:value="8445480" calcext:value-type="float">
            <text:p>8445480</text:p>
          </table:table-cell>
          <table:table-cell table:number-columns-repeated="3"/>
        </table:table-row>
        <table:table-row table:style-name="ro1">
          <table:table-cell office:value-type="float" office:value="14577812" calcext:value-type="float">
            <text:p>14577812</text:p>
          </table:table-cell>
          <table:table-cell office:value-type="float" office:value="7183106" calcext:value-type="float">
            <text:p>7183106</text:p>
          </table:table-cell>
          <table:table-cell table:number-columns-repeated="3"/>
        </table:table-row>
        <table:table-row table:style-name="ro1">
          <table:table-cell office:value-type="float" office:value="36750723" calcext:value-type="float">
            <text:p>36750723</text:p>
          </table:table-cell>
          <table:table-cell office:value-type="float" office:value="6273733" calcext:value-type="float">
            <text:p>6273733</text:p>
          </table:table-cell>
          <table:table-cell table:number-columns-repeated="3"/>
        </table:table-row>
        <table:table-row table:style-name="ro1">
          <table:table-cell office:value-type="float" office:value="62616291" calcext:value-type="float">
            <text:p>62616291</text:p>
          </table:table-cell>
          <table:table-cell office:value-type="float" office:value="7378761" calcext:value-type="float">
            <text:p>7378761</text:p>
          </table:table-cell>
          <table:table-cell table:number-columns-repeated="3"/>
        </table:table-row>
        <table:table-row table:style-name="ro1">
          <table:table-cell office:value-type="float" office:value="36449361" calcext:value-type="float">
            <text:p>36449361</text:p>
          </table:table-cell>
          <table:table-cell office:value-type="float" office:value="6691390" calcext:value-type="float">
            <text:p>6691390</text:p>
          </table:table-cell>
          <table:table-cell table:number-columns-repeated="3"/>
        </table:table-row>
        <table:table-row table:style-name="ro1">
          <table:table-cell office:value-type="float" office:value="61887389" calcext:value-type="float">
            <text:p>61887389</text:p>
          </table:table-cell>
          <table:table-cell office:value-type="float" office:value="5877530" calcext:value-type="float">
            <text:p>5877530</text:p>
          </table:table-cell>
          <table:table-cell table:number-columns-repeated="3"/>
        </table:table-row>
        <table:table-row table:style-name="ro1">
          <table:table-cell office:value-type="float" office:value="35825848" calcext:value-type="float">
            <text:p>35825848</text:p>
          </table:table-cell>
          <table:table-cell office:value-type="float" office:value="6255371" calcext:value-type="float">
            <text:p>6255371</text:p>
          </table:table-cell>
          <table:table-cell table:number-columns-repeated="3"/>
        </table:table-row>
        <table:table-row table:style-name="ro1">
          <table:table-cell office:value-type="float" office:value="62883526" calcext:value-type="float">
            <text:p>62883526</text:p>
          </table:table-cell>
          <table:table-cell office:value-type="float" office:value="6065064" calcext:value-type="float">
            <text:p>6065064</text:p>
          </table:table-cell>
          <table:table-cell table:number-columns-repeated="3"/>
        </table:table-row>
        <table:table-row table:style-name="ro1">
          <table:table-cell office:value-type="float" office:value="62136242" calcext:value-type="float">
            <text:p>62136242</text:p>
          </table:table-cell>
          <table:table-cell office:value-type="float" office:value="6011980" calcext:value-type="float">
            <text:p>6011980</text:p>
          </table:table-cell>
          <table:table-cell table:number-columns-repeated="3"/>
        </table:table-row>
        <table:table-row table:style-name="ro1">
          <table:table-cell office:value-type="float" office:value="61564952" calcext:value-type="float">
            <text:p>61564952</text:p>
          </table:table-cell>
          <table:table-cell office:value-type="float" office:value="7365638" calcext:value-type="float">
            <text:p>7365638</text:p>
          </table:table-cell>
          <table:table-cell table:number-columns-repeated="3"/>
        </table:table-row>
        <table:table-row table:style-name="ro1">
          <table:table-cell office:value-type="float" office:value="14275909" calcext:value-type="float">
            <text:p>14275909</text:p>
          </table:table-cell>
          <table:table-cell office:value-type="float" office:value="7239304" calcext:value-type="float">
            <text:p>7239304</text:p>
          </table:table-cell>
          <table:table-cell table:number-columns-repeated="3"/>
        </table:table-row>
        <table:table-row table:style-name="ro1">
          <table:table-cell office:value-type="float" office:value="67876667" calcext:value-type="float">
            <text:p>67876667</text:p>
          </table:table-cell>
          <table:table-cell office:value-type="float" office:value="7437733" calcext:value-type="float">
            <text:p>7437733</text:p>
          </table:table-cell>
          <table:table-cell table:number-columns-repeated="3"/>
        </table:table-row>
        <table:table-row table:style-name="ro1">
          <table:table-cell office:value-type="float" office:value="36285554" calcext:value-type="float">
            <text:p>36285554</text:p>
          </table:table-cell>
          <table:table-cell office:value-type="float" office:value="6483083" calcext:value-type="float">
            <text:p>6483083</text:p>
          </table:table-cell>
          <table:table-cell table:number-columns-repeated="3"/>
        </table:table-row>
        <table:table-row table:style-name="ro1">
          <table:table-cell office:value-type="float" office:value="36461394" calcext:value-type="float">
            <text:p>36461394</text:p>
          </table:table-cell>
          <table:table-cell office:value-type="float" office:value="6074702" calcext:value-type="float">
            <text:p>6074702</text:p>
          </table:table-cell>
          <table:table-cell table:number-columns-repeated="3"/>
        </table:table-row>
        <table:table-row table:style-name="ro1">
          <table:table-cell office:value-type="float" office:value="14432753" calcext:value-type="float">
            <text:p>14432753</text:p>
          </table:table-cell>
          <table:table-cell office:value-type="float" office:value="7371829" calcext:value-type="float">
            <text:p>7371829</text:p>
          </table:table-cell>
          <table:table-cell table:number-columns-repeated="3"/>
        </table:table-row>
        <table:table-row table:style-name="ro1">
          <table:table-cell office:value-type="float" office:value="46637881" calcext:value-type="float">
            <text:p>46637881</text:p>
          </table:table-cell>
          <table:table-cell office:value-type="float" office:value="13179869" calcext:value-type="float">
            <text:p>13179869</text:p>
          </table:table-cell>
          <table:table-cell table:number-columns-repeated="3"/>
        </table:table-row>
        <table:table-row table:style-name="ro1">
          <table:table-cell office:value-type="float" office:value="62422527" calcext:value-type="float">
            <text:p>62422527</text:p>
          </table:table-cell>
          <table:table-cell office:value-type="float" office:value="5973243" calcext:value-type="float">
            <text:p>5973243</text:p>
          </table:table-cell>
          <table:table-cell table:number-columns-repeated="3"/>
        </table:table-row>
        <table:table-row table:style-name="ro1">
          <table:table-cell office:value-type="float" office:value="14370598" calcext:value-type="float">
            <text:p>14370598</text:p>
          </table:table-cell>
          <table:table-cell office:value-type="float" office:value="7080548" calcext:value-type="float">
            <text:p>7080548</text:p>
          </table:table-cell>
          <table:table-cell table:number-columns-repeated="3"/>
        </table:table-row>
        <table:table-row table:style-name="ro1">
          <table:table-cell office:value-type="float" office:value="61148737" calcext:value-type="float">
            <text:p>61148737</text:p>
          </table:table-cell>
          <table:table-cell office:value-type="float" office:value="7287193" calcext:value-type="float">
            <text:p>7287193</text:p>
          </table:table-cell>
          <table:table-cell table:number-columns-repeated="3"/>
        </table:table-row>
        <table:table-row table:style-name="ro1">
          <table:table-cell office:value-type="float" office:value="36774586" calcext:value-type="float">
            <text:p>36774586</text:p>
          </table:table-cell>
          <table:table-cell office:value-type="float" office:value="8071870" calcext:value-type="float">
            <text:p>8071870</text:p>
          </table:table-cell>
          <table:table-cell table:number-columns-repeated="3"/>
        </table:table-row>
        <table:table-row table:style-name="ro1">
          <table:table-cell office:value-type="float" office:value="37770845" calcext:value-type="float">
            <text:p>37770845</text:p>
          </table:table-cell>
          <table:table-cell office:value-type="float" office:value="7763815" calcext:value-type="float">
            <text:p>7763815</text:p>
          </table:table-cell>
          <table:table-cell table:number-columns-repeated="3"/>
        </table:table-row>
        <table:table-row table:style-name="ro1">
          <table:table-cell office:value-type="float" office:value="35633333" calcext:value-type="float">
            <text:p>35633333</text:p>
          </table:table-cell>
          <table:table-cell office:value-type="float" office:value="6133932" calcext:value-type="float">
            <text:p>6133932</text:p>
          </table:table-cell>
          <table:table-cell table:number-columns-repeated="3"/>
        </table:table-row>
        <table:table-row table:style-name="ro1">
          <table:table-cell office:value-type="float" office:value="61780674" calcext:value-type="float">
            <text:p>61780674</text:p>
          </table:table-cell>
          <table:table-cell office:value-type="float" office:value="5977689" calcext:value-type="float">
            <text:p>5977689</text:p>
          </table:table-cell>
          <table:table-cell table:number-columns-repeated="3"/>
        </table:table-row>
        <table:table-row table:style-name="ro1">
          <table:table-cell office:value-type="float" office:value="36406399" calcext:value-type="float">
            <text:p>36406399</text:p>
          </table:table-cell>
          <table:table-cell office:value-type="float" office:value="7842755" calcext:value-type="float">
            <text:p>7842755</text:p>
          </table:table-cell>
          <table:table-cell table:number-columns-repeated="3"/>
        </table:table-row>
        <table:table-row table:style-name="ro1">
          <table:table-cell office:value-type="float" office:value="36285193" calcext:value-type="float">
            <text:p>36285193</text:p>
          </table:table-cell>
          <table:table-cell office:value-type="float" office:value="7529283" calcext:value-type="float">
            <text:p>7529283</text:p>
          </table:table-cell>
          <table:table-cell table:number-columns-repeated="3"/>
        </table:table-row>
        <table:table-row table:style-name="ro1">
          <table:table-cell office:value-type="float" office:value="36392294" calcext:value-type="float">
            <text:p>36392294</text:p>
          </table:table-cell>
          <table:table-cell office:value-type="float" office:value="6614321" calcext:value-type="float">
            <text:p>6614321</text:p>
          </table:table-cell>
          <table:table-cell table:number-columns-repeated="3"/>
        </table:table-row>
        <table:table-row table:style-name="ro1">
          <table:table-cell office:value-type="float" office:value="62786001" calcext:value-type="float">
            <text:p>62786001</text:p>
          </table:table-cell>
          <table:table-cell office:value-type="float" office:value="6216538" calcext:value-type="float">
            <text:p>6216538</text:p>
          </table:table-cell>
          <table:table-cell table:number-columns-repeated="3"/>
        </table:table-row>
        <table:table-row table:style-name="ro1">
          <table:table-cell office:value-type="float" office:value="35898242" calcext:value-type="float">
            <text:p>35898242</text:p>
          </table:table-cell>
          <table:table-cell office:value-type="float" office:value="5971443" calcext:value-type="float">
            <text:p>5971443</text:p>
          </table:table-cell>
          <table:table-cell table:number-columns-repeated="3"/>
        </table:table-row>
        <table:table-row table:style-name="ro1">
          <table:table-cell office:value-type="float" office:value="36497265" calcext:value-type="float">
            <text:p>36497265</text:p>
          </table:table-cell>
          <table:table-cell office:value-type="float" office:value="8071297" calcext:value-type="float">
            <text:p>8071297</text:p>
          </table:table-cell>
          <table:table-cell table:number-columns-repeated="3"/>
        </table:table-row>
        <table:table-row table:style-name="ro1">
          <table:table-cell office:value-type="float" office:value="14406110" calcext:value-type="float">
            <text:p>14406110</text:p>
          </table:table-cell>
          <table:table-cell office:value-type="float" office:value="7086393" calcext:value-type="float">
            <text:p>7086393</text:p>
          </table:table-cell>
          <table:table-cell table:number-columns-repeated="3"/>
        </table:table-row>
        <table:table-row table:style-name="ro1">
          <table:table-cell office:value-type="float" office:value="81027622" calcext:value-type="float">
            <text:p>81027622</text:p>
          </table:table-cell>
          <table:table-cell office:value-type="float" office:value="6675451" calcext:value-type="float">
            <text:p>6675451</text:p>
          </table:table-cell>
          <table:table-cell table:number-columns-repeated="3"/>
        </table:table-row>
        <table:table-row table:style-name="ro1">
          <table:table-cell office:value-type="float" office:value="38730863" calcext:value-type="float">
            <text:p>38730863</text:p>
          </table:table-cell>
          <table:table-cell office:value-type="float" office:value="8624265" calcext:value-type="float">
            <text:p>8624265</text:p>
          </table:table-cell>
          <table:table-cell table:number-columns-repeated="3"/>
        </table:table-row>
        <table:table-row table:style-name="ro1">
          <table:table-cell office:value-type="float" office:value="63268967" calcext:value-type="float">
            <text:p>63268967</text:p>
          </table:table-cell>
          <table:table-cell office:value-type="float" office:value="7457339" calcext:value-type="float">
            <text:p>7457339</text:p>
          </table:table-cell>
          <table:table-cell table:number-columns-repeated="3"/>
        </table:table-row>
        <table:table-row table:style-name="ro1">
          <table:table-cell office:value-type="float" office:value="36157246" calcext:value-type="float">
            <text:p>36157246</text:p>
          </table:table-cell>
          <table:table-cell office:value-type="float" office:value="6422623" calcext:value-type="float">
            <text:p>6422623</text:p>
          </table:table-cell>
          <table:table-cell table:number-columns-repeated="3"/>
        </table:table-row>
        <table:table-row table:style-name="ro1">
          <table:table-cell office:value-type="float" office:value="36517705" calcext:value-type="float">
            <text:p>36517705</text:p>
          </table:table-cell>
          <table:table-cell office:value-type="float" office:value="6324839" calcext:value-type="float">
            <text:p>6324839</text:p>
          </table:table-cell>
          <table:table-cell table:number-columns-repeated="3"/>
        </table:table-row>
        <table:table-row table:style-name="ro1">
          <table:table-cell office:value-type="float" office:value="36478566" calcext:value-type="float">
            <text:p>36478566</text:p>
          </table:table-cell>
          <table:table-cell office:value-type="float" office:value="8585966" calcext:value-type="float">
            <text:p>8585966</text:p>
          </table:table-cell>
          <table:table-cell table:number-columns-repeated="3"/>
        </table:table-row>
        <table:table-row table:style-name="ro1">
          <table:table-cell office:value-type="float" office:value="16385732" calcext:value-type="float">
            <text:p>16385732</text:p>
          </table:table-cell>
          <table:table-cell office:value-type="float" office:value="7230183" calcext:value-type="float">
            <text:p>7230183</text:p>
          </table:table-cell>
          <table:table-cell table:number-columns-repeated="3"/>
        </table:table-row>
        <table:table-row table:style-name="ro1">
          <table:table-cell office:value-type="float" office:value="36498874" calcext:value-type="float">
            <text:p>36498874</text:p>
          </table:table-cell>
          <table:table-cell office:value-type="float" office:value="6639913" calcext:value-type="float">
            <text:p>6639913</text:p>
          </table:table-cell>
          <table:table-cell table:number-columns-repeated="3"/>
        </table:table-row>
        <table:table-row table:style-name="ro1">
          <table:table-cell office:value-type="float" office:value="64212973" calcext:value-type="float">
            <text:p>64212973</text:p>
          </table:table-cell>
          <table:table-cell office:value-type="float" office:value="6113240" calcext:value-type="float">
            <text:p>6113240</text:p>
          </table:table-cell>
          <table:table-cell table:number-columns-repeated="3"/>
        </table:table-row>
        <table:table-row table:style-name="ro1">
          <table:table-cell office:value-type="float" office:value="62655102" calcext:value-type="float">
            <text:p>62655102</text:p>
          </table:table-cell>
          <table:table-cell office:value-type="float" office:value="6001631" calcext:value-type="float">
            <text:p>6001631</text:p>
          </table:table-cell>
          <table:table-cell table:number-columns-repeated="3"/>
        </table:table-row>
        <table:table-row table:style-name="ro1">
          <table:table-cell office:value-type="float" office:value="37745243" calcext:value-type="float">
            <text:p>37745243</text:p>
          </table:table-cell>
          <table:table-cell office:value-type="float" office:value="7041768" calcext:value-type="float">
            <text:p>7041768</text:p>
          </table:table-cell>
          <table:table-cell table:number-columns-repeated="3"/>
        </table:table-row>
        <table:table-row table:style-name="ro1">
          <table:table-cell office:value-type="float" office:value="37094438" calcext:value-type="float">
            <text:p>37094438</text:p>
          </table:table-cell>
          <table:table-cell office:value-type="float" office:value="8095074" calcext:value-type="float">
            <text:p>8095074</text:p>
          </table:table-cell>
          <table:table-cell table:number-columns-repeated="3"/>
        </table:table-row>
        <table:table-row table:style-name="ro1">
          <table:table-cell office:value-type="float" office:value="63198936" calcext:value-type="float">
            <text:p>63198936</text:p>
          </table:table-cell>
          <table:table-cell office:value-type="float" office:value="6106158" calcext:value-type="float">
            <text:p>6106158</text:p>
          </table:table-cell>
          <table:table-cell table:number-columns-repeated="3"/>
        </table:table-row>
        <table:table-row table:style-name="ro1">
          <table:table-cell office:value-type="float" office:value="36551278" calcext:value-type="float">
            <text:p>36551278</text:p>
          </table:table-cell>
          <table:table-cell office:value-type="float" office:value="6532285" calcext:value-type="float">
            <text:p>6532285</text:p>
          </table:table-cell>
          <table:table-cell table:number-columns-repeated="3"/>
        </table:table-row>
        <table:table-row table:style-name="ro1">
          <table:table-cell office:value-type="float" office:value="62331334" calcext:value-type="float">
            <text:p>62331334</text:p>
          </table:table-cell>
          <table:table-cell office:value-type="float" office:value="7491992" calcext:value-type="float">
            <text:p>7491992</text:p>
          </table:table-cell>
          <table:table-cell table:number-columns-repeated="3"/>
        </table:table-row>
        <table:table-row table:style-name="ro1">
          <table:table-cell office:value-type="float" office:value="37141509" calcext:value-type="float">
            <text:p>37141509</text:p>
          </table:table-cell>
          <table:table-cell office:value-type="float" office:value="6178115" calcext:value-type="float">
            <text:p>6178115</text:p>
          </table:table-cell>
          <table:table-cell table:number-columns-repeated="3"/>
        </table:table-row>
        <table:table-row table:style-name="ro1">
          <table:table-cell office:value-type="float" office:value="37953211" calcext:value-type="float">
            <text:p>37953211</text:p>
          </table:table-cell>
          <table:table-cell office:value-type="float" office:value="7396930" calcext:value-type="float">
            <text:p>7396930</text:p>
          </table:table-cell>
          <table:table-cell table:number-columns-repeated="3"/>
        </table:table-row>
        <table:table-row table:style-name="ro1">
          <table:table-cell office:value-type="float" office:value="62510097" calcext:value-type="float">
            <text:p>62510097</text:p>
          </table:table-cell>
          <table:table-cell office:value-type="float" office:value="7488787" calcext:value-type="float">
            <text:p>7488787</text:p>
          </table:table-cell>
          <table:table-cell table:number-columns-repeated="3"/>
        </table:table-row>
        <table:table-row table:style-name="ro1">
          <table:table-cell office:value-type="float" office:value="14283464" calcext:value-type="float">
            <text:p>14283464</text:p>
          </table:table-cell>
          <table:table-cell office:value-type="float" office:value="6910723" calcext:value-type="float">
            <text:p>6910723</text:p>
          </table:table-cell>
          <table:table-cell table:number-columns-repeated="3"/>
        </table:table-row>
        <table:table-row table:style-name="ro1">
          <table:table-cell office:value-type="float" office:value="14525994" calcext:value-type="float">
            <text:p>14525994</text:p>
          </table:table-cell>
          <table:table-cell office:value-type="float" office:value="7125818" calcext:value-type="float">
            <text:p>7125818</text:p>
          </table:table-cell>
          <table:table-cell table:number-columns-repeated="3"/>
        </table:table-row>
        <table:table-row table:style-name="ro1">
          <table:table-cell office:value-type="float" office:value="62735499" calcext:value-type="float">
            <text:p>62735499</text:p>
          </table:table-cell>
          <table:table-cell office:value-type="float" office:value="8041105" calcext:value-type="float">
            <text:p>8041105</text:p>
          </table:table-cell>
          <table:table-cell table:number-columns-repeated="3"/>
        </table:table-row>
        <table:table-row table:style-name="ro1">
          <table:table-cell office:value-type="float" office:value="14671268" calcext:value-type="float">
            <text:p>14671268</text:p>
          </table:table-cell>
          <table:table-cell office:value-type="float" office:value="7198040" calcext:value-type="float">
            <text:p>7198040</text:p>
          </table:table-cell>
          <table:table-cell table:number-columns-repeated="3"/>
        </table:table-row>
        <table:table-row table:style-name="ro1">
          <table:table-cell office:value-type="float" office:value="14599818" calcext:value-type="float">
            <text:p>14599818</text:p>
          </table:table-cell>
          <table:table-cell office:value-type="float" office:value="7376606" calcext:value-type="float">
            <text:p>7376606</text:p>
          </table:table-cell>
          <table:table-cell table:number-columns-repeated="3"/>
        </table:table-row>
        <table:table-row table:style-name="ro1">
          <table:table-cell office:value-type="float" office:value="36901277" calcext:value-type="float">
            <text:p>36901277</text:p>
          </table:table-cell>
          <table:table-cell office:value-type="float" office:value="6453558" calcext:value-type="float">
            <text:p>6453558</text:p>
          </table:table-cell>
          <table:table-cell table:number-columns-repeated="3"/>
        </table:table-row>
        <table:table-row table:style-name="ro1">
          <table:table-cell office:value-type="float" office:value="63603181" calcext:value-type="float">
            <text:p>63603181</text:p>
          </table:table-cell>
          <table:table-cell office:value-type="float" office:value="7588380" calcext:value-type="float">
            <text:p>7588380</text:p>
          </table:table-cell>
          <table:table-cell table:number-columns-repeated="3"/>
        </table:table-row>
        <table:table-row table:style-name="ro1">
          <table:table-cell office:value-type="float" office:value="36648790" calcext:value-type="float">
            <text:p>36648790</text:p>
          </table:table-cell>
          <table:table-cell office:value-type="float" office:value="8239987" calcext:value-type="float">
            <text:p>8239987</text:p>
          </table:table-cell>
          <table:table-cell table:number-columns-repeated="3"/>
        </table:table-row>
        <table:table-row table:style-name="ro1">
          <table:table-cell office:value-type="float" office:value="61896801" calcext:value-type="float">
            <text:p>61896801</text:p>
          </table:table-cell>
          <table:table-cell office:value-type="float" office:value="7503078" calcext:value-type="float">
            <text:p>7503078</text:p>
          </table:table-cell>
          <table:table-cell table:number-columns-repeated="3"/>
        </table:table-row>
        <table:table-row table:style-name="ro1">
          <table:table-cell office:value-type="float" office:value="14927673" calcext:value-type="float">
            <text:p>14927673</text:p>
          </table:table-cell>
          <table:table-cell office:value-type="float" office:value="7065302" calcext:value-type="float">
            <text:p>7065302</text:p>
          </table:table-cell>
          <table:table-cell table:number-columns-repeated="3"/>
        </table:table-row>
        <table:table-row table:style-name="ro1">
          <table:table-cell office:value-type="float" office:value="37110236" calcext:value-type="float">
            <text:p>37110236</text:p>
          </table:table-cell>
          <table:table-cell office:value-type="float" office:value="6520912" calcext:value-type="float">
            <text:p>6520912</text:p>
          </table:table-cell>
          <table:table-cell table:number-columns-repeated="3"/>
        </table:table-row>
        <table:table-row table:style-name="ro1">
          <table:table-cell office:value-type="float" office:value="62171516" calcext:value-type="float">
            <text:p>62171516</text:p>
          </table:table-cell>
          <table:table-cell office:value-type="float" office:value="7376432" calcext:value-type="float">
            <text:p>7376432</text:p>
          </table:table-cell>
          <table:table-cell table:number-columns-repeated="3"/>
        </table:table-row>
        <table:table-row table:style-name="ro1">
          <table:table-cell office:value-type="float" office:value="36555429" calcext:value-type="float">
            <text:p>36555429</text:p>
          </table:table-cell>
          <table:table-cell office:value-type="float" office:value="8127986" calcext:value-type="float">
            <text:p>8127986</text:p>
          </table:table-cell>
          <table:table-cell table:number-columns-repeated="3"/>
        </table:table-row>
        <table:table-row table:style-name="ro1">
          <table:table-cell office:value-type="float" office:value="36257975" calcext:value-type="float">
            <text:p>36257975</text:p>
          </table:table-cell>
          <table:table-cell office:value-type="float" office:value="6358814" calcext:value-type="float">
            <text:p>6358814</text:p>
          </table:table-cell>
          <table:table-cell table:number-columns-repeated="3"/>
        </table:table-row>
        <table:table-row table:style-name="ro1">
          <table:table-cell office:value-type="float" office:value="44435943" calcext:value-type="float">
            <text:p>44435943</text:p>
          </table:table-cell>
          <table:table-cell office:value-type="float" office:value="10838664" calcext:value-type="float">
            <text:p>10838664</text:p>
          </table:table-cell>
          <table:table-cell table:number-columns-repeated="3"/>
        </table:table-row>
        <table:table-row table:style-name="ro1">
          <table:table-cell office:value-type="float" office:value="63166283" calcext:value-type="float">
            <text:p>63166283</text:p>
          </table:table-cell>
          <table:table-cell office:value-type="float" office:value="5998066" calcext:value-type="float">
            <text:p>5998066</text:p>
          </table:table-cell>
          <table:table-cell table:number-columns-repeated="3"/>
        </table:table-row>
        <table:table-row table:style-name="ro1">
          <table:table-cell office:value-type="float" office:value="14536835" calcext:value-type="float">
            <text:p>14536835</text:p>
          </table:table-cell>
          <table:table-cell office:value-type="float" office:value="7397008" calcext:value-type="float">
            <text:p>7397008</text:p>
          </table:table-cell>
          <table:table-cell table:number-columns-repeated="3"/>
        </table:table-row>
        <table:table-row table:style-name="ro1">
          <table:table-cell office:value-type="float" office:value="37131171" calcext:value-type="float">
            <text:p>37131171</text:p>
          </table:table-cell>
          <table:table-cell office:value-type="float" office:value="8274468" calcext:value-type="float">
            <text:p>8274468</text:p>
          </table:table-cell>
          <table:table-cell table:number-columns-repeated="3"/>
        </table:table-row>
        <table:table-row table:style-name="ro1">
          <table:table-cell office:value-type="float" office:value="14525300" calcext:value-type="float">
            <text:p>14525300</text:p>
          </table:table-cell>
          <table:table-cell office:value-type="float" office:value="7136311" calcext:value-type="float">
            <text:p>7136311</text:p>
          </table:table-cell>
          <table:table-cell table:number-columns-repeated="3"/>
        </table:table-row>
        <table:table-row table:style-name="ro1">
          <table:table-cell office:value-type="float" office:value="36497457" calcext:value-type="float">
            <text:p>36497457</text:p>
          </table:table-cell>
          <table:table-cell office:value-type="float" office:value="6139200" calcext:value-type="float">
            <text:p>6139200</text:p>
          </table:table-cell>
          <table:table-cell table:number-columns-repeated="3"/>
        </table:table-row>
        <table:table-row table:style-name="ro1">
          <table:table-cell office:value-type="float" office:value="14355328" calcext:value-type="float">
            <text:p>14355328</text:p>
          </table:table-cell>
          <table:table-cell office:value-type="float" office:value="7118156" calcext:value-type="float">
            <text:p>7118156</text:p>
          </table:table-cell>
          <table:table-cell table:number-columns-repeated="3"/>
        </table:table-row>
        <table:table-row table:style-name="ro1">
          <table:table-cell office:value-type="float" office:value="63032226" calcext:value-type="float">
            <text:p>63032226</text:p>
          </table:table-cell>
          <table:table-cell office:value-type="float" office:value="6062828" calcext:value-type="float">
            <text:p>6062828</text:p>
          </table:table-cell>
          <table:table-cell table:number-columns-repeated="3"/>
        </table:table-row>
        <table:table-row table:style-name="ro1">
          <table:table-cell office:value-type="float" office:value="63148754" calcext:value-type="float">
            <text:p>63148754</text:p>
          </table:table-cell>
          <table:table-cell office:value-type="float" office:value="5992021" calcext:value-type="float">
            <text:p>5992021</text:p>
          </table:table-cell>
          <table:table-cell table:number-columns-repeated="3"/>
        </table:table-row>
        <table:table-row table:style-name="ro1">
          <table:table-cell office:value-type="float" office:value="36603524" calcext:value-type="float">
            <text:p>36603524</text:p>
          </table:table-cell>
          <table:table-cell office:value-type="float" office:value="8798505" calcext:value-type="float">
            <text:p>8798505</text:p>
          </table:table-cell>
          <table:table-cell table:number-columns-repeated="3"/>
        </table:table-row>
        <table:table-row table:style-name="ro1">
          <table:table-cell office:value-type="float" office:value="14785712" calcext:value-type="float">
            <text:p>14785712</text:p>
          </table:table-cell>
          <table:table-cell office:value-type="float" office:value="7600464" calcext:value-type="float">
            <text:p>7600464</text:p>
          </table:table-cell>
          <table:table-cell table:number-columns-repeated="3"/>
        </table:table-row>
        <table:table-row table:style-name="ro1">
          <table:table-cell office:value-type="float" office:value="63609677" calcext:value-type="float">
            <text:p>63609677</text:p>
          </table:table-cell>
          <table:table-cell office:value-type="float" office:value="7581093" calcext:value-type="float">
            <text:p>7581093</text:p>
          </table:table-cell>
          <table:table-cell table:number-columns-repeated="3"/>
        </table:table-row>
        <table:table-row table:style-name="ro1">
          <table:table-cell office:value-type="float" office:value="36443812" calcext:value-type="float">
            <text:p>36443812</text:p>
          </table:table-cell>
          <table:table-cell office:value-type="float" office:value="6356484" calcext:value-type="float">
            <text:p>6356484</text:p>
          </table:table-cell>
          <table:table-cell table:number-columns-repeated="3"/>
        </table:table-row>
        <table:table-row table:style-name="ro1">
          <table:table-cell office:value-type="float" office:value="37076788" calcext:value-type="float">
            <text:p>37076788</text:p>
          </table:table-cell>
          <table:table-cell office:value-type="float" office:value="6221070" calcext:value-type="float">
            <text:p>6221070</text:p>
          </table:table-cell>
          <table:table-cell table:number-columns-repeated="3"/>
        </table:table-row>
        <table:table-row table:style-name="ro1">
          <table:table-cell office:value-type="float" office:value="63945857" calcext:value-type="float">
            <text:p>63945857</text:p>
          </table:table-cell>
          <table:table-cell office:value-type="float" office:value="7542292" calcext:value-type="float">
            <text:p>7542292</text:p>
          </table:table-cell>
          <table:table-cell table:number-columns-repeated="3"/>
        </table:table-row>
        <table:table-row table:style-name="ro1">
          <table:table-cell office:value-type="float" office:value="62951160" calcext:value-type="float">
            <text:p>62951160</text:p>
          </table:table-cell>
          <table:table-cell office:value-type="float" office:value="7514057" calcext:value-type="float">
            <text:p>7514057</text:p>
          </table:table-cell>
          <table:table-cell table:number-columns-repeated="3"/>
        </table:table-row>
        <table:table-row table:style-name="ro1">
          <table:table-cell office:value-type="float" office:value="44714500" calcext:value-type="float">
            <text:p>44714500</text:p>
          </table:table-cell>
          <table:table-cell office:value-type="float" office:value="13227515" calcext:value-type="float">
            <text:p>13227515</text:p>
          </table:table-cell>
          <table:table-cell table:number-columns-repeated="3"/>
        </table:table-row>
        <table:table-row table:style-name="ro1">
          <table:table-cell office:value-type="float" office:value="62955707" calcext:value-type="float">
            <text:p>62955707</text:p>
          </table:table-cell>
          <table:table-cell office:value-type="float" office:value="7420124" calcext:value-type="float">
            <text:p>7420124</text:p>
          </table:table-cell>
          <table:table-cell table:number-columns-repeated="3"/>
        </table:table-row>
        <table:table-row table:style-name="ro1">
          <table:table-cell office:value-type="float" office:value="36612561" calcext:value-type="float">
            <text:p>36612561</text:p>
          </table:table-cell>
          <table:table-cell office:value-type="float" office:value="6462349" calcext:value-type="float">
            <text:p>6462349</text:p>
          </table:table-cell>
          <table:table-cell table:number-columns-repeated="3"/>
        </table:table-row>
        <table:table-row table:style-name="ro1">
          <table:table-cell office:value-type="float" office:value="36627792" calcext:value-type="float">
            <text:p>36627792</text:p>
          </table:table-cell>
          <table:table-cell office:value-type="float" office:value="6374012" calcext:value-type="float">
            <text:p>6374012</text:p>
          </table:table-cell>
          <table:table-cell table:number-columns-repeated="3"/>
        </table:table-row>
        <table:table-row table:style-name="ro1">
          <table:table-cell office:value-type="float" office:value="37175873" calcext:value-type="float">
            <text:p>37175873</text:p>
          </table:table-cell>
          <table:table-cell office:value-type="float" office:value="6905912" calcext:value-type="float">
            <text:p>6905912</text:p>
          </table:table-cell>
          <table:table-cell table:number-columns-repeated="3"/>
        </table:table-row>
        <table:table-row table:style-name="ro1">
          <table:table-cell office:value-type="float" office:value="62474634" calcext:value-type="float">
            <text:p>62474634</text:p>
          </table:table-cell>
          <table:table-cell office:value-type="float" office:value="5951381" calcext:value-type="float">
            <text:p>5951381</text:p>
          </table:table-cell>
          <table:table-cell table:number-columns-repeated="3"/>
        </table:table-row>
        <table:table-row table:style-name="ro1">
          <table:table-cell office:value-type="float" office:value="38207051" calcext:value-type="float">
            <text:p>38207051</text:p>
          </table:table-cell>
          <table:table-cell office:value-type="float" office:value="7653281" calcext:value-type="float">
            <text:p>7653281</text:p>
          </table:table-cell>
          <table:table-cell table:number-columns-repeated="3"/>
        </table:table-row>
        <table:table-row table:style-name="ro1">
          <table:table-cell office:value-type="float" office:value="36771619" calcext:value-type="float">
            <text:p>36771619</text:p>
          </table:table-cell>
          <table:table-cell office:value-type="float" office:value="8086982" calcext:value-type="float">
            <text:p>8086982</text:p>
          </table:table-cell>
          <table:table-cell table:number-columns-repeated="3"/>
        </table:table-row>
        <table:table-row table:style-name="ro1">
          <table:table-cell office:value-type="float" office:value="37030330" calcext:value-type="float">
            <text:p>37030330</text:p>
          </table:table-cell>
          <table:table-cell office:value-type="float" office:value="7974506" calcext:value-type="float">
            <text:p>7974506</text:p>
          </table:table-cell>
          <table:table-cell table:number-columns-repeated="3"/>
        </table:table-row>
        <table:table-row table:style-name="ro1">
          <table:table-cell office:value-type="float" office:value="36417364" calcext:value-type="float">
            <text:p>36417364</text:p>
          </table:table-cell>
          <table:table-cell office:value-type="float" office:value="6269609" calcext:value-type="float">
            <text:p>6269609</text:p>
          </table:table-cell>
          <table:table-cell table:number-columns-repeated="3"/>
        </table:table-row>
        <table:table-row table:style-name="ro1">
          <table:table-cell office:value-type="float" office:value="63520411" calcext:value-type="float">
            <text:p>63520411</text:p>
          </table:table-cell>
          <table:table-cell office:value-type="float" office:value="5871882" calcext:value-type="float">
            <text:p>5871882</text:p>
          </table:table-cell>
          <table:table-cell table:number-columns-repeated="3"/>
        </table:table-row>
        <table:table-row table:style-name="ro1">
          <table:table-cell office:value-type="float" office:value="63774504" calcext:value-type="float">
            <text:p>63774504</text:p>
          </table:table-cell>
          <table:table-cell office:value-type="float" office:value="7538164" calcext:value-type="float">
            <text:p>7538164</text:p>
          </table:table-cell>
          <table:table-cell table:number-columns-repeated="3"/>
        </table:table-row>
        <table:table-row table:style-name="ro1">
          <table:table-cell office:value-type="float" office:value="36723202" calcext:value-type="float">
            <text:p>36723202</text:p>
          </table:table-cell>
          <table:table-cell office:value-type="float" office:value="6628756" calcext:value-type="float">
            <text:p>6628756</text:p>
          </table:table-cell>
          <table:table-cell table:number-columns-repeated="3"/>
        </table:table-row>
        <table:table-row table:style-name="ro1">
          <table:table-cell office:value-type="float" office:value="36971520" calcext:value-type="float">
            <text:p>36971520</text:p>
          </table:table-cell>
          <table:table-cell office:value-type="float" office:value="7872482" calcext:value-type="float">
            <text:p>7872482</text:p>
          </table:table-cell>
          <table:table-cell table:number-columns-repeated="3"/>
        </table:table-row>
        <table:table-row table:style-name="ro1">
          <table:table-cell office:value-type="float" office:value="36934616" calcext:value-type="float">
            <text:p>36934616</text:p>
          </table:table-cell>
          <table:table-cell office:value-type="float" office:value="8061005" calcext:value-type="float">
            <text:p>8061005</text:p>
          </table:table-cell>
          <table:table-cell table:number-columns-repeated="3"/>
        </table:table-row>
        <table:table-row table:style-name="ro1">
          <table:table-cell office:value-type="float" office:value="62912326" calcext:value-type="float">
            <text:p>62912326</text:p>
          </table:table-cell>
          <table:table-cell office:value-type="float" office:value="5954007" calcext:value-type="float">
            <text:p>5954007</text:p>
          </table:table-cell>
          <table:table-cell table:number-columns-repeated="3"/>
        </table:table-row>
        <table:table-row table:style-name="ro1">
          <table:table-cell office:value-type="float" office:value="64003377" calcext:value-type="float">
            <text:p>64003377</text:p>
          </table:table-cell>
          <table:table-cell office:value-type="float" office:value="7443800" calcext:value-type="float">
            <text:p>7443800</text:p>
          </table:table-cell>
          <table:table-cell table:number-columns-repeated="3"/>
        </table:table-row>
        <table:table-row table:style-name="ro1">
          <table:table-cell office:value-type="float" office:value="36985528" calcext:value-type="float">
            <text:p>36985528</text:p>
          </table:table-cell>
          <table:table-cell office:value-type="float" office:value="6848567" calcext:value-type="float">
            <text:p>6848567</text:p>
          </table:table-cell>
          <table:table-cell table:number-columns-repeated="3"/>
        </table:table-row>
        <table:table-row table:style-name="ro1">
          <table:table-cell office:value-type="float" office:value="36360958" calcext:value-type="float">
            <text:p>36360958</text:p>
          </table:table-cell>
          <table:table-cell office:value-type="float" office:value="6190690" calcext:value-type="float">
            <text:p>6190690</text:p>
          </table:table-cell>
          <table:table-cell table:number-columns-repeated="3"/>
        </table:table-row>
        <table:table-row table:style-name="ro1">
          <table:table-cell office:value-type="float" office:value="62218560" calcext:value-type="float">
            <text:p>62218560</text:p>
          </table:table-cell>
          <table:table-cell office:value-type="float" office:value="7889714" calcext:value-type="float">
            <text:p>7889714</text:p>
          </table:table-cell>
          <table:table-cell table:number-columns-repeated="3"/>
        </table:table-row>
        <table:table-row table:style-name="ro1">
          <table:table-cell office:value-type="float" office:value="35867982" calcext:value-type="float">
            <text:p>35867982</text:p>
          </table:table-cell>
          <table:table-cell office:value-type="float" office:value="6531606" calcext:value-type="float">
            <text:p>6531606</text:p>
          </table:table-cell>
          <table:table-cell table:number-columns-repeated="3"/>
        </table:table-row>
        <table:table-row table:style-name="ro1">
          <table:table-cell office:value-type="float" office:value="36944835" calcext:value-type="float">
            <text:p>36944835</text:p>
          </table:table-cell>
          <table:table-cell office:value-type="float" office:value="8904459" calcext:value-type="float">
            <text:p>8904459</text:p>
          </table:table-cell>
          <table:table-cell table:number-columns-repeated="3"/>
        </table:table-row>
        <table:table-row table:style-name="ro1">
          <table:table-cell office:value-type="float" office:value="65995378" calcext:value-type="float">
            <text:p>65995378</text:p>
          </table:table-cell>
          <table:table-cell office:value-type="float" office:value="7732852" calcext:value-type="float">
            <text:p>7732852</text:p>
          </table:table-cell>
          <table:table-cell table:number-columns-repeated="3"/>
        </table:table-row>
        <table:table-row table:style-name="ro1">
          <table:table-cell office:value-type="float" office:value="14639829" calcext:value-type="float">
            <text:p>14639829</text:p>
          </table:table-cell>
          <table:table-cell office:value-type="float" office:value="7069969" calcext:value-type="float">
            <text:p>7069969</text:p>
          </table:table-cell>
          <table:table-cell table:number-columns-repeated="3"/>
        </table:table-row>
        <table:table-row table:style-name="ro1">
          <table:table-cell office:value-type="float" office:value="36379057" calcext:value-type="float">
            <text:p>36379057</text:p>
          </table:table-cell>
          <table:table-cell office:value-type="float" office:value="8176942" calcext:value-type="float">
            <text:p>8176942</text:p>
          </table:table-cell>
          <table:table-cell table:number-columns-repeated="3"/>
        </table:table-row>
        <table:table-row table:style-name="ro1">
          <table:table-cell office:value-type="float" office:value="36550964" calcext:value-type="float">
            <text:p>36550964</text:p>
          </table:table-cell>
          <table:table-cell office:value-type="float" office:value="6390765" calcext:value-type="float">
            <text:p>6390765</text:p>
          </table:table-cell>
          <table:table-cell table:number-columns-repeated="3"/>
        </table:table-row>
        <table:table-row table:style-name="ro1">
          <table:table-cell office:value-type="float" office:value="62861345" calcext:value-type="float">
            <text:p>62861345</text:p>
          </table:table-cell>
          <table:table-cell office:value-type="float" office:value="7580242" calcext:value-type="float">
            <text:p>7580242</text:p>
          </table:table-cell>
          <table:table-cell table:number-columns-repeated="3"/>
        </table:table-row>
        <table:table-row table:style-name="ro1">
          <table:table-cell office:value-type="float" office:value="36867254" calcext:value-type="float">
            <text:p>36867254</text:p>
          </table:table-cell>
          <table:table-cell office:value-type="float" office:value="7692838" calcext:value-type="float">
            <text:p>7692838</text:p>
          </table:table-cell>
          <table:table-cell table:number-columns-repeated="3"/>
        </table:table-row>
        <table:table-row table:style-name="ro1">
          <table:table-cell office:value-type="float" office:value="36851700" calcext:value-type="float">
            <text:p>36851700</text:p>
          </table:table-cell>
          <table:table-cell office:value-type="float" office:value="7951852" calcext:value-type="float">
            <text:p>7951852</text:p>
          </table:table-cell>
          <table:table-cell table:number-columns-repeated="3"/>
        </table:table-row>
        <table:table-row table:style-name="ro1">
          <table:table-cell office:value-type="float" office:value="36546434" calcext:value-type="float">
            <text:p>36546434</text:p>
          </table:table-cell>
          <table:table-cell office:value-type="float" office:value="6282973" calcext:value-type="float">
            <text:p>6282973</text:p>
          </table:table-cell>
          <table:table-cell table:number-columns-repeated="3"/>
        </table:table-row>
        <table:table-row table:style-name="ro1">
          <table:table-cell office:value-type="float" office:value="40491126" calcext:value-type="float">
            <text:p>40491126</text:p>
          </table:table-cell>
          <table:table-cell office:value-type="float" office:value="12947948" calcext:value-type="float">
            <text:p>12947948</text:p>
          </table:table-cell>
          <table:table-cell table:number-columns-repeated="3"/>
        </table:table-row>
        <table:table-row table:style-name="ro1">
          <table:table-cell office:value-type="float" office:value="63661411" calcext:value-type="float">
            <text:p>63661411</text:p>
          </table:table-cell>
          <table:table-cell office:value-type="float" office:value="5895096" calcext:value-type="float">
            <text:p>5895096</text:p>
          </table:table-cell>
          <table:table-cell table:number-columns-repeated="3"/>
        </table:table-row>
        <table:table-row table:style-name="ro1">
          <table:table-cell office:value-type="float" office:value="62641558" calcext:value-type="float">
            <text:p>62641558</text:p>
          </table:table-cell>
          <table:table-cell office:value-type="float" office:value="7460189" calcext:value-type="float">
            <text:p>7460189</text:p>
          </table:table-cell>
          <table:table-cell table:number-columns-repeated="3"/>
        </table:table-row>
        <table:table-row table:style-name="ro1">
          <table:table-cell office:value-type="float" office:value="14449820" calcext:value-type="float">
            <text:p>14449820</text:p>
          </table:table-cell>
          <table:table-cell office:value-type="float" office:value="7109010" calcext:value-type="float">
            <text:p>7109010</text:p>
          </table:table-cell>
          <table:table-cell table:number-columns-repeated="3"/>
        </table:table-row>
        <table:table-row table:style-name="ro1">
          <table:table-cell office:value-type="float" office:value="14429916" calcext:value-type="float">
            <text:p>14429916</text:p>
          </table:table-cell>
          <table:table-cell office:value-type="float" office:value="7460328" calcext:value-type="float">
            <text:p>7460328</text:p>
          </table:table-cell>
          <table:table-cell table:number-columns-repeated="3"/>
        </table:table-row>
        <table:table-row table:style-name="ro1">
          <table:table-cell office:value-type="float" office:value="62562578" calcext:value-type="float">
            <text:p>62562578</text:p>
          </table:table-cell>
          <table:table-cell office:value-type="float" office:value="5963712" calcext:value-type="float">
            <text:p>5963712</text:p>
          </table:table-cell>
          <table:table-cell table:number-columns-repeated="3"/>
        </table:table-row>
        <table:table-row table:style-name="ro1">
          <table:table-cell office:value-type="float" office:value="37213970" calcext:value-type="float">
            <text:p>37213970</text:p>
          </table:table-cell>
          <table:table-cell office:value-type="float" office:value="6317797" calcext:value-type="float">
            <text:p>6317797</text:p>
          </table:table-cell>
          <table:table-cell table:number-columns-repeated="3"/>
        </table:table-row>
        <table:table-row table:style-name="ro1">
          <table:table-cell office:value-type="float" office:value="36735235" calcext:value-type="float">
            <text:p>36735235</text:p>
          </table:table-cell>
          <table:table-cell office:value-type="float" office:value="6541774" calcext:value-type="float">
            <text:p>6541774</text:p>
          </table:table-cell>
          <table:table-cell table:number-columns-repeated="3"/>
        </table:table-row>
        <table:table-row table:style-name="ro1">
          <table:table-cell office:value-type="float" office:value="37103001" calcext:value-type="float">
            <text:p>37103001</text:p>
          </table:table-cell>
          <table:table-cell office:value-type="float" office:value="8623504" calcext:value-type="float">
            <text:p>8623504</text:p>
          </table:table-cell>
          <table:table-cell table:number-columns-repeated="3"/>
        </table:table-row>
        <table:table-row table:style-name="ro1">
          <table:table-cell office:value-type="float" office:value="63065540" calcext:value-type="float">
            <text:p>63065540</text:p>
          </table:table-cell>
          <table:table-cell office:value-type="float" office:value="6593902" calcext:value-type="float">
            <text:p>6593902</text:p>
          </table:table-cell>
          <table:table-cell table:number-columns-repeated="3"/>
        </table:table-row>
        <table:table-row table:style-name="ro1">
          <table:table-cell office:value-type="float" office:value="36882511" calcext:value-type="float">
            <text:p>36882511</text:p>
          </table:table-cell>
          <table:table-cell office:value-type="float" office:value="6066285" calcext:value-type="float">
            <text:p>6066285</text:p>
          </table:table-cell>
          <table:table-cell table:number-columns-repeated="3"/>
        </table:table-row>
        <table:table-row table:style-name="ro1">
          <table:table-cell office:value-type="float" office:value="37003766" calcext:value-type="float">
            <text:p>37003766</text:p>
          </table:table-cell>
          <table:table-cell office:value-type="float" office:value="8267761" calcext:value-type="float">
            <text:p>8267761</text:p>
          </table:table-cell>
          <table:table-cell table:number-columns-repeated="3"/>
        </table:table-row>
        <table:table-row table:style-name="ro1">
          <table:table-cell office:value-type="float" office:value="37061129" calcext:value-type="float">
            <text:p>37061129</text:p>
          </table:table-cell>
          <table:table-cell office:value-type="float" office:value="6739482" calcext:value-type="float">
            <text:p>6739482</text:p>
          </table:table-cell>
          <table:table-cell table:number-columns-repeated="3"/>
        </table:table-row>
        <table:table-row table:style-name="ro1">
          <table:table-cell office:value-type="float" office:value="63629100" calcext:value-type="float">
            <text:p>63629100</text:p>
          </table:table-cell>
          <table:table-cell office:value-type="float" office:value="6288684" calcext:value-type="float">
            <text:p>6288684</text:p>
          </table:table-cell>
          <table:table-cell table:number-columns-repeated="3"/>
        </table:table-row>
        <table:table-row table:style-name="ro1">
          <table:table-cell office:value-type="float" office:value="36465267" calcext:value-type="float">
            <text:p>36465267</text:p>
          </table:table-cell>
          <table:table-cell office:value-type="float" office:value="6626545" calcext:value-type="float">
            <text:p>6626545</text:p>
          </table:table-cell>
          <table:table-cell table:number-columns-repeated="3"/>
        </table:table-row>
        <table:table-row table:style-name="ro1">
          <table:table-cell office:value-type="float" office:value="36486264" calcext:value-type="float">
            <text:p>36486264</text:p>
          </table:table-cell>
          <table:table-cell office:value-type="float" office:value="6270687" calcext:value-type="float">
            <text:p>6270687</text:p>
          </table:table-cell>
          <table:table-cell table:number-columns-repeated="3"/>
        </table:table-row>
        <table:table-row table:style-name="ro1">
          <table:table-cell office:value-type="float" office:value="69147412" calcext:value-type="float">
            <text:p>69147412</text:p>
          </table:table-cell>
          <table:table-cell office:value-type="float" office:value="10681607" calcext:value-type="float">
            <text:p>10681607</text:p>
          </table:table-cell>
          <table:table-cell table:number-columns-repeated="3"/>
        </table:table-row>
        <table:table-row table:style-name="ro1">
          <table:table-cell office:value-type="float" office:value="37457720" calcext:value-type="float">
            <text:p>37457720</text:p>
          </table:table-cell>
          <table:table-cell office:value-type="float" office:value="7859268" calcext:value-type="float">
            <text:p>7859268</text:p>
          </table:table-cell>
          <table:table-cell table:number-columns-repeated="3"/>
        </table:table-row>
        <table:table-row table:style-name="ro1">
          <table:table-cell office:value-type="float" office:value="37282334" calcext:value-type="float">
            <text:p>37282334</text:p>
          </table:table-cell>
          <table:table-cell office:value-type="float" office:value="6173308" calcext:value-type="float">
            <text:p>6173308</text:p>
          </table:table-cell>
          <table:table-cell table:number-columns-repeated="3"/>
        </table:table-row>
        <table:table-row table:style-name="ro1">
          <table:table-cell office:value-type="float" office:value="36566595" calcext:value-type="float">
            <text:p>36566595</text:p>
          </table:table-cell>
          <table:table-cell office:value-type="float" office:value="6412902" calcext:value-type="float">
            <text:p>6412902</text:p>
          </table:table-cell>
          <table:table-cell table:number-columns-repeated="3"/>
        </table:table-row>
        <table:table-row table:style-name="ro1">
          <table:table-cell office:value-type="float" office:value="63121336" calcext:value-type="float">
            <text:p>63121336</text:p>
          </table:table-cell>
          <table:table-cell office:value-type="float" office:value="7128560" calcext:value-type="float">
            <text:p>7128560</text:p>
          </table:table-cell>
          <table:table-cell table:number-columns-repeated="3"/>
        </table:table-row>
        <table:table-row table:style-name="ro1">
          <table:table-cell office:value-type="float" office:value="62191685" calcext:value-type="float">
            <text:p>62191685</text:p>
          </table:table-cell>
          <table:table-cell office:value-type="float" office:value="6017813" calcext:value-type="float">
            <text:p>6017813</text:p>
          </table:table-cell>
          <table:table-cell table:number-columns-repeated="3"/>
        </table:table-row>
        <table:table-row table:style-name="ro1">
          <table:table-cell office:value-type="float" office:value="36706456" calcext:value-type="float">
            <text:p>36706456</text:p>
          </table:table-cell>
          <table:table-cell office:value-type="float" office:value="7612823" calcext:value-type="float">
            <text:p>7612823</text:p>
          </table:table-cell>
          <table:table-cell table:number-columns-repeated="3"/>
        </table:table-row>
        <table:table-row table:style-name="ro1">
          <table:table-cell office:value-type="float" office:value="61945868" calcext:value-type="float">
            <text:p>61945868</text:p>
          </table:table-cell>
          <table:table-cell office:value-type="float" office:value="7419393" calcext:value-type="float">
            <text:p>7419393</text:p>
          </table:table-cell>
          <table:table-cell table:number-columns-repeated="3"/>
        </table:table-row>
        <table:table-row table:style-name="ro1">
          <table:table-cell office:value-type="float" office:value="37759096" calcext:value-type="float">
            <text:p>37759096</text:p>
          </table:table-cell>
          <table:table-cell office:value-type="float" office:value="7932949" calcext:value-type="float">
            <text:p>7932949</text:p>
          </table:table-cell>
          <table:table-cell table:number-columns-repeated="3"/>
        </table:table-row>
        <table:table-row table:style-name="ro1">
          <table:table-cell office:value-type="float" office:value="36907627" calcext:value-type="float">
            <text:p>36907627</text:p>
          </table:table-cell>
          <table:table-cell office:value-type="float" office:value="8117649" calcext:value-type="float">
            <text:p>8117649</text:p>
          </table:table-cell>
          <table:table-cell table:number-columns-repeated="3"/>
        </table:table-row>
        <table:table-row table:style-name="ro1">
          <table:table-cell office:value-type="float" office:value="14843943" calcext:value-type="float">
            <text:p>14843943</text:p>
          </table:table-cell>
          <table:table-cell office:value-type="float" office:value="5898672" calcext:value-type="float">
            <text:p>5898672</text:p>
          </table:table-cell>
          <table:table-cell table:number-columns-repeated="3"/>
        </table:table-row>
        <table:table-row table:style-name="ro1">
          <table:table-cell office:value-type="float" office:value="36696119" calcext:value-type="float">
            <text:p>36696119</text:p>
          </table:table-cell>
          <table:table-cell office:value-type="float" office:value="6222249" calcext:value-type="float">
            <text:p>6222249</text:p>
          </table:table-cell>
          <table:table-cell table:number-columns-repeated="3"/>
        </table:table-row>
        <table:table-row table:style-name="ro1">
          <table:table-cell office:value-type="float" office:value="14505780" calcext:value-type="float">
            <text:p>14505780</text:p>
          </table:table-cell>
          <table:table-cell office:value-type="float" office:value="7524733" calcext:value-type="float">
            <text:p>7524733</text:p>
          </table:table-cell>
          <table:table-cell table:number-columns-repeated="3"/>
        </table:table-row>
        <table:table-row table:style-name="ro1">
          <table:table-cell office:value-type="float" office:value="62775299" calcext:value-type="float">
            <text:p>62775299</text:p>
          </table:table-cell>
          <table:table-cell office:value-type="float" office:value="5976681" calcext:value-type="float">
            <text:p>5976681</text:p>
          </table:table-cell>
          <table:table-cell table:number-columns-repeated="3"/>
        </table:table-row>
        <table:table-row table:style-name="ro1">
          <table:table-cell office:value-type="float" office:value="14618246" calcext:value-type="float">
            <text:p>14618246</text:p>
          </table:table-cell>
          <table:table-cell office:value-type="float" office:value="5873207" calcext:value-type="float">
            <text:p>5873207</text:p>
          </table:table-cell>
          <table:table-cell table:number-columns-repeated="3"/>
        </table:table-row>
        <table:table-row table:style-name="ro1">
          <table:table-cell office:value-type="float" office:value="14440809" calcext:value-type="float">
            <text:p>14440809</text:p>
          </table:table-cell>
          <table:table-cell office:value-type="float" office:value="6268025" calcext:value-type="float">
            <text:p>6268025</text:p>
          </table:table-cell>
          <table:table-cell table:number-columns-repeated="3"/>
        </table:table-row>
        <table:table-row table:style-name="ro1">
          <table:table-cell office:value-type="float" office:value="37560993" calcext:value-type="float">
            <text:p>37560993</text:p>
          </table:table-cell>
          <table:table-cell office:value-type="float" office:value="7382591" calcext:value-type="float">
            <text:p>7382591</text:p>
          </table:table-cell>
          <table:table-cell table:number-columns-repeated="3"/>
        </table:table-row>
        <table:table-row table:style-name="ro1">
          <table:table-cell office:value-type="float" office:value="91782040" calcext:value-type="float">
            <text:p>91782040</text:p>
          </table:table-cell>
          <table:table-cell office:value-type="float" office:value="6576266" calcext:value-type="float">
            <text:p>6576266</text:p>
          </table:table-cell>
          <table:table-cell table:number-columns-repeated="3"/>
        </table:table-row>
        <table:table-row table:style-name="ro1">
          <table:table-cell office:value-type="float" office:value="67997706" calcext:value-type="float">
            <text:p>67997706</text:p>
          </table:table-cell>
          <table:table-cell office:value-type="float" office:value="8000637" calcext:value-type="float">
            <text:p>8000637</text:p>
          </table:table-cell>
          <table:table-cell table:number-columns-repeated="3"/>
        </table:table-row>
        <table:table-row table:style-name="ro1">
          <table:table-cell office:value-type="float" office:value="62961900" calcext:value-type="float">
            <text:p>62961900</text:p>
          </table:table-cell>
          <table:table-cell office:value-type="float" office:value="7747166" calcext:value-type="float">
            <text:p>7747166</text:p>
          </table:table-cell>
          <table:table-cell table:number-columns-repeated="3"/>
        </table:table-row>
        <table:table-row table:style-name="ro1">
          <table:table-cell office:value-type="float" office:value="14259002" calcext:value-type="float">
            <text:p>14259002</text:p>
          </table:table-cell>
          <table:table-cell office:value-type="float" office:value="6134449" calcext:value-type="float">
            <text:p>6134449</text:p>
          </table:table-cell>
          <table:table-cell table:number-columns-repeated="3"/>
        </table:table-row>
        <table:table-row table:style-name="ro1">
          <table:table-cell office:value-type="float" office:value="37086453" calcext:value-type="float">
            <text:p>37086453</text:p>
          </table:table-cell>
          <table:table-cell office:value-type="float" office:value="8159778" calcext:value-type="float">
            <text:p>8159778</text:p>
          </table:table-cell>
          <table:table-cell table:number-columns-repeated="3"/>
        </table:table-row>
        <table:table-row table:style-name="ro1">
          <table:table-cell office:value-type="float" office:value="14205763" calcext:value-type="float">
            <text:p>14205763</text:p>
          </table:table-cell>
          <table:table-cell office:value-type="float" office:value="7368432" calcext:value-type="float">
            <text:p>7368432</text:p>
          </table:table-cell>
          <table:table-cell table:number-columns-repeated="3"/>
        </table:table-row>
        <table:table-row table:style-name="ro1">
          <table:table-cell office:value-type="float" office:value="36623094" calcext:value-type="float">
            <text:p>36623094</text:p>
          </table:table-cell>
          <table:table-cell office:value-type="float" office:value="8369982" calcext:value-type="float">
            <text:p>8369982</text:p>
          </table:table-cell>
          <table:table-cell table:number-columns-repeated="3"/>
        </table:table-row>
        <table:table-row table:style-name="ro1">
          <table:table-cell office:value-type="float" office:value="63538832" calcext:value-type="float">
            <text:p>63538832</text:p>
          </table:table-cell>
          <table:table-cell office:value-type="float" office:value="7765890" calcext:value-type="float">
            <text:p>7765890</text:p>
          </table:table-cell>
          <table:table-cell table:number-columns-repeated="3"/>
        </table:table-row>
        <table:table-row table:style-name="ro1">
          <table:table-cell office:value-type="float" office:value="37623770" calcext:value-type="float">
            <text:p>37623770</text:p>
          </table:table-cell>
          <table:table-cell office:value-type="float" office:value="6179180" calcext:value-type="float">
            <text:p>6179180</text:p>
          </table:table-cell>
          <table:table-cell table:number-columns-repeated="3"/>
        </table:table-row>
        <table:table-row table:style-name="ro1">
          <table:table-cell office:value-type="float" office:value="63482572" calcext:value-type="float">
            <text:p>63482572</text:p>
          </table:table-cell>
          <table:table-cell office:value-type="float" office:value="5907301" calcext:value-type="float">
            <text:p>5907301</text:p>
          </table:table-cell>
          <table:table-cell table:number-columns-repeated="3"/>
        </table:table-row>
        <table:table-row table:style-name="ro1">
          <table:table-cell office:value-type="float" office:value="14360363" calcext:value-type="float">
            <text:p>14360363</text:p>
          </table:table-cell>
          <table:table-cell office:value-type="float" office:value="7239912" calcext:value-type="float">
            <text:p>7239912</text:p>
          </table:table-cell>
          <table:table-cell table:number-columns-repeated="3"/>
        </table:table-row>
        <table:table-row table:style-name="ro1">
          <table:table-cell office:value-type="float" office:value="62269220" calcext:value-type="float">
            <text:p>62269220</text:p>
          </table:table-cell>
          <table:table-cell office:value-type="float" office:value="7599883" calcext:value-type="float">
            <text:p>7599883</text:p>
          </table:table-cell>
          <table:table-cell table:number-columns-repeated="3"/>
        </table:table-row>
        <table:table-row table:style-name="ro1">
          <table:table-cell office:value-type="float" office:value="66416193" calcext:value-type="float">
            <text:p>66416193</text:p>
          </table:table-cell>
          <table:table-cell office:value-type="float" office:value="7573736" calcext:value-type="float">
            <text:p>7573736</text:p>
          </table:table-cell>
          <table:table-cell table:number-columns-repeated="3"/>
        </table:table-row>
        <table:table-row table:style-name="ro1">
          <table:table-cell office:value-type="float" office:value="62438178" calcext:value-type="float">
            <text:p>62438178</text:p>
          </table:table-cell>
          <table:table-cell office:value-type="float" office:value="7517413" calcext:value-type="float">
            <text:p>7517413</text:p>
          </table:table-cell>
          <table:table-cell table:number-columns-repeated="3"/>
        </table:table-row>
        <table:table-row table:style-name="ro1">
          <table:table-cell office:value-type="float" office:value="36080831" calcext:value-type="float">
            <text:p>36080831</text:p>
          </table:table-cell>
          <table:table-cell office:value-type="float" office:value="6320846" calcext:value-type="float">
            <text:p>6320846</text:p>
          </table:table-cell>
          <table:table-cell table:number-columns-repeated="3"/>
        </table:table-row>
        <table:table-row table:style-name="ro1">
          <table:table-cell office:value-type="float" office:value="65044956" calcext:value-type="float">
            <text:p>65044956</text:p>
          </table:table-cell>
          <table:table-cell office:value-type="float" office:value="7838697" calcext:value-type="float">
            <text:p>7838697</text:p>
          </table:table-cell>
          <table:table-cell table:number-columns-repeated="3"/>
        </table:table-row>
        <table:table-row table:style-name="ro1">
          <table:table-cell office:value-type="float" office:value="36360070" calcext:value-type="float">
            <text:p>36360070</text:p>
          </table:table-cell>
          <table:table-cell office:value-type="float" office:value="6024193" calcext:value-type="float">
            <text:p>6024193</text:p>
          </table:table-cell>
          <table:table-cell table:number-columns-repeated="3"/>
        </table:table-row>
        <table:table-row table:style-name="ro1">
          <table:table-cell office:value-type="float" office:value="37020335" calcext:value-type="float">
            <text:p>37020335</text:p>
          </table:table-cell>
          <table:table-cell office:value-type="float" office:value="6827490" calcext:value-type="float">
            <text:p>6827490</text:p>
          </table:table-cell>
          <table:table-cell table:number-columns-repeated="3"/>
        </table:table-row>
        <table:table-row table:style-name="ro1">
          <table:table-cell office:value-type="float" office:value="63451851" calcext:value-type="float">
            <text:p>63451851</text:p>
          </table:table-cell>
          <table:table-cell office:value-type="float" office:value="6092493" calcext:value-type="float">
            <text:p>6092493</text:p>
          </table:table-cell>
          <table:table-cell table:number-columns-repeated="3"/>
        </table:table-row>
        <table:table-row table:style-name="ro1">
          <table:table-cell office:value-type="float" office:value="36564497" calcext:value-type="float">
            <text:p>36564497</text:p>
          </table:table-cell>
          <table:table-cell office:value-type="float" office:value="7321769" calcext:value-type="float">
            <text:p>7321769</text:p>
          </table:table-cell>
          <table:table-cell table:number-columns-repeated="3"/>
        </table:table-row>
        <table:table-row table:style-name="ro1">
          <table:table-cell office:value-type="float" office:value="63361361" calcext:value-type="float">
            <text:p>63361361</text:p>
          </table:table-cell>
          <table:table-cell office:value-type="float" office:value="7517773" calcext:value-type="float">
            <text:p>7517773</text:p>
          </table:table-cell>
          <table:table-cell table:number-columns-repeated="3"/>
        </table:table-row>
        <table:table-row table:style-name="ro1">
          <table:table-cell office:value-type="float" office:value="63886243" calcext:value-type="float">
            <text:p>63886243</text:p>
          </table:table-cell>
          <table:table-cell office:value-type="float" office:value="7411706" calcext:value-type="float">
            <text:p>7411706</text:p>
          </table:table-cell>
          <table:table-cell table:number-columns-repeated="3"/>
        </table:table-row>
        <table:table-row table:style-name="ro1">
          <table:table-cell office:value-type="float" office:value="36659108" calcext:value-type="float">
            <text:p>36659108</text:p>
          </table:table-cell>
          <table:table-cell office:value-type="float" office:value="6240745" calcext:value-type="float">
            <text:p>6240745</text:p>
          </table:table-cell>
          <table:table-cell table:number-columns-repeated="3"/>
        </table:table-row>
        <table:table-row table:style-name="ro1">
          <table:table-cell office:value-type="float" office:value="36707907" calcext:value-type="float">
            <text:p>36707907</text:p>
          </table:table-cell>
          <table:table-cell office:value-type="float" office:value="6661603" calcext:value-type="float">
            <text:p>6661603</text:p>
          </table:table-cell>
          <table:table-cell table:number-columns-repeated="3"/>
        </table:table-row>
        <table:table-row table:style-name="ro1">
          <table:table-cell office:value-type="float" office:value="62486932" calcext:value-type="float">
            <text:p>62486932</text:p>
          </table:table-cell>
          <table:table-cell office:value-type="float" office:value="7371632" calcext:value-type="float">
            <text:p>7371632</text:p>
          </table:table-cell>
          <table:table-cell table:number-columns-repeated="3"/>
        </table:table-row>
        <table:table-row table:style-name="ro1">
          <table:table-cell office:value-type="float" office:value="36804475" calcext:value-type="float">
            <text:p>36804475</text:p>
          </table:table-cell>
          <table:table-cell office:value-type="float" office:value="7918534" calcext:value-type="float">
            <text:p>7918534</text:p>
          </table:table-cell>
          <table:table-cell table:number-columns-repeated="3"/>
        </table:table-row>
        <table:table-row table:style-name="ro1">
          <table:table-cell office:value-type="float" office:value="14519519" calcext:value-type="float">
            <text:p>14519519</text:p>
          </table:table-cell>
          <table:table-cell office:value-type="float" office:value="7319193" calcext:value-type="float">
            <text:p>7319193</text:p>
          </table:table-cell>
          <table:table-cell table:number-columns-repeated="3"/>
        </table:table-row>
        <table:table-row table:style-name="ro1">
          <table:table-cell office:value-type="float" office:value="63175222" calcext:value-type="float">
            <text:p>63175222</text:p>
          </table:table-cell>
          <table:table-cell office:value-type="float" office:value="7771155" calcext:value-type="float">
            <text:p>7771155</text:p>
          </table:table-cell>
          <table:table-cell table:number-columns-repeated="3"/>
        </table:table-row>
        <table:table-row table:style-name="ro1">
          <table:table-cell office:value-type="float" office:value="36397141" calcext:value-type="float">
            <text:p>36397141</text:p>
          </table:table-cell>
          <table:table-cell office:value-type="float" office:value="6311293" calcext:value-type="float">
            <text:p>6311293</text:p>
          </table:table-cell>
          <table:table-cell table:number-columns-repeated="3"/>
        </table:table-row>
        <table:table-row table:style-name="ro1">
          <table:table-cell office:value-type="float" office:value="36972790" calcext:value-type="float">
            <text:p>36972790</text:p>
          </table:table-cell>
          <table:table-cell office:value-type="float" office:value="6820057" calcext:value-type="float">
            <text:p>6820057</text:p>
          </table:table-cell>
          <table:table-cell table:number-columns-repeated="3"/>
        </table:table-row>
        <table:table-row table:style-name="ro1">
          <table:table-cell office:value-type="float" office:value="36875431" calcext:value-type="float">
            <text:p>36875431</text:p>
          </table:table-cell>
          <table:table-cell office:value-type="float" office:value="6207259" calcext:value-type="float">
            <text:p>6207259</text:p>
          </table:table-cell>
          <table:table-cell table:number-columns-repeated="3"/>
        </table:table-row>
        <table:table-row table:style-name="ro1">
          <table:table-cell office:value-type="float" office:value="69601721" calcext:value-type="float">
            <text:p>69601721</text:p>
          </table:table-cell>
          <table:table-cell office:value-type="float" office:value="10791345" calcext:value-type="float">
            <text:p>10791345</text:p>
          </table:table-cell>
          <table:table-cell table:number-columns-repeated="3"/>
        </table:table-row>
        <table:table-row table:style-name="ro1">
          <table:table-cell office:value-type="float" office:value="36937865" calcext:value-type="float">
            <text:p>36937865</text:p>
          </table:table-cell>
          <table:table-cell office:value-type="float" office:value="8217873" calcext:value-type="float">
            <text:p>8217873</text:p>
          </table:table-cell>
          <table:table-cell table:number-columns-repeated="3"/>
        </table:table-row>
        <table:table-row table:style-name="ro1">
          <table:table-cell office:value-type="float" office:value="36898457" calcext:value-type="float">
            <text:p>36898457</text:p>
          </table:table-cell>
          <table:table-cell office:value-type="float" office:value="7969748" calcext:value-type="float">
            <text:p>7969748</text:p>
          </table:table-cell>
          <table:table-cell table:number-columns-repeated="3"/>
        </table:table-row>
        <table:table-row table:style-name="ro1">
          <table:table-cell office:value-type="float" office:value="62118273" calcext:value-type="float">
            <text:p>62118273</text:p>
          </table:table-cell>
          <table:table-cell office:value-type="float" office:value="7515725" calcext:value-type="float">
            <text:p>7515725</text:p>
          </table:table-cell>
          <table:table-cell table:number-columns-repeated="3"/>
        </table:table-row>
        <table:table-row table:style-name="ro1">
          <table:table-cell office:value-type="float" office:value="65074838" calcext:value-type="float">
            <text:p>65074838</text:p>
          </table:table-cell>
          <table:table-cell office:value-type="float" office:value="6131918" calcext:value-type="float">
            <text:p>6131918</text:p>
          </table:table-cell>
          <table:table-cell table:number-columns-repeated="3"/>
        </table:table-row>
        <table:table-row table:style-name="ro1">
          <table:table-cell office:value-type="float" office:value="36797448" calcext:value-type="float">
            <text:p>36797448</text:p>
          </table:table-cell>
          <table:table-cell office:value-type="float" office:value="6179218" calcext:value-type="float">
            <text:p>6179218</text:p>
          </table:table-cell>
          <table:table-cell table:number-columns-repeated="3"/>
        </table:table-row>
        <table:table-row table:style-name="ro1">
          <table:table-cell office:value-type="float" office:value="63278462" calcext:value-type="float">
            <text:p>63278462</text:p>
          </table:table-cell>
          <table:table-cell office:value-type="float" office:value="7425587" calcext:value-type="float">
            <text:p>7425587</text:p>
          </table:table-cell>
          <table:table-cell table:number-columns-repeated="3"/>
        </table:table-row>
        <table:table-row table:style-name="ro1">
          <table:table-cell office:value-type="float" office:value="36013975" calcext:value-type="float">
            <text:p>36013975</text:p>
          </table:table-cell>
          <table:table-cell office:value-type="float" office:value="6541789" calcext:value-type="float">
            <text:p>6541789</text:p>
          </table:table-cell>
          <table:table-cell table:number-columns-repeated="3"/>
        </table:table-row>
        <table:table-row table:style-name="ro1">
          <table:table-cell office:value-type="float" office:value="36793137" calcext:value-type="float">
            <text:p>36793137</text:p>
          </table:table-cell>
          <table:table-cell office:value-type="float" office:value="6257547" calcext:value-type="float">
            <text:p>6257547</text:p>
          </table:table-cell>
          <table:table-cell table:number-columns-repeated="3"/>
        </table:table-row>
        <table:table-row table:style-name="ro1">
          <table:table-cell office:value-type="float" office:value="62049817" calcext:value-type="float">
            <text:p>62049817</text:p>
          </table:table-cell>
          <table:table-cell office:value-type="float" office:value="7413165" calcext:value-type="float">
            <text:p>7413165</text:p>
          </table:table-cell>
          <table:table-cell table:number-columns-repeated="3"/>
        </table:table-row>
        <table:table-row table:style-name="ro1">
          <table:table-cell office:value-type="float" office:value="36671378" calcext:value-type="float">
            <text:p>36671378</text:p>
          </table:table-cell>
          <table:table-cell office:value-type="float" office:value="6114180" calcext:value-type="float">
            <text:p>6114180</text:p>
          </table:table-cell>
          <table:table-cell table:number-columns-repeated="3"/>
        </table:table-row>
        <table:table-row table:style-name="ro1">
          <table:table-cell office:value-type="float" office:value="36421810" calcext:value-type="float">
            <text:p>36421810</text:p>
          </table:table-cell>
          <table:table-cell office:value-type="float" office:value="6335826" calcext:value-type="float">
            <text:p>6335826</text:p>
          </table:table-cell>
          <table:table-cell table:number-columns-repeated="3"/>
        </table:table-row>
        <table:table-row table:style-name="ro1">
          <table:table-cell office:value-type="float" office:value="62870069" calcext:value-type="float">
            <text:p>62870069</text:p>
          </table:table-cell>
          <table:table-cell office:value-type="float" office:value="7459036" calcext:value-type="float">
            <text:p>7459036</text:p>
          </table:table-cell>
          <table:table-cell table:number-columns-repeated="3"/>
        </table:table-row>
        <table:table-row table:style-name="ro1">
          <table:table-cell office:value-type="float" office:value="36340499" calcext:value-type="float">
            <text:p>36340499</text:p>
          </table:table-cell>
          <table:table-cell office:value-type="float" office:value="6248063" calcext:value-type="float">
            <text:p>6248063</text:p>
          </table:table-cell>
          <table:table-cell table:number-columns-repeated="3"/>
        </table:table-row>
        <table:table-row table:style-name="ro1">
          <table:table-cell office:value-type="float" office:value="36502152" calcext:value-type="float">
            <text:p>36502152</text:p>
          </table:table-cell>
          <table:table-cell office:value-type="float" office:value="6129496" calcext:value-type="float">
            <text:p>6129496</text:p>
          </table:table-cell>
          <table:table-cell table:number-columns-repeated="3"/>
        </table:table-row>
        <table:table-row table:style-name="ro1">
          <table:table-cell office:value-type="float" office:value="36446170" calcext:value-type="float">
            <text:p>36446170</text:p>
          </table:table-cell>
          <table:table-cell office:value-type="float" office:value="6166965" calcext:value-type="float">
            <text:p>6166965</text:p>
          </table:table-cell>
          <table:table-cell table:number-columns-repeated="3"/>
        </table:table-row>
        <table:table-row table:style-name="ro1">
          <table:table-cell office:value-type="float" office:value="63659724" calcext:value-type="float">
            <text:p>63659724</text:p>
          </table:table-cell>
          <table:table-cell office:value-type="float" office:value="7516228" calcext:value-type="float">
            <text:p>7516228</text:p>
          </table:table-cell>
          <table:table-cell table:number-columns-repeated="3"/>
        </table:table-row>
        <table:table-row table:style-name="ro1">
          <table:table-cell office:value-type="float" office:value="37019470" calcext:value-type="float">
            <text:p>37019470</text:p>
          </table:table-cell>
          <table:table-cell office:value-type="float" office:value="7874704" calcext:value-type="float">
            <text:p>7874704</text:p>
          </table:table-cell>
          <table:table-cell table:number-columns-repeated="3"/>
        </table:table-row>
        <table:table-row table:style-name="ro1">
          <table:table-cell office:value-type="float" office:value="61982846" calcext:value-type="float">
            <text:p>61982846</text:p>
          </table:table-cell>
          <table:table-cell office:value-type="float" office:value="7406710" calcext:value-type="float">
            <text:p>7406710</text:p>
          </table:table-cell>
          <table:table-cell table:number-columns-repeated="3"/>
        </table:table-row>
        <table:table-row table:style-name="ro1">
          <table:table-cell office:value-type="float" office:value="64378522" calcext:value-type="float">
            <text:p>64378522</text:p>
          </table:table-cell>
          <table:table-cell office:value-type="float" office:value="6604614" calcext:value-type="float">
            <text:p>6604614</text:p>
          </table:table-cell>
          <table:table-cell table:number-columns-repeated="3"/>
        </table:table-row>
        <table:table-row table:style-name="ro1">
          <table:table-cell office:value-type="float" office:value="63746769" calcext:value-type="float">
            <text:p>63746769</text:p>
          </table:table-cell>
          <table:table-cell office:value-type="float" office:value="6334899" calcext:value-type="float">
            <text:p>6334899</text:p>
          </table:table-cell>
          <table:table-cell table:number-columns-repeated="3"/>
        </table:table-row>
        <table:table-row table:style-name="ro1">
          <table:table-cell office:value-type="float" office:value="36617417" calcext:value-type="float">
            <text:p>36617417</text:p>
          </table:table-cell>
          <table:table-cell office:value-type="float" office:value="6208849" calcext:value-type="float">
            <text:p>6208849</text:p>
          </table:table-cell>
          <table:table-cell table:number-columns-repeated="3"/>
        </table:table-row>
        <table:table-row table:style-name="ro1">
          <table:table-cell office:value-type="float" office:value="36622463" calcext:value-type="float">
            <text:p>36622463</text:p>
          </table:table-cell>
          <table:table-cell office:value-type="float" office:value="6259323" calcext:value-type="float">
            <text:p>6259323</text:p>
          </table:table-cell>
          <table:table-cell table:number-columns-repeated="3"/>
        </table:table-row>
        <table:table-row table:style-name="ro1">
          <table:table-cell office:value-type="float" office:value="37770464" calcext:value-type="float">
            <text:p>37770464</text:p>
          </table:table-cell>
          <table:table-cell office:value-type="float" office:value="8617249" calcext:value-type="float">
            <text:p>8617249</text:p>
          </table:table-cell>
          <table:table-cell table:number-columns-repeated="3"/>
        </table:table-row>
        <table:table-row table:style-name="ro1">
          <table:table-cell office:value-type="float" office:value="36235736" calcext:value-type="float">
            <text:p>36235736</text:p>
          </table:table-cell>
          <table:table-cell office:value-type="float" office:value="6424602" calcext:value-type="float">
            <text:p>6424602</text:p>
          </table:table-cell>
          <table:table-cell table:number-columns-repeated="3"/>
        </table:table-row>
        <table:table-row table:style-name="ro1">
          <table:table-cell office:value-type="float" office:value="62821982" calcext:value-type="float">
            <text:p>62821982</text:p>
          </table:table-cell>
          <table:table-cell office:value-type="float" office:value="7508087" calcext:value-type="float">
            <text:p>7508087</text:p>
          </table:table-cell>
          <table:table-cell table:number-columns-repeated="3"/>
        </table:table-row>
        <table:table-row table:style-name="ro1">
          <table:table-cell office:value-type="float" office:value="38142346" calcext:value-type="float">
            <text:p>38142346</text:p>
          </table:table-cell>
          <table:table-cell office:value-type="float" office:value="6502088" calcext:value-type="float">
            <text:p>6502088</text:p>
          </table:table-cell>
          <table:table-cell table:number-columns-repeated="3"/>
        </table:table-row>
        <table:table-row table:style-name="ro1">
          <table:table-cell office:value-type="float" office:value="37123748" calcext:value-type="float">
            <text:p>37123748</text:p>
          </table:table-cell>
          <table:table-cell office:value-type="float" office:value="6482452" calcext:value-type="float">
            <text:p>6482452</text:p>
          </table:table-cell>
          <table:table-cell table:number-columns-repeated="3"/>
        </table:table-row>
        <table:table-row table:style-name="ro1">
          <table:table-cell office:value-type="float" office:value="62833432" calcext:value-type="float">
            <text:p>62833432</text:p>
          </table:table-cell>
          <table:table-cell office:value-type="float" office:value="5865854" calcext:value-type="float">
            <text:p>5865854</text:p>
          </table:table-cell>
          <table:table-cell table:number-columns-repeated="3"/>
        </table:table-row>
        <table:table-row table:style-name="ro1">
          <table:table-cell office:value-type="float" office:value="36410078" calcext:value-type="float">
            <text:p>36410078</text:p>
          </table:table-cell>
          <table:table-cell office:value-type="float" office:value="6399744" calcext:value-type="float">
            <text:p>6399744</text:p>
          </table:table-cell>
          <table:table-cell table:number-columns-repeated="3"/>
        </table:table-row>
        <table:table-row table:style-name="ro1">
          <table:table-cell office:value-type="float" office:value="36441228" calcext:value-type="float">
            <text:p>36441228</text:p>
          </table:table-cell>
          <table:table-cell office:value-type="float" office:value="6223042" calcext:value-type="float">
            <text:p>6223042</text:p>
          </table:table-cell>
          <table:table-cell table:number-columns-repeated="3"/>
        </table:table-row>
        <table:table-row table:style-name="ro1">
          <table:table-cell office:value-type="float" office:value="98648604" calcext:value-type="float">
            <text:p>98648604</text:p>
          </table:table-cell>
          <table:table-cell office:value-type="float" office:value="7515366" calcext:value-type="float">
            <text:p>7515366</text:p>
          </table:table-cell>
          <table:table-cell table:number-columns-repeated="3"/>
        </table:table-row>
        <table:table-row table:style-name="ro1">
          <table:table-cell office:value-type="float" office:value="14416069" calcext:value-type="float">
            <text:p>14416069</text:p>
          </table:table-cell>
          <table:table-cell office:value-type="float" office:value="7192013" calcext:value-type="float">
            <text:p>7192013</text:p>
          </table:table-cell>
          <table:table-cell table:number-columns-repeated="3"/>
        </table:table-row>
        <table:table-row table:style-name="ro1">
          <table:table-cell office:value-type="float" office:value="36955466" calcext:value-type="float">
            <text:p>36955466</text:p>
          </table:table-cell>
          <table:table-cell office:value-type="float" office:value="8142922" calcext:value-type="float">
            <text:p>8142922</text:p>
          </table:table-cell>
          <table:table-cell table:number-columns-repeated="3"/>
        </table:table-row>
        <table:table-row table:style-name="ro1">
          <table:table-cell office:value-type="float" office:value="36989121" calcext:value-type="float">
            <text:p>36989121</text:p>
          </table:table-cell>
          <table:table-cell office:value-type="float" office:value="6032794" calcext:value-type="float">
            <text:p>6032794</text:p>
          </table:table-cell>
          <table:table-cell table:number-columns-repeated="3"/>
        </table:table-row>
        <table:table-row table:style-name="ro1">
          <table:table-cell office:value-type="float" office:value="38284277" calcext:value-type="float">
            <text:p>38284277</text:p>
          </table:table-cell>
          <table:table-cell office:value-type="float" office:value="6466781" calcext:value-type="float">
            <text:p>6466781</text:p>
          </table:table-cell>
          <table:table-cell table:number-columns-repeated="3"/>
        </table:table-row>
        <table:table-row table:style-name="ro1">
          <table:table-cell office:value-type="float" office:value="36874994" calcext:value-type="float">
            <text:p>36874994</text:p>
          </table:table-cell>
          <table:table-cell office:value-type="float" office:value="7233390" calcext:value-type="float">
            <text:p>7233390</text:p>
          </table:table-cell>
          <table:table-cell table:number-columns-repeated="3"/>
        </table:table-row>
        <table:table-row table:style-name="ro1">
          <table:table-cell office:value-type="float" office:value="36926421" calcext:value-type="float">
            <text:p>36926421</text:p>
          </table:table-cell>
          <table:table-cell office:value-type="float" office:value="8204888" calcext:value-type="float">
            <text:p>8204888</text:p>
          </table:table-cell>
          <table:table-cell table:number-columns-repeated="3"/>
        </table:table-row>
        <table:table-row table:style-name="ro1">
          <table:table-cell office:value-type="float" office:value="14273159" calcext:value-type="float">
            <text:p>14273159</text:p>
          </table:table-cell>
          <table:table-cell office:value-type="float" office:value="7146097" calcext:value-type="float">
            <text:p>7146097</text:p>
          </table:table-cell>
          <table:table-cell table:number-columns-repeated="3"/>
        </table:table-row>
        <table:table-row table:style-name="ro1">
          <table:table-cell office:value-type="float" office:value="36362512" calcext:value-type="float">
            <text:p>36362512</text:p>
          </table:table-cell>
          <table:table-cell office:value-type="float" office:value="7594665" calcext:value-type="float">
            <text:p>7594665</text:p>
          </table:table-cell>
          <table:table-cell table:number-columns-repeated="3"/>
        </table:table-row>
        <table:table-row table:style-name="ro1">
          <table:table-cell office:value-type="float" office:value="68920393" calcext:value-type="float">
            <text:p>68920393</text:p>
          </table:table-cell>
          <table:table-cell office:value-type="float" office:value="10292857" calcext:value-type="float">
            <text:p>10292857</text:p>
          </table:table-cell>
          <table:table-cell table:number-columns-repeated="3"/>
        </table:table-row>
        <table:table-row table:style-name="ro1">
          <table:table-cell office:value-type="float" office:value="66260105" calcext:value-type="float">
            <text:p>66260105</text:p>
          </table:table-cell>
          <table:table-cell office:value-type="float" office:value="7774266" calcext:value-type="float">
            <text:p>7774266</text:p>
          </table:table-cell>
          <table:table-cell table:number-columns-repeated="3"/>
        </table:table-row>
        <table:table-row table:style-name="ro1">
          <table:table-cell office:value-type="float" office:value="37626816" calcext:value-type="float">
            <text:p>37626816</text:p>
          </table:table-cell>
          <table:table-cell office:value-type="float" office:value="8005193" calcext:value-type="float">
            <text:p>8005193</text:p>
          </table:table-cell>
          <table:table-cell table:number-columns-repeated="3"/>
        </table:table-row>
        <table:table-row table:style-name="ro1">
          <table:table-cell office:value-type="float" office:value="36431393" calcext:value-type="float">
            <text:p>36431393</text:p>
          </table:table-cell>
          <table:table-cell office:value-type="float" office:value="6239041" calcext:value-type="float">
            <text:p>6239041</text:p>
          </table:table-cell>
          <table:table-cell table:number-columns-repeated="3"/>
        </table:table-row>
        <table:table-row table:style-name="ro1">
          <table:table-cell office:value-type="float" office:value="62538232" calcext:value-type="float">
            <text:p>62538232</text:p>
          </table:table-cell>
          <table:table-cell office:value-type="float" office:value="6008846" calcext:value-type="float">
            <text:p>6008846</text:p>
          </table:table-cell>
          <table:table-cell table:number-columns-repeated="3"/>
        </table:table-row>
        <table:table-row table:style-name="ro1">
          <table:table-cell office:value-type="float" office:value="67001034" calcext:value-type="float">
            <text:p>67001034</text:p>
          </table:table-cell>
          <table:table-cell office:value-type="float" office:value="7525414" calcext:value-type="float">
            <text:p>7525414</text:p>
          </table:table-cell>
          <table:table-cell table:number-columns-repeated="3"/>
        </table:table-row>
        <table:table-row table:style-name="ro1">
          <table:table-cell office:value-type="float" office:value="72689428" calcext:value-type="float">
            <text:p>72689428</text:p>
          </table:table-cell>
          <table:table-cell office:value-type="float" office:value="22831447" calcext:value-type="float">
            <text:p>22831447</text:p>
          </table:table-cell>
          <table:table-cell table:number-columns-repeated="3"/>
        </table:table-row>
        <table:table-row table:style-name="ro1">
          <table:table-cell office:value-type="float" office:value="68589087" calcext:value-type="float">
            <text:p>68589087</text:p>
          </table:table-cell>
          <table:table-cell office:value-type="float" office:value="7350849" calcext:value-type="float">
            <text:p>7350849</text:p>
          </table:table-cell>
          <table:table-cell table:number-columns-repeated="3"/>
        </table:table-row>
        <table:table-row table:style-name="ro1">
          <table:table-cell office:value-type="float" office:value="72188116" calcext:value-type="float">
            <text:p>72188116</text:p>
          </table:table-cell>
          <table:table-cell office:value-type="float" office:value="36188506" calcext:value-type="float">
            <text:p>36188506</text:p>
          </table:table-cell>
          <table:table-cell table:number-columns-repeated="3"/>
        </table:table-row>
        <table:table-row table:style-name="ro1">
          <table:table-cell office:value-type="float" office:value="67353621" calcext:value-type="float">
            <text:p>67353621</text:p>
          </table:table-cell>
          <table:table-cell office:value-type="float" office:value="7349320" calcext:value-type="float">
            <text:p>7349320</text:p>
          </table:table-cell>
          <table:table-cell table:number-columns-repeated="3"/>
        </table:table-row>
        <table:table-row table:style-name="ro1">
          <table:table-cell office:value-type="float" office:value="66121367" calcext:value-type="float">
            <text:p>66121367</text:p>
          </table:table-cell>
          <table:table-cell office:value-type="float" office:value="5925232" calcext:value-type="float">
            <text:p>5925232</text:p>
          </table:table-cell>
          <table:table-cell table:number-columns-repeated="3"/>
        </table:table-row>
        <table:table-row table:style-name="ro1">
          <table:table-cell office:value-type="float" office:value="39243412" calcext:value-type="float">
            <text:p>39243412</text:p>
          </table:table-cell>
          <table:table-cell office:value-type="float" office:value="14105444" calcext:value-type="float">
            <text:p>14105444</text:p>
          </table:table-cell>
          <table:table-cell table:number-columns-repeated="3"/>
        </table:table-row>
        <table:table-row table:style-name="ro1">
          <table:table-cell office:value-type="float" office:value="77556585" calcext:value-type="float">
            <text:p>77556585</text:p>
          </table:table-cell>
          <table:table-cell office:value-type="float" office:value="16827805" calcext:value-type="float">
            <text:p>16827805</text:p>
          </table:table-cell>
          <table:table-cell table:number-columns-repeated="3"/>
        </table:table-row>
        <table:table-row table:style-name="ro1">
          <table:table-cell office:value-type="float" office:value="39905610" calcext:value-type="float">
            <text:p>39905610</text:p>
          </table:table-cell>
          <table:table-cell office:value-type="float" office:value="9841183" calcext:value-type="float">
            <text:p>9841183</text:p>
          </table:table-cell>
          <table:table-cell table:number-columns-repeated="3"/>
        </table:table-row>
        <table:table-row table:style-name="ro1">
          <table:table-cell office:value-type="float" office:value="67553713" calcext:value-type="float">
            <text:p>67553713</text:p>
          </table:table-cell>
          <table:table-cell office:value-type="float" office:value="8331110" calcext:value-type="float">
            <text:p>8331110</text:p>
          </table:table-cell>
          <table:table-cell table:number-columns-repeated="3"/>
        </table:table-row>
        <table:table-row table:style-name="ro1">
          <table:table-cell office:value-type="float" office:value="40706223" calcext:value-type="float">
            <text:p>40706223</text:p>
          </table:table-cell>
          <table:table-cell office:value-type="float" office:value="9348942" calcext:value-type="float">
            <text:p>9348942</text:p>
          </table:table-cell>
          <table:table-cell table:number-columns-repeated="3"/>
        </table:table-row>
        <table:table-row table:style-name="ro1">
          <table:table-cell office:value-type="float" office:value="62551893" calcext:value-type="float">
            <text:p>62551893</text:p>
          </table:table-cell>
          <table:table-cell office:value-type="float" office:value="7585418" calcext:value-type="float">
            <text:p>7585418</text:p>
          </table:table-cell>
          <table:table-cell table:number-columns-repeated="3"/>
        </table:table-row>
        <table:table-row table:style-name="ro1">
          <table:table-cell office:value-type="float" office:value="36698832" calcext:value-type="float">
            <text:p>36698832</text:p>
          </table:table-cell>
          <table:table-cell office:value-type="float" office:value="6209081" calcext:value-type="float">
            <text:p>6209081</text:p>
          </table:table-cell>
          <table:table-cell table:number-columns-repeated="3"/>
        </table:table-row>
        <table:table-row table:style-name="ro1">
          <table:table-cell office:value-type="float" office:value="62874311" calcext:value-type="float">
            <text:p>62874311</text:p>
          </table:table-cell>
          <table:table-cell office:value-type="float" office:value="8053945" calcext:value-type="float">
            <text:p>8053945</text:p>
          </table:table-cell>
          <table:table-cell table:number-columns-repeated="3"/>
        </table:table-row>
        <table:table-row table:style-name="ro1">
          <table:table-cell office:value-type="float" office:value="36496829" calcext:value-type="float">
            <text:p>36496829</text:p>
          </table:table-cell>
          <table:table-cell office:value-type="float" office:value="6879620" calcext:value-type="float">
            <text:p>6879620</text:p>
          </table:table-cell>
          <table:table-cell table:number-columns-repeated="3"/>
        </table:table-row>
        <table:table-row table:style-name="ro1">
          <table:table-cell office:value-type="float" office:value="65114493" calcext:value-type="float">
            <text:p>65114493</text:p>
          </table:table-cell>
          <table:table-cell office:value-type="float" office:value="7213569" calcext:value-type="float">
            <text:p>7213569</text:p>
          </table:table-cell>
          <table:table-cell table:number-columns-repeated="3"/>
        </table:table-row>
        <table:table-row table:style-name="ro1">
          <table:table-cell office:value-type="float" office:value="37076945" calcext:value-type="float">
            <text:p>37076945</text:p>
          </table:table-cell>
          <table:table-cell office:value-type="float" office:value="7268719" calcext:value-type="float">
            <text:p>7268719</text:p>
          </table:table-cell>
          <table:table-cell table:number-columns-repeated="3"/>
        </table:table-row>
        <table:table-row table:style-name="ro1">
          <table:table-cell office:value-type="float" office:value="37051866" calcext:value-type="float">
            <text:p>37051866</text:p>
          </table:table-cell>
          <table:table-cell office:value-type="float" office:value="8178165" calcext:value-type="float">
            <text:p>8178165</text:p>
          </table:table-cell>
          <table:table-cell table:number-columns-repeated="3"/>
        </table:table-row>
        <table:table-row table:style-name="ro1">
          <table:table-cell office:value-type="float" office:value="37047230" calcext:value-type="float">
            <text:p>37047230</text:p>
          </table:table-cell>
          <table:table-cell office:value-type="float" office:value="6696337" calcext:value-type="float">
            <text:p>6696337</text:p>
          </table:table-cell>
          <table:table-cell table:number-columns-repeated="3"/>
        </table:table-row>
        <table:table-row table:style-name="ro1">
          <table:table-cell office:value-type="float" office:value="62927390" calcext:value-type="float">
            <text:p>62927390</text:p>
          </table:table-cell>
          <table:table-cell office:value-type="float" office:value="6390751" calcext:value-type="float">
            <text:p>6390751</text:p>
          </table:table-cell>
          <table:table-cell table:number-columns-repeated="3"/>
        </table:table-row>
        <table:table-row table:style-name="ro1">
          <table:table-cell office:value-type="float" office:value="36742566" calcext:value-type="float">
            <text:p>36742566</text:p>
          </table:table-cell>
          <table:table-cell office:value-type="float" office:value="6494313" calcext:value-type="float">
            <text:p>6494313</text:p>
          </table:table-cell>
          <table:table-cell table:number-columns-repeated="3"/>
        </table:table-row>
        <table:table-row table:style-name="ro1">
          <table:table-cell office:value-type="float" office:value="38044955" calcext:value-type="float">
            <text:p>38044955</text:p>
          </table:table-cell>
          <table:table-cell office:value-type="float" office:value="6623760" calcext:value-type="float">
            <text:p>6623760</text:p>
          </table:table-cell>
          <table:table-cell table:number-columns-repeated="3"/>
        </table:table-row>
        <table:table-row table:style-name="ro1">
          <table:table-cell office:value-type="float" office:value="62731695" calcext:value-type="float">
            <text:p>62731695</text:p>
          </table:table-cell>
          <table:table-cell office:value-type="float" office:value="6119826" calcext:value-type="float">
            <text:p>6119826</text:p>
          </table:table-cell>
          <table:table-cell table:number-columns-repeated="3"/>
        </table:table-row>
        <table:table-row table:style-name="ro1">
          <table:table-cell office:value-type="float" office:value="62821229" calcext:value-type="float">
            <text:p>62821229</text:p>
          </table:table-cell>
          <table:table-cell office:value-type="float" office:value="6030806" calcext:value-type="float">
            <text:p>6030806</text:p>
          </table:table-cell>
          <table:table-cell table:number-columns-repeated="3"/>
        </table:table-row>
        <table:table-row table:style-name="ro1">
          <table:table-cell office:value-type="float" office:value="62580696" calcext:value-type="float">
            <text:p>62580696</text:p>
          </table:table-cell>
          <table:table-cell office:value-type="float" office:value="7604882" calcext:value-type="float">
            <text:p>7604882</text:p>
          </table:table-cell>
          <table:table-cell table:number-columns-repeated="3"/>
        </table:table-row>
        <table:table-row table:style-name="ro1">
          <table:table-cell office:value-type="float" office:value="36541107" calcext:value-type="float">
            <text:p>36541107</text:p>
          </table:table-cell>
          <table:table-cell office:value-type="float" office:value="6276454" calcext:value-type="float">
            <text:p>6276454</text:p>
          </table:table-cell>
          <table:table-cell table:number-columns-repeated="3"/>
        </table:table-row>
        <table:table-row table:style-name="ro1">
          <table:table-cell office:value-type="float" office:value="63284080" calcext:value-type="float">
            <text:p>63284080</text:p>
          </table:table-cell>
          <table:table-cell office:value-type="float" office:value="7496066" calcext:value-type="float">
            <text:p>7496066</text:p>
          </table:table-cell>
          <table:table-cell table:number-columns-repeated="3"/>
        </table:table-row>
        <table:table-row table:style-name="ro1">
          <table:table-cell office:value-type="float" office:value="14728259" calcext:value-type="float">
            <text:p>14728259</text:p>
          </table:table-cell>
          <table:table-cell office:value-type="float" office:value="7181989" calcext:value-type="float">
            <text:p>7181989</text:p>
          </table:table-cell>
          <table:table-cell table:number-columns-repeated="3"/>
        </table:table-row>
        <table:table-row table:style-name="ro1">
          <table:table-cell office:value-type="float" office:value="37385551" calcext:value-type="float">
            <text:p>37385551</text:p>
          </table:table-cell>
          <table:table-cell office:value-type="float" office:value="7916994" calcext:value-type="float">
            <text:p>7916994</text:p>
          </table:table-cell>
          <table:table-cell table:number-columns-repeated="3"/>
        </table:table-row>
        <table:table-row table:style-name="ro1">
          <table:table-cell office:value-type="float" office:value="62701285" calcext:value-type="float">
            <text:p>62701285</text:p>
          </table:table-cell>
          <table:table-cell office:value-type="float" office:value="7388083" calcext:value-type="float">
            <text:p>7388083</text:p>
          </table:table-cell>
          <table:table-cell table:number-columns-repeated="3"/>
        </table:table-row>
        <table:table-row table:style-name="ro1">
          <table:table-cell office:value-type="float" office:value="39414868" calcext:value-type="float">
            <text:p>39414868</text:p>
          </table:table-cell>
          <table:table-cell office:value-type="float" office:value="8256858" calcext:value-type="float">
            <text:p>8256858</text:p>
          </table:table-cell>
          <table:table-cell table:number-columns-repeated="3"/>
        </table:table-row>
        <table:table-row table:style-name="ro1">
          <table:table-cell office:value-type="float" office:value="62483122" calcext:value-type="float">
            <text:p>62483122</text:p>
          </table:table-cell>
          <table:table-cell office:value-type="float" office:value="7383109" calcext:value-type="float">
            <text:p>7383109</text:p>
          </table:table-cell>
          <table:table-cell table:number-columns-repeated="3"/>
        </table:table-row>
        <table:table-row table:style-name="ro1">
          <table:table-cell office:value-type="float" office:value="78740270" calcext:value-type="float">
            <text:p>78740270</text:p>
          </table:table-cell>
          <table:table-cell office:value-type="float" office:value="6074372" calcext:value-type="float">
            <text:p>6074372</text:p>
          </table:table-cell>
          <table:table-cell table:number-columns-repeated="3"/>
        </table:table-row>
        <table:table-row table:style-name="ro1">
          <table:table-cell office:value-type="float" office:value="14600185" calcext:value-type="float">
            <text:p>14600185</text:p>
          </table:table-cell>
          <table:table-cell office:value-type="float" office:value="7135358" calcext:value-type="float">
            <text:p>7135358</text:p>
          </table:table-cell>
          <table:table-cell table:number-columns-repeated="3"/>
        </table:table-row>
        <table:table-row table:style-name="ro1">
          <table:table-cell office:value-type="float" office:value="36587531" calcext:value-type="float">
            <text:p>36587531</text:p>
          </table:table-cell>
          <table:table-cell office:value-type="float" office:value="6618465" calcext:value-type="float">
            <text:p>6618465</text:p>
          </table:table-cell>
          <table:table-cell table:number-columns-repeated="3"/>
        </table:table-row>
        <table:table-row table:style-name="ro1">
          <table:table-cell office:value-type="float" office:value="37165114" calcext:value-type="float">
            <text:p>37165114</text:p>
          </table:table-cell>
          <table:table-cell office:value-type="float" office:value="8238648" calcext:value-type="float">
            <text:p>8238648</text:p>
          </table:table-cell>
          <table:table-cell table:number-columns-repeated="3"/>
        </table:table-row>
        <table:table-row table:style-name="ro1">
          <table:table-cell office:value-type="float" office:value="15635045" calcext:value-type="float">
            <text:p>15635045</text:p>
          </table:table-cell>
          <table:table-cell office:value-type="float" office:value="7437818" calcext:value-type="float">
            <text:p>7437818</text:p>
          </table:table-cell>
          <table:table-cell table:number-columns-repeated="3"/>
        </table:table-row>
        <table:table-row table:style-name="ro1">
          <table:table-cell office:value-type="float" office:value="62676522" calcext:value-type="float">
            <text:p>62676522</text:p>
          </table:table-cell>
          <table:table-cell office:value-type="float" office:value="5892035" calcext:value-type="float">
            <text:p>5892035</text:p>
          </table:table-cell>
          <table:table-cell table:number-columns-repeated="3"/>
        </table:table-row>
        <table:table-row table:style-name="ro1">
          <table:table-cell office:value-type="float" office:value="14477349" calcext:value-type="float">
            <text:p>14477349</text:p>
          </table:table-cell>
          <table:table-cell office:value-type="float" office:value="5995745" calcext:value-type="float">
            <text:p>5995745</text:p>
          </table:table-cell>
          <table:table-cell table:number-columns-repeated="3"/>
        </table:table-row>
        <table:table-row table:style-name="ro1">
          <table:table-cell office:value-type="float" office:value="62803294" calcext:value-type="float">
            <text:p>62803294</text:p>
          </table:table-cell>
          <table:table-cell office:value-type="float" office:value="5986299" calcext:value-type="float">
            <text:p>5986299</text:p>
          </table:table-cell>
          <table:table-cell table:number-columns-repeated="3"/>
        </table:table-row>
        <table:table-row table:style-name="ro1">
          <table:table-cell office:value-type="float" office:value="36711991" calcext:value-type="float">
            <text:p>36711991</text:p>
          </table:table-cell>
          <table:table-cell office:value-type="float" office:value="6710784" calcext:value-type="float">
            <text:p>6710784</text:p>
          </table:table-cell>
          <table:table-cell table:number-columns-repeated="3"/>
        </table:table-row>
        <table:table-row table:style-name="ro1">
          <table:table-cell office:value-type="float" office:value="36493146" calcext:value-type="float">
            <text:p>36493146</text:p>
          </table:table-cell>
          <table:table-cell office:value-type="float" office:value="6399512" calcext:value-type="float">
            <text:p>6399512</text:p>
          </table:table-cell>
          <table:table-cell table:number-columns-repeated="3"/>
        </table:table-row>
        <table:table-row table:style-name="ro1">
          <table:table-cell office:value-type="float" office:value="36738598" calcext:value-type="float">
            <text:p>36738598</text:p>
          </table:table-cell>
          <table:table-cell office:value-type="float" office:value="6160482" calcext:value-type="float">
            <text:p>6160482</text:p>
          </table:table-cell>
          <table:table-cell table:number-columns-repeated="3"/>
        </table:table-row>
        <table:table-row table:style-name="ro1">
          <table:table-cell office:value-type="float" office:value="36913313" calcext:value-type="float">
            <text:p>36913313</text:p>
          </table:table-cell>
          <table:table-cell office:value-type="float" office:value="6336427" calcext:value-type="float">
            <text:p>6336427</text:p>
          </table:table-cell>
          <table:table-cell table:number-columns-repeated="3"/>
        </table:table-row>
        <table:table-row table:style-name="ro1">
          <table:table-cell office:value-type="float" office:value="37008097" calcext:value-type="float">
            <text:p>37008097</text:p>
          </table:table-cell>
          <table:table-cell office:value-type="float" office:value="7887124" calcext:value-type="float">
            <text:p>7887124</text:p>
          </table:table-cell>
          <table:table-cell table:number-columns-repeated="3"/>
        </table:table-row>
        <table:table-row table:style-name="ro1">
          <table:table-cell office:value-type="float" office:value="16658403" calcext:value-type="float">
            <text:p>16658403</text:p>
          </table:table-cell>
          <table:table-cell office:value-type="float" office:value="7315596" calcext:value-type="float">
            <text:p>7315596</text:p>
          </table:table-cell>
          <table:table-cell table:number-columns-repeated="3"/>
        </table:table-row>
        <table:table-row table:style-name="ro1">
          <table:table-cell office:value-type="float" office:value="71789836" calcext:value-type="float">
            <text:p>71789836</text:p>
          </table:table-cell>
          <table:table-cell office:value-type="float" office:value="8343077" calcext:value-type="float">
            <text:p>8343077</text:p>
          </table:table-cell>
          <table:table-cell table:number-columns-repeated="3"/>
        </table:table-row>
        <table:table-row table:style-name="ro1">
          <table:table-cell office:value-type="float" office:value="37091735" calcext:value-type="float">
            <text:p>37091735</text:p>
          </table:table-cell>
          <table:table-cell office:value-type="float" office:value="8014320" calcext:value-type="float">
            <text:p>8014320</text:p>
          </table:table-cell>
          <table:table-cell table:number-columns-repeated="3"/>
        </table:table-row>
        <table:table-row table:style-name="ro1">
          <table:table-cell office:value-type="float" office:value="36946015" calcext:value-type="float">
            <text:p>36946015</text:p>
          </table:table-cell>
          <table:table-cell office:value-type="float" office:value="6503512" calcext:value-type="float">
            <text:p>6503512</text:p>
          </table:table-cell>
          <table:table-cell table:number-columns-repeated="3"/>
        </table:table-row>
        <table:table-row table:style-name="ro1">
          <table:table-cell office:value-type="float" office:value="14506596" calcext:value-type="float">
            <text:p>14506596</text:p>
          </table:table-cell>
          <table:table-cell office:value-type="float" office:value="6049931" calcext:value-type="float">
            <text:p>6049931</text:p>
          </table:table-cell>
          <table:table-cell table:number-columns-repeated="3"/>
        </table:table-row>
        <table:table-row table:style-name="ro1">
          <table:table-cell office:value-type="float" office:value="36671628" calcext:value-type="float">
            <text:p>36671628</text:p>
          </table:table-cell>
          <table:table-cell office:value-type="float" office:value="6443502" calcext:value-type="float">
            <text:p>6443502</text:p>
          </table:table-cell>
          <table:table-cell table:number-columns-repeated="3"/>
        </table:table-row>
        <table:table-row table:style-name="ro1">
          <table:table-cell office:value-type="float" office:value="63903334" calcext:value-type="float">
            <text:p>63903334</text:p>
          </table:table-cell>
          <table:table-cell office:value-type="float" office:value="7193235" calcext:value-type="float">
            <text:p>7193235</text:p>
          </table:table-cell>
          <table:table-cell table:number-columns-repeated="3"/>
        </table:table-row>
        <table:table-row table:style-name="ro1">
          <table:table-cell office:value-type="float" office:value="36501137" calcext:value-type="float">
            <text:p>36501137</text:p>
          </table:table-cell>
          <table:table-cell office:value-type="float" office:value="6571592" calcext:value-type="float">
            <text:p>6571592</text:p>
          </table:table-cell>
          <table:table-cell table:number-columns-repeated="3"/>
        </table:table-row>
        <table:table-row table:style-name="ro1">
          <table:table-cell office:value-type="float" office:value="36842855" calcext:value-type="float">
            <text:p>36842855</text:p>
          </table:table-cell>
          <table:table-cell office:value-type="float" office:value="9055903" calcext:value-type="float">
            <text:p>9055903</text:p>
          </table:table-cell>
          <table:table-cell table:number-columns-repeated="3"/>
        </table:table-row>
        <table:table-row table:style-name="ro1">
          <table:table-cell office:value-type="float" office:value="36563890" calcext:value-type="float">
            <text:p>36563890</text:p>
          </table:table-cell>
          <table:table-cell office:value-type="float" office:value="6362614" calcext:value-type="float">
            <text:p>6362614</text:p>
          </table:table-cell>
          <table:table-cell table:number-columns-repeated="3"/>
        </table:table-row>
        <table:table-row table:style-name="ro1">
          <table:table-cell office:value-type="float" office:value="14507355" calcext:value-type="float">
            <text:p>14507355</text:p>
          </table:table-cell>
          <table:table-cell office:value-type="float" office:value="7212811" calcext:value-type="float">
            <text:p>7212811</text:p>
          </table:table-cell>
          <table:table-cell table:number-columns-repeated="3"/>
        </table:table-row>
        <table:table-row table:style-name="ro1">
          <table:table-cell office:value-type="float" office:value="62905607" calcext:value-type="float">
            <text:p>62905607</text:p>
          </table:table-cell>
          <table:table-cell office:value-type="float" office:value="7452604" calcext:value-type="float">
            <text:p>7452604</text:p>
          </table:table-cell>
          <table:table-cell table:number-columns-repeated="3"/>
        </table:table-row>
        <table:table-row table:style-name="ro1">
          <table:table-cell office:value-type="float" office:value="63044690" calcext:value-type="float">
            <text:p>63044690</text:p>
          </table:table-cell>
          <table:table-cell office:value-type="float" office:value="7402052" calcext:value-type="float">
            <text:p>7402052</text:p>
          </table:table-cell>
          <table:table-cell table:number-columns-repeated="3"/>
        </table:table-row>
        <table:table-row table:style-name="ro1">
          <table:table-cell office:value-type="float" office:value="37459347" calcext:value-type="float">
            <text:p>37459347</text:p>
          </table:table-cell>
          <table:table-cell office:value-type="float" office:value="6498705" calcext:value-type="float">
            <text:p>6498705</text:p>
          </table:table-cell>
          <table:table-cell table:number-columns-repeated="3"/>
        </table:table-row>
        <table:table-row table:style-name="ro1">
          <table:table-cell office:value-type="float" office:value="14341543" calcext:value-type="float">
            <text:p>14341543</text:p>
          </table:table-cell>
          <table:table-cell office:value-type="float" office:value="7038409" calcext:value-type="float">
            <text:p>7038409</text:p>
          </table:table-cell>
          <table:table-cell table:number-columns-repeated="3"/>
        </table:table-row>
        <table:table-row table:style-name="ro1">
          <table:table-cell office:value-type="float" office:value="36650649" calcext:value-type="float">
            <text:p>36650649</text:p>
          </table:table-cell>
          <table:table-cell office:value-type="float" office:value="6320058" calcext:value-type="float">
            <text:p>6320058</text:p>
          </table:table-cell>
          <table:table-cell table:number-columns-repeated="3"/>
        </table:table-row>
        <table:table-row table:style-name="ro1">
          <table:table-cell office:value-type="float" office:value="36334939" calcext:value-type="float">
            <text:p>36334939</text:p>
          </table:table-cell>
          <table:table-cell office:value-type="float" office:value="6289411" calcext:value-type="float">
            <text:p>6289411</text:p>
          </table:table-cell>
          <table:table-cell table:number-columns-repeated="3"/>
        </table:table-row>
        <table:table-row table:style-name="ro1">
          <table:table-cell office:value-type="float" office:value="68068894" calcext:value-type="float">
            <text:p>68068894</text:p>
          </table:table-cell>
          <table:table-cell office:value-type="float" office:value="9631043" calcext:value-type="float">
            <text:p>9631043</text:p>
          </table:table-cell>
          <table:table-cell table:number-columns-repeated="3"/>
        </table:table-row>
        <table:table-row table:style-name="ro1">
          <table:table-cell office:value-type="float" office:value="14646572" calcext:value-type="float">
            <text:p>14646572</text:p>
          </table:table-cell>
          <table:table-cell office:value-type="float" office:value="7230786" calcext:value-type="float">
            <text:p>7230786</text:p>
          </table:table-cell>
          <table:table-cell table:number-columns-repeated="3"/>
        </table:table-row>
        <table:table-row table:style-name="ro1">
          <table:table-cell office:value-type="float" office:value="36301522" calcext:value-type="float">
            <text:p>36301522</text:p>
          </table:table-cell>
          <table:table-cell office:value-type="float" office:value="6342293" calcext:value-type="float">
            <text:p>6342293</text:p>
          </table:table-cell>
          <table:table-cell table:number-columns-repeated="3"/>
        </table:table-row>
        <table:table-row table:style-name="ro1">
          <table:table-cell office:value-type="float" office:value="36208633" calcext:value-type="float">
            <text:p>36208633</text:p>
          </table:table-cell>
          <table:table-cell office:value-type="float" office:value="6269102" calcext:value-type="float">
            <text:p>6269102</text:p>
          </table:table-cell>
          <table:table-cell table:number-columns-repeated="3"/>
        </table:table-row>
        <table:table-row table:style-name="ro1">
          <table:table-cell office:value-type="float" office:value="37165428" calcext:value-type="float">
            <text:p>37165428</text:p>
          </table:table-cell>
          <table:table-cell office:value-type="float" office:value="6243125" calcext:value-type="float">
            <text:p>6243125</text:p>
          </table:table-cell>
          <table:table-cell table:number-columns-repeated="3"/>
        </table:table-row>
        <table:table-row table:style-name="ro1">
          <table:table-cell office:value-type="float" office:value="36600315" calcext:value-type="float">
            <text:p>36600315</text:p>
          </table:table-cell>
          <table:table-cell office:value-type="float" office:value="6837283" calcext:value-type="float">
            <text:p>6837283</text:p>
          </table:table-cell>
          <table:table-cell table:number-columns-repeated="3"/>
        </table:table-row>
        <table:table-row table:style-name="ro1">
          <table:table-cell office:value-type="float" office:value="62566684" calcext:value-type="float">
            <text:p>62566684</text:p>
          </table:table-cell>
          <table:table-cell office:value-type="float" office:value="5976174" calcext:value-type="float">
            <text:p>5976174</text:p>
          </table:table-cell>
          <table:table-cell table:number-columns-repeated="3"/>
        </table:table-row>
        <table:table-row table:style-name="ro1">
          <table:table-cell office:value-type="float" office:value="36152097" calcext:value-type="float">
            <text:p>36152097</text:p>
          </table:table-cell>
          <table:table-cell office:value-type="float" office:value="6420682" calcext:value-type="float">
            <text:p>6420682</text:p>
          </table:table-cell>
          <table:table-cell table:number-columns-repeated="3"/>
        </table:table-row>
        <table:table-row table:style-name="ro1">
          <table:table-cell office:value-type="float" office:value="36964669" calcext:value-type="float">
            <text:p>36964669</text:p>
          </table:table-cell>
          <table:table-cell office:value-type="float" office:value="8201089" calcext:value-type="float">
            <text:p>8201089</text:p>
          </table:table-cell>
          <table:table-cell table:number-columns-repeated="3"/>
        </table:table-row>
        <table:table-row table:style-name="ro1">
          <table:table-cell office:value-type="float" office:value="66019385" calcext:value-type="float">
            <text:p>66019385</text:p>
          </table:table-cell>
          <table:table-cell office:value-type="float" office:value="5919943" calcext:value-type="float">
            <text:p>5919943</text:p>
          </table:table-cell>
          <table:table-cell table:number-columns-repeated="3"/>
        </table:table-row>
        <table:table-row table:style-name="ro1">
          <table:table-cell office:value-type="float" office:value="36463980" calcext:value-type="float">
            <text:p>36463980</text:p>
          </table:table-cell>
          <table:table-cell office:value-type="float" office:value="6160825" calcext:value-type="float">
            <text:p>6160825</text:p>
          </table:table-cell>
          <table:table-cell table:number-columns-repeated="3"/>
        </table:table-row>
        <table:table-row table:style-name="ro1">
          <table:table-cell office:value-type="float" office:value="62902180" calcext:value-type="float">
            <text:p>62902180</text:p>
          </table:table-cell>
          <table:table-cell office:value-type="float" office:value="6021914" calcext:value-type="float">
            <text:p>6021914</text:p>
          </table:table-cell>
          <table:table-cell table:number-columns-repeated="3"/>
        </table:table-row>
        <table:table-row table:style-name="ro1">
          <table:table-cell office:value-type="float" office:value="37518056" calcext:value-type="float">
            <text:p>37518056</text:p>
          </table:table-cell>
          <table:table-cell office:value-type="float" office:value="8903536" calcext:value-type="float">
            <text:p>8903536</text:p>
          </table:table-cell>
          <table:table-cell table:number-columns-repeated="3"/>
        </table:table-row>
        <table:table-row table:style-name="ro1">
          <table:table-cell office:value-type="float" office:value="36731335" calcext:value-type="float">
            <text:p>36731335</text:p>
          </table:table-cell>
          <table:table-cell office:value-type="float" office:value="6562023" calcext:value-type="float">
            <text:p>6562023</text:p>
          </table:table-cell>
          <table:table-cell table:number-columns-repeated="3"/>
        </table:table-row>
        <table:table-row table:style-name="ro1">
          <table:table-cell office:value-type="float" office:value="62271685" calcext:value-type="float">
            <text:p>62271685</text:p>
          </table:table-cell>
          <table:table-cell office:value-type="float" office:value="5908125" calcext:value-type="float">
            <text:p>5908125</text:p>
          </table:table-cell>
          <table:table-cell table:number-columns-repeated="3"/>
        </table:table-row>
        <table:table-row table:style-name="ro1">
          <table:table-cell office:value-type="float" office:value="62489291" calcext:value-type="float">
            <text:p>62489291</text:p>
          </table:table-cell>
          <table:table-cell office:value-type="float" office:value="7388403" calcext:value-type="float">
            <text:p>7388403</text:p>
          </table:table-cell>
          <table:table-cell table:number-columns-repeated="3"/>
        </table:table-row>
        <table:table-row table:style-name="ro1">
          <table:table-cell office:value-type="float" office:value="64387466" calcext:value-type="float">
            <text:p>64387466</text:p>
          </table:table-cell>
          <table:table-cell office:value-type="float" office:value="7484049" calcext:value-type="float">
            <text:p>7484049</text:p>
          </table:table-cell>
          <table:table-cell table:number-columns-repeated="3"/>
        </table:table-row>
        <table:table-row table:style-name="ro1">
          <table:table-cell office:value-type="float" office:value="36384128" calcext:value-type="float">
            <text:p>36384128</text:p>
          </table:table-cell>
          <table:table-cell office:value-type="float" office:value="6188126" calcext:value-type="float">
            <text:p>6188126</text:p>
          </table:table-cell>
          <table:table-cell table:number-columns-repeated="3"/>
        </table:table-row>
        <table:table-row table:style-name="ro1">
          <table:table-cell office:value-type="float" office:value="14110161" calcext:value-type="float">
            <text:p>14110161</text:p>
          </table:table-cell>
          <table:table-cell office:value-type="float" office:value="7254412" calcext:value-type="float">
            <text:p>7254412</text:p>
          </table:table-cell>
          <table:table-cell table:number-columns-repeated="3"/>
        </table:table-row>
        <table:table-row table:style-name="ro1">
          <table:table-cell office:value-type="float" office:value="36733553" calcext:value-type="float">
            <text:p>36733553</text:p>
          </table:table-cell>
          <table:table-cell office:value-type="float" office:value="6582139" calcext:value-type="float">
            <text:p>6582139</text:p>
          </table:table-cell>
          <table:table-cell table:number-columns-repeated="3"/>
        </table:table-row>
        <table:table-row table:style-name="ro1">
          <table:table-cell office:value-type="float" office:value="37213205" calcext:value-type="float">
            <text:p>37213205</text:p>
          </table:table-cell>
          <table:table-cell office:value-type="float" office:value="7922429" calcext:value-type="float">
            <text:p>7922429</text:p>
          </table:table-cell>
          <table:table-cell table:number-columns-repeated="3"/>
        </table:table-row>
        <table:table-row table:style-name="ro1">
          <table:table-cell office:value-type="float" office:value="14371057" calcext:value-type="float">
            <text:p>14371057</text:p>
          </table:table-cell>
          <table:table-cell office:value-type="float" office:value="6012863" calcext:value-type="float">
            <text:p>6012863</text:p>
          </table:table-cell>
          <table:table-cell table:number-columns-repeated="3"/>
        </table:table-row>
        <table:table-row table:style-name="ro1">
          <table:table-cell office:value-type="float" office:value="39092777" calcext:value-type="float">
            <text:p>39092777</text:p>
          </table:table-cell>
          <table:table-cell office:value-type="float" office:value="13585401" calcext:value-type="float">
            <text:p>13585401</text:p>
          </table:table-cell>
          <table:table-cell table:number-columns-repeated="3"/>
        </table:table-row>
        <table:table-row table:style-name="ro1">
          <table:table-cell office:value-type="float" office:value="36626740" calcext:value-type="float">
            <text:p>36626740</text:p>
          </table:table-cell>
          <table:table-cell office:value-type="float" office:value="6264656" calcext:value-type="float">
            <text:p>6264656</text:p>
          </table:table-cell>
          <table:table-cell table:number-columns-repeated="3"/>
        </table:table-row>
        <table:table-row table:style-name="ro1">
          <table:table-cell office:value-type="float" office:value="39000261" calcext:value-type="float">
            <text:p>39000261</text:p>
          </table:table-cell>
          <table:table-cell office:value-type="float" office:value="8651275" calcext:value-type="float">
            <text:p>8651275</text:p>
          </table:table-cell>
          <table:table-cell table:number-columns-repeated="3"/>
        </table:table-row>
        <table:table-row table:style-name="ro1">
          <table:table-cell office:value-type="float" office:value="36959022" calcext:value-type="float">
            <text:p>36959022</text:p>
          </table:table-cell>
          <table:table-cell office:value-type="float" office:value="6763299" calcext:value-type="float">
            <text:p>6763299</text:p>
          </table:table-cell>
          <table:table-cell table:number-columns-repeated="3"/>
        </table:table-row>
        <table:table-row table:style-name="ro1">
          <table:table-cell office:value-type="float" office:value="36791595" calcext:value-type="float">
            <text:p>36791595</text:p>
          </table:table-cell>
          <table:table-cell office:value-type="float" office:value="8260638" calcext:value-type="float">
            <text:p>8260638</text:p>
          </table:table-cell>
          <table:table-cell table:number-columns-repeated="3"/>
        </table:table-row>
        <table:table-row table:style-name="ro1">
          <table:table-cell office:value-type="float" office:value="63302708" calcext:value-type="float">
            <text:p>63302708</text:p>
          </table:table-cell>
          <table:table-cell office:value-type="float" office:value="5932189" calcext:value-type="float">
            <text:p>5932189</text:p>
          </table:table-cell>
          <table:table-cell table:number-columns-repeated="3"/>
        </table:table-row>
        <table:table-row table:style-name="ro1">
          <table:table-cell office:value-type="float" office:value="63361769" calcext:value-type="float">
            <text:p>63361769</text:p>
          </table:table-cell>
          <table:table-cell office:value-type="float" office:value="5938184" calcext:value-type="float">
            <text:p>5938184</text:p>
          </table:table-cell>
          <table:table-cell table:number-columns-repeated="3"/>
        </table:table-row>
        <table:table-row table:style-name="ro1">
          <table:table-cell office:value-type="float" office:value="36325823" calcext:value-type="float">
            <text:p>36325823</text:p>
          </table:table-cell>
          <table:table-cell office:value-type="float" office:value="6440602" calcext:value-type="float">
            <text:p>6440602</text:p>
          </table:table-cell>
          <table:table-cell table:number-columns-repeated="3"/>
        </table:table-row>
        <table:table-row table:style-name="ro1">
          <table:table-cell office:value-type="float" office:value="63005633" calcext:value-type="float">
            <text:p>63005633</text:p>
          </table:table-cell>
          <table:table-cell office:value-type="float" office:value="7496255" calcext:value-type="float">
            <text:p>7496255</text:p>
          </table:table-cell>
          <table:table-cell table:number-columns-repeated="3"/>
        </table:table-row>
        <table:table-row table:style-name="ro1">
          <table:table-cell office:value-type="float" office:value="36652609" calcext:value-type="float">
            <text:p>36652609</text:p>
          </table:table-cell>
          <table:table-cell office:value-type="float" office:value="6337806" calcext:value-type="float">
            <text:p>6337806</text:p>
          </table:table-cell>
          <table:table-cell table:number-columns-repeated="3"/>
        </table:table-row>
        <table:table-row table:style-name="ro1">
          <table:table-cell office:value-type="float" office:value="41027425" calcext:value-type="float">
            <text:p>41027425</text:p>
          </table:table-cell>
          <table:table-cell office:value-type="float" office:value="7434391" calcext:value-type="float">
            <text:p>7434391</text:p>
          </table:table-cell>
          <table:table-cell table:number-columns-repeated="3"/>
        </table:table-row>
        <table:table-row table:style-name="ro1">
          <table:table-cell office:value-type="float" office:value="36397718" calcext:value-type="float">
            <text:p>36397718</text:p>
          </table:table-cell>
          <table:table-cell office:value-type="float" office:value="6717658" calcext:value-type="float">
            <text:p>6717658</text:p>
          </table:table-cell>
          <table:table-cell table:number-columns-repeated="3"/>
        </table:table-row>
        <table:table-row table:style-name="ro1">
          <table:table-cell office:value-type="float" office:value="36503468" calcext:value-type="float">
            <text:p>36503468</text:p>
          </table:table-cell>
          <table:table-cell office:value-type="float" office:value="6438496" calcext:value-type="float">
            <text:p>6438496</text:p>
          </table:table-cell>
          <table:table-cell table:number-columns-repeated="3"/>
        </table:table-row>
        <table:table-row table:style-name="ro1">
          <table:table-cell office:value-type="float" office:value="36459740" calcext:value-type="float">
            <text:p>36459740</text:p>
          </table:table-cell>
          <table:table-cell office:value-type="float" office:value="6950544" calcext:value-type="float">
            <text:p>6950544</text:p>
          </table:table-cell>
          <table:table-cell table:number-columns-repeated="3"/>
        </table:table-row>
        <table:table-row table:style-name="ro1">
          <table:table-cell office:value-type="float" office:value="66358492" calcext:value-type="float">
            <text:p>66358492</text:p>
          </table:table-cell>
          <table:table-cell office:value-type="float" office:value="7423773" calcext:value-type="float">
            <text:p>7423773</text:p>
          </table:table-cell>
          <table:table-cell table:number-columns-repeated="3"/>
        </table:table-row>
        <table:table-row table:style-name="ro1">
          <table:table-cell office:value-type="float" office:value="36473634" calcext:value-type="float">
            <text:p>36473634</text:p>
          </table:table-cell>
          <table:table-cell office:value-type="float" office:value="6236754" calcext:value-type="float">
            <text:p>6236754</text:p>
          </table:table-cell>
          <table:table-cell table:number-columns-repeated="3"/>
        </table:table-row>
        <table:table-row table:style-name="ro1">
          <table:table-cell office:value-type="float" office:value="63434978" calcext:value-type="float">
            <text:p>63434978</text:p>
          </table:table-cell>
          <table:table-cell office:value-type="float" office:value="7447342" calcext:value-type="float">
            <text:p>7447342</text:p>
          </table:table-cell>
          <table:table-cell table:number-columns-repeated="3"/>
        </table:table-row>
        <table:table-row table:style-name="ro1">
          <table:table-cell office:value-type="float" office:value="14373389" calcext:value-type="float">
            <text:p>14373389</text:p>
          </table:table-cell>
          <table:table-cell office:value-type="float" office:value="6118242" calcext:value-type="float">
            <text:p>6118242</text:p>
          </table:table-cell>
          <table:table-cell table:number-columns-repeated="3"/>
        </table:table-row>
        <table:table-row table:style-name="ro1">
          <table:table-cell office:value-type="float" office:value="64285617" calcext:value-type="float">
            <text:p>64285617</text:p>
          </table:table-cell>
          <table:table-cell office:value-type="float" office:value="7282533" calcext:value-type="float">
            <text:p>7282533</text:p>
          </table:table-cell>
          <table:table-cell table:number-columns-repeated="3"/>
        </table:table-row>
        <table:table-row table:style-name="ro1">
          <table:table-cell office:value-type="float" office:value="63498645" calcext:value-type="float">
            <text:p>63498645</text:p>
          </table:table-cell>
          <table:table-cell office:value-type="float" office:value="5839795" calcext:value-type="float">
            <text:p>5839795</text:p>
          </table:table-cell>
          <table:table-cell table:number-columns-repeated="3"/>
        </table:table-row>
        <table:table-row table:style-name="ro1">
          <table:table-cell office:value-type="float" office:value="37438158" calcext:value-type="float">
            <text:p>37438158</text:p>
          </table:table-cell>
          <table:table-cell office:value-type="float" office:value="6338735" calcext:value-type="float">
            <text:p>6338735</text:p>
          </table:table-cell>
          <table:table-cell table:number-columns-repeated="3"/>
        </table:table-row>
        <table:table-row table:style-name="ro1">
          <table:table-cell office:value-type="float" office:value="14332400" calcext:value-type="float">
            <text:p>14332400</text:p>
          </table:table-cell>
          <table:table-cell office:value-type="float" office:value="7121248" calcext:value-type="float">
            <text:p>7121248</text:p>
          </table:table-cell>
          <table:table-cell table:number-columns-repeated="3"/>
        </table:table-row>
        <table:table-row table:style-name="ro1">
          <table:table-cell office:value-type="float" office:value="63071007" calcext:value-type="float">
            <text:p>63071007</text:p>
          </table:table-cell>
          <table:table-cell office:value-type="float" office:value="8505891" calcext:value-type="float">
            <text:p>8505891</text:p>
          </table:table-cell>
          <table:table-cell table:number-columns-repeated="3"/>
        </table:table-row>
        <table:table-row table:style-name="ro1">
          <table:table-cell office:value-type="float" office:value="37191961" calcext:value-type="float">
            <text:p>37191961</text:p>
          </table:table-cell>
          <table:table-cell office:value-type="float" office:value="8359797" calcext:value-type="float">
            <text:p>8359797</text:p>
          </table:table-cell>
          <table:table-cell table:number-columns-repeated="3"/>
        </table:table-row>
        <table:table-row table:style-name="ro1">
          <table:table-cell office:value-type="float" office:value="36720223" calcext:value-type="float">
            <text:p>36720223</text:p>
          </table:table-cell>
          <table:table-cell office:value-type="float" office:value="6454866" calcext:value-type="float">
            <text:p>6454866</text:p>
          </table:table-cell>
          <table:table-cell table:number-columns-repeated="3"/>
        </table:table-row>
        <table:table-row table:style-name="ro1">
          <table:table-cell office:value-type="float" office:value="36686452" calcext:value-type="float">
            <text:p>36686452</text:p>
          </table:table-cell>
          <table:table-cell office:value-type="float" office:value="8671505" calcext:value-type="float">
            <text:p>8671505</text:p>
          </table:table-cell>
          <table:table-cell table:number-columns-repeated="3"/>
        </table:table-row>
        <table:table-row table:style-name="ro1">
          <table:table-cell office:value-type="float" office:value="64168359" calcext:value-type="float">
            <text:p>64168359</text:p>
          </table:table-cell>
          <table:table-cell office:value-type="float" office:value="7495723" calcext:value-type="float">
            <text:p>7495723</text:p>
          </table:table-cell>
          <table:table-cell table:number-columns-repeated="3"/>
        </table:table-row>
        <table:table-row table:style-name="ro1">
          <table:table-cell office:value-type="float" office:value="38431122" calcext:value-type="float">
            <text:p>38431122</text:p>
          </table:table-cell>
          <table:table-cell office:value-type="float" office:value="7177365" calcext:value-type="float">
            <text:p>7177365</text:p>
          </table:table-cell>
          <table:table-cell table:number-columns-repeated="3"/>
        </table:table-row>
        <table:table-row table:style-name="ro1">
          <table:table-cell office:value-type="float" office:value="37069373" calcext:value-type="float">
            <text:p>37069373</text:p>
          </table:table-cell>
          <table:table-cell office:value-type="float" office:value="6235012" calcext:value-type="float">
            <text:p>6235012</text:p>
          </table:table-cell>
          <table:table-cell table:number-columns-repeated="3"/>
        </table:table-row>
        <table:table-row table:style-name="ro1">
          <table:table-cell office:value-type="float" office:value="37041183" calcext:value-type="float">
            <text:p>37041183</text:p>
          </table:table-cell>
          <table:table-cell office:value-type="float" office:value="7424799" calcext:value-type="float">
            <text:p>7424799</text:p>
          </table:table-cell>
          <table:table-cell table:number-columns-repeated="3"/>
        </table:table-row>
        <table:table-row table:style-name="ro1">
          <table:table-cell office:value-type="float" office:value="63342160" calcext:value-type="float">
            <text:p>63342160</text:p>
          </table:table-cell>
          <table:table-cell office:value-type="float" office:value="7538677" calcext:value-type="float">
            <text:p>7538677</text:p>
          </table:table-cell>
          <table:table-cell table:number-columns-repeated="3"/>
        </table:table-row>
        <table:table-row table:style-name="ro1">
          <table:table-cell office:value-type="float" office:value="62995266" calcext:value-type="float">
            <text:p>62995266</text:p>
          </table:table-cell>
          <table:table-cell office:value-type="float" office:value="7448805" calcext:value-type="float">
            <text:p>7448805</text:p>
          </table:table-cell>
          <table:table-cell table:number-columns-repeated="3"/>
        </table:table-row>
        <table:table-row table:style-name="ro1">
          <table:table-cell office:value-type="float" office:value="63116536" calcext:value-type="float">
            <text:p>63116536</text:p>
          </table:table-cell>
          <table:table-cell office:value-type="float" office:value="7397781" calcext:value-type="float">
            <text:p>7397781</text:p>
          </table:table-cell>
          <table:table-cell table:number-columns-repeated="3"/>
        </table:table-row>
        <table:table-row table:style-name="ro1">
          <table:table-cell office:value-type="float" office:value="36904663" calcext:value-type="float">
            <text:p>36904663</text:p>
          </table:table-cell>
          <table:table-cell office:value-type="float" office:value="6314199" calcext:value-type="float">
            <text:p>6314199</text:p>
          </table:table-cell>
          <table:table-cell table:number-columns-repeated="3"/>
        </table:table-row>
        <table:table-row table:style-name="ro1">
          <table:table-cell office:value-type="float" office:value="37483204" calcext:value-type="float">
            <text:p>37483204</text:p>
          </table:table-cell>
          <table:table-cell office:value-type="float" office:value="8386418" calcext:value-type="float">
            <text:p>8386418</text:p>
          </table:table-cell>
          <table:table-cell table:number-columns-repeated="3"/>
        </table:table-row>
        <table:table-row table:style-name="ro1">
          <table:table-cell office:value-type="float" office:value="36928801" calcext:value-type="float">
            <text:p>36928801</text:p>
          </table:table-cell>
          <table:table-cell office:value-type="float" office:value="7996348" calcext:value-type="float">
            <text:p>7996348</text:p>
          </table:table-cell>
          <table:table-cell table:number-columns-repeated="3"/>
        </table:table-row>
        <table:table-row table:style-name="ro1">
          <table:table-cell office:value-type="float" office:value="14332572" calcext:value-type="float">
            <text:p>14332572</text:p>
          </table:table-cell>
          <table:table-cell office:value-type="float" office:value="6106100" calcext:value-type="float">
            <text:p>6106100</text:p>
          </table:table-cell>
          <table:table-cell table:number-columns-repeated="3"/>
        </table:table-row>
        <table:table-row table:style-name="ro1">
          <table:table-cell office:value-type="float" office:value="14208089" calcext:value-type="float">
            <text:p>14208089</text:p>
          </table:table-cell>
          <table:table-cell office:value-type="float" office:value="7087025" calcext:value-type="float">
            <text:p>7087025</text:p>
          </table:table-cell>
          <table:table-cell table:number-columns-repeated="3"/>
        </table:table-row>
        <table:table-row table:style-name="ro1">
          <table:table-cell office:value-type="float" office:value="36340156" calcext:value-type="float">
            <text:p>36340156</text:p>
          </table:table-cell>
          <table:table-cell office:value-type="float" office:value="6784881" calcext:value-type="float">
            <text:p>6784881</text:p>
          </table:table-cell>
          <table:table-cell table:number-columns-repeated="3"/>
        </table:table-row>
        <table:table-row table:style-name="ro1">
          <table:table-cell office:value-type="float" office:value="14563624" calcext:value-type="float">
            <text:p>14563624</text:p>
          </table:table-cell>
          <table:table-cell office:value-type="float" office:value="7623478" calcext:value-type="float">
            <text:p>7623478</text:p>
          </table:table-cell>
          <table:table-cell table:number-columns-repeated="3"/>
        </table:table-row>
        <table:table-row table:style-name="ro1">
          <table:table-cell office:value-type="float" office:value="63186071" calcext:value-type="float">
            <text:p>63186071</text:p>
          </table:table-cell>
          <table:table-cell office:value-type="float" office:value="5969019" calcext:value-type="float">
            <text:p>5969019</text:p>
          </table:table-cell>
          <table:table-cell table:number-columns-repeated="3"/>
        </table:table-row>
        <table:table-row table:style-name="ro1">
          <table:table-cell office:value-type="float" office:value="14410083" calcext:value-type="float">
            <text:p>14410083</text:p>
          </table:table-cell>
          <table:table-cell office:value-type="float" office:value="7153493" calcext:value-type="float">
            <text:p>7153493</text:p>
          </table:table-cell>
          <table:table-cell table:number-columns-repeated="3"/>
        </table:table-row>
        <table:table-row table:style-name="ro1">
          <table:table-cell office:value-type="float" office:value="38994751" calcext:value-type="float">
            <text:p>38994751</text:p>
          </table:table-cell>
          <table:table-cell office:value-type="float" office:value="6603618" calcext:value-type="float">
            <text:p>6603618</text:p>
          </table:table-cell>
          <table:table-cell table:number-columns-repeated="3"/>
        </table:table-row>
        <table:table-row table:style-name="ro1">
          <table:table-cell office:value-type="float" office:value="63014222" calcext:value-type="float">
            <text:p>63014222</text:p>
          </table:table-cell>
          <table:table-cell office:value-type="float" office:value="7489985" calcext:value-type="float">
            <text:p>7489985</text:p>
          </table:table-cell>
          <table:table-cell table:number-columns-repeated="3"/>
        </table:table-row>
        <table:table-row table:style-name="ro1">
          <table:table-cell office:value-type="float" office:value="63895196" calcext:value-type="float">
            <text:p>63895196</text:p>
          </table:table-cell>
          <table:table-cell office:value-type="float" office:value="7526793" calcext:value-type="float">
            <text:p>7526793</text:p>
          </table:table-cell>
          <table:table-cell table:number-columns-repeated="3"/>
        </table:table-row>
        <table:table-row table:style-name="ro1">
          <table:table-cell office:value-type="float" office:value="36495982" calcext:value-type="float">
            <text:p>36495982</text:p>
          </table:table-cell>
          <table:table-cell office:value-type="float" office:value="6320688" calcext:value-type="float">
            <text:p>6320688</text:p>
          </table:table-cell>
          <table:table-cell table:number-columns-repeated="3"/>
        </table:table-row>
        <table:table-row table:style-name="ro1">
          <table:table-cell office:value-type="float" office:value="63045065" calcext:value-type="float">
            <text:p>63045065</text:p>
          </table:table-cell>
          <table:table-cell office:value-type="float" office:value="7790883" calcext:value-type="float">
            <text:p>7790883</text:p>
          </table:table-cell>
          <table:table-cell table:number-columns-repeated="3"/>
        </table:table-row>
        <table:table-row table:style-name="ro1">
          <table:table-cell office:value-type="float" office:value="14319034" calcext:value-type="float">
            <text:p>14319034</text:p>
          </table:table-cell>
          <table:table-cell office:value-type="float" office:value="7237424" calcext:value-type="float">
            <text:p>7237424</text:p>
          </table:table-cell>
          <table:table-cell table:number-columns-repeated="3"/>
        </table:table-row>
        <table:table-row table:style-name="ro1">
          <table:table-cell office:value-type="float" office:value="63006667" calcext:value-type="float">
            <text:p>63006667</text:p>
          </table:table-cell>
          <table:table-cell office:value-type="float" office:value="7514834" calcext:value-type="float">
            <text:p>7514834</text:p>
          </table:table-cell>
          <table:table-cell table:number-columns-repeated="3"/>
        </table:table-row>
        <table:table-row table:style-name="ro1">
          <table:table-cell office:value-type="float" office:value="37436025" calcext:value-type="float">
            <text:p>37436025</text:p>
          </table:table-cell>
          <table:table-cell office:value-type="float" office:value="6527139" calcext:value-type="float">
            <text:p>6527139</text:p>
          </table:table-cell>
          <table:table-cell table:number-columns-repeated="3"/>
        </table:table-row>
        <table:table-row table:style-name="ro1">
          <table:table-cell office:value-type="float" office:value="36168000" calcext:value-type="float">
            <text:p>36168000</text:p>
          </table:table-cell>
          <table:table-cell office:value-type="float" office:value="6404192" calcext:value-type="float">
            <text:p>6404192</text:p>
          </table:table-cell>
          <table:table-cell table:number-columns-repeated="3"/>
        </table:table-row>
        <table:table-row table:style-name="ro1">
          <table:table-cell office:value-type="float" office:value="14593469" calcext:value-type="float">
            <text:p>14593469</text:p>
          </table:table-cell>
          <table:table-cell office:value-type="float" office:value="7591024" calcext:value-type="float">
            <text:p>7591024</text:p>
          </table:table-cell>
          <table:table-cell table:number-columns-repeated="3"/>
        </table:table-row>
        <table:table-row table:style-name="ro1">
          <table:table-cell office:value-type="float" office:value="62116547" calcext:value-type="float">
            <text:p>62116547</text:p>
          </table:table-cell>
          <table:table-cell office:value-type="float" office:value="7351366" calcext:value-type="float">
            <text:p>7351366</text:p>
          </table:table-cell>
          <table:table-cell table:number-columns-repeated="3"/>
        </table:table-row>
        <table:table-row table:style-name="ro1">
          <table:table-cell office:value-type="float" office:value="63453025" calcext:value-type="float">
            <text:p>63453025</text:p>
          </table:table-cell>
          <table:table-cell office:value-type="float" office:value="6008899" calcext:value-type="float">
            <text:p>6008899</text:p>
          </table:table-cell>
          <table:table-cell table:number-columns-repeated="3"/>
        </table:table-row>
        <table:table-row table:style-name="ro1">
          <table:table-cell office:value-type="float" office:value="36363068" calcext:value-type="float">
            <text:p>36363068</text:p>
          </table:table-cell>
          <table:table-cell office:value-type="float" office:value="7046902" calcext:value-type="float">
            <text:p>7046902</text:p>
          </table:table-cell>
          <table:table-cell table:number-columns-repeated="3"/>
        </table:table-row>
        <table:table-row table:style-name="ro1">
          <table:table-cell office:value-type="float" office:value="36501374" calcext:value-type="float">
            <text:p>36501374</text:p>
          </table:table-cell>
          <table:table-cell office:value-type="float" office:value="8490151" calcext:value-type="float">
            <text:p>8490151</text:p>
          </table:table-cell>
          <table:table-cell table:number-columns-repeated="3"/>
        </table:table-row>
        <table:table-row table:style-name="ro1">
          <table:table-cell office:value-type="float" office:value="36605109" calcext:value-type="float">
            <text:p>36605109</text:p>
          </table:table-cell>
          <table:table-cell office:value-type="float" office:value="8617507" calcext:value-type="float">
            <text:p>8617507</text:p>
          </table:table-cell>
          <table:table-cell table:number-columns-repeated="3"/>
        </table:table-row>
        <table:table-row table:style-name="ro1">
          <table:table-cell office:value-type="float" office:value="41757697" calcext:value-type="float">
            <text:p>41757697</text:p>
          </table:table-cell>
          <table:table-cell office:value-type="float" office:value="8389218" calcext:value-type="float">
            <text:p>8389218</text:p>
          </table:table-cell>
          <table:table-cell table:number-columns-repeated="3"/>
        </table:table-row>
        <table:table-row table:style-name="ro1">
          <table:table-cell office:value-type="float" office:value="36758628" calcext:value-type="float">
            <text:p>36758628</text:p>
          </table:table-cell>
          <table:table-cell office:value-type="float" office:value="6463434" calcext:value-type="float">
            <text:p>6463434</text:p>
          </table:table-cell>
          <table:table-cell table:number-columns-repeated="3"/>
        </table:table-row>
        <table:table-row table:style-name="ro1">
          <table:table-cell office:value-type="float" office:value="36904740" calcext:value-type="float">
            <text:p>36904740</text:p>
          </table:table-cell>
          <table:table-cell office:value-type="float" office:value="8433223" calcext:value-type="float">
            <text:p>8433223</text:p>
          </table:table-cell>
          <table:table-cell table:number-columns-repeated="3"/>
        </table:table-row>
        <table:table-row table:style-name="ro1">
          <table:table-cell office:value-type="float" office:value="37102992" calcext:value-type="float">
            <text:p>37102992</text:p>
          </table:table-cell>
          <table:table-cell office:value-type="float" office:value="7856948" calcext:value-type="float">
            <text:p>7856948</text:p>
          </table:table-cell>
          <table:table-cell table:number-columns-repeated="3"/>
        </table:table-row>
        <table:table-row table:style-name="ro1">
          <table:table-cell office:value-type="float" office:value="63095037" calcext:value-type="float">
            <text:p>63095037</text:p>
          </table:table-cell>
          <table:table-cell office:value-type="float" office:value="6005677" calcext:value-type="float">
            <text:p>6005677</text:p>
          </table:table-cell>
          <table:table-cell table:number-columns-repeated="3"/>
        </table:table-row>
        <table:table-row table:style-name="ro1">
          <table:table-cell office:value-type="float" office:value="37896256" calcext:value-type="float">
            <text:p>37896256</text:p>
          </table:table-cell>
          <table:table-cell office:value-type="float" office:value="7799119" calcext:value-type="float">
            <text:p>7799119</text:p>
          </table:table-cell>
          <table:table-cell table:number-columns-repeated="3"/>
        </table:table-row>
        <table:table-row table:style-name="ro1">
          <table:table-cell office:value-type="float" office:value="62182276" calcext:value-type="float">
            <text:p>62182276</text:p>
          </table:table-cell>
          <table:table-cell office:value-type="float" office:value="7566237" calcext:value-type="float">
            <text:p>7566237</text:p>
          </table:table-cell>
          <table:table-cell table:number-columns-repeated="3"/>
        </table:table-row>
        <table:table-row table:style-name="ro1">
          <table:table-cell office:value-type="float" office:value="14504943" calcext:value-type="float">
            <text:p>14504943</text:p>
          </table:table-cell>
          <table:table-cell office:value-type="float" office:value="6074994" calcext:value-type="float">
            <text:p>6074994</text:p>
          </table:table-cell>
          <table:table-cell table:number-columns-repeated="3"/>
        </table:table-row>
        <table:table-row table:style-name="ro1">
          <table:table-cell office:value-type="float" office:value="62967097" calcext:value-type="float">
            <text:p>62967097</text:p>
          </table:table-cell>
          <table:table-cell office:value-type="float" office:value="7518202" calcext:value-type="float">
            <text:p>7518202</text:p>
          </table:table-cell>
          <table:table-cell table:number-columns-repeated="3"/>
        </table:table-row>
        <table:table-row table:style-name="ro1">
          <table:table-cell office:value-type="float" office:value="36502845" calcext:value-type="float">
            <text:p>36502845</text:p>
          </table:table-cell>
          <table:table-cell office:value-type="float" office:value="6637545" calcext:value-type="float">
            <text:p>6637545</text:p>
          </table:table-cell>
          <table:table-cell table:number-columns-repeated="3"/>
        </table:table-row>
        <table:table-row table:style-name="ro1">
          <table:table-cell office:value-type="float" office:value="14367362" calcext:value-type="float">
            <text:p>14367362</text:p>
          </table:table-cell>
          <table:table-cell office:value-type="float" office:value="7196265" calcext:value-type="float">
            <text:p>7196265</text:p>
          </table:table-cell>
          <table:table-cell table:number-columns-repeated="3"/>
        </table:table-row>
        <table:table-row table:style-name="ro1">
          <table:table-cell office:value-type="float" office:value="36595643" calcext:value-type="float">
            <text:p>36595643</text:p>
          </table:table-cell>
          <table:table-cell office:value-type="float" office:value="8117718" calcext:value-type="float">
            <text:p>8117718</text:p>
          </table:table-cell>
          <table:table-cell table:number-columns-repeated="3"/>
        </table:table-row>
        <table:table-row table:style-name="ro1">
          <table:table-cell office:value-type="float" office:value="36228186" calcext:value-type="float">
            <text:p>36228186</text:p>
          </table:table-cell>
          <table:table-cell office:value-type="float" office:value="8611691" calcext:value-type="float">
            <text:p>8611691</text:p>
          </table:table-cell>
          <table:table-cell table:number-columns-repeated="3"/>
        </table:table-row>
        <table:table-row table:style-name="ro1">
          <table:table-cell office:value-type="float" office:value="36314602" calcext:value-type="float">
            <text:p>36314602</text:p>
          </table:table-cell>
          <table:table-cell office:value-type="float" office:value="6317310" calcext:value-type="float">
            <text:p>6317310</text:p>
          </table:table-cell>
          <table:table-cell table:number-columns-repeated="3"/>
        </table:table-row>
        <table:table-row table:style-name="ro1">
          <table:table-cell office:value-type="float" office:value="36511717" calcext:value-type="float">
            <text:p>36511717</text:p>
          </table:table-cell>
          <table:table-cell office:value-type="float" office:value="6168428" calcext:value-type="float">
            <text:p>6168428</text:p>
          </table:table-cell>
          <table:table-cell table:number-columns-repeated="3"/>
        </table:table-row>
        <table:table-row table:style-name="ro1">
          <table:table-cell office:value-type="float" office:value="36417212" calcext:value-type="float">
            <text:p>36417212</text:p>
          </table:table-cell>
          <table:table-cell office:value-type="float" office:value="6241669" calcext:value-type="float">
            <text:p>6241669</text:p>
          </table:table-cell>
          <table:table-cell table:number-columns-repeated="3"/>
        </table:table-row>
        <table:table-row table:style-name="ro1">
          <table:table-cell office:value-type="float" office:value="40449598" calcext:value-type="float">
            <text:p>40449598</text:p>
          </table:table-cell>
          <table:table-cell office:value-type="float" office:value="15336341" calcext:value-type="float">
            <text:p>15336341</text:p>
          </table:table-cell>
          <table:table-cell table:number-columns-repeated="3"/>
        </table:table-row>
        <table:table-row table:style-name="ro1">
          <table:table-cell office:value-type="float" office:value="62909738" calcext:value-type="float">
            <text:p>62909738</text:p>
          </table:table-cell>
          <table:table-cell office:value-type="float" office:value="7766166" calcext:value-type="float">
            <text:p>7766166</text:p>
          </table:table-cell>
          <table:table-cell table:number-columns-repeated="3"/>
        </table:table-row>
        <table:table-row table:style-name="ro1">
          <table:table-cell office:value-type="float" office:value="36414121" calcext:value-type="float">
            <text:p>36414121</text:p>
          </table:table-cell>
          <table:table-cell office:value-type="float" office:value="6397735" calcext:value-type="float">
            <text:p>6397735</text:p>
          </table:table-cell>
          <table:table-cell table:number-columns-repeated="3"/>
        </table:table-row>
        <table:table-row table:style-name="ro1">
          <table:table-cell office:value-type="float" office:value="36481600" calcext:value-type="float">
            <text:p>36481600</text:p>
          </table:table-cell>
          <table:table-cell office:value-type="float" office:value="8205569" calcext:value-type="float">
            <text:p>8205569</text:p>
          </table:table-cell>
          <table:table-cell table:number-columns-repeated="3"/>
        </table:table-row>
        <table:table-row table:style-name="ro1">
          <table:table-cell office:value-type="float" office:value="37242313" calcext:value-type="float">
            <text:p>37242313</text:p>
          </table:table-cell>
          <table:table-cell office:value-type="float" office:value="7900295" calcext:value-type="float">
            <text:p>7900295</text:p>
          </table:table-cell>
          <table:table-cell table:number-columns-repeated="3"/>
        </table:table-row>
        <table:table-row table:style-name="ro1">
          <table:table-cell office:value-type="float" office:value="36463210" calcext:value-type="float">
            <text:p>36463210</text:p>
          </table:table-cell>
          <table:table-cell office:value-type="float" office:value="8461937" calcext:value-type="float">
            <text:p>8461937</text:p>
          </table:table-cell>
          <table:table-cell table:number-columns-repeated="3"/>
        </table:table-row>
        <table:table-row table:style-name="ro1">
          <table:table-cell office:value-type="float" office:value="40892388" calcext:value-type="float">
            <text:p>40892388</text:p>
          </table:table-cell>
          <table:table-cell office:value-type="float" office:value="7515955" calcext:value-type="float">
            <text:p>7515955</text:p>
          </table:table-cell>
          <table:table-cell table:number-columns-repeated="3"/>
        </table:table-row>
        <table:table-row table:style-name="ro1">
          <table:table-cell office:value-type="float" office:value="63134698" calcext:value-type="float">
            <text:p>63134698</text:p>
          </table:table-cell>
          <table:table-cell office:value-type="float" office:value="6396854" calcext:value-type="float">
            <text:p>6396854</text:p>
          </table:table-cell>
          <table:table-cell table:number-columns-repeated="3"/>
        </table:table-row>
        <table:table-row table:style-name="ro1">
          <table:table-cell office:value-type="float" office:value="14631177" calcext:value-type="float">
            <text:p>14631177</text:p>
          </table:table-cell>
          <table:table-cell office:value-type="float" office:value="7215638" calcext:value-type="float">
            <text:p>7215638</text:p>
          </table:table-cell>
          <table:table-cell table:number-columns-repeated="3"/>
        </table:table-row>
        <table:table-row table:style-name="ro1">
          <table:table-cell office:value-type="float" office:value="36437266" calcext:value-type="float">
            <text:p>36437266</text:p>
          </table:table-cell>
          <table:table-cell office:value-type="float" office:value="6484027" calcext:value-type="float">
            <text:p>6484027</text:p>
          </table:table-cell>
          <table:table-cell table:number-columns-repeated="3"/>
        </table:table-row>
        <table:table-row table:style-name="ro1">
          <table:table-cell office:value-type="float" office:value="66287151" calcext:value-type="float">
            <text:p>66287151</text:p>
          </table:table-cell>
          <table:table-cell office:value-type="float" office:value="7705671" calcext:value-type="float">
            <text:p>7705671</text:p>
          </table:table-cell>
          <table:table-cell table:number-columns-repeated="3"/>
        </table:table-row>
        <table:table-row table:style-name="ro1">
          <table:table-cell office:value-type="float" office:value="36983702" calcext:value-type="float">
            <text:p>36983702</text:p>
          </table:table-cell>
          <table:table-cell office:value-type="float" office:value="7935575" calcext:value-type="float">
            <text:p>7935575</text:p>
          </table:table-cell>
          <table:table-cell table:number-columns-repeated="3"/>
        </table:table-row>
        <table:table-row table:style-name="ro1">
          <table:table-cell office:value-type="float" office:value="63898773" calcext:value-type="float">
            <text:p>63898773</text:p>
          </table:table-cell>
          <table:table-cell office:value-type="float" office:value="8230116" calcext:value-type="float">
            <text:p>8230116</text:p>
          </table:table-cell>
          <table:table-cell table:number-columns-repeated="3"/>
        </table:table-row>
        <table:table-row table:style-name="ro1">
          <table:table-cell office:value-type="float" office:value="36595273" calcext:value-type="float">
            <text:p>36595273</text:p>
          </table:table-cell>
          <table:table-cell office:value-type="float" office:value="6223813" calcext:value-type="float">
            <text:p>6223813</text:p>
          </table:table-cell>
          <table:table-cell table:number-columns-repeated="3"/>
        </table:table-row>
        <table:table-row table:style-name="ro1">
          <table:table-cell office:value-type="float" office:value="36728049" calcext:value-type="float">
            <text:p>36728049</text:p>
          </table:table-cell>
          <table:table-cell office:value-type="float" office:value="8087512" calcext:value-type="float">
            <text:p>8087512</text:p>
          </table:table-cell>
          <table:table-cell table:number-columns-repeated="3"/>
        </table:table-row>
        <table:table-row table:style-name="ro1">
          <table:table-cell office:value-type="float" office:value="72848079" calcext:value-type="float">
            <text:p>72848079</text:p>
          </table:table-cell>
          <table:table-cell office:value-type="float" office:value="11556041" calcext:value-type="float">
            <text:p>11556041</text:p>
          </table:table-cell>
          <table:table-cell table:number-columns-repeated="3"/>
        </table:table-row>
        <table:table-row table:style-name="ro1">
          <table:table-cell office:value-type="float" office:value="63263979" calcext:value-type="float">
            <text:p>63263979</text:p>
          </table:table-cell>
          <table:table-cell office:value-type="float" office:value="5943607" calcext:value-type="float">
            <text:p>5943607</text:p>
          </table:table-cell>
          <table:table-cell table:number-columns-repeated="3"/>
        </table:table-row>
        <table:table-row table:style-name="ro1">
          <table:table-cell office:value-type="float" office:value="62236875" calcext:value-type="float">
            <text:p>62236875</text:p>
          </table:table-cell>
          <table:table-cell office:value-type="float" office:value="7404675" calcext:value-type="float">
            <text:p>7404675</text:p>
          </table:table-cell>
          <table:table-cell table:number-columns-repeated="3"/>
        </table:table-row>
        <table:table-row table:style-name="ro1">
          <table:table-cell office:value-type="float" office:value="13926007" calcext:value-type="float">
            <text:p>13926007</text:p>
          </table:table-cell>
          <table:table-cell office:value-type="float" office:value="7112518" calcext:value-type="float">
            <text:p>7112518</text:p>
          </table:table-cell>
          <table:table-cell table:number-columns-repeated="3"/>
        </table:table-row>
        <table:table-row table:style-name="ro1">
          <table:table-cell office:value-type="float" office:value="62800001" calcext:value-type="float">
            <text:p>62800001</text:p>
          </table:table-cell>
          <table:table-cell office:value-type="float" office:value="7759030" calcext:value-type="float">
            <text:p>7759030</text:p>
          </table:table-cell>
          <table:table-cell table:number-columns-repeated="3"/>
        </table:table-row>
        <table:table-row table:style-name="ro1">
          <table:table-cell office:value-type="float" office:value="37606804" calcext:value-type="float">
            <text:p>37606804</text:p>
          </table:table-cell>
          <table:table-cell office:value-type="float" office:value="8396282" calcext:value-type="float">
            <text:p>8396282</text:p>
          </table:table-cell>
          <table:table-cell table:number-columns-repeated="3"/>
        </table:table-row>
        <table:table-row table:style-name="ro1">
          <table:table-cell office:value-type="float" office:value="63563002" calcext:value-type="float">
            <text:p>63563002</text:p>
          </table:table-cell>
          <table:table-cell office:value-type="float" office:value="6186641" calcext:value-type="float">
            <text:p>6186641</text:p>
          </table:table-cell>
          <table:table-cell table:number-columns-repeated="3"/>
        </table:table-row>
        <table:table-row table:style-name="ro1">
          <table:table-cell office:value-type="float" office:value="36565045" calcext:value-type="float">
            <text:p>36565045</text:p>
          </table:table-cell>
          <table:table-cell office:value-type="float" office:value="6191118" calcext:value-type="float">
            <text:p>6191118</text:p>
          </table:table-cell>
          <table:table-cell table:number-columns-repeated="3"/>
        </table:table-row>
        <table:table-row table:style-name="ro1">
          <table:table-cell office:value-type="float" office:value="62451807" calcext:value-type="float">
            <text:p>62451807</text:p>
          </table:table-cell>
          <table:table-cell office:value-type="float" office:value="7927779" calcext:value-type="float">
            <text:p>7927779</text:p>
          </table:table-cell>
          <table:table-cell table:number-columns-repeated="3"/>
        </table:table-row>
        <table:table-row table:style-name="ro1">
          <table:table-cell office:value-type="float" office:value="62785845" calcext:value-type="float">
            <text:p>62785845</text:p>
          </table:table-cell>
          <table:table-cell office:value-type="float" office:value="7453656" calcext:value-type="float">
            <text:p>7453656</text:p>
          </table:table-cell>
          <table:table-cell table:number-columns-repeated="3"/>
        </table:table-row>
        <table:table-row table:style-name="ro1">
          <table:table-cell office:value-type="float" office:value="62312683" calcext:value-type="float">
            <text:p>62312683</text:p>
          </table:table-cell>
          <table:table-cell office:value-type="float" office:value="7406720" calcext:value-type="float">
            <text:p>7406720</text:p>
          </table:table-cell>
          <table:table-cell table:number-columns-repeated="3"/>
        </table:table-row>
        <table:table-row table:style-name="ro1">
          <table:table-cell office:value-type="float" office:value="36433853" calcext:value-type="float">
            <text:p>36433853</text:p>
          </table:table-cell>
          <table:table-cell office:value-type="float" office:value="6301305" calcext:value-type="float">
            <text:p>6301305</text:p>
          </table:table-cell>
          <table:table-cell table:number-columns-repeated="3"/>
        </table:table-row>
        <table:table-row table:style-name="ro1">
          <table:table-cell office:value-type="float" office:value="62668664" calcext:value-type="float">
            <text:p>62668664</text:p>
          </table:table-cell>
          <table:table-cell office:value-type="float" office:value="7473753" calcext:value-type="float">
            <text:p>7473753</text:p>
          </table:table-cell>
          <table:table-cell table:number-columns-repeated="3"/>
        </table:table-row>
        <table:table-row table:style-name="ro1">
          <table:table-cell office:value-type="float" office:value="14600345" calcext:value-type="float">
            <text:p>14600345</text:p>
          </table:table-cell>
          <table:table-cell office:value-type="float" office:value="7149202" calcext:value-type="float">
            <text:p>7149202</text:p>
          </table:table-cell>
          <table:table-cell table:number-columns-repeated="3"/>
        </table:table-row>
        <table:table-row table:style-name="ro1">
          <table:table-cell office:value-type="float" office:value="62697397" calcext:value-type="float">
            <text:p>62697397</text:p>
          </table:table-cell>
          <table:table-cell office:value-type="float" office:value="6145976" calcext:value-type="float">
            <text:p>6145976</text:p>
          </table:table-cell>
          <table:table-cell table:number-columns-repeated="3"/>
        </table:table-row>
        <table:table-row table:style-name="ro1">
          <table:table-cell office:value-type="float" office:value="58378531" calcext:value-type="float">
            <text:p>58378531</text:p>
          </table:table-cell>
          <table:table-cell office:value-type="float" office:value="12605319" calcext:value-type="float">
            <text:p>12605319</text:p>
          </table:table-cell>
          <table:table-cell table:number-columns-repeated="3"/>
        </table:table-row>
        <table:table-row table:style-name="ro1">
          <table:table-cell office:value-type="float" office:value="36589105" calcext:value-type="float">
            <text:p>36589105</text:p>
          </table:table-cell>
          <table:table-cell office:value-type="float" office:value="6184824" calcext:value-type="float">
            <text:p>6184824</text:p>
          </table:table-cell>
          <table:table-cell table:number-columns-repeated="3"/>
        </table:table-row>
        <table:table-row table:style-name="ro1">
          <table:table-cell office:value-type="float" office:value="36108031" calcext:value-type="float">
            <text:p>36108031</text:p>
          </table:table-cell>
          <table:table-cell office:value-type="float" office:value="8510767" calcext:value-type="float">
            <text:p>8510767</text:p>
          </table:table-cell>
          <table:table-cell table:number-columns-repeated="3"/>
        </table:table-row>
        <table:table-row table:style-name="ro1">
          <table:table-cell office:value-type="float" office:value="63872188" calcext:value-type="float">
            <text:p>63872188</text:p>
          </table:table-cell>
          <table:table-cell office:value-type="float" office:value="6093275" calcext:value-type="float">
            <text:p>6093275</text:p>
          </table:table-cell>
          <table:table-cell table:number-columns-repeated="3"/>
        </table:table-row>
        <table:table-row table:style-name="ro1">
          <table:table-cell office:value-type="float" office:value="36572055" calcext:value-type="float">
            <text:p>36572055</text:p>
          </table:table-cell>
          <table:table-cell office:value-type="float" office:value="8023607" calcext:value-type="float">
            <text:p>8023607</text:p>
          </table:table-cell>
          <table:table-cell table:number-columns-repeated="3"/>
        </table:table-row>
        <table:table-row table:style-name="ro1">
          <table:table-cell office:value-type="float" office:value="36503061" calcext:value-type="float">
            <text:p>36503061</text:p>
          </table:table-cell>
          <table:table-cell office:value-type="float" office:value="6359230" calcext:value-type="float">
            <text:p>6359230</text:p>
          </table:table-cell>
          <table:table-cell table:number-columns-repeated="3"/>
        </table:table-row>
        <table:table-row table:style-name="ro1">
          <table:table-cell office:value-type="float" office:value="62717300" calcext:value-type="float">
            <text:p>62717300</text:p>
          </table:table-cell>
          <table:table-cell office:value-type="float" office:value="7376860" calcext:value-type="float">
            <text:p>7376860</text:p>
          </table:table-cell>
          <table:table-cell table:number-columns-repeated="3"/>
        </table:table-row>
        <table:table-row table:style-name="ro1">
          <table:table-cell office:value-type="float" office:value="61256032" calcext:value-type="float">
            <text:p>61256032</text:p>
          </table:table-cell>
          <table:table-cell office:value-type="float" office:value="7287724" calcext:value-type="float">
            <text:p>7287724</text:p>
          </table:table-cell>
          <table:table-cell table:number-columns-repeated="3"/>
        </table:table-row>
        <table:table-row table:style-name="ro1">
          <table:table-cell office:value-type="float" office:value="41729519" calcext:value-type="float">
            <text:p>41729519</text:p>
          </table:table-cell>
          <table:table-cell office:value-type="float" office:value="7650865" calcext:value-type="float">
            <text:p>7650865</text:p>
          </table:table-cell>
          <table:table-cell table:number-columns-repeated="3"/>
        </table:table-row>
        <table:table-row table:style-name="ro1">
          <table:table-cell office:value-type="float" office:value="36710660" calcext:value-type="float">
            <text:p>36710660</text:p>
          </table:table-cell>
          <table:table-cell office:value-type="float" office:value="8228899" calcext:value-type="float">
            <text:p>8228899</text:p>
          </table:table-cell>
          <table:table-cell table:number-columns-repeated="3"/>
        </table:table-row>
        <table:table-row table:style-name="ro1">
          <table:table-cell office:value-type="float" office:value="36890616" calcext:value-type="float">
            <text:p>36890616</text:p>
          </table:table-cell>
          <table:table-cell office:value-type="float" office:value="7963104" calcext:value-type="float">
            <text:p>7963104</text:p>
          </table:table-cell>
          <table:table-cell table:number-columns-repeated="3"/>
        </table:table-row>
        <table:table-row table:style-name="ro1">
          <table:table-cell office:value-type="float" office:value="14319003" calcext:value-type="float">
            <text:p>14319003</text:p>
          </table:table-cell>
          <table:table-cell office:value-type="float" office:value="7205170" calcext:value-type="float">
            <text:p>7205170</text:p>
          </table:table-cell>
          <table:table-cell table:number-columns-repeated="3"/>
        </table:table-row>
        <table:table-row table:style-name="ro1">
          <table:table-cell office:value-type="float" office:value="14314257" calcext:value-type="float">
            <text:p>14314257</text:p>
          </table:table-cell>
          <table:table-cell office:value-type="float" office:value="7098825" calcext:value-type="float">
            <text:p>7098825</text:p>
          </table:table-cell>
          <table:table-cell table:number-columns-repeated="3"/>
        </table:table-row>
        <table:table-row table:style-name="ro1">
          <table:table-cell office:value-type="float" office:value="37114019" calcext:value-type="float">
            <text:p>37114019</text:p>
          </table:table-cell>
          <table:table-cell office:value-type="float" office:value="7831093" calcext:value-type="float">
            <text:p>7831093</text:p>
          </table:table-cell>
          <table:table-cell table:number-columns-repeated="3"/>
        </table:table-row>
        <table:table-row table:style-name="ro1">
          <table:table-cell office:value-type="float" office:value="37040719" calcext:value-type="float">
            <text:p>37040719</text:p>
          </table:table-cell>
          <table:table-cell office:value-type="float" office:value="7995605" calcext:value-type="float">
            <text:p>7995605</text:p>
          </table:table-cell>
          <table:table-cell table:number-columns-repeated="3"/>
        </table:table-row>
        <table:table-row table:style-name="ro1">
          <table:table-cell office:value-type="float" office:value="58776464" calcext:value-type="float">
            <text:p>58776464</text:p>
          </table:table-cell>
          <table:table-cell office:value-type="float" office:value="17886570" calcext:value-type="float">
            <text:p>17886570</text:p>
          </table:table-cell>
          <table:table-cell table:number-columns-repeated="3"/>
        </table:table-row>
        <table:table-row table:style-name="ro1">
          <table:table-cell office:value-type="float" office:value="62679040" calcext:value-type="float">
            <text:p>62679040</text:p>
          </table:table-cell>
          <table:table-cell office:value-type="float" office:value="7280277" calcext:value-type="float">
            <text:p>7280277</text:p>
          </table:table-cell>
          <table:table-cell table:number-columns-repeated="3"/>
        </table:table-row>
        <table:table-row table:style-name="ro1">
          <table:table-cell office:value-type="float" office:value="63042260" calcext:value-type="float">
            <text:p>63042260</text:p>
          </table:table-cell>
          <table:table-cell office:value-type="float" office:value="7590781" calcext:value-type="float">
            <text:p>7590781</text:p>
          </table:table-cell>
          <table:table-cell table:number-columns-repeated="3"/>
        </table:table-row>
        <table:table-row table:style-name="ro1">
          <table:table-cell office:value-type="float" office:value="14264401" calcext:value-type="float">
            <text:p>14264401</text:p>
          </table:table-cell>
          <table:table-cell office:value-type="float" office:value="7089620" calcext:value-type="float">
            <text:p>7089620</text:p>
          </table:table-cell>
          <table:table-cell table:number-columns-repeated="3"/>
        </table:table-row>
        <table:table-row table:style-name="ro1">
          <table:table-cell office:value-type="float" office:value="36625023" calcext:value-type="float">
            <text:p>36625023</text:p>
          </table:table-cell>
          <table:table-cell office:value-type="float" office:value="6174985" calcext:value-type="float">
            <text:p>6174985</text:p>
          </table:table-cell>
          <table:table-cell table:number-columns-repeated="3"/>
        </table:table-row>
        <table:table-row table:style-name="ro1">
          <table:table-cell office:value-type="float" office:value="36760622" calcext:value-type="float">
            <text:p>36760622</text:p>
          </table:table-cell>
          <table:table-cell office:value-type="float" office:value="6429353" calcext:value-type="float">
            <text:p>6429353</text:p>
          </table:table-cell>
          <table:table-cell table:number-columns-repeated="3"/>
        </table:table-row>
        <table:table-row table:style-name="ro1">
          <table:table-cell office:value-type="float" office:value="63816616" calcext:value-type="float">
            <text:p>63816616</text:p>
          </table:table-cell>
          <table:table-cell office:value-type="float" office:value="5980208" calcext:value-type="float">
            <text:p>5980208</text:p>
          </table:table-cell>
          <table:table-cell table:number-columns-repeated="3"/>
        </table:table-row>
        <table:table-row table:style-name="ro1">
          <table:table-cell office:value-type="float" office:value="62785241" calcext:value-type="float">
            <text:p>62785241</text:p>
          </table:table-cell>
          <table:table-cell office:value-type="float" office:value="5977825" calcext:value-type="float">
            <text:p>5977825</text:p>
          </table:table-cell>
          <table:table-cell table:number-columns-repeated="3"/>
        </table:table-row>
        <table:table-row table:style-name="ro1">
          <table:table-cell office:value-type="float" office:value="62337860" calcext:value-type="float">
            <text:p>62337860</text:p>
          </table:table-cell>
          <table:table-cell office:value-type="float" office:value="7460876" calcext:value-type="float">
            <text:p>7460876</text:p>
          </table:table-cell>
          <table:table-cell table:number-columns-repeated="3"/>
        </table:table-row>
        <table:table-row table:style-name="ro1">
          <table:table-cell office:value-type="float" office:value="62788631" calcext:value-type="float">
            <text:p>62788631</text:p>
          </table:table-cell>
          <table:table-cell office:value-type="float" office:value="6023807" calcext:value-type="float">
            <text:p>6023807</text:p>
          </table:table-cell>
          <table:table-cell table:number-columns-repeated="3"/>
        </table:table-row>
        <table:table-row table:style-name="ro1">
          <table:table-cell office:value-type="float" office:value="36564143" calcext:value-type="float">
            <text:p>36564143</text:p>
          </table:table-cell>
          <table:table-cell office:value-type="float" office:value="10705729" calcext:value-type="float">
            <text:p>10705729</text:p>
          </table:table-cell>
          <table:table-cell table:number-columns-repeated="3"/>
        </table:table-row>
        <table:table-row table:style-name="ro1">
          <table:table-cell office:value-type="float" office:value="36490874" calcext:value-type="float">
            <text:p>36490874</text:p>
          </table:table-cell>
          <table:table-cell office:value-type="float" office:value="6214407" calcext:value-type="float">
            <text:p>6214407</text:p>
          </table:table-cell>
          <table:table-cell table:number-columns-repeated="3"/>
        </table:table-row>
        <table:table-row table:style-name="ro1">
          <table:table-cell office:value-type="float" office:value="36499261" calcext:value-type="float">
            <text:p>36499261</text:p>
          </table:table-cell>
          <table:table-cell office:value-type="float" office:value="6542479" calcext:value-type="float">
            <text:p>6542479</text:p>
          </table:table-cell>
          <table:table-cell table:number-columns-repeated="3"/>
        </table:table-row>
        <table:table-row table:style-name="ro1">
          <table:table-cell office:value-type="float" office:value="14323545" calcext:value-type="float">
            <text:p>14323545</text:p>
          </table:table-cell>
          <table:table-cell office:value-type="float" office:value="7112808" calcext:value-type="float">
            <text:p>7112808</text:p>
          </table:table-cell>
          <table:table-cell table:number-columns-repeated="3"/>
        </table:table-row>
        <table:table-row table:style-name="ro1">
          <table:table-cell office:value-type="float" office:value="37118812" calcext:value-type="float">
            <text:p>37118812</text:p>
          </table:table-cell>
          <table:table-cell office:value-type="float" office:value="6546113" calcext:value-type="float">
            <text:p>6546113</text:p>
          </table:table-cell>
          <table:table-cell table:number-columns-repeated="3"/>
        </table:table-row>
        <table:table-row table:style-name="ro1">
          <table:table-cell office:value-type="float" office:value="36347042" calcext:value-type="float">
            <text:p>36347042</text:p>
          </table:table-cell>
          <table:table-cell office:value-type="float" office:value="6542280" calcext:value-type="float">
            <text:p>6542280</text:p>
          </table:table-cell>
          <table:table-cell table:number-columns-repeated="3"/>
        </table:table-row>
        <table:table-row table:style-name="ro1">
          <table:table-cell office:value-type="float" office:value="64468894" calcext:value-type="float">
            <text:p>64468894</text:p>
          </table:table-cell>
          <table:table-cell office:value-type="float" office:value="7398801" calcext:value-type="float">
            <text:p>7398801</text:p>
          </table:table-cell>
          <table:table-cell table:number-columns-repeated="3"/>
        </table:table-row>
        <table:table-row table:style-name="ro1">
          <table:table-cell office:value-type="float" office:value="61943676" calcext:value-type="float">
            <text:p>61943676</text:p>
          </table:table-cell>
          <table:table-cell office:value-type="float" office:value="7499548" calcext:value-type="float">
            <text:p>7499548</text:p>
          </table:table-cell>
          <table:table-cell table:number-columns-repeated="3"/>
        </table:table-row>
        <table:table-row table:style-name="ro1">
          <table:table-cell office:value-type="float" office:value="36728707" calcext:value-type="float">
            <text:p>36728707</text:p>
          </table:table-cell>
          <table:table-cell office:value-type="float" office:value="6525240" calcext:value-type="float">
            <text:p>6525240</text:p>
          </table:table-cell>
          <table:table-cell table:number-columns-repeated="3"/>
        </table:table-row>
        <table:table-row table:style-name="ro1">
          <table:table-cell office:value-type="float" office:value="36804304" calcext:value-type="float">
            <text:p>36804304</text:p>
          </table:table-cell>
          <table:table-cell office:value-type="float" office:value="6166904" calcext:value-type="float">
            <text:p>6166904</text:p>
          </table:table-cell>
          <table:table-cell table:number-columns-repeated="3"/>
        </table:table-row>
        <table:table-row table:style-name="ro1">
          <table:table-cell office:value-type="float" office:value="63034099" calcext:value-type="float">
            <text:p>63034099</text:p>
          </table:table-cell>
          <table:table-cell office:value-type="float" office:value="7475536" calcext:value-type="float">
            <text:p>7475536</text:p>
          </table:table-cell>
          <table:table-cell table:number-columns-repeated="3"/>
        </table:table-row>
        <table:table-row table:style-name="ro1">
          <table:table-cell office:value-type="float" office:value="36643001" calcext:value-type="float">
            <text:p>36643001</text:p>
          </table:table-cell>
          <table:table-cell office:value-type="float" office:value="6322648" calcext:value-type="float">
            <text:p>6322648</text:p>
          </table:table-cell>
          <table:table-cell table:number-columns-repeated="3"/>
        </table:table-row>
        <table:table-row table:style-name="ro1">
          <table:table-cell office:value-type="float" office:value="36757402" calcext:value-type="float">
            <text:p>36757402</text:p>
          </table:table-cell>
          <table:table-cell office:value-type="float" office:value="9853484" calcext:value-type="float">
            <text:p>9853484</text:p>
          </table:table-cell>
          <table:table-cell table:number-columns-repeated="3"/>
        </table:table-row>
        <table:table-row table:style-name="ro1">
          <table:table-cell office:value-type="float" office:value="62431415" calcext:value-type="float">
            <text:p>62431415</text:p>
          </table:table-cell>
          <table:table-cell office:value-type="float" office:value="7821018" calcext:value-type="float">
            <text:p>7821018</text:p>
          </table:table-cell>
          <table:table-cell table:number-columns-repeated="3"/>
        </table:table-row>
        <table:table-row table:style-name="ro1">
          <table:table-cell office:value-type="float" office:value="62668284" calcext:value-type="float">
            <text:p>62668284</text:p>
          </table:table-cell>
          <table:table-cell office:value-type="float" office:value="7363471" calcext:value-type="float">
            <text:p>7363471</text:p>
          </table:table-cell>
          <table:table-cell table:number-columns-repeated="3"/>
        </table:table-row>
        <table:table-row table:style-name="ro1">
          <table:table-cell office:value-type="float" office:value="63076388" calcext:value-type="float">
            <text:p>63076388</text:p>
          </table:table-cell>
          <table:table-cell office:value-type="float" office:value="5947750" calcext:value-type="float">
            <text:p>5947750</text:p>
          </table:table-cell>
          <table:table-cell table:number-columns-repeated="3"/>
        </table:table-row>
        <table:table-row table:style-name="ro1">
          <table:table-cell office:value-type="float" office:value="36719019" calcext:value-type="float">
            <text:p>36719019</text:p>
          </table:table-cell>
          <table:table-cell office:value-type="float" office:value="7996117" calcext:value-type="float">
            <text:p>7996117</text:p>
          </table:table-cell>
          <table:table-cell table:number-columns-repeated="3"/>
        </table:table-row>
        <table:table-row table:style-name="ro1">
          <table:table-cell office:value-type="float" office:value="36986223" calcext:value-type="float">
            <text:p>36986223</text:p>
          </table:table-cell>
          <table:table-cell office:value-type="float" office:value="7965637" calcext:value-type="float">
            <text:p>7965637</text:p>
          </table:table-cell>
          <table:table-cell table:number-columns-repeated="3"/>
        </table:table-row>
        <table:table-row table:style-name="ro1">
          <table:table-cell office:value-type="float" office:value="36203394" calcext:value-type="float">
            <text:p>36203394</text:p>
          </table:table-cell>
          <table:table-cell office:value-type="float" office:value="6463705" calcext:value-type="float">
            <text:p>6463705</text:p>
          </table:table-cell>
          <table:table-cell table:number-columns-repeated="3"/>
        </table:table-row>
        <table:table-row table:style-name="ro1">
          <table:table-cell office:value-type="float" office:value="61846288" calcext:value-type="float">
            <text:p>61846288</text:p>
          </table:table-cell>
          <table:table-cell office:value-type="float" office:value="6075242" calcext:value-type="float">
            <text:p>6075242</text:p>
          </table:table-cell>
          <table:table-cell table:number-columns-repeated="3"/>
        </table:table-row>
        <table:table-row table:style-name="ro1">
          <table:table-cell office:value-type="float" office:value="36635280" calcext:value-type="float">
            <text:p>36635280</text:p>
          </table:table-cell>
          <table:table-cell office:value-type="float" office:value="6366799" calcext:value-type="float">
            <text:p>6366799</text:p>
          </table:table-cell>
          <table:table-cell table:number-columns-repeated="3"/>
        </table:table-row>
        <table:table-row table:style-name="ro1">
          <table:table-cell office:value-type="float" office:value="38368283" calcext:value-type="float">
            <text:p>38368283</text:p>
          </table:table-cell>
          <table:table-cell office:value-type="float" office:value="6583115" calcext:value-type="float">
            <text:p>6583115</text:p>
          </table:table-cell>
          <table:table-cell table:number-columns-repeated="3"/>
        </table:table-row>
        <table:table-row table:style-name="ro1">
          <table:table-cell office:value-type="float" office:value="14497558" calcext:value-type="float">
            <text:p>14497558</text:p>
          </table:table-cell>
          <table:table-cell office:value-type="float" office:value="7054392" calcext:value-type="float">
            <text:p>7054392</text:p>
          </table:table-cell>
          <table:table-cell table:number-columns-repeated="3"/>
        </table:table-row>
        <table:table-row table:style-name="ro1">
          <table:table-cell office:value-type="float" office:value="36955828" calcext:value-type="float">
            <text:p>36955828</text:p>
          </table:table-cell>
          <table:table-cell office:value-type="float" office:value="7538841" calcext:value-type="float">
            <text:p>7538841</text:p>
          </table:table-cell>
          <table:table-cell table:number-columns-repeated="3"/>
        </table:table-row>
        <table:table-row table:style-name="ro1">
          <table:table-cell office:value-type="float" office:value="63611819" calcext:value-type="float">
            <text:p>63611819</text:p>
          </table:table-cell>
          <table:table-cell office:value-type="float" office:value="7576489" calcext:value-type="float">
            <text:p>7576489</text:p>
          </table:table-cell>
          <table:table-cell table:number-columns-repeated="3"/>
        </table:table-row>
        <table:table-row table:style-name="ro1">
          <table:table-cell office:value-type="float" office:value="63800266" calcext:value-type="float">
            <text:p>63800266</text:p>
          </table:table-cell>
          <table:table-cell office:value-type="float" office:value="6862527" calcext:value-type="float">
            <text:p>6862527</text:p>
          </table:table-cell>
          <table:table-cell table:number-columns-repeated="3"/>
        </table:table-row>
        <table:table-row table:style-name="ro1">
          <table:table-cell office:value-type="float" office:value="36937305" calcext:value-type="float">
            <text:p>36937305</text:p>
          </table:table-cell>
          <table:table-cell office:value-type="float" office:value="10273522" calcext:value-type="float">
            <text:p>10273522</text:p>
          </table:table-cell>
          <table:table-cell table:number-columns-repeated="3"/>
        </table:table-row>
        <table:table-row table:style-name="ro1">
          <table:table-cell office:value-type="float" office:value="37350573" calcext:value-type="float">
            <text:p>37350573</text:p>
          </table:table-cell>
          <table:table-cell office:value-type="float" office:value="6318585" calcext:value-type="float">
            <text:p>6318585</text:p>
          </table:table-cell>
          <table:table-cell table:number-columns-repeated="3"/>
        </table:table-row>
        <table:table-row table:style-name="ro1">
          <table:table-cell office:value-type="float" office:value="15605798" calcext:value-type="float">
            <text:p>15605798</text:p>
          </table:table-cell>
          <table:table-cell office:value-type="float" office:value="7012864" calcext:value-type="float">
            <text:p>7012864</text:p>
          </table:table-cell>
          <table:table-cell table:number-columns-repeated="3"/>
        </table:table-row>
        <table:table-row table:style-name="ro1">
          <table:table-cell office:value-type="float" office:value="37360259" calcext:value-type="float">
            <text:p>37360259</text:p>
          </table:table-cell>
          <table:table-cell office:value-type="float" office:value="6439991" calcext:value-type="float">
            <text:p>6439991</text:p>
          </table:table-cell>
          <table:table-cell table:number-columns-repeated="3"/>
        </table:table-row>
        <table:table-row table:style-name="ro1">
          <table:table-cell office:value-type="float" office:value="62639974" calcext:value-type="float">
            <text:p>62639974</text:p>
          </table:table-cell>
          <table:table-cell office:value-type="float" office:value="7657524" calcext:value-type="float">
            <text:p>7657524</text:p>
          </table:table-cell>
          <table:table-cell table:number-columns-repeated="3"/>
        </table:table-row>
        <table:table-row table:style-name="ro1">
          <table:table-cell office:value-type="float" office:value="62825203" calcext:value-type="float">
            <text:p>62825203</text:p>
          </table:table-cell>
          <table:table-cell office:value-type="float" office:value="6088198" calcext:value-type="float">
            <text:p>6088198</text:p>
          </table:table-cell>
          <table:table-cell table:number-columns-repeated="3"/>
        </table:table-row>
        <table:table-row table:style-name="ro1">
          <table:table-cell office:value-type="float" office:value="38343227" calcext:value-type="float">
            <text:p>38343227</text:p>
          </table:table-cell>
          <table:table-cell office:value-type="float" office:value="8170155" calcext:value-type="float">
            <text:p>8170155</text:p>
          </table:table-cell>
          <table:table-cell table:number-columns-repeated="3"/>
        </table:table-row>
        <table:table-row table:style-name="ro1">
          <table:table-cell office:value-type="float" office:value="62665191" calcext:value-type="float">
            <text:p>62665191</text:p>
          </table:table-cell>
          <table:table-cell office:value-type="float" office:value="7536725" calcext:value-type="float">
            <text:p>7536725</text:p>
          </table:table-cell>
          <table:table-cell table:number-columns-repeated="3"/>
        </table:table-row>
        <table:table-row table:style-name="ro1">
          <table:table-cell office:value-type="float" office:value="36352718" calcext:value-type="float">
            <text:p>36352718</text:p>
          </table:table-cell>
          <table:table-cell office:value-type="float" office:value="6562224" calcext:value-type="float">
            <text:p>6562224</text:p>
          </table:table-cell>
          <table:table-cell table:number-columns-repeated="3"/>
        </table:table-row>
        <table:table-row table:style-name="ro1">
          <table:table-cell office:value-type="float" office:value="37265844" calcext:value-type="float">
            <text:p>37265844</text:p>
          </table:table-cell>
          <table:table-cell office:value-type="float" office:value="7745970" calcext:value-type="float">
            <text:p>7745970</text:p>
          </table:table-cell>
          <table:table-cell table:number-columns-repeated="3"/>
        </table:table-row>
        <table:table-row table:style-name="ro1">
          <table:table-cell office:value-type="float" office:value="62825972" calcext:value-type="float">
            <text:p>62825972</text:p>
          </table:table-cell>
          <table:table-cell office:value-type="float" office:value="7950566" calcext:value-type="float">
            <text:p>7950566</text:p>
          </table:table-cell>
          <table:table-cell table:number-columns-repeated="3"/>
        </table:table-row>
        <table:table-row table:style-name="ro1">
          <table:table-cell office:value-type="float" office:value="64347220" calcext:value-type="float">
            <text:p>64347220</text:p>
          </table:table-cell>
          <table:table-cell office:value-type="float" office:value="5948948" calcext:value-type="float">
            <text:p>5948948</text:p>
          </table:table-cell>
          <table:table-cell table:number-columns-repeated="3"/>
        </table:table-row>
        <table:table-row table:style-name="ro1">
          <table:table-cell office:value-type="float" office:value="36418071" calcext:value-type="float">
            <text:p>36418071</text:p>
          </table:table-cell>
          <table:table-cell office:value-type="float" office:value="6533142" calcext:value-type="float">
            <text:p>6533142</text:p>
          </table:table-cell>
          <table:table-cell table:number-columns-repeated="3"/>
        </table:table-row>
        <table:table-row table:style-name="ro1">
          <table:table-cell office:value-type="float" office:value="62654054" calcext:value-type="float">
            <text:p>62654054</text:p>
          </table:table-cell>
          <table:table-cell office:value-type="float" office:value="7669973" calcext:value-type="float">
            <text:p>7669973</text:p>
          </table:table-cell>
          <table:table-cell table:number-columns-repeated="3"/>
        </table:table-row>
        <table:table-row table:style-name="ro1">
          <table:table-cell office:value-type="float" office:value="36247085" calcext:value-type="float">
            <text:p>36247085</text:p>
          </table:table-cell>
          <table:table-cell office:value-type="float" office:value="6215818" calcext:value-type="float">
            <text:p>6215818</text:p>
          </table:table-cell>
          <table:table-cell table:number-columns-repeated="3"/>
        </table:table-row>
        <table:table-row table:style-name="ro1">
          <table:table-cell office:value-type="float" office:value="36225005" calcext:value-type="float">
            <text:p>36225005</text:p>
          </table:table-cell>
          <table:table-cell office:value-type="float" office:value="6437238" calcext:value-type="float">
            <text:p>6437238</text:p>
          </table:table-cell>
          <table:table-cell table:number-columns-repeated="3"/>
        </table:table-row>
        <table:table-row table:style-name="ro1">
          <table:table-cell office:value-type="float" office:value="88967710" calcext:value-type="float">
            <text:p>88967710</text:p>
          </table:table-cell>
          <table:table-cell office:value-type="float" office:value="7431441" calcext:value-type="float">
            <text:p>7431441</text:p>
          </table:table-cell>
          <table:table-cell table:number-columns-repeated="3"/>
        </table:table-row>
        <table:table-row table:style-name="ro1">
          <table:table-cell office:value-type="float" office:value="37713916" calcext:value-type="float">
            <text:p>37713916</text:p>
          </table:table-cell>
          <table:table-cell office:value-type="float" office:value="6289172" calcext:value-type="float">
            <text:p>6289172</text:p>
          </table:table-cell>
          <table:table-cell table:number-columns-repeated="3"/>
        </table:table-row>
        <table:table-row table:style-name="ro1">
          <table:table-cell office:value-type="float" office:value="36974442" calcext:value-type="float">
            <text:p>36974442</text:p>
          </table:table-cell>
          <table:table-cell office:value-type="float" office:value="8109024" calcext:value-type="float">
            <text:p>8109024</text:p>
          </table:table-cell>
          <table:table-cell table:number-columns-repeated="3"/>
        </table:table-row>
        <table:table-row table:style-name="ro1">
          <table:table-cell office:value-type="float" office:value="16298621" calcext:value-type="float">
            <text:p>16298621</text:p>
          </table:table-cell>
          <table:table-cell office:value-type="float" office:value="7434861" calcext:value-type="float">
            <text:p>7434861</text:p>
          </table:table-cell>
          <table:table-cell table:number-columns-repeated="3"/>
        </table:table-row>
        <table:table-row table:style-name="ro1">
          <table:table-cell office:value-type="float" office:value="14832609" calcext:value-type="float">
            <text:p>14832609</text:p>
          </table:table-cell>
          <table:table-cell office:value-type="float" office:value="7169749" calcext:value-type="float">
            <text:p>7169749</text:p>
          </table:table-cell>
          <table:table-cell table:number-columns-repeated="3"/>
        </table:table-row>
        <table:table-row table:style-name="ro1">
          <table:table-cell office:value-type="float" office:value="61922500" calcext:value-type="float">
            <text:p>61922500</text:p>
          </table:table-cell>
          <table:table-cell office:value-type="float" office:value="6486334" calcext:value-type="float">
            <text:p>6486334</text:p>
          </table:table-cell>
          <table:table-cell table:number-columns-repeated="3"/>
        </table:table-row>
        <table:table-row table:style-name="ro1">
          <table:table-cell office:value-type="float" office:value="62038704" calcext:value-type="float">
            <text:p>62038704</text:p>
          </table:table-cell>
          <table:table-cell office:value-type="float" office:value="7386858" calcext:value-type="float">
            <text:p>7386858</text:p>
          </table:table-cell>
          <table:table-cell table:number-columns-repeated="3"/>
        </table:table-row>
        <table:table-row table:style-name="ro1">
          <table:table-cell office:value-type="float" office:value="62515637" calcext:value-type="float">
            <text:p>62515637</text:p>
          </table:table-cell>
          <table:table-cell office:value-type="float" office:value="7490175" calcext:value-type="float">
            <text:p>7490175</text:p>
          </table:table-cell>
          <table:table-cell table:number-columns-repeated="3"/>
        </table:table-row>
        <table:table-row table:style-name="ro1">
          <table:table-cell office:value-type="float" office:value="36327371" calcext:value-type="float">
            <text:p>36327371</text:p>
          </table:table-cell>
          <table:table-cell office:value-type="float" office:value="6331812" calcext:value-type="float">
            <text:p>6331812</text:p>
          </table:table-cell>
          <table:table-cell table:number-columns-repeated="3"/>
        </table:table-row>
        <table:table-row table:style-name="ro1">
          <table:table-cell office:value-type="float" office:value="71853018" calcext:value-type="float">
            <text:p>71853018</text:p>
          </table:table-cell>
          <table:table-cell office:value-type="float" office:value="6410707" calcext:value-type="float">
            <text:p>6410707</text:p>
          </table:table-cell>
          <table:table-cell table:number-columns-repeated="3"/>
        </table:table-row>
        <table:table-row table:style-name="ro1">
          <table:table-cell office:value-type="float" office:value="62605858" calcext:value-type="float">
            <text:p>62605858</text:p>
          </table:table-cell>
          <table:table-cell office:value-type="float" office:value="7416686" calcext:value-type="float">
            <text:p>7416686</text:p>
          </table:table-cell>
          <table:table-cell table:number-columns-repeated="3"/>
        </table:table-row>
        <table:table-row table:style-name="ro1">
          <table:table-cell office:value-type="float" office:value="37533721" calcext:value-type="float">
            <text:p>37533721</text:p>
          </table:table-cell>
          <table:table-cell office:value-type="float" office:value="8274058" calcext:value-type="float">
            <text:p>8274058</text:p>
          </table:table-cell>
          <table:table-cell table:number-columns-repeated="3"/>
        </table:table-row>
        <table:table-row table:style-name="ro1">
          <table:table-cell office:value-type="float" office:value="62498274" calcext:value-type="float">
            <text:p>62498274</text:p>
          </table:table-cell>
          <table:table-cell office:value-type="float" office:value="7479351" calcext:value-type="float">
            <text:p>7479351</text:p>
          </table:table-cell>
          <table:table-cell table:number-columns-repeated="3"/>
        </table:table-row>
        <table:table-row table:style-name="ro1">
          <table:table-cell office:value-type="float" office:value="62420072" calcext:value-type="float">
            <text:p>62420072</text:p>
          </table:table-cell>
          <table:table-cell office:value-type="float" office:value="7521737" calcext:value-type="float">
            <text:p>7521737</text:p>
          </table:table-cell>
          <table:table-cell table:number-columns-repeated="3"/>
        </table:table-row>
        <table:table-row table:style-name="ro1">
          <table:table-cell office:value-type="float" office:value="14135541" calcext:value-type="float">
            <text:p>14135541</text:p>
          </table:table-cell>
          <table:table-cell office:value-type="float" office:value="7100351" calcext:value-type="float">
            <text:p>7100351</text:p>
          </table:table-cell>
          <table:table-cell table:number-columns-repeated="3"/>
        </table:table-row>
        <table:table-row table:style-name="ro1">
          <table:table-cell office:value-type="float" office:value="62422349" calcext:value-type="float">
            <text:p>62422349</text:p>
          </table:table-cell>
          <table:table-cell office:value-type="float" office:value="7658698" calcext:value-type="float">
            <text:p>7658698</text:p>
          </table:table-cell>
          <table:table-cell table:number-columns-repeated="3"/>
        </table:table-row>
        <table:table-row table:style-name="ro1">
          <table:table-cell office:value-type="float" office:value="64165796" calcext:value-type="float">
            <text:p>64165796</text:p>
          </table:table-cell>
          <table:table-cell office:value-type="float" office:value="5928622" calcext:value-type="float">
            <text:p>5928622</text:p>
          </table:table-cell>
          <table:table-cell table:number-columns-repeated="3"/>
        </table:table-row>
        <table:table-row table:style-name="ro1">
          <table:table-cell office:value-type="float" office:value="36172262" calcext:value-type="float">
            <text:p>36172262</text:p>
          </table:table-cell>
          <table:table-cell office:value-type="float" office:value="6298721" calcext:value-type="float">
            <text:p>6298721</text:p>
          </table:table-cell>
          <table:table-cell table:number-columns-repeated="3"/>
        </table:table-row>
        <table:table-row table:style-name="ro1">
          <table:table-cell office:value-type="float" office:value="14268383" calcext:value-type="float">
            <text:p>14268383</text:p>
          </table:table-cell>
          <table:table-cell office:value-type="float" office:value="7168417" calcext:value-type="float">
            <text:p>7168417</text:p>
          </table:table-cell>
          <table:table-cell table:number-columns-repeated="3"/>
        </table:table-row>
        <table:table-row table:style-name="ro1">
          <table:table-cell office:value-type="float" office:value="36476089" calcext:value-type="float">
            <text:p>36476089</text:p>
          </table:table-cell>
          <table:table-cell office:value-type="float" office:value="6284436" calcext:value-type="float">
            <text:p>6284436</text:p>
          </table:table-cell>
          <table:table-cell table:number-columns-repeated="3"/>
        </table:table-row>
        <table:table-row table:style-name="ro1">
          <table:table-cell office:value-type="float" office:value="37678983" calcext:value-type="float">
            <text:p>37678983</text:p>
          </table:table-cell>
          <table:table-cell office:value-type="float" office:value="6239948" calcext:value-type="float">
            <text:p>6239948</text:p>
          </table:table-cell>
          <table:table-cell table:number-columns-repeated="3"/>
        </table:table-row>
        <table:table-row table:style-name="ro1">
          <table:table-cell office:value-type="float" office:value="37657475" calcext:value-type="float">
            <text:p>37657475</text:p>
          </table:table-cell>
          <table:table-cell office:value-type="float" office:value="8004975" calcext:value-type="float">
            <text:p>8004975</text:p>
          </table:table-cell>
          <table:table-cell table:number-columns-repeated="3"/>
        </table:table-row>
        <table:table-row table:style-name="ro1">
          <table:table-cell office:value-type="float" office:value="63271261" calcext:value-type="float">
            <text:p>63271261</text:p>
          </table:table-cell>
          <table:table-cell office:value-type="float" office:value="6138368" calcext:value-type="float">
            <text:p>6138368</text:p>
          </table:table-cell>
          <table:table-cell table:number-columns-repeated="3"/>
        </table:table-row>
        <table:table-row table:style-name="ro1">
          <table:table-cell office:value-type="float" office:value="37177842" calcext:value-type="float">
            <text:p>37177842</text:p>
          </table:table-cell>
          <table:table-cell office:value-type="float" office:value="8076681" calcext:value-type="float">
            <text:p>8076681</text:p>
          </table:table-cell>
          <table:table-cell table:number-columns-repeated="3"/>
        </table:table-row>
        <table:table-row table:style-name="ro1">
          <table:table-cell office:value-type="float" office:value="70114806" calcext:value-type="float">
            <text:p>70114806</text:p>
          </table:table-cell>
          <table:table-cell office:value-type="float" office:value="12735389" calcext:value-type="float">
            <text:p>12735389</text:p>
          </table:table-cell>
          <table:table-cell table:number-columns-repeated="3"/>
        </table:table-row>
        <table:table-row table:style-name="ro1">
          <table:table-cell office:value-type="float" office:value="66554550" calcext:value-type="float">
            <text:p>66554550</text:p>
          </table:table-cell>
          <table:table-cell office:value-type="float" office:value="6008181" calcext:value-type="float">
            <text:p>6008181</text:p>
          </table:table-cell>
          <table:table-cell table:number-columns-repeated="3"/>
        </table:table-row>
        <table:table-row table:style-name="ro1">
          <table:table-cell office:value-type="float" office:value="37480968" calcext:value-type="float">
            <text:p>37480968</text:p>
          </table:table-cell>
          <table:table-cell office:value-type="float" office:value="6301024" calcext:value-type="float">
            <text:p>6301024</text:p>
          </table:table-cell>
          <table:table-cell table:number-columns-repeated="3"/>
        </table:table-row>
        <table:table-row table:style-name="ro1">
          <table:table-cell office:value-type="float" office:value="36911098" calcext:value-type="float">
            <text:p>36911098</text:p>
          </table:table-cell>
          <table:table-cell office:value-type="float" office:value="7708144" calcext:value-type="float">
            <text:p>7708144</text:p>
          </table:table-cell>
          <table:table-cell table:number-columns-repeated="3"/>
        </table:table-row>
        <table:table-row table:style-name="ro1">
          <table:table-cell office:value-type="float" office:value="36979092" calcext:value-type="float">
            <text:p>36979092</text:p>
          </table:table-cell>
          <table:table-cell office:value-type="float" office:value="6456793" calcext:value-type="float">
            <text:p>6456793</text:p>
          </table:table-cell>
          <table:table-cell table:number-columns-repeated="3"/>
        </table:table-row>
        <table:table-row table:style-name="ro1">
          <table:table-cell office:value-type="float" office:value="37069696" calcext:value-type="float">
            <text:p>37069696</text:p>
          </table:table-cell>
          <table:table-cell office:value-type="float" office:value="6453817" calcext:value-type="float">
            <text:p>6453817</text:p>
          </table:table-cell>
          <table:table-cell table:number-columns-repeated="3"/>
        </table:table-row>
        <table:table-row table:style-name="ro1">
          <table:table-cell office:value-type="float" office:value="63148115" calcext:value-type="float">
            <text:p>63148115</text:p>
          </table:table-cell>
          <table:table-cell office:value-type="float" office:value="7581502" calcext:value-type="float">
            <text:p>7581502</text:p>
          </table:table-cell>
          <table:table-cell table:number-columns-repeated="3"/>
        </table:table-row>
        <table:table-row table:style-name="ro1">
          <table:table-cell office:value-type="float" office:value="36381501" calcext:value-type="float">
            <text:p>36381501</text:p>
          </table:table-cell>
          <table:table-cell office:value-type="float" office:value="6691248" calcext:value-type="float">
            <text:p>6691248</text:p>
          </table:table-cell>
          <table:table-cell table:number-columns-repeated="3"/>
        </table:table-row>
        <table:table-row table:style-name="ro1">
          <table:table-cell office:value-type="float" office:value="63147056" calcext:value-type="float">
            <text:p>63147056</text:p>
          </table:table-cell>
          <table:table-cell office:value-type="float" office:value="7804153" calcext:value-type="float">
            <text:p>7804153</text:p>
          </table:table-cell>
          <table:table-cell table:number-columns-repeated="3"/>
        </table:table-row>
        <table:table-row table:style-name="ro1">
          <table:table-cell office:value-type="float" office:value="36839191" calcext:value-type="float">
            <text:p>36839191</text:p>
          </table:table-cell>
          <table:table-cell office:value-type="float" office:value="8197578" calcext:value-type="float">
            <text:p>8197578</text:p>
          </table:table-cell>
          <table:table-cell table:number-columns-repeated="3"/>
        </table:table-row>
        <table:table-row table:style-name="ro1">
          <table:table-cell office:value-type="float" office:value="15162420" calcext:value-type="float">
            <text:p>15162420</text:p>
          </table:table-cell>
          <table:table-cell office:value-type="float" office:value="7161898" calcext:value-type="float">
            <text:p>7161898</text:p>
          </table:table-cell>
          <table:table-cell table:number-columns-repeated="3"/>
        </table:table-row>
        <table:table-row table:style-name="ro1">
          <table:table-cell office:value-type="float" office:value="36939405" calcext:value-type="float">
            <text:p>36939405</text:p>
          </table:table-cell>
          <table:table-cell office:value-type="float" office:value="7859055" calcext:value-type="float">
            <text:p>7859055</text:p>
          </table:table-cell>
          <table:table-cell table:number-columns-repeated="3"/>
        </table:table-row>
        <table:table-row table:style-name="ro1">
          <table:table-cell office:value-type="float" office:value="36818381" calcext:value-type="float">
            <text:p>36818381</text:p>
          </table:table-cell>
          <table:table-cell office:value-type="float" office:value="6431851" calcext:value-type="float">
            <text:p>6431851</text:p>
          </table:table-cell>
          <table:table-cell table:number-columns-repeated="3"/>
        </table:table-row>
        <table:table-row table:style-name="ro1">
          <table:table-cell office:value-type="float" office:value="37348279" calcext:value-type="float">
            <text:p>37348279</text:p>
          </table:table-cell>
          <table:table-cell office:value-type="float" office:value="8380383" calcext:value-type="float">
            <text:p>8380383</text:p>
          </table:table-cell>
          <table:table-cell table:number-columns-repeated="3"/>
        </table:table-row>
        <table:table-row table:style-name="ro1">
          <table:table-cell office:value-type="float" office:value="14380424" calcext:value-type="float">
            <text:p>14380424</text:p>
          </table:table-cell>
          <table:table-cell office:value-type="float" office:value="7137163" calcext:value-type="float">
            <text:p>7137163</text:p>
          </table:table-cell>
          <table:table-cell table:number-columns-repeated="3"/>
        </table:table-row>
        <table:table-row table:style-name="ro1">
          <table:table-cell office:value-type="float" office:value="63463747" calcext:value-type="float">
            <text:p>63463747</text:p>
          </table:table-cell>
          <table:table-cell office:value-type="float" office:value="6019523" calcext:value-type="float">
            <text:p>6019523</text:p>
          </table:table-cell>
          <table:table-cell table:number-columns-repeated="3"/>
        </table:table-row>
        <table:table-row table:style-name="ro1">
          <table:table-cell office:value-type="float" office:value="19808545" calcext:value-type="float">
            <text:p>19808545</text:p>
          </table:table-cell>
          <table:table-cell office:value-type="float" office:value="5991360" calcext:value-type="float">
            <text:p>5991360</text:p>
          </table:table-cell>
          <table:table-cell table:number-columns-repeated="3"/>
        </table:table-row>
        <table:table-row table:style-name="ro1">
          <table:table-cell office:value-type="float" office:value="36423945" calcext:value-type="float">
            <text:p>36423945</text:p>
          </table:table-cell>
          <table:table-cell office:value-type="float" office:value="6393307" calcext:value-type="float">
            <text:p>6393307</text:p>
          </table:table-cell>
          <table:table-cell table:number-columns-repeated="3"/>
        </table:table-row>
        <table:table-row table:style-name="ro1">
          <table:table-cell office:value-type="float" office:value="36921205" calcext:value-type="float">
            <text:p>36921205</text:p>
          </table:table-cell>
          <table:table-cell office:value-type="float" office:value="8082319" calcext:value-type="float">
            <text:p>8082319</text:p>
          </table:table-cell>
          <table:table-cell table:number-columns-repeated="3"/>
        </table:table-row>
        <table:table-row table:style-name="ro1">
          <table:table-cell office:value-type="float" office:value="36645365" calcext:value-type="float">
            <text:p>36645365</text:p>
          </table:table-cell>
          <table:table-cell office:value-type="float" office:value="6229526" calcext:value-type="float">
            <text:p>6229526</text:p>
          </table:table-cell>
          <table:table-cell table:number-columns-repeated="3"/>
        </table:table-row>
        <table:table-row table:style-name="ro1">
          <table:table-cell office:value-type="float" office:value="36933594" calcext:value-type="float">
            <text:p>36933594</text:p>
          </table:table-cell>
          <table:table-cell office:value-type="float" office:value="8261461" calcext:value-type="float">
            <text:p>8261461</text:p>
          </table:table-cell>
          <table:table-cell table:number-columns-repeated="3"/>
        </table:table-row>
        <table:table-row table:style-name="ro1">
          <table:table-cell office:value-type="float" office:value="62723411" calcext:value-type="float">
            <text:p>62723411</text:p>
          </table:table-cell>
          <table:table-cell office:value-type="float" office:value="6374933" calcext:value-type="float">
            <text:p>6374933</text:p>
          </table:table-cell>
          <table:table-cell table:number-columns-repeated="3"/>
        </table:table-row>
        <table:table-row table:style-name="ro1">
          <table:table-cell office:value-type="float" office:value="36796723" calcext:value-type="float">
            <text:p>36796723</text:p>
          </table:table-cell>
          <table:table-cell office:value-type="float" office:value="6250341" calcext:value-type="float">
            <text:p>6250341</text:p>
          </table:table-cell>
          <table:table-cell table:number-columns-repeated="3"/>
        </table:table-row>
        <table:table-row table:style-name="ro1">
          <table:table-cell office:value-type="float" office:value="63997287" calcext:value-type="float">
            <text:p>63997287</text:p>
          </table:table-cell>
          <table:table-cell office:value-type="float" office:value="5954730" calcext:value-type="float">
            <text:p>5954730</text:p>
          </table:table-cell>
          <table:table-cell table:number-columns-repeated="3"/>
        </table:table-row>
        <table:table-row table:style-name="ro1">
          <table:table-cell office:value-type="float" office:value="36281622" calcext:value-type="float">
            <text:p>36281622</text:p>
          </table:table-cell>
          <table:table-cell office:value-type="float" office:value="6301656" calcext:value-type="float">
            <text:p>6301656</text:p>
          </table:table-cell>
          <table:table-cell table:number-columns-repeated="3"/>
        </table:table-row>
        <table:table-row table:style-name="ro1">
          <table:table-cell office:value-type="float" office:value="61837007" calcext:value-type="float">
            <text:p>61837007</text:p>
          </table:table-cell>
          <table:table-cell office:value-type="float" office:value="7404156" calcext:value-type="float">
            <text:p>7404156</text:p>
          </table:table-cell>
          <table:table-cell table:number-columns-repeated="3"/>
        </table:table-row>
        <table:table-row table:style-name="ro1">
          <table:table-cell office:value-type="float" office:value="63080942" calcext:value-type="float">
            <text:p>63080942</text:p>
          </table:table-cell>
          <table:table-cell office:value-type="float" office:value="5942168" calcext:value-type="float">
            <text:p>5942168</text:p>
          </table:table-cell>
          <table:table-cell table:number-columns-repeated="3"/>
        </table:table-row>
        <table:table-row table:style-name="ro1">
          <table:table-cell office:value-type="float" office:value="14161721" calcext:value-type="float">
            <text:p>14161721</text:p>
          </table:table-cell>
          <table:table-cell office:value-type="float" office:value="7122865" calcext:value-type="float">
            <text:p>7122865</text:p>
          </table:table-cell>
          <table:table-cell table:number-columns-repeated="3"/>
        </table:table-row>
        <table:table-row table:style-name="ro1">
          <table:table-cell office:value-type="float" office:value="64934934" calcext:value-type="float">
            <text:p>64934934</text:p>
          </table:table-cell>
          <table:table-cell office:value-type="float" office:value="7382815" calcext:value-type="float">
            <text:p>7382815</text:p>
          </table:table-cell>
          <table:table-cell table:number-columns-repeated="3"/>
        </table:table-row>
        <table:table-row table:style-name="ro1">
          <table:table-cell office:value-type="float" office:value="36680829" calcext:value-type="float">
            <text:p>36680829</text:p>
          </table:table-cell>
          <table:table-cell office:value-type="float" office:value="6114829" calcext:value-type="float">
            <text:p>6114829</text:p>
          </table:table-cell>
          <table:table-cell table:number-columns-repeated="3"/>
        </table:table-row>
        <table:table-row table:style-name="ro1">
          <table:table-cell office:value-type="float" office:value="62738063" calcext:value-type="float">
            <text:p>62738063</text:p>
          </table:table-cell>
          <table:table-cell office:value-type="float" office:value="7699546" calcext:value-type="float">
            <text:p>7699546</text:p>
          </table:table-cell>
          <table:table-cell table:number-columns-repeated="3"/>
        </table:table-row>
        <table:table-row table:style-name="ro1">
          <table:table-cell office:value-type="float" office:value="62515647" calcext:value-type="float">
            <text:p>62515647</text:p>
          </table:table-cell>
          <table:table-cell office:value-type="float" office:value="7523552" calcext:value-type="float">
            <text:p>7523552</text:p>
          </table:table-cell>
          <table:table-cell table:number-columns-repeated="3"/>
        </table:table-row>
        <table:table-row table:style-name="ro1">
          <table:table-cell office:value-type="float" office:value="37554806" calcext:value-type="float">
            <text:p>37554806</text:p>
          </table:table-cell>
          <table:table-cell office:value-type="float" office:value="6318740" calcext:value-type="float">
            <text:p>6318740</text:p>
          </table:table-cell>
          <table:table-cell table:number-columns-repeated="3"/>
        </table:table-row>
        <table:table-row table:style-name="ro1">
          <table:table-cell office:value-type="float" office:value="36606026" calcext:value-type="float">
            <text:p>36606026</text:p>
          </table:table-cell>
          <table:table-cell office:value-type="float" office:value="8368432" calcext:value-type="float">
            <text:p>8368432</text:p>
          </table:table-cell>
          <table:table-cell table:number-columns-repeated="3"/>
        </table:table-row>
        <table:table-row table:style-name="ro1">
          <table:table-cell office:value-type="float" office:value="62815743" calcext:value-type="float">
            <text:p>62815743</text:p>
          </table:table-cell>
          <table:table-cell office:value-type="float" office:value="7431475" calcext:value-type="float">
            <text:p>7431475</text:p>
          </table:table-cell>
          <table:table-cell table:number-columns-repeated="3"/>
        </table:table-row>
        <table:table-row table:style-name="ro1">
          <table:table-cell office:value-type="float" office:value="36207905" calcext:value-type="float">
            <text:p>36207905</text:p>
          </table:table-cell>
          <table:table-cell office:value-type="float" office:value="6197035" calcext:value-type="float">
            <text:p>6197035</text:p>
          </table:table-cell>
          <table:table-cell table:number-columns-repeated="3"/>
        </table:table-row>
        <table:table-row table:style-name="ro1">
          <table:table-cell office:value-type="float" office:value="63623217" calcext:value-type="float">
            <text:p>63623217</text:p>
          </table:table-cell>
          <table:table-cell office:value-type="float" office:value="6384223" calcext:value-type="float">
            <text:p>6384223</text:p>
          </table:table-cell>
          <table:table-cell table:number-columns-repeated="3"/>
        </table:table-row>
        <table:table-row table:style-name="ro1">
          <table:table-cell office:value-type="float" office:value="64009578" calcext:value-type="float">
            <text:p>64009578</text:p>
          </table:table-cell>
          <table:table-cell office:value-type="float" office:value="6120474" calcext:value-type="float">
            <text:p>6120474</text:p>
          </table:table-cell>
          <table:table-cell table:number-columns-repeated="3"/>
        </table:table-row>
        <table:table-row table:style-name="ro1">
          <table:table-cell office:value-type="float" office:value="37273959" calcext:value-type="float">
            <text:p>37273959</text:p>
          </table:table-cell>
          <table:table-cell office:value-type="float" office:value="8053008" calcext:value-type="float">
            <text:p>8053008</text:p>
          </table:table-cell>
          <table:table-cell table:number-columns-repeated="3"/>
        </table:table-row>
        <table:table-row table:style-name="ro1">
          <table:table-cell office:value-type="float" office:value="14906392" calcext:value-type="float">
            <text:p>14906392</text:p>
          </table:table-cell>
          <table:table-cell office:value-type="float" office:value="6296260" calcext:value-type="float">
            <text:p>6296260</text:p>
          </table:table-cell>
          <table:table-cell table:number-columns-repeated="3"/>
        </table:table-row>
        <table:table-row table:style-name="ro1">
          <table:table-cell office:value-type="float" office:value="37163033" calcext:value-type="float">
            <text:p>37163033</text:p>
          </table:table-cell>
          <table:table-cell office:value-type="float" office:value="8025090" calcext:value-type="float">
            <text:p>8025090</text:p>
          </table:table-cell>
          <table:table-cell table:number-columns-repeated="3"/>
        </table:table-row>
        <table:table-row table:style-name="ro1">
          <table:table-cell office:value-type="float" office:value="14587339" calcext:value-type="float">
            <text:p>14587339</text:p>
          </table:table-cell>
          <table:table-cell office:value-type="float" office:value="7226924" calcext:value-type="float">
            <text:p>7226924</text:p>
          </table:table-cell>
          <table:table-cell table:number-columns-repeated="3"/>
        </table:table-row>
        <table:table-row table:style-name="ro1">
          <table:table-cell office:value-type="float" office:value="14313340" calcext:value-type="float">
            <text:p>14313340</text:p>
          </table:table-cell>
          <table:table-cell office:value-type="float" office:value="7275146" calcext:value-type="float">
            <text:p>7275146</text:p>
          </table:table-cell>
          <table:table-cell table:number-columns-repeated="3"/>
        </table:table-row>
        <table:table-row table:style-name="ro1">
          <table:table-cell office:value-type="float" office:value="36682806" calcext:value-type="float">
            <text:p>36682806</text:p>
          </table:table-cell>
          <table:table-cell office:value-type="float" office:value="6430392" calcext:value-type="float">
            <text:p>6430392</text:p>
          </table:table-cell>
          <table:table-cell table:number-columns-repeated="3"/>
        </table:table-row>
        <table:table-row table:style-name="ro1">
          <table:table-cell office:value-type="float" office:value="62670717" calcext:value-type="float">
            <text:p>62670717</text:p>
          </table:table-cell>
          <table:table-cell office:value-type="float" office:value="7723844" calcext:value-type="float">
            <text:p>7723844</text:p>
          </table:table-cell>
          <table:table-cell table:number-columns-repeated="3"/>
        </table:table-row>
        <table:table-row table:style-name="ro1">
          <table:table-cell office:value-type="float" office:value="15088000" calcext:value-type="float">
            <text:p>15088000</text:p>
          </table:table-cell>
          <table:table-cell office:value-type="float" office:value="7456193" calcext:value-type="float">
            <text:p>7456193</text:p>
          </table:table-cell>
          <table:table-cell table:number-columns-repeated="3"/>
        </table:table-row>
        <table:table-row table:style-name="ro1">
          <table:table-cell office:value-type="float" office:value="62199258" calcext:value-type="float">
            <text:p>62199258</text:p>
          </table:table-cell>
          <table:table-cell office:value-type="float" office:value="7446392" calcext:value-type="float">
            <text:p>7446392</text:p>
          </table:table-cell>
          <table:table-cell table:number-columns-repeated="3"/>
        </table:table-row>
        <table:table-row table:style-name="ro1">
          <table:table-cell office:value-type="float" office:value="14719655" calcext:value-type="float">
            <text:p>14719655</text:p>
          </table:table-cell>
          <table:table-cell office:value-type="float" office:value="7146741" calcext:value-type="float">
            <text:p>7146741</text:p>
          </table:table-cell>
          <table:table-cell table:number-columns-repeated="3"/>
        </table:table-row>
        <table:table-row table:style-name="ro1">
          <table:table-cell office:value-type="float" office:value="73773457" calcext:value-type="float">
            <text:p>73773457</text:p>
          </table:table-cell>
          <table:table-cell office:value-type="float" office:value="6592813" calcext:value-type="float">
            <text:p>6592813</text:p>
          </table:table-cell>
          <table:table-cell table:number-columns-repeated="3"/>
        </table:table-row>
        <table:table-row table:style-name="ro1">
          <table:table-cell office:value-type="float" office:value="36922852" calcext:value-type="float">
            <text:p>36922852</text:p>
          </table:table-cell>
          <table:table-cell office:value-type="float" office:value="7970038" calcext:value-type="float">
            <text:p>7970038</text:p>
          </table:table-cell>
          <table:table-cell table:number-columns-repeated="3"/>
        </table:table-row>
        <table:table-row table:style-name="ro1">
          <table:table-cell office:value-type="float" office:value="15317240" calcext:value-type="float">
            <text:p>15317240</text:p>
          </table:table-cell>
          <table:table-cell office:value-type="float" office:value="7439927" calcext:value-type="float">
            <text:p>7439927</text:p>
          </table:table-cell>
          <table:table-cell table:number-columns-repeated="3"/>
        </table:table-row>
        <table:table-row table:style-name="ro1">
          <table:table-cell office:value-type="float" office:value="36781712" calcext:value-type="float">
            <text:p>36781712</text:p>
          </table:table-cell>
          <table:table-cell office:value-type="float" office:value="8567229" calcext:value-type="float">
            <text:p>8567229</text:p>
          </table:table-cell>
          <table:table-cell table:number-columns-repeated="3"/>
        </table:table-row>
        <table:table-row table:style-name="ro1">
          <table:table-cell office:value-type="float" office:value="36842440" calcext:value-type="float">
            <text:p>36842440</text:p>
          </table:table-cell>
          <table:table-cell office:value-type="float" office:value="6849029" calcext:value-type="float">
            <text:p>6849029</text:p>
          </table:table-cell>
          <table:table-cell table:number-columns-repeated="3"/>
        </table:table-row>
        <table:table-row table:style-name="ro1">
          <table:table-cell office:value-type="float" office:value="36763370" calcext:value-type="float">
            <text:p>36763370</text:p>
          </table:table-cell>
          <table:table-cell office:value-type="float" office:value="6522161" calcext:value-type="float">
            <text:p>6522161</text:p>
          </table:table-cell>
          <table:table-cell table:number-columns-repeated="3"/>
        </table:table-row>
        <table:table-row table:style-name="ro1">
          <table:table-cell office:value-type="float" office:value="37073108" calcext:value-type="float">
            <text:p>37073108</text:p>
          </table:table-cell>
          <table:table-cell office:value-type="float" office:value="19082764" calcext:value-type="float">
            <text:p>19082764</text:p>
          </table:table-cell>
          <table:table-cell table:number-columns-repeated="3"/>
        </table:table-row>
        <table:table-row table:style-name="ro1">
          <table:table-cell office:value-type="float" office:value="67489164" calcext:value-type="float">
            <text:p>67489164</text:p>
          </table:table-cell>
          <table:table-cell office:value-type="float" office:value="7522203" calcext:value-type="float">
            <text:p>7522203</text:p>
          </table:table-cell>
          <table:table-cell table:number-columns-repeated="3"/>
        </table:table-row>
        <table:table-row table:style-name="ro1">
          <table:table-cell office:value-type="float" office:value="36404011" calcext:value-type="float">
            <text:p>36404011</text:p>
          </table:table-cell>
          <table:table-cell office:value-type="float" office:value="6226227" calcext:value-type="float">
            <text:p>6226227</text:p>
          </table:table-cell>
          <table:table-cell table:number-columns-repeated="3"/>
        </table:table-row>
        <table:table-row table:style-name="ro1">
          <table:table-cell office:value-type="float" office:value="14106279" calcext:value-type="float">
            <text:p>14106279</text:p>
          </table:table-cell>
          <table:table-cell office:value-type="float" office:value="7190131" calcext:value-type="float">
            <text:p>7190131</text:p>
          </table:table-cell>
          <table:table-cell table:number-columns-repeated="3"/>
        </table:table-row>
        <table:table-row table:style-name="ro1">
          <table:table-cell office:value-type="float" office:value="36748747" calcext:value-type="float">
            <text:p>36748747</text:p>
          </table:table-cell>
          <table:table-cell office:value-type="float" office:value="8482402" calcext:value-type="float">
            <text:p>8482402</text:p>
          </table:table-cell>
          <table:table-cell table:number-columns-repeated="3"/>
        </table:table-row>
        <table:table-row table:style-name="ro1">
          <table:table-cell office:value-type="float" office:value="37843016" calcext:value-type="float">
            <text:p>37843016</text:p>
          </table:table-cell>
          <table:table-cell office:value-type="float" office:value="6425946" calcext:value-type="float">
            <text:p>6425946</text:p>
          </table:table-cell>
          <table:table-cell table:number-columns-repeated="3"/>
        </table:table-row>
        <table:table-row table:style-name="ro1">
          <table:table-cell office:value-type="float" office:value="62728275" calcext:value-type="float">
            <text:p>62728275</text:p>
          </table:table-cell>
          <table:table-cell office:value-type="float" office:value="5916694" calcext:value-type="float">
            <text:p>5916694</text:p>
          </table:table-cell>
          <table:table-cell table:number-columns-repeated="3"/>
        </table:table-row>
        <table:table-row table:style-name="ro1">
          <table:table-cell office:value-type="float" office:value="37820309" calcext:value-type="float">
            <text:p>37820309</text:p>
          </table:table-cell>
          <table:table-cell office:value-type="float" office:value="8216573" calcext:value-type="float">
            <text:p>8216573</text:p>
          </table:table-cell>
          <table:table-cell table:number-columns-repeated="3"/>
        </table:table-row>
        <table:table-row table:style-name="ro1">
          <table:table-cell office:value-type="float" office:value="36466705" calcext:value-type="float">
            <text:p>36466705</text:p>
          </table:table-cell>
          <table:table-cell office:value-type="float" office:value="6164415" calcext:value-type="float">
            <text:p>6164415</text:p>
          </table:table-cell>
          <table:table-cell table:number-columns-repeated="3"/>
        </table:table-row>
        <table:table-row table:style-name="ro1">
          <table:table-cell office:value-type="float" office:value="14578875" calcext:value-type="float">
            <text:p>14578875</text:p>
          </table:table-cell>
          <table:table-cell office:value-type="float" office:value="7188485" calcext:value-type="float">
            <text:p>7188485</text:p>
          </table:table-cell>
          <table:table-cell table:number-columns-repeated="3"/>
        </table:table-row>
        <table:table-row table:style-name="ro1">
          <table:table-cell office:value-type="float" office:value="72032914" calcext:value-type="float">
            <text:p>72032914</text:p>
          </table:table-cell>
          <table:table-cell office:value-type="float" office:value="7586422" calcext:value-type="float">
            <text:p>7586422</text:p>
          </table:table-cell>
          <table:table-cell table:number-columns-repeated="3"/>
        </table:table-row>
        <table:table-row table:style-name="ro1">
          <table:table-cell office:value-type="float" office:value="37390270" calcext:value-type="float">
            <text:p>37390270</text:p>
          </table:table-cell>
          <table:table-cell office:value-type="float" office:value="6853895" calcext:value-type="float">
            <text:p>6853895</text:p>
          </table:table-cell>
          <table:table-cell table:number-columns-repeated="3"/>
        </table:table-row>
        <table:table-row table:style-name="ro1">
          <table:table-cell office:value-type="float" office:value="36867240" calcext:value-type="float">
            <text:p>36867240</text:p>
          </table:table-cell>
          <table:table-cell office:value-type="float" office:value="8644199" calcext:value-type="float">
            <text:p>8644199</text:p>
          </table:table-cell>
          <table:table-cell table:number-columns-repeated="3"/>
        </table:table-row>
        <table:table-row table:style-name="ro1">
          <table:table-cell office:value-type="float" office:value="14547696" calcext:value-type="float">
            <text:p>14547696</text:p>
          </table:table-cell>
          <table:table-cell office:value-type="float" office:value="7196249" calcext:value-type="float">
            <text:p>7196249</text:p>
          </table:table-cell>
          <table:table-cell table:number-columns-repeated="3"/>
        </table:table-row>
        <table:table-row table:style-name="ro1">
          <table:table-cell office:value-type="float" office:value="62872323" calcext:value-type="float">
            <text:p>62872323</text:p>
          </table:table-cell>
          <table:table-cell office:value-type="float" office:value="6182349" calcext:value-type="float">
            <text:p>6182349</text:p>
          </table:table-cell>
          <table:table-cell table:number-columns-repeated="3"/>
        </table:table-row>
        <table:table-row table:style-name="ro1">
          <table:table-cell office:value-type="float" office:value="62536478" calcext:value-type="float">
            <text:p>62536478</text:p>
          </table:table-cell>
          <table:table-cell office:value-type="float" office:value="7467737" calcext:value-type="float">
            <text:p>7467737</text:p>
          </table:table-cell>
          <table:table-cell table:number-columns-repeated="3"/>
        </table:table-row>
        <table:table-row table:style-name="ro1">
          <table:table-cell office:value-type="float" office:value="63360747" calcext:value-type="float">
            <text:p>63360747</text:p>
          </table:table-cell>
          <table:table-cell office:value-type="float" office:value="7440122" calcext:value-type="float">
            <text:p>7440122</text:p>
          </table:table-cell>
          <table:table-cell table:number-columns-repeated="3"/>
        </table:table-row>
        <table:table-row table:style-name="ro1">
          <table:table-cell office:value-type="float" office:value="63236560" calcext:value-type="float">
            <text:p>63236560</text:p>
          </table:table-cell>
          <table:table-cell office:value-type="float" office:value="7764496" calcext:value-type="float">
            <text:p>7764496</text:p>
          </table:table-cell>
          <table:table-cell table:number-columns-repeated="3"/>
        </table:table-row>
        <table:table-row table:style-name="ro1">
          <table:table-cell office:value-type="float" office:value="36541603" calcext:value-type="float">
            <text:p>36541603</text:p>
          </table:table-cell>
          <table:table-cell office:value-type="float" office:value="6284285" calcext:value-type="float">
            <text:p>6284285</text:p>
          </table:table-cell>
          <table:table-cell table:number-columns-repeated="3"/>
        </table:table-row>
        <table:table-row table:style-name="ro1">
          <table:table-cell office:value-type="float" office:value="14817729" calcext:value-type="float">
            <text:p>14817729</text:p>
          </table:table-cell>
          <table:table-cell office:value-type="float" office:value="7369476" calcext:value-type="float">
            <text:p>7369476</text:p>
          </table:table-cell>
          <table:table-cell table:number-columns-repeated="3"/>
        </table:table-row>
        <table:table-row table:style-name="ro1">
          <table:table-cell office:value-type="float" office:value="14480490" calcext:value-type="float">
            <text:p>14480490</text:p>
          </table:table-cell>
          <table:table-cell office:value-type="float" office:value="7293181" calcext:value-type="float">
            <text:p>7293181</text:p>
          </table:table-cell>
          <table:table-cell table:number-columns-repeated="3"/>
        </table:table-row>
        <table:table-row table:style-name="ro1">
          <table:table-cell office:value-type="float" office:value="14993766" calcext:value-type="float">
            <text:p>14993766</text:p>
          </table:table-cell>
          <table:table-cell office:value-type="float" office:value="7319786" calcext:value-type="float">
            <text:p>7319786</text:p>
          </table:table-cell>
          <table:table-cell table:number-columns-repeated="3"/>
        </table:table-row>
        <table:table-row table:style-name="ro1">
          <table:table-cell office:value-type="float" office:value="63674135" calcext:value-type="float">
            <text:p>63674135</text:p>
          </table:table-cell>
          <table:table-cell office:value-type="float" office:value="5972790" calcext:value-type="float">
            <text:p>5972790</text:p>
          </table:table-cell>
          <table:table-cell table:number-columns-repeated="3"/>
        </table:table-row>
        <table:table-row table:style-name="ro1">
          <table:table-cell office:value-type="float" office:value="66182813" calcext:value-type="float">
            <text:p>66182813</text:p>
          </table:table-cell>
          <table:table-cell office:value-type="float" office:value="7416286" calcext:value-type="float">
            <text:p>7416286</text:p>
          </table:table-cell>
          <table:table-cell table:number-columns-repeated="3"/>
        </table:table-row>
        <table:table-row table:style-name="ro1">
          <table:table-cell office:value-type="float" office:value="14359267" calcext:value-type="float">
            <text:p>14359267</text:p>
          </table:table-cell>
          <table:table-cell office:value-type="float" office:value="6941291" calcext:value-type="float">
            <text:p>6941291</text:p>
          </table:table-cell>
          <table:table-cell table:number-columns-repeated="3"/>
        </table:table-row>
        <table:table-row table:style-name="ro1">
          <table:table-cell office:value-type="float" office:value="16407725" calcext:value-type="float">
            <text:p>16407725</text:p>
          </table:table-cell>
          <table:table-cell office:value-type="float" office:value="10509128" calcext:value-type="float">
            <text:p>10509128</text:p>
          </table:table-cell>
          <table:table-cell table:number-columns-repeated="3"/>
        </table:table-row>
        <table:table-row table:style-name="ro1">
          <table:table-cell office:value-type="float" office:value="37173825" calcext:value-type="float">
            <text:p>37173825</text:p>
          </table:table-cell>
          <table:table-cell office:value-type="float" office:value="6384149" calcext:value-type="float">
            <text:p>6384149</text:p>
          </table:table-cell>
          <table:table-cell table:number-columns-repeated="3"/>
        </table:table-row>
        <table:table-row table:style-name="ro1">
          <table:table-cell office:value-type="float" office:value="54213360" calcext:value-type="float">
            <text:p>54213360</text:p>
          </table:table-cell>
          <table:table-cell office:value-type="float" office:value="6480821" calcext:value-type="float">
            <text:p>6480821</text:p>
          </table:table-cell>
          <table:table-cell table:number-columns-repeated="3"/>
        </table:table-row>
        <table:table-row table:style-name="ro1">
          <table:table-cell office:value-type="float" office:value="37447045" calcext:value-type="float">
            <text:p>37447045</text:p>
          </table:table-cell>
          <table:table-cell office:value-type="float" office:value="6544336" calcext:value-type="float">
            <text:p>6544336</text:p>
          </table:table-cell>
          <table:table-cell table:number-columns-repeated="3"/>
        </table:table-row>
        <table:table-row table:style-name="ro1">
          <table:table-cell office:value-type="float" office:value="14921392" calcext:value-type="float">
            <text:p>14921392</text:p>
          </table:table-cell>
          <table:table-cell office:value-type="float" office:value="6233005" calcext:value-type="float">
            <text:p>6233005</text:p>
          </table:table-cell>
          <table:table-cell table:number-columns-repeated="3"/>
        </table:table-row>
        <table:table-row table:style-name="ro1">
          <table:table-cell office:value-type="float" office:value="64035113" calcext:value-type="float">
            <text:p>64035113</text:p>
          </table:table-cell>
          <table:table-cell office:value-type="float" office:value="7530954" calcext:value-type="float">
            <text:p>7530954</text:p>
          </table:table-cell>
          <table:table-cell table:number-columns-repeated="3"/>
        </table:table-row>
        <table:table-row table:style-name="ro1">
          <table:table-cell office:value-type="float" office:value="37783724" calcext:value-type="float">
            <text:p>37783724</text:p>
          </table:table-cell>
          <table:table-cell office:value-type="float" office:value="6250720" calcext:value-type="float">
            <text:p>6250720</text:p>
          </table:table-cell>
          <table:table-cell table:number-columns-repeated="3"/>
        </table:table-row>
        <table:table-row table:style-name="ro1">
          <table:table-cell office:value-type="float" office:value="36740065" calcext:value-type="float">
            <text:p>36740065</text:p>
          </table:table-cell>
          <table:table-cell office:value-type="float" office:value="6141435" calcext:value-type="float">
            <text:p>6141435</text:p>
          </table:table-cell>
          <table:table-cell table:number-columns-repeated="3"/>
        </table:table-row>
        <table:table-row table:style-name="ro1">
          <table:table-cell office:value-type="float" office:value="62780391" calcext:value-type="float">
            <text:p>62780391</text:p>
          </table:table-cell>
          <table:table-cell office:value-type="float" office:value="7652727" calcext:value-type="float">
            <text:p>7652727</text:p>
          </table:table-cell>
          <table:table-cell table:number-columns-repeated="3"/>
        </table:table-row>
        <table:table-row table:style-name="ro1">
          <table:table-cell office:value-type="float" office:value="64013812" calcext:value-type="float">
            <text:p>64013812</text:p>
          </table:table-cell>
          <table:table-cell office:value-type="float" office:value="7395736" calcext:value-type="float">
            <text:p>7395736</text:p>
          </table:table-cell>
          <table:table-cell table:number-columns-repeated="3"/>
        </table:table-row>
        <table:table-row table:style-name="ro1">
          <table:table-cell office:value-type="float" office:value="36696356" calcext:value-type="float">
            <text:p>36696356</text:p>
          </table:table-cell>
          <table:table-cell office:value-type="float" office:value="8245398" calcext:value-type="float">
            <text:p>8245398</text:p>
          </table:table-cell>
          <table:table-cell table:number-columns-repeated="3"/>
        </table:table-row>
        <table:table-row table:style-name="ro1">
          <table:table-cell office:value-type="float" office:value="63071680" calcext:value-type="float">
            <text:p>63071680</text:p>
          </table:table-cell>
          <table:table-cell office:value-type="float" office:value="7428169" calcext:value-type="float">
            <text:p>7428169</text:p>
          </table:table-cell>
          <table:table-cell table:number-columns-repeated="3"/>
        </table:table-row>
        <table:table-row table:style-name="ro1">
          <table:table-cell office:value-type="float" office:value="14402332" calcext:value-type="float">
            <text:p>14402332</text:p>
          </table:table-cell>
          <table:table-cell office:value-type="float" office:value="7104293" calcext:value-type="float">
            <text:p>7104293</text:p>
          </table:table-cell>
          <table:table-cell table:number-columns-repeated="3"/>
        </table:table-row>
        <table:table-row table:style-name="ro1">
          <table:table-cell office:value-type="float" office:value="44801267" calcext:value-type="float">
            <text:p>44801267</text:p>
          </table:table-cell>
          <table:table-cell office:value-type="float" office:value="7431759" calcext:value-type="float">
            <text:p>7431759</text:p>
          </table:table-cell>
          <table:table-cell table:number-columns-repeated="3"/>
        </table:table-row>
        <table:table-row table:style-name="ro1">
          <table:table-cell office:value-type="float" office:value="14289329" calcext:value-type="float">
            <text:p>14289329</text:p>
          </table:table-cell>
          <table:table-cell office:value-type="float" office:value="7170884" calcext:value-type="float">
            <text:p>7170884</text:p>
          </table:table-cell>
          <table:table-cell table:number-columns-repeated="3"/>
        </table:table-row>
        <table:table-row table:style-name="ro1">
          <table:table-cell office:value-type="float" office:value="36775059" calcext:value-type="float">
            <text:p>36775059</text:p>
          </table:table-cell>
          <table:table-cell office:value-type="float" office:value="6185847" calcext:value-type="float">
            <text:p>6185847</text:p>
          </table:table-cell>
          <table:table-cell table:number-columns-repeated="3"/>
        </table:table-row>
        <table:table-row table:style-name="ro1">
          <table:table-cell office:value-type="float" office:value="36581656" calcext:value-type="float">
            <text:p>36581656</text:p>
          </table:table-cell>
          <table:table-cell office:value-type="float" office:value="6639699" calcext:value-type="float">
            <text:p>6639699</text:p>
          </table:table-cell>
          <table:table-cell table:number-columns-repeated="3"/>
        </table:table-row>
        <table:table-row table:style-name="ro1">
          <table:table-cell office:value-type="float" office:value="36781284" calcext:value-type="float">
            <text:p>36781284</text:p>
          </table:table-cell>
          <table:table-cell office:value-type="float" office:value="6554071" calcext:value-type="float">
            <text:p>6554071</text:p>
          </table:table-cell>
          <table:table-cell table:number-columns-repeated="3"/>
        </table:table-row>
        <table:table-row table:style-name="ro1">
          <table:table-cell office:value-type="float" office:value="37553733" calcext:value-type="float">
            <text:p>37553733</text:p>
          </table:table-cell>
          <table:table-cell office:value-type="float" office:value="12497958" calcext:value-type="float">
            <text:p>12497958</text:p>
          </table:table-cell>
          <table:table-cell table:number-columns-repeated="3"/>
        </table:table-row>
        <table:table-row table:style-name="ro1">
          <table:table-cell office:value-type="float" office:value="62319500" calcext:value-type="float">
            <text:p>62319500</text:p>
          </table:table-cell>
          <table:table-cell office:value-type="float" office:value="5959097" calcext:value-type="float">
            <text:p>5959097</text:p>
          </table:table-cell>
          <table:table-cell table:number-columns-repeated="3"/>
        </table:table-row>
        <table:table-row table:style-name="ro1">
          <table:table-cell office:value-type="float" office:value="62391313" calcext:value-type="float">
            <text:p>62391313</text:p>
          </table:table-cell>
          <table:table-cell office:value-type="float" office:value="5915346" calcext:value-type="float">
            <text:p>5915346</text:p>
          </table:table-cell>
          <table:table-cell table:number-columns-repeated="3"/>
        </table:table-row>
        <table:table-row table:style-name="ro1">
          <table:table-cell office:value-type="float" office:value="37081437" calcext:value-type="float">
            <text:p>37081437</text:p>
          </table:table-cell>
          <table:table-cell office:value-type="float" office:value="8043083" calcext:value-type="float">
            <text:p>8043083</text:p>
          </table:table-cell>
          <table:table-cell table:number-columns-repeated="3"/>
        </table:table-row>
        <table:table-row table:style-name="ro1">
          <table:table-cell office:value-type="float" office:value="37035326" calcext:value-type="float">
            <text:p>37035326</text:p>
          </table:table-cell>
          <table:table-cell office:value-type="float" office:value="6224409" calcext:value-type="float">
            <text:p>6224409</text:p>
          </table:table-cell>
          <table:table-cell table:number-columns-repeated="3"/>
        </table:table-row>
        <table:table-row table:style-name="ro1">
          <table:table-cell office:value-type="float" office:value="62869225" calcext:value-type="float">
            <text:p>62869225</text:p>
          </table:table-cell>
          <table:table-cell office:value-type="float" office:value="7464114" calcext:value-type="float">
            <text:p>7464114</text:p>
          </table:table-cell>
          <table:table-cell table:number-columns-repeated="3"/>
        </table:table-row>
        <table:table-row table:style-name="ro1">
          <table:table-cell office:value-type="float" office:value="36525580" calcext:value-type="float">
            <text:p>36525580</text:p>
          </table:table-cell>
          <table:table-cell office:value-type="float" office:value="6626363" calcext:value-type="float">
            <text:p>6626363</text:p>
          </table:table-cell>
          <table:table-cell table:number-columns-repeated="3"/>
        </table:table-row>
        <table:table-row table:style-name="ro1">
          <table:table-cell office:value-type="float" office:value="36493489" calcext:value-type="float">
            <text:p>36493489</text:p>
          </table:table-cell>
          <table:table-cell office:value-type="float" office:value="6088728" calcext:value-type="float">
            <text:p>6088728</text:p>
          </table:table-cell>
          <table:table-cell table:number-columns-repeated="3"/>
        </table:table-row>
        <table:table-row table:style-name="ro1">
          <table:table-cell office:value-type="float" office:value="14588561" calcext:value-type="float">
            <text:p>14588561</text:p>
          </table:table-cell>
          <table:table-cell office:value-type="float" office:value="7286010" calcext:value-type="float">
            <text:p>7286010</text:p>
          </table:table-cell>
          <table:table-cell table:number-columns-repeated="3"/>
        </table:table-row>
        <table:table-row table:style-name="ro1">
          <table:table-cell office:value-type="float" office:value="37543411" calcext:value-type="float">
            <text:p>37543411</text:p>
          </table:table-cell>
          <table:table-cell office:value-type="float" office:value="7971270" calcext:value-type="float">
            <text:p>7971270</text:p>
          </table:table-cell>
          <table:table-cell table:number-columns-repeated="3"/>
        </table:table-row>
        <table:table-row table:style-name="ro1">
          <table:table-cell office:value-type="float" office:value="37082743" calcext:value-type="float">
            <text:p>37082743</text:p>
          </table:table-cell>
          <table:table-cell office:value-type="float" office:value="6582617" calcext:value-type="float">
            <text:p>6582617</text:p>
          </table:table-cell>
          <table:table-cell table:number-columns-repeated="3"/>
        </table:table-row>
        <table:table-row table:style-name="ro1">
          <table:table-cell office:value-type="float" office:value="62802397" calcext:value-type="float">
            <text:p>62802397</text:p>
          </table:table-cell>
          <table:table-cell office:value-type="float" office:value="6313022" calcext:value-type="float">
            <text:p>6313022</text:p>
          </table:table-cell>
          <table:table-cell table:number-columns-repeated="3"/>
        </table:table-row>
        <table:table-row table:style-name="ro1">
          <table:table-cell office:value-type="float" office:value="37211185" calcext:value-type="float">
            <text:p>37211185</text:p>
          </table:table-cell>
          <table:table-cell office:value-type="float" office:value="7754183" calcext:value-type="float">
            <text:p>7754183</text:p>
          </table:table-cell>
          <table:table-cell table:number-columns-repeated="3"/>
        </table:table-row>
        <table:table-row table:style-name="ro1">
          <table:table-cell office:value-type="float" office:value="62197066" calcext:value-type="float">
            <text:p>62197066</text:p>
          </table:table-cell>
          <table:table-cell office:value-type="float" office:value="7499375" calcext:value-type="float">
            <text:p>7499375</text:p>
          </table:table-cell>
          <table:table-cell table:number-columns-repeated="3"/>
        </table:table-row>
        <table:table-row table:style-name="ro1">
          <table:table-cell office:value-type="float" office:value="38044462" calcext:value-type="float">
            <text:p>38044462</text:p>
          </table:table-cell>
          <table:table-cell office:value-type="float" office:value="7932599" calcext:value-type="float">
            <text:p>7932599</text:p>
          </table:table-cell>
          <table:table-cell table:number-columns-repeated="3"/>
        </table:table-row>
        <table:table-row table:style-name="ro1">
          <table:table-cell office:value-type="float" office:value="14782391" calcext:value-type="float">
            <text:p>14782391</text:p>
          </table:table-cell>
          <table:table-cell office:value-type="float" office:value="6231212" calcext:value-type="float">
            <text:p>6231212</text:p>
          </table:table-cell>
          <table:table-cell table:number-columns-repeated="3"/>
        </table:table-row>
        <table:table-row table:style-name="ro1">
          <table:table-cell office:value-type="float" office:value="39368121" calcext:value-type="float">
            <text:p>39368121</text:p>
          </table:table-cell>
          <table:table-cell office:value-type="float" office:value="21186482" calcext:value-type="float">
            <text:p>21186482</text:p>
          </table:table-cell>
          <table:table-cell table:number-columns-repeated="3"/>
        </table:table-row>
        <table:table-row table:style-name="ro1">
          <table:table-cell office:value-type="float" office:value="38342948" calcext:value-type="float">
            <text:p>38342948</text:p>
          </table:table-cell>
          <table:table-cell office:value-type="float" office:value="8289435" calcext:value-type="float">
            <text:p>8289435</text:p>
          </table:table-cell>
          <table:table-cell table:number-columns-repeated="3"/>
        </table:table-row>
        <table:table-row table:style-name="ro1">
          <table:table-cell office:value-type="float" office:value="63887892" calcext:value-type="float">
            <text:p>63887892</text:p>
          </table:table-cell>
          <table:table-cell office:value-type="float" office:value="7621352" calcext:value-type="float">
            <text:p>7621352</text:p>
          </table:table-cell>
          <table:table-cell table:number-columns-repeated="3"/>
        </table:table-row>
        <table:table-row table:style-name="ro1">
          <table:table-cell office:value-type="float" office:value="64163819" calcext:value-type="float">
            <text:p>64163819</text:p>
          </table:table-cell>
          <table:table-cell office:value-type="float" office:value="6086030" calcext:value-type="float">
            <text:p>6086030</text:p>
          </table:table-cell>
          <table:table-cell table:number-columns-repeated="3"/>
        </table:table-row>
        <table:table-row table:style-name="ro1">
          <table:table-cell office:value-type="float" office:value="64469538" calcext:value-type="float">
            <text:p>64469538</text:p>
          </table:table-cell>
          <table:table-cell office:value-type="float" office:value="7751941" calcext:value-type="float">
            <text:p>7751941</text:p>
          </table:table-cell>
          <table:table-cell table:number-columns-repeated="3"/>
        </table:table-row>
        <table:table-row table:style-name="ro1">
          <table:table-cell office:value-type="float" office:value="36981886" calcext:value-type="float">
            <text:p>36981886</text:p>
          </table:table-cell>
          <table:table-cell office:value-type="float" office:value="6650047" calcext:value-type="float">
            <text:p>6650047</text:p>
          </table:table-cell>
          <table:table-cell table:number-columns-repeated="3"/>
        </table:table-row>
        <table:table-row table:style-name="ro1">
          <table:table-cell office:value-type="float" office:value="63160350" calcext:value-type="float">
            <text:p>63160350</text:p>
          </table:table-cell>
          <table:table-cell office:value-type="float" office:value="7581192" calcext:value-type="float">
            <text:p>7581192</text:p>
          </table:table-cell>
          <table:table-cell table:number-columns-repeated="3"/>
        </table:table-row>
        <table:table-row table:style-name="ro1">
          <table:table-cell office:value-type="float" office:value="36656246" calcext:value-type="float">
            <text:p>36656246</text:p>
          </table:table-cell>
          <table:table-cell office:value-type="float" office:value="6502093" calcext:value-type="float">
            <text:p>6502093</text:p>
          </table:table-cell>
          <table:table-cell table:number-columns-repeated="3"/>
        </table:table-row>
        <table:table-row table:style-name="ro1">
          <table:table-cell office:value-type="float" office:value="36884888" calcext:value-type="float">
            <text:p>36884888</text:p>
          </table:table-cell>
          <table:table-cell office:value-type="float" office:value="7761648" calcext:value-type="float">
            <text:p>7761648</text:p>
          </table:table-cell>
          <table:table-cell table:number-columns-repeated="3"/>
        </table:table-row>
        <table:table-row table:style-name="ro1">
          <table:table-cell office:value-type="float" office:value="68846556" calcext:value-type="float">
            <text:p>68846556</text:p>
          </table:table-cell>
          <table:table-cell office:value-type="float" office:value="6733591" calcext:value-type="float">
            <text:p>6733591</text:p>
          </table:table-cell>
          <table:table-cell table:number-columns-repeated="3"/>
        </table:table-row>
        <table:table-row table:style-name="ro1">
          <table:table-cell office:value-type="float" office:value="14394723" calcext:value-type="float">
            <text:p>14394723</text:p>
          </table:table-cell>
          <table:table-cell office:value-type="float" office:value="7135492" calcext:value-type="float">
            <text:p>7135492</text:p>
          </table:table-cell>
          <table:table-cell table:number-columns-repeated="3"/>
        </table:table-row>
        <table:table-row table:style-name="ro1">
          <table:table-cell office:value-type="float" office:value="36943522" calcext:value-type="float">
            <text:p>36943522</text:p>
          </table:table-cell>
          <table:table-cell office:value-type="float" office:value="6793301" calcext:value-type="float">
            <text:p>6793301</text:p>
          </table:table-cell>
          <table:table-cell table:number-columns-repeated="3"/>
        </table:table-row>
        <table:table-row table:style-name="ro1">
          <table:table-cell office:value-type="float" office:value="37399960" calcext:value-type="float">
            <text:p>37399960</text:p>
          </table:table-cell>
          <table:table-cell office:value-type="float" office:value="6363791" calcext:value-type="float">
            <text:p>6363791</text:p>
          </table:table-cell>
          <table:table-cell table:number-columns-repeated="3"/>
        </table:table-row>
        <table:table-row table:style-name="ro1">
          <table:table-cell office:value-type="float" office:value="14356517" calcext:value-type="float">
            <text:p>14356517</text:p>
          </table:table-cell>
          <table:table-cell office:value-type="float" office:value="7358994" calcext:value-type="float">
            <text:p>7358994</text:p>
          </table:table-cell>
          <table:table-cell table:number-columns-repeated="3"/>
        </table:table-row>
        <table:table-row table:style-name="ro1">
          <table:table-cell office:value-type="float" office:value="63726217" calcext:value-type="float">
            <text:p>63726217</text:p>
          </table:table-cell>
          <table:table-cell office:value-type="float" office:value="6411658" calcext:value-type="float">
            <text:p>6411658</text:p>
          </table:table-cell>
          <table:table-cell table:number-columns-repeated="3"/>
        </table:table-row>
        <table:table-row table:style-name="ro1">
          <table:table-cell office:value-type="float" office:value="63309195" calcext:value-type="float">
            <text:p>63309195</text:p>
          </table:table-cell>
          <table:table-cell office:value-type="float" office:value="6123513" calcext:value-type="float">
            <text:p>6123513</text:p>
          </table:table-cell>
          <table:table-cell table:number-columns-repeated="3"/>
        </table:table-row>
        <table:table-row table:style-name="ro1">
          <table:table-cell office:value-type="float" office:value="72893856" calcext:value-type="float">
            <text:p>72893856</text:p>
          </table:table-cell>
          <table:table-cell office:value-type="float" office:value="6224124" calcext:value-type="float">
            <text:p>6224124</text:p>
          </table:table-cell>
          <table:table-cell table:number-columns-repeated="3"/>
        </table:table-row>
        <table:table-row table:style-name="ro1">
          <table:table-cell office:value-type="float" office:value="63386535" calcext:value-type="float">
            <text:p>63386535</text:p>
          </table:table-cell>
          <table:table-cell office:value-type="float" office:value="7703397" calcext:value-type="float">
            <text:p>7703397</text:p>
          </table:table-cell>
          <table:table-cell table:number-columns-repeated="3"/>
        </table:table-row>
        <table:table-row table:style-name="ro1">
          <table:table-cell office:value-type="float" office:value="62597705" calcext:value-type="float">
            <text:p>62597705</text:p>
          </table:table-cell>
          <table:table-cell office:value-type="float" office:value="7756218" calcext:value-type="float">
            <text:p>7756218</text:p>
          </table:table-cell>
          <table:table-cell table:number-columns-repeated="3"/>
        </table:table-row>
        <table:table-row table:style-name="ro1">
          <table:table-cell office:value-type="float" office:value="14274106" calcext:value-type="float">
            <text:p>14274106</text:p>
          </table:table-cell>
          <table:table-cell office:value-type="float" office:value="7403195" calcext:value-type="float">
            <text:p>7403195</text:p>
          </table:table-cell>
          <table:table-cell table:number-columns-repeated="3"/>
        </table:table-row>
        <table:table-row table:style-name="ro1">
          <table:table-cell office:value-type="float" office:value="38757074" calcext:value-type="float">
            <text:p>38757074</text:p>
          </table:table-cell>
          <table:table-cell office:value-type="float" office:value="6683728" calcext:value-type="float">
            <text:p>6683728</text:p>
          </table:table-cell>
          <table:table-cell table:number-columns-repeated="3"/>
        </table:table-row>
        <table:table-row table:style-name="ro1">
          <table:table-cell office:value-type="float" office:value="36594024" calcext:value-type="float">
            <text:p>36594024</text:p>
          </table:table-cell>
          <table:table-cell office:value-type="float" office:value="6195031" calcext:value-type="float">
            <text:p>6195031</text:p>
          </table:table-cell>
          <table:table-cell table:number-columns-repeated="3"/>
        </table:table-row>
        <table:table-row table:style-name="ro1">
          <table:table-cell office:value-type="float" office:value="63947665" calcext:value-type="float">
            <text:p>63947665</text:p>
          </table:table-cell>
          <table:table-cell office:value-type="float" office:value="5948305" calcext:value-type="float">
            <text:p>5948305</text:p>
          </table:table-cell>
          <table:table-cell table:number-columns-repeated="3"/>
        </table:table-row>
        <table:table-row table:style-name="ro1">
          <table:table-cell office:value-type="float" office:value="36390237" calcext:value-type="float">
            <text:p>36390237</text:p>
          </table:table-cell>
          <table:table-cell office:value-type="float" office:value="6465461" calcext:value-type="float">
            <text:p>6465461</text:p>
          </table:table-cell>
          <table:table-cell table:number-columns-repeated="3"/>
        </table:table-row>
        <table:table-row table:style-name="ro1">
          <table:table-cell office:value-type="float" office:value="36763465" calcext:value-type="float">
            <text:p>36763465</text:p>
          </table:table-cell>
          <table:table-cell office:value-type="float" office:value="8433164" calcext:value-type="float">
            <text:p>8433164</text:p>
          </table:table-cell>
          <table:table-cell table:number-columns-repeated="3"/>
        </table:table-row>
        <table:table-row table:style-name="ro1">
          <table:table-cell office:value-type="float" office:value="36635183" calcext:value-type="float">
            <text:p>36635183</text:p>
          </table:table-cell>
          <table:table-cell office:value-type="float" office:value="6245751" calcext:value-type="float">
            <text:p>6245751</text:p>
          </table:table-cell>
          <table:table-cell table:number-columns-repeated="3"/>
        </table:table-row>
        <table:table-row table:style-name="ro1">
          <table:table-cell office:value-type="float" office:value="38942529" calcext:value-type="float">
            <text:p>38942529</text:p>
          </table:table-cell>
          <table:table-cell office:value-type="float" office:value="6398072" calcext:value-type="float">
            <text:p>6398072</text:p>
          </table:table-cell>
          <table:table-cell table:number-columns-repeated="3"/>
        </table:table-row>
        <table:table-row table:style-name="ro1">
          <table:table-cell office:value-type="float" office:value="38582576" calcext:value-type="float">
            <text:p>38582576</text:p>
          </table:table-cell>
          <table:table-cell office:value-type="float" office:value="6517551" calcext:value-type="float">
            <text:p>6517551</text:p>
          </table:table-cell>
          <table:table-cell table:number-columns-repeated="3"/>
        </table:table-row>
        <table:table-row table:style-name="ro1">
          <table:table-cell office:value-type="float" office:value="36910595" calcext:value-type="float">
            <text:p>36910595</text:p>
          </table:table-cell>
          <table:table-cell office:value-type="float" office:value="9027184" calcext:value-type="float">
            <text:p>9027184</text:p>
          </table:table-cell>
          <table:table-cell table:number-columns-repeated="3"/>
        </table:table-row>
        <table:table-row table:style-name="ro1">
          <table:table-cell office:value-type="float" office:value="14496137" calcext:value-type="float">
            <text:p>14496137</text:p>
          </table:table-cell>
          <table:table-cell office:value-type="float" office:value="7144509" calcext:value-type="float">
            <text:p>7144509</text:p>
          </table:table-cell>
          <table:table-cell table:number-columns-repeated="3"/>
        </table:table-row>
        <table:table-row table:style-name="ro1">
          <table:table-cell office:value-type="float" office:value="36682135" calcext:value-type="float">
            <text:p>36682135</text:p>
          </table:table-cell>
          <table:table-cell office:value-type="float" office:value="6372937" calcext:value-type="float">
            <text:p>6372937</text:p>
          </table:table-cell>
          <table:table-cell table:number-columns-repeated="3"/>
        </table:table-row>
        <table:table-row table:style-name="ro1">
          <table:table-cell office:value-type="float" office:value="36650082" calcext:value-type="float">
            <text:p>36650082</text:p>
          </table:table-cell>
          <table:table-cell office:value-type="float" office:value="6257038" calcext:value-type="float">
            <text:p>6257038</text:p>
          </table:table-cell>
          <table:table-cell table:number-columns-repeated="3"/>
        </table:table-row>
        <table:table-row table:style-name="ro1">
          <table:table-cell office:value-type="float" office:value="41868584" calcext:value-type="float">
            <text:p>41868584</text:p>
          </table:table-cell>
          <table:table-cell office:value-type="float" office:value="7670394" calcext:value-type="float">
            <text:p>7670394</text:p>
          </table:table-cell>
          <table:table-cell table:number-columns-repeated="3"/>
        </table:table-row>
        <table:table-row table:style-name="ro1">
          <table:table-cell office:value-type="float" office:value="46466783" calcext:value-type="float">
            <text:p>46466783</text:p>
          </table:table-cell>
          <table:table-cell office:value-type="float" office:value="7808883" calcext:value-type="float">
            <text:p>7808883</text:p>
          </table:table-cell>
          <table:table-cell table:number-columns-repeated="3"/>
        </table:table-row>
        <table:table-row table:style-name="ro1">
          <table:table-cell office:value-type="float" office:value="62978482" calcext:value-type="float">
            <text:p>62978482</text:p>
          </table:table-cell>
          <table:table-cell office:value-type="float" office:value="7688773" calcext:value-type="float">
            <text:p>7688773</text:p>
          </table:table-cell>
          <table:table-cell table:number-columns-repeated="3"/>
        </table:table-row>
        <table:table-row table:style-name="ro1">
          <table:table-cell office:value-type="float" office:value="37220903" calcext:value-type="float">
            <text:p>37220903</text:p>
          </table:table-cell>
          <table:table-cell office:value-type="float" office:value="7611974" calcext:value-type="float">
            <text:p>7611974</text:p>
          </table:table-cell>
          <table:table-cell table:number-columns-repeated="3"/>
        </table:table-row>
        <table:table-row table:style-name="ro1">
          <table:table-cell office:value-type="float" office:value="64394077" calcext:value-type="float">
            <text:p>64394077</text:p>
          </table:table-cell>
          <table:table-cell office:value-type="float" office:value="7589367" calcext:value-type="float">
            <text:p>7589367</text:p>
          </table:table-cell>
          <table:table-cell table:number-columns-repeated="3"/>
        </table:table-row>
        <table:table-row table:style-name="ro1">
          <table:table-cell office:value-type="float" office:value="14761585" calcext:value-type="float">
            <text:p>14761585</text:p>
          </table:table-cell>
          <table:table-cell office:value-type="float" office:value="7276141" calcext:value-type="float">
            <text:p>7276141</text:p>
          </table:table-cell>
          <table:table-cell table:number-columns-repeated="3"/>
        </table:table-row>
        <table:table-row table:style-name="ro1">
          <table:table-cell office:value-type="float" office:value="41730321" calcext:value-type="float">
            <text:p>41730321</text:p>
          </table:table-cell>
          <table:table-cell office:value-type="float" office:value="7613141" calcext:value-type="float">
            <text:p>7613141</text:p>
          </table:table-cell>
          <table:table-cell table:number-columns-repeated="3"/>
        </table:table-row>
        <table:table-row table:style-name="ro1">
          <table:table-cell office:value-type="float" office:value="63272084" calcext:value-type="float">
            <text:p>63272084</text:p>
          </table:table-cell>
          <table:table-cell office:value-type="float" office:value="7707278" calcext:value-type="float">
            <text:p>7707278</text:p>
          </table:table-cell>
          <table:table-cell table:number-columns-repeated="3"/>
        </table:table-row>
        <table:table-row table:style-name="ro1">
          <table:table-cell office:value-type="float" office:value="64003404" calcext:value-type="float">
            <text:p>64003404</text:p>
          </table:table-cell>
          <table:table-cell office:value-type="float" office:value="11275390" calcext:value-type="float">
            <text:p>11275390</text:p>
          </table:table-cell>
          <table:table-cell table:number-columns-repeated="3"/>
        </table:table-row>
        <table:table-row table:style-name="ro1">
          <table:table-cell office:value-type="float" office:value="36577175" calcext:value-type="float">
            <text:p>36577175</text:p>
          </table:table-cell>
          <table:table-cell office:value-type="float" office:value="6262777" calcext:value-type="float">
            <text:p>6262777</text:p>
          </table:table-cell>
          <table:table-cell table:number-columns-repeated="3"/>
        </table:table-row>
        <table:table-row table:style-name="ro1">
          <table:table-cell office:value-type="float" office:value="36866735" calcext:value-type="float">
            <text:p>36866735</text:p>
          </table:table-cell>
          <table:table-cell office:value-type="float" office:value="6910590" calcext:value-type="float">
            <text:p>6910590</text:p>
          </table:table-cell>
          <table:table-cell table:number-columns-repeated="3"/>
        </table:table-row>
        <table:table-row table:style-name="ro1">
          <table:table-cell office:value-type="float" office:value="63812951" calcext:value-type="float">
            <text:p>63812951</text:p>
          </table:table-cell>
          <table:table-cell office:value-type="float" office:value="6037118" calcext:value-type="float">
            <text:p>6037118</text:p>
          </table:table-cell>
          <table:table-cell table:number-columns-repeated="3"/>
        </table:table-row>
        <table:table-row table:style-name="ro1">
          <table:table-cell office:value-type="float" office:value="14764622" calcext:value-type="float">
            <text:p>14764622</text:p>
          </table:table-cell>
          <table:table-cell office:value-type="float" office:value="7239144" calcext:value-type="float">
            <text:p>7239144</text:p>
          </table:table-cell>
          <table:table-cell table:number-columns-repeated="3"/>
        </table:table-row>
        <table:table-row table:style-name="ro1">
          <table:table-cell office:value-type="float" office:value="37703060" calcext:value-type="float">
            <text:p>37703060</text:p>
          </table:table-cell>
          <table:table-cell office:value-type="float" office:value="6952250" calcext:value-type="float">
            <text:p>6952250</text:p>
          </table:table-cell>
          <table:table-cell table:number-columns-repeated="3"/>
        </table:table-row>
        <table:table-row table:style-name="ro1">
          <table:table-cell office:value-type="float" office:value="37198077" calcext:value-type="float">
            <text:p>37198077</text:p>
          </table:table-cell>
          <table:table-cell office:value-type="float" office:value="8174714" calcext:value-type="float">
            <text:p>8174714</text:p>
          </table:table-cell>
          <table:table-cell table:number-columns-repeated="3"/>
        </table:table-row>
        <table:table-row table:style-name="ro1">
          <table:table-cell office:value-type="float" office:value="63395167" calcext:value-type="float">
            <text:p>63395167</text:p>
          </table:table-cell>
          <table:table-cell office:value-type="float" office:value="7786227" calcext:value-type="float">
            <text:p>7786227</text:p>
          </table:table-cell>
          <table:table-cell table:number-columns-repeated="3"/>
        </table:table-row>
        <table:table-row table:style-name="ro1">
          <table:table-cell office:value-type="float" office:value="72316474" calcext:value-type="float">
            <text:p>72316474</text:p>
          </table:table-cell>
          <table:table-cell office:value-type="float" office:value="6377383" calcext:value-type="float">
            <text:p>6377383</text:p>
          </table:table-cell>
          <table:table-cell table:number-columns-repeated="3"/>
        </table:table-row>
        <table:table-row table:style-name="ro1">
          <table:table-cell office:value-type="float" office:value="63204498" calcext:value-type="float">
            <text:p>63204498</text:p>
          </table:table-cell>
          <table:table-cell office:value-type="float" office:value="7488967" calcext:value-type="float">
            <text:p>7488967</text:p>
          </table:table-cell>
          <table:table-cell table:number-columns-repeated="3"/>
        </table:table-row>
        <table:table-row table:style-name="ro1">
          <table:table-cell office:value-type="float" office:value="37572842" calcext:value-type="float">
            <text:p>37572842</text:p>
          </table:table-cell>
          <table:table-cell office:value-type="float" office:value="6180340" calcext:value-type="float">
            <text:p>6180340</text:p>
          </table:table-cell>
          <table:table-cell table:number-columns-repeated="3"/>
        </table:table-row>
        <table:table-row table:style-name="ro1">
          <table:table-cell office:value-type="float" office:value="14347647" calcext:value-type="float">
            <text:p>14347647</text:p>
          </table:table-cell>
          <table:table-cell office:value-type="float" office:value="6116609" calcext:value-type="float">
            <text:p>6116609</text:p>
          </table:table-cell>
          <table:table-cell table:number-columns-repeated="3"/>
        </table:table-row>
        <table:table-row table:style-name="ro1">
          <table:table-cell office:value-type="float" office:value="37794011" calcext:value-type="float">
            <text:p>37794011</text:p>
          </table:table-cell>
          <table:table-cell office:value-type="float" office:value="7008660" calcext:value-type="float">
            <text:p>7008660</text:p>
          </table:table-cell>
          <table:table-cell table:number-columns-repeated="3"/>
        </table:table-row>
        <table:table-row table:style-name="ro1">
          <table:table-cell office:value-type="float" office:value="62503619" calcext:value-type="float">
            <text:p>62503619</text:p>
          </table:table-cell>
          <table:table-cell office:value-type="float" office:value="7441727" calcext:value-type="float">
            <text:p>7441727</text:p>
          </table:table-cell>
          <table:table-cell table:number-columns-repeated="3"/>
        </table:table-row>
        <table:table-row table:style-name="ro1">
          <table:table-cell office:value-type="float" office:value="62416856" calcext:value-type="float">
            <text:p>62416856</text:p>
          </table:table-cell>
          <table:table-cell office:value-type="float" office:value="7522467" calcext:value-type="float">
            <text:p>7522467</text:p>
          </table:table-cell>
          <table:table-cell table:number-columns-repeated="3"/>
        </table:table-row>
        <table:table-row table:style-name="ro1">
          <table:table-cell office:value-type="float" office:value="14482715" calcext:value-type="float">
            <text:p>14482715</text:p>
          </table:table-cell>
          <table:table-cell office:value-type="float" office:value="7161275" calcext:value-type="float">
            <text:p>7161275</text:p>
          </table:table-cell>
          <table:table-cell table:number-columns-repeated="3"/>
        </table:table-row>
        <table:table-row table:style-name="ro1">
          <table:table-cell office:value-type="float" office:value="36491886" calcext:value-type="float">
            <text:p>36491886</text:p>
          </table:table-cell>
          <table:table-cell office:value-type="float" office:value="6204142" calcext:value-type="float">
            <text:p>6204142</text:p>
          </table:table-cell>
          <table:table-cell table:number-columns-repeated="3"/>
        </table:table-row>
        <table:table-row table:style-name="ro1">
          <table:table-cell office:value-type="float" office:value="62936336" calcext:value-type="float">
            <text:p>62936336</text:p>
          </table:table-cell>
          <table:table-cell office:value-type="float" office:value="7633252" calcext:value-type="float">
            <text:p>7633252</text:p>
          </table:table-cell>
          <table:table-cell table:number-columns-repeated="3"/>
        </table:table-row>
        <table:table-row table:style-name="ro1">
          <table:table-cell office:value-type="float" office:value="36809225" calcext:value-type="float">
            <text:p>36809225</text:p>
          </table:table-cell>
          <table:table-cell office:value-type="float" office:value="7997089" calcext:value-type="float">
            <text:p>7997089</text:p>
          </table:table-cell>
          <table:table-cell table:number-columns-repeated="3"/>
        </table:table-row>
        <table:table-row table:style-name="ro1">
          <table:table-cell office:value-type="float" office:value="37097863" calcext:value-type="float">
            <text:p>37097863</text:p>
          </table:table-cell>
          <table:table-cell office:value-type="float" office:value="6223690" calcext:value-type="float">
            <text:p>6223690</text:p>
          </table:table-cell>
          <table:table-cell table:number-columns-repeated="3"/>
        </table:table-row>
        <table:table-row table:style-name="ro1">
          <table:table-cell office:value-type="float" office:value="36677252" calcext:value-type="float">
            <text:p>36677252</text:p>
          </table:table-cell>
          <table:table-cell office:value-type="float" office:value="7286631" calcext:value-type="float">
            <text:p>7286631</text:p>
          </table:table-cell>
          <table:table-cell table:number-columns-repeated="3"/>
        </table:table-row>
        <table:table-row table:style-name="ro1">
          <table:table-cell office:value-type="float" office:value="14338919" calcext:value-type="float">
            <text:p>14338919</text:p>
          </table:table-cell>
          <table:table-cell office:value-type="float" office:value="7383568" calcext:value-type="float">
            <text:p>7383568</text:p>
          </table:table-cell>
          <table:table-cell table:number-columns-repeated="3"/>
        </table:table-row>
        <table:table-row table:style-name="ro1">
          <table:table-cell office:value-type="float" office:value="14683576" calcext:value-type="float">
            <text:p>14683576</text:p>
          </table:table-cell>
          <table:table-cell office:value-type="float" office:value="7289871" calcext:value-type="float">
            <text:p>7289871</text:p>
          </table:table-cell>
          <table:table-cell table:number-columns-repeated="3"/>
        </table:table-row>
        <table:table-row table:style-name="ro1">
          <table:table-cell office:value-type="float" office:value="36481629" calcext:value-type="float">
            <text:p>36481629</text:p>
          </table:table-cell>
          <table:table-cell office:value-type="float" office:value="6442018" calcext:value-type="float">
            <text:p>6442018</text:p>
          </table:table-cell>
          <table:table-cell table:number-columns-repeated="3"/>
        </table:table-row>
        <table:table-row table:style-name="ro1">
          <table:table-cell office:value-type="float" office:value="81355396" calcext:value-type="float">
            <text:p>81355396</text:p>
          </table:table-cell>
          <table:table-cell office:value-type="float" office:value="7981976" calcext:value-type="float">
            <text:p>7981976</text:p>
          </table:table-cell>
          <table:table-cell table:number-columns-repeated="3"/>
        </table:table-row>
        <table:table-row table:style-name="ro1">
          <table:table-cell office:value-type="float" office:value="36957029" calcext:value-type="float">
            <text:p>36957029</text:p>
          </table:table-cell>
          <table:table-cell office:value-type="float" office:value="6367634" calcext:value-type="float">
            <text:p>6367634</text:p>
          </table:table-cell>
          <table:table-cell table:number-columns-repeated="3"/>
        </table:table-row>
        <table:table-row table:style-name="ro1">
          <table:table-cell office:value-type="float" office:value="64003394" calcext:value-type="float">
            <text:p>64003394</text:p>
          </table:table-cell>
          <table:table-cell office:value-type="float" office:value="6043828" calcext:value-type="float">
            <text:p>6043828</text:p>
          </table:table-cell>
          <table:table-cell table:number-columns-repeated="3"/>
        </table:table-row>
        <table:table-row table:style-name="ro1">
          <table:table-cell office:value-type="float" office:value="36866182" calcext:value-type="float">
            <text:p>36866182</text:p>
          </table:table-cell>
          <table:table-cell office:value-type="float" office:value="8129900" calcext:value-type="float">
            <text:p>8129900</text:p>
          </table:table-cell>
          <table:table-cell table:number-columns-repeated="3"/>
        </table:table-row>
        <table:table-row table:style-name="ro1">
          <table:table-cell office:value-type="float" office:value="66595574" calcext:value-type="float">
            <text:p>66595574</text:p>
          </table:table-cell>
          <table:table-cell office:value-type="float" office:value="7566961" calcext:value-type="float">
            <text:p>7566961</text:p>
          </table:table-cell>
          <table:table-cell table:number-columns-repeated="3"/>
        </table:table-row>
        <table:table-row table:style-name="ro1">
          <table:table-cell office:value-type="float" office:value="62649141" calcext:value-type="float">
            <text:p>62649141</text:p>
          </table:table-cell>
          <table:table-cell office:value-type="float" office:value="7457984" calcext:value-type="float">
            <text:p>7457984</text:p>
          </table:table-cell>
          <table:table-cell table:number-columns-repeated="3"/>
        </table:table-row>
        <table:table-row table:style-name="ro1">
          <table:table-cell office:value-type="float" office:value="36511771" calcext:value-type="float">
            <text:p>36511771</text:p>
          </table:table-cell>
          <table:table-cell office:value-type="float" office:value="6179954" calcext:value-type="float">
            <text:p>6179954</text:p>
          </table:table-cell>
          <table:table-cell table:number-columns-repeated="3"/>
        </table:table-row>
        <table:table-row table:style-name="ro1">
          <table:table-cell office:value-type="float" office:value="36563108" calcext:value-type="float">
            <text:p>36563108</text:p>
          </table:table-cell>
          <table:table-cell office:value-type="float" office:value="6265672" calcext:value-type="float">
            <text:p>6265672</text:p>
          </table:table-cell>
          <table:table-cell table:number-columns-repeated="3"/>
        </table:table-row>
        <table:table-row table:style-name="ro1">
          <table:table-cell office:value-type="float" office:value="62270645" calcext:value-type="float">
            <text:p>62270645</text:p>
          </table:table-cell>
          <table:table-cell office:value-type="float" office:value="6000516" calcext:value-type="float">
            <text:p>6000516</text:p>
          </table:table-cell>
          <table:table-cell table:number-columns-repeated="3"/>
        </table:table-row>
        <table:table-row table:style-name="ro1">
          <table:table-cell office:value-type="float" office:value="63087866" calcext:value-type="float">
            <text:p>63087866</text:p>
          </table:table-cell>
          <table:table-cell office:value-type="float" office:value="7947883" calcext:value-type="float">
            <text:p>7947883</text:p>
          </table:table-cell>
          <table:table-cell table:number-columns-repeated="3"/>
        </table:table-row>
        <table:table-row table:style-name="ro1">
          <table:table-cell office:value-type="float" office:value="63129108" calcext:value-type="float">
            <text:p>63129108</text:p>
          </table:table-cell>
          <table:table-cell office:value-type="float" office:value="5981199" calcext:value-type="float">
            <text:p>5981199</text:p>
          </table:table-cell>
          <table:table-cell table:number-columns-repeated="3"/>
        </table:table-row>
        <table:table-row table:style-name="ro1">
          <table:table-cell office:value-type="float" office:value="62755534" calcext:value-type="float">
            <text:p>62755534</text:p>
          </table:table-cell>
          <table:table-cell office:value-type="float" office:value="7569696" calcext:value-type="float">
            <text:p>7569696</text:p>
          </table:table-cell>
          <table:table-cell table:number-columns-repeated="3"/>
        </table:table-row>
        <table:table-row table:style-name="ro1">
          <table:table-cell office:value-type="float" office:value="36753626" calcext:value-type="float">
            <text:p>36753626</text:p>
          </table:table-cell>
          <table:table-cell office:value-type="float" office:value="8177498" calcext:value-type="float">
            <text:p>8177498</text:p>
          </table:table-cell>
          <table:table-cell table:number-columns-repeated="3"/>
        </table:table-row>
        <table:table-row table:style-name="ro1">
          <table:table-cell office:value-type="float" office:value="67894968" calcext:value-type="float">
            <text:p>67894968</text:p>
          </table:table-cell>
          <table:table-cell office:value-type="float" office:value="7477568" calcext:value-type="float">
            <text:p>7477568</text:p>
          </table:table-cell>
          <table:table-cell table:number-columns-repeated="3"/>
        </table:table-row>
        <table:table-row table:style-name="ro1">
          <table:table-cell office:value-type="float" office:value="14374038" calcext:value-type="float">
            <text:p>14374038</text:p>
          </table:table-cell>
          <table:table-cell office:value-type="float" office:value="7379809" calcext:value-type="float">
            <text:p>7379809</text:p>
          </table:table-cell>
          <table:table-cell table:number-columns-repeated="3"/>
        </table:table-row>
        <table:table-row table:style-name="ro1">
          <table:table-cell office:value-type="float" office:value="66404887" calcext:value-type="float">
            <text:p>66404887</text:p>
          </table:table-cell>
          <table:table-cell office:value-type="float" office:value="6066668" calcext:value-type="float">
            <text:p>6066668</text:p>
          </table:table-cell>
          <table:table-cell table:number-columns-repeated="3"/>
        </table:table-row>
        <table:table-row table:style-name="ro1">
          <table:table-cell office:value-type="float" office:value="62792245" calcext:value-type="float">
            <text:p>62792245</text:p>
          </table:table-cell>
          <table:table-cell office:value-type="float" office:value="6044159" calcext:value-type="float">
            <text:p>6044159</text:p>
          </table:table-cell>
          <table:table-cell table:number-columns-repeated="3"/>
        </table:table-row>
        <table:table-row table:style-name="ro1">
          <table:table-cell office:value-type="float" office:value="36463317" calcext:value-type="float">
            <text:p>36463317</text:p>
          </table:table-cell>
          <table:table-cell office:value-type="float" office:value="7344301" calcext:value-type="float">
            <text:p>7344301</text:p>
          </table:table-cell>
          <table:table-cell table:number-columns-repeated="3"/>
        </table:table-row>
        <table:table-row table:style-name="ro1">
          <table:table-cell office:value-type="float" office:value="36455737" calcext:value-type="float">
            <text:p>36455737</text:p>
          </table:table-cell>
          <table:table-cell office:value-type="float" office:value="7065246" calcext:value-type="float">
            <text:p>7065246</text:p>
          </table:table-cell>
          <table:table-cell table:number-columns-repeated="3"/>
        </table:table-row>
        <table:table-row table:style-name="ro1">
          <table:table-cell office:value-type="float" office:value="63110918" calcext:value-type="float">
            <text:p>63110918</text:p>
          </table:table-cell>
          <table:table-cell office:value-type="float" office:value="6211459" calcext:value-type="float">
            <text:p>6211459</text:p>
          </table:table-cell>
          <table:table-cell table:number-columns-repeated="3"/>
        </table:table-row>
        <table:table-row table:style-name="ro1">
          <table:table-cell office:value-type="float" office:value="62792881" calcext:value-type="float">
            <text:p>62792881</text:p>
          </table:table-cell>
          <table:table-cell office:value-type="float" office:value="7711804" calcext:value-type="float">
            <text:p>7711804</text:p>
          </table:table-cell>
          <table:table-cell table:number-columns-repeated="3"/>
        </table:table-row>
        <table:table-row table:style-name="ro1">
          <table:table-cell office:value-type="float" office:value="62911041" calcext:value-type="float">
            <text:p>62911041</text:p>
          </table:table-cell>
          <table:table-cell office:value-type="float" office:value="7697313" calcext:value-type="float">
            <text:p>7697313</text:p>
          </table:table-cell>
          <table:table-cell table:number-columns-repeated="3"/>
        </table:table-row>
        <table:table-row table:style-name="ro1">
          <table:table-cell office:value-type="float" office:value="64396690" calcext:value-type="float">
            <text:p>64396690</text:p>
          </table:table-cell>
          <table:table-cell office:value-type="float" office:value="6076108" calcext:value-type="float">
            <text:p>6076108</text:p>
          </table:table-cell>
          <table:table-cell table:number-columns-repeated="3"/>
        </table:table-row>
        <table:table-row table:style-name="ro1">
          <table:table-cell office:value-type="float" office:value="36749086" calcext:value-type="float">
            <text:p>36749086</text:p>
          </table:table-cell>
          <table:table-cell office:value-type="float" office:value="8512887" calcext:value-type="float">
            <text:p>8512887</text:p>
          </table:table-cell>
          <table:table-cell table:number-columns-repeated="3"/>
        </table:table-row>
        <table:table-row table:style-name="ro1">
          <table:table-cell office:value-type="float" office:value="63053353" calcext:value-type="float">
            <text:p>63053353</text:p>
          </table:table-cell>
          <table:table-cell office:value-type="float" office:value="8111334" calcext:value-type="float">
            <text:p>8111334</text:p>
          </table:table-cell>
          <table:table-cell table:number-columns-repeated="3"/>
        </table:table-row>
        <table:table-row table:style-name="ro1">
          <table:table-cell office:value-type="float" office:value="62619392" calcext:value-type="float">
            <text:p>62619392</text:p>
          </table:table-cell>
          <table:table-cell office:value-type="float" office:value="7514958" calcext:value-type="float">
            <text:p>7514958</text:p>
          </table:table-cell>
          <table:table-cell table:number-columns-repeated="3"/>
        </table:table-row>
        <table:table-row table:style-name="ro1">
          <table:table-cell office:value-type="float" office:value="63531488" calcext:value-type="float">
            <text:p>63531488</text:p>
          </table:table-cell>
          <table:table-cell office:value-type="float" office:value="8202586" calcext:value-type="float">
            <text:p>8202586</text:p>
          </table:table-cell>
          <table:table-cell table:number-columns-repeated="3"/>
        </table:table-row>
        <table:table-row table:style-name="ro1">
          <table:table-cell office:value-type="float" office:value="36871093" calcext:value-type="float">
            <text:p>36871093</text:p>
          </table:table-cell>
          <table:table-cell office:value-type="float" office:value="6121548" calcext:value-type="float">
            <text:p>6121548</text:p>
          </table:table-cell>
          <table:table-cell table:number-columns-repeated="3"/>
        </table:table-row>
        <table:table-row table:style-name="ro1">
          <table:table-cell office:value-type="float" office:value="36269932" calcext:value-type="float">
            <text:p>36269932</text:p>
          </table:table-cell>
          <table:table-cell office:value-type="float" office:value="6332658" calcext:value-type="float">
            <text:p>6332658</text:p>
          </table:table-cell>
          <table:table-cell table:number-columns-repeated="3"/>
        </table:table-row>
        <table:table-row table:style-name="ro1">
          <table:table-cell office:value-type="float" office:value="36388955" calcext:value-type="float">
            <text:p>36388955</text:p>
          </table:table-cell>
          <table:table-cell office:value-type="float" office:value="6190481" calcext:value-type="float">
            <text:p>6190481</text:p>
          </table:table-cell>
          <table:table-cell table:number-columns-repeated="3"/>
        </table:table-row>
        <table:table-row table:style-name="ro1">
          <table:table-cell office:value-type="float" office:value="37793160" calcext:value-type="float">
            <text:p>37793160</text:p>
          </table:table-cell>
          <table:table-cell office:value-type="float" office:value="6562361" calcext:value-type="float">
            <text:p>6562361</text:p>
          </table:table-cell>
          <table:table-cell table:number-columns-repeated="3"/>
        </table:table-row>
        <table:table-row table:style-name="ro1">
          <table:table-cell office:value-type="float" office:value="36410043" calcext:value-type="float">
            <text:p>36410043</text:p>
          </table:table-cell>
          <table:table-cell office:value-type="float" office:value="8193217" calcext:value-type="float">
            <text:p>8193217</text:p>
          </table:table-cell>
          <table:table-cell table:number-columns-repeated="3"/>
        </table:table-row>
        <table:table-row table:style-name="ro1">
          <table:table-cell office:value-type="float" office:value="36656905" calcext:value-type="float">
            <text:p>36656905</text:p>
          </table:table-cell>
          <table:table-cell office:value-type="float" office:value="6597232" calcext:value-type="float">
            <text:p>6597232</text:p>
          </table:table-cell>
          <table:table-cell table:number-columns-repeated="3"/>
        </table:table-row>
        <table:table-row table:style-name="ro1">
          <table:table-cell office:value-type="float" office:value="36434893" calcext:value-type="float">
            <text:p>36434893</text:p>
          </table:table-cell>
          <table:table-cell office:value-type="float" office:value="6360572" calcext:value-type="float">
            <text:p>6360572</text:p>
          </table:table-cell>
          <table:table-cell table:number-columns-repeated="3"/>
        </table:table-row>
        <table:table-row table:style-name="ro1">
          <table:table-cell office:value-type="float" office:value="36295102" calcext:value-type="float">
            <text:p>36295102</text:p>
          </table:table-cell>
          <table:table-cell office:value-type="float" office:value="6148993" calcext:value-type="float">
            <text:p>6148993</text:p>
          </table:table-cell>
          <table:table-cell table:number-columns-repeated="3"/>
        </table:table-row>
        <table:table-row table:style-name="ro1">
          <table:table-cell office:value-type="float" office:value="15348130" calcext:value-type="float">
            <text:p>15348130</text:p>
          </table:table-cell>
          <table:table-cell office:value-type="float" office:value="6278107" calcext:value-type="float">
            <text:p>6278107</text:p>
          </table:table-cell>
          <table:table-cell table:number-columns-repeated="3"/>
        </table:table-row>
        <table:table-row table:style-name="ro1">
          <table:table-cell office:value-type="float" office:value="62338267" calcext:value-type="float">
            <text:p>62338267</text:p>
          </table:table-cell>
          <table:table-cell office:value-type="float" office:value="7570523" calcext:value-type="float">
            <text:p>7570523</text:p>
          </table:table-cell>
          <table:table-cell table:number-columns-repeated="3"/>
        </table:table-row>
        <table:table-row table:style-name="ro1">
          <table:table-cell office:value-type="float" office:value="36580328" calcext:value-type="float">
            <text:p>36580328</text:p>
          </table:table-cell>
          <table:table-cell office:value-type="float" office:value="6440153" calcext:value-type="float">
            <text:p>6440153</text:p>
          </table:table-cell>
          <table:table-cell table:number-columns-repeated="3"/>
        </table:table-row>
        <table:table-row table:style-name="ro1">
          <table:table-cell office:value-type="float" office:value="36444535" calcext:value-type="float">
            <text:p>36444535</text:p>
          </table:table-cell>
          <table:table-cell office:value-type="float" office:value="6265853" calcext:value-type="float">
            <text:p>6265853</text:p>
          </table:table-cell>
          <table:table-cell table:number-columns-repeated="3"/>
        </table:table-row>
        <table:table-row table:style-name="ro1">
          <table:table-cell office:value-type="float" office:value="36804649" calcext:value-type="float">
            <text:p>36804649</text:p>
          </table:table-cell>
          <table:table-cell office:value-type="float" office:value="6568138" calcext:value-type="float">
            <text:p>6568138</text:p>
          </table:table-cell>
          <table:table-cell table:number-columns-repeated="3"/>
        </table:table-row>
        <table:table-row table:style-name="ro1">
          <table:table-cell office:value-type="float" office:value="62466752" calcext:value-type="float">
            <text:p>62466752</text:p>
          </table:table-cell>
          <table:table-cell office:value-type="float" office:value="6398058" calcext:value-type="float">
            <text:p>6398058</text:p>
          </table:table-cell>
          <table:table-cell table:number-columns-repeated="3"/>
        </table:table-row>
        <table:table-row table:style-name="ro1">
          <table:table-cell office:value-type="float" office:value="63979394" calcext:value-type="float">
            <text:p>63979394</text:p>
          </table:table-cell>
          <table:table-cell office:value-type="float" office:value="8003355" calcext:value-type="float">
            <text:p>8003355</text:p>
          </table:table-cell>
          <table:table-cell table:number-columns-repeated="3"/>
        </table:table-row>
        <table:table-row table:style-name="ro1">
          <table:table-cell office:value-type="float" office:value="36358544" calcext:value-type="float">
            <text:p>36358544</text:p>
          </table:table-cell>
          <table:table-cell office:value-type="float" office:value="6395197" calcext:value-type="float">
            <text:p>6395197</text:p>
          </table:table-cell>
          <table:table-cell table:number-columns-repeated="3"/>
        </table:table-row>
        <table:table-row table:style-name="ro1">
          <table:table-cell office:value-type="float" office:value="59170907" calcext:value-type="float">
            <text:p>59170907</text:p>
          </table:table-cell>
          <table:table-cell office:value-type="float" office:value="11855967" calcext:value-type="float">
            <text:p>11855967</text:p>
          </table:table-cell>
          <table:table-cell table:number-columns-repeated="3"/>
        </table:table-row>
        <table:table-row table:style-name="ro1">
          <table:table-cell office:value-type="float" office:value="36488263" calcext:value-type="float">
            <text:p>36488263</text:p>
          </table:table-cell>
          <table:table-cell office:value-type="float" office:value="7706005" calcext:value-type="float">
            <text:p>7706005</text:p>
          </table:table-cell>
          <table:table-cell table:number-columns-repeated="3"/>
        </table:table-row>
        <table:table-row table:style-name="ro1">
          <table:table-cell office:value-type="float" office:value="37895380" calcext:value-type="float">
            <text:p>37895380</text:p>
          </table:table-cell>
          <table:table-cell office:value-type="float" office:value="6132602" calcext:value-type="float">
            <text:p>6132602</text:p>
          </table:table-cell>
          <table:table-cell table:number-columns-repeated="3"/>
        </table:table-row>
        <table:table-row table:style-name="ro1">
          <table:table-cell office:value-type="float" office:value="14306470" calcext:value-type="float">
            <text:p>14306470</text:p>
          </table:table-cell>
          <table:table-cell office:value-type="float" office:value="7122715" calcext:value-type="float">
            <text:p>7122715</text:p>
          </table:table-cell>
          <table:table-cell table:number-columns-repeated="3"/>
        </table:table-row>
        <table:table-row table:style-name="ro1">
          <table:table-cell office:value-type="float" office:value="36792820" calcext:value-type="float">
            <text:p>36792820</text:p>
          </table:table-cell>
          <table:table-cell office:value-type="float" office:value="6335321" calcext:value-type="float">
            <text:p>6335321</text:p>
          </table:table-cell>
          <table:table-cell table:number-columns-repeated="3"/>
        </table:table-row>
        <table:table-row table:style-name="ro1">
          <table:table-cell office:value-type="float" office:value="62500888" calcext:value-type="float">
            <text:p>62500888</text:p>
          </table:table-cell>
          <table:table-cell office:value-type="float" office:value="7446104" calcext:value-type="float">
            <text:p>7446104</text:p>
          </table:table-cell>
          <table:table-cell table:number-columns-repeated="3"/>
        </table:table-row>
        <table:table-row table:style-name="ro1">
          <table:table-cell office:value-type="float" office:value="36523925" calcext:value-type="float">
            <text:p>36523925</text:p>
          </table:table-cell>
          <table:table-cell office:value-type="float" office:value="6080397" calcext:value-type="float">
            <text:p>6080397</text:p>
          </table:table-cell>
          <table:table-cell table:number-columns-repeated="3"/>
        </table:table-row>
        <table:table-row table:style-name="ro1">
          <table:table-cell office:value-type="float" office:value="63034831" calcext:value-type="float">
            <text:p>63034831</text:p>
          </table:table-cell>
          <table:table-cell office:value-type="float" office:value="7424375" calcext:value-type="float">
            <text:p>7424375</text:p>
          </table:table-cell>
          <table:table-cell table:number-columns-repeated="3"/>
        </table:table-row>
        <table:table-row table:style-name="ro1">
          <table:table-cell office:value-type="float" office:value="37364677" calcext:value-type="float">
            <text:p>37364677</text:p>
          </table:table-cell>
          <table:table-cell office:value-type="float" office:value="6683509" calcext:value-type="float">
            <text:p>6683509</text:p>
          </table:table-cell>
          <table:table-cell table:number-columns-repeated="3"/>
        </table:table-row>
        <table:table-row table:style-name="ro1">
          <table:table-cell office:value-type="float" office:value="36419168" calcext:value-type="float">
            <text:p>36419168</text:p>
          </table:table-cell>
          <table:table-cell office:value-type="float" office:value="6280711" calcext:value-type="float">
            <text:p>6280711</text:p>
          </table:table-cell>
          <table:table-cell table:number-columns-repeated="3"/>
        </table:table-row>
        <table:table-row table:style-name="ro1">
          <table:table-cell office:value-type="float" office:value="36505768" calcext:value-type="float">
            <text:p>36505768</text:p>
          </table:table-cell>
          <table:table-cell office:value-type="float" office:value="6399977" calcext:value-type="float">
            <text:p>6399977</text:p>
          </table:table-cell>
          <table:table-cell table:number-columns-repeated="3"/>
        </table:table-row>
        <table:table-row table:style-name="ro1">
          <table:table-cell office:value-type="float" office:value="63918851" calcext:value-type="float">
            <text:p>63918851</text:p>
          </table:table-cell>
          <table:table-cell office:value-type="float" office:value="6353553" calcext:value-type="float">
            <text:p>6353553</text:p>
          </table:table-cell>
          <table:table-cell table:number-columns-repeated="3"/>
        </table:table-row>
        <table:table-row table:style-name="ro1">
          <table:table-cell office:value-type="float" office:value="37708808" calcext:value-type="float">
            <text:p>37708808</text:p>
          </table:table-cell>
          <table:table-cell office:value-type="float" office:value="6835810" calcext:value-type="float">
            <text:p>6835810</text:p>
          </table:table-cell>
          <table:table-cell table:number-columns-repeated="3"/>
        </table:table-row>
        <table:table-row table:style-name="ro1">
          <table:table-cell office:value-type="float" office:value="42368556" calcext:value-type="float">
            <text:p>42368556</text:p>
          </table:table-cell>
          <table:table-cell office:value-type="float" office:value="5983958" calcext:value-type="float">
            <text:p>5983958</text:p>
          </table:table-cell>
          <table:table-cell table:number-columns-repeated="3"/>
        </table:table-row>
        <table:table-row table:style-name="ro1">
          <table:table-cell office:value-type="float" office:value="14836457" calcext:value-type="float">
            <text:p>14836457</text:p>
          </table:table-cell>
          <table:table-cell office:value-type="float" office:value="7161848" calcext:value-type="float">
            <text:p>7161848</text:p>
          </table:table-cell>
          <table:table-cell table:number-columns-repeated="3"/>
        </table:table-row>
        <table:table-row table:style-name="ro1">
          <table:table-cell office:value-type="float" office:value="14235728" calcext:value-type="float">
            <text:p>14235728</text:p>
          </table:table-cell>
          <table:table-cell office:value-type="float" office:value="7356614" calcext:value-type="float">
            <text:p>7356614</text:p>
          </table:table-cell>
          <table:table-cell table:number-columns-repeated="3"/>
        </table:table-row>
        <table:table-row table:style-name="ro1">
          <table:table-cell office:value-type="float" office:value="37154020" calcext:value-type="float">
            <text:p>37154020</text:p>
          </table:table-cell>
          <table:table-cell office:value-type="float" office:value="6312919" calcext:value-type="float">
            <text:p>6312919</text:p>
          </table:table-cell>
          <table:table-cell table:number-columns-repeated="3"/>
        </table:table-row>
        <table:table-row table:style-name="ro1">
          <table:table-cell office:value-type="float" office:value="36857250" calcext:value-type="float">
            <text:p>36857250</text:p>
          </table:table-cell>
          <table:table-cell office:value-type="float" office:value="6223459" calcext:value-type="float">
            <text:p>6223459</text:p>
          </table:table-cell>
          <table:table-cell table:number-columns-repeated="3"/>
        </table:table-row>
        <table:table-row table:style-name="ro1">
          <table:table-cell office:value-type="float" office:value="68576493" calcext:value-type="float">
            <text:p>68576493</text:p>
          </table:table-cell>
          <table:table-cell office:value-type="float" office:value="6039439" calcext:value-type="float">
            <text:p>6039439</text:p>
          </table:table-cell>
          <table:table-cell table:number-columns-repeated="3"/>
        </table:table-row>
        <table:table-row table:style-name="ro1">
          <table:table-cell office:value-type="float" office:value="36632036" calcext:value-type="float">
            <text:p>36632036</text:p>
          </table:table-cell>
          <table:table-cell office:value-type="float" office:value="6639016" calcext:value-type="float">
            <text:p>6639016</text:p>
          </table:table-cell>
          <table:table-cell table:number-columns-repeated="3"/>
        </table:table-row>
        <table:table-row table:style-name="ro1">
          <table:table-cell office:value-type="float" office:value="38086127" calcext:value-type="float">
            <text:p>38086127</text:p>
          </table:table-cell>
          <table:table-cell office:value-type="float" office:value="7629164" calcext:value-type="float">
            <text:p>7629164</text:p>
          </table:table-cell>
          <table:table-cell table:number-columns-repeated="3"/>
        </table:table-row>
        <table:table-row table:style-name="ro1">
          <table:table-cell office:value-type="float" office:value="14288865" calcext:value-type="float">
            <text:p>14288865</text:p>
          </table:table-cell>
          <table:table-cell office:value-type="float" office:value="7356260" calcext:value-type="float">
            <text:p>7356260</text:p>
          </table:table-cell>
          <table:table-cell table:number-columns-repeated="3"/>
        </table:table-row>
        <table:table-row table:style-name="ro1">
          <table:table-cell office:value-type="float" office:value="37397979" calcext:value-type="float">
            <text:p>37397979</text:p>
          </table:table-cell>
          <table:table-cell office:value-type="float" office:value="7147820" calcext:value-type="float">
            <text:p>7147820</text:p>
          </table:table-cell>
          <table:table-cell table:number-columns-repeated="3"/>
        </table:table-row>
        <table:table-row table:style-name="ro1">
          <table:table-cell office:value-type="float" office:value="27714360" calcext:value-type="float">
            <text:p>27714360</text:p>
          </table:table-cell>
          <table:table-cell office:value-type="float" office:value="6113396" calcext:value-type="float">
            <text:p>6113396</text:p>
          </table:table-cell>
          <table:table-cell table:number-columns-repeated="3"/>
        </table:table-row>
        <table:table-row table:style-name="ro1">
          <table:table-cell office:value-type="float" office:value="14769076" calcext:value-type="float">
            <text:p>14769076</text:p>
          </table:table-cell>
          <table:table-cell office:value-type="float" office:value="7457708" calcext:value-type="float">
            <text:p>7457708</text:p>
          </table:table-cell>
          <table:table-cell table:number-columns-repeated="3"/>
        </table:table-row>
        <table:table-row table:style-name="ro1">
          <table:table-cell office:value-type="float" office:value="37362238" calcext:value-type="float">
            <text:p>37362238</text:p>
          </table:table-cell>
          <table:table-cell office:value-type="float" office:value="6464661" calcext:value-type="float">
            <text:p>6464661</text:p>
          </table:table-cell>
          <table:table-cell table:number-columns-repeated="3"/>
        </table:table-row>
        <table:table-row table:style-name="ro1">
          <table:table-cell office:value-type="float" office:value="37354372" calcext:value-type="float">
            <text:p>37354372</text:p>
          </table:table-cell>
          <table:table-cell office:value-type="float" office:value="7909453" calcext:value-type="float">
            <text:p>7909453</text:p>
          </table:table-cell>
          <table:table-cell table:number-columns-repeated="3"/>
        </table:table-row>
        <table:table-row table:style-name="ro1">
          <table:table-cell office:value-type="float" office:value="14619208" calcext:value-type="float">
            <text:p>14619208</text:p>
          </table:table-cell>
          <table:table-cell office:value-type="float" office:value="7156133" calcext:value-type="float">
            <text:p>7156133</text:p>
          </table:table-cell>
          <table:table-cell table:number-columns-repeated="3"/>
        </table:table-row>
        <table:table-row table:style-name="ro1">
          <table:table-cell office:value-type="float" office:value="36842841" calcext:value-type="float">
            <text:p>36842841</text:p>
          </table:table-cell>
          <table:table-cell office:value-type="float" office:value="8118836" calcext:value-type="float">
            <text:p>8118836</text:p>
          </table:table-cell>
          <table:table-cell table:number-columns-repeated="3"/>
        </table:table-row>
        <table:table-row table:style-name="ro1">
          <table:table-cell office:value-type="float" office:value="37256713" calcext:value-type="float">
            <text:p>37256713</text:p>
          </table:table-cell>
          <table:table-cell office:value-type="float" office:value="8166266" calcext:value-type="float">
            <text:p>8166266</text:p>
          </table:table-cell>
          <table:table-cell table:number-columns-repeated="3"/>
        </table:table-row>
        <table:table-row table:style-name="ro1">
          <table:table-cell office:value-type="float" office:value="63549213" calcext:value-type="float">
            <text:p>63549213</text:p>
          </table:table-cell>
          <table:table-cell office:value-type="float" office:value="7324561" calcext:value-type="float">
            <text:p>7324561</text:p>
          </table:table-cell>
          <table:table-cell table:number-columns-repeated="3"/>
        </table:table-row>
        <table:table-row table:style-name="ro1">
          <table:table-cell office:value-type="float" office:value="37344644" calcext:value-type="float">
            <text:p>37344644</text:p>
          </table:table-cell>
          <table:table-cell office:value-type="float" office:value="8382644" calcext:value-type="float">
            <text:p>8382644</text:p>
          </table:table-cell>
          <table:table-cell table:number-columns-repeated="3"/>
        </table:table-row>
        <table:table-row table:style-name="ro1">
          <table:table-cell office:value-type="float" office:value="14637268" calcext:value-type="float">
            <text:p>14637268</text:p>
          </table:table-cell>
          <table:table-cell office:value-type="float" office:value="7212181" calcext:value-type="float">
            <text:p>7212181</text:p>
          </table:table-cell>
          <table:table-cell table:number-columns-repeated="3"/>
        </table:table-row>
        <table:table-row table:style-name="ro1">
          <table:table-cell office:value-type="float" office:value="63599329" calcext:value-type="float">
            <text:p>63599329</text:p>
          </table:table-cell>
          <table:table-cell office:value-type="float" office:value="6030121" calcext:value-type="float">
            <text:p>6030121</text:p>
          </table:table-cell>
          <table:table-cell table:number-columns-repeated="3"/>
        </table:table-row>
        <table:table-row table:style-name="ro1">
          <table:table-cell office:value-type="float" office:value="65119374" calcext:value-type="float">
            <text:p>65119374</text:p>
          </table:table-cell>
          <table:table-cell office:value-type="float" office:value="7652359" calcext:value-type="float">
            <text:p>7652359</text:p>
          </table:table-cell>
          <table:table-cell table:number-columns-repeated="3"/>
        </table:table-row>
        <table:table-row table:style-name="ro1">
          <table:table-cell office:value-type="float" office:value="65466678" calcext:value-type="float">
            <text:p>65466678</text:p>
          </table:table-cell>
          <table:table-cell office:value-type="float" office:value="7723847" calcext:value-type="float">
            <text:p>7723847</text:p>
          </table:table-cell>
          <table:table-cell table:number-columns-repeated="3"/>
        </table:table-row>
        <table:table-row table:style-name="ro1">
          <table:table-cell office:value-type="float" office:value="14863519" calcext:value-type="float">
            <text:p>14863519</text:p>
          </table:table-cell>
          <table:table-cell office:value-type="float" office:value="7198970" calcext:value-type="float">
            <text:p>7198970</text:p>
          </table:table-cell>
          <table:table-cell table:number-columns-repeated="3"/>
        </table:table-row>
        <table:table-row table:style-name="ro1">
          <table:table-cell office:value-type="float" office:value="36505943" calcext:value-type="float">
            <text:p>36505943</text:p>
          </table:table-cell>
          <table:table-cell office:value-type="float" office:value="6102750" calcext:value-type="float">
            <text:p>6102750</text:p>
          </table:table-cell>
          <table:table-cell table:number-columns-repeated="3"/>
        </table:table-row>
        <table:table-row table:style-name="ro1">
          <table:table-cell office:value-type="float" office:value="62983553" calcext:value-type="float">
            <text:p>62983553</text:p>
          </table:table-cell>
          <table:table-cell office:value-type="float" office:value="7391371" calcext:value-type="float">
            <text:p>7391371</text:p>
          </table:table-cell>
          <table:table-cell table:number-columns-repeated="3"/>
        </table:table-row>
        <table:table-row table:style-name="ro1">
          <table:table-cell office:value-type="float" office:value="14683628" calcext:value-type="float">
            <text:p>14683628</text:p>
          </table:table-cell>
          <table:table-cell office:value-type="float" office:value="5973172" calcext:value-type="float">
            <text:p>5973172</text:p>
          </table:table-cell>
          <table:table-cell table:number-columns-repeated="3"/>
        </table:table-row>
        <table:table-row table:style-name="ro1">
          <table:table-cell office:value-type="float" office:value="14479276" calcext:value-type="float">
            <text:p>14479276</text:p>
          </table:table-cell>
          <table:table-cell office:value-type="float" office:value="7228065" calcext:value-type="float">
            <text:p>7228065</text:p>
          </table:table-cell>
          <table:table-cell table:number-columns-repeated="3"/>
        </table:table-row>
        <table:table-row table:style-name="ro1">
          <table:table-cell office:value-type="float" office:value="36753345" calcext:value-type="float">
            <text:p>36753345</text:p>
          </table:table-cell>
          <table:table-cell office:value-type="float" office:value="6354579" calcext:value-type="float">
            <text:p>6354579</text:p>
          </table:table-cell>
          <table:table-cell table:number-columns-repeated="3"/>
        </table:table-row>
        <table:table-row table:style-name="ro1">
          <table:table-cell office:value-type="float" office:value="14923095" calcext:value-type="float">
            <text:p>14923095</text:p>
          </table:table-cell>
          <table:table-cell office:value-type="float" office:value="7300601" calcext:value-type="float">
            <text:p>7300601</text:p>
          </table:table-cell>
          <table:table-cell table:number-columns-repeated="3"/>
        </table:table-row>
        <table:table-row table:style-name="ro1">
          <table:table-cell office:value-type="float" office:value="36653273" calcext:value-type="float">
            <text:p>36653273</text:p>
          </table:table-cell>
          <table:table-cell office:value-type="float" office:value="6447684" calcext:value-type="float">
            <text:p>6447684</text:p>
          </table:table-cell>
          <table:table-cell table:number-columns-repeated="3"/>
        </table:table-row>
        <table:table-row table:style-name="ro1">
          <table:table-cell office:value-type="float" office:value="14472911" calcext:value-type="float">
            <text:p>14472911</text:p>
          </table:table-cell>
          <table:table-cell office:value-type="float" office:value="5912028" calcext:value-type="float">
            <text:p>5912028</text:p>
          </table:table-cell>
          <table:table-cell table:number-columns-repeated="3"/>
        </table:table-row>
        <table:table-row table:style-name="ro1">
          <table:table-cell office:value-type="float" office:value="37155142" calcext:value-type="float">
            <text:p>37155142</text:p>
          </table:table-cell>
          <table:table-cell office:value-type="float" office:value="8674899" calcext:value-type="float">
            <text:p>8674899</text:p>
          </table:table-cell>
          <table:table-cell table:number-columns-repeated="3"/>
        </table:table-row>
        <table:table-row table:style-name="ro1">
          <table:table-cell office:value-type="float" office:value="36986707" calcext:value-type="float">
            <text:p>36986707</text:p>
          </table:table-cell>
          <table:table-cell office:value-type="float" office:value="7671201" calcext:value-type="float">
            <text:p>7671201</text:p>
          </table:table-cell>
          <table:table-cell table:number-columns-repeated="3"/>
        </table:table-row>
        <table:table-row table:style-name="ro1">
          <table:table-cell office:value-type="float" office:value="14670986" calcext:value-type="float">
            <text:p>14670986</text:p>
          </table:table-cell>
          <table:table-cell office:value-type="float" office:value="7169288" calcext:value-type="float">
            <text:p>7169288</text:p>
          </table:table-cell>
          <table:table-cell table:number-columns-repeated="3"/>
        </table:table-row>
        <table:table-row table:style-name="ro1">
          <table:table-cell office:value-type="float" office:value="63803822" calcext:value-type="float">
            <text:p>63803822</text:p>
          </table:table-cell>
          <table:table-cell office:value-type="float" office:value="6286163" calcext:value-type="float">
            <text:p>6286163</text:p>
          </table:table-cell>
          <table:table-cell table:number-columns-repeated="3"/>
        </table:table-row>
        <table:table-row table:style-name="ro1">
          <table:table-cell office:value-type="float" office:value="62860498" calcext:value-type="float">
            <text:p>62860498</text:p>
          </table:table-cell>
          <table:table-cell office:value-type="float" office:value="7679748" calcext:value-type="float">
            <text:p>7679748</text:p>
          </table:table-cell>
          <table:table-cell table:number-columns-repeated="3"/>
        </table:table-row>
        <table:table-row table:style-name="ro1">
          <table:table-cell office:value-type="float" office:value="36408216" calcext:value-type="float">
            <text:p>36408216</text:p>
          </table:table-cell>
          <table:table-cell office:value-type="float" office:value="6529137" calcext:value-type="float">
            <text:p>6529137</text:p>
          </table:table-cell>
          <table:table-cell table:number-columns-repeated="3"/>
        </table:table-row>
        <table:table-row table:style-name="ro1">
          <table:table-cell office:value-type="float" office:value="36925478" calcext:value-type="float">
            <text:p>36925478</text:p>
          </table:table-cell>
          <table:table-cell office:value-type="float" office:value="6401906" calcext:value-type="float">
            <text:p>6401906</text:p>
          </table:table-cell>
          <table:table-cell table:number-columns-repeated="3"/>
        </table:table-row>
        <table:table-row table:style-name="ro1">
          <table:table-cell office:value-type="float" office:value="19797191" calcext:value-type="float">
            <text:p>19797191</text:p>
          </table:table-cell>
          <table:table-cell office:value-type="float" office:value="8108769" calcext:value-type="float">
            <text:p>8108769</text:p>
          </table:table-cell>
          <table:table-cell table:number-columns-repeated="3"/>
        </table:table-row>
        <table:table-row table:style-name="ro1">
          <table:table-cell office:value-type="float" office:value="36715917" calcext:value-type="float">
            <text:p>36715917</text:p>
          </table:table-cell>
          <table:table-cell office:value-type="float" office:value="6804681" calcext:value-type="float">
            <text:p>6804681</text:p>
          </table:table-cell>
          <table:table-cell table:number-columns-repeated="3"/>
        </table:table-row>
        <table:table-row table:style-name="ro1">
          <table:table-cell office:value-type="float" office:value="63417731" calcext:value-type="float">
            <text:p>63417731</text:p>
          </table:table-cell>
          <table:table-cell office:value-type="float" office:value="7448484" calcext:value-type="float">
            <text:p>7448484</text:p>
          </table:table-cell>
          <table:table-cell table:number-columns-repeated="3"/>
        </table:table-row>
        <table:table-row table:style-name="ro1">
          <table:table-cell office:value-type="float" office:value="62560618" calcext:value-type="float">
            <text:p>62560618</text:p>
          </table:table-cell>
          <table:table-cell office:value-type="float" office:value="7460710" calcext:value-type="float">
            <text:p>7460710</text:p>
          </table:table-cell>
          <table:table-cell table:number-columns-repeated="3"/>
        </table:table-row>
        <table:table-row table:style-name="ro1">
          <table:table-cell office:value-type="float" office:value="62766760" calcext:value-type="float">
            <text:p>62766760</text:p>
          </table:table-cell>
          <table:table-cell office:value-type="float" office:value="7539511" calcext:value-type="float">
            <text:p>7539511</text:p>
          </table:table-cell>
          <table:table-cell table:number-columns-repeated="3"/>
        </table:table-row>
        <table:table-row table:style-name="ro1">
          <table:table-cell office:value-type="float" office:value="36325489" calcext:value-type="float">
            <text:p>36325489</text:p>
          </table:table-cell>
          <table:table-cell office:value-type="float" office:value="6286289" calcext:value-type="float">
            <text:p>6286289</text:p>
          </table:table-cell>
          <table:table-cell table:number-columns-repeated="3"/>
        </table:table-row>
        <table:table-row table:style-name="ro1">
          <table:table-cell office:value-type="float" office:value="36866413" calcext:value-type="float">
            <text:p>36866413</text:p>
          </table:table-cell>
          <table:table-cell office:value-type="float" office:value="9693393" calcext:value-type="float">
            <text:p>9693393</text:p>
          </table:table-cell>
          <table:table-cell table:number-columns-repeated="3"/>
        </table:table-row>
        <table:table-row table:style-name="ro1">
          <table:table-cell office:value-type="float" office:value="62608875" calcext:value-type="float">
            <text:p>62608875</text:p>
          </table:table-cell>
          <table:table-cell office:value-type="float" office:value="7559647" calcext:value-type="float">
            <text:p>7559647</text:p>
          </table:table-cell>
          <table:table-cell table:number-columns-repeated="3"/>
        </table:table-row>
        <table:table-row table:style-name="ro1">
          <table:table-cell office:value-type="float" office:value="14374076" calcext:value-type="float">
            <text:p>14374076</text:p>
          </table:table-cell>
          <table:table-cell office:value-type="float" office:value="7195433" calcext:value-type="float">
            <text:p>7195433</text:p>
          </table:table-cell>
          <table:table-cell table:number-columns-repeated="3"/>
        </table:table-row>
        <table:table-row table:style-name="ro1">
          <table:table-cell office:value-type="float" office:value="14214655" calcext:value-type="float">
            <text:p>14214655</text:p>
          </table:table-cell>
          <table:table-cell office:value-type="float" office:value="7313576" calcext:value-type="float">
            <text:p>7313576</text:p>
          </table:table-cell>
          <table:table-cell table:number-columns-repeated="3"/>
        </table:table-row>
        <table:table-row table:style-name="ro1">
          <table:table-cell office:value-type="float" office:value="37101313" calcext:value-type="float">
            <text:p>37101313</text:p>
          </table:table-cell>
          <table:table-cell office:value-type="float" office:value="6416040" calcext:value-type="float">
            <text:p>6416040</text:p>
          </table:table-cell>
          <table:table-cell table:number-columns-repeated="3"/>
        </table:table-row>
        <table:table-row table:style-name="ro1">
          <table:table-cell office:value-type="float" office:value="62824821" calcext:value-type="float">
            <text:p>62824821</text:p>
          </table:table-cell>
          <table:table-cell office:value-type="float" office:value="7378196" calcext:value-type="float">
            <text:p>7378196</text:p>
          </table:table-cell>
          <table:table-cell table:number-columns-repeated="3"/>
        </table:table-row>
        <table:table-row table:style-name="ro1">
          <table:table-cell office:value-type="float" office:value="62976345" calcext:value-type="float">
            <text:p>62976345</text:p>
          </table:table-cell>
          <table:table-cell office:value-type="float" office:value="6005245" calcext:value-type="float">
            <text:p>6005245</text:p>
          </table:table-cell>
          <table:table-cell table:number-columns-repeated="3"/>
        </table:table-row>
        <table:table-row table:style-name="ro1">
          <table:table-cell office:value-type="float" office:value="62813108" calcext:value-type="float">
            <text:p>62813108</text:p>
          </table:table-cell>
          <table:table-cell office:value-type="float" office:value="6075608" calcext:value-type="float">
            <text:p>6075608</text:p>
          </table:table-cell>
          <table:table-cell table:number-columns-repeated="3"/>
        </table:table-row>
        <table:table-row table:style-name="ro1">
          <table:table-cell office:value-type="float" office:value="36595855" calcext:value-type="float">
            <text:p>36595855</text:p>
          </table:table-cell>
          <table:table-cell office:value-type="float" office:value="6157854" calcext:value-type="float">
            <text:p>6157854</text:p>
          </table:table-cell>
          <table:table-cell table:number-columns-repeated="3"/>
        </table:table-row>
        <table:table-row table:style-name="ro1">
          <table:table-cell office:value-type="float" office:value="36216260" calcext:value-type="float">
            <text:p>36216260</text:p>
          </table:table-cell>
          <table:table-cell office:value-type="float" office:value="6501469" calcext:value-type="float">
            <text:p>6501469</text:p>
          </table:table-cell>
          <table:table-cell table:number-columns-repeated="3"/>
        </table:table-row>
        <table:table-row table:style-name="ro1">
          <table:table-cell office:value-type="float" office:value="63479855" calcext:value-type="float">
            <text:p>63479855</text:p>
          </table:table-cell>
          <table:table-cell office:value-type="float" office:value="5996784" calcext:value-type="float">
            <text:p>5996784</text:p>
          </table:table-cell>
          <table:table-cell table:number-columns-repeated="3"/>
        </table:table-row>
        <table:table-row table:style-name="ro1">
          <table:table-cell office:value-type="float" office:value="36649926" calcext:value-type="float">
            <text:p>36649926</text:p>
          </table:table-cell>
          <table:table-cell office:value-type="float" office:value="6096995" calcext:value-type="float">
            <text:p>6096995</text:p>
          </table:table-cell>
          <table:table-cell table:number-columns-repeated="3"/>
        </table:table-row>
        <table:table-row table:style-name="ro1">
          <table:table-cell office:value-type="float" office:value="37831854" calcext:value-type="float">
            <text:p>37831854</text:p>
          </table:table-cell>
          <table:table-cell office:value-type="float" office:value="6798672" calcext:value-type="float">
            <text:p>6798672</text:p>
          </table:table-cell>
          <table:table-cell table:number-columns-repeated="3"/>
        </table:table-row>
        <table:table-row table:style-name="ro1">
          <table:table-cell office:value-type="float" office:value="63180969" calcext:value-type="float">
            <text:p>63180969</text:p>
          </table:table-cell>
          <table:table-cell office:value-type="float" office:value="6392545" calcext:value-type="float">
            <text:p>6392545</text:p>
          </table:table-cell>
          <table:table-cell table:number-columns-repeated="3"/>
        </table:table-row>
        <table:table-row table:style-name="ro1">
          <table:table-cell office:value-type="float" office:value="64377935" calcext:value-type="float">
            <text:p>64377935</text:p>
          </table:table-cell>
          <table:table-cell office:value-type="float" office:value="6349383" calcext:value-type="float">
            <text:p>6349383</text:p>
          </table:table-cell>
          <table:table-cell table:number-columns-repeated="3"/>
        </table:table-row>
        <table:table-row table:style-name="ro1">
          <table:table-cell office:value-type="float" office:value="36683789" calcext:value-type="float">
            <text:p>36683789</text:p>
          </table:table-cell>
          <table:table-cell office:value-type="float" office:value="8378068" calcext:value-type="float">
            <text:p>8378068</text:p>
          </table:table-cell>
          <table:table-cell table:number-columns-repeated="3"/>
        </table:table-row>
        <table:table-row table:style-name="ro1">
          <table:table-cell office:value-type="float" office:value="36735222" calcext:value-type="float">
            <text:p>36735222</text:p>
          </table:table-cell>
          <table:table-cell office:value-type="float" office:value="8224317" calcext:value-type="float">
            <text:p>8224317</text:p>
          </table:table-cell>
          <table:table-cell table:number-columns-repeated="3"/>
        </table:table-row>
        <table:table-row table:style-name="ro1">
          <table:table-cell office:value-type="float" office:value="36905940" calcext:value-type="float">
            <text:p>36905940</text:p>
          </table:table-cell>
          <table:table-cell office:value-type="float" office:value="6227387" calcext:value-type="float">
            <text:p>6227387</text:p>
          </table:table-cell>
          <table:table-cell table:number-columns-repeated="3"/>
        </table:table-row>
        <table:table-row table:style-name="ro1">
          <table:table-cell office:value-type="float" office:value="36669582" calcext:value-type="float">
            <text:p>36669582</text:p>
          </table:table-cell>
          <table:table-cell office:value-type="float" office:value="8252929" calcext:value-type="float">
            <text:p>8252929</text:p>
          </table:table-cell>
          <table:table-cell table:number-columns-repeated="3"/>
        </table:table-row>
        <table:table-row table:style-name="ro1">
          <table:table-cell office:value-type="float" office:value="36731476" calcext:value-type="float">
            <text:p>36731476</text:p>
          </table:table-cell>
          <table:table-cell office:value-type="float" office:value="7957565" calcext:value-type="float">
            <text:p>7957565</text:p>
          </table:table-cell>
          <table:table-cell table:number-columns-repeated="3"/>
        </table:table-row>
        <table:table-row table:style-name="ro1">
          <table:table-cell office:value-type="float" office:value="63490893" calcext:value-type="float">
            <text:p>63490893</text:p>
          </table:table-cell>
          <table:table-cell office:value-type="float" office:value="7200555" calcext:value-type="float">
            <text:p>7200555</text:p>
          </table:table-cell>
          <table:table-cell table:number-columns-repeated="3"/>
        </table:table-row>
        <table:table-row table:style-name="ro1">
          <table:table-cell office:value-type="float" office:value="36505124" calcext:value-type="float">
            <text:p>36505124</text:p>
          </table:table-cell>
          <table:table-cell office:value-type="float" office:value="6444424" calcext:value-type="float">
            <text:p>6444424</text:p>
          </table:table-cell>
          <table:table-cell table:number-columns-repeated="3"/>
        </table:table-row>
        <table:table-row table:style-name="ro1">
          <table:table-cell office:value-type="float" office:value="63231460" calcext:value-type="float">
            <text:p>63231460</text:p>
          </table:table-cell>
          <table:table-cell office:value-type="float" office:value="6113868" calcext:value-type="float">
            <text:p>6113868</text:p>
          </table:table-cell>
          <table:table-cell table:number-columns-repeated="3"/>
        </table:table-row>
        <table:table-row table:style-name="ro1">
          <table:table-cell office:value-type="float" office:value="36761733" calcext:value-type="float">
            <text:p>36761733</text:p>
          </table:table-cell>
          <table:table-cell office:value-type="float" office:value="6452008" calcext:value-type="float">
            <text:p>6452008</text:p>
          </table:table-cell>
          <table:table-cell table:number-columns-repeated="3"/>
        </table:table-row>
        <table:table-row table:style-name="ro1">
          <table:table-cell office:value-type="float" office:value="14546277" calcext:value-type="float">
            <text:p>14546277</text:p>
          </table:table-cell>
          <table:table-cell office:value-type="float" office:value="7137119" calcext:value-type="float">
            <text:p>7137119</text:p>
          </table:table-cell>
          <table:table-cell table:number-columns-repeated="3"/>
        </table:table-row>
        <table:table-row table:style-name="ro1">
          <table:table-cell office:value-type="float" office:value="63875394" calcext:value-type="float">
            <text:p>63875394</text:p>
          </table:table-cell>
          <table:table-cell office:value-type="float" office:value="7719901" calcext:value-type="float">
            <text:p>7719901</text:p>
          </table:table-cell>
          <table:table-cell table:number-columns-repeated="3"/>
        </table:table-row>
        <table:table-row table:style-name="ro1">
          <table:table-cell office:value-type="float" office:value="15011954" calcext:value-type="float">
            <text:p>15011954</text:p>
          </table:table-cell>
          <table:table-cell office:value-type="float" office:value="7795765" calcext:value-type="float">
            <text:p>7795765</text:p>
          </table:table-cell>
          <table:table-cell table:number-columns-repeated="3"/>
        </table:table-row>
        <table:table-row table:style-name="ro1">
          <table:table-cell office:value-type="float" office:value="14575028" calcext:value-type="float">
            <text:p>14575028</text:p>
          </table:table-cell>
          <table:table-cell office:value-type="float" office:value="7246641" calcext:value-type="float">
            <text:p>7246641</text:p>
          </table:table-cell>
          <table:table-cell table:number-columns-repeated="3"/>
        </table:table-row>
        <table:table-row table:style-name="ro1">
          <table:table-cell office:value-type="float" office:value="62869205" calcext:value-type="float">
            <text:p>62869205</text:p>
          </table:table-cell>
          <table:table-cell office:value-type="float" office:value="7383997" calcext:value-type="float">
            <text:p>7383997</text:p>
          </table:table-cell>
          <table:table-cell table:number-columns-repeated="3"/>
        </table:table-row>
        <table:table-row table:style-name="ro1">
          <table:table-cell office:value-type="float" office:value="63354315" calcext:value-type="float">
            <text:p>63354315</text:p>
          </table:table-cell>
          <table:table-cell office:value-type="float" office:value="7533371" calcext:value-type="float">
            <text:p>7533371</text:p>
          </table:table-cell>
          <table:table-cell table:number-columns-repeated="3"/>
        </table:table-row>
        <table:table-row table:style-name="ro1">
          <table:table-cell office:value-type="float" office:value="63651841" calcext:value-type="float">
            <text:p>63651841</text:p>
          </table:table-cell>
          <table:table-cell office:value-type="float" office:value="6185441" calcext:value-type="float">
            <text:p>6185441</text:p>
          </table:table-cell>
          <table:table-cell table:number-columns-repeated="3"/>
        </table:table-row>
        <table:table-row table:style-name="ro1">
          <table:table-cell office:value-type="float" office:value="63767579" calcext:value-type="float">
            <text:p>63767579</text:p>
          </table:table-cell>
          <table:table-cell office:value-type="float" office:value="7637601" calcext:value-type="float">
            <text:p>7637601</text:p>
          </table:table-cell>
          <table:table-cell table:number-columns-repeated="3"/>
        </table:table-row>
        <table:table-row table:style-name="ro1">
          <table:table-cell office:value-type="float" office:value="62833276" calcext:value-type="float">
            <text:p>62833276</text:p>
          </table:table-cell>
          <table:table-cell office:value-type="float" office:value="5979656" calcext:value-type="float">
            <text:p>5979656</text:p>
          </table:table-cell>
          <table:table-cell table:number-columns-repeated="3"/>
        </table:table-row>
        <table:table-row table:style-name="ro1">
          <table:table-cell office:value-type="float" office:value="14965718" calcext:value-type="float">
            <text:p>14965718</text:p>
          </table:table-cell>
          <table:table-cell office:value-type="float" office:value="6026968" calcext:value-type="float">
            <text:p>6026968</text:p>
          </table:table-cell>
          <table:table-cell table:number-columns-repeated="3"/>
        </table:table-row>
        <table:table-row table:style-name="ro1">
          <table:table-cell office:value-type="float" office:value="38004465" calcext:value-type="float">
            <text:p>38004465</text:p>
          </table:table-cell>
          <table:table-cell office:value-type="float" office:value="7929460" calcext:value-type="float">
            <text:p>7929460</text:p>
          </table:table-cell>
          <table:table-cell table:number-columns-repeated="3"/>
        </table:table-row>
        <table:table-row table:style-name="ro1">
          <table:table-cell office:value-type="float" office:value="37535428" calcext:value-type="float">
            <text:p>37535428</text:p>
          </table:table-cell>
          <table:table-cell office:value-type="float" office:value="8703998" calcext:value-type="float">
            <text:p>8703998</text:p>
          </table:table-cell>
          <table:table-cell table:number-columns-repeated="3"/>
        </table:table-row>
        <table:table-row table:style-name="ro1">
          <table:table-cell office:value-type="float" office:value="63867736" calcext:value-type="float">
            <text:p>63867736</text:p>
          </table:table-cell>
          <table:table-cell office:value-type="float" office:value="8000990" calcext:value-type="float">
            <text:p>8000990</text:p>
          </table:table-cell>
          <table:table-cell table:number-columns-repeated="3"/>
        </table:table-row>
        <table:table-row table:style-name="ro1">
          <table:table-cell office:value-type="float" office:value="14899809" calcext:value-type="float">
            <text:p>14899809</text:p>
          </table:table-cell>
          <table:table-cell office:value-type="float" office:value="6113261" calcext:value-type="float">
            <text:p>6113261</text:p>
          </table:table-cell>
          <table:table-cell table:number-columns-repeated="3"/>
        </table:table-row>
        <table:table-row table:style-name="ro1">
          <table:table-cell office:value-type="float" office:value="37871954" calcext:value-type="float">
            <text:p>37871954</text:p>
          </table:table-cell>
          <table:table-cell office:value-type="float" office:value="7235614" calcext:value-type="float">
            <text:p>7235614</text:p>
          </table:table-cell>
          <table:table-cell table:number-columns-repeated="3"/>
        </table:table-row>
        <table:table-row table:style-name="ro1">
          <table:table-cell office:value-type="float" office:value="64657246" calcext:value-type="float">
            <text:p>64657246</text:p>
          </table:table-cell>
          <table:table-cell office:value-type="float" office:value="7552358" calcext:value-type="float">
            <text:p>7552358</text:p>
          </table:table-cell>
          <table:table-cell table:number-columns-repeated="3"/>
        </table:table-row>
        <table:table-row table:style-name="ro1">
          <table:table-cell office:value-type="float" office:value="36878514" calcext:value-type="float">
            <text:p>36878514</text:p>
          </table:table-cell>
          <table:table-cell office:value-type="float" office:value="6374745" calcext:value-type="float">
            <text:p>6374745</text:p>
          </table:table-cell>
          <table:table-cell table:number-columns-repeated="3"/>
        </table:table-row>
        <table:table-row table:style-name="ro1">
          <table:table-cell office:value-type="float" office:value="14643039" calcext:value-type="float">
            <text:p>14643039</text:p>
          </table:table-cell>
          <table:table-cell office:value-type="float" office:value="7302438" calcext:value-type="float">
            <text:p>7302438</text:p>
          </table:table-cell>
          <table:table-cell table:number-columns-repeated="3"/>
        </table:table-row>
        <table:table-row table:style-name="ro1">
          <table:table-cell office:value-type="float" office:value="43491637" calcext:value-type="float">
            <text:p>43491637</text:p>
          </table:table-cell>
          <table:table-cell office:value-type="float" office:value="10031480" calcext:value-type="float">
            <text:p>10031480</text:p>
          </table:table-cell>
          <table:table-cell table:number-columns-repeated="3"/>
        </table:table-row>
        <table:table-row table:style-name="ro1">
          <table:table-cell office:value-type="float" office:value="37105750" calcext:value-type="float">
            <text:p>37105750</text:p>
          </table:table-cell>
          <table:table-cell office:value-type="float" office:value="7977743" calcext:value-type="float">
            <text:p>7977743</text:p>
          </table:table-cell>
          <table:table-cell table:number-columns-repeated="3"/>
        </table:table-row>
        <table:table-row table:style-name="ro1">
          <table:table-cell office:value-type="float" office:value="63146785" calcext:value-type="float">
            <text:p>63146785</text:p>
          </table:table-cell>
          <table:table-cell office:value-type="float" office:value="6286125" calcext:value-type="float">
            <text:p>6286125</text:p>
          </table:table-cell>
          <table:table-cell table:number-columns-repeated="3"/>
        </table:table-row>
        <table:table-row table:style-name="ro1">
          <table:table-cell office:value-type="float" office:value="14750851" calcext:value-type="float">
            <text:p>14750851</text:p>
          </table:table-cell>
          <table:table-cell office:value-type="float" office:value="7113948" calcext:value-type="float">
            <text:p>7113948</text:p>
          </table:table-cell>
          <table:table-cell table:number-columns-repeated="3"/>
        </table:table-row>
        <table:table-row table:style-name="ro1">
          <table:table-cell office:value-type="float" office:value="64796759" calcext:value-type="float">
            <text:p>64796759</text:p>
          </table:table-cell>
          <table:table-cell office:value-type="float" office:value="6214721" calcext:value-type="float">
            <text:p>6214721</text:p>
          </table:table-cell>
          <table:table-cell table:number-columns-repeated="3"/>
        </table:table-row>
        <table:table-row table:style-name="ro1">
          <table:table-cell office:value-type="float" office:value="14576921" calcext:value-type="float">
            <text:p>14576921</text:p>
          </table:table-cell>
          <table:table-cell office:value-type="float" office:value="6000757" calcext:value-type="float">
            <text:p>6000757</text:p>
          </table:table-cell>
          <table:table-cell table:number-columns-repeated="3"/>
        </table:table-row>
        <table:table-row table:style-name="ro1">
          <table:table-cell office:value-type="float" office:value="64961088" calcext:value-type="float">
            <text:p>64961088</text:p>
          </table:table-cell>
          <table:table-cell office:value-type="float" office:value="5985002" calcext:value-type="float">
            <text:p>5985002</text:p>
          </table:table-cell>
          <table:table-cell table:number-columns-repeated="3"/>
        </table:table-row>
        <table:table-row table:style-name="ro1">
          <table:table-cell office:value-type="float" office:value="63165967" calcext:value-type="float">
            <text:p>63165967</text:p>
          </table:table-cell>
          <table:table-cell office:value-type="float" office:value="6370304" calcext:value-type="float">
            <text:p>6370304</text:p>
          </table:table-cell>
          <table:table-cell table:number-columns-repeated="3"/>
        </table:table-row>
        <table:table-row table:style-name="ro1">
          <table:table-cell office:value-type="float" office:value="14435743" calcext:value-type="float">
            <text:p>14435743</text:p>
          </table:table-cell>
          <table:table-cell office:value-type="float" office:value="7200350" calcext:value-type="float">
            <text:p>7200350</text:p>
          </table:table-cell>
          <table:table-cell table:number-columns-repeated="3"/>
        </table:table-row>
        <table:table-row table:style-name="ro1">
          <table:table-cell office:value-type="float" office:value="36787826" calcext:value-type="float">
            <text:p>36787826</text:p>
          </table:table-cell>
          <table:table-cell office:value-type="float" office:value="6618733" calcext:value-type="float">
            <text:p>6618733</text:p>
          </table:table-cell>
          <table:table-cell table:number-columns-repeated="3"/>
        </table:table-row>
        <table:table-row table:style-name="ro1">
          <table:table-cell office:value-type="float" office:value="63734125" calcext:value-type="float">
            <text:p>63734125</text:p>
          </table:table-cell>
          <table:table-cell office:value-type="float" office:value="7629875" calcext:value-type="float">
            <text:p>7629875</text:p>
          </table:table-cell>
          <table:table-cell table:number-columns-repeated="3"/>
        </table:table-row>
        <table:table-row table:style-name="ro1">
          <table:table-cell office:value-type="float" office:value="36928281" calcext:value-type="float">
            <text:p>36928281</text:p>
          </table:table-cell>
          <table:table-cell office:value-type="float" office:value="6296733" calcext:value-type="float">
            <text:p>6296733</text:p>
          </table:table-cell>
          <table:table-cell table:number-columns-repeated="3"/>
        </table:table-row>
        <table:table-row table:style-name="ro1">
          <table:table-cell office:value-type="float" office:value="62852746" calcext:value-type="float">
            <text:p>62852746</text:p>
          </table:table-cell>
          <table:table-cell office:value-type="float" office:value="7461421" calcext:value-type="float">
            <text:p>7461421</text:p>
          </table:table-cell>
          <table:table-cell table:number-columns-repeated="3"/>
        </table:table-row>
        <table:table-row table:style-name="ro1">
          <table:table-cell office:value-type="float" office:value="36983368" calcext:value-type="float">
            <text:p>36983368</text:p>
          </table:table-cell>
          <table:table-cell office:value-type="float" office:value="6251404" calcext:value-type="float">
            <text:p>6251404</text:p>
          </table:table-cell>
          <table:table-cell table:number-columns-repeated="3"/>
        </table:table-row>
        <table:table-row table:style-name="ro1">
          <table:table-cell office:value-type="float" office:value="37235355" calcext:value-type="float">
            <text:p>37235355</text:p>
          </table:table-cell>
          <table:table-cell office:value-type="float" office:value="6204246" calcext:value-type="float">
            <text:p>6204246</text:p>
          </table:table-cell>
          <table:table-cell table:number-columns-repeated="3"/>
        </table:table-row>
        <table:table-row table:style-name="ro1">
          <table:table-cell office:value-type="float" office:value="62375964" calcext:value-type="float">
            <text:p>62375964</text:p>
          </table:table-cell>
          <table:table-cell office:value-type="float" office:value="7618204" calcext:value-type="float">
            <text:p>7618204</text:p>
          </table:table-cell>
          <table:table-cell table:number-columns-repeated="3"/>
        </table:table-row>
        <table:table-row table:style-name="ro1">
          <table:table-cell office:value-type="float" office:value="73186689" calcext:value-type="float">
            <text:p>73186689</text:p>
          </table:table-cell>
          <table:table-cell office:value-type="float" office:value="8422792" calcext:value-type="float">
            <text:p>8422792</text:p>
          </table:table-cell>
          <table:table-cell table:number-columns-repeated="3"/>
        </table:table-row>
        <table:table-row table:style-name="ro1">
          <table:table-cell office:value-type="float" office:value="62722452" calcext:value-type="float">
            <text:p>62722452</text:p>
          </table:table-cell>
          <table:table-cell office:value-type="float" office:value="5983631" calcext:value-type="float">
            <text:p>5983631</text:p>
          </table:table-cell>
          <table:table-cell table:number-columns-repeated="3"/>
        </table:table-row>
        <table:table-row table:style-name="ro1">
          <table:table-cell office:value-type="float" office:value="63000408" calcext:value-type="float">
            <text:p>63000408</text:p>
          </table:table-cell>
          <table:table-cell office:value-type="float" office:value="5935881" calcext:value-type="float">
            <text:p>5935881</text:p>
          </table:table-cell>
          <table:table-cell table:number-columns-repeated="3"/>
        </table:table-row>
        <table:table-row table:style-name="ro1">
          <table:table-cell office:value-type="float" office:value="62555774" calcext:value-type="float">
            <text:p>62555774</text:p>
          </table:table-cell>
          <table:table-cell office:value-type="float" office:value="6030148" calcext:value-type="float">
            <text:p>6030148</text:p>
          </table:table-cell>
          <table:table-cell table:number-columns-repeated="3"/>
        </table:table-row>
        <table:table-row table:style-name="ro1">
          <table:table-cell office:value-type="float" office:value="38444980" calcext:value-type="float">
            <text:p>38444980</text:p>
          </table:table-cell>
          <table:table-cell office:value-type="float" office:value="8580556" calcext:value-type="float">
            <text:p>8580556</text:p>
          </table:table-cell>
          <table:table-cell table:number-columns-repeated="3"/>
        </table:table-row>
        <table:table-row table:style-name="ro1">
          <table:table-cell office:value-type="float" office:value="63355906" calcext:value-type="float">
            <text:p>63355906</text:p>
          </table:table-cell>
          <table:table-cell office:value-type="float" office:value="6034275" calcext:value-type="float">
            <text:p>6034275</text:p>
          </table:table-cell>
          <table:table-cell table:number-columns-repeated="3"/>
        </table:table-row>
        <table:table-row table:style-name="ro1">
          <table:table-cell office:value-type="float" office:value="36935303" calcext:value-type="float">
            <text:p>36935303</text:p>
          </table:table-cell>
          <table:table-cell office:value-type="float" office:value="8203831" calcext:value-type="float">
            <text:p>8203831</text:p>
          </table:table-cell>
          <table:table-cell table:number-columns-repeated="3"/>
        </table:table-row>
        <table:table-row table:style-name="ro1">
          <table:table-cell office:value-type="float" office:value="63340926" calcext:value-type="float">
            <text:p>63340926</text:p>
          </table:table-cell>
          <table:table-cell office:value-type="float" office:value="8027901" calcext:value-type="float">
            <text:p>8027901</text:p>
          </table:table-cell>
          <table:table-cell table:number-columns-repeated="3"/>
        </table:table-row>
        <table:table-row table:style-name="ro1">
          <table:table-cell office:value-type="float" office:value="63009832" calcext:value-type="float">
            <text:p>63009832</text:p>
          </table:table-cell>
          <table:table-cell office:value-type="float" office:value="9951775" calcext:value-type="float">
            <text:p>9951775</text:p>
          </table:table-cell>
          <table:table-cell table:number-columns-repeated="3"/>
        </table:table-row>
        <table:table-row table:style-name="ro1">
          <table:table-cell office:value-type="float" office:value="37177186" calcext:value-type="float">
            <text:p>37177186</text:p>
          </table:table-cell>
          <table:table-cell office:value-type="float" office:value="8498990" calcext:value-type="float">
            <text:p>8498990</text:p>
          </table:table-cell>
          <table:table-cell table:number-columns-repeated="3"/>
        </table:table-row>
        <table:table-row table:style-name="ro1">
          <table:table-cell office:value-type="float" office:value="36903792" calcext:value-type="float">
            <text:p>36903792</text:p>
          </table:table-cell>
          <table:table-cell office:value-type="float" office:value="8082118" calcext:value-type="float">
            <text:p>8082118</text:p>
          </table:table-cell>
          <table:table-cell table:number-columns-repeated="3"/>
        </table:table-row>
        <table:table-row table:style-name="ro1">
          <table:table-cell office:value-type="float" office:value="37299850" calcext:value-type="float">
            <text:p>37299850</text:p>
          </table:table-cell>
          <table:table-cell office:value-type="float" office:value="6656207" calcext:value-type="float">
            <text:p>6656207</text:p>
          </table:table-cell>
          <table:table-cell table:number-columns-repeated="3"/>
        </table:table-row>
        <table:table-row table:style-name="ro1">
          <table:table-cell office:value-type="float" office:value="81831192" calcext:value-type="float">
            <text:p>81831192</text:p>
          </table:table-cell>
          <table:table-cell office:value-type="float" office:value="6084370" calcext:value-type="float">
            <text:p>6084370</text:p>
          </table:table-cell>
          <table:table-cell table:number-columns-repeated="3"/>
        </table:table-row>
        <table:table-row table:style-name="ro1">
          <table:table-cell office:value-type="float" office:value="37041741" calcext:value-type="float">
            <text:p>37041741</text:p>
          </table:table-cell>
          <table:table-cell office:value-type="float" office:value="6267282" calcext:value-type="float">
            <text:p>6267282</text:p>
          </table:table-cell>
          <table:table-cell table:number-columns-repeated="3"/>
        </table:table-row>
        <table:table-row table:style-name="ro1">
          <table:table-cell office:value-type="float" office:value="63209546" calcext:value-type="float">
            <text:p>63209546</text:p>
          </table:table-cell>
          <table:table-cell office:value-type="float" office:value="7374608" calcext:value-type="float">
            <text:p>7374608</text:p>
          </table:table-cell>
          <table:table-cell table:number-columns-repeated="3"/>
        </table:table-row>
        <table:table-row table:style-name="ro1">
          <table:table-cell office:value-type="float" office:value="70215197" calcext:value-type="float">
            <text:p>70215197</text:p>
          </table:table-cell>
          <table:table-cell office:value-type="float" office:value="6438795" calcext:value-type="float">
            <text:p>6438795</text:p>
          </table:table-cell>
          <table:table-cell table:number-columns-repeated="3"/>
        </table:table-row>
        <table:table-row table:style-name="ro1">
          <table:table-cell office:value-type="float" office:value="36401108" calcext:value-type="float">
            <text:p>36401108</text:p>
          </table:table-cell>
          <table:table-cell office:value-type="float" office:value="6260006" calcext:value-type="float">
            <text:p>6260006</text:p>
          </table:table-cell>
          <table:table-cell table:number-columns-repeated="3"/>
        </table:table-row>
        <table:table-row table:style-name="ro1">
          <table:table-cell office:value-type="float" office:value="62639568" calcext:value-type="float">
            <text:p>62639568</text:p>
          </table:table-cell>
          <table:table-cell office:value-type="float" office:value="7730406" calcext:value-type="float">
            <text:p>7730406</text:p>
          </table:table-cell>
          <table:table-cell table:number-columns-repeated="3"/>
        </table:table-row>
        <table:table-row table:style-name="ro1">
          <table:table-cell office:value-type="float" office:value="63176048" calcext:value-type="float">
            <text:p>63176048</text:p>
          </table:table-cell>
          <table:table-cell office:value-type="float" office:value="6205134" calcext:value-type="float">
            <text:p>6205134</text:p>
          </table:table-cell>
          <table:table-cell table:number-columns-repeated="3"/>
        </table:table-row>
        <table:table-row table:style-name="ro1">
          <table:table-cell office:value-type="float" office:value="37016080" calcext:value-type="float">
            <text:p>37016080</text:p>
          </table:table-cell>
          <table:table-cell office:value-type="float" office:value="7683442" calcext:value-type="float">
            <text:p>7683442</text:p>
          </table:table-cell>
          <table:table-cell table:number-columns-repeated="3"/>
        </table:table-row>
        <table:table-row table:style-name="ro1">
          <table:table-cell office:value-type="float" office:value="36546514" calcext:value-type="float">
            <text:p>36546514</text:p>
          </table:table-cell>
          <table:table-cell office:value-type="float" office:value="6287475" calcext:value-type="float">
            <text:p>6287475</text:p>
          </table:table-cell>
          <table:table-cell table:number-columns-repeated="3"/>
        </table:table-row>
        <table:table-row table:style-name="ro1">
          <table:table-cell office:value-type="float" office:value="36479477" calcext:value-type="float">
            <text:p>36479477</text:p>
          </table:table-cell>
          <table:table-cell office:value-type="float" office:value="6444696" calcext:value-type="float">
            <text:p>6444696</text:p>
          </table:table-cell>
          <table:table-cell table:number-columns-repeated="3"/>
        </table:table-row>
        <table:table-row table:style-name="ro1">
          <table:table-cell office:value-type="float" office:value="62584961" calcext:value-type="float">
            <text:p>62584961</text:p>
          </table:table-cell>
          <table:table-cell office:value-type="float" office:value="7506981" calcext:value-type="float">
            <text:p>7506981</text:p>
          </table:table-cell>
          <table:table-cell table:number-columns-repeated="3"/>
        </table:table-row>
        <table:table-row table:style-name="ro1">
          <table:table-cell office:value-type="float" office:value="36762907" calcext:value-type="float">
            <text:p>36762907</text:p>
          </table:table-cell>
          <table:table-cell office:value-type="float" office:value="7858925" calcext:value-type="float">
            <text:p>7858925</text:p>
          </table:table-cell>
          <table:table-cell table:number-columns-repeated="3"/>
        </table:table-row>
        <table:table-row table:style-name="ro1">
          <table:table-cell office:value-type="float" office:value="14343054" calcext:value-type="float">
            <text:p>14343054</text:p>
          </table:table-cell>
          <table:table-cell office:value-type="float" office:value="7011151" calcext:value-type="float">
            <text:p>7011151</text:p>
          </table:table-cell>
          <table:table-cell table:number-columns-repeated="3"/>
        </table:table-row>
        <table:table-row table:style-name="ro1">
          <table:table-cell office:value-type="float" office:value="62578702" calcext:value-type="float">
            <text:p>62578702</text:p>
          </table:table-cell>
          <table:table-cell office:value-type="float" office:value="6026738" calcext:value-type="float">
            <text:p>6026738</text:p>
          </table:table-cell>
          <table:table-cell table:number-columns-repeated="3"/>
        </table:table-row>
        <table:table-row table:style-name="ro1">
          <table:table-cell office:value-type="float" office:value="63038307" calcext:value-type="float">
            <text:p>63038307</text:p>
          </table:table-cell>
          <table:table-cell office:value-type="float" office:value="6581470" calcext:value-type="float">
            <text:p>6581470</text:p>
          </table:table-cell>
          <table:table-cell table:number-columns-repeated="3"/>
        </table:table-row>
        <table:table-row table:style-name="ro1">
          <table:table-cell office:value-type="float" office:value="14447161" calcext:value-type="float">
            <text:p>14447161</text:p>
          </table:table-cell>
          <table:table-cell office:value-type="float" office:value="7186845" calcext:value-type="float">
            <text:p>7186845</text:p>
          </table:table-cell>
          <table:table-cell table:number-columns-repeated="3"/>
        </table:table-row>
        <table:table-row table:style-name="ro1">
          <table:table-cell office:value-type="float" office:value="36975971" calcext:value-type="float">
            <text:p>36975971</text:p>
          </table:table-cell>
          <table:table-cell office:value-type="float" office:value="6761793" calcext:value-type="float">
            <text:p>6761793</text:p>
          </table:table-cell>
          <table:table-cell table:number-columns-repeated="3"/>
        </table:table-row>
        <table:table-row table:style-name="ro1">
          <table:table-cell office:value-type="float" office:value="36324985" calcext:value-type="float">
            <text:p>36324985</text:p>
          </table:table-cell>
          <table:table-cell office:value-type="float" office:value="8124246" calcext:value-type="float">
            <text:p>8124246</text:p>
          </table:table-cell>
          <table:table-cell table:number-columns-repeated="3"/>
        </table:table-row>
        <table:table-row table:style-name="ro1">
          <table:table-cell office:value-type="float" office:value="42525422" calcext:value-type="float">
            <text:p>42525422</text:p>
          </table:table-cell>
          <table:table-cell office:value-type="float" office:value="10930334" calcext:value-type="float">
            <text:p>10930334</text:p>
          </table:table-cell>
          <table:table-cell table:number-columns-repeated="3"/>
        </table:table-row>
        <table:table-row table:style-name="ro1">
          <table:table-cell office:value-type="float" office:value="14606829" calcext:value-type="float">
            <text:p>14606829</text:p>
          </table:table-cell>
          <table:table-cell office:value-type="float" office:value="7186958" calcext:value-type="float">
            <text:p>7186958</text:p>
          </table:table-cell>
          <table:table-cell table:number-columns-repeated="3"/>
        </table:table-row>
        <table:table-row table:style-name="ro1">
          <table:table-cell office:value-type="float" office:value="36690377" calcext:value-type="float">
            <text:p>36690377</text:p>
          </table:table-cell>
          <table:table-cell office:value-type="float" office:value="6505144" calcext:value-type="float">
            <text:p>6505144</text:p>
          </table:table-cell>
          <table:table-cell table:number-columns-repeated="3"/>
        </table:table-row>
        <table:table-row table:style-name="ro1">
          <table:table-cell office:value-type="float" office:value="62929866" calcext:value-type="float">
            <text:p>62929866</text:p>
          </table:table-cell>
          <table:table-cell office:value-type="float" office:value="6072715" calcext:value-type="float">
            <text:p>6072715</text:p>
          </table:table-cell>
          <table:table-cell table:number-columns-repeated="3"/>
        </table:table-row>
        <table:table-row table:style-name="ro1">
          <table:table-cell office:value-type="float" office:value="62948247" calcext:value-type="float">
            <text:p>62948247</text:p>
          </table:table-cell>
          <table:table-cell office:value-type="float" office:value="6380454" calcext:value-type="float">
            <text:p>6380454</text:p>
          </table:table-cell>
          <table:table-cell table:number-columns-repeated="3"/>
        </table:table-row>
        <table:table-row table:style-name="ro1">
          <table:table-cell office:value-type="float" office:value="62263692" calcext:value-type="float">
            <text:p>62263692</text:p>
          </table:table-cell>
          <table:table-cell office:value-type="float" office:value="7491174" calcext:value-type="float">
            <text:p>7491174</text:p>
          </table:table-cell>
          <table:table-cell table:number-columns-repeated="3"/>
        </table:table-row>
        <table:table-row table:style-name="ro1">
          <table:table-cell office:value-type="float" office:value="36842280" calcext:value-type="float">
            <text:p>36842280</text:p>
          </table:table-cell>
          <table:table-cell office:value-type="float" office:value="7167623" calcext:value-type="float">
            <text:p>7167623</text:p>
          </table:table-cell>
          <table:table-cell table:number-columns-repeated="3"/>
        </table:table-row>
        <table:table-row table:style-name="ro1">
          <table:table-cell office:value-type="float" office:value="62389898" calcext:value-type="float">
            <text:p>62389898</text:p>
          </table:table-cell>
          <table:table-cell office:value-type="float" office:value="7647560" calcext:value-type="float">
            <text:p>7647560</text:p>
          </table:table-cell>
          <table:table-cell table:number-columns-repeated="3"/>
        </table:table-row>
        <table:table-row table:style-name="ro1">
          <table:table-cell office:value-type="float" office:value="36368239" calcext:value-type="float">
            <text:p>36368239</text:p>
          </table:table-cell>
          <table:table-cell office:value-type="float" office:value="8083189" calcext:value-type="float">
            <text:p>8083189</text:p>
          </table:table-cell>
          <table:table-cell table:number-columns-repeated="3"/>
        </table:table-row>
        <table:table-row table:style-name="ro1">
          <table:table-cell office:value-type="float" office:value="36535259" calcext:value-type="float">
            <text:p>36535259</text:p>
          </table:table-cell>
          <table:table-cell office:value-type="float" office:value="6284052" calcext:value-type="float">
            <text:p>6284052</text:p>
          </table:table-cell>
          <table:table-cell table:number-columns-repeated="3"/>
        </table:table-row>
        <table:table-row table:style-name="ro1">
          <table:table-cell office:value-type="float" office:value="14316961" calcext:value-type="float">
            <text:p>14316961</text:p>
          </table:table-cell>
          <table:table-cell office:value-type="float" office:value="7192264" calcext:value-type="float">
            <text:p>7192264</text:p>
          </table:table-cell>
          <table:table-cell table:number-columns-repeated="3"/>
        </table:table-row>
        <table:table-row table:style-name="ro1">
          <table:table-cell office:value-type="float" office:value="64063425" calcext:value-type="float">
            <text:p>64063425</text:p>
          </table:table-cell>
          <table:table-cell office:value-type="float" office:value="6060463" calcext:value-type="float">
            <text:p>6060463</text:p>
          </table:table-cell>
          <table:table-cell table:number-columns-repeated="3"/>
        </table:table-row>
        <table:table-row table:style-name="ro1">
          <table:table-cell office:value-type="float" office:value="36505106" calcext:value-type="float">
            <text:p>36505106</text:p>
          </table:table-cell>
          <table:table-cell office:value-type="float" office:value="6425944" calcext:value-type="float">
            <text:p>6425944</text:p>
          </table:table-cell>
          <table:table-cell table:number-columns-repeated="3"/>
        </table:table-row>
        <table:table-row table:style-name="ro1">
          <table:table-cell office:value-type="float" office:value="14654256" calcext:value-type="float">
            <text:p>14654256</text:p>
          </table:table-cell>
          <table:table-cell office:value-type="float" office:value="7322093" calcext:value-type="float">
            <text:p>7322093</text:p>
          </table:table-cell>
          <table:table-cell table:number-columns-repeated="3"/>
        </table:table-row>
        <table:table-row table:style-name="ro1">
          <table:table-cell office:value-type="float" office:value="14569770" calcext:value-type="float">
            <text:p>14569770</text:p>
          </table:table-cell>
          <table:table-cell office:value-type="float" office:value="7407784" calcext:value-type="float">
            <text:p>7407784</text:p>
          </table:table-cell>
          <table:table-cell table:number-columns-repeated="3"/>
        </table:table-row>
        <table:table-row table:style-name="ro1">
          <table:table-cell office:value-type="float" office:value="63115685" calcext:value-type="float">
            <text:p>63115685</text:p>
          </table:table-cell>
          <table:table-cell office:value-type="float" office:value="7919357" calcext:value-type="float">
            <text:p>7919357</text:p>
          </table:table-cell>
          <table:table-cell table:number-columns-repeated="3"/>
        </table:table-row>
        <table:table-row table:style-name="ro1">
          <table:table-cell office:value-type="float" office:value="36802962" calcext:value-type="float">
            <text:p>36802962</text:p>
          </table:table-cell>
          <table:table-cell office:value-type="float" office:value="8130513" calcext:value-type="float">
            <text:p>8130513</text:p>
          </table:table-cell>
          <table:table-cell table:number-columns-repeated="3"/>
        </table:table-row>
        <table:table-row table:style-name="ro1">
          <table:table-cell office:value-type="float" office:value="15245522" calcext:value-type="float">
            <text:p>15245522</text:p>
          </table:table-cell>
          <table:table-cell office:value-type="float" office:value="7211791" calcext:value-type="float">
            <text:p>7211791</text:p>
          </table:table-cell>
          <table:table-cell table:number-columns-repeated="3"/>
        </table:table-row>
        <table:table-row table:style-name="ro1">
          <table:table-cell office:value-type="float" office:value="14773146" calcext:value-type="float">
            <text:p>14773146</text:p>
          </table:table-cell>
          <table:table-cell office:value-type="float" office:value="7225617" calcext:value-type="float">
            <text:p>7225617</text:p>
          </table:table-cell>
          <table:table-cell table:number-columns-repeated="3"/>
        </table:table-row>
        <table:table-row table:style-name="ro1">
          <table:table-cell office:value-type="float" office:value="36876436" calcext:value-type="float">
            <text:p>36876436</text:p>
          </table:table-cell>
          <table:table-cell office:value-type="float" office:value="6267400" calcext:value-type="float">
            <text:p>6267400</text:p>
          </table:table-cell>
          <table:table-cell table:number-columns-repeated="3"/>
        </table:table-row>
        <table:table-row table:style-name="ro1">
          <table:table-cell office:value-type="float" office:value="37287567" calcext:value-type="float">
            <text:p>37287567</text:p>
          </table:table-cell>
          <table:table-cell office:value-type="float" office:value="7885207" calcext:value-type="float">
            <text:p>7885207</text:p>
          </table:table-cell>
          <table:table-cell table:number-columns-repeated="3"/>
        </table:table-row>
        <table:table-row table:style-name="ro1">
          <table:table-cell office:value-type="float" office:value="65304633" calcext:value-type="float">
            <text:p>65304633</text:p>
          </table:table-cell>
          <table:table-cell office:value-type="float" office:value="7534981" calcext:value-type="float">
            <text:p>7534981</text:p>
          </table:table-cell>
          <table:table-cell table:number-columns-repeated="3"/>
        </table:table-row>
        <table:table-row table:style-name="ro1">
          <table:table-cell office:value-type="float" office:value="63863659" calcext:value-type="float">
            <text:p>63863659</text:p>
          </table:table-cell>
          <table:table-cell office:value-type="float" office:value="6667530" calcext:value-type="float">
            <text:p>6667530</text:p>
          </table:table-cell>
          <table:table-cell table:number-columns-repeated="3"/>
        </table:table-row>
        <table:table-row table:style-name="ro1">
          <table:table-cell office:value-type="float" office:value="63474142" calcext:value-type="float">
            <text:p>63474142</text:p>
          </table:table-cell>
          <table:table-cell office:value-type="float" office:value="6023426" calcext:value-type="float">
            <text:p>6023426</text:p>
          </table:table-cell>
          <table:table-cell table:number-columns-repeated="3"/>
        </table:table-row>
        <table:table-row table:style-name="ro1">
          <table:table-cell office:value-type="float" office:value="63354269" calcext:value-type="float">
            <text:p>63354269</text:p>
          </table:table-cell>
          <table:table-cell office:value-type="float" office:value="6337593" calcext:value-type="float">
            <text:p>6337593</text:p>
          </table:table-cell>
          <table:table-cell table:number-columns-repeated="3"/>
        </table:table-row>
        <table:table-row table:style-name="ro1">
          <table:table-cell office:value-type="float" office:value="14435832" calcext:value-type="float">
            <text:p>14435832</text:p>
          </table:table-cell>
          <table:table-cell office:value-type="float" office:value="6032713" calcext:value-type="float">
            <text:p>6032713</text:p>
          </table:table-cell>
          <table:table-cell table:number-columns-repeated="3"/>
        </table:table-row>
        <table:table-row table:style-name="ro1">
          <table:table-cell office:value-type="float" office:value="63308419" calcext:value-type="float">
            <text:p>63308419</text:p>
          </table:table-cell>
          <table:table-cell office:value-type="float" office:value="6087672" calcext:value-type="float">
            <text:p>6087672</text:p>
          </table:table-cell>
          <table:table-cell table:number-columns-repeated="3"/>
        </table:table-row>
        <table:table-row table:style-name="ro1">
          <table:table-cell office:value-type="float" office:value="66659274" calcext:value-type="float">
            <text:p>66659274</text:p>
          </table:table-cell>
          <table:table-cell office:value-type="float" office:value="7517901" calcext:value-type="float">
            <text:p>7517901</text:p>
          </table:table-cell>
          <table:table-cell table:number-columns-repeated="3"/>
        </table:table-row>
        <table:table-row table:style-name="ro1">
          <table:table-cell office:value-type="float" office:value="63841376" calcext:value-type="float">
            <text:p>63841376</text:p>
          </table:table-cell>
          <table:table-cell office:value-type="float" office:value="7560485" calcext:value-type="float">
            <text:p>7560485</text:p>
          </table:table-cell>
          <table:table-cell table:number-columns-repeated="3"/>
        </table:table-row>
        <table:table-row table:style-name="ro1">
          <table:table-cell office:value-type="float" office:value="64028607" calcext:value-type="float">
            <text:p>64028607</text:p>
          </table:table-cell>
          <table:table-cell office:value-type="float" office:value="6089026" calcext:value-type="float">
            <text:p>6089026</text:p>
          </table:table-cell>
          <table:table-cell table:number-columns-repeated="3"/>
        </table:table-row>
        <table:table-row table:style-name="ro1">
          <table:table-cell office:value-type="float" office:value="63595406" calcext:value-type="float">
            <text:p>63595406</text:p>
          </table:table-cell>
          <table:table-cell office:value-type="float" office:value="7720862" calcext:value-type="float">
            <text:p>7720862</text:p>
          </table:table-cell>
          <table:table-cell table:number-columns-repeated="3"/>
        </table:table-row>
        <table:table-row table:style-name="ro1">
          <table:table-cell office:value-type="float" office:value="14470702" calcext:value-type="float">
            <text:p>14470702</text:p>
          </table:table-cell>
          <table:table-cell office:value-type="float" office:value="7216233" calcext:value-type="float">
            <text:p>7216233</text:p>
          </table:table-cell>
          <table:table-cell table:number-columns-repeated="3"/>
        </table:table-row>
        <table:table-row table:style-name="ro1">
          <table:table-cell office:value-type="float" office:value="14727518" calcext:value-type="float">
            <text:p>14727518</text:p>
          </table:table-cell>
          <table:table-cell office:value-type="float" office:value="7486610" calcext:value-type="float">
            <text:p>7486610</text:p>
          </table:table-cell>
          <table:table-cell table:number-columns-repeated="3"/>
        </table:table-row>
        <table:table-row table:style-name="ro1">
          <table:table-cell office:value-type="float" office:value="37787827" calcext:value-type="float">
            <text:p>37787827</text:p>
          </table:table-cell>
          <table:table-cell office:value-type="float" office:value="6215740" calcext:value-type="float">
            <text:p>6215740</text:p>
          </table:table-cell>
          <table:table-cell table:number-columns-repeated="3"/>
        </table:table-row>
        <table:table-row table:style-name="ro1">
          <table:table-cell office:value-type="float" office:value="36921985" calcext:value-type="float">
            <text:p>36921985</text:p>
          </table:table-cell>
          <table:table-cell office:value-type="float" office:value="7838335" calcext:value-type="float">
            <text:p>7838335</text:p>
          </table:table-cell>
          <table:table-cell table:number-columns-repeated="3"/>
        </table:table-row>
        <table:table-row table:style-name="ro1">
          <table:table-cell office:value-type="float" office:value="62822633" calcext:value-type="float">
            <text:p>62822633</text:p>
          </table:table-cell>
          <table:table-cell office:value-type="float" office:value="6037709" calcext:value-type="float">
            <text:p>6037709</text:p>
          </table:table-cell>
          <table:table-cell table:number-columns-repeated="3"/>
        </table:table-row>
        <table:table-row table:style-name="ro1">
          <table:table-cell office:value-type="float" office:value="63113595" calcext:value-type="float">
            <text:p>63113595</text:p>
          </table:table-cell>
          <table:table-cell office:value-type="float" office:value="6412012" calcext:value-type="float">
            <text:p>6412012</text:p>
          </table:table-cell>
          <table:table-cell table:number-columns-repeated="3"/>
        </table:table-row>
        <table:table-row table:style-name="ro1">
          <table:table-cell office:value-type="float" office:value="66485780" calcext:value-type="float">
            <text:p>66485780</text:p>
          </table:table-cell>
          <table:table-cell office:value-type="float" office:value="7541117" calcext:value-type="float">
            <text:p>7541117</text:p>
          </table:table-cell>
          <table:table-cell table:number-columns-repeated="3"/>
        </table:table-row>
        <table:table-row table:style-name="ro1">
          <table:table-cell office:value-type="float" office:value="36617160" calcext:value-type="float">
            <text:p>36617160</text:p>
          </table:table-cell>
          <table:table-cell office:value-type="float" office:value="6289053" calcext:value-type="float">
            <text:p>6289053</text:p>
          </table:table-cell>
          <table:table-cell table:number-columns-repeated="3"/>
        </table:table-row>
        <table:table-row table:style-name="ro1">
          <table:table-cell office:value-type="float" office:value="36743902" calcext:value-type="float">
            <text:p>36743902</text:p>
          </table:table-cell>
          <table:table-cell office:value-type="float" office:value="8178622" calcext:value-type="float">
            <text:p>8178622</text:p>
          </table:table-cell>
          <table:table-cell table:number-columns-repeated="3"/>
        </table:table-row>
        <table:table-row table:style-name="ro1">
          <table:table-cell office:value-type="float" office:value="62791942" calcext:value-type="float">
            <text:p>62791942</text:p>
          </table:table-cell>
          <table:table-cell office:value-type="float" office:value="6021413" calcext:value-type="float">
            <text:p>6021413</text:p>
          </table:table-cell>
          <table:table-cell table:number-columns-repeated="3"/>
        </table:table-row>
        <table:table-row table:style-name="ro1">
          <table:table-cell office:value-type="float" office:value="37176518" calcext:value-type="float">
            <text:p>37176518</text:p>
          </table:table-cell>
          <table:table-cell office:value-type="float" office:value="6259046" calcext:value-type="float">
            <text:p>6259046</text:p>
          </table:table-cell>
          <table:table-cell table:number-columns-repeated="3"/>
        </table:table-row>
        <table:table-row table:style-name="ro1">
          <table:table-cell office:value-type="float" office:value="36677267" calcext:value-type="float">
            <text:p>36677267</text:p>
          </table:table-cell>
          <table:table-cell office:value-type="float" office:value="6537101" calcext:value-type="float">
            <text:p>6537101</text:p>
          </table:table-cell>
          <table:table-cell table:number-columns-repeated="3"/>
        </table:table-row>
        <table:table-row table:style-name="ro1">
          <table:table-cell office:value-type="float" office:value="64315697" calcext:value-type="float">
            <text:p>64315697</text:p>
          </table:table-cell>
          <table:table-cell office:value-type="float" office:value="7671844" calcext:value-type="float">
            <text:p>7671844</text:p>
          </table:table-cell>
          <table:table-cell table:number-columns-repeated="3"/>
        </table:table-row>
        <table:table-row table:style-name="ro1">
          <table:table-cell office:value-type="float" office:value="37180342" calcext:value-type="float">
            <text:p>37180342</text:p>
          </table:table-cell>
          <table:table-cell office:value-type="float" office:value="8315857" calcext:value-type="float">
            <text:p>8315857</text:p>
          </table:table-cell>
          <table:table-cell table:number-columns-repeated="3"/>
        </table:table-row>
        <table:table-row table:style-name="ro1">
          <table:table-cell office:value-type="float" office:value="37177853" calcext:value-type="float">
            <text:p>37177853</text:p>
          </table:table-cell>
          <table:table-cell office:value-type="float" office:value="8106893" calcext:value-type="float">
            <text:p>8106893</text:p>
          </table:table-cell>
          <table:table-cell table:number-columns-repeated="3"/>
        </table:table-row>
        <table:table-row table:style-name="ro1">
          <table:table-cell office:value-type="float" office:value="14604200" calcext:value-type="float">
            <text:p>14604200</text:p>
          </table:table-cell>
          <table:table-cell office:value-type="float" office:value="7615409" calcext:value-type="float">
            <text:p>7615409</text:p>
          </table:table-cell>
          <table:table-cell table:number-columns-repeated="3"/>
        </table:table-row>
        <table:table-row table:style-name="ro1">
          <table:table-cell office:value-type="float" office:value="36998741" calcext:value-type="float">
            <text:p>36998741</text:p>
          </table:table-cell>
          <table:table-cell office:value-type="float" office:value="6883491" calcext:value-type="float">
            <text:p>6883491</text:p>
          </table:table-cell>
          <table:table-cell table:number-columns-repeated="3"/>
        </table:table-row>
        <table:table-row table:style-name="ro1">
          <table:table-cell office:value-type="float" office:value="37109001" calcext:value-type="float">
            <text:p>37109001</text:p>
          </table:table-cell>
          <table:table-cell office:value-type="float" office:value="6119670" calcext:value-type="float">
            <text:p>6119670</text:p>
          </table:table-cell>
          <table:table-cell table:number-columns-repeated="3"/>
        </table:table-row>
        <table:table-row table:style-name="ro1">
          <table:table-cell office:value-type="float" office:value="45019729" calcext:value-type="float">
            <text:p>45019729</text:p>
          </table:table-cell>
          <table:table-cell office:value-type="float" office:value="7524423" calcext:value-type="float">
            <text:p>7524423</text:p>
          </table:table-cell>
          <table:table-cell table:number-columns-repeated="3"/>
        </table:table-row>
        <table:table-row table:style-name="ro1">
          <table:table-cell office:value-type="float" office:value="62435882" calcext:value-type="float">
            <text:p>62435882</text:p>
          </table:table-cell>
          <table:table-cell office:value-type="float" office:value="7494162" calcext:value-type="float">
            <text:p>7494162</text:p>
          </table:table-cell>
          <table:table-cell table:number-columns-repeated="3"/>
        </table:table-row>
        <table:table-row table:style-name="ro1">
          <table:table-cell office:value-type="float" office:value="64521659" calcext:value-type="float">
            <text:p>64521659</text:p>
          </table:table-cell>
          <table:table-cell office:value-type="float" office:value="7473382" calcext:value-type="float">
            <text:p>7473382</text:p>
          </table:table-cell>
          <table:table-cell table:number-columns-repeated="3"/>
        </table:table-row>
        <table:table-row table:style-name="ro1">
          <table:table-cell office:value-type="float" office:value="14665923" calcext:value-type="float">
            <text:p>14665923</text:p>
          </table:table-cell>
          <table:table-cell office:value-type="float" office:value="7595273" calcext:value-type="float">
            <text:p>7595273</text:p>
          </table:table-cell>
          <table:table-cell table:number-columns-repeated="3"/>
        </table:table-row>
        <table:table-row table:style-name="ro1">
          <table:table-cell office:value-type="float" office:value="14521430" calcext:value-type="float">
            <text:p>14521430</text:p>
          </table:table-cell>
          <table:table-cell office:value-type="float" office:value="7080772" calcext:value-type="float">
            <text:p>7080772</text:p>
          </table:table-cell>
          <table:table-cell table:number-columns-repeated="3"/>
        </table:table-row>
        <table:table-row table:style-name="ro1">
          <table:table-cell office:value-type="float" office:value="36396351" calcext:value-type="float">
            <text:p>36396351</text:p>
          </table:table-cell>
          <table:table-cell office:value-type="float" office:value="6308376" calcext:value-type="float">
            <text:p>6308376</text:p>
          </table:table-cell>
          <table:table-cell table:number-columns-repeated="3"/>
        </table:table-row>
        <table:table-row table:style-name="ro1">
          <table:table-cell office:value-type="float" office:value="36907887" calcext:value-type="float">
            <text:p>36907887</text:p>
          </table:table-cell>
          <table:table-cell office:value-type="float" office:value="6259234" calcext:value-type="float">
            <text:p>6259234</text:p>
          </table:table-cell>
          <table:table-cell table:number-columns-repeated="3"/>
        </table:table-row>
        <table:table-row table:style-name="ro1">
          <table:table-cell office:value-type="float" office:value="14445020" calcext:value-type="float">
            <text:p>14445020</text:p>
          </table:table-cell>
          <table:table-cell office:value-type="float" office:value="7179207" calcext:value-type="float">
            <text:p>7179207</text:p>
          </table:table-cell>
          <table:table-cell table:number-columns-repeated="3"/>
        </table:table-row>
        <table:table-row table:style-name="ro1">
          <table:table-cell office:value-type="float" office:value="64221052" calcext:value-type="float">
            <text:p>64221052</text:p>
          </table:table-cell>
          <table:table-cell office:value-type="float" office:value="6089257" calcext:value-type="float">
            <text:p>6089257</text:p>
          </table:table-cell>
          <table:table-cell table:number-columns-repeated="3"/>
        </table:table-row>
        <table:table-row table:style-name="ro1">
          <table:table-cell office:value-type="float" office:value="14324307" calcext:value-type="float">
            <text:p>14324307</text:p>
          </table:table-cell>
          <table:table-cell office:value-type="float" office:value="7229123" calcext:value-type="float">
            <text:p>7229123</text:p>
          </table:table-cell>
          <table:table-cell table:number-columns-repeated="3"/>
        </table:table-row>
        <table:table-row table:style-name="ro1">
          <table:table-cell office:value-type="float" office:value="62235539" calcext:value-type="float">
            <text:p>62235539</text:p>
          </table:table-cell>
          <table:table-cell office:value-type="float" office:value="7525910" calcext:value-type="float">
            <text:p>7525910</text:p>
          </table:table-cell>
          <table:table-cell table:number-columns-repeated="3"/>
        </table:table-row>
        <table:table-row table:style-name="ro1">
          <table:table-cell office:value-type="float" office:value="36607469" calcext:value-type="float">
            <text:p>36607469</text:p>
          </table:table-cell>
          <table:table-cell office:value-type="float" office:value="8173447" calcext:value-type="float">
            <text:p>8173447</text:p>
          </table:table-cell>
          <table:table-cell table:number-columns-repeated="3"/>
        </table:table-row>
        <table:table-row table:style-name="ro1">
          <table:table-cell office:value-type="float" office:value="36845442" calcext:value-type="float">
            <text:p>36845442</text:p>
          </table:table-cell>
          <table:table-cell office:value-type="float" office:value="8097782" calcext:value-type="float">
            <text:p>8097782</text:p>
          </table:table-cell>
          <table:table-cell table:number-columns-repeated="3"/>
        </table:table-row>
        <table:table-row table:style-name="ro1">
          <table:table-cell office:value-type="float" office:value="37409758" calcext:value-type="float">
            <text:p>37409758</text:p>
          </table:table-cell>
          <table:table-cell office:value-type="float" office:value="7518651" calcext:value-type="float">
            <text:p>7518651</text:p>
          </table:table-cell>
          <table:table-cell table:number-columns-repeated="3"/>
        </table:table-row>
        <table:table-row table:style-name="ro1">
          <table:table-cell office:value-type="float" office:value="63100113" calcext:value-type="float">
            <text:p>63100113</text:p>
          </table:table-cell>
          <table:table-cell office:value-type="float" office:value="6026108" calcext:value-type="float">
            <text:p>6026108</text:p>
          </table:table-cell>
          <table:table-cell table:number-columns-repeated="3"/>
        </table:table-row>
        <table:table-row table:style-name="ro1">
          <table:table-cell office:value-type="float" office:value="62988617" calcext:value-type="float">
            <text:p>62988617</text:p>
          </table:table-cell>
          <table:table-cell office:value-type="float" office:value="6262314" calcext:value-type="float">
            <text:p>6262314</text:p>
          </table:table-cell>
          <table:table-cell table:number-columns-repeated="3"/>
        </table:table-row>
        <table:table-row table:style-name="ro1">
          <table:table-cell office:value-type="float" office:value="80055073" calcext:value-type="float">
            <text:p>80055073</text:p>
          </table:table-cell>
          <table:table-cell office:value-type="float" office:value="5952381" calcext:value-type="float">
            <text:p>5952381</text:p>
          </table:table-cell>
          <table:table-cell table:number-columns-repeated="3"/>
        </table:table-row>
        <table:table-row table:style-name="ro1">
          <table:table-cell office:value-type="float" office:value="39460573" calcext:value-type="float">
            <text:p>39460573</text:p>
          </table:table-cell>
          <table:table-cell office:value-type="float" office:value="8534120" calcext:value-type="float">
            <text:p>8534120</text:p>
          </table:table-cell>
          <table:table-cell table:number-columns-repeated="3"/>
        </table:table-row>
        <table:table-row table:style-name="ro1">
          <table:table-cell office:value-type="float" office:value="37075471" calcext:value-type="float">
            <text:p>37075471</text:p>
          </table:table-cell>
          <table:table-cell office:value-type="float" office:value="6722504" calcext:value-type="float">
            <text:p>6722504</text:p>
          </table:table-cell>
          <table:table-cell table:number-columns-repeated="3"/>
        </table:table-row>
        <table:table-row table:style-name="ro1">
          <table:table-cell office:value-type="float" office:value="36434736" calcext:value-type="float">
            <text:p>36434736</text:p>
          </table:table-cell>
          <table:table-cell office:value-type="float" office:value="8546450" calcext:value-type="float">
            <text:p>8546450</text:p>
          </table:table-cell>
          <table:table-cell table:number-columns-repeated="3"/>
        </table:table-row>
        <table:table-row table:style-name="ro1">
          <table:table-cell office:value-type="float" office:value="37867705" calcext:value-type="float">
            <text:p>37867705</text:p>
          </table:table-cell>
          <table:table-cell office:value-type="float" office:value="6537607" calcext:value-type="float">
            <text:p>6537607</text:p>
          </table:table-cell>
          <table:table-cell table:number-columns-repeated="3"/>
        </table:table-row>
        <table:table-row table:style-name="ro1">
          <table:table-cell office:value-type="float" office:value="36909461" calcext:value-type="float">
            <text:p>36909461</text:p>
          </table:table-cell>
          <table:table-cell office:value-type="float" office:value="6496493" calcext:value-type="float">
            <text:p>6496493</text:p>
          </table:table-cell>
          <table:table-cell table:number-columns-repeated="3"/>
        </table:table-row>
        <table:table-row table:style-name="ro1">
          <table:table-cell office:value-type="float" office:value="36701106" calcext:value-type="float">
            <text:p>36701106</text:p>
          </table:table-cell>
          <table:table-cell office:value-type="float" office:value="7099235" calcext:value-type="float">
            <text:p>7099235</text:p>
          </table:table-cell>
          <table:table-cell table:number-columns-repeated="3"/>
        </table:table-row>
        <table:table-row table:style-name="ro1">
          <table:table-cell office:value-type="float" office:value="36974938" calcext:value-type="float">
            <text:p>36974938</text:p>
          </table:table-cell>
          <table:table-cell office:value-type="float" office:value="8125274" calcext:value-type="float">
            <text:p>8125274</text:p>
          </table:table-cell>
          <table:table-cell table:number-columns-repeated="3"/>
        </table:table-row>
        <table:table-row table:style-name="ro1">
          <table:table-cell office:value-type="float" office:value="36539743" calcext:value-type="float">
            <text:p>36539743</text:p>
          </table:table-cell>
          <table:table-cell office:value-type="float" office:value="6495640" calcext:value-type="float">
            <text:p>6495640</text:p>
          </table:table-cell>
          <table:table-cell table:number-columns-repeated="3"/>
        </table:table-row>
        <table:table-row table:style-name="ro1">
          <table:table-cell office:value-type="float" office:value="36601038" calcext:value-type="float">
            <text:p>36601038</text:p>
          </table:table-cell>
          <table:table-cell office:value-type="float" office:value="6184627" calcext:value-type="float">
            <text:p>6184627</text:p>
          </table:table-cell>
          <table:table-cell table:number-columns-repeated="3"/>
        </table:table-row>
        <table:table-row table:style-name="ro1">
          <table:table-cell office:value-type="float" office:value="84988234" calcext:value-type="float">
            <text:p>84988234</text:p>
          </table:table-cell>
          <table:table-cell office:value-type="float" office:value="6036865" calcext:value-type="float">
            <text:p>6036865</text:p>
          </table:table-cell>
          <table:table-cell table:number-columns-repeated="3"/>
        </table:table-row>
        <table:table-row table:style-name="ro1">
          <table:table-cell office:value-type="float" office:value="37925714" calcext:value-type="float">
            <text:p>37925714</text:p>
          </table:table-cell>
          <table:table-cell office:value-type="float" office:value="7986659" calcext:value-type="float">
            <text:p>7986659</text:p>
          </table:table-cell>
          <table:table-cell table:number-columns-repeated="3"/>
        </table:table-row>
        <table:table-row table:style-name="ro1">
          <table:table-cell office:value-type="float" office:value="63460850" calcext:value-type="float">
            <text:p>63460850</text:p>
          </table:table-cell>
          <table:table-cell office:value-type="float" office:value="6818024" calcext:value-type="float">
            <text:p>6818024</text:p>
          </table:table-cell>
          <table:table-cell table:number-columns-repeated="3"/>
        </table:table-row>
        <table:table-row table:style-name="ro1">
          <table:table-cell office:value-type="float" office:value="64229033" calcext:value-type="float">
            <text:p>64229033</text:p>
          </table:table-cell>
          <table:table-cell office:value-type="float" office:value="7556547" calcext:value-type="float">
            <text:p>7556547</text:p>
          </table:table-cell>
          <table:table-cell table:number-columns-repeated="3"/>
        </table:table-row>
        <table:table-row table:style-name="ro1">
          <table:table-cell office:value-type="float" office:value="37109624" calcext:value-type="float">
            <text:p>37109624</text:p>
          </table:table-cell>
          <table:table-cell office:value-type="float" office:value="8244579" calcext:value-type="float">
            <text:p>8244579</text:p>
          </table:table-cell>
          <table:table-cell table:number-columns-repeated="3"/>
        </table:table-row>
        <table:table-row table:style-name="ro1">
          <table:table-cell office:value-type="float" office:value="37333282" calcext:value-type="float">
            <text:p>37333282</text:p>
          </table:table-cell>
          <table:table-cell office:value-type="float" office:value="6145625" calcext:value-type="float">
            <text:p>6145625</text:p>
          </table:table-cell>
          <table:table-cell table:number-columns-repeated="3"/>
        </table:table-row>
        <table:table-row table:style-name="ro1">
          <table:table-cell office:value-type="float" office:value="39093979" calcext:value-type="float">
            <text:p>39093979</text:p>
          </table:table-cell>
          <table:table-cell office:value-type="float" office:value="6752713" calcext:value-type="float">
            <text:p>6752713</text:p>
          </table:table-cell>
          <table:table-cell table:number-columns-repeated="3"/>
        </table:table-row>
        <table:table-row table:style-name="ro1">
          <table:table-cell office:value-type="float" office:value="14820336" calcext:value-type="float">
            <text:p>14820336</text:p>
          </table:table-cell>
          <table:table-cell office:value-type="float" office:value="7146393" calcext:value-type="float">
            <text:p>7146393</text:p>
          </table:table-cell>
          <table:table-cell table:number-columns-repeated="3"/>
        </table:table-row>
        <table:table-row table:style-name="ro1">
          <table:table-cell office:value-type="float" office:value="63488004" calcext:value-type="float">
            <text:p>63488004</text:p>
          </table:table-cell>
          <table:table-cell office:value-type="float" office:value="7545877" calcext:value-type="float">
            <text:p>7545877</text:p>
          </table:table-cell>
          <table:table-cell table:number-columns-repeated="3"/>
        </table:table-row>
        <table:table-row table:style-name="ro1">
          <table:table-cell office:value-type="float" office:value="39602533" calcext:value-type="float">
            <text:p>39602533</text:p>
          </table:table-cell>
          <table:table-cell office:value-type="float" office:value="6595671" calcext:value-type="float">
            <text:p>6595671</text:p>
          </table:table-cell>
          <table:table-cell table:number-columns-repeated="3"/>
        </table:table-row>
        <table:table-row table:style-name="ro1">
          <table:table-cell office:value-type="float" office:value="37463527" calcext:value-type="float">
            <text:p>37463527</text:p>
          </table:table-cell>
          <table:table-cell office:value-type="float" office:value="7830678" calcext:value-type="float">
            <text:p>7830678</text:p>
          </table:table-cell>
          <table:table-cell table:number-columns-repeated="3"/>
        </table:table-row>
        <table:table-row table:style-name="ro1">
          <table:table-cell office:value-type="float" office:value="37273892" calcext:value-type="float">
            <text:p>37273892</text:p>
          </table:table-cell>
          <table:table-cell office:value-type="float" office:value="7210970" calcext:value-type="float">
            <text:p>7210970</text:p>
          </table:table-cell>
          <table:table-cell table:number-columns-repeated="3"/>
        </table:table-row>
        <table:table-row table:style-name="ro1">
          <table:table-cell office:value-type="float" office:value="36715876" calcext:value-type="float">
            <text:p>36715876</text:p>
          </table:table-cell>
          <table:table-cell office:value-type="float" office:value="6199888" calcext:value-type="float">
            <text:p>6199888</text:p>
          </table:table-cell>
          <table:table-cell table:number-columns-repeated="3"/>
        </table:table-row>
        <table:table-row table:style-name="ro1">
          <table:table-cell office:value-type="float" office:value="37049521" calcext:value-type="float">
            <text:p>37049521</text:p>
          </table:table-cell>
          <table:table-cell office:value-type="float" office:value="6351512" calcext:value-type="float">
            <text:p>6351512</text:p>
          </table:table-cell>
          <table:table-cell table:number-columns-repeated="3"/>
        </table:table-row>
        <table:table-row table:style-name="ro1">
          <table:table-cell office:value-type="float" office:value="36590007" calcext:value-type="float">
            <text:p>36590007</text:p>
          </table:table-cell>
          <table:table-cell office:value-type="float" office:value="6728556" calcext:value-type="float">
            <text:p>6728556</text:p>
          </table:table-cell>
          <table:table-cell table:number-columns-repeated="3"/>
        </table:table-row>
        <table:table-row table:style-name="ro1">
          <table:table-cell office:value-type="float" office:value="63001301" calcext:value-type="float">
            <text:p>63001301</text:p>
          </table:table-cell>
          <table:table-cell office:value-type="float" office:value="5912089" calcext:value-type="float">
            <text:p>5912089</text:p>
          </table:table-cell>
          <table:table-cell table:number-columns-repeated="3"/>
        </table:table-row>
        <table:table-row table:style-name="ro1">
          <table:table-cell office:value-type="float" office:value="63343335" calcext:value-type="float">
            <text:p>63343335</text:p>
          </table:table-cell>
          <table:table-cell office:value-type="float" office:value="6080234" calcext:value-type="float">
            <text:p>6080234</text:p>
          </table:table-cell>
          <table:table-cell table:number-columns-repeated="3"/>
        </table:table-row>
        <table:table-row table:style-name="ro1">
          <table:table-cell office:value-type="float" office:value="36819091" calcext:value-type="float">
            <text:p>36819091</text:p>
          </table:table-cell>
          <table:table-cell office:value-type="float" office:value="6525996" calcext:value-type="float">
            <text:p>6525996</text:p>
          </table:table-cell>
          <table:table-cell table:number-columns-repeated="3"/>
        </table:table-row>
        <table:table-row table:style-name="ro1">
          <table:table-cell office:value-type="float" office:value="37167650" calcext:value-type="float">
            <text:p>37167650</text:p>
          </table:table-cell>
          <table:table-cell office:value-type="float" office:value="8088675" calcext:value-type="float">
            <text:p>8088675</text:p>
          </table:table-cell>
          <table:table-cell table:number-columns-repeated="3"/>
        </table:table-row>
        <table:table-row table:style-name="ro1">
          <table:table-cell office:value-type="float" office:value="36909966" calcext:value-type="float">
            <text:p>36909966</text:p>
          </table:table-cell>
          <table:table-cell office:value-type="float" office:value="8559000" calcext:value-type="float">
            <text:p>8559000</text:p>
          </table:table-cell>
          <table:table-cell table:number-columns-repeated="3"/>
        </table:table-row>
        <table:table-row table:style-name="ro1">
          <table:table-cell office:value-type="float" office:value="36849418" calcext:value-type="float">
            <text:p>36849418</text:p>
          </table:table-cell>
          <table:table-cell office:value-type="float" office:value="8153066" calcext:value-type="float">
            <text:p>8153066</text:p>
          </table:table-cell>
          <table:table-cell table:number-columns-repeated="3"/>
        </table:table-row>
        <table:table-row table:style-name="ro1">
          <table:table-cell office:value-type="float" office:value="72553608" calcext:value-type="float">
            <text:p>72553608</text:p>
          </table:table-cell>
          <table:table-cell office:value-type="float" office:value="12291355" calcext:value-type="float">
            <text:p>12291355</text:p>
          </table:table-cell>
          <table:table-cell table:number-columns-repeated="3"/>
        </table:table-row>
        <table:table-row table:style-name="ro1">
          <table:table-cell office:value-type="float" office:value="62421346" calcext:value-type="float">
            <text:p>62421346</text:p>
          </table:table-cell>
          <table:table-cell office:value-type="float" office:value="7628000" calcext:value-type="float">
            <text:p>7628000</text:p>
          </table:table-cell>
          <table:table-cell table:number-columns-repeated="3"/>
        </table:table-row>
        <table:table-row table:style-name="ro1">
          <table:table-cell office:value-type="float" office:value="62684022" calcext:value-type="float">
            <text:p>62684022</text:p>
          </table:table-cell>
          <table:table-cell office:value-type="float" office:value="7867279" calcext:value-type="float">
            <text:p>7867279</text:p>
          </table:table-cell>
          <table:table-cell table:number-columns-repeated="3"/>
        </table:table-row>
        <table:table-row table:style-name="ro1">
          <table:table-cell office:value-type="float" office:value="37172959" calcext:value-type="float">
            <text:p>37172959</text:p>
          </table:table-cell>
          <table:table-cell office:value-type="float" office:value="7829236" calcext:value-type="float">
            <text:p>7829236</text:p>
          </table:table-cell>
          <table:table-cell table:number-columns-repeated="3"/>
        </table:table-row>
        <table:table-row table:style-name="ro1">
          <table:table-cell office:value-type="float" office:value="36972772" calcext:value-type="float">
            <text:p>36972772</text:p>
          </table:table-cell>
          <table:table-cell office:value-type="float" office:value="6207753" calcext:value-type="float">
            <text:p>6207753</text:p>
          </table:table-cell>
          <table:table-cell table:number-columns-repeated="3"/>
        </table:table-row>
        <table:table-row table:style-name="ro1">
          <table:table-cell office:value-type="float" office:value="63244828" calcext:value-type="float">
            <text:p>63244828</text:p>
          </table:table-cell>
          <table:table-cell office:value-type="float" office:value="7643675" calcext:value-type="float">
            <text:p>7643675</text:p>
          </table:table-cell>
          <table:table-cell table:number-columns-repeated="3"/>
        </table:table-row>
        <table:table-row table:style-name="ro1">
          <table:table-cell office:value-type="float" office:value="36503337" calcext:value-type="float">
            <text:p>36503337</text:p>
          </table:table-cell>
          <table:table-cell office:value-type="float" office:value="7928566" calcext:value-type="float">
            <text:p>7928566</text:p>
          </table:table-cell>
          <table:table-cell table:number-columns-repeated="3"/>
        </table:table-row>
        <table:table-row table:style-name="ro1">
          <table:table-cell office:value-type="float" office:value="63036477" calcext:value-type="float">
            <text:p>63036477</text:p>
          </table:table-cell>
          <table:table-cell office:value-type="float" office:value="7487671" calcext:value-type="float">
            <text:p>7487671</text:p>
          </table:table-cell>
          <table:table-cell table:number-columns-repeated="3"/>
        </table:table-row>
        <table:table-row table:style-name="ro1">
          <table:table-cell office:value-type="float" office:value="36761734" calcext:value-type="float">
            <text:p>36761734</text:p>
          </table:table-cell>
          <table:table-cell office:value-type="float" office:value="7020241" calcext:value-type="float">
            <text:p>7020241</text:p>
          </table:table-cell>
          <table:table-cell table:number-columns-repeated="3"/>
        </table:table-row>
        <table:table-row table:style-name="ro1">
          <table:table-cell office:value-type="float" office:value="37046625" calcext:value-type="float">
            <text:p>37046625</text:p>
          </table:table-cell>
          <table:table-cell office:value-type="float" office:value="6220458" calcext:value-type="float">
            <text:p>6220458</text:p>
          </table:table-cell>
          <table:table-cell table:number-columns-repeated="3"/>
        </table:table-row>
        <table:table-row table:style-name="ro1">
          <table:table-cell office:value-type="float" office:value="62668600" calcext:value-type="float">
            <text:p>62668600</text:p>
          </table:table-cell>
          <table:table-cell office:value-type="float" office:value="7778930" calcext:value-type="float">
            <text:p>7778930</text:p>
          </table:table-cell>
          <table:table-cell table:number-columns-repeated="3"/>
        </table:table-row>
        <table:table-row table:style-name="ro1">
          <table:table-cell office:value-type="float" office:value="62779340" calcext:value-type="float">
            <text:p>62779340</text:p>
          </table:table-cell>
          <table:table-cell office:value-type="float" office:value="5933747" calcext:value-type="float">
            <text:p>5933747</text:p>
          </table:table-cell>
          <table:table-cell table:number-columns-repeated="3"/>
        </table:table-row>
        <table:table-row table:style-name="ro1">
          <table:table-cell office:value-type="float" office:value="36608044" calcext:value-type="float">
            <text:p>36608044</text:p>
          </table:table-cell>
          <table:table-cell office:value-type="float" office:value="8180671" calcext:value-type="float">
            <text:p>8180671</text:p>
          </table:table-cell>
          <table:table-cell table:number-columns-repeated="3"/>
        </table:table-row>
        <table:table-row table:style-name="ro1">
          <table:table-cell office:value-type="float" office:value="36834038" calcext:value-type="float">
            <text:p>36834038</text:p>
          </table:table-cell>
          <table:table-cell office:value-type="float" office:value="6522429" calcext:value-type="float">
            <text:p>6522429</text:p>
          </table:table-cell>
          <table:table-cell table:number-columns-repeated="3"/>
        </table:table-row>
        <table:table-row table:style-name="ro1">
          <table:table-cell office:value-type="float" office:value="36505812" calcext:value-type="float">
            <text:p>36505812</text:p>
          </table:table-cell>
          <table:table-cell office:value-type="float" office:value="6378783" calcext:value-type="float">
            <text:p>6378783</text:p>
          </table:table-cell>
          <table:table-cell table:number-columns-repeated="3"/>
        </table:table-row>
        <table:table-row table:style-name="ro1">
          <table:table-cell office:value-type="float" office:value="36754628" calcext:value-type="float">
            <text:p>36754628</text:p>
          </table:table-cell>
          <table:table-cell office:value-type="float" office:value="8259253" calcext:value-type="float">
            <text:p>8259253</text:p>
          </table:table-cell>
          <table:table-cell table:number-columns-repeated="3"/>
        </table:table-row>
        <table:table-row table:style-name="ro1">
          <table:table-cell office:value-type="float" office:value="63709199" calcext:value-type="float">
            <text:p>63709199</text:p>
          </table:table-cell>
          <table:table-cell office:value-type="float" office:value="8236875" calcext:value-type="float">
            <text:p>8236875</text:p>
          </table:table-cell>
          <table:table-cell table:number-columns-repeated="3"/>
        </table:table-row>
        <table:table-row table:style-name="ro1">
          <table:table-cell office:value-type="float" office:value="62504415" calcext:value-type="float">
            <text:p>62504415</text:p>
          </table:table-cell>
          <table:table-cell office:value-type="float" office:value="5979041" calcext:value-type="float">
            <text:p>5979041</text:p>
          </table:table-cell>
          <table:table-cell table:number-columns-repeated="3"/>
        </table:table-row>
        <table:table-row table:style-name="ro1">
          <table:table-cell office:value-type="float" office:value="36668659" calcext:value-type="float">
            <text:p>36668659</text:p>
          </table:table-cell>
          <table:table-cell office:value-type="float" office:value="6553535" calcext:value-type="float">
            <text:p>6553535</text:p>
          </table:table-cell>
          <table:table-cell table:number-columns-repeated="3"/>
        </table:table-row>
        <table:table-row table:style-name="ro1">
          <table:table-cell office:value-type="float" office:value="37510487" calcext:value-type="float">
            <text:p>37510487</text:p>
          </table:table-cell>
          <table:table-cell office:value-type="float" office:value="6336522" calcext:value-type="float">
            <text:p>6336522</text:p>
          </table:table-cell>
          <table:table-cell table:number-columns-repeated="3"/>
        </table:table-row>
        <table:table-row table:style-name="ro1">
          <table:table-cell office:value-type="float" office:value="36714196" calcext:value-type="float">
            <text:p>36714196</text:p>
          </table:table-cell>
          <table:table-cell office:value-type="float" office:value="6311733" calcext:value-type="float">
            <text:p>6311733</text:p>
          </table:table-cell>
          <table:table-cell table:number-columns-repeated="3"/>
        </table:table-row>
        <table:table-row table:style-name="ro1">
          <table:table-cell office:value-type="float" office:value="36482689" calcext:value-type="float">
            <text:p>36482689</text:p>
          </table:table-cell>
          <table:table-cell office:value-type="float" office:value="6368287" calcext:value-type="float">
            <text:p>6368287</text:p>
          </table:table-cell>
          <table:table-cell table:number-columns-repeated="3"/>
        </table:table-row>
        <table:table-row table:style-name="ro1">
          <table:table-cell office:value-type="float" office:value="14548643" calcext:value-type="float">
            <text:p>14548643</text:p>
          </table:table-cell>
          <table:table-cell office:value-type="float" office:value="7343834" calcext:value-type="float">
            <text:p>7343834</text:p>
          </table:table-cell>
          <table:table-cell table:number-columns-repeated="3"/>
        </table:table-row>
        <table:table-row table:style-name="ro1">
          <table:table-cell office:value-type="float" office:value="36318586" calcext:value-type="float">
            <text:p>36318586</text:p>
          </table:table-cell>
          <table:table-cell office:value-type="float" office:value="6635867" calcext:value-type="float">
            <text:p>6635867</text:p>
          </table:table-cell>
          <table:table-cell table:number-columns-repeated="3"/>
        </table:table-row>
        <table:table-row table:style-name="ro1">
          <table:table-cell office:value-type="float" office:value="14385677" calcext:value-type="float">
            <text:p>14385677</text:p>
          </table:table-cell>
          <table:table-cell office:value-type="float" office:value="7129135" calcext:value-type="float">
            <text:p>7129135</text:p>
          </table:table-cell>
          <table:table-cell table:number-columns-repeated="3"/>
        </table:table-row>
        <table:table-row table:style-name="ro1">
          <table:table-cell office:value-type="float" office:value="37346917" calcext:value-type="float">
            <text:p>37346917</text:p>
          </table:table-cell>
          <table:table-cell office:value-type="float" office:value="6658986" calcext:value-type="float">
            <text:p>6658986</text:p>
          </table:table-cell>
          <table:table-cell table:number-columns-repeated="3"/>
        </table:table-row>
        <table:table-row table:style-name="ro1">
          <table:table-cell office:value-type="float" office:value="63181514" calcext:value-type="float">
            <text:p>63181514</text:p>
          </table:table-cell>
          <table:table-cell office:value-type="float" office:value="5928459" calcext:value-type="float">
            <text:p>5928459</text:p>
          </table:table-cell>
          <table:table-cell table:number-columns-repeated="3"/>
        </table:table-row>
        <table:table-row table:style-name="ro1">
          <table:table-cell office:value-type="float" office:value="62759907" calcext:value-type="float">
            <text:p>62759907</text:p>
          </table:table-cell>
          <table:table-cell office:value-type="float" office:value="7573354" calcext:value-type="float">
            <text:p>7573354</text:p>
          </table:table-cell>
          <table:table-cell table:number-columns-repeated="3"/>
        </table:table-row>
        <table:table-row table:style-name="ro1">
          <table:table-cell office:value-type="float" office:value="36709167" calcext:value-type="float">
            <text:p>36709167</text:p>
          </table:table-cell>
          <table:table-cell office:value-type="float" office:value="6084066" calcext:value-type="float">
            <text:p>6084066</text:p>
          </table:table-cell>
          <table:table-cell table:number-columns-repeated="3"/>
        </table:table-row>
        <table:table-row table:style-name="ro1">
          <table:table-cell office:value-type="float" office:value="67991476" calcext:value-type="float">
            <text:p>67991476</text:p>
          </table:table-cell>
          <table:table-cell office:value-type="float" office:value="7474676" calcext:value-type="float">
            <text:p>7474676</text:p>
          </table:table-cell>
          <table:table-cell table:number-columns-repeated="3"/>
        </table:table-row>
        <table:table-row table:style-name="ro1">
          <table:table-cell office:value-type="float" office:value="14432615" calcext:value-type="float">
            <text:p>14432615</text:p>
          </table:table-cell>
          <table:table-cell office:value-type="float" office:value="5944419" calcext:value-type="float">
            <text:p>5944419</text:p>
          </table:table-cell>
          <table:table-cell table:number-columns-repeated="3"/>
        </table:table-row>
        <table:table-row table:style-name="ro1">
          <table:table-cell office:value-type="float" office:value="14700579" calcext:value-type="float">
            <text:p>14700579</text:p>
          </table:table-cell>
          <table:table-cell office:value-type="float" office:value="9765315" calcext:value-type="float">
            <text:p>9765315</text:p>
          </table:table-cell>
          <table:table-cell table:number-columns-repeated="3"/>
        </table:table-row>
        <table:table-row table:style-name="ro1">
          <table:table-cell office:value-type="float" office:value="37291044" calcext:value-type="float">
            <text:p>37291044</text:p>
          </table:table-cell>
          <table:table-cell office:value-type="float" office:value="6336614" calcext:value-type="float">
            <text:p>6336614</text:p>
          </table:table-cell>
          <table:table-cell table:number-columns-repeated="3"/>
        </table:table-row>
        <table:table-row table:style-name="ro1">
          <table:table-cell office:value-type="float" office:value="63667849" calcext:value-type="float">
            <text:p>63667849</text:p>
          </table:table-cell>
          <table:table-cell office:value-type="float" office:value="7363033" calcext:value-type="float">
            <text:p>7363033</text:p>
          </table:table-cell>
          <table:table-cell table:number-columns-repeated="3"/>
        </table:table-row>
        <table:table-row table:style-name="ro1">
          <table:table-cell office:value-type="float" office:value="14741417" calcext:value-type="float">
            <text:p>14741417</text:p>
          </table:table-cell>
          <table:table-cell office:value-type="float" office:value="7237229" calcext:value-type="float">
            <text:p>7237229</text:p>
          </table:table-cell>
          <table:table-cell table:number-columns-repeated="3"/>
        </table:table-row>
        <table:table-row table:style-name="ro1">
          <table:table-cell office:value-type="float" office:value="36599452" calcext:value-type="float">
            <text:p>36599452</text:p>
          </table:table-cell>
          <table:table-cell office:value-type="float" office:value="6477193" calcext:value-type="float">
            <text:p>6477193</text:p>
          </table:table-cell>
          <table:table-cell table:number-columns-repeated="3"/>
        </table:table-row>
        <table:table-row table:style-name="ro1">
          <table:table-cell office:value-type="float" office:value="63410071" calcext:value-type="float">
            <text:p>63410071</text:p>
          </table:table-cell>
          <table:table-cell office:value-type="float" office:value="7607342" calcext:value-type="float">
            <text:p>7607342</text:p>
          </table:table-cell>
          <table:table-cell table:number-columns-repeated="3"/>
        </table:table-row>
        <table:table-row table:style-name="ro1">
          <table:table-cell office:value-type="float" office:value="14882159" calcext:value-type="float">
            <text:p>14882159</text:p>
          </table:table-cell>
          <table:table-cell office:value-type="float" office:value="7814844" calcext:value-type="float">
            <text:p>7814844</text:p>
          </table:table-cell>
          <table:table-cell table:number-columns-repeated="3"/>
        </table:table-row>
        <table:table-row table:style-name="ro1">
          <table:table-cell office:value-type="float" office:value="37228091" calcext:value-type="float">
            <text:p>37228091</text:p>
          </table:table-cell>
          <table:table-cell office:value-type="float" office:value="8285483" calcext:value-type="float">
            <text:p>8285483</text:p>
          </table:table-cell>
          <table:table-cell table:number-columns-repeated="3"/>
        </table:table-row>
        <table:table-row table:style-name="ro1">
          <table:table-cell office:value-type="float" office:value="64054895" calcext:value-type="float">
            <text:p>64054895</text:p>
          </table:table-cell>
          <table:table-cell office:value-type="float" office:value="8065671" calcext:value-type="float">
            <text:p>8065671</text:p>
          </table:table-cell>
          <table:table-cell table:number-columns-repeated="3"/>
        </table:table-row>
        <table:table-row table:style-name="ro1">
          <table:table-cell office:value-type="float" office:value="63473089" calcext:value-type="float">
            <text:p>63473089</text:p>
          </table:table-cell>
          <table:table-cell office:value-type="float" office:value="5995823" calcext:value-type="float">
            <text:p>5995823</text:p>
          </table:table-cell>
          <table:table-cell table:number-columns-repeated="3"/>
        </table:table-row>
        <table:table-row table:style-name="ro1">
          <table:table-cell office:value-type="float" office:value="14520242" calcext:value-type="float">
            <text:p>14520242</text:p>
          </table:table-cell>
          <table:table-cell office:value-type="float" office:value="7608188" calcext:value-type="float">
            <text:p>7608188</text:p>
          </table:table-cell>
          <table:table-cell table:number-columns-repeated="3"/>
        </table:table-row>
        <table:table-row table:style-name="ro1">
          <table:table-cell office:value-type="float" office:value="37355914" calcext:value-type="float">
            <text:p>37355914</text:p>
          </table:table-cell>
          <table:table-cell office:value-type="float" office:value="6771150" calcext:value-type="float">
            <text:p>6771150</text:p>
          </table:table-cell>
          <table:table-cell table:number-columns-repeated="3"/>
        </table:table-row>
        <table:table-row table:style-name="ro1">
          <table:table-cell office:value-type="float" office:value="63219316" calcext:value-type="float">
            <text:p>63219316</text:p>
          </table:table-cell>
          <table:table-cell office:value-type="float" office:value="7697944" calcext:value-type="float">
            <text:p>7697944</text:p>
          </table:table-cell>
          <table:table-cell table:number-columns-repeated="3"/>
        </table:table-row>
        <table:table-row table:style-name="ro1">
          <table:table-cell office:value-type="float" office:value="36738000" calcext:value-type="float">
            <text:p>36738000</text:p>
          </table:table-cell>
          <table:table-cell office:value-type="float" office:value="6328581" calcext:value-type="float">
            <text:p>6328581</text:p>
          </table:table-cell>
          <table:table-cell table:number-columns-repeated="3"/>
        </table:table-row>
        <table:table-row table:style-name="ro1">
          <table:table-cell office:value-type="float" office:value="63960063" calcext:value-type="float">
            <text:p>63960063</text:p>
          </table:table-cell>
          <table:table-cell office:value-type="float" office:value="7673733" calcext:value-type="float">
            <text:p>7673733</text:p>
          </table:table-cell>
          <table:table-cell table:number-columns-repeated="3"/>
        </table:table-row>
        <table:table-row table:style-name="ro1">
          <table:table-cell office:value-type="float" office:value="62549694" calcext:value-type="float">
            <text:p>62549694</text:p>
          </table:table-cell>
          <table:table-cell office:value-type="float" office:value="7651179" calcext:value-type="float">
            <text:p>7651179</text:p>
          </table:table-cell>
          <table:table-cell table:number-columns-repeated="3"/>
        </table:table-row>
        <table:table-row table:style-name="ro1">
          <table:table-cell office:value-type="float" office:value="52922353" calcext:value-type="float">
            <text:p>52922353</text:p>
          </table:table-cell>
          <table:table-cell office:value-type="float" office:value="7172248" calcext:value-type="float">
            <text:p>7172248</text:p>
          </table:table-cell>
          <table:table-cell table:number-columns-repeated="3"/>
        </table:table-row>
        <table:table-row table:style-name="ro1">
          <table:table-cell office:value-type="float" office:value="62639110" calcext:value-type="float">
            <text:p>62639110</text:p>
          </table:table-cell>
          <table:table-cell office:value-type="float" office:value="7491020" calcext:value-type="float">
            <text:p>7491020</text:p>
          </table:table-cell>
          <table:table-cell table:number-columns-repeated="3"/>
        </table:table-row>
        <table:table-row table:style-name="ro1">
          <table:table-cell office:value-type="float" office:value="14288380" calcext:value-type="float">
            <text:p>14288380</text:p>
          </table:table-cell>
          <table:table-cell office:value-type="float" office:value="7241276" calcext:value-type="float">
            <text:p>7241276</text:p>
          </table:table-cell>
          <table:table-cell table:number-columns-repeated="3"/>
        </table:table-row>
        <table:table-row table:style-name="ro1">
          <table:table-cell office:value-type="float" office:value="62368110" calcext:value-type="float">
            <text:p>62368110</text:p>
          </table:table-cell>
          <table:table-cell office:value-type="float" office:value="7475727" calcext:value-type="float">
            <text:p>7475727</text:p>
          </table:table-cell>
          <table:table-cell table:number-columns-repeated="3"/>
        </table:table-row>
        <table:table-row table:style-name="ro1">
          <table:table-cell office:value-type="float" office:value="37491035" calcext:value-type="float">
            <text:p>37491035</text:p>
          </table:table-cell>
          <table:table-cell office:value-type="float" office:value="6207970" calcext:value-type="float">
            <text:p>6207970</text:p>
          </table:table-cell>
          <table:table-cell table:number-columns-repeated="3"/>
        </table:table-row>
        <table:table-row table:style-name="ro1">
          <table:table-cell office:value-type="float" office:value="36678825" calcext:value-type="float">
            <text:p>36678825</text:p>
          </table:table-cell>
          <table:table-cell office:value-type="float" office:value="8779246" calcext:value-type="float">
            <text:p>8779246</text:p>
          </table:table-cell>
          <table:table-cell table:number-columns-repeated="3"/>
        </table:table-row>
        <table:table-row table:style-name="ro1">
          <table:table-cell office:value-type="float" office:value="37511212" calcext:value-type="float">
            <text:p>37511212</text:p>
          </table:table-cell>
          <table:table-cell office:value-type="float" office:value="7405383" calcext:value-type="float">
            <text:p>7405383</text:p>
          </table:table-cell>
          <table:table-cell table:number-columns-repeated="3"/>
        </table:table-row>
        <table:table-row table:style-name="ro1">
          <table:table-cell office:value-type="float" office:value="36451060" calcext:value-type="float">
            <text:p>36451060</text:p>
          </table:table-cell>
          <table:table-cell office:value-type="float" office:value="6452410" calcext:value-type="float">
            <text:p>6452410</text:p>
          </table:table-cell>
          <table:table-cell table:number-columns-repeated="3"/>
        </table:table-row>
        <table:table-row table:style-name="ro1">
          <table:table-cell office:value-type="float" office:value="37195484" calcext:value-type="float">
            <text:p>37195484</text:p>
          </table:table-cell>
          <table:table-cell office:value-type="float" office:value="6460790" calcext:value-type="float">
            <text:p>6460790</text:p>
          </table:table-cell>
          <table:table-cell table:number-columns-repeated="3"/>
        </table:table-row>
        <table:table-row table:style-name="ro1">
          <table:table-cell office:value-type="float" office:value="36699387" calcext:value-type="float">
            <text:p>36699387</text:p>
          </table:table-cell>
          <table:table-cell office:value-type="float" office:value="6314026" calcext:value-type="float">
            <text:p>6314026</text:p>
          </table:table-cell>
          <table:table-cell table:number-columns-repeated="3"/>
        </table:table-row>
        <table:table-row table:style-name="ro1">
          <table:table-cell office:value-type="float" office:value="63598995" calcext:value-type="float">
            <text:p>63598995</text:p>
          </table:table-cell>
          <table:table-cell office:value-type="float" office:value="6167806" calcext:value-type="float">
            <text:p>6167806</text:p>
          </table:table-cell>
          <table:table-cell table:number-columns-repeated="3"/>
        </table:table-row>
        <table:table-row table:style-name="ro1">
          <table:table-cell office:value-type="float" office:value="62765123" calcext:value-type="float">
            <text:p>62765123</text:p>
          </table:table-cell>
          <table:table-cell office:value-type="float" office:value="7513691" calcext:value-type="float">
            <text:p>7513691</text:p>
          </table:table-cell>
          <table:table-cell table:number-columns-repeated="3"/>
        </table:table-row>
        <table:table-row table:style-name="ro1">
          <table:table-cell office:value-type="float" office:value="36305777" calcext:value-type="float">
            <text:p>36305777</text:p>
          </table:table-cell>
          <table:table-cell office:value-type="float" office:value="6511083" calcext:value-type="float">
            <text:p>6511083</text:p>
          </table:table-cell>
          <table:table-cell table:number-columns-repeated="3"/>
        </table:table-row>
        <table:table-row table:style-name="ro1">
          <table:table-cell office:value-type="float" office:value="62941563" calcext:value-type="float">
            <text:p>62941563</text:p>
          </table:table-cell>
          <table:table-cell office:value-type="float" office:value="6056919" calcext:value-type="float">
            <text:p>6056919</text:p>
          </table:table-cell>
          <table:table-cell table:number-columns-repeated="3"/>
        </table:table-row>
        <table:table-row table:style-name="ro1">
          <table:table-cell office:value-type="float" office:value="36442676" calcext:value-type="float">
            <text:p>36442676</text:p>
          </table:table-cell>
          <table:table-cell office:value-type="float" office:value="6508059" calcext:value-type="float">
            <text:p>6508059</text:p>
          </table:table-cell>
          <table:table-cell table:number-columns-repeated="3"/>
        </table:table-row>
        <table:table-row table:style-name="ro1">
          <table:table-cell office:value-type="float" office:value="36475588" calcext:value-type="float">
            <text:p>36475588</text:p>
          </table:table-cell>
          <table:table-cell office:value-type="float" office:value="6393119" calcext:value-type="float">
            <text:p>6393119</text:p>
          </table:table-cell>
          <table:table-cell table:number-columns-repeated="3"/>
        </table:table-row>
        <table:table-row table:style-name="ro1">
          <table:table-cell office:value-type="float" office:value="58558596" calcext:value-type="float">
            <text:p>58558596</text:p>
          </table:table-cell>
          <table:table-cell office:value-type="float" office:value="12278343" calcext:value-type="float">
            <text:p>12278343</text:p>
          </table:table-cell>
          <table:table-cell table:number-columns-repeated="3"/>
        </table:table-row>
        <table:table-row table:style-name="ro1">
          <table:table-cell office:value-type="float" office:value="14634722" calcext:value-type="float">
            <text:p>14634722</text:p>
          </table:table-cell>
          <table:table-cell office:value-type="float" office:value="7508420" calcext:value-type="float">
            <text:p>7508420</text:p>
          </table:table-cell>
          <table:table-cell table:number-columns-repeated="3"/>
        </table:table-row>
        <table:table-row table:style-name="ro1">
          <table:table-cell office:value-type="float" office:value="14865583" calcext:value-type="float">
            <text:p>14865583</text:p>
          </table:table-cell>
          <table:table-cell office:value-type="float" office:value="6048671" calcext:value-type="float">
            <text:p>6048671</text:p>
          </table:table-cell>
          <table:table-cell table:number-columns-repeated="3"/>
        </table:table-row>
        <table:table-row table:style-name="ro1">
          <table:table-cell office:value-type="float" office:value="37985841" calcext:value-type="float">
            <text:p>37985841</text:p>
          </table:table-cell>
          <table:table-cell office:value-type="float" office:value="9732898" calcext:value-type="float">
            <text:p>9732898</text:p>
          </table:table-cell>
          <table:table-cell table:number-columns-repeated="3"/>
        </table:table-row>
        <table:table-row table:style-name="ro1">
          <table:table-cell office:value-type="float" office:value="63310778" calcext:value-type="float">
            <text:p>63310778</text:p>
          </table:table-cell>
          <table:table-cell office:value-type="float" office:value="7409273" calcext:value-type="float">
            <text:p>7409273</text:p>
          </table:table-cell>
          <table:table-cell table:number-columns-repeated="3"/>
        </table:table-row>
        <table:table-row table:style-name="ro1">
          <table:table-cell office:value-type="float" office:value="36508698" calcext:value-type="float">
            <text:p>36508698</text:p>
          </table:table-cell>
          <table:table-cell office:value-type="float" office:value="6515236" calcext:value-type="float">
            <text:p>6515236</text:p>
          </table:table-cell>
          <table:table-cell table:number-columns-repeated="3"/>
        </table:table-row>
        <table:table-row table:style-name="ro1">
          <table:table-cell office:value-type="float" office:value="14365343" calcext:value-type="float">
            <text:p>14365343</text:p>
          </table:table-cell>
          <table:table-cell office:value-type="float" office:value="6527663" calcext:value-type="float">
            <text:p>6527663</text:p>
          </table:table-cell>
          <table:table-cell table:number-columns-repeated="3"/>
        </table:table-row>
        <table:table-row table:style-name="ro1">
          <table:table-cell office:value-type="float" office:value="63215675" calcext:value-type="float">
            <text:p>63215675</text:p>
          </table:table-cell>
          <table:table-cell office:value-type="float" office:value="6055820" calcext:value-type="float">
            <text:p>6055820</text:p>
          </table:table-cell>
          <table:table-cell table:number-columns-repeated="3"/>
        </table:table-row>
        <table:table-row table:style-name="ro1">
          <table:table-cell office:value-type="float" office:value="14399030" calcext:value-type="float">
            <text:p>14399030</text:p>
          </table:table-cell>
          <table:table-cell office:value-type="float" office:value="7198920" calcext:value-type="float">
            <text:p>7198920</text:p>
          </table:table-cell>
          <table:table-cell table:number-columns-repeated="3"/>
        </table:table-row>
        <table:table-row table:style-name="ro1">
          <table:table-cell office:value-type="float" office:value="62602174" calcext:value-type="float">
            <text:p>62602174</text:p>
          </table:table-cell>
          <table:table-cell office:value-type="float" office:value="6051073" calcext:value-type="float">
            <text:p>6051073</text:p>
          </table:table-cell>
          <table:table-cell table:number-columns-repeated="3"/>
        </table:table-row>
        <table:table-row table:style-name="ro1">
          <table:table-cell office:value-type="float" office:value="62596438" calcext:value-type="float">
            <text:p>62596438</text:p>
          </table:table-cell>
          <table:table-cell office:value-type="float" office:value="7393004" calcext:value-type="float">
            <text:p>7393004</text:p>
          </table:table-cell>
          <table:table-cell table:number-columns-repeated="3"/>
        </table:table-row>
        <table:table-row table:style-name="ro1">
          <table:table-cell office:value-type="float" office:value="37081026" calcext:value-type="float">
            <text:p>37081026</text:p>
          </table:table-cell>
          <table:table-cell office:value-type="float" office:value="6554014" calcext:value-type="float">
            <text:p>6554014</text:p>
          </table:table-cell>
          <table:table-cell table:number-columns-repeated="3"/>
        </table:table-row>
        <table:table-row table:style-name="ro1">
          <table:table-cell office:value-type="float" office:value="14435913" calcext:value-type="float">
            <text:p>14435913</text:p>
          </table:table-cell>
          <table:table-cell office:value-type="float" office:value="7175202" calcext:value-type="float">
            <text:p>7175202</text:p>
          </table:table-cell>
          <table:table-cell table:number-columns-repeated="3"/>
        </table:table-row>
        <table:table-row table:style-name="ro1">
          <table:table-cell office:value-type="float" office:value="62816198" calcext:value-type="float">
            <text:p>62816198</text:p>
          </table:table-cell>
          <table:table-cell office:value-type="float" office:value="7589435" calcext:value-type="float">
            <text:p>7589435</text:p>
          </table:table-cell>
          <table:table-cell table:number-columns-repeated="3"/>
        </table:table-row>
        <table:table-row table:style-name="ro1">
          <table:table-cell office:value-type="float" office:value="62890558" calcext:value-type="float">
            <text:p>62890558</text:p>
          </table:table-cell>
          <table:table-cell office:value-type="float" office:value="7503320" calcext:value-type="float">
            <text:p>7503320</text:p>
          </table:table-cell>
          <table:table-cell table:number-columns-repeated="3"/>
        </table:table-row>
        <table:table-row table:style-name="ro1">
          <table:table-cell office:value-type="float" office:value="73475334" calcext:value-type="float">
            <text:p>73475334</text:p>
          </table:table-cell>
          <table:table-cell office:value-type="float" office:value="6100090" calcext:value-type="float">
            <text:p>6100090</text:p>
          </table:table-cell>
          <table:table-cell table:number-columns-repeated="3"/>
        </table:table-row>
        <table:table-row table:style-name="ro1">
          <table:table-cell office:value-type="float" office:value="63336343" calcext:value-type="float">
            <text:p>63336343</text:p>
          </table:table-cell>
          <table:table-cell office:value-type="float" office:value="6155010" calcext:value-type="float">
            <text:p>6155010</text:p>
          </table:table-cell>
          <table:table-cell table:number-columns-repeated="3"/>
        </table:table-row>
        <table:table-row table:style-name="ro1">
          <table:table-cell office:value-type="float" office:value="36596295" calcext:value-type="float">
            <text:p>36596295</text:p>
          </table:table-cell>
          <table:table-cell office:value-type="float" office:value="8013499" calcext:value-type="float">
            <text:p>8013499</text:p>
          </table:table-cell>
          <table:table-cell table:number-columns-repeated="3"/>
        </table:table-row>
        <table:table-row table:style-name="ro1">
          <table:table-cell office:value-type="float" office:value="36692992" calcext:value-type="float">
            <text:p>36692992</text:p>
          </table:table-cell>
          <table:table-cell office:value-type="float" office:value="6340782" calcext:value-type="float">
            <text:p>6340782</text:p>
          </table:table-cell>
          <table:table-cell table:number-columns-repeated="3"/>
        </table:table-row>
        <table:table-row table:style-name="ro1">
          <table:table-cell office:value-type="float" office:value="62415485" calcext:value-type="float">
            <text:p>62415485</text:p>
          </table:table-cell>
          <table:table-cell office:value-type="float" office:value="7550435" calcext:value-type="float">
            <text:p>7550435</text:p>
          </table:table-cell>
          <table:table-cell table:number-columns-repeated="3"/>
        </table:table-row>
        <table:table-row table:style-name="ro1">
          <table:table-cell office:value-type="float" office:value="36550861" calcext:value-type="float">
            <text:p>36550861</text:p>
          </table:table-cell>
          <table:table-cell office:value-type="float" office:value="8508047" calcext:value-type="float">
            <text:p>8508047</text:p>
          </table:table-cell>
          <table:table-cell table:number-columns-repeated="3"/>
        </table:table-row>
        <table:table-row table:style-name="ro1">
          <table:table-cell office:value-type="float" office:value="64235374" calcext:value-type="float">
            <text:p>64235374</text:p>
          </table:table-cell>
          <table:table-cell office:value-type="float" office:value="6058001" calcext:value-type="float">
            <text:p>6058001</text:p>
          </table:table-cell>
          <table:table-cell table:number-columns-repeated="3"/>
        </table:table-row>
        <table:table-row table:style-name="ro1">
          <table:table-cell office:value-type="float" office:value="37198391" calcext:value-type="float">
            <text:p>37198391</text:p>
          </table:table-cell>
          <table:table-cell office:value-type="float" office:value="7685544" calcext:value-type="float">
            <text:p>7685544</text:p>
          </table:table-cell>
          <table:table-cell table:number-columns-repeated="3"/>
        </table:table-row>
        <table:table-row table:style-name="ro1">
          <table:table-cell office:value-type="float" office:value="36511542" calcext:value-type="float">
            <text:p>36511542</text:p>
          </table:table-cell>
          <table:table-cell office:value-type="float" office:value="6244355" calcext:value-type="float">
            <text:p>6244355</text:p>
          </table:table-cell>
          <table:table-cell table:number-columns-repeated="3"/>
        </table:table-row>
        <table:table-row table:style-name="ro1">
          <table:table-cell office:value-type="float" office:value="14448945" calcext:value-type="float">
            <text:p>14448945</text:p>
          </table:table-cell>
          <table:table-cell office:value-type="float" office:value="7067438" calcext:value-type="float">
            <text:p>7067438</text:p>
          </table:table-cell>
          <table:table-cell table:number-columns-repeated="3"/>
        </table:table-row>
        <table:table-row table:style-name="ro1">
          <table:table-cell office:value-type="float" office:value="14740516" calcext:value-type="float">
            <text:p>14740516</text:p>
          </table:table-cell>
          <table:table-cell office:value-type="float" office:value="6632603" calcext:value-type="float">
            <text:p>6632603</text:p>
          </table:table-cell>
          <table:table-cell table:number-columns-repeated="3"/>
        </table:table-row>
        <table:table-row table:style-name="ro1">
          <table:table-cell office:value-type="float" office:value="14653182" calcext:value-type="float">
            <text:p>14653182</text:p>
          </table:table-cell>
          <table:table-cell office:value-type="float" office:value="7257007" calcext:value-type="float">
            <text:p>7257007</text:p>
          </table:table-cell>
          <table:table-cell table:number-columns-repeated="3"/>
        </table:table-row>
        <table:table-row table:style-name="ro1">
          <table:table-cell office:value-type="float" office:value="14264013" calcext:value-type="float">
            <text:p>14264013</text:p>
          </table:table-cell>
          <table:table-cell office:value-type="float" office:value="7286791" calcext:value-type="float">
            <text:p>7286791</text:p>
          </table:table-cell>
          <table:table-cell table:number-columns-repeated="3"/>
        </table:table-row>
        <table:table-row table:style-name="ro1">
          <table:table-cell office:value-type="float" office:value="62647905" calcext:value-type="float">
            <text:p>62647905</text:p>
          </table:table-cell>
          <table:table-cell office:value-type="float" office:value="7424084" calcext:value-type="float">
            <text:p>7424084</text:p>
          </table:table-cell>
          <table:table-cell table:number-columns-repeated="3"/>
        </table:table-row>
        <table:table-row table:style-name="ro1">
          <table:table-cell office:value-type="float" office:value="63442004" calcext:value-type="float">
            <text:p>63442004</text:p>
          </table:table-cell>
          <table:table-cell office:value-type="float" office:value="5940100" calcext:value-type="float">
            <text:p>5940100</text:p>
          </table:table-cell>
          <table:table-cell table:number-columns-repeated="3"/>
        </table:table-row>
        <table:table-row table:style-name="ro1">
          <table:table-cell office:value-type="float" office:value="37307738" calcext:value-type="float">
            <text:p>37307738</text:p>
          </table:table-cell>
          <table:table-cell office:value-type="float" office:value="7567926" calcext:value-type="float">
            <text:p>7567926</text:p>
          </table:table-cell>
          <table:table-cell table:number-columns-repeated="3"/>
        </table:table-row>
        <table:table-row table:style-name="ro1">
          <table:table-cell office:value-type="float" office:value="14337598" calcext:value-type="float">
            <text:p>14337598</text:p>
          </table:table-cell>
          <table:table-cell office:value-type="float" office:value="7243376" calcext:value-type="float">
            <text:p>7243376</text:p>
          </table:table-cell>
          <table:table-cell table:number-columns-repeated="3"/>
        </table:table-row>
        <table:table-row table:style-name="ro1">
          <table:table-cell office:value-type="float" office:value="37257742" calcext:value-type="float">
            <text:p>37257742</text:p>
          </table:table-cell>
          <table:table-cell office:value-type="float" office:value="6433639" calcext:value-type="float">
            <text:p>6433639</text:p>
          </table:table-cell>
          <table:table-cell table:number-columns-repeated="3"/>
        </table:table-row>
        <table:table-row table:style-name="ro1">
          <table:table-cell office:value-type="float" office:value="63199769" calcext:value-type="float">
            <text:p>63199769</text:p>
          </table:table-cell>
          <table:table-cell office:value-type="float" office:value="7632486" calcext:value-type="float">
            <text:p>7632486</text:p>
          </table:table-cell>
          <table:table-cell table:number-columns-repeated="3"/>
        </table:table-row>
        <table:table-row table:style-name="ro1">
          <table:table-cell office:value-type="float" office:value="63728322" calcext:value-type="float">
            <text:p>63728322</text:p>
          </table:table-cell>
          <table:table-cell office:value-type="float" office:value="6013022" calcext:value-type="float">
            <text:p>6013022</text:p>
          </table:table-cell>
          <table:table-cell table:number-columns-repeated="3"/>
        </table:table-row>
        <table:table-row table:style-name="ro1">
          <table:table-cell office:value-type="float" office:value="37231087" calcext:value-type="float">
            <text:p>37231087</text:p>
          </table:table-cell>
          <table:table-cell office:value-type="float" office:value="6689631" calcext:value-type="float">
            <text:p>6689631</text:p>
          </table:table-cell>
          <table:table-cell table:number-columns-repeated="3"/>
        </table:table-row>
        <table:table-row table:style-name="ro1">
          <table:table-cell office:value-type="float" office:value="62302070" calcext:value-type="float">
            <text:p>62302070</text:p>
          </table:table-cell>
          <table:table-cell office:value-type="float" office:value="7434132" calcext:value-type="float">
            <text:p>7434132</text:p>
          </table:table-cell>
          <table:table-cell table:number-columns-repeated="3"/>
        </table:table-row>
        <table:table-row table:style-name="ro1">
          <table:table-cell office:value-type="float" office:value="62728023" calcext:value-type="float">
            <text:p>62728023</text:p>
          </table:table-cell>
          <table:table-cell office:value-type="float" office:value="6652559" calcext:value-type="float">
            <text:p>6652559</text:p>
          </table:table-cell>
          <table:table-cell table:number-columns-repeated="3"/>
        </table:table-row>
        <table:table-row table:style-name="ro1">
          <table:table-cell office:value-type="float" office:value="36497588" calcext:value-type="float">
            <text:p>36497588</text:p>
          </table:table-cell>
          <table:table-cell office:value-type="float" office:value="6559156" calcext:value-type="float">
            <text:p>6559156</text:p>
          </table:table-cell>
          <table:table-cell table:number-columns-repeated="3"/>
        </table:table-row>
        <table:table-row table:style-name="ro1">
          <table:table-cell office:value-type="float" office:value="36379010" calcext:value-type="float">
            <text:p>36379010</text:p>
          </table:table-cell>
          <table:table-cell office:value-type="float" office:value="6458046" calcext:value-type="float">
            <text:p>6458046</text:p>
          </table:table-cell>
          <table:table-cell table:number-columns-repeated="3"/>
        </table:table-row>
        <table:table-row table:style-name="ro1">
          <table:table-cell office:value-type="float" office:value="36514609" calcext:value-type="float">
            <text:p>36514609</text:p>
          </table:table-cell>
          <table:table-cell office:value-type="float" office:value="8186202" calcext:value-type="float">
            <text:p>8186202</text:p>
          </table:table-cell>
          <table:table-cell table:number-columns-repeated="3"/>
        </table:table-row>
        <table:table-row table:style-name="ro1">
          <table:table-cell office:value-type="float" office:value="57310494" calcext:value-type="float">
            <text:p>57310494</text:p>
          </table:table-cell>
          <table:table-cell office:value-type="float" office:value="9059601" calcext:value-type="float">
            <text:p>9059601</text:p>
          </table:table-cell>
          <table:table-cell table:number-columns-repeated="3"/>
        </table:table-row>
        <table:table-row table:style-name="ro1">
          <table:table-cell office:value-type="float" office:value="36403672" calcext:value-type="float">
            <text:p>36403672</text:p>
          </table:table-cell>
          <table:table-cell office:value-type="float" office:value="7620890" calcext:value-type="float">
            <text:p>7620890</text:p>
          </table:table-cell>
          <table:table-cell table:number-columns-repeated="3"/>
        </table:table-row>
        <table:table-row table:style-name="ro1">
          <table:table-cell office:value-type="float" office:value="14322181" calcext:value-type="float">
            <text:p>14322181</text:p>
          </table:table-cell>
          <table:table-cell office:value-type="float" office:value="7069760" calcext:value-type="float">
            <text:p>7069760</text:p>
          </table:table-cell>
          <table:table-cell table:number-columns-repeated="3"/>
        </table:table-row>
        <table:table-row table:style-name="ro1">
          <table:table-cell office:value-type="float" office:value="61529894" calcext:value-type="float">
            <text:p>61529894</text:p>
          </table:table-cell>
          <table:table-cell office:value-type="float" office:value="7265054" calcext:value-type="float">
            <text:p>7265054</text:p>
          </table:table-cell>
          <table:table-cell table:number-columns-repeated="3"/>
        </table:table-row>
        <table:table-row table:style-name="ro1">
          <table:table-cell office:value-type="float" office:value="36280519" calcext:value-type="float">
            <text:p>36280519</text:p>
          </table:table-cell>
          <table:table-cell office:value-type="float" office:value="7724866" calcext:value-type="float">
            <text:p>7724866</text:p>
          </table:table-cell>
          <table:table-cell table:number-columns-repeated="3"/>
        </table:table-row>
        <table:table-row table:style-name="ro1">
          <table:table-cell office:value-type="float" office:value="63035318" calcext:value-type="float">
            <text:p>63035318</text:p>
          </table:table-cell>
          <table:table-cell office:value-type="float" office:value="11335663" calcext:value-type="float">
            <text:p>11335663</text:p>
          </table:table-cell>
          <table:table-cell table:number-columns-repeated="3"/>
        </table:table-row>
        <table:table-row table:style-name="ro1">
          <table:table-cell office:value-type="float" office:value="36439968" calcext:value-type="float">
            <text:p>36439968</text:p>
          </table:table-cell>
          <table:table-cell office:value-type="float" office:value="6333071" calcext:value-type="float">
            <text:p>6333071</text:p>
          </table:table-cell>
          <table:table-cell table:number-columns-repeated="3"/>
        </table:table-row>
        <table:table-row table:style-name="ro1">
          <table:table-cell office:value-type="float" office:value="62613040" calcext:value-type="float">
            <text:p>62613040</text:p>
          </table:table-cell>
          <table:table-cell office:value-type="float" office:value="7571527" calcext:value-type="float">
            <text:p>7571527</text:p>
          </table:table-cell>
          <table:table-cell table:number-columns-repeated="3"/>
        </table:table-row>
        <table:table-row table:style-name="ro1">
          <table:table-cell office:value-type="float" office:value="36372574" calcext:value-type="float">
            <text:p>36372574</text:p>
          </table:table-cell>
          <table:table-cell office:value-type="float" office:value="6128615" calcext:value-type="float">
            <text:p>6128615</text:p>
          </table:table-cell>
          <table:table-cell table:number-columns-repeated="3"/>
        </table:table-row>
        <table:table-row table:style-name="ro1">
          <table:table-cell office:value-type="float" office:value="69563318" calcext:value-type="float">
            <text:p>69563318</text:p>
          </table:table-cell>
          <table:table-cell office:value-type="float" office:value="7774582" calcext:value-type="float">
            <text:p>7774582</text:p>
          </table:table-cell>
          <table:table-cell table:number-columns-repeated="3"/>
        </table:table-row>
        <table:table-row table:style-name="ro1">
          <table:table-cell office:value-type="float" office:value="36404710" calcext:value-type="float">
            <text:p>36404710</text:p>
          </table:table-cell>
          <table:table-cell office:value-type="float" office:value="8523657" calcext:value-type="float">
            <text:p>8523657</text:p>
          </table:table-cell>
          <table:table-cell table:number-columns-repeated="3"/>
        </table:table-row>
        <table:table-row table:style-name="ro1">
          <table:table-cell office:value-type="float" office:value="62550369" calcext:value-type="float">
            <text:p>62550369</text:p>
          </table:table-cell>
          <table:table-cell office:value-type="float" office:value="7522882" calcext:value-type="float">
            <text:p>7522882</text:p>
          </table:table-cell>
          <table:table-cell table:number-columns-repeated="3"/>
        </table:table-row>
        <table:table-row table:style-name="ro1">
          <table:table-cell office:value-type="float" office:value="35937097" calcext:value-type="float">
            <text:p>35937097</text:p>
          </table:table-cell>
          <table:table-cell office:value-type="float" office:value="8122289" calcext:value-type="float">
            <text:p>8122289</text:p>
          </table:table-cell>
          <table:table-cell table:number-columns-repeated="3"/>
        </table:table-row>
        <table:table-row table:style-name="ro1">
          <table:table-cell office:value-type="float" office:value="62493086" calcext:value-type="float">
            <text:p>62493086</text:p>
          </table:table-cell>
          <table:table-cell office:value-type="float" office:value="7488470" calcext:value-type="float">
            <text:p>7488470</text:p>
          </table:table-cell>
          <table:table-cell table:number-columns-repeated="3"/>
        </table:table-row>
        <table:table-row table:style-name="ro1">
          <table:table-cell office:value-type="float" office:value="62460134" calcext:value-type="float">
            <text:p>62460134</text:p>
          </table:table-cell>
          <table:table-cell office:value-type="float" office:value="7503050" calcext:value-type="float">
            <text:p>7503050</text:p>
          </table:table-cell>
          <table:table-cell table:number-columns-repeated="3"/>
        </table:table-row>
        <table:table-row table:style-name="ro1">
          <table:table-cell office:value-type="float" office:value="62281502" calcext:value-type="float">
            <text:p>62281502</text:p>
          </table:table-cell>
          <table:table-cell office:value-type="float" office:value="7623757" calcext:value-type="float">
            <text:p>7623757</text:p>
          </table:table-cell>
          <table:table-cell table:number-columns-repeated="3"/>
        </table:table-row>
        <table:table-row table:style-name="ro1">
          <table:table-cell office:value-type="float" office:value="14425427" calcext:value-type="float">
            <text:p>14425427</text:p>
          </table:table-cell>
          <table:table-cell office:value-type="float" office:value="7188898" calcext:value-type="float">
            <text:p>7188898</text:p>
          </table:table-cell>
          <table:table-cell table:number-columns-repeated="3"/>
        </table:table-row>
        <table:table-row table:style-name="ro1">
          <table:table-cell office:value-type="float" office:value="63664715" calcext:value-type="float">
            <text:p>63664715</text:p>
          </table:table-cell>
          <table:table-cell office:value-type="float" office:value="7558475" calcext:value-type="float">
            <text:p>7558475</text:p>
          </table:table-cell>
          <table:table-cell table:number-columns-repeated="3"/>
        </table:table-row>
        <table:table-row table:style-name="ro1">
          <table:table-cell office:value-type="float" office:value="62442295" calcext:value-type="float">
            <text:p>62442295</text:p>
          </table:table-cell>
          <table:table-cell office:value-type="float" office:value="5921106" calcext:value-type="float">
            <text:p>5921106</text:p>
          </table:table-cell>
          <table:table-cell table:number-columns-repeated="3"/>
        </table:table-row>
        <table:table-row table:style-name="ro1">
          <table:table-cell office:value-type="float" office:value="14465597" calcext:value-type="float">
            <text:p>14465597</text:p>
          </table:table-cell>
          <table:table-cell office:value-type="float" office:value="6971811" calcext:value-type="float">
            <text:p>6971811</text:p>
          </table:table-cell>
          <table:table-cell table:number-columns-repeated="3"/>
        </table:table-row>
        <table:table-row table:style-name="ro1">
          <table:table-cell office:value-type="float" office:value="63513043" calcext:value-type="float">
            <text:p>63513043</text:p>
          </table:table-cell>
          <table:table-cell office:value-type="float" office:value="5858211" calcext:value-type="float">
            <text:p>5858211</text:p>
          </table:table-cell>
          <table:table-cell table:number-columns-repeated="3"/>
        </table:table-row>
        <table:table-row table:style-name="ro1">
          <table:table-cell office:value-type="float" office:value="15607921" calcext:value-type="float">
            <text:p>15607921</text:p>
          </table:table-cell>
          <table:table-cell office:value-type="float" office:value="7068730" calcext:value-type="float">
            <text:p>7068730</text:p>
          </table:table-cell>
          <table:table-cell table:number-columns-repeated="3"/>
        </table:table-row>
        <table:table-row table:style-name="ro1">
          <table:table-cell office:value-type="float" office:value="14230804" calcext:value-type="float">
            <text:p>14230804</text:p>
          </table:table-cell>
          <table:table-cell office:value-type="float" office:value="7134269" calcext:value-type="float">
            <text:p>7134269</text:p>
          </table:table-cell>
          <table:table-cell table:number-columns-repeated="3"/>
        </table:table-row>
        <table:table-row table:style-name="ro1">
          <table:table-cell office:value-type="float" office:value="36826367" calcext:value-type="float">
            <text:p>36826367</text:p>
          </table:table-cell>
          <table:table-cell office:value-type="float" office:value="7828835" calcext:value-type="float">
            <text:p>7828835</text:p>
          </table:table-cell>
          <table:table-cell table:number-columns-repeated="3"/>
        </table:table-row>
        <table:table-row table:style-name="ro1">
          <table:table-cell office:value-type="float" office:value="36935546" calcext:value-type="float">
            <text:p>36935546</text:p>
          </table:table-cell>
          <table:table-cell office:value-type="float" office:value="8042787" calcext:value-type="float">
            <text:p>8042787</text:p>
          </table:table-cell>
          <table:table-cell table:number-columns-repeated="3"/>
        </table:table-row>
        <table:table-row table:style-name="ro1">
          <table:table-cell office:value-type="float" office:value="14667382" calcext:value-type="float">
            <text:p>14667382</text:p>
          </table:table-cell>
          <table:table-cell office:value-type="float" office:value="7134467" calcext:value-type="float">
            <text:p>7134467</text:p>
          </table:table-cell>
          <table:table-cell table:number-columns-repeated="3"/>
        </table:table-row>
        <table:table-row table:style-name="ro1">
          <table:table-cell office:value-type="float" office:value="36484509" calcext:value-type="float">
            <text:p>36484509</text:p>
          </table:table-cell>
          <table:table-cell office:value-type="float" office:value="6326520" calcext:value-type="float">
            <text:p>6326520</text:p>
          </table:table-cell>
          <table:table-cell table:number-columns-repeated="3"/>
        </table:table-row>
        <table:table-row table:style-name="ro1">
          <table:table-cell office:value-type="float" office:value="62766010" calcext:value-type="float">
            <text:p>62766010</text:p>
          </table:table-cell>
          <table:table-cell office:value-type="float" office:value="7374135" calcext:value-type="float">
            <text:p>7374135</text:p>
          </table:table-cell>
          <table:table-cell table:number-columns-repeated="3"/>
        </table:table-row>
        <table:table-row table:style-name="ro1">
          <table:table-cell office:value-type="float" office:value="36949029" calcext:value-type="float">
            <text:p>36949029</text:p>
          </table:table-cell>
          <table:table-cell office:value-type="float" office:value="7982061" calcext:value-type="float">
            <text:p>7982061</text:p>
          </table:table-cell>
          <table:table-cell table:number-columns-repeated="3"/>
        </table:table-row>
        <table:table-row table:style-name="ro1">
          <table:table-cell office:value-type="float" office:value="62912593" calcext:value-type="float">
            <text:p>62912593</text:p>
          </table:table-cell>
          <table:table-cell office:value-type="float" office:value="6286176" calcext:value-type="float">
            <text:p>6286176</text:p>
          </table:table-cell>
          <table:table-cell table:number-columns-repeated="3"/>
        </table:table-row>
        <table:table-row table:style-name="ro1">
          <table:table-cell office:value-type="float" office:value="62528041" calcext:value-type="float">
            <text:p>62528041</text:p>
          </table:table-cell>
          <table:table-cell office:value-type="float" office:value="7574188" calcext:value-type="float">
            <text:p>7574188</text:p>
          </table:table-cell>
          <table:table-cell table:number-columns-repeated="3"/>
        </table:table-row>
        <table:table-row table:style-name="ro1">
          <table:table-cell office:value-type="float" office:value="61765947" calcext:value-type="float">
            <text:p>61765947</text:p>
          </table:table-cell>
          <table:table-cell office:value-type="float" office:value="7654175" calcext:value-type="float">
            <text:p>7654175</text:p>
          </table:table-cell>
          <table:table-cell table:number-columns-repeated="3"/>
        </table:table-row>
        <table:table-row table:style-name="ro1">
          <table:table-cell office:value-type="float" office:value="36605416" calcext:value-type="float">
            <text:p>36605416</text:p>
          </table:table-cell>
          <table:table-cell office:value-type="float" office:value="6304770" calcext:value-type="float">
            <text:p>6304770</text:p>
          </table:table-cell>
          <table:table-cell table:number-columns-repeated="3"/>
        </table:table-row>
        <table:table-row table:style-name="ro1">
          <table:table-cell office:value-type="float" office:value="36620021" calcext:value-type="float">
            <text:p>36620021</text:p>
          </table:table-cell>
          <table:table-cell office:value-type="float" office:value="6455002" calcext:value-type="float">
            <text:p>6455002</text:p>
          </table:table-cell>
          <table:table-cell table:number-columns-repeated="3"/>
        </table:table-row>
        <table:table-row table:style-name="ro1">
          <table:table-cell office:value-type="float" office:value="36586147" calcext:value-type="float">
            <text:p>36586147</text:p>
          </table:table-cell>
          <table:table-cell office:value-type="float" office:value="7799584" calcext:value-type="float">
            <text:p>7799584</text:p>
          </table:table-cell>
          <table:table-cell table:number-columns-repeated="3"/>
        </table:table-row>
        <table:table-row table:style-name="ro1">
          <table:table-cell office:value-type="float" office:value="36619706" calcext:value-type="float">
            <text:p>36619706</text:p>
          </table:table-cell>
          <table:table-cell office:value-type="float" office:value="6498846" calcext:value-type="float">
            <text:p>6498846</text:p>
          </table:table-cell>
          <table:table-cell table:number-columns-repeated="3"/>
        </table:table-row>
        <table:table-row table:style-name="ro1">
          <table:table-cell office:value-type="float" office:value="45798635" calcext:value-type="float">
            <text:p>45798635</text:p>
          </table:table-cell>
          <table:table-cell office:value-type="float" office:value="7393492" calcext:value-type="float">
            <text:p>7393492</text:p>
          </table:table-cell>
          <table:table-cell table:number-columns-repeated="3"/>
        </table:table-row>
        <table:table-row table:style-name="ro1">
          <table:table-cell office:value-type="float" office:value="36500975" calcext:value-type="float">
            <text:p>36500975</text:p>
          </table:table-cell>
          <table:table-cell office:value-type="float" office:value="6474159" calcext:value-type="float">
            <text:p>6474159</text:p>
          </table:table-cell>
          <table:table-cell table:number-columns-repeated="3"/>
        </table:table-row>
        <table:table-row table:style-name="ro1">
          <table:table-cell office:value-type="float" office:value="63917471" calcext:value-type="float">
            <text:p>63917471</text:p>
          </table:table-cell>
          <table:table-cell office:value-type="float" office:value="7557905" calcext:value-type="float">
            <text:p>7557905</text:p>
          </table:table-cell>
          <table:table-cell table:number-columns-repeated="3"/>
        </table:table-row>
        <table:table-row table:style-name="ro1">
          <table:table-cell office:value-type="float" office:value="14616508" calcext:value-type="float">
            <text:p>14616508</text:p>
          </table:table-cell>
          <table:table-cell office:value-type="float" office:value="5915429" calcext:value-type="float">
            <text:p>5915429</text:p>
          </table:table-cell>
          <table:table-cell table:number-columns-repeated="3"/>
        </table:table-row>
        <table:table-row table:style-name="ro1">
          <table:table-cell office:value-type="float" office:value="62192468" calcext:value-type="float">
            <text:p>62192468</text:p>
          </table:table-cell>
          <table:table-cell office:value-type="float" office:value="6003338" calcext:value-type="float">
            <text:p>6003338</text:p>
          </table:table-cell>
          <table:table-cell table:number-columns-repeated="3"/>
        </table:table-row>
        <table:table-row table:style-name="ro1">
          <table:table-cell office:value-type="float" office:value="62799792" calcext:value-type="float">
            <text:p>62799792</text:p>
          </table:table-cell>
          <table:table-cell office:value-type="float" office:value="5867177" calcext:value-type="float">
            <text:p>5867177</text:p>
          </table:table-cell>
          <table:table-cell table:number-columns-repeated="3"/>
        </table:table-row>
        <table:table-row table:style-name="ro1">
          <table:table-cell office:value-type="float" office:value="36185192" calcext:value-type="float">
            <text:p>36185192</text:p>
          </table:table-cell>
          <table:table-cell office:value-type="float" office:value="6256571" calcext:value-type="float">
            <text:p>6256571</text:p>
          </table:table-cell>
          <table:table-cell table:number-columns-repeated="3"/>
        </table:table-row>
        <table:table-row table:style-name="ro1">
          <table:table-cell office:value-type="float" office:value="36795460" calcext:value-type="float">
            <text:p>36795460</text:p>
          </table:table-cell>
          <table:table-cell office:value-type="float" office:value="8183171" calcext:value-type="float">
            <text:p>8183171</text:p>
          </table:table-cell>
          <table:table-cell table:number-columns-repeated="3"/>
        </table:table-row>
        <table:table-row table:style-name="ro1">
          <table:table-cell office:value-type="float" office:value="36403515" calcext:value-type="float">
            <text:p>36403515</text:p>
          </table:table-cell>
          <table:table-cell office:value-type="float" office:value="6285279" calcext:value-type="float">
            <text:p>6285279</text:p>
          </table:table-cell>
          <table:table-cell table:number-columns-repeated="3"/>
        </table:table-row>
        <table:table-row table:style-name="ro1">
          <table:table-cell office:value-type="float" office:value="36458310" calcext:value-type="float">
            <text:p>36458310</text:p>
          </table:table-cell>
          <table:table-cell office:value-type="float" office:value="7889295" calcext:value-type="float">
            <text:p>7889295</text:p>
          </table:table-cell>
          <table:table-cell table:number-columns-repeated="3"/>
        </table:table-row>
        <table:table-row table:style-name="ro1">
          <table:table-cell office:value-type="float" office:value="36309134" calcext:value-type="float">
            <text:p>36309134</text:p>
          </table:table-cell>
          <table:table-cell office:value-type="float" office:value="6526710" calcext:value-type="float">
            <text:p>6526710</text:p>
          </table:table-cell>
          <table:table-cell table:number-columns-repeated="3"/>
        </table:table-row>
        <table:table-row table:style-name="ro1">
          <table:table-cell office:value-type="float" office:value="61990480" calcext:value-type="float">
            <text:p>61990480</text:p>
          </table:table-cell>
          <table:table-cell office:value-type="float" office:value="5944090" calcext:value-type="float">
            <text:p>5944090</text:p>
          </table:table-cell>
          <table:table-cell table:number-columns-repeated="3"/>
        </table:table-row>
        <table:table-row table:style-name="ro1">
          <table:table-cell office:value-type="float" office:value="36625058" calcext:value-type="float">
            <text:p>36625058</text:p>
          </table:table-cell>
          <table:table-cell office:value-type="float" office:value="8463368" calcext:value-type="float">
            <text:p>8463368</text:p>
          </table:table-cell>
          <table:table-cell table:number-columns-repeated="3"/>
        </table:table-row>
        <table:table-row table:style-name="ro1">
          <table:table-cell office:value-type="float" office:value="63087973" calcext:value-type="float">
            <text:p>63087973</text:p>
          </table:table-cell>
          <table:table-cell office:value-type="float" office:value="6045494" calcext:value-type="float">
            <text:p>6045494</text:p>
          </table:table-cell>
          <table:table-cell table:number-columns-repeated="3"/>
        </table:table-row>
        <table:table-row table:style-name="ro1">
          <table:table-cell office:value-type="float" office:value="65211494" calcext:value-type="float">
            <text:p>65211494</text:p>
          </table:table-cell>
          <table:table-cell office:value-type="float" office:value="8357510" calcext:value-type="float">
            <text:p>8357510</text:p>
          </table:table-cell>
          <table:table-cell table:number-columns-repeated="3"/>
        </table:table-row>
        <table:table-row table:style-name="ro1">
          <table:table-cell office:value-type="float" office:value="62821281" calcext:value-type="float">
            <text:p>62821281</text:p>
          </table:table-cell>
          <table:table-cell office:value-type="float" office:value="6658973" calcext:value-type="float">
            <text:p>6658973</text:p>
          </table:table-cell>
          <table:table-cell table:number-columns-repeated="3"/>
        </table:table-row>
        <table:table-row table:style-name="ro1">
          <table:table-cell office:value-type="float" office:value="37640243" calcext:value-type="float">
            <text:p>37640243</text:p>
          </table:table-cell>
          <table:table-cell office:value-type="float" office:value="6372953" calcext:value-type="float">
            <text:p>6372953</text:p>
          </table:table-cell>
          <table:table-cell table:number-columns-repeated="3"/>
        </table:table-row>
        <table:table-row table:style-name="ro1">
          <table:table-cell office:value-type="float" office:value="63002945" calcext:value-type="float">
            <text:p>63002945</text:p>
          </table:table-cell>
          <table:table-cell office:value-type="float" office:value="7516243" calcext:value-type="float">
            <text:p>7516243</text:p>
          </table:table-cell>
          <table:table-cell table:number-columns-repeated="3"/>
        </table:table-row>
        <table:table-row table:style-name="ro1">
          <table:table-cell office:value-type="float" office:value="63765095" calcext:value-type="float">
            <text:p>63765095</text:p>
          </table:table-cell>
          <table:table-cell office:value-type="float" office:value="10300537" calcext:value-type="float">
            <text:p>10300537</text:p>
          </table:table-cell>
          <table:table-cell table:number-columns-repeated="3"/>
        </table:table-row>
        <table:table-row table:style-name="ro1">
          <table:table-cell office:value-type="float" office:value="36967176" calcext:value-type="float">
            <text:p>36967176</text:p>
          </table:table-cell>
          <table:table-cell office:value-type="float" office:value="8104465" calcext:value-type="float">
            <text:p>8104465</text:p>
          </table:table-cell>
          <table:table-cell table:number-columns-repeated="3"/>
        </table:table-row>
        <table:table-row table:style-name="ro1">
          <table:table-cell office:value-type="float" office:value="63285898" calcext:value-type="float">
            <text:p>63285898</text:p>
          </table:table-cell>
          <table:table-cell office:value-type="float" office:value="5956703" calcext:value-type="float">
            <text:p>5956703</text:p>
          </table:table-cell>
          <table:table-cell table:number-columns-repeated="3"/>
        </table:table-row>
        <table:table-row table:style-name="ro1">
          <table:table-cell office:value-type="float" office:value="36576352" calcext:value-type="float">
            <text:p>36576352</text:p>
          </table:table-cell>
          <table:table-cell office:value-type="float" office:value="6534549" calcext:value-type="float">
            <text:p>6534549</text:p>
          </table:table-cell>
          <table:table-cell table:number-columns-repeated="3"/>
        </table:table-row>
        <table:table-row table:style-name="ro1">
          <table:table-cell office:value-type="float" office:value="36965990" calcext:value-type="float">
            <text:p>36965990</text:p>
          </table:table-cell>
          <table:table-cell office:value-type="float" office:value="6412214" calcext:value-type="float">
            <text:p>6412214</text:p>
          </table:table-cell>
          <table:table-cell table:number-columns-repeated="3"/>
        </table:table-row>
        <table:table-row table:style-name="ro1">
          <table:table-cell office:value-type="float" office:value="37272524" calcext:value-type="float">
            <text:p>37272524</text:p>
          </table:table-cell>
          <table:table-cell office:value-type="float" office:value="7478072" calcext:value-type="float">
            <text:p>7478072</text:p>
          </table:table-cell>
          <table:table-cell table:number-columns-repeated="3"/>
        </table:table-row>
        <table:table-row table:style-name="ro1">
          <table:table-cell office:value-type="float" office:value="62349699" calcext:value-type="float">
            <text:p>62349699</text:p>
          </table:table-cell>
          <table:table-cell office:value-type="float" office:value="7478380" calcext:value-type="float">
            <text:p>7478380</text:p>
          </table:table-cell>
          <table:table-cell table:number-columns-repeated="3"/>
        </table:table-row>
        <table:table-row table:style-name="ro1">
          <table:table-cell office:value-type="float" office:value="37127115" calcext:value-type="float">
            <text:p>37127115</text:p>
          </table:table-cell>
          <table:table-cell office:value-type="float" office:value="8388096" calcext:value-type="float">
            <text:p>8388096</text:p>
          </table:table-cell>
          <table:table-cell table:number-columns-repeated="3"/>
        </table:table-row>
        <table:table-row table:style-name="ro1">
          <table:table-cell office:value-type="float" office:value="63836990" calcext:value-type="float">
            <text:p>63836990</text:p>
          </table:table-cell>
          <table:table-cell office:value-type="float" office:value="6061378" calcext:value-type="float">
            <text:p>6061378</text:p>
          </table:table-cell>
          <table:table-cell table:number-columns-repeated="3"/>
        </table:table-row>
        <table:table-row table:style-name="ro1">
          <table:table-cell office:value-type="float" office:value="62623255" calcext:value-type="float">
            <text:p>62623255</text:p>
          </table:table-cell>
          <table:table-cell office:value-type="float" office:value="6009358" calcext:value-type="float">
            <text:p>6009358</text:p>
          </table:table-cell>
          <table:table-cell table:number-columns-repeated="3"/>
        </table:table-row>
        <table:table-row table:style-name="ro1">
          <table:table-cell office:value-type="float" office:value="36290539" calcext:value-type="float">
            <text:p>36290539</text:p>
          </table:table-cell>
          <table:table-cell office:value-type="float" office:value="7738879" calcext:value-type="float">
            <text:p>7738879</text:p>
          </table:table-cell>
          <table:table-cell table:number-columns-repeated="3"/>
        </table:table-row>
        <table:table-row table:style-name="ro1">
          <table:table-cell office:value-type="float" office:value="65744577" calcext:value-type="float">
            <text:p>65744577</text:p>
          </table:table-cell>
          <table:table-cell office:value-type="float" office:value="6035968" calcext:value-type="float">
            <text:p>6035968</text:p>
          </table:table-cell>
          <table:table-cell table:number-columns-repeated="3"/>
        </table:table-row>
        <table:table-row table:style-name="ro1">
          <table:table-cell office:value-type="float" office:value="36011878" calcext:value-type="float">
            <text:p>36011878</text:p>
          </table:table-cell>
          <table:table-cell office:value-type="float" office:value="7190120" calcext:value-type="float">
            <text:p>7190120</text:p>
          </table:table-cell>
          <table:table-cell table:number-columns-repeated="3"/>
        </table:table-row>
        <table:table-row table:style-name="ro1">
          <table:table-cell office:value-type="float" office:value="36148671" calcext:value-type="float">
            <text:p>36148671</text:p>
          </table:table-cell>
          <table:table-cell office:value-type="float" office:value="7925770" calcext:value-type="float">
            <text:p>7925770</text:p>
          </table:table-cell>
          <table:table-cell table:number-columns-repeated="3"/>
        </table:table-row>
        <table:table-row table:style-name="ro1">
          <table:table-cell office:value-type="float" office:value="36839189" calcext:value-type="float">
            <text:p>36839189</text:p>
          </table:table-cell>
          <table:table-cell office:value-type="float" office:value="8767584" calcext:value-type="float">
            <text:p>8767584</text:p>
          </table:table-cell>
          <table:table-cell table:number-columns-repeated="3"/>
        </table:table-row>
        <table:table-row table:style-name="ro1">
          <table:table-cell office:value-type="float" office:value="36473938" calcext:value-type="float">
            <text:p>36473938</text:p>
          </table:table-cell>
          <table:table-cell office:value-type="float" office:value="8051328" calcext:value-type="float">
            <text:p>8051328</text:p>
          </table:table-cell>
          <table:table-cell table:number-columns-repeated="3"/>
        </table:table-row>
        <table:table-row table:style-name="ro1">
          <table:table-cell office:value-type="float" office:value="61380775" calcext:value-type="float">
            <text:p>61380775</text:p>
          </table:table-cell>
          <table:table-cell office:value-type="float" office:value="7338251" calcext:value-type="float">
            <text:p>7338251</text:p>
          </table:table-cell>
          <table:table-cell table:number-columns-repeated="3"/>
        </table:table-row>
        <table:table-row table:style-name="ro1">
          <table:table-cell office:value-type="float" office:value="36508469" calcext:value-type="float">
            <text:p>36508469</text:p>
          </table:table-cell>
          <table:table-cell office:value-type="float" office:value="8477349" calcext:value-type="float">
            <text:p>8477349</text:p>
          </table:table-cell>
          <table:table-cell table:number-columns-repeated="3"/>
        </table:table-row>
        <table:table-row table:style-name="ro1">
          <table:table-cell office:value-type="float" office:value="36652390" calcext:value-type="float">
            <text:p>36652390</text:p>
          </table:table-cell>
          <table:table-cell office:value-type="float" office:value="7806933" calcext:value-type="float">
            <text:p>7806933</text:p>
          </table:table-cell>
          <table:table-cell table:number-columns-repeated="3"/>
        </table:table-row>
        <table:table-row table:style-name="ro1">
          <table:table-cell office:value-type="float" office:value="36564539" calcext:value-type="float">
            <text:p>36564539</text:p>
          </table:table-cell>
          <table:table-cell office:value-type="float" office:value="6372877" calcext:value-type="float">
            <text:p>6372877</text:p>
          </table:table-cell>
          <table:table-cell table:number-columns-repeated="3"/>
        </table:table-row>
        <table:table-row table:style-name="ro1">
          <table:table-cell office:value-type="float" office:value="36291290" calcext:value-type="float">
            <text:p>36291290</text:p>
          </table:table-cell>
          <table:table-cell office:value-type="float" office:value="6138763" calcext:value-type="float">
            <text:p>6138763</text:p>
          </table:table-cell>
          <table:table-cell table:number-columns-repeated="3"/>
        </table:table-row>
        <table:table-row table:style-name="ro1">
          <table:table-cell office:value-type="float" office:value="62556495" calcext:value-type="float">
            <text:p>62556495</text:p>
          </table:table-cell>
          <table:table-cell office:value-type="float" office:value="7522078" calcext:value-type="float">
            <text:p>7522078</text:p>
          </table:table-cell>
          <table:table-cell table:number-columns-repeated="3"/>
        </table:table-row>
        <table:table-row table:style-name="ro1">
          <table:table-cell office:value-type="float" office:value="37674753" calcext:value-type="float">
            <text:p>37674753</text:p>
          </table:table-cell>
          <table:table-cell office:value-type="float" office:value="8035443" calcext:value-type="float">
            <text:p>8035443</text:p>
          </table:table-cell>
          <table:table-cell table:number-columns-repeated="3"/>
        </table:table-row>
        <table:table-row table:style-name="ro1">
          <table:table-cell office:value-type="float" office:value="61596289" calcext:value-type="float">
            <text:p>61596289</text:p>
          </table:table-cell>
          <table:table-cell office:value-type="float" office:value="7379787" calcext:value-type="float">
            <text:p>7379787</text:p>
          </table:table-cell>
          <table:table-cell table:number-columns-repeated="3"/>
        </table:table-row>
        <table:table-row table:style-name="ro1">
          <table:table-cell office:value-type="float" office:value="36537625" calcext:value-type="float">
            <text:p>36537625</text:p>
          </table:table-cell>
          <table:table-cell office:value-type="float" office:value="6379059" calcext:value-type="float">
            <text:p>6379059</text:p>
          </table:table-cell>
          <table:table-cell table:number-columns-repeated="3"/>
        </table:table-row>
        <table:table-row table:style-name="ro1">
          <table:table-cell office:value-type="float" office:value="38693492" calcext:value-type="float">
            <text:p>38693492</text:p>
          </table:table-cell>
          <table:table-cell office:value-type="float" office:value="8924544" calcext:value-type="float">
            <text:p>8924544</text:p>
          </table:table-cell>
          <table:table-cell table:number-columns-repeated="3"/>
        </table:table-row>
        <table:table-row table:style-name="ro1">
          <table:table-cell office:value-type="float" office:value="36732552" calcext:value-type="float">
            <text:p>36732552</text:p>
          </table:table-cell>
          <table:table-cell office:value-type="float" office:value="8025352" calcext:value-type="float">
            <text:p>8025352</text:p>
          </table:table-cell>
          <table:table-cell table:number-columns-repeated="3"/>
        </table:table-row>
        <table:table-row table:style-name="ro1">
          <table:table-cell office:value-type="float" office:value="61558249" calcext:value-type="float">
            <text:p>61558249</text:p>
          </table:table-cell>
          <table:table-cell office:value-type="float" office:value="7531577" calcext:value-type="float">
            <text:p>7531577</text:p>
          </table:table-cell>
          <table:table-cell table:number-columns-repeated="3"/>
        </table:table-row>
        <table:table-row table:style-name="ro1">
          <table:table-cell office:value-type="float" office:value="64724534" calcext:value-type="float">
            <text:p>64724534</text:p>
          </table:table-cell>
          <table:table-cell office:value-type="float" office:value="7300339" calcext:value-type="float">
            <text:p>7300339</text:p>
          </table:table-cell>
          <table:table-cell table:number-columns-repeated="3"/>
        </table:table-row>
        <table:table-row table:style-name="ro1">
          <table:table-cell office:value-type="float" office:value="36452176" calcext:value-type="float">
            <text:p>36452176</text:p>
          </table:table-cell>
          <table:table-cell office:value-type="float" office:value="7854481" calcext:value-type="float">
            <text:p>7854481</text:p>
          </table:table-cell>
          <table:table-cell table:number-columns-repeated="3"/>
        </table:table-row>
        <table:table-row table:style-name="ro1">
          <table:table-cell office:value-type="float" office:value="36585686" calcext:value-type="float">
            <text:p>36585686</text:p>
          </table:table-cell>
          <table:table-cell office:value-type="float" office:value="6473333" calcext:value-type="float">
            <text:p>6473333</text:p>
          </table:table-cell>
          <table:table-cell table:number-columns-repeated="3"/>
        </table:table-row>
        <table:table-row table:style-name="ro1">
          <table:table-cell office:value-type="float" office:value="62779711" calcext:value-type="float">
            <text:p>62779711</text:p>
          </table:table-cell>
          <table:table-cell office:value-type="float" office:value="7536910" calcext:value-type="float">
            <text:p>7536910</text:p>
          </table:table-cell>
          <table:table-cell table:number-columns-repeated="3"/>
        </table:table-row>
        <table:table-row table:style-name="ro1">
          <table:table-cell office:value-type="float" office:value="61093525" calcext:value-type="float">
            <text:p>61093525</text:p>
          </table:table-cell>
          <table:table-cell office:value-type="float" office:value="7724259" calcext:value-type="float">
            <text:p>7724259</text:p>
          </table:table-cell>
          <table:table-cell table:number-columns-repeated="3"/>
        </table:table-row>
        <table:table-row table:style-name="ro1">
          <table:table-cell office:value-type="float" office:value="36563552" calcext:value-type="float">
            <text:p>36563552</text:p>
          </table:table-cell>
          <table:table-cell office:value-type="float" office:value="6366128" calcext:value-type="float">
            <text:p>6366128</text:p>
          </table:table-cell>
          <table:table-cell table:number-columns-repeated="3"/>
        </table:table-row>
        <table:table-row table:style-name="ro1">
          <table:table-cell office:value-type="float" office:value="14193032" calcext:value-type="float">
            <text:p>14193032</text:p>
          </table:table-cell>
          <table:table-cell office:value-type="float" office:value="6036728" calcext:value-type="float">
            <text:p>6036728</text:p>
          </table:table-cell>
          <table:table-cell table:number-columns-repeated="3"/>
        </table:table-row>
        <table:table-row table:style-name="ro1">
          <table:table-cell office:value-type="float" office:value="14278861" calcext:value-type="float">
            <text:p>14278861</text:p>
          </table:table-cell>
          <table:table-cell office:value-type="float" office:value="7133265" calcext:value-type="float">
            <text:p>7133265</text:p>
          </table:table-cell>
          <table:table-cell table:number-columns-repeated="3"/>
        </table:table-row>
        <table:table-row table:style-name="ro1">
          <table:table-cell office:value-type="float" office:value="36736145" calcext:value-type="float">
            <text:p>36736145</text:p>
          </table:table-cell>
          <table:table-cell office:value-type="float" office:value="6283903" calcext:value-type="float">
            <text:p>6283903</text:p>
          </table:table-cell>
          <table:table-cell table:number-columns-repeated="3"/>
        </table:table-row>
        <table:table-row table:style-name="ro1">
          <table:table-cell office:value-type="float" office:value="14323632" calcext:value-type="float">
            <text:p>14323632</text:p>
          </table:table-cell>
          <table:table-cell office:value-type="float" office:value="5873979" calcext:value-type="float">
            <text:p>5873979</text:p>
          </table:table-cell>
          <table:table-cell table:number-columns-repeated="3"/>
        </table:table-row>
        <table:table-row table:style-name="ro1">
          <table:table-cell office:value-type="float" office:value="36470614" calcext:value-type="float">
            <text:p>36470614</text:p>
          </table:table-cell>
          <table:table-cell office:value-type="float" office:value="6326096" calcext:value-type="float">
            <text:p>6326096</text:p>
          </table:table-cell>
          <table:table-cell table:number-columns-repeated="3"/>
        </table:table-row>
        <table:table-row table:style-name="ro1">
          <table:table-cell office:value-type="float" office:value="62605023" calcext:value-type="float">
            <text:p>62605023</text:p>
          </table:table-cell>
          <table:table-cell office:value-type="float" office:value="7484946" calcext:value-type="float">
            <text:p>7484946</text:p>
          </table:table-cell>
          <table:table-cell table:number-columns-repeated="3"/>
        </table:table-row>
        <table:table-row table:style-name="ro1">
          <table:table-cell office:value-type="float" office:value="14349155" calcext:value-type="float">
            <text:p>14349155</text:p>
          </table:table-cell>
          <table:table-cell office:value-type="float" office:value="7197673" calcext:value-type="float">
            <text:p>7197673</text:p>
          </table:table-cell>
          <table:table-cell table:number-columns-repeated="3"/>
        </table:table-row>
        <table:table-row table:style-name="ro1">
          <table:table-cell office:value-type="float" office:value="43392893" calcext:value-type="float">
            <text:p>43392893</text:p>
          </table:table-cell>
          <table:table-cell office:value-type="float" office:value="7440813" calcext:value-type="float">
            <text:p>7440813</text:p>
          </table:table-cell>
          <table:table-cell table:number-columns-repeated="3"/>
        </table:table-row>
        <table:table-row table:style-name="ro1">
          <table:table-cell office:value-type="float" office:value="62807206" calcext:value-type="float">
            <text:p>62807206</text:p>
          </table:table-cell>
          <table:table-cell office:value-type="float" office:value="6185590" calcext:value-type="float">
            <text:p>6185590</text:p>
          </table:table-cell>
          <table:table-cell table:number-columns-repeated="3"/>
        </table:table-row>
        <table:table-row table:style-name="ro1">
          <table:table-cell office:value-type="float" office:value="37047253" calcext:value-type="float">
            <text:p>37047253</text:p>
          </table:table-cell>
          <table:table-cell office:value-type="float" office:value="7508077" calcext:value-type="float">
            <text:p>7508077</text:p>
          </table:table-cell>
          <table:table-cell table:number-columns-repeated="3"/>
        </table:table-row>
        <table:table-row table:style-name="ro1">
          <table:table-cell office:value-type="float" office:value="62639007" calcext:value-type="float">
            <text:p>62639007</text:p>
          </table:table-cell>
          <table:table-cell office:value-type="float" office:value="7383115" calcext:value-type="float">
            <text:p>7383115</text:p>
          </table:table-cell>
          <table:table-cell table:number-columns-repeated="3"/>
        </table:table-row>
        <table:table-row table:style-name="ro1">
          <table:table-cell office:value-type="float" office:value="63394646" calcext:value-type="float">
            <text:p>63394646</text:p>
          </table:table-cell>
          <table:table-cell office:value-type="float" office:value="7869292" calcext:value-type="float">
            <text:p>7869292</text:p>
          </table:table-cell>
          <table:table-cell table:number-columns-repeated="3"/>
        </table:table-row>
        <table:table-row table:style-name="ro1">
          <table:table-cell office:value-type="float" office:value="14488377" calcext:value-type="float">
            <text:p>14488377</text:p>
          </table:table-cell>
          <table:table-cell office:value-type="float" office:value="5987530" calcext:value-type="float">
            <text:p>5987530</text:p>
          </table:table-cell>
          <table:table-cell table:number-columns-repeated="3"/>
        </table:table-row>
        <table:table-row table:style-name="ro1">
          <table:table-cell office:value-type="float" office:value="62374624" calcext:value-type="float">
            <text:p>62374624</text:p>
          </table:table-cell>
          <table:table-cell office:value-type="float" office:value="7304229" calcext:value-type="float">
            <text:p>7304229</text:p>
          </table:table-cell>
          <table:table-cell table:number-columns-repeated="3"/>
        </table:table-row>
        <table:table-row table:style-name="ro1">
          <table:table-cell office:value-type="float" office:value="62965894" calcext:value-type="float">
            <text:p>62965894</text:p>
          </table:table-cell>
          <table:table-cell office:value-type="float" office:value="5961748" calcext:value-type="float">
            <text:p>5961748</text:p>
          </table:table-cell>
          <table:table-cell table:number-columns-repeated="3"/>
        </table:table-row>
        <table:table-row table:style-name="ro1">
          <table:table-cell office:value-type="float" office:value="61565285" calcext:value-type="float">
            <text:p>61565285</text:p>
          </table:table-cell>
          <table:table-cell office:value-type="float" office:value="7571288" calcext:value-type="float">
            <text:p>7571288</text:p>
          </table:table-cell>
          <table:table-cell table:number-columns-repeated="3"/>
        </table:table-row>
        <table:table-row table:style-name="ro1">
          <table:table-cell office:value-type="float" office:value="61800462" calcext:value-type="float">
            <text:p>61800462</text:p>
          </table:table-cell>
          <table:table-cell office:value-type="float" office:value="8344732" calcext:value-type="float">
            <text:p>8344732</text:p>
          </table:table-cell>
          <table:table-cell table:number-columns-repeated="3"/>
        </table:table-row>
        <table:table-row table:style-name="ro1">
          <table:table-cell office:value-type="float" office:value="62105309" calcext:value-type="float">
            <text:p>62105309</text:p>
          </table:table-cell>
          <table:table-cell office:value-type="float" office:value="7419041" calcext:value-type="float">
            <text:p>7419041</text:p>
          </table:table-cell>
          <table:table-cell table:number-columns-repeated="3"/>
        </table:table-row>
        <table:table-row table:style-name="ro1">
          <table:table-cell office:value-type="float" office:value="62462181" calcext:value-type="float">
            <text:p>62462181</text:p>
          </table:table-cell>
          <table:table-cell office:value-type="float" office:value="7562149" calcext:value-type="float">
            <text:p>7562149</text:p>
          </table:table-cell>
          <table:table-cell table:number-columns-repeated="3"/>
        </table:table-row>
        <table:table-row table:style-name="ro1">
          <table:table-cell office:value-type="float" office:value="62564919" calcext:value-type="float">
            <text:p>62564919</text:p>
          </table:table-cell>
          <table:table-cell office:value-type="float" office:value="7557956" calcext:value-type="float">
            <text:p>7557956</text:p>
          </table:table-cell>
          <table:table-cell table:number-columns-repeated="3"/>
        </table:table-row>
        <table:table-row table:style-name="ro1">
          <table:table-cell office:value-type="float" office:value="63826241" calcext:value-type="float">
            <text:p>63826241</text:p>
          </table:table-cell>
          <table:table-cell office:value-type="float" office:value="6743937" calcext:value-type="float">
            <text:p>6743937</text:p>
          </table:table-cell>
          <table:table-cell table:number-columns-repeated="3"/>
        </table:table-row>
        <table:table-row table:style-name="ro1">
          <table:table-cell office:value-type="float" office:value="14642075" calcext:value-type="float">
            <text:p>14642075</text:p>
          </table:table-cell>
          <table:table-cell office:value-type="float" office:value="7761542" calcext:value-type="float">
            <text:p>7761542</text:p>
          </table:table-cell>
          <table:table-cell table:number-columns-repeated="3"/>
        </table:table-row>
        <table:table-row table:style-name="ro1">
          <table:table-cell office:value-type="float" office:value="14439163" calcext:value-type="float">
            <text:p>14439163</text:p>
          </table:table-cell>
          <table:table-cell office:value-type="float" office:value="7115342" calcext:value-type="float">
            <text:p>7115342</text:p>
          </table:table-cell>
          <table:table-cell table:number-columns-repeated="3"/>
        </table:table-row>
        <table:table-row table:style-name="ro1">
          <table:table-cell office:value-type="float" office:value="14211152" calcext:value-type="float">
            <text:p>14211152</text:p>
          </table:table-cell>
          <table:table-cell office:value-type="float" office:value="7156192" calcext:value-type="float">
            <text:p>7156192</text:p>
          </table:table-cell>
          <table:table-cell table:number-columns-repeated="3"/>
        </table:table-row>
        <table:table-row table:style-name="ro1">
          <table:table-cell office:value-type="float" office:value="62539978" calcext:value-type="float">
            <text:p>62539978</text:p>
          </table:table-cell>
          <table:table-cell office:value-type="float" office:value="7543997" calcext:value-type="float">
            <text:p>7543997</text:p>
          </table:table-cell>
          <table:table-cell table:number-columns-repeated="3"/>
        </table:table-row>
        <table:table-row table:style-name="ro1">
          <table:table-cell office:value-type="float" office:value="36905330" calcext:value-type="float">
            <text:p>36905330</text:p>
          </table:table-cell>
          <table:table-cell office:value-type="float" office:value="6260982" calcext:value-type="float">
            <text:p>6260982</text:p>
          </table:table-cell>
          <table:table-cell table:number-columns-repeated="3"/>
        </table:table-row>
        <table:table-row table:style-name="ro1">
          <table:table-cell office:value-type="float" office:value="36393577" calcext:value-type="float">
            <text:p>36393577</text:p>
          </table:table-cell>
          <table:table-cell office:value-type="float" office:value="6191912" calcext:value-type="float">
            <text:p>6191912</text:p>
          </table:table-cell>
          <table:table-cell table:number-columns-repeated="3"/>
        </table:table-row>
        <table:table-row table:style-name="ro1">
          <table:table-cell office:value-type="float" office:value="36024248" calcext:value-type="float">
            <text:p>36024248</text:p>
          </table:table-cell>
          <table:table-cell office:value-type="float" office:value="6565935" calcext:value-type="float">
            <text:p>6565935</text:p>
          </table:table-cell>
          <table:table-cell table:number-columns-repeated="3"/>
        </table:table-row>
        <table:table-row table:style-name="ro1">
          <table:table-cell office:value-type="float" office:value="62751276" calcext:value-type="float">
            <text:p>62751276</text:p>
          </table:table-cell>
          <table:table-cell office:value-type="float" office:value="5942803" calcext:value-type="float">
            <text:p>5942803</text:p>
          </table:table-cell>
          <table:table-cell table:number-columns-repeated="3"/>
        </table:table-row>
        <table:table-row table:style-name="ro1">
          <table:table-cell office:value-type="float" office:value="61812238" calcext:value-type="float">
            <text:p>61812238</text:p>
          </table:table-cell>
          <table:table-cell office:value-type="float" office:value="7403070" calcext:value-type="float">
            <text:p>7403070</text:p>
          </table:table-cell>
          <table:table-cell table:number-columns-repeated="3"/>
        </table:table-row>
        <table:table-row table:style-name="ro1">
          <table:table-cell office:value-type="float" office:value="38319380" calcext:value-type="float">
            <text:p>38319380</text:p>
          </table:table-cell>
          <table:table-cell office:value-type="float" office:value="8066980" calcext:value-type="float">
            <text:p>8066980</text:p>
          </table:table-cell>
          <table:table-cell table:number-columns-repeated="3"/>
        </table:table-row>
        <table:table-row table:style-name="ro1">
          <table:table-cell office:value-type="float" office:value="36496727" calcext:value-type="float">
            <text:p>36496727</text:p>
          </table:table-cell>
          <table:table-cell office:value-type="float" office:value="7861354" calcext:value-type="float">
            <text:p>7861354</text:p>
          </table:table-cell>
          <table:table-cell table:number-columns-repeated="3"/>
        </table:table-row>
        <table:table-row table:style-name="ro1">
          <table:table-cell office:value-type="float" office:value="61760871" calcext:value-type="float">
            <text:p>61760871</text:p>
          </table:table-cell>
          <table:table-cell office:value-type="float" office:value="7509085" calcext:value-type="float">
            <text:p>7509085</text:p>
          </table:table-cell>
          <table:table-cell table:number-columns-repeated="3"/>
        </table:table-row>
        <table:table-row table:style-name="ro1">
          <table:table-cell office:value-type="float" office:value="62122479" calcext:value-type="float">
            <text:p>62122479</text:p>
          </table:table-cell>
          <table:table-cell office:value-type="float" office:value="6013822" calcext:value-type="float">
            <text:p>6013822</text:p>
          </table:table-cell>
          <table:table-cell table:number-columns-repeated="3"/>
        </table:table-row>
        <table:table-row table:style-name="ro1">
          <table:table-cell office:value-type="float" office:value="61602602" calcext:value-type="float">
            <text:p>61602602</text:p>
          </table:table-cell>
          <table:table-cell office:value-type="float" office:value="7349758" calcext:value-type="float">
            <text:p>7349758</text:p>
          </table:table-cell>
          <table:table-cell table:number-columns-repeated="3"/>
        </table:table-row>
        <table:table-row table:style-name="ro1">
          <table:table-cell office:value-type="float" office:value="35769467" calcext:value-type="float">
            <text:p>35769467</text:p>
          </table:table-cell>
          <table:table-cell office:value-type="float" office:value="6159720" calcext:value-type="float">
            <text:p>6159720</text:p>
          </table:table-cell>
          <table:table-cell table:number-columns-repeated="3"/>
        </table:table-row>
        <table:table-row table:style-name="ro1">
          <table:table-cell office:value-type="float" office:value="63353082" calcext:value-type="float">
            <text:p>63353082</text:p>
          </table:table-cell>
          <table:table-cell office:value-type="float" office:value="7458048" calcext:value-type="float">
            <text:p>7458048</text:p>
          </table:table-cell>
          <table:table-cell table:number-columns-repeated="3"/>
        </table:table-row>
        <table:table-row table:style-name="ro1">
          <table:table-cell office:value-type="float" office:value="35932142" calcext:value-type="float">
            <text:p>35932142</text:p>
          </table:table-cell>
          <table:table-cell office:value-type="float" office:value="8522973" calcext:value-type="float">
            <text:p>8522973</text:p>
          </table:table-cell>
          <table:table-cell table:number-columns-repeated="3"/>
        </table:table-row>
        <table:table-row table:style-name="ro1">
          <table:table-cell office:value-type="float" office:value="62537784" calcext:value-type="float">
            <text:p>62537784</text:p>
          </table:table-cell>
          <table:table-cell office:value-type="float" office:value="5962915" calcext:value-type="float">
            <text:p>5962915</text:p>
          </table:table-cell>
          <table:table-cell table:number-columns-repeated="3"/>
        </table:table-row>
        <table:table-row table:style-name="ro1">
          <table:table-cell office:value-type="float" office:value="36325219" calcext:value-type="float">
            <text:p>36325219</text:p>
          </table:table-cell>
          <table:table-cell office:value-type="float" office:value="6455970" calcext:value-type="float">
            <text:p>6455970</text:p>
          </table:table-cell>
          <table:table-cell table:number-columns-repeated="3"/>
        </table:table-row>
        <table:table-row table:style-name="ro1">
          <table:table-cell office:value-type="float" office:value="36322760" calcext:value-type="float">
            <text:p>36322760</text:p>
          </table:table-cell>
          <table:table-cell office:value-type="float" office:value="8254006" calcext:value-type="float">
            <text:p>8254006</text:p>
          </table:table-cell>
          <table:table-cell table:number-columns-repeated="3"/>
        </table:table-row>
        <table:table-row table:style-name="ro1">
          <table:table-cell office:value-type="float" office:value="36373346" calcext:value-type="float">
            <text:p>36373346</text:p>
          </table:table-cell>
          <table:table-cell office:value-type="float" office:value="6238460" calcext:value-type="float">
            <text:p>6238460</text:p>
          </table:table-cell>
          <table:table-cell table:number-columns-repeated="3"/>
        </table:table-row>
        <table:table-row table:style-name="ro1">
          <table:table-cell office:value-type="float" office:value="62841139" calcext:value-type="float">
            <text:p>62841139</text:p>
          </table:table-cell>
          <table:table-cell office:value-type="float" office:value="7437089" calcext:value-type="float">
            <text:p>7437089</text:p>
          </table:table-cell>
          <table:table-cell table:number-columns-repeated="3"/>
        </table:table-row>
        <table:table-row table:style-name="ro1">
          <table:table-cell office:value-type="float" office:value="14702945" calcext:value-type="float">
            <text:p>14702945</text:p>
          </table:table-cell>
          <table:table-cell office:value-type="float" office:value="7015154" calcext:value-type="float">
            <text:p>7015154</text:p>
          </table:table-cell>
          <table:table-cell table:number-columns-repeated="3"/>
        </table:table-row>
        <table:table-row table:style-name="ro1">
          <table:table-cell office:value-type="float" office:value="62626872" calcext:value-type="float">
            <text:p>62626872</text:p>
          </table:table-cell>
          <table:table-cell office:value-type="float" office:value="7567597" calcext:value-type="float">
            <text:p>7567597</text:p>
          </table:table-cell>
          <table:table-cell table:number-columns-repeated="3"/>
        </table:table-row>
        <table:table-row table:style-name="ro1">
          <table:table-cell office:value-type="float" office:value="36998570" calcext:value-type="float">
            <text:p>36998570</text:p>
          </table:table-cell>
          <table:table-cell office:value-type="float" office:value="8228727" calcext:value-type="float">
            <text:p>8228727</text:p>
          </table:table-cell>
          <table:table-cell table:number-columns-repeated="3"/>
        </table:table-row>
        <table:table-row table:style-name="ro1">
          <table:table-cell office:value-type="float" office:value="36674829" calcext:value-type="float">
            <text:p>36674829</text:p>
          </table:table-cell>
          <table:table-cell office:value-type="float" office:value="8083693" calcext:value-type="float">
            <text:p>8083693</text:p>
          </table:table-cell>
          <table:table-cell table:number-columns-repeated="3"/>
        </table:table-row>
        <table:table-row table:style-name="ro1">
          <table:table-cell office:value-type="float" office:value="36624508" calcext:value-type="float">
            <text:p>36624508</text:p>
          </table:table-cell>
          <table:table-cell office:value-type="float" office:value="6218576" calcext:value-type="float">
            <text:p>6218576</text:p>
          </table:table-cell>
          <table:table-cell table:number-columns-repeated="3"/>
        </table:table-row>
        <table:table-row table:style-name="ro1">
          <table:table-cell office:value-type="float" office:value="61772989" calcext:value-type="float">
            <text:p>61772989</text:p>
          </table:table-cell>
          <table:table-cell office:value-type="float" office:value="7380394" calcext:value-type="float">
            <text:p>7380394</text:p>
          </table:table-cell>
          <table:table-cell table:number-columns-repeated="3"/>
        </table:table-row>
        <table:table-row table:style-name="ro1">
          <table:table-cell office:value-type="float" office:value="61592820" calcext:value-type="float">
            <text:p>61592820</text:p>
          </table:table-cell>
          <table:table-cell office:value-type="float" office:value="7693749" calcext:value-type="float">
            <text:p>7693749</text:p>
          </table:table-cell>
          <table:table-cell table:number-columns-repeated="3"/>
        </table:table-row>
        <table:table-row table:style-name="ro1">
          <table:table-cell office:value-type="float" office:value="63536851" calcext:value-type="float">
            <text:p>63536851</text:p>
          </table:table-cell>
          <table:table-cell office:value-type="float" office:value="7989023" calcext:value-type="float">
            <text:p>7989023</text:p>
          </table:table-cell>
          <table:table-cell table:number-columns-repeated="3"/>
        </table:table-row>
        <table:table-row table:style-name="ro1">
          <table:table-cell office:value-type="float" office:value="62421045" calcext:value-type="float">
            <text:p>62421045</text:p>
          </table:table-cell>
          <table:table-cell office:value-type="float" office:value="7619793" calcext:value-type="float">
            <text:p>7619793</text:p>
          </table:table-cell>
          <table:table-cell table:number-columns-repeated="3"/>
        </table:table-row>
        <table:table-row table:style-name="ro1">
          <table:table-cell office:value-type="float" office:value="40803012" calcext:value-type="float">
            <text:p>40803012</text:p>
          </table:table-cell>
          <table:table-cell office:value-type="float" office:value="7491453" calcext:value-type="float">
            <text:p>7491453</text:p>
          </table:table-cell>
          <table:table-cell table:number-columns-repeated="3"/>
        </table:table-row>
        <table:table-row table:style-name="ro1">
          <table:table-cell office:value-type="float" office:value="36455072" calcext:value-type="float">
            <text:p>36455072</text:p>
          </table:table-cell>
          <table:table-cell office:value-type="float" office:value="6391429" calcext:value-type="float">
            <text:p>6391429</text:p>
          </table:table-cell>
          <table:table-cell table:number-columns-repeated="3"/>
        </table:table-row>
        <table:table-row table:style-name="ro1">
          <table:table-cell office:value-type="float" office:value="62353733" calcext:value-type="float">
            <text:p>62353733</text:p>
          </table:table-cell>
          <table:table-cell office:value-type="float" office:value="7368198" calcext:value-type="float">
            <text:p>7368198</text:p>
          </table:table-cell>
          <table:table-cell table:number-columns-repeated="3"/>
        </table:table-row>
        <table:table-row table:style-name="ro1">
          <table:table-cell office:value-type="float" office:value="62324173" calcext:value-type="float">
            <text:p>62324173</text:p>
          </table:table-cell>
          <table:table-cell office:value-type="float" office:value="7431685" calcext:value-type="float">
            <text:p>7431685</text:p>
          </table:table-cell>
          <table:table-cell table:number-columns-repeated="3"/>
        </table:table-row>
        <table:table-row table:style-name="ro1">
          <table:table-cell office:value-type="float" office:value="61539630" calcext:value-type="float">
            <text:p>61539630</text:p>
          </table:table-cell>
          <table:table-cell office:value-type="float" office:value="7340469" calcext:value-type="float">
            <text:p>7340469</text:p>
          </table:table-cell>
          <table:table-cell table:number-columns-repeated="3"/>
        </table:table-row>
        <table:table-row table:style-name="ro1">
          <table:table-cell office:value-type="float" office:value="36381577" calcext:value-type="float">
            <text:p>36381577</text:p>
          </table:table-cell>
          <table:table-cell office:value-type="float" office:value="6479502" calcext:value-type="float">
            <text:p>6479502</text:p>
          </table:table-cell>
          <table:table-cell table:number-columns-repeated="3"/>
        </table:table-row>
        <table:table-row table:style-name="ro1">
          <table:table-cell office:value-type="float" office:value="35739738" calcext:value-type="float">
            <text:p>35739738</text:p>
          </table:table-cell>
          <table:table-cell office:value-type="float" office:value="6260996" calcext:value-type="float">
            <text:p>6260996</text:p>
          </table:table-cell>
          <table:table-cell table:number-columns-repeated="3"/>
        </table:table-row>
        <table:table-row table:style-name="ro1">
          <table:table-cell office:value-type="float" office:value="61961856" calcext:value-type="float">
            <text:p>61961856</text:p>
          </table:table-cell>
          <table:table-cell office:value-type="float" office:value="5824563" calcext:value-type="float">
            <text:p>5824563</text:p>
          </table:table-cell>
          <table:table-cell table:number-columns-repeated="3"/>
        </table:table-row>
        <table:table-row table:style-name="ro1">
          <table:table-cell office:value-type="float" office:value="36595806" calcext:value-type="float">
            <text:p>36595806</text:p>
          </table:table-cell>
          <table:table-cell office:value-type="float" office:value="6231685" calcext:value-type="float">
            <text:p>6231685</text:p>
          </table:table-cell>
          <table:table-cell table:number-columns-repeated="3"/>
        </table:table-row>
        <table:table-row table:style-name="ro1">
          <table:table-cell office:value-type="float" office:value="36903152" calcext:value-type="float">
            <text:p>36903152</text:p>
          </table:table-cell>
          <table:table-cell office:value-type="float" office:value="7630243" calcext:value-type="float">
            <text:p>7630243</text:p>
          </table:table-cell>
          <table:table-cell table:number-columns-repeated="3"/>
        </table:table-row>
        <table:table-row table:style-name="ro1">
          <table:table-cell office:value-type="float" office:value="36565774" calcext:value-type="float">
            <text:p>36565774</text:p>
          </table:table-cell>
          <table:table-cell office:value-type="float" office:value="6238199" calcext:value-type="float">
            <text:p>6238199</text:p>
          </table:table-cell>
          <table:table-cell table:number-columns-repeated="3"/>
        </table:table-row>
        <table:table-row table:style-name="ro1">
          <table:table-cell office:value-type="float" office:value="36482755" calcext:value-type="float">
            <text:p>36482755</text:p>
          </table:table-cell>
          <table:table-cell office:value-type="float" office:value="8016295" calcext:value-type="float">
            <text:p>8016295</text:p>
          </table:table-cell>
          <table:table-cell table:number-columns-repeated="3"/>
        </table:table-row>
        <table:table-row table:style-name="ro1">
          <table:table-cell office:value-type="float" office:value="20114373" calcext:value-type="float">
            <text:p>20114373</text:p>
          </table:table-cell>
          <table:table-cell office:value-type="float" office:value="7641520" calcext:value-type="float">
            <text:p>7641520</text:p>
          </table:table-cell>
          <table:table-cell table:number-columns-repeated="3"/>
        </table:table-row>
        <table:table-row table:style-name="ro1">
          <table:table-cell office:value-type="float" office:value="14341592" calcext:value-type="float">
            <text:p>14341592</text:p>
          </table:table-cell>
          <table:table-cell office:value-type="float" office:value="7127003" calcext:value-type="float">
            <text:p>7127003</text:p>
          </table:table-cell>
          <table:table-cell table:number-columns-repeated="3"/>
        </table:table-row>
        <table:table-row table:style-name="ro1">
          <table:table-cell office:value-type="float" office:value="36465752" calcext:value-type="float">
            <text:p>36465752</text:p>
          </table:table-cell>
          <table:table-cell office:value-type="float" office:value="6124309" calcext:value-type="float">
            <text:p>6124309</text:p>
          </table:table-cell>
          <table:table-cell table:number-columns-repeated="3"/>
        </table:table-row>
        <table:table-row table:style-name="ro1">
          <table:table-cell office:value-type="float" office:value="61136470" calcext:value-type="float">
            <text:p>61136470</text:p>
          </table:table-cell>
          <table:table-cell office:value-type="float" office:value="7254821" calcext:value-type="float">
            <text:p>7254821</text:p>
          </table:table-cell>
          <table:table-cell table:number-columns-repeated="3"/>
        </table:table-row>
        <table:table-row table:style-name="ro1">
          <table:table-cell office:value-type="float" office:value="61859725" calcext:value-type="float">
            <text:p>61859725</text:p>
          </table:table-cell>
          <table:table-cell office:value-type="float" office:value="7428433" calcext:value-type="float">
            <text:p>7428433</text:p>
          </table:table-cell>
          <table:table-cell table:number-columns-repeated="3"/>
        </table:table-row>
        <table:table-row table:style-name="ro1">
          <table:table-cell office:value-type="float" office:value="36595839" calcext:value-type="float">
            <text:p>36595839</text:p>
          </table:table-cell>
          <table:table-cell office:value-type="float" office:value="8018034" calcext:value-type="float">
            <text:p>8018034</text:p>
          </table:table-cell>
          <table:table-cell table:number-columns-repeated="3"/>
        </table:table-row>
        <table:table-row table:style-name="ro1">
          <table:table-cell office:value-type="float" office:value="36983938" calcext:value-type="float">
            <text:p>36983938</text:p>
          </table:table-cell>
          <table:table-cell office:value-type="float" office:value="7583295" calcext:value-type="float">
            <text:p>7583295</text:p>
          </table:table-cell>
          <table:table-cell table:number-columns-repeated="3"/>
        </table:table-row>
        <table:table-row table:style-name="ro1">
          <table:table-cell office:value-type="float" office:value="61198243" calcext:value-type="float">
            <text:p>61198243</text:p>
          </table:table-cell>
          <table:table-cell office:value-type="float" office:value="7386810" calcext:value-type="float">
            <text:p>7386810</text:p>
          </table:table-cell>
          <table:table-cell table:number-columns-repeated="3"/>
        </table:table-row>
        <table:table-row table:style-name="ro1">
          <table:table-cell office:value-type="float" office:value="61686850" calcext:value-type="float">
            <text:p>61686850</text:p>
          </table:table-cell>
          <table:table-cell office:value-type="float" office:value="7412186" calcext:value-type="float">
            <text:p>7412186</text:p>
          </table:table-cell>
          <table:table-cell table:number-columns-repeated="3"/>
        </table:table-row>
        <table:table-row table:style-name="ro1">
          <table:table-cell office:value-type="float" office:value="14319147" calcext:value-type="float">
            <text:p>14319147</text:p>
          </table:table-cell>
          <table:table-cell office:value-type="float" office:value="7076373" calcext:value-type="float">
            <text:p>7076373</text:p>
          </table:table-cell>
          <table:table-cell table:number-columns-repeated="3"/>
        </table:table-row>
        <table:table-row table:style-name="ro1">
          <table:table-cell office:value-type="float" office:value="63866307" calcext:value-type="float">
            <text:p>63866307</text:p>
          </table:table-cell>
          <table:table-cell office:value-type="float" office:value="7462363" calcext:value-type="float">
            <text:p>7462363</text:p>
          </table:table-cell>
          <table:table-cell table:number-columns-repeated="3"/>
        </table:table-row>
        <table:table-row table:style-name="ro1">
          <table:table-cell office:value-type="float" office:value="62954031" calcext:value-type="float">
            <text:p>62954031</text:p>
          </table:table-cell>
          <table:table-cell office:value-type="float" office:value="7456881" calcext:value-type="float">
            <text:p>7456881</text:p>
          </table:table-cell>
          <table:table-cell table:number-columns-repeated="3"/>
        </table:table-row>
        <table:table-row table:style-name="ro1">
          <table:table-cell office:value-type="float" office:value="62864732" calcext:value-type="float">
            <text:p>62864732</text:p>
          </table:table-cell>
          <table:table-cell office:value-type="float" office:value="6141153" calcext:value-type="float">
            <text:p>6141153</text:p>
          </table:table-cell>
          <table:table-cell table:number-columns-repeated="3"/>
        </table:table-row>
        <table:table-row table:style-name="ro1">
          <table:table-cell office:value-type="float" office:value="36451599" calcext:value-type="float">
            <text:p>36451599</text:p>
          </table:table-cell>
          <table:table-cell office:value-type="float" office:value="8284960" calcext:value-type="float">
            <text:p>8284960</text:p>
          </table:table-cell>
          <table:table-cell table:number-columns-repeated="3"/>
        </table:table-row>
        <table:table-row table:style-name="ro1">
          <table:table-cell office:value-type="float" office:value="62604248" calcext:value-type="float">
            <text:p>62604248</text:p>
          </table:table-cell>
          <table:table-cell office:value-type="float" office:value="7620358" calcext:value-type="float">
            <text:p>7620358</text:p>
          </table:table-cell>
          <table:table-cell table:number-columns-repeated="3"/>
        </table:table-row>
        <table:table-row table:style-name="ro1">
          <table:table-cell office:value-type="float" office:value="38408721" calcext:value-type="float">
            <text:p>38408721</text:p>
          </table:table-cell>
          <table:table-cell office:value-type="float" office:value="7397651" calcext:value-type="float">
            <text:p>7397651</text:p>
          </table:table-cell>
          <table:table-cell table:number-columns-repeated="3"/>
        </table:table-row>
        <table:table-row table:style-name="ro1">
          <table:table-cell office:value-type="float" office:value="63886138" calcext:value-type="float">
            <text:p>63886138</text:p>
          </table:table-cell>
          <table:table-cell office:value-type="float" office:value="7459319" calcext:value-type="float">
            <text:p>7459319</text:p>
          </table:table-cell>
          <table:table-cell table:number-columns-repeated="3"/>
        </table:table-row>
        <table:table-row table:style-name="ro1">
          <table:table-cell office:value-type="float" office:value="38353864" calcext:value-type="float">
            <text:p>38353864</text:p>
          </table:table-cell>
          <table:table-cell office:value-type="float" office:value="6744473" calcext:value-type="float">
            <text:p>6744473</text:p>
          </table:table-cell>
          <table:table-cell table:number-columns-repeated="3"/>
        </table:table-row>
        <table:table-row table:style-name="ro1">
          <table:table-cell office:value-type="float" office:value="62905651" calcext:value-type="float">
            <text:p>62905651</text:p>
          </table:table-cell>
          <table:table-cell office:value-type="float" office:value="5950697" calcext:value-type="float">
            <text:p>5950697</text:p>
          </table:table-cell>
          <table:table-cell table:number-columns-repeated="3"/>
        </table:table-row>
        <table:table-row table:style-name="ro1">
          <table:table-cell office:value-type="float" office:value="36872232" calcext:value-type="float">
            <text:p>36872232</text:p>
          </table:table-cell>
          <table:table-cell office:value-type="float" office:value="8213118" calcext:value-type="float">
            <text:p>8213118</text:p>
          </table:table-cell>
          <table:table-cell table:number-columns-repeated="3"/>
        </table:table-row>
        <table:table-row table:style-name="ro1">
          <table:table-cell office:value-type="float" office:value="19902854" calcext:value-type="float">
            <text:p>19902854</text:p>
          </table:table-cell>
          <table:table-cell office:value-type="float" office:value="7089867" calcext:value-type="float">
            <text:p>7089867</text:p>
          </table:table-cell>
          <table:table-cell table:number-columns-repeated="3"/>
        </table:table-row>
        <table:table-row table:style-name="ro1">
          <table:table-cell office:value-type="float" office:value="62849882" calcext:value-type="float">
            <text:p>62849882</text:p>
          </table:table-cell>
          <table:table-cell office:value-type="float" office:value="16578558" calcext:value-type="float">
            <text:p>16578558</text:p>
          </table:table-cell>
          <table:table-cell table:number-columns-repeated="3"/>
        </table:table-row>
        <table:table-row table:style-name="ro1">
          <table:table-cell office:value-type="float" office:value="36325942" calcext:value-type="float">
            <text:p>36325942</text:p>
          </table:table-cell>
          <table:table-cell office:value-type="float" office:value="6254410" calcext:value-type="float">
            <text:p>6254410</text:p>
          </table:table-cell>
          <table:table-cell table:number-columns-repeated="3"/>
        </table:table-row>
        <table:table-row table:style-name="ro1">
          <table:table-cell office:value-type="float" office:value="37018828" calcext:value-type="float">
            <text:p>37018828</text:p>
          </table:table-cell>
          <table:table-cell office:value-type="float" office:value="8339186" calcext:value-type="float">
            <text:p>8339186</text:p>
          </table:table-cell>
          <table:table-cell table:number-columns-repeated="3"/>
        </table:table-row>
        <table:table-row table:style-name="ro1">
          <table:table-cell office:value-type="float" office:value="37053066" calcext:value-type="float">
            <text:p>37053066</text:p>
          </table:table-cell>
          <table:table-cell office:value-type="float" office:value="6856707" calcext:value-type="float">
            <text:p>6856707</text:p>
          </table:table-cell>
          <table:table-cell table:number-columns-repeated="3"/>
        </table:table-row>
        <table:table-row table:style-name="ro1">
          <table:table-cell office:value-type="float" office:value="14523521" calcext:value-type="float">
            <text:p>14523521</text:p>
          </table:table-cell>
          <table:table-cell office:value-type="float" office:value="7314390" calcext:value-type="float">
            <text:p>7314390</text:p>
          </table:table-cell>
          <table:table-cell table:number-columns-repeated="3"/>
        </table:table-row>
        <table:table-row table:style-name="ro1">
          <table:table-cell office:value-type="float" office:value="37062532" calcext:value-type="float">
            <text:p>37062532</text:p>
          </table:table-cell>
          <table:table-cell office:value-type="float" office:value="6331851" calcext:value-type="float">
            <text:p>6331851</text:p>
          </table:table-cell>
          <table:table-cell table:number-columns-repeated="3"/>
        </table:table-row>
        <table:table-row table:style-name="ro1">
          <table:table-cell office:value-type="float" office:value="36713067" calcext:value-type="float">
            <text:p>36713067</text:p>
          </table:table-cell>
          <table:table-cell office:value-type="float" office:value="6344849" calcext:value-type="float">
            <text:p>6344849</text:p>
          </table:table-cell>
          <table:table-cell table:number-columns-repeated="3"/>
        </table:table-row>
        <table:table-row table:style-name="ro1">
          <table:table-cell office:value-type="float" office:value="36928455" calcext:value-type="float">
            <text:p>36928455</text:p>
          </table:table-cell>
          <table:table-cell office:value-type="float" office:value="6829910" calcext:value-type="float">
            <text:p>6829910</text:p>
          </table:table-cell>
          <table:table-cell table:number-columns-repeated="3"/>
        </table:table-row>
        <table:table-row table:style-name="ro1">
          <table:table-cell office:value-type="float" office:value="36921285" calcext:value-type="float">
            <text:p>36921285</text:p>
          </table:table-cell>
          <table:table-cell office:value-type="float" office:value="6158395" calcext:value-type="float">
            <text:p>6158395</text:p>
          </table:table-cell>
          <table:table-cell table:number-columns-repeated="3"/>
        </table:table-row>
        <table:table-row table:style-name="ro1">
          <table:table-cell office:value-type="float" office:value="37230836" calcext:value-type="float">
            <text:p>37230836</text:p>
          </table:table-cell>
          <table:table-cell office:value-type="float" office:value="6472798" calcext:value-type="float">
            <text:p>6472798</text:p>
          </table:table-cell>
          <table:table-cell table:number-columns-repeated="3"/>
        </table:table-row>
        <table:table-row table:style-name="ro1">
          <table:table-cell office:value-type="float" office:value="37186528" calcext:value-type="float">
            <text:p>37186528</text:p>
          </table:table-cell>
          <table:table-cell office:value-type="float" office:value="9792041" calcext:value-type="float">
            <text:p>9792041</text:p>
          </table:table-cell>
          <table:table-cell table:number-columns-repeated="3"/>
        </table:table-row>
        <table:table-row table:style-name="ro1">
          <table:table-cell office:value-type="float" office:value="58996225" calcext:value-type="float">
            <text:p>58996225</text:p>
          </table:table-cell>
          <table:table-cell office:value-type="float" office:value="13410914" calcext:value-type="float">
            <text:p>13410914</text:p>
          </table:table-cell>
          <table:table-cell table:number-columns-repeated="3"/>
        </table:table-row>
        <table:table-row table:style-name="ro1">
          <table:table-cell office:value-type="float" office:value="37019534" calcext:value-type="float">
            <text:p>37019534</text:p>
          </table:table-cell>
          <table:table-cell office:value-type="float" office:value="6324770" calcext:value-type="float">
            <text:p>6324770</text:p>
          </table:table-cell>
          <table:table-cell table:number-columns-repeated="3"/>
        </table:table-row>
        <table:table-row table:style-name="ro1">
          <table:table-cell office:value-type="float" office:value="63403529" calcext:value-type="float">
            <text:p>63403529</text:p>
          </table:table-cell>
          <table:table-cell office:value-type="float" office:value="6202240" calcext:value-type="float">
            <text:p>6202240</text:p>
          </table:table-cell>
          <table:table-cell table:number-columns-repeated="3"/>
        </table:table-row>
        <table:table-row table:style-name="ro1">
          <table:table-cell office:value-type="float" office:value="63459145" calcext:value-type="float">
            <text:p>63459145</text:p>
          </table:table-cell>
          <table:table-cell office:value-type="float" office:value="6480197" calcext:value-type="float">
            <text:p>6480197</text:p>
          </table:table-cell>
          <table:table-cell table:number-columns-repeated="3"/>
        </table:table-row>
        <table:table-row table:style-name="ro1">
          <table:table-cell office:value-type="float" office:value="37767517" calcext:value-type="float">
            <text:p>37767517</text:p>
          </table:table-cell>
          <table:table-cell office:value-type="float" office:value="6312408" calcext:value-type="float">
            <text:p>6312408</text:p>
          </table:table-cell>
          <table:table-cell table:number-columns-repeated="3"/>
        </table:table-row>
        <table:table-row table:style-name="ro1">
          <table:table-cell office:value-type="float" office:value="14367341" calcext:value-type="float">
            <text:p>14367341</text:p>
          </table:table-cell>
          <table:table-cell office:value-type="float" office:value="6059186" calcext:value-type="float">
            <text:p>6059186</text:p>
          </table:table-cell>
          <table:table-cell table:number-columns-repeated="3"/>
        </table:table-row>
        <table:table-row table:style-name="ro1">
          <table:table-cell office:value-type="float" office:value="36549967" calcext:value-type="float">
            <text:p>36549967</text:p>
          </table:table-cell>
          <table:table-cell office:value-type="float" office:value="6414023" calcext:value-type="float">
            <text:p>6414023</text:p>
          </table:table-cell>
          <table:table-cell table:number-columns-repeated="3"/>
        </table:table-row>
        <table:table-row table:style-name="ro1">
          <table:table-cell office:value-type="float" office:value="36833505" calcext:value-type="float">
            <text:p>36833505</text:p>
          </table:table-cell>
          <table:table-cell office:value-type="float" office:value="6581594" calcext:value-type="float">
            <text:p>6581594</text:p>
          </table:table-cell>
          <table:table-cell table:number-columns-repeated="3"/>
        </table:table-row>
        <table:table-row table:style-name="ro1">
          <table:table-cell office:value-type="float" office:value="36357022" calcext:value-type="float">
            <text:p>36357022</text:p>
          </table:table-cell>
          <table:table-cell office:value-type="float" office:value="6437320" calcext:value-type="float">
            <text:p>6437320</text:p>
          </table:table-cell>
          <table:table-cell table:number-columns-repeated="3"/>
        </table:table-row>
        <table:table-row table:style-name="ro1">
          <table:table-cell office:value-type="float" office:value="36926694" calcext:value-type="float">
            <text:p>36926694</text:p>
          </table:table-cell>
          <table:table-cell office:value-type="float" office:value="8010937" calcext:value-type="float">
            <text:p>8010937</text:p>
          </table:table-cell>
          <table:table-cell table:number-columns-repeated="3"/>
        </table:table-row>
        <table:table-row table:style-name="ro1">
          <table:table-cell office:value-type="float" office:value="62444133" calcext:value-type="float">
            <text:p>62444133</text:p>
          </table:table-cell>
          <table:table-cell office:value-type="float" office:value="7818488" calcext:value-type="float">
            <text:p>7818488</text:p>
          </table:table-cell>
          <table:table-cell table:number-columns-repeated="3"/>
        </table:table-row>
        <table:table-row table:style-name="ro1">
          <table:table-cell office:value-type="float" office:value="36566173" calcext:value-type="float">
            <text:p>36566173</text:p>
          </table:table-cell>
          <table:table-cell office:value-type="float" office:value="6473197" calcext:value-type="float">
            <text:p>6473197</text:p>
          </table:table-cell>
          <table:table-cell table:number-columns-repeated="3"/>
        </table:table-row>
        <table:table-row table:style-name="ro1">
          <table:table-cell office:value-type="float" office:value="14877436" calcext:value-type="float">
            <text:p>14877436</text:p>
          </table:table-cell>
          <table:table-cell office:value-type="float" office:value="7417516" calcext:value-type="float">
            <text:p>7417516</text:p>
          </table:table-cell>
          <table:table-cell table:number-columns-repeated="3"/>
        </table:table-row>
        <table:table-row table:style-name="ro1">
          <table:table-cell office:value-type="float" office:value="62884560" calcext:value-type="float">
            <text:p>62884560</text:p>
          </table:table-cell>
          <table:table-cell office:value-type="float" office:value="7515492" calcext:value-type="float">
            <text:p>7515492</text:p>
          </table:table-cell>
          <table:table-cell table:number-columns-repeated="3"/>
        </table:table-row>
        <table:table-row table:style-name="ro1">
          <table:table-cell office:value-type="float" office:value="37827156" calcext:value-type="float">
            <text:p>37827156</text:p>
          </table:table-cell>
          <table:table-cell office:value-type="float" office:value="6187011" calcext:value-type="float">
            <text:p>6187011</text:p>
          </table:table-cell>
          <table:table-cell table:number-columns-repeated="3"/>
        </table:table-row>
        <table:table-row table:style-name="ro1">
          <table:table-cell office:value-type="float" office:value="63158115" calcext:value-type="float">
            <text:p>63158115</text:p>
          </table:table-cell>
          <table:table-cell office:value-type="float" office:value="7512337" calcext:value-type="float">
            <text:p>7512337</text:p>
          </table:table-cell>
          <table:table-cell table:number-columns-repeated="3"/>
        </table:table-row>
        <table:table-row table:style-name="ro1">
          <table:table-cell office:value-type="float" office:value="38353960" calcext:value-type="float">
            <text:p>38353960</text:p>
          </table:table-cell>
          <table:table-cell office:value-type="float" office:value="6372796" calcext:value-type="float">
            <text:p>6372796</text:p>
          </table:table-cell>
          <table:table-cell table:number-columns-repeated="3"/>
        </table:table-row>
        <table:table-row table:style-name="ro1">
          <table:table-cell office:value-type="float" office:value="36552867" calcext:value-type="float">
            <text:p>36552867</text:p>
          </table:table-cell>
          <table:table-cell office:value-type="float" office:value="6460863" calcext:value-type="float">
            <text:p>6460863</text:p>
          </table:table-cell>
          <table:table-cell table:number-columns-repeated="3"/>
        </table:table-row>
        <table:table-row table:style-name="ro1">
          <table:table-cell office:value-type="float" office:value="36447935" calcext:value-type="float">
            <text:p>36447935</text:p>
          </table:table-cell>
          <table:table-cell office:value-type="float" office:value="6962631" calcext:value-type="float">
            <text:p>6962631</text:p>
          </table:table-cell>
          <table:table-cell table:number-columns-repeated="3"/>
        </table:table-row>
        <table:table-row table:style-name="ro1">
          <table:table-cell office:value-type="float" office:value="62614315" calcext:value-type="float">
            <text:p>62614315</text:p>
          </table:table-cell>
          <table:table-cell office:value-type="float" office:value="6262541" calcext:value-type="float">
            <text:p>6262541</text:p>
          </table:table-cell>
          <table:table-cell table:number-columns-repeated="3"/>
        </table:table-row>
        <table:table-row table:style-name="ro1">
          <table:table-cell office:value-type="float" office:value="37091998" calcext:value-type="float">
            <text:p>37091998</text:p>
          </table:table-cell>
          <table:table-cell office:value-type="float" office:value="6521359" calcext:value-type="float">
            <text:p>6521359</text:p>
          </table:table-cell>
          <table:table-cell table:number-columns-repeated="3"/>
        </table:table-row>
        <table:table-row table:style-name="ro1">
          <table:table-cell office:value-type="float" office:value="36826204" calcext:value-type="float">
            <text:p>36826204</text:p>
          </table:table-cell>
          <table:table-cell office:value-type="float" office:value="6225232" calcext:value-type="float">
            <text:p>6225232</text:p>
          </table:table-cell>
          <table:table-cell table:number-columns-repeated="3"/>
        </table:table-row>
        <table:table-row table:style-name="ro1">
          <table:table-cell office:value-type="float" office:value="36909248" calcext:value-type="float">
            <text:p>36909248</text:p>
          </table:table-cell>
          <table:table-cell office:value-type="float" office:value="6219414" calcext:value-type="float">
            <text:p>6219414</text:p>
          </table:table-cell>
          <table:table-cell table:number-columns-repeated="3"/>
        </table:table-row>
        <table:table-row table:style-name="ro1">
          <table:table-cell office:value-type="float" office:value="64109476" calcext:value-type="float">
            <text:p>64109476</text:p>
          </table:table-cell>
          <table:table-cell office:value-type="float" office:value="6224014" calcext:value-type="float">
            <text:p>6224014</text:p>
          </table:table-cell>
          <table:table-cell table:number-columns-repeated="3"/>
        </table:table-row>
        <table:table-row table:style-name="ro1">
          <table:table-cell office:value-type="float" office:value="38012551" calcext:value-type="float">
            <text:p>38012551</text:p>
          </table:table-cell>
          <table:table-cell office:value-type="float" office:value="8323592" calcext:value-type="float">
            <text:p>8323592</text:p>
          </table:table-cell>
          <table:table-cell table:number-columns-repeated="3"/>
        </table:table-row>
        <table:table-row table:style-name="ro1">
          <table:table-cell office:value-type="float" office:value="37442011" calcext:value-type="float">
            <text:p>37442011</text:p>
          </table:table-cell>
          <table:table-cell office:value-type="float" office:value="6309831" calcext:value-type="float">
            <text:p>6309831</text:p>
          </table:table-cell>
          <table:table-cell table:number-columns-repeated="3"/>
        </table:table-row>
        <table:table-row table:style-name="ro1">
          <table:table-cell office:value-type="float" office:value="36738233" calcext:value-type="float">
            <text:p>36738233</text:p>
          </table:table-cell>
          <table:table-cell office:value-type="float" office:value="6476051" calcext:value-type="float">
            <text:p>6476051</text:p>
          </table:table-cell>
          <table:table-cell table:number-columns-repeated="3"/>
        </table:table-row>
        <table:table-row table:style-name="ro1">
          <table:table-cell office:value-type="float" office:value="62944756" calcext:value-type="float">
            <text:p>62944756</text:p>
          </table:table-cell>
          <table:table-cell office:value-type="float" office:value="7729564" calcext:value-type="float">
            <text:p>7729564</text:p>
          </table:table-cell>
          <table:table-cell table:number-columns-repeated="3"/>
        </table:table-row>
        <table:table-row table:style-name="ro1">
          <table:table-cell office:value-type="float" office:value="15638099" calcext:value-type="float">
            <text:p>15638099</text:p>
          </table:table-cell>
          <table:table-cell office:value-type="float" office:value="7273887" calcext:value-type="float">
            <text:p>7273887</text:p>
          </table:table-cell>
          <table:table-cell table:number-columns-repeated="3"/>
        </table:table-row>
        <table:table-row table:style-name="ro1">
          <table:table-cell office:value-type="float" office:value="63143672" calcext:value-type="float">
            <text:p>63143672</text:p>
          </table:table-cell>
          <table:table-cell office:value-type="float" office:value="8866748" calcext:value-type="float">
            <text:p>8866748</text:p>
          </table:table-cell>
          <table:table-cell table:number-columns-repeated="3"/>
        </table:table-row>
        <table:table-row table:style-name="ro1">
          <table:table-cell office:value-type="float" office:value="14544843" calcext:value-type="float">
            <text:p>14544843</text:p>
          </table:table-cell>
          <table:table-cell office:value-type="float" office:value="7135872" calcext:value-type="float">
            <text:p>7135872</text:p>
          </table:table-cell>
          <table:table-cell table:number-columns-repeated="3"/>
        </table:table-row>
        <table:table-row table:style-name="ro1">
          <table:table-cell office:value-type="float" office:value="14701895" calcext:value-type="float">
            <text:p>14701895</text:p>
          </table:table-cell>
          <table:table-cell office:value-type="float" office:value="5980278" calcext:value-type="float">
            <text:p>5980278</text:p>
          </table:table-cell>
          <table:table-cell table:number-columns-repeated="3"/>
        </table:table-row>
        <table:table-row table:style-name="ro1">
          <table:table-cell office:value-type="float" office:value="47657102" calcext:value-type="float">
            <text:p>47657102</text:p>
          </table:table-cell>
          <table:table-cell office:value-type="float" office:value="8922253" calcext:value-type="float">
            <text:p>8922253</text:p>
          </table:table-cell>
          <table:table-cell table:number-columns-repeated="3"/>
        </table:table-row>
        <table:table-row table:style-name="ro1">
          <table:table-cell office:value-type="float" office:value="36511384" calcext:value-type="float">
            <text:p>36511384</text:p>
          </table:table-cell>
          <table:table-cell office:value-type="float" office:value="6591525" calcext:value-type="float">
            <text:p>6591525</text:p>
          </table:table-cell>
          <table:table-cell table:number-columns-repeated="3"/>
        </table:table-row>
        <table:table-row table:style-name="ro1">
          <table:table-cell office:value-type="float" office:value="79240531" calcext:value-type="float">
            <text:p>79240531</text:p>
          </table:table-cell>
          <table:table-cell office:value-type="float" office:value="6071258" calcext:value-type="float">
            <text:p>6071258</text:p>
          </table:table-cell>
          <table:table-cell table:number-columns-repeated="3"/>
        </table:table-row>
        <table:table-row table:style-name="ro1">
          <table:table-cell office:value-type="float" office:value="64747802" calcext:value-type="float">
            <text:p>64747802</text:p>
          </table:table-cell>
          <table:table-cell office:value-type="float" office:value="17030545" calcext:value-type="float">
            <text:p>17030545</text:p>
          </table:table-cell>
          <table:table-cell table:number-columns-repeated="3"/>
        </table:table-row>
        <table:table-row table:style-name="ro1">
          <table:table-cell office:value-type="float" office:value="62841875" calcext:value-type="float">
            <text:p>62841875</text:p>
          </table:table-cell>
          <table:table-cell office:value-type="float" office:value="5985887" calcext:value-type="float">
            <text:p>5985887</text:p>
          </table:table-cell>
          <table:table-cell table:number-columns-repeated="3"/>
        </table:table-row>
        <table:table-row table:style-name="ro1">
          <table:table-cell office:value-type="float" office:value="36791191" calcext:value-type="float">
            <text:p>36791191</text:p>
          </table:table-cell>
          <table:table-cell office:value-type="float" office:value="6467710" calcext:value-type="float">
            <text:p>6467710</text:p>
          </table:table-cell>
          <table:table-cell table:number-columns-repeated="3"/>
        </table:table-row>
        <table:table-row table:style-name="ro1">
          <table:table-cell office:value-type="float" office:value="37070026" calcext:value-type="float">
            <text:p>37070026</text:p>
          </table:table-cell>
          <table:table-cell office:value-type="float" office:value="6438347" calcext:value-type="float">
            <text:p>6438347</text:p>
          </table:table-cell>
          <table:table-cell table:number-columns-repeated="3"/>
        </table:table-row>
        <table:table-row table:style-name="ro1">
          <table:table-cell office:value-type="float" office:value="62961443" calcext:value-type="float">
            <text:p>62961443</text:p>
          </table:table-cell>
          <table:table-cell office:value-type="float" office:value="13592457" calcext:value-type="float">
            <text:p>13592457</text:p>
          </table:table-cell>
          <table:table-cell table:number-columns-repeated="3"/>
        </table:table-row>
        <table:table-row table:style-name="ro1">
          <table:table-cell office:value-type="float" office:value="36416316" calcext:value-type="float">
            <text:p>36416316</text:p>
          </table:table-cell>
          <table:table-cell office:value-type="float" office:value="6336538" calcext:value-type="float">
            <text:p>6336538</text:p>
          </table:table-cell>
          <table:table-cell table:number-columns-repeated="3"/>
        </table:table-row>
        <table:table-row table:style-name="ro1">
          <table:table-cell office:value-type="float" office:value="63376084" calcext:value-type="float">
            <text:p>63376084</text:p>
          </table:table-cell>
          <table:table-cell office:value-type="float" office:value="5962695" calcext:value-type="float">
            <text:p>5962695</text:p>
          </table:table-cell>
          <table:table-cell table:number-columns-repeated="3"/>
        </table:table-row>
        <table:table-row table:style-name="ro1">
          <table:table-cell office:value-type="float" office:value="37924799" calcext:value-type="float">
            <text:p>37924799</text:p>
          </table:table-cell>
          <table:table-cell office:value-type="float" office:value="8894473" calcext:value-type="float">
            <text:p>8894473</text:p>
          </table:table-cell>
          <table:table-cell table:number-columns-repeated="3"/>
        </table:table-row>
        <table:table-row table:style-name="ro1">
          <table:table-cell office:value-type="float" office:value="36321247" calcext:value-type="float">
            <text:p>36321247</text:p>
          </table:table-cell>
          <table:table-cell office:value-type="float" office:value="6839551" calcext:value-type="float">
            <text:p>6839551</text:p>
          </table:table-cell>
          <table:table-cell table:number-columns-repeated="3"/>
        </table:table-row>
        <table:table-row table:style-name="ro1">
          <table:table-cell office:value-type="float" office:value="38048610" calcext:value-type="float">
            <text:p>38048610</text:p>
          </table:table-cell>
          <table:table-cell office:value-type="float" office:value="7564055" calcext:value-type="float">
            <text:p>7564055</text:p>
          </table:table-cell>
          <table:table-cell table:number-columns-repeated="3"/>
        </table:table-row>
        <table:table-row table:style-name="ro1">
          <table:table-cell office:value-type="float" office:value="37937404" calcext:value-type="float">
            <text:p>37937404</text:p>
          </table:table-cell>
          <table:table-cell office:value-type="float" office:value="6231343" calcext:value-type="float">
            <text:p>6231343</text:p>
          </table:table-cell>
          <table:table-cell table:number-columns-repeated="3"/>
        </table:table-row>
        <table:table-row table:style-name="ro1">
          <table:table-cell office:value-type="float" office:value="37299823" calcext:value-type="float">
            <text:p>37299823</text:p>
          </table:table-cell>
          <table:table-cell office:value-type="float" office:value="8174946" calcext:value-type="float">
            <text:p>8174946</text:p>
          </table:table-cell>
          <table:table-cell table:number-columns-repeated="3"/>
        </table:table-row>
        <table:table-row table:style-name="ro1">
          <table:table-cell office:value-type="float" office:value="14330908" calcext:value-type="float">
            <text:p>14330908</text:p>
          </table:table-cell>
          <table:table-cell office:value-type="float" office:value="7218845" calcext:value-type="float">
            <text:p>7218845</text:p>
          </table:table-cell>
          <table:table-cell table:number-columns-repeated="3"/>
        </table:table-row>
        <table:table-row table:style-name="ro1">
          <table:table-cell office:value-type="float" office:value="72807407" calcext:value-type="float">
            <text:p>72807407</text:p>
          </table:table-cell>
          <table:table-cell office:value-type="float" office:value="6111530" calcext:value-type="float">
            <text:p>6111530</text:p>
          </table:table-cell>
          <table:table-cell table:number-columns-repeated="3"/>
        </table:table-row>
        <table:table-row table:style-name="ro1">
          <table:table-cell office:value-type="float" office:value="63423783" calcext:value-type="float">
            <text:p>63423783</text:p>
          </table:table-cell>
          <table:table-cell office:value-type="float" office:value="6057519" calcext:value-type="float">
            <text:p>6057519</text:p>
          </table:table-cell>
          <table:table-cell table:number-columns-repeated="3"/>
        </table:table-row>
        <table:table-row table:style-name="ro1">
          <table:table-cell office:value-type="float" office:value="64686160" calcext:value-type="float">
            <text:p>64686160</text:p>
          </table:table-cell>
          <table:table-cell office:value-type="float" office:value="7567003" calcext:value-type="float">
            <text:p>7567003</text:p>
          </table:table-cell>
          <table:table-cell table:number-columns-repeated="3"/>
        </table:table-row>
        <table:table-row table:style-name="ro1">
          <table:table-cell office:value-type="float" office:value="14373186" calcext:value-type="float">
            <text:p>14373186</text:p>
          </table:table-cell>
          <table:table-cell office:value-type="float" office:value="7282196" calcext:value-type="float">
            <text:p>7282196</text:p>
          </table:table-cell>
          <table:table-cell table:number-columns-repeated="3"/>
        </table:table-row>
        <table:table-row table:style-name="ro1">
          <table:table-cell office:value-type="float" office:value="16601619" calcext:value-type="float">
            <text:p>16601619</text:p>
          </table:table-cell>
          <table:table-cell office:value-type="float" office:value="7221180" calcext:value-type="float">
            <text:p>7221180</text:p>
          </table:table-cell>
          <table:table-cell table:number-columns-repeated="3"/>
        </table:table-row>
        <table:table-row table:style-name="ro1">
          <table:table-cell office:value-type="float" office:value="37358979" calcext:value-type="float">
            <text:p>37358979</text:p>
          </table:table-cell>
          <table:table-cell office:value-type="float" office:value="8241943" calcext:value-type="float">
            <text:p>8241943</text:p>
          </table:table-cell>
          <table:table-cell table:number-columns-repeated="3"/>
        </table:table-row>
        <table:table-row table:style-name="ro1">
          <table:table-cell office:value-type="float" office:value="37074906" calcext:value-type="float">
            <text:p>37074906</text:p>
          </table:table-cell>
          <table:table-cell office:value-type="float" office:value="6366836" calcext:value-type="float">
            <text:p>6366836</text:p>
          </table:table-cell>
          <table:table-cell table:number-columns-repeated="3"/>
        </table:table-row>
        <table:table-row table:style-name="ro1">
          <table:table-cell office:value-type="float" office:value="37901249" calcext:value-type="float">
            <text:p>37901249</text:p>
          </table:table-cell>
          <table:table-cell office:value-type="float" office:value="7453897" calcext:value-type="float">
            <text:p>7453897</text:p>
          </table:table-cell>
          <table:table-cell table:number-columns-repeated="3"/>
        </table:table-row>
        <table:table-row table:style-name="ro1">
          <table:table-cell office:value-type="float" office:value="63735542" calcext:value-type="float">
            <text:p>63735542</text:p>
          </table:table-cell>
          <table:table-cell office:value-type="float" office:value="7677358" calcext:value-type="float">
            <text:p>7677358</text:p>
          </table:table-cell>
          <table:table-cell table:number-columns-repeated="3"/>
        </table:table-row>
        <table:table-row table:style-name="ro1">
          <table:table-cell office:value-type="float" office:value="67416592" calcext:value-type="float">
            <text:p>67416592</text:p>
          </table:table-cell>
          <table:table-cell office:value-type="float" office:value="7752978" calcext:value-type="float">
            <text:p>7752978</text:p>
          </table:table-cell>
          <table:table-cell table:number-columns-repeated="3"/>
        </table:table-row>
        <table:table-row table:style-name="ro1">
          <table:table-cell office:value-type="float" office:value="66661610" calcext:value-type="float">
            <text:p>66661610</text:p>
          </table:table-cell>
          <table:table-cell office:value-type="float" office:value="7676763" calcext:value-type="float">
            <text:p>7676763</text:p>
          </table:table-cell>
          <table:table-cell table:number-columns-repeated="3"/>
        </table:table-row>
        <table:table-row table:style-name="ro1">
          <table:table-cell office:value-type="float" office:value="37827695" calcext:value-type="float">
            <text:p>37827695</text:p>
          </table:table-cell>
          <table:table-cell office:value-type="float" office:value="8231114" calcext:value-type="float">
            <text:p>8231114</text:p>
          </table:table-cell>
          <table:table-cell table:number-columns-repeated="3"/>
        </table:table-row>
        <table:table-row table:style-name="ro1">
          <table:table-cell office:value-type="float" office:value="63841087" calcext:value-type="float">
            <text:p>63841087</text:p>
          </table:table-cell>
          <table:table-cell office:value-type="float" office:value="6616613" calcext:value-type="float">
            <text:p>6616613</text:p>
          </table:table-cell>
          <table:table-cell table:number-columns-repeated="3"/>
        </table:table-row>
        <table:table-row table:style-name="ro1">
          <table:table-cell office:value-type="float" office:value="36991458" calcext:value-type="float">
            <text:p>36991458</text:p>
          </table:table-cell>
          <table:table-cell office:value-type="float" office:value="8753660" calcext:value-type="float">
            <text:p>8753660</text:p>
          </table:table-cell>
          <table:table-cell table:number-columns-repeated="3"/>
        </table:table-row>
        <table:table-row table:style-name="ro1">
          <table:table-cell office:value-type="float" office:value="37287954" calcext:value-type="float">
            <text:p>37287954</text:p>
          </table:table-cell>
          <table:table-cell office:value-type="float" office:value="6433203" calcext:value-type="float">
            <text:p>6433203</text:p>
          </table:table-cell>
          <table:table-cell table:number-columns-repeated="3"/>
        </table:table-row>
        <table:table-row table:style-name="ro1">
          <table:table-cell office:value-type="float" office:value="63500767" calcext:value-type="float">
            <text:p>63500767</text:p>
          </table:table-cell>
          <table:table-cell office:value-type="float" office:value="7614745" calcext:value-type="float">
            <text:p>7614745</text:p>
          </table:table-cell>
          <table:table-cell table:number-columns-repeated="3"/>
        </table:table-row>
        <table:table-row table:style-name="ro1">
          <table:table-cell office:value-type="float" office:value="39919100" calcext:value-type="float">
            <text:p>39919100</text:p>
          </table:table-cell>
          <table:table-cell office:value-type="float" office:value="7928844" calcext:value-type="float">
            <text:p>7928844</text:p>
          </table:table-cell>
          <table:table-cell table:number-columns-repeated="3"/>
        </table:table-row>
        <table:table-row table:style-name="ro1">
          <table:table-cell office:value-type="float" office:value="36479553" calcext:value-type="float">
            <text:p>36479553</text:p>
          </table:table-cell>
          <table:table-cell office:value-type="float" office:value="6366932" calcext:value-type="float">
            <text:p>6366932</text:p>
          </table:table-cell>
          <table:table-cell table:number-columns-repeated="3"/>
        </table:table-row>
        <table:table-row table:style-name="ro1">
          <table:table-cell office:value-type="float" office:value="62900637" calcext:value-type="float">
            <text:p>62900637</text:p>
          </table:table-cell>
          <table:table-cell office:value-type="float" office:value="7718865" calcext:value-type="float">
            <text:p>7718865</text:p>
          </table:table-cell>
          <table:table-cell table:number-columns-repeated="3"/>
        </table:table-row>
        <table:table-row table:style-name="ro1">
          <table:table-cell office:value-type="float" office:value="62618246" calcext:value-type="float">
            <text:p>62618246</text:p>
          </table:table-cell>
          <table:table-cell office:value-type="float" office:value="6013312" calcext:value-type="float">
            <text:p>6013312</text:p>
          </table:table-cell>
          <table:table-cell table:number-columns-repeated="3"/>
        </table:table-row>
        <table:table-row table:style-name="ro1">
          <table:table-cell office:value-type="float" office:value="36910086" calcext:value-type="float">
            <text:p>36910086</text:p>
          </table:table-cell>
          <table:table-cell office:value-type="float" office:value="6598786" calcext:value-type="float">
            <text:p>6598786</text:p>
          </table:table-cell>
          <table:table-cell table:number-columns-repeated="3"/>
        </table:table-row>
        <table:table-row table:style-name="ro1">
          <table:table-cell office:value-type="float" office:value="37593077" calcext:value-type="float">
            <text:p>37593077</text:p>
          </table:table-cell>
          <table:table-cell office:value-type="float" office:value="6692135" calcext:value-type="float">
            <text:p>6692135</text:p>
          </table:table-cell>
          <table:table-cell table:number-columns-repeated="3"/>
        </table:table-row>
        <table:table-row table:style-name="ro1">
          <table:table-cell office:value-type="float" office:value="37123006" calcext:value-type="float">
            <text:p>37123006</text:p>
          </table:table-cell>
          <table:table-cell office:value-type="float" office:value="6461490" calcext:value-type="float">
            <text:p>6461490</text:p>
          </table:table-cell>
          <table:table-cell table:number-columns-repeated="3"/>
        </table:table-row>
        <table:table-row table:style-name="ro1">
          <table:table-cell office:value-type="float" office:value="37033497" calcext:value-type="float">
            <text:p>37033497</text:p>
          </table:table-cell>
          <table:table-cell office:value-type="float" office:value="7663374" calcext:value-type="float">
            <text:p>7663374</text:p>
          </table:table-cell>
          <table:table-cell table:number-columns-repeated="3"/>
        </table:table-row>
        <table:table-row table:style-name="ro1">
          <table:table-cell office:value-type="float" office:value="51777475" calcext:value-type="float">
            <text:p>51777475</text:p>
          </table:table-cell>
          <table:table-cell office:value-type="float" office:value="7815539" calcext:value-type="float">
            <text:p>7815539</text:p>
          </table:table-cell>
          <table:table-cell table:number-columns-repeated="3"/>
        </table:table-row>
        <table:table-row table:style-name="ro1">
          <table:table-cell office:value-type="float" office:value="37221728" calcext:value-type="float">
            <text:p>37221728</text:p>
          </table:table-cell>
          <table:table-cell office:value-type="float" office:value="8181484" calcext:value-type="float">
            <text:p>8181484</text:p>
          </table:table-cell>
          <table:table-cell table:number-columns-repeated="3"/>
        </table:table-row>
        <table:table-row table:style-name="ro1">
          <table:table-cell office:value-type="float" office:value="36492435" calcext:value-type="float">
            <text:p>36492435</text:p>
          </table:table-cell>
          <table:table-cell office:value-type="float" office:value="8100229" calcext:value-type="float">
            <text:p>8100229</text:p>
          </table:table-cell>
          <table:table-cell table:number-columns-repeated="3"/>
        </table:table-row>
        <table:table-row table:style-name="ro1">
          <table:table-cell office:value-type="float" office:value="62617728" calcext:value-type="float">
            <text:p>62617728</text:p>
          </table:table-cell>
          <table:table-cell office:value-type="float" office:value="7407296" calcext:value-type="float">
            <text:p>7407296</text:p>
          </table:table-cell>
          <table:table-cell table:number-columns-repeated="3"/>
        </table:table-row>
        <table:table-row table:style-name="ro1">
          <table:table-cell office:value-type="float" office:value="38623358" calcext:value-type="float">
            <text:p>38623358</text:p>
          </table:table-cell>
          <table:table-cell office:value-type="float" office:value="7763600" calcext:value-type="float">
            <text:p>7763600</text:p>
          </table:table-cell>
          <table:table-cell table:number-columns-repeated="3"/>
        </table:table-row>
        <table:table-row table:style-name="ro1">
          <table:table-cell office:value-type="float" office:value="37393272" calcext:value-type="float">
            <text:p>37393272</text:p>
          </table:table-cell>
          <table:table-cell office:value-type="float" office:value="6350404" calcext:value-type="float">
            <text:p>6350404</text:p>
          </table:table-cell>
          <table:table-cell table:number-columns-repeated="3"/>
        </table:table-row>
        <table:table-row table:style-name="ro1">
          <table:table-cell office:value-type="float" office:value="14466950" calcext:value-type="float">
            <text:p>14466950</text:p>
          </table:table-cell>
          <table:table-cell office:value-type="float" office:value="7171155" calcext:value-type="float">
            <text:p>7171155</text:p>
          </table:table-cell>
          <table:table-cell table:number-columns-repeated="3"/>
        </table:table-row>
        <table:table-row table:style-name="ro1">
          <table:table-cell office:value-type="float" office:value="14666193" calcext:value-type="float">
            <text:p>14666193</text:p>
          </table:table-cell>
          <table:table-cell office:value-type="float" office:value="7144129" calcext:value-type="float">
            <text:p>7144129</text:p>
          </table:table-cell>
          <table:table-cell table:number-columns-repeated="3"/>
        </table:table-row>
        <table:table-row table:style-name="ro1">
          <table:table-cell office:value-type="float" office:value="43397170" calcext:value-type="float">
            <text:p>43397170</text:p>
          </table:table-cell>
          <table:table-cell office:value-type="float" office:value="12768197" calcext:value-type="float">
            <text:p>12768197</text:p>
          </table:table-cell>
          <table:table-cell table:number-columns-repeated="3"/>
        </table:table-row>
        <table:table-row table:style-name="ro1">
          <table:table-cell office:value-type="float" office:value="36969325" calcext:value-type="float">
            <text:p>36969325</text:p>
          </table:table-cell>
          <table:table-cell office:value-type="float" office:value="9083990" calcext:value-type="float">
            <text:p>9083990</text:p>
          </table:table-cell>
          <table:table-cell table:number-columns-repeated="3"/>
        </table:table-row>
        <table:table-row table:style-name="ro1">
          <table:table-cell office:value-type="float" office:value="63247993" calcext:value-type="float">
            <text:p>63247993</text:p>
          </table:table-cell>
          <table:table-cell office:value-type="float" office:value="7532519" calcext:value-type="float">
            <text:p>7532519</text:p>
          </table:table-cell>
          <table:table-cell table:number-columns-repeated="3"/>
        </table:table-row>
        <table:table-row table:style-name="ro1">
          <table:table-cell office:value-type="float" office:value="63006043" calcext:value-type="float">
            <text:p>63006043</text:p>
          </table:table-cell>
          <table:table-cell office:value-type="float" office:value="6546694" calcext:value-type="float">
            <text:p>6546694</text:p>
          </table:table-cell>
          <table:table-cell table:number-columns-repeated="3"/>
        </table:table-row>
        <table:table-row table:style-name="ro1">
          <table:table-cell office:value-type="float" office:value="37806122" calcext:value-type="float">
            <text:p>37806122</text:p>
          </table:table-cell>
          <table:table-cell office:value-type="float" office:value="16470740" calcext:value-type="float">
            <text:p>16470740</text:p>
          </table:table-cell>
          <table:table-cell table:number-columns-repeated="3"/>
        </table:table-row>
        <table:table-row table:style-name="ro1">
          <table:table-cell office:value-type="float" office:value="36694116" calcext:value-type="float">
            <text:p>36694116</text:p>
          </table:table-cell>
          <table:table-cell office:value-type="float" office:value="6555908" calcext:value-type="float">
            <text:p>6555908</text:p>
          </table:table-cell>
          <table:table-cell table:number-columns-repeated="3"/>
        </table:table-row>
        <table:table-row table:style-name="ro1">
          <table:table-cell office:value-type="float" office:value="62412354" calcext:value-type="float">
            <text:p>62412354</text:p>
          </table:table-cell>
          <table:table-cell office:value-type="float" office:value="7402785" calcext:value-type="float">
            <text:p>7402785</text:p>
          </table:table-cell>
          <table:table-cell table:number-columns-repeated="3"/>
        </table:table-row>
        <table:table-row table:style-name="ro1">
          <table:table-cell office:value-type="float" office:value="61703349" calcext:value-type="float">
            <text:p>61703349</text:p>
          </table:table-cell>
          <table:table-cell office:value-type="float" office:value="7275582" calcext:value-type="float">
            <text:p>7275582</text:p>
          </table:table-cell>
          <table:table-cell table:number-columns-repeated="3"/>
        </table:table-row>
        <table:table-row table:style-name="ro1">
          <table:table-cell office:value-type="float" office:value="62299579" calcext:value-type="float">
            <text:p>62299579</text:p>
          </table:table-cell>
          <table:table-cell office:value-type="float" office:value="7423366" calcext:value-type="float">
            <text:p>7423366</text:p>
          </table:table-cell>
          <table:table-cell table:number-columns-repeated="3"/>
        </table:table-row>
        <table:table-row table:style-name="ro1">
          <table:table-cell office:value-type="float" office:value="36415801" calcext:value-type="float">
            <text:p>36415801</text:p>
          </table:table-cell>
          <table:table-cell office:value-type="float" office:value="7191780" calcext:value-type="float">
            <text:p>7191780</text:p>
          </table:table-cell>
          <table:table-cell table:number-columns-repeated="3"/>
        </table:table-row>
        <table:table-row table:style-name="ro1">
          <table:table-cell office:value-type="float" office:value="63097919" calcext:value-type="float">
            <text:p>63097919</text:p>
          </table:table-cell>
          <table:table-cell office:value-type="float" office:value="6330082" calcext:value-type="float">
            <text:p>6330082</text:p>
          </table:table-cell>
          <table:table-cell table:number-columns-repeated="3"/>
        </table:table-row>
        <table:table-row table:style-name="ro1">
          <table:table-cell office:value-type="float" office:value="37263728" calcext:value-type="float">
            <text:p>37263728</text:p>
          </table:table-cell>
          <table:table-cell office:value-type="float" office:value="6306640" calcext:value-type="float">
            <text:p>6306640</text:p>
          </table:table-cell>
          <table:table-cell table:number-columns-repeated="3"/>
        </table:table-row>
        <table:table-row table:style-name="ro1">
          <table:table-cell office:value-type="float" office:value="36774361" calcext:value-type="float">
            <text:p>36774361</text:p>
          </table:table-cell>
          <table:table-cell office:value-type="float" office:value="8109172" calcext:value-type="float">
            <text:p>8109172</text:p>
          </table:table-cell>
          <table:table-cell table:number-columns-repeated="3"/>
        </table:table-row>
        <table:table-row table:style-name="ro1">
          <table:table-cell office:value-type="float" office:value="62971456" calcext:value-type="float">
            <text:p>62971456</text:p>
          </table:table-cell>
          <table:table-cell office:value-type="float" office:value="6021756" calcext:value-type="float">
            <text:p>6021756</text:p>
          </table:table-cell>
          <table:table-cell table:number-columns-repeated="3"/>
        </table:table-row>
        <table:table-row table:style-name="ro1">
          <table:table-cell office:value-type="float" office:value="37666761" calcext:value-type="float">
            <text:p>37666761</text:p>
          </table:table-cell>
          <table:table-cell office:value-type="float" office:value="8152906" calcext:value-type="float">
            <text:p>8152906</text:p>
          </table:table-cell>
          <table:table-cell table:number-columns-repeated="3"/>
        </table:table-row>
        <table:table-row table:style-name="ro1">
          <table:table-cell office:value-type="float" office:value="82979503" calcext:value-type="float">
            <text:p>82979503</text:p>
          </table:table-cell>
          <table:table-cell office:value-type="float" office:value="5912536" calcext:value-type="float">
            <text:p>5912536</text:p>
          </table:table-cell>
          <table:table-cell table:number-columns-repeated="3"/>
        </table:table-row>
        <table:table-row table:style-name="ro1">
          <table:table-cell office:value-type="float" office:value="62927475" calcext:value-type="float">
            <text:p>62927475</text:p>
          </table:table-cell>
          <table:table-cell office:value-type="float" office:value="7672447" calcext:value-type="float">
            <text:p>7672447</text:p>
          </table:table-cell>
          <table:table-cell table:number-columns-repeated="3"/>
        </table:table-row>
        <table:table-row table:style-name="ro1">
          <table:table-cell office:value-type="float" office:value="36926127" calcext:value-type="float">
            <text:p>36926127</text:p>
          </table:table-cell>
          <table:table-cell office:value-type="float" office:value="6180171" calcext:value-type="float">
            <text:p>6180171</text:p>
          </table:table-cell>
          <table:table-cell table:number-columns-repeated="3"/>
        </table:table-row>
        <table:table-row table:style-name="ro1">
          <table:table-cell office:value-type="float" office:value="37192850" calcext:value-type="float">
            <text:p>37192850</text:p>
          </table:table-cell>
          <table:table-cell office:value-type="float" office:value="7708342" calcext:value-type="float">
            <text:p>7708342</text:p>
          </table:table-cell>
          <table:table-cell table:number-columns-repeated="3"/>
        </table:table-row>
        <table:table-row table:style-name="ro1">
          <table:table-cell office:value-type="float" office:value="64857422" calcext:value-type="float">
            <text:p>64857422</text:p>
          </table:table-cell>
          <table:table-cell office:value-type="float" office:value="7429155" calcext:value-type="float">
            <text:p>7429155</text:p>
          </table:table-cell>
          <table:table-cell table:number-columns-repeated="3"/>
        </table:table-row>
        <table:table-row table:style-name="ro1">
          <table:table-cell office:value-type="float" office:value="36943392" calcext:value-type="float">
            <text:p>36943392</text:p>
          </table:table-cell>
          <table:table-cell office:value-type="float" office:value="6236049" calcext:value-type="float">
            <text:p>6236049</text:p>
          </table:table-cell>
          <table:table-cell table:number-columns-repeated="3"/>
        </table:table-row>
        <table:table-row table:style-name="ro1">
          <table:table-cell office:value-type="float" office:value="62603273" calcext:value-type="float">
            <text:p>62603273</text:p>
          </table:table-cell>
          <table:table-cell office:value-type="float" office:value="6191622" calcext:value-type="float">
            <text:p>6191622</text:p>
          </table:table-cell>
          <table:table-cell table:number-columns-repeated="3"/>
        </table:table-row>
        <table:table-row table:style-name="ro1">
          <table:table-cell office:value-type="float" office:value="37609304" calcext:value-type="float">
            <text:p>37609304</text:p>
          </table:table-cell>
          <table:table-cell office:value-type="float" office:value="7398765" calcext:value-type="float">
            <text:p>7398765</text:p>
          </table:table-cell>
          <table:table-cell table:number-columns-repeated="3"/>
        </table:table-row>
        <table:table-row table:style-name="ro1">
          <table:table-cell office:value-type="float" office:value="37524136" calcext:value-type="float">
            <text:p>37524136</text:p>
          </table:table-cell>
          <table:table-cell office:value-type="float" office:value="6286445" calcext:value-type="float">
            <text:p>6286445</text:p>
          </table:table-cell>
          <table:table-cell table:number-columns-repeated="3"/>
        </table:table-row>
        <table:table-row table:style-name="ro1">
          <table:table-cell office:value-type="float" office:value="36479603" calcext:value-type="float">
            <text:p>36479603</text:p>
          </table:table-cell>
          <table:table-cell office:value-type="float" office:value="6179593" calcext:value-type="float">
            <text:p>6179593</text:p>
          </table:table-cell>
          <table:table-cell table:number-columns-repeated="3"/>
        </table:table-row>
        <table:table-row table:style-name="ro1">
          <table:table-cell office:value-type="float" office:value="36636119" calcext:value-type="float">
            <text:p>36636119</text:p>
          </table:table-cell>
          <table:table-cell office:value-type="float" office:value="8201367" calcext:value-type="float">
            <text:p>8201367</text:p>
          </table:table-cell>
          <table:table-cell table:number-columns-repeated="3"/>
        </table:table-row>
        <table:table-row table:style-name="ro1">
          <table:table-cell office:value-type="float" office:value="37126024" calcext:value-type="float">
            <text:p>37126024</text:p>
          </table:table-cell>
          <table:table-cell office:value-type="float" office:value="7824034" calcext:value-type="float">
            <text:p>7824034</text:p>
          </table:table-cell>
          <table:table-cell table:number-columns-repeated="3"/>
        </table:table-row>
        <table:table-row table:style-name="ro1">
          <table:table-cell office:value-type="float" office:value="62880623" calcext:value-type="float">
            <text:p>62880623</text:p>
          </table:table-cell>
          <table:table-cell office:value-type="float" office:value="8211960" calcext:value-type="float">
            <text:p>8211960</text:p>
          </table:table-cell>
          <table:table-cell table:number-columns-repeated="3"/>
        </table:table-row>
        <table:table-row table:style-name="ro1">
          <table:table-cell office:value-type="float" office:value="36789756" calcext:value-type="float">
            <text:p>36789756</text:p>
          </table:table-cell>
          <table:table-cell office:value-type="float" office:value="6401002" calcext:value-type="float">
            <text:p>6401002</text:p>
          </table:table-cell>
          <table:table-cell table:number-columns-repeated="3"/>
        </table:table-row>
        <table:table-row table:style-name="ro1">
          <table:table-cell office:value-type="float" office:value="36677322" calcext:value-type="float">
            <text:p>36677322</text:p>
          </table:table-cell>
          <table:table-cell office:value-type="float" office:value="6555773" calcext:value-type="float">
            <text:p>6555773</text:p>
          </table:table-cell>
          <table:table-cell table:number-columns-repeated="3"/>
        </table:table-row>
        <table:table-row table:style-name="ro1">
          <table:table-cell office:value-type="float" office:value="63635923" calcext:value-type="float">
            <text:p>63635923</text:p>
          </table:table-cell>
          <table:table-cell office:value-type="float" office:value="6780770" calcext:value-type="float">
            <text:p>6780770</text:p>
          </table:table-cell>
          <table:table-cell table:number-columns-repeated="3"/>
        </table:table-row>
        <table:table-row table:style-name="ro1">
          <table:table-cell office:value-type="float" office:value="37307925" calcext:value-type="float">
            <text:p>37307925</text:p>
          </table:table-cell>
          <table:table-cell office:value-type="float" office:value="6226065" calcext:value-type="float">
            <text:p>6226065</text:p>
          </table:table-cell>
          <table:table-cell table:number-columns-repeated="3"/>
        </table:table-row>
        <table:table-row table:style-name="ro1">
          <table:table-cell office:value-type="float" office:value="36619714" calcext:value-type="float">
            <text:p>36619714</text:p>
          </table:table-cell>
          <table:table-cell office:value-type="float" office:value="6438992" calcext:value-type="float">
            <text:p>6438992</text:p>
          </table:table-cell>
          <table:table-cell table:number-columns-repeated="3"/>
        </table:table-row>
        <table:table-row table:style-name="ro1">
          <table:table-cell office:value-type="float" office:value="67377130" calcext:value-type="float">
            <text:p>67377130</text:p>
          </table:table-cell>
          <table:table-cell office:value-type="float" office:value="6143527" calcext:value-type="float">
            <text:p>6143527</text:p>
          </table:table-cell>
          <table:table-cell table:number-columns-repeated="3"/>
        </table:table-row>
        <table:table-row table:style-name="ro1">
          <table:table-cell office:value-type="float" office:value="36994553" calcext:value-type="float">
            <text:p>36994553</text:p>
          </table:table-cell>
          <table:table-cell office:value-type="float" office:value="7938374" calcext:value-type="float">
            <text:p>7938374</text:p>
          </table:table-cell>
          <table:table-cell table:number-columns-repeated="3"/>
        </table:table-row>
        <table:table-row table:style-name="ro1">
          <table:table-cell office:value-type="float" office:value="62809857" calcext:value-type="float">
            <text:p>62809857</text:p>
          </table:table-cell>
          <table:table-cell office:value-type="float" office:value="7707627" calcext:value-type="float">
            <text:p>7707627</text:p>
          </table:table-cell>
          <table:table-cell table:number-columns-repeated="3"/>
        </table:table-row>
        <table:table-row table:style-name="ro1">
          <table:table-cell office:value-type="float" office:value="36642550" calcext:value-type="float">
            <text:p>36642550</text:p>
          </table:table-cell>
          <table:table-cell office:value-type="float" office:value="6559895" calcext:value-type="float">
            <text:p>6559895</text:p>
          </table:table-cell>
          <table:table-cell table:number-columns-repeated="3"/>
        </table:table-row>
        <table:table-row table:style-name="ro1">
          <table:table-cell office:value-type="float" office:value="62589352" calcext:value-type="float">
            <text:p>62589352</text:p>
          </table:table-cell>
          <table:table-cell office:value-type="float" office:value="7352202" calcext:value-type="float">
            <text:p>7352202</text:p>
          </table:table-cell>
          <table:table-cell table:number-columns-repeated="3"/>
        </table:table-row>
        <table:table-row table:style-name="ro1">
          <table:table-cell office:value-type="float" office:value="36881129" calcext:value-type="float">
            <text:p>36881129</text:p>
          </table:table-cell>
          <table:table-cell office:value-type="float" office:value="8447146" calcext:value-type="float">
            <text:p>8447146</text:p>
          </table:table-cell>
          <table:table-cell table:number-columns-repeated="3"/>
        </table:table-row>
        <table:table-row table:style-name="ro1">
          <table:table-cell office:value-type="float" office:value="40812251" calcext:value-type="float">
            <text:p>40812251</text:p>
          </table:table-cell>
          <table:table-cell office:value-type="float" office:value="7612788" calcext:value-type="float">
            <text:p>7612788</text:p>
          </table:table-cell>
          <table:table-cell table:number-columns-repeated="3"/>
        </table:table-row>
        <table:table-row table:style-name="ro1">
          <table:table-cell office:value-type="float" office:value="63521331" calcext:value-type="float">
            <text:p>63521331</text:p>
          </table:table-cell>
          <table:table-cell office:value-type="float" office:value="7559724" calcext:value-type="float">
            <text:p>7559724</text:p>
          </table:table-cell>
          <table:table-cell table:number-columns-repeated="3"/>
        </table:table-row>
        <table:table-row table:style-name="ro1">
          <table:table-cell office:value-type="float" office:value="37086065" calcext:value-type="float">
            <text:p>37086065</text:p>
          </table:table-cell>
          <table:table-cell office:value-type="float" office:value="6556184" calcext:value-type="float">
            <text:p>6556184</text:p>
          </table:table-cell>
          <table:table-cell table:number-columns-repeated="3"/>
        </table:table-row>
        <table:table-row table:style-name="ro1">
          <table:table-cell office:value-type="float" office:value="37473249" calcext:value-type="float">
            <text:p>37473249</text:p>
          </table:table-cell>
          <table:table-cell office:value-type="float" office:value="8132085" calcext:value-type="float">
            <text:p>8132085</text:p>
          </table:table-cell>
          <table:table-cell table:number-columns-repeated="3"/>
        </table:table-row>
        <table:table-row table:style-name="ro1">
          <table:table-cell office:value-type="float" office:value="63427573" calcext:value-type="float">
            <text:p>63427573</text:p>
          </table:table-cell>
          <table:table-cell office:value-type="float" office:value="6004261" calcext:value-type="float">
            <text:p>6004261</text:p>
          </table:table-cell>
          <table:table-cell table:number-columns-repeated="3"/>
        </table:table-row>
        <table:table-row table:style-name="ro1">
          <table:table-cell office:value-type="float" office:value="36367405" calcext:value-type="float">
            <text:p>36367405</text:p>
          </table:table-cell>
          <table:table-cell office:value-type="float" office:value="6127553" calcext:value-type="float">
            <text:p>6127553</text:p>
          </table:table-cell>
          <table:table-cell table:number-columns-repeated="3"/>
        </table:table-row>
        <table:table-row table:style-name="ro1">
          <table:table-cell office:value-type="float" office:value="36870967" calcext:value-type="float">
            <text:p>36870967</text:p>
          </table:table-cell>
          <table:table-cell office:value-type="float" office:value="6400073" calcext:value-type="float">
            <text:p>6400073</text:p>
          </table:table-cell>
          <table:table-cell table:number-columns-repeated="3"/>
        </table:table-row>
        <table:table-row table:style-name="ro1">
          <table:table-cell office:value-type="float" office:value="36407999" calcext:value-type="float">
            <text:p>36407999</text:p>
          </table:table-cell>
          <table:table-cell office:value-type="float" office:value="8185372" calcext:value-type="float">
            <text:p>8185372</text:p>
          </table:table-cell>
          <table:table-cell table:number-columns-repeated="3"/>
        </table:table-row>
        <table:table-row table:style-name="ro1">
          <table:table-cell office:value-type="float" office:value="62468112" calcext:value-type="float">
            <text:p>62468112</text:p>
          </table:table-cell>
          <table:table-cell office:value-type="float" office:value="7447561" calcext:value-type="float">
            <text:p>7447561</text:p>
          </table:table-cell>
          <table:table-cell table:number-columns-repeated="3"/>
        </table:table-row>
        <table:table-row table:style-name="ro1">
          <table:table-cell office:value-type="float" office:value="62690460" calcext:value-type="float">
            <text:p>62690460</text:p>
          </table:table-cell>
          <table:table-cell office:value-type="float" office:value="6662561" calcext:value-type="float">
            <text:p>6662561</text:p>
          </table:table-cell>
          <table:table-cell table:number-columns-repeated="3"/>
        </table:table-row>
        <table:table-row table:style-name="ro1">
          <table:table-cell office:value-type="float" office:value="62760756" calcext:value-type="float">
            <text:p>62760756</text:p>
          </table:table-cell>
          <table:table-cell office:value-type="float" office:value="7465564" calcext:value-type="float">
            <text:p>7465564</text:p>
          </table:table-cell>
          <table:table-cell table:number-columns-repeated="3"/>
        </table:table-row>
        <table:table-row table:style-name="ro1">
          <table:table-cell office:value-type="float" office:value="36415518" calcext:value-type="float">
            <text:p>36415518</text:p>
          </table:table-cell>
          <table:table-cell office:value-type="float" office:value="6199647" calcext:value-type="float">
            <text:p>6199647</text:p>
          </table:table-cell>
          <table:table-cell table:number-columns-repeated="3"/>
        </table:table-row>
        <table:table-row table:style-name="ro1">
          <table:table-cell office:value-type="float" office:value="36348785" calcext:value-type="float">
            <text:p>36348785</text:p>
          </table:table-cell>
          <table:table-cell office:value-type="float" office:value="8385570" calcext:value-type="float">
            <text:p>8385570</text:p>
          </table:table-cell>
          <table:table-cell table:number-columns-repeated="3"/>
        </table:table-row>
        <table:table-row table:style-name="ro1">
          <table:table-cell office:value-type="float" office:value="36319374" calcext:value-type="float">
            <text:p>36319374</text:p>
          </table:table-cell>
          <table:table-cell office:value-type="float" office:value="6170824" calcext:value-type="float">
            <text:p>6170824</text:p>
          </table:table-cell>
          <table:table-cell table:number-columns-repeated="3"/>
        </table:table-row>
        <table:table-row table:style-name="ro1">
          <table:table-cell office:value-type="float" office:value="36446220" calcext:value-type="float">
            <text:p>36446220</text:p>
          </table:table-cell>
          <table:table-cell office:value-type="float" office:value="6357267" calcext:value-type="float">
            <text:p>6357267</text:p>
          </table:table-cell>
          <table:table-cell table:number-columns-repeated="3"/>
        </table:table-row>
        <table:table-row table:style-name="ro1">
          <table:table-cell office:value-type="float" office:value="41035189" calcext:value-type="float">
            <text:p>41035189</text:p>
          </table:table-cell>
          <table:table-cell office:value-type="float" office:value="7013568" calcext:value-type="float">
            <text:p>7013568</text:p>
          </table:table-cell>
          <table:table-cell table:number-columns-repeated="3"/>
        </table:table-row>
        <table:table-row table:style-name="ro1">
          <table:table-cell office:value-type="float" office:value="37208037" calcext:value-type="float">
            <text:p>37208037</text:p>
          </table:table-cell>
          <table:table-cell office:value-type="float" office:value="8146295" calcext:value-type="float">
            <text:p>8146295</text:p>
          </table:table-cell>
          <table:table-cell table:number-columns-repeated="3"/>
        </table:table-row>
        <table:table-row table:style-name="ro1">
          <table:table-cell office:value-type="float" office:value="61263332" calcext:value-type="float">
            <text:p>61263332</text:p>
          </table:table-cell>
          <table:table-cell office:value-type="float" office:value="7229234" calcext:value-type="float">
            <text:p>7229234</text:p>
          </table:table-cell>
          <table:table-cell table:number-columns-repeated="3"/>
        </table:table-row>
        <table:table-row table:style-name="ro1">
          <table:table-cell office:value-type="float" office:value="63190085" calcext:value-type="float">
            <text:p>63190085</text:p>
          </table:table-cell>
          <table:table-cell office:value-type="float" office:value="6022871" calcext:value-type="float">
            <text:p>6022871</text:p>
          </table:table-cell>
          <table:table-cell table:number-columns-repeated="3"/>
        </table:table-row>
        <table:table-row table:style-name="ro1">
          <table:table-cell office:value-type="float" office:value="37219526" calcext:value-type="float">
            <text:p>37219526</text:p>
          </table:table-cell>
          <table:table-cell office:value-type="float" office:value="8088775" calcext:value-type="float">
            <text:p>8088775</text:p>
          </table:table-cell>
          <table:table-cell table:number-columns-repeated="3"/>
        </table:table-row>
        <table:table-row table:style-name="ro1">
          <table:table-cell office:value-type="float" office:value="36538259" calcext:value-type="float">
            <text:p>36538259</text:p>
          </table:table-cell>
          <table:table-cell office:value-type="float" office:value="6517876" calcext:value-type="float">
            <text:p>6517876</text:p>
          </table:table-cell>
          <table:table-cell table:number-columns-repeated="3"/>
        </table:table-row>
        <table:table-row table:style-name="ro1">
          <table:table-cell office:value-type="float" office:value="70644502" calcext:value-type="float">
            <text:p>70644502</text:p>
          </table:table-cell>
          <table:table-cell office:value-type="float" office:value="12180445" calcext:value-type="float">
            <text:p>12180445</text:p>
          </table:table-cell>
          <table:table-cell table:number-columns-repeated="3"/>
        </table:table-row>
        <table:table-row table:style-name="ro1">
          <table:table-cell office:value-type="float" office:value="67044385" calcext:value-type="float">
            <text:p>67044385</text:p>
          </table:table-cell>
          <table:table-cell office:value-type="float" office:value="6004576" calcext:value-type="float">
            <text:p>6004576</text:p>
          </table:table-cell>
          <table:table-cell table:number-columns-repeated="3"/>
        </table:table-row>
        <table:table-row table:style-name="ro1">
          <table:table-cell office:value-type="float" office:value="36512756" calcext:value-type="float">
            <text:p>36512756</text:p>
          </table:table-cell>
          <table:table-cell office:value-type="float" office:value="6254794" calcext:value-type="float">
            <text:p>6254794</text:p>
          </table:table-cell>
          <table:table-cell table:number-columns-repeated="3"/>
        </table:table-row>
        <table:table-row table:style-name="ro1">
          <table:table-cell office:value-type="float" office:value="14253195" calcext:value-type="float">
            <text:p>14253195</text:p>
          </table:table-cell>
          <table:table-cell office:value-type="float" office:value="7272445" calcext:value-type="float">
            <text:p>7272445</text:p>
          </table:table-cell>
          <table:table-cell table:number-columns-repeated="3"/>
        </table:table-row>
        <table:table-row table:style-name="ro1">
          <table:table-cell office:value-type="float" office:value="62689112" calcext:value-type="float">
            <text:p>62689112</text:p>
          </table:table-cell>
          <table:table-cell office:value-type="float" office:value="7439497" calcext:value-type="float">
            <text:p>7439497</text:p>
          </table:table-cell>
          <table:table-cell table:number-columns-repeated="3"/>
        </table:table-row>
        <table:table-row table:style-name="ro1">
          <table:table-cell office:value-type="float" office:value="36133703" calcext:value-type="float">
            <text:p>36133703</text:p>
          </table:table-cell>
          <table:table-cell office:value-type="float" office:value="6290961" calcext:value-type="float">
            <text:p>6290961</text:p>
          </table:table-cell>
          <table:table-cell table:number-columns-repeated="3"/>
        </table:table-row>
        <table:table-row table:style-name="ro1">
          <table:table-cell office:value-type="float" office:value="62597785" calcext:value-type="float">
            <text:p>62597785</text:p>
          </table:table-cell>
          <table:table-cell office:value-type="float" office:value="5972500" calcext:value-type="float">
            <text:p>5972500</text:p>
          </table:table-cell>
          <table:table-cell table:number-columns-repeated="3"/>
        </table:table-row>
        <table:table-row table:style-name="ro1">
          <table:table-cell office:value-type="float" office:value="36917339" calcext:value-type="float">
            <text:p>36917339</text:p>
          </table:table-cell>
          <table:table-cell office:value-type="float" office:value="8401353" calcext:value-type="float">
            <text:p>8401353</text:p>
          </table:table-cell>
          <table:table-cell table:number-columns-repeated="3"/>
        </table:table-row>
        <table:table-row table:style-name="ro1">
          <table:table-cell office:value-type="float" office:value="36753706" calcext:value-type="float">
            <text:p>36753706</text:p>
          </table:table-cell>
          <table:table-cell office:value-type="float" office:value="8215736" calcext:value-type="float">
            <text:p>8215736</text:p>
          </table:table-cell>
          <table:table-cell table:number-columns-repeated="3"/>
        </table:table-row>
        <table:table-row table:style-name="ro1">
          <table:table-cell office:value-type="float" office:value="63728734" calcext:value-type="float">
            <text:p>63728734</text:p>
          </table:table-cell>
          <table:table-cell office:value-type="float" office:value="6043604" calcext:value-type="float">
            <text:p>6043604</text:p>
          </table:table-cell>
          <table:table-cell table:number-columns-repeated="3"/>
        </table:table-row>
        <table:table-row table:style-name="ro1">
          <table:table-cell office:value-type="float" office:value="64155779" calcext:value-type="float">
            <text:p>64155779</text:p>
          </table:table-cell>
          <table:table-cell office:value-type="float" office:value="5869712" calcext:value-type="float">
            <text:p>5869712</text:p>
          </table:table-cell>
          <table:table-cell table:number-columns-repeated="3"/>
        </table:table-row>
        <table:table-row table:style-name="ro1">
          <table:table-cell office:value-type="float" office:value="37829191" calcext:value-type="float">
            <text:p>37829191</text:p>
          </table:table-cell>
          <table:table-cell office:value-type="float" office:value="8104682" calcext:value-type="float">
            <text:p>8104682</text:p>
          </table:table-cell>
          <table:table-cell table:number-columns-repeated="3"/>
        </table:table-row>
        <table:table-row table:style-name="ro1">
          <table:table-cell office:value-type="float" office:value="63343541" calcext:value-type="float">
            <text:p>63343541</text:p>
          </table:table-cell>
          <table:table-cell office:value-type="float" office:value="7892911" calcext:value-type="float">
            <text:p>7892911</text:p>
          </table:table-cell>
          <table:table-cell table:number-columns-repeated="3"/>
        </table:table-row>
        <table:table-row table:style-name="ro1">
          <table:table-cell office:value-type="float" office:value="63942286" calcext:value-type="float">
            <text:p>63942286</text:p>
          </table:table-cell>
          <table:table-cell office:value-type="float" office:value="7704104" calcext:value-type="float">
            <text:p>7704104</text:p>
          </table:table-cell>
          <table:table-cell table:number-columns-repeated="3"/>
        </table:table-row>
        <table:table-row table:style-name="ro1">
          <table:table-cell office:value-type="float" office:value="36998421" calcext:value-type="float">
            <text:p>36998421</text:p>
          </table:table-cell>
          <table:table-cell office:value-type="float" office:value="8157049" calcext:value-type="float">
            <text:p>8157049</text:p>
          </table:table-cell>
          <table:table-cell table:number-columns-repeated="3"/>
        </table:table-row>
        <table:table-row table:style-name="ro1">
          <table:table-cell office:value-type="float" office:value="42155316" calcext:value-type="float">
            <text:p>42155316</text:p>
          </table:table-cell>
          <table:table-cell office:value-type="float" office:value="7174566" calcext:value-type="float">
            <text:p>7174566</text:p>
          </table:table-cell>
          <table:table-cell table:number-columns-repeated="3"/>
        </table:table-row>
        <table:table-row table:style-name="ro1">
          <table:table-cell office:value-type="float" office:value="37216999" calcext:value-type="float">
            <text:p>37216999</text:p>
          </table:table-cell>
          <table:table-cell office:value-type="float" office:value="8031556" calcext:value-type="float">
            <text:p>8031556</text:p>
          </table:table-cell>
          <table:table-cell table:number-columns-repeated="3"/>
        </table:table-row>
        <table:table-row table:style-name="ro1">
          <table:table-cell office:value-type="float" office:value="36764148" calcext:value-type="float">
            <text:p>36764148</text:p>
          </table:table-cell>
          <table:table-cell office:value-type="float" office:value="6735684" calcext:value-type="float">
            <text:p>6735684</text:p>
          </table:table-cell>
          <table:table-cell table:number-columns-repeated="3"/>
        </table:table-row>
        <table:table-row table:style-name="ro1">
          <table:table-cell office:value-type="float" office:value="37075796" calcext:value-type="float">
            <text:p>37075796</text:p>
          </table:table-cell>
          <table:table-cell office:value-type="float" office:value="6326313" calcext:value-type="float">
            <text:p>6326313</text:p>
          </table:table-cell>
          <table:table-cell table:number-columns-repeated="3"/>
        </table:table-row>
        <table:table-row table:style-name="ro1">
          <table:table-cell office:value-type="float" office:value="64961718" calcext:value-type="float">
            <text:p>64961718</text:p>
          </table:table-cell>
          <table:table-cell office:value-type="float" office:value="6056872" calcext:value-type="float">
            <text:p>6056872</text:p>
          </table:table-cell>
          <table:table-cell table:number-columns-repeated="3"/>
        </table:table-row>
        <table:table-row table:style-name="ro1">
          <table:table-cell office:value-type="float" office:value="37472649" calcext:value-type="float">
            <text:p>37472649</text:p>
          </table:table-cell>
          <table:table-cell office:value-type="float" office:value="11096078" calcext:value-type="float">
            <text:p>11096078</text:p>
          </table:table-cell>
          <table:table-cell table:number-columns-repeated="3"/>
        </table:table-row>
        <table:table-row table:style-name="ro1">
          <table:table-cell office:value-type="float" office:value="37159925" calcext:value-type="float">
            <text:p>37159925</text:p>
          </table:table-cell>
          <table:table-cell office:value-type="float" office:value="6652386" calcext:value-type="float">
            <text:p>6652386</text:p>
          </table:table-cell>
          <table:table-cell table:number-columns-repeated="3"/>
        </table:table-row>
        <table:table-row table:style-name="ro1">
          <table:table-cell office:value-type="float" office:value="36636880" calcext:value-type="float">
            <text:p>36636880</text:p>
          </table:table-cell>
          <table:table-cell office:value-type="float" office:value="6339074" calcext:value-type="float">
            <text:p>6339074</text:p>
          </table:table-cell>
          <table:table-cell table:number-columns-repeated="3"/>
        </table:table-row>
        <table:table-row table:style-name="ro1">
          <table:table-cell office:value-type="float" office:value="14683147" calcext:value-type="float">
            <text:p>14683147</text:p>
          </table:table-cell>
          <table:table-cell office:value-type="float" office:value="7248266" calcext:value-type="float">
            <text:p>7248266</text:p>
          </table:table-cell>
          <table:table-cell table:number-columns-repeated="3"/>
        </table:table-row>
        <table:table-row table:style-name="ro1">
          <table:table-cell office:value-type="float" office:value="36945262" calcext:value-type="float">
            <text:p>36945262</text:p>
          </table:table-cell>
          <table:table-cell office:value-type="float" office:value="7832774" calcext:value-type="float">
            <text:p>7832774</text:p>
          </table:table-cell>
          <table:table-cell table:number-columns-repeated="3"/>
        </table:table-row>
        <table:table-row table:style-name="ro1">
          <table:table-cell office:value-type="float" office:value="62990832" calcext:value-type="float">
            <text:p>62990832</text:p>
          </table:table-cell>
          <table:table-cell office:value-type="float" office:value="6030404" calcext:value-type="float">
            <text:p>6030404</text:p>
          </table:table-cell>
          <table:table-cell table:number-columns-repeated="3"/>
        </table:table-row>
        <table:table-row table:style-name="ro1">
          <table:table-cell office:value-type="float" office:value="36278524" calcext:value-type="float">
            <text:p>36278524</text:p>
          </table:table-cell>
          <table:table-cell office:value-type="float" office:value="6448060" calcext:value-type="float">
            <text:p>6448060</text:p>
          </table:table-cell>
          <table:table-cell table:number-columns-repeated="3"/>
        </table:table-row>
        <table:table-row table:style-name="ro1">
          <table:table-cell office:value-type="float" office:value="36978670" calcext:value-type="float">
            <text:p>36978670</text:p>
          </table:table-cell>
          <table:table-cell office:value-type="float" office:value="7833620" calcext:value-type="float">
            <text:p>7833620</text:p>
          </table:table-cell>
          <table:table-cell table:number-columns-repeated="3"/>
        </table:table-row>
        <table:table-row table:style-name="ro1">
          <table:table-cell office:value-type="float" office:value="36665244" calcext:value-type="float">
            <text:p>36665244</text:p>
          </table:table-cell>
          <table:table-cell office:value-type="float" office:value="6362364" calcext:value-type="float">
            <text:p>6362364</text:p>
          </table:table-cell>
          <table:table-cell table:number-columns-repeated="3"/>
        </table:table-row>
        <table:table-row table:style-name="ro1">
          <table:table-cell office:value-type="float" office:value="36602374" calcext:value-type="float">
            <text:p>36602374</text:p>
          </table:table-cell>
          <table:table-cell office:value-type="float" office:value="6217873" calcext:value-type="float">
            <text:p>6217873</text:p>
          </table:table-cell>
          <table:table-cell table:number-columns-repeated="3"/>
        </table:table-row>
        <table:table-row table:style-name="ro1">
          <table:table-cell office:value-type="float" office:value="14622947" calcext:value-type="float">
            <text:p>14622947</text:p>
          </table:table-cell>
          <table:table-cell office:value-type="float" office:value="7239978" calcext:value-type="float">
            <text:p>7239978</text:p>
          </table:table-cell>
          <table:table-cell table:number-columns-repeated="3"/>
        </table:table-row>
        <table:table-row table:style-name="ro1">
          <table:table-cell office:value-type="float" office:value="42999370" calcext:value-type="float">
            <text:p>42999370</text:p>
          </table:table-cell>
          <table:table-cell office:value-type="float" office:value="9983205" calcext:value-type="float">
            <text:p>9983205</text:p>
          </table:table-cell>
          <table:table-cell table:number-columns-repeated="3"/>
        </table:table-row>
        <table:table-row table:style-name="ro1">
          <table:table-cell office:value-type="float" office:value="63183057" calcext:value-type="float">
            <text:p>63183057</text:p>
          </table:table-cell>
          <table:table-cell office:value-type="float" office:value="5944264" calcext:value-type="float">
            <text:p>5944264</text:p>
          </table:table-cell>
          <table:table-cell table:number-columns-repeated="3"/>
        </table:table-row>
        <table:table-row table:style-name="ro1">
          <table:table-cell office:value-type="float" office:value="36733477" calcext:value-type="float">
            <text:p>36733477</text:p>
          </table:table-cell>
          <table:table-cell office:value-type="float" office:value="8103001" calcext:value-type="float">
            <text:p>8103001</text:p>
          </table:table-cell>
          <table:table-cell table:number-columns-repeated="3"/>
        </table:table-row>
        <table:table-row table:style-name="ro1">
          <table:table-cell office:value-type="float" office:value="37152808" calcext:value-type="float">
            <text:p>37152808</text:p>
          </table:table-cell>
          <table:table-cell office:value-type="float" office:value="7437069" calcext:value-type="float">
            <text:p>7437069</text:p>
          </table:table-cell>
          <table:table-cell table:number-columns-repeated="3"/>
        </table:table-row>
        <table:table-row table:style-name="ro1">
          <table:table-cell office:value-type="float" office:value="62636736" calcext:value-type="float">
            <text:p>62636736</text:p>
          </table:table-cell>
          <table:table-cell office:value-type="float" office:value="7579245" calcext:value-type="float">
            <text:p>7579245</text:p>
          </table:table-cell>
          <table:table-cell table:number-columns-repeated="3"/>
        </table:table-row>
        <table:table-row table:style-name="ro1">
          <table:table-cell office:value-type="float" office:value="14609231" calcext:value-type="float">
            <text:p>14609231</text:p>
          </table:table-cell>
          <table:table-cell office:value-type="float" office:value="6032698" calcext:value-type="float">
            <text:p>6032698</text:p>
          </table:table-cell>
          <table:table-cell table:number-columns-repeated="3"/>
        </table:table-row>
        <table:table-row table:style-name="ro1">
          <table:table-cell office:value-type="float" office:value="62715289" calcext:value-type="float">
            <text:p>62715289</text:p>
          </table:table-cell>
          <table:table-cell office:value-type="float" office:value="6052293" calcext:value-type="float">
            <text:p>6052293</text:p>
          </table:table-cell>
          <table:table-cell table:number-columns-repeated="3"/>
        </table:table-row>
        <table:table-row table:style-name="ro1">
          <table:table-cell office:value-type="float" office:value="63456498" calcext:value-type="float">
            <text:p>63456498</text:p>
          </table:table-cell>
          <table:table-cell office:value-type="float" office:value="6195812" calcext:value-type="float">
            <text:p>6195812</text:p>
          </table:table-cell>
          <table:table-cell table:number-columns-repeated="3"/>
        </table:table-row>
        <table:table-row table:style-name="ro1">
          <table:table-cell office:value-type="float" office:value="37727557" calcext:value-type="float">
            <text:p>37727557</text:p>
          </table:table-cell>
          <table:table-cell office:value-type="float" office:value="7249869" calcext:value-type="float">
            <text:p>7249869</text:p>
          </table:table-cell>
          <table:table-cell table:number-columns-repeated="3"/>
        </table:table-row>
        <table:table-row table:style-name="ro1">
          <table:table-cell office:value-type="float" office:value="62894098" calcext:value-type="float">
            <text:p>62894098</text:p>
          </table:table-cell>
          <table:table-cell office:value-type="float" office:value="5945355" calcext:value-type="float">
            <text:p>5945355</text:p>
          </table:table-cell>
          <table:table-cell table:number-columns-repeated="3"/>
        </table:table-row>
        <table:table-row table:style-name="ro1">
          <table:table-cell office:value-type="float" office:value="63078254" calcext:value-type="float">
            <text:p>63078254</text:p>
          </table:table-cell>
          <table:table-cell office:value-type="float" office:value="8193408" calcext:value-type="float">
            <text:p>8193408</text:p>
          </table:table-cell>
          <table:table-cell table:number-columns-repeated="3"/>
        </table:table-row>
        <table:table-row table:style-name="ro1">
          <table:table-cell office:value-type="float" office:value="14300377" calcext:value-type="float">
            <text:p>14300377</text:p>
          </table:table-cell>
          <table:table-cell office:value-type="float" office:value="7244929" calcext:value-type="float">
            <text:p>7244929</text:p>
          </table:table-cell>
          <table:table-cell table:number-columns-repeated="3"/>
        </table:table-row>
        <table:table-row table:style-name="ro1">
          <table:table-cell office:value-type="float" office:value="63099711" calcext:value-type="float">
            <text:p>63099711</text:p>
          </table:table-cell>
          <table:table-cell office:value-type="float" office:value="7478580" calcext:value-type="float">
            <text:p>7478580</text:p>
          </table:table-cell>
          <table:table-cell table:number-columns-repeated="3"/>
        </table:table-row>
        <table:table-row table:style-name="ro1">
          <table:table-cell office:value-type="float" office:value="36101332" calcext:value-type="float">
            <text:p>36101332</text:p>
          </table:table-cell>
          <table:table-cell office:value-type="float" office:value="6304261" calcext:value-type="float">
            <text:p>6304261</text:p>
          </table:table-cell>
          <table:table-cell table:number-columns-repeated="3"/>
        </table:table-row>
        <table:table-row table:style-name="ro1">
          <table:table-cell office:value-type="float" office:value="62878373" calcext:value-type="float">
            <text:p>62878373</text:p>
          </table:table-cell>
          <table:table-cell office:value-type="float" office:value="6003301" calcext:value-type="float">
            <text:p>6003301</text:p>
          </table:table-cell>
          <table:table-cell table:number-columns-repeated="3"/>
        </table:table-row>
        <table:table-row table:style-name="ro1">
          <table:table-cell office:value-type="float" office:value="49065498" calcext:value-type="float">
            <text:p>49065498</text:p>
          </table:table-cell>
          <table:table-cell office:value-type="float" office:value="6849094" calcext:value-type="float">
            <text:p>6849094</text:p>
          </table:table-cell>
          <table:table-cell table:number-columns-repeated="3"/>
        </table:table-row>
        <table:table-row table:style-name="ro1">
          <table:table-cell office:value-type="float" office:value="36354811" calcext:value-type="float">
            <text:p>36354811</text:p>
          </table:table-cell>
          <table:table-cell office:value-type="float" office:value="8317361" calcext:value-type="float">
            <text:p>8317361</text:p>
          </table:table-cell>
          <table:table-cell table:number-columns-repeated="3"/>
        </table:table-row>
        <table:table-row table:style-name="ro1">
          <table:table-cell office:value-type="float" office:value="35764330" calcext:value-type="float">
            <text:p>35764330</text:p>
          </table:table-cell>
          <table:table-cell office:value-type="float" office:value="6282154" calcext:value-type="float">
            <text:p>6282154</text:p>
          </table:table-cell>
          <table:table-cell table:number-columns-repeated="3"/>
        </table:table-row>
        <table:table-row table:style-name="ro1">
          <table:table-cell office:value-type="float" office:value="37009310" calcext:value-type="float">
            <text:p>37009310</text:p>
          </table:table-cell>
          <table:table-cell office:value-type="float" office:value="8188793" calcext:value-type="float">
            <text:p>8188793</text:p>
          </table:table-cell>
          <table:table-cell table:number-columns-repeated="3"/>
        </table:table-row>
        <table:table-row table:style-name="ro1">
          <table:table-cell office:value-type="float" office:value="37460248" calcext:value-type="float">
            <text:p>37460248</text:p>
          </table:table-cell>
          <table:table-cell office:value-type="float" office:value="8100052" calcext:value-type="float">
            <text:p>8100052</text:p>
          </table:table-cell>
          <table:table-cell table:number-columns-repeated="3"/>
        </table:table-row>
        <table:table-row table:style-name="ro1">
          <table:table-cell office:value-type="float" office:value="14420596" calcext:value-type="float">
            <text:p>14420596</text:p>
          </table:table-cell>
          <table:table-cell office:value-type="float" office:value="7124600" calcext:value-type="float">
            <text:p>7124600</text:p>
          </table:table-cell>
          <table:table-cell table:number-columns-repeated="3"/>
        </table:table-row>
        <table:table-row table:style-name="ro1">
          <table:table-cell office:value-type="float" office:value="62676772" calcext:value-type="float">
            <text:p>62676772</text:p>
          </table:table-cell>
          <table:table-cell office:value-type="float" office:value="7553246" calcext:value-type="float">
            <text:p>7553246</text:p>
          </table:table-cell>
          <table:table-cell table:number-columns-repeated="3"/>
        </table:table-row>
        <table:table-row table:style-name="ro1">
          <table:table-cell office:value-type="float" office:value="36865084" calcext:value-type="float">
            <text:p>36865084</text:p>
          </table:table-cell>
          <table:table-cell office:value-type="float" office:value="6372119" calcext:value-type="float">
            <text:p>6372119</text:p>
          </table:table-cell>
          <table:table-cell table:number-columns-repeated="3"/>
        </table:table-row>
        <table:table-row table:style-name="ro1">
          <table:table-cell office:value-type="float" office:value="36583046" calcext:value-type="float">
            <text:p>36583046</text:p>
          </table:table-cell>
          <table:table-cell office:value-type="float" office:value="8194488" calcext:value-type="float">
            <text:p>8194488</text:p>
          </table:table-cell>
          <table:table-cell table:number-columns-repeated="3"/>
        </table:table-row>
        <table:table-row table:style-name="ro1">
          <table:table-cell office:value-type="float" office:value="36358501" calcext:value-type="float">
            <text:p>36358501</text:p>
          </table:table-cell>
          <table:table-cell office:value-type="float" office:value="5995549" calcext:value-type="float">
            <text:p>5995549</text:p>
          </table:table-cell>
          <table:table-cell table:number-columns-repeated="3"/>
        </table:table-row>
        <table:table-row table:style-name="ro1">
          <table:table-cell office:value-type="float" office:value="62586266" calcext:value-type="float">
            <text:p>62586266</text:p>
          </table:table-cell>
          <table:table-cell office:value-type="float" office:value="7453147" calcext:value-type="float">
            <text:p>7453147</text:p>
          </table:table-cell>
          <table:table-cell table:number-columns-repeated="3"/>
        </table:table-row>
        <table:table-row table:style-name="ro1">
          <table:table-cell office:value-type="float" office:value="37292903" calcext:value-type="float">
            <text:p>37292903</text:p>
          </table:table-cell>
          <table:table-cell office:value-type="float" office:value="7826042" calcext:value-type="float">
            <text:p>7826042</text:p>
          </table:table-cell>
          <table:table-cell table:number-columns-repeated="3"/>
        </table:table-row>
        <table:table-row table:style-name="ro1">
          <table:table-cell office:value-type="float" office:value="36414039" calcext:value-type="float">
            <text:p>36414039</text:p>
          </table:table-cell>
          <table:table-cell office:value-type="float" office:value="6177861" calcext:value-type="float">
            <text:p>6177861</text:p>
          </table:table-cell>
          <table:table-cell table:number-columns-repeated="3"/>
        </table:table-row>
        <table:table-row table:style-name="ro1">
          <table:table-cell office:value-type="float" office:value="36656896" calcext:value-type="float">
            <text:p>36656896</text:p>
          </table:table-cell>
          <table:table-cell office:value-type="float" office:value="8918432" calcext:value-type="float">
            <text:p>8918432</text:p>
          </table:table-cell>
          <table:table-cell table:number-columns-repeated="3"/>
        </table:table-row>
        <table:table-row table:style-name="ro1">
          <table:table-cell office:value-type="float" office:value="36544035" calcext:value-type="float">
            <text:p>36544035</text:p>
          </table:table-cell>
          <table:table-cell office:value-type="float" office:value="6160880" calcext:value-type="float">
            <text:p>6160880</text:p>
          </table:table-cell>
          <table:table-cell table:number-columns-repeated="3"/>
        </table:table-row>
        <table:table-row table:style-name="ro1">
          <table:table-cell office:value-type="float" office:value="36717382" calcext:value-type="float">
            <text:p>36717382</text:p>
          </table:table-cell>
          <table:table-cell office:value-type="float" office:value="8172107" calcext:value-type="float">
            <text:p>8172107</text:p>
          </table:table-cell>
          <table:table-cell table:number-columns-repeated="3"/>
        </table:table-row>
        <table:table-row table:style-name="ro1">
          <table:table-cell office:value-type="float" office:value="72470562" calcext:value-type="float">
            <text:p>72470562</text:p>
          </table:table-cell>
          <table:table-cell office:value-type="float" office:value="8131511" calcext:value-type="float">
            <text:p>8131511</text:p>
          </table:table-cell>
          <table:table-cell table:number-columns-repeated="3"/>
        </table:table-row>
        <table:table-row table:style-name="ro1">
          <table:table-cell office:value-type="float" office:value="36499954" calcext:value-type="float">
            <text:p>36499954</text:p>
          </table:table-cell>
          <table:table-cell office:value-type="float" office:value="6253481" calcext:value-type="float">
            <text:p>6253481</text:p>
          </table:table-cell>
          <table:table-cell table:number-columns-repeated="3"/>
        </table:table-row>
        <table:table-row table:style-name="ro1">
          <table:table-cell office:value-type="float" office:value="62641916" calcext:value-type="float">
            <text:p>62641916</text:p>
          </table:table-cell>
          <table:table-cell office:value-type="float" office:value="7717942" calcext:value-type="float">
            <text:p>7717942</text:p>
          </table:table-cell>
          <table:table-cell table:number-columns-repeated="3"/>
        </table:table-row>
        <table:table-row table:style-name="ro1">
          <table:table-cell office:value-type="float" office:value="63045674" calcext:value-type="float">
            <text:p>63045674</text:p>
          </table:table-cell>
          <table:table-cell office:value-type="float" office:value="7609512" calcext:value-type="float">
            <text:p>7609512</text:p>
          </table:table-cell>
          <table:table-cell table:number-columns-repeated="3"/>
        </table:table-row>
        <table:table-row table:style-name="ro1">
          <table:table-cell office:value-type="float" office:value="62522557" calcext:value-type="float">
            <text:p>62522557</text:p>
          </table:table-cell>
          <table:table-cell office:value-type="float" office:value="7476747" calcext:value-type="float">
            <text:p>7476747</text:p>
          </table:table-cell>
          <table:table-cell table:number-columns-repeated="3"/>
        </table:table-row>
        <table:table-row table:style-name="ro1">
          <table:table-cell office:value-type="float" office:value="14354103" calcext:value-type="float">
            <text:p>14354103</text:p>
          </table:table-cell>
          <table:table-cell office:value-type="float" office:value="7119989" calcext:value-type="float">
            <text:p>7119989</text:p>
          </table:table-cell>
          <table:table-cell table:number-columns-repeated="3"/>
        </table:table-row>
        <table:table-row table:style-name="ro1">
          <table:table-cell office:value-type="float" office:value="36253144" calcext:value-type="float">
            <text:p>36253144</text:p>
          </table:table-cell>
          <table:table-cell office:value-type="float" office:value="6402653" calcext:value-type="float">
            <text:p>6402653</text:p>
          </table:table-cell>
          <table:table-cell table:number-columns-repeated="3"/>
        </table:table-row>
        <table:table-row table:style-name="ro1">
          <table:table-cell office:value-type="float" office:value="14656232" calcext:value-type="float">
            <text:p>14656232</text:p>
          </table:table-cell>
          <table:table-cell office:value-type="float" office:value="7121962" calcext:value-type="float">
            <text:p>7121962</text:p>
          </table:table-cell>
          <table:table-cell table:number-columns-repeated="3"/>
        </table:table-row>
        <table:table-row table:style-name="ro1">
          <table:table-cell office:value-type="float" office:value="14358181" calcext:value-type="float">
            <text:p>14358181</text:p>
          </table:table-cell>
          <table:table-cell office:value-type="float" office:value="7214528" calcext:value-type="float">
            <text:p>7214528</text:p>
          </table:table-cell>
          <table:table-cell table:number-columns-repeated="3"/>
        </table:table-row>
        <table:table-row table:style-name="ro1">
          <table:table-cell office:value-type="float" office:value="36980546" calcext:value-type="float">
            <text:p>36980546</text:p>
          </table:table-cell>
          <table:table-cell office:value-type="float" office:value="6174333" calcext:value-type="float">
            <text:p>6174333</text:p>
          </table:table-cell>
          <table:table-cell table:number-columns-repeated="3"/>
        </table:table-row>
        <table:table-row table:style-name="ro1">
          <table:table-cell office:value-type="float" office:value="36399955" calcext:value-type="float">
            <text:p>36399955</text:p>
          </table:table-cell>
          <table:table-cell office:value-type="float" office:value="6168936" calcext:value-type="float">
            <text:p>6168936</text:p>
          </table:table-cell>
          <table:table-cell table:number-columns-repeated="3"/>
        </table:table-row>
        <table:table-row table:style-name="ro1">
          <table:table-cell office:value-type="float" office:value="64738279" calcext:value-type="float">
            <text:p>64738279</text:p>
          </table:table-cell>
          <table:table-cell office:value-type="float" office:value="7403303" calcext:value-type="float">
            <text:p>7403303</text:p>
          </table:table-cell>
          <table:table-cell table:number-columns-repeated="3"/>
        </table:table-row>
        <table:table-row table:style-name="ro1">
          <table:table-cell office:value-type="float" office:value="63267800" calcext:value-type="float">
            <text:p>63267800</text:p>
          </table:table-cell>
          <table:table-cell office:value-type="float" office:value="6043251" calcext:value-type="float">
            <text:p>6043251</text:p>
          </table:table-cell>
          <table:table-cell table:number-columns-repeated="3"/>
        </table:table-row>
        <table:table-row table:style-name="ro1">
          <table:table-cell office:value-type="float" office:value="14388430" calcext:value-type="float">
            <text:p>14388430</text:p>
          </table:table-cell>
          <table:table-cell office:value-type="float" office:value="5923198" calcext:value-type="float">
            <text:p>5923198</text:p>
          </table:table-cell>
          <table:table-cell table:number-columns-repeated="3"/>
        </table:table-row>
        <table:table-row table:style-name="ro1">
          <table:table-cell office:value-type="float" office:value="36562856" calcext:value-type="float">
            <text:p>36562856</text:p>
          </table:table-cell>
          <table:table-cell office:value-type="float" office:value="6263806" calcext:value-type="float">
            <text:p>6263806</text:p>
          </table:table-cell>
          <table:table-cell table:number-columns-repeated="3"/>
        </table:table-row>
        <table:table-row table:style-name="ro1">
          <table:table-cell office:value-type="float" office:value="63373849" calcext:value-type="float">
            <text:p>63373849</text:p>
          </table:table-cell>
          <table:table-cell office:value-type="float" office:value="7568770" calcext:value-type="float">
            <text:p>7568770</text:p>
          </table:table-cell>
          <table:table-cell table:number-columns-repeated="3"/>
        </table:table-row>
        <table:table-row table:style-name="ro1">
          <table:table-cell office:value-type="float" office:value="57963177" calcext:value-type="float">
            <text:p>57963177</text:p>
          </table:table-cell>
          <table:table-cell office:value-type="float" office:value="13062950" calcext:value-type="float">
            <text:p>13062950</text:p>
          </table:table-cell>
          <table:table-cell table:number-columns-repeated="3"/>
        </table:table-row>
        <table:table-row table:style-name="ro1">
          <table:table-cell office:value-type="float" office:value="63169404" calcext:value-type="float">
            <text:p>63169404</text:p>
          </table:table-cell>
          <table:table-cell office:value-type="float" office:value="6055576" calcext:value-type="float">
            <text:p>6055576</text:p>
          </table:table-cell>
          <table:table-cell table:number-columns-repeated="3"/>
        </table:table-row>
        <table:table-row table:style-name="ro1">
          <table:table-cell office:value-type="float" office:value="36364639" calcext:value-type="float">
            <text:p>36364639</text:p>
          </table:table-cell>
          <table:table-cell office:value-type="float" office:value="6436310" calcext:value-type="float">
            <text:p>6436310</text:p>
          </table:table-cell>
          <table:table-cell table:number-columns-repeated="3"/>
        </table:table-row>
        <table:table-row table:style-name="ro1">
          <table:table-cell office:value-type="float" office:value="62416696" calcext:value-type="float">
            <text:p>62416696</text:p>
          </table:table-cell>
          <table:table-cell office:value-type="float" office:value="7416638" calcext:value-type="float">
            <text:p>7416638</text:p>
          </table:table-cell>
          <table:table-cell table:number-columns-repeated="3"/>
        </table:table-row>
        <table:table-row table:style-name="ro1">
          <table:table-cell office:value-type="float" office:value="63239601" calcext:value-type="float">
            <text:p>63239601</text:p>
          </table:table-cell>
          <table:table-cell office:value-type="float" office:value="6042443" calcext:value-type="float">
            <text:p>6042443</text:p>
          </table:table-cell>
          <table:table-cell table:number-columns-repeated="3"/>
        </table:table-row>
        <table:table-row table:style-name="ro1">
          <table:table-cell office:value-type="float" office:value="14577330" calcext:value-type="float">
            <text:p>14577330</text:p>
          </table:table-cell>
          <table:table-cell office:value-type="float" office:value="7190057" calcext:value-type="float">
            <text:p>7190057</text:p>
          </table:table-cell>
          <table:table-cell table:number-columns-repeated="3"/>
        </table:table-row>
        <table:table-row table:style-name="ro1">
          <table:table-cell office:value-type="float" office:value="62290924" calcext:value-type="float">
            <text:p>62290924</text:p>
          </table:table-cell>
          <table:table-cell office:value-type="float" office:value="7502439" calcext:value-type="float">
            <text:p>7502439</text:p>
          </table:table-cell>
          <table:table-cell table:number-columns-repeated="3"/>
        </table:table-row>
        <table:table-row table:style-name="ro1">
          <table:table-cell office:value-type="float" office:value="36830746" calcext:value-type="float">
            <text:p>36830746</text:p>
          </table:table-cell>
          <table:table-cell office:value-type="float" office:value="6785531" calcext:value-type="float">
            <text:p>6785531</text:p>
          </table:table-cell>
          <table:table-cell table:number-columns-repeated="3"/>
        </table:table-row>
        <table:table-row table:style-name="ro1">
          <table:table-cell office:value-type="float" office:value="36350171" calcext:value-type="float">
            <text:p>36350171</text:p>
          </table:table-cell>
          <table:table-cell office:value-type="float" office:value="6315785" calcext:value-type="float">
            <text:p>6315785</text:p>
          </table:table-cell>
          <table:table-cell table:number-columns-repeated="3"/>
        </table:table-row>
        <table:table-row table:style-name="ro1">
          <table:table-cell office:value-type="float" office:value="63032592" calcext:value-type="float">
            <text:p>63032592</text:p>
          </table:table-cell>
          <table:table-cell office:value-type="float" office:value="8061664" calcext:value-type="float">
            <text:p>8061664</text:p>
          </table:table-cell>
          <table:table-cell table:number-columns-repeated="3"/>
        </table:table-row>
        <table:table-row table:style-name="ro1">
          <table:table-cell office:value-type="float" office:value="36791666" calcext:value-type="float">
            <text:p>36791666</text:p>
          </table:table-cell>
          <table:table-cell office:value-type="float" office:value="6510706" calcext:value-type="float">
            <text:p>6510706</text:p>
          </table:table-cell>
          <table:table-cell table:number-columns-repeated="3"/>
        </table:table-row>
        <table:table-row table:style-name="ro1">
          <table:table-cell office:value-type="float" office:value="36960068" calcext:value-type="float">
            <text:p>36960068</text:p>
          </table:table-cell>
          <table:table-cell office:value-type="float" office:value="6133681" calcext:value-type="float">
            <text:p>6133681</text:p>
          </table:table-cell>
          <table:table-cell table:number-columns-repeated="3"/>
        </table:table-row>
        <table:table-row table:style-name="ro1">
          <table:table-cell office:value-type="float" office:value="37109971" calcext:value-type="float">
            <text:p>37109971</text:p>
          </table:table-cell>
          <table:table-cell office:value-type="float" office:value="8247297" calcext:value-type="float">
            <text:p>8247297</text:p>
          </table:table-cell>
          <table:table-cell table:number-columns-repeated="3"/>
        </table:table-row>
        <table:table-row table:style-name="ro1">
          <table:table-cell office:value-type="float" office:value="37062903" calcext:value-type="float">
            <text:p>37062903</text:p>
          </table:table-cell>
          <table:table-cell office:value-type="float" office:value="6456278" calcext:value-type="float">
            <text:p>6456278</text:p>
          </table:table-cell>
          <table:table-cell table:number-columns-repeated="3"/>
        </table:table-row>
        <table:table-row table:style-name="ro1">
          <table:table-cell office:value-type="float" office:value="14447648" calcext:value-type="float">
            <text:p>14447648</text:p>
          </table:table-cell>
          <table:table-cell office:value-type="float" office:value="7157287" calcext:value-type="float">
            <text:p>7157287</text:p>
          </table:table-cell>
          <table:table-cell table:number-columns-repeated="3"/>
        </table:table-row>
        <table:table-row table:style-name="ro1">
          <table:table-cell office:value-type="float" office:value="36976899" calcext:value-type="float">
            <text:p>36976899</text:p>
          </table:table-cell>
          <table:table-cell office:value-type="float" office:value="8342153" calcext:value-type="float">
            <text:p>8342153</text:p>
          </table:table-cell>
          <table:table-cell table:number-columns-repeated="3"/>
        </table:table-row>
        <table:table-row table:style-name="ro1">
          <table:table-cell office:value-type="float" office:value="37459670" calcext:value-type="float">
            <text:p>37459670</text:p>
          </table:table-cell>
          <table:table-cell office:value-type="float" office:value="7040997" calcext:value-type="float">
            <text:p>7040997</text:p>
          </table:table-cell>
          <table:table-cell table:number-columns-repeated="3"/>
        </table:table-row>
        <table:table-row table:style-name="ro1">
          <table:table-cell office:value-type="float" office:value="63612487" calcext:value-type="float">
            <text:p>63612487</text:p>
          </table:table-cell>
          <table:table-cell office:value-type="float" office:value="6003331" calcext:value-type="float">
            <text:p>6003331</text:p>
          </table:table-cell>
          <table:table-cell table:number-columns-repeated="3"/>
        </table:table-row>
        <table:table-row table:style-name="ro1">
          <table:table-cell office:value-type="float" office:value="14372642" calcext:value-type="float">
            <text:p>14372642</text:p>
          </table:table-cell>
          <table:table-cell office:value-type="float" office:value="7263342" calcext:value-type="float">
            <text:p>7263342</text:p>
          </table:table-cell>
          <table:table-cell table:number-columns-repeated="3"/>
        </table:table-row>
        <table:table-row table:style-name="ro1">
          <table:table-cell office:value-type="float" office:value="36034952" calcext:value-type="float">
            <text:p>36034952</text:p>
          </table:table-cell>
          <table:table-cell office:value-type="float" office:value="8148665" calcext:value-type="float">
            <text:p>8148665</text:p>
          </table:table-cell>
          <table:table-cell table:number-columns-repeated="3"/>
        </table:table-row>
        <table:table-row table:style-name="ro1">
          <table:table-cell office:value-type="float" office:value="14554475" calcext:value-type="float">
            <text:p>14554475</text:p>
          </table:table-cell>
          <table:table-cell office:value-type="float" office:value="7421555" calcext:value-type="float">
            <text:p>7421555</text:p>
          </table:table-cell>
          <table:table-cell table:number-columns-repeated="3"/>
        </table:table-row>
        <table:table-row table:style-name="ro1">
          <table:table-cell office:value-type="float" office:value="63036524" calcext:value-type="float">
            <text:p>63036524</text:p>
          </table:table-cell>
          <table:table-cell office:value-type="float" office:value="5889960" calcext:value-type="float">
            <text:p>5889960</text:p>
          </table:table-cell>
          <table:table-cell table:number-columns-repeated="3"/>
        </table:table-row>
        <table:table-row table:style-name="ro1">
          <table:table-cell office:value-type="float" office:value="15685018" calcext:value-type="float">
            <text:p>15685018</text:p>
          </table:table-cell>
          <table:table-cell office:value-type="float" office:value="7279393" calcext:value-type="float">
            <text:p>7279393</text:p>
          </table:table-cell>
          <table:table-cell table:number-columns-repeated="3"/>
        </table:table-row>
        <table:table-row table:style-name="ro1">
          <table:table-cell office:value-type="float" office:value="62630432" calcext:value-type="float">
            <text:p>62630432</text:p>
          </table:table-cell>
          <table:table-cell office:value-type="float" office:value="7470031" calcext:value-type="float">
            <text:p>7470031</text:p>
          </table:table-cell>
          <table:table-cell table:number-columns-repeated="3"/>
        </table:table-row>
        <table:table-row table:style-name="ro1">
          <table:table-cell office:value-type="float" office:value="67223196" calcext:value-type="float">
            <text:p>67223196</text:p>
          </table:table-cell>
          <table:table-cell office:value-type="float" office:value="6075842" calcext:value-type="float">
            <text:p>6075842</text:p>
          </table:table-cell>
          <table:table-cell table:number-columns-repeated="3"/>
        </table:table-row>
        <table:table-row table:style-name="ro1">
          <table:table-cell office:value-type="float" office:value="36964172" calcext:value-type="float">
            <text:p>36964172</text:p>
          </table:table-cell>
          <table:table-cell office:value-type="float" office:value="7842777" calcext:value-type="float">
            <text:p>7842777</text:p>
          </table:table-cell>
          <table:table-cell table:number-columns-repeated="3"/>
        </table:table-row>
        <table:table-row table:style-name="ro1">
          <table:table-cell office:value-type="float" office:value="37285406" calcext:value-type="float">
            <text:p>37285406</text:p>
          </table:table-cell>
          <table:table-cell office:value-type="float" office:value="7801187" calcext:value-type="float">
            <text:p>7801187</text:p>
          </table:table-cell>
          <table:table-cell table:number-columns-repeated="3"/>
        </table:table-row>
        <table:table-row table:style-name="ro1">
          <table:table-cell office:value-type="float" office:value="36556457" calcext:value-type="float">
            <text:p>36556457</text:p>
          </table:table-cell>
          <table:table-cell office:value-type="float" office:value="6221381" calcext:value-type="float">
            <text:p>6221381</text:p>
          </table:table-cell>
          <table:table-cell table:number-columns-repeated="3"/>
        </table:table-row>
        <table:table-row table:style-name="ro1">
          <table:table-cell office:value-type="float" office:value="14683579" calcext:value-type="float">
            <text:p>14683579</text:p>
          </table:table-cell>
          <table:table-cell office:value-type="float" office:value="7389652" calcext:value-type="float">
            <text:p>7389652</text:p>
          </table:table-cell>
          <table:table-cell table:number-columns-repeated="3"/>
        </table:table-row>
        <table:table-row table:style-name="ro1">
          <table:table-cell office:value-type="float" office:value="36735705" calcext:value-type="float">
            <text:p>36735705</text:p>
          </table:table-cell>
          <table:table-cell office:value-type="float" office:value="6360861" calcext:value-type="float">
            <text:p>6360861</text:p>
          </table:table-cell>
          <table:table-cell table:number-columns-repeated="3"/>
        </table:table-row>
        <table:table-row table:style-name="ro1">
          <table:table-cell office:value-type="float" office:value="36841029" calcext:value-type="float">
            <text:p>36841029</text:p>
          </table:table-cell>
          <table:table-cell office:value-type="float" office:value="6353996" calcext:value-type="float">
            <text:p>6353996</text:p>
          </table:table-cell>
          <table:table-cell table:number-columns-repeated="3"/>
        </table:table-row>
        <table:table-row table:style-name="ro1">
          <table:table-cell office:value-type="float" office:value="36623947" calcext:value-type="float">
            <text:p>36623947</text:p>
          </table:table-cell>
          <table:table-cell office:value-type="float" office:value="6223376" calcext:value-type="float">
            <text:p>6223376</text:p>
          </table:table-cell>
          <table:table-cell table:number-columns-repeated="3"/>
        </table:table-row>
        <table:table-row table:style-name="ro1">
          <table:table-cell office:value-type="float" office:value="50761047" calcext:value-type="float">
            <text:p>50761047</text:p>
          </table:table-cell>
          <table:table-cell office:value-type="float" office:value="11733097" calcext:value-type="float">
            <text:p>11733097</text:p>
          </table:table-cell>
          <table:table-cell table:number-columns-repeated="3"/>
        </table:table-row>
        <table:table-row table:style-name="ro1">
          <table:table-cell office:value-type="float" office:value="62885490" calcext:value-type="float">
            <text:p>62885490</text:p>
          </table:table-cell>
          <table:table-cell office:value-type="float" office:value="7501183" calcext:value-type="float">
            <text:p>7501183</text:p>
          </table:table-cell>
          <table:table-cell table:number-columns-repeated="3"/>
        </table:table-row>
        <table:table-row table:style-name="ro1">
          <table:table-cell office:value-type="float" office:value="36775143" calcext:value-type="float">
            <text:p>36775143</text:p>
          </table:table-cell>
          <table:table-cell office:value-type="float" office:value="8128682" calcext:value-type="float">
            <text:p>8128682</text:p>
          </table:table-cell>
          <table:table-cell table:number-columns-repeated="3"/>
        </table:table-row>
        <table:table-row table:style-name="ro1">
          <table:table-cell office:value-type="float" office:value="37435363" calcext:value-type="float">
            <text:p>37435363</text:p>
          </table:table-cell>
          <table:table-cell office:value-type="float" office:value="6551776" calcext:value-type="float">
            <text:p>6551776</text:p>
          </table:table-cell>
          <table:table-cell table:number-columns-repeated="3"/>
        </table:table-row>
        <table:table-row table:style-name="ro1">
          <table:table-cell office:value-type="float" office:value="63383633" calcext:value-type="float">
            <text:p>63383633</text:p>
          </table:table-cell>
          <table:table-cell office:value-type="float" office:value="5873943" calcext:value-type="float">
            <text:p>5873943</text:p>
          </table:table-cell>
          <table:table-cell table:number-columns-repeated="3"/>
        </table:table-row>
        <table:table-row table:style-name="ro1">
          <table:table-cell office:value-type="float" office:value="66946660" calcext:value-type="float">
            <text:p>66946660</text:p>
          </table:table-cell>
          <table:table-cell office:value-type="float" office:value="7370281" calcext:value-type="float">
            <text:p>7370281</text:p>
          </table:table-cell>
          <table:table-cell table:number-columns-repeated="3"/>
        </table:table-row>
        <table:table-row table:style-name="ro1">
          <table:table-cell office:value-type="float" office:value="14658245" calcext:value-type="float">
            <text:p>14658245</text:p>
          </table:table-cell>
          <table:table-cell office:value-type="float" office:value="5980620" calcext:value-type="float">
            <text:p>5980620</text:p>
          </table:table-cell>
          <table:table-cell table:number-columns-repeated="3"/>
        </table:table-row>
        <table:table-row table:style-name="ro1">
          <table:table-cell office:value-type="float" office:value="37085221" calcext:value-type="float">
            <text:p>37085221</text:p>
          </table:table-cell>
          <table:table-cell office:value-type="float" office:value="7834534" calcext:value-type="float">
            <text:p>7834534</text:p>
          </table:table-cell>
          <table:table-cell table:number-columns-repeated="3"/>
        </table:table-row>
        <table:table-row table:style-name="ro1">
          <table:table-cell office:value-type="float" office:value="63089146" calcext:value-type="float">
            <text:p>63089146</text:p>
          </table:table-cell>
          <table:table-cell office:value-type="float" office:value="6350824" calcext:value-type="float">
            <text:p>6350824</text:p>
          </table:table-cell>
          <table:table-cell table:number-columns-repeated="3"/>
        </table:table-row>
        <table:table-row table:style-name="ro1">
          <table:table-cell office:value-type="float" office:value="62817017" calcext:value-type="float">
            <text:p>62817017</text:p>
          </table:table-cell>
          <table:table-cell office:value-type="float" office:value="7365679" calcext:value-type="float">
            <text:p>7365679</text:p>
          </table:table-cell>
          <table:table-cell table:number-columns-repeated="3"/>
        </table:table-row>
        <table:table-row table:style-name="ro1">
          <table:table-cell office:value-type="float" office:value="62830273" calcext:value-type="float">
            <text:p>62830273</text:p>
          </table:table-cell>
          <table:table-cell office:value-type="float" office:value="5990054" calcext:value-type="float">
            <text:p>5990054</text:p>
          </table:table-cell>
          <table:table-cell table:number-columns-repeated="3"/>
        </table:table-row>
        <table:table-row table:style-name="ro1">
          <table:table-cell office:value-type="float" office:value="36891052" calcext:value-type="float">
            <text:p>36891052</text:p>
          </table:table-cell>
          <table:table-cell office:value-type="float" office:value="6993112" calcext:value-type="float">
            <text:p>6993112</text:p>
          </table:table-cell>
          <table:table-cell table:number-columns-repeated="3"/>
        </table:table-row>
        <table:table-row table:style-name="ro1">
          <table:table-cell office:value-type="float" office:value="63313590" calcext:value-type="float">
            <text:p>63313590</text:p>
          </table:table-cell>
          <table:table-cell office:value-type="float" office:value="5950835" calcext:value-type="float">
            <text:p>5950835</text:p>
          </table:table-cell>
          <table:table-cell table:number-columns-repeated="3"/>
        </table:table-row>
        <table:table-row table:style-name="ro1">
          <table:table-cell office:value-type="float" office:value="14784372" calcext:value-type="float">
            <text:p>14784372</text:p>
          </table:table-cell>
          <table:table-cell office:value-type="float" office:value="7159584" calcext:value-type="float">
            <text:p>7159584</text:p>
          </table:table-cell>
          <table:table-cell table:number-columns-repeated="3"/>
        </table:table-row>
        <table:table-row table:style-name="ro1">
          <table:table-cell office:value-type="float" office:value="62176915" calcext:value-type="float">
            <text:p>62176915</text:p>
          </table:table-cell>
          <table:table-cell office:value-type="float" office:value="6331889" calcext:value-type="float">
            <text:p>6331889</text:p>
          </table:table-cell>
          <table:table-cell table:number-columns-repeated="3"/>
        </table:table-row>
        <table:table-row table:style-name="ro1">
          <table:table-cell office:value-type="float" office:value="48907208" calcext:value-type="float">
            <text:p>48907208</text:p>
          </table:table-cell>
          <table:table-cell office:value-type="float" office:value="12142121" calcext:value-type="float">
            <text:p>12142121</text:p>
          </table:table-cell>
          <table:table-cell table:number-columns-repeated="3"/>
        </table:table-row>
        <table:table-row table:style-name="ro1">
          <table:table-cell office:value-type="float" office:value="15651839" calcext:value-type="float">
            <text:p>15651839</text:p>
          </table:table-cell>
          <table:table-cell office:value-type="float" office:value="7453691" calcext:value-type="float">
            <text:p>7453691</text:p>
          </table:table-cell>
          <table:table-cell table:number-columns-repeated="3"/>
        </table:table-row>
        <table:table-row table:style-name="ro1">
          <table:table-cell office:value-type="float" office:value="14627370" calcext:value-type="float">
            <text:p>14627370</text:p>
          </table:table-cell>
          <table:table-cell office:value-type="float" office:value="7265113" calcext:value-type="float">
            <text:p>7265113</text:p>
          </table:table-cell>
          <table:table-cell table:number-columns-repeated="3"/>
        </table:table-row>
        <table:table-row table:style-name="ro1">
          <table:table-cell office:value-type="float" office:value="36646498" calcext:value-type="float">
            <text:p>36646498</text:p>
          </table:table-cell>
          <table:table-cell office:value-type="float" office:value="8844385" calcext:value-type="float">
            <text:p>8844385</text:p>
          </table:table-cell>
          <table:table-cell table:number-columns-repeated="3"/>
        </table:table-row>
        <table:table-row table:style-name="ro1">
          <table:table-cell office:value-type="float" office:value="36667803" calcext:value-type="float">
            <text:p>36667803</text:p>
          </table:table-cell>
          <table:table-cell office:value-type="float" office:value="6473889" calcext:value-type="float">
            <text:p>6473889</text:p>
          </table:table-cell>
          <table:table-cell table:number-columns-repeated="3"/>
        </table:table-row>
        <table:table-row table:style-name="ro1">
          <table:table-cell office:value-type="float" office:value="64256094" calcext:value-type="float">
            <text:p>64256094</text:p>
          </table:table-cell>
          <table:table-cell office:value-type="float" office:value="7462815" calcext:value-type="float">
            <text:p>7462815</text:p>
          </table:table-cell>
          <table:table-cell table:number-columns-repeated="3"/>
        </table:table-row>
        <table:table-row table:style-name="ro1">
          <table:table-cell office:value-type="float" office:value="36300086" calcext:value-type="float">
            <text:p>36300086</text:p>
          </table:table-cell>
          <table:table-cell office:value-type="float" office:value="6203539" calcext:value-type="float">
            <text:p>6203539</text:p>
          </table:table-cell>
          <table:table-cell table:number-columns-repeated="3"/>
        </table:table-row>
        <table:table-row table:style-name="ro1">
          <table:table-cell office:value-type="float" office:value="36808198" calcext:value-type="float">
            <text:p>36808198</text:p>
          </table:table-cell>
          <table:table-cell office:value-type="float" office:value="6552051" calcext:value-type="float">
            <text:p>6552051</text:p>
          </table:table-cell>
          <table:table-cell table:number-columns-repeated="3"/>
        </table:table-row>
        <table:table-row table:style-name="ro1">
          <table:table-cell office:value-type="float" office:value="36577999" calcext:value-type="float">
            <text:p>36577999</text:p>
          </table:table-cell>
          <table:table-cell office:value-type="float" office:value="6459697" calcext:value-type="float">
            <text:p>6459697</text:p>
          </table:table-cell>
          <table:table-cell table:number-columns-repeated="3"/>
        </table:table-row>
        <table:table-row table:style-name="ro1">
          <table:table-cell office:value-type="float" office:value="14435138" calcext:value-type="float">
            <text:p>14435138</text:p>
          </table:table-cell>
          <table:table-cell office:value-type="float" office:value="7208990" calcext:value-type="float">
            <text:p>7208990</text:p>
          </table:table-cell>
          <table:table-cell table:number-columns-repeated="3"/>
        </table:table-row>
        <table:table-row table:style-name="ro1">
          <table:table-cell office:value-type="float" office:value="36490025" calcext:value-type="float">
            <text:p>36490025</text:p>
          </table:table-cell>
          <table:table-cell office:value-type="float" office:value="6380577" calcext:value-type="float">
            <text:p>6380577</text:p>
          </table:table-cell>
          <table:table-cell table:number-columns-repeated="3"/>
        </table:table-row>
        <table:table-row table:style-name="ro1">
          <table:table-cell office:value-type="float" office:value="62715051" calcext:value-type="float">
            <text:p>62715051</text:p>
          </table:table-cell>
          <table:table-cell office:value-type="float" office:value="7446660" calcext:value-type="float">
            <text:p>7446660</text:p>
          </table:table-cell>
          <table:table-cell table:number-columns-repeated="3"/>
        </table:table-row>
        <table:table-row table:style-name="ro1">
          <table:table-cell office:value-type="float" office:value="36968163" calcext:value-type="float">
            <text:p>36968163</text:p>
          </table:table-cell>
          <table:table-cell office:value-type="float" office:value="8607181" calcext:value-type="float">
            <text:p>8607181</text:p>
          </table:table-cell>
          <table:table-cell table:number-columns-repeated="3"/>
        </table:table-row>
        <table:table-row table:style-name="ro1">
          <table:table-cell office:value-type="float" office:value="62697498" calcext:value-type="float">
            <text:p>62697498</text:p>
          </table:table-cell>
          <table:table-cell office:value-type="float" office:value="7618827" calcext:value-type="float">
            <text:p>7618827</text:p>
          </table:table-cell>
          <table:table-cell table:number-columns-repeated="3"/>
        </table:table-row>
        <table:table-row table:style-name="ro1">
          <table:table-cell office:value-type="float" office:value="14873693" calcext:value-type="float">
            <text:p>14873693</text:p>
          </table:table-cell>
          <table:table-cell office:value-type="float" office:value="7162940" calcext:value-type="float">
            <text:p>7162940</text:p>
          </table:table-cell>
          <table:table-cell table:number-columns-repeated="3"/>
        </table:table-row>
        <table:table-row table:style-name="ro1">
          <table:table-cell office:value-type="float" office:value="37609700" calcext:value-type="float">
            <text:p>37609700</text:p>
          </table:table-cell>
          <table:table-cell office:value-type="float" office:value="6188929" calcext:value-type="float">
            <text:p>6188929</text:p>
          </table:table-cell>
          <table:table-cell table:number-columns-repeated="3"/>
        </table:table-row>
        <table:table-row table:style-name="ro1">
          <table:table-cell office:value-type="float" office:value="63018006" calcext:value-type="float">
            <text:p>63018006</text:p>
          </table:table-cell>
          <table:table-cell office:value-type="float" office:value="7458401" calcext:value-type="float">
            <text:p>7458401</text:p>
          </table:table-cell>
          <table:table-cell table:number-columns-repeated="3"/>
        </table:table-row>
        <table:table-row table:style-name="ro1">
          <table:table-cell office:value-type="float" office:value="68788854" calcext:value-type="float">
            <text:p>68788854</text:p>
          </table:table-cell>
          <table:table-cell office:value-type="float" office:value="6305831" calcext:value-type="float">
            <text:p>6305831</text:p>
          </table:table-cell>
          <table:table-cell table:number-columns-repeated="3"/>
        </table:table-row>
        <table:table-row table:style-name="ro1">
          <table:table-cell office:value-type="float" office:value="14503708" calcext:value-type="float">
            <text:p>14503708</text:p>
          </table:table-cell>
          <table:table-cell office:value-type="float" office:value="6205446" calcext:value-type="float">
            <text:p>6205446</text:p>
          </table:table-cell>
          <table:table-cell table:number-columns-repeated="3"/>
        </table:table-row>
        <table:table-row table:style-name="ro1">
          <table:table-cell office:value-type="float" office:value="64400047" calcext:value-type="float">
            <text:p>64400047</text:p>
          </table:table-cell>
          <table:table-cell office:value-type="float" office:value="7449231" calcext:value-type="float">
            <text:p>7449231</text:p>
          </table:table-cell>
          <table:table-cell table:number-columns-repeated="3"/>
        </table:table-row>
        <table:table-row table:style-name="ro1">
          <table:table-cell office:value-type="float" office:value="36781088" calcext:value-type="float">
            <text:p>36781088</text:p>
          </table:table-cell>
          <table:table-cell office:value-type="float" office:value="6085424" calcext:value-type="float">
            <text:p>6085424</text:p>
          </table:table-cell>
          <table:table-cell table:number-columns-repeated="3"/>
        </table:table-row>
        <table:table-row table:style-name="ro1">
          <table:table-cell office:value-type="float" office:value="37242489" calcext:value-type="float">
            <text:p>37242489</text:p>
          </table:table-cell>
          <table:table-cell office:value-type="float" office:value="8200535" calcext:value-type="float">
            <text:p>8200535</text:p>
          </table:table-cell>
          <table:table-cell table:number-columns-repeated="3"/>
        </table:table-row>
        <table:table-row table:style-name="ro1">
          <table:table-cell office:value-type="float" office:value="62543975" calcext:value-type="float">
            <text:p>62543975</text:p>
          </table:table-cell>
          <table:table-cell office:value-type="float" office:value="6112016" calcext:value-type="float">
            <text:p>6112016</text:p>
          </table:table-cell>
          <table:table-cell table:number-columns-repeated="3"/>
        </table:table-row>
        <table:table-row table:style-name="ro1">
          <table:table-cell office:value-type="float" office:value="62963968" calcext:value-type="float">
            <text:p>62963968</text:p>
          </table:table-cell>
          <table:table-cell office:value-type="float" office:value="7435713" calcext:value-type="float">
            <text:p>7435713</text:p>
          </table:table-cell>
          <table:table-cell table:number-columns-repeated="3"/>
        </table:table-row>
        <table:table-row table:style-name="ro1">
          <table:table-cell office:value-type="float" office:value="63064834" calcext:value-type="float">
            <text:p>63064834</text:p>
          </table:table-cell>
          <table:table-cell office:value-type="float" office:value="7473866" calcext:value-type="float">
            <text:p>7473866</text:p>
          </table:table-cell>
          <table:table-cell table:number-columns-repeated="3"/>
        </table:table-row>
        <table:table-row table:style-name="ro1">
          <table:table-cell office:value-type="float" office:value="36653094" calcext:value-type="float">
            <text:p>36653094</text:p>
          </table:table-cell>
          <table:table-cell office:value-type="float" office:value="6614042" calcext:value-type="float">
            <text:p>6614042</text:p>
          </table:table-cell>
          <table:table-cell table:number-columns-repeated="3"/>
        </table:table-row>
        <table:table-row table:style-name="ro1">
          <table:table-cell office:value-type="float" office:value="63273548" calcext:value-type="float">
            <text:p>63273548</text:p>
          </table:table-cell>
          <table:table-cell office:value-type="float" office:value="7432812" calcext:value-type="float">
            <text:p>7432812</text:p>
          </table:table-cell>
          <table:table-cell table:number-columns-repeated="3"/>
        </table:table-row>
        <table:table-row table:style-name="ro1">
          <table:table-cell office:value-type="float" office:value="36580851" calcext:value-type="float">
            <text:p>36580851</text:p>
          </table:table-cell>
          <table:table-cell office:value-type="float" office:value="6397281" calcext:value-type="float">
            <text:p>6397281</text:p>
          </table:table-cell>
          <table:table-cell table:number-columns-repeated="3"/>
        </table:table-row>
        <table:table-row table:style-name="ro1">
          <table:table-cell office:value-type="float" office:value="62695211" calcext:value-type="float">
            <text:p>62695211</text:p>
          </table:table-cell>
          <table:table-cell office:value-type="float" office:value="7652835" calcext:value-type="float">
            <text:p>7652835</text:p>
          </table:table-cell>
          <table:table-cell table:number-columns-repeated="3"/>
        </table:table-row>
        <table:table-row table:style-name="ro1">
          <table:table-cell office:value-type="float" office:value="36979921" calcext:value-type="float">
            <text:p>36979921</text:p>
          </table:table-cell>
          <table:table-cell office:value-type="float" office:value="6193823" calcext:value-type="float">
            <text:p>6193823</text:p>
          </table:table-cell>
          <table:table-cell table:number-columns-repeated="3"/>
        </table:table-row>
        <table:table-row table:style-name="ro1">
          <table:table-cell office:value-type="float" office:value="36514352" calcext:value-type="float">
            <text:p>36514352</text:p>
          </table:table-cell>
          <table:table-cell office:value-type="float" office:value="6436272" calcext:value-type="float">
            <text:p>6436272</text:p>
          </table:table-cell>
          <table:table-cell table:number-columns-repeated="3"/>
        </table:table-row>
        <table:table-row table:style-name="ro1">
          <table:table-cell office:value-type="float" office:value="36384423" calcext:value-type="float">
            <text:p>36384423</text:p>
          </table:table-cell>
          <table:table-cell office:value-type="float" office:value="6649240" calcext:value-type="float">
            <text:p>6649240</text:p>
          </table:table-cell>
          <table:table-cell table:number-columns-repeated="3"/>
        </table:table-row>
        <table:table-row table:style-name="ro1">
          <table:table-cell office:value-type="float" office:value="43554196" calcext:value-type="float">
            <text:p>43554196</text:p>
          </table:table-cell>
          <table:table-cell office:value-type="float" office:value="7508051" calcext:value-type="float">
            <text:p>7508051</text:p>
          </table:table-cell>
          <table:table-cell table:number-columns-repeated="3"/>
        </table:table-row>
        <table:table-row table:style-name="ro1">
          <table:table-cell office:value-type="float" office:value="66893067" calcext:value-type="float">
            <text:p>66893067</text:p>
          </table:table-cell>
          <table:table-cell office:value-type="float" office:value="7486191" calcext:value-type="float">
            <text:p>7486191</text:p>
          </table:table-cell>
          <table:table-cell table:number-columns-repeated="3"/>
        </table:table-row>
        <table:table-row table:style-name="ro1">
          <table:table-cell office:value-type="float" office:value="36651404" calcext:value-type="float">
            <text:p>36651404</text:p>
          </table:table-cell>
          <table:table-cell office:value-type="float" office:value="6353525" calcext:value-type="float">
            <text:p>6353525</text:p>
          </table:table-cell>
          <table:table-cell table:number-columns-repeated="3"/>
        </table:table-row>
        <table:table-row table:style-name="ro1">
          <table:table-cell office:value-type="float" office:value="37103569" calcext:value-type="float">
            <text:p>37103569</text:p>
          </table:table-cell>
          <table:table-cell office:value-type="float" office:value="7818929" calcext:value-type="float">
            <text:p>7818929</text:p>
          </table:table-cell>
          <table:table-cell table:number-columns-repeated="3"/>
        </table:table-row>
        <table:table-row table:style-name="ro1">
          <table:table-cell office:value-type="float" office:value="36842031" calcext:value-type="float">
            <text:p>36842031</text:p>
          </table:table-cell>
          <table:table-cell office:value-type="float" office:value="7692589" calcext:value-type="float">
            <text:p>7692589</text:p>
          </table:table-cell>
          <table:table-cell table:number-columns-repeated="3"/>
        </table:table-row>
        <table:table-row table:style-name="ro1">
          <table:table-cell office:value-type="float" office:value="36566527" calcext:value-type="float">
            <text:p>36566527</text:p>
          </table:table-cell>
          <table:table-cell office:value-type="float" office:value="6190994" calcext:value-type="float">
            <text:p>6190994</text:p>
          </table:table-cell>
          <table:table-cell table:number-columns-repeated="3"/>
        </table:table-row>
        <table:table-row table:style-name="ro1">
          <table:table-cell office:value-type="float" office:value="36868153" calcext:value-type="float">
            <text:p>36868153</text:p>
          </table:table-cell>
          <table:table-cell office:value-type="float" office:value="6577577" calcext:value-type="float">
            <text:p>6577577</text:p>
          </table:table-cell>
          <table:table-cell table:number-columns-repeated="3"/>
        </table:table-row>
        <table:table-row table:style-name="ro1">
          <table:table-cell office:value-type="float" office:value="63742541" calcext:value-type="float">
            <text:p>63742541</text:p>
          </table:table-cell>
          <table:table-cell office:value-type="float" office:value="6047639" calcext:value-type="float">
            <text:p>6047639</text:p>
          </table:table-cell>
          <table:table-cell table:number-columns-repeated="3"/>
        </table:table-row>
        <table:table-row table:style-name="ro1">
          <table:table-cell office:value-type="float" office:value="37139187" calcext:value-type="float">
            <text:p>37139187</text:p>
          </table:table-cell>
          <table:table-cell office:value-type="float" office:value="6348984" calcext:value-type="float">
            <text:p>6348984</text:p>
          </table:table-cell>
          <table:table-cell table:number-columns-repeated="3"/>
        </table:table-row>
        <table:table-row table:style-name="ro1">
          <table:table-cell office:value-type="float" office:value="36516643" calcext:value-type="float">
            <text:p>36516643</text:p>
          </table:table-cell>
          <table:table-cell office:value-type="float" office:value="6698065" calcext:value-type="float">
            <text:p>6698065</text:p>
          </table:table-cell>
          <table:table-cell table:number-columns-repeated="3"/>
        </table:table-row>
        <table:table-row table:style-name="ro1">
          <table:table-cell office:value-type="float" office:value="62893255" calcext:value-type="float">
            <text:p>62893255</text:p>
          </table:table-cell>
          <table:table-cell office:value-type="float" office:value="6102762" calcext:value-type="float">
            <text:p>6102762</text:p>
          </table:table-cell>
          <table:table-cell table:number-columns-repeated="3"/>
        </table:table-row>
        <table:table-row table:style-name="ro1">
          <table:table-cell office:value-type="float" office:value="36321037" calcext:value-type="float">
            <text:p>36321037</text:p>
          </table:table-cell>
          <table:table-cell office:value-type="float" office:value="6488222" calcext:value-type="float">
            <text:p>6488222</text:p>
          </table:table-cell>
          <table:table-cell table:number-columns-repeated="3"/>
        </table:table-row>
        <table:table-row table:style-name="ro1">
          <table:table-cell office:value-type="float" office:value="64275093" calcext:value-type="float">
            <text:p>64275093</text:p>
          </table:table-cell>
          <table:table-cell office:value-type="float" office:value="7512703" calcext:value-type="float">
            <text:p>7512703</text:p>
          </table:table-cell>
          <table:table-cell table:number-columns-repeated="3"/>
        </table:table-row>
        <table:table-row table:style-name="ro1">
          <table:table-cell office:value-type="float" office:value="14780738" calcext:value-type="float">
            <text:p>14780738</text:p>
          </table:table-cell>
          <table:table-cell office:value-type="float" office:value="7219995" calcext:value-type="float">
            <text:p>7219995</text:p>
          </table:table-cell>
          <table:table-cell table:number-columns-repeated="3"/>
        </table:table-row>
        <table:table-row table:style-name="ro1">
          <table:table-cell office:value-type="float" office:value="36588325" calcext:value-type="float">
            <text:p>36588325</text:p>
          </table:table-cell>
          <table:table-cell office:value-type="float" office:value="8710703" calcext:value-type="float">
            <text:p>8710703</text:p>
          </table:table-cell>
          <table:table-cell table:number-columns-repeated="3"/>
        </table:table-row>
        <table:table-row table:style-name="ro1">
          <table:table-cell office:value-type="float" office:value="38714685" calcext:value-type="float">
            <text:p>38714685</text:p>
          </table:table-cell>
          <table:table-cell office:value-type="float" office:value="6653602" calcext:value-type="float">
            <text:p>6653602</text:p>
          </table:table-cell>
          <table:table-cell table:number-columns-repeated="3"/>
        </table:table-row>
        <table:table-row table:style-name="ro1">
          <table:table-cell office:value-type="float" office:value="65802922" calcext:value-type="float">
            <text:p>65802922</text:p>
          </table:table-cell>
          <table:table-cell office:value-type="float" office:value="6283170" calcext:value-type="float">
            <text:p>6283170</text:p>
          </table:table-cell>
          <table:table-cell table:number-columns-repeated="3"/>
        </table:table-row>
        <table:table-row table:style-name="ro1">
          <table:table-cell office:value-type="float" office:value="37123215" calcext:value-type="float">
            <text:p>37123215</text:p>
          </table:table-cell>
          <table:table-cell office:value-type="float" office:value="6323502" calcext:value-type="float">
            <text:p>6323502</text:p>
          </table:table-cell>
          <table:table-cell table:number-columns-repeated="3"/>
        </table:table-row>
        <table:table-row table:style-name="ro1">
          <table:table-cell office:value-type="float" office:value="37396825" calcext:value-type="float">
            <text:p>37396825</text:p>
          </table:table-cell>
          <table:table-cell office:value-type="float" office:value="6140656" calcext:value-type="float">
            <text:p>6140656</text:p>
          </table:table-cell>
          <table:table-cell table:number-columns-repeated="3"/>
        </table:table-row>
        <table:table-row table:style-name="ro1">
          <table:table-cell office:value-type="float" office:value="36652276" calcext:value-type="float">
            <text:p>36652276</text:p>
          </table:table-cell>
          <table:table-cell office:value-type="float" office:value="6398043" calcext:value-type="float">
            <text:p>6398043</text:p>
          </table:table-cell>
          <table:table-cell table:number-columns-repeated="3"/>
        </table:table-row>
        <table:table-row table:style-name="ro1">
          <table:table-cell office:value-type="float" office:value="36776203" calcext:value-type="float">
            <text:p>36776203</text:p>
          </table:table-cell>
          <table:table-cell office:value-type="float" office:value="6238045" calcext:value-type="float">
            <text:p>6238045</text:p>
          </table:table-cell>
          <table:table-cell table:number-columns-repeated="3"/>
        </table:table-row>
        <table:table-row table:style-name="ro1">
          <table:table-cell office:value-type="float" office:value="36905588" calcext:value-type="float">
            <text:p>36905588</text:p>
          </table:table-cell>
          <table:table-cell office:value-type="float" office:value="8166632" calcext:value-type="float">
            <text:p>8166632</text:p>
          </table:table-cell>
          <table:table-cell table:number-columns-repeated="3"/>
        </table:table-row>
        <table:table-row table:style-name="ro1">
          <table:table-cell office:value-type="float" office:value="14732212" calcext:value-type="float">
            <text:p>14732212</text:p>
          </table:table-cell>
          <table:table-cell office:value-type="float" office:value="7605041" calcext:value-type="float">
            <text:p>7605041</text:p>
          </table:table-cell>
          <table:table-cell table:number-columns-repeated="3"/>
        </table:table-row>
        <table:table-row table:style-name="ro1">
          <table:table-cell office:value-type="float" office:value="63272172" calcext:value-type="float">
            <text:p>63272172</text:p>
          </table:table-cell>
          <table:table-cell office:value-type="float" office:value="7665372" calcext:value-type="float">
            <text:p>7665372</text:p>
          </table:table-cell>
          <table:table-cell table:number-columns-repeated="3"/>
        </table:table-row>
        <table:table-row table:style-name="ro1">
          <table:table-cell office:value-type="float" office:value="62884849" calcext:value-type="float">
            <text:p>62884849</text:p>
          </table:table-cell>
          <table:table-cell office:value-type="float" office:value="6128391" calcext:value-type="float">
            <text:p>6128391</text:p>
          </table:table-cell>
          <table:table-cell table:number-columns-repeated="3"/>
        </table:table-row>
        <table:table-row table:style-name="ro1">
          <table:table-cell office:value-type="float" office:value="62689703" calcext:value-type="float">
            <text:p>62689703</text:p>
          </table:table-cell>
          <table:table-cell office:value-type="float" office:value="6252559" calcext:value-type="float">
            <text:p>6252559</text:p>
          </table:table-cell>
          <table:table-cell table:number-columns-repeated="3"/>
        </table:table-row>
        <table:table-row table:style-name="ro1">
          <table:table-cell office:value-type="float" office:value="37155263" calcext:value-type="float">
            <text:p>37155263</text:p>
          </table:table-cell>
          <table:table-cell office:value-type="float" office:value="8392410" calcext:value-type="float">
            <text:p>8392410</text:p>
          </table:table-cell>
          <table:table-cell table:number-columns-repeated="3"/>
        </table:table-row>
        <table:table-row table:style-name="ro1">
          <table:table-cell office:value-type="float" office:value="14376833" calcext:value-type="float">
            <text:p>14376833</text:p>
          </table:table-cell>
          <table:table-cell office:value-type="float" office:value="7463077" calcext:value-type="float">
            <text:p>7463077</text:p>
          </table:table-cell>
          <table:table-cell table:number-columns-repeated="3"/>
        </table:table-row>
        <table:table-row table:style-name="ro1">
          <table:table-cell office:value-type="float" office:value="37275970" calcext:value-type="float">
            <text:p>37275970</text:p>
          </table:table-cell>
          <table:table-cell office:value-type="float" office:value="7689045" calcext:value-type="float">
            <text:p>7689045</text:p>
          </table:table-cell>
          <table:table-cell table:number-columns-repeated="3"/>
        </table:table-row>
        <table:table-row table:style-name="ro1">
          <table:table-cell office:value-type="float" office:value="36749645" calcext:value-type="float">
            <text:p>36749645</text:p>
          </table:table-cell>
          <table:table-cell office:value-type="float" office:value="8386671" calcext:value-type="float">
            <text:p>8386671</text:p>
          </table:table-cell>
          <table:table-cell table:number-columns-repeated="3"/>
        </table:table-row>
        <table:table-row table:style-name="ro1">
          <table:table-cell office:value-type="float" office:value="63503169" calcext:value-type="float">
            <text:p>63503169</text:p>
          </table:table-cell>
          <table:table-cell office:value-type="float" office:value="6249279" calcext:value-type="float">
            <text:p>6249279</text:p>
          </table:table-cell>
          <table:table-cell table:number-columns-repeated="3"/>
        </table:table-row>
        <table:table-row table:style-name="ro1">
          <table:table-cell office:value-type="float" office:value="64062965" calcext:value-type="float">
            <text:p>64062965</text:p>
          </table:table-cell>
          <table:table-cell office:value-type="float" office:value="8151293" calcext:value-type="float">
            <text:p>8151293</text:p>
          </table:table-cell>
          <table:table-cell table:number-columns-repeated="3"/>
        </table:table-row>
        <table:table-row table:style-name="ro1">
          <table:table-cell office:value-type="float" office:value="37567876" calcext:value-type="float">
            <text:p>37567876</text:p>
          </table:table-cell>
          <table:table-cell office:value-type="float" office:value="6604459" calcext:value-type="float">
            <text:p>6604459</text:p>
          </table:table-cell>
          <table:table-cell table:number-columns-repeated="3"/>
        </table:table-row>
        <table:table-row table:style-name="ro1">
          <table:table-cell office:value-type="float" office:value="63143567" calcext:value-type="float">
            <text:p>63143567</text:p>
          </table:table-cell>
          <table:table-cell office:value-type="float" office:value="5932940" calcext:value-type="float">
            <text:p>5932940</text:p>
          </table:table-cell>
          <table:table-cell table:number-columns-repeated="3"/>
        </table:table-row>
        <table:table-row table:style-name="ro1">
          <table:table-cell office:value-type="float" office:value="37368438" calcext:value-type="float">
            <text:p>37368438</text:p>
          </table:table-cell>
          <table:table-cell office:value-type="float" office:value="7885483" calcext:value-type="float">
            <text:p>7885483</text:p>
          </table:table-cell>
          <table:table-cell table:number-columns-repeated="3"/>
        </table:table-row>
        <table:table-row table:style-name="ro1">
          <table:table-cell office:value-type="float" office:value="62956328" calcext:value-type="float">
            <text:p>62956328</text:p>
          </table:table-cell>
          <table:table-cell office:value-type="float" office:value="6444120" calcext:value-type="float">
            <text:p>6444120</text:p>
          </table:table-cell>
          <table:table-cell table:number-columns-repeated="3"/>
        </table:table-row>
        <table:table-row table:style-name="ro1">
          <table:table-cell office:value-type="float" office:value="37098765" calcext:value-type="float">
            <text:p>37098765</text:p>
          </table:table-cell>
          <table:table-cell office:value-type="float" office:value="8148787" calcext:value-type="float">
            <text:p>8148787</text:p>
          </table:table-cell>
          <table:table-cell table:number-columns-repeated="3"/>
        </table:table-row>
        <table:table-row table:style-name="ro1">
          <table:table-cell office:value-type="float" office:value="62375913" calcext:value-type="float">
            <text:p>62375913</text:p>
          </table:table-cell>
          <table:table-cell office:value-type="float" office:value="7520948" calcext:value-type="float">
            <text:p>7520948</text:p>
          </table:table-cell>
          <table:table-cell table:number-columns-repeated="3"/>
        </table:table-row>
        <table:table-row table:style-name="ro1">
          <table:table-cell office:value-type="float" office:value="37666233" calcext:value-type="float">
            <text:p>37666233</text:p>
          </table:table-cell>
          <table:table-cell office:value-type="float" office:value="8396433" calcext:value-type="float">
            <text:p>8396433</text:p>
          </table:table-cell>
          <table:table-cell table:number-columns-repeated="3"/>
        </table:table-row>
        <table:table-row table:style-name="ro1">
          <table:table-cell office:value-type="float" office:value="63653253" calcext:value-type="float">
            <text:p>63653253</text:p>
          </table:table-cell>
          <table:table-cell office:value-type="float" office:value="7690779" calcext:value-type="float">
            <text:p>7690779</text:p>
          </table:table-cell>
          <table:table-cell table:number-columns-repeated="3"/>
        </table:table-row>
        <table:table-row table:style-name="ro1">
          <table:table-cell office:value-type="float" office:value="36326015" calcext:value-type="float">
            <text:p>36326015</text:p>
          </table:table-cell>
          <table:table-cell office:value-type="float" office:value="6429694" calcext:value-type="float">
            <text:p>6429694</text:p>
          </table:table-cell>
          <table:table-cell table:number-columns-repeated="3"/>
        </table:table-row>
        <table:table-row table:style-name="ro1">
          <table:table-cell office:value-type="float" office:value="63883616" calcext:value-type="float">
            <text:p>63883616</text:p>
          </table:table-cell>
          <table:table-cell office:value-type="float" office:value="5940151" calcext:value-type="float">
            <text:p>5940151</text:p>
          </table:table-cell>
          <table:table-cell table:number-columns-repeated="3"/>
        </table:table-row>
        <table:table-row table:style-name="ro1">
          <table:table-cell office:value-type="float" office:value="14408930" calcext:value-type="float">
            <text:p>14408930</text:p>
          </table:table-cell>
          <table:table-cell office:value-type="float" office:value="7127959" calcext:value-type="float">
            <text:p>7127959</text:p>
          </table:table-cell>
          <table:table-cell table:number-columns-repeated="3"/>
        </table:table-row>
        <table:table-row table:style-name="ro1">
          <table:table-cell office:value-type="float" office:value="14507163" calcext:value-type="float">
            <text:p>14507163</text:p>
          </table:table-cell>
          <table:table-cell office:value-type="float" office:value="7281521" calcext:value-type="float">
            <text:p>7281521</text:p>
          </table:table-cell>
          <table:table-cell table:number-columns-repeated="3"/>
        </table:table-row>
        <table:table-row table:style-name="ro1">
          <table:table-cell office:value-type="float" office:value="14114506" calcext:value-type="float">
            <text:p>14114506</text:p>
          </table:table-cell>
          <table:table-cell office:value-type="float" office:value="7147696" calcext:value-type="float">
            <text:p>7147696</text:p>
          </table:table-cell>
          <table:table-cell table:number-columns-repeated="3"/>
        </table:table-row>
        <table:table-row table:style-name="ro1">
          <table:table-cell office:value-type="float" office:value="62803649" calcext:value-type="float">
            <text:p>62803649</text:p>
          </table:table-cell>
          <table:table-cell office:value-type="float" office:value="6053910" calcext:value-type="float">
            <text:p>6053910</text:p>
          </table:table-cell>
          <table:table-cell table:number-columns-repeated="3"/>
        </table:table-row>
        <table:table-row table:style-name="ro1">
          <table:table-cell office:value-type="float" office:value="36535711" calcext:value-type="float">
            <text:p>36535711</text:p>
          </table:table-cell>
          <table:table-cell office:value-type="float" office:value="6041376" calcext:value-type="float">
            <text:p>6041376</text:p>
          </table:table-cell>
          <table:table-cell table:number-columns-repeated="3"/>
        </table:table-row>
        <table:table-row table:style-name="ro1">
          <table:table-cell office:value-type="float" office:value="46456151" calcext:value-type="float">
            <text:p>46456151</text:p>
          </table:table-cell>
          <table:table-cell office:value-type="float" office:value="14311747" calcext:value-type="float">
            <text:p>14311747</text:p>
          </table:table-cell>
          <table:table-cell table:number-columns-repeated="3"/>
        </table:table-row>
        <table:table-row table:style-name="ro1">
          <table:table-cell office:value-type="float" office:value="62163717" calcext:value-type="float">
            <text:p>62163717</text:p>
          </table:table-cell>
          <table:table-cell office:value-type="float" office:value="7337703" calcext:value-type="float">
            <text:p>7337703</text:p>
          </table:table-cell>
          <table:table-cell table:number-columns-repeated="3"/>
        </table:table-row>
        <table:table-row table:style-name="ro1">
          <table:table-cell office:value-type="float" office:value="37057220" calcext:value-type="float">
            <text:p>37057220</text:p>
          </table:table-cell>
          <table:table-cell office:value-type="float" office:value="8107067" calcext:value-type="float">
            <text:p>8107067</text:p>
          </table:table-cell>
          <table:table-cell table:number-columns-repeated="3"/>
        </table:table-row>
        <table:table-row table:style-name="ro1">
          <table:table-cell office:value-type="float" office:value="62764043" calcext:value-type="float">
            <text:p>62764043</text:p>
          </table:table-cell>
          <table:table-cell office:value-type="float" office:value="6008910" calcext:value-type="float">
            <text:p>6008910</text:p>
          </table:table-cell>
          <table:table-cell table:number-columns-repeated="3"/>
        </table:table-row>
        <table:table-row table:style-name="ro1">
          <table:table-cell office:value-type="float" office:value="14879384" calcext:value-type="float">
            <text:p>14879384</text:p>
          </table:table-cell>
          <table:table-cell office:value-type="float" office:value="7198874" calcext:value-type="float">
            <text:p>7198874</text:p>
          </table:table-cell>
          <table:table-cell table:number-columns-repeated="3"/>
        </table:table-row>
        <table:table-row table:style-name="ro1">
          <table:table-cell office:value-type="float" office:value="63068931" calcext:value-type="float">
            <text:p>63068931</text:p>
          </table:table-cell>
          <table:table-cell office:value-type="float" office:value="5878872" calcext:value-type="float">
            <text:p>5878872</text:p>
          </table:table-cell>
          <table:table-cell table:number-columns-repeated="3"/>
        </table:table-row>
        <table:table-row table:style-name="ro1">
          <table:table-cell office:value-type="float" office:value="36499411" calcext:value-type="float">
            <text:p>36499411</text:p>
          </table:table-cell>
          <table:table-cell office:value-type="float" office:value="6156974" calcext:value-type="float">
            <text:p>6156974</text:p>
          </table:table-cell>
          <table:table-cell table:number-columns-repeated="3"/>
        </table:table-row>
        <table:table-row table:style-name="ro1">
          <table:table-cell office:value-type="float" office:value="62820380" calcext:value-type="float">
            <text:p>62820380</text:p>
          </table:table-cell>
          <table:table-cell office:value-type="float" office:value="5942462" calcext:value-type="float">
            <text:p>5942462</text:p>
          </table:table-cell>
          <table:table-cell table:number-columns-repeated="3"/>
        </table:table-row>
        <table:table-row table:style-name="ro1">
          <table:table-cell office:value-type="float" office:value="61892021" calcext:value-type="float">
            <text:p>61892021</text:p>
          </table:table-cell>
          <table:table-cell office:value-type="float" office:value="7487484" calcext:value-type="float">
            <text:p>7487484</text:p>
          </table:table-cell>
          <table:table-cell table:number-columns-repeated="3"/>
        </table:table-row>
        <table:table-row table:style-name="ro1">
          <table:table-cell office:value-type="float" office:value="36601422" calcext:value-type="float">
            <text:p>36601422</text:p>
          </table:table-cell>
          <table:table-cell office:value-type="float" office:value="6175455" calcext:value-type="float">
            <text:p>6175455</text:p>
          </table:table-cell>
          <table:table-cell table:number-columns-repeated="3"/>
        </table:table-row>
        <table:table-row table:style-name="ro1">
          <table:table-cell office:value-type="float" office:value="62190131" calcext:value-type="float">
            <text:p>62190131</text:p>
          </table:table-cell>
          <table:table-cell office:value-type="float" office:value="7628445" calcext:value-type="float">
            <text:p>7628445</text:p>
          </table:table-cell>
          <table:table-cell table:number-columns-repeated="3"/>
        </table:table-row>
        <table:table-row table:style-name="ro1">
          <table:table-cell office:value-type="float" office:value="36470727" calcext:value-type="float">
            <text:p>36470727</text:p>
          </table:table-cell>
          <table:table-cell office:value-type="float" office:value="6158948" calcext:value-type="float">
            <text:p>6158948</text:p>
          </table:table-cell>
          <table:table-cell table:number-columns-repeated="3"/>
        </table:table-row>
        <table:table-row table:style-name="ro1">
          <table:table-cell office:value-type="float" office:value="38370822" calcext:value-type="float">
            <text:p>38370822</text:p>
          </table:table-cell>
          <table:table-cell office:value-type="float" office:value="7780277" calcext:value-type="float">
            <text:p>7780277</text:p>
          </table:table-cell>
          <table:table-cell table:number-columns-repeated="3"/>
        </table:table-row>
        <table:table-row table:style-name="ro1">
          <table:table-cell office:value-type="float" office:value="36728385" calcext:value-type="float">
            <text:p>36728385</text:p>
          </table:table-cell>
          <table:table-cell office:value-type="float" office:value="6191573" calcext:value-type="float">
            <text:p>6191573</text:p>
          </table:table-cell>
          <table:table-cell table:number-columns-repeated="3"/>
        </table:table-row>
        <table:table-row table:style-name="ro1">
          <table:table-cell office:value-type="float" office:value="63326419" calcext:value-type="float">
            <text:p>63326419</text:p>
          </table:table-cell>
          <table:table-cell office:value-type="float" office:value="7563291" calcext:value-type="float">
            <text:p>7563291</text:p>
          </table:table-cell>
          <table:table-cell table:number-columns-repeated="3"/>
        </table:table-row>
        <table:table-row table:style-name="ro1">
          <table:table-cell office:value-type="float" office:value="14327729" calcext:value-type="float">
            <text:p>14327729</text:p>
          </table:table-cell>
          <table:table-cell office:value-type="float" office:value="7219533" calcext:value-type="float">
            <text:p>7219533</text:p>
          </table:table-cell>
          <table:table-cell table:number-columns-repeated="3"/>
        </table:table-row>
        <table:table-row table:style-name="ro1">
          <table:table-cell office:value-type="float" office:value="63944865" calcext:value-type="float">
            <text:p>63944865</text:p>
          </table:table-cell>
          <table:table-cell office:value-type="float" office:value="5916404" calcext:value-type="float">
            <text:p>5916404</text:p>
          </table:table-cell>
          <table:table-cell table:number-columns-repeated="3"/>
        </table:table-row>
        <table:table-row table:style-name="ro1">
          <table:table-cell office:value-type="float" office:value="14305813" calcext:value-type="float">
            <text:p>14305813</text:p>
          </table:table-cell>
          <table:table-cell office:value-type="float" office:value="7240206" calcext:value-type="float">
            <text:p>7240206</text:p>
          </table:table-cell>
          <table:table-cell table:number-columns-repeated="3"/>
        </table:table-row>
        <table:table-row table:style-name="ro1">
          <table:table-cell office:value-type="float" office:value="63806304" calcext:value-type="float">
            <text:p>63806304</text:p>
          </table:table-cell>
          <table:table-cell office:value-type="float" office:value="5992476" calcext:value-type="float">
            <text:p>5992476</text:p>
          </table:table-cell>
          <table:table-cell table:number-columns-repeated="3"/>
        </table:table-row>
        <table:table-row table:style-name="ro1">
          <table:table-cell office:value-type="float" office:value="73792715" calcext:value-type="float">
            <text:p>73792715</text:p>
          </table:table-cell>
          <table:table-cell office:value-type="float" office:value="7725193" calcext:value-type="float">
            <text:p>7725193</text:p>
          </table:table-cell>
          <table:table-cell table:number-columns-repeated="3"/>
        </table:table-row>
        <table:table-row table:style-name="ro1">
          <table:table-cell office:value-type="float" office:value="62904241" calcext:value-type="float">
            <text:p>62904241</text:p>
          </table:table-cell>
          <table:table-cell office:value-type="float" office:value="6000979" calcext:value-type="float">
            <text:p>6000979</text:p>
          </table:table-cell>
          <table:table-cell table:number-columns-repeated="3"/>
        </table:table-row>
        <table:table-row table:style-name="ro1">
          <table:table-cell office:value-type="float" office:value="40910692" calcext:value-type="float">
            <text:p>40910692</text:p>
          </table:table-cell>
          <table:table-cell office:value-type="float" office:value="7746449" calcext:value-type="float">
            <text:p>7746449</text:p>
          </table:table-cell>
          <table:table-cell table:number-columns-repeated="3"/>
        </table:table-row>
        <table:table-row table:style-name="ro1">
          <table:table-cell office:value-type="float" office:value="62489956" calcext:value-type="float">
            <text:p>62489956</text:p>
          </table:table-cell>
          <table:table-cell office:value-type="float" office:value="7510512" calcext:value-type="float">
            <text:p>7510512</text:p>
          </table:table-cell>
          <table:table-cell table:number-columns-repeated="3"/>
        </table:table-row>
        <table:table-row table:style-name="ro1">
          <table:table-cell office:value-type="float" office:value="37042783" calcext:value-type="float">
            <text:p>37042783</text:p>
          </table:table-cell>
          <table:table-cell office:value-type="float" office:value="7890121" calcext:value-type="float">
            <text:p>7890121</text:p>
          </table:table-cell>
          <table:table-cell table:number-columns-repeated="3"/>
        </table:table-row>
        <table:table-row table:style-name="ro1">
          <table:table-cell office:value-type="float" office:value="14580112" calcext:value-type="float">
            <text:p>14580112</text:p>
          </table:table-cell>
          <table:table-cell office:value-type="float" office:value="7104368" calcext:value-type="float">
            <text:p>7104368</text:p>
          </table:table-cell>
          <table:table-cell table:number-columns-repeated="3"/>
        </table:table-row>
        <table:table-row table:style-name="ro1">
          <table:table-cell office:value-type="float" office:value="62357016" calcext:value-type="float">
            <text:p>62357016</text:p>
          </table:table-cell>
          <table:table-cell office:value-type="float" office:value="7479960" calcext:value-type="float">
            <text:p>7479960</text:p>
          </table:table-cell>
          <table:table-cell table:number-columns-repeated="3"/>
        </table:table-row>
        <table:table-row table:style-name="ro1">
          <table:table-cell office:value-type="float" office:value="38041922" calcext:value-type="float">
            <text:p>38041922</text:p>
          </table:table-cell>
          <table:table-cell office:value-type="float" office:value="6607815" calcext:value-type="float">
            <text:p>6607815</text:p>
          </table:table-cell>
          <table:table-cell table:number-columns-repeated="3"/>
        </table:table-row>
        <table:table-row table:style-name="ro1">
          <table:table-cell office:value-type="float" office:value="37339959" calcext:value-type="float">
            <text:p>37339959</text:p>
          </table:table-cell>
          <table:table-cell office:value-type="float" office:value="7914639" calcext:value-type="float">
            <text:p>7914639</text:p>
          </table:table-cell>
          <table:table-cell table:number-columns-repeated="3"/>
        </table:table-row>
        <table:table-row table:style-name="ro1">
          <table:table-cell office:value-type="float" office:value="63028555" calcext:value-type="float">
            <text:p>63028555</text:p>
          </table:table-cell>
          <table:table-cell office:value-type="float" office:value="7536135" calcext:value-type="float">
            <text:p>7536135</text:p>
          </table:table-cell>
          <table:table-cell table:number-columns-repeated="3"/>
        </table:table-row>
        <table:table-row table:style-name="ro1">
          <table:table-cell office:value-type="float" office:value="62712204" calcext:value-type="float">
            <text:p>62712204</text:p>
          </table:table-cell>
          <table:table-cell office:value-type="float" office:value="8254988" calcext:value-type="float">
            <text:p>8254988</text:p>
          </table:table-cell>
          <table:table-cell table:number-columns-repeated="3"/>
        </table:table-row>
        <table:table-row table:style-name="ro1">
          <table:table-cell office:value-type="float" office:value="37190385" calcext:value-type="float">
            <text:p>37190385</text:p>
          </table:table-cell>
          <table:table-cell office:value-type="float" office:value="8458374" calcext:value-type="float">
            <text:p>8458374</text:p>
          </table:table-cell>
          <table:table-cell table:number-columns-repeated="3"/>
        </table:table-row>
        <table:table-row table:style-name="ro1">
          <table:table-cell office:value-type="float" office:value="36981239" calcext:value-type="float">
            <text:p>36981239</text:p>
          </table:table-cell>
          <table:table-cell office:value-type="float" office:value="6530484" calcext:value-type="float">
            <text:p>6530484</text:p>
          </table:table-cell>
          <table:table-cell table:number-columns-repeated="3"/>
        </table:table-row>
        <table:table-row table:style-name="ro1">
          <table:table-cell office:value-type="float" office:value="62998682" calcext:value-type="float">
            <text:p>62998682</text:p>
          </table:table-cell>
          <table:table-cell office:value-type="float" office:value="5992306" calcext:value-type="float">
            <text:p>5992306</text:p>
          </table:table-cell>
          <table:table-cell table:number-columns-repeated="3"/>
        </table:table-row>
        <table:table-row table:style-name="ro1">
          <table:table-cell office:value-type="float" office:value="36382974" calcext:value-type="float">
            <text:p>36382974</text:p>
          </table:table-cell>
          <table:table-cell office:value-type="float" office:value="6192227" calcext:value-type="float">
            <text:p>6192227</text:p>
          </table:table-cell>
          <table:table-cell table:number-columns-repeated="3"/>
        </table:table-row>
        <table:table-row table:style-name="ro1">
          <table:table-cell office:value-type="float" office:value="36432346" calcext:value-type="float">
            <text:p>36432346</text:p>
          </table:table-cell>
          <table:table-cell office:value-type="float" office:value="6257596" calcext:value-type="float">
            <text:p>6257596</text:p>
          </table:table-cell>
          <table:table-cell table:number-columns-repeated="3"/>
        </table:table-row>
        <table:table-row table:style-name="ro1">
          <table:table-cell office:value-type="float" office:value="37110817" calcext:value-type="float">
            <text:p>37110817</text:p>
          </table:table-cell>
          <table:table-cell office:value-type="float" office:value="6158255" calcext:value-type="float">
            <text:p>6158255</text:p>
          </table:table-cell>
          <table:table-cell table:number-columns-repeated="3"/>
        </table:table-row>
        <table:table-row table:style-name="ro1">
          <table:table-cell office:value-type="float" office:value="63190679" calcext:value-type="float">
            <text:p>63190679</text:p>
          </table:table-cell>
          <table:table-cell office:value-type="float" office:value="7561950" calcext:value-type="float">
            <text:p>7561950</text:p>
          </table:table-cell>
          <table:table-cell table:number-columns-repeated="3"/>
        </table:table-row>
        <table:table-row table:style-name="ro1">
          <table:table-cell office:value-type="float" office:value="62715700" calcext:value-type="float">
            <text:p>62715700</text:p>
          </table:table-cell>
          <table:table-cell office:value-type="float" office:value="5963697" calcext:value-type="float">
            <text:p>5963697</text:p>
          </table:table-cell>
          <table:table-cell table:number-columns-repeated="3"/>
        </table:table-row>
        <table:table-row table:style-name="ro1">
          <table:table-cell office:value-type="float" office:value="37191643" calcext:value-type="float">
            <text:p>37191643</text:p>
          </table:table-cell>
          <table:table-cell office:value-type="float" office:value="7446001" calcext:value-type="float">
            <text:p>7446001</text:p>
          </table:table-cell>
          <table:table-cell table:number-columns-repeated="3"/>
        </table:table-row>
        <table:table-row table:style-name="ro1">
          <table:table-cell office:value-type="float" office:value="63020721" calcext:value-type="float">
            <text:p>63020721</text:p>
          </table:table-cell>
          <table:table-cell office:value-type="float" office:value="7479157" calcext:value-type="float">
            <text:p>7479157</text:p>
          </table:table-cell>
          <table:table-cell table:number-columns-repeated="3"/>
        </table:table-row>
        <table:table-row table:style-name="ro1">
          <table:table-cell office:value-type="float" office:value="39265051" calcext:value-type="float">
            <text:p>39265051</text:p>
          </table:table-cell>
          <table:table-cell office:value-type="float" office:value="7933501" calcext:value-type="float">
            <text:p>7933501</text:p>
          </table:table-cell>
          <table:table-cell table:number-columns-repeated="3"/>
        </table:table-row>
        <table:table-row table:style-name="ro1">
          <table:table-cell office:value-type="float" office:value="63385393" calcext:value-type="float">
            <text:p>63385393</text:p>
          </table:table-cell>
          <table:table-cell office:value-type="float" office:value="7597001" calcext:value-type="float">
            <text:p>7597001</text:p>
          </table:table-cell>
          <table:table-cell table:number-columns-repeated="3"/>
        </table:table-row>
        <table:table-row table:style-name="ro1">
          <table:table-cell office:value-type="float" office:value="36899222" calcext:value-type="float">
            <text:p>36899222</text:p>
          </table:table-cell>
          <table:table-cell office:value-type="float" office:value="6308092" calcext:value-type="float">
            <text:p>6308092</text:p>
          </table:table-cell>
          <table:table-cell table:number-columns-repeated="3"/>
        </table:table-row>
        <table:table-row table:style-name="ro1">
          <table:table-cell office:value-type="float" office:value="63615724" calcext:value-type="float">
            <text:p>63615724</text:p>
          </table:table-cell>
          <table:table-cell office:value-type="float" office:value="7875924" calcext:value-type="float">
            <text:p>7875924</text:p>
          </table:table-cell>
          <table:table-cell table:number-columns-repeated="3"/>
        </table:table-row>
        <table:table-row table:style-name="ro1">
          <table:table-cell office:value-type="float" office:value="62996165" calcext:value-type="float">
            <text:p>62996165</text:p>
          </table:table-cell>
          <table:table-cell office:value-type="float" office:value="7294017" calcext:value-type="float">
            <text:p>7294017</text:p>
          </table:table-cell>
          <table:table-cell table:number-columns-repeated="3"/>
        </table:table-row>
        <table:table-row table:style-name="ro1">
          <table:table-cell office:value-type="float" office:value="62536283" calcext:value-type="float">
            <text:p>62536283</text:p>
          </table:table-cell>
          <table:table-cell office:value-type="float" office:value="8173724" calcext:value-type="float">
            <text:p>8173724</text:p>
          </table:table-cell>
          <table:table-cell table:number-columns-repeated="3"/>
        </table:table-row>
        <table:table-row table:style-name="ro1">
          <table:table-cell office:value-type="float" office:value="64488303" calcext:value-type="float">
            <text:p>64488303</text:p>
          </table:table-cell>
          <table:table-cell office:value-type="float" office:value="5972598" calcext:value-type="float">
            <text:p>5972598</text:p>
          </table:table-cell>
          <table:table-cell table:number-columns-repeated="3"/>
        </table:table-row>
        <table:table-row table:style-name="ro1">
          <table:table-cell office:value-type="float" office:value="63053979" calcext:value-type="float">
            <text:p>63053979</text:p>
          </table:table-cell>
          <table:table-cell office:value-type="float" office:value="7776923" calcext:value-type="float">
            <text:p>7776923</text:p>
          </table:table-cell>
          <table:table-cell table:number-columns-repeated="3"/>
        </table:table-row>
        <table:table-row table:style-name="ro1">
          <table:table-cell office:value-type="float" office:value="14365120" calcext:value-type="float">
            <text:p>14365120</text:p>
          </table:table-cell>
          <table:table-cell office:value-type="float" office:value="7483253" calcext:value-type="float">
            <text:p>7483253</text:p>
          </table:table-cell>
          <table:table-cell table:number-columns-repeated="3"/>
        </table:table-row>
        <table:table-row table:style-name="ro1">
          <table:table-cell office:value-type="float" office:value="63304888" calcext:value-type="float">
            <text:p>63304888</text:p>
          </table:table-cell>
          <table:table-cell office:value-type="float" office:value="6162106" calcext:value-type="float">
            <text:p>6162106</text:p>
          </table:table-cell>
          <table:table-cell table:number-columns-repeated="3"/>
        </table:table-row>
        <table:table-row table:style-name="ro1">
          <table:table-cell office:value-type="float" office:value="63335592" calcext:value-type="float">
            <text:p>63335592</text:p>
          </table:table-cell>
          <table:table-cell office:value-type="float" office:value="7698049" calcext:value-type="float">
            <text:p>7698049</text:p>
          </table:table-cell>
          <table:table-cell table:number-columns-repeated="3"/>
        </table:table-row>
        <table:table-row table:style-name="ro1">
          <table:table-cell office:value-type="float" office:value="36942372" calcext:value-type="float">
            <text:p>36942372</text:p>
          </table:table-cell>
          <table:table-cell office:value-type="float" office:value="8298365" calcext:value-type="float">
            <text:p>8298365</text:p>
          </table:table-cell>
          <table:table-cell table:number-columns-repeated="3"/>
        </table:table-row>
        <table:table-row table:style-name="ro1">
          <table:table-cell office:value-type="float" office:value="36800614" calcext:value-type="float">
            <text:p>36800614</text:p>
          </table:table-cell>
          <table:table-cell office:value-type="float" office:value="6073330" calcext:value-type="float">
            <text:p>6073330</text:p>
          </table:table-cell>
          <table:table-cell table:number-columns-repeated="3"/>
        </table:table-row>
        <table:table-row table:style-name="ro1">
          <table:table-cell office:value-type="float" office:value="36604020" calcext:value-type="float">
            <text:p>36604020</text:p>
          </table:table-cell>
          <table:table-cell office:value-type="float" office:value="6575502" calcext:value-type="float">
            <text:p>6575502</text:p>
          </table:table-cell>
          <table:table-cell table:number-columns-repeated="3"/>
        </table:table-row>
        <table:table-row table:style-name="ro1">
          <table:table-cell office:value-type="float" office:value="36224481" calcext:value-type="float">
            <text:p>36224481</text:p>
          </table:table-cell>
          <table:table-cell office:value-type="float" office:value="6145349" calcext:value-type="float">
            <text:p>6145349</text:p>
          </table:table-cell>
          <table:table-cell table:number-columns-repeated="3"/>
        </table:table-row>
        <table:table-row table:style-name="ro1">
          <table:table-cell office:value-type="float" office:value="62505409" calcext:value-type="float">
            <text:p>62505409</text:p>
          </table:table-cell>
          <table:table-cell office:value-type="float" office:value="7628612" calcext:value-type="float">
            <text:p>7628612</text:p>
          </table:table-cell>
          <table:table-cell table:number-columns-repeated="3"/>
        </table:table-row>
        <table:table-row table:style-name="ro1">
          <table:table-cell office:value-type="float" office:value="36782588" calcext:value-type="float">
            <text:p>36782588</text:p>
          </table:table-cell>
          <table:table-cell office:value-type="float" office:value="8177450" calcext:value-type="float">
            <text:p>8177450</text:p>
          </table:table-cell>
          <table:table-cell table:number-columns-repeated="3"/>
        </table:table-row>
        <table:table-row table:style-name="ro1">
          <table:table-cell office:value-type="float" office:value="64392105" calcext:value-type="float">
            <text:p>64392105</text:p>
          </table:table-cell>
          <table:table-cell office:value-type="float" office:value="6089725" calcext:value-type="float">
            <text:p>6089725</text:p>
          </table:table-cell>
          <table:table-cell table:number-columns-repeated="3"/>
        </table:table-row>
        <table:table-row table:style-name="ro1">
          <table:table-cell office:value-type="float" office:value="37412942" calcext:value-type="float">
            <text:p>37412942</text:p>
          </table:table-cell>
          <table:table-cell office:value-type="float" office:value="7257241" calcext:value-type="float">
            <text:p>7257241</text:p>
          </table:table-cell>
          <table:table-cell table:number-columns-repeated="3"/>
        </table:table-row>
        <table:table-row table:style-name="ro1">
          <table:table-cell office:value-type="float" office:value="36476818" calcext:value-type="float">
            <text:p>36476818</text:p>
          </table:table-cell>
          <table:table-cell office:value-type="float" office:value="6317524" calcext:value-type="float">
            <text:p>6317524</text:p>
          </table:table-cell>
          <table:table-cell table:number-columns-repeated="3"/>
        </table:table-row>
        <table:table-row table:style-name="ro1">
          <table:table-cell office:value-type="float" office:value="35656084" calcext:value-type="float">
            <text:p>35656084</text:p>
          </table:table-cell>
          <table:table-cell office:value-type="float" office:value="6339111" calcext:value-type="float">
            <text:p>6339111</text:p>
          </table:table-cell>
          <table:table-cell table:number-columns-repeated="3"/>
        </table:table-row>
        <table:table-row table:style-name="ro1">
          <table:table-cell office:value-type="float" office:value="64014568" calcext:value-type="float">
            <text:p>64014568</text:p>
          </table:table-cell>
          <table:table-cell office:value-type="float" office:value="7338421" calcext:value-type="float">
            <text:p>7338421</text:p>
          </table:table-cell>
          <table:table-cell table:number-columns-repeated="3"/>
        </table:table-row>
        <table:table-row table:style-name="ro1">
          <table:table-cell office:value-type="float" office:value="61697708" calcext:value-type="float">
            <text:p>61697708</text:p>
          </table:table-cell>
          <table:table-cell office:value-type="float" office:value="6098733" calcext:value-type="float">
            <text:p>6098733</text:p>
          </table:table-cell>
          <table:table-cell table:number-columns-repeated="3"/>
        </table:table-row>
        <table:table-row table:style-name="ro1">
          <table:table-cell office:value-type="float" office:value="36697117" calcext:value-type="float">
            <text:p>36697117</text:p>
          </table:table-cell>
          <table:table-cell office:value-type="float" office:value="6422986" calcext:value-type="float">
            <text:p>6422986</text:p>
          </table:table-cell>
          <table:table-cell table:number-columns-repeated="3"/>
        </table:table-row>
        <table:table-row table:style-name="ro1">
          <table:table-cell office:value-type="float" office:value="15235019" calcext:value-type="float">
            <text:p>15235019</text:p>
          </table:table-cell>
          <table:table-cell office:value-type="float" office:value="6477909" calcext:value-type="float">
            <text:p>6477909</text:p>
          </table:table-cell>
          <table:table-cell table:number-columns-repeated="3"/>
        </table:table-row>
        <table:table-row table:style-name="ro1">
          <table:table-cell office:value-type="float" office:value="62681046" calcext:value-type="float">
            <text:p>62681046</text:p>
          </table:table-cell>
          <table:table-cell office:value-type="float" office:value="6415438" calcext:value-type="float">
            <text:p>6415438</text:p>
          </table:table-cell>
          <table:table-cell table:number-columns-repeated="3"/>
        </table:table-row>
        <table:table-row table:style-name="ro1">
          <table:table-cell office:value-type="float" office:value="36443389" calcext:value-type="float">
            <text:p>36443389</text:p>
          </table:table-cell>
          <table:table-cell office:value-type="float" office:value="6334299" calcext:value-type="float">
            <text:p>6334299</text:p>
          </table:table-cell>
          <table:table-cell table:number-columns-repeated="3"/>
        </table:table-row>
        <table:table-row table:style-name="ro1">
          <table:table-cell office:value-type="float" office:value="36959564" calcext:value-type="float">
            <text:p>36959564</text:p>
          </table:table-cell>
          <table:table-cell office:value-type="float" office:value="6032414" calcext:value-type="float">
            <text:p>6032414</text:p>
          </table:table-cell>
          <table:table-cell table:number-columns-repeated="3"/>
        </table:table-row>
        <table:table-row table:style-name="ro1">
          <table:table-cell office:value-type="float" office:value="63103839" calcext:value-type="float">
            <text:p>63103839</text:p>
          </table:table-cell>
          <table:table-cell office:value-type="float" office:value="6997574" calcext:value-type="float">
            <text:p>6997574</text:p>
          </table:table-cell>
          <table:table-cell table:number-columns-repeated="3"/>
        </table:table-row>
        <table:table-row table:style-name="ro1">
          <table:table-cell office:value-type="float" office:value="62374236" calcext:value-type="float">
            <text:p>62374236</text:p>
          </table:table-cell>
          <table:table-cell office:value-type="float" office:value="7649834" calcext:value-type="float">
            <text:p>7649834</text:p>
          </table:table-cell>
          <table:table-cell table:number-columns-repeated="3"/>
        </table:table-row>
        <table:table-row table:style-name="ro1">
          <table:table-cell office:value-type="float" office:value="37395175" calcext:value-type="float">
            <text:p>37395175</text:p>
          </table:table-cell>
          <table:table-cell office:value-type="float" office:value="8077015" calcext:value-type="float">
            <text:p>8077015</text:p>
          </table:table-cell>
          <table:table-cell table:number-columns-repeated="3"/>
        </table:table-row>
        <table:table-row table:style-name="ro1">
          <table:table-cell office:value-type="float" office:value="36909563" calcext:value-type="float">
            <text:p>36909563</text:p>
          </table:table-cell>
          <table:table-cell office:value-type="float" office:value="6598700" calcext:value-type="float">
            <text:p>6598700</text:p>
          </table:table-cell>
          <table:table-cell table:number-columns-repeated="3"/>
        </table:table-row>
        <table:table-row table:style-name="ro1">
          <table:table-cell office:value-type="float" office:value="15199415" calcext:value-type="float">
            <text:p>15199415</text:p>
          </table:table-cell>
          <table:table-cell office:value-type="float" office:value="6328237" calcext:value-type="float">
            <text:p>6328237</text:p>
          </table:table-cell>
          <table:table-cell table:number-columns-repeated="3"/>
        </table:table-row>
        <table:table-row table:style-name="ro1">
          <table:table-cell office:value-type="float" office:value="14452289" calcext:value-type="float">
            <text:p>14452289</text:p>
          </table:table-cell>
          <table:table-cell office:value-type="float" office:value="7180411" calcext:value-type="float">
            <text:p>7180411</text:p>
          </table:table-cell>
          <table:table-cell table:number-columns-repeated="3"/>
        </table:table-row>
        <table:table-row table:style-name="ro1">
          <table:table-cell office:value-type="float" office:value="37382280" calcext:value-type="float">
            <text:p>37382280</text:p>
          </table:table-cell>
          <table:table-cell office:value-type="float" office:value="6465792" calcext:value-type="float">
            <text:p>6465792</text:p>
          </table:table-cell>
          <table:table-cell table:number-columns-repeated="3"/>
        </table:table-row>
        <table:table-row table:style-name="ro1">
          <table:table-cell office:value-type="float" office:value="36288458" calcext:value-type="float">
            <text:p>36288458</text:p>
          </table:table-cell>
          <table:table-cell office:value-type="float" office:value="6120033" calcext:value-type="float">
            <text:p>6120033</text:p>
          </table:table-cell>
          <table:table-cell table:number-columns-repeated="3"/>
        </table:table-row>
        <table:table-row table:style-name="ro1">
          <table:table-cell office:value-type="float" office:value="36566068" calcext:value-type="float">
            <text:p>36566068</text:p>
          </table:table-cell>
          <table:table-cell office:value-type="float" office:value="6293593" calcext:value-type="float">
            <text:p>6293593</text:p>
          </table:table-cell>
          <table:table-cell table:number-columns-repeated="3"/>
        </table:table-row>
        <table:table-row table:style-name="ro1">
          <table:table-cell office:value-type="float" office:value="70711307" calcext:value-type="float">
            <text:p>70711307</text:p>
          </table:table-cell>
          <table:table-cell office:value-type="float" office:value="5977318" calcext:value-type="float">
            <text:p>5977318</text:p>
          </table:table-cell>
          <table:table-cell table:number-columns-repeated="3"/>
        </table:table-row>
        <table:table-row table:style-name="ro1">
          <table:table-cell office:value-type="float" office:value="14446126" calcext:value-type="float">
            <text:p>14446126</text:p>
          </table:table-cell>
          <table:table-cell office:value-type="float" office:value="7329153" calcext:value-type="float">
            <text:p>7329153</text:p>
          </table:table-cell>
          <table:table-cell table:number-columns-repeated="3"/>
        </table:table-row>
        <table:table-row table:style-name="ro1">
          <table:table-cell office:value-type="float" office:value="62747880" calcext:value-type="float">
            <text:p>62747880</text:p>
          </table:table-cell>
          <table:table-cell office:value-type="float" office:value="7451325" calcext:value-type="float">
            <text:p>7451325</text:p>
          </table:table-cell>
          <table:table-cell table:number-columns-repeated="3"/>
        </table:table-row>
        <table:table-row table:style-name="ro1">
          <table:table-cell office:value-type="float" office:value="65023354" calcext:value-type="float">
            <text:p>65023354</text:p>
          </table:table-cell>
          <table:table-cell office:value-type="float" office:value="6189157" calcext:value-type="float">
            <text:p>6189157</text:p>
          </table:table-cell>
          <table:table-cell table:number-columns-repeated="3"/>
        </table:table-row>
        <table:table-row table:style-name="ro1">
          <table:table-cell office:value-type="float" office:value="62481701" calcext:value-type="float">
            <text:p>62481701</text:p>
          </table:table-cell>
          <table:table-cell office:value-type="float" office:value="7467267" calcext:value-type="float">
            <text:p>7467267</text:p>
          </table:table-cell>
          <table:table-cell table:number-columns-repeated="3"/>
        </table:table-row>
        <table:table-row table:style-name="ro1">
          <table:table-cell office:value-type="float" office:value="62314895" calcext:value-type="float">
            <text:p>62314895</text:p>
          </table:table-cell>
          <table:table-cell office:value-type="float" office:value="7389267" calcext:value-type="float">
            <text:p>7389267</text:p>
          </table:table-cell>
          <table:table-cell table:number-columns-repeated="3"/>
        </table:table-row>
        <table:table-row table:style-name="ro1">
          <table:table-cell office:value-type="float" office:value="36510521" calcext:value-type="float">
            <text:p>36510521</text:p>
          </table:table-cell>
          <table:table-cell office:value-type="float" office:value="6251596" calcext:value-type="float">
            <text:p>6251596</text:p>
          </table:table-cell>
          <table:table-cell table:number-columns-repeated="3"/>
        </table:table-row>
        <table:table-row table:style-name="ro1">
          <table:table-cell office:value-type="float" office:value="63253377" calcext:value-type="float">
            <text:p>63253377</text:p>
          </table:table-cell>
          <table:table-cell office:value-type="float" office:value="6306278" calcext:value-type="float">
            <text:p>6306278</text:p>
          </table:table-cell>
          <table:table-cell table:number-columns-repeated="3"/>
        </table:table-row>
        <table:table-row table:style-name="ro1">
          <table:table-cell office:value-type="float" office:value="36675442" calcext:value-type="float">
            <text:p>36675442</text:p>
          </table:table-cell>
          <table:table-cell office:value-type="float" office:value="7819761" calcext:value-type="float">
            <text:p>7819761</text:p>
          </table:table-cell>
          <table:table-cell table:number-columns-repeated="3"/>
        </table:table-row>
        <table:table-row table:style-name="ro1">
          <table:table-cell office:value-type="float" office:value="14399307" calcext:value-type="float">
            <text:p>14399307</text:p>
          </table:table-cell>
          <table:table-cell office:value-type="float" office:value="6058786" calcext:value-type="float">
            <text:p>6058786</text:p>
          </table:table-cell>
          <table:table-cell table:number-columns-repeated="3"/>
        </table:table-row>
        <table:table-row table:style-name="ro1">
          <table:table-cell office:value-type="float" office:value="36625278" calcext:value-type="float">
            <text:p>36625278</text:p>
          </table:table-cell>
          <table:table-cell office:value-type="float" office:value="7888390" calcext:value-type="float">
            <text:p>7888390</text:p>
          </table:table-cell>
          <table:table-cell table:number-columns-repeated="3"/>
        </table:table-row>
        <table:table-row table:style-name="ro1">
          <table:table-cell office:value-type="float" office:value="36429689" calcext:value-type="float">
            <text:p>36429689</text:p>
          </table:table-cell>
          <table:table-cell office:value-type="float" office:value="6575573" calcext:value-type="float">
            <text:p>6575573</text:p>
          </table:table-cell>
          <table:table-cell table:number-columns-repeated="3"/>
        </table:table-row>
        <table:table-row table:style-name="ro1">
          <table:table-cell office:value-type="float" office:value="63588591" calcext:value-type="float">
            <text:p>63588591</text:p>
          </table:table-cell>
          <table:table-cell office:value-type="float" office:value="7573481" calcext:value-type="float">
            <text:p>7573481</text:p>
          </table:table-cell>
          <table:table-cell table:number-columns-repeated="3"/>
        </table:table-row>
        <table:table-row table:style-name="ro1">
          <table:table-cell office:value-type="float" office:value="37002759" calcext:value-type="float">
            <text:p>37002759</text:p>
          </table:table-cell>
          <table:table-cell office:value-type="float" office:value="6476061" calcext:value-type="float">
            <text:p>6476061</text:p>
          </table:table-cell>
          <table:table-cell table:number-columns-repeated="3"/>
        </table:table-row>
        <table:table-row table:style-name="ro1">
          <table:table-cell office:value-type="float" office:value="37762486" calcext:value-type="float">
            <text:p>37762486</text:p>
          </table:table-cell>
          <table:table-cell office:value-type="float" office:value="12425920" calcext:value-type="float">
            <text:p>12425920</text:p>
          </table:table-cell>
          <table:table-cell table:number-columns-repeated="3"/>
        </table:table-row>
        <table:table-row table:style-name="ro1">
          <table:table-cell office:value-type="float" office:value="37075082" calcext:value-type="float">
            <text:p>37075082</text:p>
          </table:table-cell>
          <table:table-cell office:value-type="float" office:value="6251664" calcext:value-type="float">
            <text:p>6251664</text:p>
          </table:table-cell>
          <table:table-cell table:number-columns-repeated="3"/>
        </table:table-row>
        <table:table-row table:style-name="ro1">
          <table:table-cell office:value-type="float" office:value="15405989" calcext:value-type="float">
            <text:p>15405989</text:p>
          </table:table-cell>
          <table:table-cell office:value-type="float" office:value="7265631" calcext:value-type="float">
            <text:p>7265631</text:p>
          </table:table-cell>
          <table:table-cell table:number-columns-repeated="3"/>
        </table:table-row>
        <table:table-row table:style-name="ro1">
          <table:table-cell office:value-type="float" office:value="36370148" calcext:value-type="float">
            <text:p>36370148</text:p>
          </table:table-cell>
          <table:table-cell office:value-type="float" office:value="6204543" calcext:value-type="float">
            <text:p>6204543</text:p>
          </table:table-cell>
          <table:table-cell table:number-columns-repeated="3"/>
        </table:table-row>
        <table:table-row table:style-name="ro1">
          <table:table-cell office:value-type="float" office:value="63237713" calcext:value-type="float">
            <text:p>63237713</text:p>
          </table:table-cell>
          <table:table-cell office:value-type="float" office:value="6654714" calcext:value-type="float">
            <text:p>6654714</text:p>
          </table:table-cell>
          <table:table-cell table:number-columns-repeated="3"/>
        </table:table-row>
        <table:table-row table:style-name="ro1">
          <table:table-cell office:value-type="float" office:value="36551257" calcext:value-type="float">
            <text:p>36551257</text:p>
          </table:table-cell>
          <table:table-cell office:value-type="float" office:value="6560253" calcext:value-type="float">
            <text:p>6560253</text:p>
          </table:table-cell>
          <table:table-cell table:number-columns-repeated="3"/>
        </table:table-row>
        <table:table-row table:style-name="ro1">
          <table:table-cell office:value-type="float" office:value="36543840" calcext:value-type="float">
            <text:p>36543840</text:p>
          </table:table-cell>
          <table:table-cell office:value-type="float" office:value="6553873" calcext:value-type="float">
            <text:p>6553873</text:p>
          </table:table-cell>
          <table:table-cell table:number-columns-repeated="3"/>
        </table:table-row>
        <table:table-row table:style-name="ro1">
          <table:table-cell office:value-type="float" office:value="36527698" calcext:value-type="float">
            <text:p>36527698</text:p>
          </table:table-cell>
          <table:table-cell office:value-type="float" office:value="6344753" calcext:value-type="float">
            <text:p>6344753</text:p>
          </table:table-cell>
          <table:table-cell table:number-columns-repeated="3"/>
        </table:table-row>
        <table:table-row table:style-name="ro1">
          <table:table-cell office:value-type="float" office:value="15109354" calcext:value-type="float">
            <text:p>15109354</text:p>
          </table:table-cell>
          <table:table-cell office:value-type="float" office:value="7142061" calcext:value-type="float">
            <text:p>7142061</text:p>
          </table:table-cell>
          <table:table-cell table:number-columns-repeated="3"/>
        </table:table-row>
        <table:table-row table:style-name="ro1">
          <table:table-cell office:value-type="float" office:value="37528056" calcext:value-type="float">
            <text:p>37528056</text:p>
          </table:table-cell>
          <table:table-cell office:value-type="float" office:value="6610747" calcext:value-type="float">
            <text:p>6610747</text:p>
          </table:table-cell>
          <table:table-cell table:number-columns-repeated="3"/>
        </table:table-row>
        <table:table-row table:style-name="ro1">
          <table:table-cell office:value-type="float" office:value="64292420" calcext:value-type="float">
            <text:p>64292420</text:p>
          </table:table-cell>
          <table:table-cell office:value-type="float" office:value="6034403" calcext:value-type="float">
            <text:p>6034403</text:p>
          </table:table-cell>
          <table:table-cell table:number-columns-repeated="3"/>
        </table:table-row>
        <table:table-row table:style-name="ro1">
          <table:table-cell office:value-type="float" office:value="14613498" calcext:value-type="float">
            <text:p>14613498</text:p>
          </table:table-cell>
          <table:table-cell office:value-type="float" office:value="7128294" calcext:value-type="float">
            <text:p>7128294</text:p>
          </table:table-cell>
          <table:table-cell table:number-columns-repeated="3"/>
        </table:table-row>
        <table:table-row table:style-name="ro1">
          <table:table-cell office:value-type="float" office:value="62912395" calcext:value-type="float">
            <text:p>62912395</text:p>
          </table:table-cell>
          <table:table-cell office:value-type="float" office:value="7503821" calcext:value-type="float">
            <text:p>7503821</text:p>
          </table:table-cell>
          <table:table-cell table:number-columns-repeated="3"/>
        </table:table-row>
        <table:table-row table:style-name="ro1">
          <table:table-cell office:value-type="float" office:value="36555036" calcext:value-type="float">
            <text:p>36555036</text:p>
          </table:table-cell>
          <table:table-cell office:value-type="float" office:value="6065138" calcext:value-type="float">
            <text:p>6065138</text:p>
          </table:table-cell>
          <table:table-cell table:number-columns-repeated="3"/>
        </table:table-row>
        <table:table-row table:style-name="ro1">
          <table:table-cell office:value-type="float" office:value="36623691" calcext:value-type="float">
            <text:p>36623691</text:p>
          </table:table-cell>
          <table:table-cell office:value-type="float" office:value="8165209" calcext:value-type="float">
            <text:p>8165209</text:p>
          </table:table-cell>
          <table:table-cell table:number-columns-repeated="3"/>
        </table:table-row>
        <table:table-row table:style-name="ro1">
          <table:table-cell office:value-type="float" office:value="59181913" calcext:value-type="float">
            <text:p>59181913</text:p>
          </table:table-cell>
          <table:table-cell office:value-type="float" office:value="8919100" calcext:value-type="float">
            <text:p>8919100</text:p>
          </table:table-cell>
          <table:table-cell table:number-columns-repeated="3"/>
        </table:table-row>
        <table:table-row table:style-name="ro1">
          <table:table-cell office:value-type="float" office:value="46919118" calcext:value-type="float">
            <text:p>46919118</text:p>
          </table:table-cell>
          <table:table-cell office:value-type="float" office:value="20135052" calcext:value-type="float">
            <text:p>20135052</text:p>
          </table:table-cell>
          <table:table-cell table:number-columns-repeated="3"/>
        </table:table-row>
        <table:table-row table:style-name="ro1">
          <table:table-cell office:value-type="float" office:value="36638349" calcext:value-type="float">
            <text:p>36638349</text:p>
          </table:table-cell>
          <table:table-cell office:value-type="float" office:value="8062642" calcext:value-type="float">
            <text:p>8062642</text:p>
          </table:table-cell>
          <table:table-cell table:number-columns-repeated="3"/>
        </table:table-row>
        <table:table-row table:style-name="ro1">
          <table:table-cell office:value-type="float" office:value="36546656" calcext:value-type="float">
            <text:p>36546656</text:p>
          </table:table-cell>
          <table:table-cell office:value-type="float" office:value="6542577" calcext:value-type="float">
            <text:p>6542577</text:p>
          </table:table-cell>
          <table:table-cell table:number-columns-repeated="3"/>
        </table:table-row>
        <table:table-row table:style-name="ro1">
          <table:table-cell office:value-type="float" office:value="36695743" calcext:value-type="float">
            <text:p>36695743</text:p>
          </table:table-cell>
          <table:table-cell office:value-type="float" office:value="6204952" calcext:value-type="float">
            <text:p>6204952</text:p>
          </table:table-cell>
          <table:table-cell table:number-columns-repeated="3"/>
        </table:table-row>
        <table:table-row table:style-name="ro1">
          <table:table-cell office:value-type="float" office:value="36364591" calcext:value-type="float">
            <text:p>36364591</text:p>
          </table:table-cell>
          <table:table-cell office:value-type="float" office:value="6593482" calcext:value-type="float">
            <text:p>6593482</text:p>
          </table:table-cell>
          <table:table-cell table:number-columns-repeated="3"/>
        </table:table-row>
        <table:table-row table:style-name="ro1">
          <table:table-cell office:value-type="float" office:value="36578865" calcext:value-type="float">
            <text:p>36578865</text:p>
          </table:table-cell>
          <table:table-cell office:value-type="float" office:value="6496470" calcext:value-type="float">
            <text:p>6496470</text:p>
          </table:table-cell>
          <table:table-cell table:number-columns-repeated="3"/>
        </table:table-row>
        <table:table-row table:style-name="ro1">
          <table:table-cell office:value-type="float" office:value="63532677" calcext:value-type="float">
            <text:p>63532677</text:p>
          </table:table-cell>
          <table:table-cell office:value-type="float" office:value="6822404" calcext:value-type="float">
            <text:p>6822404</text:p>
          </table:table-cell>
          <table:table-cell table:number-columns-repeated="3"/>
        </table:table-row>
        <table:table-row table:style-name="ro1">
          <table:table-cell office:value-type="float" office:value="62114838" calcext:value-type="float">
            <text:p>62114838</text:p>
          </table:table-cell>
          <table:table-cell office:value-type="float" office:value="7264287" calcext:value-type="float">
            <text:p>7264287</text:p>
          </table:table-cell>
          <table:table-cell table:number-columns-repeated="3"/>
        </table:table-row>
        <table:table-row table:style-name="ro1">
          <table:table-cell office:value-type="float" office:value="36205129" calcext:value-type="float">
            <text:p>36205129</text:p>
          </table:table-cell>
          <table:table-cell office:value-type="float" office:value="6192751" calcext:value-type="float">
            <text:p>6192751</text:p>
          </table:table-cell>
          <table:table-cell table:number-columns-repeated="3"/>
        </table:table-row>
        <table:table-row table:style-name="ro1">
          <table:table-cell office:value-type="float" office:value="62606299" calcext:value-type="float">
            <text:p>62606299</text:p>
          </table:table-cell>
          <table:table-cell office:value-type="float" office:value="7628092" calcext:value-type="float">
            <text:p>7628092</text:p>
          </table:table-cell>
          <table:table-cell table:number-columns-repeated="3"/>
        </table:table-row>
        <table:table-row table:style-name="ro1">
          <table:table-cell office:value-type="float" office:value="62600640" calcext:value-type="float">
            <text:p>62600640</text:p>
          </table:table-cell>
          <table:table-cell office:value-type="float" office:value="7541500" calcext:value-type="float">
            <text:p>7541500</text:p>
          </table:table-cell>
          <table:table-cell table:number-columns-repeated="3"/>
        </table:table-row>
        <table:table-row table:style-name="ro1">
          <table:table-cell office:value-type="float" office:value="62656993" calcext:value-type="float">
            <text:p>62656993</text:p>
          </table:table-cell>
          <table:table-cell office:value-type="float" office:value="6109114" calcext:value-type="float">
            <text:p>6109114</text:p>
          </table:table-cell>
          <table:table-cell table:number-columns-repeated="3"/>
        </table:table-row>
        <table:table-row table:style-name="ro1">
          <table:table-cell office:value-type="float" office:value="62817441" calcext:value-type="float">
            <text:p>62817441</text:p>
          </table:table-cell>
          <table:table-cell office:value-type="float" office:value="7386208" calcext:value-type="float">
            <text:p>7386208</text:p>
          </table:table-cell>
          <table:table-cell table:number-columns-repeated="3"/>
        </table:table-row>
        <table:table-row table:style-name="ro1">
          <table:table-cell office:value-type="float" office:value="42072469" calcext:value-type="float">
            <text:p>42072469</text:p>
          </table:table-cell>
          <table:table-cell office:value-type="float" office:value="7115186" calcext:value-type="float">
            <text:p>7115186</text:p>
          </table:table-cell>
          <table:table-cell table:number-columns-repeated="3"/>
        </table:table-row>
        <table:table-row table:style-name="ro1">
          <table:table-cell office:value-type="float" office:value="62555394" calcext:value-type="float">
            <text:p>62555394</text:p>
          </table:table-cell>
          <table:table-cell office:value-type="float" office:value="7399388" calcext:value-type="float">
            <text:p>7399388</text:p>
          </table:table-cell>
          <table:table-cell table:number-columns-repeated="3"/>
        </table:table-row>
        <table:table-row table:style-name="ro1">
          <table:table-cell office:value-type="float" office:value="19331536" calcext:value-type="float">
            <text:p>19331536</text:p>
          </table:table-cell>
          <table:table-cell office:value-type="float" office:value="9003448" calcext:value-type="float">
            <text:p>9003448</text:p>
          </table:table-cell>
          <table:table-cell table:number-columns-repeated="3"/>
        </table:table-row>
        <table:table-row table:style-name="ro1">
          <table:table-cell office:value-type="float" office:value="62650306" calcext:value-type="float">
            <text:p>62650306</text:p>
          </table:table-cell>
          <table:table-cell office:value-type="float" office:value="7428588" calcext:value-type="float">
            <text:p>7428588</text:p>
          </table:table-cell>
          <table:table-cell table:number-columns-repeated="3"/>
        </table:table-row>
        <table:table-row table:style-name="ro1">
          <table:table-cell office:value-type="float" office:value="36804799" calcext:value-type="float">
            <text:p>36804799</text:p>
          </table:table-cell>
          <table:table-cell office:value-type="float" office:value="7663174" calcext:value-type="float">
            <text:p>7663174</text:p>
          </table:table-cell>
          <table:table-cell table:number-columns-repeated="3"/>
        </table:table-row>
        <table:table-row table:style-name="ro1">
          <table:table-cell office:value-type="float" office:value="37502449" calcext:value-type="float">
            <text:p>37502449</text:p>
          </table:table-cell>
          <table:table-cell office:value-type="float" office:value="6418979" calcext:value-type="float">
            <text:p>6418979</text:p>
          </table:table-cell>
          <table:table-cell table:number-columns-repeated="3"/>
        </table:table-row>
        <table:table-row table:style-name="ro1">
          <table:table-cell office:value-type="float" office:value="36872242" calcext:value-type="float">
            <text:p>36872242</text:p>
          </table:table-cell>
          <table:table-cell office:value-type="float" office:value="7412933" calcext:value-type="float">
            <text:p>7412933</text:p>
          </table:table-cell>
          <table:table-cell table:number-columns-repeated="3"/>
        </table:table-row>
        <table:table-row table:style-name="ro1">
          <table:table-cell office:value-type="float" office:value="15040646" calcext:value-type="float">
            <text:p>15040646</text:p>
          </table:table-cell>
          <table:table-cell office:value-type="float" office:value="7259860" calcext:value-type="float">
            <text:p>7259860</text:p>
          </table:table-cell>
          <table:table-cell table:number-columns-repeated="3"/>
        </table:table-row>
        <table:table-row table:style-name="ro1">
          <table:table-cell office:value-type="float" office:value="63064867" calcext:value-type="float">
            <text:p>63064867</text:p>
          </table:table-cell>
          <table:table-cell office:value-type="float" office:value="7435187" calcext:value-type="float">
            <text:p>7435187</text:p>
          </table:table-cell>
          <table:table-cell table:number-columns-repeated="3"/>
        </table:table-row>
        <table:table-row table:style-name="ro1">
          <table:table-cell office:value-type="float" office:value="36956350" calcext:value-type="float">
            <text:p>36956350</text:p>
          </table:table-cell>
          <table:table-cell office:value-type="float" office:value="6370396" calcext:value-type="float">
            <text:p>6370396</text:p>
          </table:table-cell>
          <table:table-cell table:number-columns-repeated="3"/>
        </table:table-row>
        <table:table-row table:style-name="ro1">
          <table:table-cell office:value-type="float" office:value="36356076" calcext:value-type="float">
            <text:p>36356076</text:p>
          </table:table-cell>
          <table:table-cell office:value-type="float" office:value="6361862" calcext:value-type="float">
            <text:p>6361862</text:p>
          </table:table-cell>
          <table:table-cell table:number-columns-repeated="3"/>
        </table:table-row>
        <table:table-row table:style-name="ro1">
          <table:table-cell office:value-type="float" office:value="63273415" calcext:value-type="float">
            <text:p>63273415</text:p>
          </table:table-cell>
          <table:table-cell office:value-type="float" office:value="7833148" calcext:value-type="float">
            <text:p>7833148</text:p>
          </table:table-cell>
          <table:table-cell table:number-columns-repeated="3"/>
        </table:table-row>
        <table:table-row table:style-name="ro1">
          <table:table-cell office:value-type="float" office:value="37214220" calcext:value-type="float">
            <text:p>37214220</text:p>
          </table:table-cell>
          <table:table-cell office:value-type="float" office:value="6504065" calcext:value-type="float">
            <text:p>6504065</text:p>
          </table:table-cell>
          <table:table-cell table:number-columns-repeated="3"/>
        </table:table-row>
        <table:table-row table:style-name="ro1">
          <table:table-cell office:value-type="float" office:value="64217678" calcext:value-type="float">
            <text:p>64217678</text:p>
          </table:table-cell>
          <table:table-cell office:value-type="float" office:value="6643348" calcext:value-type="float">
            <text:p>6643348</text:p>
          </table:table-cell>
          <table:table-cell table:number-columns-repeated="3"/>
        </table:table-row>
        <table:table-row table:style-name="ro1">
          <table:table-cell office:value-type="float" office:value="63214752" calcext:value-type="float">
            <text:p>63214752</text:p>
          </table:table-cell>
          <table:table-cell office:value-type="float" office:value="7791181" calcext:value-type="float">
            <text:p>7791181</text:p>
          </table:table-cell>
          <table:table-cell table:number-columns-repeated="3"/>
        </table:table-row>
        <table:table-row table:style-name="ro1">
          <table:table-cell office:value-type="float" office:value="36621639" calcext:value-type="float">
            <text:p>36621639</text:p>
          </table:table-cell>
          <table:table-cell office:value-type="float" office:value="6191941" calcext:value-type="float">
            <text:p>6191941</text:p>
          </table:table-cell>
          <table:table-cell table:number-columns-repeated="3"/>
        </table:table-row>
        <table:table-row table:style-name="ro1">
          <table:table-cell office:value-type="float" office:value="36674354" calcext:value-type="float">
            <text:p>36674354</text:p>
          </table:table-cell>
          <table:table-cell office:value-type="float" office:value="8069654" calcext:value-type="float">
            <text:p>8069654</text:p>
          </table:table-cell>
          <table:table-cell table:number-columns-repeated="3"/>
        </table:table-row>
        <table:table-row table:style-name="ro1">
          <table:table-cell office:value-type="float" office:value="62603554" calcext:value-type="float">
            <text:p>62603554</text:p>
          </table:table-cell>
          <table:table-cell office:value-type="float" office:value="7539398" calcext:value-type="float">
            <text:p>7539398</text:p>
          </table:table-cell>
          <table:table-cell table:number-columns-repeated="3"/>
        </table:table-row>
        <table:table-row table:style-name="ro1">
          <table:table-cell office:value-type="float" office:value="65132982" calcext:value-type="float">
            <text:p>65132982</text:p>
          </table:table-cell>
          <table:table-cell office:value-type="float" office:value="7008205" calcext:value-type="float">
            <text:p>7008205</text:p>
          </table:table-cell>
          <table:table-cell table:number-columns-repeated="3"/>
        </table:table-row>
        <table:table-row table:style-name="ro1">
          <table:table-cell office:value-type="float" office:value="36291537" calcext:value-type="float">
            <text:p>36291537</text:p>
          </table:table-cell>
          <table:table-cell office:value-type="float" office:value="6422846" calcext:value-type="float">
            <text:p>6422846</text:p>
          </table:table-cell>
          <table:table-cell table:number-columns-repeated="3"/>
        </table:table-row>
        <table:table-row table:style-name="ro1">
          <table:table-cell office:value-type="float" office:value="63863180" calcext:value-type="float">
            <text:p>63863180</text:p>
          </table:table-cell>
          <table:table-cell office:value-type="float" office:value="6029400" calcext:value-type="float">
            <text:p>6029400</text:p>
          </table:table-cell>
          <table:table-cell table:number-columns-repeated="3"/>
        </table:table-row>
        <table:table-row table:style-name="ro1">
          <table:table-cell office:value-type="float" office:value="37613351" calcext:value-type="float">
            <text:p>37613351</text:p>
          </table:table-cell>
          <table:table-cell office:value-type="float" office:value="6150942" calcext:value-type="float">
            <text:p>6150942</text:p>
          </table:table-cell>
          <table:table-cell table:number-columns-repeated="3"/>
        </table:table-row>
        <table:table-row table:style-name="ro1">
          <table:table-cell office:value-type="float" office:value="61935269" calcext:value-type="float">
            <text:p>61935269</text:p>
          </table:table-cell>
          <table:table-cell office:value-type="float" office:value="7904229" calcext:value-type="float">
            <text:p>7904229</text:p>
          </table:table-cell>
          <table:table-cell table:number-columns-repeated="3"/>
        </table:table-row>
        <table:table-row table:style-name="ro1">
          <table:table-cell office:value-type="float" office:value="36214197" calcext:value-type="float">
            <text:p>36214197</text:p>
          </table:table-cell>
          <table:table-cell office:value-type="float" office:value="6479880" calcext:value-type="float">
            <text:p>6479880</text:p>
          </table:table-cell>
          <table:table-cell table:number-columns-repeated="3"/>
        </table:table-row>
        <table:table-row table:style-name="ro1">
          <table:table-cell office:value-type="float" office:value="37097353" calcext:value-type="float">
            <text:p>37097353</text:p>
          </table:table-cell>
          <table:table-cell office:value-type="float" office:value="7915212" calcext:value-type="float">
            <text:p>7915212</text:p>
          </table:table-cell>
          <table:table-cell table:number-columns-repeated="3"/>
        </table:table-row>
        <table:table-row table:style-name="ro1">
          <table:table-cell office:value-type="float" office:value="15203350" calcext:value-type="float">
            <text:p>15203350</text:p>
          </table:table-cell>
          <table:table-cell office:value-type="float" office:value="6972447" calcext:value-type="float">
            <text:p>6972447</text:p>
          </table:table-cell>
          <table:table-cell table:number-columns-repeated="3"/>
        </table:table-row>
        <table:table-row table:style-name="ro1">
          <table:table-cell office:value-type="float" office:value="36470360" calcext:value-type="float">
            <text:p>36470360</text:p>
          </table:table-cell>
          <table:table-cell office:value-type="float" office:value="6503411" calcext:value-type="float">
            <text:p>6503411</text:p>
          </table:table-cell>
          <table:table-cell table:number-columns-repeated="3"/>
        </table:table-row>
        <table:table-row table:style-name="ro1">
          <table:table-cell office:value-type="float" office:value="36465399" calcext:value-type="float">
            <text:p>36465399</text:p>
          </table:table-cell>
          <table:table-cell office:value-type="float" office:value="6469107" calcext:value-type="float">
            <text:p>6469107</text:p>
          </table:table-cell>
          <table:table-cell table:number-columns-repeated="3"/>
        </table:table-row>
        <table:table-row table:style-name="ro1">
          <table:table-cell office:value-type="float" office:value="36873073" calcext:value-type="float">
            <text:p>36873073</text:p>
          </table:table-cell>
          <table:table-cell office:value-type="float" office:value="6432127" calcext:value-type="float">
            <text:p>6432127</text:p>
          </table:table-cell>
          <table:table-cell table:number-columns-repeated="3"/>
        </table:table-row>
        <table:table-row table:style-name="ro1">
          <table:table-cell office:value-type="float" office:value="37489457" calcext:value-type="float">
            <text:p>37489457</text:p>
          </table:table-cell>
          <table:table-cell office:value-type="float" office:value="8297370" calcext:value-type="float">
            <text:p>8297370</text:p>
          </table:table-cell>
          <table:table-cell table:number-columns-repeated="3"/>
        </table:table-row>
        <table:table-row table:style-name="ro1">
          <table:table-cell office:value-type="float" office:value="64309467" calcext:value-type="float">
            <text:p>64309467</text:p>
          </table:table-cell>
          <table:table-cell office:value-type="float" office:value="7963109" calcext:value-type="float">
            <text:p>7963109</text:p>
          </table:table-cell>
          <table:table-cell table:number-columns-repeated="3"/>
        </table:table-row>
        <table:table-row table:style-name="ro1">
          <table:table-cell office:value-type="float" office:value="63516808" calcext:value-type="float">
            <text:p>63516808</text:p>
          </table:table-cell>
          <table:table-cell office:value-type="float" office:value="5977481" calcext:value-type="float">
            <text:p>5977481</text:p>
          </table:table-cell>
          <table:table-cell table:number-columns-repeated="3"/>
        </table:table-row>
        <table:table-row table:style-name="ro1">
          <table:table-cell office:value-type="float" office:value="62796565" calcext:value-type="float">
            <text:p>62796565</text:p>
          </table:table-cell>
          <table:table-cell office:value-type="float" office:value="7424396" calcext:value-type="float">
            <text:p>7424396</text:p>
          </table:table-cell>
          <table:table-cell table:number-columns-repeated="3"/>
        </table:table-row>
        <table:table-row table:style-name="ro1">
          <table:table-cell office:value-type="float" office:value="63880875" calcext:value-type="float">
            <text:p>63880875</text:p>
          </table:table-cell>
          <table:table-cell office:value-type="float" office:value="8116357" calcext:value-type="float">
            <text:p>8116357</text:p>
          </table:table-cell>
          <table:table-cell table:number-columns-repeated="3"/>
        </table:table-row>
        <table:table-row table:style-name="ro1">
          <table:table-cell office:value-type="float" office:value="36941932" calcext:value-type="float">
            <text:p>36941932</text:p>
          </table:table-cell>
          <table:table-cell office:value-type="float" office:value="6423466" calcext:value-type="float">
            <text:p>6423466</text:p>
          </table:table-cell>
          <table:table-cell table:number-columns-repeated="3"/>
        </table:table-row>
        <table:table-row table:style-name="ro1">
          <table:table-cell office:value-type="float" office:value="63209740" calcext:value-type="float">
            <text:p>63209740</text:p>
          </table:table-cell>
          <table:table-cell office:value-type="float" office:value="7702821" calcext:value-type="float">
            <text:p>7702821</text:p>
          </table:table-cell>
          <table:table-cell table:number-columns-repeated="3"/>
        </table:table-row>
        <table:table-row table:style-name="ro1">
          <table:table-cell office:value-type="float" office:value="36840740" calcext:value-type="float">
            <text:p>36840740</text:p>
          </table:table-cell>
          <table:table-cell office:value-type="float" office:value="6700963" calcext:value-type="float">
            <text:p>6700963</text:p>
          </table:table-cell>
          <table:table-cell table:number-columns-repeated="3"/>
        </table:table-row>
        <table:table-row table:style-name="ro1">
          <table:table-cell office:value-type="float" office:value="36293248" calcext:value-type="float">
            <text:p>36293248</text:p>
          </table:table-cell>
          <table:table-cell office:value-type="float" office:value="6430253" calcext:value-type="float">
            <text:p>6430253</text:p>
          </table:table-cell>
          <table:table-cell table:number-columns-repeated="3"/>
        </table:table-row>
        <table:table-row table:style-name="ro1">
          <table:table-cell office:value-type="float" office:value="36742209" calcext:value-type="float">
            <text:p>36742209</text:p>
          </table:table-cell>
          <table:table-cell office:value-type="float" office:value="6291045" calcext:value-type="float">
            <text:p>6291045</text:p>
          </table:table-cell>
          <table:table-cell table:number-columns-repeated="3"/>
        </table:table-row>
        <table:table-row table:style-name="ro1">
          <table:table-cell office:value-type="float" office:value="36651172" calcext:value-type="float">
            <text:p>36651172</text:p>
          </table:table-cell>
          <table:table-cell office:value-type="float" office:value="6301102" calcext:value-type="float">
            <text:p>6301102</text:p>
          </table:table-cell>
          <table:table-cell table:number-columns-repeated="3"/>
        </table:table-row>
        <table:table-row table:style-name="ro1">
          <table:table-cell office:value-type="float" office:value="62887166" calcext:value-type="float">
            <text:p>62887166</text:p>
          </table:table-cell>
          <table:table-cell office:value-type="float" office:value="6020476" calcext:value-type="float">
            <text:p>6020476</text:p>
          </table:table-cell>
          <table:table-cell table:number-columns-repeated="3"/>
        </table:table-row>
        <table:table-row table:style-name="ro1">
          <table:table-cell office:value-type="float" office:value="62892799" calcext:value-type="float">
            <text:p>62892799</text:p>
          </table:table-cell>
          <table:table-cell office:value-type="float" office:value="5922615" calcext:value-type="float">
            <text:p>5922615</text:p>
          </table:table-cell>
          <table:table-cell table:number-columns-repeated="3"/>
        </table:table-row>
        <table:table-row table:style-name="ro1">
          <table:table-cell office:value-type="float" office:value="37300117" calcext:value-type="float">
            <text:p>37300117</text:p>
          </table:table-cell>
          <table:table-cell office:value-type="float" office:value="6636525" calcext:value-type="float">
            <text:p>6636525</text:p>
          </table:table-cell>
          <table:table-cell table:number-columns-repeated="3"/>
        </table:table-row>
        <table:table-row table:style-name="ro1">
          <table:table-cell office:value-type="float" office:value="55801154" calcext:value-type="float">
            <text:p>55801154</text:p>
          </table:table-cell>
          <table:table-cell office:value-type="float" office:value="8829761" calcext:value-type="float">
            <text:p>8829761</text:p>
          </table:table-cell>
          <table:table-cell table:number-columns-repeated="3"/>
        </table:table-row>
        <table:table-row table:style-name="ro1">
          <table:table-cell office:value-type="float" office:value="36609097" calcext:value-type="float">
            <text:p>36609097</text:p>
          </table:table-cell>
          <table:table-cell office:value-type="float" office:value="6250312" calcext:value-type="float">
            <text:p>6250312</text:p>
          </table:table-cell>
          <table:table-cell table:number-columns-repeated="3"/>
        </table:table-row>
        <table:table-row table:style-name="ro1">
          <table:table-cell office:value-type="float" office:value="36783752" calcext:value-type="float">
            <text:p>36783752</text:p>
          </table:table-cell>
          <table:table-cell office:value-type="float" office:value="6236433" calcext:value-type="float">
            <text:p>6236433</text:p>
          </table:table-cell>
          <table:table-cell table:number-columns-repeated="3"/>
        </table:table-row>
        <table:table-row table:style-name="ro1">
          <table:table-cell office:value-type="float" office:value="63913740" calcext:value-type="float">
            <text:p>63913740</text:p>
          </table:table-cell>
          <table:table-cell office:value-type="float" office:value="6783230" calcext:value-type="float">
            <text:p>6783230</text:p>
          </table:table-cell>
          <table:table-cell table:number-columns-repeated="3"/>
        </table:table-row>
        <table:table-row table:style-name="ro1">
          <table:table-cell office:value-type="float" office:value="14636394" calcext:value-type="float">
            <text:p>14636394</text:p>
          </table:table-cell>
          <table:table-cell office:value-type="float" office:value="7231194" calcext:value-type="float">
            <text:p>7231194</text:p>
          </table:table-cell>
          <table:table-cell table:number-columns-repeated="3"/>
        </table:table-row>
        <table:table-row table:style-name="ro1">
          <table:table-cell office:value-type="float" office:value="19126450" calcext:value-type="float">
            <text:p>19126450</text:p>
          </table:table-cell>
          <table:table-cell office:value-type="float" office:value="9842168" calcext:value-type="float">
            <text:p>9842168</text:p>
          </table:table-cell>
          <table:table-cell table:number-columns-repeated="3"/>
        </table:table-row>
        <table:table-row table:style-name="ro1">
          <table:table-cell office:value-type="float" office:value="36715903" calcext:value-type="float">
            <text:p>36715903</text:p>
          </table:table-cell>
          <table:table-cell office:value-type="float" office:value="6527579" calcext:value-type="float">
            <text:p>6527579</text:p>
          </table:table-cell>
          <table:table-cell table:number-columns-repeated="3"/>
        </table:table-row>
        <table:table-row table:style-name="ro1">
          <table:table-cell office:value-type="float" office:value="36983818" calcext:value-type="float">
            <text:p>36983818</text:p>
          </table:table-cell>
          <table:table-cell office:value-type="float" office:value="9671233" calcext:value-type="float">
            <text:p>9671233</text:p>
          </table:table-cell>
          <table:table-cell table:number-columns-repeated="3"/>
        </table:table-row>
        <table:table-row table:style-name="ro1">
          <table:table-cell office:value-type="float" office:value="36721082" calcext:value-type="float">
            <text:p>36721082</text:p>
          </table:table-cell>
          <table:table-cell office:value-type="float" office:value="7970386" calcext:value-type="float">
            <text:p>7970386</text:p>
          </table:table-cell>
          <table:table-cell table:number-columns-repeated="3"/>
        </table:table-row>
        <table:table-row table:style-name="ro1">
          <table:table-cell office:value-type="float" office:value="63956454" calcext:value-type="float">
            <text:p>63956454</text:p>
          </table:table-cell>
          <table:table-cell office:value-type="float" office:value="7502619" calcext:value-type="float">
            <text:p>7502619</text:p>
          </table:table-cell>
          <table:table-cell table:number-columns-repeated="3"/>
        </table:table-row>
        <table:table-row table:style-name="ro1">
          <table:table-cell office:value-type="float" office:value="37179050" calcext:value-type="float">
            <text:p>37179050</text:p>
          </table:table-cell>
          <table:table-cell office:value-type="float" office:value="8180618" calcext:value-type="float">
            <text:p>8180618</text:p>
          </table:table-cell>
          <table:table-cell table:number-columns-repeated="3"/>
        </table:table-row>
        <table:table-row table:style-name="ro1">
          <table:table-cell office:value-type="float" office:value="62140838" calcext:value-type="float">
            <text:p>62140838</text:p>
          </table:table-cell>
          <table:table-cell office:value-type="float" office:value="6005459" calcext:value-type="float">
            <text:p>6005459</text:p>
          </table:table-cell>
          <table:table-cell table:number-columns-repeated="3"/>
        </table:table-row>
        <table:table-row table:style-name="ro1">
          <table:table-cell office:value-type="float" office:value="41302992" calcext:value-type="float">
            <text:p>41302992</text:p>
          </table:table-cell>
          <table:table-cell office:value-type="float" office:value="7629513" calcext:value-type="float">
            <text:p>7629513</text:p>
          </table:table-cell>
          <table:table-cell table:number-columns-repeated="3"/>
        </table:table-row>
        <table:table-row table:style-name="ro1">
          <table:table-cell office:value-type="float" office:value="36582533" calcext:value-type="float">
            <text:p>36582533</text:p>
          </table:table-cell>
          <table:table-cell office:value-type="float" office:value="6417157" calcext:value-type="float">
            <text:p>6417157</text:p>
          </table:table-cell>
          <table:table-cell table:number-columns-repeated="3"/>
        </table:table-row>
        <table:table-row table:style-name="ro1">
          <table:table-cell office:value-type="float" office:value="36045832" calcext:value-type="float">
            <text:p>36045832</text:p>
          </table:table-cell>
          <table:table-cell office:value-type="float" office:value="6892454" calcext:value-type="float">
            <text:p>6892454</text:p>
          </table:table-cell>
          <table:table-cell table:number-columns-repeated="3"/>
        </table:table-row>
        <table:table-row table:style-name="ro1">
          <table:table-cell office:value-type="float" office:value="54590567" calcext:value-type="float">
            <text:p>54590567</text:p>
          </table:table-cell>
          <table:table-cell office:value-type="float" office:value="8026160" calcext:value-type="float">
            <text:p>8026160</text:p>
          </table:table-cell>
          <table:table-cell table:number-columns-repeated="3"/>
        </table:table-row>
        <table:table-row table:style-name="ro1">
          <table:table-cell office:value-type="float" office:value="64192102" calcext:value-type="float">
            <text:p>64192102</text:p>
          </table:table-cell>
          <table:table-cell office:value-type="float" office:value="5925282" calcext:value-type="float">
            <text:p>5925282</text:p>
          </table:table-cell>
          <table:table-cell table:number-columns-repeated="3"/>
        </table:table-row>
        <table:table-row table:style-name="ro1">
          <table:table-cell office:value-type="float" office:value="62716742" calcext:value-type="float">
            <text:p>62716742</text:p>
          </table:table-cell>
          <table:table-cell office:value-type="float" office:value="7530158" calcext:value-type="float">
            <text:p>7530158</text:p>
          </table:table-cell>
          <table:table-cell table:number-columns-repeated="3"/>
        </table:table-row>
        <table:table-row table:style-name="ro1">
          <table:table-cell office:value-type="float" office:value="61675824" calcext:value-type="float">
            <text:p>61675824</text:p>
          </table:table-cell>
          <table:table-cell office:value-type="float" office:value="5909748" calcext:value-type="float">
            <text:p>5909748</text:p>
          </table:table-cell>
          <table:table-cell table:number-columns-repeated="3"/>
        </table:table-row>
        <table:table-row table:style-name="ro1">
          <table:table-cell office:value-type="float" office:value="16526586" calcext:value-type="float">
            <text:p>16526586</text:p>
          </table:table-cell>
          <table:table-cell office:value-type="float" office:value="7139844" calcext:value-type="float">
            <text:p>7139844</text:p>
          </table:table-cell>
          <table:table-cell table:number-columns-repeated="3"/>
        </table:table-row>
        <table:table-row table:style-name="ro1">
          <table:table-cell office:value-type="float" office:value="41629868" calcext:value-type="float">
            <text:p>41629868</text:p>
          </table:table-cell>
          <table:table-cell office:value-type="float" office:value="11564276" calcext:value-type="float">
            <text:p>11564276</text:p>
          </table:table-cell>
          <table:table-cell table:number-columns-repeated="3"/>
        </table:table-row>
        <table:table-row table:style-name="ro1">
          <table:table-cell office:value-type="float" office:value="62441532" calcext:value-type="float">
            <text:p>62441532</text:p>
          </table:table-cell>
          <table:table-cell office:value-type="float" office:value="7341284" calcext:value-type="float">
            <text:p>7341284</text:p>
          </table:table-cell>
          <table:table-cell table:number-columns-repeated="3"/>
        </table:table-row>
        <table:table-row table:style-name="ro1">
          <table:table-cell office:value-type="float" office:value="14173238" calcext:value-type="float">
            <text:p>14173238</text:p>
          </table:table-cell>
          <table:table-cell office:value-type="float" office:value="6060994" calcext:value-type="float">
            <text:p>6060994</text:p>
          </table:table-cell>
          <table:table-cell table:number-columns-repeated="3"/>
        </table:table-row>
        <table:table-row table:style-name="ro1">
          <table:table-cell office:value-type="float" office:value="14390279" calcext:value-type="float">
            <text:p>14390279</text:p>
          </table:table-cell>
          <table:table-cell office:value-type="float" office:value="7135337" calcext:value-type="float">
            <text:p>7135337</text:p>
          </table:table-cell>
          <table:table-cell table:number-columns-repeated="3"/>
        </table:table-row>
        <table:table-row table:style-name="ro1">
          <table:table-cell office:value-type="float" office:value="63439235" calcext:value-type="float">
            <text:p>63439235</text:p>
          </table:table-cell>
          <table:table-cell office:value-type="float" office:value="8099266" calcext:value-type="float">
            <text:p>8099266</text:p>
          </table:table-cell>
          <table:table-cell table:number-columns-repeated="3"/>
        </table:table-row>
        <table:table-row table:style-name="ro1">
          <table:table-cell office:value-type="float" office:value="61876509" calcext:value-type="float">
            <text:p>61876509</text:p>
          </table:table-cell>
          <table:table-cell office:value-type="float" office:value="7588350" calcext:value-type="float">
            <text:p>7588350</text:p>
          </table:table-cell>
          <table:table-cell table:number-columns-repeated="3"/>
        </table:table-row>
        <table:table-row table:style-name="ro1">
          <table:table-cell office:value-type="float" office:value="36689721" calcext:value-type="float">
            <text:p>36689721</text:p>
          </table:table-cell>
          <table:table-cell office:value-type="float" office:value="7889065" calcext:value-type="float">
            <text:p>7889065</text:p>
          </table:table-cell>
          <table:table-cell table:number-columns-repeated="3"/>
        </table:table-row>
        <table:table-row table:style-name="ro1">
          <table:table-cell office:value-type="float" office:value="37275781" calcext:value-type="float">
            <text:p>37275781</text:p>
          </table:table-cell>
          <table:table-cell office:value-type="float" office:value="8182431" calcext:value-type="float">
            <text:p>8182431</text:p>
          </table:table-cell>
          <table:table-cell table:number-columns-repeated="3"/>
        </table:table-row>
        <table:table-row table:style-name="ro1">
          <table:table-cell office:value-type="float" office:value="36995882" calcext:value-type="float">
            <text:p>36995882</text:p>
          </table:table-cell>
          <table:table-cell office:value-type="float" office:value="6500922" calcext:value-type="float">
            <text:p>6500922</text:p>
          </table:table-cell>
          <table:table-cell table:number-columns-repeated="3"/>
        </table:table-row>
        <table:table-row table:style-name="ro1">
          <table:table-cell office:value-type="float" office:value="64559308" calcext:value-type="float">
            <text:p>64559308</text:p>
          </table:table-cell>
          <table:table-cell office:value-type="float" office:value="6066294" calcext:value-type="float">
            <text:p>6066294</text:p>
          </table:table-cell>
          <table:table-cell table:number-columns-repeated="3"/>
        </table:table-row>
        <table:table-row table:style-name="ro1">
          <table:table-cell office:value-type="float" office:value="36923736" calcext:value-type="float">
            <text:p>36923736</text:p>
          </table:table-cell>
          <table:table-cell office:value-type="float" office:value="7370563" calcext:value-type="float">
            <text:p>7370563</text:p>
          </table:table-cell>
          <table:table-cell table:number-columns-repeated="3"/>
        </table:table-row>
        <table:table-row table:style-name="ro1">
          <table:table-cell office:value-type="float" office:value="36908040" calcext:value-type="float">
            <text:p>36908040</text:p>
          </table:table-cell>
          <table:table-cell office:value-type="float" office:value="6442739" calcext:value-type="float">
            <text:p>6442739</text:p>
          </table:table-cell>
          <table:table-cell table:number-columns-repeated="3"/>
        </table:table-row>
        <table:table-row table:style-name="ro1">
          <table:table-cell office:value-type="float" office:value="37222598" calcext:value-type="float">
            <text:p>37222598</text:p>
          </table:table-cell>
          <table:table-cell office:value-type="float" office:value="6614524" calcext:value-type="float">
            <text:p>6614524</text:p>
          </table:table-cell>
          <table:table-cell table:number-columns-repeated="3"/>
        </table:table-row>
        <table:table-row table:style-name="ro1">
          <table:table-cell office:value-type="float" office:value="14718819" calcext:value-type="float">
            <text:p>14718819</text:p>
          </table:table-cell>
          <table:table-cell office:value-type="float" office:value="7088629" calcext:value-type="float">
            <text:p>7088629</text:p>
          </table:table-cell>
          <table:table-cell table:number-columns-repeated="3"/>
        </table:table-row>
        <table:table-row table:style-name="ro1">
          <table:table-cell office:value-type="float" office:value="37185995" calcext:value-type="float">
            <text:p>37185995</text:p>
          </table:table-cell>
          <table:table-cell office:value-type="float" office:value="6110085" calcext:value-type="float">
            <text:p>6110085</text:p>
          </table:table-cell>
          <table:table-cell table:number-columns-repeated="3"/>
        </table:table-row>
        <table:table-row table:style-name="ro1">
          <table:table-cell office:value-type="float" office:value="14712548" calcext:value-type="float">
            <text:p>14712548</text:p>
          </table:table-cell>
          <table:table-cell office:value-type="float" office:value="7253490" calcext:value-type="float">
            <text:p>7253490</text:p>
          </table:table-cell>
          <table:table-cell table:number-columns-repeated="3"/>
        </table:table-row>
        <table:table-row table:style-name="ro1">
          <table:table-cell office:value-type="float" office:value="37263206" calcext:value-type="float">
            <text:p>37263206</text:p>
          </table:table-cell>
          <table:table-cell office:value-type="float" office:value="8200354" calcext:value-type="float">
            <text:p>8200354</text:p>
          </table:table-cell>
          <table:table-cell table:number-columns-repeated="3"/>
        </table:table-row>
        <table:table-row table:style-name="ro1">
          <table:table-cell office:value-type="float" office:value="38748752" calcext:value-type="float">
            <text:p>38748752</text:p>
          </table:table-cell>
          <table:table-cell office:value-type="float" office:value="8347403" calcext:value-type="float">
            <text:p>8347403</text:p>
          </table:table-cell>
          <table:table-cell table:number-columns-repeated="3"/>
        </table:table-row>
        <table:table-row table:style-name="ro1">
          <table:table-cell office:value-type="float" office:value="63223056" calcext:value-type="float">
            <text:p>63223056</text:p>
          </table:table-cell>
          <table:table-cell office:value-type="float" office:value="6936208" calcext:value-type="float">
            <text:p>6936208</text:p>
          </table:table-cell>
          <table:table-cell table:number-columns-repeated="3"/>
        </table:table-row>
        <table:table-row table:style-name="ro1">
          <table:table-cell office:value-type="float" office:value="36782153" calcext:value-type="float">
            <text:p>36782153</text:p>
          </table:table-cell>
          <table:table-cell office:value-type="float" office:value="6104908" calcext:value-type="float">
            <text:p>6104908</text:p>
          </table:table-cell>
          <table:table-cell table:number-columns-repeated="3"/>
        </table:table-row>
        <table:table-row table:style-name="ro1">
          <table:table-cell office:value-type="float" office:value="36704864" calcext:value-type="float">
            <text:p>36704864</text:p>
          </table:table-cell>
          <table:table-cell office:value-type="float" office:value="6077192" calcext:value-type="float">
            <text:p>6077192</text:p>
          </table:table-cell>
          <table:table-cell table:number-columns-repeated="3"/>
        </table:table-row>
        <table:table-row table:style-name="ro1">
          <table:table-cell office:value-type="float" office:value="36649495" calcext:value-type="float">
            <text:p>36649495</text:p>
          </table:table-cell>
          <table:table-cell office:value-type="float" office:value="6228006" calcext:value-type="float">
            <text:p>6228006</text:p>
          </table:table-cell>
          <table:table-cell table:number-columns-repeated="3"/>
        </table:table-row>
        <table:table-row table:style-name="ro1">
          <table:table-cell office:value-type="float" office:value="36806951" calcext:value-type="float">
            <text:p>36806951</text:p>
          </table:table-cell>
          <table:table-cell office:value-type="float" office:value="6074000" calcext:value-type="float">
            <text:p>6074000</text:p>
          </table:table-cell>
          <table:table-cell table:number-columns-repeated="3"/>
        </table:table-row>
        <table:table-row table:style-name="ro1">
          <table:table-cell office:value-type="float" office:value="15055964" calcext:value-type="float">
            <text:p>15055964</text:p>
          </table:table-cell>
          <table:table-cell office:value-type="float" office:value="7781157" calcext:value-type="float">
            <text:p>7781157</text:p>
          </table:table-cell>
          <table:table-cell table:number-columns-repeated="3"/>
        </table:table-row>
        <table:table-row table:style-name="ro1">
          <table:table-cell office:value-type="float" office:value="75094900" calcext:value-type="float">
            <text:p>75094900</text:p>
          </table:table-cell>
          <table:table-cell office:value-type="float" office:value="6008622" calcext:value-type="float">
            <text:p>6008622</text:p>
          </table:table-cell>
          <table:table-cell table:number-columns-repeated="3"/>
        </table:table-row>
        <table:table-row table:style-name="ro1">
          <table:table-cell office:value-type="float" office:value="14332452" calcext:value-type="float">
            <text:p>14332452</text:p>
          </table:table-cell>
          <table:table-cell office:value-type="float" office:value="7209161" calcext:value-type="float">
            <text:p>7209161</text:p>
          </table:table-cell>
          <table:table-cell table:number-columns-repeated="3"/>
        </table:table-row>
        <table:table-row table:style-name="ro1">
          <table:table-cell office:value-type="float" office:value="37385558" calcext:value-type="float">
            <text:p>37385558</text:p>
          </table:table-cell>
          <table:table-cell office:value-type="float" office:value="7985497" calcext:value-type="float">
            <text:p>7985497</text:p>
          </table:table-cell>
          <table:table-cell table:number-columns-repeated="3"/>
        </table:table-row>
        <table:table-row table:style-name="ro1">
          <table:table-cell office:value-type="float" office:value="63973493" calcext:value-type="float">
            <text:p>63973493</text:p>
          </table:table-cell>
          <table:table-cell office:value-type="float" office:value="6556923" calcext:value-type="float">
            <text:p>6556923</text:p>
          </table:table-cell>
          <table:table-cell table:number-columns-repeated="3"/>
        </table:table-row>
        <table:table-row table:style-name="ro1">
          <table:table-cell office:value-type="float" office:value="37053902" calcext:value-type="float">
            <text:p>37053902</text:p>
          </table:table-cell>
          <table:table-cell office:value-type="float" office:value="6287720" calcext:value-type="float">
            <text:p>6287720</text:p>
          </table:table-cell>
          <table:table-cell table:number-columns-repeated="3"/>
        </table:table-row>
        <table:table-row table:style-name="ro1">
          <table:table-cell office:value-type="float" office:value="53345552" calcext:value-type="float">
            <text:p>53345552</text:p>
          </table:table-cell>
          <table:table-cell office:value-type="float" office:value="6319480" calcext:value-type="float">
            <text:p>6319480</text:p>
          </table:table-cell>
          <table:table-cell table:number-columns-repeated="3"/>
        </table:table-row>
        <table:table-row table:style-name="ro1">
          <table:table-cell office:value-type="float" office:value="14792265" calcext:value-type="float">
            <text:p>14792265</text:p>
          </table:table-cell>
          <table:table-cell office:value-type="float" office:value="7246436" calcext:value-type="float">
            <text:p>7246436</text:p>
          </table:table-cell>
          <table:table-cell table:number-columns-repeated="3"/>
        </table:table-row>
        <table:table-row table:style-name="ro1">
          <table:table-cell office:value-type="float" office:value="37287666" calcext:value-type="float">
            <text:p>37287666</text:p>
          </table:table-cell>
          <table:table-cell office:value-type="float" office:value="8304538" calcext:value-type="float">
            <text:p>8304538</text:p>
          </table:table-cell>
          <table:table-cell table:number-columns-repeated="3"/>
        </table:table-row>
        <table:table-row table:style-name="ro1">
          <table:table-cell office:value-type="float" office:value="15345466" calcext:value-type="float">
            <text:p>15345466</text:p>
          </table:table-cell>
          <table:table-cell office:value-type="float" office:value="7442966" calcext:value-type="float">
            <text:p>7442966</text:p>
          </table:table-cell>
          <table:table-cell table:number-columns-repeated="3"/>
        </table:table-row>
        <table:table-row table:style-name="ro1">
          <table:table-cell office:value-type="float" office:value="64042559" calcext:value-type="float">
            <text:p>64042559</text:p>
          </table:table-cell>
          <table:table-cell office:value-type="float" office:value="10740671" calcext:value-type="float">
            <text:p>10740671</text:p>
          </table:table-cell>
          <table:table-cell table:number-columns-repeated="3"/>
        </table:table-row>
        <table:table-row table:style-name="ro1">
          <table:table-cell office:value-type="float" office:value="36890155" calcext:value-type="float">
            <text:p>36890155</text:p>
          </table:table-cell>
          <table:table-cell office:value-type="float" office:value="8506866" calcext:value-type="float">
            <text:p>8506866</text:p>
          </table:table-cell>
          <table:table-cell table:number-columns-repeated="3"/>
        </table:table-row>
        <table:table-row table:style-name="ro1">
          <table:table-cell office:value-type="float" office:value="14133150" calcext:value-type="float">
            <text:p>14133150</text:p>
          </table:table-cell>
          <table:table-cell office:value-type="float" office:value="6034734" calcext:value-type="float">
            <text:p>6034734</text:p>
          </table:table-cell>
          <table:table-cell table:number-columns-repeated="3"/>
        </table:table-row>
        <table:table-row table:style-name="ro1">
          <table:table-cell office:value-type="float" office:value="37255222" calcext:value-type="float">
            <text:p>37255222</text:p>
          </table:table-cell>
          <table:table-cell office:value-type="float" office:value="8251387" calcext:value-type="float">
            <text:p>8251387</text:p>
          </table:table-cell>
          <table:table-cell table:number-columns-repeated="3"/>
        </table:table-row>
        <table:table-row table:style-name="ro1">
          <table:table-cell office:value-type="float" office:value="62827405" calcext:value-type="float">
            <text:p>62827405</text:p>
          </table:table-cell>
          <table:table-cell office:value-type="float" office:value="7373750" calcext:value-type="float">
            <text:p>7373750</text:p>
          </table:table-cell>
          <table:table-cell table:number-columns-repeated="3"/>
        </table:table-row>
        <table:table-row table:style-name="ro1">
          <table:table-cell office:value-type="float" office:value="37549315" calcext:value-type="float">
            <text:p>37549315</text:p>
          </table:table-cell>
          <table:table-cell office:value-type="float" office:value="7993918" calcext:value-type="float">
            <text:p>7993918</text:p>
          </table:table-cell>
          <table:table-cell table:number-columns-repeated="3"/>
        </table:table-row>
        <table:table-row table:style-name="ro1">
          <table:table-cell office:value-type="float" office:value="36660420" calcext:value-type="float">
            <text:p>36660420</text:p>
          </table:table-cell>
          <table:table-cell office:value-type="float" office:value="6412609" calcext:value-type="float">
            <text:p>6412609</text:p>
          </table:table-cell>
          <table:table-cell table:number-columns-repeated="3"/>
        </table:table-row>
        <table:table-row table:style-name="ro1">
          <table:table-cell office:value-type="float" office:value="36685930" calcext:value-type="float">
            <text:p>36685930</text:p>
          </table:table-cell>
          <table:table-cell office:value-type="float" office:value="8302890" calcext:value-type="float">
            <text:p>8302890</text:p>
          </table:table-cell>
          <table:table-cell table:number-columns-repeated="3"/>
        </table:table-row>
        <table:table-row table:style-name="ro1">
          <table:table-cell office:value-type="float" office:value="63014948" calcext:value-type="float">
            <text:p>63014948</text:p>
          </table:table-cell>
          <table:table-cell office:value-type="float" office:value="8536964" calcext:value-type="float">
            <text:p>8536964</text:p>
          </table:table-cell>
          <table:table-cell table:number-columns-repeated="3"/>
        </table:table-row>
        <table:table-row table:style-name="ro1">
          <table:table-cell office:value-type="float" office:value="36887910" calcext:value-type="float">
            <text:p>36887910</text:p>
          </table:table-cell>
          <table:table-cell office:value-type="float" office:value="6600027" calcext:value-type="float">
            <text:p>6600027</text:p>
          </table:table-cell>
          <table:table-cell table:number-columns-repeated="3"/>
        </table:table-row>
        <table:table-row table:style-name="ro1">
          <table:table-cell office:value-type="float" office:value="67650138" calcext:value-type="float">
            <text:p>67650138</text:p>
          </table:table-cell>
          <table:table-cell office:value-type="float" office:value="7990034" calcext:value-type="float">
            <text:p>7990034</text:p>
          </table:table-cell>
          <table:table-cell table:number-columns-repeated="3"/>
        </table:table-row>
        <table:table-row table:style-name="ro1">
          <table:table-cell office:value-type="float" office:value="36984204" calcext:value-type="float">
            <text:p>36984204</text:p>
          </table:table-cell>
          <table:table-cell office:value-type="float" office:value="8056546" calcext:value-type="float">
            <text:p>8056546</text:p>
          </table:table-cell>
          <table:table-cell table:number-columns-repeated="3"/>
        </table:table-row>
        <table:table-row table:style-name="ro1">
          <table:table-cell office:value-type="float" office:value="36387748" calcext:value-type="float">
            <text:p>36387748</text:p>
          </table:table-cell>
          <table:table-cell office:value-type="float" office:value="6454470" calcext:value-type="float">
            <text:p>6454470</text:p>
          </table:table-cell>
          <table:table-cell table:number-columns-repeated="3"/>
        </table:table-row>
        <table:table-row table:style-name="ro1">
          <table:table-cell office:value-type="float" office:value="64319381" calcext:value-type="float">
            <text:p>64319381</text:p>
          </table:table-cell>
          <table:table-cell office:value-type="float" office:value="6057584" calcext:value-type="float">
            <text:p>6057584</text:p>
          </table:table-cell>
          <table:table-cell table:number-columns-repeated="3"/>
        </table:table-row>
        <table:table-row table:style-name="ro1">
          <table:table-cell office:value-type="float" office:value="63521617" calcext:value-type="float">
            <text:p>63521617</text:p>
          </table:table-cell>
          <table:table-cell office:value-type="float" office:value="6253154" calcext:value-type="float">
            <text:p>6253154</text:p>
          </table:table-cell>
          <table:table-cell table:number-columns-repeated="3"/>
        </table:table-row>
        <table:table-row table:style-name="ro1">
          <table:table-cell office:value-type="float" office:value="36769873" calcext:value-type="float">
            <text:p>36769873</text:p>
          </table:table-cell>
          <table:table-cell office:value-type="float" office:value="6459751" calcext:value-type="float">
            <text:p>6459751</text:p>
          </table:table-cell>
          <table:table-cell table:number-columns-repeated="3"/>
        </table:table-row>
        <table:table-row table:style-name="ro1">
          <table:table-cell office:value-type="float" office:value="41581930" calcext:value-type="float">
            <text:p>41581930</text:p>
          </table:table-cell>
          <table:table-cell office:value-type="float" office:value="11538389" calcext:value-type="float">
            <text:p>11538389</text:p>
          </table:table-cell>
          <table:table-cell table:number-columns-repeated="3"/>
        </table:table-row>
        <table:table-row table:style-name="ro1">
          <table:table-cell office:value-type="float" office:value="63068673" calcext:value-type="float">
            <text:p>63068673</text:p>
          </table:table-cell>
          <table:table-cell office:value-type="float" office:value="7388502" calcext:value-type="float">
            <text:p>7388502</text:p>
          </table:table-cell>
          <table:table-cell table:number-columns-repeated="3"/>
        </table:table-row>
        <table:table-row table:style-name="ro1">
          <table:table-cell office:value-type="float" office:value="36564639" calcext:value-type="float">
            <text:p>36564639</text:p>
          </table:table-cell>
          <table:table-cell office:value-type="float" office:value="6391704" calcext:value-type="float">
            <text:p>6391704</text:p>
          </table:table-cell>
          <table:table-cell table:number-columns-repeated="3"/>
        </table:table-row>
        <table:table-row table:style-name="ro1">
          <table:table-cell office:value-type="float" office:value="14489305" calcext:value-type="float">
            <text:p>14489305</text:p>
          </table:table-cell>
          <table:table-cell office:value-type="float" office:value="6039972" calcext:value-type="float">
            <text:p>6039972</text:p>
          </table:table-cell>
          <table:table-cell table:number-columns-repeated="3"/>
        </table:table-row>
        <table:table-row table:style-name="ro1">
          <table:table-cell office:value-type="float" office:value="63438284" calcext:value-type="float">
            <text:p>63438284</text:p>
          </table:table-cell>
          <table:table-cell office:value-type="float" office:value="6036561" calcext:value-type="float">
            <text:p>6036561</text:p>
          </table:table-cell>
          <table:table-cell table:number-columns-repeated="3"/>
        </table:table-row>
        <table:table-row table:style-name="ro1">
          <table:table-cell office:value-type="float" office:value="36855334" calcext:value-type="float">
            <text:p>36855334</text:p>
          </table:table-cell>
          <table:table-cell office:value-type="float" office:value="6268369" calcext:value-type="float">
            <text:p>6268369</text:p>
          </table:table-cell>
          <table:table-cell table:number-columns-repeated="3"/>
        </table:table-row>
        <table:table-row table:style-name="ro1">
          <table:table-cell office:value-type="float" office:value="15697108" calcext:value-type="float">
            <text:p>15697108</text:p>
          </table:table-cell>
          <table:table-cell office:value-type="float" office:value="7177115" calcext:value-type="float">
            <text:p>7177115</text:p>
          </table:table-cell>
          <table:table-cell table:number-columns-repeated="3"/>
        </table:table-row>
        <table:table-row table:style-name="ro1">
          <table:table-cell office:value-type="float" office:value="36213628" calcext:value-type="float">
            <text:p>36213628</text:p>
          </table:table-cell>
          <table:table-cell office:value-type="float" office:value="6300217" calcext:value-type="float">
            <text:p>6300217</text:p>
          </table:table-cell>
          <table:table-cell table:number-columns-repeated="3"/>
        </table:table-row>
        <table:table-row table:style-name="ro1">
          <table:table-cell office:value-type="float" office:value="63100863" calcext:value-type="float">
            <text:p>63100863</text:p>
          </table:table-cell>
          <table:table-cell office:value-type="float" office:value="5919941" calcext:value-type="float">
            <text:p>5919941</text:p>
          </table:table-cell>
          <table:table-cell table:number-columns-repeated="3"/>
        </table:table-row>
        <table:table-row table:style-name="ro1">
          <table:table-cell office:value-type="float" office:value="36770554" calcext:value-type="float">
            <text:p>36770554</text:p>
          </table:table-cell>
          <table:table-cell office:value-type="float" office:value="6161939" calcext:value-type="float">
            <text:p>6161939</text:p>
          </table:table-cell>
          <table:table-cell table:number-columns-repeated="3"/>
        </table:table-row>
        <table:table-row table:style-name="ro1">
          <table:table-cell office:value-type="float" office:value="64209927" calcext:value-type="float">
            <text:p>64209927</text:p>
          </table:table-cell>
          <table:table-cell office:value-type="float" office:value="7700083" calcext:value-type="float">
            <text:p>7700083</text:p>
          </table:table-cell>
          <table:table-cell table:number-columns-repeated="3"/>
        </table:table-row>
        <table:table-row table:style-name="ro1">
          <table:table-cell office:value-type="float" office:value="14897483" calcext:value-type="float">
            <text:p>14897483</text:p>
          </table:table-cell>
          <table:table-cell office:value-type="float" office:value="7380326" calcext:value-type="float">
            <text:p>7380326</text:p>
          </table:table-cell>
          <table:table-cell table:number-columns-repeated="3"/>
        </table:table-row>
        <table:table-row table:style-name="ro1">
          <table:table-cell office:value-type="float" office:value="36273435" calcext:value-type="float">
            <text:p>36273435</text:p>
          </table:table-cell>
          <table:table-cell office:value-type="float" office:value="6177545" calcext:value-type="float">
            <text:p>6177545</text:p>
          </table:table-cell>
          <table:table-cell table:number-columns-repeated="3"/>
        </table:table-row>
        <table:table-row table:style-name="ro1">
          <table:table-cell office:value-type="float" office:value="39043998" calcext:value-type="float">
            <text:p>39043998</text:p>
          </table:table-cell>
          <table:table-cell office:value-type="float" office:value="14080279" calcext:value-type="float">
            <text:p>14080279</text:p>
          </table:table-cell>
          <table:table-cell table:number-columns-repeated="3"/>
        </table:table-row>
        <table:table-row table:style-name="ro1">
          <table:table-cell office:value-type="float" office:value="37635596" calcext:value-type="float">
            <text:p>37635596</text:p>
          </table:table-cell>
          <table:table-cell office:value-type="float" office:value="6613652" calcext:value-type="float">
            <text:p>6613652</text:p>
          </table:table-cell>
          <table:table-cell table:number-columns-repeated="3"/>
        </table:table-row>
        <table:table-row table:style-name="ro1">
          <table:table-cell office:value-type="float" office:value="63273540" calcext:value-type="float">
            <text:p>63273540</text:p>
          </table:table-cell>
          <table:table-cell office:value-type="float" office:value="6031437" calcext:value-type="float">
            <text:p>6031437</text:p>
          </table:table-cell>
          <table:table-cell table:number-columns-repeated="3"/>
        </table:table-row>
        <table:table-row table:style-name="ro1">
          <table:table-cell office:value-type="float" office:value="71687860" calcext:value-type="float">
            <text:p>71687860</text:p>
          </table:table-cell>
          <table:table-cell office:value-type="float" office:value="7651778" calcext:value-type="float">
            <text:p>7651778</text:p>
          </table:table-cell>
          <table:table-cell table:number-columns-repeated="3"/>
        </table:table-row>
        <table:table-row table:style-name="ro1">
          <table:table-cell office:value-type="float" office:value="37028074" calcext:value-type="float">
            <text:p>37028074</text:p>
          </table:table-cell>
          <table:table-cell office:value-type="float" office:value="8649817" calcext:value-type="float">
            <text:p>8649817</text:p>
          </table:table-cell>
          <table:table-cell table:number-columns-repeated="3"/>
        </table:table-row>
        <table:table-row table:style-name="ro1">
          <table:table-cell office:value-type="float" office:value="36892958" calcext:value-type="float">
            <text:p>36892958</text:p>
          </table:table-cell>
          <table:table-cell office:value-type="float" office:value="8619460" calcext:value-type="float">
            <text:p>8619460</text:p>
          </table:table-cell>
          <table:table-cell table:number-columns-repeated="3"/>
        </table:table-row>
        <table:table-row table:style-name="ro1">
          <table:table-cell office:value-type="float" office:value="62863682" calcext:value-type="float">
            <text:p>62863682</text:p>
          </table:table-cell>
          <table:table-cell office:value-type="float" office:value="7353465" calcext:value-type="float">
            <text:p>7353465</text:p>
          </table:table-cell>
          <table:table-cell table:number-columns-repeated="3"/>
        </table:table-row>
        <table:table-row table:style-name="ro1">
          <table:table-cell office:value-type="float" office:value="36597859" calcext:value-type="float">
            <text:p>36597859</text:p>
          </table:table-cell>
          <table:table-cell office:value-type="float" office:value="6278794" calcext:value-type="float">
            <text:p>6278794</text:p>
          </table:table-cell>
          <table:table-cell table:number-columns-repeated="3"/>
        </table:table-row>
        <table:table-row table:style-name="ro1">
          <table:table-cell office:value-type="float" office:value="63133388" calcext:value-type="float">
            <text:p>63133388</text:p>
          </table:table-cell>
          <table:table-cell office:value-type="float" office:value="7617962" calcext:value-type="float">
            <text:p>7617962</text:p>
          </table:table-cell>
          <table:table-cell table:number-columns-repeated="3"/>
        </table:table-row>
        <table:table-row table:style-name="ro1">
          <table:table-cell office:value-type="float" office:value="36937535" calcext:value-type="float">
            <text:p>36937535</text:p>
          </table:table-cell>
          <table:table-cell office:value-type="float" office:value="8053487" calcext:value-type="float">
            <text:p>8053487</text:p>
          </table:table-cell>
          <table:table-cell table:number-columns-repeated="3"/>
        </table:table-row>
        <table:table-row table:style-name="ro1">
          <table:table-cell office:value-type="float" office:value="36205787" calcext:value-type="float">
            <text:p>36205787</text:p>
          </table:table-cell>
          <table:table-cell office:value-type="float" office:value="6586329" calcext:value-type="float">
            <text:p>6586329</text:p>
          </table:table-cell>
          <table:table-cell table:number-columns-repeated="3"/>
        </table:table-row>
        <table:table-row table:style-name="ro1">
          <table:table-cell office:value-type="float" office:value="62612675" calcext:value-type="float">
            <text:p>62612675</text:p>
          </table:table-cell>
          <table:table-cell office:value-type="float" office:value="7423628" calcext:value-type="float">
            <text:p>7423628</text:p>
          </table:table-cell>
          <table:table-cell table:number-columns-repeated="3"/>
        </table:table-row>
        <table:table-row table:style-name="ro1">
          <table:table-cell office:value-type="float" office:value="63327616" calcext:value-type="float">
            <text:p>63327616</text:p>
          </table:table-cell>
          <table:table-cell office:value-type="float" office:value="6243352" calcext:value-type="float">
            <text:p>6243352</text:p>
          </table:table-cell>
          <table:table-cell table:number-columns-repeated="3"/>
        </table:table-row>
        <table:table-row table:style-name="ro1">
          <table:table-cell office:value-type="float" office:value="63032928" calcext:value-type="float">
            <text:p>63032928</text:p>
          </table:table-cell>
          <table:table-cell office:value-type="float" office:value="6076649" calcext:value-type="float">
            <text:p>6076649</text:p>
          </table:table-cell>
          <table:table-cell table:number-columns-repeated="3"/>
        </table:table-row>
        <table:table-row table:style-name="ro1">
          <table:table-cell office:value-type="float" office:value="36877617" calcext:value-type="float">
            <text:p>36877617</text:p>
          </table:table-cell>
          <table:table-cell office:value-type="float" office:value="6474187" calcext:value-type="float">
            <text:p>6474187</text:p>
          </table:table-cell>
          <table:table-cell table:number-columns-repeated="3"/>
        </table:table-row>
        <table:table-row table:style-name="ro1">
          <table:table-cell office:value-type="float" office:value="37103030" calcext:value-type="float">
            <text:p>37103030</text:p>
          </table:table-cell>
          <table:table-cell office:value-type="float" office:value="7597657" calcext:value-type="float">
            <text:p>7597657</text:p>
          </table:table-cell>
          <table:table-cell table:number-columns-repeated="3"/>
        </table:table-row>
        <table:table-row table:style-name="ro1">
          <table:table-cell office:value-type="float" office:value="36799458" calcext:value-type="float">
            <text:p>36799458</text:p>
          </table:table-cell>
          <table:table-cell office:value-type="float" office:value="6211269" calcext:value-type="float">
            <text:p>6211269</text:p>
          </table:table-cell>
          <table:table-cell table:number-columns-repeated="3"/>
        </table:table-row>
        <table:table-row table:style-name="ro1">
          <table:table-cell office:value-type="float" office:value="36733184" calcext:value-type="float">
            <text:p>36733184</text:p>
          </table:table-cell>
          <table:table-cell office:value-type="float" office:value="6293470" calcext:value-type="float">
            <text:p>6293470</text:p>
          </table:table-cell>
          <table:table-cell table:number-columns-repeated="3"/>
        </table:table-row>
        <table:table-row table:style-name="ro1">
          <table:table-cell office:value-type="float" office:value="39874595" calcext:value-type="float">
            <text:p>39874595</text:p>
          </table:table-cell>
          <table:table-cell office:value-type="float" office:value="9214702" calcext:value-type="float">
            <text:p>9214702</text:p>
          </table:table-cell>
          <table:table-cell table:number-columns-repeated="3"/>
        </table:table-row>
        <table:table-row table:style-name="ro1">
          <table:table-cell office:value-type="float" office:value="36717827" calcext:value-type="float">
            <text:p>36717827</text:p>
          </table:table-cell>
          <table:table-cell office:value-type="float" office:value="7925160" calcext:value-type="float">
            <text:p>7925160</text:p>
          </table:table-cell>
          <table:table-cell table:number-columns-repeated="3"/>
        </table:table-row>
        <table:table-row table:style-name="ro1">
          <table:table-cell office:value-type="float" office:value="14409720" calcext:value-type="float">
            <text:p>14409720</text:p>
          </table:table-cell>
          <table:table-cell office:value-type="float" office:value="7394142" calcext:value-type="float">
            <text:p>7394142</text:p>
          </table:table-cell>
          <table:table-cell table:number-columns-repeated="3"/>
        </table:table-row>
        <table:table-row table:style-name="ro1">
          <table:table-cell office:value-type="float" office:value="64366366" calcext:value-type="float">
            <text:p>64366366</text:p>
          </table:table-cell>
          <table:table-cell office:value-type="float" office:value="5974684" calcext:value-type="float">
            <text:p>5974684</text:p>
          </table:table-cell>
          <table:table-cell table:number-columns-repeated="3"/>
        </table:table-row>
        <table:table-row table:style-name="ro1">
          <table:table-cell office:value-type="float" office:value="63465474" calcext:value-type="float">
            <text:p>63465474</text:p>
          </table:table-cell>
          <table:table-cell office:value-type="float" office:value="6062371" calcext:value-type="float">
            <text:p>6062371</text:p>
          </table:table-cell>
          <table:table-cell table:number-columns-repeated="3"/>
        </table:table-row>
        <table:table-row table:style-name="ro1">
          <table:table-cell office:value-type="float" office:value="36782800" calcext:value-type="float">
            <text:p>36782800</text:p>
          </table:table-cell>
          <table:table-cell office:value-type="float" office:value="8781350" calcext:value-type="float">
            <text:p>8781350</text:p>
          </table:table-cell>
          <table:table-cell table:number-columns-repeated="3"/>
        </table:table-row>
        <table:table-row table:style-name="ro1">
          <table:table-cell office:value-type="float" office:value="66468582" calcext:value-type="float">
            <text:p>66468582</text:p>
          </table:table-cell>
          <table:table-cell office:value-type="float" office:value="7577864" calcext:value-type="float">
            <text:p>7577864</text:p>
          </table:table-cell>
          <table:table-cell table:number-columns-repeated="3"/>
        </table:table-row>
        <table:table-row table:style-name="ro1">
          <table:table-cell office:value-type="float" office:value="37081331" calcext:value-type="float">
            <text:p>37081331</text:p>
          </table:table-cell>
          <table:table-cell office:value-type="float" office:value="6495782" calcext:value-type="float">
            <text:p>6495782</text:p>
          </table:table-cell>
          <table:table-cell table:number-columns-repeated="3"/>
        </table:table-row>
        <table:table-row table:style-name="ro1">
          <table:table-cell office:value-type="float" office:value="36956368" calcext:value-type="float">
            <text:p>36956368</text:p>
          </table:table-cell>
          <table:table-cell office:value-type="float" office:value="6313077" calcext:value-type="float">
            <text:p>6313077</text:p>
          </table:table-cell>
          <table:table-cell table:number-columns-repeated="3"/>
        </table:table-row>
        <table:table-row table:style-name="ro1">
          <table:table-cell office:value-type="float" office:value="36578026" calcext:value-type="float">
            <text:p>36578026</text:p>
          </table:table-cell>
          <table:table-cell office:value-type="float" office:value="8058304" calcext:value-type="float">
            <text:p>8058304</text:p>
          </table:table-cell>
          <table:table-cell table:number-columns-repeated="3"/>
        </table:table-row>
        <table:table-row table:style-name="ro1">
          <table:table-cell office:value-type="float" office:value="36878334" calcext:value-type="float">
            <text:p>36878334</text:p>
          </table:table-cell>
          <table:table-cell office:value-type="float" office:value="8088205" calcext:value-type="float">
            <text:p>8088205</text:p>
          </table:table-cell>
          <table:table-cell table:number-columns-repeated="3"/>
        </table:table-row>
        <table:table-row table:style-name="ro1">
          <table:table-cell office:value-type="float" office:value="36873780" calcext:value-type="float">
            <text:p>36873780</text:p>
          </table:table-cell>
          <table:table-cell office:value-type="float" office:value="6712058" calcext:value-type="float">
            <text:p>6712058</text:p>
          </table:table-cell>
          <table:table-cell table:number-columns-repeated="3"/>
        </table:table-row>
        <table:table-row table:style-name="ro1">
          <table:table-cell office:value-type="float" office:value="62983388" calcext:value-type="float">
            <text:p>62983388</text:p>
          </table:table-cell>
          <table:table-cell office:value-type="float" office:value="6746643" calcext:value-type="float">
            <text:p>6746643</text:p>
          </table:table-cell>
          <table:table-cell table:number-columns-repeated="3"/>
        </table:table-row>
        <table:table-row table:style-name="ro1">
          <table:table-cell office:value-type="float" office:value="36325709" calcext:value-type="float">
            <text:p>36325709</text:p>
          </table:table-cell>
          <table:table-cell office:value-type="float" office:value="6509164" calcext:value-type="float">
            <text:p>6509164</text:p>
          </table:table-cell>
          <table:table-cell table:number-columns-repeated="3"/>
        </table:table-row>
        <table:table-row table:style-name="ro1">
          <table:table-cell office:value-type="float" office:value="86490694" calcext:value-type="float">
            <text:p>86490694</text:p>
          </table:table-cell>
          <table:table-cell office:value-type="float" office:value="7454936" calcext:value-type="float">
            <text:p>7454936</text:p>
          </table:table-cell>
          <table:table-cell table:number-columns-repeated="3"/>
        </table:table-row>
        <table:table-row table:style-name="ro1">
          <table:table-cell office:value-type="float" office:value="62753476" calcext:value-type="float">
            <text:p>62753476</text:p>
          </table:table-cell>
          <table:table-cell office:value-type="float" office:value="7836743" calcext:value-type="float">
            <text:p>7836743</text:p>
          </table:table-cell>
          <table:table-cell table:number-columns-repeated="3"/>
        </table:table-row>
        <table:table-row table:style-name="ro1">
          <table:table-cell office:value-type="float" office:value="38271798" calcext:value-type="float">
            <text:p>38271798</text:p>
          </table:table-cell>
          <table:table-cell office:value-type="float" office:value="6607410" calcext:value-type="float">
            <text:p>6607410</text:p>
          </table:table-cell>
          <table:table-cell table:number-columns-repeated="3"/>
        </table:table-row>
        <table:table-row table:style-name="ro1">
          <table:table-cell office:value-type="float" office:value="36867693" calcext:value-type="float">
            <text:p>36867693</text:p>
          </table:table-cell>
          <table:table-cell office:value-type="float" office:value="6551249" calcext:value-type="float">
            <text:p>6551249</text:p>
          </table:table-cell>
          <table:table-cell table:number-columns-repeated="3"/>
        </table:table-row>
        <table:table-row table:style-name="ro1">
          <table:table-cell office:value-type="float" office:value="36690072" calcext:value-type="float">
            <text:p>36690072</text:p>
          </table:table-cell>
          <table:table-cell office:value-type="float" office:value="6369572" calcext:value-type="float">
            <text:p>6369572</text:p>
          </table:table-cell>
          <table:table-cell table:number-columns-repeated="3"/>
        </table:table-row>
        <table:table-row table:style-name="ro1">
          <table:table-cell office:value-type="float" office:value="62844456" calcext:value-type="float">
            <text:p>62844456</text:p>
          </table:table-cell>
          <table:table-cell office:value-type="float" office:value="7535570" calcext:value-type="float">
            <text:p>7535570</text:p>
          </table:table-cell>
          <table:table-cell table:number-columns-repeated="3"/>
        </table:table-row>
        <table:table-row table:style-name="ro1">
          <table:table-cell office:value-type="float" office:value="37004269" calcext:value-type="float">
            <text:p>37004269</text:p>
          </table:table-cell>
          <table:table-cell office:value-type="float" office:value="8060074" calcext:value-type="float">
            <text:p>8060074</text:p>
          </table:table-cell>
          <table:table-cell table:number-columns-repeated="3"/>
        </table:table-row>
        <table:table-row table:style-name="ro1">
          <table:table-cell office:value-type="float" office:value="37428286" calcext:value-type="float">
            <text:p>37428286</text:p>
          </table:table-cell>
          <table:table-cell office:value-type="float" office:value="8120697" calcext:value-type="float">
            <text:p>8120697</text:p>
          </table:table-cell>
          <table:table-cell table:number-columns-repeated="3"/>
        </table:table-row>
        <table:table-row table:style-name="ro1">
          <table:table-cell office:value-type="float" office:value="14744548" calcext:value-type="float">
            <text:p>14744548</text:p>
          </table:table-cell>
          <table:table-cell office:value-type="float" office:value="7055449" calcext:value-type="float">
            <text:p>7055449</text:p>
          </table:table-cell>
          <table:table-cell table:number-columns-repeated="3"/>
        </table:table-row>
        <table:table-row table:style-name="ro1">
          <table:table-cell office:value-type="float" office:value="36290925" calcext:value-type="float">
            <text:p>36290925</text:p>
          </table:table-cell>
          <table:table-cell office:value-type="float" office:value="6500842" calcext:value-type="float">
            <text:p>6500842</text:p>
          </table:table-cell>
          <table:table-cell table:number-columns-repeated="3"/>
        </table:table-row>
        <table:table-row table:style-name="ro1">
          <table:table-cell office:value-type="float" office:value="37000970" calcext:value-type="float">
            <text:p>37000970</text:p>
          </table:table-cell>
          <table:table-cell office:value-type="float" office:value="6234465" calcext:value-type="float">
            <text:p>6234465</text:p>
          </table:table-cell>
          <table:table-cell table:number-columns-repeated="3"/>
        </table:table-row>
        <table:table-row table:style-name="ro1">
          <table:table-cell office:value-type="float" office:value="15086661" calcext:value-type="float">
            <text:p>15086661</text:p>
          </table:table-cell>
          <table:table-cell office:value-type="float" office:value="6074045" calcext:value-type="float">
            <text:p>6074045</text:p>
          </table:table-cell>
          <table:table-cell table:number-columns-repeated="3"/>
        </table:table-row>
        <table:table-row table:style-name="ro1">
          <table:table-cell office:value-type="float" office:value="36466180" calcext:value-type="float">
            <text:p>36466180</text:p>
          </table:table-cell>
          <table:table-cell office:value-type="float" office:value="6435954" calcext:value-type="float">
            <text:p>6435954</text:p>
          </table:table-cell>
          <table:table-cell table:number-columns-repeated="3"/>
        </table:table-row>
        <table:table-row table:style-name="ro1">
          <table:table-cell office:value-type="float" office:value="66025583" calcext:value-type="float">
            <text:p>66025583</text:p>
          </table:table-cell>
          <table:table-cell office:value-type="float" office:value="7657631" calcext:value-type="float">
            <text:p>7657631</text:p>
          </table:table-cell>
          <table:table-cell table:number-columns-repeated="3"/>
        </table:table-row>
        <table:table-row table:style-name="ro1">
          <table:table-cell office:value-type="float" office:value="36409651" calcext:value-type="float">
            <text:p>36409651</text:p>
          </table:table-cell>
          <table:table-cell office:value-type="float" office:value="6495406" calcext:value-type="float">
            <text:p>6495406</text:p>
          </table:table-cell>
          <table:table-cell table:number-columns-repeated="3"/>
        </table:table-row>
        <table:table-row table:style-name="ro1">
          <table:table-cell office:value-type="float" office:value="36568242" calcext:value-type="float">
            <text:p>36568242</text:p>
          </table:table-cell>
          <table:table-cell office:value-type="float" office:value="6218060" calcext:value-type="float">
            <text:p>6218060</text:p>
          </table:table-cell>
          <table:table-cell table:number-columns-repeated="3"/>
        </table:table-row>
        <table:table-row table:style-name="ro1">
          <table:table-cell office:value-type="float" office:value="37387154" calcext:value-type="float">
            <text:p>37387154</text:p>
          </table:table-cell>
          <table:table-cell office:value-type="float" office:value="8761765" calcext:value-type="float">
            <text:p>8761765</text:p>
          </table:table-cell>
          <table:table-cell table:number-columns-repeated="3"/>
        </table:table-row>
        <table:table-row table:style-name="ro1">
          <table:table-cell office:value-type="float" office:value="36726736" calcext:value-type="float">
            <text:p>36726736</text:p>
          </table:table-cell>
          <table:table-cell office:value-type="float" office:value="6522085" calcext:value-type="float">
            <text:p>6522085</text:p>
          </table:table-cell>
          <table:table-cell table:number-columns-repeated="3"/>
        </table:table-row>
        <table:table-row table:style-name="ro1">
          <table:table-cell office:value-type="float" office:value="36485157" calcext:value-type="float">
            <text:p>36485157</text:p>
          </table:table-cell>
          <table:table-cell office:value-type="float" office:value="6427751" calcext:value-type="float">
            <text:p>6427751</text:p>
          </table:table-cell>
          <table:table-cell table:number-columns-repeated="3"/>
        </table:table-row>
        <table:table-row table:style-name="ro1">
          <table:table-cell office:value-type="float" office:value="38689966" calcext:value-type="float">
            <text:p>38689966</text:p>
          </table:table-cell>
          <table:table-cell office:value-type="float" office:value="8506759" calcext:value-type="float">
            <text:p>8506759</text:p>
          </table:table-cell>
          <table:table-cell table:number-columns-repeated="3"/>
        </table:table-row>
        <table:table-row table:style-name="ro1">
          <table:table-cell office:value-type="float" office:value="36653007" calcext:value-type="float">
            <text:p>36653007</text:p>
          </table:table-cell>
          <table:table-cell office:value-type="float" office:value="6297576" calcext:value-type="float">
            <text:p>6297576</text:p>
          </table:table-cell>
          <table:table-cell table:number-columns-repeated="3"/>
        </table:table-row>
        <table:table-row table:style-name="ro1">
          <table:table-cell office:value-type="float" office:value="37342724" calcext:value-type="float">
            <text:p>37342724</text:p>
          </table:table-cell>
          <table:table-cell office:value-type="float" office:value="8223346" calcext:value-type="float">
            <text:p>8223346</text:p>
          </table:table-cell>
          <table:table-cell table:number-columns-repeated="3"/>
        </table:table-row>
        <table:table-row table:style-name="ro1">
          <table:table-cell office:value-type="float" office:value="55446893" calcext:value-type="float">
            <text:p>55446893</text:p>
          </table:table-cell>
          <table:table-cell office:value-type="float" office:value="9168098" calcext:value-type="float">
            <text:p>9168098</text:p>
          </table:table-cell>
          <table:table-cell table:number-columns-repeated="3"/>
        </table:table-row>
        <table:table-row table:style-name="ro1">
          <table:table-cell office:value-type="float" office:value="64026993" calcext:value-type="float">
            <text:p>64026993</text:p>
          </table:table-cell>
          <table:table-cell office:value-type="float" office:value="6253342" calcext:value-type="float">
            <text:p>6253342</text:p>
          </table:table-cell>
          <table:table-cell table:number-columns-repeated="3"/>
        </table:table-row>
        <table:table-row table:style-name="ro1">
          <table:table-cell office:value-type="float" office:value="37115728" calcext:value-type="float">
            <text:p>37115728</text:p>
          </table:table-cell>
          <table:table-cell office:value-type="float" office:value="7820747" calcext:value-type="float">
            <text:p>7820747</text:p>
          </table:table-cell>
          <table:table-cell table:number-columns-repeated="3"/>
        </table:table-row>
        <table:table-row table:style-name="ro1">
          <table:table-cell office:value-type="float" office:value="36933015" calcext:value-type="float">
            <text:p>36933015</text:p>
          </table:table-cell>
          <table:table-cell office:value-type="float" office:value="7760717" calcext:value-type="float">
            <text:p>7760717</text:p>
          </table:table-cell>
          <table:table-cell table:number-columns-repeated="3"/>
        </table:table-row>
        <table:table-row table:style-name="ro1">
          <table:table-cell office:value-type="float" office:value="36661815" calcext:value-type="float">
            <text:p>36661815</text:p>
          </table:table-cell>
          <table:table-cell office:value-type="float" office:value="8295388" calcext:value-type="float">
            <text:p>8295388</text:p>
          </table:table-cell>
          <table:table-cell table:number-columns-repeated="3"/>
        </table:table-row>
        <table:table-row table:style-name="ro1">
          <table:table-cell office:value-type="float" office:value="37083299" calcext:value-type="float">
            <text:p>37083299</text:p>
          </table:table-cell>
          <table:table-cell office:value-type="float" office:value="6339810" calcext:value-type="float">
            <text:p>6339810</text:p>
          </table:table-cell>
          <table:table-cell table:number-columns-repeated="3"/>
        </table:table-row>
        <table:table-row table:style-name="ro1">
          <table:table-cell office:value-type="float" office:value="64105151" calcext:value-type="float">
            <text:p>64105151</text:p>
          </table:table-cell>
          <table:table-cell office:value-type="float" office:value="6112405" calcext:value-type="float">
            <text:p>6112405</text:p>
          </table:table-cell>
          <table:table-cell table:number-columns-repeated="3"/>
        </table:table-row>
        <table:table-row table:style-name="ro1">
          <table:table-cell office:value-type="float" office:value="36570273" calcext:value-type="float">
            <text:p>36570273</text:p>
          </table:table-cell>
          <table:table-cell office:value-type="float" office:value="6568020" calcext:value-type="float">
            <text:p>6568020</text:p>
          </table:table-cell>
          <table:table-cell table:number-columns-repeated="3"/>
        </table:table-row>
        <table:table-row table:style-name="ro1">
          <table:table-cell office:value-type="float" office:value="37267357" calcext:value-type="float">
            <text:p>37267357</text:p>
          </table:table-cell>
          <table:table-cell office:value-type="float" office:value="6116428" calcext:value-type="float">
            <text:p>6116428</text:p>
          </table:table-cell>
          <table:table-cell table:number-columns-repeated="3"/>
        </table:table-row>
        <table:table-row table:style-name="ro1">
          <table:table-cell office:value-type="float" office:value="36394370" calcext:value-type="float">
            <text:p>36394370</text:p>
          </table:table-cell>
          <table:table-cell office:value-type="float" office:value="6467868" calcext:value-type="float">
            <text:p>6467868</text:p>
          </table:table-cell>
          <table:table-cell table:number-columns-repeated="3"/>
        </table:table-row>
        <table:table-row table:style-name="ro1">
          <table:table-cell office:value-type="float" office:value="63691975" calcext:value-type="float">
            <text:p>63691975</text:p>
          </table:table-cell>
          <table:table-cell office:value-type="float" office:value="7820773" calcext:value-type="float">
            <text:p>7820773</text:p>
          </table:table-cell>
          <table:table-cell table:number-columns-repeated="3"/>
        </table:table-row>
        <table:table-row table:style-name="ro1">
          <table:table-cell office:value-type="float" office:value="36782469" calcext:value-type="float">
            <text:p>36782469</text:p>
          </table:table-cell>
          <table:table-cell office:value-type="float" office:value="8307936" calcext:value-type="float">
            <text:p>8307936</text:p>
          </table:table-cell>
          <table:table-cell table:number-columns-repeated="3"/>
        </table:table-row>
        <table:table-row table:style-name="ro1">
          <table:table-cell office:value-type="float" office:value="49188141" calcext:value-type="float">
            <text:p>49188141</text:p>
          </table:table-cell>
          <table:table-cell office:value-type="float" office:value="17065781" calcext:value-type="float">
            <text:p>17065781</text:p>
          </table:table-cell>
          <table:table-cell table:number-columns-repeated="3"/>
        </table:table-row>
        <table:table-row table:style-name="ro1">
          <table:table-cell office:value-type="float" office:value="36687076" calcext:value-type="float">
            <text:p>36687076</text:p>
          </table:table-cell>
          <table:table-cell office:value-type="float" office:value="8064866" calcext:value-type="float">
            <text:p>8064866</text:p>
          </table:table-cell>
          <table:table-cell table:number-columns-repeated="3"/>
        </table:table-row>
        <table:table-row table:style-name="ro1">
          <table:table-cell office:value-type="float" office:value="36585712" calcext:value-type="float">
            <text:p>36585712</text:p>
          </table:table-cell>
          <table:table-cell office:value-type="float" office:value="6496041" calcext:value-type="float">
            <text:p>6496041</text:p>
          </table:table-cell>
          <table:table-cell table:number-columns-repeated="3"/>
        </table:table-row>
        <table:table-row table:style-name="ro1">
          <table:table-cell office:value-type="float" office:value="36415403" calcext:value-type="float">
            <text:p>36415403</text:p>
          </table:table-cell>
          <table:table-cell office:value-type="float" office:value="6318033" calcext:value-type="float">
            <text:p>6318033</text:p>
          </table:table-cell>
          <table:table-cell table:number-columns-repeated="3"/>
        </table:table-row>
        <table:table-row table:style-name="ro1">
          <table:table-cell office:value-type="float" office:value="37935599" calcext:value-type="float">
            <text:p>37935599</text:p>
          </table:table-cell>
          <table:table-cell office:value-type="float" office:value="6833314" calcext:value-type="float">
            <text:p>6833314</text:p>
          </table:table-cell>
          <table:table-cell table:number-columns-repeated="3"/>
        </table:table-row>
        <table:table-row table:style-name="ro1">
          <table:table-cell office:value-type="float" office:value="36878427" calcext:value-type="float">
            <text:p>36878427</text:p>
          </table:table-cell>
          <table:table-cell office:value-type="float" office:value="7854406" calcext:value-type="float">
            <text:p>7854406</text:p>
          </table:table-cell>
          <table:table-cell table:number-columns-repeated="3"/>
        </table:table-row>
        <table:table-row table:style-name="ro1">
          <table:table-cell office:value-type="float" office:value="63610509" calcext:value-type="float">
            <text:p>63610509</text:p>
          </table:table-cell>
          <table:table-cell office:value-type="float" office:value="6018050" calcext:value-type="float">
            <text:p>6018050</text:p>
          </table:table-cell>
          <table:table-cell table:number-columns-repeated="3"/>
        </table:table-row>
        <table:table-row table:style-name="ro1">
          <table:table-cell office:value-type="float" office:value="35949323" calcext:value-type="float">
            <text:p>35949323</text:p>
          </table:table-cell>
          <table:table-cell office:value-type="float" office:value="6515257" calcext:value-type="float">
            <text:p>6515257</text:p>
          </table:table-cell>
          <table:table-cell table:number-columns-repeated="3"/>
        </table:table-row>
        <table:table-row table:style-name="ro1">
          <table:table-cell office:value-type="float" office:value="14435374" calcext:value-type="float">
            <text:p>14435374</text:p>
          </table:table-cell>
          <table:table-cell office:value-type="float" office:value="5991221" calcext:value-type="float">
            <text:p>5991221</text:p>
          </table:table-cell>
          <table:table-cell table:number-columns-repeated="3"/>
        </table:table-row>
        <table:table-row table:style-name="ro1">
          <table:table-cell office:value-type="float" office:value="63183664" calcext:value-type="float">
            <text:p>63183664</text:p>
          </table:table-cell>
          <table:table-cell office:value-type="float" office:value="7622534" calcext:value-type="float">
            <text:p>7622534</text:p>
          </table:table-cell>
          <table:table-cell table:number-columns-repeated="3"/>
        </table:table-row>
        <table:table-row table:style-name="ro1">
          <table:table-cell office:value-type="float" office:value="62741544" calcext:value-type="float">
            <text:p>62741544</text:p>
          </table:table-cell>
          <table:table-cell office:value-type="float" office:value="7576757" calcext:value-type="float">
            <text:p>7576757</text:p>
          </table:table-cell>
          <table:table-cell table:number-columns-repeated="3"/>
        </table:table-row>
        <table:table-row table:style-name="ro1">
          <table:table-cell office:value-type="float" office:value="62222145" calcext:value-type="float">
            <text:p>62222145</text:p>
          </table:table-cell>
          <table:table-cell office:value-type="float" office:value="7526420" calcext:value-type="float">
            <text:p>7526420</text:p>
          </table:table-cell>
          <table:table-cell table:number-columns-repeated="3"/>
        </table:table-row>
        <table:table-row table:style-name="ro1">
          <table:table-cell office:value-type="float" office:value="14255086" calcext:value-type="float">
            <text:p>14255086</text:p>
          </table:table-cell>
          <table:table-cell office:value-type="float" office:value="5991121" calcext:value-type="float">
            <text:p>5991121</text:p>
          </table:table-cell>
          <table:table-cell table:number-columns-repeated="3"/>
        </table:table-row>
        <table:table-row table:style-name="ro1">
          <table:table-cell office:value-type="float" office:value="36354977" calcext:value-type="float">
            <text:p>36354977</text:p>
          </table:table-cell>
          <table:table-cell office:value-type="float" office:value="6124353" calcext:value-type="float">
            <text:p>6124353</text:p>
          </table:table-cell>
          <table:table-cell table:number-columns-repeated="3"/>
        </table:table-row>
        <table:table-row table:style-name="ro1">
          <table:table-cell office:value-type="float" office:value="62512450" calcext:value-type="float">
            <text:p>62512450</text:p>
          </table:table-cell>
          <table:table-cell office:value-type="float" office:value="7461384" calcext:value-type="float">
            <text:p>7461384</text:p>
          </table:table-cell>
          <table:table-cell table:number-columns-repeated="3"/>
        </table:table-row>
        <table:table-row table:style-name="ro1">
          <table:table-cell office:value-type="float" office:value="36675682" calcext:value-type="float">
            <text:p>36675682</text:p>
          </table:table-cell>
          <table:table-cell office:value-type="float" office:value="6164436" calcext:value-type="float">
            <text:p>6164436</text:p>
          </table:table-cell>
          <table:table-cell table:number-columns-repeated="3"/>
        </table:table-row>
        <table:table-row table:style-name="ro1">
          <table:table-cell office:value-type="float" office:value="41773516" calcext:value-type="float">
            <text:p>41773516</text:p>
          </table:table-cell>
          <table:table-cell office:value-type="float" office:value="7659585" calcext:value-type="float">
            <text:p>7659585</text:p>
          </table:table-cell>
          <table:table-cell table:number-columns-repeated="3"/>
        </table:table-row>
        <table:table-row table:style-name="ro1">
          <table:table-cell office:value-type="float" office:value="62666904" calcext:value-type="float">
            <text:p>62666904</text:p>
          </table:table-cell>
          <table:table-cell office:value-type="float" office:value="7455681" calcext:value-type="float">
            <text:p>7455681</text:p>
          </table:table-cell>
          <table:table-cell table:number-columns-repeated="3"/>
        </table:table-row>
        <table:table-row table:style-name="ro1">
          <table:table-cell office:value-type="float" office:value="36326004" calcext:value-type="float">
            <text:p>36326004</text:p>
          </table:table-cell>
          <table:table-cell office:value-type="float" office:value="7001253" calcext:value-type="float">
            <text:p>7001253</text:p>
          </table:table-cell>
          <table:table-cell table:number-columns-repeated="3"/>
        </table:table-row>
        <table:table-row table:style-name="ro1">
          <table:table-cell office:value-type="float" office:value="62983510" calcext:value-type="float">
            <text:p>62983510</text:p>
          </table:table-cell>
          <table:table-cell office:value-type="float" office:value="6031326" calcext:value-type="float">
            <text:p>6031326</text:p>
          </table:table-cell>
          <table:table-cell table:number-columns-repeated="3"/>
        </table:table-row>
        <table:table-row table:style-name="ro1">
          <table:table-cell office:value-type="float" office:value="36771644" calcext:value-type="float">
            <text:p>36771644</text:p>
          </table:table-cell>
          <table:table-cell office:value-type="float" office:value="8174174" calcext:value-type="float">
            <text:p>8174174</text:p>
          </table:table-cell>
          <table:table-cell table:number-columns-repeated="3"/>
        </table:table-row>
        <table:table-row table:style-name="ro1">
          <table:table-cell office:value-type="float" office:value="62712657" calcext:value-type="float">
            <text:p>62712657</text:p>
          </table:table-cell>
          <table:table-cell office:value-type="float" office:value="7568039" calcext:value-type="float">
            <text:p>7568039</text:p>
          </table:table-cell>
          <table:table-cell table:number-columns-repeated="3"/>
        </table:table-row>
        <table:table-row table:style-name="ro1">
          <table:table-cell office:value-type="float" office:value="14343275" calcext:value-type="float">
            <text:p>14343275</text:p>
          </table:table-cell>
          <table:table-cell office:value-type="float" office:value="5974343" calcext:value-type="float">
            <text:p>5974343</text:p>
          </table:table-cell>
          <table:table-cell table:number-columns-repeated="3"/>
        </table:table-row>
        <table:table-row table:style-name="ro1">
          <table:table-cell office:value-type="float" office:value="62736694" calcext:value-type="float">
            <text:p>62736694</text:p>
          </table:table-cell>
          <table:table-cell office:value-type="float" office:value="7503049" calcext:value-type="float">
            <text:p>7503049</text:p>
          </table:table-cell>
          <table:table-cell table:number-columns-repeated="3"/>
        </table:table-row>
        <table:table-row table:style-name="ro1">
          <table:table-cell office:value-type="float" office:value="36768749" calcext:value-type="float">
            <text:p>36768749</text:p>
          </table:table-cell>
          <table:table-cell office:value-type="float" office:value="7818142" calcext:value-type="float">
            <text:p>7818142</text:p>
          </table:table-cell>
          <table:table-cell table:number-columns-repeated="3"/>
        </table:table-row>
        <table:table-row table:style-name="ro1">
          <table:table-cell office:value-type="float" office:value="36788641" calcext:value-type="float">
            <text:p>36788641</text:p>
          </table:table-cell>
          <table:table-cell office:value-type="float" office:value="6468623" calcext:value-type="float">
            <text:p>6468623</text:p>
          </table:table-cell>
          <table:table-cell table:number-columns-repeated="3"/>
        </table:table-row>
        <table:table-row table:style-name="ro1">
          <table:table-cell office:value-type="float" office:value="63381932" calcext:value-type="float">
            <text:p>63381932</text:p>
          </table:table-cell>
          <table:table-cell office:value-type="float" office:value="6181229" calcext:value-type="float">
            <text:p>6181229</text:p>
          </table:table-cell>
          <table:table-cell table:number-columns-repeated="3"/>
        </table:table-row>
        <table:table-row table:style-name="ro1">
          <table:table-cell office:value-type="float" office:value="66030171" calcext:value-type="float">
            <text:p>66030171</text:p>
          </table:table-cell>
          <table:table-cell office:value-type="float" office:value="5991340" calcext:value-type="float">
            <text:p>5991340</text:p>
          </table:table-cell>
          <table:table-cell table:number-columns-repeated="3"/>
        </table:table-row>
        <table:table-row table:style-name="ro1">
          <table:table-cell office:value-type="float" office:value="14280925" calcext:value-type="float">
            <text:p>14280925</text:p>
          </table:table-cell>
          <table:table-cell office:value-type="float" office:value="7122634" calcext:value-type="float">
            <text:p>7122634</text:p>
          </table:table-cell>
          <table:table-cell table:number-columns-repeated="3"/>
        </table:table-row>
        <table:table-row table:style-name="ro1">
          <table:table-cell office:value-type="float" office:value="62469542" calcext:value-type="float">
            <text:p>62469542</text:p>
          </table:table-cell>
          <table:table-cell office:value-type="float" office:value="7305426" calcext:value-type="float">
            <text:p>7305426</text:p>
          </table:table-cell>
          <table:table-cell table:number-columns-repeated="3"/>
        </table:table-row>
        <table:table-row table:style-name="ro1">
          <table:table-cell office:value-type="float" office:value="36642660" calcext:value-type="float">
            <text:p>36642660</text:p>
          </table:table-cell>
          <table:table-cell office:value-type="float" office:value="6216187" calcext:value-type="float">
            <text:p>6216187</text:p>
          </table:table-cell>
          <table:table-cell table:number-columns-repeated="3"/>
        </table:table-row>
        <table:table-row table:style-name="ro1">
          <table:table-cell office:value-type="float" office:value="73873004" calcext:value-type="float">
            <text:p>73873004</text:p>
          </table:table-cell>
          <table:table-cell office:value-type="float" office:value="29743274" calcext:value-type="float">
            <text:p>29743274</text:p>
          </table:table-cell>
          <table:table-cell table:number-columns-repeated="3"/>
        </table:table-row>
        <table:table-row table:style-name="ro1">
          <table:table-cell office:value-type="float" office:value="36731123" calcext:value-type="float">
            <text:p>36731123</text:p>
          </table:table-cell>
          <table:table-cell office:value-type="float" office:value="8403479" calcext:value-type="float">
            <text:p>8403479</text:p>
          </table:table-cell>
          <table:table-cell table:number-columns-repeated="3"/>
        </table:table-row>
        <table:table-row table:style-name="ro1">
          <table:table-cell office:value-type="float" office:value="36175182" calcext:value-type="float">
            <text:p>36175182</text:p>
          </table:table-cell>
          <table:table-cell office:value-type="float" office:value="8133940" calcext:value-type="float">
            <text:p>8133940</text:p>
          </table:table-cell>
          <table:table-cell table:number-columns-repeated="3"/>
        </table:table-row>
        <table:table-row table:style-name="ro1">
          <table:table-cell office:value-type="float" office:value="36515522" calcext:value-type="float">
            <text:p>36515522</text:p>
          </table:table-cell>
          <table:table-cell office:value-type="float" office:value="7890068" calcext:value-type="float">
            <text:p>7890068</text:p>
          </table:table-cell>
          <table:table-cell table:number-columns-repeated="3"/>
        </table:table-row>
        <table:table-row table:style-name="ro1">
          <table:table-cell office:value-type="float" office:value="36564807" calcext:value-type="float">
            <text:p>36564807</text:p>
          </table:table-cell>
          <table:table-cell office:value-type="float" office:value="6176508" calcext:value-type="float">
            <text:p>6176508</text:p>
          </table:table-cell>
          <table:table-cell table:number-columns-repeated="3"/>
        </table:table-row>
        <table:table-row table:style-name="ro1">
          <table:table-cell office:value-type="float" office:value="36856562" calcext:value-type="float">
            <text:p>36856562</text:p>
          </table:table-cell>
          <table:table-cell office:value-type="float" office:value="8222321" calcext:value-type="float">
            <text:p>8222321</text:p>
          </table:table-cell>
          <table:table-cell table:number-columns-repeated="3"/>
        </table:table-row>
        <table:table-row table:style-name="ro1">
          <table:table-cell office:value-type="float" office:value="62609588" calcext:value-type="float">
            <text:p>62609588</text:p>
          </table:table-cell>
          <table:table-cell office:value-type="float" office:value="7588078" calcext:value-type="float">
            <text:p>7588078</text:p>
          </table:table-cell>
          <table:table-cell table:number-columns-repeated="3"/>
        </table:table-row>
        <table:table-row table:style-name="ro1">
          <table:table-cell office:value-type="float" office:value="14809507" calcext:value-type="float">
            <text:p>14809507</text:p>
          </table:table-cell>
          <table:table-cell office:value-type="float" office:value="7076607" calcext:value-type="float">
            <text:p>7076607</text:p>
          </table:table-cell>
          <table:table-cell table:number-columns-repeated="3"/>
        </table:table-row>
        <table:table-row table:style-name="ro1">
          <table:table-cell office:value-type="float" office:value="37000040" calcext:value-type="float">
            <text:p>37000040</text:p>
          </table:table-cell>
          <table:table-cell office:value-type="float" office:value="7294795" calcext:value-type="float">
            <text:p>7294795</text:p>
          </table:table-cell>
          <table:table-cell table:number-columns-repeated="3"/>
        </table:table-row>
        <table:table-row table:style-name="ro1">
          <table:table-cell office:value-type="float" office:value="62166082" calcext:value-type="float">
            <text:p>62166082</text:p>
          </table:table-cell>
          <table:table-cell office:value-type="float" office:value="7533253" calcext:value-type="float">
            <text:p>7533253</text:p>
          </table:table-cell>
          <table:table-cell table:number-columns-repeated="3"/>
        </table:table-row>
        <table:table-row table:style-name="ro1">
          <table:table-cell office:value-type="float" office:value="62786386" calcext:value-type="float">
            <text:p>62786386</text:p>
          </table:table-cell>
          <table:table-cell office:value-type="float" office:value="6864231" calcext:value-type="float">
            <text:p>6864231</text:p>
          </table:table-cell>
          <table:table-cell table:number-columns-repeated="3"/>
        </table:table-row>
        <table:table-row table:style-name="ro1">
          <table:table-cell office:value-type="float" office:value="36508583" calcext:value-type="float">
            <text:p>36508583</text:p>
          </table:table-cell>
          <table:table-cell office:value-type="float" office:value="6347515" calcext:value-type="float">
            <text:p>6347515</text:p>
          </table:table-cell>
          <table:table-cell table:number-columns-repeated="3"/>
        </table:table-row>
        <table:table-row table:style-name="ro1">
          <table:table-cell office:value-type="float" office:value="14609223" calcext:value-type="float">
            <text:p>14609223</text:p>
          </table:table-cell>
          <table:table-cell office:value-type="float" office:value="7130463" calcext:value-type="float">
            <text:p>7130463</text:p>
          </table:table-cell>
          <table:table-cell table:number-columns-repeated="3"/>
        </table:table-row>
        <table:table-row table:style-name="ro1">
          <table:table-cell office:value-type="float" office:value="36341834" calcext:value-type="float">
            <text:p>36341834</text:p>
          </table:table-cell>
          <table:table-cell office:value-type="float" office:value="6547490" calcext:value-type="float">
            <text:p>6547490</text:p>
          </table:table-cell>
          <table:table-cell table:number-columns-repeated="3"/>
        </table:table-row>
        <table:table-row table:style-name="ro1">
          <table:table-cell office:value-type="float" office:value="36520550" calcext:value-type="float">
            <text:p>36520550</text:p>
          </table:table-cell>
          <table:table-cell office:value-type="float" office:value="6161720" calcext:value-type="float">
            <text:p>6161720</text:p>
          </table:table-cell>
          <table:table-cell table:number-columns-repeated="3"/>
        </table:table-row>
        <table:table-row table:style-name="ro1">
          <table:table-cell office:value-type="float" office:value="36352614" calcext:value-type="float">
            <text:p>36352614</text:p>
          </table:table-cell>
          <table:table-cell office:value-type="float" office:value="6075933" calcext:value-type="float">
            <text:p>6075933</text:p>
          </table:table-cell>
          <table:table-cell table:number-columns-repeated="3"/>
        </table:table-row>
        <table:table-row table:style-name="ro1">
          <table:table-cell office:value-type="float" office:value="83376111" calcext:value-type="float">
            <text:p>83376111</text:p>
          </table:table-cell>
          <table:table-cell office:value-type="float" office:value="6155582" calcext:value-type="float">
            <text:p>6155582</text:p>
          </table:table-cell>
          <table:table-cell table:number-columns-repeated="3"/>
        </table:table-row>
        <table:table-row table:style-name="ro1">
          <table:table-cell office:value-type="float" office:value="36467625" calcext:value-type="float">
            <text:p>36467625</text:p>
          </table:table-cell>
          <table:table-cell office:value-type="float" office:value="6321185" calcext:value-type="float">
            <text:p>6321185</text:p>
          </table:table-cell>
          <table:table-cell table:number-columns-repeated="3"/>
        </table:table-row>
        <table:table-row table:style-name="ro1">
          <table:table-cell office:value-type="float" office:value="36117569" calcext:value-type="float">
            <text:p>36117569</text:p>
          </table:table-cell>
          <table:table-cell office:value-type="float" office:value="7242108" calcext:value-type="float">
            <text:p>7242108</text:p>
          </table:table-cell>
          <table:table-cell table:number-columns-repeated="3"/>
        </table:table-row>
        <table:table-row table:style-name="ro1">
          <table:table-cell office:value-type="float" office:value="37334440" calcext:value-type="float">
            <text:p>37334440</text:p>
          </table:table-cell>
          <table:table-cell office:value-type="float" office:value="6756897" calcext:value-type="float">
            <text:p>6756897</text:p>
          </table:table-cell>
          <table:table-cell table:number-columns-repeated="3"/>
        </table:table-row>
        <table:table-row table:style-name="ro1">
          <table:table-cell office:value-type="float" office:value="36459854" calcext:value-type="float">
            <text:p>36459854</text:p>
          </table:table-cell>
          <table:table-cell office:value-type="float" office:value="6231944" calcext:value-type="float">
            <text:p>6231944</text:p>
          </table:table-cell>
          <table:table-cell table:number-columns-repeated="3"/>
        </table:table-row>
        <table:table-row table:style-name="ro1">
          <table:table-cell office:value-type="float" office:value="37272195" calcext:value-type="float">
            <text:p>37272195</text:p>
          </table:table-cell>
          <table:table-cell office:value-type="float" office:value="7957546" calcext:value-type="float">
            <text:p>7957546</text:p>
          </table:table-cell>
          <table:table-cell table:number-columns-repeated="3"/>
        </table:table-row>
        <table:table-row table:style-name="ro1">
          <table:table-cell office:value-type="float" office:value="14424839" calcext:value-type="float">
            <text:p>14424839</text:p>
          </table:table-cell>
          <table:table-cell office:value-type="float" office:value="6019737" calcext:value-type="float">
            <text:p>6019737</text:p>
          </table:table-cell>
          <table:table-cell table:number-columns-repeated="3"/>
        </table:table-row>
        <table:table-row table:style-name="ro1">
          <table:table-cell office:value-type="float" office:value="36907738" calcext:value-type="float">
            <text:p>36907738</text:p>
          </table:table-cell>
          <table:table-cell office:value-type="float" office:value="8179379" calcext:value-type="float">
            <text:p>8179379</text:p>
          </table:table-cell>
          <table:table-cell table:number-columns-repeated="3"/>
        </table:table-row>
        <table:table-row table:style-name="ro1">
          <table:table-cell office:value-type="float" office:value="62356247" calcext:value-type="float">
            <text:p>62356247</text:p>
          </table:table-cell>
          <table:table-cell office:value-type="float" office:value="7797428" calcext:value-type="float">
            <text:p>7797428</text:p>
          </table:table-cell>
          <table:table-cell table:number-columns-repeated="3"/>
        </table:table-row>
        <table:table-row table:style-name="ro1">
          <table:table-cell office:value-type="float" office:value="62474993" calcext:value-type="float">
            <text:p>62474993</text:p>
          </table:table-cell>
          <table:table-cell office:value-type="float" office:value="5983126" calcext:value-type="float">
            <text:p>5983126</text:p>
          </table:table-cell>
          <table:table-cell table:number-columns-repeated="3"/>
        </table:table-row>
        <table:table-row table:style-name="ro1">
          <table:table-cell office:value-type="float" office:value="14174517" calcext:value-type="float">
            <text:p>14174517</text:p>
          </table:table-cell>
          <table:table-cell office:value-type="float" office:value="7550362" calcext:value-type="float">
            <text:p>7550362</text:p>
          </table:table-cell>
          <table:table-cell table:number-columns-repeated="3"/>
        </table:table-row>
        <table:table-row table:style-name="ro1">
          <table:table-cell office:value-type="float" office:value="62239594" calcext:value-type="float">
            <text:p>62239594</text:p>
          </table:table-cell>
          <table:table-cell office:value-type="float" office:value="7726044" calcext:value-type="float">
            <text:p>7726044</text:p>
          </table:table-cell>
          <table:table-cell table:number-columns-repeated="3"/>
        </table:table-row>
        <table:table-row table:style-name="ro1">
          <table:table-cell office:value-type="float" office:value="36297570" calcext:value-type="float">
            <text:p>36297570</text:p>
          </table:table-cell>
          <table:table-cell office:value-type="float" office:value="8283072" calcext:value-type="float">
            <text:p>8283072</text:p>
          </table:table-cell>
          <table:table-cell table:number-columns-repeated="3"/>
        </table:table-row>
        <table:table-row table:style-name="ro1">
          <table:table-cell office:value-type="float" office:value="36585027" calcext:value-type="float">
            <text:p>36585027</text:p>
          </table:table-cell>
          <table:table-cell office:value-type="float" office:value="6518373" calcext:value-type="float">
            <text:p>6518373</text:p>
          </table:table-cell>
          <table:table-cell table:number-columns-repeated="3"/>
        </table:table-row>
        <table:table-row table:style-name="ro1">
          <table:table-cell office:value-type="float" office:value="14447505" calcext:value-type="float">
            <text:p>14447505</text:p>
          </table:table-cell>
          <table:table-cell office:value-type="float" office:value="7559342" calcext:value-type="float">
            <text:p>7559342</text:p>
          </table:table-cell>
          <table:table-cell table:number-columns-repeated="3"/>
        </table:table-row>
        <table:table-row table:style-name="ro1">
          <table:table-cell office:value-type="float" office:value="45327537" calcext:value-type="float">
            <text:p>45327537</text:p>
          </table:table-cell>
          <table:table-cell office:value-type="float" office:value="9597062" calcext:value-type="float">
            <text:p>9597062</text:p>
          </table:table-cell>
          <table:table-cell table:number-columns-repeated="3"/>
        </table:table-row>
        <table:table-row table:style-name="ro1">
          <table:table-cell office:value-type="float" office:value="14391204" calcext:value-type="float">
            <text:p>14391204</text:p>
          </table:table-cell>
          <table:table-cell office:value-type="float" office:value="7249473" calcext:value-type="float">
            <text:p>7249473</text:p>
          </table:table-cell>
          <table:table-cell table:number-columns-repeated="3"/>
        </table:table-row>
        <table:table-row table:style-name="ro1">
          <table:table-cell office:value-type="float" office:value="36709325" calcext:value-type="float">
            <text:p>36709325</text:p>
          </table:table-cell>
          <table:table-cell office:value-type="float" office:value="6399367" calcext:value-type="float">
            <text:p>6399367</text:p>
          </table:table-cell>
          <table:table-cell table:number-columns-repeated="3"/>
        </table:table-row>
        <table:table-row table:style-name="ro1">
          <table:table-cell office:value-type="float" office:value="62939915" calcext:value-type="float">
            <text:p>62939915</text:p>
          </table:table-cell>
          <table:table-cell office:value-type="float" office:value="5940693" calcext:value-type="float">
            <text:p>5940693</text:p>
          </table:table-cell>
          <table:table-cell table:number-columns-repeated="3"/>
        </table:table-row>
        <table:table-row table:style-name="ro1">
          <table:table-cell office:value-type="float" office:value="36452016" calcext:value-type="float">
            <text:p>36452016</text:p>
          </table:table-cell>
          <table:table-cell office:value-type="float" office:value="6198084" calcext:value-type="float">
            <text:p>6198084</text:p>
          </table:table-cell>
          <table:table-cell table:number-columns-repeated="3"/>
        </table:table-row>
        <table:table-row table:style-name="ro1">
          <table:table-cell office:value-type="float" office:value="36683013" calcext:value-type="float">
            <text:p>36683013</text:p>
          </table:table-cell>
          <table:table-cell office:value-type="float" office:value="7955510" calcext:value-type="float">
            <text:p>7955510</text:p>
          </table:table-cell>
          <table:table-cell table:number-columns-repeated="3"/>
        </table:table-row>
        <table:table-row table:style-name="ro1">
          <table:table-cell office:value-type="float" office:value="36169377" calcext:value-type="float">
            <text:p>36169377</text:p>
          </table:table-cell>
          <table:table-cell office:value-type="float" office:value="6321048" calcext:value-type="float">
            <text:p>6321048</text:p>
          </table:table-cell>
          <table:table-cell table:number-columns-repeated="3"/>
        </table:table-row>
        <table:table-row table:style-name="ro1">
          <table:table-cell office:value-type="float" office:value="37024607" calcext:value-type="float">
            <text:p>37024607</text:p>
          </table:table-cell>
          <table:table-cell office:value-type="float" office:value="7705986" calcext:value-type="float">
            <text:p>7705986</text:p>
          </table:table-cell>
          <table:table-cell table:number-columns-repeated="3"/>
        </table:table-row>
        <table:table-row table:style-name="ro1">
          <table:table-cell office:value-type="float" office:value="14540861" calcext:value-type="float">
            <text:p>14540861</text:p>
          </table:table-cell>
          <table:table-cell office:value-type="float" office:value="7130758" calcext:value-type="float">
            <text:p>7130758</text:p>
          </table:table-cell>
          <table:table-cell table:number-columns-repeated="3"/>
        </table:table-row>
        <table:table-row table:style-name="ro1">
          <table:table-cell office:value-type="float" office:value="14719039" calcext:value-type="float">
            <text:p>14719039</text:p>
          </table:table-cell>
          <table:table-cell office:value-type="float" office:value="7154854" calcext:value-type="float">
            <text:p>7154854</text:p>
          </table:table-cell>
          <table:table-cell table:number-columns-repeated="3"/>
        </table:table-row>
        <table:table-row table:style-name="ro1">
          <table:table-cell office:value-type="float" office:value="36460347" calcext:value-type="float">
            <text:p>36460347</text:p>
          </table:table-cell>
          <table:table-cell office:value-type="float" office:value="6341136" calcext:value-type="float">
            <text:p>6341136</text:p>
          </table:table-cell>
          <table:table-cell table:number-columns-repeated="3"/>
        </table:table-row>
        <table:table-row table:style-name="ro1">
          <table:table-cell office:value-type="float" office:value="63105930" calcext:value-type="float">
            <text:p>63105930</text:p>
          </table:table-cell>
          <table:table-cell office:value-type="float" office:value="8040366" calcext:value-type="float">
            <text:p>8040366</text:p>
          </table:table-cell>
          <table:table-cell table:number-columns-repeated="3"/>
        </table:table-row>
        <table:table-row table:style-name="ro1">
          <table:table-cell office:value-type="float" office:value="62838059" calcext:value-type="float">
            <text:p>62838059</text:p>
          </table:table-cell>
          <table:table-cell office:value-type="float" office:value="7363281" calcext:value-type="float">
            <text:p>7363281</text:p>
          </table:table-cell>
          <table:table-cell table:number-columns-repeated="3"/>
        </table:table-row>
        <table:table-row table:style-name="ro1">
          <table:table-cell office:value-type="float" office:value="62789677" calcext:value-type="float">
            <text:p>62789677</text:p>
          </table:table-cell>
          <table:table-cell office:value-type="float" office:value="5939493" calcext:value-type="float">
            <text:p>5939493</text:p>
          </table:table-cell>
          <table:table-cell table:number-columns-repeated="3"/>
        </table:table-row>
        <table:table-row table:style-name="ro1">
          <table:table-cell office:value-type="float" office:value="14333315" calcext:value-type="float">
            <text:p>14333315</text:p>
          </table:table-cell>
          <table:table-cell office:value-type="float" office:value="7178107" calcext:value-type="float">
            <text:p>7178107</text:p>
          </table:table-cell>
          <table:table-cell table:number-columns-repeated="3"/>
        </table:table-row>
        <table:table-row table:style-name="ro1">
          <table:table-cell office:value-type="float" office:value="37030774" calcext:value-type="float">
            <text:p>37030774</text:p>
          </table:table-cell>
          <table:table-cell office:value-type="float" office:value="8101481" calcext:value-type="float">
            <text:p>8101481</text:p>
          </table:table-cell>
          <table:table-cell table:number-columns-repeated="3"/>
        </table:table-row>
        <table:table-row table:style-name="ro1">
          <table:table-cell office:value-type="float" office:value="43609691" calcext:value-type="float">
            <text:p>43609691</text:p>
          </table:table-cell>
          <table:table-cell office:value-type="float" office:value="8683756" calcext:value-type="float">
            <text:p>8683756</text:p>
          </table:table-cell>
          <table:table-cell table:number-columns-repeated="3"/>
        </table:table-row>
        <table:table-row table:style-name="ro1">
          <table:table-cell office:value-type="float" office:value="36506556" calcext:value-type="float">
            <text:p>36506556</text:p>
          </table:table-cell>
          <table:table-cell office:value-type="float" office:value="6226809" calcext:value-type="float">
            <text:p>6226809</text:p>
          </table:table-cell>
          <table:table-cell table:number-columns-repeated="3"/>
        </table:table-row>
        <table:table-row table:style-name="ro1">
          <table:table-cell office:value-type="float" office:value="36138020" calcext:value-type="float">
            <text:p>36138020</text:p>
          </table:table-cell>
          <table:table-cell office:value-type="float" office:value="6418639" calcext:value-type="float">
            <text:p>6418639</text:p>
          </table:table-cell>
          <table:table-cell table:number-columns-repeated="3"/>
        </table:table-row>
        <table:table-row table:style-name="ro1">
          <table:table-cell office:value-type="float" office:value="37088180" calcext:value-type="float">
            <text:p>37088180</text:p>
          </table:table-cell>
          <table:table-cell office:value-type="float" office:value="8131558" calcext:value-type="float">
            <text:p>8131558</text:p>
          </table:table-cell>
          <table:table-cell table:number-columns-repeated="3"/>
        </table:table-row>
        <table:table-row table:style-name="ro1">
          <table:table-cell office:value-type="float" office:value="15792610" calcext:value-type="float">
            <text:p>15792610</text:p>
          </table:table-cell>
          <table:table-cell office:value-type="float" office:value="6660447" calcext:value-type="float">
            <text:p>6660447</text:p>
          </table:table-cell>
          <table:table-cell table:number-columns-repeated="3"/>
        </table:table-row>
        <table:table-row table:style-name="ro1">
          <table:table-cell office:value-type="float" office:value="62904457" calcext:value-type="float">
            <text:p>62904457</text:p>
          </table:table-cell>
          <table:table-cell office:value-type="float" office:value="7472593" calcext:value-type="float">
            <text:p>7472593</text:p>
          </table:table-cell>
          <table:table-cell table:number-columns-repeated="3"/>
        </table:table-row>
        <table:table-row table:style-name="ro1">
          <table:table-cell office:value-type="float" office:value="63116944" calcext:value-type="float">
            <text:p>63116944</text:p>
          </table:table-cell>
          <table:table-cell office:value-type="float" office:value="6040120" calcext:value-type="float">
            <text:p>6040120</text:p>
          </table:table-cell>
          <table:table-cell table:number-columns-repeated="3"/>
        </table:table-row>
        <table:table-row table:style-name="ro1">
          <table:table-cell office:value-type="float" office:value="62991112" calcext:value-type="float">
            <text:p>62991112</text:p>
          </table:table-cell>
          <table:table-cell office:value-type="float" office:value="7631545" calcext:value-type="float">
            <text:p>7631545</text:p>
          </table:table-cell>
          <table:table-cell table:number-columns-repeated="3"/>
        </table:table-row>
        <table:table-row table:style-name="ro1">
          <table:table-cell office:value-type="float" office:value="37893963" calcext:value-type="float">
            <text:p>37893963</text:p>
          </table:table-cell>
          <table:table-cell office:value-type="float" office:value="7073301" calcext:value-type="float">
            <text:p>7073301</text:p>
          </table:table-cell>
          <table:table-cell table:number-columns-repeated="3"/>
        </table:table-row>
        <table:table-row table:style-name="ro1">
          <table:table-cell office:value-type="float" office:value="62305165" calcext:value-type="float">
            <text:p>62305165</text:p>
          </table:table-cell>
          <table:table-cell office:value-type="float" office:value="5996600" calcext:value-type="float">
            <text:p>5996600</text:p>
          </table:table-cell>
          <table:table-cell table:number-columns-repeated="3"/>
        </table:table-row>
        <table:table-row table:style-name="ro1">
          <table:table-cell office:value-type="float" office:value="62477438" calcext:value-type="float">
            <text:p>62477438</text:p>
          </table:table-cell>
          <table:table-cell office:value-type="float" office:value="7507878" calcext:value-type="float">
            <text:p>7507878</text:p>
          </table:table-cell>
          <table:table-cell table:number-columns-repeated="3"/>
        </table:table-row>
        <table:table-row table:style-name="ro1">
          <table:table-cell office:value-type="float" office:value="36549493" calcext:value-type="float">
            <text:p>36549493</text:p>
          </table:table-cell>
          <table:table-cell office:value-type="float" office:value="6475167" calcext:value-type="float">
            <text:p>6475167</text:p>
          </table:table-cell>
          <table:table-cell table:number-columns-repeated="3"/>
        </table:table-row>
        <table:table-row table:style-name="ro1">
          <table:table-cell office:value-type="float" office:value="36329275" calcext:value-type="float">
            <text:p>36329275</text:p>
          </table:table-cell>
          <table:table-cell office:value-type="float" office:value="6507924" calcext:value-type="float">
            <text:p>6507924</text:p>
          </table:table-cell>
          <table:table-cell table:number-columns-repeated="3"/>
        </table:table-row>
        <table:table-row table:style-name="ro1">
          <table:table-cell office:value-type="float" office:value="36832592" calcext:value-type="float">
            <text:p>36832592</text:p>
          </table:table-cell>
          <table:table-cell office:value-type="float" office:value="6178873" calcext:value-type="float">
            <text:p>6178873</text:p>
          </table:table-cell>
          <table:table-cell table:number-columns-repeated="3"/>
        </table:table-row>
        <table:table-row table:style-name="ro1">
          <table:table-cell office:value-type="float" office:value="62357999" calcext:value-type="float">
            <text:p>62357999</text:p>
          </table:table-cell>
          <table:table-cell office:value-type="float" office:value="7475905" calcext:value-type="float">
            <text:p>7475905</text:p>
          </table:table-cell>
          <table:table-cell table:number-columns-repeated="3"/>
        </table:table-row>
        <table:table-row table:style-name="ro1">
          <table:table-cell office:value-type="float" office:value="74223107" calcext:value-type="float">
            <text:p>74223107</text:p>
          </table:table-cell>
          <table:table-cell office:value-type="float" office:value="6204972" calcext:value-type="float">
            <text:p>6204972</text:p>
          </table:table-cell>
          <table:table-cell table:number-columns-repeated="3"/>
        </table:table-row>
        <table:table-row table:style-name="ro1">
          <table:table-cell office:value-type="float" office:value="14261961" calcext:value-type="float">
            <text:p>14261961</text:p>
          </table:table-cell>
          <table:table-cell office:value-type="float" office:value="7138255" calcext:value-type="float">
            <text:p>7138255</text:p>
          </table:table-cell>
          <table:table-cell table:number-columns-repeated="3"/>
        </table:table-row>
        <table:table-row table:style-name="ro1">
          <table:table-cell office:value-type="float" office:value="37072561" calcext:value-type="float">
            <text:p>37072561</text:p>
          </table:table-cell>
          <table:table-cell office:value-type="float" office:value="8050201" calcext:value-type="float">
            <text:p>8050201</text:p>
          </table:table-cell>
          <table:table-cell table:number-columns-repeated="3"/>
        </table:table-row>
        <table:table-row table:style-name="ro1">
          <table:table-cell office:value-type="float" office:value="36328280" calcext:value-type="float">
            <text:p>36328280</text:p>
          </table:table-cell>
          <table:table-cell office:value-type="float" office:value="6369878" calcext:value-type="float">
            <text:p>6369878</text:p>
          </table:table-cell>
          <table:table-cell table:number-columns-repeated="3"/>
        </table:table-row>
        <table:table-row table:style-name="ro1">
          <table:table-cell office:value-type="float" office:value="63871123" calcext:value-type="float">
            <text:p>63871123</text:p>
          </table:table-cell>
          <table:table-cell office:value-type="float" office:value="6050181" calcext:value-type="float">
            <text:p>6050181</text:p>
          </table:table-cell>
          <table:table-cell table:number-columns-repeated="3"/>
        </table:table-row>
        <table:table-row table:style-name="ro1">
          <table:table-cell office:value-type="float" office:value="62436539" calcext:value-type="float">
            <text:p>62436539</text:p>
          </table:table-cell>
          <table:table-cell office:value-type="float" office:value="7414596" calcext:value-type="float">
            <text:p>7414596</text:p>
          </table:table-cell>
          <table:table-cell table:number-columns-repeated="3"/>
        </table:table-row>
        <table:table-row table:style-name="ro1">
          <table:table-cell office:value-type="float" office:value="62275789" calcext:value-type="float">
            <text:p>62275789</text:p>
          </table:table-cell>
          <table:table-cell office:value-type="float" office:value="5928280" calcext:value-type="float">
            <text:p>5928280</text:p>
          </table:table-cell>
          <table:table-cell table:number-columns-repeated="3"/>
        </table:table-row>
        <table:table-row table:style-name="ro1">
          <table:table-cell office:value-type="float" office:value="36205776" calcext:value-type="float">
            <text:p>36205776</text:p>
          </table:table-cell>
          <table:table-cell office:value-type="float" office:value="6027218" calcext:value-type="float">
            <text:p>6027218</text:p>
          </table:table-cell>
          <table:table-cell table:number-columns-repeated="3"/>
        </table:table-row>
        <table:table-row table:style-name="ro1">
          <table:table-cell office:value-type="float" office:value="36388068" calcext:value-type="float">
            <text:p>36388068</text:p>
          </table:table-cell>
          <table:table-cell office:value-type="float" office:value="6414011" calcext:value-type="float">
            <text:p>6414011</text:p>
          </table:table-cell>
          <table:table-cell table:number-columns-repeated="3"/>
        </table:table-row>
        <table:table-row table:style-name="ro1">
          <table:table-cell office:value-type="float" office:value="14506728" calcext:value-type="float">
            <text:p>14506728</text:p>
          </table:table-cell>
          <table:table-cell office:value-type="float" office:value="6965083" calcext:value-type="float">
            <text:p>6965083</text:p>
          </table:table-cell>
          <table:table-cell table:number-columns-repeated="3"/>
        </table:table-row>
        <table:table-row table:style-name="ro1">
          <table:table-cell office:value-type="float" office:value="36401282" calcext:value-type="float">
            <text:p>36401282</text:p>
          </table:table-cell>
          <table:table-cell office:value-type="float" office:value="6369854" calcext:value-type="float">
            <text:p>6369854</text:p>
          </table:table-cell>
          <table:table-cell table:number-columns-repeated="3"/>
        </table:table-row>
        <table:table-row table:style-name="ro1">
          <table:table-cell office:value-type="float" office:value="62776671" calcext:value-type="float">
            <text:p>62776671</text:p>
          </table:table-cell>
          <table:table-cell office:value-type="float" office:value="7489401" calcext:value-type="float">
            <text:p>7489401</text:p>
          </table:table-cell>
          <table:table-cell table:number-columns-repeated="3"/>
        </table:table-row>
        <table:table-row table:style-name="ro1">
          <table:table-cell office:value-type="float" office:value="61982434" calcext:value-type="float">
            <text:p>61982434</text:p>
          </table:table-cell>
          <table:table-cell office:value-type="float" office:value="7260811" calcext:value-type="float">
            <text:p>7260811</text:p>
          </table:table-cell>
          <table:table-cell table:number-columns-repeated="3"/>
        </table:table-row>
        <table:table-row table:style-name="ro1">
          <table:table-cell office:value-type="float" office:value="36255037" calcext:value-type="float">
            <text:p>36255037</text:p>
          </table:table-cell>
          <table:table-cell office:value-type="float" office:value="7190915" calcext:value-type="float">
            <text:p>7190915</text:p>
          </table:table-cell>
          <table:table-cell table:number-columns-repeated="3"/>
        </table:table-row>
        <table:table-row table:style-name="ro1">
          <table:table-cell office:value-type="float" office:value="64406844" calcext:value-type="float">
            <text:p>64406844</text:p>
          </table:table-cell>
          <table:table-cell office:value-type="float" office:value="5969692" calcext:value-type="float">
            <text:p>5969692</text:p>
          </table:table-cell>
          <table:table-cell table:number-columns-repeated="3"/>
        </table:table-row>
        <table:table-row table:style-name="ro1">
          <table:table-cell office:value-type="float" office:value="21138570" calcext:value-type="float">
            <text:p>21138570</text:p>
          </table:table-cell>
          <table:table-cell office:value-type="float" office:value="8502516" calcext:value-type="float">
            <text:p>8502516</text:p>
          </table:table-cell>
          <table:table-cell table:number-columns-repeated="3"/>
        </table:table-row>
        <table:table-row table:style-name="ro1">
          <table:table-cell office:value-type="float" office:value="63030941" calcext:value-type="float">
            <text:p>63030941</text:p>
          </table:table-cell>
          <table:table-cell office:value-type="float" office:value="7572648" calcext:value-type="float">
            <text:p>7572648</text:p>
          </table:table-cell>
          <table:table-cell table:number-columns-repeated="3"/>
        </table:table-row>
        <table:table-row table:style-name="ro1">
          <table:table-cell office:value-type="float" office:value="62165818" calcext:value-type="float">
            <text:p>62165818</text:p>
          </table:table-cell>
          <table:table-cell office:value-type="float" office:value="7455368" calcext:value-type="float">
            <text:p>7455368</text:p>
          </table:table-cell>
          <table:table-cell table:number-columns-repeated="3"/>
        </table:table-row>
        <table:table-row table:style-name="ro1">
          <table:table-cell office:value-type="float" office:value="14506997" calcext:value-type="float">
            <text:p>14506997</text:p>
          </table:table-cell>
          <table:table-cell office:value-type="float" office:value="7233653" calcext:value-type="float">
            <text:p>7233653</text:p>
          </table:table-cell>
          <table:table-cell table:number-columns-repeated="3"/>
        </table:table-row>
        <table:table-row table:style-name="ro1">
          <table:table-cell office:value-type="float" office:value="37229738" calcext:value-type="float">
            <text:p>37229738</text:p>
          </table:table-cell>
          <table:table-cell office:value-type="float" office:value="6738715" calcext:value-type="float">
            <text:p>6738715</text:p>
          </table:table-cell>
          <table:table-cell table:number-columns-repeated="3"/>
        </table:table-row>
        <table:table-row table:style-name="ro1">
          <table:table-cell office:value-type="float" office:value="36393263" calcext:value-type="float">
            <text:p>36393263</text:p>
          </table:table-cell>
          <table:table-cell office:value-type="float" office:value="6277805" calcext:value-type="float">
            <text:p>6277805</text:p>
          </table:table-cell>
          <table:table-cell table:number-columns-repeated="3"/>
        </table:table-row>
        <table:table-row table:style-name="ro1">
          <table:table-cell office:value-type="float" office:value="38286619" calcext:value-type="float">
            <text:p>38286619</text:p>
          </table:table-cell>
          <table:table-cell office:value-type="float" office:value="7009701" calcext:value-type="float">
            <text:p>7009701</text:p>
          </table:table-cell>
          <table:table-cell table:number-columns-repeated="3"/>
        </table:table-row>
        <table:table-row table:style-name="ro1">
          <table:table-cell office:value-type="float" office:value="62986856" calcext:value-type="float">
            <text:p>62986856</text:p>
          </table:table-cell>
          <table:table-cell office:value-type="float" office:value="5905127" calcext:value-type="float">
            <text:p>5905127</text:p>
          </table:table-cell>
          <table:table-cell table:number-columns-repeated="3"/>
        </table:table-row>
        <table:table-row table:style-name="ro1">
          <table:table-cell office:value-type="float" office:value="62985947" calcext:value-type="float">
            <text:p>62985947</text:p>
          </table:table-cell>
          <table:table-cell office:value-type="float" office:value="7613719" calcext:value-type="float">
            <text:p>7613719</text:p>
          </table:table-cell>
          <table:table-cell table:number-columns-repeated="3"/>
        </table:table-row>
        <table:table-row table:style-name="ro1">
          <table:table-cell office:value-type="float" office:value="36801837" calcext:value-type="float">
            <text:p>36801837</text:p>
          </table:table-cell>
          <table:table-cell office:value-type="float" office:value="10198268" calcext:value-type="float">
            <text:p>10198268</text:p>
          </table:table-cell>
          <table:table-cell table:number-columns-repeated="3"/>
        </table:table-row>
        <table:table-row table:style-name="ro1">
          <table:table-cell office:value-type="float" office:value="14290253" calcext:value-type="float">
            <text:p>14290253</text:p>
          </table:table-cell>
          <table:table-cell office:value-type="float" office:value="7207092" calcext:value-type="float">
            <text:p>7207092</text:p>
          </table:table-cell>
          <table:table-cell table:number-columns-repeated="3"/>
        </table:table-row>
        <table:table-row table:style-name="ro1">
          <table:table-cell office:value-type="float" office:value="64019701" calcext:value-type="float">
            <text:p>64019701</text:p>
          </table:table-cell>
          <table:table-cell office:value-type="float" office:value="6400172" calcext:value-type="float">
            <text:p>6400172</text:p>
          </table:table-cell>
          <table:table-cell table:number-columns-repeated="3"/>
        </table:table-row>
        <table:table-row table:style-name="ro1">
          <table:table-cell office:value-type="float" office:value="14425886" calcext:value-type="float">
            <text:p>14425886</text:p>
          </table:table-cell>
          <table:table-cell office:value-type="float" office:value="8878849" calcext:value-type="float">
            <text:p>8878849</text:p>
          </table:table-cell>
          <table:table-cell table:number-columns-repeated="3"/>
        </table:table-row>
        <table:table-row table:style-name="ro1">
          <table:table-cell office:value-type="float" office:value="62457320" calcext:value-type="float">
            <text:p>62457320</text:p>
          </table:table-cell>
          <table:table-cell office:value-type="float" office:value="5886157" calcext:value-type="float">
            <text:p>5886157</text:p>
          </table:table-cell>
          <table:table-cell table:number-columns-repeated="3"/>
        </table:table-row>
        <table:table-row table:style-name="ro1">
          <table:table-cell office:value-type="float" office:value="36145624" calcext:value-type="float">
            <text:p>36145624</text:p>
          </table:table-cell>
          <table:table-cell office:value-type="float" office:value="6083678" calcext:value-type="float">
            <text:p>6083678</text:p>
          </table:table-cell>
          <table:table-cell table:number-columns-repeated="3"/>
        </table:table-row>
        <table:table-row table:style-name="ro1">
          <table:table-cell office:value-type="float" office:value="37697332" calcext:value-type="float">
            <text:p>37697332</text:p>
          </table:table-cell>
          <table:table-cell office:value-type="float" office:value="7735848" calcext:value-type="float">
            <text:p>7735848</text:p>
          </table:table-cell>
          <table:table-cell table:number-columns-repeated="3"/>
        </table:table-row>
        <table:table-row table:style-name="ro1">
          <table:table-cell office:value-type="float" office:value="15960944" calcext:value-type="float">
            <text:p>15960944</text:p>
          </table:table-cell>
          <table:table-cell office:value-type="float" office:value="7217011" calcext:value-type="float">
            <text:p>7217011</text:p>
          </table:table-cell>
          <table:table-cell table:number-columns-repeated="3"/>
        </table:table-row>
        <table:table-row table:style-name="ro1">
          <table:table-cell office:value-type="float" office:value="37455445" calcext:value-type="float">
            <text:p>37455445</text:p>
          </table:table-cell>
          <table:table-cell office:value-type="float" office:value="6159165" calcext:value-type="float">
            <text:p>6159165</text:p>
          </table:table-cell>
          <table:table-cell table:number-columns-repeated="3"/>
        </table:table-row>
        <table:table-row table:style-name="ro1">
          <table:table-cell office:value-type="float" office:value="36346516" calcext:value-type="float">
            <text:p>36346516</text:p>
          </table:table-cell>
          <table:table-cell office:value-type="float" office:value="6313875" calcext:value-type="float">
            <text:p>6313875</text:p>
          </table:table-cell>
          <table:table-cell table:number-columns-repeated="3"/>
        </table:table-row>
        <table:table-row table:style-name="ro1">
          <table:table-cell office:value-type="float" office:value="35968174" calcext:value-type="float">
            <text:p>35968174</text:p>
          </table:table-cell>
          <table:table-cell office:value-type="float" office:value="6406649" calcext:value-type="float">
            <text:p>6406649</text:p>
          </table:table-cell>
          <table:table-cell table:number-columns-repeated="3"/>
        </table:table-row>
        <table:table-row table:style-name="ro1">
          <table:table-cell office:value-type="float" office:value="63644579" calcext:value-type="float">
            <text:p>63644579</text:p>
          </table:table-cell>
          <table:table-cell office:value-type="float" office:value="6065677" calcext:value-type="float">
            <text:p>6065677</text:p>
          </table:table-cell>
          <table:table-cell table:number-columns-repeated="3"/>
        </table:table-row>
        <table:table-row table:style-name="ro1">
          <table:table-cell office:value-type="float" office:value="62619698" calcext:value-type="float">
            <text:p>62619698</text:p>
          </table:table-cell>
          <table:table-cell office:value-type="float" office:value="7466557" calcext:value-type="float">
            <text:p>7466557</text:p>
          </table:table-cell>
          <table:table-cell table:number-columns-repeated="3"/>
        </table:table-row>
        <table:table-row table:style-name="ro1">
          <table:table-cell office:value-type="float" office:value="13984295" calcext:value-type="float">
            <text:p>13984295</text:p>
          </table:table-cell>
          <table:table-cell office:value-type="float" office:value="7077807" calcext:value-type="float">
            <text:p>7077807</text:p>
          </table:table-cell>
          <table:table-cell table:number-columns-repeated="3"/>
        </table:table-row>
        <table:table-row table:style-name="ro1">
          <table:table-cell office:value-type="float" office:value="66194438" calcext:value-type="float">
            <text:p>66194438</text:p>
          </table:table-cell>
          <table:table-cell office:value-type="float" office:value="7307220" calcext:value-type="float">
            <text:p>7307220</text:p>
          </table:table-cell>
          <table:table-cell table:number-columns-repeated="3"/>
        </table:table-row>
        <table:table-row table:style-name="ro1">
          <table:table-cell office:value-type="float" office:value="36631085" calcext:value-type="float">
            <text:p>36631085</text:p>
          </table:table-cell>
          <table:table-cell office:value-type="float" office:value="6191090" calcext:value-type="float">
            <text:p>6191090</text:p>
          </table:table-cell>
          <table:table-cell table:number-columns-repeated="3"/>
        </table:table-row>
        <table:table-row table:style-name="ro1">
          <table:table-cell office:value-type="float" office:value="36822238" calcext:value-type="float">
            <text:p>36822238</text:p>
          </table:table-cell>
          <table:table-cell office:value-type="float" office:value="6820364" calcext:value-type="float">
            <text:p>6820364</text:p>
          </table:table-cell>
          <table:table-cell table:number-columns-repeated="3"/>
        </table:table-row>
        <table:table-row table:style-name="ro1">
          <table:table-cell office:value-type="float" office:value="62704110" calcext:value-type="float">
            <text:p>62704110</text:p>
          </table:table-cell>
          <table:table-cell office:value-type="float" office:value="5959842" calcext:value-type="float">
            <text:p>5959842</text:p>
          </table:table-cell>
          <table:table-cell table:number-columns-repeated="3"/>
        </table:table-row>
        <table:table-row table:style-name="ro1">
          <table:table-cell office:value-type="float" office:value="62409334" calcext:value-type="float">
            <text:p>62409334</text:p>
          </table:table-cell>
          <table:table-cell office:value-type="float" office:value="7499605" calcext:value-type="float">
            <text:p>7499605</text:p>
          </table:table-cell>
          <table:table-cell table:number-columns-repeated="3"/>
        </table:table-row>
        <table:table-row table:style-name="ro1">
          <table:table-cell office:value-type="float" office:value="35895223" calcext:value-type="float">
            <text:p>35895223</text:p>
          </table:table-cell>
          <table:table-cell office:value-type="float" office:value="6107417" calcext:value-type="float">
            <text:p>6107417</text:p>
          </table:table-cell>
          <table:table-cell table:number-columns-repeated="3"/>
        </table:table-row>
        <table:table-row table:style-name="ro1">
          <table:table-cell office:value-type="float" office:value="63786532" calcext:value-type="float">
            <text:p>63786532</text:p>
          </table:table-cell>
          <table:table-cell office:value-type="float" office:value="7231681" calcext:value-type="float">
            <text:p>7231681</text:p>
          </table:table-cell>
          <table:table-cell table:number-columns-repeated="3"/>
        </table:table-row>
        <table:table-row table:style-name="ro1">
          <table:table-cell office:value-type="float" office:value="62583584" calcext:value-type="float">
            <text:p>62583584</text:p>
          </table:table-cell>
          <table:table-cell office:value-type="float" office:value="7450535" calcext:value-type="float">
            <text:p>7450535</text:p>
          </table:table-cell>
          <table:table-cell table:number-columns-repeated="3"/>
        </table:table-row>
        <table:table-row table:style-name="ro1">
          <table:table-cell office:value-type="float" office:value="69157449" calcext:value-type="float">
            <text:p>69157449</text:p>
          </table:table-cell>
          <table:table-cell office:value-type="float" office:value="7451160" calcext:value-type="float">
            <text:p>7451160</text:p>
          </table:table-cell>
          <table:table-cell table:number-columns-repeated="3"/>
        </table:table-row>
        <table:table-row table:style-name="ro1">
          <table:table-cell office:value-type="float" office:value="37214097" calcext:value-type="float">
            <text:p>37214097</text:p>
          </table:table-cell>
          <table:table-cell office:value-type="float" office:value="6413493" calcext:value-type="float">
            <text:p>6413493</text:p>
          </table:table-cell>
          <table:table-cell table:number-columns-repeated="3"/>
        </table:table-row>
        <table:table-row table:style-name="ro1">
          <table:table-cell office:value-type="float" office:value="61696675" calcext:value-type="float">
            <text:p>61696675</text:p>
          </table:table-cell>
          <table:table-cell office:value-type="float" office:value="7276327" calcext:value-type="float">
            <text:p>7276327</text:p>
          </table:table-cell>
          <table:table-cell table:number-columns-repeated="3"/>
        </table:table-row>
        <table:table-row table:style-name="ro1">
          <table:table-cell office:value-type="float" office:value="62434764" calcext:value-type="float">
            <text:p>62434764</text:p>
          </table:table-cell>
          <table:table-cell office:value-type="float" office:value="6342756" calcext:value-type="float">
            <text:p>6342756</text:p>
          </table:table-cell>
          <table:table-cell table:number-columns-repeated="3"/>
        </table:table-row>
        <table:table-row table:style-name="ro1">
          <table:table-cell office:value-type="float" office:value="36633913" calcext:value-type="float">
            <text:p>36633913</text:p>
          </table:table-cell>
          <table:table-cell office:value-type="float" office:value="6538174" calcext:value-type="float">
            <text:p>6538174</text:p>
          </table:table-cell>
          <table:table-cell table:number-columns-repeated="3"/>
        </table:table-row>
        <table:table-row table:style-name="ro1">
          <table:table-cell office:value-type="float" office:value="36588430" calcext:value-type="float">
            <text:p>36588430</text:p>
          </table:table-cell>
          <table:table-cell office:value-type="float" office:value="8542136" calcext:value-type="float">
            <text:p>8542136</text:p>
          </table:table-cell>
          <table:table-cell table:number-columns-repeated="3"/>
        </table:table-row>
        <table:table-row table:style-name="ro1">
          <table:table-cell office:value-type="float" office:value="36278608" calcext:value-type="float">
            <text:p>36278608</text:p>
          </table:table-cell>
          <table:table-cell office:value-type="float" office:value="6176756" calcext:value-type="float">
            <text:p>6176756</text:p>
          </table:table-cell>
          <table:table-cell table:number-columns-repeated="3"/>
        </table:table-row>
        <table:table-row table:style-name="ro1">
          <table:table-cell office:value-type="float" office:value="36323382" calcext:value-type="float">
            <text:p>36323382</text:p>
          </table:table-cell>
          <table:table-cell office:value-type="float" office:value="6321065" calcext:value-type="float">
            <text:p>6321065</text:p>
          </table:table-cell>
          <table:table-cell table:number-columns-repeated="3"/>
        </table:table-row>
        <table:table-row table:style-name="ro1">
          <table:table-cell office:value-type="float" office:value="63077351" calcext:value-type="float">
            <text:p>63077351</text:p>
          </table:table-cell>
          <table:table-cell office:value-type="float" office:value="7500267" calcext:value-type="float">
            <text:p>7500267</text:p>
          </table:table-cell>
          <table:table-cell table:number-columns-repeated="3"/>
        </table:table-row>
        <table:table-row table:style-name="ro1">
          <table:table-cell office:value-type="float" office:value="36697863" calcext:value-type="float">
            <text:p>36697863</text:p>
          </table:table-cell>
          <table:table-cell office:value-type="float" office:value="6271143" calcext:value-type="float">
            <text:p>6271143</text:p>
          </table:table-cell>
          <table:table-cell table:number-columns-repeated="3"/>
        </table:table-row>
        <table:table-row table:style-name="ro1">
          <table:table-cell office:value-type="float" office:value="36720186" calcext:value-type="float">
            <text:p>36720186</text:p>
          </table:table-cell>
          <table:table-cell office:value-type="float" office:value="6386946" calcext:value-type="float">
            <text:p>6386946</text:p>
          </table:table-cell>
          <table:table-cell table:number-columns-repeated="3"/>
        </table:table-row>
        <table:table-row table:style-name="ro1">
          <table:table-cell office:value-type="float" office:value="36755601" calcext:value-type="float">
            <text:p>36755601</text:p>
          </table:table-cell>
          <table:table-cell office:value-type="float" office:value="7700037" calcext:value-type="float">
            <text:p>7700037</text:p>
          </table:table-cell>
          <table:table-cell table:number-columns-repeated="3"/>
        </table:table-row>
        <table:table-row table:style-name="ro1">
          <table:table-cell office:value-type="float" office:value="16048234" calcext:value-type="float">
            <text:p>16048234</text:p>
          </table:table-cell>
          <table:table-cell office:value-type="float" office:value="7433734" calcext:value-type="float">
            <text:p>7433734</text:p>
          </table:table-cell>
          <table:table-cell table:number-columns-repeated="3"/>
        </table:table-row>
        <table:table-row table:style-name="ro1">
          <table:table-cell office:value-type="float" office:value="62618592" calcext:value-type="float">
            <text:p>62618592</text:p>
          </table:table-cell>
          <table:table-cell office:value-type="float" office:value="7587249" calcext:value-type="float">
            <text:p>7587249</text:p>
          </table:table-cell>
          <table:table-cell table:number-columns-repeated="3"/>
        </table:table-row>
        <table:table-row table:style-name="ro1">
          <table:table-cell office:value-type="float" office:value="63134074" calcext:value-type="float">
            <text:p>63134074</text:p>
          </table:table-cell>
          <table:table-cell office:value-type="float" office:value="7584338" calcext:value-type="float">
            <text:p>7584338</text:p>
          </table:table-cell>
          <table:table-cell table:number-columns-repeated="3"/>
        </table:table-row>
        <table:table-row table:style-name="ro1">
          <table:table-cell office:value-type="float" office:value="65528493" calcext:value-type="float">
            <text:p>65528493</text:p>
          </table:table-cell>
          <table:table-cell office:value-type="float" office:value="7566254" calcext:value-type="float">
            <text:p>7566254</text:p>
          </table:table-cell>
          <table:table-cell table:number-columns-repeated="3"/>
        </table:table-row>
        <table:table-row table:style-name="ro1">
          <table:table-cell office:value-type="float" office:value="36418639" calcext:value-type="float">
            <text:p>36418639</text:p>
          </table:table-cell>
          <table:table-cell office:value-type="float" office:value="6314798" calcext:value-type="float">
            <text:p>6314798</text:p>
          </table:table-cell>
          <table:table-cell table:number-columns-repeated="3"/>
        </table:table-row>
        <table:table-row table:style-name="ro1">
          <table:table-cell office:value-type="float" office:value="36603620" calcext:value-type="float">
            <text:p>36603620</text:p>
          </table:table-cell>
          <table:table-cell office:value-type="float" office:value="8166217" calcext:value-type="float">
            <text:p>8166217</text:p>
          </table:table-cell>
          <table:table-cell table:number-columns-repeated="3"/>
        </table:table-row>
        <table:table-row table:style-name="ro1">
          <table:table-cell office:value-type="float" office:value="62331520" calcext:value-type="float">
            <text:p>62331520</text:p>
          </table:table-cell>
          <table:table-cell office:value-type="float" office:value="7497469" calcext:value-type="float">
            <text:p>7497469</text:p>
          </table:table-cell>
          <table:table-cell table:number-columns-repeated="3"/>
        </table:table-row>
        <table:table-row table:style-name="ro1">
          <table:table-cell office:value-type="float" office:value="62114401" calcext:value-type="float">
            <text:p>62114401</text:p>
          </table:table-cell>
          <table:table-cell office:value-type="float" office:value="7637852" calcext:value-type="float">
            <text:p>7637852</text:p>
          </table:table-cell>
          <table:table-cell table:number-columns-repeated="3"/>
        </table:table-row>
        <table:table-row table:style-name="ro1">
          <table:table-cell office:value-type="float" office:value="62393648" calcext:value-type="float">
            <text:p>62393648</text:p>
          </table:table-cell>
          <table:table-cell office:value-type="float" office:value="7495550" calcext:value-type="float">
            <text:p>7495550</text:p>
          </table:table-cell>
          <table:table-cell table:number-columns-repeated="3"/>
        </table:table-row>
        <table:table-row table:style-name="ro1">
          <table:table-cell office:value-type="float" office:value="36295197" calcext:value-type="float">
            <text:p>36295197</text:p>
          </table:table-cell>
          <table:table-cell office:value-type="float" office:value="8418606" calcext:value-type="float">
            <text:p>8418606</text:p>
          </table:table-cell>
          <table:table-cell table:number-columns-repeated="3"/>
        </table:table-row>
        <table:table-row table:style-name="ro1">
          <table:table-cell office:value-type="float" office:value="57238552" calcext:value-type="float">
            <text:p>57238552</text:p>
          </table:table-cell>
          <table:table-cell office:value-type="float" office:value="13033480" calcext:value-type="float">
            <text:p>13033480</text:p>
          </table:table-cell>
          <table:table-cell table:number-columns-repeated="3"/>
        </table:table-row>
        <table:table-row table:style-name="ro1">
          <table:table-cell office:value-type="float" office:value="62689017" calcext:value-type="float">
            <text:p>62689017</text:p>
          </table:table-cell>
          <table:table-cell office:value-type="float" office:value="7490749" calcext:value-type="float">
            <text:p>7490749</text:p>
          </table:table-cell>
          <table:table-cell table:number-columns-repeated="3"/>
        </table:table-row>
        <table:table-row table:style-name="ro1">
          <table:table-cell office:value-type="float" office:value="14682913" calcext:value-type="float">
            <text:p>14682913</text:p>
          </table:table-cell>
          <table:table-cell office:value-type="float" office:value="6962043" calcext:value-type="float">
            <text:p>6962043</text:p>
          </table:table-cell>
          <table:table-cell table:number-columns-repeated="3"/>
        </table:table-row>
        <table:table-row table:style-name="ro1">
          <table:table-cell office:value-type="float" office:value="36307252" calcext:value-type="float">
            <text:p>36307252</text:p>
          </table:table-cell>
          <table:table-cell office:value-type="float" office:value="6477015" calcext:value-type="float">
            <text:p>6477015</text:p>
          </table:table-cell>
          <table:table-cell table:number-columns-repeated="3"/>
        </table:table-row>
        <table:table-row table:style-name="ro1">
          <table:table-cell office:value-type="float" office:value="36493462" calcext:value-type="float">
            <text:p>36493462</text:p>
          </table:table-cell>
          <table:table-cell office:value-type="float" office:value="7088052" calcext:value-type="float">
            <text:p>7088052</text:p>
          </table:table-cell>
          <table:table-cell table:number-columns-repeated="3"/>
        </table:table-row>
        <table:table-row table:style-name="ro1">
          <table:table-cell office:value-type="float" office:value="36808399" calcext:value-type="float">
            <text:p>36808399</text:p>
          </table:table-cell>
          <table:table-cell office:value-type="float" office:value="6502250" calcext:value-type="float">
            <text:p>6502250</text:p>
          </table:table-cell>
          <table:table-cell table:number-columns-repeated="3"/>
        </table:table-row>
        <table:table-row table:style-name="ro1">
          <table:table-cell office:value-type="float" office:value="36786537" calcext:value-type="float">
            <text:p>36786537</text:p>
          </table:table-cell>
          <table:table-cell office:value-type="float" office:value="6417961" calcext:value-type="float">
            <text:p>6417961</text:p>
          </table:table-cell>
          <table:table-cell table:number-columns-repeated="3"/>
        </table:table-row>
        <table:table-row table:style-name="ro1">
          <table:table-cell office:value-type="float" office:value="37024785" calcext:value-type="float">
            <text:p>37024785</text:p>
          </table:table-cell>
          <table:table-cell office:value-type="float" office:value="7736420" calcext:value-type="float">
            <text:p>7736420</text:p>
          </table:table-cell>
          <table:table-cell table:number-columns-repeated="3"/>
        </table:table-row>
        <table:table-row table:style-name="ro1">
          <table:table-cell office:value-type="float" office:value="40529548" calcext:value-type="float">
            <text:p>40529548</text:p>
          </table:table-cell>
          <table:table-cell office:value-type="float" office:value="8834356" calcext:value-type="float">
            <text:p>8834356</text:p>
          </table:table-cell>
          <table:table-cell table:number-columns-repeated="3"/>
        </table:table-row>
        <table:table-row table:style-name="ro1">
          <table:table-cell office:value-type="float" office:value="62155540" calcext:value-type="float">
            <text:p>62155540</text:p>
          </table:table-cell>
          <table:table-cell office:value-type="float" office:value="7496715" calcext:value-type="float">
            <text:p>7496715</text:p>
          </table:table-cell>
          <table:table-cell table:number-columns-repeated="3"/>
        </table:table-row>
        <table:table-row table:style-name="ro1">
          <table:table-cell office:value-type="float" office:value="61875506" calcext:value-type="float">
            <text:p>61875506</text:p>
          </table:table-cell>
          <table:table-cell office:value-type="float" office:value="6329871" calcext:value-type="float">
            <text:p>6329871</text:p>
          </table:table-cell>
          <table:table-cell table:number-columns-repeated="3"/>
        </table:table-row>
        <table:table-row table:style-name="ro1">
          <table:table-cell office:value-type="float" office:value="36442744" calcext:value-type="float">
            <text:p>36442744</text:p>
          </table:table-cell>
          <table:table-cell office:value-type="float" office:value="7875862" calcext:value-type="float">
            <text:p>7875862</text:p>
          </table:table-cell>
          <table:table-cell table:number-columns-repeated="3"/>
        </table:table-row>
        <table:table-row table:style-name="ro1">
          <table:table-cell office:value-type="float" office:value="14164814" calcext:value-type="float">
            <text:p>14164814</text:p>
          </table:table-cell>
          <table:table-cell office:value-type="float" office:value="5992489" calcext:value-type="float">
            <text:p>5992489</text:p>
          </table:table-cell>
          <table:table-cell table:number-columns-repeated="3"/>
        </table:table-row>
        <table:table-row table:style-name="ro1">
          <table:table-cell office:value-type="float" office:value="35655127" calcext:value-type="float">
            <text:p>35655127</text:p>
          </table:table-cell>
          <table:table-cell office:value-type="float" office:value="6024808" calcext:value-type="float">
            <text:p>6024808</text:p>
          </table:table-cell>
          <table:table-cell table:number-columns-repeated="3"/>
        </table:table-row>
        <table:table-row table:style-name="ro1">
          <table:table-cell office:value-type="float" office:value="63960408" calcext:value-type="float">
            <text:p>63960408</text:p>
          </table:table-cell>
          <table:table-cell office:value-type="float" office:value="5909106" calcext:value-type="float">
            <text:p>5909106</text:p>
          </table:table-cell>
          <table:table-cell table:number-columns-repeated="3"/>
        </table:table-row>
        <table:table-row table:style-name="ro1">
          <table:table-cell office:value-type="float" office:value="36508906" calcext:value-type="float">
            <text:p>36508906</text:p>
          </table:table-cell>
          <table:table-cell office:value-type="float" office:value="8418319" calcext:value-type="float">
            <text:p>8418319</text:p>
          </table:table-cell>
          <table:table-cell table:number-columns-repeated="3"/>
        </table:table-row>
        <table:table-row table:style-name="ro1">
          <table:table-cell office:value-type="float" office:value="62094239" calcext:value-type="float">
            <text:p>62094239</text:p>
          </table:table-cell>
          <table:table-cell office:value-type="float" office:value="5967197" calcext:value-type="float">
            <text:p>5967197</text:p>
          </table:table-cell>
          <table:table-cell table:number-columns-repeated="3"/>
        </table:table-row>
        <table:table-row table:style-name="ro1">
          <table:table-cell office:value-type="float" office:value="63154321" calcext:value-type="float">
            <text:p>63154321</text:p>
          </table:table-cell>
          <table:table-cell office:value-type="float" office:value="6339557" calcext:value-type="float">
            <text:p>6339557</text:p>
          </table:table-cell>
          <table:table-cell table:number-columns-repeated="3"/>
        </table:table-row>
        <table:table-row table:style-name="ro1">
          <table:table-cell office:value-type="float" office:value="14492935" calcext:value-type="float">
            <text:p>14492935</text:p>
          </table:table-cell>
          <table:table-cell office:value-type="float" office:value="7356941" calcext:value-type="float">
            <text:p>7356941</text:p>
          </table:table-cell>
          <table:table-cell table:number-columns-repeated="3"/>
        </table:table-row>
        <table:table-row table:style-name="ro1">
          <table:table-cell office:value-type="float" office:value="14385438" calcext:value-type="float">
            <text:p>14385438</text:p>
          </table:table-cell>
          <table:table-cell office:value-type="float" office:value="7101951" calcext:value-type="float">
            <text:p>7101951</text:p>
          </table:table-cell>
          <table:table-cell table:number-columns-repeated="3"/>
        </table:table-row>
        <table:table-row table:style-name="ro1">
          <table:table-cell office:value-type="float" office:value="62450584" calcext:value-type="float">
            <text:p>62450584</text:p>
          </table:table-cell>
          <table:table-cell office:value-type="float" office:value="7395561" calcext:value-type="float">
            <text:p>7395561</text:p>
          </table:table-cell>
          <table:table-cell table:number-columns-repeated="3"/>
        </table:table-row>
        <table:table-row table:style-name="ro1">
          <table:table-cell office:value-type="float" office:value="62326768" calcext:value-type="float">
            <text:p>62326768</text:p>
          </table:table-cell>
          <table:table-cell office:value-type="float" office:value="5903281" calcext:value-type="float">
            <text:p>5903281</text:p>
          </table:table-cell>
          <table:table-cell table:number-columns-repeated="3"/>
        </table:table-row>
        <table:table-row table:style-name="ro1">
          <table:table-cell office:value-type="float" office:value="15080674" calcext:value-type="float">
            <text:p>15080674</text:p>
          </table:table-cell>
          <table:table-cell office:value-type="float" office:value="7700441" calcext:value-type="float">
            <text:p>7700441</text:p>
          </table:table-cell>
          <table:table-cell table:number-columns-repeated="3"/>
        </table:table-row>
        <table:table-row table:style-name="ro1">
          <table:table-cell office:value-type="float" office:value="62402448" calcext:value-type="float">
            <text:p>62402448</text:p>
          </table:table-cell>
          <table:table-cell office:value-type="float" office:value="10627549" calcext:value-type="float">
            <text:p>10627549</text:p>
          </table:table-cell>
          <table:table-cell table:number-columns-repeated="3"/>
        </table:table-row>
        <table:table-row table:style-name="ro1">
          <table:table-cell office:value-type="float" office:value="36668986" calcext:value-type="float">
            <text:p>36668986</text:p>
          </table:table-cell>
          <table:table-cell office:value-type="float" office:value="6390446" calcext:value-type="float">
            <text:p>6390446</text:p>
          </table:table-cell>
          <table:table-cell table:number-columns-repeated="3"/>
        </table:table-row>
        <table:table-row table:style-name="ro1">
          <table:table-cell office:value-type="float" office:value="36684478" calcext:value-type="float">
            <text:p>36684478</text:p>
          </table:table-cell>
          <table:table-cell office:value-type="float" office:value="7960200" calcext:value-type="float">
            <text:p>7960200</text:p>
          </table:table-cell>
          <table:table-cell table:number-columns-repeated="3"/>
        </table:table-row>
        <table:table-row table:style-name="ro1">
          <table:table-cell office:value-type="float" office:value="62514697" calcext:value-type="float">
            <text:p>62514697</text:p>
          </table:table-cell>
          <table:table-cell office:value-type="float" office:value="7509435" calcext:value-type="float">
            <text:p>7509435</text:p>
          </table:table-cell>
          <table:table-cell table:number-columns-repeated="3"/>
        </table:table-row>
        <table:table-row table:style-name="ro1">
          <table:table-cell office:value-type="float" office:value="39098361" calcext:value-type="float">
            <text:p>39098361</text:p>
          </table:table-cell>
          <table:table-cell office:value-type="float" office:value="7786112" calcext:value-type="float">
            <text:p>7786112</text:p>
          </table:table-cell>
          <table:table-cell table:number-columns-repeated="3"/>
        </table:table-row>
        <table:table-row table:style-name="ro1">
          <table:table-cell office:value-type="float" office:value="14449383" calcext:value-type="float">
            <text:p>14449383</text:p>
          </table:table-cell>
          <table:table-cell office:value-type="float" office:value="7111914" calcext:value-type="float">
            <text:p>7111914</text:p>
          </table:table-cell>
          <table:table-cell table:number-columns-repeated="3"/>
        </table:table-row>
        <table:table-row table:style-name="ro1">
          <table:table-cell office:value-type="float" office:value="36563227" calcext:value-type="float">
            <text:p>36563227</text:p>
          </table:table-cell>
          <table:table-cell office:value-type="float" office:value="6095963" calcext:value-type="float">
            <text:p>6095963</text:p>
          </table:table-cell>
          <table:table-cell table:number-columns-repeated="3"/>
        </table:table-row>
        <table:table-row table:style-name="ro1">
          <table:table-cell office:value-type="float" office:value="62680311" calcext:value-type="float">
            <text:p>62680311</text:p>
          </table:table-cell>
          <table:table-cell office:value-type="float" office:value="7598354" calcext:value-type="float">
            <text:p>7598354</text:p>
          </table:table-cell>
          <table:table-cell table:number-columns-repeated="3"/>
        </table:table-row>
        <table:table-row table:style-name="ro1">
          <table:table-cell office:value-type="float" office:value="36442542" calcext:value-type="float">
            <text:p>36442542</text:p>
          </table:table-cell>
          <table:table-cell office:value-type="float" office:value="6464544" calcext:value-type="float">
            <text:p>6464544</text:p>
          </table:table-cell>
          <table:table-cell table:number-columns-repeated="3"/>
        </table:table-row>
        <table:table-row table:style-name="ro1">
          <table:table-cell office:value-type="float" office:value="14219406" calcext:value-type="float">
            <text:p>14219406</text:p>
          </table:table-cell>
          <table:table-cell office:value-type="float" office:value="7182321" calcext:value-type="float">
            <text:p>7182321</text:p>
          </table:table-cell>
          <table:table-cell table:number-columns-repeated="3"/>
        </table:table-row>
        <table:table-row table:style-name="ro1">
          <table:table-cell office:value-type="float" office:value="37262722" calcext:value-type="float">
            <text:p>37262722</text:p>
          </table:table-cell>
          <table:table-cell office:value-type="float" office:value="7886137" calcext:value-type="float">
            <text:p>7886137</text:p>
          </table:table-cell>
          <table:table-cell table:number-columns-repeated="3"/>
        </table:table-row>
        <table:table-row table:style-name="ro1">
          <table:table-cell office:value-type="float" office:value="36126849" calcext:value-type="float">
            <text:p>36126849</text:p>
          </table:table-cell>
          <table:table-cell office:value-type="float" office:value="6126929" calcext:value-type="float">
            <text:p>6126929</text:p>
          </table:table-cell>
          <table:table-cell table:number-columns-repeated="3"/>
        </table:table-row>
        <table:table-row table:style-name="ro1">
          <table:table-cell office:value-type="float" office:value="36456807" calcext:value-type="float">
            <text:p>36456807</text:p>
          </table:table-cell>
          <table:table-cell office:value-type="float" office:value="6229901" calcext:value-type="float">
            <text:p>6229901</text:p>
          </table:table-cell>
          <table:table-cell table:number-columns-repeated="3"/>
        </table:table-row>
        <table:table-row table:style-name="ro1">
          <table:table-cell office:value-type="float" office:value="35635537" calcext:value-type="float">
            <text:p>35635537</text:p>
          </table:table-cell>
          <table:table-cell office:value-type="float" office:value="6207658" calcext:value-type="float">
            <text:p>6207658</text:p>
          </table:table-cell>
          <table:table-cell table:number-columns-repeated="3"/>
        </table:table-row>
        <table:table-row table:style-name="ro1">
          <table:table-cell office:value-type="float" office:value="36868420" calcext:value-type="float">
            <text:p>36868420</text:p>
          </table:table-cell>
          <table:table-cell office:value-type="float" office:value="6282455" calcext:value-type="float">
            <text:p>6282455</text:p>
          </table:table-cell>
          <table:table-cell table:number-columns-repeated="3"/>
        </table:table-row>
        <table:table-row table:style-name="ro1">
          <table:table-cell office:value-type="float" office:value="36830449" calcext:value-type="float">
            <text:p>36830449</text:p>
          </table:table-cell>
          <table:table-cell office:value-type="float" office:value="7905833" calcext:value-type="float">
            <text:p>7905833</text:p>
          </table:table-cell>
          <table:table-cell table:number-columns-repeated="3"/>
        </table:table-row>
        <table:table-row table:style-name="ro1">
          <table:table-cell office:value-type="float" office:value="41144043" calcext:value-type="float">
            <text:p>41144043</text:p>
          </table:table-cell>
          <table:table-cell office:value-type="float" office:value="13053675" calcext:value-type="float">
            <text:p>13053675</text:p>
          </table:table-cell>
          <table:table-cell table:number-columns-repeated="3"/>
        </table:table-row>
        <table:table-row table:style-name="ro1">
          <table:table-cell office:value-type="float" office:value="63076071" calcext:value-type="float">
            <text:p>63076071</text:p>
          </table:table-cell>
          <table:table-cell office:value-type="float" office:value="7868199" calcext:value-type="float">
            <text:p>7868199</text:p>
          </table:table-cell>
          <table:table-cell table:number-columns-repeated="3"/>
        </table:table-row>
        <table:table-row table:style-name="ro1">
          <table:table-cell office:value-type="float" office:value="63338883" calcext:value-type="float">
            <text:p>63338883</text:p>
          </table:table-cell>
          <table:table-cell office:value-type="float" office:value="5903839" calcext:value-type="float">
            <text:p>5903839</text:p>
          </table:table-cell>
          <table:table-cell table:number-columns-repeated="3"/>
        </table:table-row>
        <table:table-row table:style-name="ro1">
          <table:table-cell office:value-type="float" office:value="63595079" calcext:value-type="float">
            <text:p>63595079</text:p>
          </table:table-cell>
          <table:table-cell office:value-type="float" office:value="6016381" calcext:value-type="float">
            <text:p>6016381</text:p>
          </table:table-cell>
          <table:table-cell table:number-columns-repeated="3"/>
        </table:table-row>
        <table:table-row table:style-name="ro1">
          <table:table-cell office:value-type="float" office:value="14241554" calcext:value-type="float">
            <text:p>14241554</text:p>
          </table:table-cell>
          <table:table-cell office:value-type="float" office:value="7058530" calcext:value-type="float">
            <text:p>7058530</text:p>
          </table:table-cell>
          <table:table-cell table:number-columns-repeated="3"/>
        </table:table-row>
        <table:table-row table:style-name="ro1">
          <table:table-cell office:value-type="float" office:value="62371264" calcext:value-type="float">
            <text:p>62371264</text:p>
          </table:table-cell>
          <table:table-cell office:value-type="float" office:value="6049589" calcext:value-type="float">
            <text:p>6049589</text:p>
          </table:table-cell>
          <table:table-cell table:number-columns-repeated="3"/>
        </table:table-row>
        <table:table-row table:style-name="ro1">
          <table:table-cell office:value-type="float" office:value="37001107" calcext:value-type="float">
            <text:p>37001107</text:p>
          </table:table-cell>
          <table:table-cell office:value-type="float" office:value="8185395" calcext:value-type="float">
            <text:p>8185395</text:p>
          </table:table-cell>
          <table:table-cell table:number-columns-repeated="3"/>
        </table:table-row>
        <table:table-row table:style-name="ro1">
          <table:table-cell office:value-type="float" office:value="14454433" calcext:value-type="float">
            <text:p>14454433</text:p>
          </table:table-cell>
          <table:table-cell office:value-type="float" office:value="7240653" calcext:value-type="float">
            <text:p>7240653</text:p>
          </table:table-cell>
          <table:table-cell table:number-columns-repeated="3"/>
        </table:table-row>
        <table:table-row table:style-name="ro1">
          <table:table-cell office:value-type="float" office:value="36507175" calcext:value-type="float">
            <text:p>36507175</text:p>
          </table:table-cell>
          <table:table-cell office:value-type="float" office:value="6374668" calcext:value-type="float">
            <text:p>6374668</text:p>
          </table:table-cell>
          <table:table-cell table:number-columns-repeated="3"/>
        </table:table-row>
        <table:table-row table:style-name="ro1">
          <table:table-cell office:value-type="float" office:value="36578632" calcext:value-type="float">
            <text:p>36578632</text:p>
          </table:table-cell>
          <table:table-cell office:value-type="float" office:value="8221274" calcext:value-type="float">
            <text:p>8221274</text:p>
          </table:table-cell>
          <table:table-cell table:number-columns-repeated="3"/>
        </table:table-row>
        <table:table-row table:style-name="ro1">
          <table:table-cell office:value-type="float" office:value="37345698" calcext:value-type="float">
            <text:p>37345698</text:p>
          </table:table-cell>
          <table:table-cell office:value-type="float" office:value="6604351" calcext:value-type="float">
            <text:p>6604351</text:p>
          </table:table-cell>
          <table:table-cell table:number-columns-repeated="3"/>
        </table:table-row>
        <table:table-row table:style-name="ro1">
          <table:table-cell office:value-type="float" office:value="14697489" calcext:value-type="float">
            <text:p>14697489</text:p>
          </table:table-cell>
          <table:table-cell office:value-type="float" office:value="5909428" calcext:value-type="float">
            <text:p>5909428</text:p>
          </table:table-cell>
          <table:table-cell table:number-columns-repeated="3"/>
        </table:table-row>
        <table:table-row table:style-name="ro1">
          <table:table-cell office:value-type="float" office:value="63002071" calcext:value-type="float">
            <text:p>63002071</text:p>
          </table:table-cell>
          <table:table-cell office:value-type="float" office:value="7554459" calcext:value-type="float">
            <text:p>7554459</text:p>
          </table:table-cell>
          <table:table-cell table:number-columns-repeated="3"/>
        </table:table-row>
        <table:table-row table:style-name="ro1">
          <table:table-cell office:value-type="float" office:value="14604148" calcext:value-type="float">
            <text:p>14604148</text:p>
          </table:table-cell>
          <table:table-cell office:value-type="float" office:value="7013634" calcext:value-type="float">
            <text:p>7013634</text:p>
          </table:table-cell>
          <table:table-cell table:number-columns-repeated="3"/>
        </table:table-row>
        <table:table-row table:style-name="ro1">
          <table:table-cell office:value-type="float" office:value="63717856" calcext:value-type="float">
            <text:p>63717856</text:p>
          </table:table-cell>
          <table:table-cell office:value-type="float" office:value="7577659" calcext:value-type="float">
            <text:p>7577659</text:p>
          </table:table-cell>
          <table:table-cell table:number-columns-repeated="3"/>
        </table:table-row>
        <table:table-row table:style-name="ro1">
          <table:table-cell office:value-type="float" office:value="75329830" calcext:value-type="float">
            <text:p>75329830</text:p>
          </table:table-cell>
          <table:table-cell office:value-type="float" office:value="6874097" calcext:value-type="float">
            <text:p>6874097</text:p>
          </table:table-cell>
          <table:table-cell table:number-columns-repeated="3"/>
        </table:table-row>
        <table:table-row table:style-name="ro1">
          <table:table-cell office:value-type="float" office:value="36512129" calcext:value-type="float">
            <text:p>36512129</text:p>
          </table:table-cell>
          <table:table-cell office:value-type="float" office:value="6287834" calcext:value-type="float">
            <text:p>6287834</text:p>
          </table:table-cell>
          <table:table-cell table:number-columns-repeated="3"/>
        </table:table-row>
        <table:table-row table:style-name="ro1">
          <table:table-cell office:value-type="float" office:value="36327681" calcext:value-type="float">
            <text:p>36327681</text:p>
          </table:table-cell>
          <table:table-cell office:value-type="float" office:value="6194542" calcext:value-type="float">
            <text:p>6194542</text:p>
          </table:table-cell>
          <table:table-cell table:number-columns-repeated="3"/>
        </table:table-row>
        <table:table-row table:style-name="ro1">
          <table:table-cell office:value-type="float" office:value="61699760" calcext:value-type="float">
            <text:p>61699760</text:p>
          </table:table-cell>
          <table:table-cell office:value-type="float" office:value="7411343" calcext:value-type="float">
            <text:p>7411343</text:p>
          </table:table-cell>
          <table:table-cell table:number-columns-repeated="3"/>
        </table:table-row>
        <table:table-row table:style-name="ro1">
          <table:table-cell office:value-type="float" office:value="62310610" calcext:value-type="float">
            <text:p>62310610</text:p>
          </table:table-cell>
          <table:table-cell office:value-type="float" office:value="5973023" calcext:value-type="float">
            <text:p>5973023</text:p>
          </table:table-cell>
          <table:table-cell table:number-columns-repeated="3"/>
        </table:table-row>
        <table:table-row table:style-name="ro1">
          <table:table-cell office:value-type="float" office:value="61460041" calcext:value-type="float">
            <text:p>61460041</text:p>
          </table:table-cell>
          <table:table-cell office:value-type="float" office:value="7432796" calcext:value-type="float">
            <text:p>7432796</text:p>
          </table:table-cell>
          <table:table-cell table:number-columns-repeated="3"/>
        </table:table-row>
        <table:table-row table:style-name="ro1">
          <table:table-cell office:value-type="float" office:value="35972306" calcext:value-type="float">
            <text:p>35972306</text:p>
          </table:table-cell>
          <table:table-cell office:value-type="float" office:value="6173903" calcext:value-type="float">
            <text:p>6173903</text:p>
          </table:table-cell>
          <table:table-cell table:number-columns-repeated="3"/>
        </table:table-row>
        <table:table-row table:style-name="ro1">
          <table:table-cell office:value-type="float" office:value="36296133" calcext:value-type="float">
            <text:p>36296133</text:p>
          </table:table-cell>
          <table:table-cell office:value-type="float" office:value="6386478" calcext:value-type="float">
            <text:p>6386478</text:p>
          </table:table-cell>
          <table:table-cell table:number-columns-repeated="3"/>
        </table:table-row>
        <table:table-row table:style-name="ro1">
          <table:table-cell office:value-type="float" office:value="36975996" calcext:value-type="float">
            <text:p>36975996</text:p>
          </table:table-cell>
          <table:table-cell office:value-type="float" office:value="8185483" calcext:value-type="float">
            <text:p>8185483</text:p>
          </table:table-cell>
          <table:table-cell table:number-columns-repeated="3"/>
        </table:table-row>
        <table:table-row table:style-name="ro1">
          <table:table-cell office:value-type="float" office:value="36234735" calcext:value-type="float">
            <text:p>36234735</text:p>
          </table:table-cell>
          <table:table-cell office:value-type="float" office:value="6356566" calcext:value-type="float">
            <text:p>6356566</text:p>
          </table:table-cell>
          <table:table-cell table:number-columns-repeated="3"/>
        </table:table-row>
        <table:table-row table:style-name="ro1">
          <table:table-cell office:value-type="float" office:value="61255525" calcext:value-type="float">
            <text:p>61255525</text:p>
          </table:table-cell>
          <table:table-cell office:value-type="float" office:value="7830248" calcext:value-type="float">
            <text:p>7830248</text:p>
          </table:table-cell>
          <table:table-cell table:number-columns-repeated="3"/>
        </table:table-row>
        <table:table-row table:style-name="ro1">
          <table:table-cell office:value-type="float" office:value="63901238" calcext:value-type="float">
            <text:p>63901238</text:p>
          </table:table-cell>
          <table:table-cell office:value-type="float" office:value="5989693" calcext:value-type="float">
            <text:p>5989693</text:p>
          </table:table-cell>
          <table:table-cell table:number-columns-repeated="3"/>
        </table:table-row>
        <table:table-row table:style-name="ro1">
          <table:table-cell office:value-type="float" office:value="62517590" calcext:value-type="float">
            <text:p>62517590</text:p>
          </table:table-cell>
          <table:table-cell office:value-type="float" office:value="5962621" calcext:value-type="float">
            <text:p>5962621</text:p>
          </table:table-cell>
          <table:table-cell table:number-columns-repeated="3"/>
        </table:table-row>
        <table:table-row table:style-name="ro1">
          <table:table-cell office:value-type="float" office:value="61976831" calcext:value-type="float">
            <text:p>61976831</text:p>
          </table:table-cell>
          <table:table-cell office:value-type="float" office:value="5811352" calcext:value-type="float">
            <text:p>5811352</text:p>
          </table:table-cell>
          <table:table-cell table:number-columns-repeated="3"/>
        </table:table-row>
        <table:table-row table:style-name="ro1">
          <table:table-cell office:value-type="float" office:value="37202255" calcext:value-type="float">
            <text:p>37202255</text:p>
          </table:table-cell>
          <table:table-cell office:value-type="float" office:value="7522022" calcext:value-type="float">
            <text:p>7522022</text:p>
          </table:table-cell>
          <table:table-cell table:number-columns-repeated="3"/>
        </table:table-row>
        <table:table-row table:style-name="ro1">
          <table:table-cell office:value-type="float" office:value="63571396" calcext:value-type="float">
            <text:p>63571396</text:p>
          </table:table-cell>
          <table:table-cell office:value-type="float" office:value="7658203" calcext:value-type="float">
            <text:p>7658203</text:p>
          </table:table-cell>
          <table:table-cell table:number-columns-repeated="3"/>
        </table:table-row>
        <table:table-row table:style-name="ro1">
          <table:table-cell office:value-type="float" office:value="36257128" calcext:value-type="float">
            <text:p>36257128</text:p>
          </table:table-cell>
          <table:table-cell office:value-type="float" office:value="6111675" calcext:value-type="float">
            <text:p>6111675</text:p>
          </table:table-cell>
          <table:table-cell table:number-columns-repeated="3"/>
        </table:table-row>
        <table:table-row table:style-name="ro1">
          <table:table-cell office:value-type="float" office:value="62107774" calcext:value-type="float">
            <text:p>62107774</text:p>
          </table:table-cell>
          <table:table-cell office:value-type="float" office:value="7397770" calcext:value-type="float">
            <text:p>7397770</text:p>
          </table:table-cell>
          <table:table-cell table:number-columns-repeated="3"/>
        </table:table-row>
        <table:table-row table:style-name="ro1">
          <table:table-cell office:value-type="float" office:value="68307418" calcext:value-type="float">
            <text:p>68307418</text:p>
          </table:table-cell>
          <table:table-cell office:value-type="float" office:value="9363599" calcext:value-type="float">
            <text:p>9363599</text:p>
          </table:table-cell>
          <table:table-cell table:number-columns-repeated="3"/>
        </table:table-row>
        <table:table-row table:style-name="ro1">
          <table:table-cell office:value-type="float" office:value="36469341" calcext:value-type="float">
            <text:p>36469341</text:p>
          </table:table-cell>
          <table:table-cell office:value-type="float" office:value="6363977" calcext:value-type="float">
            <text:p>6363977</text:p>
          </table:table-cell>
          <table:table-cell table:number-columns-repeated="3"/>
        </table:table-row>
        <table:table-row table:style-name="ro1">
          <table:table-cell office:value-type="float" office:value="14263655" calcext:value-type="float">
            <text:p>14263655</text:p>
          </table:table-cell>
          <table:table-cell office:value-type="float" office:value="6059558" calcext:value-type="float">
            <text:p>6059558</text:p>
          </table:table-cell>
          <table:table-cell table:number-columns-repeated="3"/>
        </table:table-row>
        <table:table-row table:style-name="ro1">
          <table:table-cell office:value-type="float" office:value="62345364" calcext:value-type="float">
            <text:p>62345364</text:p>
          </table:table-cell>
          <table:table-cell office:value-type="float" office:value="7511788" calcext:value-type="float">
            <text:p>7511788</text:p>
          </table:table-cell>
          <table:table-cell table:number-columns-repeated="3"/>
        </table:table-row>
        <table:table-row table:style-name="ro1">
          <table:table-cell office:value-type="float" office:value="62484902" calcext:value-type="float">
            <text:p>62484902</text:p>
          </table:table-cell>
          <table:table-cell office:value-type="float" office:value="7439656" calcext:value-type="float">
            <text:p>7439656</text:p>
          </table:table-cell>
          <table:table-cell table:number-columns-repeated="3"/>
        </table:table-row>
        <table:table-row table:style-name="ro1">
          <table:table-cell office:value-type="float" office:value="35894600" calcext:value-type="float">
            <text:p>35894600</text:p>
          </table:table-cell>
          <table:table-cell office:value-type="float" office:value="8210092" calcext:value-type="float">
            <text:p>8210092</text:p>
          </table:table-cell>
          <table:table-cell table:number-columns-repeated="3"/>
        </table:table-row>
        <table:table-row table:style-name="ro1">
          <table:table-cell office:value-type="float" office:value="36160920" calcext:value-type="float">
            <text:p>36160920</text:p>
          </table:table-cell>
          <table:table-cell office:value-type="float" office:value="6262582" calcext:value-type="float">
            <text:p>6262582</text:p>
          </table:table-cell>
          <table:table-cell table:number-columns-repeated="3"/>
        </table:table-row>
        <table:table-row table:style-name="ro1">
          <table:table-cell office:value-type="float" office:value="36285995" calcext:value-type="float">
            <text:p>36285995</text:p>
          </table:table-cell>
          <table:table-cell office:value-type="float" office:value="6090957" calcext:value-type="float">
            <text:p>6090957</text:p>
          </table:table-cell>
          <table:table-cell table:number-columns-repeated="3"/>
        </table:table-row>
        <table:table-row table:style-name="ro1">
          <table:table-cell office:value-type="float" office:value="36422997" calcext:value-type="float">
            <text:p>36422997</text:p>
          </table:table-cell>
          <table:table-cell office:value-type="float" office:value="8108105" calcext:value-type="float">
            <text:p>8108105</text:p>
          </table:table-cell>
          <table:table-cell table:number-columns-repeated="3"/>
        </table:table-row>
        <table:table-row table:style-name="ro1">
          <table:table-cell office:value-type="float" office:value="62386550" calcext:value-type="float">
            <text:p>62386550</text:p>
          </table:table-cell>
          <table:table-cell office:value-type="float" office:value="7695795" calcext:value-type="float">
            <text:p>7695795</text:p>
          </table:table-cell>
          <table:table-cell table:number-columns-repeated="3"/>
        </table:table-row>
        <table:table-row table:style-name="ro1">
          <table:table-cell office:value-type="float" office:value="36623830" calcext:value-type="float">
            <text:p>36623830</text:p>
          </table:table-cell>
          <table:table-cell office:value-type="float" office:value="6191696" calcext:value-type="float">
            <text:p>6191696</text:p>
          </table:table-cell>
          <table:table-cell table:number-columns-repeated="3"/>
        </table:table-row>
        <table:table-row table:style-name="ro1">
          <table:table-cell office:value-type="float" office:value="48132353" calcext:value-type="float">
            <text:p>48132353</text:p>
          </table:table-cell>
          <table:table-cell office:value-type="float" office:value="8037897" calcext:value-type="float">
            <text:p>8037897</text:p>
          </table:table-cell>
          <table:table-cell table:number-columns-repeated="3"/>
        </table:table-row>
        <table:table-row table:style-name="ro1">
          <table:table-cell office:value-type="float" office:value="36338746" calcext:value-type="float">
            <text:p>36338746</text:p>
          </table:table-cell>
          <table:table-cell office:value-type="float" office:value="6246446" calcext:value-type="float">
            <text:p>6246446</text:p>
          </table:table-cell>
          <table:table-cell table:number-columns-repeated="3"/>
        </table:table-row>
        <table:table-row table:style-name="ro1">
          <table:table-cell office:value-type="float" office:value="62783257" calcext:value-type="float">
            <text:p>62783257</text:p>
          </table:table-cell>
          <table:table-cell office:value-type="float" office:value="6343085" calcext:value-type="float">
            <text:p>6343085</text:p>
          </table:table-cell>
          <table:table-cell table:number-columns-repeated="3"/>
        </table:table-row>
        <table:table-row table:style-name="ro1">
          <table:table-cell office:value-type="float" office:value="63053050" calcext:value-type="float">
            <text:p>63053050</text:p>
          </table:table-cell>
          <table:table-cell office:value-type="float" office:value="7666345" calcext:value-type="float">
            <text:p>7666345</text:p>
          </table:table-cell>
          <table:table-cell table:number-columns-repeated="3"/>
        </table:table-row>
        <table:table-row table:style-name="ro1">
          <table:table-cell office:value-type="float" office:value="36320444" calcext:value-type="float">
            <text:p>36320444</text:p>
          </table:table-cell>
          <table:table-cell office:value-type="float" office:value="6203728" calcext:value-type="float">
            <text:p>6203728</text:p>
          </table:table-cell>
          <table:table-cell table:number-columns-repeated="3"/>
        </table:table-row>
        <table:table-row table:style-name="ro1">
          <table:table-cell office:value-type="float" office:value="36851903" calcext:value-type="float">
            <text:p>36851903</text:p>
          </table:table-cell>
          <table:table-cell office:value-type="float" office:value="8156150" calcext:value-type="float">
            <text:p>8156150</text:p>
          </table:table-cell>
          <table:table-cell table:number-columns-repeated="3"/>
        </table:table-row>
        <table:table-row table:style-name="ro1">
          <table:table-cell office:value-type="float" office:value="62770867" calcext:value-type="float">
            <text:p>62770867</text:p>
          </table:table-cell>
          <table:table-cell office:value-type="float" office:value="6396051" calcext:value-type="float">
            <text:p>6396051</text:p>
          </table:table-cell>
          <table:table-cell table:number-columns-repeated="3"/>
        </table:table-row>
        <table:table-row table:style-name="ro1">
          <table:table-cell office:value-type="float" office:value="14364123" calcext:value-type="float">
            <text:p>14364123</text:p>
          </table:table-cell>
          <table:table-cell office:value-type="float" office:value="7235259" calcext:value-type="float">
            <text:p>7235259</text:p>
          </table:table-cell>
          <table:table-cell table:number-columns-repeated="3"/>
        </table:table-row>
        <table:table-row table:style-name="ro1">
          <table:table-cell office:value-type="float" office:value="14263721" calcext:value-type="float">
            <text:p>14263721</text:p>
          </table:table-cell>
          <table:table-cell office:value-type="float" office:value="6034293" calcext:value-type="float">
            <text:p>6034293</text:p>
          </table:table-cell>
          <table:table-cell table:number-columns-repeated="3"/>
        </table:table-row>
        <table:table-row table:style-name="ro1">
          <table:table-cell office:value-type="float" office:value="62438987" calcext:value-type="float">
            <text:p>62438987</text:p>
          </table:table-cell>
          <table:table-cell office:value-type="float" office:value="7368198" calcext:value-type="float">
            <text:p>7368198</text:p>
          </table:table-cell>
          <table:table-cell table:number-columns-repeated="3"/>
        </table:table-row>
        <table:table-row table:style-name="ro1">
          <table:table-cell office:value-type="float" office:value="36289402" calcext:value-type="float">
            <text:p>36289402</text:p>
          </table:table-cell>
          <table:table-cell office:value-type="float" office:value="8257371" calcext:value-type="float">
            <text:p>8257371</text:p>
          </table:table-cell>
          <table:table-cell table:number-columns-repeated="3"/>
        </table:table-row>
        <table:table-row table:style-name="ro1">
          <table:table-cell office:value-type="float" office:value="36991143" calcext:value-type="float">
            <text:p>36991143</text:p>
          </table:table-cell>
          <table:table-cell office:value-type="float" office:value="8101394" calcext:value-type="float">
            <text:p>8101394</text:p>
          </table:table-cell>
          <table:table-cell table:number-columns-repeated="3"/>
        </table:table-row>
        <table:table-row table:style-name="ro1">
          <table:table-cell office:value-type="float" office:value="36624842" calcext:value-type="float">
            <text:p>36624842</text:p>
          </table:table-cell>
          <table:table-cell office:value-type="float" office:value="6262261" calcext:value-type="float">
            <text:p>6262261</text:p>
          </table:table-cell>
          <table:table-cell table:number-columns-repeated="3"/>
        </table:table-row>
        <table:table-row table:style-name="ro1">
          <table:table-cell office:value-type="float" office:value="36393800" calcext:value-type="float">
            <text:p>36393800</text:p>
          </table:table-cell>
          <table:table-cell office:value-type="float" office:value="6116684" calcext:value-type="float">
            <text:p>6116684</text:p>
          </table:table-cell>
          <table:table-cell table:number-columns-repeated="3"/>
        </table:table-row>
        <table:table-row table:style-name="ro1">
          <table:table-cell office:value-type="float" office:value="36510879" calcext:value-type="float">
            <text:p>36510879</text:p>
          </table:table-cell>
          <table:table-cell office:value-type="float" office:value="6056897" calcext:value-type="float">
            <text:p>6056897</text:p>
          </table:table-cell>
          <table:table-cell table:number-columns-repeated="3"/>
        </table:table-row>
        <table:table-row table:style-name="ro1">
          <table:table-cell office:value-type="float" office:value="75565909" calcext:value-type="float">
            <text:p>75565909</text:p>
          </table:table-cell>
          <table:table-cell office:value-type="float" office:value="8967282" calcext:value-type="float">
            <text:p>8967282</text:p>
          </table:table-cell>
          <table:table-cell table:number-columns-repeated="3"/>
        </table:table-row>
        <table:table-row table:style-name="ro1">
          <table:table-cell office:value-type="float" office:value="14687413" calcext:value-type="float">
            <text:p>14687413</text:p>
          </table:table-cell>
          <table:table-cell office:value-type="float" office:value="5972186" calcext:value-type="float">
            <text:p>5972186</text:p>
          </table:table-cell>
          <table:table-cell table:number-columns-repeated="3"/>
        </table:table-row>
        <table:table-row table:style-name="ro1">
          <table:table-cell office:value-type="float" office:value="36574398" calcext:value-type="float">
            <text:p>36574398</text:p>
          </table:table-cell>
          <table:table-cell office:value-type="float" office:value="6422952" calcext:value-type="float">
            <text:p>6422952</text:p>
          </table:table-cell>
          <table:table-cell table:number-columns-repeated="3"/>
        </table:table-row>
        <table:table-row table:style-name="ro1">
          <table:table-cell office:value-type="float" office:value="14241295" calcext:value-type="float">
            <text:p>14241295</text:p>
          </table:table-cell>
          <table:table-cell office:value-type="float" office:value="6012220" calcext:value-type="float">
            <text:p>6012220</text:p>
          </table:table-cell>
          <table:table-cell table:number-columns-repeated="3"/>
        </table:table-row>
        <table:table-row table:style-name="ro1">
          <table:table-cell office:value-type="float" office:value="36613127" calcext:value-type="float">
            <text:p>36613127</text:p>
          </table:table-cell>
          <table:table-cell office:value-type="float" office:value="8164097" calcext:value-type="float">
            <text:p>8164097</text:p>
          </table:table-cell>
          <table:table-cell table:number-columns-repeated="3"/>
        </table:table-row>
        <table:table-row table:style-name="ro1">
          <table:table-cell office:value-type="float" office:value="63195213" calcext:value-type="float">
            <text:p>63195213</text:p>
          </table:table-cell>
          <table:table-cell office:value-type="float" office:value="5973650" calcext:value-type="float">
            <text:p>5973650</text:p>
          </table:table-cell>
          <table:table-cell table:number-columns-repeated="3"/>
        </table:table-row>
        <table:table-row table:style-name="ro1">
          <table:table-cell office:value-type="float" office:value="35759302" calcext:value-type="float">
            <text:p>35759302</text:p>
          </table:table-cell>
          <table:table-cell office:value-type="float" office:value="6055347" calcext:value-type="float">
            <text:p>6055347</text:p>
          </table:table-cell>
          <table:table-cell table:number-columns-repeated="3"/>
        </table:table-row>
        <table:table-row table:style-name="ro1">
          <table:table-cell office:value-type="float" office:value="62238812" calcext:value-type="float">
            <text:p>62238812</text:p>
          </table:table-cell>
          <table:table-cell office:value-type="float" office:value="5937361" calcext:value-type="float">
            <text:p>5937361</text:p>
          </table:table-cell>
          <table:table-cell table:number-columns-repeated="3"/>
        </table:table-row>
        <table:table-row table:style-name="ro1">
          <table:table-cell office:value-type="float" office:value="36278474" calcext:value-type="float">
            <text:p>36278474</text:p>
          </table:table-cell>
          <table:table-cell office:value-type="float" office:value="7882774" calcext:value-type="float">
            <text:p>7882774</text:p>
          </table:table-cell>
          <table:table-cell table:number-columns-repeated="3"/>
        </table:table-row>
        <table:table-row table:style-name="ro1">
          <table:table-cell office:value-type="float" office:value="14220648" calcext:value-type="float">
            <text:p>14220648</text:p>
          </table:table-cell>
          <table:table-cell office:value-type="float" office:value="7233906" calcext:value-type="float">
            <text:p>7233906</text:p>
          </table:table-cell>
          <table:table-cell table:number-columns-repeated="3"/>
        </table:table-row>
        <table:table-row table:style-name="ro1">
          <table:table-cell office:value-type="float" office:value="36474134" calcext:value-type="float">
            <text:p>36474134</text:p>
          </table:table-cell>
          <table:table-cell office:value-type="float" office:value="6167083" calcext:value-type="float">
            <text:p>6167083</text:p>
          </table:table-cell>
          <table:table-cell table:number-columns-repeated="3"/>
        </table:table-row>
        <table:table-row table:style-name="ro1">
          <table:table-cell office:value-type="float" office:value="62400840" calcext:value-type="float">
            <text:p>62400840</text:p>
          </table:table-cell>
          <table:table-cell office:value-type="float" office:value="7502185" calcext:value-type="float">
            <text:p>7502185</text:p>
          </table:table-cell>
          <table:table-cell table:number-columns-repeated="3"/>
        </table:table-row>
        <table:table-row table:style-name="ro1">
          <table:table-cell office:value-type="float" office:value="61898711" calcext:value-type="float">
            <text:p>61898711</text:p>
          </table:table-cell>
          <table:table-cell office:value-type="float" office:value="7416806" calcext:value-type="float">
            <text:p>7416806</text:p>
          </table:table-cell>
          <table:table-cell table:number-columns-repeated="3"/>
        </table:table-row>
        <table:table-row table:style-name="ro1">
          <table:table-cell office:value-type="float" office:value="36392449" calcext:value-type="float">
            <text:p>36392449</text:p>
          </table:table-cell>
          <table:table-cell office:value-type="float" office:value="6141999" calcext:value-type="float">
            <text:p>6141999</text:p>
          </table:table-cell>
          <table:table-cell table:number-columns-repeated="3"/>
        </table:table-row>
        <table:table-row table:style-name="ro1">
          <table:table-cell office:value-type="float" office:value="35721076" calcext:value-type="float">
            <text:p>35721076</text:p>
          </table:table-cell>
          <table:table-cell office:value-type="float" office:value="6211831" calcext:value-type="float">
            <text:p>6211831</text:p>
          </table:table-cell>
          <table:table-cell table:number-columns-repeated="3"/>
        </table:table-row>
        <table:table-row table:style-name="ro1">
          <table:table-cell office:value-type="float" office:value="61769555" calcext:value-type="float">
            <text:p>61769555</text:p>
          </table:table-cell>
          <table:table-cell office:value-type="float" office:value="7367383" calcext:value-type="float">
            <text:p>7367383</text:p>
          </table:table-cell>
          <table:table-cell table:number-columns-repeated="3"/>
        </table:table-row>
        <table:table-row table:style-name="ro1">
          <table:table-cell office:value-type="float" office:value="63264125" calcext:value-type="float">
            <text:p>63264125</text:p>
          </table:table-cell>
          <table:table-cell office:value-type="float" office:value="5985785" calcext:value-type="float">
            <text:p>5985785</text:p>
          </table:table-cell>
          <table:table-cell table:number-columns-repeated="3"/>
        </table:table-row>
        <table:table-row table:style-name="ro1">
          <table:table-cell office:value-type="float" office:value="36432541" calcext:value-type="float">
            <text:p>36432541</text:p>
          </table:table-cell>
          <table:table-cell office:value-type="float" office:value="7377085" calcext:value-type="float">
            <text:p>7377085</text:p>
          </table:table-cell>
          <table:table-cell table:number-columns-repeated="3"/>
        </table:table-row>
        <table:table-row table:style-name="ro1">
          <table:table-cell office:value-type="float" office:value="36258001" calcext:value-type="float">
            <text:p>36258001</text:p>
          </table:table-cell>
          <table:table-cell office:value-type="float" office:value="6074859" calcext:value-type="float">
            <text:p>6074859</text:p>
          </table:table-cell>
          <table:table-cell table:number-columns-repeated="3"/>
        </table:table-row>
        <table:table-row table:style-name="ro1">
          <table:table-cell office:value-type="float" office:value="38165267" calcext:value-type="float">
            <text:p>38165267</text:p>
          </table:table-cell>
          <table:table-cell office:value-type="float" office:value="6183496" calcext:value-type="float">
            <text:p>6183496</text:p>
          </table:table-cell>
          <table:table-cell table:number-columns-repeated="3"/>
        </table:table-row>
        <table:table-row table:style-name="ro1">
          <table:table-cell office:value-type="float" office:value="14212457" calcext:value-type="float">
            <text:p>14212457</text:p>
          </table:table-cell>
          <table:table-cell office:value-type="float" office:value="7087269" calcext:value-type="float">
            <text:p>7087269</text:p>
          </table:table-cell>
          <table:table-cell table:number-columns-repeated="3"/>
        </table:table-row>
        <table:table-row table:style-name="ro1">
          <table:table-cell office:value-type="float" office:value="62068934" calcext:value-type="float">
            <text:p>62068934</text:p>
          </table:table-cell>
          <table:table-cell office:value-type="float" office:value="7482315" calcext:value-type="float">
            <text:p>7482315</text:p>
          </table:table-cell>
          <table:table-cell table:number-columns-repeated="3"/>
        </table:table-row>
        <table:table-row table:style-name="ro1">
          <table:table-cell office:value-type="float" office:value="61373077" calcext:value-type="float">
            <text:p>61373077</text:p>
          </table:table-cell>
          <table:table-cell office:value-type="float" office:value="6010226" calcext:value-type="float">
            <text:p>6010226</text:p>
          </table:table-cell>
          <table:table-cell table:number-columns-repeated="3"/>
        </table:table-row>
        <table:table-row table:style-name="ro1">
          <table:table-cell office:value-type="float" office:value="36405704" calcext:value-type="float">
            <text:p>36405704</text:p>
          </table:table-cell>
          <table:table-cell office:value-type="float" office:value="8000541" calcext:value-type="float">
            <text:p>8000541</text:p>
          </table:table-cell>
          <table:table-cell table:number-columns-repeated="3"/>
        </table:table-row>
        <table:table-row table:style-name="ro1">
          <table:table-cell office:value-type="float" office:value="62516988" calcext:value-type="float">
            <text:p>62516988</text:p>
          </table:table-cell>
          <table:table-cell office:value-type="float" office:value="7373905" calcext:value-type="float">
            <text:p>7373905</text:p>
          </table:table-cell>
          <table:table-cell table:number-columns-repeated="3"/>
        </table:table-row>
        <table:table-row table:style-name="ro1">
          <table:table-cell office:value-type="float" office:value="36210770" calcext:value-type="float">
            <text:p>36210770</text:p>
          </table:table-cell>
          <table:table-cell office:value-type="float" office:value="6422578" calcext:value-type="float">
            <text:p>6422578</text:p>
          </table:table-cell>
          <table:table-cell table:number-columns-repeated="3"/>
        </table:table-row>
        <table:table-row table:style-name="ro1">
          <table:table-cell office:value-type="float" office:value="36412070" calcext:value-type="float">
            <text:p>36412070</text:p>
          </table:table-cell>
          <table:table-cell office:value-type="float" office:value="6226826" calcext:value-type="float">
            <text:p>6226826</text:p>
          </table:table-cell>
          <table:table-cell table:number-columns-repeated="3"/>
        </table:table-row>
        <table:table-row table:style-name="ro1">
          <table:table-cell office:value-type="float" office:value="62149380" calcext:value-type="float">
            <text:p>62149380</text:p>
          </table:table-cell>
          <table:table-cell office:value-type="float" office:value="7409871" calcext:value-type="float">
            <text:p>7409871</text:p>
          </table:table-cell>
          <table:table-cell table:number-columns-repeated="3"/>
        </table:table-row>
        <table:table-row table:style-name="ro1">
          <table:table-cell office:value-type="float" office:value="35888673" calcext:value-type="float">
            <text:p>35888673</text:p>
          </table:table-cell>
          <table:table-cell office:value-type="float" office:value="6021251" calcext:value-type="float">
            <text:p>6021251</text:p>
          </table:table-cell>
          <table:table-cell table:number-columns-repeated="3"/>
        </table:table-row>
        <table:table-row table:style-name="ro1">
          <table:table-cell office:value-type="float" office:value="61981966" calcext:value-type="float">
            <text:p>61981966</text:p>
          </table:table-cell>
          <table:table-cell office:value-type="float" office:value="6402728" calcext:value-type="float">
            <text:p>6402728</text:p>
          </table:table-cell>
          <table:table-cell table:number-columns-repeated="3"/>
        </table:table-row>
        <table:table-row table:style-name="ro1">
          <table:table-cell office:value-type="float" office:value="53146867" calcext:value-type="float">
            <text:p>53146867</text:p>
          </table:table-cell>
          <table:table-cell office:value-type="float" office:value="7489993" calcext:value-type="float">
            <text:p>7489993</text:p>
          </table:table-cell>
          <table:table-cell table:number-columns-repeated="3"/>
        </table:table-row>
        <table:table-row table:style-name="ro1">
          <table:table-cell office:value-type="float" office:value="36726432" calcext:value-type="float">
            <text:p>36726432</text:p>
          </table:table-cell>
          <table:table-cell office:value-type="float" office:value="6095127" calcext:value-type="float">
            <text:p>6095127</text:p>
          </table:table-cell>
          <table:table-cell table:number-columns-repeated="3"/>
        </table:table-row>
        <table:table-row table:style-name="ro1">
          <table:table-cell office:value-type="float" office:value="62698400" calcext:value-type="float">
            <text:p>62698400</text:p>
          </table:table-cell>
          <table:table-cell office:value-type="float" office:value="7431723" calcext:value-type="float">
            <text:p>7431723</text:p>
          </table:table-cell>
          <table:table-cell table:number-columns-repeated="3"/>
        </table:table-row>
        <table:table-row table:style-name="ro1">
          <table:table-cell office:value-type="float" office:value="36303315" calcext:value-type="float">
            <text:p>36303315</text:p>
          </table:table-cell>
          <table:table-cell office:value-type="float" office:value="6226376" calcext:value-type="float">
            <text:p>6226376</text:p>
          </table:table-cell>
          <table:table-cell table:number-columns-repeated="3"/>
        </table:table-row>
        <table:table-row table:style-name="ro1">
          <table:table-cell office:value-type="float" office:value="14362154" calcext:value-type="float">
            <text:p>14362154</text:p>
          </table:table-cell>
          <table:table-cell office:value-type="float" office:value="7201569" calcext:value-type="float">
            <text:p>7201569</text:p>
          </table:table-cell>
          <table:table-cell table:number-columns-repeated="3"/>
        </table:table-row>
        <table:table-row table:style-name="ro1">
          <table:table-cell office:value-type="float" office:value="36165612" calcext:value-type="float">
            <text:p>36165612</text:p>
          </table:table-cell>
          <table:table-cell office:value-type="float" office:value="6379672" calcext:value-type="float">
            <text:p>6379672</text:p>
          </table:table-cell>
          <table:table-cell table:number-columns-repeated="3"/>
        </table:table-row>
        <table:table-row table:style-name="ro1">
          <table:table-cell office:value-type="float" office:value="36397288" calcext:value-type="float">
            <text:p>36397288</text:p>
          </table:table-cell>
          <table:table-cell office:value-type="float" office:value="8067577" calcext:value-type="float">
            <text:p>8067577</text:p>
          </table:table-cell>
          <table:table-cell table:number-columns-repeated="3"/>
        </table:table-row>
        <table:table-row table:style-name="ro1">
          <table:table-cell office:value-type="float" office:value="62364643" calcext:value-type="float">
            <text:p>62364643</text:p>
          </table:table-cell>
          <table:table-cell office:value-type="float" office:value="6182886" calcext:value-type="float">
            <text:p>6182886</text:p>
          </table:table-cell>
          <table:table-cell table:number-columns-repeated="3"/>
        </table:table-row>
        <table:table-row table:style-name="ro1">
          <table:table-cell office:value-type="float" office:value="36864792" calcext:value-type="float">
            <text:p>36864792</text:p>
          </table:table-cell>
          <table:table-cell office:value-type="float" office:value="6412083" calcext:value-type="float">
            <text:p>6412083</text:p>
          </table:table-cell>
          <table:table-cell table:number-columns-repeated="3"/>
        </table:table-row>
        <table:table-row table:style-name="ro1">
          <table:table-cell office:value-type="float" office:value="36152436" calcext:value-type="float">
            <text:p>36152436</text:p>
          </table:table-cell>
          <table:table-cell office:value-type="float" office:value="6493048" calcext:value-type="float">
            <text:p>6493048</text:p>
          </table:table-cell>
          <table:table-cell table:number-columns-repeated="3"/>
        </table:table-row>
        <table:table-row table:style-name="ro1">
          <table:table-cell office:value-type="float" office:value="36308061" calcext:value-type="float">
            <text:p>36308061</text:p>
          </table:table-cell>
          <table:table-cell office:value-type="float" office:value="6387165" calcext:value-type="float">
            <text:p>6387165</text:p>
          </table:table-cell>
          <table:table-cell table:number-columns-repeated="3"/>
        </table:table-row>
        <table:table-row table:style-name="ro1">
          <table:table-cell office:value-type="float" office:value="62552257" calcext:value-type="float">
            <text:p>62552257</text:p>
          </table:table-cell>
          <table:table-cell office:value-type="float" office:value="6259126" calcext:value-type="float">
            <text:p>6259126</text:p>
          </table:table-cell>
          <table:table-cell table:number-columns-repeated="3"/>
        </table:table-row>
        <table:table-row table:style-name="ro1">
          <table:table-cell office:value-type="float" office:value="36810289" calcext:value-type="float">
            <text:p>36810289</text:p>
          </table:table-cell>
          <table:table-cell office:value-type="float" office:value="7955679" calcext:value-type="float">
            <text:p>7955679</text:p>
          </table:table-cell>
          <table:table-cell table:number-columns-repeated="3"/>
        </table:table-row>
        <table:table-row table:style-name="ro1">
          <table:table-cell office:value-type="float" office:value="63170956" calcext:value-type="float">
            <text:p>63170956</text:p>
          </table:table-cell>
          <table:table-cell office:value-type="float" office:value="7492559" calcext:value-type="float">
            <text:p>7492559</text:p>
          </table:table-cell>
          <table:table-cell table:number-columns-repeated="3"/>
        </table:table-row>
        <table:table-row table:style-name="ro1">
          <table:table-cell office:value-type="float" office:value="35690155" calcext:value-type="float">
            <text:p>35690155</text:p>
          </table:table-cell>
          <table:table-cell office:value-type="float" office:value="6115089" calcext:value-type="float">
            <text:p>6115089</text:p>
          </table:table-cell>
          <table:table-cell table:number-columns-repeated="3"/>
        </table:table-row>
        <table:table-row table:style-name="ro1">
          <table:table-cell office:value-type="float" office:value="65086079" calcext:value-type="float">
            <text:p>65086079</text:p>
          </table:table-cell>
          <table:table-cell office:value-type="float" office:value="6027885" calcext:value-type="float">
            <text:p>6027885</text:p>
          </table:table-cell>
          <table:table-cell table:number-columns-repeated="3"/>
        </table:table-row>
        <table:table-row table:style-name="ro1">
          <table:table-cell office:value-type="float" office:value="36726962" calcext:value-type="float">
            <text:p>36726962</text:p>
          </table:table-cell>
          <table:table-cell office:value-type="float" office:value="6171910" calcext:value-type="float">
            <text:p>6171910</text:p>
          </table:table-cell>
          <table:table-cell table:number-columns-repeated="3"/>
        </table:table-row>
        <table:table-row table:style-name="ro1">
          <table:table-cell office:value-type="float" office:value="62468189" calcext:value-type="float">
            <text:p>62468189</text:p>
          </table:table-cell>
          <table:table-cell office:value-type="float" office:value="6000737" calcext:value-type="float">
            <text:p>6000737</text:p>
          </table:table-cell>
          <table:table-cell table:number-columns-repeated="3"/>
        </table:table-row>
        <table:table-row table:style-name="ro1">
          <table:table-cell office:value-type="float" office:value="35977056" calcext:value-type="float">
            <text:p>35977056</text:p>
          </table:table-cell>
          <table:table-cell office:value-type="float" office:value="6305666" calcext:value-type="float">
            <text:p>6305666</text:p>
          </table:table-cell>
          <table:table-cell table:number-columns-repeated="3"/>
        </table:table-row>
        <table:table-row table:style-name="ro1">
          <table:table-cell office:value-type="float" office:value="36998677" calcext:value-type="float">
            <text:p>36998677</text:p>
          </table:table-cell>
          <table:table-cell office:value-type="float" office:value="6296299" calcext:value-type="float">
            <text:p>6296299</text:p>
          </table:table-cell>
          <table:table-cell table:number-columns-repeated="3"/>
        </table:table-row>
        <table:table-row table:style-name="ro1">
          <table:table-cell office:value-type="float" office:value="36888162" calcext:value-type="float">
            <text:p>36888162</text:p>
          </table:table-cell>
          <table:table-cell office:value-type="float" office:value="6927051" calcext:value-type="float">
            <text:p>6927051</text:p>
          </table:table-cell>
          <table:table-cell table:number-columns-repeated="3"/>
        </table:table-row>
        <table:table-row table:style-name="ro1">
          <table:table-cell office:value-type="float" office:value="36885914" calcext:value-type="float">
            <text:p>36885914</text:p>
          </table:table-cell>
          <table:table-cell office:value-type="float" office:value="8452997" calcext:value-type="float">
            <text:p>8452997</text:p>
          </table:table-cell>
          <table:table-cell table:number-columns-repeated="3"/>
        </table:table-row>
        <table:table-row table:style-name="ro1">
          <table:table-cell office:value-type="float" office:value="36106536" calcext:value-type="float">
            <text:p>36106536</text:p>
          </table:table-cell>
          <table:table-cell office:value-type="float" office:value="6439683" calcext:value-type="float">
            <text:p>6439683</text:p>
          </table:table-cell>
          <table:table-cell table:number-columns-repeated="3"/>
        </table:table-row>
        <table:table-row table:style-name="ro1">
          <table:table-cell office:value-type="float" office:value="14376137" calcext:value-type="float">
            <text:p>14376137</text:p>
          </table:table-cell>
          <table:table-cell office:value-type="float" office:value="7228633" calcext:value-type="float">
            <text:p>7228633</text:p>
          </table:table-cell>
          <table:table-cell table:number-columns-repeated="3"/>
        </table:table-row>
        <table:table-row table:style-name="ro1">
          <table:table-cell office:value-type="float" office:value="62690511" calcext:value-type="float">
            <text:p>62690511</text:p>
          </table:table-cell>
          <table:table-cell office:value-type="float" office:value="5915350" calcext:value-type="float">
            <text:p>5915350</text:p>
          </table:table-cell>
          <table:table-cell table:number-columns-repeated="3"/>
        </table:table-row>
        <table:table-row table:style-name="ro1">
          <table:table-cell office:value-type="float" office:value="14322659" calcext:value-type="float">
            <text:p>14322659</text:p>
          </table:table-cell>
          <table:table-cell office:value-type="float" office:value="5868586" calcext:value-type="float">
            <text:p>5868586</text:p>
          </table:table-cell>
          <table:table-cell table:number-columns-repeated="3"/>
        </table:table-row>
        <table:table-row table:style-name="ro1">
          <table:table-cell office:value-type="float" office:value="36543030" calcext:value-type="float">
            <text:p>36543030</text:p>
          </table:table-cell>
          <table:table-cell office:value-type="float" office:value="6208347" calcext:value-type="float">
            <text:p>6208347</text:p>
          </table:table-cell>
          <table:table-cell table:number-columns-repeated="3"/>
        </table:table-row>
        <table:table-row table:style-name="ro1">
          <table:table-cell office:value-type="float" office:value="36526852" calcext:value-type="float">
            <text:p>36526852</text:p>
          </table:table-cell>
          <table:table-cell office:value-type="float" office:value="6059461" calcext:value-type="float">
            <text:p>6059461</text:p>
          </table:table-cell>
          <table:table-cell table:number-columns-repeated="3"/>
        </table:table-row>
        <table:table-row table:style-name="ro1">
          <table:table-cell office:value-type="float" office:value="36465240" calcext:value-type="float">
            <text:p>36465240</text:p>
          </table:table-cell>
          <table:table-cell office:value-type="float" office:value="6159520" calcext:value-type="float">
            <text:p>6159520</text:p>
          </table:table-cell>
          <table:table-cell table:number-columns-repeated="3"/>
        </table:table-row>
        <table:table-row table:style-name="ro1">
          <table:table-cell office:value-type="float" office:value="35833283" calcext:value-type="float">
            <text:p>35833283</text:p>
          </table:table-cell>
          <table:table-cell office:value-type="float" office:value="8200664" calcext:value-type="float">
            <text:p>8200664</text:p>
          </table:table-cell>
          <table:table-cell table:number-columns-repeated="3"/>
        </table:table-row>
        <table:table-row table:style-name="ro1">
          <table:table-cell office:value-type="float" office:value="14840654" calcext:value-type="float">
            <text:p>14840654</text:p>
          </table:table-cell>
          <table:table-cell office:value-type="float" office:value="7648732" calcext:value-type="float">
            <text:p>7648732</text:p>
          </table:table-cell>
          <table:table-cell table:number-columns-repeated="3"/>
        </table:table-row>
        <table:table-row table:style-name="ro1">
          <table:table-cell office:value-type="float" office:value="36716952" calcext:value-type="float">
            <text:p>36716952</text:p>
          </table:table-cell>
          <table:table-cell office:value-type="float" office:value="8137065" calcext:value-type="float">
            <text:p>8137065</text:p>
          </table:table-cell>
          <table:table-cell table:number-columns-repeated="3"/>
        </table:table-row>
        <table:table-row table:style-name="ro1">
          <table:table-cell office:value-type="float" office:value="35813395" calcext:value-type="float">
            <text:p>35813395</text:p>
          </table:table-cell>
          <table:table-cell office:value-type="float" office:value="7919594" calcext:value-type="float">
            <text:p>7919594</text:p>
          </table:table-cell>
          <table:table-cell table:number-columns-repeated="3"/>
        </table:table-row>
        <table:table-row table:style-name="ro1">
          <table:table-cell office:value-type="float" office:value="14339498" calcext:value-type="float">
            <text:p>14339498</text:p>
          </table:table-cell>
          <table:table-cell office:value-type="float" office:value="7046038" calcext:value-type="float">
            <text:p>7046038</text:p>
          </table:table-cell>
          <table:table-cell table:number-columns-repeated="3"/>
        </table:table-row>
        <table:table-row table:style-name="ro1">
          <table:table-cell office:value-type="float" office:value="63925893" calcext:value-type="float">
            <text:p>63925893</text:p>
          </table:table-cell>
          <table:table-cell office:value-type="float" office:value="7352937" calcext:value-type="float">
            <text:p>7352937</text:p>
          </table:table-cell>
          <table:table-cell table:number-columns-repeated="3"/>
        </table:table-row>
        <table:table-row table:style-name="ro1">
          <table:table-cell office:value-type="float" office:value="36542338" calcext:value-type="float">
            <text:p>36542338</text:p>
          </table:table-cell>
          <table:table-cell office:value-type="float" office:value="6175660" calcext:value-type="float">
            <text:p>6175660</text:p>
          </table:table-cell>
          <table:table-cell table:number-columns-repeated="3"/>
        </table:table-row>
        <table:table-row table:style-name="ro1">
          <table:table-cell office:value-type="float" office:value="36131167" calcext:value-type="float">
            <text:p>36131167</text:p>
          </table:table-cell>
          <table:table-cell office:value-type="float" office:value="6071689" calcext:value-type="float">
            <text:p>6071689</text:p>
          </table:table-cell>
          <table:table-cell table:number-columns-repeated="3"/>
        </table:table-row>
        <table:table-row table:style-name="ro1">
          <table:table-cell office:value-type="float" office:value="36250503" calcext:value-type="float">
            <text:p>36250503</text:p>
          </table:table-cell>
          <table:table-cell office:value-type="float" office:value="7785498" calcext:value-type="float">
            <text:p>7785498</text:p>
          </table:table-cell>
          <table:table-cell table:number-columns-repeated="3"/>
        </table:table-row>
        <table:table-row table:style-name="ro1">
          <table:table-cell office:value-type="float" office:value="61797977" calcext:value-type="float">
            <text:p>61797977</text:p>
          </table:table-cell>
          <table:table-cell office:value-type="float" office:value="5949109" calcext:value-type="float">
            <text:p>5949109</text:p>
          </table:table-cell>
          <table:table-cell table:number-columns-repeated="3"/>
        </table:table-row>
        <table:table-row table:style-name="ro1">
          <table:table-cell office:value-type="float" office:value="36644022" calcext:value-type="float">
            <text:p>36644022</text:p>
          </table:table-cell>
          <table:table-cell office:value-type="float" office:value="8171968" calcext:value-type="float">
            <text:p>8171968</text:p>
          </table:table-cell>
          <table:table-cell table:number-columns-repeated="3"/>
        </table:table-row>
        <table:table-row table:style-name="ro1">
          <table:table-cell office:value-type="float" office:value="36680888" calcext:value-type="float">
            <text:p>36680888</text:p>
          </table:table-cell>
          <table:table-cell office:value-type="float" office:value="6164899" calcext:value-type="float">
            <text:p>6164899</text:p>
          </table:table-cell>
          <table:table-cell table:number-columns-repeated="3"/>
        </table:table-row>
        <table:table-row table:style-name="ro1">
          <table:table-cell office:value-type="float" office:value="62450295" calcext:value-type="float">
            <text:p>62450295</text:p>
          </table:table-cell>
          <table:table-cell office:value-type="float" office:value="7824685" calcext:value-type="float">
            <text:p>7824685</text:p>
          </table:table-cell>
          <table:table-cell table:number-columns-repeated="3"/>
        </table:table-row>
        <table:table-row table:style-name="ro1">
          <table:table-cell office:value-type="float" office:value="14394510" calcext:value-type="float">
            <text:p>14394510</text:p>
          </table:table-cell>
          <table:table-cell office:value-type="float" office:value="7122541" calcext:value-type="float">
            <text:p>7122541</text:p>
          </table:table-cell>
          <table:table-cell table:number-columns-repeated="3"/>
        </table:table-row>
        <table:table-row table:style-name="ro1">
          <table:table-cell office:value-type="float" office:value="14398619" calcext:value-type="float">
            <text:p>14398619</text:p>
          </table:table-cell>
          <table:table-cell office:value-type="float" office:value="7175346" calcext:value-type="float">
            <text:p>7175346</text:p>
          </table:table-cell>
          <table:table-cell table:number-columns-repeated="3"/>
        </table:table-row>
        <table:table-row table:style-name="ro1">
          <table:table-cell office:value-type="float" office:value="37020897" calcext:value-type="float">
            <text:p>37020897</text:p>
          </table:table-cell>
          <table:table-cell office:value-type="float" office:value="8301694" calcext:value-type="float">
            <text:p>8301694</text:p>
          </table:table-cell>
          <table:table-cell table:number-columns-repeated="3"/>
        </table:table-row>
        <table:table-row table:style-name="ro1">
          <table:table-cell office:value-type="float" office:value="40931420" calcext:value-type="float">
            <text:p>40931420</text:p>
          </table:table-cell>
          <table:table-cell office:value-type="float" office:value="12061544" calcext:value-type="float">
            <text:p>12061544</text:p>
          </table:table-cell>
          <table:table-cell table:number-columns-repeated="3"/>
        </table:table-row>
        <table:table-row table:style-name="ro1">
          <table:table-cell office:value-type="float" office:value="62565994" calcext:value-type="float">
            <text:p>62565994</text:p>
          </table:table-cell>
          <table:table-cell office:value-type="float" office:value="5952224" calcext:value-type="float">
            <text:p>5952224</text:p>
          </table:table-cell>
          <table:table-cell table:number-columns-repeated="3"/>
        </table:table-row>
        <table:table-row table:style-name="ro1">
          <table:table-cell office:value-type="float" office:value="63548470" calcext:value-type="float">
            <text:p>63548470</text:p>
          </table:table-cell>
          <table:table-cell office:value-type="float" office:value="7816328" calcext:value-type="float">
            <text:p>7816328</text:p>
          </table:table-cell>
          <table:table-cell table:number-columns-repeated="3"/>
        </table:table-row>
        <table:table-row table:style-name="ro1">
          <table:table-cell office:value-type="float" office:value="36282320" calcext:value-type="float">
            <text:p>36282320</text:p>
          </table:table-cell>
          <table:table-cell office:value-type="float" office:value="6140094" calcext:value-type="float">
            <text:p>6140094</text:p>
          </table:table-cell>
          <table:table-cell table:number-columns-repeated="3"/>
        </table:table-row>
        <table:table-row table:style-name="ro1">
          <table:table-cell office:value-type="float" office:value="36228216" calcext:value-type="float">
            <text:p>36228216</text:p>
          </table:table-cell>
          <table:table-cell office:value-type="float" office:value="6507384" calcext:value-type="float">
            <text:p>6507384</text:p>
          </table:table-cell>
          <table:table-cell table:number-columns-repeated="3"/>
        </table:table-row>
        <table:table-row table:style-name="ro1">
          <table:table-cell office:value-type="float" office:value="37068344" calcext:value-type="float">
            <text:p>37068344</text:p>
          </table:table-cell>
          <table:table-cell office:value-type="float" office:value="6145740" calcext:value-type="float">
            <text:p>6145740</text:p>
          </table:table-cell>
          <table:table-cell table:number-columns-repeated="3"/>
        </table:table-row>
        <table:table-row table:style-name="ro1">
          <table:table-cell office:value-type="float" office:value="14179643" calcext:value-type="float">
            <text:p>14179643</text:p>
          </table:table-cell>
          <table:table-cell office:value-type="float" office:value="6984232" calcext:value-type="float">
            <text:p>6984232</text:p>
          </table:table-cell>
          <table:table-cell table:number-columns-repeated="3"/>
        </table:table-row>
        <table:table-row table:style-name="ro1">
          <table:table-cell office:value-type="float" office:value="62245810" calcext:value-type="float">
            <text:p>62245810</text:p>
          </table:table-cell>
          <table:table-cell office:value-type="float" office:value="5908711" calcext:value-type="float">
            <text:p>5908711</text:p>
          </table:table-cell>
          <table:table-cell table:number-columns-repeated="3"/>
        </table:table-row>
        <table:table-row table:style-name="ro1">
          <table:table-cell office:value-type="float" office:value="62403763" calcext:value-type="float">
            <text:p>62403763</text:p>
          </table:table-cell>
          <table:table-cell office:value-type="float" office:value="7419123" calcext:value-type="float">
            <text:p>7419123</text:p>
          </table:table-cell>
          <table:table-cell table:number-columns-repeated="3"/>
        </table:table-row>
        <table:table-row table:style-name="ro1">
          <table:table-cell office:value-type="float" office:value="62021608" calcext:value-type="float">
            <text:p>62021608</text:p>
          </table:table-cell>
          <table:table-cell office:value-type="float" office:value="5947280" calcext:value-type="float">
            <text:p>5947280</text:p>
          </table:table-cell>
          <table:table-cell table:number-columns-repeated="3"/>
        </table:table-row>
        <table:table-row table:style-name="ro1">
          <table:table-cell office:value-type="float" office:value="14081132" calcext:value-type="float">
            <text:p>14081132</text:p>
          </table:table-cell>
          <table:table-cell office:value-type="float" office:value="7467390" calcext:value-type="float">
            <text:p>7467390</text:p>
          </table:table-cell>
          <table:table-cell table:number-columns-repeated="3"/>
        </table:table-row>
        <table:table-row table:style-name="ro1">
          <table:table-cell office:value-type="float" office:value="36180940" calcext:value-type="float">
            <text:p>36180940</text:p>
          </table:table-cell>
          <table:table-cell office:value-type="float" office:value="6458848" calcext:value-type="float">
            <text:p>6458848</text:p>
          </table:table-cell>
          <table:table-cell table:number-columns-repeated="3"/>
        </table:table-row>
        <table:table-row table:style-name="ro1">
          <table:table-cell office:value-type="float" office:value="63425208" calcext:value-type="float">
            <text:p>63425208</text:p>
          </table:table-cell>
          <table:table-cell office:value-type="float" office:value="6017136" calcext:value-type="float">
            <text:p>6017136</text:p>
          </table:table-cell>
          <table:table-cell table:number-columns-repeated="3"/>
        </table:table-row>
        <table:table-row table:style-name="ro1">
          <table:table-cell office:value-type="float" office:value="36526861" calcext:value-type="float">
            <text:p>36526861</text:p>
          </table:table-cell>
          <table:table-cell office:value-type="float" office:value="6543247" calcext:value-type="float">
            <text:p>6543247</text:p>
          </table:table-cell>
          <table:table-cell table:number-columns-repeated="3"/>
        </table:table-row>
        <table:table-row table:style-name="ro1">
          <table:table-cell office:value-type="float" office:value="62538137" calcext:value-type="float">
            <text:p>62538137</text:p>
          </table:table-cell>
          <table:table-cell office:value-type="float" office:value="6003834" calcext:value-type="float">
            <text:p>6003834</text:p>
          </table:table-cell>
          <table:table-cell table:number-columns-repeated="3"/>
        </table:table-row>
        <table:table-row table:style-name="ro1">
          <table:table-cell office:value-type="float" office:value="36591915" calcext:value-type="float">
            <text:p>36591915</text:p>
          </table:table-cell>
          <table:table-cell office:value-type="float" office:value="7921627" calcext:value-type="float">
            <text:p>7921627</text:p>
          </table:table-cell>
          <table:table-cell table:number-columns-repeated="3"/>
        </table:table-row>
        <table:table-row table:style-name="ro1">
          <table:table-cell office:value-type="float" office:value="37101593" calcext:value-type="float">
            <text:p>37101593</text:p>
          </table:table-cell>
          <table:table-cell office:value-type="float" office:value="6458655" calcext:value-type="float">
            <text:p>6458655</text:p>
          </table:table-cell>
          <table:table-cell table:number-columns-repeated="3"/>
        </table:table-row>
        <table:table-row table:style-name="ro1">
          <table:table-cell office:value-type="float" office:value="63609544" calcext:value-type="float">
            <text:p>63609544</text:p>
          </table:table-cell>
          <table:table-cell office:value-type="float" office:value="6191177" calcext:value-type="float">
            <text:p>6191177</text:p>
          </table:table-cell>
          <table:table-cell table:number-columns-repeated="3"/>
        </table:table-row>
        <table:table-row table:style-name="ro1">
          <table:table-cell office:value-type="float" office:value="35977387" calcext:value-type="float">
            <text:p>35977387</text:p>
          </table:table-cell>
          <table:table-cell office:value-type="float" office:value="6135020" calcext:value-type="float">
            <text:p>6135020</text:p>
          </table:table-cell>
          <table:table-cell table:number-columns-repeated="3"/>
        </table:table-row>
        <table:table-row table:style-name="ro1">
          <table:table-cell office:value-type="float" office:value="37699381" calcext:value-type="float">
            <text:p>37699381</text:p>
          </table:table-cell>
          <table:table-cell office:value-type="float" office:value="7781578" calcext:value-type="float">
            <text:p>7781578</text:p>
          </table:table-cell>
          <table:table-cell table:number-columns-repeated="3"/>
        </table:table-row>
        <table:table-row table:style-name="ro1">
          <table:table-cell office:value-type="float" office:value="62432109" calcext:value-type="float">
            <text:p>62432109</text:p>
          </table:table-cell>
          <table:table-cell office:value-type="float" office:value="7579543" calcext:value-type="float">
            <text:p>7579543</text:p>
          </table:table-cell>
          <table:table-cell table:number-columns-repeated="3"/>
        </table:table-row>
        <table:table-row table:style-name="ro1">
          <table:table-cell office:value-type="float" office:value="14388372" calcext:value-type="float">
            <text:p>14388372</text:p>
          </table:table-cell>
          <table:table-cell office:value-type="float" office:value="7066705" calcext:value-type="float">
            <text:p>7066705</text:p>
          </table:table-cell>
          <table:table-cell table:number-columns-repeated="3"/>
        </table:table-row>
        <table:table-row table:style-name="ro1">
          <table:table-cell office:value-type="float" office:value="36400852" calcext:value-type="float">
            <text:p>36400852</text:p>
          </table:table-cell>
          <table:table-cell office:value-type="float" office:value="7916458" calcext:value-type="float">
            <text:p>7916458</text:p>
          </table:table-cell>
          <table:table-cell table:number-columns-repeated="3"/>
        </table:table-row>
        <table:table-row table:style-name="ro1">
          <table:table-cell office:value-type="float" office:value="62126778" calcext:value-type="float">
            <text:p>62126778</text:p>
          </table:table-cell>
          <table:table-cell office:value-type="float" office:value="7299161" calcext:value-type="float">
            <text:p>7299161</text:p>
          </table:table-cell>
          <table:table-cell table:number-columns-repeated="3"/>
        </table:table-row>
        <table:table-row table:style-name="ro1">
          <table:table-cell office:value-type="float" office:value="36511727" calcext:value-type="float">
            <text:p>36511727</text:p>
          </table:table-cell>
          <table:table-cell office:value-type="float" office:value="6247208" calcext:value-type="float">
            <text:p>6247208</text:p>
          </table:table-cell>
          <table:table-cell table:number-columns-repeated="3"/>
        </table:table-row>
        <table:table-row table:style-name="ro1">
          <table:table-cell office:value-type="float" office:value="35918135" calcext:value-type="float">
            <text:p>35918135</text:p>
          </table:table-cell>
          <table:table-cell office:value-type="float" office:value="6032806" calcext:value-type="float">
            <text:p>6032806</text:p>
          </table:table-cell>
          <table:table-cell table:number-columns-repeated="3"/>
        </table:table-row>
        <table:table-row table:style-name="ro1">
          <table:table-cell office:value-type="float" office:value="14262223" calcext:value-type="float">
            <text:p>14262223</text:p>
          </table:table-cell>
          <table:table-cell office:value-type="float" office:value="6964078" calcext:value-type="float">
            <text:p>6964078</text:p>
          </table:table-cell>
          <table:table-cell table:number-columns-repeated="3"/>
        </table:table-row>
        <table:table-row table:style-name="ro1">
          <table:table-cell office:value-type="float" office:value="36972861" calcext:value-type="float">
            <text:p>36972861</text:p>
          </table:table-cell>
          <table:table-cell office:value-type="float" office:value="8326207" calcext:value-type="float">
            <text:p>8326207</text:p>
          </table:table-cell>
          <table:table-cell table:number-columns-repeated="3"/>
        </table:table-row>
        <table:table-row table:style-name="ro1">
          <table:table-cell office:value-type="float" office:value="63846935" calcext:value-type="float">
            <text:p>63846935</text:p>
          </table:table-cell>
          <table:table-cell office:value-type="float" office:value="5886755" calcext:value-type="float">
            <text:p>5886755</text:p>
          </table:table-cell>
          <table:table-cell table:number-columns-repeated="3"/>
        </table:table-row>
        <table:table-row table:style-name="ro1">
          <table:table-cell office:value-type="float" office:value="36913357" calcext:value-type="float">
            <text:p>36913357</text:p>
          </table:table-cell>
          <table:table-cell office:value-type="float" office:value="6130488" calcext:value-type="float">
            <text:p>6130488</text:p>
          </table:table-cell>
          <table:table-cell table:number-columns-repeated="3"/>
        </table:table-row>
        <table:table-row table:style-name="ro1">
          <table:table-cell office:value-type="float" office:value="70465052" calcext:value-type="float">
            <text:p>70465052</text:p>
          </table:table-cell>
          <table:table-cell office:value-type="float" office:value="8585845" calcext:value-type="float">
            <text:p>8585845</text:p>
          </table:table-cell>
          <table:table-cell table:number-columns-repeated="3"/>
        </table:table-row>
        <table:table-row table:style-name="ro1">
          <table:table-cell office:value-type="float" office:value="62459530" calcext:value-type="float">
            <text:p>62459530</text:p>
          </table:table-cell>
          <table:table-cell office:value-type="float" office:value="7506562" calcext:value-type="float">
            <text:p>7506562</text:p>
          </table:table-cell>
          <table:table-cell table:number-columns-repeated="3"/>
        </table:table-row>
        <table:table-row table:style-name="ro1">
          <table:table-cell office:value-type="float" office:value="14134344" calcext:value-type="float">
            <text:p>14134344</text:p>
          </table:table-cell>
          <table:table-cell office:value-type="float" office:value="7349844" calcext:value-type="float">
            <text:p>7349844</text:p>
          </table:table-cell>
          <table:table-cell table:number-columns-repeated="3"/>
        </table:table-row>
        <table:table-row table:style-name="ro1">
          <table:table-cell office:value-type="float" office:value="36549744" calcext:value-type="float">
            <text:p>36549744</text:p>
          </table:table-cell>
          <table:table-cell office:value-type="float" office:value="6444151" calcext:value-type="float">
            <text:p>6444151</text:p>
          </table:table-cell>
          <table:table-cell table:number-columns-repeated="3"/>
        </table:table-row>
        <table:table-row table:style-name="ro1">
          <table:table-cell office:value-type="float" office:value="63369566" calcext:value-type="float">
            <text:p>63369566</text:p>
          </table:table-cell>
          <table:table-cell office:value-type="float" office:value="6942092" calcext:value-type="float">
            <text:p>6942092</text:p>
          </table:table-cell>
          <table:table-cell table:number-columns-repeated="3"/>
        </table:table-row>
        <table:table-row table:style-name="ro1">
          <table:table-cell office:value-type="float" office:value="36291332" calcext:value-type="float">
            <text:p>36291332</text:p>
          </table:table-cell>
          <table:table-cell office:value-type="float" office:value="6118664" calcext:value-type="float">
            <text:p>6118664</text:p>
          </table:table-cell>
          <table:table-cell table:number-columns-repeated="3"/>
        </table:table-row>
        <table:table-row table:style-name="ro1">
          <table:table-cell office:value-type="float" office:value="36049818" calcext:value-type="float">
            <text:p>36049818</text:p>
          </table:table-cell>
          <table:table-cell office:value-type="float" office:value="5960828" calcext:value-type="float">
            <text:p>5960828</text:p>
          </table:table-cell>
          <table:table-cell table:number-columns-repeated="3"/>
        </table:table-row>
        <table:table-row table:style-name="ro1">
          <table:table-cell office:value-type="float" office:value="38065450" calcext:value-type="float">
            <text:p>38065450</text:p>
          </table:table-cell>
          <table:table-cell office:value-type="float" office:value="8523985" calcext:value-type="float">
            <text:p>8523985</text:p>
          </table:table-cell>
          <table:table-cell table:number-columns-repeated="3"/>
        </table:table-row>
        <table:table-row table:style-name="ro1">
          <table:table-cell office:value-type="float" office:value="36128003" calcext:value-type="float">
            <text:p>36128003</text:p>
          </table:table-cell>
          <table:table-cell office:value-type="float" office:value="6323570" calcext:value-type="float">
            <text:p>6323570</text:p>
          </table:table-cell>
          <table:table-cell table:number-columns-repeated="3"/>
        </table:table-row>
        <table:table-row table:style-name="ro1">
          <table:table-cell office:value-type="float" office:value="62279919" calcext:value-type="float">
            <text:p>62279919</text:p>
          </table:table-cell>
          <table:table-cell office:value-type="float" office:value="5993209" calcext:value-type="float">
            <text:p>5993209</text:p>
          </table:table-cell>
          <table:table-cell table:number-columns-repeated="3"/>
        </table:table-row>
        <table:table-row table:style-name="ro1">
          <table:table-cell office:value-type="float" office:value="36163039" calcext:value-type="float">
            <text:p>36163039</text:p>
          </table:table-cell>
          <table:table-cell office:value-type="float" office:value="7838264" calcext:value-type="float">
            <text:p>7838264</text:p>
          </table:table-cell>
          <table:table-cell table:number-columns-repeated="3"/>
        </table:table-row>
        <table:table-row table:style-name="ro1">
          <table:table-cell office:value-type="float" office:value="36637190" calcext:value-type="float">
            <text:p>36637190</text:p>
          </table:table-cell>
          <table:table-cell office:value-type="float" office:value="8074421" calcext:value-type="float">
            <text:p>8074421</text:p>
          </table:table-cell>
          <table:table-cell table:number-columns-repeated="3"/>
        </table:table-row>
        <table:table-row table:style-name="ro1">
          <table:table-cell office:value-type="float" office:value="62434941" calcext:value-type="float">
            <text:p>62434941</text:p>
          </table:table-cell>
          <table:table-cell office:value-type="float" office:value="7578181" calcext:value-type="float">
            <text:p>7578181</text:p>
          </table:table-cell>
          <table:table-cell table:number-columns-repeated="3"/>
        </table:table-row>
        <table:table-row table:style-name="ro1">
          <table:table-cell office:value-type="float" office:value="61841646" calcext:value-type="float">
            <text:p>61841646</text:p>
          </table:table-cell>
          <table:table-cell office:value-type="float" office:value="7243892" calcext:value-type="float">
            <text:p>7243892</text:p>
          </table:table-cell>
          <table:table-cell table:number-columns-repeated="3"/>
        </table:table-row>
        <table:table-row table:style-name="ro1">
          <table:table-cell office:value-type="float" office:value="36570747" calcext:value-type="float">
            <text:p>36570747</text:p>
          </table:table-cell>
          <table:table-cell office:value-type="float" office:value="6228357" calcext:value-type="float">
            <text:p>6228357</text:p>
          </table:table-cell>
          <table:table-cell table:number-columns-repeated="3"/>
        </table:table-row>
        <table:table-row table:style-name="ro1">
          <table:table-cell office:value-type="float" office:value="76574854" calcext:value-type="float">
            <text:p>76574854</text:p>
          </table:table-cell>
          <table:table-cell office:value-type="float" office:value="7534393" calcext:value-type="float">
            <text:p>7534393</text:p>
          </table:table-cell>
          <table:table-cell table:number-columns-repeated="3"/>
        </table:table-row>
        <table:table-row table:style-name="ro1">
          <table:table-cell office:value-type="float" office:value="35662691" calcext:value-type="float">
            <text:p>35662691</text:p>
          </table:table-cell>
          <table:table-cell office:value-type="float" office:value="6368849" calcext:value-type="float">
            <text:p>6368849</text:p>
          </table:table-cell>
          <table:table-cell table:number-columns-repeated="3"/>
        </table:table-row>
        <table:table-row table:style-name="ro1">
          <table:table-cell office:value-type="float" office:value="61482438" calcext:value-type="float">
            <text:p>61482438</text:p>
          </table:table-cell>
          <table:table-cell office:value-type="float" office:value="7393557" calcext:value-type="float">
            <text:p>7393557</text:p>
          </table:table-cell>
          <table:table-cell table:number-columns-repeated="3"/>
        </table:table-row>
        <table:table-row table:style-name="ro1">
          <table:table-cell office:value-type="float" office:value="36344996" calcext:value-type="float">
            <text:p>36344996</text:p>
          </table:table-cell>
          <table:table-cell office:value-type="float" office:value="5998767" calcext:value-type="float">
            <text:p>5998767</text:p>
          </table:table-cell>
          <table:table-cell table:number-columns-repeated="3"/>
        </table:table-row>
        <table:table-row table:style-name="ro1">
          <table:table-cell office:value-type="float" office:value="14406170" calcext:value-type="float">
            <text:p>14406170</text:p>
          </table:table-cell>
          <table:table-cell office:value-type="float" office:value="5954168" calcext:value-type="float">
            <text:p>5954168</text:p>
          </table:table-cell>
          <table:table-cell table:number-columns-repeated="3"/>
        </table:table-row>
        <table:table-row table:style-name="ro1">
          <table:table-cell office:value-type="float" office:value="36279639" calcext:value-type="float">
            <text:p>36279639</text:p>
          </table:table-cell>
          <table:table-cell office:value-type="float" office:value="6299020" calcext:value-type="float">
            <text:p>6299020</text:p>
          </table:table-cell>
          <table:table-cell table:number-columns-repeated="3"/>
        </table:table-row>
        <table:table-row table:style-name="ro1">
          <table:table-cell office:value-type="float" office:value="62013884" calcext:value-type="float">
            <text:p>62013884</text:p>
          </table:table-cell>
          <table:table-cell office:value-type="float" office:value="6018218" calcext:value-type="float">
            <text:p>6018218</text:p>
          </table:table-cell>
          <table:table-cell table:number-columns-repeated="3"/>
        </table:table-row>
        <table:table-row table:style-name="ro1">
          <table:table-cell office:value-type="float" office:value="36515524" calcext:value-type="float">
            <text:p>36515524</text:p>
          </table:table-cell>
          <table:table-cell office:value-type="float" office:value="6229430" calcext:value-type="float">
            <text:p>6229430</text:p>
          </table:table-cell>
          <table:table-cell table:number-columns-repeated="3"/>
        </table:table-row>
        <table:table-row table:style-name="ro1">
          <table:table-cell office:value-type="float" office:value="62693448" calcext:value-type="float">
            <text:p>62693448</text:p>
          </table:table-cell>
          <table:table-cell office:value-type="float" office:value="7695085" calcext:value-type="float">
            <text:p>7695085</text:p>
          </table:table-cell>
          <table:table-cell table:number-columns-repeated="3"/>
        </table:table-row>
        <table:table-row table:style-name="ro1">
          <table:table-cell office:value-type="float" office:value="36833895" calcext:value-type="float">
            <text:p>36833895</text:p>
          </table:table-cell>
          <table:table-cell office:value-type="float" office:value="6226145" calcext:value-type="float">
            <text:p>6226145</text:p>
          </table:table-cell>
          <table:table-cell table:number-columns-repeated="3"/>
        </table:table-row>
        <table:table-row table:style-name="ro1">
          <table:table-cell office:value-type="float" office:value="14312819" calcext:value-type="float">
            <text:p>14312819</text:p>
          </table:table-cell>
          <table:table-cell office:value-type="float" office:value="7164200" calcext:value-type="float">
            <text:p>7164200</text:p>
          </table:table-cell>
          <table:table-cell table:number-columns-repeated="3"/>
        </table:table-row>
        <table:table-row table:style-name="ro1">
          <table:table-cell office:value-type="float" office:value="36952799" calcext:value-type="float">
            <text:p>36952799</text:p>
          </table:table-cell>
          <table:table-cell office:value-type="float" office:value="6534180" calcext:value-type="float">
            <text:p>6534180</text:p>
          </table:table-cell>
          <table:table-cell table:number-columns-repeated="3"/>
        </table:table-row>
        <table:table-row table:style-name="ro1">
          <table:table-cell office:value-type="float" office:value="14231554" calcext:value-type="float">
            <text:p>14231554</text:p>
          </table:table-cell>
          <table:table-cell office:value-type="float" office:value="7135240" calcext:value-type="float">
            <text:p>7135240</text:p>
          </table:table-cell>
          <table:table-cell table:number-columns-repeated="3"/>
        </table:table-row>
        <table:table-row table:style-name="ro1">
          <table:table-cell office:value-type="float" office:value="36779964" calcext:value-type="float">
            <text:p>36779964</text:p>
          </table:table-cell>
          <table:table-cell office:value-type="float" office:value="8152361" calcext:value-type="float">
            <text:p>8152361</text:p>
          </table:table-cell>
          <table:table-cell table:number-columns-repeated="3"/>
        </table:table-row>
        <table:table-row table:style-name="ro1">
          <table:table-cell office:value-type="float" office:value="62519249" calcext:value-type="float">
            <text:p>62519249</text:p>
          </table:table-cell>
          <table:table-cell office:value-type="float" office:value="7504890" calcext:value-type="float">
            <text:p>7504890</text:p>
          </table:table-cell>
          <table:table-cell table:number-columns-repeated="3"/>
        </table:table-row>
        <table:table-row table:style-name="ro1">
          <table:table-cell office:value-type="float" office:value="16045143" calcext:value-type="float">
            <text:p>16045143</text:p>
          </table:table-cell>
          <table:table-cell office:value-type="float" office:value="6207578" calcext:value-type="float">
            <text:p>6207578</text:p>
          </table:table-cell>
          <table:table-cell table:number-columns-repeated="3"/>
        </table:table-row>
        <table:table-row table:style-name="ro1">
          <table:table-cell office:value-type="float" office:value="36069853" calcext:value-type="float">
            <text:p>36069853</text:p>
          </table:table-cell>
          <table:table-cell office:value-type="float" office:value="6586434" calcext:value-type="float">
            <text:p>6586434</text:p>
          </table:table-cell>
          <table:table-cell table:number-columns-repeated="3"/>
        </table:table-row>
        <table:table-row table:style-name="ro1">
          <table:table-cell office:value-type="float" office:value="62277861" calcext:value-type="float">
            <text:p>62277861</text:p>
          </table:table-cell>
          <table:table-cell office:value-type="float" office:value="7377042" calcext:value-type="float">
            <text:p>7377042</text:p>
          </table:table-cell>
          <table:table-cell table:number-columns-repeated="3"/>
        </table:table-row>
        <table:table-row table:style-name="ro1">
          <table:table-cell office:value-type="float" office:value="36200525" calcext:value-type="float">
            <text:p>36200525</text:p>
          </table:table-cell>
          <table:table-cell office:value-type="float" office:value="7879680" calcext:value-type="float">
            <text:p>7879680</text:p>
          </table:table-cell>
          <table:table-cell table:number-columns-repeated="3"/>
        </table:table-row>
        <table:table-row table:style-name="ro1">
          <table:table-cell office:value-type="float" office:value="37750280" calcext:value-type="float">
            <text:p>37750280</text:p>
          </table:table-cell>
          <table:table-cell office:value-type="float" office:value="8239478" calcext:value-type="float">
            <text:p>8239478</text:p>
          </table:table-cell>
          <table:table-cell table:number-columns-repeated="3"/>
        </table:table-row>
        <table:table-row table:style-name="ro1">
          <table:table-cell office:value-type="float" office:value="62862541" calcext:value-type="float">
            <text:p>62862541</text:p>
          </table:table-cell>
          <table:table-cell office:value-type="float" office:value="6100344" calcext:value-type="float">
            <text:p>6100344</text:p>
          </table:table-cell>
          <table:table-cell table:number-columns-repeated="3"/>
        </table:table-row>
        <table:table-row table:style-name="ro1">
          <table:table-cell office:value-type="float" office:value="61808520" calcext:value-type="float">
            <text:p>61808520</text:p>
          </table:table-cell>
          <table:table-cell office:value-type="float" office:value="7429712" calcext:value-type="float">
            <text:p>7429712</text:p>
          </table:table-cell>
          <table:table-cell table:number-columns-repeated="3"/>
        </table:table-row>
        <table:table-row table:style-name="ro1">
          <table:table-cell office:value-type="float" office:value="36693663" calcext:value-type="float">
            <text:p>36693663</text:p>
          </table:table-cell>
          <table:table-cell office:value-type="float" office:value="6089994" calcext:value-type="float">
            <text:p>6089994</text:p>
          </table:table-cell>
          <table:table-cell table:number-columns-repeated="3"/>
        </table:table-row>
        <table:table-row table:style-name="ro1">
          <table:table-cell office:value-type="float" office:value="37413833" calcext:value-type="float">
            <text:p>37413833</text:p>
          </table:table-cell>
          <table:table-cell office:value-type="float" office:value="8037486" calcext:value-type="float">
            <text:p>8037486</text:p>
          </table:table-cell>
          <table:table-cell table:number-columns-repeated="3"/>
        </table:table-row>
        <table:table-row table:style-name="ro1">
          <table:table-cell office:value-type="float" office:value="36861088" calcext:value-type="float">
            <text:p>36861088</text:p>
          </table:table-cell>
          <table:table-cell office:value-type="float" office:value="6185906" calcext:value-type="float">
            <text:p>6185906</text:p>
          </table:table-cell>
          <table:table-cell table:number-columns-repeated="3"/>
        </table:table-row>
        <table:table-row table:style-name="ro1">
          <table:table-cell office:value-type="float" office:value="14476183" calcext:value-type="float">
            <text:p>14476183</text:p>
          </table:table-cell>
          <table:table-cell office:value-type="float" office:value="7342082" calcext:value-type="float">
            <text:p>7342082</text:p>
          </table:table-cell>
          <table:table-cell table:number-columns-repeated="3"/>
        </table:table-row>
        <table:table-row table:style-name="ro1">
          <table:table-cell office:value-type="float" office:value="36410385" calcext:value-type="float">
            <text:p>36410385</text:p>
          </table:table-cell>
          <table:table-cell office:value-type="float" office:value="6198503" calcext:value-type="float">
            <text:p>6198503</text:p>
          </table:table-cell>
          <table:table-cell table:number-columns-repeated="3"/>
        </table:table-row>
        <table:table-row table:style-name="ro1">
          <table:table-cell office:value-type="float" office:value="35868246" calcext:value-type="float">
            <text:p>35868246</text:p>
          </table:table-cell>
          <table:table-cell office:value-type="float" office:value="6101712" calcext:value-type="float">
            <text:p>6101712</text:p>
          </table:table-cell>
          <table:table-cell table:number-columns-repeated="3"/>
        </table:table-row>
        <table:table-row table:style-name="ro1">
          <table:table-cell office:value-type="float" office:value="36266467" calcext:value-type="float">
            <text:p>36266467</text:p>
          </table:table-cell>
          <table:table-cell office:value-type="float" office:value="8140458" calcext:value-type="float">
            <text:p>8140458</text:p>
          </table:table-cell>
          <table:table-cell table:number-columns-repeated="3"/>
        </table:table-row>
        <table:table-row table:style-name="ro1">
          <table:table-cell office:value-type="float" office:value="42811391" calcext:value-type="float">
            <text:p>42811391</text:p>
          </table:table-cell>
          <table:table-cell office:value-type="float" office:value="10964480" calcext:value-type="float">
            <text:p>10964480</text:p>
          </table:table-cell>
          <table:table-cell table:number-columns-repeated="3"/>
        </table:table-row>
        <table:table-row table:style-name="ro1">
          <table:table-cell office:value-type="float" office:value="62808279" calcext:value-type="float">
            <text:p>62808279</text:p>
          </table:table-cell>
          <table:table-cell office:value-type="float" office:value="5913051" calcext:value-type="float">
            <text:p>5913051</text:p>
          </table:table-cell>
          <table:table-cell table:number-columns-repeated="3"/>
        </table:table-row>
        <table:table-row table:style-name="ro1">
          <table:table-cell office:value-type="float" office:value="61822241" calcext:value-type="float">
            <text:p>61822241</text:p>
          </table:table-cell>
          <table:table-cell office:value-type="float" office:value="7527607" calcext:value-type="float">
            <text:p>7527607</text:p>
          </table:table-cell>
          <table:table-cell table:number-columns-repeated="3"/>
        </table:table-row>
        <table:table-row table:style-name="ro1">
          <table:table-cell office:value-type="float" office:value="36469974" calcext:value-type="float">
            <text:p>36469974</text:p>
          </table:table-cell>
          <table:table-cell office:value-type="float" office:value="6033538" calcext:value-type="float">
            <text:p>6033538</text:p>
          </table:table-cell>
          <table:table-cell table:number-columns-repeated="3"/>
        </table:table-row>
        <table:table-row table:style-name="ro1">
          <table:table-cell office:value-type="float" office:value="36320626" calcext:value-type="float">
            <text:p>36320626</text:p>
          </table:table-cell>
          <table:table-cell office:value-type="float" office:value="8293100" calcext:value-type="float">
            <text:p>8293100</text:p>
          </table:table-cell>
          <table:table-cell table:number-columns-repeated="3"/>
        </table:table-row>
        <table:table-row table:style-name="ro1">
          <table:table-cell office:value-type="float" office:value="36852605" calcext:value-type="float">
            <text:p>36852605</text:p>
          </table:table-cell>
          <table:table-cell office:value-type="float" office:value="6544302" calcext:value-type="float">
            <text:p>6544302</text:p>
          </table:table-cell>
          <table:table-cell table:number-columns-repeated="3"/>
        </table:table-row>
        <table:table-row table:style-name="ro1">
          <table:table-cell office:value-type="float" office:value="62366048" calcext:value-type="float">
            <text:p>62366048</text:p>
          </table:table-cell>
          <table:table-cell office:value-type="float" office:value="7498999" calcext:value-type="float">
            <text:p>7498999</text:p>
          </table:table-cell>
          <table:table-cell table:number-columns-repeated="3"/>
        </table:table-row>
        <table:table-row table:style-name="ro1">
          <table:table-cell office:value-type="float" office:value="61695884" calcext:value-type="float">
            <text:p>61695884</text:p>
          </table:table-cell>
          <table:table-cell office:value-type="float" office:value="7322231" calcext:value-type="float">
            <text:p>7322231</text:p>
          </table:table-cell>
          <table:table-cell table:number-columns-repeated="3"/>
        </table:table-row>
        <table:table-row table:style-name="ro1">
          <table:table-cell office:value-type="float" office:value="36077729" calcext:value-type="float">
            <text:p>36077729</text:p>
          </table:table-cell>
          <table:table-cell office:value-type="float" office:value="6524542" calcext:value-type="float">
            <text:p>6524542</text:p>
          </table:table-cell>
          <table:table-cell table:number-columns-repeated="3"/>
        </table:table-row>
        <table:table-row table:style-name="ro1">
          <table:table-cell office:value-type="float" office:value="94025308" calcext:value-type="float">
            <text:p>94025308</text:p>
          </table:table-cell>
          <table:table-cell office:value-type="float" office:value="9265088" calcext:value-type="float">
            <text:p>9265088</text:p>
          </table:table-cell>
          <table:table-cell table:number-columns-repeated="3"/>
        </table:table-row>
        <table:table-row table:style-name="ro1">
          <table:table-cell office:value-type="float" office:value="36220853" calcext:value-type="float">
            <text:p>36220853</text:p>
          </table:table-cell>
          <table:table-cell office:value-type="float" office:value="6442194" calcext:value-type="float">
            <text:p>6442194</text:p>
          </table:table-cell>
          <table:table-cell table:number-columns-repeated="3"/>
        </table:table-row>
        <table:table-row table:style-name="ro1">
          <table:table-cell office:value-type="float" office:value="61896671" calcext:value-type="float">
            <text:p>61896671</text:p>
          </table:table-cell>
          <table:table-cell office:value-type="float" office:value="7350509" calcext:value-type="float">
            <text:p>7350509</text:p>
          </table:table-cell>
          <table:table-cell table:number-columns-repeated="3"/>
        </table:table-row>
        <table:table-row table:style-name="ro1">
          <table:table-cell office:value-type="float" office:value="65562298" calcext:value-type="float">
            <text:p>65562298</text:p>
          </table:table-cell>
          <table:table-cell office:value-type="float" office:value="6161632" calcext:value-type="float">
            <text:p>6161632</text:p>
          </table:table-cell>
          <table:table-cell table:number-columns-repeated="3"/>
        </table:table-row>
        <table:table-row table:style-name="ro1">
          <table:table-cell office:value-type="float" office:value="63392256" calcext:value-type="float">
            <text:p>63392256</text:p>
          </table:table-cell>
          <table:table-cell office:value-type="float" office:value="6215509" calcext:value-type="float">
            <text:p>6215509</text:p>
          </table:table-cell>
          <table:table-cell table:number-columns-repeated="3"/>
        </table:table-row>
        <table:table-row table:style-name="ro1">
          <table:table-cell office:value-type="float" office:value="55639150" calcext:value-type="float">
            <text:p>55639150</text:p>
          </table:table-cell>
          <table:table-cell office:value-type="float" office:value="6133057" calcext:value-type="float">
            <text:p>6133057</text:p>
          </table:table-cell>
          <table:table-cell table:number-columns-repeated="3"/>
        </table:table-row>
        <table:table-row table:style-name="ro1">
          <table:table-cell office:value-type="float" office:value="62490688" calcext:value-type="float">
            <text:p>62490688</text:p>
          </table:table-cell>
          <table:table-cell office:value-type="float" office:value="7393587" calcext:value-type="float">
            <text:p>7393587</text:p>
          </table:table-cell>
          <table:table-cell table:number-columns-repeated="3"/>
        </table:table-row>
        <table:table-row table:style-name="ro1">
          <table:table-cell office:value-type="float" office:value="63059050" calcext:value-type="float">
            <text:p>63059050</text:p>
          </table:table-cell>
          <table:table-cell office:value-type="float" office:value="6375157" calcext:value-type="float">
            <text:p>6375157</text:p>
          </table:table-cell>
          <table:table-cell table:number-columns-repeated="3"/>
        </table:table-row>
        <table:table-row table:style-name="ro1">
          <table:table-cell office:value-type="float" office:value="36820608" calcext:value-type="float">
            <text:p>36820608</text:p>
          </table:table-cell>
          <table:table-cell office:value-type="float" office:value="8059282" calcext:value-type="float">
            <text:p>8059282</text:p>
          </table:table-cell>
          <table:table-cell table:number-columns-repeated="3"/>
        </table:table-row>
        <table:table-row table:style-name="ro1">
          <table:table-cell office:value-type="float" office:value="36930885" calcext:value-type="float">
            <text:p>36930885</text:p>
          </table:table-cell>
          <table:table-cell office:value-type="float" office:value="6353699" calcext:value-type="float">
            <text:p>6353699</text:p>
          </table:table-cell>
          <table:table-cell table:number-columns-repeated="3"/>
        </table:table-row>
        <table:table-row table:style-name="ro1">
          <table:table-cell office:value-type="float" office:value="36583583" calcext:value-type="float">
            <text:p>36583583</text:p>
          </table:table-cell>
          <table:table-cell office:value-type="float" office:value="6300117" calcext:value-type="float">
            <text:p>6300117</text:p>
          </table:table-cell>
          <table:table-cell table:number-columns-repeated="3"/>
        </table:table-row>
        <table:table-row table:style-name="ro1">
          <table:table-cell office:value-type="float" office:value="14594781" calcext:value-type="float">
            <text:p>14594781</text:p>
          </table:table-cell>
          <table:table-cell office:value-type="float" office:value="7194950" calcext:value-type="float">
            <text:p>7194950</text:p>
          </table:table-cell>
          <table:table-cell table:number-columns-repeated="3"/>
        </table:table-row>
        <table:table-row table:style-name="ro1">
          <table:table-cell office:value-type="float" office:value="63308923" calcext:value-type="float">
            <text:p>63308923</text:p>
          </table:table-cell>
          <table:table-cell office:value-type="float" office:value="7463025" calcext:value-type="float">
            <text:p>7463025</text:p>
          </table:table-cell>
          <table:table-cell table:number-columns-repeated="3"/>
        </table:table-row>
        <table:table-row table:style-name="ro1">
          <table:table-cell office:value-type="float" office:value="35752971" calcext:value-type="float">
            <text:p>35752971</text:p>
          </table:table-cell>
          <table:table-cell office:value-type="float" office:value="6292510" calcext:value-type="float">
            <text:p>6292510</text:p>
          </table:table-cell>
          <table:table-cell table:number-columns-repeated="3"/>
        </table:table-row>
        <table:table-row table:style-name="ro1">
          <table:table-cell office:value-type="float" office:value="61453046" calcext:value-type="float">
            <text:p>61453046</text:p>
          </table:table-cell>
          <table:table-cell office:value-type="float" office:value="7441700" calcext:value-type="float">
            <text:p>7441700</text:p>
          </table:table-cell>
          <table:table-cell table:number-columns-repeated="3"/>
        </table:table-row>
        <table:table-row table:style-name="ro1">
          <table:table-cell office:value-type="float" office:value="36194310" calcext:value-type="float">
            <text:p>36194310</text:p>
          </table:table-cell>
          <table:table-cell office:value-type="float" office:value="6479721" calcext:value-type="float">
            <text:p>6479721</text:p>
          </table:table-cell>
          <table:table-cell table:number-columns-repeated="3"/>
        </table:table-row>
        <table:table-row table:style-name="ro1">
          <table:table-cell office:value-type="float" office:value="36696436" calcext:value-type="float">
            <text:p>36696436</text:p>
          </table:table-cell>
          <table:table-cell office:value-type="float" office:value="6425437" calcext:value-type="float">
            <text:p>6425437</text:p>
          </table:table-cell>
          <table:table-cell table:number-columns-repeated="3"/>
        </table:table-row>
        <table:table-row table:style-name="ro1">
          <table:table-cell office:value-type="float" office:value="62560427" calcext:value-type="float">
            <text:p>62560427</text:p>
          </table:table-cell>
          <table:table-cell office:value-type="float" office:value="7528590" calcext:value-type="float">
            <text:p>7528590</text:p>
          </table:table-cell>
          <table:table-cell table:number-columns-repeated="3"/>
        </table:table-row>
        <table:table-row table:style-name="ro1">
          <table:table-cell office:value-type="float" office:value="36404158" calcext:value-type="float">
            <text:p>36404158</text:p>
          </table:table-cell>
          <table:table-cell office:value-type="float" office:value="6139350" calcext:value-type="float">
            <text:p>6139350</text:p>
          </table:table-cell>
          <table:table-cell table:number-columns-repeated="3"/>
        </table:table-row>
        <table:table-row table:style-name="ro1">
          <table:table-cell office:value-type="float" office:value="66392994" calcext:value-type="float">
            <text:p>66392994</text:p>
          </table:table-cell>
          <table:table-cell office:value-type="float" office:value="7341482" calcext:value-type="float">
            <text:p>7341482</text:p>
          </table:table-cell>
          <table:table-cell table:number-columns-repeated="3"/>
        </table:table-row>
        <table:table-row table:style-name="ro1">
          <table:table-cell office:value-type="float" office:value="66681908" calcext:value-type="float">
            <text:p>66681908</text:p>
          </table:table-cell>
          <table:table-cell office:value-type="float" office:value="7344249" calcext:value-type="float">
            <text:p>7344249</text:p>
          </table:table-cell>
          <table:table-cell table:number-columns-repeated="3"/>
        </table:table-row>
        <table:table-row table:style-name="ro1">
          <table:table-cell office:value-type="float" office:value="14293184" calcext:value-type="float">
            <text:p>14293184</text:p>
          </table:table-cell>
          <table:table-cell office:value-type="float" office:value="7067366" calcext:value-type="float">
            <text:p>7067366</text:p>
          </table:table-cell>
          <table:table-cell table:number-columns-repeated="3"/>
        </table:table-row>
        <table:table-row table:style-name="ro1">
          <table:table-cell office:value-type="float" office:value="36629605" calcext:value-type="float">
            <text:p>36629605</text:p>
          </table:table-cell>
          <table:table-cell office:value-type="float" office:value="8042823" calcext:value-type="float">
            <text:p>8042823</text:p>
          </table:table-cell>
          <table:table-cell table:number-columns-repeated="3"/>
        </table:table-row>
        <table:table-row table:style-name="ro1">
          <table:table-cell office:value-type="float" office:value="62947808" calcext:value-type="float">
            <text:p>62947808</text:p>
          </table:table-cell>
          <table:table-cell office:value-type="float" office:value="6014808" calcext:value-type="float">
            <text:p>6014808</text:p>
          </table:table-cell>
          <table:table-cell table:number-columns-repeated="3"/>
        </table:table-row>
        <table:table-row table:style-name="ro1">
          <table:table-cell office:value-type="float" office:value="62812798" calcext:value-type="float">
            <text:p>62812798</text:p>
          </table:table-cell>
          <table:table-cell office:value-type="float" office:value="7555340" calcext:value-type="float">
            <text:p>7555340</text:p>
          </table:table-cell>
          <table:table-cell table:number-columns-repeated="3"/>
        </table:table-row>
        <table:table-row table:style-name="ro1">
          <table:table-cell office:value-type="float" office:value="61777671" calcext:value-type="float">
            <text:p>61777671</text:p>
          </table:table-cell>
          <table:table-cell office:value-type="float" office:value="7475191" calcext:value-type="float">
            <text:p>7475191</text:p>
          </table:table-cell>
          <table:table-cell table:number-columns-repeated="3"/>
        </table:table-row>
        <table:table-row table:style-name="ro1">
          <table:table-cell office:value-type="float" office:value="57379285" calcext:value-type="float">
            <text:p>57379285</text:p>
          </table:table-cell>
          <table:table-cell office:value-type="float" office:value="12714772" calcext:value-type="float">
            <text:p>12714772</text:p>
          </table:table-cell>
          <table:table-cell table:number-columns-repeated="3"/>
        </table:table-row>
        <table:table-row table:style-name="ro1">
          <table:table-cell office:value-type="float" office:value="62516886" calcext:value-type="float">
            <text:p>62516886</text:p>
          </table:table-cell>
          <table:table-cell office:value-type="float" office:value="6395035" calcext:value-type="float">
            <text:p>6395035</text:p>
          </table:table-cell>
          <table:table-cell table:number-columns-repeated="3"/>
        </table:table-row>
        <table:table-row table:style-name="ro1">
          <table:table-cell office:value-type="float" office:value="14327084" calcext:value-type="float">
            <text:p>14327084</text:p>
          </table:table-cell>
          <table:table-cell office:value-type="float" office:value="7138620" calcext:value-type="float">
            <text:p>7138620</text:p>
          </table:table-cell>
          <table:table-cell table:number-columns-repeated="3"/>
        </table:table-row>
        <table:table-row table:style-name="ro1">
          <table:table-cell office:value-type="float" office:value="62394693" calcext:value-type="float">
            <text:p>62394693</text:p>
          </table:table-cell>
          <table:table-cell office:value-type="float" office:value="7417138" calcext:value-type="float">
            <text:p>7417138</text:p>
          </table:table-cell>
          <table:table-cell table:number-columns-repeated="3"/>
        </table:table-row>
        <table:table-row table:style-name="ro1">
          <table:table-cell office:value-type="float" office:value="35880148" calcext:value-type="float">
            <text:p>35880148</text:p>
          </table:table-cell>
          <table:table-cell office:value-type="float" office:value="6096958" calcext:value-type="float">
            <text:p>6096958</text:p>
          </table:table-cell>
          <table:table-cell table:number-columns-repeated="3"/>
        </table:table-row>
        <table:table-row table:style-name="ro1">
          <table:table-cell office:value-type="float" office:value="62306283" calcext:value-type="float">
            <text:p>62306283</text:p>
          </table:table-cell>
          <table:table-cell office:value-type="float" office:value="7613368" calcext:value-type="float">
            <text:p>7613368</text:p>
          </table:table-cell>
          <table:table-cell table:number-columns-repeated="3"/>
        </table:table-row>
        <table:table-row table:style-name="ro1">
          <table:table-cell office:value-type="float" office:value="63975094" calcext:value-type="float">
            <text:p>63975094</text:p>
          </table:table-cell>
          <table:table-cell office:value-type="float" office:value="7577288" calcext:value-type="float">
            <text:p>7577288</text:p>
          </table:table-cell>
          <table:table-cell table:number-columns-repeated="3"/>
        </table:table-row>
        <table:table-row table:style-name="ro1">
          <table:table-cell office:value-type="float" office:value="36598136" calcext:value-type="float">
            <text:p>36598136</text:p>
          </table:table-cell>
          <table:table-cell office:value-type="float" office:value="6324179" calcext:value-type="float">
            <text:p>6324179</text:p>
          </table:table-cell>
          <table:table-cell table:number-columns-repeated="3"/>
        </table:table-row>
        <table:table-row table:style-name="ro1">
          <table:table-cell office:value-type="float" office:value="41171992" calcext:value-type="float">
            <text:p>41171992</text:p>
          </table:table-cell>
          <table:table-cell office:value-type="float" office:value="11026971" calcext:value-type="float">
            <text:p>11026971</text:p>
          </table:table-cell>
          <table:table-cell table:number-columns-repeated="3"/>
        </table:table-row>
        <table:table-row table:style-name="ro1">
          <table:table-cell office:value-type="float" office:value="62717061" calcext:value-type="float">
            <text:p>62717061</text:p>
          </table:table-cell>
          <table:table-cell office:value-type="float" office:value="5940143" calcext:value-type="float">
            <text:p>5940143</text:p>
          </table:table-cell>
          <table:table-cell table:number-columns-repeated="3"/>
        </table:table-row>
        <table:table-row table:style-name="ro1">
          <table:table-cell office:value-type="float" office:value="36574247" calcext:value-type="float">
            <text:p>36574247</text:p>
          </table:table-cell>
          <table:table-cell office:value-type="float" office:value="6489090" calcext:value-type="float">
            <text:p>6489090</text:p>
          </table:table-cell>
          <table:table-cell table:number-columns-repeated="3"/>
        </table:table-row>
        <table:table-row table:style-name="ro1">
          <table:table-cell office:value-type="float" office:value="14548242" calcext:value-type="float">
            <text:p>14548242</text:p>
          </table:table-cell>
          <table:table-cell office:value-type="float" office:value="7115420" calcext:value-type="float">
            <text:p>7115420</text:p>
          </table:table-cell>
          <table:table-cell table:number-columns-repeated="3"/>
        </table:table-row>
        <table:table-row table:style-name="ro1">
          <table:table-cell office:value-type="float" office:value="62648712" calcext:value-type="float">
            <text:p>62648712</text:p>
          </table:table-cell>
          <table:table-cell office:value-type="float" office:value="5911843" calcext:value-type="float">
            <text:p>5911843</text:p>
          </table:table-cell>
          <table:table-cell table:number-columns-repeated="3"/>
        </table:table-row>
        <table:table-row table:style-name="ro1">
          <table:table-cell office:value-type="float" office:value="62548983" calcext:value-type="float">
            <text:p>62548983</text:p>
          </table:table-cell>
          <table:table-cell office:value-type="float" office:value="7548203" calcext:value-type="float">
            <text:p>7548203</text:p>
          </table:table-cell>
          <table:table-cell table:number-columns-repeated="3"/>
        </table:table-row>
        <table:table-row table:style-name="ro1">
          <table:table-cell office:value-type="float" office:value="63011403" calcext:value-type="float">
            <text:p>63011403</text:p>
          </table:table-cell>
          <table:table-cell office:value-type="float" office:value="7465138" calcext:value-type="float">
            <text:p>7465138</text:p>
          </table:table-cell>
          <table:table-cell table:number-columns-repeated="3"/>
        </table:table-row>
        <table:table-row table:style-name="ro1">
          <table:table-cell office:value-type="float" office:value="36604581" calcext:value-type="float">
            <text:p>36604581</text:p>
          </table:table-cell>
          <table:table-cell office:value-type="float" office:value="6539999" calcext:value-type="float">
            <text:p>6539999</text:p>
          </table:table-cell>
          <table:table-cell table:number-columns-repeated="3"/>
        </table:table-row>
        <table:table-row table:style-name="ro1">
          <table:table-cell office:value-type="float" office:value="61845220" calcext:value-type="float">
            <text:p>61845220</text:p>
          </table:table-cell>
          <table:table-cell office:value-type="float" office:value="7269409" calcext:value-type="float">
            <text:p>7269409</text:p>
          </table:table-cell>
          <table:table-cell table:number-columns-repeated="3"/>
        </table:table-row>
        <table:table-row table:style-name="ro1">
          <table:table-cell office:value-type="float" office:value="62504256" calcext:value-type="float">
            <text:p>62504256</text:p>
          </table:table-cell>
          <table:table-cell office:value-type="float" office:value="5930129" calcext:value-type="float">
            <text:p>5930129</text:p>
          </table:table-cell>
          <table:table-cell table:number-columns-repeated="3"/>
        </table:table-row>
        <table:table-row table:style-name="ro1">
          <table:table-cell office:value-type="float" office:value="36083407" calcext:value-type="float">
            <text:p>36083407</text:p>
          </table:table-cell>
          <table:table-cell office:value-type="float" office:value="5966767" calcext:value-type="float">
            <text:p>5966767</text:p>
          </table:table-cell>
          <table:table-cell table:number-columns-repeated="3"/>
        </table:table-row>
        <table:table-row table:style-name="ro1">
          <table:table-cell office:value-type="float" office:value="36090772" calcext:value-type="float">
            <text:p>36090772</text:p>
          </table:table-cell>
          <table:table-cell office:value-type="float" office:value="6458410" calcext:value-type="float">
            <text:p>6458410</text:p>
          </table:table-cell>
          <table:table-cell table:number-columns-repeated="3"/>
        </table:table-row>
        <table:table-row table:style-name="ro1">
          <table:table-cell office:value-type="float" office:value="14030742" calcext:value-type="float">
            <text:p>14030742</text:p>
          </table:table-cell>
          <table:table-cell office:value-type="float" office:value="5931641" calcext:value-type="float">
            <text:p>5931641</text:p>
          </table:table-cell>
          <table:table-cell table:number-columns-repeated="3"/>
        </table:table-row>
        <table:table-row table:style-name="ro1">
          <table:table-cell office:value-type="float" office:value="61534346" calcext:value-type="float">
            <text:p>61534346</text:p>
          </table:table-cell>
          <table:table-cell office:value-type="float" office:value="7233266" calcext:value-type="float">
            <text:p>7233266</text:p>
          </table:table-cell>
          <table:table-cell table:number-columns-repeated="3"/>
        </table:table-row>
        <table:table-row table:style-name="ro1">
          <table:table-cell office:value-type="float" office:value="61453007" calcext:value-type="float">
            <text:p>61453007</text:p>
          </table:table-cell>
          <table:table-cell office:value-type="float" office:value="7377912" calcext:value-type="float">
            <text:p>7377912</text:p>
          </table:table-cell>
          <table:table-cell table:number-columns-repeated="3"/>
        </table:table-row>
        <table:table-row table:style-name="ro1">
          <table:table-cell office:value-type="float" office:value="70332463" calcext:value-type="float">
            <text:p>70332463</text:p>
          </table:table-cell>
          <table:table-cell office:value-type="float" office:value="9290505" calcext:value-type="float">
            <text:p>9290505</text:p>
          </table:table-cell>
          <table:table-cell table:number-columns-repeated="3"/>
        </table:table-row>
        <table:table-row table:style-name="ro1">
          <table:table-cell office:value-type="float" office:value="62403465" calcext:value-type="float">
            <text:p>62403465</text:p>
          </table:table-cell>
          <table:table-cell office:value-type="float" office:value="5868003" calcext:value-type="float">
            <text:p>5868003</text:p>
          </table:table-cell>
          <table:table-cell table:number-columns-repeated="3"/>
        </table:table-row>
        <table:table-row table:style-name="ro1">
          <table:table-cell office:value-type="float" office:value="36404450" calcext:value-type="float">
            <text:p>36404450</text:p>
          </table:table-cell>
          <table:table-cell office:value-type="float" office:value="6141698" calcext:value-type="float">
            <text:p>6141698</text:p>
          </table:table-cell>
          <table:table-cell table:number-columns-repeated="3"/>
        </table:table-row>
        <table:table-row table:style-name="ro1">
          <table:table-cell office:value-type="float" office:value="14486774" calcext:value-type="float">
            <text:p>14486774</text:p>
          </table:table-cell>
          <table:table-cell office:value-type="float" office:value="7290199" calcext:value-type="float">
            <text:p>7290199</text:p>
          </table:table-cell>
          <table:table-cell table:number-columns-repeated="3"/>
        </table:table-row>
        <table:table-row table:style-name="ro1">
          <table:table-cell office:value-type="float" office:value="36704417" calcext:value-type="float">
            <text:p>36704417</text:p>
          </table:table-cell>
          <table:table-cell office:value-type="float" office:value="6873644" calcext:value-type="float">
            <text:p>6873644</text:p>
          </table:table-cell>
          <table:table-cell table:number-columns-repeated="3"/>
        </table:table-row>
        <table:table-row table:style-name="ro1">
          <table:table-cell office:value-type="float" office:value="36723057" calcext:value-type="float">
            <text:p>36723057</text:p>
          </table:table-cell>
          <table:table-cell office:value-type="float" office:value="7994598" calcext:value-type="float">
            <text:p>7994598</text:p>
          </table:table-cell>
          <table:table-cell table:number-columns-repeated="3"/>
        </table:table-row>
        <table:table-row table:style-name="ro1">
          <table:table-cell office:value-type="float" office:value="35832919" calcext:value-type="float">
            <text:p>35832919</text:p>
          </table:table-cell>
          <table:table-cell office:value-type="float" office:value="8284517" calcext:value-type="float">
            <text:p>8284517</text:p>
          </table:table-cell>
          <table:table-cell table:number-columns-repeated="3"/>
        </table:table-row>
        <table:table-row table:style-name="ro1">
          <table:table-cell office:value-type="float" office:value="62321982" calcext:value-type="float">
            <text:p>62321982</text:p>
          </table:table-cell>
          <table:table-cell office:value-type="float" office:value="5890738" calcext:value-type="float">
            <text:p>5890738</text:p>
          </table:table-cell>
          <table:table-cell table:number-columns-repeated="3"/>
        </table:table-row>
        <table:table-row table:style-name="ro1">
          <table:table-cell office:value-type="float" office:value="37187489" calcext:value-type="float">
            <text:p>37187489</text:p>
          </table:table-cell>
          <table:table-cell office:value-type="float" office:value="7721281" calcext:value-type="float">
            <text:p>7721281</text:p>
          </table:table-cell>
          <table:table-cell table:number-columns-repeated="3"/>
        </table:table-row>
        <table:table-row table:style-name="ro1">
          <table:table-cell office:value-type="float" office:value="36429456" calcext:value-type="float">
            <text:p>36429456</text:p>
          </table:table-cell>
          <table:table-cell office:value-type="float" office:value="7953968" calcext:value-type="float">
            <text:p>7953968</text:p>
          </table:table-cell>
          <table:table-cell table:number-columns-repeated="3"/>
        </table:table-row>
        <table:table-row table:style-name="ro1">
          <table:table-cell office:value-type="float" office:value="61714286" calcext:value-type="float">
            <text:p>61714286</text:p>
          </table:table-cell>
          <table:table-cell office:value-type="float" office:value="5841228" calcext:value-type="float">
            <text:p>5841228</text:p>
          </table:table-cell>
          <table:table-cell table:number-columns-repeated="3"/>
        </table:table-row>
        <table:table-row table:style-name="ro1">
          <table:table-cell office:value-type="float" office:value="36244320" calcext:value-type="float">
            <text:p>36244320</text:p>
          </table:table-cell>
          <table:table-cell office:value-type="float" office:value="6155368" calcext:value-type="float">
            <text:p>6155368</text:p>
          </table:table-cell>
          <table:table-cell table:number-columns-repeated="3"/>
        </table:table-row>
        <table:table-row table:style-name="ro1">
          <table:table-cell office:value-type="float" office:value="62817560" calcext:value-type="float">
            <text:p>62817560</text:p>
          </table:table-cell>
          <table:table-cell office:value-type="float" office:value="7448285" calcext:value-type="float">
            <text:p>7448285</text:p>
          </table:table-cell>
          <table:table-cell table:number-columns-repeated="3"/>
        </table:table-row>
        <table:table-row table:style-name="ro1">
          <table:table-cell office:value-type="float" office:value="35990935" calcext:value-type="float">
            <text:p>35990935</text:p>
          </table:table-cell>
          <table:table-cell office:value-type="float" office:value="6196138" calcext:value-type="float">
            <text:p>6196138</text:p>
          </table:table-cell>
          <table:table-cell table:number-columns-repeated="3"/>
        </table:table-row>
        <table:table-row table:style-name="ro1">
          <table:table-cell office:value-type="float" office:value="14310859" calcext:value-type="float">
            <text:p>14310859</text:p>
          </table:table-cell>
          <table:table-cell office:value-type="float" office:value="7191039" calcext:value-type="float">
            <text:p>7191039</text:p>
          </table:table-cell>
          <table:table-cell table:number-columns-repeated="3"/>
        </table:table-row>
        <table:table-row table:style-name="ro1">
          <table:table-cell office:value-type="float" office:value="95226010" calcext:value-type="float">
            <text:p>95226010</text:p>
          </table:table-cell>
          <table:table-cell office:value-type="float" office:value="6601939" calcext:value-type="float">
            <text:p>6601939</text:p>
          </table:table-cell>
          <table:table-cell table:number-columns-repeated="3"/>
        </table:table-row>
        <table:table-row table:style-name="ro1">
          <table:table-cell office:value-type="float" office:value="36142221" calcext:value-type="float">
            <text:p>36142221</text:p>
          </table:table-cell>
          <table:table-cell office:value-type="float" office:value="6202259" calcext:value-type="float">
            <text:p>6202259</text:p>
          </table:table-cell>
          <table:table-cell table:number-columns-repeated="3"/>
        </table:table-row>
        <table:table-row table:style-name="ro1">
          <table:table-cell office:value-type="float" office:value="62553396" calcext:value-type="float">
            <text:p>62553396</text:p>
          </table:table-cell>
          <table:table-cell office:value-type="float" office:value="5858236" calcext:value-type="float">
            <text:p>5858236</text:p>
          </table:table-cell>
          <table:table-cell table:number-columns-repeated="3"/>
        </table:table-row>
        <table:table-row table:style-name="ro1">
          <table:table-cell office:value-type="float" office:value="14307784" calcext:value-type="float">
            <text:p>14307784</text:p>
          </table:table-cell>
          <table:table-cell office:value-type="float" office:value="7127055" calcext:value-type="float">
            <text:p>7127055</text:p>
          </table:table-cell>
          <table:table-cell table:number-columns-repeated="3"/>
        </table:table-row>
        <table:table-row table:style-name="ro1">
          <table:table-cell office:value-type="float" office:value="62136822" calcext:value-type="float">
            <text:p>62136822</text:p>
          </table:table-cell>
          <table:table-cell office:value-type="float" office:value="6062012" calcext:value-type="float">
            <text:p>6062012</text:p>
          </table:table-cell>
          <table:table-cell table:number-columns-repeated="3"/>
        </table:table-row>
        <table:table-row table:style-name="ro1">
          <table:table-cell office:value-type="float" office:value="14503315" calcext:value-type="float">
            <text:p>14503315</text:p>
          </table:table-cell>
          <table:table-cell office:value-type="float" office:value="7303024" calcext:value-type="float">
            <text:p>7303024</text:p>
          </table:table-cell>
          <table:table-cell table:number-columns-repeated="3"/>
        </table:table-row>
        <table:table-row table:style-name="ro1">
          <table:table-cell office:value-type="float" office:value="36245143" calcext:value-type="float">
            <text:p>36245143</text:p>
          </table:table-cell>
          <table:table-cell office:value-type="float" office:value="6289713" calcext:value-type="float">
            <text:p>6289713</text:p>
          </table:table-cell>
          <table:table-cell table:number-columns-repeated="3"/>
        </table:table-row>
        <table:table-row table:style-name="ro1">
          <table:table-cell office:value-type="float" office:value="62800214" calcext:value-type="float">
            <text:p>62800214</text:p>
          </table:table-cell>
          <table:table-cell office:value-type="float" office:value="7348371" calcext:value-type="float">
            <text:p>7348371</text:p>
          </table:table-cell>
          <table:table-cell table:number-columns-repeated="3"/>
        </table:table-row>
        <table:table-row table:style-name="ro1">
          <table:table-cell office:value-type="float" office:value="61498102" calcext:value-type="float">
            <text:p>61498102</text:p>
          </table:table-cell>
          <table:table-cell office:value-type="float" office:value="7245813" calcext:value-type="float">
            <text:p>7245813</text:p>
          </table:table-cell>
          <table:table-cell table:number-columns-repeated="3"/>
        </table:table-row>
        <table:table-row table:style-name="ro1">
          <table:table-cell office:value-type="float" office:value="36206381" calcext:value-type="float">
            <text:p>36206381</text:p>
          </table:table-cell>
          <table:table-cell office:value-type="float" office:value="6700567" calcext:value-type="float">
            <text:p>6700567</text:p>
          </table:table-cell>
          <table:table-cell table:number-columns-repeated="3"/>
        </table:table-row>
        <table:table-row table:style-name="ro1">
          <table:table-cell office:value-type="float" office:value="62857690" calcext:value-type="float">
            <text:p>62857690</text:p>
          </table:table-cell>
          <table:table-cell office:value-type="float" office:value="6427477" calcext:value-type="float">
            <text:p>6427477</text:p>
          </table:table-cell>
          <table:table-cell table:number-columns-repeated="3"/>
        </table:table-row>
        <table:table-row table:style-name="ro1">
          <table:table-cell office:value-type="float" office:value="62292541" calcext:value-type="float">
            <text:p>62292541</text:p>
          </table:table-cell>
          <table:table-cell office:value-type="float" office:value="7459178" calcext:value-type="float">
            <text:p>7459178</text:p>
          </table:table-cell>
          <table:table-cell table:number-columns-repeated="3"/>
        </table:table-row>
        <table:table-row table:style-name="ro1">
          <table:table-cell office:value-type="float" office:value="36114157" calcext:value-type="float">
            <text:p>36114157</text:p>
          </table:table-cell>
          <table:table-cell office:value-type="float" office:value="6167595" calcext:value-type="float">
            <text:p>6167595</text:p>
          </table:table-cell>
          <table:table-cell table:number-columns-repeated="3"/>
        </table:table-row>
        <table:table-row table:style-name="ro1">
          <table:table-cell office:value-type="float" office:value="35823957" calcext:value-type="float">
            <text:p>35823957</text:p>
          </table:table-cell>
          <table:table-cell office:value-type="float" office:value="6211981" calcext:value-type="float">
            <text:p>6211981</text:p>
          </table:table-cell>
          <table:table-cell table:number-columns-repeated="3"/>
        </table:table-row>
        <table:table-row table:style-name="ro1">
          <table:table-cell office:value-type="float" office:value="14561583" calcext:value-type="float">
            <text:p>14561583</text:p>
          </table:table-cell>
          <table:table-cell office:value-type="float" office:value="7120960" calcext:value-type="float">
            <text:p>7120960</text:p>
          </table:table-cell>
          <table:table-cell table:number-columns-repeated="3"/>
        </table:table-row>
        <table:table-row table:style-name="ro1">
          <table:table-cell office:value-type="float" office:value="75416361" calcext:value-type="float">
            <text:p>75416361</text:p>
          </table:table-cell>
          <table:table-cell office:value-type="float" office:value="6003839" calcext:value-type="float">
            <text:p>6003839</text:p>
          </table:table-cell>
          <table:table-cell table:number-columns-repeated="3"/>
        </table:table-row>
        <table:table-row table:style-name="ro1">
          <table:table-cell office:value-type="float" office:value="36254794" calcext:value-type="float">
            <text:p>36254794</text:p>
          </table:table-cell>
          <table:table-cell office:value-type="float" office:value="6046700" calcext:value-type="float">
            <text:p>6046700</text:p>
          </table:table-cell>
          <table:table-cell table:number-columns-repeated="3"/>
        </table:table-row>
        <table:table-row table:style-name="ro1">
          <table:table-cell office:value-type="float" office:value="36721265" calcext:value-type="float">
            <text:p>36721265</text:p>
          </table:table-cell>
          <table:table-cell office:value-type="float" office:value="8063825" calcext:value-type="float">
            <text:p>8063825</text:p>
          </table:table-cell>
          <table:table-cell table:number-columns-repeated="3"/>
        </table:table-row>
        <table:table-row table:style-name="ro1">
          <table:table-cell office:value-type="float" office:value="61343004" calcext:value-type="float">
            <text:p>61343004</text:p>
          </table:table-cell>
          <table:table-cell office:value-type="float" office:value="7424726" calcext:value-type="float">
            <text:p>7424726</text:p>
          </table:table-cell>
          <table:table-cell table:number-columns-repeated="3"/>
        </table:table-row>
        <table:table-row table:style-name="ro1">
          <table:table-cell office:value-type="float" office:value="14365706" calcext:value-type="float">
            <text:p>14365706</text:p>
          </table:table-cell>
          <table:table-cell office:value-type="float" office:value="7102792" calcext:value-type="float">
            <text:p>7102792</text:p>
          </table:table-cell>
          <table:table-cell table:number-columns-repeated="3"/>
        </table:table-row>
        <table:table-row table:style-name="ro1">
          <table:table-cell office:value-type="float" office:value="62055753" calcext:value-type="float">
            <text:p>62055753</text:p>
          </table:table-cell>
          <table:table-cell office:value-type="float" office:value="7440372" calcext:value-type="float">
            <text:p>7440372</text:p>
          </table:table-cell>
          <table:table-cell table:number-columns-repeated="3"/>
        </table:table-row>
        <table:table-row table:style-name="ro1">
          <table:table-cell office:value-type="float" office:value="61429431" calcext:value-type="float">
            <text:p>61429431</text:p>
          </table:table-cell>
          <table:table-cell office:value-type="float" office:value="7577981" calcext:value-type="float">
            <text:p>7577981</text:p>
          </table:table-cell>
          <table:table-cell table:number-columns-repeated="3"/>
        </table:table-row>
        <table:table-row table:style-name="ro1">
          <table:table-cell office:value-type="float" office:value="13977213" calcext:value-type="float">
            <text:p>13977213</text:p>
          </table:table-cell>
          <table:table-cell office:value-type="float" office:value="7109589" calcext:value-type="float">
            <text:p>7109589</text:p>
          </table:table-cell>
          <table:table-cell table:number-columns-repeated="3"/>
        </table:table-row>
        <table:table-row table:style-name="ro1">
          <table:table-cell office:value-type="float" office:value="35928613" calcext:value-type="float">
            <text:p>35928613</text:p>
          </table:table-cell>
          <table:table-cell office:value-type="float" office:value="6189788" calcext:value-type="float">
            <text:p>6189788</text:p>
          </table:table-cell>
          <table:table-cell table:number-columns-repeated="3"/>
        </table:table-row>
        <table:table-row table:style-name="ro1">
          <table:table-cell office:value-type="float" office:value="36435727" calcext:value-type="float">
            <text:p>36435727</text:p>
          </table:table-cell>
          <table:table-cell office:value-type="float" office:value="6304744" calcext:value-type="float">
            <text:p>6304744</text:p>
          </table:table-cell>
          <table:table-cell table:number-columns-repeated="3"/>
        </table:table-row>
        <table:table-row table:style-name="ro1">
          <table:table-cell office:value-type="float" office:value="14839504" calcext:value-type="float">
            <text:p>14839504</text:p>
          </table:table-cell>
          <table:table-cell office:value-type="float" office:value="7601775" calcext:value-type="float">
            <text:p>7601775</text:p>
          </table:table-cell>
          <table:table-cell table:number-columns-repeated="3"/>
        </table:table-row>
        <table:table-row table:style-name="ro1">
          <table:table-cell office:value-type="float" office:value="14499849" calcext:value-type="float">
            <text:p>14499849</text:p>
          </table:table-cell>
          <table:table-cell office:value-type="float" office:value="7526399" calcext:value-type="float">
            <text:p>7526399</text:p>
          </table:table-cell>
          <table:table-cell table:number-columns-repeated="3"/>
        </table:table-row>
        <table:table-row table:style-name="ro1">
          <table:table-cell office:value-type="float" office:value="64107477" calcext:value-type="float">
            <text:p>64107477</text:p>
          </table:table-cell>
          <table:table-cell office:value-type="float" office:value="7682152" calcext:value-type="float">
            <text:p>7682152</text:p>
          </table:table-cell>
          <table:table-cell table:number-columns-repeated="3"/>
        </table:table-row>
        <table:table-row table:style-name="ro1">
          <table:table-cell office:value-type="float" office:value="62925989" calcext:value-type="float">
            <text:p>62925989</text:p>
          </table:table-cell>
          <table:table-cell office:value-type="float" office:value="7399142" calcext:value-type="float">
            <text:p>7399142</text:p>
          </table:table-cell>
          <table:table-cell table:number-columns-repeated="3"/>
        </table:table-row>
        <table:table-row table:style-name="ro1">
          <table:table-cell office:value-type="float" office:value="37212800" calcext:value-type="float">
            <text:p>37212800</text:p>
          </table:table-cell>
          <table:table-cell office:value-type="float" office:value="8563576" calcext:value-type="float">
            <text:p>8563576</text:p>
          </table:table-cell>
          <table:table-cell table:number-columns-repeated="3"/>
        </table:table-row>
        <table:table-row table:style-name="ro1">
          <table:table-cell office:value-type="float" office:value="47591006" calcext:value-type="float">
            <text:p>47591006</text:p>
          </table:table-cell>
          <table:table-cell office:value-type="float" office:value="9165293" calcext:value-type="float">
            <text:p>9165293</text:p>
          </table:table-cell>
          <table:table-cell table:number-columns-repeated="3"/>
        </table:table-row>
        <table:table-row table:style-name="ro1">
          <table:table-cell office:value-type="float" office:value="36768867" calcext:value-type="float">
            <text:p>36768867</text:p>
          </table:table-cell>
          <table:table-cell office:value-type="float" office:value="8055576" calcext:value-type="float">
            <text:p>8055576</text:p>
          </table:table-cell>
          <table:table-cell table:number-columns-repeated="3"/>
        </table:table-row>
        <table:table-row table:style-name="ro1">
          <table:table-cell office:value-type="float" office:value="37520894" calcext:value-type="float">
            <text:p>37520894</text:p>
          </table:table-cell>
          <table:table-cell office:value-type="float" office:value="6104404" calcext:value-type="float">
            <text:p>6104404</text:p>
          </table:table-cell>
          <table:table-cell table:number-columns-repeated="3"/>
        </table:table-row>
        <table:table-row table:style-name="ro1">
          <table:table-cell office:value-type="float" office:value="62875736" calcext:value-type="float">
            <text:p>62875736</text:p>
          </table:table-cell>
          <table:table-cell office:value-type="float" office:value="5981896" calcext:value-type="float">
            <text:p>5981896</text:p>
          </table:table-cell>
          <table:table-cell table:number-columns-repeated="3"/>
        </table:table-row>
        <table:table-row table:style-name="ro1">
          <table:table-cell office:value-type="float" office:value="37406294" calcext:value-type="float">
            <text:p>37406294</text:p>
          </table:table-cell>
          <table:table-cell office:value-type="float" office:value="6207758" calcext:value-type="float">
            <text:p>6207758</text:p>
          </table:table-cell>
          <table:table-cell table:number-columns-repeated="3"/>
        </table:table-row>
        <table:table-row table:style-name="ro1">
          <table:table-cell office:value-type="float" office:value="36306403" calcext:value-type="float">
            <text:p>36306403</text:p>
          </table:table-cell>
          <table:table-cell office:value-type="float" office:value="6528706" calcext:value-type="float">
            <text:p>6528706</text:p>
          </table:table-cell>
          <table:table-cell table:number-columns-repeated="3"/>
        </table:table-row>
        <table:table-row table:style-name="ro1">
          <table:table-cell office:value-type="float" office:value="36811457" calcext:value-type="float">
            <text:p>36811457</text:p>
          </table:table-cell>
          <table:table-cell office:value-type="float" office:value="6723141" calcext:value-type="float">
            <text:p>6723141</text:p>
          </table:table-cell>
          <table:table-cell table:number-columns-repeated="3"/>
        </table:table-row>
        <table:table-row table:style-name="ro1">
          <table:table-cell office:value-type="float" office:value="62828056" calcext:value-type="float">
            <text:p>62828056</text:p>
          </table:table-cell>
          <table:table-cell office:value-type="float" office:value="7420564" calcext:value-type="float">
            <text:p>7420564</text:p>
          </table:table-cell>
          <table:table-cell table:number-columns-repeated="3"/>
        </table:table-row>
        <table:table-row table:style-name="ro1">
          <table:table-cell office:value-type="float" office:value="66440370" calcext:value-type="float">
            <text:p>66440370</text:p>
          </table:table-cell>
          <table:table-cell office:value-type="float" office:value="7417825" calcext:value-type="float">
            <text:p>7417825</text:p>
          </table:table-cell>
          <table:table-cell table:number-columns-repeated="3"/>
        </table:table-row>
        <table:table-row table:style-name="ro1">
          <table:table-cell office:value-type="float" office:value="63201030" calcext:value-type="float">
            <text:p>63201030</text:p>
          </table:table-cell>
          <table:table-cell office:value-type="float" office:value="5931877" calcext:value-type="float">
            <text:p>5931877</text:p>
          </table:table-cell>
          <table:table-cell table:number-columns-repeated="3"/>
        </table:table-row>
        <table:table-row table:style-name="ro1">
          <table:table-cell office:value-type="float" office:value="36363255" calcext:value-type="float">
            <text:p>36363255</text:p>
          </table:table-cell>
          <table:table-cell office:value-type="float" office:value="6544928" calcext:value-type="float">
            <text:p>6544928</text:p>
          </table:table-cell>
          <table:table-cell table:number-columns-repeated="3"/>
        </table:table-row>
        <table:table-row table:style-name="ro1">
          <table:table-cell office:value-type="float" office:value="62980715" calcext:value-type="float">
            <text:p>62980715</text:p>
          </table:table-cell>
          <table:table-cell office:value-type="float" office:value="7413980" calcext:value-type="float">
            <text:p>7413980</text:p>
          </table:table-cell>
          <table:table-cell table:number-columns-repeated="3"/>
        </table:table-row>
        <table:table-row table:style-name="ro1">
          <table:table-cell office:value-type="float" office:value="36576544" calcext:value-type="float">
            <text:p>36576544</text:p>
          </table:table-cell>
          <table:table-cell office:value-type="float" office:value="6249583" calcext:value-type="float">
            <text:p>6249583</text:p>
          </table:table-cell>
          <table:table-cell table:number-columns-repeated="3"/>
        </table:table-row>
        <table:table-row table:style-name="ro1">
          <table:table-cell office:value-type="float" office:value="37199948" calcext:value-type="float">
            <text:p>37199948</text:p>
          </table:table-cell>
          <table:table-cell office:value-type="float" office:value="7829456" calcext:value-type="float">
            <text:p>7829456</text:p>
          </table:table-cell>
          <table:table-cell table:number-columns-repeated="3"/>
        </table:table-row>
        <table:table-row table:style-name="ro1">
          <table:table-cell office:value-type="float" office:value="36684570" calcext:value-type="float">
            <text:p>36684570</text:p>
          </table:table-cell>
          <table:table-cell office:value-type="float" office:value="7750814" calcext:value-type="float">
            <text:p>7750814</text:p>
          </table:table-cell>
          <table:table-cell table:number-columns-repeated="3"/>
        </table:table-row>
        <table:table-row table:style-name="ro1">
          <table:table-cell office:value-type="float" office:value="44201898" calcext:value-type="float">
            <text:p>44201898</text:p>
          </table:table-cell>
          <table:table-cell office:value-type="float" office:value="10968660" calcext:value-type="float">
            <text:p>10968660</text:p>
          </table:table-cell>
          <table:table-cell table:number-columns-repeated="3"/>
        </table:table-row>
        <table:table-row table:style-name="ro1">
          <table:table-cell office:value-type="float" office:value="36948524" calcext:value-type="float">
            <text:p>36948524</text:p>
          </table:table-cell>
          <table:table-cell office:value-type="float" office:value="6301253" calcext:value-type="float">
            <text:p>6301253</text:p>
          </table:table-cell>
          <table:table-cell table:number-columns-repeated="3"/>
        </table:table-row>
        <table:table-row table:style-name="ro1">
          <table:table-cell office:value-type="float" office:value="14422754" calcext:value-type="float">
            <text:p>14422754</text:p>
          </table:table-cell>
          <table:table-cell office:value-type="float" office:value="7212212" calcext:value-type="float">
            <text:p>7212212</text:p>
          </table:table-cell>
          <table:table-cell table:number-columns-repeated="3"/>
        </table:table-row>
        <table:table-row table:style-name="ro1">
          <table:table-cell office:value-type="float" office:value="36747566" calcext:value-type="float">
            <text:p>36747566</text:p>
          </table:table-cell>
          <table:table-cell office:value-type="float" office:value="8215657" calcext:value-type="float">
            <text:p>8215657</text:p>
          </table:table-cell>
          <table:table-cell table:number-columns-repeated="3"/>
        </table:table-row>
        <table:table-row table:style-name="ro1">
          <table:table-cell office:value-type="float" office:value="36428369" calcext:value-type="float">
            <text:p>36428369</text:p>
          </table:table-cell>
          <table:table-cell office:value-type="float" office:value="6888812" calcext:value-type="float">
            <text:p>6888812</text:p>
          </table:table-cell>
          <table:table-cell table:number-columns-repeated="3"/>
        </table:table-row>
        <table:table-row table:style-name="ro1">
          <table:table-cell office:value-type="float" office:value="62915114" calcext:value-type="float">
            <text:p>62915114</text:p>
          </table:table-cell>
          <table:table-cell office:value-type="float" office:value="5913497" calcext:value-type="float">
            <text:p>5913497</text:p>
          </table:table-cell>
          <table:table-cell table:number-columns-repeated="3"/>
        </table:table-row>
        <table:table-row table:style-name="ro1">
          <table:table-cell office:value-type="float" office:value="14425781" calcext:value-type="float">
            <text:p>14425781</text:p>
          </table:table-cell>
          <table:table-cell office:value-type="float" office:value="6005562" calcext:value-type="float">
            <text:p>6005562</text:p>
          </table:table-cell>
          <table:table-cell table:number-columns-repeated="3"/>
        </table:table-row>
        <table:table-row table:style-name="ro1">
          <table:table-cell office:value-type="float" office:value="36520625" calcext:value-type="float">
            <text:p>36520625</text:p>
          </table:table-cell>
          <table:table-cell office:value-type="float" office:value="6159781" calcext:value-type="float">
            <text:p>6159781</text:p>
          </table:table-cell>
          <table:table-cell table:number-columns-repeated="3"/>
        </table:table-row>
        <table:table-row table:style-name="ro1">
          <table:table-cell office:value-type="float" office:value="36905846" calcext:value-type="float">
            <text:p>36905846</text:p>
          </table:table-cell>
          <table:table-cell office:value-type="float" office:value="6185948" calcext:value-type="float">
            <text:p>6185948</text:p>
          </table:table-cell>
          <table:table-cell table:number-columns-repeated="3"/>
        </table:table-row>
        <table:table-row table:style-name="ro1">
          <table:table-cell office:value-type="float" office:value="63210118" calcext:value-type="float">
            <text:p>63210118</text:p>
          </table:table-cell>
          <table:table-cell office:value-type="float" office:value="5974337" calcext:value-type="float">
            <text:p>5974337</text:p>
          </table:table-cell>
          <table:table-cell table:number-columns-repeated="3"/>
        </table:table-row>
        <table:table-row table:style-name="ro1">
          <table:table-cell office:value-type="float" office:value="37175312" calcext:value-type="float">
            <text:p>37175312</text:p>
          </table:table-cell>
          <table:table-cell office:value-type="float" office:value="8742225" calcext:value-type="float">
            <text:p>8742225</text:p>
          </table:table-cell>
          <table:table-cell table:number-columns-repeated="3"/>
        </table:table-row>
        <table:table-row table:style-name="ro1">
          <table:table-cell office:value-type="float" office:value="36874400" calcext:value-type="float">
            <text:p>36874400</text:p>
          </table:table-cell>
          <table:table-cell office:value-type="float" office:value="8452974" calcext:value-type="float">
            <text:p>8452974</text:p>
          </table:table-cell>
          <table:table-cell table:number-columns-repeated="3"/>
        </table:table-row>
        <table:table-row table:style-name="ro1">
          <table:table-cell office:value-type="float" office:value="64106950" calcext:value-type="float">
            <text:p>64106950</text:p>
          </table:table-cell>
          <table:table-cell office:value-type="float" office:value="7420355" calcext:value-type="float">
            <text:p>7420355</text:p>
          </table:table-cell>
          <table:table-cell table:number-columns-repeated="3"/>
        </table:table-row>
        <table:table-row table:style-name="ro1">
          <table:table-cell office:value-type="float" office:value="36414620" calcext:value-type="float">
            <text:p>36414620</text:p>
          </table:table-cell>
          <table:table-cell office:value-type="float" office:value="6342275" calcext:value-type="float">
            <text:p>6342275</text:p>
          </table:table-cell>
          <table:table-cell table:number-columns-repeated="3"/>
        </table:table-row>
        <table:table-row table:style-name="ro1">
          <table:table-cell office:value-type="float" office:value="36635697" calcext:value-type="float">
            <text:p>36635697</text:p>
          </table:table-cell>
          <table:table-cell office:value-type="float" office:value="6138818" calcext:value-type="float">
            <text:p>6138818</text:p>
          </table:table-cell>
          <table:table-cell table:number-columns-repeated="3"/>
        </table:table-row>
        <table:table-row table:style-name="ro1">
          <table:table-cell office:value-type="float" office:value="14291583" calcext:value-type="float">
            <text:p>14291583</text:p>
          </table:table-cell>
          <table:table-cell office:value-type="float" office:value="7110422" calcext:value-type="float">
            <text:p>7110422</text:p>
          </table:table-cell>
          <table:table-cell table:number-columns-repeated="3"/>
        </table:table-row>
        <table:table-row table:style-name="ro1">
          <table:table-cell office:value-type="float" office:value="63311209" calcext:value-type="float">
            <text:p>63311209</text:p>
          </table:table-cell>
          <table:table-cell office:value-type="float" office:value="5906075" calcext:value-type="float">
            <text:p>5906075</text:p>
          </table:table-cell>
          <table:table-cell table:number-columns-repeated="3"/>
        </table:table-row>
        <table:table-row table:style-name="ro1">
          <table:table-cell office:value-type="float" office:value="68812290" calcext:value-type="float">
            <text:p>68812290</text:p>
          </table:table-cell>
          <table:table-cell office:value-type="float" office:value="5990265" calcext:value-type="float">
            <text:p>5990265</text:p>
          </table:table-cell>
          <table:table-cell table:number-columns-repeated="3"/>
        </table:table-row>
        <table:table-row table:style-name="ro1">
          <table:table-cell office:value-type="float" office:value="66037454" calcext:value-type="float">
            <text:p>66037454</text:p>
          </table:table-cell>
          <table:table-cell office:value-type="float" office:value="7459154" calcext:value-type="float">
            <text:p>7459154</text:p>
          </table:table-cell>
          <table:table-cell table:number-columns-repeated="3"/>
        </table:table-row>
        <table:table-row table:style-name="ro1">
          <table:table-cell office:value-type="float" office:value="61840879" calcext:value-type="float">
            <text:p>61840879</text:p>
          </table:table-cell>
          <table:table-cell office:value-type="float" office:value="6839602" calcext:value-type="float">
            <text:p>6839602</text:p>
          </table:table-cell>
          <table:table-cell table:number-columns-repeated="3"/>
        </table:table-row>
        <table:table-row table:style-name="ro1">
          <table:table-cell office:value-type="float" office:value="41888895" calcext:value-type="float">
            <text:p>41888895</text:p>
          </table:table-cell>
          <table:table-cell office:value-type="float" office:value="14049733" calcext:value-type="float">
            <text:p>14049733</text:p>
          </table:table-cell>
          <table:table-cell table:number-columns-repeated="3"/>
        </table:table-row>
        <table:table-row table:style-name="ro1">
          <table:table-cell office:value-type="float" office:value="36502040" calcext:value-type="float">
            <text:p>36502040</text:p>
          </table:table-cell>
          <table:table-cell office:value-type="float" office:value="6109037" calcext:value-type="float">
            <text:p>6109037</text:p>
          </table:table-cell>
          <table:table-cell table:number-columns-repeated="3"/>
        </table:table-row>
        <table:table-row table:style-name="ro1">
          <table:table-cell office:value-type="float" office:value="66501732" calcext:value-type="float">
            <text:p>66501732</text:p>
          </table:table-cell>
          <table:table-cell office:value-type="float" office:value="5887323" calcext:value-type="float">
            <text:p>5887323</text:p>
          </table:table-cell>
          <table:table-cell table:number-columns-repeated="3"/>
        </table:table-row>
        <table:table-row table:style-name="ro1">
          <table:table-cell office:value-type="float" office:value="36134154" calcext:value-type="float">
            <text:p>36134154</text:p>
          </table:table-cell>
          <table:table-cell office:value-type="float" office:value="8122043" calcext:value-type="float">
            <text:p>8122043</text:p>
          </table:table-cell>
          <table:table-cell table:number-columns-repeated="3"/>
        </table:table-row>
        <table:table-row table:style-name="ro1">
          <table:table-cell office:value-type="float" office:value="37358733" calcext:value-type="float">
            <text:p>37358733</text:p>
          </table:table-cell>
          <table:table-cell office:value-type="float" office:value="6138062" calcext:value-type="float">
            <text:p>6138062</text:p>
          </table:table-cell>
          <table:table-cell table:number-columns-repeated="3"/>
        </table:table-row>
        <table:table-row table:style-name="ro1">
          <table:table-cell office:value-type="float" office:value="36867209" calcext:value-type="float">
            <text:p>36867209</text:p>
          </table:table-cell>
          <table:table-cell office:value-type="float" office:value="7898673" calcext:value-type="float">
            <text:p>7898673</text:p>
          </table:table-cell>
          <table:table-cell table:number-columns-repeated="3"/>
        </table:table-row>
        <table:table-row table:style-name="ro1">
          <table:table-cell office:value-type="float" office:value="36593378" calcext:value-type="float">
            <text:p>36593378</text:p>
          </table:table-cell>
          <table:table-cell office:value-type="float" office:value="7821998" calcext:value-type="float">
            <text:p>7821998</text:p>
          </table:table-cell>
          <table:table-cell table:number-columns-repeated="3"/>
        </table:table-row>
        <table:table-row table:style-name="ro1">
          <table:table-cell office:value-type="float" office:value="36510211" calcext:value-type="float">
            <text:p>36510211</text:p>
          </table:table-cell>
          <table:table-cell office:value-type="float" office:value="6444515" calcext:value-type="float">
            <text:p>6444515</text:p>
          </table:table-cell>
          <table:table-cell table:number-columns-repeated="3"/>
        </table:table-row>
        <table:table-row table:style-name="ro1">
          <table:table-cell office:value-type="float" office:value="64027201" calcext:value-type="float">
            <text:p>64027201</text:p>
          </table:table-cell>
          <table:table-cell office:value-type="float" office:value="6737704" calcext:value-type="float">
            <text:p>6737704</text:p>
          </table:table-cell>
          <table:table-cell table:number-columns-repeated="3"/>
        </table:table-row>
        <table:table-row table:style-name="ro1">
          <table:table-cell office:value-type="float" office:value="37361634" calcext:value-type="float">
            <text:p>37361634</text:p>
          </table:table-cell>
          <table:table-cell office:value-type="float" office:value="8717358" calcext:value-type="float">
            <text:p>8717358</text:p>
          </table:table-cell>
          <table:table-cell table:number-columns-repeated="3"/>
        </table:table-row>
        <table:table-row table:style-name="ro1">
          <table:table-cell office:value-type="float" office:value="37277014" calcext:value-type="float">
            <text:p>37277014</text:p>
          </table:table-cell>
          <table:table-cell office:value-type="float" office:value="7996923" calcext:value-type="float">
            <text:p>7996923</text:p>
          </table:table-cell>
          <table:table-cell table:number-columns-repeated="3"/>
        </table:table-row>
        <table:table-row table:style-name="ro1">
          <table:table-cell office:value-type="float" office:value="72320611" calcext:value-type="float">
            <text:p>72320611</text:p>
          </table:table-cell>
          <table:table-cell office:value-type="float" office:value="9716433" calcext:value-type="float">
            <text:p>9716433</text:p>
          </table:table-cell>
          <table:table-cell table:number-columns-repeated="3"/>
        </table:table-row>
        <table:table-row table:style-name="ro1">
          <table:table-cell office:value-type="float" office:value="37908171" calcext:value-type="float">
            <text:p>37908171</text:p>
          </table:table-cell>
          <table:table-cell office:value-type="float" office:value="7456081" calcext:value-type="float">
            <text:p>7456081</text:p>
          </table:table-cell>
          <table:table-cell table:number-columns-repeated="3"/>
        </table:table-row>
        <table:table-row table:style-name="ro1">
          <table:table-cell office:value-type="float" office:value="36619900" calcext:value-type="float">
            <text:p>36619900</text:p>
          </table:table-cell>
          <table:table-cell office:value-type="float" office:value="6451253" calcext:value-type="float">
            <text:p>6451253</text:p>
          </table:table-cell>
          <table:table-cell table:number-columns-repeated="3"/>
        </table:table-row>
        <table:table-row table:style-name="ro1">
          <table:table-cell office:value-type="float" office:value="63043987" calcext:value-type="float">
            <text:p>63043987</text:p>
          </table:table-cell>
          <table:table-cell office:value-type="float" office:value="6644566" calcext:value-type="float">
            <text:p>6644566</text:p>
          </table:table-cell>
          <table:table-cell table:number-columns-repeated="3"/>
        </table:table-row>
        <table:table-row table:style-name="ro1">
          <table:table-cell office:value-type="float" office:value="63649516" calcext:value-type="float">
            <text:p>63649516</text:p>
          </table:table-cell>
          <table:table-cell office:value-type="float" office:value="5981605" calcext:value-type="float">
            <text:p>5981605</text:p>
          </table:table-cell>
          <table:table-cell table:number-columns-repeated="3"/>
        </table:table-row>
        <table:table-row table:style-name="ro1">
          <table:table-cell office:value-type="float" office:value="36758878" calcext:value-type="float">
            <text:p>36758878</text:p>
          </table:table-cell>
          <table:table-cell office:value-type="float" office:value="8023634" calcext:value-type="float">
            <text:p>8023634</text:p>
          </table:table-cell>
          <table:table-cell table:number-columns-repeated="3"/>
        </table:table-row>
        <table:table-row table:style-name="ro1">
          <table:table-cell office:value-type="float" office:value="14903864" calcext:value-type="float">
            <text:p>14903864</text:p>
          </table:table-cell>
          <table:table-cell office:value-type="float" office:value="5985041" calcext:value-type="float">
            <text:p>5985041</text:p>
          </table:table-cell>
          <table:table-cell table:number-columns-repeated="3"/>
        </table:table-row>
        <table:table-row table:style-name="ro1">
          <table:table-cell office:value-type="float" office:value="14343438" calcext:value-type="float">
            <text:p>14343438</text:p>
          </table:table-cell>
          <table:table-cell office:value-type="float" office:value="7116702" calcext:value-type="float">
            <text:p>7116702</text:p>
          </table:table-cell>
          <table:table-cell table:number-columns-repeated="3"/>
        </table:table-row>
        <table:table-row table:style-name="ro1">
          <table:table-cell office:value-type="float" office:value="14473146" calcext:value-type="float">
            <text:p>14473146</text:p>
          </table:table-cell>
          <table:table-cell office:value-type="float" office:value="5957859" calcext:value-type="float">
            <text:p>5957859</text:p>
          </table:table-cell>
          <table:table-cell table:number-columns-repeated="3"/>
        </table:table-row>
        <table:table-row table:style-name="ro1">
          <table:table-cell office:value-type="float" office:value="62435225" calcext:value-type="float">
            <text:p>62435225</text:p>
          </table:table-cell>
          <table:table-cell office:value-type="float" office:value="7678141" calcext:value-type="float">
            <text:p>7678141</text:p>
          </table:table-cell>
          <table:table-cell table:number-columns-repeated="3"/>
        </table:table-row>
        <table:table-row table:style-name="ro1">
          <table:table-cell office:value-type="float" office:value="63461001" calcext:value-type="float">
            <text:p>63461001</text:p>
          </table:table-cell>
          <table:table-cell office:value-type="float" office:value="6312624" calcext:value-type="float">
            <text:p>6312624</text:p>
          </table:table-cell>
          <table:table-cell table:number-columns-repeated="3"/>
        </table:table-row>
        <table:table-row table:style-name="ro1">
          <table:table-cell office:value-type="float" office:value="14680952" calcext:value-type="float">
            <text:p>14680952</text:p>
          </table:table-cell>
          <table:table-cell office:value-type="float" office:value="7098474" calcext:value-type="float">
            <text:p>7098474</text:p>
          </table:table-cell>
          <table:table-cell table:number-columns-repeated="3"/>
        </table:table-row>
        <table:table-row table:style-name="ro1">
          <table:table-cell office:value-type="float" office:value="36416488" calcext:value-type="float">
            <text:p>36416488</text:p>
          </table:table-cell>
          <table:table-cell office:value-type="float" office:value="6550507" calcext:value-type="float">
            <text:p>6550507</text:p>
          </table:table-cell>
          <table:table-cell table:number-columns-repeated="3"/>
        </table:table-row>
        <table:table-row table:style-name="ro1">
          <table:table-cell office:value-type="float" office:value="37808628" calcext:value-type="float">
            <text:p>37808628</text:p>
          </table:table-cell>
          <table:table-cell office:value-type="float" office:value="12962887" calcext:value-type="float">
            <text:p>12962887</text:p>
          </table:table-cell>
          <table:table-cell table:number-columns-repeated="3"/>
        </table:table-row>
        <table:table-row table:style-name="ro1">
          <table:table-cell office:value-type="float" office:value="63297454" calcext:value-type="float">
            <text:p>63297454</text:p>
          </table:table-cell>
          <table:table-cell office:value-type="float" office:value="5949007" calcext:value-type="float">
            <text:p>5949007</text:p>
          </table:table-cell>
          <table:table-cell table:number-columns-repeated="3"/>
        </table:table-row>
        <table:table-row table:style-name="ro1">
          <table:table-cell office:value-type="float" office:value="62078417" calcext:value-type="float">
            <text:p>62078417</text:p>
          </table:table-cell>
          <table:table-cell office:value-type="float" office:value="7571541" calcext:value-type="float">
            <text:p>7571541</text:p>
          </table:table-cell>
          <table:table-cell table:number-columns-repeated="3"/>
        </table:table-row>
        <table:table-row table:style-name="ro1">
          <table:table-cell office:value-type="float" office:value="70605766" calcext:value-type="float">
            <text:p>70605766</text:p>
          </table:table-cell>
          <table:table-cell office:value-type="float" office:value="8087488" calcext:value-type="float">
            <text:p>8087488</text:p>
          </table:table-cell>
          <table:table-cell table:number-columns-repeated="3"/>
        </table:table-row>
        <table:table-row table:style-name="ro1">
          <table:table-cell office:value-type="float" office:value="36968385" calcext:value-type="float">
            <text:p>36968385</text:p>
          </table:table-cell>
          <table:table-cell office:value-type="float" office:value="8160993" calcext:value-type="float">
            <text:p>8160993</text:p>
          </table:table-cell>
          <table:table-cell table:number-columns-repeated="3"/>
        </table:table-row>
        <table:table-row table:style-name="ro1">
          <table:table-cell office:value-type="float" office:value="14198755" calcext:value-type="float">
            <text:p>14198755</text:p>
          </table:table-cell>
          <table:table-cell office:value-type="float" office:value="7169318" calcext:value-type="float">
            <text:p>7169318</text:p>
          </table:table-cell>
          <table:table-cell table:number-columns-repeated="3"/>
        </table:table-row>
        <table:table-row table:style-name="ro1">
          <table:table-cell office:value-type="float" office:value="37266927" calcext:value-type="float">
            <text:p>37266927</text:p>
          </table:table-cell>
          <table:table-cell office:value-type="float" office:value="7350020" calcext:value-type="float">
            <text:p>7350020</text:p>
          </table:table-cell>
          <table:table-cell table:number-columns-repeated="3"/>
        </table:table-row>
        <table:table-row table:style-name="ro1">
          <table:table-cell office:value-type="float" office:value="37795778" calcext:value-type="float">
            <text:p>37795778</text:p>
          </table:table-cell>
          <table:table-cell office:value-type="float" office:value="7840014" calcext:value-type="float">
            <text:p>7840014</text:p>
          </table:table-cell>
          <table:table-cell table:number-columns-repeated="3"/>
        </table:table-row>
        <table:table-row table:style-name="ro1">
          <table:table-cell office:value-type="float" office:value="37223177" calcext:value-type="float">
            <text:p>37223177</text:p>
          </table:table-cell>
          <table:table-cell office:value-type="float" office:value="7650692" calcext:value-type="float">
            <text:p>7650692</text:p>
          </table:table-cell>
          <table:table-cell table:number-columns-repeated="3"/>
        </table:table-row>
        <table:table-row table:style-name="ro1">
          <table:table-cell office:value-type="float" office:value="36234462" calcext:value-type="float">
            <text:p>36234462</text:p>
          </table:table-cell>
          <table:table-cell office:value-type="float" office:value="7796981" calcext:value-type="float">
            <text:p>7796981</text:p>
          </table:table-cell>
          <table:table-cell table:number-columns-repeated="3"/>
        </table:table-row>
        <table:table-row table:style-name="ro1">
          <table:table-cell office:value-type="float" office:value="62760729" calcext:value-type="float">
            <text:p>62760729</text:p>
          </table:table-cell>
          <table:table-cell office:value-type="float" office:value="6010401" calcext:value-type="float">
            <text:p>6010401</text:p>
          </table:table-cell>
          <table:table-cell table:number-columns-repeated="3"/>
        </table:table-row>
        <table:table-row table:style-name="ro1">
          <table:table-cell office:value-type="float" office:value="61942913" calcext:value-type="float">
            <text:p>61942913</text:p>
          </table:table-cell>
          <table:table-cell office:value-type="float" office:value="7390633" calcext:value-type="float">
            <text:p>7390633</text:p>
          </table:table-cell>
          <table:table-cell table:number-columns-repeated="3"/>
        </table:table-row>
        <table:table-row table:style-name="ro1">
          <table:table-cell office:value-type="float" office:value="61627055" calcext:value-type="float">
            <text:p>61627055</text:p>
          </table:table-cell>
          <table:table-cell office:value-type="float" office:value="5863878" calcext:value-type="float">
            <text:p>5863878</text:p>
          </table:table-cell>
          <table:table-cell table:number-columns-repeated="3"/>
        </table:table-row>
        <table:table-row table:style-name="ro1">
          <table:table-cell office:value-type="float" office:value="36409542" calcext:value-type="float">
            <text:p>36409542</text:p>
          </table:table-cell>
          <table:table-cell office:value-type="float" office:value="6782018" calcext:value-type="float">
            <text:p>6782018</text:p>
          </table:table-cell>
          <table:table-cell table:number-columns-repeated="3"/>
        </table:table-row>
        <table:table-row table:style-name="ro1">
          <table:table-cell office:value-type="float" office:value="62888604" calcext:value-type="float">
            <text:p>62888604</text:p>
          </table:table-cell>
          <table:table-cell office:value-type="float" office:value="7465094" calcext:value-type="float">
            <text:p>7465094</text:p>
          </table:table-cell>
          <table:table-cell table:number-columns-repeated="3"/>
        </table:table-row>
        <table:table-row table:style-name="ro1">
          <table:table-cell office:value-type="float" office:value="61821371" calcext:value-type="float">
            <text:p>61821371</text:p>
          </table:table-cell>
          <table:table-cell office:value-type="float" office:value="7370395" calcext:value-type="float">
            <text:p>7370395</text:p>
          </table:table-cell>
          <table:table-cell table:number-columns-repeated="3"/>
        </table:table-row>
        <table:table-row table:style-name="ro1">
          <table:table-cell office:value-type="float" office:value="36490316" calcext:value-type="float">
            <text:p>36490316</text:p>
          </table:table-cell>
          <table:table-cell office:value-type="float" office:value="6184372" calcext:value-type="float">
            <text:p>6184372</text:p>
          </table:table-cell>
          <table:table-cell table:number-columns-repeated="3"/>
        </table:table-row>
        <table:table-row table:style-name="ro1">
          <table:table-cell office:value-type="float" office:value="36295510" calcext:value-type="float">
            <text:p>36295510</text:p>
          </table:table-cell>
          <table:table-cell office:value-type="float" office:value="6443568" calcext:value-type="float">
            <text:p>6443568</text:p>
          </table:table-cell>
          <table:table-cell table:number-columns-repeated="3"/>
        </table:table-row>
        <table:table-row table:style-name="ro1">
          <table:table-cell office:value-type="float" office:value="72203072" calcext:value-type="float">
            <text:p>72203072</text:p>
          </table:table-cell>
          <table:table-cell office:value-type="float" office:value="7511874" calcext:value-type="float">
            <text:p>7511874</text:p>
          </table:table-cell>
          <table:table-cell table:number-columns-repeated="3"/>
        </table:table-row>
        <table:table-row table:style-name="ro1">
          <table:table-cell office:value-type="float" office:value="66280069" calcext:value-type="float">
            <text:p>66280069</text:p>
          </table:table-cell>
          <table:table-cell office:value-type="float" office:value="7402821" calcext:value-type="float">
            <text:p>7402821</text:p>
          </table:table-cell>
          <table:table-cell table:number-columns-repeated="3"/>
        </table:table-row>
        <table:table-row table:style-name="ro1">
          <table:table-cell office:value-type="float" office:value="35914967" calcext:value-type="float">
            <text:p>35914967</text:p>
          </table:table-cell>
          <table:table-cell office:value-type="float" office:value="6039266" calcext:value-type="float">
            <text:p>6039266</text:p>
          </table:table-cell>
          <table:table-cell table:number-columns-repeated="3"/>
        </table:table-row>
        <table:table-row table:style-name="ro1">
          <table:table-cell office:value-type="float" office:value="62175319" calcext:value-type="float">
            <text:p>62175319</text:p>
          </table:table-cell>
          <table:table-cell office:value-type="float" office:value="5960411" calcext:value-type="float">
            <text:p>5960411</text:p>
          </table:table-cell>
          <table:table-cell table:number-columns-repeated="3"/>
        </table:table-row>
        <table:table-row table:style-name="ro1">
          <table:table-cell office:value-type="float" office:value="36677142" calcext:value-type="float">
            <text:p>36677142</text:p>
          </table:table-cell>
          <table:table-cell office:value-type="float" office:value="6756954" calcext:value-type="float">
            <text:p>6756954</text:p>
          </table:table-cell>
          <table:table-cell table:number-columns-repeated="3"/>
        </table:table-row>
        <table:table-row table:style-name="ro1">
          <table:table-cell office:value-type="float" office:value="36172593" calcext:value-type="float">
            <text:p>36172593</text:p>
          </table:table-cell>
          <table:table-cell office:value-type="float" office:value="6225567" calcext:value-type="float">
            <text:p>6225567</text:p>
          </table:table-cell>
          <table:table-cell table:number-columns-repeated="3"/>
        </table:table-row>
        <table:table-row table:style-name="ro1">
          <table:table-cell office:value-type="float" office:value="14297034" calcext:value-type="float">
            <text:p>14297034</text:p>
          </table:table-cell>
          <table:table-cell office:value-type="float" office:value="6014260" calcext:value-type="float">
            <text:p>6014260</text:p>
          </table:table-cell>
          <table:table-cell table:number-columns-repeated="3"/>
        </table:table-row>
        <table:table-row table:style-name="ro1">
          <table:table-cell office:value-type="float" office:value="14377431" calcext:value-type="float">
            <text:p>14377431</text:p>
          </table:table-cell>
          <table:table-cell office:value-type="float" office:value="6929729" calcext:value-type="float">
            <text:p>6929729</text:p>
          </table:table-cell>
          <table:table-cell table:number-columns-repeated="3"/>
        </table:table-row>
        <table:table-row table:style-name="ro1">
          <table:table-cell office:value-type="float" office:value="63046100" calcext:value-type="float">
            <text:p>63046100</text:p>
          </table:table-cell>
          <table:table-cell office:value-type="float" office:value="5873164" calcext:value-type="float">
            <text:p>5873164</text:p>
          </table:table-cell>
          <table:table-cell table:number-columns-repeated="3"/>
        </table:table-row>
        <table:table-row table:style-name="ro1">
          <table:table-cell office:value-type="float" office:value="62264348" calcext:value-type="float">
            <text:p>62264348</text:p>
          </table:table-cell>
          <table:table-cell office:value-type="float" office:value="7439435" calcext:value-type="float">
            <text:p>7439435</text:p>
          </table:table-cell>
          <table:table-cell table:number-columns-repeated="3"/>
        </table:table-row>
        <table:table-row table:style-name="ro1">
          <table:table-cell office:value-type="float" office:value="36537570" calcext:value-type="float">
            <text:p>36537570</text:p>
          </table:table-cell>
          <table:table-cell office:value-type="float" office:value="8256451" calcext:value-type="float">
            <text:p>8256451</text:p>
          </table:table-cell>
          <table:table-cell table:number-columns-repeated="3"/>
        </table:table-row>
        <table:table-row table:style-name="ro1">
          <table:table-cell office:value-type="float" office:value="62563849" calcext:value-type="float">
            <text:p>62563849</text:p>
          </table:table-cell>
          <table:table-cell office:value-type="float" office:value="7541796" calcext:value-type="float">
            <text:p>7541796</text:p>
          </table:table-cell>
          <table:table-cell table:number-columns-repeated="3"/>
        </table:table-row>
        <table:table-row table:style-name="ro1">
          <table:table-cell office:value-type="float" office:value="36606826" calcext:value-type="float">
            <text:p>36606826</text:p>
          </table:table-cell>
          <table:table-cell office:value-type="float" office:value="8054600" calcext:value-type="float">
            <text:p>8054600</text:p>
          </table:table-cell>
          <table:table-cell table:number-columns-repeated="3"/>
        </table:table-row>
        <table:table-row table:style-name="ro1">
          <table:table-cell office:value-type="float" office:value="14272695" calcext:value-type="float">
            <text:p>14272695</text:p>
          </table:table-cell>
          <table:table-cell office:value-type="float" office:value="7233612" calcext:value-type="float">
            <text:p>7233612</text:p>
          </table:table-cell>
          <table:table-cell table:number-columns-repeated="3"/>
        </table:table-row>
        <table:table-row table:style-name="ro1">
          <table:table-cell office:value-type="float" office:value="36339451" calcext:value-type="float">
            <text:p>36339451</text:p>
          </table:table-cell>
          <table:table-cell office:value-type="float" office:value="6217199" calcext:value-type="float">
            <text:p>6217199</text:p>
          </table:table-cell>
          <table:table-cell table:number-columns-repeated="3"/>
        </table:table-row>
        <table:table-row table:style-name="ro1">
          <table:table-cell office:value-type="float" office:value="43396494" calcext:value-type="float">
            <text:p>43396494</text:p>
          </table:table-cell>
          <table:table-cell office:value-type="float" office:value="11997931" calcext:value-type="float">
            <text:p>11997931</text:p>
          </table:table-cell>
          <table:table-cell table:number-columns-repeated="3"/>
        </table:table-row>
        <table:table-row table:style-name="ro1">
          <table:table-cell office:value-type="float" office:value="62247844" calcext:value-type="float">
            <text:p>62247844</text:p>
          </table:table-cell>
          <table:table-cell office:value-type="float" office:value="7434410" calcext:value-type="float">
            <text:p>7434410</text:p>
          </table:table-cell>
          <table:table-cell table:number-columns-repeated="3"/>
        </table:table-row>
        <table:table-row table:style-name="ro1">
          <table:table-cell office:value-type="float" office:value="37215719" calcext:value-type="float">
            <text:p>37215719</text:p>
          </table:table-cell>
          <table:table-cell office:value-type="float" office:value="6972504" calcext:value-type="float">
            <text:p>6972504</text:p>
          </table:table-cell>
          <table:table-cell table:number-columns-repeated="3"/>
        </table:table-row>
        <table:table-row table:style-name="ro1">
          <table:table-cell office:value-type="float" office:value="14375559" calcext:value-type="float">
            <text:p>14375559</text:p>
          </table:table-cell>
          <table:table-cell office:value-type="float" office:value="7109406" calcext:value-type="float">
            <text:p>7109406</text:p>
          </table:table-cell>
          <table:table-cell table:number-columns-repeated="3"/>
        </table:table-row>
        <table:table-row table:style-name="ro1">
          <table:table-cell office:value-type="float" office:value="36336698" calcext:value-type="float">
            <text:p>36336698</text:p>
          </table:table-cell>
          <table:table-cell office:value-type="float" office:value="8033848" calcext:value-type="float">
            <text:p>8033848</text:p>
          </table:table-cell>
          <table:table-cell table:number-columns-repeated="3"/>
        </table:table-row>
        <table:table-row table:style-name="ro1">
          <table:table-cell office:value-type="float" office:value="62803785" calcext:value-type="float">
            <text:p>62803785</text:p>
          </table:table-cell>
          <table:table-cell office:value-type="float" office:value="7692971" calcext:value-type="float">
            <text:p>7692971</text:p>
          </table:table-cell>
          <table:table-cell table:number-columns-repeated="3"/>
        </table:table-row>
        <table:table-row table:style-name="ro1">
          <table:table-cell office:value-type="float" office:value="35907061" calcext:value-type="float">
            <text:p>35907061</text:p>
          </table:table-cell>
          <table:table-cell office:value-type="float" office:value="6226573" calcext:value-type="float">
            <text:p>6226573</text:p>
          </table:table-cell>
          <table:table-cell table:number-columns-repeated="3"/>
        </table:table-row>
        <table:table-row table:style-name="ro1">
          <table:table-cell office:value-type="float" office:value="36028712" calcext:value-type="float">
            <text:p>36028712</text:p>
          </table:table-cell>
          <table:table-cell office:value-type="float" office:value="6020649" calcext:value-type="float">
            <text:p>6020649</text:p>
          </table:table-cell>
          <table:table-cell table:number-columns-repeated="3"/>
        </table:table-row>
        <table:table-row table:style-name="ro1">
          <table:table-cell office:value-type="float" office:value="14178943" calcext:value-type="float">
            <text:p>14178943</text:p>
          </table:table-cell>
          <table:table-cell office:value-type="float" office:value="7002185" calcext:value-type="float">
            <text:p>7002185</text:p>
          </table:table-cell>
          <table:table-cell table:number-columns-repeated="3"/>
        </table:table-row>
        <table:table-row table:style-name="ro1">
          <table:table-cell office:value-type="float" office:value="36433257" calcext:value-type="float">
            <text:p>36433257</text:p>
          </table:table-cell>
          <table:table-cell office:value-type="float" office:value="6410882" calcext:value-type="float">
            <text:p>6410882</text:p>
          </table:table-cell>
          <table:table-cell table:number-columns-repeated="3"/>
        </table:table-row>
        <table:table-row table:style-name="ro1">
          <table:table-cell office:value-type="float" office:value="36870289" calcext:value-type="float">
            <text:p>36870289</text:p>
          </table:table-cell>
          <table:table-cell office:value-type="float" office:value="8027901" calcext:value-type="float">
            <text:p>8027901</text:p>
          </table:table-cell>
          <table:table-cell table:number-columns-repeated="3"/>
        </table:table-row>
        <table:table-row table:style-name="ro1">
          <table:table-cell office:value-type="float" office:value="63346146" calcext:value-type="float">
            <text:p>63346146</text:p>
          </table:table-cell>
          <table:table-cell office:value-type="float" office:value="6211899" calcext:value-type="float">
            <text:p>6211899</text:p>
          </table:table-cell>
          <table:table-cell table:number-columns-repeated="3"/>
        </table:table-row>
        <table:table-row table:style-name="ro1">
          <table:table-cell office:value-type="float" office:value="36364538" calcext:value-type="float">
            <text:p>36364538</text:p>
          </table:table-cell>
          <table:table-cell office:value-type="float" office:value="6399970" calcext:value-type="float">
            <text:p>6399970</text:p>
          </table:table-cell>
          <table:table-cell table:number-columns-repeated="3"/>
        </table:table-row>
        <table:table-row table:style-name="ro1">
          <table:table-cell office:value-type="float" office:value="36082416" calcext:value-type="float">
            <text:p>36082416</text:p>
          </table:table-cell>
          <table:table-cell office:value-type="float" office:value="6282895" calcext:value-type="float">
            <text:p>6282895</text:p>
          </table:table-cell>
          <table:table-cell table:number-columns-repeated="3"/>
        </table:table-row>
        <table:table-row table:style-name="ro1">
          <table:table-cell office:value-type="float" office:value="62439952" calcext:value-type="float">
            <text:p>62439952</text:p>
          </table:table-cell>
          <table:table-cell office:value-type="float" office:value="7719030" calcext:value-type="float">
            <text:p>7719030</text:p>
          </table:table-cell>
          <table:table-cell table:number-columns-repeated="3"/>
        </table:table-row>
        <table:table-row table:style-name="ro1">
          <table:table-cell office:value-type="float" office:value="62303638" calcext:value-type="float">
            <text:p>62303638</text:p>
          </table:table-cell>
          <table:table-cell office:value-type="float" office:value="7385256" calcext:value-type="float">
            <text:p>7385256</text:p>
          </table:table-cell>
          <table:table-cell table:number-columns-repeated="3"/>
        </table:table-row>
        <table:table-row table:style-name="ro1">
          <table:table-cell office:value-type="float" office:value="63877476" calcext:value-type="float">
            <text:p>63877476</text:p>
          </table:table-cell>
          <table:table-cell office:value-type="float" office:value="7633268" calcext:value-type="float">
            <text:p>7633268</text:p>
          </table:table-cell>
          <table:table-cell table:number-columns-repeated="3"/>
        </table:table-row>
        <table:table-row table:style-name="ro1">
          <table:table-cell office:value-type="float" office:value="61707015" calcext:value-type="float">
            <text:p>61707015</text:p>
          </table:table-cell>
          <table:table-cell office:value-type="float" office:value="7364830" calcext:value-type="float">
            <text:p>7364830</text:p>
          </table:table-cell>
          <table:table-cell table:number-columns-repeated="3"/>
        </table:table-row>
        <table:table-row table:style-name="ro1">
          <table:table-cell office:value-type="float" office:value="14327043" calcext:value-type="float">
            <text:p>14327043</text:p>
          </table:table-cell>
          <table:table-cell office:value-type="float" office:value="7063486" calcext:value-type="float">
            <text:p>7063486</text:p>
          </table:table-cell>
          <table:table-cell table:number-columns-repeated="3"/>
        </table:table-row>
        <table:table-row table:style-name="ro1">
          <table:table-cell office:value-type="float" office:value="14122531" calcext:value-type="float">
            <text:p>14122531</text:p>
          </table:table-cell>
          <table:table-cell office:value-type="float" office:value="7204734" calcext:value-type="float">
            <text:p>7204734</text:p>
          </table:table-cell>
          <table:table-cell table:number-columns-repeated="3"/>
        </table:table-row>
        <table:table-row table:style-name="ro1">
          <table:table-cell office:value-type="float" office:value="62059249" calcext:value-type="float">
            <text:p>62059249</text:p>
          </table:table-cell>
          <table:table-cell office:value-type="float" office:value="7464708" calcext:value-type="float">
            <text:p>7464708</text:p>
          </table:table-cell>
          <table:table-cell table:number-columns-repeated="3"/>
        </table:table-row>
        <table:table-row table:style-name="ro1">
          <table:table-cell office:value-type="float" office:value="62551227" calcext:value-type="float">
            <text:p>62551227</text:p>
          </table:table-cell>
          <table:table-cell office:value-type="float" office:value="5932876" calcext:value-type="float">
            <text:p>5932876</text:p>
          </table:table-cell>
          <table:table-cell table:number-columns-repeated="3"/>
        </table:table-row>
        <table:table-row table:style-name="ro1">
          <table:table-cell office:value-type="float" office:value="61936237" calcext:value-type="float">
            <text:p>61936237</text:p>
          </table:table-cell>
          <table:table-cell office:value-type="float" office:value="5837172" calcext:value-type="float">
            <text:p>5837172</text:p>
          </table:table-cell>
          <table:table-cell table:number-columns-repeated="3"/>
        </table:table-row>
        <table:table-row table:style-name="ro1">
          <table:table-cell office:value-type="float" office:value="62074862" calcext:value-type="float">
            <text:p>62074862</text:p>
          </table:table-cell>
          <table:table-cell office:value-type="float" office:value="7537924" calcext:value-type="float">
            <text:p>7537924</text:p>
          </table:table-cell>
          <table:table-cell table:number-columns-repeated="3"/>
        </table:table-row>
        <table:table-row table:style-name="ro1">
          <table:table-cell office:value-type="float" office:value="36649467" calcext:value-type="float">
            <text:p>36649467</text:p>
          </table:table-cell>
          <table:table-cell office:value-type="float" office:value="16571058" calcext:value-type="float">
            <text:p>16571058</text:p>
          </table:table-cell>
          <table:table-cell table:number-columns-repeated="3"/>
        </table:table-row>
        <table:table-row table:style-name="ro1">
          <table:table-cell office:value-type="float" office:value="36517628" calcext:value-type="float">
            <text:p>36517628</text:p>
          </table:table-cell>
          <table:table-cell office:value-type="float" office:value="6178194" calcext:value-type="float">
            <text:p>6178194</text:p>
          </table:table-cell>
          <table:table-cell table:number-columns-repeated="3"/>
        </table:table-row>
        <table:table-row table:style-name="ro1">
          <table:table-cell office:value-type="float" office:value="62074899" calcext:value-type="float">
            <text:p>62074899</text:p>
          </table:table-cell>
          <table:table-cell office:value-type="float" office:value="7463775" calcext:value-type="float">
            <text:p>7463775</text:p>
          </table:table-cell>
          <table:table-cell table:number-columns-repeated="3"/>
        </table:table-row>
        <table:table-row table:style-name="ro1">
          <table:table-cell office:value-type="float" office:value="61404124" calcext:value-type="float">
            <text:p>61404124</text:p>
          </table:table-cell>
          <table:table-cell office:value-type="float" office:value="7364214" calcext:value-type="float">
            <text:p>7364214</text:p>
          </table:table-cell>
          <table:table-cell table:number-columns-repeated="3"/>
        </table:table-row>
        <table:table-row table:style-name="ro1">
          <table:table-cell office:value-type="float" office:value="62860114" calcext:value-type="float">
            <text:p>62860114</text:p>
          </table:table-cell>
          <table:table-cell office:value-type="float" office:value="7373269" calcext:value-type="float">
            <text:p>7373269</text:p>
          </table:table-cell>
          <table:table-cell table:number-columns-repeated="3"/>
        </table:table-row>
        <table:table-row table:style-name="ro1">
          <table:table-cell office:value-type="float" office:value="19627736" calcext:value-type="float">
            <text:p>19627736</text:p>
          </table:table-cell>
          <table:table-cell office:value-type="float" office:value="8917669" calcext:value-type="float">
            <text:p>8917669</text:p>
          </table:table-cell>
          <table:table-cell table:number-columns-repeated="3"/>
        </table:table-row>
        <table:table-row table:style-name="ro1">
          <table:table-cell office:value-type="float" office:value="14367809" calcext:value-type="float">
            <text:p>14367809</text:p>
          </table:table-cell>
          <table:table-cell office:value-type="float" office:value="7251767" calcext:value-type="float">
            <text:p>7251767</text:p>
          </table:table-cell>
          <table:table-cell table:number-columns-repeated="3"/>
        </table:table-row>
        <table:table-row table:style-name="ro1">
          <table:table-cell office:value-type="float" office:value="35695400" calcext:value-type="float">
            <text:p>35695400</text:p>
          </table:table-cell>
          <table:table-cell office:value-type="float" office:value="6249966" calcext:value-type="float">
            <text:p>6249966</text:p>
          </table:table-cell>
          <table:table-cell table:number-columns-repeated="3"/>
        </table:table-row>
        <table:table-row table:style-name="ro1">
          <table:table-cell office:value-type="float" office:value="62626320" calcext:value-type="float">
            <text:p>62626320</text:p>
          </table:table-cell>
          <table:table-cell office:value-type="float" office:value="5891532" calcext:value-type="float">
            <text:p>5891532</text:p>
          </table:table-cell>
          <table:table-cell table:number-columns-repeated="3"/>
        </table:table-row>
        <table:table-row table:style-name="ro1">
          <table:table-cell office:value-type="float" office:value="36437971" calcext:value-type="float">
            <text:p>36437971</text:p>
          </table:table-cell>
          <table:table-cell office:value-type="float" office:value="7923273" calcext:value-type="float">
            <text:p>7923273</text:p>
          </table:table-cell>
          <table:table-cell table:number-columns-repeated="3"/>
        </table:table-row>
        <table:table-row table:style-name="ro1">
          <table:table-cell office:value-type="float" office:value="62084711" calcext:value-type="float">
            <text:p>62084711</text:p>
          </table:table-cell>
          <table:table-cell office:value-type="float" office:value="7431538" calcext:value-type="float">
            <text:p>7431538</text:p>
          </table:table-cell>
          <table:table-cell table:number-columns-repeated="3"/>
        </table:table-row>
        <table:table-row table:style-name="ro1">
          <table:table-cell office:value-type="float" office:value="36891442" calcext:value-type="float">
            <text:p>36891442</text:p>
          </table:table-cell>
          <table:table-cell office:value-type="float" office:value="8903571" calcext:value-type="float">
            <text:p>8903571</text:p>
          </table:table-cell>
          <table:table-cell table:number-columns-repeated="3"/>
        </table:table-row>
        <table:table-row table:style-name="ro1">
          <table:table-cell office:value-type="float" office:value="64940401" calcext:value-type="float">
            <text:p>64940401</text:p>
          </table:table-cell>
          <table:table-cell office:value-type="float" office:value="7635429" calcext:value-type="float">
            <text:p>7635429</text:p>
          </table:table-cell>
          <table:table-cell table:number-columns-repeated="3"/>
        </table:table-row>
        <table:table-row table:style-name="ro1">
          <table:table-cell office:value-type="float" office:value="17217740" calcext:value-type="float">
            <text:p>17217740</text:p>
          </table:table-cell>
          <table:table-cell office:value-type="float" office:value="8542405" calcext:value-type="float">
            <text:p>8542405</text:p>
          </table:table-cell>
          <table:table-cell table:number-columns-repeated="3"/>
        </table:table-row>
        <table:table-row table:style-name="ro1">
          <table:table-cell office:value-type="float" office:value="71046959" calcext:value-type="float">
            <text:p>71046959</text:p>
          </table:table-cell>
          <table:table-cell office:value-type="float" office:value="22729829" calcext:value-type="float">
            <text:p>22729829</text:p>
          </table:table-cell>
          <table:table-cell table:number-columns-repeated="3"/>
        </table:table-row>
        <table:table-row table:style-name="ro1">
          <table:table-cell office:value-type="float" office:value="66811320" calcext:value-type="float">
            <text:p>66811320</text:p>
          </table:table-cell>
          <table:table-cell office:value-type="float" office:value="8275092" calcext:value-type="float">
            <text:p>8275092</text:p>
          </table:table-cell>
          <table:table-cell table:number-columns-repeated="3"/>
        </table:table-row>
        <table:table-row table:style-name="ro1">
          <table:table-cell office:value-type="float" office:value="42039214" calcext:value-type="float">
            <text:p>42039214</text:p>
          </table:table-cell>
          <table:table-cell office:value-type="float" office:value="15981036" calcext:value-type="float">
            <text:p>15981036</text:p>
          </table:table-cell>
          <table:table-cell table:number-columns-repeated="3"/>
        </table:table-row>
        <table:table-row table:style-name="ro1">
          <table:table-cell office:value-type="float" office:value="65971059" calcext:value-type="float">
            <text:p>65971059</text:p>
          </table:table-cell>
          <table:table-cell office:value-type="float" office:value="11116475" calcext:value-type="float">
            <text:p>11116475</text:p>
          </table:table-cell>
          <table:table-cell table:number-columns-repeated="3"/>
        </table:table-row>
        <table:table-row table:style-name="ro1">
          <table:table-cell office:value-type="float" office:value="23830859" calcext:value-type="float">
            <text:p>23830859</text:p>
          </table:table-cell>
          <table:table-cell office:value-type="float" office:value="9171697" calcext:value-type="float">
            <text:p>9171697</text:p>
          </table:table-cell>
          <table:table-cell table:number-columns-repeated="3"/>
        </table:table-row>
        <table:table-row table:style-name="ro1">
          <table:table-cell office:value-type="float" office:value="22664334" calcext:value-type="float">
            <text:p>22664334</text:p>
          </table:table-cell>
          <table:table-cell office:value-type="float" office:value="10614895" calcext:value-type="float">
            <text:p>10614895</text:p>
          </table:table-cell>
          <table:table-cell table:number-columns-repeated="3"/>
        </table:table-row>
        <table:table-row table:style-name="ro1">
          <table:table-cell office:value-type="float" office:value="78676280" calcext:value-type="float">
            <text:p>78676280</text:p>
          </table:table-cell>
          <table:table-cell office:value-type="float" office:value="17279196" calcext:value-type="float">
            <text:p>17279196</text:p>
          </table:table-cell>
          <table:table-cell table:number-columns-repeated="3"/>
        </table:table-row>
        <table:table-row table:style-name="ro1">
          <table:table-cell office:value-type="float" office:value="41592648" calcext:value-type="float">
            <text:p>41592648</text:p>
          </table:table-cell>
          <table:table-cell office:value-type="float" office:value="12860967" calcext:value-type="float">
            <text:p>12860967</text:p>
          </table:table-cell>
          <table:table-cell table:number-columns-repeated="3"/>
        </table:table-row>
        <table:table-row table:style-name="ro1">
          <table:table-cell office:value-type="float" office:value="19310149" calcext:value-type="float">
            <text:p>19310149</text:p>
          </table:table-cell>
          <table:table-cell office:value-type="float" office:value="7616229" calcext:value-type="float">
            <text:p>7616229</text:p>
          </table:table-cell>
          <table:table-cell table:number-columns-repeated="3"/>
        </table:table-row>
        <table:table-row table:style-name="ro1">
          <table:table-cell office:value-type="float" office:value="67579801" calcext:value-type="float">
            <text:p>67579801</text:p>
          </table:table-cell>
          <table:table-cell office:value-type="float" office:value="12680162" calcext:value-type="float">
            <text:p>12680162</text:p>
          </table:table-cell>
          <table:table-cell table:number-columns-repeated="3"/>
        </table:table-row>
        <table:table-row table:style-name="ro1">
          <table:table-cell office:value-type="float" office:value="69433722" calcext:value-type="float">
            <text:p>69433722</text:p>
          </table:table-cell>
          <table:table-cell office:value-type="float" office:value="14574340" calcext:value-type="float">
            <text:p>14574340</text:p>
          </table:table-cell>
          <table:table-cell table:number-columns-repeated="3"/>
        </table:table-row>
        <table:table-row table:style-name="ro1">
          <table:table-cell office:value-type="float" office:value="36449409" calcext:value-type="float">
            <text:p>36449409</text:p>
          </table:table-cell>
          <table:table-cell office:value-type="float" office:value="6142159" calcext:value-type="float">
            <text:p>6142159</text:p>
          </table:table-cell>
          <table:table-cell table:number-columns-repeated="3"/>
        </table:table-row>
        <table:table-row table:style-name="ro1">
          <table:table-cell office:value-type="float" office:value="36650371" calcext:value-type="float">
            <text:p>36650371</text:p>
          </table:table-cell>
          <table:table-cell office:value-type="float" office:value="7673677" calcext:value-type="float">
            <text:p>7673677</text:p>
          </table:table-cell>
          <table:table-cell table:number-columns-repeated="3"/>
        </table:table-row>
        <table:table-row table:style-name="ro1">
          <table:table-cell office:value-type="float" office:value="36050654" calcext:value-type="float">
            <text:p>36050654</text:p>
          </table:table-cell>
          <table:table-cell office:value-type="float" office:value="7942898" calcext:value-type="float">
            <text:p>7942898</text:p>
          </table:table-cell>
          <table:table-cell table:number-columns-repeated="3"/>
        </table:table-row>
        <table:table-row table:style-name="ro1">
          <table:table-cell office:value-type="float" office:value="62555694" calcext:value-type="float">
            <text:p>62555694</text:p>
          </table:table-cell>
          <table:table-cell office:value-type="float" office:value="5988078" calcext:value-type="float">
            <text:p>5988078</text:p>
          </table:table-cell>
          <table:table-cell table:number-columns-repeated="3"/>
        </table:table-row>
        <table:table-row table:style-name="ro1">
          <table:table-cell office:value-type="float" office:value="36407879" calcext:value-type="float">
            <text:p>36407879</text:p>
          </table:table-cell>
          <table:table-cell office:value-type="float" office:value="8414472" calcext:value-type="float">
            <text:p>8414472</text:p>
          </table:table-cell>
          <table:table-cell table:number-columns-repeated="3"/>
        </table:table-row>
        <table:table-row table:style-name="ro1">
          <table:table-cell office:value-type="float" office:value="36370795" calcext:value-type="float">
            <text:p>36370795</text:p>
          </table:table-cell>
          <table:table-cell office:value-type="float" office:value="6489576" calcext:value-type="float">
            <text:p>6489576</text:p>
          </table:table-cell>
          <table:table-cell table:number-columns-repeated="3"/>
        </table:table-row>
        <table:table-row table:style-name="ro1">
          <table:table-cell office:value-type="float" office:value="61620974" calcext:value-type="float">
            <text:p>61620974</text:p>
          </table:table-cell>
          <table:table-cell office:value-type="float" office:value="7327498" calcext:value-type="float">
            <text:p>7327498</text:p>
          </table:table-cell>
          <table:table-cell table:number-columns-repeated="3"/>
        </table:table-row>
        <table:table-row table:style-name="ro1">
          <table:table-cell office:value-type="float" office:value="36433079" calcext:value-type="float">
            <text:p>36433079</text:p>
          </table:table-cell>
          <table:table-cell office:value-type="float" office:value="6022678" calcext:value-type="float">
            <text:p>6022678</text:p>
          </table:table-cell>
          <table:table-cell table:number-columns-repeated="3"/>
        </table:table-row>
        <table:table-row table:style-name="ro1">
          <table:table-cell office:value-type="float" office:value="36798825" calcext:value-type="float">
            <text:p>36798825</text:p>
          </table:table-cell>
          <table:table-cell office:value-type="float" office:value="8428309" calcext:value-type="float">
            <text:p>8428309</text:p>
          </table:table-cell>
          <table:table-cell table:number-columns-repeated="3"/>
        </table:table-row>
        <table:table-row table:style-name="ro1">
          <table:table-cell office:value-type="float" office:value="63391374" calcext:value-type="float">
            <text:p>63391374</text:p>
          </table:table-cell>
          <table:table-cell office:value-type="float" office:value="7704294" calcext:value-type="float">
            <text:p>7704294</text:p>
          </table:table-cell>
          <table:table-cell table:number-columns-repeated="3"/>
        </table:table-row>
        <table:table-row table:style-name="ro1">
          <table:table-cell office:value-type="float" office:value="36405988" calcext:value-type="float">
            <text:p>36405988</text:p>
          </table:table-cell>
          <table:table-cell office:value-type="float" office:value="7506184" calcext:value-type="float">
            <text:p>7506184</text:p>
          </table:table-cell>
          <table:table-cell table:number-columns-repeated="3"/>
        </table:table-row>
        <table:table-row table:style-name="ro1">
          <table:table-cell office:value-type="float" office:value="62789526" calcext:value-type="float">
            <text:p>62789526</text:p>
          </table:table-cell>
          <table:table-cell office:value-type="float" office:value="5964850" calcext:value-type="float">
            <text:p>5964850</text:p>
          </table:table-cell>
          <table:table-cell table:number-columns-repeated="3"/>
        </table:table-row>
        <table:table-row table:style-name="ro1">
          <table:table-cell office:value-type="float" office:value="64879007" calcext:value-type="float">
            <text:p>64879007</text:p>
          </table:table-cell>
          <table:table-cell office:value-type="float" office:value="7323926" calcext:value-type="float">
            <text:p>7323926</text:p>
          </table:table-cell>
          <table:table-cell table:number-columns-repeated="3"/>
        </table:table-row>
        <table:table-row table:style-name="ro1">
          <table:table-cell office:value-type="float" office:value="80912401" calcext:value-type="float">
            <text:p>80912401</text:p>
          </table:table-cell>
          <table:table-cell office:value-type="float" office:value="5916436" calcext:value-type="float">
            <text:p>5916436</text:p>
          </table:table-cell>
          <table:table-cell table:number-columns-repeated="3"/>
        </table:table-row>
        <table:table-row table:style-name="ro1">
          <table:table-cell office:value-type="float" office:value="61783419" calcext:value-type="float">
            <text:p>61783419</text:p>
          </table:table-cell>
          <table:table-cell office:value-type="float" office:value="7583106" calcext:value-type="float">
            <text:p>7583106</text:p>
          </table:table-cell>
          <table:table-cell table:number-columns-repeated="3"/>
        </table:table-row>
        <table:table-row table:style-name="ro1">
          <table:table-cell office:value-type="float" office:value="35667237" calcext:value-type="float">
            <text:p>35667237</text:p>
          </table:table-cell>
          <table:table-cell office:value-type="float" office:value="5922425" calcext:value-type="float">
            <text:p>5922425</text:p>
          </table:table-cell>
          <table:table-cell table:number-columns-repeated="3"/>
        </table:table-row>
        <table:table-row table:style-name="ro1">
          <table:table-cell office:value-type="float" office:value="60953374" calcext:value-type="float">
            <text:p>60953374</text:p>
          </table:table-cell>
          <table:table-cell office:value-type="float" office:value="7278425" calcext:value-type="float">
            <text:p>7278425</text:p>
          </table:table-cell>
          <table:table-cell table:number-columns-repeated="3"/>
        </table:table-row>
        <table:table-row table:style-name="ro1">
          <table:table-cell office:value-type="float" office:value="35744280" calcext:value-type="float">
            <text:p>35744280</text:p>
          </table:table-cell>
          <table:table-cell office:value-type="float" office:value="6386677" calcext:value-type="float">
            <text:p>6386677</text:p>
          </table:table-cell>
          <table:table-cell table:number-columns-repeated="3"/>
        </table:table-row>
        <table:table-row table:style-name="ro1">
          <table:table-cell office:value-type="float" office:value="62046157" calcext:value-type="float">
            <text:p>62046157</text:p>
          </table:table-cell>
          <table:table-cell office:value-type="float" office:value="7008951" calcext:value-type="float">
            <text:p>7008951</text:p>
          </table:table-cell>
          <table:table-cell table:number-columns-repeated="3"/>
        </table:table-row>
        <table:table-row table:style-name="ro1">
          <table:table-cell office:value-type="float" office:value="14221447" calcext:value-type="float">
            <text:p>14221447</text:p>
          </table:table-cell>
          <table:table-cell office:value-type="float" office:value="7084464" calcext:value-type="float">
            <text:p>7084464</text:p>
          </table:table-cell>
          <table:table-cell table:number-columns-repeated="3"/>
        </table:table-row>
        <table:table-row table:style-name="ro1">
          <table:table-cell office:value-type="float" office:value="62271573" calcext:value-type="float">
            <text:p>62271573</text:p>
          </table:table-cell>
          <table:table-cell office:value-type="float" office:value="5744110" calcext:value-type="float">
            <text:p>5744110</text:p>
          </table:table-cell>
          <table:table-cell table:number-columns-repeated="3"/>
        </table:table-row>
        <table:table-row table:style-name="ro1">
          <table:table-cell office:value-type="float" office:value="67636645" calcext:value-type="float">
            <text:p>67636645</text:p>
          </table:table-cell>
          <table:table-cell office:value-type="float" office:value="9515165" calcext:value-type="float">
            <text:p>9515165</text:p>
          </table:table-cell>
          <table:table-cell table:number-columns-repeated="3"/>
        </table:table-row>
        <table:table-row table:style-name="ro1">
          <table:table-cell office:value-type="float" office:value="62087975" calcext:value-type="float">
            <text:p>62087975</text:p>
          </table:table-cell>
          <table:table-cell office:value-type="float" office:value="7378064" calcext:value-type="float">
            <text:p>7378064</text:p>
          </table:table-cell>
          <table:table-cell table:number-columns-repeated="3"/>
        </table:table-row>
        <table:table-row table:style-name="ro1">
          <table:table-cell office:value-type="float" office:value="36008626" calcext:value-type="float">
            <text:p>36008626</text:p>
          </table:table-cell>
          <table:table-cell office:value-type="float" office:value="7974097" calcext:value-type="float">
            <text:p>7974097</text:p>
          </table:table-cell>
          <table:table-cell table:number-columns-repeated="3"/>
        </table:table-row>
        <table:table-row table:style-name="ro1">
          <table:table-cell office:value-type="float" office:value="61526360" calcext:value-type="float">
            <text:p>61526360</text:p>
          </table:table-cell>
          <table:table-cell office:value-type="float" office:value="7440615" calcext:value-type="float">
            <text:p>7440615</text:p>
          </table:table-cell>
          <table:table-cell table:number-columns-repeated="3"/>
        </table:table-row>
        <table:table-row table:style-name="ro1">
          <table:table-cell office:value-type="float" office:value="62734576" calcext:value-type="float">
            <text:p>62734576</text:p>
          </table:table-cell>
          <table:table-cell office:value-type="float" office:value="7503487" calcext:value-type="float">
            <text:p>7503487</text:p>
          </table:table-cell>
          <table:table-cell table:number-columns-repeated="3"/>
        </table:table-row>
        <table:table-row table:style-name="ro1">
          <table:table-cell office:value-type="float" office:value="36906292" calcext:value-type="float">
            <text:p>36906292</text:p>
          </table:table-cell>
          <table:table-cell office:value-type="float" office:value="7948716" calcext:value-type="float">
            <text:p>7948716</text:p>
          </table:table-cell>
          <table:table-cell table:number-columns-repeated="3"/>
        </table:table-row>
        <table:table-row table:style-name="ro1">
          <table:table-cell office:value-type="float" office:value="35599913" calcext:value-type="float">
            <text:p>35599913</text:p>
          </table:table-cell>
          <table:table-cell office:value-type="float" office:value="6231376" calcext:value-type="float">
            <text:p>6231376</text:p>
          </table:table-cell>
          <table:table-cell table:number-columns-repeated="3"/>
        </table:table-row>
        <table:table-row table:style-name="ro1">
          <table:table-cell office:value-type="float" office:value="14338207" calcext:value-type="float">
            <text:p>14338207</text:p>
          </table:table-cell>
          <table:table-cell office:value-type="float" office:value="7032946" calcext:value-type="float">
            <text:p>7032946</text:p>
          </table:table-cell>
          <table:table-cell table:number-columns-repeated="3"/>
        </table:table-row>
        <table:table-row table:style-name="ro1">
          <table:table-cell office:value-type="float" office:value="36444676" calcext:value-type="float">
            <text:p>36444676</text:p>
          </table:table-cell>
          <table:table-cell office:value-type="float" office:value="6571105" calcext:value-type="float">
            <text:p>6571105</text:p>
          </table:table-cell>
          <table:table-cell table:number-columns-repeated="3"/>
        </table:table-row>
        <table:table-row table:style-name="ro1">
          <table:table-cell office:value-type="float" office:value="63618010" calcext:value-type="float">
            <text:p>63618010</text:p>
          </table:table-cell>
          <table:table-cell office:value-type="float" office:value="5922709" calcext:value-type="float">
            <text:p>5922709</text:p>
          </table:table-cell>
          <table:table-cell table:number-columns-repeated="3"/>
        </table:table-row>
        <table:table-row table:style-name="ro1">
          <table:table-cell office:value-type="float" office:value="36793635" calcext:value-type="float">
            <text:p>36793635</text:p>
          </table:table-cell>
          <table:table-cell office:value-type="float" office:value="8153410" calcext:value-type="float">
            <text:p>8153410</text:p>
          </table:table-cell>
          <table:table-cell table:number-columns-repeated="3"/>
        </table:table-row>
        <table:table-row table:style-name="ro1">
          <table:table-cell office:value-type="float" office:value="63282774" calcext:value-type="float">
            <text:p>63282774</text:p>
          </table:table-cell>
          <table:table-cell office:value-type="float" office:value="7474149" calcext:value-type="float">
            <text:p>7474149</text:p>
          </table:table-cell>
          <table:table-cell table:number-columns-repeated="3"/>
        </table:table-row>
        <table:table-row table:style-name="ro1">
          <table:table-cell office:value-type="float" office:value="36580210" calcext:value-type="float">
            <text:p>36580210</text:p>
          </table:table-cell>
          <table:table-cell office:value-type="float" office:value="7961783" calcext:value-type="float">
            <text:p>7961783</text:p>
          </table:table-cell>
          <table:table-cell table:number-columns-repeated="3"/>
        </table:table-row>
        <table:table-row table:style-name="ro1">
          <table:table-cell office:value-type="float" office:value="62528681" calcext:value-type="float">
            <text:p>62528681</text:p>
          </table:table-cell>
          <table:table-cell office:value-type="float" office:value="7743030" calcext:value-type="float">
            <text:p>7743030</text:p>
          </table:table-cell>
          <table:table-cell table:number-columns-repeated="3"/>
        </table:table-row>
        <table:table-row table:style-name="ro1">
          <table:table-cell office:value-type="float" office:value="14284514" calcext:value-type="float">
            <text:p>14284514</text:p>
          </table:table-cell>
          <table:table-cell office:value-type="float" office:value="7242902" calcext:value-type="float">
            <text:p>7242902</text:p>
          </table:table-cell>
          <table:table-cell table:number-columns-repeated="3"/>
        </table:table-row>
        <table:table-row table:style-name="ro1">
          <table:table-cell office:value-type="float" office:value="56658235" calcext:value-type="float">
            <text:p>56658235</text:p>
          </table:table-cell>
          <table:table-cell office:value-type="float" office:value="7388681" calcext:value-type="float">
            <text:p>7388681</text:p>
          </table:table-cell>
          <table:table-cell table:number-columns-repeated="3"/>
        </table:table-row>
        <table:table-row table:style-name="ro1">
          <table:table-cell office:value-type="float" office:value="36362881" calcext:value-type="float">
            <text:p>36362881</text:p>
          </table:table-cell>
          <table:table-cell office:value-type="float" office:value="6487168" calcext:value-type="float">
            <text:p>6487168</text:p>
          </table:table-cell>
          <table:table-cell table:number-columns-repeated="3"/>
        </table:table-row>
        <table:table-row table:style-name="ro1">
          <table:table-cell office:value-type="float" office:value="62281615" calcext:value-type="float">
            <text:p>62281615</text:p>
          </table:table-cell>
          <table:table-cell office:value-type="float" office:value="7763391" calcext:value-type="float">
            <text:p>7763391</text:p>
          </table:table-cell>
          <table:table-cell table:number-columns-repeated="3"/>
        </table:table-row>
        <table:table-row table:style-name="ro1">
          <table:table-cell office:value-type="float" office:value="36230862" calcext:value-type="float">
            <text:p>36230862</text:p>
          </table:table-cell>
          <table:table-cell office:value-type="float" office:value="6073279" calcext:value-type="float">
            <text:p>6073279</text:p>
          </table:table-cell>
          <table:table-cell table:number-columns-repeated="3"/>
        </table:table-row>
        <table:table-row table:style-name="ro1">
          <table:table-cell office:value-type="float" office:value="62237654" calcext:value-type="float">
            <text:p>62237654</text:p>
          </table:table-cell>
          <table:table-cell office:value-type="float" office:value="7438660" calcext:value-type="float">
            <text:p>7438660</text:p>
          </table:table-cell>
          <table:table-cell table:number-columns-repeated="3"/>
        </table:table-row>
        <table:table-row table:style-name="ro1">
          <table:table-cell office:value-type="float" office:value="14313595" calcext:value-type="float">
            <text:p>14313595</text:p>
          </table:table-cell>
          <table:table-cell office:value-type="float" office:value="6978447" calcext:value-type="float">
            <text:p>6978447</text:p>
          </table:table-cell>
          <table:table-cell table:number-columns-repeated="3"/>
        </table:table-row>
        <table:table-row table:style-name="ro1">
          <table:table-cell office:value-type="float" office:value="37347090" calcext:value-type="float">
            <text:p>37347090</text:p>
          </table:table-cell>
          <table:table-cell office:value-type="float" office:value="6605856" calcext:value-type="float">
            <text:p>6605856</text:p>
          </table:table-cell>
          <table:table-cell table:number-columns-repeated="3"/>
        </table:table-row>
        <table:table-row table:style-name="ro1">
          <table:table-cell office:value-type="float" office:value="62081793" calcext:value-type="float">
            <text:p>62081793</text:p>
          </table:table-cell>
          <table:table-cell office:value-type="float" office:value="5905410" calcext:value-type="float">
            <text:p>5905410</text:p>
          </table:table-cell>
          <table:table-cell table:number-columns-repeated="3"/>
        </table:table-row>
        <table:table-row table:style-name="ro1">
          <table:table-cell office:value-type="float" office:value="36049097" calcext:value-type="float">
            <text:p>36049097</text:p>
          </table:table-cell>
          <table:table-cell office:value-type="float" office:value="8029894" calcext:value-type="float">
            <text:p>8029894</text:p>
          </table:table-cell>
          <table:table-cell table:number-columns-repeated="3"/>
        </table:table-row>
        <table:table-row table:style-name="ro1">
          <table:table-cell office:value-type="float" office:value="36157493" calcext:value-type="float">
            <text:p>36157493</text:p>
          </table:table-cell>
          <table:table-cell office:value-type="float" office:value="8231584" calcext:value-type="float">
            <text:p>8231584</text:p>
          </table:table-cell>
          <table:table-cell table:number-columns-repeated="3"/>
        </table:table-row>
        <table:table-row table:style-name="ro1">
          <table:table-cell office:value-type="float" office:value="36734280" calcext:value-type="float">
            <text:p>36734280</text:p>
          </table:table-cell>
          <table:table-cell office:value-type="float" office:value="8136530" calcext:value-type="float">
            <text:p>8136530</text:p>
          </table:table-cell>
          <table:table-cell table:number-columns-repeated="3"/>
        </table:table-row>
        <table:table-row table:style-name="ro1">
          <table:table-cell office:value-type="float" office:value="37254464" calcext:value-type="float">
            <text:p>37254464</text:p>
          </table:table-cell>
          <table:table-cell office:value-type="float" office:value="6418871" calcext:value-type="float">
            <text:p>6418871</text:p>
          </table:table-cell>
          <table:table-cell table:number-columns-repeated="3"/>
        </table:table-row>
        <table:table-row table:style-name="ro1">
          <table:table-cell office:value-type="float" office:value="62908046" calcext:value-type="float">
            <text:p>62908046</text:p>
          </table:table-cell>
          <table:table-cell office:value-type="float" office:value="7397671" calcext:value-type="float">
            <text:p>7397671</text:p>
          </table:table-cell>
          <table:table-cell table:number-columns-repeated="3"/>
        </table:table-row>
        <table:table-row table:style-name="ro1">
          <table:table-cell office:value-type="float" office:value="66451411" calcext:value-type="float">
            <text:p>66451411</text:p>
          </table:table-cell>
          <table:table-cell office:value-type="float" office:value="5897959" calcext:value-type="float">
            <text:p>5897959</text:p>
          </table:table-cell>
          <table:table-cell table:number-columns-repeated="3"/>
        </table:table-row>
        <table:table-row table:style-name="ro1">
          <table:table-cell office:value-type="float" office:value="62231497" calcext:value-type="float">
            <text:p>62231497</text:p>
          </table:table-cell>
          <table:table-cell office:value-type="float" office:value="8078107" calcext:value-type="float">
            <text:p>8078107</text:p>
          </table:table-cell>
          <table:table-cell table:number-columns-repeated="3"/>
        </table:table-row>
        <table:table-row table:style-name="ro1">
          <table:table-cell office:value-type="float" office:value="62153059" calcext:value-type="float">
            <text:p>62153059</text:p>
          </table:table-cell>
          <table:table-cell office:value-type="float" office:value="7457794" calcext:value-type="float">
            <text:p>7457794</text:p>
          </table:table-cell>
          <table:table-cell table:number-columns-repeated="3"/>
        </table:table-row>
        <table:table-row table:style-name="ro1">
          <table:table-cell office:value-type="float" office:value="90747564" calcext:value-type="float">
            <text:p>90747564</text:p>
          </table:table-cell>
          <table:table-cell office:value-type="float" office:value="7318803" calcext:value-type="float">
            <text:p>7318803</text:p>
          </table:table-cell>
          <table:table-cell table:number-columns-repeated="3"/>
        </table:table-row>
        <table:table-row table:style-name="ro1">
          <table:table-cell office:value-type="float" office:value="62046261" calcext:value-type="float">
            <text:p>62046261</text:p>
          </table:table-cell>
          <table:table-cell office:value-type="float" office:value="7734298" calcext:value-type="float">
            <text:p>7734298</text:p>
          </table:table-cell>
          <table:table-cell table:number-columns-repeated="3"/>
        </table:table-row>
        <table:table-row table:style-name="ro1">
          <table:table-cell office:value-type="float" office:value="36362463" calcext:value-type="float">
            <text:p>36362463</text:p>
          </table:table-cell>
          <table:table-cell office:value-type="float" office:value="7123089" calcext:value-type="float">
            <text:p>7123089</text:p>
          </table:table-cell>
          <table:table-cell table:number-columns-repeated="3"/>
        </table:table-row>
        <table:table-row table:style-name="ro1">
          <table:table-cell office:value-type="float" office:value="61505848" calcext:value-type="float">
            <text:p>61505848</text:p>
          </table:table-cell>
          <table:table-cell office:value-type="float" office:value="7428516" calcext:value-type="float">
            <text:p>7428516</text:p>
          </table:table-cell>
          <table:table-cell table:number-columns-repeated="3"/>
        </table:table-row>
        <table:table-row table:style-name="ro1">
          <table:table-cell office:value-type="float" office:value="36228676" calcext:value-type="float">
            <text:p>36228676</text:p>
          </table:table-cell>
          <table:table-cell office:value-type="float" office:value="6239294" calcext:value-type="float">
            <text:p>6239294</text:p>
          </table:table-cell>
          <table:table-cell table:number-columns-repeated="3"/>
        </table:table-row>
        <table:table-row table:style-name="ro1">
          <table:table-cell office:value-type="float" office:value="62865047" calcext:value-type="float">
            <text:p>62865047</text:p>
          </table:table-cell>
          <table:table-cell office:value-type="float" office:value="7513412" calcext:value-type="float">
            <text:p>7513412</text:p>
          </table:table-cell>
          <table:table-cell table:number-columns-repeated="3"/>
        </table:table-row>
        <table:table-row table:style-name="ro1">
          <table:table-cell office:value-type="float" office:value="62136550" calcext:value-type="float">
            <text:p>62136550</text:p>
          </table:table-cell>
          <table:table-cell office:value-type="float" office:value="6278615" calcext:value-type="float">
            <text:p>6278615</text:p>
          </table:table-cell>
          <table:table-cell table:number-columns-repeated="3"/>
        </table:table-row>
        <table:table-row table:style-name="ro1">
          <table:table-cell office:value-type="float" office:value="63240071" calcext:value-type="float">
            <text:p>63240071</text:p>
          </table:table-cell>
          <table:table-cell office:value-type="float" office:value="5981266" calcext:value-type="float">
            <text:p>5981266</text:p>
          </table:table-cell>
          <table:table-cell table:number-columns-repeated="3"/>
        </table:table-row>
        <table:table-row table:style-name="ro1">
          <table:table-cell office:value-type="float" office:value="62775455" calcext:value-type="float">
            <text:p>62775455</text:p>
          </table:table-cell>
          <table:table-cell office:value-type="float" office:value="6015628" calcext:value-type="float">
            <text:p>6015628</text:p>
          </table:table-cell>
          <table:table-cell table:number-columns-repeated="3"/>
        </table:table-row>
        <table:table-row table:style-name="ro1">
          <table:table-cell office:value-type="float" office:value="14178761" calcext:value-type="float">
            <text:p>14178761</text:p>
          </table:table-cell>
          <table:table-cell office:value-type="float" office:value="7314098" calcext:value-type="float">
            <text:p>7314098</text:p>
          </table:table-cell>
          <table:table-cell table:number-columns-repeated="3"/>
        </table:table-row>
        <table:table-row table:style-name="ro1">
          <table:table-cell office:value-type="float" office:value="36859152" calcext:value-type="float">
            <text:p>36859152</text:p>
          </table:table-cell>
          <table:table-cell office:value-type="float" office:value="7270144" calcext:value-type="float">
            <text:p>7270144</text:p>
          </table:table-cell>
          <table:table-cell table:number-columns-repeated="3"/>
        </table:table-row>
        <table:table-row table:style-name="ro1">
          <table:table-cell office:value-type="float" office:value="62719967" calcext:value-type="float">
            <text:p>62719967</text:p>
          </table:table-cell>
          <table:table-cell office:value-type="float" office:value="7480118" calcext:value-type="float">
            <text:p>7480118</text:p>
          </table:table-cell>
          <table:table-cell table:number-columns-repeated="3"/>
        </table:table-row>
        <table:table-row table:style-name="ro1">
          <table:table-cell office:value-type="float" office:value="93494212" calcext:value-type="float">
            <text:p>93494212</text:p>
          </table:table-cell>
          <table:table-cell office:value-type="float" office:value="6210860" calcext:value-type="float">
            <text:p>6210860</text:p>
          </table:table-cell>
          <table:table-cell table:number-columns-repeated="3"/>
        </table:table-row>
        <table:table-row table:style-name="ro1">
          <table:table-cell office:value-type="float" office:value="35962547" calcext:value-type="float">
            <text:p>35962547</text:p>
          </table:table-cell>
          <table:table-cell office:value-type="float" office:value="6318003" calcext:value-type="float">
            <text:p>6318003</text:p>
          </table:table-cell>
          <table:table-cell table:number-columns-repeated="3"/>
        </table:table-row>
        <table:table-row table:style-name="ro1">
          <table:table-cell office:value-type="float" office:value="36485669" calcext:value-type="float">
            <text:p>36485669</text:p>
          </table:table-cell>
          <table:table-cell office:value-type="float" office:value="6542180" calcext:value-type="float">
            <text:p>6542180</text:p>
          </table:table-cell>
          <table:table-cell table:number-columns-repeated="3"/>
        </table:table-row>
        <table:table-row table:style-name="ro1">
          <table:table-cell office:value-type="float" office:value="35929532" calcext:value-type="float">
            <text:p>35929532</text:p>
          </table:table-cell>
          <table:table-cell office:value-type="float" office:value="5967849" calcext:value-type="float">
            <text:p>5967849</text:p>
          </table:table-cell>
          <table:table-cell table:number-columns-repeated="3"/>
        </table:table-row>
        <table:table-row table:style-name="ro1">
          <table:table-cell office:value-type="float" office:value="61852894" calcext:value-type="float">
            <text:p>61852894</text:p>
          </table:table-cell>
          <table:table-cell office:value-type="float" office:value="5835651" calcext:value-type="float">
            <text:p>5835651</text:p>
          </table:table-cell>
          <table:table-cell table:number-columns-repeated="3"/>
        </table:table-row>
        <table:table-row table:style-name="ro1">
          <table:table-cell office:value-type="float" office:value="62068098" calcext:value-type="float">
            <text:p>62068098</text:p>
          </table:table-cell>
          <table:table-cell office:value-type="float" office:value="6093301" calcext:value-type="float">
            <text:p>6093301</text:p>
          </table:table-cell>
          <table:table-cell table:number-columns-repeated="3"/>
        </table:table-row>
        <table:table-row table:style-name="ro1">
          <table:table-cell office:value-type="float" office:value="36252579" calcext:value-type="float">
            <text:p>36252579</text:p>
          </table:table-cell>
          <table:table-cell office:value-type="float" office:value="7804518" calcext:value-type="float">
            <text:p>7804518</text:p>
          </table:table-cell>
          <table:table-cell table:number-columns-repeated="3"/>
        </table:table-row>
        <table:table-row table:style-name="ro1">
          <table:table-cell office:value-type="float" office:value="36090047" calcext:value-type="float">
            <text:p>36090047</text:p>
          </table:table-cell>
          <table:table-cell office:value-type="float" office:value="6220751" calcext:value-type="float">
            <text:p>6220751</text:p>
          </table:table-cell>
          <table:table-cell table:number-columns-repeated="3"/>
        </table:table-row>
        <table:table-row table:style-name="ro1">
          <table:table-cell office:value-type="float" office:value="62333042" calcext:value-type="float">
            <text:p>62333042</text:p>
          </table:table-cell>
          <table:table-cell office:value-type="float" office:value="7500928" calcext:value-type="float">
            <text:p>7500928</text:p>
          </table:table-cell>
          <table:table-cell table:number-columns-repeated="3"/>
        </table:table-row>
        <table:table-row table:style-name="ro1">
          <table:table-cell office:value-type="float" office:value="62437183" calcext:value-type="float">
            <text:p>62437183</text:p>
          </table:table-cell>
          <table:table-cell office:value-type="float" office:value="5907364" calcext:value-type="float">
            <text:p>5907364</text:p>
          </table:table-cell>
          <table:table-cell table:number-columns-repeated="3"/>
        </table:table-row>
        <table:table-row table:style-name="ro1">
          <table:table-cell office:value-type="float" office:value="63361867" calcext:value-type="float">
            <text:p>63361867</text:p>
          </table:table-cell>
          <table:table-cell office:value-type="float" office:value="7499598" calcext:value-type="float">
            <text:p>7499598</text:p>
          </table:table-cell>
          <table:table-cell table:number-columns-repeated="3"/>
        </table:table-row>
        <table:table-row table:style-name="ro1">
          <table:table-cell office:value-type="float" office:value="36419865" calcext:value-type="float">
            <text:p>36419865</text:p>
          </table:table-cell>
          <table:table-cell office:value-type="float" office:value="7647726" calcext:value-type="float">
            <text:p>7647726</text:p>
          </table:table-cell>
          <table:table-cell table:number-columns-repeated="3"/>
        </table:table-row>
        <table:table-row table:style-name="ro1">
          <table:table-cell office:value-type="float" office:value="35854443" calcext:value-type="float">
            <text:p>35854443</text:p>
          </table:table-cell>
          <table:table-cell office:value-type="float" office:value="8360350" calcext:value-type="float">
            <text:p>8360350</text:p>
          </table:table-cell>
          <table:table-cell table:number-columns-repeated="3"/>
        </table:table-row>
        <table:table-row table:style-name="ro1">
          <table:table-cell office:value-type="float" office:value="36065216" calcext:value-type="float">
            <text:p>36065216</text:p>
          </table:table-cell>
          <table:table-cell office:value-type="float" office:value="6295358" calcext:value-type="float">
            <text:p>6295358</text:p>
          </table:table-cell>
          <table:table-cell table:number-columns-repeated="3"/>
        </table:table-row>
        <table:table-row table:style-name="ro1">
          <table:table-cell office:value-type="float" office:value="64150031" calcext:value-type="float">
            <text:p>64150031</text:p>
          </table:table-cell>
          <table:table-cell office:value-type="float" office:value="7748431" calcext:value-type="float">
            <text:p>7748431</text:p>
          </table:table-cell>
          <table:table-cell table:number-columns-repeated="3"/>
        </table:table-row>
        <table:table-row table:style-name="ro1">
          <table:table-cell office:value-type="float" office:value="36617404" calcext:value-type="float">
            <text:p>36617404</text:p>
          </table:table-cell>
          <table:table-cell office:value-type="float" office:value="6299766" calcext:value-type="float">
            <text:p>6299766</text:p>
          </table:table-cell>
          <table:table-cell table:number-columns-repeated="3"/>
        </table:table-row>
        <table:table-row table:style-name="ro1">
          <table:table-cell office:value-type="float" office:value="36499645" calcext:value-type="float">
            <text:p>36499645</text:p>
          </table:table-cell>
          <table:table-cell office:value-type="float" office:value="6687706" calcext:value-type="float">
            <text:p>6687706</text:p>
          </table:table-cell>
          <table:table-cell table:number-columns-repeated="3"/>
        </table:table-row>
        <table:table-row table:style-name="ro1">
          <table:table-cell office:value-type="float" office:value="36710570" calcext:value-type="float">
            <text:p>36710570</text:p>
          </table:table-cell>
          <table:table-cell office:value-type="float" office:value="6107621" calcext:value-type="float">
            <text:p>6107621</text:p>
          </table:table-cell>
          <table:table-cell table:number-columns-repeated="3"/>
        </table:table-row>
        <table:table-row table:style-name="ro1">
          <table:table-cell office:value-type="float" office:value="37003335" calcext:value-type="float">
            <text:p>37003335</text:p>
          </table:table-cell>
          <table:table-cell office:value-type="float" office:value="8606045" calcext:value-type="float">
            <text:p>8606045</text:p>
          </table:table-cell>
          <table:table-cell table:number-columns-repeated="3"/>
        </table:table-row>
        <table:table-row table:style-name="ro1">
          <table:table-cell office:value-type="float" office:value="36918027" calcext:value-type="float">
            <text:p>36918027</text:p>
          </table:table-cell>
          <table:table-cell office:value-type="float" office:value="7768947" calcext:value-type="float">
            <text:p>7768947</text:p>
          </table:table-cell>
          <table:table-cell table:number-columns-repeated="3"/>
        </table:table-row>
        <table:table-row table:style-name="ro1">
          <table:table-cell office:value-type="float" office:value="14717169" calcext:value-type="float">
            <text:p>14717169</text:p>
          </table:table-cell>
          <table:table-cell office:value-type="float" office:value="7198517" calcext:value-type="float">
            <text:p>7198517</text:p>
          </table:table-cell>
          <table:table-cell table:number-columns-repeated="3"/>
        </table:table-row>
        <table:table-row table:style-name="ro1">
          <table:table-cell office:value-type="float" office:value="63337038" calcext:value-type="float">
            <text:p>63337038</text:p>
          </table:table-cell>
          <table:table-cell office:value-type="float" office:value="5981015" calcext:value-type="float">
            <text:p>5981015</text:p>
          </table:table-cell>
          <table:table-cell table:number-columns-repeated="3"/>
        </table:table-row>
        <table:table-row table:style-name="ro1">
          <table:table-cell office:value-type="float" office:value="36493965" calcext:value-type="float">
            <text:p>36493965</text:p>
          </table:table-cell>
          <table:table-cell office:value-type="float" office:value="6483705" calcext:value-type="float">
            <text:p>6483705</text:p>
          </table:table-cell>
          <table:table-cell table:number-columns-repeated="3"/>
        </table:table-row>
        <table:table-row table:style-name="ro1">
          <table:table-cell office:value-type="float" office:value="36788573" calcext:value-type="float">
            <text:p>36788573</text:p>
          </table:table-cell>
          <table:table-cell office:value-type="float" office:value="8199867" calcext:value-type="float">
            <text:p>8199867</text:p>
          </table:table-cell>
          <table:table-cell table:number-columns-repeated="3"/>
        </table:table-row>
        <table:table-row table:style-name="ro1">
          <table:table-cell office:value-type="float" office:value="36815105" calcext:value-type="float">
            <text:p>36815105</text:p>
          </table:table-cell>
          <table:table-cell office:value-type="float" office:value="6728107" calcext:value-type="float">
            <text:p>6728107</text:p>
          </table:table-cell>
          <table:table-cell table:number-columns-repeated="3"/>
        </table:table-row>
        <table:table-row table:style-name="ro1">
          <table:table-cell office:value-type="float" office:value="36760789" calcext:value-type="float">
            <text:p>36760789</text:p>
          </table:table-cell>
          <table:table-cell office:value-type="float" office:value="6146378" calcext:value-type="float">
            <text:p>6146378</text:p>
          </table:table-cell>
          <table:table-cell table:number-columns-repeated="3"/>
        </table:table-row>
        <table:table-row table:style-name="ro1">
          <table:table-cell office:value-type="float" office:value="62934966" calcext:value-type="float">
            <text:p>62934966</text:p>
          </table:table-cell>
          <table:table-cell office:value-type="float" office:value="6012601" calcext:value-type="float">
            <text:p>6012601</text:p>
          </table:table-cell>
          <table:table-cell table:number-columns-repeated="3"/>
        </table:table-row>
        <table:table-row table:style-name="ro1">
          <table:table-cell office:value-type="float" office:value="37596953" calcext:value-type="float">
            <text:p>37596953</text:p>
          </table:table-cell>
          <table:table-cell office:value-type="float" office:value="8813367" calcext:value-type="float">
            <text:p>8813367</text:p>
          </table:table-cell>
          <table:table-cell table:number-columns-repeated="3"/>
        </table:table-row>
        <table:table-row table:style-name="ro1">
          <table:table-cell office:value-type="float" office:value="62704656" calcext:value-type="float">
            <text:p>62704656</text:p>
          </table:table-cell>
          <table:table-cell office:value-type="float" office:value="5855530" calcext:value-type="float">
            <text:p>5855530</text:p>
          </table:table-cell>
          <table:table-cell table:number-columns-repeated="3"/>
        </table:table-row>
        <table:table-row table:style-name="ro1">
          <table:table-cell office:value-type="float" office:value="40169121" calcext:value-type="float">
            <text:p>40169121</text:p>
          </table:table-cell>
          <table:table-cell office:value-type="float" office:value="8855998" calcext:value-type="float">
            <text:p>8855998</text:p>
          </table:table-cell>
          <table:table-cell table:number-columns-repeated="3"/>
        </table:table-row>
        <table:table-row table:style-name="ro1">
          <table:table-cell office:value-type="float" office:value="72847499" calcext:value-type="float">
            <text:p>72847499</text:p>
          </table:table-cell>
          <table:table-cell office:value-type="float" office:value="33461083" calcext:value-type="float">
            <text:p>33461083</text:p>
          </table:table-cell>
          <table:table-cell table:number-columns-repeated="3"/>
        </table:table-row>
        <table:table-row table:style-name="ro1">
          <table:table-cell office:value-type="float" office:value="70245112" calcext:value-type="float">
            <text:p>70245112</text:p>
          </table:table-cell>
          <table:table-cell office:value-type="float" office:value="9509156" calcext:value-type="float">
            <text:p>9509156</text:p>
          </table:table-cell>
          <table:table-cell table:number-columns-repeated="3"/>
        </table:table-row>
        <table:table-row table:style-name="ro1">
          <table:table-cell office:value-type="float" office:value="65521608" calcext:value-type="float">
            <text:p>65521608</text:p>
          </table:table-cell>
          <table:table-cell office:value-type="float" office:value="7522079" calcext:value-type="float">
            <text:p>7522079</text:p>
          </table:table-cell>
          <table:table-cell table:number-columns-repeated="3"/>
        </table:table-row>
        <table:table-row table:style-name="ro1">
          <table:table-cell office:value-type="float" office:value="37224770" calcext:value-type="float">
            <text:p>37224770</text:p>
          </table:table-cell>
          <table:table-cell office:value-type="float" office:value="7996203" calcext:value-type="float">
            <text:p>7996203</text:p>
          </table:table-cell>
          <table:table-cell table:number-columns-repeated="3"/>
        </table:table-row>
        <table:table-row table:style-name="ro1">
          <table:table-cell office:value-type="float" office:value="63008627" calcext:value-type="float">
            <text:p>63008627</text:p>
          </table:table-cell>
          <table:table-cell office:value-type="float" office:value="6437845" calcext:value-type="float">
            <text:p>6437845</text:p>
          </table:table-cell>
          <table:table-cell table:number-columns-repeated="3"/>
        </table:table-row>
        <table:table-row table:style-name="ro1">
          <table:table-cell office:value-type="float" office:value="36684216" calcext:value-type="float">
            <text:p>36684216</text:p>
          </table:table-cell>
          <table:table-cell office:value-type="float" office:value="6220296" calcext:value-type="float">
            <text:p>6220296</text:p>
          </table:table-cell>
          <table:table-cell table:number-columns-repeated="3"/>
        </table:table-row>
        <table:table-row table:style-name="ro1">
          <table:table-cell office:value-type="float" office:value="36512042" calcext:value-type="float">
            <text:p>36512042</text:p>
          </table:table-cell>
          <table:table-cell office:value-type="float" office:value="8273870" calcext:value-type="float">
            <text:p>8273870</text:p>
          </table:table-cell>
          <table:table-cell table:number-columns-repeated="3"/>
        </table:table-row>
        <table:table-row table:style-name="ro1">
          <table:table-cell office:value-type="float" office:value="36357213" calcext:value-type="float">
            <text:p>36357213</text:p>
          </table:table-cell>
          <table:table-cell office:value-type="float" office:value="6270448" calcext:value-type="float">
            <text:p>6270448</text:p>
          </table:table-cell>
          <table:table-cell table:number-columns-repeated="3"/>
        </table:table-row>
        <table:table-row table:style-name="ro1">
          <table:table-cell office:value-type="float" office:value="36327844" calcext:value-type="float">
            <text:p>36327844</text:p>
          </table:table-cell>
          <table:table-cell office:value-type="float" office:value="6094192" calcext:value-type="float">
            <text:p>6094192</text:p>
          </table:table-cell>
          <table:table-cell table:number-columns-repeated="3"/>
        </table:table-row>
        <table:table-row table:style-name="ro1">
          <table:table-cell office:value-type="float" office:value="62734164" calcext:value-type="float">
            <text:p>62734164</text:p>
          </table:table-cell>
          <table:table-cell office:value-type="float" office:value="7370605" calcext:value-type="float">
            <text:p>7370605</text:p>
          </table:table-cell>
          <table:table-cell table:number-columns-repeated="3"/>
        </table:table-row>
        <table:table-row table:style-name="ro1">
          <table:table-cell office:value-type="float" office:value="36398077" calcext:value-type="float">
            <text:p>36398077</text:p>
          </table:table-cell>
          <table:table-cell office:value-type="float" office:value="6902568" calcext:value-type="float">
            <text:p>6902568</text:p>
          </table:table-cell>
          <table:table-cell table:number-columns-repeated="3"/>
        </table:table-row>
        <table:table-row table:style-name="ro1">
          <table:table-cell office:value-type="float" office:value="37023776" calcext:value-type="float">
            <text:p>37023776</text:p>
          </table:table-cell>
          <table:table-cell office:value-type="float" office:value="6152569" calcext:value-type="float">
            <text:p>6152569</text:p>
          </table:table-cell>
          <table:table-cell table:number-columns-repeated="3"/>
        </table:table-row>
        <table:table-row table:style-name="ro1">
          <table:table-cell office:value-type="float" office:value="62852202" calcext:value-type="float">
            <text:p>62852202</text:p>
          </table:table-cell>
          <table:table-cell office:value-type="float" office:value="7568037" calcext:value-type="float">
            <text:p>7568037</text:p>
          </table:table-cell>
          <table:table-cell table:number-columns-repeated="3"/>
        </table:table-row>
        <table:table-row table:style-name="ro1">
          <table:table-cell office:value-type="float" office:value="14021627" calcext:value-type="float">
            <text:p>14021627</text:p>
          </table:table-cell>
          <table:table-cell office:value-type="float" office:value="7206925" calcext:value-type="float">
            <text:p>7206925</text:p>
          </table:table-cell>
          <table:table-cell table:number-columns-repeated="3"/>
        </table:table-row>
        <table:table-row table:style-name="ro1">
          <table:table-cell office:value-type="float" office:value="73277667" calcext:value-type="float">
            <text:p>73277667</text:p>
          </table:table-cell>
          <table:table-cell office:value-type="float" office:value="6609821" calcext:value-type="float">
            <text:p>6609821</text:p>
          </table:table-cell>
          <table:table-cell table:number-columns-repeated="3"/>
        </table:table-row>
        <table:table-row table:style-name="ro1">
          <table:table-cell office:value-type="float" office:value="37984933" calcext:value-type="float">
            <text:p>37984933</text:p>
          </table:table-cell>
          <table:table-cell office:value-type="float" office:value="6250836" calcext:value-type="float">
            <text:p>6250836</text:p>
          </table:table-cell>
          <table:table-cell table:number-columns-repeated="3"/>
        </table:table-row>
        <table:table-row table:style-name="ro1">
          <table:table-cell office:value-type="float" office:value="14723045" calcext:value-type="float">
            <text:p>14723045</text:p>
          </table:table-cell>
          <table:table-cell office:value-type="float" office:value="6033355" calcext:value-type="float">
            <text:p>6033355</text:p>
          </table:table-cell>
          <table:table-cell table:number-columns-repeated="3"/>
        </table:table-row>
        <table:table-row table:style-name="ro1">
          <table:table-cell office:value-type="float" office:value="36456844" calcext:value-type="float">
            <text:p>36456844</text:p>
          </table:table-cell>
          <table:table-cell office:value-type="float" office:value="6356760" calcext:value-type="float">
            <text:p>6356760</text:p>
          </table:table-cell>
          <table:table-cell table:number-columns-repeated="3"/>
        </table:table-row>
        <table:table-row table:style-name="ro1">
          <table:table-cell office:value-type="float" office:value="63988112" calcext:value-type="float">
            <text:p>63988112</text:p>
          </table:table-cell>
          <table:table-cell office:value-type="float" office:value="7270400" calcext:value-type="float">
            <text:p>7270400</text:p>
          </table:table-cell>
          <table:table-cell table:number-columns-repeated="3"/>
        </table:table-row>
        <table:table-row table:style-name="ro1">
          <table:table-cell office:value-type="float" office:value="62208415" calcext:value-type="float">
            <text:p>62208415</text:p>
          </table:table-cell>
          <table:table-cell office:value-type="float" office:value="5970814" calcext:value-type="float">
            <text:p>5970814</text:p>
          </table:table-cell>
          <table:table-cell table:number-columns-repeated="3"/>
        </table:table-row>
        <table:table-row table:style-name="ro1">
          <table:table-cell office:value-type="float" office:value="66755587" calcext:value-type="float">
            <text:p>66755587</text:p>
          </table:table-cell>
          <table:table-cell office:value-type="float" office:value="7764076" calcext:value-type="float">
            <text:p>7764076</text:p>
          </table:table-cell>
          <table:table-cell table:number-columns-repeated="3"/>
        </table:table-row>
        <table:table-row table:style-name="ro1">
          <table:table-cell office:value-type="float" office:value="14637641" calcext:value-type="float">
            <text:p>14637641</text:p>
          </table:table-cell>
          <table:table-cell office:value-type="float" office:value="7206993" calcext:value-type="float">
            <text:p>7206993</text:p>
          </table:table-cell>
          <table:table-cell table:number-columns-repeated="3"/>
        </table:table-row>
        <table:table-row table:style-name="ro1">
          <table:table-cell office:value-type="float" office:value="62213796" calcext:value-type="float">
            <text:p>62213796</text:p>
          </table:table-cell>
          <table:table-cell office:value-type="float" office:value="7481871" calcext:value-type="float">
            <text:p>7481871</text:p>
          </table:table-cell>
          <table:table-cell table:number-columns-repeated="3"/>
        </table:table-row>
        <table:table-row table:style-name="ro1">
          <table:table-cell office:value-type="float" office:value="14804467" calcext:value-type="float">
            <text:p>14804467</text:p>
          </table:table-cell>
          <table:table-cell office:value-type="float" office:value="7106873" calcext:value-type="float">
            <text:p>7106873</text:p>
          </table:table-cell>
          <table:table-cell table:number-columns-repeated="3"/>
        </table:table-row>
        <table:table-row table:style-name="ro1">
          <table:table-cell office:value-type="float" office:value="36262846" calcext:value-type="float">
            <text:p>36262846</text:p>
          </table:table-cell>
          <table:table-cell office:value-type="float" office:value="6129244" calcext:value-type="float">
            <text:p>6129244</text:p>
          </table:table-cell>
          <table:table-cell table:number-columns-repeated="3"/>
        </table:table-row>
        <table:table-row table:style-name="ro1">
          <table:table-cell office:value-type="float" office:value="63073602" calcext:value-type="float">
            <text:p>63073602</text:p>
          </table:table-cell>
          <table:table-cell office:value-type="float" office:value="7670995" calcext:value-type="float">
            <text:p>7670995</text:p>
          </table:table-cell>
          <table:table-cell table:number-columns-repeated="3"/>
        </table:table-row>
        <table:table-row table:style-name="ro1">
          <table:table-cell office:value-type="float" office:value="61348438" calcext:value-type="float">
            <text:p>61348438</text:p>
          </table:table-cell>
          <table:table-cell office:value-type="float" office:value="7356381" calcext:value-type="float">
            <text:p>7356381</text:p>
          </table:table-cell>
          <table:table-cell table:number-columns-repeated="3"/>
        </table:table-row>
        <table:table-row table:style-name="ro1">
          <table:table-cell office:value-type="float" office:value="51008981" calcext:value-type="float">
            <text:p>51008981</text:p>
          </table:table-cell>
          <table:table-cell office:value-type="float" office:value="11662325" calcext:value-type="float">
            <text:p>11662325</text:p>
          </table:table-cell>
          <table:table-cell table:number-columns-repeated="3"/>
        </table:table-row>
        <table:table-row table:style-name="ro1">
          <table:table-cell office:value-type="float" office:value="36875636" calcext:value-type="float">
            <text:p>36875636</text:p>
          </table:table-cell>
          <table:table-cell office:value-type="float" office:value="6632397" calcext:value-type="float">
            <text:p>6632397</text:p>
          </table:table-cell>
          <table:table-cell table:number-columns-repeated="3"/>
        </table:table-row>
        <table:table-row table:style-name="ro1">
          <table:table-cell office:value-type="float" office:value="14308687" calcext:value-type="float">
            <text:p>14308687</text:p>
          </table:table-cell>
          <table:table-cell office:value-type="float" office:value="7212674" calcext:value-type="float">
            <text:p>7212674</text:p>
          </table:table-cell>
          <table:table-cell table:number-columns-repeated="3"/>
        </table:table-row>
        <table:table-row table:style-name="ro1">
          <table:table-cell office:value-type="float" office:value="38080654" calcext:value-type="float">
            <text:p>38080654</text:p>
          </table:table-cell>
          <table:table-cell office:value-type="float" office:value="6541508" calcext:value-type="float">
            <text:p>6541508</text:p>
          </table:table-cell>
          <table:table-cell table:number-columns-repeated="3"/>
        </table:table-row>
        <table:table-row table:style-name="ro1">
          <table:table-cell office:value-type="float" office:value="62866813" calcext:value-type="float">
            <text:p>62866813</text:p>
          </table:table-cell>
          <table:table-cell office:value-type="float" office:value="6175747" calcext:value-type="float">
            <text:p>6175747</text:p>
          </table:table-cell>
          <table:table-cell table:number-columns-repeated="3"/>
        </table:table-row>
        <table:table-row table:style-name="ro1">
          <table:table-cell office:value-type="float" office:value="14424886" calcext:value-type="float">
            <text:p>14424886</text:p>
          </table:table-cell>
          <table:table-cell office:value-type="float" office:value="7168693" calcext:value-type="float">
            <text:p>7168693</text:p>
          </table:table-cell>
          <table:table-cell table:number-columns-repeated="3"/>
        </table:table-row>
        <table:table-row table:style-name="ro1">
          <table:table-cell office:value-type="float" office:value="36950172" calcext:value-type="float">
            <text:p>36950172</text:p>
          </table:table-cell>
          <table:table-cell office:value-type="float" office:value="8117660" calcext:value-type="float">
            <text:p>8117660</text:p>
          </table:table-cell>
          <table:table-cell table:number-columns-repeated="3"/>
        </table:table-row>
        <table:table-row table:style-name="ro1">
          <table:table-cell office:value-type="float" office:value="14330224" calcext:value-type="float">
            <text:p>14330224</text:p>
          </table:table-cell>
          <table:table-cell office:value-type="float" office:value="7198208" calcext:value-type="float">
            <text:p>7198208</text:p>
          </table:table-cell>
          <table:table-cell table:number-columns-repeated="3"/>
        </table:table-row>
        <table:table-row table:style-name="ro1">
          <table:table-cell office:value-type="float" office:value="36747795" calcext:value-type="float">
            <text:p>36747795</text:p>
          </table:table-cell>
          <table:table-cell office:value-type="float" office:value="8520942" calcext:value-type="float">
            <text:p>8520942</text:p>
          </table:table-cell>
          <table:table-cell table:number-columns-repeated="3"/>
        </table:table-row>
        <table:table-row table:style-name="ro1">
          <table:table-cell office:value-type="float" office:value="43369438" calcext:value-type="float">
            <text:p>43369438</text:p>
          </table:table-cell>
          <table:table-cell office:value-type="float" office:value="6156508" calcext:value-type="float">
            <text:p>6156508</text:p>
          </table:table-cell>
          <table:table-cell table:number-columns-repeated="3"/>
        </table:table-row>
        <table:table-row table:style-name="ro1">
          <table:table-cell office:value-type="float" office:value="36999099" calcext:value-type="float">
            <text:p>36999099</text:p>
          </table:table-cell>
          <table:table-cell office:value-type="float" office:value="6243915" calcext:value-type="float">
            <text:p>6243915</text:p>
          </table:table-cell>
          <table:table-cell table:number-columns-repeated="3"/>
        </table:table-row>
        <table:table-row table:style-name="ro1">
          <table:table-cell office:value-type="float" office:value="62547967" calcext:value-type="float">
            <text:p>62547967</text:p>
          </table:table-cell>
          <table:table-cell office:value-type="float" office:value="7306008" calcext:value-type="float">
            <text:p>7306008</text:p>
          </table:table-cell>
          <table:table-cell table:number-columns-repeated="3"/>
        </table:table-row>
        <table:table-row table:style-name="ro1">
          <table:table-cell office:value-type="float" office:value="37019441" calcext:value-type="float">
            <text:p>37019441</text:p>
          </table:table-cell>
          <table:table-cell office:value-type="float" office:value="6233949" calcext:value-type="float">
            <text:p>6233949</text:p>
          </table:table-cell>
          <table:table-cell table:number-columns-repeated="3"/>
        </table:table-row>
        <table:table-row table:style-name="ro1">
          <table:table-cell office:value-type="float" office:value="62910137" calcext:value-type="float">
            <text:p>62910137</text:p>
          </table:table-cell>
          <table:table-cell office:value-type="float" office:value="8005406" calcext:value-type="float">
            <text:p>8005406</text:p>
          </table:table-cell>
          <table:table-cell table:number-columns-repeated="3"/>
        </table:table-row>
        <table:table-row table:style-name="ro1">
          <table:table-cell office:value-type="float" office:value="37059118" calcext:value-type="float">
            <text:p>37059118</text:p>
          </table:table-cell>
          <table:table-cell office:value-type="float" office:value="6543915" calcext:value-type="float">
            <text:p>6543915</text:p>
          </table:table-cell>
          <table:table-cell table:number-columns-repeated="3"/>
        </table:table-row>
        <table:table-row table:style-name="ro1">
          <table:table-cell office:value-type="float" office:value="14555060" calcext:value-type="float">
            <text:p>14555060</text:p>
          </table:table-cell>
          <table:table-cell office:value-type="float" office:value="7235916" calcext:value-type="float">
            <text:p>7235916</text:p>
          </table:table-cell>
          <table:table-cell table:number-columns-repeated="3"/>
        </table:table-row>
        <table:table-row table:style-name="ro1">
          <table:table-cell office:value-type="float" office:value="63301840" calcext:value-type="float">
            <text:p>63301840</text:p>
          </table:table-cell>
          <table:table-cell office:value-type="float" office:value="6067781" calcext:value-type="float">
            <text:p>6067781</text:p>
          </table:table-cell>
          <table:table-cell table:number-columns-repeated="3"/>
        </table:table-row>
        <table:table-row table:style-name="ro1">
          <table:table-cell office:value-type="float" office:value="36992573" calcext:value-type="float">
            <text:p>36992573</text:p>
          </table:table-cell>
          <table:table-cell office:value-type="float" office:value="6234780" calcext:value-type="float">
            <text:p>6234780</text:p>
          </table:table-cell>
          <table:table-cell table:number-columns-repeated="3"/>
        </table:table-row>
        <table:table-row table:style-name="ro1">
          <table:table-cell office:value-type="float" office:value="73723161" calcext:value-type="float">
            <text:p>73723161</text:p>
          </table:table-cell>
          <table:table-cell office:value-type="float" office:value="25467472" calcext:value-type="float">
            <text:p>25467472</text:p>
          </table:table-cell>
          <table:table-cell table:number-columns-repeated="3"/>
        </table:table-row>
        <table:table-row table:style-name="ro1">
          <table:table-cell office:value-type="float" office:value="63453017" calcext:value-type="float">
            <text:p>63453017</text:p>
          </table:table-cell>
          <table:table-cell office:value-type="float" office:value="7431650" calcext:value-type="float">
            <text:p>7431650</text:p>
          </table:table-cell>
          <table:table-cell table:number-columns-repeated="3"/>
        </table:table-row>
        <table:table-row table:style-name="ro1">
          <table:table-cell office:value-type="float" office:value="36891760" calcext:value-type="float">
            <text:p>36891760</text:p>
          </table:table-cell>
          <table:table-cell office:value-type="float" office:value="6861872" calcext:value-type="float">
            <text:p>6861872</text:p>
          </table:table-cell>
          <table:table-cell table:number-columns-repeated="3"/>
        </table:table-row>
        <table:table-row table:style-name="ro1">
          <table:table-cell office:value-type="float" office:value="62338473" calcext:value-type="float">
            <text:p>62338473</text:p>
          </table:table-cell>
          <table:table-cell office:value-type="float" office:value="7957727" calcext:value-type="float">
            <text:p>7957727</text:p>
          </table:table-cell>
          <table:table-cell table:number-columns-repeated="3"/>
        </table:table-row>
        <table:table-row table:style-name="ro1">
          <table:table-cell office:value-type="float" office:value="62547062" calcext:value-type="float">
            <text:p>62547062</text:p>
          </table:table-cell>
          <table:table-cell office:value-type="float" office:value="6047560" calcext:value-type="float">
            <text:p>6047560</text:p>
          </table:table-cell>
          <table:table-cell table:number-columns-repeated="3"/>
        </table:table-row>
        <table:table-row table:style-name="ro1">
          <table:table-cell office:value-type="float" office:value="35932050" calcext:value-type="float">
            <text:p>35932050</text:p>
          </table:table-cell>
          <table:table-cell office:value-type="float" office:value="6283596" calcext:value-type="float">
            <text:p>6283596</text:p>
          </table:table-cell>
          <table:table-cell table:number-columns-repeated="3"/>
        </table:table-row>
        <table:table-row table:style-name="ro1">
          <table:table-cell office:value-type="float" office:value="37302992" calcext:value-type="float">
            <text:p>37302992</text:p>
          </table:table-cell>
          <table:table-cell office:value-type="float" office:value="6128338" calcext:value-type="float">
            <text:p>6128338</text:p>
          </table:table-cell>
          <table:table-cell table:number-columns-repeated="3"/>
        </table:table-row>
        <table:table-row table:style-name="ro1">
          <table:table-cell office:value-type="float" office:value="61823562" calcext:value-type="float">
            <text:p>61823562</text:p>
          </table:table-cell>
          <table:table-cell office:value-type="float" office:value="7310299" calcext:value-type="float">
            <text:p>7310299</text:p>
          </table:table-cell>
          <table:table-cell table:number-columns-repeated="3"/>
        </table:table-row>
        <table:table-row table:style-name="ro1">
          <table:table-cell office:value-type="float" office:value="36469361" calcext:value-type="float">
            <text:p>36469361</text:p>
          </table:table-cell>
          <table:table-cell office:value-type="float" office:value="6568803" calcext:value-type="float">
            <text:p>6568803</text:p>
          </table:table-cell>
          <table:table-cell table:number-columns-repeated="3"/>
        </table:table-row>
        <table:table-row table:style-name="ro1">
          <table:table-cell office:value-type="float" office:value="14340129" calcext:value-type="float">
            <text:p>14340129</text:p>
          </table:table-cell>
          <table:table-cell office:value-type="float" office:value="7077291" calcext:value-type="float">
            <text:p>7077291</text:p>
          </table:table-cell>
          <table:table-cell table:number-columns-repeated="3"/>
        </table:table-row>
        <table:table-row table:style-name="ro1">
          <table:table-cell office:value-type="float" office:value="62879450" calcext:value-type="float">
            <text:p>62879450</text:p>
          </table:table-cell>
          <table:table-cell office:value-type="float" office:value="6113427" calcext:value-type="float">
            <text:p>6113427</text:p>
          </table:table-cell>
          <table:table-cell table:number-columns-repeated="3"/>
        </table:table-row>
        <table:table-row table:style-name="ro1">
          <table:table-cell office:value-type="float" office:value="36630544" calcext:value-type="float">
            <text:p>36630544</text:p>
          </table:table-cell>
          <table:table-cell office:value-type="float" office:value="6108368" calcext:value-type="float">
            <text:p>6108368</text:p>
          </table:table-cell>
          <table:table-cell table:number-columns-repeated="3"/>
        </table:table-row>
        <table:table-row table:style-name="ro1">
          <table:table-cell office:value-type="float" office:value="14220200" calcext:value-type="float">
            <text:p>14220200</text:p>
          </table:table-cell>
          <table:table-cell office:value-type="float" office:value="7176054" calcext:value-type="float">
            <text:p>7176054</text:p>
          </table:table-cell>
          <table:table-cell table:number-columns-repeated="3"/>
        </table:table-row>
        <table:table-row table:style-name="ro1">
          <table:table-cell office:value-type="float" office:value="36842639" calcext:value-type="float">
            <text:p>36842639</text:p>
          </table:table-cell>
          <table:table-cell office:value-type="float" office:value="8619558" calcext:value-type="float">
            <text:p>8619558</text:p>
          </table:table-cell>
          <table:table-cell table:number-columns-repeated="3"/>
        </table:table-row>
        <table:table-row table:style-name="ro1">
          <table:table-cell office:value-type="float" office:value="63973978" calcext:value-type="float">
            <text:p>63973978</text:p>
          </table:table-cell>
          <table:table-cell office:value-type="float" office:value="6118645" calcext:value-type="float">
            <text:p>6118645</text:p>
          </table:table-cell>
          <table:table-cell table:number-columns-repeated="3"/>
        </table:table-row>
        <table:table-row table:style-name="ro1">
          <table:table-cell office:value-type="float" office:value="70921088" calcext:value-type="float">
            <text:p>70921088</text:p>
          </table:table-cell>
          <table:table-cell office:value-type="float" office:value="9500556" calcext:value-type="float">
            <text:p>9500556</text:p>
          </table:table-cell>
          <table:table-cell table:number-columns-repeated="3"/>
        </table:table-row>
        <table:table-row table:style-name="ro1">
          <table:table-cell office:value-type="float" office:value="14511692" calcext:value-type="float">
            <text:p>14511692</text:p>
          </table:table-cell>
          <table:table-cell office:value-type="float" office:value="7386254" calcext:value-type="float">
            <text:p>7386254</text:p>
          </table:table-cell>
          <table:table-cell table:number-columns-repeated="3"/>
        </table:table-row>
        <table:table-row table:style-name="ro1">
          <table:table-cell office:value-type="float" office:value="63026649" calcext:value-type="float">
            <text:p>63026649</text:p>
          </table:table-cell>
          <table:table-cell office:value-type="float" office:value="7667925" calcext:value-type="float">
            <text:p>7667925</text:p>
          </table:table-cell>
          <table:table-cell table:number-columns-repeated="3"/>
        </table:table-row>
        <table:table-row table:style-name="ro1">
          <table:table-cell office:value-type="float" office:value="63521197" calcext:value-type="float">
            <text:p>63521197</text:p>
          </table:table-cell>
          <table:table-cell office:value-type="float" office:value="6040350" calcext:value-type="float">
            <text:p>6040350</text:p>
          </table:table-cell>
          <table:table-cell table:number-columns-repeated="3"/>
        </table:table-row>
        <table:table-row table:style-name="ro1">
          <table:table-cell office:value-type="float" office:value="14273329" calcext:value-type="float">
            <text:p>14273329</text:p>
          </table:table-cell>
          <table:table-cell office:value-type="float" office:value="7131898" calcext:value-type="float">
            <text:p>7131898</text:p>
          </table:table-cell>
          <table:table-cell table:number-columns-repeated="3"/>
        </table:table-row>
        <table:table-row table:style-name="ro1">
          <table:table-cell office:value-type="float" office:value="14497023" calcext:value-type="float">
            <text:p>14497023</text:p>
          </table:table-cell>
          <table:table-cell office:value-type="float" office:value="7258228" calcext:value-type="float">
            <text:p>7258228</text:p>
          </table:table-cell>
          <table:table-cell table:number-columns-repeated="3"/>
        </table:table-row>
        <table:table-row table:style-name="ro1">
          <table:table-cell office:value-type="float" office:value="37007710" calcext:value-type="float">
            <text:p>37007710</text:p>
          </table:table-cell>
          <table:table-cell office:value-type="float" office:value="7895005" calcext:value-type="float">
            <text:p>7895005</text:p>
          </table:table-cell>
          <table:table-cell table:number-columns-repeated="3"/>
        </table:table-row>
        <table:table-row table:style-name="ro1">
          <table:table-cell office:value-type="float" office:value="37016360" calcext:value-type="float">
            <text:p>37016360</text:p>
          </table:table-cell>
          <table:table-cell office:value-type="float" office:value="8257191" calcext:value-type="float">
            <text:p>8257191</text:p>
          </table:table-cell>
          <table:table-cell table:number-columns-repeated="3"/>
        </table:table-row>
        <table:table-row table:style-name="ro1">
          <table:table-cell office:value-type="float" office:value="37026838" calcext:value-type="float">
            <text:p>37026838</text:p>
          </table:table-cell>
          <table:table-cell office:value-type="float" office:value="8099886" calcext:value-type="float">
            <text:p>8099886</text:p>
          </table:table-cell>
          <table:table-cell table:number-columns-repeated="3"/>
        </table:table-row>
        <table:table-row table:style-name="ro1">
          <table:table-cell office:value-type="float" office:value="36650828" calcext:value-type="float">
            <text:p>36650828</text:p>
          </table:table-cell>
          <table:table-cell office:value-type="float" office:value="6345428" calcext:value-type="float">
            <text:p>6345428</text:p>
          </table:table-cell>
          <table:table-cell table:number-columns-repeated="3"/>
        </table:table-row>
        <table:table-row table:style-name="ro1">
          <table:table-cell office:value-type="float" office:value="62894283" calcext:value-type="float">
            <text:p>62894283</text:p>
          </table:table-cell>
          <table:table-cell office:value-type="float" office:value="6054176" calcext:value-type="float">
            <text:p>6054176</text:p>
          </table:table-cell>
          <table:table-cell table:number-columns-repeated="3"/>
        </table:table-row>
        <table:table-row table:style-name="ro1">
          <table:table-cell office:value-type="float" office:value="36979001" calcext:value-type="float">
            <text:p>36979001</text:p>
          </table:table-cell>
          <table:table-cell office:value-type="float" office:value="6351540" calcext:value-type="float">
            <text:p>6351540</text:p>
          </table:table-cell>
          <table:table-cell table:number-columns-repeated="3"/>
        </table:table-row>
        <table:table-row table:style-name="ro1">
          <table:table-cell office:value-type="float" office:value="57885817" calcext:value-type="float">
            <text:p>57885817</text:p>
          </table:table-cell>
          <table:table-cell office:value-type="float" office:value="10681818" calcext:value-type="float">
            <text:p>10681818</text:p>
          </table:table-cell>
          <table:table-cell table:number-columns-repeated="3"/>
        </table:table-row>
        <table:table-row table:style-name="ro1">
          <table:table-cell office:value-type="float" office:value="70670022" calcext:value-type="float">
            <text:p>70670022</text:p>
          </table:table-cell>
          <table:table-cell office:value-type="float" office:value="5943830" calcext:value-type="float">
            <text:p>5943830</text:p>
          </table:table-cell>
          <table:table-cell table:number-columns-repeated="3"/>
        </table:table-row>
        <table:table-row table:style-name="ro1">
          <table:table-cell office:value-type="float" office:value="14546155" calcext:value-type="float">
            <text:p>14546155</text:p>
          </table:table-cell>
          <table:table-cell office:value-type="float" office:value="7062440" calcext:value-type="float">
            <text:p>7062440</text:p>
          </table:table-cell>
          <table:table-cell table:number-columns-repeated="3"/>
        </table:table-row>
        <table:table-row table:style-name="ro1">
          <table:table-cell office:value-type="float" office:value="14652637" calcext:value-type="float">
            <text:p>14652637</text:p>
          </table:table-cell>
          <table:table-cell office:value-type="float" office:value="7584051" calcext:value-type="float">
            <text:p>7584051</text:p>
          </table:table-cell>
          <table:table-cell table:number-columns-repeated="3"/>
        </table:table-row>
        <table:table-row table:style-name="ro1">
          <table:table-cell office:value-type="float" office:value="14654684" calcext:value-type="float">
            <text:p>14654684</text:p>
          </table:table-cell>
          <table:table-cell office:value-type="float" office:value="7565830" calcext:value-type="float">
            <text:p>7565830</text:p>
          </table:table-cell>
          <table:table-cell table:number-columns-repeated="3"/>
        </table:table-row>
        <table:table-row table:style-name="ro1">
          <table:table-cell office:value-type="float" office:value="65359017" calcext:value-type="float">
            <text:p>65359017</text:p>
          </table:table-cell>
          <table:table-cell office:value-type="float" office:value="7484404" calcext:value-type="float">
            <text:p>7484404</text:p>
          </table:table-cell>
          <table:table-cell table:number-columns-repeated="3"/>
        </table:table-row>
        <table:table-row table:style-name="ro1">
          <table:table-cell office:value-type="float" office:value="37048795" calcext:value-type="float">
            <text:p>37048795</text:p>
          </table:table-cell>
          <table:table-cell office:value-type="float" office:value="7232718" calcext:value-type="float">
            <text:p>7232718</text:p>
          </table:table-cell>
          <table:table-cell table:number-columns-repeated="3"/>
        </table:table-row>
        <table:table-row table:style-name="ro1">
          <table:table-cell office:value-type="float" office:value="36399580" calcext:value-type="float">
            <text:p>36399580</text:p>
          </table:table-cell>
          <table:table-cell office:value-type="float" office:value="6195347" calcext:value-type="float">
            <text:p>6195347</text:p>
          </table:table-cell>
          <table:table-cell table:number-columns-repeated="3"/>
        </table:table-row>
        <table:table-row table:style-name="ro1">
          <table:table-cell office:value-type="float" office:value="63217430" calcext:value-type="float">
            <text:p>63217430</text:p>
          </table:table-cell>
          <table:table-cell office:value-type="float" office:value="6079858" calcext:value-type="float">
            <text:p>6079858</text:p>
          </table:table-cell>
          <table:table-cell table:number-columns-repeated="3"/>
        </table:table-row>
        <table:table-row table:style-name="ro1">
          <table:table-cell office:value-type="float" office:value="36701095" calcext:value-type="float">
            <text:p>36701095</text:p>
          </table:table-cell>
          <table:table-cell office:value-type="float" office:value="8123821" calcext:value-type="float">
            <text:p>8123821</text:p>
          </table:table-cell>
          <table:table-cell table:number-columns-repeated="3"/>
        </table:table-row>
        <table:table-row table:style-name="ro1">
          <table:table-cell office:value-type="float" office:value="14378010" calcext:value-type="float">
            <text:p>14378010</text:p>
          </table:table-cell>
          <table:table-cell office:value-type="float" office:value="7176882" calcext:value-type="float">
            <text:p>7176882</text:p>
          </table:table-cell>
          <table:table-cell table:number-columns-repeated="3"/>
        </table:table-row>
        <table:table-row table:style-name="ro1">
          <table:table-cell office:value-type="float" office:value="36351275" calcext:value-type="float">
            <text:p>36351275</text:p>
          </table:table-cell>
          <table:table-cell office:value-type="float" office:value="6673254" calcext:value-type="float">
            <text:p>6673254</text:p>
          </table:table-cell>
          <table:table-cell table:number-columns-repeated="3"/>
        </table:table-row>
        <table:table-row table:style-name="ro1">
          <table:table-cell office:value-type="float" office:value="36673264" calcext:value-type="float">
            <text:p>36673264</text:p>
          </table:table-cell>
          <table:table-cell office:value-type="float" office:value="6706664" calcext:value-type="float">
            <text:p>6706664</text:p>
          </table:table-cell>
          <table:table-cell table:number-columns-repeated="3"/>
        </table:table-row>
        <table:table-row table:style-name="ro1">
          <table:table-cell office:value-type="float" office:value="62910369" calcext:value-type="float">
            <text:p>62910369</text:p>
          </table:table-cell>
          <table:table-cell office:value-type="float" office:value="5974587" calcext:value-type="float">
            <text:p>5974587</text:p>
          </table:table-cell>
          <table:table-cell table:number-columns-repeated="3"/>
        </table:table-row>
        <table:table-row table:style-name="ro1">
          <table:table-cell office:value-type="float" office:value="61989316" calcext:value-type="float">
            <text:p>61989316</text:p>
          </table:table-cell>
          <table:table-cell office:value-type="float" office:value="5947482" calcext:value-type="float">
            <text:p>5947482</text:p>
          </table:table-cell>
          <table:table-cell table:number-columns-repeated="3"/>
        </table:table-row>
        <table:table-row table:style-name="ro1">
          <table:table-cell office:value-type="float" office:value="63468466" calcext:value-type="float">
            <text:p>63468466</text:p>
          </table:table-cell>
          <table:table-cell office:value-type="float" office:value="7633825" calcext:value-type="float">
            <text:p>7633825</text:p>
          </table:table-cell>
          <table:table-cell table:number-columns-repeated="3"/>
        </table:table-row>
        <table:table-row table:style-name="ro1">
          <table:table-cell office:value-type="float" office:value="36366951" calcext:value-type="float">
            <text:p>36366951</text:p>
          </table:table-cell>
          <table:table-cell office:value-type="float" office:value="6206860" calcext:value-type="float">
            <text:p>6206860</text:p>
          </table:table-cell>
          <table:table-cell table:number-columns-repeated="3"/>
        </table:table-row>
        <table:table-row table:style-name="ro1">
          <table:table-cell office:value-type="float" office:value="36604497" calcext:value-type="float">
            <text:p>36604497</text:p>
          </table:table-cell>
          <table:table-cell office:value-type="float" office:value="6193147" calcext:value-type="float">
            <text:p>6193147</text:p>
          </table:table-cell>
          <table:table-cell table:number-columns-repeated="3"/>
        </table:table-row>
        <table:table-row table:style-name="ro1">
          <table:table-cell office:value-type="float" office:value="36551198" calcext:value-type="float">
            <text:p>36551198</text:p>
          </table:table-cell>
          <table:table-cell office:value-type="float" office:value="6672353" calcext:value-type="float">
            <text:p>6672353</text:p>
          </table:table-cell>
          <table:table-cell table:number-columns-repeated="3"/>
        </table:table-row>
        <table:table-row table:style-name="ro1">
          <table:table-cell office:value-type="float" office:value="38132955" calcext:value-type="float">
            <text:p>38132955</text:p>
          </table:table-cell>
          <table:table-cell office:value-type="float" office:value="6726206" calcext:value-type="float">
            <text:p>6726206</text:p>
          </table:table-cell>
          <table:table-cell table:number-columns-repeated="3"/>
        </table:table-row>
        <table:table-row table:style-name="ro1">
          <table:table-cell office:value-type="float" office:value="20758763" calcext:value-type="float">
            <text:p>20758763</text:p>
          </table:table-cell>
          <table:table-cell office:value-type="float" office:value="11497033" calcext:value-type="float">
            <text:p>11497033</text:p>
          </table:table-cell>
          <table:table-cell table:number-columns-repeated="3"/>
        </table:table-row>
        <table:table-row table:style-name="ro1">
          <table:table-cell office:value-type="float" office:value="14411055" calcext:value-type="float">
            <text:p>14411055</text:p>
          </table:table-cell>
          <table:table-cell office:value-type="float" office:value="7180227" calcext:value-type="float">
            <text:p>7180227</text:p>
          </table:table-cell>
          <table:table-cell table:number-columns-repeated="3"/>
        </table:table-row>
        <table:table-row table:style-name="ro1">
          <table:table-cell office:value-type="float" office:value="36882797" calcext:value-type="float">
            <text:p>36882797</text:p>
          </table:table-cell>
          <table:table-cell office:value-type="float" office:value="6144509" calcext:value-type="float">
            <text:p>6144509</text:p>
          </table:table-cell>
          <table:table-cell table:number-columns-repeated="3"/>
        </table:table-row>
        <table:table-row table:style-name="ro1">
          <table:table-cell office:value-type="float" office:value="62706536" calcext:value-type="float">
            <text:p>62706536</text:p>
          </table:table-cell>
          <table:table-cell office:value-type="float" office:value="7300668" calcext:value-type="float">
            <text:p>7300668</text:p>
          </table:table-cell>
          <table:table-cell table:number-columns-repeated="3"/>
        </table:table-row>
        <table:table-row table:style-name="ro1">
          <table:table-cell office:value-type="float" office:value="62789027" calcext:value-type="float">
            <text:p>62789027</text:p>
          </table:table-cell>
          <table:table-cell office:value-type="float" office:value="7840198" calcext:value-type="float">
            <text:p>7840198</text:p>
          </table:table-cell>
          <table:table-cell table:number-columns-repeated="3"/>
        </table:table-row>
        <table:table-row table:style-name="ro1">
          <table:table-cell office:value-type="float" office:value="62228428" calcext:value-type="float">
            <text:p>62228428</text:p>
          </table:table-cell>
          <table:table-cell office:value-type="float" office:value="7364901" calcext:value-type="float">
            <text:p>7364901</text:p>
          </table:table-cell>
          <table:table-cell table:number-columns-repeated="3"/>
        </table:table-row>
        <table:table-row table:style-name="ro1">
          <table:table-cell office:value-type="float" office:value="36135253" calcext:value-type="float">
            <text:p>36135253</text:p>
          </table:table-cell>
          <table:table-cell office:value-type="float" office:value="6386692" calcext:value-type="float">
            <text:p>6386692</text:p>
          </table:table-cell>
          <table:table-cell table:number-columns-repeated="3"/>
        </table:table-row>
        <table:table-row table:style-name="ro1">
          <table:table-cell office:value-type="float" office:value="94430282" calcext:value-type="float">
            <text:p>94430282</text:p>
          </table:table-cell>
          <table:table-cell office:value-type="float" office:value="10533277" calcext:value-type="float">
            <text:p>10533277</text:p>
          </table:table-cell>
          <table:table-cell table:number-columns-repeated="3"/>
        </table:table-row>
        <table:table-row table:style-name="ro1">
          <table:table-cell office:value-type="float" office:value="61499286" calcext:value-type="float">
            <text:p>61499286</text:p>
          </table:table-cell>
          <table:table-cell office:value-type="float" office:value="6179943" calcext:value-type="float">
            <text:p>6179943</text:p>
          </table:table-cell>
          <table:table-cell table:number-columns-repeated="3"/>
        </table:table-row>
        <table:table-row table:style-name="ro1">
          <table:table-cell office:value-type="float" office:value="36403181" calcext:value-type="float">
            <text:p>36403181</text:p>
          </table:table-cell>
          <table:table-cell office:value-type="float" office:value="6129938" calcext:value-type="float">
            <text:p>6129938</text:p>
          </table:table-cell>
          <table:table-cell table:number-columns-repeated="3"/>
        </table:table-row>
        <table:table-row table:style-name="ro1">
          <table:table-cell office:value-type="float" office:value="36332436" calcext:value-type="float">
            <text:p>36332436</text:p>
          </table:table-cell>
          <table:table-cell office:value-type="float" office:value="6615056" calcext:value-type="float">
            <text:p>6615056</text:p>
          </table:table-cell>
          <table:table-cell table:number-columns-repeated="3"/>
        </table:table-row>
        <table:table-row table:style-name="ro1">
          <table:table-cell office:value-type="float" office:value="36313227" calcext:value-type="float">
            <text:p>36313227</text:p>
          </table:table-cell>
          <table:table-cell office:value-type="float" office:value="6840657" calcext:value-type="float">
            <text:p>6840657</text:p>
          </table:table-cell>
          <table:table-cell table:number-columns-repeated="3"/>
        </table:table-row>
        <table:table-row table:style-name="ro1">
          <table:table-cell office:value-type="float" office:value="14523863" calcext:value-type="float">
            <text:p>14523863</text:p>
          </table:table-cell>
          <table:table-cell office:value-type="float" office:value="7205219" calcext:value-type="float">
            <text:p>7205219</text:p>
          </table:table-cell>
          <table:table-cell table:number-columns-repeated="3"/>
        </table:table-row>
        <table:table-row table:style-name="ro1">
          <table:table-cell office:value-type="float" office:value="63024346" calcext:value-type="float">
            <text:p>63024346</text:p>
          </table:table-cell>
          <table:table-cell office:value-type="float" office:value="7523096" calcext:value-type="float">
            <text:p>7523096</text:p>
          </table:table-cell>
          <table:table-cell table:number-columns-repeated="3"/>
        </table:table-row>
        <table:table-row table:style-name="ro1">
          <table:table-cell office:value-type="float" office:value="14204909" calcext:value-type="float">
            <text:p>14204909</text:p>
          </table:table-cell>
          <table:table-cell office:value-type="float" office:value="7109172" calcext:value-type="float">
            <text:p>7109172</text:p>
          </table:table-cell>
          <table:table-cell table:number-columns-repeated="3"/>
        </table:table-row>
        <table:table-row table:style-name="ro1">
          <table:table-cell office:value-type="float" office:value="36405361" calcext:value-type="float">
            <text:p>36405361</text:p>
          </table:table-cell>
          <table:table-cell office:value-type="float" office:value="6535590" calcext:value-type="float">
            <text:p>6535590</text:p>
          </table:table-cell>
          <table:table-cell table:number-columns-repeated="3"/>
        </table:table-row>
        <table:table-row table:style-name="ro1">
          <table:table-cell office:value-type="float" office:value="37521960" calcext:value-type="float">
            <text:p>37521960</text:p>
          </table:table-cell>
          <table:table-cell office:value-type="float" office:value="6303797" calcext:value-type="float">
            <text:p>6303797</text:p>
          </table:table-cell>
          <table:table-cell table:number-columns-repeated="3"/>
        </table:table-row>
        <table:table-row table:style-name="ro1">
          <table:table-cell office:value-type="float" office:value="62416029" calcext:value-type="float">
            <text:p>62416029</text:p>
          </table:table-cell>
          <table:table-cell office:value-type="float" office:value="7886158" calcext:value-type="float">
            <text:p>7886158</text:p>
          </table:table-cell>
          <table:table-cell table:number-columns-repeated="3"/>
        </table:table-row>
        <table:table-row table:style-name="ro1">
          <table:table-cell office:value-type="float" office:value="63178488" calcext:value-type="float">
            <text:p>63178488</text:p>
          </table:table-cell>
          <table:table-cell office:value-type="float" office:value="7496842" calcext:value-type="float">
            <text:p>7496842</text:p>
          </table:table-cell>
          <table:table-cell table:number-columns-repeated="3"/>
        </table:table-row>
        <table:table-row table:style-name="ro1">
          <table:table-cell office:value-type="float" office:value="63679976" calcext:value-type="float">
            <text:p>63679976</text:p>
          </table:table-cell>
          <table:table-cell office:value-type="float" office:value="5899929" calcext:value-type="float">
            <text:p>5899929</text:p>
          </table:table-cell>
          <table:table-cell table:number-columns-repeated="3"/>
        </table:table-row>
        <table:table-row table:style-name="ro1">
          <table:table-cell office:value-type="float" office:value="36680604" calcext:value-type="float">
            <text:p>36680604</text:p>
          </table:table-cell>
          <table:table-cell office:value-type="float" office:value="6418371" calcext:value-type="float">
            <text:p>6418371</text:p>
          </table:table-cell>
          <table:table-cell table:number-columns-repeated="3"/>
        </table:table-row>
        <table:table-row table:style-name="ro1">
          <table:table-cell office:value-type="float" office:value="36935811" calcext:value-type="float">
            <text:p>36935811</text:p>
          </table:table-cell>
          <table:table-cell office:value-type="float" office:value="8200331" calcext:value-type="float">
            <text:p>8200331</text:p>
          </table:table-cell>
          <table:table-cell table:number-columns-repeated="3"/>
        </table:table-row>
        <table:table-row table:style-name="ro1">
          <table:table-cell office:value-type="float" office:value="36837793" calcext:value-type="float">
            <text:p>36837793</text:p>
          </table:table-cell>
          <table:table-cell office:value-type="float" office:value="8012144" calcext:value-type="float">
            <text:p>8012144</text:p>
          </table:table-cell>
          <table:table-cell table:number-columns-repeated="3"/>
        </table:table-row>
        <table:table-row table:style-name="ro1">
          <table:table-cell office:value-type="float" office:value="39219790" calcext:value-type="float">
            <text:p>39219790</text:p>
          </table:table-cell>
          <table:table-cell office:value-type="float" office:value="7628731" calcext:value-type="float">
            <text:p>7628731</text:p>
          </table:table-cell>
          <table:table-cell table:number-columns-repeated="3"/>
        </table:table-row>
        <table:table-row table:style-name="ro1">
          <table:table-cell office:value-type="float" office:value="74799936" calcext:value-type="float">
            <text:p>74799936</text:p>
          </table:table-cell>
          <table:table-cell office:value-type="float" office:value="23133434" calcext:value-type="float">
            <text:p>23133434</text:p>
          </table:table-cell>
          <table:table-cell table:number-columns-repeated="3"/>
        </table:table-row>
        <table:table-row table:style-name="ro1">
          <table:table-cell office:value-type="float" office:value="40436423" calcext:value-type="float">
            <text:p>40436423</text:p>
          </table:table-cell>
          <table:table-cell office:value-type="float" office:value="8749584" calcext:value-type="float">
            <text:p>8749584</text:p>
          </table:table-cell>
          <table:table-cell table:number-columns-repeated="3"/>
        </table:table-row>
        <table:table-row table:style-name="ro1">
          <table:table-cell office:value-type="float" office:value="14315487" calcext:value-type="float">
            <text:p>14315487</text:p>
          </table:table-cell>
          <table:table-cell office:value-type="float" office:value="7136816" calcext:value-type="float">
            <text:p>7136816</text:p>
          </table:table-cell>
          <table:table-cell table:number-columns-repeated="3"/>
        </table:table-row>
        <table:table-row table:style-name="ro1">
          <table:table-cell office:value-type="float" office:value="36718147" calcext:value-type="float">
            <text:p>36718147</text:p>
          </table:table-cell>
          <table:table-cell office:value-type="float" office:value="7978805" calcext:value-type="float">
            <text:p>7978805</text:p>
          </table:table-cell>
          <table:table-cell table:number-columns-repeated="3"/>
        </table:table-row>
        <table:table-row table:style-name="ro1">
          <table:table-cell office:value-type="float" office:value="36766110" calcext:value-type="float">
            <text:p>36766110</text:p>
          </table:table-cell>
          <table:table-cell office:value-type="float" office:value="6285650" calcext:value-type="float">
            <text:p>6285650</text:p>
          </table:table-cell>
          <table:table-cell table:number-columns-repeated="3"/>
        </table:table-row>
        <table:table-row table:style-name="ro1">
          <table:table-cell office:value-type="float" office:value="36610130" calcext:value-type="float">
            <text:p>36610130</text:p>
          </table:table-cell>
          <table:table-cell office:value-type="float" office:value="6461638" calcext:value-type="float">
            <text:p>6461638</text:p>
          </table:table-cell>
          <table:table-cell table:number-columns-repeated="3"/>
        </table:table-row>
        <table:table-row table:style-name="ro1">
          <table:table-cell office:value-type="float" office:value="14546296" calcext:value-type="float">
            <text:p>14546296</text:p>
          </table:table-cell>
          <table:table-cell office:value-type="float" office:value="7040152" calcext:value-type="float">
            <text:p>7040152</text:p>
          </table:table-cell>
          <table:table-cell table:number-columns-repeated="3"/>
        </table:table-row>
        <table:table-row table:style-name="ro1">
          <table:table-cell office:value-type="float" office:value="39364851" calcext:value-type="float">
            <text:p>39364851</text:p>
          </table:table-cell>
          <table:table-cell office:value-type="float" office:value="7755888" calcext:value-type="float">
            <text:p>7755888</text:p>
          </table:table-cell>
          <table:table-cell table:number-columns-repeated="3"/>
        </table:table-row>
        <table:table-row table:style-name="ro1">
          <table:table-cell office:value-type="float" office:value="37030517" calcext:value-type="float">
            <text:p>37030517</text:p>
          </table:table-cell>
          <table:table-cell office:value-type="float" office:value="8542836" calcext:value-type="float">
            <text:p>8542836</text:p>
          </table:table-cell>
          <table:table-cell table:number-columns-repeated="3"/>
        </table:table-row>
        <table:table-row table:style-name="ro1">
          <table:table-cell office:value-type="float" office:value="62786698" calcext:value-type="float">
            <text:p>62786698</text:p>
          </table:table-cell>
          <table:table-cell office:value-type="float" office:value="6984769" calcext:value-type="float">
            <text:p>6984769</text:p>
          </table:table-cell>
          <table:table-cell table:number-columns-repeated="3"/>
        </table:table-row>
        <table:table-row table:style-name="ro1">
          <table:table-cell office:value-type="float" office:value="36855301" calcext:value-type="float">
            <text:p>36855301</text:p>
          </table:table-cell>
          <table:table-cell office:value-type="float" office:value="7753350" calcext:value-type="float">
            <text:p>7753350</text:p>
          </table:table-cell>
          <table:table-cell table:number-columns-repeated="3"/>
        </table:table-row>
        <table:table-row table:style-name="ro1">
          <table:table-cell office:value-type="float" office:value="36703963" calcext:value-type="float">
            <text:p>36703963</text:p>
          </table:table-cell>
          <table:table-cell office:value-type="float" office:value="6106913" calcext:value-type="float">
            <text:p>6106913</text:p>
          </table:table-cell>
          <table:table-cell table:number-columns-repeated="3"/>
        </table:table-row>
        <table:table-row table:style-name="ro1">
          <table:table-cell office:value-type="float" office:value="36590003" calcext:value-type="float">
            <text:p>36590003</text:p>
          </table:table-cell>
          <table:table-cell office:value-type="float" office:value="6668453" calcext:value-type="float">
            <text:p>6668453</text:p>
          </table:table-cell>
          <table:table-cell table:number-columns-repeated="3"/>
        </table:table-row>
        <table:table-row table:style-name="ro1">
          <table:table-cell office:value-type="float" office:value="62824125" calcext:value-type="float">
            <text:p>62824125</text:p>
          </table:table-cell>
          <table:table-cell office:value-type="float" office:value="6046585" calcext:value-type="float">
            <text:p>6046585</text:p>
          </table:table-cell>
          <table:table-cell table:number-columns-repeated="3"/>
        </table:table-row>
        <table:table-row table:style-name="ro1">
          <table:table-cell office:value-type="float" office:value="14834505" calcext:value-type="float">
            <text:p>14834505</text:p>
          </table:table-cell>
          <table:table-cell office:value-type="float" office:value="6039226" calcext:value-type="float">
            <text:p>6039226</text:p>
          </table:table-cell>
          <table:table-cell table:number-columns-repeated="3"/>
        </table:table-row>
        <table:table-row table:style-name="ro1">
          <table:table-cell office:value-type="float" office:value="69263089" calcext:value-type="float">
            <text:p>69263089</text:p>
          </table:table-cell>
          <table:table-cell office:value-type="float" office:value="17095328" calcext:value-type="float">
            <text:p>17095328</text:p>
          </table:table-cell>
          <table:table-cell table:number-columns-repeated="3"/>
        </table:table-row>
        <table:table-row table:style-name="ro1">
          <table:table-cell office:value-type="float" office:value="80515144" calcext:value-type="float">
            <text:p>80515144</text:p>
          </table:table-cell>
          <table:table-cell office:value-type="float" office:value="9717227" calcext:value-type="float">
            <text:p>9717227</text:p>
          </table:table-cell>
          <table:table-cell table:number-columns-repeated="3"/>
        </table:table-row>
        <table:table-row table:style-name="ro1">
          <table:table-cell office:value-type="float" office:value="72159483" calcext:value-type="float">
            <text:p>72159483</text:p>
          </table:table-cell>
          <table:table-cell office:value-type="float" office:value="16978562" calcext:value-type="float">
            <text:p>16978562</text:p>
          </table:table-cell>
          <table:table-cell table:number-columns-repeated="3"/>
        </table:table-row>
        <table:table-row table:style-name="ro1">
          <table:table-cell office:value-type="float" office:value="73489114" calcext:value-type="float">
            <text:p>73489114</text:p>
          </table:table-cell>
          <table:table-cell office:value-type="float" office:value="28703117" calcext:value-type="float">
            <text:p>28703117</text:p>
          </table:table-cell>
          <table:table-cell table:number-columns-repeated="3"/>
        </table:table-row>
        <table:table-row table:style-name="ro1">
          <table:table-cell office:value-type="float" office:value="80117925" calcext:value-type="float">
            <text:p>80117925</text:p>
          </table:table-cell>
          <table:table-cell office:value-type="float" office:value="16802538" calcext:value-type="float">
            <text:p>16802538</text:p>
          </table:table-cell>
          <table:table-cell table:number-columns-repeated="3"/>
        </table:table-row>
        <table:table-row table:style-name="ro1">
          <table:table-cell office:value-type="float" office:value="70430175" calcext:value-type="float">
            <text:p>70430175</text:p>
          </table:table-cell>
          <table:table-cell office:value-type="float" office:value="24958674" calcext:value-type="float">
            <text:p>24958674</text:p>
          </table:table-cell>
          <table:table-cell table:number-columns-repeated="3"/>
        </table:table-row>
        <table:table-row table:style-name="ro1">
          <table:table-cell office:value-type="float" office:value="37829934" calcext:value-type="float">
            <text:p>37829934</text:p>
          </table:table-cell>
          <table:table-cell office:value-type="float" office:value="7130938" calcext:value-type="float">
            <text:p>7130938</text:p>
          </table:table-cell>
          <table:table-cell table:number-columns-repeated="3"/>
        </table:table-row>
        <table:table-row table:style-name="ro1">
          <table:table-cell office:value-type="float" office:value="71868785" calcext:value-type="float">
            <text:p>71868785</text:p>
          </table:table-cell>
          <table:table-cell office:value-type="float" office:value="25221176" calcext:value-type="float">
            <text:p>25221176</text:p>
          </table:table-cell>
          <table:table-cell table:number-columns-repeated="3"/>
        </table:table-row>
        <table:table-row table:style-name="ro1">
          <table:table-cell office:value-type="float" office:value="41792067" calcext:value-type="float">
            <text:p>41792067</text:p>
          </table:table-cell>
          <table:table-cell office:value-type="float" office:value="15185581" calcext:value-type="float">
            <text:p>15185581</text:p>
          </table:table-cell>
          <table:table-cell table:number-columns-repeated="3"/>
        </table:table-row>
        <table:table-row table:style-name="ro1">
          <table:table-cell office:value-type="float" office:value="70490070" calcext:value-type="float">
            <text:p>70490070</text:p>
          </table:table-cell>
          <table:table-cell office:value-type="float" office:value="20020905" calcext:value-type="float">
            <text:p>20020905</text:p>
          </table:table-cell>
          <table:table-cell table:number-columns-repeated="3"/>
        </table:table-row>
        <table:table-row table:style-name="ro1">
          <table:table-cell office:value-type="float" office:value="70644761" calcext:value-type="float">
            <text:p>70644761</text:p>
          </table:table-cell>
          <table:table-cell office:value-type="float" office:value="13187553" calcext:value-type="float">
            <text:p>13187553</text:p>
          </table:table-cell>
          <table:table-cell table:number-columns-repeated="3"/>
        </table:table-row>
        <table:table-row table:style-name="ro1">
          <table:table-cell office:value-type="float" office:value="36591440" calcext:value-type="float">
            <text:p>36591440</text:p>
          </table:table-cell>
          <table:table-cell office:value-type="float" office:value="6162103" calcext:value-type="float">
            <text:p>6162103</text:p>
          </table:table-cell>
          <table:table-cell table:number-columns-repeated="3"/>
        </table:table-row>
        <table:table-row table:style-name="ro1">
          <table:table-cell office:value-type="float" office:value="36252883" calcext:value-type="float">
            <text:p>36252883</text:p>
          </table:table-cell>
          <table:table-cell office:value-type="float" office:value="6156094" calcext:value-type="float">
            <text:p>6156094</text:p>
          </table:table-cell>
          <table:table-cell table:number-columns-repeated="3"/>
        </table:table-row>
        <table:table-row table:style-name="ro1">
          <table:table-cell office:value-type="float" office:value="63304721" calcext:value-type="float">
            <text:p>63304721</text:p>
          </table:table-cell>
          <table:table-cell office:value-type="float" office:value="6536773" calcext:value-type="float">
            <text:p>6536773</text:p>
          </table:table-cell>
          <table:table-cell table:number-columns-repeated="3"/>
        </table:table-row>
        <table:table-row table:style-name="ro1">
          <table:table-cell office:value-type="float" office:value="36496265" calcext:value-type="float">
            <text:p>36496265</text:p>
          </table:table-cell>
          <table:table-cell office:value-type="float" office:value="8148584" calcext:value-type="float">
            <text:p>8148584</text:p>
          </table:table-cell>
          <table:table-cell table:number-columns-repeated="3"/>
        </table:table-row>
        <table:table-row table:style-name="ro1">
          <table:table-cell office:value-type="float" office:value="36392105" calcext:value-type="float">
            <text:p>36392105</text:p>
          </table:table-cell>
          <table:table-cell office:value-type="float" office:value="6270389" calcext:value-type="float">
            <text:p>6270389</text:p>
          </table:table-cell>
          <table:table-cell table:number-columns-repeated="3"/>
        </table:table-row>
        <table:table-row table:style-name="ro1">
          <table:table-cell office:value-type="float" office:value="36231759" calcext:value-type="float">
            <text:p>36231759</text:p>
          </table:table-cell>
          <table:table-cell office:value-type="float" office:value="6496939" calcext:value-type="float">
            <text:p>6496939</text:p>
          </table:table-cell>
          <table:table-cell table:number-columns-repeated="3"/>
        </table:table-row>
        <table:table-row table:style-name="ro1">
          <table:table-cell office:value-type="float" office:value="63504180" calcext:value-type="float">
            <text:p>63504180</text:p>
          </table:table-cell>
          <table:table-cell office:value-type="float" office:value="7570413" calcext:value-type="float">
            <text:p>7570413</text:p>
          </table:table-cell>
          <table:table-cell table:number-columns-repeated="3"/>
        </table:table-row>
        <table:table-row table:style-name="ro1">
          <table:table-cell office:value-type="float" office:value="36901360" calcext:value-type="float">
            <text:p>36901360</text:p>
          </table:table-cell>
          <table:table-cell office:value-type="float" office:value="8001655" calcext:value-type="float">
            <text:p>8001655</text:p>
          </table:table-cell>
          <table:table-cell table:number-columns-repeated="3"/>
        </table:table-row>
        <table:table-row table:style-name="ro1">
          <table:table-cell office:value-type="float" office:value="68007029" calcext:value-type="float">
            <text:p>68007029</text:p>
          </table:table-cell>
          <table:table-cell office:value-type="float" office:value="9832043" calcext:value-type="float">
            <text:p>9832043</text:p>
          </table:table-cell>
          <table:table-cell table:number-columns-repeated="3"/>
        </table:table-row>
        <table:table-row table:style-name="ro1">
          <table:table-cell office:value-type="float" office:value="63554052" calcext:value-type="float">
            <text:p>63554052</text:p>
          </table:table-cell>
          <table:table-cell office:value-type="float" office:value="5998727" calcext:value-type="float">
            <text:p>5998727</text:p>
          </table:table-cell>
          <table:table-cell table:number-columns-repeated="3"/>
        </table:table-row>
        <table:table-row table:style-name="ro1">
          <table:table-cell office:value-type="float" office:value="37112810" calcext:value-type="float">
            <text:p>37112810</text:p>
          </table:table-cell>
          <table:table-cell office:value-type="float" office:value="6342671" calcext:value-type="float">
            <text:p>6342671</text:p>
          </table:table-cell>
          <table:table-cell table:number-columns-repeated="3"/>
        </table:table-row>
        <table:table-row table:style-name="ro1">
          <table:table-cell office:value-type="float" office:value="36970980" calcext:value-type="float">
            <text:p>36970980</text:p>
          </table:table-cell>
          <table:table-cell office:value-type="float" office:value="8487331" calcext:value-type="float">
            <text:p>8487331</text:p>
          </table:table-cell>
          <table:table-cell table:number-columns-repeated="3"/>
        </table:table-row>
        <table:table-row table:style-name="ro1">
          <table:table-cell office:value-type="float" office:value="36585900" calcext:value-type="float">
            <text:p>36585900</text:p>
          </table:table-cell>
          <table:table-cell office:value-type="float" office:value="7276354" calcext:value-type="float">
            <text:p>7276354</text:p>
          </table:table-cell>
          <table:table-cell table:number-columns-repeated="3"/>
        </table:table-row>
        <table:table-row table:style-name="ro1">
          <table:table-cell office:value-type="float" office:value="36913494" calcext:value-type="float">
            <text:p>36913494</text:p>
          </table:table-cell>
          <table:table-cell office:value-type="float" office:value="8087063" calcext:value-type="float">
            <text:p>8087063</text:p>
          </table:table-cell>
          <table:table-cell table:number-columns-repeated="3"/>
        </table:table-row>
        <table:table-row table:style-name="ro1">
          <table:table-cell office:value-type="float" office:value="36966300" calcext:value-type="float">
            <text:p>36966300</text:p>
          </table:table-cell>
          <table:table-cell office:value-type="float" office:value="6291395" calcext:value-type="float">
            <text:p>6291395</text:p>
          </table:table-cell>
          <table:table-cell table:number-columns-repeated="3"/>
        </table:table-row>
        <table:table-row table:style-name="ro1">
          <table:table-cell office:value-type="float" office:value="36790311" calcext:value-type="float">
            <text:p>36790311</text:p>
          </table:table-cell>
          <table:table-cell office:value-type="float" office:value="7057679" calcext:value-type="float">
            <text:p>7057679</text:p>
          </table:table-cell>
          <table:table-cell table:number-columns-repeated="3"/>
        </table:table-row>
        <table:table-row table:style-name="ro1">
          <table:table-cell office:value-type="float" office:value="36842610" calcext:value-type="float">
            <text:p>36842610</text:p>
          </table:table-cell>
          <table:table-cell office:value-type="float" office:value="6445502" calcext:value-type="float">
            <text:p>6445502</text:p>
          </table:table-cell>
          <table:table-cell table:number-columns-repeated="3"/>
        </table:table-row>
        <table:table-row table:style-name="ro1">
          <table:table-cell office:value-type="float" office:value="62916643" calcext:value-type="float">
            <text:p>62916643</text:p>
          </table:table-cell>
          <table:table-cell office:value-type="float" office:value="7200417" calcext:value-type="float">
            <text:p>7200417</text:p>
          </table:table-cell>
          <table:table-cell table:number-columns-repeated="3"/>
        </table:table-row>
        <table:table-row table:style-name="ro1">
          <table:table-cell office:value-type="float" office:value="64394345" calcext:value-type="float">
            <text:p>64394345</text:p>
          </table:table-cell>
          <table:table-cell office:value-type="float" office:value="7522325" calcext:value-type="float">
            <text:p>7522325</text:p>
          </table:table-cell>
          <table:table-cell table:number-columns-repeated="3"/>
        </table:table-row>
        <table:table-row table:style-name="ro1">
          <table:table-cell office:value-type="float" office:value="36736671" calcext:value-type="float">
            <text:p>36736671</text:p>
          </table:table-cell>
          <table:table-cell office:value-type="float" office:value="6452172" calcext:value-type="float">
            <text:p>6452172</text:p>
          </table:table-cell>
          <table:table-cell table:number-columns-repeated="3"/>
        </table:table-row>
        <table:table-row table:style-name="ro1">
          <table:table-cell office:value-type="float" office:value="63025462" calcext:value-type="float">
            <text:p>63025462</text:p>
          </table:table-cell>
          <table:table-cell office:value-type="float" office:value="6029338" calcext:value-type="float">
            <text:p>6029338</text:p>
          </table:table-cell>
          <table:table-cell table:number-columns-repeated="3"/>
        </table:table-row>
        <table:table-row table:style-name="ro1">
          <table:table-cell office:value-type="float" office:value="36584726" calcext:value-type="float">
            <text:p>36584726</text:p>
          </table:table-cell>
          <table:table-cell office:value-type="float" office:value="6184937" calcext:value-type="float">
            <text:p>6184937</text:p>
          </table:table-cell>
          <table:table-cell table:number-columns-repeated="3"/>
        </table:table-row>
        <table:table-row table:style-name="ro1">
          <table:table-cell office:value-type="float" office:value="63215973" calcext:value-type="float">
            <text:p>63215973</text:p>
          </table:table-cell>
          <table:table-cell office:value-type="float" office:value="7730624" calcext:value-type="float">
            <text:p>7730624</text:p>
          </table:table-cell>
          <table:table-cell table:number-columns-repeated="3"/>
        </table:table-row>
        <table:table-row table:style-name="ro1">
          <table:table-cell office:value-type="float" office:value="37102711" calcext:value-type="float">
            <text:p>37102711</text:p>
          </table:table-cell>
          <table:table-cell office:value-type="float" office:value="6275043" calcext:value-type="float">
            <text:p>6275043</text:p>
          </table:table-cell>
          <table:table-cell table:number-columns-repeated="3"/>
        </table:table-row>
        <table:table-row table:style-name="ro1">
          <table:table-cell office:value-type="float" office:value="68482057" calcext:value-type="float">
            <text:p>68482057</text:p>
          </table:table-cell>
          <table:table-cell office:value-type="float" office:value="6023105" calcext:value-type="float">
            <text:p>6023105</text:p>
          </table:table-cell>
          <table:table-cell table:number-columns-repeated="3"/>
        </table:table-row>
        <table:table-row table:style-name="ro1">
          <table:table-cell office:value-type="float" office:value="15059415" calcext:value-type="float">
            <text:p>15059415</text:p>
          </table:table-cell>
          <table:table-cell office:value-type="float" office:value="7111917" calcext:value-type="float">
            <text:p>7111917</text:p>
          </table:table-cell>
          <table:table-cell table:number-columns-repeated="3"/>
        </table:table-row>
        <table:table-row table:style-name="ro1">
          <table:table-cell office:value-type="float" office:value="36447698" calcext:value-type="float">
            <text:p>36447698</text:p>
          </table:table-cell>
          <table:table-cell office:value-type="float" office:value="7073164" calcext:value-type="float">
            <text:p>7073164</text:p>
          </table:table-cell>
          <table:table-cell table:number-columns-repeated="3"/>
        </table:table-row>
        <table:table-row table:style-name="ro1">
          <table:table-cell office:value-type="float" office:value="36759211" calcext:value-type="float">
            <text:p>36759211</text:p>
          </table:table-cell>
          <table:table-cell office:value-type="float" office:value="6252104" calcext:value-type="float">
            <text:p>6252104</text:p>
          </table:table-cell>
          <table:table-cell table:number-columns-repeated="3"/>
        </table:table-row>
        <table:table-row table:style-name="ro1">
          <table:table-cell office:value-type="float" office:value="36497076" calcext:value-type="float">
            <text:p>36497076</text:p>
          </table:table-cell>
          <table:table-cell office:value-type="float" office:value="6410209" calcext:value-type="float">
            <text:p>6410209</text:p>
          </table:table-cell>
          <table:table-cell table:number-columns-repeated="3"/>
        </table:table-row>
        <table:table-row table:style-name="ro1">
          <table:table-cell office:value-type="float" office:value="36743486" calcext:value-type="float">
            <text:p>36743486</text:p>
          </table:table-cell>
          <table:table-cell office:value-type="float" office:value="8450954" calcext:value-type="float">
            <text:p>8450954</text:p>
          </table:table-cell>
          <table:table-cell table:number-columns-repeated="3"/>
        </table:table-row>
        <table:table-row table:style-name="ro1">
          <table:table-cell office:value-type="float" office:value="62676806" calcext:value-type="float">
            <text:p>62676806</text:p>
          </table:table-cell>
          <table:table-cell office:value-type="float" office:value="7643897" calcext:value-type="float">
            <text:p>7643897</text:p>
          </table:table-cell>
          <table:table-cell table:number-columns-repeated="3"/>
        </table:table-row>
        <table:table-row table:style-name="ro1">
          <table:table-cell office:value-type="float" office:value="63597523" calcext:value-type="float">
            <text:p>63597523</text:p>
          </table:table-cell>
          <table:table-cell office:value-type="float" office:value="5985367" calcext:value-type="float">
            <text:p>5985367</text:p>
          </table:table-cell>
          <table:table-cell table:number-columns-repeated="3"/>
        </table:table-row>
        <table:table-row table:style-name="ro1">
          <table:table-cell office:value-type="float" office:value="36124867" calcext:value-type="float">
            <text:p>36124867</text:p>
          </table:table-cell>
          <table:table-cell office:value-type="float" office:value="6249950" calcext:value-type="float">
            <text:p>6249950</text:p>
          </table:table-cell>
          <table:table-cell table:number-columns-repeated="3"/>
        </table:table-row>
        <table:table-row table:style-name="ro1">
          <table:table-cell office:value-type="float" office:value="14791384" calcext:value-type="float">
            <text:p>14791384</text:p>
          </table:table-cell>
          <table:table-cell office:value-type="float" office:value="7240805" calcext:value-type="float">
            <text:p>7240805</text:p>
          </table:table-cell>
          <table:table-cell table:number-columns-repeated="3"/>
        </table:table-row>
        <table:table-row table:style-name="ro1">
          <table:table-cell office:value-type="float" office:value="36812296" calcext:value-type="float">
            <text:p>36812296</text:p>
          </table:table-cell>
          <table:table-cell office:value-type="float" office:value="6186552" calcext:value-type="float">
            <text:p>6186552</text:p>
          </table:table-cell>
          <table:table-cell table:number-columns-repeated="3"/>
        </table:table-row>
        <table:table-row table:style-name="ro1">
          <table:table-cell office:value-type="float" office:value="36668829" calcext:value-type="float">
            <text:p>36668829</text:p>
          </table:table-cell>
          <table:table-cell office:value-type="float" office:value="8040492" calcext:value-type="float">
            <text:p>8040492</text:p>
          </table:table-cell>
          <table:table-cell table:number-columns-repeated="3"/>
        </table:table-row>
        <table:table-row table:style-name="ro1">
          <table:table-cell office:value-type="float" office:value="38484648" calcext:value-type="float">
            <text:p>38484648</text:p>
          </table:table-cell>
          <table:table-cell office:value-type="float" office:value="9478732" calcext:value-type="float">
            <text:p>9478732</text:p>
          </table:table-cell>
          <table:table-cell table:number-columns-repeated="3"/>
        </table:table-row>
        <table:table-row table:style-name="ro1">
          <table:table-cell office:value-type="float" office:value="14479551" calcext:value-type="float">
            <text:p>14479551</text:p>
          </table:table-cell>
          <table:table-cell office:value-type="float" office:value="7382828" calcext:value-type="float">
            <text:p>7382828</text:p>
          </table:table-cell>
          <table:table-cell table:number-columns-repeated="3"/>
        </table:table-row>
        <table:table-row table:style-name="ro1">
          <table:table-cell office:value-type="float" office:value="14648039" calcext:value-type="float">
            <text:p>14648039</text:p>
          </table:table-cell>
          <table:table-cell office:value-type="float" office:value="7174194" calcext:value-type="float">
            <text:p>7174194</text:p>
          </table:table-cell>
          <table:table-cell table:number-columns-repeated="3"/>
        </table:table-row>
        <table:table-row table:style-name="ro1">
          <table:table-cell office:value-type="float" office:value="36544924" calcext:value-type="float">
            <text:p>36544924</text:p>
          </table:table-cell>
          <table:table-cell office:value-type="float" office:value="6496905" calcext:value-type="float">
            <text:p>6496905</text:p>
          </table:table-cell>
          <table:table-cell table:number-columns-repeated="3"/>
        </table:table-row>
        <table:table-row table:style-name="ro1">
          <table:table-cell office:value-type="float" office:value="74056566" calcext:value-type="float">
            <text:p>74056566</text:p>
          </table:table-cell>
          <table:table-cell office:value-type="float" office:value="7601290" calcext:value-type="float">
            <text:p>7601290</text:p>
          </table:table-cell>
          <table:table-cell table:number-columns-repeated="3"/>
        </table:table-row>
        <table:table-row table:style-name="ro1">
          <table:table-cell office:value-type="float" office:value="63005317" calcext:value-type="float">
            <text:p>63005317</text:p>
          </table:table-cell>
          <table:table-cell office:value-type="float" office:value="7624120" calcext:value-type="float">
            <text:p>7624120</text:p>
          </table:table-cell>
          <table:table-cell table:number-columns-repeated="3"/>
        </table:table-row>
        <table:table-row table:style-name="ro1">
          <table:table-cell office:value-type="float" office:value="14471855" calcext:value-type="float">
            <text:p>14471855</text:p>
          </table:table-cell>
          <table:table-cell office:value-type="float" office:value="7247578" calcext:value-type="float">
            <text:p>7247578</text:p>
          </table:table-cell>
          <table:table-cell table:number-columns-repeated="3"/>
        </table:table-row>
        <table:table-row table:style-name="ro1">
          <table:table-cell office:value-type="float" office:value="36814240" calcext:value-type="float">
            <text:p>36814240</text:p>
          </table:table-cell>
          <table:table-cell office:value-type="float" office:value="6268364" calcext:value-type="float">
            <text:p>6268364</text:p>
          </table:table-cell>
          <table:table-cell table:number-columns-repeated="3"/>
        </table:table-row>
        <table:table-row table:style-name="ro1">
          <table:table-cell office:value-type="float" office:value="37052976" calcext:value-type="float">
            <text:p>37052976</text:p>
          </table:table-cell>
          <table:table-cell office:value-type="float" office:value="6264958" calcext:value-type="float">
            <text:p>6264958</text:p>
          </table:table-cell>
          <table:table-cell table:number-columns-repeated="3"/>
        </table:table-row>
        <table:table-row table:style-name="ro1">
          <table:table-cell office:value-type="float" office:value="61890498" calcext:value-type="float">
            <text:p>61890498</text:p>
          </table:table-cell>
          <table:table-cell office:value-type="float" office:value="7276755" calcext:value-type="float">
            <text:p>7276755</text:p>
          </table:table-cell>
          <table:table-cell table:number-columns-repeated="3"/>
        </table:table-row>
        <table:table-row table:style-name="ro1">
          <table:table-cell office:value-type="float" office:value="36555360" calcext:value-type="float">
            <text:p>36555360</text:p>
          </table:table-cell>
          <table:table-cell office:value-type="float" office:value="8055509" calcext:value-type="float">
            <text:p>8055509</text:p>
          </table:table-cell>
          <table:table-cell table:number-columns-repeated="3"/>
        </table:table-row>
        <table:table-row table:style-name="ro1">
          <table:table-cell office:value-type="float" office:value="36525370" calcext:value-type="float">
            <text:p>36525370</text:p>
          </table:table-cell>
          <table:table-cell office:value-type="float" office:value="6541087" calcext:value-type="float">
            <text:p>6541087</text:p>
          </table:table-cell>
          <table:table-cell table:number-columns-repeated="3"/>
        </table:table-row>
        <table:table-row table:style-name="ro1">
          <table:table-cell office:value-type="float" office:value="62983362" calcext:value-type="float">
            <text:p>62983362</text:p>
          </table:table-cell>
          <table:table-cell office:value-type="float" office:value="7511860" calcext:value-type="float">
            <text:p>7511860</text:p>
          </table:table-cell>
          <table:table-cell table:number-columns-repeated="3"/>
        </table:table-row>
        <table:table-row table:style-name="ro1">
          <table:table-cell office:value-type="float" office:value="36359399" calcext:value-type="float">
            <text:p>36359399</text:p>
          </table:table-cell>
          <table:table-cell office:value-type="float" office:value="6431443" calcext:value-type="float">
            <text:p>6431443</text:p>
          </table:table-cell>
          <table:table-cell table:number-columns-repeated="3"/>
        </table:table-row>
        <table:table-row table:style-name="ro1">
          <table:table-cell office:value-type="float" office:value="36286681" calcext:value-type="float">
            <text:p>36286681</text:p>
          </table:table-cell>
          <table:table-cell office:value-type="float" office:value="6205381" calcext:value-type="float">
            <text:p>6205381</text:p>
          </table:table-cell>
          <table:table-cell table:number-columns-repeated="3"/>
        </table:table-row>
        <table:table-row table:style-name="ro1">
          <table:table-cell office:value-type="float" office:value="61737781" calcext:value-type="float">
            <text:p>61737781</text:p>
          </table:table-cell>
          <table:table-cell office:value-type="float" office:value="7211950" calcext:value-type="float">
            <text:p>7211950</text:p>
          </table:table-cell>
          <table:table-cell table:number-columns-repeated="3"/>
        </table:table-row>
        <table:table-row table:style-name="ro1">
          <table:table-cell office:value-type="float" office:value="62445708" calcext:value-type="float">
            <text:p>62445708</text:p>
          </table:table-cell>
          <table:table-cell office:value-type="float" office:value="7580367" calcext:value-type="float">
            <text:p>7580367</text:p>
          </table:table-cell>
          <table:table-cell table:number-columns-repeated="3"/>
        </table:table-row>
        <table:table-row table:style-name="ro1">
          <table:table-cell office:value-type="float" office:value="62086038" calcext:value-type="float">
            <text:p>62086038</text:p>
          </table:table-cell>
          <table:table-cell office:value-type="float" office:value="5907551" calcext:value-type="float">
            <text:p>5907551</text:p>
          </table:table-cell>
          <table:table-cell table:number-columns-repeated="3"/>
        </table:table-row>
        <table:table-row table:style-name="ro1">
          <table:table-cell office:value-type="float" office:value="62152877" calcext:value-type="float">
            <text:p>62152877</text:p>
          </table:table-cell>
          <table:table-cell office:value-type="float" office:value="7449904" calcext:value-type="float">
            <text:p>7449904</text:p>
          </table:table-cell>
          <table:table-cell table:number-columns-repeated="3"/>
        </table:table-row>
        <table:table-row table:style-name="ro1">
          <table:table-cell office:value-type="float" office:value="43322433" calcext:value-type="float">
            <text:p>43322433</text:p>
          </table:table-cell>
          <table:table-cell office:value-type="float" office:value="9974705" calcext:value-type="float">
            <text:p>9974705</text:p>
          </table:table-cell>
          <table:table-cell table:number-columns-repeated="3"/>
        </table:table-row>
        <table:table-row table:style-name="ro1">
          <table:table-cell office:value-type="float" office:value="36876627" calcext:value-type="float">
            <text:p>36876627</text:p>
          </table:table-cell>
          <table:table-cell office:value-type="float" office:value="8542177" calcext:value-type="float">
            <text:p>8542177</text:p>
          </table:table-cell>
          <table:table-cell table:number-columns-repeated="3"/>
        </table:table-row>
        <table:table-row table:style-name="ro1">
          <table:table-cell office:value-type="float" office:value="36233120" calcext:value-type="float">
            <text:p>36233120</text:p>
          </table:table-cell>
          <table:table-cell office:value-type="float" office:value="6680590" calcext:value-type="float">
            <text:p>6680590</text:p>
          </table:table-cell>
          <table:table-cell table:number-columns-repeated="3"/>
        </table:table-row>
        <table:table-row table:style-name="ro1">
          <table:table-cell office:value-type="float" office:value="14674605" calcext:value-type="float">
            <text:p>14674605</text:p>
          </table:table-cell>
          <table:table-cell office:value-type="float" office:value="7115497" calcext:value-type="float">
            <text:p>7115497</text:p>
          </table:table-cell>
          <table:table-cell table:number-columns-repeated="3"/>
        </table:table-row>
        <table:table-row table:style-name="ro1">
          <table:table-cell office:value-type="float" office:value="63335647" calcext:value-type="float">
            <text:p>63335647</text:p>
          </table:table-cell>
          <table:table-cell office:value-type="float" office:value="7657945" calcext:value-type="float">
            <text:p>7657945</text:p>
          </table:table-cell>
          <table:table-cell table:number-columns-repeated="3"/>
        </table:table-row>
        <table:table-row table:style-name="ro1">
          <table:table-cell office:value-type="float" office:value="65986780" calcext:value-type="float">
            <text:p>65986780</text:p>
          </table:table-cell>
          <table:table-cell office:value-type="float" office:value="5984326" calcext:value-type="float">
            <text:p>5984326</text:p>
          </table:table-cell>
          <table:table-cell table:number-columns-repeated="3"/>
        </table:table-row>
        <table:table-row table:style-name="ro1">
          <table:table-cell office:value-type="float" office:value="63463830" calcext:value-type="float">
            <text:p>63463830</text:p>
          </table:table-cell>
          <table:table-cell office:value-type="float" office:value="7688778" calcext:value-type="float">
            <text:p>7688778</text:p>
          </table:table-cell>
          <table:table-cell table:number-columns-repeated="3"/>
        </table:table-row>
        <table:table-row table:style-name="ro1">
          <table:table-cell office:value-type="float" office:value="62973425" calcext:value-type="float">
            <text:p>62973425</text:p>
          </table:table-cell>
          <table:table-cell office:value-type="float" office:value="6171365" calcext:value-type="float">
            <text:p>6171365</text:p>
          </table:table-cell>
          <table:table-cell table:number-columns-repeated="3"/>
        </table:table-row>
        <table:table-row table:style-name="ro1">
          <table:table-cell office:value-type="float" office:value="63406611" calcext:value-type="float">
            <text:p>63406611</text:p>
          </table:table-cell>
          <table:table-cell office:value-type="float" office:value="7872478" calcext:value-type="float">
            <text:p>7872478</text:p>
          </table:table-cell>
          <table:table-cell table:number-columns-repeated="3"/>
        </table:table-row>
        <table:table-row table:style-name="ro1">
          <table:table-cell office:value-type="float" office:value="37650674" calcext:value-type="float">
            <text:p>37650674</text:p>
          </table:table-cell>
          <table:table-cell office:value-type="float" office:value="8510800" calcext:value-type="float">
            <text:p>8510800</text:p>
          </table:table-cell>
          <table:table-cell table:number-columns-repeated="3"/>
        </table:table-row>
        <table:table-row table:style-name="ro1">
          <table:table-cell office:value-type="float" office:value="64598462" calcext:value-type="float">
            <text:p>64598462</text:p>
          </table:table-cell>
          <table:table-cell office:value-type="float" office:value="6233107" calcext:value-type="float">
            <text:p>6233107</text:p>
          </table:table-cell>
          <table:table-cell table:number-columns-repeated="3"/>
        </table:table-row>
        <table:table-row table:style-name="ro1">
          <table:table-cell office:value-type="float" office:value="62362646" calcext:value-type="float">
            <text:p>62362646</text:p>
          </table:table-cell>
          <table:table-cell office:value-type="float" office:value="7517813" calcext:value-type="float">
            <text:p>7517813</text:p>
          </table:table-cell>
          <table:table-cell table:number-columns-repeated="3"/>
        </table:table-row>
        <table:table-row table:style-name="ro1">
          <table:table-cell office:value-type="float" office:value="63170487" calcext:value-type="float">
            <text:p>63170487</text:p>
          </table:table-cell>
          <table:table-cell office:value-type="float" office:value="5989638" calcext:value-type="float">
            <text:p>5989638</text:p>
          </table:table-cell>
          <table:table-cell table:number-columns-repeated="3"/>
        </table:table-row>
        <table:table-row table:style-name="ro1">
          <table:table-cell office:value-type="float" office:value="36547317" calcext:value-type="float">
            <text:p>36547317</text:p>
          </table:table-cell>
          <table:table-cell office:value-type="float" office:value="6340782" calcext:value-type="float">
            <text:p>6340782</text:p>
          </table:table-cell>
          <table:table-cell table:number-columns-repeated="3"/>
        </table:table-row>
        <table:table-row table:style-name="ro1">
          <table:table-cell office:value-type="float" office:value="63535760" calcext:value-type="float">
            <text:p>63535760</text:p>
          </table:table-cell>
          <table:table-cell office:value-type="float" office:value="7692820" calcext:value-type="float">
            <text:p>7692820</text:p>
          </table:table-cell>
          <table:table-cell table:number-columns-repeated="3"/>
        </table:table-row>
        <table:table-row table:style-name="ro1">
          <table:table-cell office:value-type="float" office:value="14511159" calcext:value-type="float">
            <text:p>14511159</text:p>
          </table:table-cell>
          <table:table-cell office:value-type="float" office:value="7053326" calcext:value-type="float">
            <text:p>7053326</text:p>
          </table:table-cell>
          <table:table-cell table:number-columns-repeated="3"/>
        </table:table-row>
        <table:table-row table:style-name="ro1">
          <table:table-cell office:value-type="float" office:value="38266748" calcext:value-type="float">
            <text:p>38266748</text:p>
          </table:table-cell>
          <table:table-cell office:value-type="float" office:value="8179427" calcext:value-type="float">
            <text:p>8179427</text:p>
          </table:table-cell>
          <table:table-cell table:number-columns-repeated="3"/>
        </table:table-row>
        <table:table-row table:style-name="ro1">
          <table:table-cell office:value-type="float" office:value="40126252" calcext:value-type="float">
            <text:p>40126252</text:p>
          </table:table-cell>
          <table:table-cell office:value-type="float" office:value="9786547" calcext:value-type="float">
            <text:p>9786547</text:p>
          </table:table-cell>
          <table:table-cell table:number-columns-repeated="3"/>
        </table:table-row>
        <table:table-row table:style-name="ro1">
          <table:table-cell office:value-type="float" office:value="37360834" calcext:value-type="float">
            <text:p>37360834</text:p>
          </table:table-cell>
          <table:table-cell office:value-type="float" office:value="8302919" calcext:value-type="float">
            <text:p>8302919</text:p>
          </table:table-cell>
          <table:table-cell table:number-columns-repeated="3"/>
        </table:table-row>
        <table:table-row table:style-name="ro1">
          <table:table-cell office:value-type="float" office:value="63478195" calcext:value-type="float">
            <text:p>63478195</text:p>
          </table:table-cell>
          <table:table-cell office:value-type="float" office:value="6342656" calcext:value-type="float">
            <text:p>6342656</text:p>
          </table:table-cell>
          <table:table-cell table:number-columns-repeated="3"/>
        </table:table-row>
        <table:table-row table:style-name="ro1">
          <table:table-cell office:value-type="float" office:value="62628573" calcext:value-type="float">
            <text:p>62628573</text:p>
          </table:table-cell>
          <table:table-cell office:value-type="float" office:value="7496710" calcext:value-type="float">
            <text:p>7496710</text:p>
          </table:table-cell>
          <table:table-cell table:number-columns-repeated="3"/>
        </table:table-row>
        <table:table-row table:style-name="ro1">
          <table:table-cell office:value-type="float" office:value="37758736" calcext:value-type="float">
            <text:p>37758736</text:p>
          </table:table-cell>
          <table:table-cell office:value-type="float" office:value="7684989" calcext:value-type="float">
            <text:p>7684989</text:p>
          </table:table-cell>
          <table:table-cell table:number-columns-repeated="3"/>
        </table:table-row>
        <table:table-row table:style-name="ro1">
          <table:table-cell office:value-type="float" office:value="37642771" calcext:value-type="float">
            <text:p>37642771</text:p>
          </table:table-cell>
          <table:table-cell office:value-type="float" office:value="8399237" calcext:value-type="float">
            <text:p>8399237</text:p>
          </table:table-cell>
          <table:table-cell table:number-columns-repeated="3"/>
        </table:table-row>
        <table:table-row table:style-name="ro1">
          <table:table-cell office:value-type="float" office:value="37252238" calcext:value-type="float">
            <text:p>37252238</text:p>
          </table:table-cell>
          <table:table-cell office:value-type="float" office:value="6736344" calcext:value-type="float">
            <text:p>6736344</text:p>
          </table:table-cell>
          <table:table-cell table:number-columns-repeated="3"/>
        </table:table-row>
        <table:table-row table:style-name="ro1">
          <table:table-cell office:value-type="float" office:value="37505430" calcext:value-type="float">
            <text:p>37505430</text:p>
          </table:table-cell>
          <table:table-cell office:value-type="float" office:value="6774401" calcext:value-type="float">
            <text:p>6774401</text:p>
          </table:table-cell>
          <table:table-cell table:number-columns-repeated="3"/>
        </table:table-row>
        <table:table-row table:style-name="ro1">
          <table:table-cell office:value-type="float" office:value="36835547" calcext:value-type="float">
            <text:p>36835547</text:p>
          </table:table-cell>
          <table:table-cell office:value-type="float" office:value="8138710" calcext:value-type="float">
            <text:p>8138710</text:p>
          </table:table-cell>
          <table:table-cell table:number-columns-repeated="3"/>
        </table:table-row>
        <table:table-row table:style-name="ro1">
          <table:table-cell office:value-type="float" office:value="14612998" calcext:value-type="float">
            <text:p>14612998</text:p>
          </table:table-cell>
          <table:table-cell office:value-type="float" office:value="7397429" calcext:value-type="float">
            <text:p>7397429</text:p>
          </table:table-cell>
          <table:table-cell table:number-columns-repeated="3"/>
        </table:table-row>
        <table:table-row table:style-name="ro1">
          <table:table-cell office:value-type="float" office:value="63895629" calcext:value-type="float">
            <text:p>63895629</text:p>
          </table:table-cell>
          <table:table-cell office:value-type="float" office:value="5939419" calcext:value-type="float">
            <text:p>5939419</text:p>
          </table:table-cell>
          <table:table-cell table:number-columns-repeated="3"/>
        </table:table-row>
        <table:table-row table:style-name="ro1">
          <table:table-cell office:value-type="float" office:value="14687526" calcext:value-type="float">
            <text:p>14687526</text:p>
          </table:table-cell>
          <table:table-cell office:value-type="float" office:value="7303573" calcext:value-type="float">
            <text:p>7303573</text:p>
          </table:table-cell>
          <table:table-cell table:number-columns-repeated="3"/>
        </table:table-row>
        <table:table-row table:style-name="ro1">
          <table:table-cell office:value-type="float" office:value="62981291" calcext:value-type="float">
            <text:p>62981291</text:p>
          </table:table-cell>
          <table:table-cell office:value-type="float" office:value="6198976" calcext:value-type="float">
            <text:p>6198976</text:p>
          </table:table-cell>
          <table:table-cell table:number-columns-repeated="3"/>
        </table:table-row>
        <table:table-row table:style-name="ro1">
          <table:table-cell office:value-type="float" office:value="36441702" calcext:value-type="float">
            <text:p>36441702</text:p>
          </table:table-cell>
          <table:table-cell office:value-type="float" office:value="6676225" calcext:value-type="float">
            <text:p>6676225</text:p>
          </table:table-cell>
          <table:table-cell table:number-columns-repeated="3"/>
        </table:table-row>
        <table:table-row table:style-name="ro1">
          <table:table-cell office:value-type="float" office:value="70519103" calcext:value-type="float">
            <text:p>70519103</text:p>
          </table:table-cell>
          <table:table-cell office:value-type="float" office:value="7652752" calcext:value-type="float">
            <text:p>7652752</text:p>
          </table:table-cell>
          <table:table-cell table:number-columns-repeated="3"/>
        </table:table-row>
        <table:table-row table:style-name="ro1">
          <table:table-cell office:value-type="float" office:value="41728549" calcext:value-type="float">
            <text:p>41728549</text:p>
          </table:table-cell>
          <table:table-cell office:value-type="float" office:value="13501579" calcext:value-type="float">
            <text:p>13501579</text:p>
          </table:table-cell>
          <table:table-cell table:number-columns-repeated="3"/>
        </table:table-row>
        <table:table-row table:style-name="ro1">
          <table:table-cell office:value-type="float" office:value="37410580" calcext:value-type="float">
            <text:p>37410580</text:p>
          </table:table-cell>
          <table:table-cell office:value-type="float" office:value="7786972" calcext:value-type="float">
            <text:p>7786972</text:p>
          </table:table-cell>
          <table:table-cell table:number-columns-repeated="3"/>
        </table:table-row>
        <table:table-row table:style-name="ro1">
          <table:table-cell office:value-type="float" office:value="62984154" calcext:value-type="float">
            <text:p>62984154</text:p>
          </table:table-cell>
          <table:table-cell office:value-type="float" office:value="6035757" calcext:value-type="float">
            <text:p>6035757</text:p>
          </table:table-cell>
          <table:table-cell table:number-columns-repeated="3"/>
        </table:table-row>
        <table:table-row table:style-name="ro1">
          <table:table-cell office:value-type="float" office:value="36722224" calcext:value-type="float">
            <text:p>36722224</text:p>
          </table:table-cell>
          <table:table-cell office:value-type="float" office:value="6894278" calcext:value-type="float">
            <text:p>6894278</text:p>
          </table:table-cell>
          <table:table-cell table:number-columns-repeated="3"/>
        </table:table-row>
        <table:table-row table:style-name="ro1">
          <table:table-cell office:value-type="float" office:value="14386328" calcext:value-type="float">
            <text:p>14386328</text:p>
          </table:table-cell>
          <table:table-cell office:value-type="float" office:value="6013499" calcext:value-type="float">
            <text:p>6013499</text:p>
          </table:table-cell>
          <table:table-cell table:number-columns-repeated="3"/>
        </table:table-row>
        <table:table-row table:style-name="ro1">
          <table:table-cell office:value-type="float" office:value="36950876" calcext:value-type="float">
            <text:p>36950876</text:p>
          </table:table-cell>
          <table:table-cell office:value-type="float" office:value="8414488" calcext:value-type="float">
            <text:p>8414488</text:p>
          </table:table-cell>
          <table:table-cell table:number-columns-repeated="3"/>
        </table:table-row>
        <table:table-row table:style-name="ro1">
          <table:table-cell office:value-type="float" office:value="36807786" calcext:value-type="float">
            <text:p>36807786</text:p>
          </table:table-cell>
          <table:table-cell office:value-type="float" office:value="7019061" calcext:value-type="float">
            <text:p>7019061</text:p>
          </table:table-cell>
          <table:table-cell table:number-columns-repeated="3"/>
        </table:table-row>
        <table:table-row table:style-name="ro1">
          <table:table-cell office:value-type="float" office:value="18869080" calcext:value-type="float">
            <text:p>18869080</text:p>
          </table:table-cell>
          <table:table-cell office:value-type="float" office:value="7922009" calcext:value-type="float">
            <text:p>7922009</text:p>
          </table:table-cell>
          <table:table-cell table:number-columns-repeated="3"/>
        </table:table-row>
        <table:table-row table:style-name="ro1">
          <table:table-cell office:value-type="float" office:value="63865902" calcext:value-type="float">
            <text:p>63865902</text:p>
          </table:table-cell>
          <table:table-cell office:value-type="float" office:value="7451226" calcext:value-type="float">
            <text:p>7451226</text:p>
          </table:table-cell>
          <table:table-cell table:number-columns-repeated="3"/>
        </table:table-row>
        <table:table-row table:style-name="ro1">
          <table:table-cell office:value-type="float" office:value="36962983" calcext:value-type="float">
            <text:p>36962983</text:p>
          </table:table-cell>
          <table:table-cell office:value-type="float" office:value="6565680" calcext:value-type="float">
            <text:p>6565680</text:p>
          </table:table-cell>
          <table:table-cell table:number-columns-repeated="3"/>
        </table:table-row>
        <table:table-row table:style-name="ro1">
          <table:table-cell office:value-type="float" office:value="37440568" calcext:value-type="float">
            <text:p>37440568</text:p>
          </table:table-cell>
          <table:table-cell office:value-type="float" office:value="8209746" calcext:value-type="float">
            <text:p>8209746</text:p>
          </table:table-cell>
          <table:table-cell table:number-columns-repeated="3"/>
        </table:table-row>
        <table:table-row table:style-name="ro1">
          <table:table-cell office:value-type="float" office:value="64235748" calcext:value-type="float">
            <text:p>64235748</text:p>
          </table:table-cell>
          <table:table-cell office:value-type="float" office:value="5928816" calcext:value-type="float">
            <text:p>5928816</text:p>
          </table:table-cell>
          <table:table-cell table:number-columns-repeated="3"/>
        </table:table-row>
        <table:table-row table:style-name="ro1">
          <table:table-cell office:value-type="float" office:value="36794079" calcext:value-type="float">
            <text:p>36794079</text:p>
          </table:table-cell>
          <table:table-cell office:value-type="float" office:value="8531407" calcext:value-type="float">
            <text:p>8531407</text:p>
          </table:table-cell>
          <table:table-cell table:number-columns-repeated="3"/>
        </table:table-row>
        <table:table-row table:style-name="ro1">
          <table:table-cell office:value-type="float" office:value="37482756" calcext:value-type="float">
            <text:p>37482756</text:p>
          </table:table-cell>
          <table:table-cell office:value-type="float" office:value="7617501" calcext:value-type="float">
            <text:p>7617501</text:p>
          </table:table-cell>
          <table:table-cell table:number-columns-repeated="3"/>
        </table:table-row>
        <table:table-row table:style-name="ro1">
          <table:table-cell office:value-type="float" office:value="36873137" calcext:value-type="float">
            <text:p>36873137</text:p>
          </table:table-cell>
          <table:table-cell office:value-type="float" office:value="6459341" calcext:value-type="float">
            <text:p>6459341</text:p>
          </table:table-cell>
          <table:table-cell table:number-columns-repeated="3"/>
        </table:table-row>
        <table:table-row table:style-name="ro1">
          <table:table-cell office:value-type="float" office:value="64596340" calcext:value-type="float">
            <text:p>64596340</text:p>
          </table:table-cell>
          <table:table-cell office:value-type="float" office:value="7468668" calcext:value-type="float">
            <text:p>7468668</text:p>
          </table:table-cell>
          <table:table-cell table:number-columns-repeated="3"/>
        </table:table-row>
        <table:table-row table:style-name="ro1">
          <table:table-cell office:value-type="float" office:value="78561418" calcext:value-type="float">
            <text:p>78561418</text:p>
          </table:table-cell>
          <table:table-cell office:value-type="float" office:value="6004147" calcext:value-type="float">
            <text:p>6004147</text:p>
          </table:table-cell>
          <table:table-cell table:number-columns-repeated="3"/>
        </table:table-row>
        <table:table-row table:style-name="ro1">
          <table:table-cell office:value-type="float" office:value="36506227" calcext:value-type="float">
            <text:p>36506227</text:p>
          </table:table-cell>
          <table:table-cell office:value-type="float" office:value="6462853" calcext:value-type="float">
            <text:p>6462853</text:p>
          </table:table-cell>
          <table:table-cell table:number-columns-repeated="3"/>
        </table:table-row>
        <table:table-row table:style-name="ro1">
          <table:table-cell office:value-type="float" office:value="36552006" calcext:value-type="float">
            <text:p>36552006</text:p>
          </table:table-cell>
          <table:table-cell office:value-type="float" office:value="6452119" calcext:value-type="float">
            <text:p>6452119</text:p>
          </table:table-cell>
          <table:table-cell table:number-columns-repeated="3"/>
        </table:table-row>
        <table:table-row table:style-name="ro1">
          <table:table-cell office:value-type="float" office:value="62955696" calcext:value-type="float">
            <text:p>62955696</text:p>
          </table:table-cell>
          <table:table-cell office:value-type="float" office:value="7486502" calcext:value-type="float">
            <text:p>7486502</text:p>
          </table:table-cell>
          <table:table-cell table:number-columns-repeated="3"/>
        </table:table-row>
        <table:table-row table:style-name="ro1">
          <table:table-cell office:value-type="float" office:value="45289363" calcext:value-type="float">
            <text:p>45289363</text:p>
          </table:table-cell>
          <table:table-cell office:value-type="float" office:value="6665153" calcext:value-type="float">
            <text:p>6665153</text:p>
          </table:table-cell>
          <table:table-cell table:number-columns-repeated="3"/>
        </table:table-row>
        <table:table-row table:style-name="ro1">
          <table:table-cell office:value-type="float" office:value="62284847" calcext:value-type="float">
            <text:p>62284847</text:p>
          </table:table-cell>
          <table:table-cell office:value-type="float" office:value="7457850" calcext:value-type="float">
            <text:p>7457850</text:p>
          </table:table-cell>
          <table:table-cell table:number-columns-repeated="3"/>
        </table:table-row>
        <table:table-row table:style-name="ro1">
          <table:table-cell office:value-type="float" office:value="37021496" calcext:value-type="float">
            <text:p>37021496</text:p>
          </table:table-cell>
          <table:table-cell office:value-type="float" office:value="8352541" calcext:value-type="float">
            <text:p>8352541</text:p>
          </table:table-cell>
          <table:table-cell table:number-columns-repeated="3"/>
        </table:table-row>
        <table:table-row table:style-name="ro1">
          <table:table-cell office:value-type="float" office:value="37399516" calcext:value-type="float">
            <text:p>37399516</text:p>
          </table:table-cell>
          <table:table-cell office:value-type="float" office:value="8154623" calcext:value-type="float">
            <text:p>8154623</text:p>
          </table:table-cell>
          <table:table-cell table:number-columns-repeated="3"/>
        </table:table-row>
        <table:table-row table:style-name="ro1">
          <table:table-cell office:value-type="float" office:value="37075086" calcext:value-type="float">
            <text:p>37075086</text:p>
          </table:table-cell>
          <table:table-cell office:value-type="float" office:value="6721910" calcext:value-type="float">
            <text:p>6721910</text:p>
          </table:table-cell>
          <table:table-cell table:number-columns-repeated="3"/>
        </table:table-row>
        <table:table-row table:style-name="ro1">
          <table:table-cell office:value-type="float" office:value="36550760" calcext:value-type="float">
            <text:p>36550760</text:p>
          </table:table-cell>
          <table:table-cell office:value-type="float" office:value="7977897" calcext:value-type="float">
            <text:p>7977897</text:p>
          </table:table-cell>
          <table:table-cell table:number-columns-repeated="3"/>
        </table:table-row>
        <table:table-row table:style-name="ro1">
          <table:table-cell office:value-type="float" office:value="14505013" calcext:value-type="float">
            <text:p>14505013</text:p>
          </table:table-cell>
          <table:table-cell office:value-type="float" office:value="7480068" calcext:value-type="float">
            <text:p>7480068</text:p>
          </table:table-cell>
          <table:table-cell table:number-columns-repeated="3"/>
        </table:table-row>
        <table:table-row table:style-name="ro1">
          <table:table-cell office:value-type="float" office:value="14863589" calcext:value-type="float">
            <text:p>14863589</text:p>
          </table:table-cell>
          <table:table-cell office:value-type="float" office:value="7299318" calcext:value-type="float">
            <text:p>7299318</text:p>
          </table:table-cell>
          <table:table-cell table:number-columns-repeated="3"/>
        </table:table-row>
        <table:table-row table:style-name="ro1">
          <table:table-cell office:value-type="float" office:value="36466296" calcext:value-type="float">
            <text:p>36466296</text:p>
          </table:table-cell>
          <table:table-cell office:value-type="float" office:value="6066998" calcext:value-type="float">
            <text:p>6066998</text:p>
          </table:table-cell>
          <table:table-cell table:number-columns-repeated="3"/>
        </table:table-row>
        <table:table-row table:style-name="ro1">
          <table:table-cell office:value-type="float" office:value="36293273" calcext:value-type="float">
            <text:p>36293273</text:p>
          </table:table-cell>
          <table:table-cell office:value-type="float" office:value="8234714" calcext:value-type="float">
            <text:p>8234714</text:p>
          </table:table-cell>
          <table:table-cell table:number-columns-repeated="3"/>
        </table:table-row>
        <table:table-row table:style-name="ro1">
          <table:table-cell office:value-type="float" office:value="63690866" calcext:value-type="float">
            <text:p>63690866</text:p>
          </table:table-cell>
          <table:table-cell office:value-type="float" office:value="7567030" calcext:value-type="float">
            <text:p>7567030</text:p>
          </table:table-cell>
          <table:table-cell table:number-columns-repeated="3"/>
        </table:table-row>
        <table:table-row table:style-name="ro1">
          <table:table-cell office:value-type="float" office:value="62888251" calcext:value-type="float">
            <text:p>62888251</text:p>
          </table:table-cell>
          <table:table-cell office:value-type="float" office:value="11462623" calcext:value-type="float">
            <text:p>11462623</text:p>
          </table:table-cell>
          <table:table-cell table:number-columns-repeated="3"/>
        </table:table-row>
        <table:table-row table:style-name="ro1">
          <table:table-cell office:value-type="float" office:value="63953831" calcext:value-type="float">
            <text:p>63953831</text:p>
          </table:table-cell>
          <table:table-cell office:value-type="float" office:value="6087302" calcext:value-type="float">
            <text:p>6087302</text:p>
          </table:table-cell>
          <table:table-cell table:number-columns-repeated="3"/>
        </table:table-row>
        <table:table-row table:style-name="ro1">
          <table:table-cell office:value-type="float" office:value="62973477" calcext:value-type="float">
            <text:p>62973477</text:p>
          </table:table-cell>
          <table:table-cell office:value-type="float" office:value="5992311" calcext:value-type="float">
            <text:p>5992311</text:p>
          </table:table-cell>
          <table:table-cell table:number-columns-repeated="3"/>
        </table:table-row>
        <table:table-row table:style-name="ro1">
          <table:table-cell office:value-type="float" office:value="62988310" calcext:value-type="float">
            <text:p>62988310</text:p>
          </table:table-cell>
          <table:table-cell office:value-type="float" office:value="6033852" calcext:value-type="float">
            <text:p>6033852</text:p>
          </table:table-cell>
          <table:table-cell table:number-columns-repeated="3"/>
        </table:table-row>
        <table:table-row table:style-name="ro1">
          <table:table-cell office:value-type="float" office:value="15616586" calcext:value-type="float">
            <text:p>15616586</text:p>
          </table:table-cell>
          <table:table-cell office:value-type="float" office:value="7435829" calcext:value-type="float">
            <text:p>7435829</text:p>
          </table:table-cell>
          <table:table-cell table:number-columns-repeated="3"/>
        </table:table-row>
        <table:table-row table:style-name="ro1">
          <table:table-cell office:value-type="float" office:value="37039876" calcext:value-type="float">
            <text:p>37039876</text:p>
          </table:table-cell>
          <table:table-cell office:value-type="float" office:value="8567026" calcext:value-type="float">
            <text:p>8567026</text:p>
          </table:table-cell>
          <table:table-cell table:number-columns-repeated="3"/>
        </table:table-row>
        <table:table-row table:style-name="ro1">
          <table:table-cell office:value-type="float" office:value="36814110" calcext:value-type="float">
            <text:p>36814110</text:p>
          </table:table-cell>
          <table:table-cell office:value-type="float" office:value="6222124" calcext:value-type="float">
            <text:p>6222124</text:p>
          </table:table-cell>
          <table:table-cell table:number-columns-repeated="3"/>
        </table:table-row>
        <table:table-row table:style-name="ro1">
          <table:table-cell office:value-type="float" office:value="62365055" calcext:value-type="float">
            <text:p>62365055</text:p>
          </table:table-cell>
          <table:table-cell office:value-type="float" office:value="7354593" calcext:value-type="float">
            <text:p>7354593</text:p>
          </table:table-cell>
          <table:table-cell table:number-columns-repeated="3"/>
        </table:table-row>
        <table:table-row table:style-name="ro1">
          <table:table-cell office:value-type="float" office:value="39328335" calcext:value-type="float">
            <text:p>39328335</text:p>
          </table:table-cell>
          <table:table-cell office:value-type="float" office:value="7177428" calcext:value-type="float">
            <text:p>7177428</text:p>
          </table:table-cell>
          <table:table-cell table:number-columns-repeated="3"/>
        </table:table-row>
        <table:table-row table:style-name="ro1">
          <table:table-cell office:value-type="float" office:value="37048230" calcext:value-type="float">
            <text:p>37048230</text:p>
          </table:table-cell>
          <table:table-cell office:value-type="float" office:value="8030879" calcext:value-type="float">
            <text:p>8030879</text:p>
          </table:table-cell>
          <table:table-cell table:number-columns-repeated="3"/>
        </table:table-row>
        <table:table-row table:style-name="ro1">
          <table:table-cell office:value-type="float" office:value="63089337" calcext:value-type="float">
            <text:p>63089337</text:p>
          </table:table-cell>
          <table:table-cell office:value-type="float" office:value="7449068" calcext:value-type="float">
            <text:p>7449068</text:p>
          </table:table-cell>
          <table:table-cell table:number-columns-repeated="3"/>
        </table:table-row>
        <table:table-row table:style-name="ro1">
          <table:table-cell office:value-type="float" office:value="36752229" calcext:value-type="float">
            <text:p>36752229</text:p>
          </table:table-cell>
          <table:table-cell office:value-type="float" office:value="6019382" calcext:value-type="float">
            <text:p>6019382</text:p>
          </table:table-cell>
          <table:table-cell table:number-columns-repeated="3"/>
        </table:table-row>
        <table:table-row table:style-name="ro1">
          <table:table-cell office:value-type="float" office:value="64341735" calcext:value-type="float">
            <text:p>64341735</text:p>
          </table:table-cell>
          <table:table-cell office:value-type="float" office:value="7425746" calcext:value-type="float">
            <text:p>7425746</text:p>
          </table:table-cell>
          <table:table-cell table:number-columns-repeated="3"/>
        </table:table-row>
        <table:table-row table:style-name="ro1">
          <table:table-cell office:value-type="float" office:value="62438778" calcext:value-type="float">
            <text:p>62438778</text:p>
          </table:table-cell>
          <table:table-cell office:value-type="float" office:value="7510976" calcext:value-type="float">
            <text:p>7510976</text:p>
          </table:table-cell>
          <table:table-cell table:number-columns-repeated="3"/>
        </table:table-row>
        <table:table-row table:style-name="ro1">
          <table:table-cell office:value-type="float" office:value="62449568" calcext:value-type="float">
            <text:p>62449568</text:p>
          </table:table-cell>
          <table:table-cell office:value-type="float" office:value="7757645" calcext:value-type="float">
            <text:p>7757645</text:p>
          </table:table-cell>
          <table:table-cell table:number-columns-repeated="3"/>
        </table:table-row>
        <table:table-row table:style-name="ro1">
          <table:table-cell office:value-type="float" office:value="75306747" calcext:value-type="float">
            <text:p>75306747</text:p>
          </table:table-cell>
          <table:table-cell office:value-type="float" office:value="7632703" calcext:value-type="float">
            <text:p>7632703</text:p>
          </table:table-cell>
          <table:table-cell table:number-columns-repeated="3"/>
        </table:table-row>
        <table:table-row table:style-name="ro1">
          <table:table-cell office:value-type="float" office:value="14443682" calcext:value-type="float">
            <text:p>14443682</text:p>
          </table:table-cell>
          <table:table-cell office:value-type="float" office:value="7162591" calcext:value-type="float">
            <text:p>7162591</text:p>
          </table:table-cell>
          <table:table-cell table:number-columns-repeated="3"/>
        </table:table-row>
        <table:table-row table:style-name="ro1">
          <table:table-cell office:value-type="float" office:value="14379484" calcext:value-type="float">
            <text:p>14379484</text:p>
          </table:table-cell>
          <table:table-cell office:value-type="float" office:value="7312796" calcext:value-type="float">
            <text:p>7312796</text:p>
          </table:table-cell>
          <table:table-cell table:number-columns-repeated="3"/>
        </table:table-row>
        <table:table-row table:style-name="ro1">
          <table:table-cell office:value-type="float" office:value="37415581" calcext:value-type="float">
            <text:p>37415581</text:p>
          </table:table-cell>
          <table:table-cell office:value-type="float" office:value="8077968" calcext:value-type="float">
            <text:p>8077968</text:p>
          </table:table-cell>
          <table:table-cell table:number-columns-repeated="3"/>
        </table:table-row>
        <table:table-row table:style-name="ro1">
          <table:table-cell office:value-type="float" office:value="14347388" calcext:value-type="float">
            <text:p>14347388</text:p>
          </table:table-cell>
          <table:table-cell office:value-type="float" office:value="6429745" calcext:value-type="float">
            <text:p>6429745</text:p>
          </table:table-cell>
          <table:table-cell table:number-columns-repeated="3"/>
        </table:table-row>
        <table:table-row table:style-name="ro1">
          <table:table-cell office:value-type="float" office:value="14383435" calcext:value-type="float">
            <text:p>14383435</text:p>
          </table:table-cell>
          <table:table-cell office:value-type="float" office:value="7186318" calcext:value-type="float">
            <text:p>7186318</text:p>
          </table:table-cell>
          <table:table-cell table:number-columns-repeated="3"/>
        </table:table-row>
        <table:table-row table:style-name="ro1">
          <table:table-cell office:value-type="float" office:value="66984861" calcext:value-type="float">
            <text:p>66984861</text:p>
          </table:table-cell>
          <table:table-cell office:value-type="float" office:value="7430718" calcext:value-type="float">
            <text:p>7430718</text:p>
          </table:table-cell>
          <table:table-cell table:number-columns-repeated="3"/>
        </table:table-row>
        <table:table-row table:style-name="ro1">
          <table:table-cell office:value-type="float" office:value="36378225" calcext:value-type="float">
            <text:p>36378225</text:p>
          </table:table-cell>
          <table:table-cell office:value-type="float" office:value="6461947" calcext:value-type="float">
            <text:p>6461947</text:p>
          </table:table-cell>
          <table:table-cell table:number-columns-repeated="3"/>
        </table:table-row>
        <table:table-row table:style-name="ro1">
          <table:table-cell office:value-type="float" office:value="14387727" calcext:value-type="float">
            <text:p>14387727</text:p>
          </table:table-cell>
          <table:table-cell office:value-type="float" office:value="5910701" calcext:value-type="float">
            <text:p>5910701</text:p>
          </table:table-cell>
          <table:table-cell table:number-columns-repeated="3"/>
        </table:table-row>
        <table:table-row table:style-name="ro1">
          <table:table-cell office:value-type="float" office:value="36721328" calcext:value-type="float">
            <text:p>36721328</text:p>
          </table:table-cell>
          <table:table-cell office:value-type="float" office:value="6405503" calcext:value-type="float">
            <text:p>6405503</text:p>
          </table:table-cell>
          <table:table-cell table:number-columns-repeated="3"/>
        </table:table-row>
        <table:table-row table:style-name="ro1">
          <table:table-cell office:value-type="float" office:value="36913572" calcext:value-type="float">
            <text:p>36913572</text:p>
          </table:table-cell>
          <table:table-cell office:value-type="float" office:value="7978126" calcext:value-type="float">
            <text:p>7978126</text:p>
          </table:table-cell>
          <table:table-cell table:number-columns-repeated="3"/>
        </table:table-row>
        <table:table-row table:style-name="ro1">
          <table:table-cell office:value-type="float" office:value="14944020" calcext:value-type="float">
            <text:p>14944020</text:p>
          </table:table-cell>
          <table:table-cell office:value-type="float" office:value="7270556" calcext:value-type="float">
            <text:p>7270556</text:p>
          </table:table-cell>
          <table:table-cell table:number-columns-repeated="3"/>
        </table:table-row>
        <table:table-row table:style-name="ro1">
          <table:table-cell office:value-type="float" office:value="36743519" calcext:value-type="float">
            <text:p>36743519</text:p>
          </table:table-cell>
          <table:table-cell office:value-type="float" office:value="6579212" calcext:value-type="float">
            <text:p>6579212</text:p>
          </table:table-cell>
          <table:table-cell table:number-columns-repeated="3"/>
        </table:table-row>
        <table:table-row table:style-name="ro1">
          <table:table-cell office:value-type="float" office:value="63012253" calcext:value-type="float">
            <text:p>63012253</text:p>
          </table:table-cell>
          <table:table-cell office:value-type="float" office:value="5905071" calcext:value-type="float">
            <text:p>5905071</text:p>
          </table:table-cell>
          <table:table-cell table:number-columns-repeated="3"/>
        </table:table-row>
        <table:table-row table:style-name="ro1">
          <table:table-cell office:value-type="float" office:value="37024388" calcext:value-type="float">
            <text:p>37024388</text:p>
          </table:table-cell>
          <table:table-cell office:value-type="float" office:value="7865412" calcext:value-type="float">
            <text:p>7865412</text:p>
          </table:table-cell>
          <table:table-cell table:number-columns-repeated="3"/>
        </table:table-row>
        <table:table-row table:style-name="ro1">
          <table:table-cell office:value-type="float" office:value="36146663" calcext:value-type="float">
            <text:p>36146663</text:p>
          </table:table-cell>
          <table:table-cell office:value-type="float" office:value="5990216" calcext:value-type="float">
            <text:p>5990216</text:p>
          </table:table-cell>
          <table:table-cell table:number-columns-repeated="3"/>
        </table:table-row>
        <table:table-row table:style-name="ro1">
          <table:table-cell office:value-type="float" office:value="36412759" calcext:value-type="float">
            <text:p>36412759</text:p>
          </table:table-cell>
          <table:table-cell office:value-type="float" office:value="8450566" calcext:value-type="float">
            <text:p>8450566</text:p>
          </table:table-cell>
          <table:table-cell table:number-columns-repeated="3"/>
        </table:table-row>
        <table:table-row table:style-name="ro1">
          <table:table-cell office:value-type="float" office:value="51238291" calcext:value-type="float">
            <text:p>51238291</text:p>
          </table:table-cell>
          <table:table-cell office:value-type="float" office:value="8915112" calcext:value-type="float">
            <text:p>8915112</text:p>
          </table:table-cell>
          <table:table-cell table:number-columns-repeated="3"/>
        </table:table-row>
        <table:table-row table:style-name="ro1">
          <table:table-cell office:value-type="float" office:value="36800280" calcext:value-type="float">
            <text:p>36800280</text:p>
          </table:table-cell>
          <table:table-cell office:value-type="float" office:value="6364767" calcext:value-type="float">
            <text:p>6364767</text:p>
          </table:table-cell>
          <table:table-cell table:number-columns-repeated="3"/>
        </table:table-row>
        <table:table-row table:style-name="ro1">
          <table:table-cell office:value-type="float" office:value="36895619" calcext:value-type="float">
            <text:p>36895619</text:p>
          </table:table-cell>
          <table:table-cell office:value-type="float" office:value="8101760" calcext:value-type="float">
            <text:p>8101760</text:p>
          </table:table-cell>
          <table:table-cell table:number-columns-repeated="3"/>
        </table:table-row>
        <table:table-row table:style-name="ro1">
          <table:table-cell office:value-type="float" office:value="36648613" calcext:value-type="float">
            <text:p>36648613</text:p>
          </table:table-cell>
          <table:table-cell office:value-type="float" office:value="6190401" calcext:value-type="float">
            <text:p>6190401</text:p>
          </table:table-cell>
          <table:table-cell table:number-columns-repeated="3"/>
        </table:table-row>
        <table:table-row table:style-name="ro1">
          <table:table-cell office:value-type="float" office:value="63112090" calcext:value-type="float">
            <text:p>63112090</text:p>
          </table:table-cell>
          <table:table-cell office:value-type="float" office:value="5992512" calcext:value-type="float">
            <text:p>5992512</text:p>
          </table:table-cell>
          <table:table-cell table:number-columns-repeated="3"/>
        </table:table-row>
        <table:table-row table:style-name="ro1">
          <table:table-cell office:value-type="float" office:value="36590127" calcext:value-type="float">
            <text:p>36590127</text:p>
          </table:table-cell>
          <table:table-cell office:value-type="float" office:value="6225245" calcext:value-type="float">
            <text:p>6225245</text:p>
          </table:table-cell>
          <table:table-cell table:number-columns-repeated="3"/>
        </table:table-row>
        <table:table-row table:style-name="ro1">
          <table:table-cell office:value-type="float" office:value="62883636" calcext:value-type="float">
            <text:p>62883636</text:p>
          </table:table-cell>
          <table:table-cell office:value-type="float" office:value="7455166" calcext:value-type="float">
            <text:p>7455166</text:p>
          </table:table-cell>
          <table:table-cell table:number-columns-repeated="3"/>
        </table:table-row>
        <table:table-row table:style-name="ro1">
          <table:table-cell office:value-type="float" office:value="36345064" calcext:value-type="float">
            <text:p>36345064</text:p>
          </table:table-cell>
          <table:table-cell office:value-type="float" office:value="8166912" calcext:value-type="float">
            <text:p>8166912</text:p>
          </table:table-cell>
          <table:table-cell table:number-columns-repeated="3"/>
        </table:table-row>
        <table:table-row table:style-name="ro1">
          <table:table-cell office:value-type="float" office:value="37175599" calcext:value-type="float">
            <text:p>37175599</text:p>
          </table:table-cell>
          <table:table-cell office:value-type="float" office:value="8018388" calcext:value-type="float">
            <text:p>8018388</text:p>
          </table:table-cell>
          <table:table-cell table:number-columns-repeated="3"/>
        </table:table-row>
        <table:table-row table:style-name="ro1">
          <table:table-cell office:value-type="float" office:value="37394668" calcext:value-type="float">
            <text:p>37394668</text:p>
          </table:table-cell>
          <table:table-cell office:value-type="float" office:value="6407543" calcext:value-type="float">
            <text:p>6407543</text:p>
          </table:table-cell>
          <table:table-cell table:number-columns-repeated="3"/>
        </table:table-row>
        <table:table-row table:style-name="ro1">
          <table:table-cell office:value-type="float" office:value="36633857" calcext:value-type="float">
            <text:p>36633857</text:p>
          </table:table-cell>
          <table:table-cell office:value-type="float" office:value="8080429" calcext:value-type="float">
            <text:p>8080429</text:p>
          </table:table-cell>
          <table:table-cell table:number-columns-repeated="3"/>
        </table:table-row>
        <table:table-row table:style-name="ro1">
          <table:table-cell office:value-type="float" office:value="48476439" calcext:value-type="float">
            <text:p>48476439</text:p>
          </table:table-cell>
          <table:table-cell office:value-type="float" office:value="10064994" calcext:value-type="float">
            <text:p>10064994</text:p>
          </table:table-cell>
          <table:table-cell table:number-columns-repeated="3"/>
        </table:table-row>
        <table:table-row table:style-name="ro1">
          <table:table-cell office:value-type="float" office:value="63275104" calcext:value-type="float">
            <text:p>63275104</text:p>
          </table:table-cell>
          <table:table-cell office:value-type="float" office:value="7424873" calcext:value-type="float">
            <text:p>7424873</text:p>
          </table:table-cell>
          <table:table-cell table:number-columns-repeated="3"/>
        </table:table-row>
        <table:table-row table:style-name="ro1">
          <table:table-cell office:value-type="float" office:value="36587001" calcext:value-type="float">
            <text:p>36587001</text:p>
          </table:table-cell>
          <table:table-cell office:value-type="float" office:value="6303899" calcext:value-type="float">
            <text:p>6303899</text:p>
          </table:table-cell>
          <table:table-cell table:number-columns-repeated="3"/>
        </table:table-row>
        <table:table-row table:style-name="ro1">
          <table:table-cell office:value-type="float" office:value="63441455" calcext:value-type="float">
            <text:p>63441455</text:p>
          </table:table-cell>
          <table:table-cell office:value-type="float" office:value="6042784" calcext:value-type="float">
            <text:p>6042784</text:p>
          </table:table-cell>
          <table:table-cell table:number-columns-repeated="3"/>
        </table:table-row>
        <table:table-row table:style-name="ro1">
          <table:table-cell office:value-type="float" office:value="37024122" calcext:value-type="float">
            <text:p>37024122</text:p>
          </table:table-cell>
          <table:table-cell office:value-type="float" office:value="7908807" calcext:value-type="float">
            <text:p>7908807</text:p>
          </table:table-cell>
          <table:table-cell table:number-columns-repeated="3"/>
        </table:table-row>
        <table:table-row table:style-name="ro1">
          <table:table-cell office:value-type="float" office:value="68656264" calcext:value-type="float">
            <text:p>68656264</text:p>
          </table:table-cell>
          <table:table-cell office:value-type="float" office:value="7726427" calcext:value-type="float">
            <text:p>7726427</text:p>
          </table:table-cell>
          <table:table-cell table:number-columns-repeated="3"/>
        </table:table-row>
        <table:table-row table:style-name="ro1">
          <table:table-cell office:value-type="float" office:value="62642889" calcext:value-type="float">
            <text:p>62642889</text:p>
          </table:table-cell>
          <table:table-cell office:value-type="float" office:value="5906947" calcext:value-type="float">
            <text:p>5906947</text:p>
          </table:table-cell>
          <table:table-cell table:number-columns-repeated="3"/>
        </table:table-row>
        <table:table-row table:style-name="ro1">
          <table:table-cell office:value-type="float" office:value="36712253" calcext:value-type="float">
            <text:p>36712253</text:p>
          </table:table-cell>
          <table:table-cell office:value-type="float" office:value="6244690" calcext:value-type="float">
            <text:p>6244690</text:p>
          </table:table-cell>
          <table:table-cell table:number-columns-repeated="3"/>
        </table:table-row>
        <table:table-row table:style-name="ro1">
          <table:table-cell office:value-type="float" office:value="14597860" calcext:value-type="float">
            <text:p>14597860</text:p>
          </table:table-cell>
          <table:table-cell office:value-type="float" office:value="7161502" calcext:value-type="float">
            <text:p>7161502</text:p>
          </table:table-cell>
          <table:table-cell table:number-columns-repeated="3"/>
        </table:table-row>
        <table:table-row table:style-name="ro1">
          <table:table-cell office:value-type="float" office:value="62486995" calcext:value-type="float">
            <text:p>62486995</text:p>
          </table:table-cell>
          <table:table-cell office:value-type="float" office:value="7694603" calcext:value-type="float">
            <text:p>7694603</text:p>
          </table:table-cell>
          <table:table-cell table:number-columns-repeated="3"/>
        </table:table-row>
        <table:table-row table:style-name="ro1">
          <table:table-cell office:value-type="float" office:value="61807419" calcext:value-type="float">
            <text:p>61807419</text:p>
          </table:table-cell>
          <table:table-cell office:value-type="float" office:value="5960968" calcext:value-type="float">
            <text:p>5960968</text:p>
          </table:table-cell>
          <table:table-cell table:number-columns-repeated="3"/>
        </table:table-row>
        <table:table-row table:style-name="ro1">
          <table:table-cell office:value-type="float" office:value="14783937" calcext:value-type="float">
            <text:p>14783937</text:p>
          </table:table-cell>
          <table:table-cell office:value-type="float" office:value="7118096" calcext:value-type="float">
            <text:p>7118096</text:p>
          </table:table-cell>
          <table:table-cell table:number-columns-repeated="3"/>
        </table:table-row>
        <table:table-row table:style-name="ro1">
          <table:table-cell office:value-type="float" office:value="36709133" calcext:value-type="float">
            <text:p>36709133</text:p>
          </table:table-cell>
          <table:table-cell office:value-type="float" office:value="6407834" calcext:value-type="float">
            <text:p>6407834</text:p>
          </table:table-cell>
          <table:table-cell table:number-columns-repeated="3"/>
        </table:table-row>
        <table:table-row table:style-name="ro1">
          <table:table-cell office:value-type="float" office:value="36539841" calcext:value-type="float">
            <text:p>36539841</text:p>
          </table:table-cell>
          <table:table-cell office:value-type="float" office:value="7845892" calcext:value-type="float">
            <text:p>7845892</text:p>
          </table:table-cell>
          <table:table-cell table:number-columns-repeated="3"/>
        </table:table-row>
        <table:table-row table:style-name="ro1">
          <table:table-cell office:value-type="float" office:value="36697461" calcext:value-type="float">
            <text:p>36697461</text:p>
          </table:table-cell>
          <table:table-cell office:value-type="float" office:value="7831238" calcext:value-type="float">
            <text:p>7831238</text:p>
          </table:table-cell>
          <table:table-cell table:number-columns-repeated="3"/>
        </table:table-row>
        <table:table-row table:style-name="ro1">
          <table:table-cell office:value-type="float" office:value="14751438" calcext:value-type="float">
            <text:p>14751438</text:p>
          </table:table-cell>
          <table:table-cell office:value-type="float" office:value="7721550" calcext:value-type="float">
            <text:p>7721550</text:p>
          </table:table-cell>
          <table:table-cell table:number-columns-repeated="3"/>
        </table:table-row>
        <table:table-row table:style-name="ro1">
          <table:table-cell office:value-type="float" office:value="14622469" calcext:value-type="float">
            <text:p>14622469</text:p>
          </table:table-cell>
          <table:table-cell office:value-type="float" office:value="7218926" calcext:value-type="float">
            <text:p>7218926</text:p>
          </table:table-cell>
          <table:table-cell table:number-columns-repeated="3"/>
        </table:table-row>
        <table:table-row table:style-name="ro1">
          <table:table-cell office:value-type="float" office:value="63374325" calcext:value-type="float">
            <text:p>63374325</text:p>
          </table:table-cell>
          <table:table-cell office:value-type="float" office:value="6513656" calcext:value-type="float">
            <text:p>6513656</text:p>
          </table:table-cell>
          <table:table-cell table:number-columns-repeated="3"/>
        </table:table-row>
        <table:table-row table:style-name="ro1">
          <table:table-cell office:value-type="float" office:value="36888371" calcext:value-type="float">
            <text:p>36888371</text:p>
          </table:table-cell>
          <table:table-cell office:value-type="float" office:value="8015220" calcext:value-type="float">
            <text:p>8015220</text:p>
          </table:table-cell>
          <table:table-cell table:number-columns-repeated="3"/>
        </table:table-row>
        <table:table-row table:style-name="ro1">
          <table:table-cell office:value-type="float" office:value="36399126" calcext:value-type="float">
            <text:p>36399126</text:p>
          </table:table-cell>
          <table:table-cell office:value-type="float" office:value="6140831" calcext:value-type="float">
            <text:p>6140831</text:p>
          </table:table-cell>
          <table:table-cell table:number-columns-repeated="3"/>
        </table:table-row>
        <table:table-row table:style-name="ro1">
          <table:table-cell office:value-type="float" office:value="36872483" calcext:value-type="float">
            <text:p>36872483</text:p>
          </table:table-cell>
          <table:table-cell office:value-type="float" office:value="8000899" calcext:value-type="float">
            <text:p>8000899</text:p>
          </table:table-cell>
          <table:table-cell table:number-columns-repeated="3"/>
        </table:table-row>
        <table:table-row table:style-name="ro1">
          <table:table-cell office:value-type="float" office:value="44773866" calcext:value-type="float">
            <text:p>44773866</text:p>
          </table:table-cell>
          <table:table-cell office:value-type="float" office:value="7420001" calcext:value-type="float">
            <text:p>7420001</text:p>
          </table:table-cell>
          <table:table-cell table:number-columns-repeated="3"/>
        </table:table-row>
        <table:table-row table:style-name="ro1">
          <table:table-cell office:value-type="float" office:value="62644697" calcext:value-type="float">
            <text:p>62644697</text:p>
          </table:table-cell>
          <table:table-cell office:value-type="float" office:value="6006253" calcext:value-type="float">
            <text:p>6006253</text:p>
          </table:table-cell>
          <table:table-cell table:number-columns-repeated="3"/>
        </table:table-row>
        <table:table-row table:style-name="ro1">
          <table:table-cell office:value-type="float" office:value="62853002" calcext:value-type="float">
            <text:p>62853002</text:p>
          </table:table-cell>
          <table:table-cell office:value-type="float" office:value="8272098" calcext:value-type="float">
            <text:p>8272098</text:p>
          </table:table-cell>
          <table:table-cell table:number-columns-repeated="3"/>
        </table:table-row>
        <table:table-row table:style-name="ro1">
          <table:table-cell office:value-type="float" office:value="36491707" calcext:value-type="float">
            <text:p>36491707</text:p>
          </table:table-cell>
          <table:table-cell office:value-type="float" office:value="6548738" calcext:value-type="float">
            <text:p>6548738</text:p>
          </table:table-cell>
          <table:table-cell table:number-columns-repeated="3"/>
        </table:table-row>
        <table:table-row table:style-name="ro1">
          <table:table-cell office:value-type="float" office:value="36629673" calcext:value-type="float">
            <text:p>36629673</text:p>
          </table:table-cell>
          <table:table-cell office:value-type="float" office:value="8422913" calcext:value-type="float">
            <text:p>8422913</text:p>
          </table:table-cell>
          <table:table-cell table:number-columns-repeated="3"/>
        </table:table-row>
        <table:table-row table:style-name="ro1">
          <table:table-cell office:value-type="float" office:value="63134317" calcext:value-type="float">
            <text:p>63134317</text:p>
          </table:table-cell>
          <table:table-cell office:value-type="float" office:value="6041076" calcext:value-type="float">
            <text:p>6041076</text:p>
          </table:table-cell>
          <table:table-cell table:number-columns-repeated="3"/>
        </table:table-row>
        <table:table-row table:style-name="ro1">
          <table:table-cell office:value-type="float" office:value="62695881" calcext:value-type="float">
            <text:p>62695881</text:p>
          </table:table-cell>
          <table:table-cell office:value-type="float" office:value="7523461" calcext:value-type="float">
            <text:p>7523461</text:p>
          </table:table-cell>
          <table:table-cell table:number-columns-repeated="3"/>
        </table:table-row>
        <table:table-row table:style-name="ro1">
          <table:table-cell office:value-type="float" office:value="37575558" calcext:value-type="float">
            <text:p>37575558</text:p>
          </table:table-cell>
          <table:table-cell office:value-type="float" office:value="6309806" calcext:value-type="float">
            <text:p>6309806</text:p>
          </table:table-cell>
          <table:table-cell table:number-columns-repeated="3"/>
        </table:table-row>
        <table:table-row table:style-name="ro1">
          <table:table-cell office:value-type="float" office:value="62735495" calcext:value-type="float">
            <text:p>62735495</text:p>
          </table:table-cell>
          <table:table-cell office:value-type="float" office:value="5969235" calcext:value-type="float">
            <text:p>5969235</text:p>
          </table:table-cell>
          <table:table-cell table:number-columns-repeated="3"/>
        </table:table-row>
        <table:table-row table:style-name="ro1">
          <table:table-cell office:value-type="float" office:value="36811995" calcext:value-type="float">
            <text:p>36811995</text:p>
          </table:table-cell>
          <table:table-cell office:value-type="float" office:value="8015468" calcext:value-type="float">
            <text:p>8015468</text:p>
          </table:table-cell>
          <table:table-cell table:number-columns-repeated="3"/>
        </table:table-row>
        <table:table-row table:style-name="ro1">
          <table:table-cell office:value-type="float" office:value="63021702" calcext:value-type="float">
            <text:p>63021702</text:p>
          </table:table-cell>
          <table:table-cell office:value-type="float" office:value="6055474" calcext:value-type="float">
            <text:p>6055474</text:p>
          </table:table-cell>
          <table:table-cell table:number-columns-repeated="3"/>
        </table:table-row>
        <table:table-row table:style-name="ro1">
          <table:table-cell office:value-type="float" office:value="36819356" calcext:value-type="float">
            <text:p>36819356</text:p>
          </table:table-cell>
          <table:table-cell office:value-type="float" office:value="6289639" calcext:value-type="float">
            <text:p>6289639</text:p>
          </table:table-cell>
          <table:table-cell table:number-columns-repeated="3"/>
        </table:table-row>
        <table:table-row table:style-name="ro1">
          <table:table-cell office:value-type="float" office:value="37952854" calcext:value-type="float">
            <text:p>37952854</text:p>
          </table:table-cell>
          <table:table-cell office:value-type="float" office:value="7964937" calcext:value-type="float">
            <text:p>7964937</text:p>
          </table:table-cell>
          <table:table-cell table:number-columns-repeated="3"/>
        </table:table-row>
        <table:table-row table:style-name="ro1">
          <table:table-cell office:value-type="float" office:value="36452343" calcext:value-type="float">
            <text:p>36452343</text:p>
          </table:table-cell>
          <table:table-cell office:value-type="float" office:value="6353450" calcext:value-type="float">
            <text:p>6353450</text:p>
          </table:table-cell>
          <table:table-cell table:number-columns-repeated="3"/>
        </table:table-row>
        <table:table-row table:style-name="ro1">
          <table:table-cell office:value-type="float" office:value="62901512" calcext:value-type="float">
            <text:p>62901512</text:p>
          </table:table-cell>
          <table:table-cell office:value-type="float" office:value="8987225" calcext:value-type="float">
            <text:p>8987225</text:p>
          </table:table-cell>
          <table:table-cell table:number-columns-repeated="3"/>
        </table:table-row>
        <table:table-row table:style-name="ro1">
          <table:table-cell office:value-type="float" office:value="63370586" calcext:value-type="float">
            <text:p>63370586</text:p>
          </table:table-cell>
          <table:table-cell office:value-type="float" office:value="6006714" calcext:value-type="float">
            <text:p>6006714</text:p>
          </table:table-cell>
          <table:table-cell table:number-columns-repeated="3"/>
        </table:table-row>
        <table:table-row table:style-name="ro1">
          <table:table-cell office:value-type="float" office:value="14355499" calcext:value-type="float">
            <text:p>14355499</text:p>
          </table:table-cell>
          <table:table-cell office:value-type="float" office:value="7152958" calcext:value-type="float">
            <text:p>7152958</text:p>
          </table:table-cell>
          <table:table-cell table:number-columns-repeated="3"/>
        </table:table-row>
        <table:table-row table:style-name="ro1">
          <table:table-cell office:value-type="float" office:value="66422522" calcext:value-type="float">
            <text:p>66422522</text:p>
          </table:table-cell>
          <table:table-cell office:value-type="float" office:value="7481271" calcext:value-type="float">
            <text:p>7481271</text:p>
          </table:table-cell>
          <table:table-cell table:number-columns-repeated="3"/>
        </table:table-row>
        <table:table-row table:style-name="ro1">
          <table:table-cell office:value-type="float" office:value="37402818" calcext:value-type="float">
            <text:p>37402818</text:p>
          </table:table-cell>
          <table:table-cell office:value-type="float" office:value="6590103" calcext:value-type="float">
            <text:p>6590103</text:p>
          </table:table-cell>
          <table:table-cell table:number-columns-repeated="3"/>
        </table:table-row>
        <table:table-row table:style-name="ro1">
          <table:table-cell office:value-type="float" office:value="36455032" calcext:value-type="float">
            <text:p>36455032</text:p>
          </table:table-cell>
          <table:table-cell office:value-type="float" office:value="6245405" calcext:value-type="float">
            <text:p>6245405</text:p>
          </table:table-cell>
          <table:table-cell table:number-columns-repeated="3"/>
        </table:table-row>
        <table:table-row table:style-name="ro1">
          <table:table-cell office:value-type="float" office:value="36346319" calcext:value-type="float">
            <text:p>36346319</text:p>
          </table:table-cell>
          <table:table-cell office:value-type="float" office:value="6121814" calcext:value-type="float">
            <text:p>6121814</text:p>
          </table:table-cell>
          <table:table-cell table:number-columns-repeated="3"/>
        </table:table-row>
        <table:table-row table:style-name="ro1">
          <table:table-cell office:value-type="float" office:value="36593963" calcext:value-type="float">
            <text:p>36593963</text:p>
          </table:table-cell>
          <table:table-cell office:value-type="float" office:value="6295691" calcext:value-type="float">
            <text:p>6295691</text:p>
          </table:table-cell>
          <table:table-cell table:number-columns-repeated="3"/>
        </table:table-row>
        <table:table-row table:style-name="ro1">
          <table:table-cell office:value-type="float" office:value="36507995" calcext:value-type="float">
            <text:p>36507995</text:p>
          </table:table-cell>
          <table:table-cell office:value-type="float" office:value="6295771" calcext:value-type="float">
            <text:p>6295771</text:p>
          </table:table-cell>
          <table:table-cell table:number-columns-repeated="3"/>
        </table:table-row>
        <table:table-row table:style-name="ro1">
          <table:table-cell office:value-type="float" office:value="62065298" calcext:value-type="float">
            <text:p>62065298</text:p>
          </table:table-cell>
          <table:table-cell office:value-type="float" office:value="6114822" calcext:value-type="float">
            <text:p>6114822</text:p>
          </table:table-cell>
          <table:table-cell table:number-columns-repeated="3"/>
        </table:table-row>
        <table:table-row table:style-name="ro1">
          <table:table-cell office:value-type="float" office:value="62210964" calcext:value-type="float">
            <text:p>62210964</text:p>
          </table:table-cell>
          <table:table-cell office:value-type="float" office:value="7669726" calcext:value-type="float">
            <text:p>7669726</text:p>
          </table:table-cell>
          <table:table-cell table:number-columns-repeated="3"/>
        </table:table-row>
        <table:table-row table:style-name="ro1">
          <table:table-cell office:value-type="float" office:value="36338450" calcext:value-type="float">
            <text:p>36338450</text:p>
          </table:table-cell>
          <table:table-cell office:value-type="float" office:value="6615459" calcext:value-type="float">
            <text:p>6615459</text:p>
          </table:table-cell>
          <table:table-cell table:number-columns-repeated="3"/>
        </table:table-row>
        <table:table-row table:style-name="ro1">
          <table:table-cell office:value-type="float" office:value="62940071" calcext:value-type="float">
            <text:p>62940071</text:p>
          </table:table-cell>
          <table:table-cell office:value-type="float" office:value="5979130" calcext:value-type="float">
            <text:p>5979130</text:p>
          </table:table-cell>
          <table:table-cell table:number-columns-repeated="3"/>
        </table:table-row>
        <table:table-row table:style-name="ro1">
          <table:table-cell office:value-type="float" office:value="36100622" calcext:value-type="float">
            <text:p>36100622</text:p>
          </table:table-cell>
          <table:table-cell office:value-type="float" office:value="6066872" calcext:value-type="float">
            <text:p>6066872</text:p>
          </table:table-cell>
          <table:table-cell table:number-columns-repeated="3"/>
        </table:table-row>
        <table:table-row table:style-name="ro1">
          <table:table-cell office:value-type="float" office:value="36285746" calcext:value-type="float">
            <text:p>36285746</text:p>
          </table:table-cell>
          <table:table-cell office:value-type="float" office:value="6431082" calcext:value-type="float">
            <text:p>6431082</text:p>
          </table:table-cell>
          <table:table-cell table:number-columns-repeated="3"/>
        </table:table-row>
        <table:table-row table:style-name="ro1">
          <table:table-cell office:value-type="float" office:value="65944143" calcext:value-type="float">
            <text:p>65944143</text:p>
          </table:table-cell>
          <table:table-cell office:value-type="float" office:value="7252240" calcext:value-type="float">
            <text:p>7252240</text:p>
          </table:table-cell>
          <table:table-cell table:number-columns-repeated="3"/>
        </table:table-row>
        <table:table-row table:style-name="ro1">
          <table:table-cell office:value-type="float" office:value="62814199" calcext:value-type="float">
            <text:p>62814199</text:p>
          </table:table-cell>
          <table:table-cell office:value-type="float" office:value="6428108" calcext:value-type="float">
            <text:p>6428108</text:p>
          </table:table-cell>
          <table:table-cell table:number-columns-repeated="3"/>
        </table:table-row>
        <table:table-row table:style-name="ro1">
          <table:table-cell office:value-type="float" office:value="62875303" calcext:value-type="float">
            <text:p>62875303</text:p>
          </table:table-cell>
          <table:table-cell office:value-type="float" office:value="7411630" calcext:value-type="float">
            <text:p>7411630</text:p>
          </table:table-cell>
          <table:table-cell table:number-columns-repeated="3"/>
        </table:table-row>
        <table:table-row table:style-name="ro1">
          <table:table-cell office:value-type="float" office:value="62881144" calcext:value-type="float">
            <text:p>62881144</text:p>
          </table:table-cell>
          <table:table-cell office:value-type="float" office:value="7643010" calcext:value-type="float">
            <text:p>7643010</text:p>
          </table:table-cell>
          <table:table-cell table:number-columns-repeated="3"/>
        </table:table-row>
        <table:table-row table:style-name="ro1">
          <table:table-cell office:value-type="float" office:value="36370318" calcext:value-type="float">
            <text:p>36370318</text:p>
          </table:table-cell>
          <table:table-cell office:value-type="float" office:value="6102416" calcext:value-type="float">
            <text:p>6102416</text:p>
          </table:table-cell>
          <table:table-cell table:number-columns-repeated="3"/>
        </table:table-row>
        <table:table-row table:style-name="ro1">
          <table:table-cell office:value-type="float" office:value="62428651" calcext:value-type="float">
            <text:p>62428651</text:p>
          </table:table-cell>
          <table:table-cell office:value-type="float" office:value="7641955" calcext:value-type="float">
            <text:p>7641955</text:p>
          </table:table-cell>
          <table:table-cell table:number-columns-repeated="3"/>
        </table:table-row>
        <table:table-row table:style-name="ro1">
          <table:table-cell office:value-type="float" office:value="37260651" calcext:value-type="float">
            <text:p>37260651</text:p>
          </table:table-cell>
          <table:table-cell office:value-type="float" office:value="7822067" calcext:value-type="float">
            <text:p>7822067</text:p>
          </table:table-cell>
          <table:table-cell table:number-columns-repeated="3"/>
        </table:table-row>
        <table:table-row table:style-name="ro1">
          <table:table-cell office:value-type="float" office:value="36424897" calcext:value-type="float">
            <text:p>36424897</text:p>
          </table:table-cell>
          <table:table-cell office:value-type="float" office:value="6451376" calcext:value-type="float">
            <text:p>6451376</text:p>
          </table:table-cell>
          <table:table-cell table:number-columns-repeated="3"/>
        </table:table-row>
        <table:table-row table:style-name="ro1">
          <table:table-cell office:value-type="float" office:value="62765605" calcext:value-type="float">
            <text:p>62765605</text:p>
          </table:table-cell>
          <table:table-cell office:value-type="float" office:value="6063360" calcext:value-type="float">
            <text:p>6063360</text:p>
          </table:table-cell>
          <table:table-cell table:number-columns-repeated="3"/>
        </table:table-row>
        <table:table-row table:style-name="ro1">
          <table:table-cell office:value-type="float" office:value="36896727" calcext:value-type="float">
            <text:p>36896727</text:p>
          </table:table-cell>
          <table:table-cell office:value-type="float" office:value="6248344" calcext:value-type="float">
            <text:p>6248344</text:p>
          </table:table-cell>
          <table:table-cell table:number-columns-repeated="3"/>
        </table:table-row>
        <table:table-row table:style-name="ro1">
          <table:table-cell office:value-type="float" office:value="58492008" calcext:value-type="float">
            <text:p>58492008</text:p>
          </table:table-cell>
          <table:table-cell office:value-type="float" office:value="13552735" calcext:value-type="float">
            <text:p>13552735</text:p>
          </table:table-cell>
          <table:table-cell table:number-columns-repeated="3"/>
        </table:table-row>
        <table:table-row table:style-name="ro1">
          <table:table-cell office:value-type="float" office:value="44303583" calcext:value-type="float">
            <text:p>44303583</text:p>
          </table:table-cell>
          <table:table-cell office:value-type="float" office:value="6395703" calcext:value-type="float">
            <text:p>6395703</text:p>
          </table:table-cell>
          <table:table-cell table:number-columns-repeated="3"/>
        </table:table-row>
        <table:table-row table:style-name="ro1">
          <table:table-cell office:value-type="float" office:value="38262840" calcext:value-type="float">
            <text:p>38262840</text:p>
          </table:table-cell>
          <table:table-cell office:value-type="float" office:value="6572439" calcext:value-type="float">
            <text:p>6572439</text:p>
          </table:table-cell>
          <table:table-cell table:number-columns-repeated="3"/>
        </table:table-row>
        <table:table-row table:style-name="ro1">
          <table:table-cell office:value-type="float" office:value="14472792" calcext:value-type="float">
            <text:p>14472792</text:p>
          </table:table-cell>
          <table:table-cell office:value-type="float" office:value="7149031" calcext:value-type="float">
            <text:p>7149031</text:p>
          </table:table-cell>
          <table:table-cell table:number-columns-repeated="3"/>
        </table:table-row>
        <table:table-row table:style-name="ro1">
          <table:table-cell office:value-type="float" office:value="63779429" calcext:value-type="float">
            <text:p>63779429</text:p>
          </table:table-cell>
          <table:table-cell office:value-type="float" office:value="7586944" calcext:value-type="float">
            <text:p>7586944</text:p>
          </table:table-cell>
          <table:table-cell table:number-columns-repeated="3"/>
        </table:table-row>
        <table:table-row table:style-name="ro1">
          <table:table-cell office:value-type="float" office:value="36603386" calcext:value-type="float">
            <text:p>36603386</text:p>
          </table:table-cell>
          <table:table-cell office:value-type="float" office:value="6273271" calcext:value-type="float">
            <text:p>6273271</text:p>
          </table:table-cell>
          <table:table-cell table:number-columns-repeated="3"/>
        </table:table-row>
        <table:table-row table:style-name="ro1">
          <table:table-cell office:value-type="float" office:value="18276559" calcext:value-type="float">
            <text:p>18276559</text:p>
          </table:table-cell>
          <table:table-cell office:value-type="float" office:value="7246598" calcext:value-type="float">
            <text:p>7246598</text:p>
          </table:table-cell>
          <table:table-cell table:number-columns-repeated="3"/>
        </table:table-row>
        <table:table-row table:style-name="ro1">
          <table:table-cell office:value-type="float" office:value="36910841" calcext:value-type="float">
            <text:p>36910841</text:p>
          </table:table-cell>
          <table:table-cell office:value-type="float" office:value="6172395" calcext:value-type="float">
            <text:p>6172395</text:p>
          </table:table-cell>
          <table:table-cell table:number-columns-repeated="3"/>
        </table:table-row>
        <table:table-row table:style-name="ro1">
          <table:table-cell office:value-type="float" office:value="37163283" calcext:value-type="float">
            <text:p>37163283</text:p>
          </table:table-cell>
          <table:table-cell office:value-type="float" office:value="8107416" calcext:value-type="float">
            <text:p>8107416</text:p>
          </table:table-cell>
          <table:table-cell table:number-columns-repeated="3"/>
        </table:table-row>
        <table:table-row table:style-name="ro1">
          <table:table-cell office:value-type="float" office:value="37692271" calcext:value-type="float">
            <text:p>37692271</text:p>
          </table:table-cell>
          <table:table-cell office:value-type="float" office:value="7336768" calcext:value-type="float">
            <text:p>7336768</text:p>
          </table:table-cell>
          <table:table-cell table:number-columns-repeated="3"/>
        </table:table-row>
        <table:table-row table:style-name="ro1">
          <table:table-cell office:value-type="float" office:value="63684959" calcext:value-type="float">
            <text:p>63684959</text:p>
          </table:table-cell>
          <table:table-cell office:value-type="float" office:value="8056122" calcext:value-type="float">
            <text:p>8056122</text:p>
          </table:table-cell>
          <table:table-cell table:number-columns-repeated="3"/>
        </table:table-row>
        <table:table-row table:style-name="ro1">
          <table:table-cell office:value-type="float" office:value="36952219" calcext:value-type="float">
            <text:p>36952219</text:p>
          </table:table-cell>
          <table:table-cell office:value-type="float" office:value="7896887" calcext:value-type="float">
            <text:p>7896887</text:p>
          </table:table-cell>
          <table:table-cell table:number-columns-repeated="3"/>
        </table:table-row>
        <table:table-row table:style-name="ro1">
          <table:table-cell office:value-type="float" office:value="14448613" calcext:value-type="float">
            <text:p>14448613</text:p>
          </table:table-cell>
          <table:table-cell office:value-type="float" office:value="7233850" calcext:value-type="float">
            <text:p>7233850</text:p>
          </table:table-cell>
          <table:table-cell table:number-columns-repeated="3"/>
        </table:table-row>
        <table:table-row table:style-name="ro1">
          <table:table-cell office:value-type="float" office:value="63956467" calcext:value-type="float">
            <text:p>63956467</text:p>
          </table:table-cell>
          <table:table-cell office:value-type="float" office:value="7502979" calcext:value-type="float">
            <text:p>7502979</text:p>
          </table:table-cell>
          <table:table-cell table:number-columns-repeated="3"/>
        </table:table-row>
        <table:table-row table:style-name="ro1">
          <table:table-cell office:value-type="float" office:value="36758239" calcext:value-type="float">
            <text:p>36758239</text:p>
          </table:table-cell>
          <table:table-cell office:value-type="float" office:value="6501490" calcext:value-type="float">
            <text:p>6501490</text:p>
          </table:table-cell>
          <table:table-cell table:number-columns-repeated="3"/>
        </table:table-row>
        <table:table-row table:style-name="ro1">
          <table:table-cell office:value-type="float" office:value="36496716" calcext:value-type="float">
            <text:p>36496716</text:p>
          </table:table-cell>
          <table:table-cell office:value-type="float" office:value="6565127" calcext:value-type="float">
            <text:p>6565127</text:p>
          </table:table-cell>
          <table:table-cell table:number-columns-repeated="3"/>
        </table:table-row>
        <table:table-row table:style-name="ro1">
          <table:table-cell office:value-type="float" office:value="63019247" calcext:value-type="float">
            <text:p>63019247</text:p>
          </table:table-cell>
          <table:table-cell office:value-type="float" office:value="8059486" calcext:value-type="float">
            <text:p>8059486</text:p>
          </table:table-cell>
          <table:table-cell table:number-columns-repeated="3"/>
        </table:table-row>
        <table:table-row table:style-name="ro1">
          <table:table-cell office:value-type="float" office:value="37956182" calcext:value-type="float">
            <text:p>37956182</text:p>
          </table:table-cell>
          <table:table-cell office:value-type="float" office:value="6329789" calcext:value-type="float">
            <text:p>6329789</text:p>
          </table:table-cell>
          <table:table-cell table:number-columns-repeated="3"/>
        </table:table-row>
        <table:table-row table:style-name="ro1">
          <table:table-cell office:value-type="float" office:value="37513126" calcext:value-type="float">
            <text:p>37513126</text:p>
          </table:table-cell>
          <table:table-cell office:value-type="float" office:value="8400178" calcext:value-type="float">
            <text:p>8400178</text:p>
          </table:table-cell>
          <table:table-cell table:number-columns-repeated="3"/>
        </table:table-row>
        <table:table-row table:style-name="ro1">
          <table:table-cell office:value-type="float" office:value="62939321" calcext:value-type="float">
            <text:p>62939321</text:p>
          </table:table-cell>
          <table:table-cell office:value-type="float" office:value="6037020" calcext:value-type="float">
            <text:p>6037020</text:p>
          </table:table-cell>
          <table:table-cell table:number-columns-repeated="3"/>
        </table:table-row>
        <table:table-row table:style-name="ro1">
          <table:table-cell office:value-type="float" office:value="62705937" calcext:value-type="float">
            <text:p>62705937</text:p>
          </table:table-cell>
          <table:table-cell office:value-type="float" office:value="7574524" calcext:value-type="float">
            <text:p>7574524</text:p>
          </table:table-cell>
          <table:table-cell table:number-columns-repeated="3"/>
        </table:table-row>
        <table:table-row table:style-name="ro1">
          <table:table-cell office:value-type="float" office:value="36797260" calcext:value-type="float">
            <text:p>36797260</text:p>
          </table:table-cell>
          <table:table-cell office:value-type="float" office:value="6275351" calcext:value-type="float">
            <text:p>6275351</text:p>
          </table:table-cell>
          <table:table-cell table:number-columns-repeated="3"/>
        </table:table-row>
        <table:table-row table:style-name="ro1">
          <table:table-cell office:value-type="float" office:value="14385548" calcext:value-type="float">
            <text:p>14385548</text:p>
          </table:table-cell>
          <table:table-cell office:value-type="float" office:value="7633730" calcext:value-type="float">
            <text:p>7633730</text:p>
          </table:table-cell>
          <table:table-cell table:number-columns-repeated="3"/>
        </table:table-row>
        <table:table-row table:style-name="ro1">
          <table:table-cell office:value-type="float" office:value="37113762" calcext:value-type="float">
            <text:p>37113762</text:p>
          </table:table-cell>
          <table:table-cell office:value-type="float" office:value="6630883" calcext:value-type="float">
            <text:p>6630883</text:p>
          </table:table-cell>
          <table:table-cell table:number-columns-repeated="3"/>
        </table:table-row>
        <table:table-row table:style-name="ro1">
          <table:table-cell office:value-type="float" office:value="36844575" calcext:value-type="float">
            <text:p>36844575</text:p>
          </table:table-cell>
          <table:table-cell office:value-type="float" office:value="7943529" calcext:value-type="float">
            <text:p>7943529</text:p>
          </table:table-cell>
          <table:table-cell table:number-columns-repeated="3"/>
        </table:table-row>
        <table:table-row table:style-name="ro1">
          <table:table-cell office:value-type="float" office:value="37362104" calcext:value-type="float">
            <text:p>37362104</text:p>
          </table:table-cell>
          <table:table-cell office:value-type="float" office:value="7792648" calcext:value-type="float">
            <text:p>7792648</text:p>
          </table:table-cell>
          <table:table-cell table:number-columns-repeated="3"/>
        </table:table-row>
        <table:table-row table:style-name="ro1">
          <table:table-cell office:value-type="float" office:value="37587064" calcext:value-type="float">
            <text:p>37587064</text:p>
          </table:table-cell>
          <table:table-cell office:value-type="float" office:value="6665869" calcext:value-type="float">
            <text:p>6665869</text:p>
          </table:table-cell>
          <table:table-cell table:number-columns-repeated="3"/>
        </table:table-row>
        <table:table-row table:style-name="ro1">
          <table:table-cell office:value-type="float" office:value="62680942" calcext:value-type="float">
            <text:p>62680942</text:p>
          </table:table-cell>
          <table:table-cell office:value-type="float" office:value="7563198" calcext:value-type="float">
            <text:p>7563198</text:p>
          </table:table-cell>
          <table:table-cell table:number-columns-repeated="3"/>
        </table:table-row>
        <table:table-row table:style-name="ro1">
          <table:table-cell office:value-type="float" office:value="36718985" calcext:value-type="float">
            <text:p>36718985</text:p>
          </table:table-cell>
          <table:table-cell office:value-type="float" office:value="6259399" calcext:value-type="float">
            <text:p>6259399</text:p>
          </table:table-cell>
          <table:table-cell table:number-columns-repeated="3"/>
        </table:table-row>
        <table:table-row table:style-name="ro1">
          <table:table-cell office:value-type="float" office:value="15475213" calcext:value-type="float">
            <text:p>15475213</text:p>
          </table:table-cell>
          <table:table-cell office:value-type="float" office:value="7045338" calcext:value-type="float">
            <text:p>7045338</text:p>
          </table:table-cell>
          <table:table-cell table:number-columns-repeated="3"/>
        </table:table-row>
        <table:table-row table:style-name="ro1">
          <table:table-cell office:value-type="float" office:value="62631575" calcext:value-type="float">
            <text:p>62631575</text:p>
          </table:table-cell>
          <table:table-cell office:value-type="float" office:value="7650030" calcext:value-type="float">
            <text:p>7650030</text:p>
          </table:table-cell>
          <table:table-cell table:number-columns-repeated="3"/>
        </table:table-row>
        <table:table-row table:style-name="ro1">
          <table:table-cell office:value-type="float" office:value="63257355" calcext:value-type="float">
            <text:p>63257355</text:p>
          </table:table-cell>
          <table:table-cell office:value-type="float" office:value="5953482" calcext:value-type="float">
            <text:p>5953482</text:p>
          </table:table-cell>
          <table:table-cell table:number-columns-repeated="3"/>
        </table:table-row>
        <table:table-row table:style-name="ro1">
          <table:table-cell office:value-type="float" office:value="62938401" calcext:value-type="float">
            <text:p>62938401</text:p>
          </table:table-cell>
          <table:table-cell office:value-type="float" office:value="7439474" calcext:value-type="float">
            <text:p>7439474</text:p>
          </table:table-cell>
          <table:table-cell table:number-columns-repeated="3"/>
        </table:table-row>
        <table:table-row table:style-name="ro1">
          <table:table-cell office:value-type="float" office:value="14934682" calcext:value-type="float">
            <text:p>14934682</text:p>
          </table:table-cell>
          <table:table-cell office:value-type="float" office:value="6621569" calcext:value-type="float">
            <text:p>6621569</text:p>
          </table:table-cell>
          <table:table-cell table:number-columns-repeated="3"/>
        </table:table-row>
        <table:table-row table:style-name="ro1">
          <table:table-cell office:value-type="float" office:value="14341424" calcext:value-type="float">
            <text:p>14341424</text:p>
          </table:table-cell>
          <table:table-cell office:value-type="float" office:value="7113251" calcext:value-type="float">
            <text:p>7113251</text:p>
          </table:table-cell>
          <table:table-cell table:number-columns-repeated="3"/>
        </table:table-row>
        <table:table-row table:style-name="ro1">
          <table:table-cell office:value-type="float" office:value="14504148" calcext:value-type="float">
            <text:p>14504148</text:p>
          </table:table-cell>
          <table:table-cell office:value-type="float" office:value="7127377" calcext:value-type="float">
            <text:p>7127377</text:p>
          </table:table-cell>
          <table:table-cell table:number-columns-repeated="3"/>
        </table:table-row>
        <table:table-row table:style-name="ro1">
          <table:table-cell office:value-type="float" office:value="62801688" calcext:value-type="float">
            <text:p>62801688</text:p>
          </table:table-cell>
          <table:table-cell office:value-type="float" office:value="7474200" calcext:value-type="float">
            <text:p>7474200</text:p>
          </table:table-cell>
          <table:table-cell table:number-columns-repeated="3"/>
        </table:table-row>
        <table:table-row table:style-name="ro1">
          <table:table-cell office:value-type="float" office:value="62835130" calcext:value-type="float">
            <text:p>62835130</text:p>
          </table:table-cell>
          <table:table-cell office:value-type="float" office:value="5965635" calcext:value-type="float">
            <text:p>5965635</text:p>
          </table:table-cell>
          <table:table-cell table:number-columns-repeated="3"/>
        </table:table-row>
        <table:table-row table:style-name="ro1">
          <table:table-cell office:value-type="float" office:value="36612839" calcext:value-type="float">
            <text:p>36612839</text:p>
          </table:table-cell>
          <table:table-cell office:value-type="float" office:value="6235853" calcext:value-type="float">
            <text:p>6235853</text:p>
          </table:table-cell>
          <table:table-cell table:number-columns-repeated="3"/>
        </table:table-row>
        <table:table-row table:style-name="ro1">
          <table:table-cell office:value-type="float" office:value="38869955" calcext:value-type="float">
            <text:p>38869955</text:p>
          </table:table-cell>
          <table:table-cell office:value-type="float" office:value="7817313" calcext:value-type="float">
            <text:p>7817313</text:p>
          </table:table-cell>
          <table:table-cell table:number-columns-repeated="3"/>
        </table:table-row>
        <table:table-row table:style-name="ro1">
          <table:table-cell office:value-type="float" office:value="62562605" calcext:value-type="float">
            <text:p>62562605</text:p>
          </table:table-cell>
          <table:table-cell office:value-type="float" office:value="7506460" calcext:value-type="float">
            <text:p>7506460</text:p>
          </table:table-cell>
          <table:table-cell table:number-columns-repeated="3"/>
        </table:table-row>
        <table:table-row table:style-name="ro1">
          <table:table-cell office:value-type="float" office:value="63857356" calcext:value-type="float">
            <text:p>63857356</text:p>
          </table:table-cell>
          <table:table-cell office:value-type="float" office:value="7752805" calcext:value-type="float">
            <text:p>7752805</text:p>
          </table:table-cell>
          <table:table-cell table:number-columns-repeated="3"/>
        </table:table-row>
        <table:table-row table:style-name="ro1">
          <table:table-cell office:value-type="float" office:value="16702081" calcext:value-type="float">
            <text:p>16702081</text:p>
          </table:table-cell>
          <table:table-cell office:value-type="float" office:value="9784893" calcext:value-type="float">
            <text:p>9784893</text:p>
          </table:table-cell>
          <table:table-cell table:number-columns-repeated="3"/>
        </table:table-row>
        <table:table-row table:style-name="ro1">
          <table:table-cell office:value-type="float" office:value="36805298" calcext:value-type="float">
            <text:p>36805298</text:p>
          </table:table-cell>
          <table:table-cell office:value-type="float" office:value="6348980" calcext:value-type="float">
            <text:p>6348980</text:p>
          </table:table-cell>
          <table:table-cell table:number-columns-repeated="3"/>
        </table:table-row>
        <table:table-row table:style-name="ro1">
          <table:table-cell office:value-type="float" office:value="63029616" calcext:value-type="float">
            <text:p>63029616</text:p>
          </table:table-cell>
          <table:table-cell office:value-type="float" office:value="7518843" calcext:value-type="float">
            <text:p>7518843</text:p>
          </table:table-cell>
          <table:table-cell table:number-columns-repeated="3"/>
        </table:table-row>
        <table:table-row table:style-name="ro1">
          <table:table-cell office:value-type="float" office:value="14739084" calcext:value-type="float">
            <text:p>14739084</text:p>
          </table:table-cell>
          <table:table-cell office:value-type="float" office:value="5944369" calcext:value-type="float">
            <text:p>5944369</text:p>
          </table:table-cell>
          <table:table-cell table:number-columns-repeated="3"/>
        </table:table-row>
        <table:table-row table:style-name="ro1">
          <table:table-cell office:value-type="float" office:value="36799013" calcext:value-type="float">
            <text:p>36799013</text:p>
          </table:table-cell>
          <table:table-cell office:value-type="float" office:value="8209472" calcext:value-type="float">
            <text:p>8209472</text:p>
          </table:table-cell>
          <table:table-cell table:number-columns-repeated="3"/>
        </table:table-row>
        <table:table-row table:style-name="ro1">
          <table:table-cell office:value-type="float" office:value="36937288" calcext:value-type="float">
            <text:p>36937288</text:p>
          </table:table-cell>
          <table:table-cell office:value-type="float" office:value="8654649" calcext:value-type="float">
            <text:p>8654649</text:p>
          </table:table-cell>
          <table:table-cell table:number-columns-repeated="3"/>
        </table:table-row>
        <table:table-row table:style-name="ro1">
          <table:table-cell office:value-type="float" office:value="37756067" calcext:value-type="float">
            <text:p>37756067</text:p>
          </table:table-cell>
          <table:table-cell office:value-type="float" office:value="6552806" calcext:value-type="float">
            <text:p>6552806</text:p>
          </table:table-cell>
          <table:table-cell table:number-columns-repeated="3"/>
        </table:table-row>
        <table:table-row table:style-name="ro1">
          <table:table-cell office:value-type="float" office:value="63955707" calcext:value-type="float">
            <text:p>63955707</text:p>
          </table:table-cell>
          <table:table-cell office:value-type="float" office:value="6026528" calcext:value-type="float">
            <text:p>6026528</text:p>
          </table:table-cell>
          <table:table-cell table:number-columns-repeated="3"/>
        </table:table-row>
        <table:table-row table:style-name="ro1">
          <table:table-cell office:value-type="float" office:value="14264561" calcext:value-type="float">
            <text:p>14264561</text:p>
          </table:table-cell>
          <table:table-cell office:value-type="float" office:value="7347332" calcext:value-type="float">
            <text:p>7347332</text:p>
          </table:table-cell>
          <table:table-cell table:number-columns-repeated="3"/>
        </table:table-row>
        <table:table-row table:style-name="ro1">
          <table:table-cell office:value-type="float" office:value="65707922" calcext:value-type="float">
            <text:p>65707922</text:p>
          </table:table-cell>
          <table:table-cell office:value-type="float" office:value="6228507" calcext:value-type="float">
            <text:p>6228507</text:p>
          </table:table-cell>
          <table:table-cell table:number-columns-repeated="3"/>
        </table:table-row>
        <table:table-row table:style-name="ro1">
          <table:table-cell office:value-type="float" office:value="40366383" calcext:value-type="float">
            <text:p>40366383</text:p>
          </table:table-cell>
          <table:table-cell office:value-type="float" office:value="6268197" calcext:value-type="float">
            <text:p>6268197</text:p>
          </table:table-cell>
          <table:table-cell table:number-columns-repeated="3"/>
        </table:table-row>
        <table:table-row table:style-name="ro1">
          <table:table-cell office:value-type="float" office:value="62754900" calcext:value-type="float">
            <text:p>62754900</text:p>
          </table:table-cell>
          <table:table-cell office:value-type="float" office:value="7488291" calcext:value-type="float">
            <text:p>7488291</text:p>
          </table:table-cell>
          <table:table-cell table:number-columns-repeated="3"/>
        </table:table-row>
        <table:table-row table:style-name="ro1">
          <table:table-cell office:value-type="float" office:value="37200630" calcext:value-type="float">
            <text:p>37200630</text:p>
          </table:table-cell>
          <table:table-cell office:value-type="float" office:value="6221448" calcext:value-type="float">
            <text:p>6221448</text:p>
          </table:table-cell>
          <table:table-cell table:number-columns-repeated="3"/>
        </table:table-row>
        <table:table-row table:style-name="ro1">
          <table:table-cell office:value-type="float" office:value="16196974" calcext:value-type="float">
            <text:p>16196974</text:p>
          </table:table-cell>
          <table:table-cell office:value-type="float" office:value="7535400" calcext:value-type="float">
            <text:p>7535400</text:p>
          </table:table-cell>
          <table:table-cell table:number-columns-repeated="3"/>
        </table:table-row>
        <table:table-row table:style-name="ro1">
          <table:table-cell office:value-type="float" office:value="64278019" calcext:value-type="float">
            <text:p>64278019</text:p>
          </table:table-cell>
          <table:table-cell office:value-type="float" office:value="6494481" calcext:value-type="float">
            <text:p>6494481</text:p>
          </table:table-cell>
          <table:table-cell table:number-columns-repeated="3"/>
        </table:table-row>
        <table:table-row table:style-name="ro1">
          <table:table-cell office:value-type="float" office:value="36642308" calcext:value-type="float">
            <text:p>36642308</text:p>
          </table:table-cell>
          <table:table-cell office:value-type="float" office:value="6468361" calcext:value-type="float">
            <text:p>6468361</text:p>
          </table:table-cell>
          <table:table-cell table:number-columns-repeated="3"/>
        </table:table-row>
        <table:table-row table:style-name="ro1">
          <table:table-cell office:value-type="float" office:value="47166619" calcext:value-type="float">
            <text:p>47166619</text:p>
          </table:table-cell>
          <table:table-cell office:value-type="float" office:value="8470975" calcext:value-type="float">
            <text:p>8470975</text:p>
          </table:table-cell>
          <table:table-cell table:number-columns-repeated="3"/>
        </table:table-row>
        <table:table-row table:style-name="ro1">
          <table:table-cell office:value-type="float" office:value="62976339" calcext:value-type="float">
            <text:p>62976339</text:p>
          </table:table-cell>
          <table:table-cell office:value-type="float" office:value="7524907" calcext:value-type="float">
            <text:p>7524907</text:p>
          </table:table-cell>
          <table:table-cell table:number-columns-repeated="3"/>
        </table:table-row>
        <table:table-row table:style-name="ro1">
          <table:table-cell office:value-type="float" office:value="37773024" calcext:value-type="float">
            <text:p>37773024</text:p>
          </table:table-cell>
          <table:table-cell office:value-type="float" office:value="8393952" calcext:value-type="float">
            <text:p>8393952</text:p>
          </table:table-cell>
          <table:table-cell table:number-columns-repeated="3"/>
        </table:table-row>
        <table:table-row table:style-name="ro1">
          <table:table-cell office:value-type="float" office:value="62731866" calcext:value-type="float">
            <text:p>62731866</text:p>
          </table:table-cell>
          <table:table-cell office:value-type="float" office:value="7553506" calcext:value-type="float">
            <text:p>7553506</text:p>
          </table:table-cell>
          <table:table-cell table:number-columns-repeated="3"/>
        </table:table-row>
        <table:table-row table:style-name="ro1">
          <table:table-cell office:value-type="float" office:value="37645064" calcext:value-type="float">
            <text:p>37645064</text:p>
          </table:table-cell>
          <table:table-cell office:value-type="float" office:value="7820408" calcext:value-type="float">
            <text:p>7820408</text:p>
          </table:table-cell>
          <table:table-cell table:number-columns-repeated="3"/>
        </table:table-row>
        <table:table-row table:style-name="ro1">
          <table:table-cell office:value-type="float" office:value="63126965" calcext:value-type="float">
            <text:p>63126965</text:p>
          </table:table-cell>
          <table:table-cell office:value-type="float" office:value="7554494" calcext:value-type="float">
            <text:p>7554494</text:p>
          </table:table-cell>
          <table:table-cell table:number-columns-repeated="3"/>
        </table:table-row>
        <table:table-row table:style-name="ro1">
          <table:table-cell office:value-type="float" office:value="36394553" calcext:value-type="float">
            <text:p>36394553</text:p>
          </table:table-cell>
          <table:table-cell office:value-type="float" office:value="6311034" calcext:value-type="float">
            <text:p>6311034</text:p>
          </table:table-cell>
          <table:table-cell table:number-columns-repeated="3"/>
        </table:table-row>
        <table:table-row table:style-name="ro1">
          <table:table-cell office:value-type="float" office:value="36581319" calcext:value-type="float">
            <text:p>36581319</text:p>
          </table:table-cell>
          <table:table-cell office:value-type="float" office:value="6086975" calcext:value-type="float">
            <text:p>6086975</text:p>
          </table:table-cell>
          <table:table-cell table:number-columns-repeated="3"/>
        </table:table-row>
        <table:table-row table:style-name="ro1">
          <table:table-cell office:value-type="float" office:value="36369493" calcext:value-type="float">
            <text:p>36369493</text:p>
          </table:table-cell>
          <table:table-cell office:value-type="float" office:value="6715881" calcext:value-type="float">
            <text:p>6715881</text:p>
          </table:table-cell>
          <table:table-cell table:number-columns-repeated="3"/>
        </table:table-row>
        <table:table-row table:style-name="ro1">
          <table:table-cell office:value-type="float" office:value="14289627" calcext:value-type="float">
            <text:p>14289627</text:p>
          </table:table-cell>
          <table:table-cell office:value-type="float" office:value="7163010" calcext:value-type="float">
            <text:p>7163010</text:p>
          </table:table-cell>
          <table:table-cell table:number-columns-repeated="3"/>
        </table:table-row>
        <table:table-row table:style-name="ro1">
          <table:table-cell office:value-type="float" office:value="67086645" calcext:value-type="float">
            <text:p>67086645</text:p>
          </table:table-cell>
          <table:table-cell office:value-type="float" office:value="5973717" calcext:value-type="float">
            <text:p>5973717</text:p>
          </table:table-cell>
          <table:table-cell table:number-columns-repeated="3"/>
        </table:table-row>
        <table:table-row table:style-name="ro1">
          <table:table-cell office:value-type="float" office:value="36601365" calcext:value-type="float">
            <text:p>36601365</text:p>
          </table:table-cell>
          <table:table-cell office:value-type="float" office:value="6086883" calcext:value-type="float">
            <text:p>6086883</text:p>
          </table:table-cell>
          <table:table-cell table:number-columns-repeated="3"/>
        </table:table-row>
        <table:table-row table:style-name="ro1">
          <table:table-cell office:value-type="float" office:value="46334474" calcext:value-type="float">
            <text:p>46334474</text:p>
          </table:table-cell>
          <table:table-cell office:value-type="float" office:value="8091955" calcext:value-type="float">
            <text:p>8091955</text:p>
          </table:table-cell>
          <table:table-cell table:number-columns-repeated="3"/>
        </table:table-row>
        <table:table-row table:style-name="ro1">
          <table:table-cell office:value-type="float" office:value="37300840" calcext:value-type="float">
            <text:p>37300840</text:p>
          </table:table-cell>
          <table:table-cell office:value-type="float" office:value="8084599" calcext:value-type="float">
            <text:p>8084599</text:p>
          </table:table-cell>
          <table:table-cell table:number-columns-repeated="3"/>
        </table:table-row>
        <table:table-row table:style-name="ro1">
          <table:table-cell office:value-type="float" office:value="15790854" calcext:value-type="float">
            <text:p>15790854</text:p>
          </table:table-cell>
          <table:table-cell office:value-type="float" office:value="7334491" calcext:value-type="float">
            <text:p>7334491</text:p>
          </table:table-cell>
          <table:table-cell table:number-columns-repeated="3"/>
        </table:table-row>
        <table:table-row table:style-name="ro1">
          <table:table-cell office:value-type="float" office:value="36779361" calcext:value-type="float">
            <text:p>36779361</text:p>
          </table:table-cell>
          <table:table-cell office:value-type="float" office:value="6694556" calcext:value-type="float">
            <text:p>6694556</text:p>
          </table:table-cell>
          <table:table-cell table:number-columns-repeated="3"/>
        </table:table-row>
        <table:table-row table:style-name="ro1">
          <table:table-cell office:value-type="float" office:value="42170571" calcext:value-type="float">
            <text:p>42170571</text:p>
          </table:table-cell>
          <table:table-cell office:value-type="float" office:value="8127431" calcext:value-type="float">
            <text:p>8127431</text:p>
          </table:table-cell>
          <table:table-cell table:number-columns-repeated="3"/>
        </table:table-row>
        <table:table-row table:style-name="ro1">
          <table:table-cell office:value-type="float" office:value="37194934" calcext:value-type="float">
            <text:p>37194934</text:p>
          </table:table-cell>
          <table:table-cell office:value-type="float" office:value="6170859" calcext:value-type="float">
            <text:p>6170859</text:p>
          </table:table-cell>
          <table:table-cell table:number-columns-repeated="3"/>
        </table:table-row>
        <table:table-row table:style-name="ro1">
          <table:table-cell office:value-type="float" office:value="62864647" calcext:value-type="float">
            <text:p>62864647</text:p>
          </table:table-cell>
          <table:table-cell office:value-type="float" office:value="6764096" calcext:value-type="float">
            <text:p>6764096</text:p>
          </table:table-cell>
          <table:table-cell table:number-columns-repeated="3"/>
        </table:table-row>
        <table:table-row table:style-name="ro1">
          <table:table-cell office:value-type="float" office:value="36647258" calcext:value-type="float">
            <text:p>36647258</text:p>
          </table:table-cell>
          <table:table-cell office:value-type="float" office:value="6284538" calcext:value-type="float">
            <text:p>6284538</text:p>
          </table:table-cell>
          <table:table-cell table:number-columns-repeated="3"/>
        </table:table-row>
        <table:table-row table:style-name="ro1">
          <table:table-cell office:value-type="float" office:value="63040913" calcext:value-type="float">
            <text:p>63040913</text:p>
          </table:table-cell>
          <table:table-cell office:value-type="float" office:value="13582823" calcext:value-type="float">
            <text:p>13582823</text:p>
          </table:table-cell>
          <table:table-cell table:number-columns-repeated="3"/>
        </table:table-row>
        <table:table-row table:style-name="ro1">
          <table:table-cell office:value-type="float" office:value="14532646" calcext:value-type="float">
            <text:p>14532646</text:p>
          </table:table-cell>
          <table:table-cell office:value-type="float" office:value="6056267" calcext:value-type="float">
            <text:p>6056267</text:p>
          </table:table-cell>
          <table:table-cell table:number-columns-repeated="3"/>
        </table:table-row>
        <table:table-row table:style-name="ro1">
          <table:table-cell office:value-type="float" office:value="14530858" calcext:value-type="float">
            <text:p>14530858</text:p>
          </table:table-cell>
          <table:table-cell office:value-type="float" office:value="7209493" calcext:value-type="float">
            <text:p>7209493</text:p>
          </table:table-cell>
          <table:table-cell table:number-columns-repeated="3"/>
        </table:table-row>
        <table:table-row table:style-name="ro1">
          <table:table-cell office:value-type="float" office:value="14349107" calcext:value-type="float">
            <text:p>14349107</text:p>
          </table:table-cell>
          <table:table-cell office:value-type="float" office:value="7226475" calcext:value-type="float">
            <text:p>7226475</text:p>
          </table:table-cell>
          <table:table-cell table:number-columns-repeated="3"/>
        </table:table-row>
        <table:table-row table:style-name="ro1">
          <table:table-cell office:value-type="float" office:value="37231895" calcext:value-type="float">
            <text:p>37231895</text:p>
          </table:table-cell>
          <table:table-cell office:value-type="float" office:value="6748946" calcext:value-type="float">
            <text:p>6748946</text:p>
          </table:table-cell>
          <table:table-cell table:number-columns-repeated="3"/>
        </table:table-row>
        <table:table-row table:style-name="ro1">
          <table:table-cell office:value-type="float" office:value="66560967" calcext:value-type="float">
            <text:p>66560967</text:p>
          </table:table-cell>
          <table:table-cell office:value-type="float" office:value="7394797" calcext:value-type="float">
            <text:p>7394797</text:p>
          </table:table-cell>
          <table:table-cell table:number-columns-repeated="3"/>
        </table:table-row>
        <table:table-row table:style-name="ro1">
          <table:table-cell office:value-type="float" office:value="36480884" calcext:value-type="float">
            <text:p>36480884</text:p>
          </table:table-cell>
          <table:table-cell office:value-type="float" office:value="6488353" calcext:value-type="float">
            <text:p>6488353</text:p>
          </table:table-cell>
          <table:table-cell table:number-columns-repeated="3"/>
        </table:table-row>
        <table:table-row table:style-name="ro1">
          <table:table-cell office:value-type="float" office:value="38811525" calcext:value-type="float">
            <text:p>38811525</text:p>
          </table:table-cell>
          <table:table-cell office:value-type="float" office:value="8092029" calcext:value-type="float">
            <text:p>8092029</text:p>
          </table:table-cell>
          <table:table-cell table:number-columns-repeated="3"/>
        </table:table-row>
        <table:table-row table:style-name="ro1">
          <table:table-cell office:value-type="float" office:value="62506670" calcext:value-type="float">
            <text:p>62506670</text:p>
          </table:table-cell>
          <table:table-cell office:value-type="float" office:value="7871449" calcext:value-type="float">
            <text:p>7871449</text:p>
          </table:table-cell>
          <table:table-cell table:number-columns-repeated="3"/>
        </table:table-row>
        <table:table-row table:style-name="ro1">
          <table:table-cell office:value-type="float" office:value="38352853" calcext:value-type="float">
            <text:p>38352853</text:p>
          </table:table-cell>
          <table:table-cell office:value-type="float" office:value="7924600" calcext:value-type="float">
            <text:p>7924600</text:p>
          </table:table-cell>
          <table:table-cell table:number-columns-repeated="3"/>
        </table:table-row>
        <table:table-row table:style-name="ro1">
          <table:table-cell office:value-type="float" office:value="36602610" calcext:value-type="float">
            <text:p>36602610</text:p>
          </table:table-cell>
          <table:table-cell office:value-type="float" office:value="8299695" calcext:value-type="float">
            <text:p>8299695</text:p>
          </table:table-cell>
          <table:table-cell table:number-columns-repeated="3"/>
        </table:table-row>
        <table:table-row table:style-name="ro1">
          <table:table-cell office:value-type="float" office:value="62229588" calcext:value-type="float">
            <text:p>62229588</text:p>
          </table:table-cell>
          <table:table-cell office:value-type="float" office:value="7321288" calcext:value-type="float">
            <text:p>7321288</text:p>
          </table:table-cell>
          <table:table-cell table:number-columns-repeated="3"/>
        </table:table-row>
        <table:table-row table:style-name="ro1">
          <table:table-cell office:value-type="float" office:value="36445005" calcext:value-type="float">
            <text:p>36445005</text:p>
          </table:table-cell>
          <table:table-cell office:value-type="float" office:value="6477026" calcext:value-type="float">
            <text:p>6477026</text:p>
          </table:table-cell>
          <table:table-cell table:number-columns-repeated="3"/>
        </table:table-row>
        <table:table-row table:style-name="ro1">
          <table:table-cell office:value-type="float" office:value="36963344" calcext:value-type="float">
            <text:p>36963344</text:p>
          </table:table-cell>
          <table:table-cell office:value-type="float" office:value="8327303" calcext:value-type="float">
            <text:p>8327303</text:p>
          </table:table-cell>
          <table:table-cell table:number-columns-repeated="3"/>
        </table:table-row>
        <table:table-row table:style-name="ro1">
          <table:table-cell office:value-type="float" office:value="36611097" calcext:value-type="float">
            <text:p>36611097</text:p>
          </table:table-cell>
          <table:table-cell office:value-type="float" office:value="6147104" calcext:value-type="float">
            <text:p>6147104</text:p>
          </table:table-cell>
          <table:table-cell table:number-columns-repeated="3"/>
        </table:table-row>
        <table:table-row table:style-name="ro1">
          <table:table-cell office:value-type="float" office:value="36301627" calcext:value-type="float">
            <text:p>36301627</text:p>
          </table:table-cell>
          <table:table-cell office:value-type="float" office:value="6140092" calcext:value-type="float">
            <text:p>6140092</text:p>
          </table:table-cell>
          <table:table-cell table:number-columns-repeated="3"/>
        </table:table-row>
        <table:table-row table:style-name="ro1">
          <table:table-cell office:value-type="float" office:value="14539408" calcext:value-type="float">
            <text:p>14539408</text:p>
          </table:table-cell>
          <table:table-cell office:value-type="float" office:value="5904470" calcext:value-type="float">
            <text:p>5904470</text:p>
          </table:table-cell>
          <table:table-cell table:number-columns-repeated="3"/>
        </table:table-row>
        <table:table-row table:style-name="ro1">
          <table:table-cell office:value-type="float" office:value="63371415" calcext:value-type="float">
            <text:p>63371415</text:p>
          </table:table-cell>
          <table:table-cell office:value-type="float" office:value="7431914" calcext:value-type="float">
            <text:p>7431914</text:p>
          </table:table-cell>
          <table:table-cell table:number-columns-repeated="3"/>
        </table:table-row>
        <table:table-row table:style-name="ro1">
          <table:table-cell office:value-type="float" office:value="62402206" calcext:value-type="float">
            <text:p>62402206</text:p>
          </table:table-cell>
          <table:table-cell office:value-type="float" office:value="7714228" calcext:value-type="float">
            <text:p>7714228</text:p>
          </table:table-cell>
          <table:table-cell table:number-columns-repeated="3"/>
        </table:table-row>
        <table:table-row table:style-name="ro1">
          <table:table-cell office:value-type="float" office:value="62470540" calcext:value-type="float">
            <text:p>62470540</text:p>
          </table:table-cell>
          <table:table-cell office:value-type="float" office:value="7863108" calcext:value-type="float">
            <text:p>7863108</text:p>
          </table:table-cell>
          <table:table-cell table:number-columns-repeated="3"/>
        </table:table-row>
        <table:table-row table:style-name="ro1">
          <table:table-cell office:value-type="float" office:value="36435997" calcext:value-type="float">
            <text:p>36435997</text:p>
          </table:table-cell>
          <table:table-cell office:value-type="float" office:value="6366132" calcext:value-type="float">
            <text:p>6366132</text:p>
          </table:table-cell>
          <table:table-cell table:number-columns-repeated="3"/>
        </table:table-row>
        <table:table-row table:style-name="ro1">
          <table:table-cell office:value-type="float" office:value="63666999" calcext:value-type="float">
            <text:p>63666999</text:p>
          </table:table-cell>
          <table:table-cell office:value-type="float" office:value="6094408" calcext:value-type="float">
            <text:p>6094408</text:p>
          </table:table-cell>
          <table:table-cell table:number-columns-repeated="3"/>
        </table:table-row>
        <table:table-row table:style-name="ro1">
          <table:table-cell office:value-type="float" office:value="62733890" calcext:value-type="float">
            <text:p>62733890</text:p>
          </table:table-cell>
          <table:table-cell office:value-type="float" office:value="7914776" calcext:value-type="float">
            <text:p>7914776</text:p>
          </table:table-cell>
          <table:table-cell table:number-columns-repeated="3"/>
        </table:table-row>
        <table:table-row table:style-name="ro1">
          <table:table-cell office:value-type="float" office:value="36749235" calcext:value-type="float">
            <text:p>36749235</text:p>
          </table:table-cell>
          <table:table-cell office:value-type="float" office:value="6151572" calcext:value-type="float">
            <text:p>6151572</text:p>
          </table:table-cell>
          <table:table-cell table:number-columns-repeated="3"/>
        </table:table-row>
        <table:table-row table:style-name="ro1">
          <table:table-cell office:value-type="float" office:value="61879452" calcext:value-type="float">
            <text:p>61879452</text:p>
          </table:table-cell>
          <table:table-cell office:value-type="float" office:value="7445519" calcext:value-type="float">
            <text:p>7445519</text:p>
          </table:table-cell>
          <table:table-cell table:number-columns-repeated="3"/>
        </table:table-row>
        <table:table-row table:style-name="ro1">
          <table:table-cell office:value-type="float" office:value="62849131" calcext:value-type="float">
            <text:p>62849131</text:p>
          </table:table-cell>
          <table:table-cell office:value-type="float" office:value="7972533" calcext:value-type="float">
            <text:p>7972533</text:p>
          </table:table-cell>
          <table:table-cell table:number-columns-repeated="3"/>
        </table:table-row>
        <table:table-row table:style-name="ro1">
          <table:table-cell office:value-type="float" office:value="36827215" calcext:value-type="float">
            <text:p>36827215</text:p>
          </table:table-cell>
          <table:table-cell office:value-type="float" office:value="6556078" calcext:value-type="float">
            <text:p>6556078</text:p>
          </table:table-cell>
          <table:table-cell table:number-columns-repeated="3"/>
        </table:table-row>
        <table:table-row table:style-name="ro1">
          <table:table-cell office:value-type="float" office:value="37027705" calcext:value-type="float">
            <text:p>37027705</text:p>
          </table:table-cell>
          <table:table-cell office:value-type="float" office:value="7863318" calcext:value-type="float">
            <text:p>7863318</text:p>
          </table:table-cell>
          <table:table-cell table:number-columns-repeated="3"/>
        </table:table-row>
        <table:table-row table:style-name="ro1">
          <table:table-cell office:value-type="float" office:value="38006070" calcext:value-type="float">
            <text:p>38006070</text:p>
          </table:table-cell>
          <table:table-cell office:value-type="float" office:value="6673916" calcext:value-type="float">
            <text:p>6673916</text:p>
          </table:table-cell>
          <table:table-cell table:number-columns-repeated="3"/>
        </table:table-row>
        <table:table-row table:style-name="ro1">
          <table:table-cell office:value-type="float" office:value="14452257" calcext:value-type="float">
            <text:p>14452257</text:p>
          </table:table-cell>
          <table:table-cell office:value-type="float" office:value="7323579" calcext:value-type="float">
            <text:p>7323579</text:p>
          </table:table-cell>
          <table:table-cell table:number-columns-repeated="3"/>
        </table:table-row>
        <table:table-row table:style-name="ro1">
          <table:table-cell office:value-type="float" office:value="36821478" calcext:value-type="float">
            <text:p>36821478</text:p>
          </table:table-cell>
          <table:table-cell office:value-type="float" office:value="8514412" calcext:value-type="float">
            <text:p>8514412</text:p>
          </table:table-cell>
          <table:table-cell table:number-columns-repeated="3"/>
        </table:table-row>
        <table:table-row table:style-name="ro1">
          <table:table-cell office:value-type="float" office:value="64146764" calcext:value-type="float">
            <text:p>64146764</text:p>
          </table:table-cell>
          <table:table-cell office:value-type="float" office:value="7606118" calcext:value-type="float">
            <text:p>7606118</text:p>
          </table:table-cell>
          <table:table-cell table:number-columns-repeated="3"/>
        </table:table-row>
        <table:table-row table:style-name="ro1">
          <table:table-cell office:value-type="float" office:value="63487597" calcext:value-type="float">
            <text:p>63487597</text:p>
          </table:table-cell>
          <table:table-cell office:value-type="float" office:value="7862844" calcext:value-type="float">
            <text:p>7862844</text:p>
          </table:table-cell>
          <table:table-cell table:number-columns-repeated="3"/>
        </table:table-row>
        <table:table-row table:style-name="ro1">
          <table:table-cell office:value-type="float" office:value="14763289" calcext:value-type="float">
            <text:p>14763289</text:p>
          </table:table-cell>
          <table:table-cell office:value-type="float" office:value="7071566" calcext:value-type="float">
            <text:p>7071566</text:p>
          </table:table-cell>
          <table:table-cell table:number-columns-repeated="3"/>
        </table:table-row>
        <table:table-row table:style-name="ro1">
          <table:table-cell office:value-type="float" office:value="14290038" calcext:value-type="float">
            <text:p>14290038</text:p>
          </table:table-cell>
          <table:table-cell office:value-type="float" office:value="7256276" calcext:value-type="float">
            <text:p>7256276</text:p>
          </table:table-cell>
          <table:table-cell table:number-columns-repeated="3"/>
        </table:table-row>
        <table:table-row table:style-name="ro1">
          <table:table-cell office:value-type="float" office:value="14862602" calcext:value-type="float">
            <text:p>14862602</text:p>
          </table:table-cell>
          <table:table-cell office:value-type="float" office:value="7102311" calcext:value-type="float">
            <text:p>7102311</text:p>
          </table:table-cell>
          <table:table-cell table:number-columns-repeated="3"/>
        </table:table-row>
        <table:table-row table:style-name="ro1">
          <table:table-cell office:value-type="float" office:value="62905918" calcext:value-type="float">
            <text:p>62905918</text:p>
          </table:table-cell>
          <table:table-cell office:value-type="float" office:value="7779395" calcext:value-type="float">
            <text:p>7779395</text:p>
          </table:table-cell>
          <table:table-cell table:number-columns-repeated="3"/>
        </table:table-row>
        <table:table-row table:style-name="ro1">
          <table:table-cell office:value-type="float" office:value="49521626" calcext:value-type="float">
            <text:p>49521626</text:p>
          </table:table-cell>
          <table:table-cell office:value-type="float" office:value="10340525" calcext:value-type="float">
            <text:p>10340525</text:p>
          </table:table-cell>
          <table:table-cell table:number-columns-repeated="3"/>
        </table:table-row>
        <table:table-row table:style-name="ro1">
          <table:table-cell office:value-type="float" office:value="63158044" calcext:value-type="float">
            <text:p>63158044</text:p>
          </table:table-cell>
          <table:table-cell office:value-type="float" office:value="6302302" calcext:value-type="float">
            <text:p>6302302</text:p>
          </table:table-cell>
          <table:table-cell table:number-columns-repeated="3"/>
        </table:table-row>
        <table:table-row table:style-name="ro1">
          <table:table-cell office:value-type="float" office:value="37019578" calcext:value-type="float">
            <text:p>37019578</text:p>
          </table:table-cell>
          <table:table-cell office:value-type="float" office:value="7836456" calcext:value-type="float">
            <text:p>7836456</text:p>
          </table:table-cell>
          <table:table-cell table:number-columns-repeated="3"/>
        </table:table-row>
        <table:table-row table:style-name="ro1">
          <table:table-cell office:value-type="float" office:value="62465385" calcext:value-type="float">
            <text:p>62465385</text:p>
          </table:table-cell>
          <table:table-cell office:value-type="float" office:value="9528799" calcext:value-type="float">
            <text:p>9528799</text:p>
          </table:table-cell>
          <table:table-cell table:number-columns-repeated="3"/>
        </table:table-row>
        <table:table-row table:style-name="ro1">
          <table:table-cell office:value-type="float" office:value="63362012" calcext:value-type="float">
            <text:p>63362012</text:p>
          </table:table-cell>
          <table:table-cell office:value-type="float" office:value="7703893" calcext:value-type="float">
            <text:p>7703893</text:p>
          </table:table-cell>
          <table:table-cell table:number-columns-repeated="3"/>
        </table:table-row>
        <table:table-row table:style-name="ro1">
          <table:table-cell office:value-type="float" office:value="75135043" calcext:value-type="float">
            <text:p>75135043</text:p>
          </table:table-cell>
          <table:table-cell office:value-type="float" office:value="6495414" calcext:value-type="float">
            <text:p>6495414</text:p>
          </table:table-cell>
          <table:table-cell table:number-columns-repeated="3"/>
        </table:table-row>
        <table:table-row table:style-name="ro1">
          <table:table-cell office:value-type="float" office:value="37272346" calcext:value-type="float">
            <text:p>37272346</text:p>
          </table:table-cell>
          <table:table-cell office:value-type="float" office:value="6486072" calcext:value-type="float">
            <text:p>6486072</text:p>
          </table:table-cell>
          <table:table-cell table:number-columns-repeated="3"/>
        </table:table-row>
        <table:table-row table:style-name="ro1">
          <table:table-cell office:value-type="float" office:value="37030912" calcext:value-type="float">
            <text:p>37030912</text:p>
          </table:table-cell>
          <table:table-cell office:value-type="float" office:value="8589178" calcext:value-type="float">
            <text:p>8589178</text:p>
          </table:table-cell>
          <table:table-cell table:number-columns-repeated="3"/>
        </table:table-row>
        <table:table-row table:style-name="ro1">
          <table:table-cell office:value-type="float" office:value="14485446" calcext:value-type="float">
            <text:p>14485446</text:p>
          </table:table-cell>
          <table:table-cell office:value-type="float" office:value="6051782" calcext:value-type="float">
            <text:p>6051782</text:p>
          </table:table-cell>
          <table:table-cell table:number-columns-repeated="3"/>
        </table:table-row>
        <table:table-row table:style-name="ro1">
          <table:table-cell office:value-type="float" office:value="37681030" calcext:value-type="float">
            <text:p>37681030</text:p>
          </table:table-cell>
          <table:table-cell office:value-type="float" office:value="6594566" calcext:value-type="float">
            <text:p>6594566</text:p>
          </table:table-cell>
          <table:table-cell table:number-columns-repeated="3"/>
        </table:table-row>
        <table:table-row table:style-name="ro1">
          <table:table-cell office:value-type="float" office:value="64492149" calcext:value-type="float">
            <text:p>64492149</text:p>
          </table:table-cell>
          <table:table-cell office:value-type="float" office:value="7562118" calcext:value-type="float">
            <text:p>7562118</text:p>
          </table:table-cell>
          <table:table-cell table:number-columns-repeated="3"/>
        </table:table-row>
        <table:table-row table:style-name="ro1">
          <table:table-cell office:value-type="float" office:value="37650474" calcext:value-type="float">
            <text:p>37650474</text:p>
          </table:table-cell>
          <table:table-cell office:value-type="float" office:value="7694745" calcext:value-type="float">
            <text:p>7694745</text:p>
          </table:table-cell>
          <table:table-cell table:number-columns-repeated="3"/>
        </table:table-row>
        <table:table-row table:style-name="ro1">
          <table:table-cell office:value-type="float" office:value="63201027" calcext:value-type="float">
            <text:p>63201027</text:p>
          </table:table-cell>
          <table:table-cell office:value-type="float" office:value="10488561" calcext:value-type="float">
            <text:p>10488561</text:p>
          </table:table-cell>
          <table:table-cell table:number-columns-repeated="3"/>
        </table:table-row>
        <table:table-row table:style-name="ro1">
          <table:table-cell office:value-type="float" office:value="36682052" calcext:value-type="float">
            <text:p>36682052</text:p>
          </table:table-cell>
          <table:table-cell office:value-type="float" office:value="8193274" calcext:value-type="float">
            <text:p>8193274</text:p>
          </table:table-cell>
          <table:table-cell table:number-columns-repeated="3"/>
        </table:table-row>
        <table:table-row table:style-name="ro1">
          <table:table-cell office:value-type="float" office:value="36974667" calcext:value-type="float">
            <text:p>36974667</text:p>
          </table:table-cell>
          <table:table-cell office:value-type="float" office:value="6515761" calcext:value-type="float">
            <text:p>6515761</text:p>
          </table:table-cell>
          <table:table-cell table:number-columns-repeated="3"/>
        </table:table-row>
        <table:table-row table:style-name="ro1">
          <table:table-cell office:value-type="float" office:value="62872940" calcext:value-type="float">
            <text:p>62872940</text:p>
          </table:table-cell>
          <table:table-cell office:value-type="float" office:value="7569554" calcext:value-type="float">
            <text:p>7569554</text:p>
          </table:table-cell>
          <table:table-cell table:number-columns-repeated="3"/>
        </table:table-row>
        <table:table-row table:style-name="ro1">
          <table:table-cell office:value-type="float" office:value="36726905" calcext:value-type="float">
            <text:p>36726905</text:p>
          </table:table-cell>
          <table:table-cell office:value-type="float" office:value="8273050" calcext:value-type="float">
            <text:p>8273050</text:p>
          </table:table-cell>
          <table:table-cell table:number-columns-repeated="3"/>
        </table:table-row>
        <table:table-row table:style-name="ro1">
          <table:table-cell office:value-type="float" office:value="66826012" calcext:value-type="float">
            <text:p>66826012</text:p>
          </table:table-cell>
          <table:table-cell office:value-type="float" office:value="7542728" calcext:value-type="float">
            <text:p>7542728</text:p>
          </table:table-cell>
          <table:table-cell table:number-columns-repeated="3"/>
        </table:table-row>
        <table:table-row table:style-name="ro1">
          <table:table-cell office:value-type="float" office:value="36585660" calcext:value-type="float">
            <text:p>36585660</text:p>
          </table:table-cell>
          <table:table-cell office:value-type="float" office:value="6717342" calcext:value-type="float">
            <text:p>6717342</text:p>
          </table:table-cell>
          <table:table-cell table:number-columns-repeated="3"/>
        </table:table-row>
        <table:table-row table:style-name="ro1">
          <table:table-cell office:value-type="float" office:value="48451833" calcext:value-type="float">
            <text:p>48451833</text:p>
          </table:table-cell>
          <table:table-cell office:value-type="float" office:value="8824566" calcext:value-type="float">
            <text:p>8824566</text:p>
          </table:table-cell>
          <table:table-cell table:number-columns-repeated="3"/>
        </table:table-row>
        <table:table-row table:style-name="ro1">
          <table:table-cell office:value-type="float" office:value="62746002" calcext:value-type="float">
            <text:p>62746002</text:p>
          </table:table-cell>
          <table:table-cell office:value-type="float" office:value="7504015" calcext:value-type="float">
            <text:p>7504015</text:p>
          </table:table-cell>
          <table:table-cell table:number-columns-repeated="3"/>
        </table:table-row>
        <table:table-row table:style-name="ro1">
          <table:table-cell office:value-type="float" office:value="36841077" calcext:value-type="float">
            <text:p>36841077</text:p>
          </table:table-cell>
          <table:table-cell office:value-type="float" office:value="6331716" calcext:value-type="float">
            <text:p>6331716</text:p>
          </table:table-cell>
          <table:table-cell table:number-columns-repeated="3"/>
        </table:table-row>
        <table:table-row table:style-name="ro1">
          <table:table-cell office:value-type="float" office:value="70017101" calcext:value-type="float">
            <text:p>70017101</text:p>
          </table:table-cell>
          <table:table-cell office:value-type="float" office:value="7854496" calcext:value-type="float">
            <text:p>7854496</text:p>
          </table:table-cell>
          <table:table-cell table:number-columns-repeated="3"/>
        </table:table-row>
        <table:table-row table:style-name="ro1">
          <table:table-cell office:value-type="float" office:value="36592615" calcext:value-type="float">
            <text:p>36592615</text:p>
          </table:table-cell>
          <table:table-cell office:value-type="float" office:value="6538435" calcext:value-type="float">
            <text:p>6538435</text:p>
          </table:table-cell>
          <table:table-cell table:number-columns-repeated="3"/>
        </table:table-row>
        <table:table-row table:style-name="ro1">
          <table:table-cell office:value-type="float" office:value="14812447" calcext:value-type="float">
            <text:p>14812447</text:p>
          </table:table-cell>
          <table:table-cell office:value-type="float" office:value="7087757" calcext:value-type="float">
            <text:p>7087757</text:p>
          </table:table-cell>
          <table:table-cell table:number-columns-repeated="3"/>
        </table:table-row>
        <table:table-row table:style-name="ro1">
          <table:table-cell office:value-type="float" office:value="37162800" calcext:value-type="float">
            <text:p>37162800</text:p>
          </table:table-cell>
          <table:table-cell office:value-type="float" office:value="8055840" calcext:value-type="float">
            <text:p>8055840</text:p>
          </table:table-cell>
          <table:table-cell table:number-columns-repeated="3"/>
        </table:table-row>
        <table:table-row table:style-name="ro1">
          <table:table-cell office:value-type="float" office:value="39121175" calcext:value-type="float">
            <text:p>39121175</text:p>
          </table:table-cell>
          <table:table-cell office:value-type="float" office:value="6016283" calcext:value-type="float">
            <text:p>6016283</text:p>
          </table:table-cell>
          <table:table-cell table:number-columns-repeated="3"/>
        </table:table-row>
        <table:table-row table:style-name="ro1">
          <table:table-cell office:value-type="float" office:value="36583632" calcext:value-type="float">
            <text:p>36583632</text:p>
          </table:table-cell>
          <table:table-cell office:value-type="float" office:value="6411959" calcext:value-type="float">
            <text:p>6411959</text:p>
          </table:table-cell>
          <table:table-cell table:number-columns-repeated="3"/>
        </table:table-row>
        <table:table-row table:style-name="ro1">
          <table:table-cell office:value-type="float" office:value="48001374" calcext:value-type="float">
            <text:p>48001374</text:p>
          </table:table-cell>
          <table:table-cell office:value-type="float" office:value="7313868" calcext:value-type="float">
            <text:p>7313868</text:p>
          </table:table-cell>
          <table:table-cell table:number-columns-repeated="3"/>
        </table:table-row>
        <table:table-row table:style-name="ro1">
          <table:table-cell office:value-type="float" office:value="76517420" calcext:value-type="float">
            <text:p>76517420</text:p>
          </table:table-cell>
          <table:table-cell office:value-type="float" office:value="6099292" calcext:value-type="float">
            <text:p>6099292</text:p>
          </table:table-cell>
          <table:table-cell table:number-columns-repeated="3"/>
        </table:table-row>
        <table:table-row table:style-name="ro1">
          <table:table-cell office:value-type="float" office:value="36423257" calcext:value-type="float">
            <text:p>36423257</text:p>
          </table:table-cell>
          <table:table-cell office:value-type="float" office:value="6845201" calcext:value-type="float">
            <text:p>6845201</text:p>
          </table:table-cell>
          <table:table-cell table:number-columns-repeated="3"/>
        </table:table-row>
        <table:table-row table:style-name="ro1">
          <table:table-cell office:value-type="float" office:value="15299634" calcext:value-type="float">
            <text:p>15299634</text:p>
          </table:table-cell>
          <table:table-cell office:value-type="float" office:value="7236250" calcext:value-type="float">
            <text:p>7236250</text:p>
          </table:table-cell>
          <table:table-cell table:number-columns-repeated="3"/>
        </table:table-row>
        <table:table-row table:style-name="ro1">
          <table:table-cell office:value-type="float" office:value="37120148" calcext:value-type="float">
            <text:p>37120148</text:p>
          </table:table-cell>
          <table:table-cell office:value-type="float" office:value="7754291" calcext:value-type="float">
            <text:p>7754291</text:p>
          </table:table-cell>
          <table:table-cell table:number-columns-repeated="3"/>
        </table:table-row>
        <table:table-row table:style-name="ro1">
          <table:table-cell office:value-type="float" office:value="36593616" calcext:value-type="float">
            <text:p>36593616</text:p>
          </table:table-cell>
          <table:table-cell office:value-type="float" office:value="8200711" calcext:value-type="float">
            <text:p>8200711</text:p>
          </table:table-cell>
          <table:table-cell table:number-columns-repeated="3"/>
        </table:table-row>
        <table:table-row table:style-name="ro1">
          <table:table-cell office:value-type="float" office:value="73973651" calcext:value-type="float">
            <text:p>73973651</text:p>
          </table:table-cell>
          <table:table-cell office:value-type="float" office:value="8743456" calcext:value-type="float">
            <text:p>8743456</text:p>
          </table:table-cell>
          <table:table-cell table:number-columns-repeated="3"/>
        </table:table-row>
        <table:table-row table:style-name="ro1">
          <table:table-cell office:value-type="float" office:value="37687530" calcext:value-type="float">
            <text:p>37687530</text:p>
          </table:table-cell>
          <table:table-cell office:value-type="float" office:value="7062590" calcext:value-type="float">
            <text:p>7062590</text:p>
          </table:table-cell>
          <table:table-cell table:number-columns-repeated="3"/>
        </table:table-row>
        <table:table-row table:style-name="ro1">
          <table:table-cell office:value-type="float" office:value="63633914" calcext:value-type="float">
            <text:p>63633914</text:p>
          </table:table-cell>
          <table:table-cell office:value-type="float" office:value="7491027" calcext:value-type="float">
            <text:p>7491027</text:p>
          </table:table-cell>
          <table:table-cell table:number-columns-repeated="3"/>
        </table:table-row>
        <table:table-row table:style-name="ro1">
          <table:table-cell office:value-type="float" office:value="63729719" calcext:value-type="float">
            <text:p>63729719</text:p>
          </table:table-cell>
          <table:table-cell office:value-type="float" office:value="7523237" calcext:value-type="float">
            <text:p>7523237</text:p>
          </table:table-cell>
          <table:table-cell table:number-columns-repeated="3"/>
        </table:table-row>
        <table:table-row table:style-name="ro1">
          <table:table-cell office:value-type="float" office:value="37075852" calcext:value-type="float">
            <text:p>37075852</text:p>
          </table:table-cell>
          <table:table-cell office:value-type="float" office:value="6064580" calcext:value-type="float">
            <text:p>6064580</text:p>
          </table:table-cell>
          <table:table-cell table:number-columns-repeated="3"/>
        </table:table-row>
        <table:table-row table:style-name="ro1">
          <table:table-cell office:value-type="float" office:value="14487471" calcext:value-type="float">
            <text:p>14487471</text:p>
          </table:table-cell>
          <table:table-cell office:value-type="float" office:value="7188461" calcext:value-type="float">
            <text:p>7188461</text:p>
          </table:table-cell>
          <table:table-cell table:number-columns-repeated="3"/>
        </table:table-row>
        <table:table-row table:style-name="ro1">
          <table:table-cell office:value-type="float" office:value="63956630" calcext:value-type="float">
            <text:p>63956630</text:p>
          </table:table-cell>
          <table:table-cell office:value-type="float" office:value="5924586" calcext:value-type="float">
            <text:p>5924586</text:p>
          </table:table-cell>
          <table:table-cell table:number-columns-repeated="3"/>
        </table:table-row>
        <table:table-row table:style-name="ro1">
          <table:table-cell office:value-type="float" office:value="62259930" calcext:value-type="float">
            <text:p>62259930</text:p>
          </table:table-cell>
          <table:table-cell office:value-type="float" office:value="7560198" calcext:value-type="float">
            <text:p>7560198</text:p>
          </table:table-cell>
          <table:table-cell table:number-columns-repeated="3"/>
        </table:table-row>
        <table:table-row table:style-name="ro1">
          <table:table-cell office:value-type="float" office:value="62785698" calcext:value-type="float">
            <text:p>62785698</text:p>
          </table:table-cell>
          <table:table-cell office:value-type="float" office:value="6060099" calcext:value-type="float">
            <text:p>6060099</text:p>
          </table:table-cell>
          <table:table-cell table:number-columns-repeated="3"/>
        </table:table-row>
        <table:table-row table:style-name="ro1">
          <table:table-cell office:value-type="float" office:value="36459912" calcext:value-type="float">
            <text:p>36459912</text:p>
          </table:table-cell>
          <table:table-cell office:value-type="float" office:value="8412619" calcext:value-type="float">
            <text:p>8412619</text:p>
          </table:table-cell>
          <table:table-cell table:number-columns-repeated="3"/>
        </table:table-row>
        <table:table-row table:style-name="ro1">
          <table:table-cell office:value-type="float" office:value="37011877" calcext:value-type="float">
            <text:p>37011877</text:p>
          </table:table-cell>
          <table:table-cell office:value-type="float" office:value="7725118" calcext:value-type="float">
            <text:p>7725118</text:p>
          </table:table-cell>
          <table:table-cell table:number-columns-repeated="3"/>
        </table:table-row>
        <table:table-row table:style-name="ro1">
          <table:table-cell office:value-type="float" office:value="36527223" calcext:value-type="float">
            <text:p>36527223</text:p>
          </table:table-cell>
          <table:table-cell office:value-type="float" office:value="6371152" calcext:value-type="float">
            <text:p>6371152</text:p>
          </table:table-cell>
          <table:table-cell table:number-columns-repeated="3"/>
        </table:table-row>
        <table:table-row table:style-name="ro1">
          <table:table-cell office:value-type="float" office:value="62518324" calcext:value-type="float">
            <text:p>62518324</text:p>
          </table:table-cell>
          <table:table-cell office:value-type="float" office:value="5991521" calcext:value-type="float">
            <text:p>5991521</text:p>
          </table:table-cell>
          <table:table-cell table:number-columns-repeated="3"/>
        </table:table-row>
        <table:table-row table:style-name="ro1">
          <table:table-cell office:value-type="float" office:value="62509245" calcext:value-type="float">
            <text:p>62509245</text:p>
          </table:table-cell>
          <table:table-cell office:value-type="float" office:value="7748358" calcext:value-type="float">
            <text:p>7748358</text:p>
          </table:table-cell>
          <table:table-cell table:number-columns-repeated="3"/>
        </table:table-row>
        <table:table-row table:style-name="ro1">
          <table:table-cell office:value-type="float" office:value="37175491" calcext:value-type="float">
            <text:p>37175491</text:p>
          </table:table-cell>
          <table:table-cell office:value-type="float" office:value="8165574" calcext:value-type="float">
            <text:p>8165574</text:p>
          </table:table-cell>
          <table:table-cell table:number-columns-repeated="3"/>
        </table:table-row>
        <table:table-row table:style-name="ro1">
          <table:table-cell office:value-type="float" office:value="37116587" calcext:value-type="float">
            <text:p>37116587</text:p>
          </table:table-cell>
          <table:table-cell office:value-type="float" office:value="7905875" calcext:value-type="float">
            <text:p>7905875</text:p>
          </table:table-cell>
          <table:table-cell table:number-columns-repeated="3"/>
        </table:table-row>
        <table:table-row table:style-name="ro1">
          <table:table-cell office:value-type="float" office:value="79440044" calcext:value-type="float">
            <text:p>79440044</text:p>
          </table:table-cell>
          <table:table-cell office:value-type="float" office:value="6008049" calcext:value-type="float">
            <text:p>6008049</text:p>
          </table:table-cell>
          <table:table-cell table:number-columns-repeated="3"/>
        </table:table-row>
        <table:table-row table:style-name="ro1">
          <table:table-cell office:value-type="float" office:value="62950372" calcext:value-type="float">
            <text:p>62950372</text:p>
          </table:table-cell>
          <table:table-cell office:value-type="float" office:value="7462567" calcext:value-type="float">
            <text:p>7462567</text:p>
          </table:table-cell>
          <table:table-cell table:number-columns-repeated="3"/>
        </table:table-row>
        <table:table-row table:style-name="ro1">
          <table:table-cell office:value-type="float" office:value="62276572" calcext:value-type="float">
            <text:p>62276572</text:p>
          </table:table-cell>
          <table:table-cell office:value-type="float" office:value="7331590" calcext:value-type="float">
            <text:p>7331590</text:p>
          </table:table-cell>
          <table:table-cell table:number-columns-repeated="3"/>
        </table:table-row>
        <table:table-row table:style-name="ro1">
          <table:table-cell office:value-type="float" office:value="64339055" calcext:value-type="float">
            <text:p>64339055</text:p>
          </table:table-cell>
          <table:table-cell office:value-type="float" office:value="8661223" calcext:value-type="float">
            <text:p>8661223</text:p>
          </table:table-cell>
          <table:table-cell table:number-columns-repeated="3"/>
        </table:table-row>
        <table:table-row table:style-name="ro1">
          <table:table-cell office:value-type="float" office:value="36944828" calcext:value-type="float">
            <text:p>36944828</text:p>
          </table:table-cell>
          <table:table-cell office:value-type="float" office:value="6126702" calcext:value-type="float">
            <text:p>6126702</text:p>
          </table:table-cell>
          <table:table-cell table:number-columns-repeated="3"/>
        </table:table-row>
        <table:table-row table:style-name="ro1">
          <table:table-cell office:value-type="float" office:value="63763016" calcext:value-type="float">
            <text:p>63763016</text:p>
          </table:table-cell>
          <table:table-cell office:value-type="float" office:value="7388716" calcext:value-type="float">
            <text:p>7388716</text:p>
          </table:table-cell>
          <table:table-cell table:number-columns-repeated="3"/>
        </table:table-row>
        <table:table-row table:style-name="ro1">
          <table:table-cell office:value-type="float" office:value="14550931" calcext:value-type="float">
            <text:p>14550931</text:p>
          </table:table-cell>
          <table:table-cell office:value-type="float" office:value="7173173" calcext:value-type="float">
            <text:p>7173173</text:p>
          </table:table-cell>
          <table:table-cell table:number-columns-repeated="3"/>
        </table:table-row>
        <table:table-row table:style-name="ro1">
          <table:table-cell office:value-type="float" office:value="14543119" calcext:value-type="float">
            <text:p>14543119</text:p>
          </table:table-cell>
          <table:table-cell office:value-type="float" office:value="7270570" calcext:value-type="float">
            <text:p>7270570</text:p>
          </table:table-cell>
          <table:table-cell table:number-columns-repeated="3"/>
        </table:table-row>
        <table:table-row table:style-name="ro1">
          <table:table-cell office:value-type="float" office:value="37897969" calcext:value-type="float">
            <text:p>37897969</text:p>
          </table:table-cell>
          <table:table-cell office:value-type="float" office:value="8305651" calcext:value-type="float">
            <text:p>8305651</text:p>
          </table:table-cell>
          <table:table-cell table:number-columns-repeated="3"/>
        </table:table-row>
        <table:table-row table:style-name="ro1">
          <table:table-cell office:value-type="float" office:value="14254382" calcext:value-type="float">
            <text:p>14254382</text:p>
          </table:table-cell>
          <table:table-cell office:value-type="float" office:value="7338931" calcext:value-type="float">
            <text:p>7338931</text:p>
          </table:table-cell>
          <table:table-cell table:number-columns-repeated="3"/>
        </table:table-row>
        <table:table-row table:style-name="ro1">
          <table:table-cell office:value-type="float" office:value="14673752" calcext:value-type="float">
            <text:p>14673752</text:p>
          </table:table-cell>
          <table:table-cell office:value-type="float" office:value="7232309" calcext:value-type="float">
            <text:p>7232309</text:p>
          </table:table-cell>
          <table:table-cell table:number-columns-repeated="3"/>
        </table:table-row>
        <table:table-row table:style-name="ro1">
          <table:table-cell office:value-type="float" office:value="14630398" calcext:value-type="float">
            <text:p>14630398</text:p>
          </table:table-cell>
          <table:table-cell office:value-type="float" office:value="7121487" calcext:value-type="float">
            <text:p>7121487</text:p>
          </table:table-cell>
          <table:table-cell table:number-columns-repeated="3"/>
        </table:table-row>
        <table:table-row table:style-name="ro1">
          <table:table-cell office:value-type="float" office:value="14811011" calcext:value-type="float">
            <text:p>14811011</text:p>
          </table:table-cell>
          <table:table-cell office:value-type="float" office:value="7129814" calcext:value-type="float">
            <text:p>7129814</text:p>
          </table:table-cell>
          <table:table-cell table:number-columns-repeated="3"/>
        </table:table-row>
        <table:table-row table:style-name="ro1">
          <table:table-cell office:value-type="float" office:value="36480831" calcext:value-type="float">
            <text:p>36480831</text:p>
          </table:table-cell>
          <table:table-cell office:value-type="float" office:value="6435980" calcext:value-type="float">
            <text:p>6435980</text:p>
          </table:table-cell>
          <table:table-cell table:number-columns-repeated="3"/>
        </table:table-row>
        <table:table-row table:style-name="ro1">
          <table:table-cell office:value-type="float" office:value="62954890" calcext:value-type="float">
            <text:p>62954890</text:p>
          </table:table-cell>
          <table:table-cell office:value-type="float" office:value="7595043" calcext:value-type="float">
            <text:p>7595043</text:p>
          </table:table-cell>
          <table:table-cell table:number-columns-repeated="3"/>
        </table:table-row>
        <table:table-row table:style-name="ro1">
          <table:table-cell office:value-type="float" office:value="14350780" calcext:value-type="float">
            <text:p>14350780</text:p>
          </table:table-cell>
          <table:table-cell office:value-type="float" office:value="7161973" calcext:value-type="float">
            <text:p>7161973</text:p>
          </table:table-cell>
          <table:table-cell table:number-columns-repeated="3"/>
        </table:table-row>
        <table:table-row table:style-name="ro1">
          <table:table-cell office:value-type="float" office:value="77311893" calcext:value-type="float">
            <text:p>77311893</text:p>
          </table:table-cell>
          <table:table-cell office:value-type="float" office:value="7704665" calcext:value-type="float">
            <text:p>7704665</text:p>
          </table:table-cell>
          <table:table-cell table:number-columns-repeated="3"/>
        </table:table-row>
        <table:table-row table:style-name="ro1">
          <table:table-cell office:value-type="float" office:value="36960865" calcext:value-type="float">
            <text:p>36960865</text:p>
          </table:table-cell>
          <table:table-cell office:value-type="float" office:value="8052958" calcext:value-type="float">
            <text:p>8052958</text:p>
          </table:table-cell>
          <table:table-cell table:number-columns-repeated="3"/>
        </table:table-row>
        <table:table-row table:style-name="ro1">
          <table:table-cell office:value-type="float" office:value="64040391" calcext:value-type="float">
            <text:p>64040391</text:p>
          </table:table-cell>
          <table:table-cell office:value-type="float" office:value="8007772" calcext:value-type="float">
            <text:p>8007772</text:p>
          </table:table-cell>
          <table:table-cell table:number-columns-repeated="3"/>
        </table:table-row>
        <table:table-row table:style-name="ro1">
          <table:table-cell office:value-type="float" office:value="50870520" calcext:value-type="float">
            <text:p>50870520</text:p>
          </table:table-cell>
          <table:table-cell office:value-type="float" office:value="7743851" calcext:value-type="float">
            <text:p>7743851</text:p>
          </table:table-cell>
          <table:table-cell table:number-columns-repeated="3"/>
        </table:table-row>
        <table:table-row table:style-name="ro1">
          <table:table-cell office:value-type="float" office:value="63583090" calcext:value-type="float">
            <text:p>63583090</text:p>
          </table:table-cell>
          <table:table-cell office:value-type="float" office:value="6032250" calcext:value-type="float">
            <text:p>6032250</text:p>
          </table:table-cell>
          <table:table-cell table:number-columns-repeated="3"/>
        </table:table-row>
        <table:table-row table:style-name="ro1">
          <table:table-cell office:value-type="float" office:value="37162763" calcext:value-type="float">
            <text:p>37162763</text:p>
          </table:table-cell>
          <table:table-cell office:value-type="float" office:value="7947834" calcext:value-type="float">
            <text:p>7947834</text:p>
          </table:table-cell>
          <table:table-cell table:number-columns-repeated="3"/>
        </table:table-row>
        <table:table-row table:style-name="ro1">
          <table:table-cell office:value-type="float" office:value="37837014" calcext:value-type="float">
            <text:p>37837014</text:p>
          </table:table-cell>
          <table:table-cell office:value-type="float" office:value="7322535" calcext:value-type="float">
            <text:p>7322535</text:p>
          </table:table-cell>
          <table:table-cell table:number-columns-repeated="3"/>
        </table:table-row>
        <table:table-row table:style-name="ro1">
          <table:table-cell office:value-type="float" office:value="14379289" calcext:value-type="float">
            <text:p>14379289</text:p>
          </table:table-cell>
          <table:table-cell office:value-type="float" office:value="7195761" calcext:value-type="float">
            <text:p>7195761</text:p>
          </table:table-cell>
          <table:table-cell table:number-columns-repeated="3"/>
        </table:table-row>
        <table:table-row table:style-name="ro1">
          <table:table-cell office:value-type="float" office:value="36587489" calcext:value-type="float">
            <text:p>36587489</text:p>
          </table:table-cell>
          <table:table-cell office:value-type="float" office:value="6406032" calcext:value-type="float">
            <text:p>6406032</text:p>
          </table:table-cell>
          <table:table-cell table:number-columns-repeated="3"/>
        </table:table-row>
        <table:table-row table:style-name="ro1">
          <table:table-cell office:value-type="float" office:value="37327356" calcext:value-type="float">
            <text:p>37327356</text:p>
          </table:table-cell>
          <table:table-cell office:value-type="float" office:value="8152896" calcext:value-type="float">
            <text:p>8152896</text:p>
          </table:table-cell>
          <table:table-cell table:number-columns-repeated="3"/>
        </table:table-row>
        <table:table-row table:style-name="ro1">
          <table:table-cell office:value-type="float" office:value="14425621" calcext:value-type="float">
            <text:p>14425621</text:p>
          </table:table-cell>
          <table:table-cell office:value-type="float" office:value="7191543" calcext:value-type="float">
            <text:p>7191543</text:p>
          </table:table-cell>
          <table:table-cell table:number-columns-repeated="3"/>
        </table:table-row>
        <table:table-row table:style-name="ro1">
          <table:table-cell office:value-type="float" office:value="14662322" calcext:value-type="float">
            <text:p>14662322</text:p>
          </table:table-cell>
          <table:table-cell office:value-type="float" office:value="7403020" calcext:value-type="float">
            <text:p>7403020</text:p>
          </table:table-cell>
          <table:table-cell table:number-columns-repeated="3"/>
        </table:table-row>
        <table:table-row table:style-name="ro1">
          <table:table-cell office:value-type="float" office:value="14585750" calcext:value-type="float">
            <text:p>14585750</text:p>
          </table:table-cell>
          <table:table-cell office:value-type="float" office:value="7271809" calcext:value-type="float">
            <text:p>7271809</text:p>
          </table:table-cell>
          <table:table-cell table:number-columns-repeated="3"/>
        </table:table-row>
        <table:table-row table:style-name="ro1">
          <table:table-cell office:value-type="float" office:value="64091119" calcext:value-type="float">
            <text:p>64091119</text:p>
          </table:table-cell>
          <table:table-cell office:value-type="float" office:value="6047178" calcext:value-type="float">
            <text:p>6047178</text:p>
          </table:table-cell>
          <table:table-cell table:number-columns-repeated="3"/>
        </table:table-row>
        <table:table-row table:style-name="ro1">
          <table:table-cell office:value-type="float" office:value="64489588" calcext:value-type="float">
            <text:p>64489588</text:p>
          </table:table-cell>
          <table:table-cell office:value-type="float" office:value="6029825" calcext:value-type="float">
            <text:p>6029825</text:p>
          </table:table-cell>
          <table:table-cell table:number-columns-repeated="3"/>
        </table:table-row>
        <table:table-row table:style-name="ro1">
          <table:table-cell office:value-type="float" office:value="37186596" calcext:value-type="float">
            <text:p>37186596</text:p>
          </table:table-cell>
          <table:table-cell office:value-type="float" office:value="8195198" calcext:value-type="float">
            <text:p>8195198</text:p>
          </table:table-cell>
          <table:table-cell table:number-columns-repeated="3"/>
        </table:table-row>
        <table:table-row table:style-name="ro1">
          <table:table-cell office:value-type="float" office:value="63544116" calcext:value-type="float">
            <text:p>63544116</text:p>
          </table:table-cell>
          <table:table-cell office:value-type="float" office:value="8973994" calcext:value-type="float">
            <text:p>8973994</text:p>
          </table:table-cell>
          <table:table-cell table:number-columns-repeated="3"/>
        </table:table-row>
        <table:table-row table:style-name="ro1">
          <table:table-cell office:value-type="float" office:value="36717353" calcext:value-type="float">
            <text:p>36717353</text:p>
          </table:table-cell>
          <table:table-cell office:value-type="float" office:value="8008379" calcext:value-type="float">
            <text:p>8008379</text:p>
          </table:table-cell>
          <table:table-cell table:number-columns-repeated="3"/>
        </table:table-row>
        <table:table-row table:style-name="ro1">
          <table:table-cell office:value-type="float" office:value="36683837" calcext:value-type="float">
            <text:p>36683837</text:p>
          </table:table-cell>
          <table:table-cell office:value-type="float" office:value="6552413" calcext:value-type="float">
            <text:p>6552413</text:p>
          </table:table-cell>
          <table:table-cell table:number-columns-repeated="3"/>
        </table:table-row>
        <table:table-row table:style-name="ro1">
          <table:table-cell office:value-type="float" office:value="38012746" calcext:value-type="float">
            <text:p>38012746</text:p>
          </table:table-cell>
          <table:table-cell office:value-type="float" office:value="8520265" calcext:value-type="float">
            <text:p>8520265</text:p>
          </table:table-cell>
          <table:table-cell table:number-columns-repeated="3"/>
        </table:table-row>
        <table:table-row table:style-name="ro1">
          <table:table-cell office:value-type="float" office:value="62608711" calcext:value-type="float">
            <text:p>62608711</text:p>
          </table:table-cell>
          <table:table-cell office:value-type="float" office:value="6088022" calcext:value-type="float">
            <text:p>6088022</text:p>
          </table:table-cell>
          <table:table-cell table:number-columns-repeated="3"/>
        </table:table-row>
        <table:table-row table:style-name="ro1">
          <table:table-cell office:value-type="float" office:value="14300204" calcext:value-type="float">
            <text:p>14300204</text:p>
          </table:table-cell>
          <table:table-cell office:value-type="float" office:value="7116365" calcext:value-type="float">
            <text:p>7116365</text:p>
          </table:table-cell>
          <table:table-cell table:number-columns-repeated="3"/>
        </table:table-row>
        <table:table-row table:style-name="ro1">
          <table:table-cell office:value-type="float" office:value="58894649" calcext:value-type="float">
            <text:p>58894649</text:p>
          </table:table-cell>
          <table:table-cell office:value-type="float" office:value="11296628" calcext:value-type="float">
            <text:p>11296628</text:p>
          </table:table-cell>
          <table:table-cell table:number-columns-repeated="3"/>
        </table:table-row>
        <table:table-row table:style-name="ro1">
          <table:table-cell office:value-type="float" office:value="36565262" calcext:value-type="float">
            <text:p>36565262</text:p>
          </table:table-cell>
          <table:table-cell office:value-type="float" office:value="6333384" calcext:value-type="float">
            <text:p>6333384</text:p>
          </table:table-cell>
          <table:table-cell table:number-columns-repeated="3"/>
        </table:table-row>
        <table:table-row table:style-name="ro1">
          <table:table-cell office:value-type="float" office:value="62703131" calcext:value-type="float">
            <text:p>62703131</text:p>
          </table:table-cell>
          <table:table-cell office:value-type="float" office:value="7564812" calcext:value-type="float">
            <text:p>7564812</text:p>
          </table:table-cell>
          <table:table-cell table:number-columns-repeated="3"/>
        </table:table-row>
        <table:table-row table:style-name="ro1">
          <table:table-cell office:value-type="float" office:value="36617608" calcext:value-type="float">
            <text:p>36617608</text:p>
          </table:table-cell>
          <table:table-cell office:value-type="float" office:value="6340302" calcext:value-type="float">
            <text:p>6340302</text:p>
          </table:table-cell>
          <table:table-cell table:number-columns-repeated="3"/>
        </table:table-row>
        <table:table-row table:style-name="ro1">
          <table:table-cell office:value-type="float" office:value="62969693" calcext:value-type="float">
            <text:p>62969693</text:p>
          </table:table-cell>
          <table:table-cell office:value-type="float" office:value="5999929" calcext:value-type="float">
            <text:p>5999929</text:p>
          </table:table-cell>
          <table:table-cell table:number-columns-repeated="3"/>
        </table:table-row>
        <table:table-row table:style-name="ro1">
          <table:table-cell office:value-type="float" office:value="36584579" calcext:value-type="float">
            <text:p>36584579</text:p>
          </table:table-cell>
          <table:table-cell office:value-type="float" office:value="6397245" calcext:value-type="float">
            <text:p>6397245</text:p>
          </table:table-cell>
          <table:table-cell table:number-columns-repeated="3"/>
        </table:table-row>
        <table:table-row table:style-name="ro1">
          <table:table-cell office:value-type="float" office:value="37146456" calcext:value-type="float">
            <text:p>37146456</text:p>
          </table:table-cell>
          <table:table-cell office:value-type="float" office:value="6259709" calcext:value-type="float">
            <text:p>6259709</text:p>
          </table:table-cell>
          <table:table-cell table:number-columns-repeated="3"/>
        </table:table-row>
        <table:table-row table:style-name="ro1">
          <table:table-cell office:value-type="float" office:value="36811178" calcext:value-type="float">
            <text:p>36811178</text:p>
          </table:table-cell>
          <table:table-cell office:value-type="float" office:value="6640676" calcext:value-type="float">
            <text:p>6640676</text:p>
          </table:table-cell>
          <table:table-cell table:number-columns-repeated="3"/>
        </table:table-row>
        <table:table-row table:style-name="ro1">
          <table:table-cell office:value-type="float" office:value="16121260" calcext:value-type="float">
            <text:p>16121260</text:p>
          </table:table-cell>
          <table:table-cell office:value-type="float" office:value="7997116" calcext:value-type="float">
            <text:p>7997116</text:p>
          </table:table-cell>
          <table:table-cell table:number-columns-repeated="3"/>
        </table:table-row>
        <table:table-row table:style-name="ro1">
          <table:table-cell office:value-type="float" office:value="15020102" calcext:value-type="float">
            <text:p>15020102</text:p>
          </table:table-cell>
          <table:table-cell office:value-type="float" office:value="6805180" calcext:value-type="float">
            <text:p>6805180</text:p>
          </table:table-cell>
          <table:table-cell table:number-columns-repeated="3"/>
        </table:table-row>
        <table:table-row table:style-name="ro1">
          <table:table-cell office:value-type="float" office:value="14719678" calcext:value-type="float">
            <text:p>14719678</text:p>
          </table:table-cell>
          <table:table-cell office:value-type="float" office:value="7203542" calcext:value-type="float">
            <text:p>7203542</text:p>
          </table:table-cell>
          <table:table-cell table:number-columns-repeated="3"/>
        </table:table-row>
        <table:table-row table:style-name="ro1">
          <table:table-cell office:value-type="float" office:value="71668160" calcext:value-type="float">
            <text:p>71668160</text:p>
          </table:table-cell>
          <table:table-cell office:value-type="float" office:value="7020852" calcext:value-type="float">
            <text:p>7020852</text:p>
          </table:table-cell>
          <table:table-cell table:number-columns-repeated="3"/>
        </table:table-row>
        <table:table-row table:style-name="ro1">
          <table:table-cell office:value-type="float" office:value="36715888" calcext:value-type="float">
            <text:p>36715888</text:p>
          </table:table-cell>
          <table:table-cell office:value-type="float" office:value="8467172" calcext:value-type="float">
            <text:p>8467172</text:p>
          </table:table-cell>
          <table:table-cell table:number-columns-repeated="3"/>
        </table:table-row>
        <table:table-row table:style-name="ro1">
          <table:table-cell office:value-type="float" office:value="63645412" calcext:value-type="float">
            <text:p>63645412</text:p>
          </table:table-cell>
          <table:table-cell office:value-type="float" office:value="6825211" calcext:value-type="float">
            <text:p>6825211</text:p>
          </table:table-cell>
          <table:table-cell table:number-columns-repeated="3"/>
        </table:table-row>
        <table:table-row table:style-name="ro1">
          <table:table-cell office:value-type="float" office:value="36786918" calcext:value-type="float">
            <text:p>36786918</text:p>
          </table:table-cell>
          <table:table-cell office:value-type="float" office:value="6143876" calcext:value-type="float">
            <text:p>6143876</text:p>
          </table:table-cell>
          <table:table-cell table:number-columns-repeated="3"/>
        </table:table-row>
        <table:table-row table:style-name="ro1">
          <table:table-cell office:value-type="float" office:value="14397463" calcext:value-type="float">
            <text:p>14397463</text:p>
          </table:table-cell>
          <table:table-cell office:value-type="float" office:value="7176918" calcext:value-type="float">
            <text:p>7176918</text:p>
          </table:table-cell>
          <table:table-cell table:number-columns-repeated="3"/>
        </table:table-row>
        <table:table-row table:style-name="ro1">
          <table:table-cell office:value-type="float" office:value="62899493" calcext:value-type="float">
            <text:p>62899493</text:p>
          </table:table-cell>
          <table:table-cell office:value-type="float" office:value="7467447" calcext:value-type="float">
            <text:p>7467447</text:p>
          </table:table-cell>
          <table:table-cell table:number-columns-repeated="3"/>
        </table:table-row>
        <table:table-row table:style-name="ro1">
          <table:table-cell office:value-type="float" office:value="37080634" calcext:value-type="float">
            <text:p>37080634</text:p>
          </table:table-cell>
          <table:table-cell office:value-type="float" office:value="8208020" calcext:value-type="float">
            <text:p>8208020</text:p>
          </table:table-cell>
          <table:table-cell table:number-columns-repeated="3"/>
        </table:table-row>
        <table:table-row table:style-name="ro1">
          <table:table-cell office:value-type="float" office:value="65890529" calcext:value-type="float">
            <text:p>65890529</text:p>
          </table:table-cell>
          <table:table-cell office:value-type="float" office:value="7675297" calcext:value-type="float">
            <text:p>7675297</text:p>
          </table:table-cell>
          <table:table-cell table:number-columns-repeated="3"/>
        </table:table-row>
        <table:table-row table:style-name="ro1">
          <table:table-cell office:value-type="float" office:value="63815888" calcext:value-type="float">
            <text:p>63815888</text:p>
          </table:table-cell>
          <table:table-cell office:value-type="float" office:value="6073384" calcext:value-type="float">
            <text:p>6073384</text:p>
          </table:table-cell>
          <table:table-cell table:number-columns-repeated="3"/>
        </table:table-row>
        <table:table-row table:style-name="ro1">
          <table:table-cell office:value-type="float" office:value="36657814" calcext:value-type="float">
            <text:p>36657814</text:p>
          </table:table-cell>
          <table:table-cell office:value-type="float" office:value="6148164" calcext:value-type="float">
            <text:p>6148164</text:p>
          </table:table-cell>
          <table:table-cell table:number-columns-repeated="3"/>
        </table:table-row>
        <table:table-row table:style-name="ro1">
          <table:table-cell office:value-type="float" office:value="62737579" calcext:value-type="float">
            <text:p>62737579</text:p>
          </table:table-cell>
          <table:table-cell office:value-type="float" office:value="7415877" calcext:value-type="float">
            <text:p>7415877</text:p>
          </table:table-cell>
          <table:table-cell table:number-columns-repeated="3"/>
        </table:table-row>
        <table:table-row table:style-name="ro1">
          <table:table-cell office:value-type="float" office:value="63257424" calcext:value-type="float">
            <text:p>63257424</text:p>
          </table:table-cell>
          <table:table-cell office:value-type="float" office:value="7706982" calcext:value-type="float">
            <text:p>7706982</text:p>
          </table:table-cell>
          <table:table-cell table:number-columns-repeated="3"/>
        </table:table-row>
        <table:table-row table:style-name="ro1">
          <table:table-cell office:value-type="float" office:value="37290485" calcext:value-type="float">
            <text:p>37290485</text:p>
          </table:table-cell>
          <table:table-cell office:value-type="float" office:value="8313586" calcext:value-type="float">
            <text:p>8313586</text:p>
          </table:table-cell>
          <table:table-cell table:number-columns-repeated="3"/>
        </table:table-row>
        <table:table-row table:style-name="ro1">
          <table:table-cell office:value-type="float" office:value="63228758" calcext:value-type="float">
            <text:p>63228758</text:p>
          </table:table-cell>
          <table:table-cell office:value-type="float" office:value="7545686" calcext:value-type="float">
            <text:p>7545686</text:p>
          </table:table-cell>
          <table:table-cell table:number-columns-repeated="3"/>
        </table:table-row>
        <table:table-row table:style-name="ro1">
          <table:table-cell office:value-type="float" office:value="36835983" calcext:value-type="float">
            <text:p>36835983</text:p>
          </table:table-cell>
          <table:table-cell office:value-type="float" office:value="8079320" calcext:value-type="float">
            <text:p>8079320</text:p>
          </table:table-cell>
          <table:table-cell table:number-columns-repeated="3"/>
        </table:table-row>
        <table:table-row table:style-name="ro1">
          <table:table-cell office:value-type="float" office:value="14389087" calcext:value-type="float">
            <text:p>14389087</text:p>
          </table:table-cell>
          <table:table-cell office:value-type="float" office:value="7172355" calcext:value-type="float">
            <text:p>7172355</text:p>
          </table:table-cell>
          <table:table-cell table:number-columns-repeated="3"/>
        </table:table-row>
        <table:table-row table:style-name="ro1">
          <table:table-cell office:value-type="float" office:value="39986064" calcext:value-type="float">
            <text:p>39986064</text:p>
          </table:table-cell>
          <table:table-cell office:value-type="float" office:value="6715649" calcext:value-type="float">
            <text:p>6715649</text:p>
          </table:table-cell>
          <table:table-cell table:number-columns-repeated="3"/>
        </table:table-row>
        <table:table-row table:style-name="ro1">
          <table:table-cell office:value-type="float" office:value="36772172" calcext:value-type="float">
            <text:p>36772172</text:p>
          </table:table-cell>
          <table:table-cell office:value-type="float" office:value="6478894" calcext:value-type="float">
            <text:p>6478894</text:p>
          </table:table-cell>
          <table:table-cell table:number-columns-repeated="3"/>
        </table:table-row>
        <table:table-row table:style-name="ro1">
          <table:table-cell office:value-type="float" office:value="36677711" calcext:value-type="float">
            <text:p>36677711</text:p>
          </table:table-cell>
          <table:table-cell office:value-type="float" office:value="6415306" calcext:value-type="float">
            <text:p>6415306</text:p>
          </table:table-cell>
          <table:table-cell table:number-columns-repeated="3"/>
        </table:table-row>
        <table:table-row table:style-name="ro1">
          <table:table-cell office:value-type="float" office:value="36707030" calcext:value-type="float">
            <text:p>36707030</text:p>
          </table:table-cell>
          <table:table-cell office:value-type="float" office:value="6163244" calcext:value-type="float">
            <text:p>6163244</text:p>
          </table:table-cell>
          <table:table-cell table:number-columns-repeated="3"/>
        </table:table-row>
        <table:table-row table:style-name="ro1">
          <table:table-cell office:value-type="float" office:value="14291903" calcext:value-type="float">
            <text:p>14291903</text:p>
          </table:table-cell>
          <table:table-cell office:value-type="float" office:value="7279914" calcext:value-type="float">
            <text:p>7279914</text:p>
          </table:table-cell>
          <table:table-cell table:number-columns-repeated="3"/>
        </table:table-row>
        <table:table-row table:style-name="ro1">
          <table:table-cell office:value-type="float" office:value="64159569" calcext:value-type="float">
            <text:p>64159569</text:p>
          </table:table-cell>
          <table:table-cell office:value-type="float" office:value="8181529" calcext:value-type="float">
            <text:p>8181529</text:p>
          </table:table-cell>
          <table:table-cell table:number-columns-repeated="3"/>
        </table:table-row>
        <table:table-row table:style-name="ro1">
          <table:table-cell office:value-type="float" office:value="14866118" calcext:value-type="float">
            <text:p>14866118</text:p>
          </table:table-cell>
          <table:table-cell office:value-type="float" office:value="7289039" calcext:value-type="float">
            <text:p>7289039</text:p>
          </table:table-cell>
          <table:table-cell table:number-columns-repeated="3"/>
        </table:table-row>
        <table:table-row table:style-name="ro1">
          <table:table-cell office:value-type="float" office:value="37579712" calcext:value-type="float">
            <text:p>37579712</text:p>
          </table:table-cell>
          <table:table-cell office:value-type="float" office:value="7698728" calcext:value-type="float">
            <text:p>7698728</text:p>
          </table:table-cell>
          <table:table-cell table:number-columns-repeated="3"/>
        </table:table-row>
        <table:table-row table:style-name="ro1">
          <table:table-cell office:value-type="float" office:value="37447216" calcext:value-type="float">
            <text:p>37447216</text:p>
          </table:table-cell>
          <table:table-cell office:value-type="float" office:value="6616660" calcext:value-type="float">
            <text:p>6616660</text:p>
          </table:table-cell>
          <table:table-cell table:number-columns-repeated="3"/>
        </table:table-row>
        <table:table-row table:style-name="ro1">
          <table:table-cell office:value-type="float" office:value="37966555" calcext:value-type="float">
            <text:p>37966555</text:p>
          </table:table-cell>
          <table:table-cell office:value-type="float" office:value="7662087" calcext:value-type="float">
            <text:p>7662087</text:p>
          </table:table-cell>
          <table:table-cell table:number-columns-repeated="3"/>
        </table:table-row>
        <table:table-row table:style-name="ro1">
          <table:table-cell office:value-type="float" office:value="37111522" calcext:value-type="float">
            <text:p>37111522</text:p>
          </table:table-cell>
          <table:table-cell office:value-type="float" office:value="8404470" calcext:value-type="float">
            <text:p>8404470</text:p>
          </table:table-cell>
          <table:table-cell table:number-columns-repeated="3"/>
        </table:table-row>
        <table:table-row table:style-name="ro1">
          <table:table-cell office:value-type="float" office:value="64163697" calcext:value-type="float">
            <text:p>64163697</text:p>
          </table:table-cell>
          <table:table-cell office:value-type="float" office:value="8181823" calcext:value-type="float">
            <text:p>8181823</text:p>
          </table:table-cell>
          <table:table-cell table:number-columns-repeated="3"/>
        </table:table-row>
        <table:table-row table:style-name="ro1">
          <table:table-cell office:value-type="float" office:value="63355284" calcext:value-type="float">
            <text:p>63355284</text:p>
          </table:table-cell>
          <table:table-cell office:value-type="float" office:value="8193206" calcext:value-type="float">
            <text:p>8193206</text:p>
          </table:table-cell>
          <table:table-cell table:number-columns-repeated="3"/>
        </table:table-row>
        <table:table-row table:style-name="ro1">
          <table:table-cell office:value-type="float" office:value="39139342" calcext:value-type="float">
            <text:p>39139342</text:p>
          </table:table-cell>
          <table:table-cell office:value-type="float" office:value="6522466" calcext:value-type="float">
            <text:p>6522466</text:p>
          </table:table-cell>
          <table:table-cell table:number-columns-repeated="3"/>
        </table:table-row>
        <table:table-row table:style-name="ro1">
          <table:table-cell office:value-type="float" office:value="63770516" calcext:value-type="float">
            <text:p>63770516</text:p>
          </table:table-cell>
          <table:table-cell office:value-type="float" office:value="6087953" calcext:value-type="float">
            <text:p>6087953</text:p>
          </table:table-cell>
          <table:table-cell table:number-columns-repeated="3"/>
        </table:table-row>
        <table:table-row table:style-name="ro1">
          <table:table-cell office:value-type="float" office:value="14628759" calcext:value-type="float">
            <text:p>14628759</text:p>
          </table:table-cell>
          <table:table-cell office:value-type="float" office:value="7665030" calcext:value-type="float">
            <text:p>7665030</text:p>
          </table:table-cell>
          <table:table-cell table:number-columns-repeated="3"/>
        </table:table-row>
        <table:table-row table:style-name="ro1">
          <table:table-cell office:value-type="float" office:value="44191471" calcext:value-type="float">
            <text:p>44191471</text:p>
          </table:table-cell>
          <table:table-cell office:value-type="float" office:value="6754544" calcext:value-type="float">
            <text:p>6754544</text:p>
          </table:table-cell>
          <table:table-cell table:number-columns-repeated="3"/>
        </table:table-row>
        <table:table-row table:style-name="ro1">
          <table:table-cell office:value-type="float" office:value="36502180" calcext:value-type="float">
            <text:p>36502180</text:p>
          </table:table-cell>
          <table:table-cell office:value-type="float" office:value="6232310" calcext:value-type="float">
            <text:p>6232310</text:p>
          </table:table-cell>
          <table:table-cell table:number-columns-repeated="3"/>
        </table:table-row>
        <table:table-row table:style-name="ro1">
          <table:table-cell office:value-type="float" office:value="64386409" calcext:value-type="float">
            <text:p>64386409</text:p>
          </table:table-cell>
          <table:table-cell office:value-type="float" office:value="8056459" calcext:value-type="float">
            <text:p>8056459</text:p>
          </table:table-cell>
          <table:table-cell table:number-columns-repeated="3"/>
        </table:table-row>
        <table:table-row table:style-name="ro1">
          <table:table-cell office:value-type="float" office:value="37779736" calcext:value-type="float">
            <text:p>37779736</text:p>
          </table:table-cell>
          <table:table-cell office:value-type="float" office:value="8086038" calcext:value-type="float">
            <text:p>8086038</text:p>
          </table:table-cell>
          <table:table-cell table:number-columns-repeated="3"/>
        </table:table-row>
        <table:table-row table:style-name="ro1">
          <table:table-cell office:value-type="float" office:value="63484968" calcext:value-type="float">
            <text:p>63484968</text:p>
          </table:table-cell>
          <table:table-cell office:value-type="float" office:value="7708559" calcext:value-type="float">
            <text:p>7708559</text:p>
          </table:table-cell>
          <table:table-cell table:number-columns-repeated="3"/>
        </table:table-row>
        <table:table-row table:style-name="ro1">
          <table:table-cell office:value-type="float" office:value="62919152" calcext:value-type="float">
            <text:p>62919152</text:p>
          </table:table-cell>
          <table:table-cell office:value-type="float" office:value="6217302" calcext:value-type="float">
            <text:p>6217302</text:p>
          </table:table-cell>
          <table:table-cell table:number-columns-repeated="3"/>
        </table:table-row>
        <table:table-row table:style-name="ro1">
          <table:table-cell office:value-type="float" office:value="14612507" calcext:value-type="float">
            <text:p>14612507</text:p>
          </table:table-cell>
          <table:table-cell office:value-type="float" office:value="6031104" calcext:value-type="float">
            <text:p>6031104</text:p>
          </table:table-cell>
          <table:table-cell table:number-columns-repeated="3"/>
        </table:table-row>
        <table:table-row table:style-name="ro1">
          <table:table-cell office:value-type="float" office:value="62867512" calcext:value-type="float">
            <text:p>62867512</text:p>
          </table:table-cell>
          <table:table-cell office:value-type="float" office:value="7544443" calcext:value-type="float">
            <text:p>7544443</text:p>
          </table:table-cell>
          <table:table-cell table:number-columns-repeated="3"/>
        </table:table-row>
        <table:table-row table:style-name="ro1">
          <table:table-cell office:value-type="float" office:value="36238342" calcext:value-type="float">
            <text:p>36238342</text:p>
          </table:table-cell>
          <table:table-cell office:value-type="float" office:value="6430127" calcext:value-type="float">
            <text:p>6430127</text:p>
          </table:table-cell>
          <table:table-cell table:number-columns-repeated="3"/>
        </table:table-row>
        <table:table-row table:style-name="ro1">
          <table:table-cell office:value-type="float" office:value="36878661" calcext:value-type="float">
            <text:p>36878661</text:p>
          </table:table-cell>
          <table:table-cell office:value-type="float" office:value="6479635" calcext:value-type="float">
            <text:p>6479635</text:p>
          </table:table-cell>
          <table:table-cell table:number-columns-repeated="3"/>
        </table:table-row>
        <table:table-row table:style-name="ro1">
          <table:table-cell office:value-type="float" office:value="37133708" calcext:value-type="float">
            <text:p>37133708</text:p>
          </table:table-cell>
          <table:table-cell office:value-type="float" office:value="6421625" calcext:value-type="float">
            <text:p>6421625</text:p>
          </table:table-cell>
          <table:table-cell table:number-columns-repeated="3"/>
        </table:table-row>
        <table:table-row table:style-name="ro1">
          <table:table-cell office:value-type="float" office:value="63176836" calcext:value-type="float">
            <text:p>63176836</text:p>
          </table:table-cell>
          <table:table-cell office:value-type="float" office:value="7829948" calcext:value-type="float">
            <text:p>7829948</text:p>
          </table:table-cell>
          <table:table-cell table:number-columns-repeated="3"/>
        </table:table-row>
        <table:table-row table:style-name="ro1">
          <table:table-cell office:value-type="float" office:value="62626637" calcext:value-type="float">
            <text:p>62626637</text:p>
          </table:table-cell>
          <table:table-cell office:value-type="float" office:value="5951858" calcext:value-type="float">
            <text:p>5951858</text:p>
          </table:table-cell>
          <table:table-cell table:number-columns-repeated="3"/>
        </table:table-row>
        <table:table-row table:style-name="ro1">
          <table:table-cell office:value-type="float" office:value="36977893" calcext:value-type="float">
            <text:p>36977893</text:p>
          </table:table-cell>
          <table:table-cell office:value-type="float" office:value="6479045" calcext:value-type="float">
            <text:p>6479045</text:p>
          </table:table-cell>
          <table:table-cell table:number-columns-repeated="3"/>
        </table:table-row>
        <table:table-row table:style-name="ro1">
          <table:table-cell office:value-type="float" office:value="62430683" calcext:value-type="float">
            <text:p>62430683</text:p>
          </table:table-cell>
          <table:table-cell office:value-type="float" office:value="7595397" calcext:value-type="float">
            <text:p>7595397</text:p>
          </table:table-cell>
          <table:table-cell table:number-columns-repeated="3"/>
        </table:table-row>
        <table:table-row table:style-name="ro1">
          <table:table-cell office:value-type="float" office:value="41811644" calcext:value-type="float">
            <text:p>41811644</text:p>
          </table:table-cell>
          <table:table-cell office:value-type="float" office:value="12224113" calcext:value-type="float">
            <text:p>12224113</text:p>
          </table:table-cell>
          <table:table-cell table:number-columns-repeated="3"/>
        </table:table-row>
        <table:table-row table:style-name="ro1">
          <table:table-cell office:value-type="float" office:value="63239585" calcext:value-type="float">
            <text:p>63239585</text:p>
          </table:table-cell>
          <table:table-cell office:value-type="float" office:value="6072260" calcext:value-type="float">
            <text:p>6072260</text:p>
          </table:table-cell>
          <table:table-cell table:number-columns-repeated="3"/>
        </table:table-row>
        <table:table-row table:style-name="ro1">
          <table:table-cell office:value-type="float" office:value="37634224" calcext:value-type="float">
            <text:p>37634224</text:p>
          </table:table-cell>
          <table:table-cell office:value-type="float" office:value="6601616" calcext:value-type="float">
            <text:p>6601616</text:p>
          </table:table-cell>
          <table:table-cell table:number-columns-repeated="3"/>
        </table:table-row>
        <table:table-row table:style-name="ro1">
          <table:table-cell office:value-type="float" office:value="63195443" calcext:value-type="float">
            <text:p>63195443</text:p>
          </table:table-cell>
          <table:table-cell office:value-type="float" office:value="7558908" calcext:value-type="float">
            <text:p>7558908</text:p>
          </table:table-cell>
          <table:table-cell table:number-columns-repeated="3"/>
        </table:table-row>
        <table:table-row table:style-name="ro1">
          <table:table-cell office:value-type="float" office:value="37646028" calcext:value-type="float">
            <text:p>37646028</text:p>
          </table:table-cell>
          <table:table-cell office:value-type="float" office:value="6533328" calcext:value-type="float">
            <text:p>6533328</text:p>
          </table:table-cell>
          <table:table-cell table:number-columns-repeated="3"/>
        </table:table-row>
        <table:table-row table:style-name="ro1">
          <table:table-cell office:value-type="float" office:value="37348643" calcext:value-type="float">
            <text:p>37348643</text:p>
          </table:table-cell>
          <table:table-cell office:value-type="float" office:value="8128924" calcext:value-type="float">
            <text:p>8128924</text:p>
          </table:table-cell>
          <table:table-cell table:number-columns-repeated="3"/>
        </table:table-row>
        <table:table-row table:style-name="ro1">
          <table:table-cell office:value-type="float" office:value="36574489" calcext:value-type="float">
            <text:p>36574489</text:p>
          </table:table-cell>
          <table:table-cell office:value-type="float" office:value="6409564" calcext:value-type="float">
            <text:p>6409564</text:p>
          </table:table-cell>
          <table:table-cell table:number-columns-repeated="3"/>
        </table:table-row>
        <table:table-row table:style-name="ro1">
          <table:table-cell office:value-type="float" office:value="38236643" calcext:value-type="float">
            <text:p>38236643</text:p>
          </table:table-cell>
          <table:table-cell office:value-type="float" office:value="6573805" calcext:value-type="float">
            <text:p>6573805</text:p>
          </table:table-cell>
          <table:table-cell table:number-columns-repeated="3"/>
        </table:table-row>
        <table:table-row table:style-name="ro1">
          <table:table-cell office:value-type="float" office:value="63782253" calcext:value-type="float">
            <text:p>63782253</text:p>
          </table:table-cell>
          <table:table-cell office:value-type="float" office:value="8292160" calcext:value-type="float">
            <text:p>8292160</text:p>
          </table:table-cell>
          <table:table-cell table:number-columns-repeated="3"/>
        </table:table-row>
        <table:table-row table:style-name="ro1">
          <table:table-cell office:value-type="float" office:value="14761054" calcext:value-type="float">
            <text:p>14761054</text:p>
          </table:table-cell>
          <table:table-cell office:value-type="float" office:value="6068175" calcext:value-type="float">
            <text:p>6068175</text:p>
          </table:table-cell>
          <table:table-cell table:number-columns-repeated="3"/>
        </table:table-row>
        <table:table-row table:style-name="ro1">
          <table:table-cell office:value-type="float" office:value="14238777" calcext:value-type="float">
            <text:p>14238777</text:p>
          </table:table-cell>
          <table:table-cell office:value-type="float" office:value="5987752" calcext:value-type="float">
            <text:p>5987752</text:p>
          </table:table-cell>
          <table:table-cell table:number-columns-repeated="3"/>
        </table:table-row>
        <table:table-row table:style-name="ro1">
          <table:table-cell office:value-type="float" office:value="36816847" calcext:value-type="float">
            <text:p>36816847</text:p>
          </table:table-cell>
          <table:table-cell office:value-type="float" office:value="7986897" calcext:value-type="float">
            <text:p>7986897</text:p>
          </table:table-cell>
          <table:table-cell table:number-columns-repeated="3"/>
        </table:table-row>
        <table:table-row table:style-name="ro1">
          <table:table-cell office:value-type="float" office:value="36514355" calcext:value-type="float">
            <text:p>36514355</text:p>
          </table:table-cell>
          <table:table-cell office:value-type="float" office:value="6423483" calcext:value-type="float">
            <text:p>6423483</text:p>
          </table:table-cell>
          <table:table-cell table:number-columns-repeated="3"/>
        </table:table-row>
        <table:table-row table:style-name="ro1">
          <table:table-cell office:value-type="float" office:value="37070721" calcext:value-type="float">
            <text:p>37070721</text:p>
          </table:table-cell>
          <table:table-cell office:value-type="float" office:value="6413099" calcext:value-type="float">
            <text:p>6413099</text:p>
          </table:table-cell>
          <table:table-cell table:number-columns-repeated="3"/>
        </table:table-row>
        <table:table-row table:style-name="ro1">
          <table:table-cell office:value-type="float" office:value="63020391" calcext:value-type="float">
            <text:p>63020391</text:p>
          </table:table-cell>
          <table:table-cell office:value-type="float" office:value="7471857" calcext:value-type="float">
            <text:p>7471857</text:p>
          </table:table-cell>
          <table:table-cell table:number-columns-repeated="3"/>
        </table:table-row>
        <table:table-row table:style-name="ro1">
          <table:table-cell office:value-type="float" office:value="63316354" calcext:value-type="float">
            <text:p>63316354</text:p>
          </table:table-cell>
          <table:table-cell office:value-type="float" office:value="6210782" calcext:value-type="float">
            <text:p>6210782</text:p>
          </table:table-cell>
          <table:table-cell table:number-columns-repeated="3"/>
        </table:table-row>
        <table:table-row table:style-name="ro1">
          <table:table-cell office:value-type="float" office:value="39277155" calcext:value-type="float">
            <text:p>39277155</text:p>
          </table:table-cell>
          <table:table-cell office:value-type="float" office:value="8874047" calcext:value-type="float">
            <text:p>8874047</text:p>
          </table:table-cell>
          <table:table-cell table:number-columns-repeated="3"/>
        </table:table-row>
        <table:table-row table:style-name="ro1">
          <table:table-cell office:value-type="float" office:value="37070991" calcext:value-type="float">
            <text:p>37070991</text:p>
          </table:table-cell>
          <table:table-cell office:value-type="float" office:value="6304674" calcext:value-type="float">
            <text:p>6304674</text:p>
          </table:table-cell>
          <table:table-cell table:number-columns-repeated="3"/>
        </table:table-row>
        <table:table-row table:style-name="ro1">
          <table:table-cell office:value-type="float" office:value="62450453" calcext:value-type="float">
            <text:p>62450453</text:p>
          </table:table-cell>
          <table:table-cell office:value-type="float" office:value="7562582" calcext:value-type="float">
            <text:p>7562582</text:p>
          </table:table-cell>
          <table:table-cell table:number-columns-repeated="3"/>
        </table:table-row>
        <table:table-row table:style-name="ro1">
          <table:table-cell office:value-type="float" office:value="63227103" calcext:value-type="float">
            <text:p>63227103</text:p>
          </table:table-cell>
          <table:table-cell office:value-type="float" office:value="6101435" calcext:value-type="float">
            <text:p>6101435</text:p>
          </table:table-cell>
          <table:table-cell table:number-columns-repeated="3"/>
        </table:table-row>
        <table:table-row table:style-name="ro1">
          <table:table-cell office:value-type="float" office:value="36802197" calcext:value-type="float">
            <text:p>36802197</text:p>
          </table:table-cell>
          <table:table-cell office:value-type="float" office:value="8607962" calcext:value-type="float">
            <text:p>8607962</text:p>
          </table:table-cell>
          <table:table-cell table:number-columns-repeated="3"/>
        </table:table-row>
        <table:table-row table:style-name="ro1">
          <table:table-cell office:value-type="float" office:value="36588982" calcext:value-type="float">
            <text:p>36588982</text:p>
          </table:table-cell>
          <table:table-cell office:value-type="float" office:value="6369251" calcext:value-type="float">
            <text:p>6369251</text:p>
          </table:table-cell>
          <table:table-cell table:number-columns-repeated="3"/>
        </table:table-row>
        <table:table-row table:style-name="ro1">
          <table:table-cell office:value-type="float" office:value="62814029" calcext:value-type="float">
            <text:p>62814029</text:p>
          </table:table-cell>
          <table:table-cell office:value-type="float" office:value="7470919" calcext:value-type="float">
            <text:p>7470919</text:p>
          </table:table-cell>
          <table:table-cell table:number-columns-repeated="3"/>
        </table:table-row>
        <table:table-row table:style-name="ro1">
          <table:table-cell office:value-type="float" office:value="62381720" calcext:value-type="float">
            <text:p>62381720</text:p>
          </table:table-cell>
          <table:table-cell office:value-type="float" office:value="7380798" calcext:value-type="float">
            <text:p>7380798</text:p>
          </table:table-cell>
          <table:table-cell table:number-columns-repeated="3"/>
        </table:table-row>
        <table:table-row table:style-name="ro1">
          <table:table-cell office:value-type="float" office:value="63890971" calcext:value-type="float">
            <text:p>63890971</text:p>
          </table:table-cell>
          <table:table-cell office:value-type="float" office:value="7857872" calcext:value-type="float">
            <text:p>7857872</text:p>
          </table:table-cell>
          <table:table-cell table:number-columns-repeated="3"/>
        </table:table-row>
        <table:table-row table:style-name="ro1">
          <table:table-cell office:value-type="float" office:value="63664120" calcext:value-type="float">
            <text:p>63664120</text:p>
          </table:table-cell>
          <table:table-cell office:value-type="float" office:value="7403907" calcext:value-type="float">
            <text:p>7403907</text:p>
          </table:table-cell>
          <table:table-cell table:number-columns-repeated="3"/>
        </table:table-row>
        <table:table-row table:style-name="ro1">
          <table:table-cell office:value-type="float" office:value="63337337" calcext:value-type="float">
            <text:p>63337337</text:p>
          </table:table-cell>
          <table:table-cell office:value-type="float" office:value="7677230" calcext:value-type="float">
            <text:p>7677230</text:p>
          </table:table-cell>
          <table:table-cell table:number-columns-repeated="3"/>
        </table:table-row>
        <table:table-row table:style-name="ro1">
          <table:table-cell office:value-type="float" office:value="62708143" calcext:value-type="float">
            <text:p>62708143</text:p>
          </table:table-cell>
          <table:table-cell office:value-type="float" office:value="6135684" calcext:value-type="float">
            <text:p>6135684</text:p>
          </table:table-cell>
          <table:table-cell table:number-columns-repeated="3"/>
        </table:table-row>
        <table:table-row table:style-name="ro1">
          <table:table-cell office:value-type="float" office:value="36805330" calcext:value-type="float">
            <text:p>36805330</text:p>
          </table:table-cell>
          <table:table-cell office:value-type="float" office:value="8435118" calcext:value-type="float">
            <text:p>8435118</text:p>
          </table:table-cell>
          <table:table-cell table:number-columns-repeated="3"/>
        </table:table-row>
        <table:table-row table:style-name="ro1">
          <table:table-cell office:value-type="float" office:value="36744793" calcext:value-type="float">
            <text:p>36744793</text:p>
          </table:table-cell>
          <table:table-cell office:value-type="float" office:value="7881025" calcext:value-type="float">
            <text:p>7881025</text:p>
          </table:table-cell>
          <table:table-cell table:number-columns-repeated="3"/>
        </table:table-row>
        <table:table-row table:style-name="ro1">
          <table:table-cell office:value-type="float" office:value="36975509" calcext:value-type="float">
            <text:p>36975509</text:p>
          </table:table-cell>
          <table:table-cell office:value-type="float" office:value="7971172" calcext:value-type="float">
            <text:p>7971172</text:p>
          </table:table-cell>
          <table:table-cell table:number-columns-repeated="3"/>
        </table:table-row>
        <table:table-row table:style-name="ro1">
          <table:table-cell office:value-type="float" office:value="74121346" calcext:value-type="float">
            <text:p>74121346</text:p>
          </table:table-cell>
          <table:table-cell office:value-type="float" office:value="6289819" calcext:value-type="float">
            <text:p>6289819</text:p>
          </table:table-cell>
          <table:table-cell table:number-columns-repeated="3"/>
        </table:table-row>
        <table:table-row table:style-name="ro1">
          <table:table-cell office:value-type="float" office:value="36738313" calcext:value-type="float">
            <text:p>36738313</text:p>
          </table:table-cell>
          <table:table-cell office:value-type="float" office:value="7531372" calcext:value-type="float">
            <text:p>7531372</text:p>
          </table:table-cell>
          <table:table-cell table:number-columns-repeated="3"/>
        </table:table-row>
        <table:table-row table:style-name="ro1">
          <table:table-cell office:value-type="float" office:value="36811262" calcext:value-type="float">
            <text:p>36811262</text:p>
          </table:table-cell>
          <table:table-cell office:value-type="float" office:value="6440100" calcext:value-type="float">
            <text:p>6440100</text:p>
          </table:table-cell>
          <table:table-cell table:number-columns-repeated="3"/>
        </table:table-row>
        <table:table-row table:style-name="ro1">
          <table:table-cell office:value-type="float" office:value="62804623" calcext:value-type="float">
            <text:p>62804623</text:p>
          </table:table-cell>
          <table:table-cell office:value-type="float" office:value="7602421" calcext:value-type="float">
            <text:p>7602421</text:p>
          </table:table-cell>
          <table:table-cell table:number-columns-repeated="3"/>
        </table:table-row>
        <table:table-row table:style-name="ro1">
          <table:table-cell office:value-type="float" office:value="36731748" calcext:value-type="float">
            <text:p>36731748</text:p>
          </table:table-cell>
          <table:table-cell office:value-type="float" office:value="6431297" calcext:value-type="float">
            <text:p>6431297</text:p>
          </table:table-cell>
          <table:table-cell table:number-columns-repeated="3"/>
        </table:table-row>
        <table:table-row table:style-name="ro1">
          <table:table-cell office:value-type="float" office:value="63167898" calcext:value-type="float">
            <text:p>63167898</text:p>
          </table:table-cell>
          <table:table-cell office:value-type="float" office:value="6115069" calcext:value-type="float">
            <text:p>6115069</text:p>
          </table:table-cell>
          <table:table-cell table:number-columns-repeated="3"/>
        </table:table-row>
        <table:table-row table:style-name="ro1">
          <table:table-cell office:value-type="float" office:value="37727489" calcext:value-type="float">
            <text:p>37727489</text:p>
          </table:table-cell>
          <table:table-cell office:value-type="float" office:value="6604707" calcext:value-type="float">
            <text:p>6604707</text:p>
          </table:table-cell>
          <table:table-cell table:number-columns-repeated="3"/>
        </table:table-row>
        <table:table-row table:style-name="ro1">
          <table:table-cell office:value-type="float" office:value="63422040" calcext:value-type="float">
            <text:p>63422040</text:p>
          </table:table-cell>
          <table:table-cell office:value-type="float" office:value="6233560" calcext:value-type="float">
            <text:p>6233560</text:p>
          </table:table-cell>
          <table:table-cell table:number-columns-repeated="3"/>
        </table:table-row>
        <table:table-row table:style-name="ro1">
          <table:table-cell office:value-type="float" office:value="37014995" calcext:value-type="float">
            <text:p>37014995</text:p>
          </table:table-cell>
          <table:table-cell office:value-type="float" office:value="8342677" calcext:value-type="float">
            <text:p>8342677</text:p>
          </table:table-cell>
          <table:table-cell table:number-columns-repeated="3"/>
        </table:table-row>
        <table:table-row table:style-name="ro1">
          <table:table-cell office:value-type="float" office:value="63295997" calcext:value-type="float">
            <text:p>63295997</text:p>
          </table:table-cell>
          <table:table-cell office:value-type="float" office:value="7498119" calcext:value-type="float">
            <text:p>7498119</text:p>
          </table:table-cell>
          <table:table-cell table:number-columns-repeated="3"/>
        </table:table-row>
        <table:table-row table:style-name="ro1">
          <table:table-cell office:value-type="float" office:value="63030377" calcext:value-type="float">
            <text:p>63030377</text:p>
          </table:table-cell>
          <table:table-cell office:value-type="float" office:value="6113204" calcext:value-type="float">
            <text:p>6113204</text:p>
          </table:table-cell>
          <table:table-cell table:number-columns-repeated="3"/>
        </table:table-row>
        <table:table-row table:style-name="ro1">
          <table:table-cell office:value-type="float" office:value="36849172" calcext:value-type="float">
            <text:p>36849172</text:p>
          </table:table-cell>
          <table:table-cell office:value-type="float" office:value="7995063" calcext:value-type="float">
            <text:p>7995063</text:p>
          </table:table-cell>
          <table:table-cell table:number-columns-repeated="3"/>
        </table:table-row>
        <table:table-row table:style-name="ro1">
          <table:table-cell office:value-type="float" office:value="66946756" calcext:value-type="float">
            <text:p>66946756</text:p>
          </table:table-cell>
          <table:table-cell office:value-type="float" office:value="7657492" calcext:value-type="float">
            <text:p>7657492</text:p>
          </table:table-cell>
          <table:table-cell table:number-columns-repeated="3"/>
        </table:table-row>
        <table:table-row table:style-name="ro1">
          <table:table-cell office:value-type="float" office:value="36613129" calcext:value-type="float">
            <text:p>36613129</text:p>
          </table:table-cell>
          <table:table-cell office:value-type="float" office:value="6431089" calcext:value-type="float">
            <text:p>6431089</text:p>
          </table:table-cell>
          <table:table-cell table:number-columns-repeated="3"/>
        </table:table-row>
        <table:table-row table:style-name="ro1">
          <table:table-cell office:value-type="float" office:value="37031431" calcext:value-type="float">
            <text:p>37031431</text:p>
          </table:table-cell>
          <table:table-cell office:value-type="float" office:value="6211447" calcext:value-type="float">
            <text:p>6211447</text:p>
          </table:table-cell>
          <table:table-cell table:number-columns-repeated="3"/>
        </table:table-row>
        <table:table-row table:style-name="ro1">
          <table:table-cell office:value-type="float" office:value="63913916" calcext:value-type="float">
            <text:p>63913916</text:p>
          </table:table-cell>
          <table:table-cell office:value-type="float" office:value="8765102" calcext:value-type="float">
            <text:p>8765102</text:p>
          </table:table-cell>
          <table:table-cell table:number-columns-repeated="3"/>
        </table:table-row>
        <table:table-row table:style-name="ro1">
          <table:table-cell office:value-type="float" office:value="37851128" calcext:value-type="float">
            <text:p>37851128</text:p>
          </table:table-cell>
          <table:table-cell office:value-type="float" office:value="6134666" calcext:value-type="float">
            <text:p>6134666</text:p>
          </table:table-cell>
          <table:table-cell table:number-columns-repeated="3"/>
        </table:table-row>
        <table:table-row table:style-name="ro1">
          <table:table-cell office:value-type="float" office:value="36720577" calcext:value-type="float">
            <text:p>36720577</text:p>
          </table:table-cell>
          <table:table-cell office:value-type="float" office:value="5996283" calcext:value-type="float">
            <text:p>5996283</text:p>
          </table:table-cell>
          <table:table-cell table:number-columns-repeated="3"/>
        </table:table-row>
        <table:table-row table:style-name="ro1">
          <table:table-cell office:value-type="float" office:value="36499480" calcext:value-type="float">
            <text:p>36499480</text:p>
          </table:table-cell>
          <table:table-cell office:value-type="float" office:value="6425913" calcext:value-type="float">
            <text:p>6425913</text:p>
          </table:table-cell>
          <table:table-cell table:number-columns-repeated="3"/>
        </table:table-row>
        <table:table-row table:style-name="ro1">
          <table:table-cell office:value-type="float" office:value="36954256" calcext:value-type="float">
            <text:p>36954256</text:p>
          </table:table-cell>
          <table:table-cell office:value-type="float" office:value="8011505" calcext:value-type="float">
            <text:p>8011505</text:p>
          </table:table-cell>
          <table:table-cell table:number-columns-repeated="3"/>
        </table:table-row>
        <table:table-row table:style-name="ro1">
          <table:table-cell office:value-type="float" office:value="37261015" calcext:value-type="float">
            <text:p>37261015</text:p>
          </table:table-cell>
          <table:table-cell office:value-type="float" office:value="6502966" calcext:value-type="float">
            <text:p>6502966</text:p>
          </table:table-cell>
          <table:table-cell table:number-columns-repeated="3"/>
        </table:table-row>
        <table:table-row table:style-name="ro1">
          <table:table-cell office:value-type="float" office:value="36963645" calcext:value-type="float">
            <text:p>36963645</text:p>
          </table:table-cell>
          <table:table-cell office:value-type="float" office:value="12972291" calcext:value-type="float">
            <text:p>12972291</text:p>
          </table:table-cell>
          <table:table-cell table:number-columns-repeated="3"/>
        </table:table-row>
        <table:table-row table:style-name="ro1">
          <table:table-cell office:value-type="float" office:value="19109830" calcext:value-type="float">
            <text:p>19109830</text:p>
          </table:table-cell>
          <table:table-cell office:value-type="float" office:value="9249607" calcext:value-type="float">
            <text:p>9249607</text:p>
          </table:table-cell>
          <table:table-cell table:number-columns-repeated="3"/>
        </table:table-row>
        <table:table-row table:style-name="ro1">
          <table:table-cell office:value-type="float" office:value="37257674" calcext:value-type="float">
            <text:p>37257674</text:p>
          </table:table-cell>
          <table:table-cell office:value-type="float" office:value="17853294" calcext:value-type="float">
            <text:p>17853294</text:p>
          </table:table-cell>
          <table:table-cell table:number-columns-repeated="3"/>
        </table:table-row>
        <table:table-row table:style-name="ro1">
          <table:table-cell office:value-type="float" office:value="36712499" calcext:value-type="float">
            <text:p>36712499</text:p>
          </table:table-cell>
          <table:table-cell office:value-type="float" office:value="6403940" calcext:value-type="float">
            <text:p>6403940</text:p>
          </table:table-cell>
          <table:table-cell table:number-columns-repeated="3"/>
        </table:table-row>
        <table:table-row table:style-name="ro1">
          <table:table-cell office:value-type="float" office:value="36865553" calcext:value-type="float">
            <text:p>36865553</text:p>
          </table:table-cell>
          <table:table-cell office:value-type="float" office:value="6151704" calcext:value-type="float">
            <text:p>6151704</text:p>
          </table:table-cell>
          <table:table-cell table:number-columns-repeated="3"/>
        </table:table-row>
        <table:table-row table:style-name="ro1">
          <table:table-cell office:value-type="float" office:value="62900983" calcext:value-type="float">
            <text:p>62900983</text:p>
          </table:table-cell>
          <table:table-cell office:value-type="float" office:value="5949900" calcext:value-type="float">
            <text:p>5949900</text:p>
          </table:table-cell>
          <table:table-cell table:number-columns-repeated="3"/>
        </table:table-row>
        <table:table-row table:style-name="ro1">
          <table:table-cell office:value-type="float" office:value="14466346" calcext:value-type="float">
            <text:p>14466346</text:p>
          </table:table-cell>
          <table:table-cell office:value-type="float" office:value="7159329" calcext:value-type="float">
            <text:p>7159329</text:p>
          </table:table-cell>
          <table:table-cell table:number-columns-repeated="3"/>
        </table:table-row>
        <table:table-row table:style-name="ro1">
          <table:table-cell office:value-type="float" office:value="63756222" calcext:value-type="float">
            <text:p>63756222</text:p>
          </table:table-cell>
          <table:table-cell office:value-type="float" office:value="5980457" calcext:value-type="float">
            <text:p>5980457</text:p>
          </table:table-cell>
          <table:table-cell table:number-columns-repeated="3"/>
        </table:table-row>
        <table:table-row table:style-name="ro1">
          <table:table-cell office:value-type="float" office:value="62748161" calcext:value-type="float">
            <text:p>62748161</text:p>
          </table:table-cell>
          <table:table-cell office:value-type="float" office:value="5964516" calcext:value-type="float">
            <text:p>5964516</text:p>
          </table:table-cell>
          <table:table-cell table:number-columns-repeated="3"/>
        </table:table-row>
        <table:table-row table:style-name="ro1">
          <table:table-cell office:value-type="float" office:value="63354396" calcext:value-type="float">
            <text:p>63354396</text:p>
          </table:table-cell>
          <table:table-cell office:value-type="float" office:value="7593913" calcext:value-type="float">
            <text:p>7593913</text:p>
          </table:table-cell>
          <table:table-cell table:number-columns-repeated="3"/>
        </table:table-row>
        <table:table-row table:style-name="ro1">
          <table:table-cell office:value-type="float" office:value="68835477" calcext:value-type="float">
            <text:p>68835477</text:p>
          </table:table-cell>
          <table:table-cell office:value-type="float" office:value="10751653" calcext:value-type="float">
            <text:p>10751653</text:p>
          </table:table-cell>
          <table:table-cell table:number-columns-repeated="3"/>
        </table:table-row>
        <table:table-row table:style-name="ro1">
          <table:table-cell office:value-type="float" office:value="39196022" calcext:value-type="float">
            <text:p>39196022</text:p>
          </table:table-cell>
          <table:table-cell office:value-type="float" office:value="7981765" calcext:value-type="float">
            <text:p>7981765</text:p>
          </table:table-cell>
          <table:table-cell table:number-columns-repeated="3"/>
        </table:table-row>
        <table:table-row table:style-name="ro1">
          <table:table-cell office:value-type="float" office:value="63076320" calcext:value-type="float">
            <text:p>63076320</text:p>
          </table:table-cell>
          <table:table-cell office:value-type="float" office:value="7453791" calcext:value-type="float">
            <text:p>7453791</text:p>
          </table:table-cell>
          <table:table-cell table:number-columns-repeated="3"/>
        </table:table-row>
        <table:table-row table:style-name="ro1">
          <table:table-cell office:value-type="float" office:value="37286642" calcext:value-type="float">
            <text:p>37286642</text:p>
          </table:table-cell>
          <table:table-cell office:value-type="float" office:value="7998785" calcext:value-type="float">
            <text:p>7998785</text:p>
          </table:table-cell>
          <table:table-cell table:number-columns-repeated="3"/>
        </table:table-row>
        <table:table-row table:style-name="ro1">
          <table:table-cell office:value-type="float" office:value="15988115" calcext:value-type="float">
            <text:p>15988115</text:p>
          </table:table-cell>
          <table:table-cell office:value-type="float" office:value="7000952" calcext:value-type="float">
            <text:p>7000952</text:p>
          </table:table-cell>
          <table:table-cell table:number-columns-repeated="3"/>
        </table:table-row>
        <table:table-row table:style-name="ro1">
          <table:table-cell office:value-type="float" office:value="14185064" calcext:value-type="float">
            <text:p>14185064</text:p>
          </table:table-cell>
          <table:table-cell office:value-type="float" office:value="7362621" calcext:value-type="float">
            <text:p>7362621</text:p>
          </table:table-cell>
          <table:table-cell table:number-columns-repeated="3"/>
        </table:table-row>
        <table:table-row table:style-name="ro1">
          <table:table-cell office:value-type="float" office:value="15203110" calcext:value-type="float">
            <text:p>15203110</text:p>
          </table:table-cell>
          <table:table-cell office:value-type="float" office:value="7160630" calcext:value-type="float">
            <text:p>7160630</text:p>
          </table:table-cell>
          <table:table-cell table:number-columns-repeated="3"/>
        </table:table-row>
        <table:table-row table:style-name="ro1">
          <table:table-cell office:value-type="float" office:value="36644323" calcext:value-type="float">
            <text:p>36644323</text:p>
          </table:table-cell>
          <table:table-cell office:value-type="float" office:value="6316103" calcext:value-type="float">
            <text:p>6316103</text:p>
          </table:table-cell>
          <table:table-cell table:number-columns-repeated="3"/>
        </table:table-row>
        <table:table-row table:style-name="ro1">
          <table:table-cell office:value-type="float" office:value="36469351" calcext:value-type="float">
            <text:p>36469351</text:p>
          </table:table-cell>
          <table:table-cell office:value-type="float" office:value="6025239" calcext:value-type="float">
            <text:p>6025239</text:p>
          </table:table-cell>
          <table:table-cell table:number-columns-repeated="3"/>
        </table:table-row>
        <table:table-row table:style-name="ro1">
          <table:table-cell office:value-type="float" office:value="63268288" calcext:value-type="float">
            <text:p>63268288</text:p>
          </table:table-cell>
          <table:table-cell office:value-type="float" office:value="6053946" calcext:value-type="float">
            <text:p>6053946</text:p>
          </table:table-cell>
          <table:table-cell table:number-columns-repeated="3"/>
        </table:table-row>
        <table:table-row table:style-name="ro1">
          <table:table-cell office:value-type="float" office:value="64066217" calcext:value-type="float">
            <text:p>64066217</text:p>
          </table:table-cell>
          <table:table-cell office:value-type="float" office:value="6263880" calcext:value-type="float">
            <text:p>6263880</text:p>
          </table:table-cell>
          <table:table-cell table:number-columns-repeated="3"/>
        </table:table-row>
        <table:table-row table:style-name="ro1">
          <table:table-cell office:value-type="float" office:value="62738345" calcext:value-type="float">
            <text:p>62738345</text:p>
          </table:table-cell>
          <table:table-cell office:value-type="float" office:value="6197527" calcext:value-type="float">
            <text:p>6197527</text:p>
          </table:table-cell>
          <table:table-cell table:number-columns-repeated="3"/>
        </table:table-row>
        <table:table-row table:style-name="ro1">
          <table:table-cell office:value-type="float" office:value="36654856" calcext:value-type="float">
            <text:p>36654856</text:p>
          </table:table-cell>
          <table:table-cell office:value-type="float" office:value="6294673" calcext:value-type="float">
            <text:p>6294673</text:p>
          </table:table-cell>
          <table:table-cell table:number-columns-repeated="3"/>
        </table:table-row>
        <table:table-row table:style-name="ro1">
          <table:table-cell office:value-type="float" office:value="63178662" calcext:value-type="float">
            <text:p>63178662</text:p>
          </table:table-cell>
          <table:table-cell office:value-type="float" office:value="6063703" calcext:value-type="float">
            <text:p>6063703</text:p>
          </table:table-cell>
          <table:table-cell table:number-columns-repeated="3"/>
        </table:table-row>
        <table:table-row table:style-name="ro1">
          <table:table-cell office:value-type="float" office:value="36591506" calcext:value-type="float">
            <text:p>36591506</text:p>
          </table:table-cell>
          <table:table-cell office:value-type="float" office:value="6200456" calcext:value-type="float">
            <text:p>6200456</text:p>
          </table:table-cell>
          <table:table-cell table:number-columns-repeated="3"/>
        </table:table-row>
        <table:table-row table:style-name="ro1">
          <table:table-cell office:value-type="float" office:value="14327927" calcext:value-type="float">
            <text:p>14327927</text:p>
          </table:table-cell>
          <table:table-cell office:value-type="float" office:value="7049959" calcext:value-type="float">
            <text:p>7049959</text:p>
          </table:table-cell>
          <table:table-cell table:number-columns-repeated="3"/>
        </table:table-row>
        <table:table-row table:style-name="ro1">
          <table:table-cell office:value-type="float" office:value="36924484" calcext:value-type="float">
            <text:p>36924484</text:p>
          </table:table-cell>
          <table:table-cell office:value-type="float" office:value="7155111" calcext:value-type="float">
            <text:p>7155111</text:p>
          </table:table-cell>
          <table:table-cell table:number-columns-repeated="3"/>
        </table:table-row>
        <table:table-row table:style-name="ro1">
          <table:table-cell office:value-type="float" office:value="16034995" calcext:value-type="float">
            <text:p>16034995</text:p>
          </table:table-cell>
          <table:table-cell office:value-type="float" office:value="7268554" calcext:value-type="float">
            <text:p>7268554</text:p>
          </table:table-cell>
          <table:table-cell table:number-columns-repeated="3"/>
        </table:table-row>
        <table:table-row table:style-name="ro1">
          <table:table-cell office:value-type="float" office:value="15585876" calcext:value-type="float">
            <text:p>15585876</text:p>
          </table:table-cell>
          <table:table-cell office:value-type="float" office:value="7314432" calcext:value-type="float">
            <text:p>7314432</text:p>
          </table:table-cell>
          <table:table-cell table:number-columns-repeated="3"/>
        </table:table-row>
        <table:table-row table:style-name="ro1">
          <table:table-cell office:value-type="float" office:value="63212017" calcext:value-type="float">
            <text:p>63212017</text:p>
          </table:table-cell>
          <table:table-cell office:value-type="float" office:value="8017862" calcext:value-type="float">
            <text:p>8017862</text:p>
          </table:table-cell>
          <table:table-cell table:number-columns-repeated="3"/>
        </table:table-row>
        <table:table-row table:style-name="ro1">
          <table:table-cell office:value-type="float" office:value="36785288" calcext:value-type="float">
            <text:p>36785288</text:p>
          </table:table-cell>
          <table:table-cell office:value-type="float" office:value="8134420" calcext:value-type="float">
            <text:p>8134420</text:p>
          </table:table-cell>
          <table:table-cell table:number-columns-repeated="3"/>
        </table:table-row>
        <table:table-row table:style-name="ro1">
          <table:table-cell office:value-type="float" office:value="62189405" calcext:value-type="float">
            <text:p>62189405</text:p>
          </table:table-cell>
          <table:table-cell office:value-type="float" office:value="7476869" calcext:value-type="float">
            <text:p>7476869</text:p>
          </table:table-cell>
          <table:table-cell table:number-columns-repeated="3"/>
        </table:table-row>
        <table:table-row table:style-name="ro1">
          <table:table-cell office:value-type="float" office:value="14830370" calcext:value-type="float">
            <text:p>14830370</text:p>
          </table:table-cell>
          <table:table-cell office:value-type="float" office:value="8606917" calcext:value-type="float">
            <text:p>8606917</text:p>
          </table:table-cell>
          <table:table-cell table:number-columns-repeated="3"/>
        </table:table-row>
        <table:table-row table:style-name="ro1">
          <table:table-cell office:value-type="float" office:value="62922073" calcext:value-type="float">
            <text:p>62922073</text:p>
          </table:table-cell>
          <table:table-cell office:value-type="float" office:value="7411803" calcext:value-type="float">
            <text:p>7411803</text:p>
          </table:table-cell>
          <table:table-cell table:number-columns-repeated="3"/>
        </table:table-row>
        <table:table-row table:style-name="ro1">
          <table:table-cell office:value-type="float" office:value="36493017" calcext:value-type="float">
            <text:p>36493017</text:p>
          </table:table-cell>
          <table:table-cell office:value-type="float" office:value="6631539" calcext:value-type="float">
            <text:p>6631539</text:p>
          </table:table-cell>
          <table:table-cell table:number-columns-repeated="3"/>
        </table:table-row>
        <table:table-row table:style-name="ro1">
          <table:table-cell office:value-type="float" office:value="36782147" calcext:value-type="float">
            <text:p>36782147</text:p>
          </table:table-cell>
          <table:table-cell office:value-type="float" office:value="6356285" calcext:value-type="float">
            <text:p>6356285</text:p>
          </table:table-cell>
          <table:table-cell table:number-columns-repeated="3"/>
        </table:table-row>
        <table:table-row table:style-name="ro1">
          <table:table-cell office:value-type="float" office:value="36542279" calcext:value-type="float">
            <text:p>36542279</text:p>
          </table:table-cell>
          <table:table-cell office:value-type="float" office:value="6243240" calcext:value-type="float">
            <text:p>6243240</text:p>
          </table:table-cell>
          <table:table-cell table:number-columns-repeated="3"/>
        </table:table-row>
        <table:table-row table:style-name="ro1">
          <table:table-cell office:value-type="float" office:value="15779275" calcext:value-type="float">
            <text:p>15779275</text:p>
          </table:table-cell>
          <table:table-cell office:value-type="float" office:value="7480253" calcext:value-type="float">
            <text:p>7480253</text:p>
          </table:table-cell>
          <table:table-cell table:number-columns-repeated="3"/>
        </table:table-row>
        <table:table-row table:style-name="ro1">
          <table:table-cell office:value-type="float" office:value="14281967" calcext:value-type="float">
            <text:p>14281967</text:p>
          </table:table-cell>
          <table:table-cell office:value-type="float" office:value="7332192" calcext:value-type="float">
            <text:p>7332192</text:p>
          </table:table-cell>
          <table:table-cell table:number-columns-repeated="3"/>
        </table:table-row>
        <table:table-row table:style-name="ro1">
          <table:table-cell office:value-type="float" office:value="36760368" calcext:value-type="float">
            <text:p>36760368</text:p>
          </table:table-cell>
          <table:table-cell office:value-type="float" office:value="6082486" calcext:value-type="float">
            <text:p>6082486</text:p>
          </table:table-cell>
          <table:table-cell table:number-columns-repeated="3"/>
        </table:table-row>
        <table:table-row table:style-name="ro1">
          <table:table-cell office:value-type="float" office:value="36659813" calcext:value-type="float">
            <text:p>36659813</text:p>
          </table:table-cell>
          <table:table-cell office:value-type="float" office:value="6295711" calcext:value-type="float">
            <text:p>6295711</text:p>
          </table:table-cell>
          <table:table-cell table:number-columns-repeated="3"/>
        </table:table-row>
        <table:table-row table:style-name="ro1">
          <table:table-cell office:value-type="float" office:value="14554032" calcext:value-type="float">
            <text:p>14554032</text:p>
          </table:table-cell>
          <table:table-cell office:value-type="float" office:value="7132067" calcext:value-type="float">
            <text:p>7132067</text:p>
          </table:table-cell>
          <table:table-cell table:number-columns-repeated="3"/>
        </table:table-row>
        <table:table-row table:style-name="ro1">
          <table:table-cell office:value-type="float" office:value="37062752" calcext:value-type="float">
            <text:p>37062752</text:p>
          </table:table-cell>
          <table:table-cell office:value-type="float" office:value="8279192" calcext:value-type="float">
            <text:p>8279192</text:p>
          </table:table-cell>
          <table:table-cell table:number-columns-repeated="3"/>
        </table:table-row>
        <table:table-row table:style-name="ro1">
          <table:table-cell office:value-type="float" office:value="36953631" calcext:value-type="float">
            <text:p>36953631</text:p>
          </table:table-cell>
          <table:table-cell office:value-type="float" office:value="8125405" calcext:value-type="float">
            <text:p>8125405</text:p>
          </table:table-cell>
          <table:table-cell table:number-columns-repeated="3"/>
        </table:table-row>
        <table:table-row table:style-name="ro1">
          <table:table-cell office:value-type="float" office:value="38265415" calcext:value-type="float">
            <text:p>38265415</text:p>
          </table:table-cell>
          <table:table-cell office:value-type="float" office:value="6269014" calcext:value-type="float">
            <text:p>6269014</text:p>
          </table:table-cell>
          <table:table-cell table:number-columns-repeated="3"/>
        </table:table-row>
        <table:table-row table:style-name="ro1">
          <table:table-cell office:value-type="float" office:value="14438846" calcext:value-type="float">
            <text:p>14438846</text:p>
          </table:table-cell>
          <table:table-cell office:value-type="float" office:value="7126054" calcext:value-type="float">
            <text:p>7126054</text:p>
          </table:table-cell>
          <table:table-cell table:number-columns-repeated="3"/>
        </table:table-row>
        <table:table-row table:style-name="ro1">
          <table:table-cell office:value-type="float" office:value="14614178" calcext:value-type="float">
            <text:p>14614178</text:p>
          </table:table-cell>
          <table:table-cell office:value-type="float" office:value="7196327" calcext:value-type="float">
            <text:p>7196327</text:p>
          </table:table-cell>
          <table:table-cell table:number-columns-repeated="3"/>
        </table:table-row>
        <table:table-row table:style-name="ro1">
          <table:table-cell office:value-type="float" office:value="63953726" calcext:value-type="float">
            <text:p>63953726</text:p>
          </table:table-cell>
          <table:table-cell office:value-type="float" office:value="7646021" calcext:value-type="float">
            <text:p>7646021</text:p>
          </table:table-cell>
          <table:table-cell table:number-columns-repeated="3"/>
        </table:table-row>
        <table:table-row table:style-name="ro1">
          <table:table-cell office:value-type="float" office:value="37556098" calcext:value-type="float">
            <text:p>37556098</text:p>
          </table:table-cell>
          <table:table-cell office:value-type="float" office:value="13740557" calcext:value-type="float">
            <text:p>13740557</text:p>
          </table:table-cell>
          <table:table-cell table:number-columns-repeated="3"/>
        </table:table-row>
        <table:table-row table:style-name="ro1">
          <table:table-cell office:value-type="float" office:value="36721402" calcext:value-type="float">
            <text:p>36721402</text:p>
          </table:table-cell>
          <table:table-cell office:value-type="float" office:value="6273472" calcext:value-type="float">
            <text:p>6273472</text:p>
          </table:table-cell>
          <table:table-cell table:number-columns-repeated="3"/>
        </table:table-row>
        <table:table-row table:style-name="ro1">
          <table:table-cell office:value-type="float" office:value="63985657" calcext:value-type="float">
            <text:p>63985657</text:p>
          </table:table-cell>
          <table:table-cell office:value-type="float" office:value="6941715" calcext:value-type="float">
            <text:p>6941715</text:p>
          </table:table-cell>
          <table:table-cell table:number-columns-repeated="3"/>
        </table:table-row>
        <table:table-row table:style-name="ro1">
          <table:table-cell office:value-type="float" office:value="36760162" calcext:value-type="float">
            <text:p>36760162</text:p>
          </table:table-cell>
          <table:table-cell office:value-type="float" office:value="6333166" calcext:value-type="float">
            <text:p>6333166</text:p>
          </table:table-cell>
          <table:table-cell table:number-columns-repeated="3"/>
        </table:table-row>
        <table:table-row table:style-name="ro1">
          <table:table-cell office:value-type="float" office:value="62519770" calcext:value-type="float">
            <text:p>62519770</text:p>
          </table:table-cell>
          <table:table-cell office:value-type="float" office:value="7646581" calcext:value-type="float">
            <text:p>7646581</text:p>
          </table:table-cell>
          <table:table-cell table:number-columns-repeated="3"/>
        </table:table-row>
        <table:table-row table:style-name="ro1">
          <table:table-cell office:value-type="float" office:value="62888217" calcext:value-type="float">
            <text:p>62888217</text:p>
          </table:table-cell>
          <table:table-cell office:value-type="float" office:value="5885948" calcext:value-type="float">
            <text:p>5885948</text:p>
          </table:table-cell>
          <table:table-cell table:number-columns-repeated="3"/>
        </table:table-row>
        <table:table-row table:style-name="ro1">
          <table:table-cell office:value-type="float" office:value="63756075" calcext:value-type="float">
            <text:p>63756075</text:p>
          </table:table-cell>
          <table:table-cell office:value-type="float" office:value="6397574" calcext:value-type="float">
            <text:p>6397574</text:p>
          </table:table-cell>
          <table:table-cell table:number-columns-repeated="3"/>
        </table:table-row>
        <table:table-row table:style-name="ro1">
          <table:table-cell office:value-type="float" office:value="63448688" calcext:value-type="float">
            <text:p>63448688</text:p>
          </table:table-cell>
          <table:table-cell office:value-type="float" office:value="24523007" calcext:value-type="float">
            <text:p>24523007</text:p>
          </table:table-cell>
          <table:table-cell table:number-columns-repeated="3"/>
        </table:table-row>
        <table:table-row table:style-name="ro1">
          <table:table-cell office:value-type="float" office:value="36523952" calcext:value-type="float">
            <text:p>36523952</text:p>
          </table:table-cell>
          <table:table-cell office:value-type="float" office:value="6223462" calcext:value-type="float">
            <text:p>6223462</text:p>
          </table:table-cell>
          <table:table-cell table:number-columns-repeated="3"/>
        </table:table-row>
        <table:table-row table:style-name="ro1">
          <table:table-cell office:value-type="float" office:value="62439936" calcext:value-type="float">
            <text:p>62439936</text:p>
          </table:table-cell>
          <table:table-cell office:value-type="float" office:value="7560401" calcext:value-type="float">
            <text:p>7560401</text:p>
          </table:table-cell>
          <table:table-cell table:number-columns-repeated="3"/>
        </table:table-row>
        <table:table-row table:style-name="ro1">
          <table:table-cell office:value-type="float" office:value="36927512" calcext:value-type="float">
            <text:p>36927512</text:p>
          </table:table-cell>
          <table:table-cell office:value-type="float" office:value="8078775" calcext:value-type="float">
            <text:p>8078775</text:p>
          </table:table-cell>
          <table:table-cell table:number-columns-repeated="3"/>
        </table:table-row>
        <table:table-row table:style-name="ro1">
          <table:table-cell office:value-type="float" office:value="37543774" calcext:value-type="float">
            <text:p>37543774</text:p>
          </table:table-cell>
          <table:table-cell office:value-type="float" office:value="9233071" calcext:value-type="float">
            <text:p>9233071</text:p>
          </table:table-cell>
          <table:table-cell table:number-columns-repeated="3"/>
        </table:table-row>
        <table:table-row table:style-name="ro1">
          <table:table-cell office:value-type="float" office:value="63253189" calcext:value-type="float">
            <text:p>63253189</text:p>
          </table:table-cell>
          <table:table-cell office:value-type="float" office:value="6080172" calcext:value-type="float">
            <text:p>6080172</text:p>
          </table:table-cell>
          <table:table-cell table:number-columns-repeated="3"/>
        </table:table-row>
        <table:table-row table:style-name="ro1">
          <table:table-cell office:value-type="float" office:value="64464075" calcext:value-type="float">
            <text:p>64464075</text:p>
          </table:table-cell>
          <table:table-cell office:value-type="float" office:value="15040634" calcext:value-type="float">
            <text:p>15040634</text:p>
          </table:table-cell>
          <table:table-cell table:number-columns-repeated="3"/>
        </table:table-row>
        <table:table-row table:style-name="ro1">
          <table:table-cell office:value-type="float" office:value="63501611" calcext:value-type="float">
            <text:p>63501611</text:p>
          </table:table-cell>
          <table:table-cell office:value-type="float" office:value="5983487" calcext:value-type="float">
            <text:p>5983487</text:p>
          </table:table-cell>
          <table:table-cell table:number-columns-repeated="3"/>
        </table:table-row>
        <table:table-row table:style-name="ro1">
          <table:table-cell office:value-type="float" office:value="51245598" calcext:value-type="float">
            <text:p>51245598</text:p>
          </table:table-cell>
          <table:table-cell office:value-type="float" office:value="7888368" calcext:value-type="float">
            <text:p>7888368</text:p>
          </table:table-cell>
          <table:table-cell table:number-columns-repeated="3"/>
        </table:table-row>
        <table:table-row table:style-name="ro1">
          <table:table-cell office:value-type="float" office:value="62793339" calcext:value-type="float">
            <text:p>62793339</text:p>
          </table:table-cell>
          <table:table-cell office:value-type="float" office:value="6687086" calcext:value-type="float">
            <text:p>6687086</text:p>
          </table:table-cell>
          <table:table-cell table:number-columns-repeated="3"/>
        </table:table-row>
        <table:table-row table:style-name="ro1">
          <table:table-cell office:value-type="float" office:value="63206026" calcext:value-type="float">
            <text:p>63206026</text:p>
          </table:table-cell>
          <table:table-cell office:value-type="float" office:value="7642213" calcext:value-type="float">
            <text:p>7642213</text:p>
          </table:table-cell>
          <table:table-cell table:number-columns-repeated="3"/>
        </table:table-row>
        <table:table-row table:style-name="ro1">
          <table:table-cell office:value-type="float" office:value="36524513" calcext:value-type="float">
            <text:p>36524513</text:p>
          </table:table-cell>
          <table:table-cell office:value-type="float" office:value="8129696" calcext:value-type="float">
            <text:p>8129696</text:p>
          </table:table-cell>
          <table:table-cell table:number-columns-repeated="3"/>
        </table:table-row>
        <table:table-row table:style-name="ro1">
          <table:table-cell office:value-type="float" office:value="15734388" calcext:value-type="float">
            <text:p>15734388</text:p>
          </table:table-cell>
          <table:table-cell office:value-type="float" office:value="7239251" calcext:value-type="float">
            <text:p>7239251</text:p>
          </table:table-cell>
          <table:table-cell table:number-columns-repeated="3"/>
        </table:table-row>
        <table:table-row table:style-name="ro1">
          <table:table-cell office:value-type="float" office:value="63189932" calcext:value-type="float">
            <text:p>63189932</text:p>
          </table:table-cell>
          <table:table-cell office:value-type="float" office:value="6054412" calcext:value-type="float">
            <text:p>6054412</text:p>
          </table:table-cell>
          <table:table-cell table:number-columns-repeated="3"/>
        </table:table-row>
        <table:table-row table:style-name="ro1">
          <table:table-cell office:value-type="float" office:value="36517161" calcext:value-type="float">
            <text:p>36517161</text:p>
          </table:table-cell>
          <table:table-cell office:value-type="float" office:value="6313832" calcext:value-type="float">
            <text:p>6313832</text:p>
          </table:table-cell>
          <table:table-cell table:number-columns-repeated="3"/>
        </table:table-row>
        <table:table-row table:style-name="ro1">
          <table:table-cell office:value-type="float" office:value="37497404" calcext:value-type="float">
            <text:p>37497404</text:p>
          </table:table-cell>
          <table:table-cell office:value-type="float" office:value="8655075" calcext:value-type="float">
            <text:p>8655075</text:p>
          </table:table-cell>
          <table:table-cell table:number-columns-repeated="3"/>
        </table:table-row>
        <table:table-row table:style-name="ro1">
          <table:table-cell office:value-type="float" office:value="36562674" calcext:value-type="float">
            <text:p>36562674</text:p>
          </table:table-cell>
          <table:table-cell office:value-type="float" office:value="6466833" calcext:value-type="float">
            <text:p>6466833</text:p>
          </table:table-cell>
          <table:table-cell table:number-columns-repeated="3"/>
        </table:table-row>
        <table:table-row table:style-name="ro1">
          <table:table-cell office:value-type="float" office:value="62651809" calcext:value-type="float">
            <text:p>62651809</text:p>
          </table:table-cell>
          <table:table-cell office:value-type="float" office:value="5877080" calcext:value-type="float">
            <text:p>5877080</text:p>
          </table:table-cell>
          <table:table-cell table:number-columns-repeated="3"/>
        </table:table-row>
        <table:table-row table:style-name="ro1">
          <table:table-cell office:value-type="float" office:value="36614320" calcext:value-type="float">
            <text:p>36614320</text:p>
          </table:table-cell>
          <table:table-cell office:value-type="float" office:value="7963653" calcext:value-type="float">
            <text:p>7963653</text:p>
          </table:table-cell>
          <table:table-cell table:number-columns-repeated="3"/>
        </table:table-row>
        <table:table-row table:style-name="ro1">
          <table:table-cell office:value-type="float" office:value="15642377" calcext:value-type="float">
            <text:p>15642377</text:p>
          </table:table-cell>
          <table:table-cell office:value-type="float" office:value="7749000" calcext:value-type="float">
            <text:p>7749000</text:p>
          </table:table-cell>
          <table:table-cell table:number-columns-repeated="3"/>
        </table:table-row>
        <table:table-row table:style-name="ro1">
          <table:table-cell office:value-type="float" office:value="36304157" calcext:value-type="float">
            <text:p>36304157</text:p>
          </table:table-cell>
          <table:table-cell office:value-type="float" office:value="6425805" calcext:value-type="float">
            <text:p>6425805</text:p>
          </table:table-cell>
          <table:table-cell table:number-columns-repeated="3"/>
        </table:table-row>
        <table:table-row table:style-name="ro1">
          <table:table-cell office:value-type="float" office:value="36483189" calcext:value-type="float">
            <text:p>36483189</text:p>
          </table:table-cell>
          <table:table-cell office:value-type="float" office:value="6501436" calcext:value-type="float">
            <text:p>6501436</text:p>
          </table:table-cell>
          <table:table-cell table:number-columns-repeated="3"/>
        </table:table-row>
        <table:table-row table:style-name="ro1">
          <table:table-cell office:value-type="float" office:value="36706854" calcext:value-type="float">
            <text:p>36706854</text:p>
          </table:table-cell>
          <table:table-cell office:value-type="float" office:value="6456888" calcext:value-type="float">
            <text:p>6456888</text:p>
          </table:table-cell>
          <table:table-cell table:number-columns-repeated="3"/>
        </table:table-row>
        <table:table-row table:style-name="ro1">
          <table:table-cell office:value-type="float" office:value="36984204" calcext:value-type="float">
            <text:p>36984204</text:p>
          </table:table-cell>
          <table:table-cell office:value-type="float" office:value="6227368" calcext:value-type="float">
            <text:p>6227368</text:p>
          </table:table-cell>
          <table:table-cell table:number-columns-repeated="3"/>
        </table:table-row>
        <table:table-row table:style-name="ro1">
          <table:table-cell office:value-type="float" office:value="62617528" calcext:value-type="float">
            <text:p>62617528</text:p>
          </table:table-cell>
          <table:table-cell office:value-type="float" office:value="7460305" calcext:value-type="float">
            <text:p>7460305</text:p>
          </table:table-cell>
          <table:table-cell table:number-columns-repeated="3"/>
        </table:table-row>
        <table:table-row table:style-name="ro1">
          <table:table-cell office:value-type="float" office:value="36526595" calcext:value-type="float">
            <text:p>36526595</text:p>
          </table:table-cell>
          <table:table-cell office:value-type="float" office:value="6667498" calcext:value-type="float">
            <text:p>6667498</text:p>
          </table:table-cell>
          <table:table-cell table:number-columns-repeated="3"/>
        </table:table-row>
        <table:table-row table:style-name="ro1">
          <table:table-cell office:value-type="float" office:value="63056593" calcext:value-type="float">
            <text:p>63056593</text:p>
          </table:table-cell>
          <table:table-cell office:value-type="float" office:value="7666206" calcext:value-type="float">
            <text:p>7666206</text:p>
          </table:table-cell>
          <table:table-cell table:number-columns-repeated="3"/>
        </table:table-row>
        <table:table-row table:style-name="ro1">
          <table:table-cell office:value-type="float" office:value="63206266" calcext:value-type="float">
            <text:p>63206266</text:p>
          </table:table-cell>
          <table:table-cell office:value-type="float" office:value="6061859" calcext:value-type="float">
            <text:p>6061859</text:p>
          </table:table-cell>
          <table:table-cell table:number-columns-repeated="3"/>
        </table:table-row>
        <table:table-row table:style-name="ro1">
          <table:table-cell office:value-type="float" office:value="63342038" calcext:value-type="float">
            <text:p>63342038</text:p>
          </table:table-cell>
          <table:table-cell office:value-type="float" office:value="7611672" calcext:value-type="float">
            <text:p>7611672</text:p>
          </table:table-cell>
          <table:table-cell table:number-columns-repeated="3"/>
        </table:table-row>
        <table:table-row table:style-name="ro1">
          <table:table-cell office:value-type="float" office:value="36973700" calcext:value-type="float">
            <text:p>36973700</text:p>
          </table:table-cell>
          <table:table-cell office:value-type="float" office:value="8287551" calcext:value-type="float">
            <text:p>8287551</text:p>
          </table:table-cell>
          <table:table-cell table:number-columns-repeated="3"/>
        </table:table-row>
        <table:table-row table:style-name="ro1">
          <table:table-cell office:value-type="float" office:value="14834659" calcext:value-type="float">
            <text:p>14834659</text:p>
          </table:table-cell>
          <table:table-cell office:value-type="float" office:value="7088454" calcext:value-type="float">
            <text:p>7088454</text:p>
          </table:table-cell>
          <table:table-cell table:number-columns-repeated="3"/>
        </table:table-row>
        <table:table-row table:style-name="ro1">
          <table:table-cell office:value-type="float" office:value="62473890" calcext:value-type="float">
            <text:p>62473890</text:p>
          </table:table-cell>
          <table:table-cell office:value-type="float" office:value="5986912" calcext:value-type="float">
            <text:p>5986912</text:p>
          </table:table-cell>
          <table:table-cell table:number-columns-repeated="3"/>
        </table:table-row>
        <table:table-row table:style-name="ro1">
          <table:table-cell office:value-type="float" office:value="36518216" calcext:value-type="float">
            <text:p>36518216</text:p>
          </table:table-cell>
          <table:table-cell office:value-type="float" office:value="8020631" calcext:value-type="float">
            <text:p>8020631</text:p>
          </table:table-cell>
          <table:table-cell table:number-columns-repeated="3"/>
        </table:table-row>
        <table:table-row table:style-name="ro1">
          <table:table-cell office:value-type="float" office:value="63594272" calcext:value-type="float">
            <text:p>63594272</text:p>
          </table:table-cell>
          <table:table-cell office:value-type="float" office:value="7528799" calcext:value-type="float">
            <text:p>7528799</text:p>
          </table:table-cell>
          <table:table-cell table:number-columns-repeated="3"/>
        </table:table-row>
        <table:table-row table:style-name="ro1">
          <table:table-cell office:value-type="float" office:value="45178633" calcext:value-type="float">
            <text:p>45178633</text:p>
          </table:table-cell>
          <table:table-cell office:value-type="float" office:value="9546620" calcext:value-type="float">
            <text:p>9546620</text:p>
          </table:table-cell>
          <table:table-cell table:number-columns-repeated="3"/>
        </table:table-row>
        <table:table-row table:style-name="ro1">
          <table:table-cell office:value-type="float" office:value="62642783" calcext:value-type="float">
            <text:p>62642783</text:p>
          </table:table-cell>
          <table:table-cell office:value-type="float" office:value="6051105" calcext:value-type="float">
            <text:p>6051105</text:p>
          </table:table-cell>
          <table:table-cell table:number-columns-repeated="3"/>
        </table:table-row>
        <table:table-row table:style-name="ro1">
          <table:table-cell office:value-type="float" office:value="37100678" calcext:value-type="float">
            <text:p>37100678</text:p>
          </table:table-cell>
          <table:table-cell office:value-type="float" office:value="8145322" calcext:value-type="float">
            <text:p>8145322</text:p>
          </table:table-cell>
          <table:table-cell table:number-columns-repeated="3"/>
        </table:table-row>
        <table:table-row table:style-name="ro1">
          <table:table-cell office:value-type="float" office:value="37282172" calcext:value-type="float">
            <text:p>37282172</text:p>
          </table:table-cell>
          <table:table-cell office:value-type="float" office:value="8067205" calcext:value-type="float">
            <text:p>8067205</text:p>
          </table:table-cell>
          <table:table-cell table:number-columns-repeated="3"/>
        </table:table-row>
        <table:table-row table:style-name="ro1">
          <table:table-cell office:value-type="float" office:value="37581152" calcext:value-type="float">
            <text:p>37581152</text:p>
          </table:table-cell>
          <table:table-cell office:value-type="float" office:value="6267114" calcext:value-type="float">
            <text:p>6267114</text:p>
          </table:table-cell>
          <table:table-cell table:number-columns-repeated="3"/>
        </table:table-row>
        <table:table-row table:style-name="ro1">
          <table:table-cell office:value-type="float" office:value="36747208" calcext:value-type="float">
            <text:p>36747208</text:p>
          </table:table-cell>
          <table:table-cell office:value-type="float" office:value="6399120" calcext:value-type="float">
            <text:p>6399120</text:p>
          </table:table-cell>
          <table:table-cell table:number-columns-repeated="3"/>
        </table:table-row>
        <table:table-row table:style-name="ro1">
          <table:table-cell office:value-type="float" office:value="36388656" calcext:value-type="float">
            <text:p>36388656</text:p>
          </table:table-cell>
          <table:table-cell office:value-type="float" office:value="6608145" calcext:value-type="float">
            <text:p>6608145</text:p>
          </table:table-cell>
          <table:table-cell table:number-columns-repeated="3"/>
        </table:table-row>
        <table:table-row table:style-name="ro1">
          <table:table-cell office:value-type="float" office:value="64321397" calcext:value-type="float">
            <text:p>64321397</text:p>
          </table:table-cell>
          <table:table-cell office:value-type="float" office:value="6537722" calcext:value-type="float">
            <text:p>6537722</text:p>
          </table:table-cell>
          <table:table-cell table:number-columns-repeated="3"/>
        </table:table-row>
        <table:table-row table:style-name="ro1">
          <table:table-cell office:value-type="float" office:value="62660676" calcext:value-type="float">
            <text:p>62660676</text:p>
          </table:table-cell>
          <table:table-cell office:value-type="float" office:value="7496608" calcext:value-type="float">
            <text:p>7496608</text:p>
          </table:table-cell>
          <table:table-cell table:number-columns-repeated="3"/>
        </table:table-row>
        <table:table-row table:style-name="ro1">
          <table:table-cell office:value-type="float" office:value="36528793" calcext:value-type="float">
            <text:p>36528793</text:p>
          </table:table-cell>
          <table:table-cell office:value-type="float" office:value="6355432" calcext:value-type="float">
            <text:p>6355432</text:p>
          </table:table-cell>
          <table:table-cell table:number-columns-repeated="3"/>
        </table:table-row>
        <table:table-row table:style-name="ro1">
          <table:table-cell office:value-type="float" office:value="36473281" calcext:value-type="float">
            <text:p>36473281</text:p>
          </table:table-cell>
          <table:table-cell office:value-type="float" office:value="6030016" calcext:value-type="float">
            <text:p>6030016</text:p>
          </table:table-cell>
          <table:table-cell table:number-columns-repeated="3"/>
        </table:table-row>
        <table:table-row table:style-name="ro1">
          <table:table-cell office:value-type="float" office:value="36669598" calcext:value-type="float">
            <text:p>36669598</text:p>
          </table:table-cell>
          <table:table-cell office:value-type="float" office:value="6335243" calcext:value-type="float">
            <text:p>6335243</text:p>
          </table:table-cell>
          <table:table-cell table:number-columns-repeated="3"/>
        </table:table-row>
        <table:table-row table:style-name="ro1">
          <table:table-cell office:value-type="float" office:value="62676963" calcext:value-type="float">
            <text:p>62676963</text:p>
          </table:table-cell>
          <table:table-cell office:value-type="float" office:value="7532723" calcext:value-type="float">
            <text:p>7532723</text:p>
          </table:table-cell>
          <table:table-cell table:number-columns-repeated="3"/>
        </table:table-row>
        <table:table-row table:style-name="ro1">
          <table:table-cell office:value-type="float" office:value="36663779" calcext:value-type="float">
            <text:p>36663779</text:p>
          </table:table-cell>
          <table:table-cell office:value-type="float" office:value="6395377" calcext:value-type="float">
            <text:p>6395377</text:p>
          </table:table-cell>
          <table:table-cell table:number-columns-repeated="3"/>
        </table:table-row>
        <table:table-row table:style-name="ro1">
          <table:table-cell office:value-type="float" office:value="62816100" calcext:value-type="float">
            <text:p>62816100</text:p>
          </table:table-cell>
          <table:table-cell office:value-type="float" office:value="7536952" calcext:value-type="float">
            <text:p>7536952</text:p>
          </table:table-cell>
          <table:table-cell table:number-columns-repeated="3"/>
        </table:table-row>
        <table:table-row table:style-name="ro1">
          <table:table-cell office:value-type="float" office:value="37941673" calcext:value-type="float">
            <text:p>37941673</text:p>
          </table:table-cell>
          <table:table-cell office:value-type="float" office:value="6539500" calcext:value-type="float">
            <text:p>6539500</text:p>
          </table:table-cell>
          <table:table-cell table:number-columns-repeated="3"/>
        </table:table-row>
        <table:table-row table:style-name="ro1">
          <table:table-cell office:value-type="float" office:value="38086202" calcext:value-type="float">
            <text:p>38086202</text:p>
          </table:table-cell>
          <table:table-cell office:value-type="float" office:value="6553655" calcext:value-type="float">
            <text:p>6553655</text:p>
          </table:table-cell>
          <table:table-cell table:number-columns-repeated="3"/>
        </table:table-row>
        <table:table-row table:style-name="ro1">
          <table:table-cell office:value-type="float" office:value="62652535" calcext:value-type="float">
            <text:p>62652535</text:p>
          </table:table-cell>
          <table:table-cell office:value-type="float" office:value="7704131" calcext:value-type="float">
            <text:p>7704131</text:p>
          </table:table-cell>
          <table:table-cell table:number-columns-repeated="3"/>
        </table:table-row>
        <table:table-row table:style-name="ro1">
          <table:table-cell office:value-type="float" office:value="36219123" calcext:value-type="float">
            <text:p>36219123</text:p>
          </table:table-cell>
          <table:table-cell office:value-type="float" office:value="6279847" calcext:value-type="float">
            <text:p>6279847</text:p>
          </table:table-cell>
          <table:table-cell table:number-columns-repeated="3"/>
        </table:table-row>
        <table:table-row table:style-name="ro1">
          <table:table-cell office:value-type="float" office:value="63893215" calcext:value-type="float">
            <text:p>63893215</text:p>
          </table:table-cell>
          <table:table-cell office:value-type="float" office:value="6850088" calcext:value-type="float">
            <text:p>6850088</text:p>
          </table:table-cell>
          <table:table-cell table:number-columns-repeated="3"/>
        </table:table-row>
        <table:table-row table:style-name="ro1">
          <table:table-cell office:value-type="float" office:value="62918963" calcext:value-type="float">
            <text:p>62918963</text:p>
          </table:table-cell>
          <table:table-cell office:value-type="float" office:value="5981495" calcext:value-type="float">
            <text:p>5981495</text:p>
          </table:table-cell>
          <table:table-cell table:number-columns-repeated="3"/>
        </table:table-row>
        <table:table-row table:style-name="ro1">
          <table:table-cell office:value-type="float" office:value="62735711" calcext:value-type="float">
            <text:p>62735711</text:p>
          </table:table-cell>
          <table:table-cell office:value-type="float" office:value="7826821" calcext:value-type="float">
            <text:p>7826821</text:p>
          </table:table-cell>
          <table:table-cell table:number-columns-repeated="3"/>
        </table:table-row>
        <table:table-row table:style-name="ro1">
          <table:table-cell office:value-type="float" office:value="66427503" calcext:value-type="float">
            <text:p>66427503</text:p>
          </table:table-cell>
          <table:table-cell office:value-type="float" office:value="7748128" calcext:value-type="float">
            <text:p>7748128</text:p>
          </table:table-cell>
          <table:table-cell table:number-columns-repeated="3"/>
        </table:table-row>
        <table:table-row table:style-name="ro1">
          <table:table-cell office:value-type="float" office:value="15676389" calcext:value-type="float">
            <text:p>15676389</text:p>
          </table:table-cell>
          <table:table-cell office:value-type="float" office:value="7095739" calcext:value-type="float">
            <text:p>7095739</text:p>
          </table:table-cell>
          <table:table-cell table:number-columns-repeated="3"/>
        </table:table-row>
        <table:table-row table:style-name="ro1">
          <table:table-cell office:value-type="float" office:value="62598797" calcext:value-type="float">
            <text:p>62598797</text:p>
          </table:table-cell>
          <table:table-cell office:value-type="float" office:value="7695767" calcext:value-type="float">
            <text:p>7695767</text:p>
          </table:table-cell>
          <table:table-cell table:number-columns-repeated="3"/>
        </table:table-row>
        <table:table-row table:style-name="ro1">
          <table:table-cell office:value-type="float" office:value="62699171" calcext:value-type="float">
            <text:p>62699171</text:p>
          </table:table-cell>
          <table:table-cell office:value-type="float" office:value="7519579" calcext:value-type="float">
            <text:p>7519579</text:p>
          </table:table-cell>
          <table:table-cell table:number-columns-repeated="3"/>
        </table:table-row>
        <table:table-row table:style-name="ro1">
          <table:table-cell office:value-type="float" office:value="38826293" calcext:value-type="float">
            <text:p>38826293</text:p>
          </table:table-cell>
          <table:table-cell office:value-type="float" office:value="6175765" calcext:value-type="float">
            <text:p>6175765</text:p>
          </table:table-cell>
          <table:table-cell table:number-columns-repeated="3"/>
        </table:table-row>
        <table:table-row table:style-name="ro1">
          <table:table-cell office:value-type="float" office:value="14569392" calcext:value-type="float">
            <text:p>14569392</text:p>
          </table:table-cell>
          <table:table-cell office:value-type="float" office:value="7374563" calcext:value-type="float">
            <text:p>7374563</text:p>
          </table:table-cell>
          <table:table-cell table:number-columns-repeated="3"/>
        </table:table-row>
        <table:table-row table:style-name="ro1">
          <table:table-cell office:value-type="float" office:value="36925710" calcext:value-type="float">
            <text:p>36925710</text:p>
          </table:table-cell>
          <table:table-cell office:value-type="float" office:value="6892003" calcext:value-type="float">
            <text:p>6892003</text:p>
          </table:table-cell>
          <table:table-cell table:number-columns-repeated="3"/>
        </table:table-row>
        <table:table-row table:style-name="ro1">
          <table:table-cell office:value-type="float" office:value="36914752" calcext:value-type="float">
            <text:p>36914752</text:p>
          </table:table-cell>
          <table:table-cell office:value-type="float" office:value="8446534" calcext:value-type="float">
            <text:p>8446534</text:p>
          </table:table-cell>
          <table:table-cell table:number-columns-repeated="3"/>
        </table:table-row>
        <table:table-row table:style-name="ro1">
          <table:table-cell office:value-type="float" office:value="36378898" calcext:value-type="float">
            <text:p>36378898</text:p>
          </table:table-cell>
          <table:table-cell office:value-type="float" office:value="6438888" calcext:value-type="float">
            <text:p>6438888</text:p>
          </table:table-cell>
          <table:table-cell table:number-columns-repeated="3"/>
        </table:table-row>
        <table:table-row table:style-name="ro1">
          <table:table-cell office:value-type="float" office:value="45361873" calcext:value-type="float">
            <text:p>45361873</text:p>
          </table:table-cell>
          <table:table-cell office:value-type="float" office:value="10501597" calcext:value-type="float">
            <text:p>10501597</text:p>
          </table:table-cell>
          <table:table-cell table:number-columns-repeated="3"/>
        </table:table-row>
        <table:table-row table:style-name="ro1">
          <table:table-cell office:value-type="float" office:value="62629975" calcext:value-type="float">
            <text:p>62629975</text:p>
          </table:table-cell>
          <table:table-cell office:value-type="float" office:value="7580048" calcext:value-type="float">
            <text:p>7580048</text:p>
          </table:table-cell>
          <table:table-cell table:number-columns-repeated="3"/>
        </table:table-row>
        <table:table-row table:style-name="ro1">
          <table:table-cell office:value-type="float" office:value="36804749" calcext:value-type="float">
            <text:p>36804749</text:p>
          </table:table-cell>
          <table:table-cell office:value-type="float" office:value="8099906" calcext:value-type="float">
            <text:p>8099906</text:p>
          </table:table-cell>
          <table:table-cell table:number-columns-repeated="3"/>
        </table:table-row>
        <table:table-row table:style-name="ro1">
          <table:table-cell office:value-type="float" office:value="36862908" calcext:value-type="float">
            <text:p>36862908</text:p>
          </table:table-cell>
          <table:table-cell office:value-type="float" office:value="6388055" calcext:value-type="float">
            <text:p>6388055</text:p>
          </table:table-cell>
          <table:table-cell table:number-columns-repeated="3"/>
        </table:table-row>
        <table:table-row table:style-name="ro1">
          <table:table-cell office:value-type="float" office:value="64037144" calcext:value-type="float">
            <text:p>64037144</text:p>
          </table:table-cell>
          <table:table-cell office:value-type="float" office:value="6238784" calcext:value-type="float">
            <text:p>6238784</text:p>
          </table:table-cell>
          <table:table-cell table:number-columns-repeated="3"/>
        </table:table-row>
        <table:table-row table:style-name="ro1">
          <table:table-cell office:value-type="float" office:value="63312190" calcext:value-type="float">
            <text:p>63312190</text:p>
          </table:table-cell>
          <table:table-cell office:value-type="float" office:value="7550005" calcext:value-type="float">
            <text:p>7550005</text:p>
          </table:table-cell>
          <table:table-cell table:number-columns-repeated="3"/>
        </table:table-row>
        <table:table-row table:style-name="ro1">
          <table:table-cell office:value-type="float" office:value="37183562" calcext:value-type="float">
            <text:p>37183562</text:p>
          </table:table-cell>
          <table:table-cell office:value-type="float" office:value="7768692" calcext:value-type="float">
            <text:p>7768692</text:p>
          </table:table-cell>
          <table:table-cell table:number-columns-repeated="3"/>
        </table:table-row>
        <table:table-row table:style-name="ro1">
          <table:table-cell office:value-type="float" office:value="14751120" calcext:value-type="float">
            <text:p>14751120</text:p>
          </table:table-cell>
          <table:table-cell office:value-type="float" office:value="7112448" calcext:value-type="float">
            <text:p>7112448</text:p>
          </table:table-cell>
          <table:table-cell table:number-columns-repeated="3"/>
        </table:table-row>
        <table:table-row table:style-name="ro1">
          <table:table-cell office:value-type="float" office:value="36486786" calcext:value-type="float">
            <text:p>36486786</text:p>
          </table:table-cell>
          <table:table-cell office:value-type="float" office:value="6271584" calcext:value-type="float">
            <text:p>6271584</text:p>
          </table:table-cell>
          <table:table-cell table:number-columns-repeated="3"/>
        </table:table-row>
        <table:table-row table:style-name="ro1">
          <table:table-cell office:value-type="float" office:value="36942860" calcext:value-type="float">
            <text:p>36942860</text:p>
          </table:table-cell>
          <table:table-cell office:value-type="float" office:value="8344615" calcext:value-type="float">
            <text:p>8344615</text:p>
          </table:table-cell>
          <table:table-cell table:number-columns-repeated="3"/>
        </table:table-row>
        <table:table-row table:style-name="ro1">
          <table:table-cell office:value-type="float" office:value="37100152" calcext:value-type="float">
            <text:p>37100152</text:p>
          </table:table-cell>
          <table:table-cell office:value-type="float" office:value="6692547" calcext:value-type="float">
            <text:p>6692547</text:p>
          </table:table-cell>
          <table:table-cell table:number-columns-repeated="3"/>
        </table:table-row>
        <table:table-row table:style-name="ro1">
          <table:table-cell office:value-type="float" office:value="36843248" calcext:value-type="float">
            <text:p>36843248</text:p>
          </table:table-cell>
          <table:table-cell office:value-type="float" office:value="9369877" calcext:value-type="float">
            <text:p>9369877</text:p>
          </table:table-cell>
          <table:table-cell table:number-columns-repeated="3"/>
        </table:table-row>
        <table:table-row table:style-name="ro1">
          <table:table-cell office:value-type="float" office:value="14546304" calcext:value-type="float">
            <text:p>14546304</text:p>
          </table:table-cell>
          <table:table-cell office:value-type="float" office:value="7304412" calcext:value-type="float">
            <text:p>7304412</text:p>
          </table:table-cell>
          <table:table-cell table:number-columns-repeated="3"/>
        </table:table-row>
        <table:table-row table:style-name="ro1">
          <table:table-cell office:value-type="float" office:value="62947337" calcext:value-type="float">
            <text:p>62947337</text:p>
          </table:table-cell>
          <table:table-cell office:value-type="float" office:value="6097984" calcext:value-type="float">
            <text:p>6097984</text:p>
          </table:table-cell>
          <table:table-cell table:number-columns-repeated="3"/>
        </table:table-row>
        <table:table-row table:style-name="ro1">
          <table:table-cell office:value-type="float" office:value="36839488" calcext:value-type="float">
            <text:p>36839488</text:p>
          </table:table-cell>
          <table:table-cell office:value-type="float" office:value="8328951" calcext:value-type="float">
            <text:p>8328951</text:p>
          </table:table-cell>
          <table:table-cell table:number-columns-repeated="3"/>
        </table:table-row>
        <table:table-row table:style-name="ro1">
          <table:table-cell office:value-type="float" office:value="36500154" calcext:value-type="float">
            <text:p>36500154</text:p>
          </table:table-cell>
          <table:table-cell office:value-type="float" office:value="6551660" calcext:value-type="float">
            <text:p>6551660</text:p>
          </table:table-cell>
          <table:table-cell table:number-columns-repeated="3"/>
        </table:table-row>
        <table:table-row table:style-name="ro1">
          <table:table-cell office:value-type="float" office:value="36873792" calcext:value-type="float">
            <text:p>36873792</text:p>
          </table:table-cell>
          <table:table-cell office:value-type="float" office:value="8218781" calcext:value-type="float">
            <text:p>8218781</text:p>
          </table:table-cell>
          <table:table-cell table:number-columns-repeated="3"/>
        </table:table-row>
        <table:table-row table:style-name="ro1">
          <table:table-cell office:value-type="float" office:value="63735481" calcext:value-type="float">
            <text:p>63735481</text:p>
          </table:table-cell>
          <table:table-cell office:value-type="float" office:value="19164900" calcext:value-type="float">
            <text:p>19164900</text:p>
          </table:table-cell>
          <table:table-cell table:number-columns-repeated="3"/>
        </table:table-row>
        <table:table-row table:style-name="ro1">
          <table:table-cell office:value-type="float" office:value="62830042" calcext:value-type="float">
            <text:p>62830042</text:p>
          </table:table-cell>
          <table:table-cell office:value-type="float" office:value="6023532" calcext:value-type="float">
            <text:p>6023532</text:p>
          </table:table-cell>
          <table:table-cell table:number-columns-repeated="3"/>
        </table:table-row>
        <table:table-row table:style-name="ro1">
          <table:table-cell office:value-type="float" office:value="63115358" calcext:value-type="float">
            <text:p>63115358</text:p>
          </table:table-cell>
          <table:table-cell office:value-type="float" office:value="6856619" calcext:value-type="float">
            <text:p>6856619</text:p>
          </table:table-cell>
          <table:table-cell table:number-columns-repeated="3"/>
        </table:table-row>
        <table:table-row table:style-name="ro1">
          <table:table-cell office:value-type="float" office:value="37093594" calcext:value-type="float">
            <text:p>37093594</text:p>
          </table:table-cell>
          <table:table-cell office:value-type="float" office:value="6703598" calcext:value-type="float">
            <text:p>6703598</text:p>
          </table:table-cell>
          <table:table-cell table:number-columns-repeated="3"/>
        </table:table-row>
        <table:table-row table:style-name="ro1">
          <table:table-cell office:value-type="float" office:value="36849985" calcext:value-type="float">
            <text:p>36849985</text:p>
          </table:table-cell>
          <table:table-cell office:value-type="float" office:value="6348895" calcext:value-type="float">
            <text:p>6348895</text:p>
          </table:table-cell>
          <table:table-cell table:number-columns-repeated="3"/>
        </table:table-row>
        <table:table-row table:style-name="ro1">
          <table:table-cell office:value-type="float" office:value="14469030" calcext:value-type="float">
            <text:p>14469030</text:p>
          </table:table-cell>
          <table:table-cell office:value-type="float" office:value="7214042" calcext:value-type="float">
            <text:p>7214042</text:p>
          </table:table-cell>
          <table:table-cell table:number-columns-repeated="3"/>
        </table:table-row>
        <table:table-row table:style-name="ro1">
          <table:table-cell office:value-type="float" office:value="37594411" calcext:value-type="float">
            <text:p>37594411</text:p>
          </table:table-cell>
          <table:table-cell office:value-type="float" office:value="7399323" calcext:value-type="float">
            <text:p>7399323</text:p>
          </table:table-cell>
          <table:table-cell table:number-columns-repeated="3"/>
        </table:table-row>
        <table:table-row table:style-name="ro1">
          <table:table-cell office:value-type="float" office:value="62833002" calcext:value-type="float">
            <text:p>62833002</text:p>
          </table:table-cell>
          <table:table-cell office:value-type="float" office:value="7809268" calcext:value-type="float">
            <text:p>7809268</text:p>
          </table:table-cell>
          <table:table-cell table:number-columns-repeated="3"/>
        </table:table-row>
        <table:table-row table:style-name="ro1">
          <table:table-cell office:value-type="float" office:value="72003239" calcext:value-type="float">
            <text:p>72003239</text:p>
          </table:table-cell>
          <table:table-cell office:value-type="float" office:value="7608765" calcext:value-type="float">
            <text:p>7608765</text:p>
          </table:table-cell>
          <table:table-cell table:number-columns-repeated="3"/>
        </table:table-row>
        <table:table-row table:style-name="ro1">
          <table:table-cell office:value-type="float" office:value="36834393" calcext:value-type="float">
            <text:p>36834393</text:p>
          </table:table-cell>
          <table:table-cell office:value-type="float" office:value="8989014" calcext:value-type="float">
            <text:p>8989014</text:p>
          </table:table-cell>
          <table:table-cell table:number-columns-repeated="3"/>
        </table:table-row>
        <table:table-row table:style-name="ro1">
          <table:table-cell office:value-type="float" office:value="38026289" calcext:value-type="float">
            <text:p>38026289</text:p>
          </table:table-cell>
          <table:table-cell office:value-type="float" office:value="6603608" calcext:value-type="float">
            <text:p>6603608</text:p>
          </table:table-cell>
          <table:table-cell table:number-columns-repeated="3"/>
        </table:table-row>
        <table:table-row table:style-name="ro1">
          <table:table-cell office:value-type="float" office:value="36526700" calcext:value-type="float">
            <text:p>36526700</text:p>
          </table:table-cell>
          <table:table-cell office:value-type="float" office:value="6654190" calcext:value-type="float">
            <text:p>6654190</text:p>
          </table:table-cell>
          <table:table-cell table:number-columns-repeated="3"/>
        </table:table-row>
        <table:table-row table:style-name="ro1">
          <table:table-cell office:value-type="float" office:value="36685538" calcext:value-type="float">
            <text:p>36685538</text:p>
          </table:table-cell>
          <table:table-cell office:value-type="float" office:value="6912224" calcext:value-type="float">
            <text:p>6912224</text:p>
          </table:table-cell>
          <table:table-cell table:number-columns-repeated="3"/>
        </table:table-row>
        <table:table-row table:style-name="ro1">
          <table:table-cell office:value-type="float" office:value="37543536" calcext:value-type="float">
            <text:p>37543536</text:p>
          </table:table-cell>
          <table:table-cell office:value-type="float" office:value="8268044" calcext:value-type="float">
            <text:p>8268044</text:p>
          </table:table-cell>
          <table:table-cell table:number-columns-repeated="3"/>
        </table:table-row>
        <table:table-row table:style-name="ro1">
          <table:table-cell office:value-type="float" office:value="37488062" calcext:value-type="float">
            <text:p>37488062</text:p>
          </table:table-cell>
          <table:table-cell office:value-type="float" office:value="6400724" calcext:value-type="float">
            <text:p>6400724</text:p>
          </table:table-cell>
          <table:table-cell table:number-columns-repeated="3"/>
        </table:table-row>
        <table:table-row table:style-name="ro1">
          <table:table-cell office:value-type="float" office:value="36407572" calcext:value-type="float">
            <text:p>36407572</text:p>
          </table:table-cell>
          <table:table-cell office:value-type="float" office:value="6390642" calcext:value-type="float">
            <text:p>6390642</text:p>
          </table:table-cell>
          <table:table-cell table:number-columns-repeated="3"/>
        </table:table-row>
        <table:table-row table:style-name="ro1">
          <table:table-cell office:value-type="float" office:value="37320177" calcext:value-type="float">
            <text:p>37320177</text:p>
          </table:table-cell>
          <table:table-cell office:value-type="float" office:value="6156839" calcext:value-type="float">
            <text:p>6156839</text:p>
          </table:table-cell>
          <table:table-cell table:number-columns-repeated="3"/>
        </table:table-row>
        <table:table-row table:style-name="ro1">
          <table:table-cell office:value-type="float" office:value="36861272" calcext:value-type="float">
            <text:p>36861272</text:p>
          </table:table-cell>
          <table:table-cell office:value-type="float" office:value="8411231" calcext:value-type="float">
            <text:p>8411231</text:p>
          </table:table-cell>
          <table:table-cell table:number-columns-repeated="3"/>
        </table:table-row>
        <table:table-row table:style-name="ro1">
          <table:table-cell office:value-type="float" office:value="63378942" calcext:value-type="float">
            <text:p>63378942</text:p>
          </table:table-cell>
          <table:table-cell office:value-type="float" office:value="7928813" calcext:value-type="float">
            <text:p>7928813</text:p>
          </table:table-cell>
          <table:table-cell table:number-columns-repeated="3"/>
        </table:table-row>
        <table:table-row table:style-name="ro1">
          <table:table-cell office:value-type="float" office:value="63042343" calcext:value-type="float">
            <text:p>63042343</text:p>
          </table:table-cell>
          <table:table-cell office:value-type="float" office:value="6076589" calcext:value-type="float">
            <text:p>6076589</text:p>
          </table:table-cell>
          <table:table-cell table:number-columns-repeated="3"/>
        </table:table-row>
        <table:table-row table:style-name="ro1">
          <table:table-cell office:value-type="float" office:value="36612890" calcext:value-type="float">
            <text:p>36612890</text:p>
          </table:table-cell>
          <table:table-cell office:value-type="float" office:value="6718946" calcext:value-type="float">
            <text:p>6718946</text:p>
          </table:table-cell>
          <table:table-cell table:number-columns-repeated="3"/>
        </table:table-row>
        <table:table-row table:style-name="ro1">
          <table:table-cell office:value-type="float" office:value="14597586" calcext:value-type="float">
            <text:p>14597586</text:p>
          </table:table-cell>
          <table:table-cell office:value-type="float" office:value="7225773" calcext:value-type="float">
            <text:p>7225773</text:p>
          </table:table-cell>
          <table:table-cell table:number-columns-repeated="3"/>
        </table:table-row>
        <table:table-row table:style-name="ro1">
          <table:table-cell office:value-type="float" office:value="36605731" calcext:value-type="float">
            <text:p>36605731</text:p>
          </table:table-cell>
          <table:table-cell office:value-type="float" office:value="6229180" calcext:value-type="float">
            <text:p>6229180</text:p>
          </table:table-cell>
          <table:table-cell table:number-columns-repeated="3"/>
        </table:table-row>
        <table:table-row table:style-name="ro1">
          <table:table-cell office:value-type="float" office:value="36837299" calcext:value-type="float">
            <text:p>36837299</text:p>
          </table:table-cell>
          <table:table-cell office:value-type="float" office:value="8207686" calcext:value-type="float">
            <text:p>8207686</text:p>
          </table:table-cell>
          <table:table-cell table:number-columns-repeated="3"/>
        </table:table-row>
        <table:table-row table:style-name="ro1">
          <table:table-cell office:value-type="float" office:value="60848407" calcext:value-type="float">
            <text:p>60848407</text:p>
          </table:table-cell>
          <table:table-cell office:value-type="float" office:value="10052053" calcext:value-type="float">
            <text:p>10052053</text:p>
          </table:table-cell>
          <table:table-cell table:number-columns-repeated="3"/>
        </table:table-row>
        <table:table-row table:style-name="ro1">
          <table:table-cell office:value-type="float" office:value="63837878" calcext:value-type="float">
            <text:p>63837878</text:p>
          </table:table-cell>
          <table:table-cell office:value-type="float" office:value="7676158" calcext:value-type="float">
            <text:p>7676158</text:p>
          </table:table-cell>
          <table:table-cell table:number-columns-repeated="3"/>
        </table:table-row>
        <table:table-row table:style-name="ro1">
          <table:table-cell office:value-type="float" office:value="37135455" calcext:value-type="float">
            <text:p>37135455</text:p>
          </table:table-cell>
          <table:table-cell office:value-type="float" office:value="6427988" calcext:value-type="float">
            <text:p>6427988</text:p>
          </table:table-cell>
          <table:table-cell table:number-columns-repeated="3"/>
        </table:table-row>
        <table:table-row table:style-name="ro1">
          <table:table-cell office:value-type="float" office:value="14287872" calcext:value-type="float">
            <text:p>14287872</text:p>
          </table:table-cell>
          <table:table-cell office:value-type="float" office:value="7264386" calcext:value-type="float">
            <text:p>7264386</text:p>
          </table:table-cell>
          <table:table-cell table:number-columns-repeated="3"/>
        </table:table-row>
        <table:table-row table:style-name="ro1">
          <table:table-cell office:value-type="float" office:value="66480222" calcext:value-type="float">
            <text:p>66480222</text:p>
          </table:table-cell>
          <table:table-cell office:value-type="float" office:value="7513534" calcext:value-type="float">
            <text:p>7513534</text:p>
          </table:table-cell>
          <table:table-cell table:number-columns-repeated="3"/>
        </table:table-row>
        <table:table-row table:style-name="ro1">
          <table:table-cell office:value-type="float" office:value="14363200" calcext:value-type="float">
            <text:p>14363200</text:p>
          </table:table-cell>
          <table:table-cell office:value-type="float" office:value="7240574" calcext:value-type="float">
            <text:p>7240574</text:p>
          </table:table-cell>
          <table:table-cell table:number-columns-repeated="3"/>
        </table:table-row>
        <table:table-row table:style-name="ro1">
          <table:table-cell office:value-type="float" office:value="36496960" calcext:value-type="float">
            <text:p>36496960</text:p>
          </table:table-cell>
          <table:table-cell office:value-type="float" office:value="6164380" calcext:value-type="float">
            <text:p>6164380</text:p>
          </table:table-cell>
          <table:table-cell table:number-columns-repeated="3"/>
        </table:table-row>
        <table:table-row table:style-name="ro1">
          <table:table-cell office:value-type="float" office:value="77014167" calcext:value-type="float">
            <text:p>77014167</text:p>
          </table:table-cell>
          <table:table-cell office:value-type="float" office:value="8498113" calcext:value-type="float">
            <text:p>8498113</text:p>
          </table:table-cell>
          <table:table-cell table:number-columns-repeated="3"/>
        </table:table-row>
        <table:table-row table:style-name="ro1">
          <table:table-cell office:value-type="float" office:value="62614419" calcext:value-type="float">
            <text:p>62614419</text:p>
          </table:table-cell>
          <table:table-cell office:value-type="float" office:value="6020464" calcext:value-type="float">
            <text:p>6020464</text:p>
          </table:table-cell>
          <table:table-cell table:number-columns-repeated="3"/>
        </table:table-row>
        <table:table-row table:style-name="ro1">
          <table:table-cell office:value-type="float" office:value="37072722" calcext:value-type="float">
            <text:p>37072722</text:p>
          </table:table-cell>
          <table:table-cell office:value-type="float" office:value="8503259" calcext:value-type="float">
            <text:p>8503259</text:p>
          </table:table-cell>
          <table:table-cell table:number-columns-repeated="3"/>
        </table:table-row>
        <table:table-row table:style-name="ro1">
          <table:table-cell office:value-type="float" office:value="36562983" calcext:value-type="float">
            <text:p>36562983</text:p>
          </table:table-cell>
          <table:table-cell office:value-type="float" office:value="6592702" calcext:value-type="float">
            <text:p>6592702</text:p>
          </table:table-cell>
          <table:table-cell table:number-columns-repeated="3"/>
        </table:table-row>
        <table:table-row table:style-name="ro1">
          <table:table-cell office:value-type="float" office:value="36920717" calcext:value-type="float">
            <text:p>36920717</text:p>
          </table:table-cell>
          <table:table-cell office:value-type="float" office:value="6147864" calcext:value-type="float">
            <text:p>6147864</text:p>
          </table:table-cell>
          <table:table-cell table:number-columns-repeated="3"/>
        </table:table-row>
        <table:table-row table:style-name="ro1">
          <table:table-cell office:value-type="float" office:value="36813196" calcext:value-type="float">
            <text:p>36813196</text:p>
          </table:table-cell>
          <table:table-cell office:value-type="float" office:value="6439502" calcext:value-type="float">
            <text:p>6439502</text:p>
          </table:table-cell>
          <table:table-cell table:number-columns-repeated="3"/>
        </table:table-row>
        <table:table-row table:style-name="ro1">
          <table:table-cell office:value-type="float" office:value="14331063" calcext:value-type="float">
            <text:p>14331063</text:p>
          </table:table-cell>
          <table:table-cell office:value-type="float" office:value="7031886" calcext:value-type="float">
            <text:p>7031886</text:p>
          </table:table-cell>
          <table:table-cell table:number-columns-repeated="3"/>
        </table:table-row>
        <table:table-row table:style-name="ro1">
          <table:table-cell office:value-type="float" office:value="36565959" calcext:value-type="float">
            <text:p>36565959</text:p>
          </table:table-cell>
          <table:table-cell office:value-type="float" office:value="6374726" calcext:value-type="float">
            <text:p>6374726</text:p>
          </table:table-cell>
          <table:table-cell table:number-columns-repeated="3"/>
        </table:table-row>
        <table:table-row table:style-name="ro1">
          <table:table-cell office:value-type="float" office:value="62732457" calcext:value-type="float">
            <text:p>62732457</text:p>
          </table:table-cell>
          <table:table-cell office:value-type="float" office:value="7377981" calcext:value-type="float">
            <text:p>7377981</text:p>
          </table:table-cell>
          <table:table-cell table:number-columns-repeated="3"/>
        </table:table-row>
        <table:table-row table:style-name="ro1">
          <table:table-cell office:value-type="float" office:value="36817110" calcext:value-type="float">
            <text:p>36817110</text:p>
          </table:table-cell>
          <table:table-cell office:value-type="float" office:value="6310327" calcext:value-type="float">
            <text:p>6310327</text:p>
          </table:table-cell>
          <table:table-cell table:number-columns-repeated="3"/>
        </table:table-row>
        <table:table-row table:style-name="ro1">
          <table:table-cell office:value-type="float" office:value="36397242" calcext:value-type="float">
            <text:p>36397242</text:p>
          </table:table-cell>
          <table:table-cell office:value-type="float" office:value="8113447" calcext:value-type="float">
            <text:p>8113447</text:p>
          </table:table-cell>
          <table:table-cell table:number-columns-repeated="3"/>
        </table:table-row>
        <table:table-row table:style-name="ro1">
          <table:table-cell office:value-type="float" office:value="37190291" calcext:value-type="float">
            <text:p>37190291</text:p>
          </table:table-cell>
          <table:table-cell office:value-type="float" office:value="7986783" calcext:value-type="float">
            <text:p>7986783</text:p>
          </table:table-cell>
          <table:table-cell table:number-columns-repeated="3"/>
        </table:table-row>
        <table:table-row table:style-name="ro1">
          <table:table-cell office:value-type="float" office:value="36709755" calcext:value-type="float">
            <text:p>36709755</text:p>
          </table:table-cell>
          <table:table-cell office:value-type="float" office:value="8020024" calcext:value-type="float">
            <text:p>8020024</text:p>
          </table:table-cell>
          <table:table-cell table:number-columns-repeated="3"/>
        </table:table-row>
        <table:table-row table:style-name="ro1">
          <table:table-cell office:value-type="float" office:value="36312413" calcext:value-type="float">
            <text:p>36312413</text:p>
          </table:table-cell>
          <table:table-cell office:value-type="float" office:value="6263585" calcext:value-type="float">
            <text:p>6263585</text:p>
          </table:table-cell>
          <table:table-cell table:number-columns-repeated="3"/>
        </table:table-row>
        <table:table-row table:style-name="ro1">
          <table:table-cell office:value-type="float" office:value="37003989" calcext:value-type="float">
            <text:p>37003989</text:p>
          </table:table-cell>
          <table:table-cell office:value-type="float" office:value="6239410" calcext:value-type="float">
            <text:p>6239410</text:p>
          </table:table-cell>
          <table:table-cell table:number-columns-repeated="3"/>
        </table:table-row>
        <table:table-row table:style-name="ro1">
          <table:table-cell office:value-type="float" office:value="36788474" calcext:value-type="float">
            <text:p>36788474</text:p>
          </table:table-cell>
          <table:table-cell office:value-type="float" office:value="7998462" calcext:value-type="float">
            <text:p>7998462</text:p>
          </table:table-cell>
          <table:table-cell table:number-columns-repeated="3"/>
        </table:table-row>
        <table:table-row table:style-name="ro1">
          <table:table-cell office:value-type="float" office:value="36700462" calcext:value-type="float">
            <text:p>36700462</text:p>
          </table:table-cell>
          <table:table-cell office:value-type="float" office:value="6690264" calcext:value-type="float">
            <text:p>6690264</text:p>
          </table:table-cell>
          <table:table-cell table:number-columns-repeated="3"/>
        </table:table-row>
        <table:table-row table:style-name="ro1">
          <table:table-cell office:value-type="float" office:value="64427457" calcext:value-type="float">
            <text:p>64427457</text:p>
          </table:table-cell>
          <table:table-cell office:value-type="float" office:value="6096340" calcext:value-type="float">
            <text:p>6096340</text:p>
          </table:table-cell>
          <table:table-cell table:number-columns-repeated="3"/>
        </table:table-row>
        <table:table-row table:style-name="ro1">
          <table:table-cell office:value-type="float" office:value="40925753" calcext:value-type="float">
            <text:p>40925753</text:p>
          </table:table-cell>
          <table:table-cell office:value-type="float" office:value="7479356" calcext:value-type="float">
            <text:p>7479356</text:p>
          </table:table-cell>
          <table:table-cell table:number-columns-repeated="3"/>
        </table:table-row>
        <table:table-row table:style-name="ro1">
          <table:table-cell office:value-type="float" office:value="63039766" calcext:value-type="float">
            <text:p>63039766</text:p>
          </table:table-cell>
          <table:table-cell office:value-type="float" office:value="7515041" calcext:value-type="float">
            <text:p>7515041</text:p>
          </table:table-cell>
          <table:table-cell table:number-columns-repeated="3"/>
        </table:table-row>
        <table:table-row table:style-name="ro1">
          <table:table-cell office:value-type="float" office:value="64698087" calcext:value-type="float">
            <text:p>64698087</text:p>
          </table:table-cell>
          <table:table-cell office:value-type="float" office:value="6102294" calcext:value-type="float">
            <text:p>6102294</text:p>
          </table:table-cell>
          <table:table-cell table:number-columns-repeated="3"/>
        </table:table-row>
        <table:table-row table:style-name="ro1">
          <table:table-cell office:value-type="float" office:value="63545558" calcext:value-type="float">
            <text:p>63545558</text:p>
          </table:table-cell>
          <table:table-cell office:value-type="float" office:value="7539035" calcext:value-type="float">
            <text:p>7539035</text:p>
          </table:table-cell>
          <table:table-cell table:number-columns-repeated="3"/>
        </table:table-row>
        <table:table-row table:style-name="ro1">
          <table:table-cell office:value-type="float" office:value="37020782" calcext:value-type="float">
            <text:p>37020782</text:p>
          </table:table-cell>
          <table:table-cell office:value-type="float" office:value="7631683" calcext:value-type="float">
            <text:p>7631683</text:p>
          </table:table-cell>
          <table:table-cell table:number-columns-repeated="3"/>
        </table:table-row>
        <table:table-row table:style-name="ro1">
          <table:table-cell office:value-type="float" office:value="37488302" calcext:value-type="float">
            <text:p>37488302</text:p>
          </table:table-cell>
          <table:table-cell office:value-type="float" office:value="8219596" calcext:value-type="float">
            <text:p>8219596</text:p>
          </table:table-cell>
          <table:table-cell table:number-columns-repeated="3"/>
        </table:table-row>
        <table:table-row table:style-name="ro1">
          <table:table-cell office:value-type="float" office:value="62908180" calcext:value-type="float">
            <text:p>62908180</text:p>
          </table:table-cell>
          <table:table-cell office:value-type="float" office:value="7555352" calcext:value-type="float">
            <text:p>7555352</text:p>
          </table:table-cell>
          <table:table-cell table:number-columns-repeated="3"/>
        </table:table-row>
        <table:table-row table:style-name="ro1">
          <table:table-cell office:value-type="float" office:value="62710591" calcext:value-type="float">
            <text:p>62710591</text:p>
          </table:table-cell>
          <table:table-cell office:value-type="float" office:value="7395205" calcext:value-type="float">
            <text:p>7395205</text:p>
          </table:table-cell>
          <table:table-cell table:number-columns-repeated="3"/>
        </table:table-row>
        <table:table-row table:style-name="ro1">
          <table:table-cell office:value-type="float" office:value="14370276" calcext:value-type="float">
            <text:p>14370276</text:p>
          </table:table-cell>
          <table:table-cell office:value-type="float" office:value="7409856" calcext:value-type="float">
            <text:p>7409856</text:p>
          </table:table-cell>
          <table:table-cell table:number-columns-repeated="3"/>
        </table:table-row>
        <table:table-row table:style-name="ro1">
          <table:table-cell office:value-type="float" office:value="63131429" calcext:value-type="float">
            <text:p>63131429</text:p>
          </table:table-cell>
          <table:table-cell office:value-type="float" office:value="5911157" calcext:value-type="float">
            <text:p>5911157</text:p>
          </table:table-cell>
          <table:table-cell table:number-columns-repeated="3"/>
        </table:table-row>
        <table:table-row table:style-name="ro1">
          <table:table-cell office:value-type="float" office:value="37864086" calcext:value-type="float">
            <text:p>37864086</text:p>
          </table:table-cell>
          <table:table-cell office:value-type="float" office:value="8222695" calcext:value-type="float">
            <text:p>8222695</text:p>
          </table:table-cell>
          <table:table-cell table:number-columns-repeated="3"/>
        </table:table-row>
        <table:table-row table:style-name="ro1">
          <table:table-cell office:value-type="float" office:value="62927035" calcext:value-type="float">
            <text:p>62927035</text:p>
          </table:table-cell>
          <table:table-cell office:value-type="float" office:value="6074745" calcext:value-type="float">
            <text:p>6074745</text:p>
          </table:table-cell>
          <table:table-cell table:number-columns-repeated="3"/>
        </table:table-row>
        <table:table-row table:style-name="ro1">
          <table:table-cell office:value-type="float" office:value="37350861" calcext:value-type="float">
            <text:p>37350861</text:p>
          </table:table-cell>
          <table:table-cell office:value-type="float" office:value="7570044" calcext:value-type="float">
            <text:p>7570044</text:p>
          </table:table-cell>
          <table:table-cell table:number-columns-repeated="3"/>
        </table:table-row>
        <table:table-row table:style-name="ro1">
          <table:table-cell office:value-type="float" office:value="68713577" calcext:value-type="float">
            <text:p>68713577</text:p>
          </table:table-cell>
          <table:table-cell office:value-type="float" office:value="10302928" calcext:value-type="float">
            <text:p>10302928</text:p>
          </table:table-cell>
          <table:table-cell table:number-columns-repeated="3"/>
        </table:table-row>
        <table:table-row table:style-name="ro1">
          <table:table-cell office:value-type="float" office:value="37131410" calcext:value-type="float">
            <text:p>37131410</text:p>
          </table:table-cell>
          <table:table-cell office:value-type="float" office:value="8175784" calcext:value-type="float">
            <text:p>8175784</text:p>
          </table:table-cell>
          <table:table-cell table:number-columns-repeated="3"/>
        </table:table-row>
        <table:table-row table:style-name="ro1">
          <table:table-cell office:value-type="float" office:value="63956806" calcext:value-type="float">
            <text:p>63956806</text:p>
          </table:table-cell>
          <table:table-cell office:value-type="float" office:value="7982206" calcext:value-type="float">
            <text:p>7982206</text:p>
          </table:table-cell>
          <table:table-cell table:number-columns-repeated="3"/>
        </table:table-row>
        <table:table-row table:style-name="ro1">
          <table:table-cell office:value-type="float" office:value="14775459" calcext:value-type="float">
            <text:p>14775459</text:p>
          </table:table-cell>
          <table:table-cell office:value-type="float" office:value="7237687" calcext:value-type="float">
            <text:p>7237687</text:p>
          </table:table-cell>
          <table:table-cell table:number-columns-repeated="3"/>
        </table:table-row>
        <table:table-row table:style-name="ro1">
          <table:table-cell office:value-type="float" office:value="37359031" calcext:value-type="float">
            <text:p>37359031</text:p>
          </table:table-cell>
          <table:table-cell office:value-type="float" office:value="8202372" calcext:value-type="float">
            <text:p>8202372</text:p>
          </table:table-cell>
          <table:table-cell table:number-columns-repeated="3"/>
        </table:table-row>
        <table:table-row table:style-name="ro1">
          <table:table-cell office:value-type="float" office:value="36540768" calcext:value-type="float">
            <text:p>36540768</text:p>
          </table:table-cell>
          <table:table-cell office:value-type="float" office:value="6615712" calcext:value-type="float">
            <text:p>6615712</text:p>
          </table:table-cell>
          <table:table-cell table:number-columns-repeated="3"/>
        </table:table-row>
        <table:table-row table:style-name="ro1">
          <table:table-cell office:value-type="float" office:value="62731757" calcext:value-type="float">
            <text:p>62731757</text:p>
          </table:table-cell>
          <table:table-cell office:value-type="float" office:value="6124666" calcext:value-type="float">
            <text:p>6124666</text:p>
          </table:table-cell>
          <table:table-cell table:number-columns-repeated="3"/>
        </table:table-row>
        <table:table-row table:style-name="ro1">
          <table:table-cell office:value-type="float" office:value="37827639" calcext:value-type="float">
            <text:p>37827639</text:p>
          </table:table-cell>
          <table:table-cell office:value-type="float" office:value="6407460" calcext:value-type="float">
            <text:p>6407460</text:p>
          </table:table-cell>
          <table:table-cell table:number-columns-repeated="3"/>
        </table:table-row>
        <table:table-row table:style-name="ro1">
          <table:table-cell office:value-type="float" office:value="63252901" calcext:value-type="float">
            <text:p>63252901</text:p>
          </table:table-cell>
          <table:table-cell office:value-type="float" office:value="6041746" calcext:value-type="float">
            <text:p>6041746</text:p>
          </table:table-cell>
          <table:table-cell table:number-columns-repeated="3"/>
        </table:table-row>
        <table:table-row table:style-name="ro1">
          <table:table-cell office:value-type="float" office:value="14555100" calcext:value-type="float">
            <text:p>14555100</text:p>
          </table:table-cell>
          <table:table-cell office:value-type="float" office:value="7282226" calcext:value-type="float">
            <text:p>7282226</text:p>
          </table:table-cell>
          <table:table-cell table:number-columns-repeated="3"/>
        </table:table-row>
        <table:table-row table:style-name="ro1">
          <table:table-cell office:value-type="float" office:value="63586123" calcext:value-type="float">
            <text:p>63586123</text:p>
          </table:table-cell>
          <table:table-cell office:value-type="float" office:value="6170048" calcext:value-type="float">
            <text:p>6170048</text:p>
          </table:table-cell>
          <table:table-cell table:number-columns-repeated="3"/>
        </table:table-row>
        <table:table-row table:style-name="ro1">
          <table:table-cell office:value-type="float" office:value="37204947" calcext:value-type="float">
            <text:p>37204947</text:p>
          </table:table-cell>
          <table:table-cell office:value-type="float" office:value="8181471" calcext:value-type="float">
            <text:p>8181471</text:p>
          </table:table-cell>
          <table:table-cell table:number-columns-repeated="3"/>
        </table:table-row>
        <table:table-row table:style-name="ro1">
          <table:table-cell office:value-type="float" office:value="36912075" calcext:value-type="float">
            <text:p>36912075</text:p>
          </table:table-cell>
          <table:table-cell office:value-type="float" office:value="6311991" calcext:value-type="float">
            <text:p>6311991</text:p>
          </table:table-cell>
          <table:table-cell table:number-columns-repeated="3"/>
        </table:table-row>
        <table:table-row table:style-name="ro1">
          <table:table-cell office:value-type="float" office:value="14939565" calcext:value-type="float">
            <text:p>14939565</text:p>
          </table:table-cell>
          <table:table-cell office:value-type="float" office:value="7585522" calcext:value-type="float">
            <text:p>7585522</text:p>
          </table:table-cell>
          <table:table-cell table:number-columns-repeated="3"/>
        </table:table-row>
        <table:table-row table:style-name="ro1">
          <table:table-cell office:value-type="float" office:value="14724110" calcext:value-type="float">
            <text:p>14724110</text:p>
          </table:table-cell>
          <table:table-cell office:value-type="float" office:value="7250930" calcext:value-type="float">
            <text:p>7250930</text:p>
          </table:table-cell>
          <table:table-cell table:number-columns-repeated="3"/>
        </table:table-row>
        <table:table-row table:style-name="ro1">
          <table:table-cell office:value-type="float" office:value="36829951" calcext:value-type="float">
            <text:p>36829951</text:p>
          </table:table-cell>
          <table:table-cell office:value-type="float" office:value="18792976" calcext:value-type="float">
            <text:p>18792976</text:p>
          </table:table-cell>
          <table:table-cell table:number-columns-repeated="3"/>
        </table:table-row>
        <table:table-row table:style-name="ro1">
          <table:table-cell office:value-type="float" office:value="36743721" calcext:value-type="float">
            <text:p>36743721</text:p>
          </table:table-cell>
          <table:table-cell office:value-type="float" office:value="7992388" calcext:value-type="float">
            <text:p>7992388</text:p>
          </table:table-cell>
          <table:table-cell table:number-columns-repeated="3"/>
        </table:table-row>
        <table:table-row table:style-name="ro1">
          <table:table-cell office:value-type="float" office:value="40631789" calcext:value-type="float">
            <text:p>40631789</text:p>
          </table:table-cell>
          <table:table-cell office:value-type="float" office:value="12952893" calcext:value-type="float">
            <text:p>12952893</text:p>
          </table:table-cell>
          <table:table-cell table:number-columns-repeated="3"/>
        </table:table-row>
        <table:table-row table:style-name="ro1">
          <table:table-cell office:value-type="float" office:value="14257645" calcext:value-type="float">
            <text:p>14257645</text:p>
          </table:table-cell>
          <table:table-cell office:value-type="float" office:value="7141691" calcext:value-type="float">
            <text:p>7141691</text:p>
          </table:table-cell>
          <table:table-cell table:number-columns-repeated="3"/>
        </table:table-row>
        <table:table-row table:style-name="ro1">
          <table:table-cell office:value-type="float" office:value="36801256" calcext:value-type="float">
            <text:p>36801256</text:p>
          </table:table-cell>
          <table:table-cell office:value-type="float" office:value="8419131" calcext:value-type="float">
            <text:p>8419131</text:p>
          </table:table-cell>
          <table:table-cell table:number-columns-repeated="3"/>
        </table:table-row>
        <table:table-row table:style-name="ro1">
          <table:table-cell office:value-type="float" office:value="37205030" calcext:value-type="float">
            <text:p>37205030</text:p>
          </table:table-cell>
          <table:table-cell office:value-type="float" office:value="6468278" calcext:value-type="float">
            <text:p>6468278</text:p>
          </table:table-cell>
          <table:table-cell table:number-columns-repeated="3"/>
        </table:table-row>
        <table:table-row table:style-name="ro1">
          <table:table-cell office:value-type="float" office:value="36842107" calcext:value-type="float">
            <text:p>36842107</text:p>
          </table:table-cell>
          <table:table-cell office:value-type="float" office:value="6320395" calcext:value-type="float">
            <text:p>6320395</text:p>
          </table:table-cell>
          <table:table-cell table:number-columns-repeated="3"/>
        </table:table-row>
        <table:table-row table:style-name="ro1">
          <table:table-cell office:value-type="float" office:value="55694235" calcext:value-type="float">
            <text:p>55694235</text:p>
          </table:table-cell>
          <table:table-cell office:value-type="float" office:value="8778734" calcext:value-type="float">
            <text:p>8778734</text:p>
          </table:table-cell>
          <table:table-cell table:number-columns-repeated="3"/>
        </table:table-row>
        <table:table-row table:style-name="ro1">
          <table:table-cell office:value-type="float" office:value="14517992" calcext:value-type="float">
            <text:p>14517992</text:p>
          </table:table-cell>
          <table:table-cell office:value-type="float" office:value="7222604" calcext:value-type="float">
            <text:p>7222604</text:p>
          </table:table-cell>
          <table:table-cell table:number-columns-repeated="3"/>
        </table:table-row>
        <table:table-row table:style-name="ro1">
          <table:table-cell office:value-type="float" office:value="62489453" calcext:value-type="float">
            <text:p>62489453</text:p>
          </table:table-cell>
          <table:table-cell office:value-type="float" office:value="7742321" calcext:value-type="float">
            <text:p>7742321</text:p>
          </table:table-cell>
          <table:table-cell table:number-columns-repeated="3"/>
        </table:table-row>
        <table:table-row table:style-name="ro1">
          <table:table-cell office:value-type="float" office:value="62609961" calcext:value-type="float">
            <text:p>62609961</text:p>
          </table:table-cell>
          <table:table-cell office:value-type="float" office:value="7411162" calcext:value-type="float">
            <text:p>7411162</text:p>
          </table:table-cell>
          <table:table-cell table:number-columns-repeated="3"/>
        </table:table-row>
        <table:table-row table:style-name="ro1">
          <table:table-cell office:value-type="float" office:value="36508619" calcext:value-type="float">
            <text:p>36508619</text:p>
          </table:table-cell>
          <table:table-cell office:value-type="float" office:value="6413626" calcext:value-type="float">
            <text:p>6413626</text:p>
          </table:table-cell>
          <table:table-cell table:number-columns-repeated="3"/>
        </table:table-row>
        <table:table-row table:style-name="ro1">
          <table:table-cell office:value-type="float" office:value="36758277" calcext:value-type="float">
            <text:p>36758277</text:p>
          </table:table-cell>
          <table:table-cell office:value-type="float" office:value="7495139" calcext:value-type="float">
            <text:p>7495139</text:p>
          </table:table-cell>
          <table:table-cell table:number-columns-repeated="3"/>
        </table:table-row>
        <table:table-row table:style-name="ro1">
          <table:table-cell office:value-type="float" office:value="36617384" calcext:value-type="float">
            <text:p>36617384</text:p>
          </table:table-cell>
          <table:table-cell office:value-type="float" office:value="6280914" calcext:value-type="float">
            <text:p>6280914</text:p>
          </table:table-cell>
          <table:table-cell table:number-columns-repeated="3"/>
        </table:table-row>
        <table:table-row table:style-name="ro1">
          <table:table-cell office:value-type="float" office:value="63672529" calcext:value-type="float">
            <text:p>63672529</text:p>
          </table:table-cell>
          <table:table-cell office:value-type="float" office:value="7695947" calcext:value-type="float">
            <text:p>7695947</text:p>
          </table:table-cell>
          <table:table-cell table:number-columns-repeated="3"/>
        </table:table-row>
        <table:table-row table:style-name="ro1">
          <table:table-cell office:value-type="float" office:value="62813815" calcext:value-type="float">
            <text:p>62813815</text:p>
          </table:table-cell>
          <table:table-cell office:value-type="float" office:value="7514715" calcext:value-type="float">
            <text:p>7514715</text:p>
          </table:table-cell>
          <table:table-cell table:number-columns-repeated="3"/>
        </table:table-row>
        <table:table-row table:style-name="ro1">
          <table:table-cell office:value-type="float" office:value="37255658" calcext:value-type="float">
            <text:p>37255658</text:p>
          </table:table-cell>
          <table:table-cell office:value-type="float" office:value="7186371" calcext:value-type="float">
            <text:p>7186371</text:p>
          </table:table-cell>
          <table:table-cell table:number-columns-repeated="3"/>
        </table:table-row>
        <table:table-row table:style-name="ro1">
          <table:table-cell office:value-type="float" office:value="62571800" calcext:value-type="float">
            <text:p>62571800</text:p>
          </table:table-cell>
          <table:table-cell office:value-type="float" office:value="7721698" calcext:value-type="float">
            <text:p>7721698</text:p>
          </table:table-cell>
          <table:table-cell table:number-columns-repeated="3"/>
        </table:table-row>
        <table:table-row table:style-name="ro1">
          <table:table-cell office:value-type="float" office:value="42741030" calcext:value-type="float">
            <text:p>42741030</text:p>
          </table:table-cell>
          <table:table-cell office:value-type="float" office:value="7590045" calcext:value-type="float">
            <text:p>7590045</text:p>
          </table:table-cell>
          <table:table-cell table:number-columns-repeated="3"/>
        </table:table-row>
        <table:table-row table:style-name="ro1">
          <table:table-cell office:value-type="float" office:value="15856980" calcext:value-type="float">
            <text:p>15856980</text:p>
          </table:table-cell>
          <table:table-cell office:value-type="float" office:value="7418229" calcext:value-type="float">
            <text:p>7418229</text:p>
          </table:table-cell>
          <table:table-cell table:number-columns-repeated="3"/>
        </table:table-row>
        <table:table-row table:style-name="ro1">
          <table:table-cell office:value-type="float" office:value="36631060" calcext:value-type="float">
            <text:p>36631060</text:p>
          </table:table-cell>
          <table:table-cell office:value-type="float" office:value="6297965" calcext:value-type="float">
            <text:p>6297965</text:p>
          </table:table-cell>
          <table:table-cell table:number-columns-repeated="3"/>
        </table:table-row>
        <table:table-row table:style-name="ro1">
          <table:table-cell office:value-type="float" office:value="63711106" calcext:value-type="float">
            <text:p>63711106</text:p>
          </table:table-cell>
          <table:table-cell office:value-type="float" office:value="6162398" calcext:value-type="float">
            <text:p>6162398</text:p>
          </table:table-cell>
          <table:table-cell table:number-columns-repeated="3"/>
        </table:table-row>
        <table:table-row table:style-name="ro1">
          <table:table-cell office:value-type="float" office:value="36590872" calcext:value-type="float">
            <text:p>36590872</text:p>
          </table:table-cell>
          <table:table-cell office:value-type="float" office:value="7261293" calcext:value-type="float">
            <text:p>7261293</text:p>
          </table:table-cell>
          <table:table-cell table:number-columns-repeated="3"/>
        </table:table-row>
        <table:table-row table:style-name="ro1">
          <table:table-cell office:value-type="float" office:value="37407509" calcext:value-type="float">
            <text:p>37407509</text:p>
          </table:table-cell>
          <table:table-cell office:value-type="float" office:value="7994300" calcext:value-type="float">
            <text:p>7994300</text:p>
          </table:table-cell>
          <table:table-cell table:number-columns-repeated="3"/>
        </table:table-row>
        <table:table-row table:style-name="ro1">
          <table:table-cell office:value-type="float" office:value="62504691" calcext:value-type="float">
            <text:p>62504691</text:p>
          </table:table-cell>
          <table:table-cell office:value-type="float" office:value="7543219" calcext:value-type="float">
            <text:p>7543219</text:p>
          </table:table-cell>
          <table:table-cell table:number-columns-repeated="3"/>
        </table:table-row>
        <table:table-row table:style-name="ro1">
          <table:table-cell office:value-type="float" office:value="62761387" calcext:value-type="float">
            <text:p>62761387</text:p>
          </table:table-cell>
          <table:table-cell office:value-type="float" office:value="6069992" calcext:value-type="float">
            <text:p>6069992</text:p>
          </table:table-cell>
          <table:table-cell table:number-columns-repeated="3"/>
        </table:table-row>
        <table:table-row table:style-name="ro1">
          <table:table-cell office:value-type="float" office:value="62865432" calcext:value-type="float">
            <text:p>62865432</text:p>
          </table:table-cell>
          <table:table-cell office:value-type="float" office:value="6059225" calcext:value-type="float">
            <text:p>6059225</text:p>
          </table:table-cell>
          <table:table-cell table:number-columns-repeated="3"/>
        </table:table-row>
        <table:table-row table:style-name="ro1">
          <table:table-cell office:value-type="float" office:value="63225517" calcext:value-type="float">
            <text:p>63225517</text:p>
          </table:table-cell>
          <table:table-cell office:value-type="float" office:value="7590263" calcext:value-type="float">
            <text:p>7590263</text:p>
          </table:table-cell>
          <table:table-cell table:number-columns-repeated="3"/>
        </table:table-row>
        <table:table-row table:style-name="ro1">
          <table:table-cell office:value-type="float" office:value="63043136" calcext:value-type="float">
            <text:p>63043136</text:p>
          </table:table-cell>
          <table:table-cell office:value-type="float" office:value="6402475" calcext:value-type="float">
            <text:p>6402475</text:p>
          </table:table-cell>
          <table:table-cell table:number-columns-repeated="3"/>
        </table:table-row>
        <table:table-row table:style-name="ro1">
          <table:table-cell office:value-type="float" office:value="37062209" calcext:value-type="float">
            <text:p>37062209</text:p>
          </table:table-cell>
          <table:table-cell office:value-type="float" office:value="6430596" calcext:value-type="float">
            <text:p>6430596</text:p>
          </table:table-cell>
          <table:table-cell table:number-columns-repeated="3"/>
        </table:table-row>
        <table:table-row table:style-name="ro1">
          <table:table-cell office:value-type="float" office:value="37091703" calcext:value-type="float">
            <text:p>37091703</text:p>
          </table:table-cell>
          <table:table-cell office:value-type="float" office:value="8397012" calcext:value-type="float">
            <text:p>8397012</text:p>
          </table:table-cell>
          <table:table-cell table:number-columns-repeated="3"/>
        </table:table-row>
        <table:table-row table:style-name="ro1">
          <table:table-cell office:value-type="float" office:value="36947886" calcext:value-type="float">
            <text:p>36947886</text:p>
          </table:table-cell>
          <table:table-cell office:value-type="float" office:value="6644147" calcext:value-type="float">
            <text:p>6644147</text:p>
          </table:table-cell>
          <table:table-cell table:number-columns-repeated="3"/>
        </table:table-row>
        <table:table-row table:style-name="ro1">
          <table:table-cell office:value-type="float" office:value="36873032" calcext:value-type="float">
            <text:p>36873032</text:p>
          </table:table-cell>
          <table:table-cell office:value-type="float" office:value="8239041" calcext:value-type="float">
            <text:p>8239041</text:p>
          </table:table-cell>
          <table:table-cell table:number-columns-repeated="3"/>
        </table:table-row>
        <table:table-row table:style-name="ro1">
          <table:table-cell office:value-type="float" office:value="68417467" calcext:value-type="float">
            <text:p>68417467</text:p>
          </table:table-cell>
          <table:table-cell office:value-type="float" office:value="7491121" calcext:value-type="float">
            <text:p>7491121</text:p>
          </table:table-cell>
          <table:table-cell table:number-columns-repeated="3"/>
        </table:table-row>
        <table:table-row table:style-name="ro1">
          <table:table-cell office:value-type="float" office:value="66821024" calcext:value-type="float">
            <text:p>66821024</text:p>
          </table:table-cell>
          <table:table-cell office:value-type="float" office:value="7495050" calcext:value-type="float">
            <text:p>7495050</text:p>
          </table:table-cell>
          <table:table-cell table:number-columns-repeated="3"/>
        </table:table-row>
        <table:table-row table:style-name="ro1">
          <table:table-cell office:value-type="float" office:value="37073047" calcext:value-type="float">
            <text:p>37073047</text:p>
          </table:table-cell>
          <table:table-cell office:value-type="float" office:value="8517522" calcext:value-type="float">
            <text:p>8517522</text:p>
          </table:table-cell>
          <table:table-cell table:number-columns-repeated="3"/>
        </table:table-row>
        <table:table-row table:style-name="ro1">
          <table:table-cell office:value-type="float" office:value="14744657" calcext:value-type="float">
            <text:p>14744657</text:p>
          </table:table-cell>
          <table:table-cell office:value-type="float" office:value="7640775" calcext:value-type="float">
            <text:p>7640775</text:p>
          </table:table-cell>
          <table:table-cell table:number-columns-repeated="3"/>
        </table:table-row>
        <table:table-row table:style-name="ro1">
          <table:table-cell office:value-type="float" office:value="36725320" calcext:value-type="float">
            <text:p>36725320</text:p>
          </table:table-cell>
          <table:table-cell office:value-type="float" office:value="6491211" calcext:value-type="float">
            <text:p>6491211</text:p>
          </table:table-cell>
          <table:table-cell table:number-columns-repeated="3"/>
        </table:table-row>
        <table:table-row table:style-name="ro1">
          <table:table-cell office:value-type="float" office:value="63834430" calcext:value-type="float">
            <text:p>63834430</text:p>
          </table:table-cell>
          <table:table-cell office:value-type="float" office:value="6137008" calcext:value-type="float">
            <text:p>6137008</text:p>
          </table:table-cell>
          <table:table-cell table:number-columns-repeated="3"/>
        </table:table-row>
        <table:table-row table:style-name="ro1">
          <table:table-cell office:value-type="float" office:value="37509145" calcext:value-type="float">
            <text:p>37509145</text:p>
          </table:table-cell>
          <table:table-cell office:value-type="float" office:value="7953107" calcext:value-type="float">
            <text:p>7953107</text:p>
          </table:table-cell>
          <table:table-cell table:number-columns-repeated="3"/>
        </table:table-row>
        <table:table-row table:style-name="ro1">
          <table:table-cell office:value-type="float" office:value="37831238" calcext:value-type="float">
            <text:p>37831238</text:p>
          </table:table-cell>
          <table:table-cell office:value-type="float" office:value="6291351" calcext:value-type="float">
            <text:p>6291351</text:p>
          </table:table-cell>
          <table:table-cell table:number-columns-repeated="3"/>
        </table:table-row>
        <table:table-row table:style-name="ro1">
          <table:table-cell office:value-type="float" office:value="37021209" calcext:value-type="float">
            <text:p>37021209</text:p>
          </table:table-cell>
          <table:table-cell office:value-type="float" office:value="8615418" calcext:value-type="float">
            <text:p>8615418</text:p>
          </table:table-cell>
          <table:table-cell table:number-columns-repeated="3"/>
        </table:table-row>
        <table:table-row table:style-name="ro1">
          <table:table-cell office:value-type="float" office:value="36734518" calcext:value-type="float">
            <text:p>36734518</text:p>
          </table:table-cell>
          <table:table-cell office:value-type="float" office:value="6339841" calcext:value-type="float">
            <text:p>6339841</text:p>
          </table:table-cell>
          <table:table-cell table:number-columns-repeated="3"/>
        </table:table-row>
        <table:table-row table:style-name="ro1">
          <table:table-cell office:value-type="float" office:value="63524159" calcext:value-type="float">
            <text:p>63524159</text:p>
          </table:table-cell>
          <table:table-cell office:value-type="float" office:value="7797830" calcext:value-type="float">
            <text:p>7797830</text:p>
          </table:table-cell>
          <table:table-cell table:number-columns-repeated="3"/>
        </table:table-row>
        <table:table-row table:style-name="ro1">
          <table:table-cell office:value-type="float" office:value="36476711" calcext:value-type="float">
            <text:p>36476711</text:p>
          </table:table-cell>
          <table:table-cell office:value-type="float" office:value="6529438" calcext:value-type="float">
            <text:p>6529438</text:p>
          </table:table-cell>
          <table:table-cell table:number-columns-repeated="3"/>
        </table:table-row>
        <table:table-row table:style-name="ro1">
          <table:table-cell office:value-type="float" office:value="63690653" calcext:value-type="float">
            <text:p>63690653</text:p>
          </table:table-cell>
          <table:table-cell office:value-type="float" office:value="6070058" calcext:value-type="float">
            <text:p>6070058</text:p>
          </table:table-cell>
          <table:table-cell table:number-columns-repeated="3"/>
        </table:table-row>
        <table:table-row table:style-name="ro1">
          <table:table-cell office:value-type="float" office:value="38145451" calcext:value-type="float">
            <text:p>38145451</text:p>
          </table:table-cell>
          <table:table-cell office:value-type="float" office:value="8727520" calcext:value-type="float">
            <text:p>8727520</text:p>
          </table:table-cell>
          <table:table-cell table:number-columns-repeated="3"/>
        </table:table-row>
        <table:table-row table:style-name="ro1">
          <table:table-cell office:value-type="float" office:value="36859181" calcext:value-type="float">
            <text:p>36859181</text:p>
          </table:table-cell>
          <table:table-cell office:value-type="float" office:value="8233125" calcext:value-type="float">
            <text:p>8233125</text:p>
          </table:table-cell>
          <table:table-cell table:number-columns-repeated="3"/>
        </table:table-row>
        <table:table-row table:style-name="ro1">
          <table:table-cell office:value-type="float" office:value="36890396" calcext:value-type="float">
            <text:p>36890396</text:p>
          </table:table-cell>
          <table:table-cell office:value-type="float" office:value="7741321" calcext:value-type="float">
            <text:p>7741321</text:p>
          </table:table-cell>
          <table:table-cell table:number-columns-repeated="3"/>
        </table:table-row>
        <table:table-row table:style-name="ro1">
          <table:table-cell office:value-type="float" office:value="36612231" calcext:value-type="float">
            <text:p>36612231</text:p>
          </table:table-cell>
          <table:table-cell office:value-type="float" office:value="6639938" calcext:value-type="float">
            <text:p>6639938</text:p>
          </table:table-cell>
          <table:table-cell table:number-columns-repeated="3"/>
        </table:table-row>
        <table:table-row table:style-name="ro1">
          <table:table-cell office:value-type="float" office:value="68884929" calcext:value-type="float">
            <text:p>68884929</text:p>
          </table:table-cell>
          <table:table-cell office:value-type="float" office:value="6030891" calcext:value-type="float">
            <text:p>6030891</text:p>
          </table:table-cell>
          <table:table-cell table:number-columns-repeated="3"/>
        </table:table-row>
        <table:table-row table:style-name="ro1">
          <table:table-cell office:value-type="float" office:value="63486025" calcext:value-type="float">
            <text:p>63486025</text:p>
          </table:table-cell>
          <table:table-cell office:value-type="float" office:value="6107530" calcext:value-type="float">
            <text:p>6107530</text:p>
          </table:table-cell>
          <table:table-cell table:number-columns-repeated="3"/>
        </table:table-row>
        <table:table-row table:style-name="ro1">
          <table:table-cell office:value-type="float" office:value="63142201" calcext:value-type="float">
            <text:p>63142201</text:p>
          </table:table-cell>
          <table:table-cell office:value-type="float" office:value="7514874" calcext:value-type="float">
            <text:p>7514874</text:p>
          </table:table-cell>
          <table:table-cell table:number-columns-repeated="3"/>
        </table:table-row>
        <table:table-row table:style-name="ro1">
          <table:table-cell office:value-type="float" office:value="64234976" calcext:value-type="float">
            <text:p>64234976</text:p>
          </table:table-cell>
          <table:table-cell office:value-type="float" office:value="6066805" calcext:value-type="float">
            <text:p>6066805</text:p>
          </table:table-cell>
          <table:table-cell table:number-columns-repeated="3"/>
        </table:table-row>
        <table:table-row table:style-name="ro1">
          <table:table-cell office:value-type="float" office:value="36813979" calcext:value-type="float">
            <text:p>36813979</text:p>
          </table:table-cell>
          <table:table-cell office:value-type="float" office:value="6142028" calcext:value-type="float">
            <text:p>6142028</text:p>
          </table:table-cell>
          <table:table-cell table:number-columns-repeated="3"/>
        </table:table-row>
        <table:table-row table:style-name="ro1">
          <table:table-cell office:value-type="float" office:value="14337847" calcext:value-type="float">
            <text:p>14337847</text:p>
          </table:table-cell>
          <table:table-cell office:value-type="float" office:value="6150649" calcext:value-type="float">
            <text:p>6150649</text:p>
          </table:table-cell>
          <table:table-cell table:number-columns-repeated="3"/>
        </table:table-row>
        <table:table-row table:style-name="ro1">
          <table:table-cell office:value-type="float" office:value="37703337" calcext:value-type="float">
            <text:p>37703337</text:p>
          </table:table-cell>
          <table:table-cell office:value-type="float" office:value="6516540" calcext:value-type="float">
            <text:p>6516540</text:p>
          </table:table-cell>
          <table:table-cell table:number-columns-repeated="3"/>
        </table:table-row>
        <table:table-row table:style-name="ro1">
          <table:table-cell office:value-type="float" office:value="37117737" calcext:value-type="float">
            <text:p>37117737</text:p>
          </table:table-cell>
          <table:table-cell office:value-type="float" office:value="7435862" calcext:value-type="float">
            <text:p>7435862</text:p>
          </table:table-cell>
          <table:table-cell table:number-columns-repeated="3"/>
        </table:table-row>
        <table:table-row table:style-name="ro1">
          <table:table-cell office:value-type="float" office:value="37214251" calcext:value-type="float">
            <text:p>37214251</text:p>
          </table:table-cell>
          <table:table-cell office:value-type="float" office:value="6301854" calcext:value-type="float">
            <text:p>6301854</text:p>
          </table:table-cell>
          <table:table-cell table:number-columns-repeated="3"/>
        </table:table-row>
        <table:table-row table:style-name="ro1">
          <table:table-cell office:value-type="float" office:value="14806637" calcext:value-type="float">
            <text:p>14806637</text:p>
          </table:table-cell>
          <table:table-cell office:value-type="float" office:value="7197234" calcext:value-type="float">
            <text:p>7197234</text:p>
          </table:table-cell>
          <table:table-cell table:number-columns-repeated="3"/>
        </table:table-row>
        <table:table-row table:style-name="ro1">
          <table:table-cell office:value-type="float" office:value="36448359" calcext:value-type="float">
            <text:p>36448359</text:p>
          </table:table-cell>
          <table:table-cell office:value-type="float" office:value="6434639" calcext:value-type="float">
            <text:p>6434639</text:p>
          </table:table-cell>
          <table:table-cell table:number-columns-repeated="3"/>
        </table:table-row>
        <table:table-row table:style-name="ro1">
          <table:table-cell office:value-type="float" office:value="63682337" calcext:value-type="float">
            <text:p>63682337</text:p>
          </table:table-cell>
          <table:table-cell office:value-type="float" office:value="7618782" calcext:value-type="float">
            <text:p>7618782</text:p>
          </table:table-cell>
          <table:table-cell table:number-columns-repeated="3"/>
        </table:table-row>
        <table:table-row table:style-name="ro1">
          <table:table-cell office:value-type="float" office:value="14665313" calcext:value-type="float">
            <text:p>14665313</text:p>
          </table:table-cell>
          <table:table-cell office:value-type="float" office:value="7202882" calcext:value-type="float">
            <text:p>7202882</text:p>
          </table:table-cell>
          <table:table-cell table:number-columns-repeated="3"/>
        </table:table-row>
        <table:table-row table:style-name="ro1">
          <table:table-cell office:value-type="float" office:value="36843327" calcext:value-type="float">
            <text:p>36843327</text:p>
          </table:table-cell>
          <table:table-cell office:value-type="float" office:value="8183285" calcext:value-type="float">
            <text:p>8183285</text:p>
          </table:table-cell>
          <table:table-cell table:number-columns-repeated="3"/>
        </table:table-row>
        <table:table-row table:style-name="ro1">
          <table:table-cell office:value-type="float" office:value="14270981" calcext:value-type="float">
            <text:p>14270981</text:p>
          </table:table-cell>
          <table:table-cell office:value-type="float" office:value="7329800" calcext:value-type="float">
            <text:p>7329800</text:p>
          </table:table-cell>
          <table:table-cell table:number-columns-repeated="3"/>
        </table:table-row>
        <table:table-row table:style-name="ro1">
          <table:table-cell office:value-type="float" office:value="64028530" calcext:value-type="float">
            <text:p>64028530</text:p>
          </table:table-cell>
          <table:table-cell office:value-type="float" office:value="6546213" calcext:value-type="float">
            <text:p>6546213</text:p>
          </table:table-cell>
          <table:table-cell table:number-columns-repeated="3"/>
        </table:table-row>
        <table:table-row table:style-name="ro1">
          <table:table-cell office:value-type="float" office:value="58688235" calcext:value-type="float">
            <text:p>58688235</text:p>
          </table:table-cell>
          <table:table-cell office:value-type="float" office:value="8104667" calcext:value-type="float">
            <text:p>8104667</text:p>
          </table:table-cell>
          <table:table-cell table:number-columns-repeated="3"/>
        </table:table-row>
        <table:table-row table:style-name="ro1">
          <table:table-cell office:value-type="float" office:value="36635390" calcext:value-type="float">
            <text:p>36635390</text:p>
          </table:table-cell>
          <table:table-cell office:value-type="float" office:value="6506858" calcext:value-type="float">
            <text:p>6506858</text:p>
          </table:table-cell>
          <table:table-cell table:number-columns-repeated="3"/>
        </table:table-row>
        <table:table-row table:style-name="ro1">
          <table:table-cell office:value-type="float" office:value="62755198" calcext:value-type="float">
            <text:p>62755198</text:p>
          </table:table-cell>
          <table:table-cell office:value-type="float" office:value="7493744" calcext:value-type="float">
            <text:p>7493744</text:p>
          </table:table-cell>
          <table:table-cell table:number-columns-repeated="3"/>
        </table:table-row>
        <table:table-row table:style-name="ro1">
          <table:table-cell office:value-type="float" office:value="37420432" calcext:value-type="float">
            <text:p>37420432</text:p>
          </table:table-cell>
          <table:table-cell office:value-type="float" office:value="7731142" calcext:value-type="float">
            <text:p>7731142</text:p>
          </table:table-cell>
          <table:table-cell table:number-columns-repeated="3"/>
        </table:table-row>
        <table:table-row table:style-name="ro1">
          <table:table-cell office:value-type="float" office:value="64192462" calcext:value-type="float">
            <text:p>64192462</text:p>
          </table:table-cell>
          <table:table-cell office:value-type="float" office:value="5878799" calcext:value-type="float">
            <text:p>5878799</text:p>
          </table:table-cell>
          <table:table-cell table:number-columns-repeated="3"/>
        </table:table-row>
        <table:table-row table:style-name="ro1">
          <table:table-cell office:value-type="float" office:value="36668426" calcext:value-type="float">
            <text:p>36668426</text:p>
          </table:table-cell>
          <table:table-cell office:value-type="float" office:value="8271318" calcext:value-type="float">
            <text:p>8271318</text:p>
          </table:table-cell>
          <table:table-cell table:number-columns-repeated="3"/>
        </table:table-row>
        <table:table-row table:style-name="ro1">
          <table:table-cell office:value-type="float" office:value="36763708" calcext:value-type="float">
            <text:p>36763708</text:p>
          </table:table-cell>
          <table:table-cell office:value-type="float" office:value="6482332" calcext:value-type="float">
            <text:p>6482332</text:p>
          </table:table-cell>
          <table:table-cell table:number-columns-repeated="3"/>
        </table:table-row>
        <table:table-row table:style-name="ro1">
          <table:table-cell office:value-type="float" office:value="62513625" calcext:value-type="float">
            <text:p>62513625</text:p>
          </table:table-cell>
          <table:table-cell office:value-type="float" office:value="7755284" calcext:value-type="float">
            <text:p>7755284</text:p>
          </table:table-cell>
          <table:table-cell table:number-columns-repeated="3"/>
        </table:table-row>
        <table:table-row table:style-name="ro1">
          <table:table-cell office:value-type="float" office:value="36736041" calcext:value-type="float">
            <text:p>36736041</text:p>
          </table:table-cell>
          <table:table-cell office:value-type="float" office:value="8548160" calcext:value-type="float">
            <text:p>8548160</text:p>
          </table:table-cell>
          <table:table-cell table:number-columns-repeated="3"/>
        </table:table-row>
        <table:table-row table:style-name="ro1">
          <table:table-cell office:value-type="float" office:value="62647655" calcext:value-type="float">
            <text:p>62647655</text:p>
          </table:table-cell>
          <table:table-cell office:value-type="float" office:value="6178756" calcext:value-type="float">
            <text:p>6178756</text:p>
          </table:table-cell>
          <table:table-cell table:number-columns-repeated="3"/>
        </table:table-row>
        <table:table-row table:style-name="ro1">
          <table:table-cell office:value-type="float" office:value="62824361" calcext:value-type="float">
            <text:p>62824361</text:p>
          </table:table-cell>
          <table:table-cell office:value-type="float" office:value="7622519" calcext:value-type="float">
            <text:p>7622519</text:p>
          </table:table-cell>
          <table:table-cell table:number-columns-repeated="3"/>
        </table:table-row>
        <table:table-row table:style-name="ro1">
          <table:table-cell office:value-type="float" office:value="37785358" calcext:value-type="float">
            <text:p>37785358</text:p>
          </table:table-cell>
          <table:table-cell office:value-type="float" office:value="6821091" calcext:value-type="float">
            <text:p>6821091</text:p>
          </table:table-cell>
          <table:table-cell table:number-columns-repeated="3"/>
        </table:table-row>
        <table:table-row table:style-name="ro1">
          <table:table-cell office:value-type="float" office:value="67315675" calcext:value-type="float">
            <text:p>67315675</text:p>
          </table:table-cell>
          <table:table-cell office:value-type="float" office:value="7608035" calcext:value-type="float">
            <text:p>7608035</text:p>
          </table:table-cell>
          <table:table-cell table:number-columns-repeated="3"/>
        </table:table-row>
        <table:table-row table:style-name="ro1">
          <table:table-cell office:value-type="float" office:value="63548711" calcext:value-type="float">
            <text:p>63548711</text:p>
          </table:table-cell>
          <table:table-cell office:value-type="float" office:value="7780638" calcext:value-type="float">
            <text:p>7780638</text:p>
          </table:table-cell>
          <table:table-cell table:number-columns-repeated="3"/>
        </table:table-row>
        <table:table-row table:style-name="ro1">
          <table:table-cell office:value-type="float" office:value="62957695" calcext:value-type="float">
            <text:p>62957695</text:p>
          </table:table-cell>
          <table:table-cell office:value-type="float" office:value="6049524" calcext:value-type="float">
            <text:p>6049524</text:p>
          </table:table-cell>
          <table:table-cell table:number-columns-repeated="3"/>
        </table:table-row>
        <table:table-row table:style-name="ro1">
          <table:table-cell office:value-type="float" office:value="71017712" calcext:value-type="float">
            <text:p>71017712</text:p>
          </table:table-cell>
          <table:table-cell office:value-type="float" office:value="7824966" calcext:value-type="float">
            <text:p>7824966</text:p>
          </table:table-cell>
          <table:table-cell table:number-columns-repeated="3"/>
        </table:table-row>
        <table:table-row table:style-name="ro1">
          <table:table-cell office:value-type="float" office:value="63530372" calcext:value-type="float">
            <text:p>63530372</text:p>
          </table:table-cell>
          <table:table-cell office:value-type="float" office:value="6149858" calcext:value-type="float">
            <text:p>6149858</text:p>
          </table:table-cell>
          <table:table-cell table:number-columns-repeated="3"/>
        </table:table-row>
        <table:table-row table:style-name="ro1">
          <table:table-cell office:value-type="float" office:value="63305109" calcext:value-type="float">
            <text:p>63305109</text:p>
          </table:table-cell>
          <table:table-cell office:value-type="float" office:value="7599893" calcext:value-type="float">
            <text:p>7599893</text:p>
          </table:table-cell>
          <table:table-cell table:number-columns-repeated="3"/>
        </table:table-row>
        <table:table-row table:style-name="ro1">
          <table:table-cell office:value-type="float" office:value="37577506" calcext:value-type="float">
            <text:p>37577506</text:p>
          </table:table-cell>
          <table:table-cell office:value-type="float" office:value="6788743" calcext:value-type="float">
            <text:p>6788743</text:p>
          </table:table-cell>
          <table:table-cell table:number-columns-repeated="3"/>
        </table:table-row>
        <table:table-row table:style-name="ro1">
          <table:table-cell office:value-type="float" office:value="14586454" calcext:value-type="float">
            <text:p>14586454</text:p>
          </table:table-cell>
          <table:table-cell office:value-type="float" office:value="7325276" calcext:value-type="float">
            <text:p>7325276</text:p>
          </table:table-cell>
          <table:table-cell table:number-columns-repeated="3"/>
        </table:table-row>
        <table:table-row table:style-name="ro1">
          <table:table-cell office:value-type="float" office:value="37334496" calcext:value-type="float">
            <text:p>37334496</text:p>
          </table:table-cell>
          <table:table-cell office:value-type="float" office:value="6729521" calcext:value-type="float">
            <text:p>6729521</text:p>
          </table:table-cell>
          <table:table-cell table:number-columns-repeated="3"/>
        </table:table-row>
        <table:table-row table:style-name="ro1">
          <table:table-cell office:value-type="float" office:value="37041854" calcext:value-type="float">
            <text:p>37041854</text:p>
          </table:table-cell>
          <table:table-cell office:value-type="float" office:value="6392236" calcext:value-type="float">
            <text:p>6392236</text:p>
          </table:table-cell>
          <table:table-cell table:number-columns-repeated="3"/>
        </table:table-row>
        <table:table-row table:style-name="ro1">
          <table:table-cell office:value-type="float" office:value="14710152" calcext:value-type="float">
            <text:p>14710152</text:p>
          </table:table-cell>
          <table:table-cell office:value-type="float" office:value="7455729" calcext:value-type="float">
            <text:p>7455729</text:p>
          </table:table-cell>
          <table:table-cell table:number-columns-repeated="3"/>
        </table:table-row>
        <table:table-row table:style-name="ro1">
          <table:table-cell office:value-type="float" office:value="37660822" calcext:value-type="float">
            <text:p>37660822</text:p>
          </table:table-cell>
          <table:table-cell office:value-type="float" office:value="7718172" calcext:value-type="float">
            <text:p>7718172</text:p>
          </table:table-cell>
          <table:table-cell table:number-columns-repeated="3"/>
        </table:table-row>
        <table:table-row table:style-name="ro1">
          <table:table-cell office:value-type="float" office:value="62992345" calcext:value-type="float">
            <text:p>62992345</text:p>
          </table:table-cell>
          <table:table-cell office:value-type="float" office:value="6253822" calcext:value-type="float">
            <text:p>6253822</text:p>
          </table:table-cell>
          <table:table-cell table:number-columns-repeated="3"/>
        </table:table-row>
        <table:table-row table:style-name="ro1">
          <table:table-cell office:value-type="float" office:value="36962475" calcext:value-type="float">
            <text:p>36962475</text:p>
          </table:table-cell>
          <table:table-cell office:value-type="float" office:value="8339342" calcext:value-type="float">
            <text:p>8339342</text:p>
          </table:table-cell>
          <table:table-cell table:number-columns-repeated="3"/>
        </table:table-row>
        <table:table-row table:style-name="ro1">
          <table:table-cell office:value-type="float" office:value="37044829" calcext:value-type="float">
            <text:p>37044829</text:p>
          </table:table-cell>
          <table:table-cell office:value-type="float" office:value="6186910" calcext:value-type="float">
            <text:p>6186910</text:p>
          </table:table-cell>
          <table:table-cell table:number-columns-repeated="3"/>
        </table:table-row>
        <table:table-row table:style-name="ro1">
          <table:table-cell office:value-type="float" office:value="36775637" calcext:value-type="float">
            <text:p>36775637</text:p>
          </table:table-cell>
          <table:table-cell office:value-type="float" office:value="6431424" calcext:value-type="float">
            <text:p>6431424</text:p>
          </table:table-cell>
          <table:table-cell table:number-columns-repeated="3"/>
        </table:table-row>
        <table:table-row table:style-name="ro1">
          <table:table-cell office:value-type="float" office:value="62725596" calcext:value-type="float">
            <text:p>62725596</text:p>
          </table:table-cell>
          <table:table-cell office:value-type="float" office:value="7596277" calcext:value-type="float">
            <text:p>7596277</text:p>
          </table:table-cell>
          <table:table-cell table:number-columns-repeated="3"/>
        </table:table-row>
        <table:table-row table:style-name="ro1">
          <table:table-cell office:value-type="float" office:value="36441290" calcext:value-type="float">
            <text:p>36441290</text:p>
          </table:table-cell>
          <table:table-cell office:value-type="float" office:value="8268907" calcext:value-type="float">
            <text:p>8268907</text:p>
          </table:table-cell>
          <table:table-cell table:number-columns-repeated="3"/>
        </table:table-row>
        <table:table-row table:style-name="ro1">
          <table:table-cell office:value-type="float" office:value="14514216" calcext:value-type="float">
            <text:p>14514216</text:p>
          </table:table-cell>
          <table:table-cell office:value-type="float" office:value="6086007" calcext:value-type="float">
            <text:p>6086007</text:p>
          </table:table-cell>
          <table:table-cell table:number-columns-repeated="3"/>
        </table:table-row>
        <table:table-row table:style-name="ro1">
          <table:table-cell office:value-type="float" office:value="37000411" calcext:value-type="float">
            <text:p>37000411</text:p>
          </table:table-cell>
          <table:table-cell office:value-type="float" office:value="6483256" calcext:value-type="float">
            <text:p>6483256</text:p>
          </table:table-cell>
          <table:table-cell table:number-columns-repeated="3"/>
        </table:table-row>
        <table:table-row table:style-name="ro1">
          <table:table-cell office:value-type="float" office:value="14523987" calcext:value-type="float">
            <text:p>14523987</text:p>
          </table:table-cell>
          <table:table-cell office:value-type="float" office:value="7158623" calcext:value-type="float">
            <text:p>7158623</text:p>
          </table:table-cell>
          <table:table-cell table:number-columns-repeated="3"/>
        </table:table-row>
        <table:table-row table:style-name="ro1">
          <table:table-cell office:value-type="float" office:value="62867412" calcext:value-type="float">
            <text:p>62867412</text:p>
          </table:table-cell>
          <table:table-cell office:value-type="float" office:value="5994185" calcext:value-type="float">
            <text:p>5994185</text:p>
          </table:table-cell>
          <table:table-cell table:number-columns-repeated="3"/>
        </table:table-row>
        <table:table-row table:style-name="ro1">
          <table:table-cell office:value-type="float" office:value="36421907" calcext:value-type="float">
            <text:p>36421907</text:p>
          </table:table-cell>
          <table:table-cell office:value-type="float" office:value="6526640" calcext:value-type="float">
            <text:p>6526640</text:p>
          </table:table-cell>
          <table:table-cell table:number-columns-repeated="3"/>
        </table:table-row>
        <table:table-row table:style-name="ro1">
          <table:table-cell office:value-type="float" office:value="62475962" calcext:value-type="float">
            <text:p>62475962</text:p>
          </table:table-cell>
          <table:table-cell office:value-type="float" office:value="5993425" calcext:value-type="float">
            <text:p>5993425</text:p>
          </table:table-cell>
          <table:table-cell table:number-columns-repeated="3"/>
        </table:table-row>
        <table:table-row table:style-name="ro1">
          <table:table-cell office:value-type="float" office:value="62825690" calcext:value-type="float">
            <text:p>62825690</text:p>
          </table:table-cell>
          <table:table-cell office:value-type="float" office:value="6122092" calcext:value-type="float">
            <text:p>6122092</text:p>
          </table:table-cell>
          <table:table-cell table:number-columns-repeated="3"/>
        </table:table-row>
        <table:table-row table:style-name="ro1">
          <table:table-cell office:value-type="float" office:value="36625335" calcext:value-type="float">
            <text:p>36625335</text:p>
          </table:table-cell>
          <table:table-cell office:value-type="float" office:value="6453034" calcext:value-type="float">
            <text:p>6453034</text:p>
          </table:table-cell>
          <table:table-cell table:number-columns-repeated="3"/>
        </table:table-row>
        <table:table-row table:style-name="ro1">
          <table:table-cell office:value-type="float" office:value="36660434" calcext:value-type="float">
            <text:p>36660434</text:p>
          </table:table-cell>
          <table:table-cell office:value-type="float" office:value="6184118" calcext:value-type="float">
            <text:p>6184118</text:p>
          </table:table-cell>
          <table:table-cell table:number-columns-repeated="3"/>
        </table:table-row>
        <table:table-row table:style-name="ro1">
          <table:table-cell office:value-type="float" office:value="37544619" calcext:value-type="float">
            <text:p>37544619</text:p>
          </table:table-cell>
          <table:table-cell office:value-type="float" office:value="6262560" calcext:value-type="float">
            <text:p>6262560</text:p>
          </table:table-cell>
          <table:table-cell table:number-columns-repeated="3"/>
        </table:table-row>
        <table:table-row table:style-name="ro1">
          <table:table-cell office:value-type="float" office:value="14349359" calcext:value-type="float">
            <text:p>14349359</text:p>
          </table:table-cell>
          <table:table-cell office:value-type="float" office:value="7360659" calcext:value-type="float">
            <text:p>7360659</text:p>
          </table:table-cell>
          <table:table-cell table:number-columns-repeated="3"/>
        </table:table-row>
        <table:table-row table:style-name="ro1">
          <table:table-cell office:value-type="float" office:value="64215145" calcext:value-type="float">
            <text:p>64215145</text:p>
          </table:table-cell>
          <table:table-cell office:value-type="float" office:value="6265138" calcext:value-type="float">
            <text:p>6265138</text:p>
          </table:table-cell>
          <table:table-cell table:number-columns-repeated="3"/>
        </table:table-row>
        <table:table-row table:style-name="ro1">
          <table:table-cell office:value-type="float" office:value="14226548" calcext:value-type="float">
            <text:p>14226548</text:p>
          </table:table-cell>
          <table:table-cell office:value-type="float" office:value="7374353" calcext:value-type="float">
            <text:p>7374353</text:p>
          </table:table-cell>
          <table:table-cell table:number-columns-repeated="3"/>
        </table:table-row>
        <table:table-row table:style-name="ro1">
          <table:table-cell office:value-type="float" office:value="36960640" calcext:value-type="float">
            <text:p>36960640</text:p>
          </table:table-cell>
          <table:table-cell office:value-type="float" office:value="7825443" calcext:value-type="float">
            <text:p>7825443</text:p>
          </table:table-cell>
          <table:table-cell table:number-columns-repeated="3"/>
        </table:table-row>
        <table:table-row table:style-name="ro1">
          <table:table-cell office:value-type="float" office:value="36452623" calcext:value-type="float">
            <text:p>36452623</text:p>
          </table:table-cell>
          <table:table-cell office:value-type="float" office:value="6354587" calcext:value-type="float">
            <text:p>6354587</text:p>
          </table:table-cell>
          <table:table-cell table:number-columns-repeated="3"/>
        </table:table-row>
        <table:table-row table:style-name="ro1">
          <table:table-cell office:value-type="float" office:value="62302196" calcext:value-type="float">
            <text:p>62302196</text:p>
          </table:table-cell>
          <table:table-cell office:value-type="float" office:value="7682294" calcext:value-type="float">
            <text:p>7682294</text:p>
          </table:table-cell>
          <table:table-cell table:number-columns-repeated="3"/>
        </table:table-row>
        <table:table-row table:style-name="ro1">
          <table:table-cell office:value-type="float" office:value="37093325" calcext:value-type="float">
            <text:p>37093325</text:p>
          </table:table-cell>
          <table:table-cell office:value-type="float" office:value="8339262" calcext:value-type="float">
            <text:p>8339262</text:p>
          </table:table-cell>
          <table:table-cell table:number-columns-repeated="3"/>
        </table:table-row>
        <table:table-row table:style-name="ro1">
          <table:table-cell office:value-type="float" office:value="20741297" calcext:value-type="float">
            <text:p>20741297</text:p>
          </table:table-cell>
          <table:table-cell office:value-type="float" office:value="9164083" calcext:value-type="float">
            <text:p>9164083</text:p>
          </table:table-cell>
          <table:table-cell table:number-columns-repeated="3"/>
        </table:table-row>
        <table:table-row table:style-name="ro1">
          <table:table-cell office:value-type="float" office:value="62318481" calcext:value-type="float">
            <text:p>62318481</text:p>
          </table:table-cell>
          <table:table-cell office:value-type="float" office:value="6000291" calcext:value-type="float">
            <text:p>6000291</text:p>
          </table:table-cell>
          <table:table-cell table:number-columns-repeated="3"/>
        </table:table-row>
        <table:table-row table:style-name="ro1">
          <table:table-cell office:value-type="float" office:value="62054555" calcext:value-type="float">
            <text:p>62054555</text:p>
          </table:table-cell>
          <table:table-cell office:value-type="float" office:value="7199564" calcext:value-type="float">
            <text:p>7199564</text:p>
          </table:table-cell>
          <table:table-cell table:number-columns-repeated="3"/>
        </table:table-row>
        <table:table-row table:style-name="ro1">
          <table:table-cell office:value-type="float" office:value="38562707" calcext:value-type="float">
            <text:p>38562707</text:p>
          </table:table-cell>
          <table:table-cell office:value-type="float" office:value="7949016" calcext:value-type="float">
            <text:p>7949016</text:p>
          </table:table-cell>
          <table:table-cell table:number-columns-repeated="3"/>
        </table:table-row>
        <table:table-row table:style-name="ro1">
          <table:table-cell office:value-type="float" office:value="36564328" calcext:value-type="float">
            <text:p>36564328</text:p>
          </table:table-cell>
          <table:table-cell office:value-type="float" office:value="8240398" calcext:value-type="float">
            <text:p>8240398</text:p>
          </table:table-cell>
          <table:table-cell table:number-columns-repeated="3"/>
        </table:table-row>
        <table:table-row table:style-name="ro1">
          <table:table-cell office:value-type="float" office:value="36237937" calcext:value-type="float">
            <text:p>36237937</text:p>
          </table:table-cell>
          <table:table-cell office:value-type="float" office:value="6448877" calcext:value-type="float">
            <text:p>6448877</text:p>
          </table:table-cell>
          <table:table-cell table:number-columns-repeated="3"/>
        </table:table-row>
        <table:table-row table:style-name="ro1">
          <table:table-cell office:value-type="float" office:value="63344894" calcext:value-type="float">
            <text:p>63344894</text:p>
          </table:table-cell>
          <table:table-cell office:value-type="float" office:value="5970574" calcext:value-type="float">
            <text:p>5970574</text:p>
          </table:table-cell>
          <table:table-cell table:number-columns-repeated="3"/>
        </table:table-row>
        <table:table-row table:style-name="ro1">
          <table:table-cell office:value-type="float" office:value="58342829" calcext:value-type="float">
            <text:p>58342829</text:p>
          </table:table-cell>
          <table:table-cell office:value-type="float" office:value="13149347" calcext:value-type="float">
            <text:p>13149347</text:p>
          </table:table-cell>
          <table:table-cell table:number-columns-repeated="3"/>
        </table:table-row>
        <table:table-row table:style-name="ro1">
          <table:table-cell office:value-type="float" office:value="36360933" calcext:value-type="float">
            <text:p>36360933</text:p>
          </table:table-cell>
          <table:table-cell office:value-type="float" office:value="6358878" calcext:value-type="float">
            <text:p>6358878</text:p>
          </table:table-cell>
          <table:table-cell table:number-columns-repeated="3"/>
        </table:table-row>
        <table:table-row table:style-name="ro1">
          <table:table-cell office:value-type="float" office:value="14347583" calcext:value-type="float">
            <text:p>14347583</text:p>
          </table:table-cell>
          <table:table-cell office:value-type="float" office:value="7214338" calcext:value-type="float">
            <text:p>7214338</text:p>
          </table:table-cell>
          <table:table-cell table:number-columns-repeated="3"/>
        </table:table-row>
        <table:table-row table:style-name="ro1">
          <table:table-cell office:value-type="float" office:value="36667772" calcext:value-type="float">
            <text:p>36667772</text:p>
          </table:table-cell>
          <table:table-cell office:value-type="float" office:value="6506292" calcext:value-type="float">
            <text:p>6506292</text:p>
          </table:table-cell>
          <table:table-cell table:number-columns-repeated="3"/>
        </table:table-row>
        <table:table-row table:style-name="ro1">
          <table:table-cell office:value-type="float" office:value="63396579" calcext:value-type="float">
            <text:p>63396579</text:p>
          </table:table-cell>
          <table:table-cell office:value-type="float" office:value="7536305" calcext:value-type="float">
            <text:p>7536305</text:p>
          </table:table-cell>
          <table:table-cell table:number-columns-repeated="3"/>
        </table:table-row>
        <table:table-row table:style-name="ro1">
          <table:table-cell office:value-type="float" office:value="36750266" calcext:value-type="float">
            <text:p>36750266</text:p>
          </table:table-cell>
          <table:table-cell office:value-type="float" office:value="7980987" calcext:value-type="float">
            <text:p>7980987</text:p>
          </table:table-cell>
          <table:table-cell table:number-columns-repeated="3"/>
        </table:table-row>
        <table:table-row table:style-name="ro1">
          <table:table-cell office:value-type="float" office:value="63176078" calcext:value-type="float">
            <text:p>63176078</text:p>
          </table:table-cell>
          <table:table-cell office:value-type="float" office:value="6003503" calcext:value-type="float">
            <text:p>6003503</text:p>
          </table:table-cell>
          <table:table-cell table:number-columns-repeated="3"/>
        </table:table-row>
        <table:table-row table:style-name="ro1">
          <table:table-cell office:value-type="float" office:value="14273480" calcext:value-type="float">
            <text:p>14273480</text:p>
          </table:table-cell>
          <table:table-cell office:value-type="float" office:value="7386136" calcext:value-type="float">
            <text:p>7386136</text:p>
          </table:table-cell>
          <table:table-cell table:number-columns-repeated="3"/>
        </table:table-row>
        <table:table-row table:style-name="ro1">
          <table:table-cell office:value-type="float" office:value="37337095" calcext:value-type="float">
            <text:p>37337095</text:p>
          </table:table-cell>
          <table:table-cell office:value-type="float" office:value="6393405" calcext:value-type="float">
            <text:p>6393405</text:p>
          </table:table-cell>
          <table:table-cell table:number-columns-repeated="3"/>
        </table:table-row>
        <table:table-row table:style-name="ro1">
          <table:table-cell office:value-type="float" office:value="48373166" calcext:value-type="float">
            <text:p>48373166</text:p>
          </table:table-cell>
          <table:table-cell office:value-type="float" office:value="6929043" calcext:value-type="float">
            <text:p>6929043</text:p>
          </table:table-cell>
          <table:table-cell table:number-columns-repeated="3"/>
        </table:table-row>
        <table:table-row table:style-name="ro1">
          <table:table-cell office:value-type="float" office:value="36821467" calcext:value-type="float">
            <text:p>36821467</text:p>
          </table:table-cell>
          <table:table-cell office:value-type="float" office:value="6208065" calcext:value-type="float">
            <text:p>6208065</text:p>
          </table:table-cell>
          <table:table-cell table:number-columns-repeated="3"/>
        </table:table-row>
        <table:table-row table:style-name="ro1">
          <table:table-cell office:value-type="float" office:value="36450076" calcext:value-type="float">
            <text:p>36450076</text:p>
          </table:table-cell>
          <table:table-cell office:value-type="float" office:value="8015791" calcext:value-type="float">
            <text:p>8015791</text:p>
          </table:table-cell>
          <table:table-cell table:number-columns-repeated="3"/>
        </table:table-row>
        <table:table-row table:style-name="ro1">
          <table:table-cell office:value-type="float" office:value="37095964" calcext:value-type="float">
            <text:p>37095964</text:p>
          </table:table-cell>
          <table:table-cell office:value-type="float" office:value="8232053" calcext:value-type="float">
            <text:p>8232053</text:p>
          </table:table-cell>
          <table:table-cell table:number-columns-repeated="3"/>
        </table:table-row>
        <table:table-row table:style-name="ro1">
          <table:table-cell office:value-type="float" office:value="36482449" calcext:value-type="float">
            <text:p>36482449</text:p>
          </table:table-cell>
          <table:table-cell office:value-type="float" office:value="6140460" calcext:value-type="float">
            <text:p>6140460</text:p>
          </table:table-cell>
          <table:table-cell table:number-columns-repeated="3"/>
        </table:table-row>
        <table:table-row table:style-name="ro1">
          <table:table-cell office:value-type="float" office:value="62618603" calcext:value-type="float">
            <text:p>62618603</text:p>
          </table:table-cell>
          <table:table-cell office:value-type="float" office:value="7552837" calcext:value-type="float">
            <text:p>7552837</text:p>
          </table:table-cell>
          <table:table-cell table:number-columns-repeated="3"/>
        </table:table-row>
        <table:table-row table:style-name="ro1">
          <table:table-cell office:value-type="float" office:value="62632808" calcext:value-type="float">
            <text:p>62632808</text:p>
          </table:table-cell>
          <table:table-cell office:value-type="float" office:value="7389836" calcext:value-type="float">
            <text:p>7389836</text:p>
          </table:table-cell>
          <table:table-cell table:number-columns-repeated="3"/>
        </table:table-row>
        <table:table-row table:style-name="ro1">
          <table:table-cell office:value-type="float" office:value="62747143" calcext:value-type="float">
            <text:p>62747143</text:p>
          </table:table-cell>
          <table:table-cell office:value-type="float" office:value="7576195" calcext:value-type="float">
            <text:p>7576195</text:p>
          </table:table-cell>
          <table:table-cell table:number-columns-repeated="3"/>
        </table:table-row>
        <table:table-row table:style-name="ro1">
          <table:table-cell office:value-type="float" office:value="68110354" calcext:value-type="float">
            <text:p>68110354</text:p>
          </table:table-cell>
          <table:table-cell office:value-type="float" office:value="7433406" calcext:value-type="float">
            <text:p>7433406</text:p>
          </table:table-cell>
          <table:table-cell table:number-columns-repeated="3"/>
        </table:table-row>
        <table:table-row table:style-name="ro1">
          <table:table-cell office:value-type="float" office:value="85598098" calcext:value-type="float">
            <text:p>85598098</text:p>
          </table:table-cell>
          <table:table-cell office:value-type="float" office:value="7322228" calcext:value-type="float">
            <text:p>7322228</text:p>
          </table:table-cell>
          <table:table-cell table:number-columns-repeated="3"/>
        </table:table-row>
        <table:table-row table:style-name="ro1">
          <table:table-cell office:value-type="float" office:value="37029164" calcext:value-type="float">
            <text:p>37029164</text:p>
          </table:table-cell>
          <table:table-cell office:value-type="float" office:value="8313674" calcext:value-type="float">
            <text:p>8313674</text:p>
          </table:table-cell>
          <table:table-cell table:number-columns-repeated="3"/>
        </table:table-row>
        <table:table-row table:style-name="ro1">
          <table:table-cell office:value-type="float" office:value="36610415" calcext:value-type="float">
            <text:p>36610415</text:p>
          </table:table-cell>
          <table:table-cell office:value-type="float" office:value="6298915" calcext:value-type="float">
            <text:p>6298915</text:p>
          </table:table-cell>
          <table:table-cell table:number-columns-repeated="3"/>
        </table:table-row>
        <table:table-row table:style-name="ro1">
          <table:table-cell office:value-type="float" office:value="14474838" calcext:value-type="float">
            <text:p>14474838</text:p>
          </table:table-cell>
          <table:table-cell office:value-type="float" office:value="7244956" calcext:value-type="float">
            <text:p>7244956</text:p>
          </table:table-cell>
          <table:table-cell table:number-columns-repeated="3"/>
        </table:table-row>
        <table:table-row table:style-name="ro1">
          <table:table-cell office:value-type="float" office:value="36648969" calcext:value-type="float">
            <text:p>36648969</text:p>
          </table:table-cell>
          <table:table-cell office:value-type="float" office:value="6312999" calcext:value-type="float">
            <text:p>6312999</text:p>
          </table:table-cell>
          <table:table-cell table:number-columns-repeated="3"/>
        </table:table-row>
        <table:table-row table:style-name="ro1">
          <table:table-cell office:value-type="float" office:value="36460563" calcext:value-type="float">
            <text:p>36460563</text:p>
          </table:table-cell>
          <table:table-cell office:value-type="float" office:value="6475965" calcext:value-type="float">
            <text:p>6475965</text:p>
          </table:table-cell>
          <table:table-cell table:number-columns-repeated="3"/>
        </table:table-row>
        <table:table-row table:style-name="ro1">
          <table:table-cell office:value-type="float" office:value="42658244" calcext:value-type="float">
            <text:p>42658244</text:p>
          </table:table-cell>
          <table:table-cell office:value-type="float" office:value="7748755" calcext:value-type="float">
            <text:p>7748755</text:p>
          </table:table-cell>
          <table:table-cell table:number-columns-repeated="3"/>
        </table:table-row>
        <table:table-row table:style-name="ro1">
          <table:table-cell office:value-type="float" office:value="14704672" calcext:value-type="float">
            <text:p>14704672</text:p>
          </table:table-cell>
          <table:table-cell office:value-type="float" office:value="7380889" calcext:value-type="float">
            <text:p>7380889</text:p>
          </table:table-cell>
          <table:table-cell table:number-columns-repeated="3"/>
        </table:table-row>
        <table:table-row table:style-name="ro1">
          <table:table-cell office:value-type="float" office:value="37210388" calcext:value-type="float">
            <text:p>37210388</text:p>
          </table:table-cell>
          <table:table-cell office:value-type="float" office:value="6265721" calcext:value-type="float">
            <text:p>6265721</text:p>
          </table:table-cell>
          <table:table-cell table:number-columns-repeated="3"/>
        </table:table-row>
        <table:table-row table:style-name="ro1">
          <table:table-cell office:value-type="float" office:value="14880361" calcext:value-type="float">
            <text:p>14880361</text:p>
          </table:table-cell>
          <table:table-cell office:value-type="float" office:value="7127300" calcext:value-type="float">
            <text:p>7127300</text:p>
          </table:table-cell>
          <table:table-cell table:number-columns-repeated="3"/>
        </table:table-row>
        <table:table-row table:style-name="ro1">
          <table:table-cell office:value-type="float" office:value="63185102" calcext:value-type="float">
            <text:p>63185102</text:p>
          </table:table-cell>
          <table:table-cell office:value-type="float" office:value="6099487" calcext:value-type="float">
            <text:p>6099487</text:p>
          </table:table-cell>
          <table:table-cell table:number-columns-repeated="3"/>
        </table:table-row>
        <table:table-row table:style-name="ro1">
          <table:table-cell office:value-type="float" office:value="36248792" calcext:value-type="float">
            <text:p>36248792</text:p>
          </table:table-cell>
          <table:table-cell office:value-type="float" office:value="6576951" calcext:value-type="float">
            <text:p>6576951</text:p>
          </table:table-cell>
          <table:table-cell table:number-columns-repeated="3"/>
        </table:table-row>
        <table:table-row table:style-name="ro1">
          <table:table-cell office:value-type="float" office:value="37071551" calcext:value-type="float">
            <text:p>37071551</text:p>
          </table:table-cell>
          <table:table-cell office:value-type="float" office:value="6598426" calcext:value-type="float">
            <text:p>6598426</text:p>
          </table:table-cell>
          <table:table-cell table:number-columns-repeated="3"/>
        </table:table-row>
        <table:table-row table:style-name="ro1">
          <table:table-cell office:value-type="float" office:value="62490394" calcext:value-type="float">
            <text:p>62490394</text:p>
          </table:table-cell>
          <table:table-cell office:value-type="float" office:value="7602622" calcext:value-type="float">
            <text:p>7602622</text:p>
          </table:table-cell>
          <table:table-cell table:number-columns-repeated="3"/>
        </table:table-row>
        <table:table-row table:style-name="ro1">
          <table:table-cell office:value-type="float" office:value="36554246" calcext:value-type="float">
            <text:p>36554246</text:p>
          </table:table-cell>
          <table:table-cell office:value-type="float" office:value="6252237" calcext:value-type="float">
            <text:p>6252237</text:p>
          </table:table-cell>
          <table:table-cell table:number-columns-repeated="3"/>
        </table:table-row>
        <table:table-row table:style-name="ro1">
          <table:table-cell office:value-type="float" office:value="14495785" calcext:value-type="float">
            <text:p>14495785</text:p>
          </table:table-cell>
          <table:table-cell office:value-type="float" office:value="7456330" calcext:value-type="float">
            <text:p>7456330</text:p>
          </table:table-cell>
          <table:table-cell table:number-columns-repeated="3"/>
        </table:table-row>
        <table:table-row table:style-name="ro1">
          <table:table-cell office:value-type="float" office:value="36421325" calcext:value-type="float">
            <text:p>36421325</text:p>
          </table:table-cell>
          <table:table-cell office:value-type="float" office:value="6048989" calcext:value-type="float">
            <text:p>6048989</text:p>
          </table:table-cell>
          <table:table-cell table:number-columns-repeated="3"/>
        </table:table-row>
        <table:table-row table:style-name="ro1">
          <table:table-cell office:value-type="float" office:value="63931807" calcext:value-type="float">
            <text:p>63931807</text:p>
          </table:table-cell>
          <table:table-cell office:value-type="float" office:value="6211496" calcext:value-type="float">
            <text:p>6211496</text:p>
          </table:table-cell>
          <table:table-cell table:number-columns-repeated="3"/>
        </table:table-row>
        <table:table-row table:style-name="ro1">
          <table:table-cell office:value-type="float" office:value="36328039" calcext:value-type="float">
            <text:p>36328039</text:p>
          </table:table-cell>
          <table:table-cell office:value-type="float" office:value="6220876" calcext:value-type="float">
            <text:p>6220876</text:p>
          </table:table-cell>
          <table:table-cell table:number-columns-repeated="3"/>
        </table:table-row>
        <table:table-row table:style-name="ro1">
          <table:table-cell office:value-type="float" office:value="62481233" calcext:value-type="float">
            <text:p>62481233</text:p>
          </table:table-cell>
          <table:table-cell office:value-type="float" office:value="7754714" calcext:value-type="float">
            <text:p>7754714</text:p>
          </table:table-cell>
          <table:table-cell table:number-columns-repeated="3"/>
        </table:table-row>
        <table:table-row table:style-name="ro1">
          <table:table-cell office:value-type="float" office:value="63458078" calcext:value-type="float">
            <text:p>63458078</text:p>
          </table:table-cell>
          <table:table-cell office:value-type="float" office:value="8500234" calcext:value-type="float">
            <text:p>8500234</text:p>
          </table:table-cell>
          <table:table-cell table:number-columns-repeated="3"/>
        </table:table-row>
        <table:table-row table:style-name="ro1">
          <table:table-cell office:value-type="float" office:value="36558274" calcext:value-type="float">
            <text:p>36558274</text:p>
          </table:table-cell>
          <table:table-cell office:value-type="float" office:value="6413939" calcext:value-type="float">
            <text:p>6413939</text:p>
          </table:table-cell>
          <table:table-cell table:number-columns-repeated="3"/>
        </table:table-row>
        <table:table-row table:style-name="ro1">
          <table:table-cell office:value-type="float" office:value="15285646" calcext:value-type="float">
            <text:p>15285646</text:p>
          </table:table-cell>
          <table:table-cell office:value-type="float" office:value="7662318" calcext:value-type="float">
            <text:p>7662318</text:p>
          </table:table-cell>
          <table:table-cell table:number-columns-repeated="3"/>
        </table:table-row>
        <table:table-row table:style-name="ro1">
          <table:table-cell office:value-type="float" office:value="14243388" calcext:value-type="float">
            <text:p>14243388</text:p>
          </table:table-cell>
          <table:table-cell office:value-type="float" office:value="7224334" calcext:value-type="float">
            <text:p>7224334</text:p>
          </table:table-cell>
          <table:table-cell table:number-columns-repeated="3"/>
        </table:table-row>
        <table:table-row table:style-name="ro1">
          <table:table-cell office:value-type="float" office:value="37403301" calcext:value-type="float">
            <text:p>37403301</text:p>
          </table:table-cell>
          <table:table-cell office:value-type="float" office:value="8141623" calcext:value-type="float">
            <text:p>8141623</text:p>
          </table:table-cell>
          <table:table-cell table:number-columns-repeated="3"/>
        </table:table-row>
        <table:table-row table:style-name="ro1">
          <table:table-cell office:value-type="float" office:value="63471307" calcext:value-type="float">
            <text:p>63471307</text:p>
          </table:table-cell>
          <table:table-cell office:value-type="float" office:value="7923197" calcext:value-type="float">
            <text:p>7923197</text:p>
          </table:table-cell>
          <table:table-cell table:number-columns-repeated="3"/>
        </table:table-row>
        <table:table-row table:style-name="ro1">
          <table:table-cell office:value-type="float" office:value="63741868" calcext:value-type="float">
            <text:p>63741868</text:p>
          </table:table-cell>
          <table:table-cell office:value-type="float" office:value="7478375" calcext:value-type="float">
            <text:p>7478375</text:p>
          </table:table-cell>
          <table:table-cell table:number-columns-repeated="3"/>
        </table:table-row>
        <table:table-row table:style-name="ro1">
          <table:table-cell office:value-type="float" office:value="62377253" calcext:value-type="float">
            <text:p>62377253</text:p>
          </table:table-cell>
          <table:table-cell office:value-type="float" office:value="7424384" calcext:value-type="float">
            <text:p>7424384</text:p>
          </table:table-cell>
          <table:table-cell table:number-columns-repeated="3"/>
        </table:table-row>
        <table:table-row table:style-name="ro1">
          <table:table-cell office:value-type="float" office:value="63029152" calcext:value-type="float">
            <text:p>63029152</text:p>
          </table:table-cell>
          <table:table-cell office:value-type="float" office:value="8089850" calcext:value-type="float">
            <text:p>8089850</text:p>
          </table:table-cell>
          <table:table-cell table:number-columns-repeated="3"/>
        </table:table-row>
        <table:table-row table:style-name="ro1">
          <table:table-cell office:value-type="float" office:value="63081664" calcext:value-type="float">
            <text:p>63081664</text:p>
          </table:table-cell>
          <table:table-cell office:value-type="float" office:value="7527825" calcext:value-type="float">
            <text:p>7527825</text:p>
          </table:table-cell>
          <table:table-cell table:number-columns-repeated="3"/>
        </table:table-row>
        <table:table-row table:style-name="ro1">
          <table:table-cell office:value-type="float" office:value="62891187" calcext:value-type="float">
            <text:p>62891187</text:p>
          </table:table-cell>
          <table:table-cell office:value-type="float" office:value="7572227" calcext:value-type="float">
            <text:p>7572227</text:p>
          </table:table-cell>
          <table:table-cell table:number-columns-repeated="3"/>
        </table:table-row>
        <table:table-row table:style-name="ro1">
          <table:table-cell office:value-type="float" office:value="36758692" calcext:value-type="float">
            <text:p>36758692</text:p>
          </table:table-cell>
          <table:table-cell office:value-type="float" office:value="6481897" calcext:value-type="float">
            <text:p>6481897</text:p>
          </table:table-cell>
          <table:table-cell table:number-columns-repeated="3"/>
        </table:table-row>
        <table:table-row table:style-name="ro1">
          <table:table-cell office:value-type="float" office:value="36508990" calcext:value-type="float">
            <text:p>36508990</text:p>
          </table:table-cell>
          <table:table-cell office:value-type="float" office:value="6550178" calcext:value-type="float">
            <text:p>6550178</text:p>
          </table:table-cell>
          <table:table-cell table:number-columns-repeated="3"/>
        </table:table-row>
        <table:table-row table:style-name="ro1">
          <table:table-cell office:value-type="float" office:value="62529703" calcext:value-type="float">
            <text:p>62529703</text:p>
          </table:table-cell>
          <table:table-cell office:value-type="float" office:value="5884283" calcext:value-type="float">
            <text:p>5884283</text:p>
          </table:table-cell>
          <table:table-cell table:number-columns-repeated="3"/>
        </table:table-row>
        <table:table-row table:style-name="ro1">
          <table:table-cell office:value-type="float" office:value="62015702" calcext:value-type="float">
            <text:p>62015702</text:p>
          </table:table-cell>
          <table:table-cell office:value-type="float" office:value="7519887" calcext:value-type="float">
            <text:p>7519887</text:p>
          </table:table-cell>
          <table:table-cell table:number-columns-repeated="3"/>
        </table:table-row>
        <table:table-row table:style-name="ro1">
          <table:table-cell office:value-type="float" office:value="37026858" calcext:value-type="float">
            <text:p>37026858</text:p>
          </table:table-cell>
          <table:table-cell office:value-type="float" office:value="8376701" calcext:value-type="float">
            <text:p>8376701</text:p>
          </table:table-cell>
          <table:table-cell table:number-columns-repeated="3"/>
        </table:table-row>
        <table:table-row table:style-name="ro1">
          <table:table-cell office:value-type="float" office:value="74087544" calcext:value-type="float">
            <text:p>74087544</text:p>
          </table:table-cell>
          <table:table-cell office:value-type="float" office:value="30037630" calcext:value-type="float">
            <text:p>30037630</text:p>
          </table:table-cell>
          <table:table-cell table:number-columns-repeated="3"/>
        </table:table-row>
        <table:table-row table:style-name="ro1">
          <table:table-cell office:value-type="float" office:value="36648743" calcext:value-type="float">
            <text:p>36648743</text:p>
          </table:table-cell>
          <table:table-cell office:value-type="float" office:value="8098250" calcext:value-type="float">
            <text:p>8098250</text:p>
          </table:table-cell>
          <table:table-cell table:number-columns-repeated="3"/>
        </table:table-row>
        <table:table-row table:style-name="ro1">
          <table:table-cell office:value-type="float" office:value="36161450" calcext:value-type="float">
            <text:p>36161450</text:p>
          </table:table-cell>
          <table:table-cell office:value-type="float" office:value="6396357" calcext:value-type="float">
            <text:p>6396357</text:p>
          </table:table-cell>
          <table:table-cell table:number-columns-repeated="3"/>
        </table:table-row>
        <table:table-row table:style-name="ro1">
          <table:table-cell office:value-type="float" office:value="36611216" calcext:value-type="float">
            <text:p>36611216</text:p>
          </table:table-cell>
          <table:table-cell office:value-type="float" office:value="6464223" calcext:value-type="float">
            <text:p>6464223</text:p>
          </table:table-cell>
          <table:table-cell table:number-columns-repeated="3"/>
        </table:table-row>
        <table:table-row table:style-name="ro1">
          <table:table-cell office:value-type="float" office:value="14620658" calcext:value-type="float">
            <text:p>14620658</text:p>
          </table:table-cell>
          <table:table-cell office:value-type="float" office:value="7264120" calcext:value-type="float">
            <text:p>7264120</text:p>
          </table:table-cell>
          <table:table-cell table:number-columns-repeated="3"/>
        </table:table-row>
        <table:table-row table:style-name="ro1">
          <table:table-cell office:value-type="float" office:value="37251622" calcext:value-type="float">
            <text:p>37251622</text:p>
          </table:table-cell>
          <table:table-cell office:value-type="float" office:value="6497423" calcext:value-type="float">
            <text:p>6497423</text:p>
          </table:table-cell>
          <table:table-cell table:number-columns-repeated="3"/>
        </table:table-row>
        <table:table-row table:style-name="ro1">
          <table:table-cell office:value-type="float" office:value="36905816" calcext:value-type="float">
            <text:p>36905816</text:p>
          </table:table-cell>
          <table:table-cell office:value-type="float" office:value="7820425" calcext:value-type="float">
            <text:p>7820425</text:p>
          </table:table-cell>
          <table:table-cell table:number-columns-repeated="3"/>
        </table:table-row>
        <table:table-row table:style-name="ro1">
          <table:table-cell office:value-type="float" office:value="62587477" calcext:value-type="float">
            <text:p>62587477</text:p>
          </table:table-cell>
          <table:table-cell office:value-type="float" office:value="6027633" calcext:value-type="float">
            <text:p>6027633</text:p>
          </table:table-cell>
          <table:table-cell table:number-columns-repeated="3"/>
        </table:table-row>
        <table:table-row table:style-name="ro1">
          <table:table-cell office:value-type="float" office:value="63999984" calcext:value-type="float">
            <text:p>63999984</text:p>
          </table:table-cell>
          <table:table-cell office:value-type="float" office:value="7681796" calcext:value-type="float">
            <text:p>7681796</text:p>
          </table:table-cell>
          <table:table-cell table:number-columns-repeated="3"/>
        </table:table-row>
        <table:table-row table:style-name="ro1">
          <table:table-cell office:value-type="float" office:value="36067893" calcext:value-type="float">
            <text:p>36067893</text:p>
          </table:table-cell>
          <table:table-cell office:value-type="float" office:value="6333797" calcext:value-type="float">
            <text:p>6333797</text:p>
          </table:table-cell>
          <table:table-cell table:number-columns-repeated="3"/>
        </table:table-row>
        <table:table-row table:style-name="ro1">
          <table:table-cell office:value-type="float" office:value="14925198" calcext:value-type="float">
            <text:p>14925198</text:p>
          </table:table-cell>
          <table:table-cell office:value-type="float" office:value="7140782" calcext:value-type="float">
            <text:p>7140782</text:p>
          </table:table-cell>
          <table:table-cell table:number-columns-repeated="3"/>
        </table:table-row>
        <table:table-row table:style-name="ro1">
          <table:table-cell office:value-type="float" office:value="62781978" calcext:value-type="float">
            <text:p>62781978</text:p>
          </table:table-cell>
          <table:table-cell office:value-type="float" office:value="7545785" calcext:value-type="float">
            <text:p>7545785</text:p>
          </table:table-cell>
          <table:table-cell table:number-columns-repeated="3"/>
        </table:table-row>
        <table:table-row table:style-name="ro1">
          <table:table-cell office:value-type="float" office:value="63709106" calcext:value-type="float">
            <text:p>63709106</text:p>
          </table:table-cell>
          <table:table-cell office:value-type="float" office:value="7714998" calcext:value-type="float">
            <text:p>7714998</text:p>
          </table:table-cell>
          <table:table-cell table:number-columns-repeated="3"/>
        </table:table-row>
        <table:table-row table:style-name="ro1">
          <table:table-cell office:value-type="float" office:value="62371185" calcext:value-type="float">
            <text:p>62371185</text:p>
          </table:table-cell>
          <table:table-cell office:value-type="float" office:value="6083717" calcext:value-type="float">
            <text:p>6083717</text:p>
          </table:table-cell>
          <table:table-cell table:number-columns-repeated="3"/>
        </table:table-row>
        <table:table-row table:style-name="ro1">
          <table:table-cell office:value-type="float" office:value="62270892" calcext:value-type="float">
            <text:p>62270892</text:p>
          </table:table-cell>
          <table:table-cell office:value-type="float" office:value="7515590" calcext:value-type="float">
            <text:p>7515590</text:p>
          </table:table-cell>
          <table:table-cell table:number-columns-repeated="3"/>
        </table:table-row>
        <table:table-row table:style-name="ro1">
          <table:table-cell office:value-type="float" office:value="69435659" calcext:value-type="float">
            <text:p>69435659</text:p>
          </table:table-cell>
          <table:table-cell office:value-type="float" office:value="7832252" calcext:value-type="float">
            <text:p>7832252</text:p>
          </table:table-cell>
          <table:table-cell table:number-columns-repeated="3"/>
        </table:table-row>
        <table:table-row table:style-name="ro1">
          <table:table-cell office:value-type="float" office:value="14336584" calcext:value-type="float">
            <text:p>14336584</text:p>
          </table:table-cell>
          <table:table-cell office:value-type="float" office:value="7203678" calcext:value-type="float">
            <text:p>7203678</text:p>
          </table:table-cell>
          <table:table-cell table:number-columns-repeated="3"/>
        </table:table-row>
        <table:table-row table:style-name="ro1">
          <table:table-cell office:value-type="float" office:value="36665469" calcext:value-type="float">
            <text:p>36665469</text:p>
          </table:table-cell>
          <table:table-cell office:value-type="float" office:value="6531094" calcext:value-type="float">
            <text:p>6531094</text:p>
          </table:table-cell>
          <table:table-cell table:number-columns-repeated="3"/>
        </table:table-row>
        <table:table-row table:style-name="ro1">
          <table:table-cell office:value-type="float" office:value="62528942" calcext:value-type="float">
            <text:p>62528942</text:p>
          </table:table-cell>
          <table:table-cell office:value-type="float" office:value="7617786" calcext:value-type="float">
            <text:p>7617786</text:p>
          </table:table-cell>
          <table:table-cell table:number-columns-repeated="3"/>
        </table:table-row>
        <table:table-row table:style-name="ro1">
          <table:table-cell office:value-type="float" office:value="14718765" calcext:value-type="float">
            <text:p>14718765</text:p>
          </table:table-cell>
          <table:table-cell office:value-type="float" office:value="7082887" calcext:value-type="float">
            <text:p>7082887</text:p>
          </table:table-cell>
          <table:table-cell table:number-columns-repeated="3"/>
        </table:table-row>
        <table:table-row table:style-name="ro1">
          <table:table-cell office:value-type="float" office:value="62594638" calcext:value-type="float">
            <text:p>62594638</text:p>
          </table:table-cell>
          <table:table-cell office:value-type="float" office:value="5946464" calcext:value-type="float">
            <text:p>5946464</text:p>
          </table:table-cell>
          <table:table-cell table:number-columns-repeated="3"/>
        </table:table-row>
        <table:table-row table:style-name="ro1">
          <table:table-cell office:value-type="float" office:value="36067437" calcext:value-type="float">
            <text:p>36067437</text:p>
          </table:table-cell>
          <table:table-cell office:value-type="float" office:value="5999004" calcext:value-type="float">
            <text:p>5999004</text:p>
          </table:table-cell>
          <table:table-cell table:number-columns-repeated="3"/>
        </table:table-row>
        <table:table-row table:style-name="ro1">
          <table:table-cell office:value-type="float" office:value="37116073" calcext:value-type="float">
            <text:p>37116073</text:p>
          </table:table-cell>
          <table:table-cell office:value-type="float" office:value="6282145" calcext:value-type="float">
            <text:p>6282145</text:p>
          </table:table-cell>
          <table:table-cell table:number-columns-repeated="3"/>
        </table:table-row>
        <table:table-row table:style-name="ro1">
          <table:table-cell office:value-type="float" office:value="75316778" calcext:value-type="float">
            <text:p>75316778</text:p>
          </table:table-cell>
          <table:table-cell office:value-type="float" office:value="5927812" calcext:value-type="float">
            <text:p>5927812</text:p>
          </table:table-cell>
          <table:table-cell table:number-columns-repeated="3"/>
        </table:table-row>
        <table:table-row table:style-name="ro1">
          <table:table-cell office:value-type="float" office:value="62585245" calcext:value-type="float">
            <text:p>62585245</text:p>
          </table:table-cell>
          <table:table-cell office:value-type="float" office:value="6225668" calcext:value-type="float">
            <text:p>6225668</text:p>
          </table:table-cell>
          <table:table-cell table:number-columns-repeated="3"/>
        </table:table-row>
        <table:table-row table:style-name="ro1">
          <table:table-cell office:value-type="float" office:value="14397365" calcext:value-type="float">
            <text:p>14397365</text:p>
          </table:table-cell>
          <table:table-cell office:value-type="float" office:value="7187334" calcext:value-type="float">
            <text:p>7187334</text:p>
          </table:table-cell>
          <table:table-cell table:number-columns-repeated="3"/>
        </table:table-row>
        <table:table-row table:style-name="ro1">
          <table:table-cell office:value-type="float" office:value="63162968" calcext:value-type="float">
            <text:p>63162968</text:p>
          </table:table-cell>
          <table:table-cell office:value-type="float" office:value="7496864" calcext:value-type="float">
            <text:p>7496864</text:p>
          </table:table-cell>
          <table:table-cell table:number-columns-repeated="3"/>
        </table:table-row>
        <table:table-row table:style-name="ro1">
          <table:table-cell office:value-type="float" office:value="36960932" calcext:value-type="float">
            <text:p>36960932</text:p>
          </table:table-cell>
          <table:table-cell office:value-type="float" office:value="7900994" calcext:value-type="float">
            <text:p>7900994</text:p>
          </table:table-cell>
          <table:table-cell table:number-columns-repeated="3"/>
        </table:table-row>
        <table:table-row table:style-name="ro1">
          <table:table-cell office:value-type="float" office:value="36335178" calcext:value-type="float">
            <text:p>36335178</text:p>
          </table:table-cell>
          <table:table-cell office:value-type="float" office:value="6330385" calcext:value-type="float">
            <text:p>6330385</text:p>
          </table:table-cell>
          <table:table-cell table:number-columns-repeated="3"/>
        </table:table-row>
        <table:table-row table:style-name="ro1">
          <table:table-cell office:value-type="float" office:value="14850000" calcext:value-type="float">
            <text:p>14850000</text:p>
          </table:table-cell>
          <table:table-cell office:value-type="float" office:value="7303451" calcext:value-type="float">
            <text:p>7303451</text:p>
          </table:table-cell>
          <table:table-cell table:number-columns-repeated="3"/>
        </table:table-row>
        <table:table-row table:style-name="ro1">
          <table:table-cell office:value-type="float" office:value="36111544" calcext:value-type="float">
            <text:p>36111544</text:p>
          </table:table-cell>
          <table:table-cell office:value-type="float" office:value="6394663" calcext:value-type="float">
            <text:p>6394663</text:p>
          </table:table-cell>
          <table:table-cell table:number-columns-repeated="3"/>
        </table:table-row>
        <table:table-row table:style-name="ro1">
          <table:table-cell office:value-type="float" office:value="74028129" calcext:value-type="float">
            <text:p>74028129</text:p>
          </table:table-cell>
          <table:table-cell office:value-type="float" office:value="13176807" calcext:value-type="float">
            <text:p>13176807</text:p>
          </table:table-cell>
          <table:table-cell table:number-columns-repeated="3"/>
        </table:table-row>
        <table:table-row table:style-name="ro1">
          <table:table-cell office:value-type="float" office:value="36502205" calcext:value-type="float">
            <text:p>36502205</text:p>
          </table:table-cell>
          <table:table-cell office:value-type="float" office:value="6341407" calcext:value-type="float">
            <text:p>6341407</text:p>
          </table:table-cell>
          <table:table-cell table:number-columns-repeated="3"/>
        </table:table-row>
        <table:table-row table:style-name="ro1">
          <table:table-cell office:value-type="float" office:value="36104928" calcext:value-type="float">
            <text:p>36104928</text:p>
          </table:table-cell>
          <table:table-cell office:value-type="float" office:value="6172009" calcext:value-type="float">
            <text:p>6172009</text:p>
          </table:table-cell>
          <table:table-cell table:number-columns-repeated="3"/>
        </table:table-row>
        <table:table-row table:style-name="ro1">
          <table:table-cell office:value-type="float" office:value="64427339" calcext:value-type="float">
            <text:p>64427339</text:p>
          </table:table-cell>
          <table:table-cell office:value-type="float" office:value="6135533" calcext:value-type="float">
            <text:p>6135533</text:p>
          </table:table-cell>
          <table:table-cell table:number-columns-repeated="3"/>
        </table:table-row>
        <table:table-row table:style-name="ro1">
          <table:table-cell office:value-type="float" office:value="69752829" calcext:value-type="float">
            <text:p>69752829</text:p>
          </table:table-cell>
          <table:table-cell office:value-type="float" office:value="7519682" calcext:value-type="float">
            <text:p>7519682</text:p>
          </table:table-cell>
          <table:table-cell table:number-columns-repeated="3"/>
        </table:table-row>
        <table:table-row table:style-name="ro1">
          <table:table-cell office:value-type="float" office:value="63074798" calcext:value-type="float">
            <text:p>63074798</text:p>
          </table:table-cell>
          <table:table-cell office:value-type="float" office:value="7570656" calcext:value-type="float">
            <text:p>7570656</text:p>
          </table:table-cell>
          <table:table-cell table:number-columns-repeated="3"/>
        </table:table-row>
        <table:table-row table:style-name="ro1">
          <table:table-cell office:value-type="float" office:value="62276667" calcext:value-type="float">
            <text:p>62276667</text:p>
          </table:table-cell>
          <table:table-cell office:value-type="float" office:value="7498413" calcext:value-type="float">
            <text:p>7498413</text:p>
          </table:table-cell>
          <table:table-cell table:number-columns-repeated="3"/>
        </table:table-row>
        <table:table-row table:style-name="ro1">
          <table:table-cell office:value-type="float" office:value="62530193" calcext:value-type="float">
            <text:p>62530193</text:p>
          </table:table-cell>
          <table:table-cell office:value-type="float" office:value="6152948" calcext:value-type="float">
            <text:p>6152948</text:p>
          </table:table-cell>
          <table:table-cell table:number-columns-repeated="3"/>
        </table:table-row>
        <table:table-row table:style-name="ro1">
          <table:table-cell office:value-type="float" office:value="61274239" calcext:value-type="float">
            <text:p>61274239</text:p>
          </table:table-cell>
          <table:table-cell office:value-type="float" office:value="5956266" calcext:value-type="float">
            <text:p>5956266</text:p>
          </table:table-cell>
          <table:table-cell table:number-columns-repeated="3"/>
        </table:table-row>
        <table:table-row table:style-name="ro1">
          <table:table-cell office:value-type="float" office:value="36417908" calcext:value-type="float">
            <text:p>36417908</text:p>
          </table:table-cell>
          <table:table-cell office:value-type="float" office:value="7966147" calcext:value-type="float">
            <text:p>7966147</text:p>
          </table:table-cell>
          <table:table-cell table:number-columns-repeated="3"/>
        </table:table-row>
        <table:table-row table:style-name="ro1">
          <table:table-cell office:value-type="float" office:value="62570511" calcext:value-type="float">
            <text:p>62570511</text:p>
          </table:table-cell>
          <table:table-cell office:value-type="float" office:value="8033693" calcext:value-type="float">
            <text:p>8033693</text:p>
          </table:table-cell>
          <table:table-cell table:number-columns-repeated="3"/>
        </table:table-row>
        <table:table-row table:style-name="ro1">
          <table:table-cell office:value-type="float" office:value="36469896" calcext:value-type="float">
            <text:p>36469896</text:p>
          </table:table-cell>
          <table:table-cell office:value-type="float" office:value="6448536" calcext:value-type="float">
            <text:p>6448536</text:p>
          </table:table-cell>
          <table:table-cell table:number-columns-repeated="3"/>
        </table:table-row>
        <table:table-row table:style-name="ro1">
          <table:table-cell office:value-type="float" office:value="62230176" calcext:value-type="float">
            <text:p>62230176</text:p>
          </table:table-cell>
          <table:table-cell office:value-type="float" office:value="7450236" calcext:value-type="float">
            <text:p>7450236</text:p>
          </table:table-cell>
          <table:table-cell table:number-columns-repeated="3"/>
        </table:table-row>
        <table:table-row table:style-name="ro1">
          <table:table-cell office:value-type="float" office:value="62721195" calcext:value-type="float">
            <text:p>62721195</text:p>
          </table:table-cell>
          <table:table-cell office:value-type="float" office:value="7513829" calcext:value-type="float">
            <text:p>7513829</text:p>
          </table:table-cell>
          <table:table-cell table:number-columns-repeated="3"/>
        </table:table-row>
        <table:table-row table:style-name="ro1">
          <table:table-cell office:value-type="float" office:value="36593558" calcext:value-type="float">
            <text:p>36593558</text:p>
          </table:table-cell>
          <table:table-cell office:value-type="float" office:value="6305062" calcext:value-type="float">
            <text:p>6305062</text:p>
          </table:table-cell>
          <table:table-cell table:number-columns-repeated="3"/>
        </table:table-row>
        <table:table-row table:style-name="ro1">
          <table:table-cell office:value-type="float" office:value="15134324" calcext:value-type="float">
            <text:p>15134324</text:p>
          </table:table-cell>
          <table:table-cell office:value-type="float" office:value="7620998" calcext:value-type="float">
            <text:p>7620998</text:p>
          </table:table-cell>
          <table:table-cell table:number-columns-repeated="3"/>
        </table:table-row>
        <table:table-row table:style-name="ro1">
          <table:table-cell office:value-type="float" office:value="36880337" calcext:value-type="float">
            <text:p>36880337</text:p>
          </table:table-cell>
          <table:table-cell office:value-type="float" office:value="7876422" calcext:value-type="float">
            <text:p>7876422</text:p>
          </table:table-cell>
          <table:table-cell table:number-columns-repeated="3"/>
        </table:table-row>
        <table:table-row table:style-name="ro1">
          <table:table-cell office:value-type="float" office:value="14373114" calcext:value-type="float">
            <text:p>14373114</text:p>
          </table:table-cell>
          <table:table-cell office:value-type="float" office:value="7202387" calcext:value-type="float">
            <text:p>7202387</text:p>
          </table:table-cell>
          <table:table-cell table:number-columns-repeated="3"/>
        </table:table-row>
        <table:table-row table:style-name="ro1">
          <table:table-cell office:value-type="float" office:value="36378249" calcext:value-type="float">
            <text:p>36378249</text:p>
          </table:table-cell>
          <table:table-cell office:value-type="float" office:value="6380914" calcext:value-type="float">
            <text:p>6380914</text:p>
          </table:table-cell>
          <table:table-cell table:number-columns-repeated="3"/>
        </table:table-row>
        <table:table-row table:style-name="ro1">
          <table:table-cell office:value-type="float" office:value="64917589" calcext:value-type="float">
            <text:p>64917589</text:p>
          </table:table-cell>
          <table:table-cell office:value-type="float" office:value="7916679" calcext:value-type="float">
            <text:p>7916679</text:p>
          </table:table-cell>
          <table:table-cell table:number-columns-repeated="3"/>
        </table:table-row>
        <table:table-row table:style-name="ro1">
          <table:table-cell office:value-type="float" office:value="36602568" calcext:value-type="float">
            <text:p>36602568</text:p>
          </table:table-cell>
          <table:table-cell office:value-type="float" office:value="7952041" calcext:value-type="float">
            <text:p>7952041</text:p>
          </table:table-cell>
          <table:table-cell table:number-columns-repeated="3"/>
        </table:table-row>
        <table:table-row table:style-name="ro1">
          <table:table-cell office:value-type="float" office:value="63899732" calcext:value-type="float">
            <text:p>63899732</text:p>
          </table:table-cell>
          <table:table-cell office:value-type="float" office:value="6002065" calcext:value-type="float">
            <text:p>6002065</text:p>
          </table:table-cell>
          <table:table-cell table:number-columns-repeated="3"/>
        </table:table-row>
        <table:table-row table:style-name="ro1">
          <table:table-cell office:value-type="float" office:value="62799979" calcext:value-type="float">
            <text:p>62799979</text:p>
          </table:table-cell>
          <table:table-cell office:value-type="float" office:value="5948864" calcext:value-type="float">
            <text:p>5948864</text:p>
          </table:table-cell>
          <table:table-cell table:number-columns-repeated="3"/>
        </table:table-row>
        <table:table-row table:style-name="ro1">
          <table:table-cell office:value-type="float" office:value="36408358" calcext:value-type="float">
            <text:p>36408358</text:p>
          </table:table-cell>
          <table:table-cell office:value-type="float" office:value="6166777" calcext:value-type="float">
            <text:p>6166777</text:p>
          </table:table-cell>
          <table:table-cell table:number-columns-repeated="3"/>
        </table:table-row>
        <table:table-row table:style-name="ro1">
          <table:table-cell office:value-type="float" office:value="14687659" calcext:value-type="float">
            <text:p>14687659</text:p>
          </table:table-cell>
          <table:table-cell office:value-type="float" office:value="7221420" calcext:value-type="float">
            <text:p>7221420</text:p>
          </table:table-cell>
          <table:table-cell table:number-columns-repeated="3"/>
        </table:table-row>
        <table:table-row table:style-name="ro1">
          <table:table-cell office:value-type="float" office:value="63789264" calcext:value-type="float">
            <text:p>63789264</text:p>
          </table:table-cell>
          <table:table-cell office:value-type="float" office:value="7604021" calcext:value-type="float">
            <text:p>7604021</text:p>
          </table:table-cell>
          <table:table-cell table:number-columns-repeated="3"/>
        </table:table-row>
        <table:table-row table:style-name="ro1">
          <table:table-cell office:value-type="float" office:value="62494842" calcext:value-type="float">
            <text:p>62494842</text:p>
          </table:table-cell>
          <table:table-cell office:value-type="float" office:value="6064668" calcext:value-type="float">
            <text:p>6064668</text:p>
          </table:table-cell>
          <table:table-cell table:number-columns-repeated="3"/>
        </table:table-row>
        <table:table-row table:style-name="ro1">
          <table:table-cell office:value-type="float" office:value="63339509" calcext:value-type="float">
            <text:p>63339509</text:p>
          </table:table-cell>
          <table:table-cell office:value-type="float" office:value="8299416" calcext:value-type="float">
            <text:p>8299416</text:p>
          </table:table-cell>
          <table:table-cell table:number-columns-repeated="3"/>
        </table:table-row>
        <table:table-row table:style-name="ro1">
          <table:table-cell office:value-type="float" office:value="36475460" calcext:value-type="float">
            <text:p>36475460</text:p>
          </table:table-cell>
          <table:table-cell office:value-type="float" office:value="6343190" calcext:value-type="float">
            <text:p>6343190</text:p>
          </table:table-cell>
          <table:table-cell table:number-columns-repeated="3"/>
        </table:table-row>
        <table:table-row table:style-name="ro1">
          <table:table-cell office:value-type="float" office:value="36234654" calcext:value-type="float">
            <text:p>36234654</text:p>
          </table:table-cell>
          <table:table-cell office:value-type="float" office:value="6424293" calcext:value-type="float">
            <text:p>6424293</text:p>
          </table:table-cell>
          <table:table-cell table:number-columns-repeated="3"/>
        </table:table-row>
        <table:table-row table:style-name="ro1">
          <table:table-cell office:value-type="float" office:value="42437097" calcext:value-type="float">
            <text:p>42437097</text:p>
          </table:table-cell>
          <table:table-cell office:value-type="float" office:value="10734590" calcext:value-type="float">
            <text:p>10734590</text:p>
          </table:table-cell>
          <table:table-cell table:number-columns-repeated="3"/>
        </table:table-row>
        <table:table-row table:style-name="ro1">
          <table:table-cell office:value-type="float" office:value="36676470" calcext:value-type="float">
            <text:p>36676470</text:p>
          </table:table-cell>
          <table:table-cell office:value-type="float" office:value="7833634" calcext:value-type="float">
            <text:p>7833634</text:p>
          </table:table-cell>
          <table:table-cell table:number-columns-repeated="3"/>
        </table:table-row>
        <table:table-row table:style-name="ro1">
          <table:table-cell office:value-type="float" office:value="62205549" calcext:value-type="float">
            <text:p>62205549</text:p>
          </table:table-cell>
          <table:table-cell office:value-type="float" office:value="7620123" calcext:value-type="float">
            <text:p>7620123</text:p>
          </table:table-cell>
          <table:table-cell table:number-columns-repeated="3"/>
        </table:table-row>
        <table:table-row table:style-name="ro1">
          <table:table-cell office:value-type="float" office:value="63023500" calcext:value-type="float">
            <text:p>63023500</text:p>
          </table:table-cell>
          <table:table-cell office:value-type="float" office:value="7475872" calcext:value-type="float">
            <text:p>7475872</text:p>
          </table:table-cell>
          <table:table-cell table:number-columns-repeated="3"/>
        </table:table-row>
        <table:table-row table:style-name="ro1">
          <table:table-cell office:value-type="float" office:value="63984173" calcext:value-type="float">
            <text:p>63984173</text:p>
          </table:table-cell>
          <table:table-cell office:value-type="float" office:value="6096645" calcext:value-type="float">
            <text:p>6096645</text:p>
          </table:table-cell>
          <table:table-cell table:number-columns-repeated="3"/>
        </table:table-row>
        <table:table-row table:style-name="ro1">
          <table:table-cell office:value-type="float" office:value="36890991" calcext:value-type="float">
            <text:p>36890991</text:p>
          </table:table-cell>
          <table:table-cell office:value-type="float" office:value="8170892" calcext:value-type="float">
            <text:p>8170892</text:p>
          </table:table-cell>
          <table:table-cell table:number-columns-repeated="3"/>
        </table:table-row>
        <table:table-row table:style-name="ro1">
          <table:table-cell office:value-type="float" office:value="63203059" calcext:value-type="float">
            <text:p>63203059</text:p>
          </table:table-cell>
          <table:table-cell office:value-type="float" office:value="8442504" calcext:value-type="float">
            <text:p>8442504</text:p>
          </table:table-cell>
          <table:table-cell table:number-columns-repeated="3"/>
        </table:table-row>
        <table:table-row table:style-name="ro1">
          <table:table-cell office:value-type="float" office:value="36464129" calcext:value-type="float">
            <text:p>36464129</text:p>
          </table:table-cell>
          <table:table-cell office:value-type="float" office:value="6317233" calcext:value-type="float">
            <text:p>6317233</text:p>
          </table:table-cell>
          <table:table-cell table:number-columns-repeated="3"/>
        </table:table-row>
        <table:table-row table:style-name="ro1">
          <table:table-cell office:value-type="float" office:value="36537636" calcext:value-type="float">
            <text:p>36537636</text:p>
          </table:table-cell>
          <table:table-cell office:value-type="float" office:value="6147845" calcext:value-type="float">
            <text:p>6147845</text:p>
          </table:table-cell>
          <table:table-cell table:number-columns-repeated="3"/>
        </table:table-row>
        <table:table-row table:style-name="ro1">
          <table:table-cell office:value-type="float" office:value="36511229" calcext:value-type="float">
            <text:p>36511229</text:p>
          </table:table-cell>
          <table:table-cell office:value-type="float" office:value="6327352" calcext:value-type="float">
            <text:p>6327352</text:p>
          </table:table-cell>
          <table:table-cell table:number-columns-repeated="3"/>
        </table:table-row>
        <table:table-row table:style-name="ro1">
          <table:table-cell office:value-type="float" office:value="62764170" calcext:value-type="float">
            <text:p>62764170</text:p>
          </table:table-cell>
          <table:table-cell office:value-type="float" office:value="6015576" calcext:value-type="float">
            <text:p>6015576</text:p>
          </table:table-cell>
          <table:table-cell table:number-columns-repeated="3"/>
        </table:table-row>
        <table:table-row table:style-name="ro1">
          <table:table-cell office:value-type="float" office:value="82757954" calcext:value-type="float">
            <text:p>82757954</text:p>
          </table:table-cell>
          <table:table-cell office:value-type="float" office:value="7396052" calcext:value-type="float">
            <text:p>7396052</text:p>
          </table:table-cell>
          <table:table-cell table:number-columns-repeated="3"/>
        </table:table-row>
        <table:table-row table:style-name="ro1">
          <table:table-cell office:value-type="float" office:value="36785021" calcext:value-type="float">
            <text:p>36785021</text:p>
          </table:table-cell>
          <table:table-cell office:value-type="float" office:value="7896698" calcext:value-type="float">
            <text:p>7896698</text:p>
          </table:table-cell>
          <table:table-cell table:number-columns-repeated="3"/>
        </table:table-row>
        <table:table-row table:style-name="ro1">
          <table:table-cell office:value-type="float" office:value="61734775" calcext:value-type="float">
            <text:p>61734775</text:p>
          </table:table-cell>
          <table:table-cell office:value-type="float" office:value="6073578" calcext:value-type="float">
            <text:p>6073578</text:p>
          </table:table-cell>
          <table:table-cell table:number-columns-repeated="3"/>
        </table:table-row>
        <table:table-row table:style-name="ro1">
          <table:table-cell office:value-type="float" office:value="37312065" calcext:value-type="float">
            <text:p>37312065</text:p>
          </table:table-cell>
          <table:table-cell office:value-type="float" office:value="7895189" calcext:value-type="float">
            <text:p>7895189</text:p>
          </table:table-cell>
          <table:table-cell table:number-columns-repeated="3"/>
        </table:table-row>
        <table:table-row table:style-name="ro1">
          <table:table-cell office:value-type="float" office:value="40187900" calcext:value-type="float">
            <text:p>40187900</text:p>
          </table:table-cell>
          <table:table-cell office:value-type="float" office:value="10761875" calcext:value-type="float">
            <text:p>10761875</text:p>
          </table:table-cell>
          <table:table-cell table:number-columns-repeated="3"/>
        </table:table-row>
        <table:table-row table:style-name="ro1">
          <table:table-cell office:value-type="float" office:value="36629882" calcext:value-type="float">
            <text:p>36629882</text:p>
          </table:table-cell>
          <table:table-cell office:value-type="float" office:value="6143700" calcext:value-type="float">
            <text:p>6143700</text:p>
          </table:table-cell>
          <table:table-cell table:number-columns-repeated="3"/>
        </table:table-row>
        <table:table-row table:style-name="ro1">
          <table:table-cell office:value-type="float" office:value="35863230" calcext:value-type="float">
            <text:p>35863230</text:p>
          </table:table-cell>
          <table:table-cell office:value-type="float" office:value="6337359" calcext:value-type="float">
            <text:p>6337359</text:p>
          </table:table-cell>
          <table:table-cell table:number-columns-repeated="3"/>
        </table:table-row>
        <table:table-row table:style-name="ro1">
          <table:table-cell office:value-type="float" office:value="14355381" calcext:value-type="float">
            <text:p>14355381</text:p>
          </table:table-cell>
          <table:table-cell office:value-type="float" office:value="6020424" calcext:value-type="float">
            <text:p>6020424</text:p>
          </table:table-cell>
          <table:table-cell table:number-columns-repeated="3"/>
        </table:table-row>
        <table:table-row table:style-name="ro1">
          <table:table-cell office:value-type="float" office:value="62128696" calcext:value-type="float">
            <text:p>62128696</text:p>
          </table:table-cell>
          <table:table-cell office:value-type="float" office:value="7728305" calcext:value-type="float">
            <text:p>7728305</text:p>
          </table:table-cell>
          <table:table-cell table:number-columns-repeated="3"/>
        </table:table-row>
        <table:table-row table:style-name="ro1">
          <table:table-cell office:value-type="float" office:value="46234973" calcext:value-type="float">
            <text:p>46234973</text:p>
          </table:table-cell>
          <table:table-cell office:value-type="float" office:value="7126171" calcext:value-type="float">
            <text:p>7126171</text:p>
          </table:table-cell>
          <table:table-cell table:number-columns-repeated="3"/>
        </table:table-row>
        <table:table-row table:style-name="ro1">
          <table:table-cell office:value-type="float" office:value="36379327" calcext:value-type="float">
            <text:p>36379327</text:p>
          </table:table-cell>
          <table:table-cell office:value-type="float" office:value="6601707" calcext:value-type="float">
            <text:p>6601707</text:p>
          </table:table-cell>
          <table:table-cell table:number-columns-repeated="3"/>
        </table:table-row>
        <table:table-row table:style-name="ro1">
          <table:table-cell office:value-type="float" office:value="36944518" calcext:value-type="float">
            <text:p>36944518</text:p>
          </table:table-cell>
          <table:table-cell office:value-type="float" office:value="6161885" calcext:value-type="float">
            <text:p>6161885</text:p>
          </table:table-cell>
          <table:table-cell table:number-columns-repeated="3"/>
        </table:table-row>
        <table:table-row table:style-name="ro1">
          <table:table-cell office:value-type="float" office:value="36510579" calcext:value-type="float">
            <text:p>36510579</text:p>
          </table:table-cell>
          <table:table-cell office:value-type="float" office:value="6193755" calcext:value-type="float">
            <text:p>6193755</text:p>
          </table:table-cell>
          <table:table-cell table:number-columns-repeated="3"/>
        </table:table-row>
        <table:table-row table:style-name="ro1">
          <table:table-cell office:value-type="float" office:value="36913295" calcext:value-type="float">
            <text:p>36913295</text:p>
          </table:table-cell>
          <table:table-cell office:value-type="float" office:value="6699052" calcext:value-type="float">
            <text:p>6699052</text:p>
          </table:table-cell>
          <table:table-cell table:number-columns-repeated="3"/>
        </table:table-row>
        <table:table-row table:style-name="ro1">
          <table:table-cell office:value-type="float" office:value="36960454" calcext:value-type="float">
            <text:p>36960454</text:p>
          </table:table-cell>
          <table:table-cell office:value-type="float" office:value="6609013" calcext:value-type="float">
            <text:p>6609013</text:p>
          </table:table-cell>
          <table:table-cell table:number-columns-repeated="3"/>
        </table:table-row>
        <table:table-row table:style-name="ro1">
          <table:table-cell office:value-type="float" office:value="62767913" calcext:value-type="float">
            <text:p>62767913</text:p>
          </table:table-cell>
          <table:table-cell office:value-type="float" office:value="7462053" calcext:value-type="float">
            <text:p>7462053</text:p>
          </table:table-cell>
          <table:table-cell table:number-columns-repeated="3"/>
        </table:table-row>
        <table:table-row table:style-name="ro1">
          <table:table-cell office:value-type="float" office:value="14397241" calcext:value-type="float">
            <text:p>14397241</text:p>
          </table:table-cell>
          <table:table-cell office:value-type="float" office:value="7256786" calcext:value-type="float">
            <text:p>7256786</text:p>
          </table:table-cell>
          <table:table-cell table:number-columns-repeated="3"/>
        </table:table-row>
        <table:table-row table:style-name="ro1">
          <table:table-cell office:value-type="float" office:value="36800800" calcext:value-type="float">
            <text:p>36800800</text:p>
          </table:table-cell>
          <table:table-cell office:value-type="float" office:value="6852789" calcext:value-type="float">
            <text:p>6852789</text:p>
          </table:table-cell>
          <table:table-cell table:number-columns-repeated="3"/>
        </table:table-row>
        <table:table-row table:style-name="ro1">
          <table:table-cell office:value-type="float" office:value="14396785" calcext:value-type="float">
            <text:p>14396785</text:p>
          </table:table-cell>
          <table:table-cell office:value-type="float" office:value="7121961" calcext:value-type="float">
            <text:p>7121961</text:p>
          </table:table-cell>
          <table:table-cell table:number-columns-repeated="3"/>
        </table:table-row>
        <table:table-row table:style-name="ro1">
          <table:table-cell office:value-type="float" office:value="37020142" calcext:value-type="float">
            <text:p>37020142</text:p>
          </table:table-cell>
          <table:table-cell office:value-type="float" office:value="7904860" calcext:value-type="float">
            <text:p>7904860</text:p>
          </table:table-cell>
          <table:table-cell table:number-columns-repeated="3"/>
        </table:table-row>
        <table:table-row table:style-name="ro1">
          <table:table-cell office:value-type="float" office:value="76048131" calcext:value-type="float">
            <text:p>76048131</text:p>
          </table:table-cell>
          <table:table-cell office:value-type="float" office:value="20400378" calcext:value-type="float">
            <text:p>20400378</text:p>
          </table:table-cell>
          <table:table-cell table:number-columns-repeated="3"/>
        </table:table-row>
        <table:table-row table:style-name="ro1">
          <table:table-cell office:value-type="float" office:value="36624351" calcext:value-type="float">
            <text:p>36624351</text:p>
          </table:table-cell>
          <table:table-cell office:value-type="float" office:value="6292528" calcext:value-type="float">
            <text:p>6292528</text:p>
          </table:table-cell>
          <table:table-cell table:number-columns-repeated="3"/>
        </table:table-row>
        <table:table-row table:style-name="ro1">
          <table:table-cell office:value-type="float" office:value="62977417" calcext:value-type="float">
            <text:p>62977417</text:p>
          </table:table-cell>
          <table:table-cell office:value-type="float" office:value="6064326" calcext:value-type="float">
            <text:p>6064326</text:p>
          </table:table-cell>
          <table:table-cell table:number-columns-repeated="3"/>
        </table:table-row>
        <table:table-row table:style-name="ro1">
          <table:table-cell office:value-type="float" office:value="14244956" calcext:value-type="float">
            <text:p>14244956</text:p>
          </table:table-cell>
          <table:table-cell office:value-type="float" office:value="7135646" calcext:value-type="float">
            <text:p>7135646</text:p>
          </table:table-cell>
          <table:table-cell table:number-columns-repeated="3"/>
        </table:table-row>
        <table:table-row table:style-name="ro1">
          <table:table-cell office:value-type="float" office:value="16052392" calcext:value-type="float">
            <text:p>16052392</text:p>
          </table:table-cell>
          <table:table-cell office:value-type="float" office:value="7067118" calcext:value-type="float">
            <text:p>7067118</text:p>
          </table:table-cell>
          <table:table-cell table:number-columns-repeated="3"/>
        </table:table-row>
        <table:table-row table:style-name="ro1">
          <table:table-cell office:value-type="float" office:value="61909767" calcext:value-type="float">
            <text:p>61909767</text:p>
          </table:table-cell>
          <table:table-cell office:value-type="float" office:value="7608055" calcext:value-type="float">
            <text:p>7608055</text:p>
          </table:table-cell>
          <table:table-cell table:number-columns-repeated="3"/>
        </table:table-row>
        <table:table-row table:style-name="ro1">
          <table:table-cell office:value-type="float" office:value="36538208" calcext:value-type="float">
            <text:p>36538208</text:p>
          </table:table-cell>
          <table:table-cell office:value-type="float" office:value="6214332" calcext:value-type="float">
            <text:p>6214332</text:p>
          </table:table-cell>
          <table:table-cell table:number-columns-repeated="3"/>
        </table:table-row>
        <table:table-row table:style-name="ro1">
          <table:table-cell office:value-type="float" office:value="36840557" calcext:value-type="float">
            <text:p>36840557</text:p>
          </table:table-cell>
          <table:table-cell office:value-type="float" office:value="7832736" calcext:value-type="float">
            <text:p>7832736</text:p>
          </table:table-cell>
          <table:table-cell table:number-columns-repeated="3"/>
        </table:table-row>
        <table:table-row table:style-name="ro1">
          <table:table-cell office:value-type="float" office:value="36685691" calcext:value-type="float">
            <text:p>36685691</text:p>
          </table:table-cell>
          <table:table-cell office:value-type="float" office:value="6271206" calcext:value-type="float">
            <text:p>6271206</text:p>
          </table:table-cell>
          <table:table-cell table:number-columns-repeated="3"/>
        </table:table-row>
        <table:table-row table:style-name="ro1">
          <table:table-cell office:value-type="float" office:value="15180137" calcext:value-type="float">
            <text:p>15180137</text:p>
          </table:table-cell>
          <table:table-cell office:value-type="float" office:value="7299299" calcext:value-type="float">
            <text:p>7299299</text:p>
          </table:table-cell>
          <table:table-cell table:number-columns-repeated="3"/>
        </table:table-row>
        <table:table-row table:style-name="ro1">
          <table:table-cell office:value-type="float" office:value="36732016" calcext:value-type="float">
            <text:p>36732016</text:p>
          </table:table-cell>
          <table:table-cell office:value-type="float" office:value="7991090" calcext:value-type="float">
            <text:p>7991090</text:p>
          </table:table-cell>
          <table:table-cell table:number-columns-repeated="3"/>
        </table:table-row>
        <table:table-row table:style-name="ro1">
          <table:table-cell office:value-type="float" office:value="64516192" calcext:value-type="float">
            <text:p>64516192</text:p>
          </table:table-cell>
          <table:table-cell office:value-type="float" office:value="7678520" calcext:value-type="float">
            <text:p>7678520</text:p>
          </table:table-cell>
          <table:table-cell table:number-columns-repeated="3"/>
        </table:table-row>
        <table:table-row table:style-name="ro1">
          <table:table-cell office:value-type="float" office:value="15791860" calcext:value-type="float">
            <text:p>15791860</text:p>
          </table:table-cell>
          <table:table-cell office:value-type="float" office:value="7515608" calcext:value-type="float">
            <text:p>7515608</text:p>
          </table:table-cell>
          <table:table-cell table:number-columns-repeated="3"/>
        </table:table-row>
        <table:table-row table:style-name="ro1">
          <table:table-cell office:value-type="float" office:value="62816720" calcext:value-type="float">
            <text:p>62816720</text:p>
          </table:table-cell>
          <table:table-cell office:value-type="float" office:value="6024280" calcext:value-type="float">
            <text:p>6024280</text:p>
          </table:table-cell>
          <table:table-cell table:number-columns-repeated="3"/>
        </table:table-row>
        <table:table-row table:style-name="ro1">
          <table:table-cell office:value-type="float" office:value="35998207" calcext:value-type="float">
            <text:p>35998207</text:p>
          </table:table-cell>
          <table:table-cell office:value-type="float" office:value="6040476" calcext:value-type="float">
            <text:p>6040476</text:p>
          </table:table-cell>
          <table:table-cell table:number-columns-repeated="3"/>
        </table:table-row>
        <table:table-row table:style-name="ro1">
          <table:table-cell office:value-type="float" office:value="20528022" calcext:value-type="float">
            <text:p>20528022</text:p>
          </table:table-cell>
          <table:table-cell office:value-type="float" office:value="9479544" calcext:value-type="float">
            <text:p>9479544</text:p>
          </table:table-cell>
          <table:table-cell table:number-columns-repeated="3"/>
        </table:table-row>
        <table:table-row table:style-name="ro1">
          <table:table-cell office:value-type="float" office:value="62497620" calcext:value-type="float">
            <text:p>62497620</text:p>
          </table:table-cell>
          <table:table-cell office:value-type="float" office:value="7445621" calcext:value-type="float">
            <text:p>7445621</text:p>
          </table:table-cell>
          <table:table-cell table:number-columns-repeated="3"/>
        </table:table-row>
        <table:table-row table:style-name="ro1">
          <table:table-cell office:value-type="float" office:value="35755325" calcext:value-type="float">
            <text:p>35755325</text:p>
          </table:table-cell>
          <table:table-cell office:value-type="float" office:value="6338656" calcext:value-type="float">
            <text:p>6338656</text:p>
          </table:table-cell>
          <table:table-cell table:number-columns-repeated="3"/>
        </table:table-row>
        <table:table-row table:style-name="ro1">
          <table:table-cell office:value-type="float" office:value="36652579" calcext:value-type="float">
            <text:p>36652579</text:p>
          </table:table-cell>
          <table:table-cell office:value-type="float" office:value="8066192" calcext:value-type="float">
            <text:p>8066192</text:p>
          </table:table-cell>
          <table:table-cell table:number-columns-repeated="3"/>
        </table:table-row>
        <table:table-row table:style-name="ro1">
          <table:table-cell office:value-type="float" office:value="16030512" calcext:value-type="float">
            <text:p>16030512</text:p>
          </table:table-cell>
          <table:table-cell office:value-type="float" office:value="7737215" calcext:value-type="float">
            <text:p>7737215</text:p>
          </table:table-cell>
          <table:table-cell table:number-columns-repeated="3"/>
        </table:table-row>
        <table:table-row table:style-name="ro1">
          <table:table-cell office:value-type="float" office:value="36648709" calcext:value-type="float">
            <text:p>36648709</text:p>
          </table:table-cell>
          <table:table-cell office:value-type="float" office:value="8136980" calcext:value-type="float">
            <text:p>8136980</text:p>
          </table:table-cell>
          <table:table-cell table:number-columns-repeated="3"/>
        </table:table-row>
        <table:table-row table:style-name="ro1">
          <table:table-cell office:value-type="float" office:value="61303567" calcext:value-type="float">
            <text:p>61303567</text:p>
          </table:table-cell>
          <table:table-cell office:value-type="float" office:value="7302975" calcext:value-type="float">
            <text:p>7302975</text:p>
          </table:table-cell>
          <table:table-cell table:number-columns-repeated="3"/>
        </table:table-row>
        <table:table-row table:style-name="ro1">
          <table:table-cell office:value-type="float" office:value="36168584" calcext:value-type="float">
            <text:p>36168584</text:p>
          </table:table-cell>
          <table:table-cell office:value-type="float" office:value="6308398" calcext:value-type="float">
            <text:p>6308398</text:p>
          </table:table-cell>
          <table:table-cell table:number-columns-repeated="3"/>
        </table:table-row>
        <table:table-row table:style-name="ro1">
          <table:table-cell office:value-type="float" office:value="63692853" calcext:value-type="float">
            <text:p>63692853</text:p>
          </table:table-cell>
          <table:table-cell office:value-type="float" office:value="7494802" calcext:value-type="float">
            <text:p>7494802</text:p>
          </table:table-cell>
          <table:table-cell table:number-columns-repeated="3"/>
        </table:table-row>
        <table:table-row table:style-name="ro1">
          <table:table-cell office:value-type="float" office:value="61397518" calcext:value-type="float">
            <text:p>61397518</text:p>
          </table:table-cell>
          <table:table-cell office:value-type="float" office:value="7395289" calcext:value-type="float">
            <text:p>7395289</text:p>
          </table:table-cell>
          <table:table-cell table:number-columns-repeated="3"/>
        </table:table-row>
        <table:table-row table:style-name="ro1">
          <table:table-cell office:value-type="float" office:value="36345991" calcext:value-type="float">
            <text:p>36345991</text:p>
          </table:table-cell>
          <table:table-cell office:value-type="float" office:value="7926799" calcext:value-type="float">
            <text:p>7926799</text:p>
          </table:table-cell>
          <table:table-cell table:number-columns-repeated="3"/>
        </table:table-row>
        <table:table-row table:style-name="ro1">
          <table:table-cell office:value-type="float" office:value="36264759" calcext:value-type="float">
            <text:p>36264759</text:p>
          </table:table-cell>
          <table:table-cell office:value-type="float" office:value="6310940" calcext:value-type="float">
            <text:p>6310940</text:p>
          </table:table-cell>
          <table:table-cell table:number-columns-repeated="3"/>
        </table:table-row>
        <table:table-row table:style-name="ro1">
          <table:table-cell office:value-type="float" office:value="37690492" calcext:value-type="float">
            <text:p>37690492</text:p>
          </table:table-cell>
          <table:table-cell office:value-type="float" office:value="6825404" calcext:value-type="float">
            <text:p>6825404</text:p>
          </table:table-cell>
          <table:table-cell table:number-columns-repeated="3"/>
        </table:table-row>
        <table:table-row table:style-name="ro1">
          <table:table-cell office:value-type="float" office:value="63067037" calcext:value-type="float">
            <text:p>63067037</text:p>
          </table:table-cell>
          <table:table-cell office:value-type="float" office:value="7527241" calcext:value-type="float">
            <text:p>7527241</text:p>
          </table:table-cell>
          <table:table-cell table:number-columns-repeated="3"/>
        </table:table-row>
        <table:table-row table:style-name="ro1">
          <table:table-cell office:value-type="float" office:value="62720619" calcext:value-type="float">
            <text:p>62720619</text:p>
          </table:table-cell>
          <table:table-cell office:value-type="float" office:value="7437317" calcext:value-type="float">
            <text:p>743731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A$1:.A$1048576])" office:value-type="float" office:value="219694960141" calcext:value-type="float">
            <text:p>219694960141</text:p>
          </table:table-cell>
          <table:table-cell table:formula="of:=SUM([.B$1:.B$1048576])" office:value-type="float" office:value="36504156675" calcext:value-type="float">
            <text:p>36504156675</text:p>
          </table:table-cell>
        </table:table-row>
        <table:table-row table:style-name="ro1">
          <table:table-cell table:number-columns-repeated="3"/>
          <table:table-cell table:formula="of:=[.D5040]/5000" office:value-type="float" office:value="43938992.0282" calcext:value-type="float">
            <text:p>43938992,0282</text:p>
          </table:table-cell>
          <table:table-cell table:formula="of:=[.E5040]/5000" office:value-type="float" office:value="7300831.335" calcext:value-type="float">
            <text:p>7300831,335</text:p>
          </table:table-cell>
        </table:table-row>
        <table:table-row table:style-name="ro1">
          <table:table-cell table:number-columns-repeated="3"/>
          <table:table-cell table:formula="of:=[.D5041]/100000" office:value-type="float" office:value="439.389920282" calcext:value-type="float">
            <text:p>439,389920282</text:p>
          </table:table-cell>
          <table:table-cell table:formula="of:=[.E5041]/100000" office:value-type="float" office:value="73.00831335" calcext:value-type="float">
            <text:p>73,00831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8:32:58.125103793</dc:date>
    <meta:editing-duration>PT5M11S</meta:editing-duration>
    <meta:editing-cycles>1</meta:editing-cycles>
    <meta:document-statistic meta:table-count="1" meta:cell-count="10006" meta:object-count="0"/>
    <meta:generator>LibreOffice/7.0.4.2$Linux_X86_64 LibreOffice_project/00$Build-2</meta:generator>
  </office:meta>
</office:document-meta>
</file>